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17in"/>
    </style:style>
    <style:style style:name="co2" style:family="table-column">
      <style:table-column-properties fo:break-before="auto" style:column-width="0.5929in"/>
    </style:style>
    <style:style style:name="co3" style:family="table-column">
      <style:table-column-properties fo:break-before="auto" style:column-width="2.2335in"/>
    </style:style>
    <style:style style:name="co4" style:family="table-column">
      <style:table-column-properties fo:break-before="auto" style:column-width="1.4827in"/>
    </style:style>
    <style:style style:name="co5" style:family="table-column">
      <style:table-column-properties fo:break-before="auto" style:column-width="1.4398in"/>
    </style:style>
    <style:style style:name="co6" style:family="table-column">
      <style:table-column-properties fo:break-before="auto" style:column-width="1.4508in"/>
    </style:style>
    <style:style style:name="co7" style:family="table-column">
      <style:table-column-properties fo:break-before="auto" style:column-width="1.5146in"/>
    </style:style>
    <style:style style:name="co8" style:family="table-column">
      <style:table-column-properties fo:break-before="auto" style:column-width="1.6008in"/>
    </style:style>
    <style:style style:name="co9" style:family="table-column">
      <style:table-column-properties fo:break-before="auto" style:column-width="2.1799in"/>
    </style:style>
    <style:style style:name="co10" style:family="table-column">
      <style:table-column-properties fo:break-before="auto" style:column-width="2.0291in"/>
    </style:style>
    <style:style style:name="co11" style:family="table-column">
      <style:table-column-properties fo:break-before="auto" style:column-width="1.3646in"/>
    </style:style>
    <style:style style:name="co12" style:family="table-column">
      <style:table-column-properties fo:break-before="auto" style:column-width="2.0937in"/>
    </style:style>
    <style:style style:name="co13" style:family="table-column">
      <style:table-column-properties fo:break-before="auto" style:column-width="1.9437in"/>
    </style:style>
    <style:style style:name="co14" style:family="table-column">
      <style:table-column-properties fo:break-before="auto" style:column-width="1.8791in"/>
    </style:style>
    <style:style style:name="co15" style:family="table-column">
      <style:table-column-properties fo:break-before="auto" style:column-width="2.6083in"/>
    </style:style>
    <style:style style:name="co16" style:family="table-column">
      <style:table-column-properties fo:break-before="auto" style:column-width="2.4583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1.5575in"/>
    </style:style>
    <style:style style:name="co19" style:family="table-column">
      <style:table-column-properties fo:break-before="auto" style:column-width="1.6327in"/>
    </style:style>
    <style:style style:name="co20" style:family="table-column">
      <style:table-column-properties fo:break-before="auto" style:column-width="1.6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AccuracyPerMeasure_Bagging_DC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accuracy_mean_easy</text:p>
          </table:table-cell>
          <table:table-cell office:value-type="string" calcext:value-type="string">
            <text:p>accuracy_std_easy</text:p>
          </table:table-cell>
          <table:table-cell office:value-type="string" calcext:value-type="string">
            <text:p>accuracy_mean_hard</text:p>
          </table:table-cell>
          <table:table-cell office:value-type="string" calcext:value-type="string">
            <text:p>accuracy_std_hard</text:p>
          </table:table-cell>
          <table:table-cell office:value-type="string" calcext:value-type="string">
            <text:p>accuracy_mean_combo</text:p>
          </table:table-cell>
          <table:table-cell office:value-type="string" calcext:value-type="string">
            <text:p>accuracy_std_combo</text:p>
          </table:table-cell>
          <table:table-cell office:value-type="string" calcext:value-type="string">
            <text:p>accuracy_mean_combo_extreme</text:p>
          </table:table-cell>
          <table:table-cell office:value-type="string" calcext:value-type="string">
            <text:p>accuracy_std_combo_extreme</text:p>
          </table:table-cell>
          <table:table-cell office:value-type="string" calcext:value-type="string">
            <text:p>accuracy_mean_split2</text:p>
          </table:table-cell>
          <table:table-cell office:value-type="string" calcext:value-type="string">
            <text:p>accuracy_std_split2</text:p>
          </table:table-cell>
          <table:table-cell office:value-type="string" calcext:value-type="string">
            <text:p>accuracy_mean_split2_extreme</text:p>
          </table:table-cell>
          <table:table-cell office:value-type="string" calcext:value-type="string">
            <text:p>accuracy_std_split2_extreme</text:p>
          </table:table-cell>
          <table:table-cell office:value-type="string" calcext:value-type="string">
            <text:p>accuracy_mean_split1_classic</text:p>
          </table:table-cell>
          <table:table-cell office:value-type="string" calcext:value-type="string">
            <text:p>accuracy_std_split1_classic</text:p>
          </table:table-cell>
          <table:table-cell office:value-type="string" calcext:value-type="string">
            <text:p>accuracy_mean_split1_classic_extreme</text:p>
          </table:table-cell>
          <table:table-cell office:value-type="string" calcext:value-type="string">
            <text:p>accuracy_std_split1_classic_extreme</text:p>
          </table:table-cell>
          <table:table-cell office:value-type="string" calcext:value-type="string">
            <text:p>accuracy_mean_split4</text:p>
          </table:table-cell>
          <table:table-cell office:value-type="string" calcext:value-type="string">
            <text:p>accuracy_std_split4</text:p>
          </table:table-cell>
          <table:table-cell office:value-type="string" calcext:value-type="string">
            <text:p>accuracy_mean_split4_extreme</text:p>
          </table:table-cell>
          <table:table-cell office:value-type="string" calcext:value-type="string">
            <text:p>accuracy_std_split4_extreme</text:p>
          </table:table-cell>
          <table:table-cell office:value-type="string" calcext:value-type="string">
            <text:p>accuracy_mean_split2_classic</text:p>
          </table:table-cell>
          <table:table-cell office:value-type="string" calcext:value-type="string">
            <text:p>accuracy_std_split2_classic</text:p>
          </table:table-cell>
          <table:table-cell office:value-type="string" calcext:value-type="string">
            <text:p>accuracy_mean_split2_classic_extreme</text:p>
          </table:table-cell>
          <table:table-cell office:value-type="string" calcext:value-type="string">
            <text:p>accuracy_std_split2_classic_extreme</text:p>
          </table:table-cell>
          <table:table-cell office:value-type="string" calcext:value-type="string">
            <text:p>accuracy_mean_split9</text:p>
          </table:table-cell>
          <table:table-cell office:value-type="string" calcext:value-type="string">
            <text:p>accuracy_std_split9</text:p>
          </table:table-cell>
          <table:table-cell office:value-type="string" calcext:value-type="string">
            <text:p>accuracy_mean_split9_extreme</text:p>
          </table:table-cell>
          <table:table-cell office:value-type="string" calcext:value-type="string">
            <text:p>accuracy_std_split9_extreme</text:p>
          </table:table-cell>
          <table:table-cell office:value-type="string" calcext:value-type="string">
            <text:p>accuracy_mean_split4_classic</text:p>
          </table:table-cell>
          <table:table-cell office:value-type="string" calcext:value-type="string">
            <text:p>accuracy_std_split4_classic</text:p>
          </table:table-cell>
          <table:table-cell office:value-type="string" calcext:value-type="string">
            <text:p>accuracy_mean_split4_classic_extreme</text:p>
          </table:table-cell>
          <table:table-cell office:value-type="string" calcext:value-type="string">
            <text:p>accuracy_std_split4_classic_extrem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WineQualityRed_5vs6</text:p>
          </table:table-cell>
          <table:table-cell office:value-type="float" office:value="0.735380522785103" calcext:value-type="float">
            <text:p>0.735380522785103</text:p>
          </table:table-cell>
          <table:table-cell office:value-type="float" office:value="0.0425129085959332" calcext:value-type="float">
            <text:p>0.0425129085959332</text:p>
          </table:table-cell>
          <table:table-cell office:value-type="float" office:value="0.734651862132778" calcext:value-type="float">
            <text:p>0.734651862132778</text:p>
          </table:table-cell>
          <table:table-cell office:value-type="float" office:value="0.0246831701480684" calcext:value-type="float">
            <text:p>0.0246831701480684</text:p>
          </table:table-cell>
          <table:table-cell office:value-type="float" office:value="0.771801989359241" calcext:value-type="float">
            <text:p>0.771801989359241</text:p>
          </table:table-cell>
          <table:table-cell office:value-type="float" office:value="0.0211966458280877" calcext:value-type="float">
            <text:p>0.0211966458280877</text:p>
          </table:table-cell>
          <table:table-cell office:value-type="float" office:value="0.744482997918112" calcext:value-type="float">
            <text:p>0.744482997918112</text:p>
          </table:table-cell>
          <table:table-cell office:value-type="float" office:value="0.0407212859804874" calcext:value-type="float">
            <text:p>0.0407212859804874</text:p>
          </table:table-cell>
          <table:table-cell office:value-type="float" office:value="0.794546611149664" calcext:value-type="float">
            <text:p>0.794546611149664</text:p>
          </table:table-cell>
          <table:table-cell office:value-type="float" office:value="0.0274891816355484" calcext:value-type="float">
            <text:p>0.0274891816355484</text:p>
          </table:table-cell>
          <table:table-cell office:value-type="float" office:value="0.778608605135323" calcext:value-type="float">
            <text:p>0.778608605135323</text:p>
          </table:table-cell>
          <table:table-cell office:value-type="float" office:value="0.0319922993207977" calcext:value-type="float">
            <text:p>0.0319922993207977</text:p>
          </table:table-cell>
          <table:table-cell office:value-type="float" office:value="0.770252139717789" calcext:value-type="float">
            <text:p>0.770252139717789</text:p>
          </table:table-cell>
          <table:table-cell office:value-type="float" office:value="0.0314062332613187" calcext:value-type="float">
            <text:p>0.0314062332613187</text:p>
          </table:table-cell>
          <table:table-cell office:value-type="float" office:value="0.777093453620171" calcext:value-type="float">
            <text:p>0.777093453620171</text:p>
          </table:table-cell>
          <table:table-cell office:value-type="float" office:value="0.0287044301628052" calcext:value-type="float">
            <text:p>0.0287044301628052</text:p>
          </table:table-cell>
          <table:table-cell office:value-type="float" office:value="0.788486005089059" calcext:value-type="float">
            <text:p>0.788486005089059</text:p>
          </table:table-cell>
          <table:table-cell office:value-type="float" office:value="0.0247656671441244" calcext:value-type="float">
            <text:p>0.0247656671441244</text:p>
          </table:table-cell>
          <table:table-cell office:value-type="float" office:value="0.783940550543604" calcext:value-type="float">
            <text:p>0.783940550543604</text:p>
          </table:table-cell>
          <table:table-cell office:value-type="float" office:value="0.0249403796361349" calcext:value-type="float">
            <text:p>0.0249403796361349</text:p>
          </table:table-cell>
          <table:table-cell office:value-type="float" office:value="0.789232014804534" calcext:value-type="float">
            <text:p>0.789232014804534</text:p>
          </table:table-cell>
          <table:table-cell office:value-type="float" office:value="0.0283151209796255" calcext:value-type="float">
            <text:p>0.0283151209796255</text:p>
          </table:table-cell>
          <table:table-cell office:value-type="float" office:value="0.776347443904696" calcext:value-type="float">
            <text:p>0.776347443904696</text:p>
          </table:table-cell>
          <table:table-cell office:value-type="float" office:value="0.0267632371694169" calcext:value-type="float">
            <text:p>0.0267632371694169</text:p>
          </table:table-cell>
          <table:table-cell office:value-type="float" office:value="0.78998959056211" calcext:value-type="float">
            <text:p>0.78998959056211</text:p>
          </table:table-cell>
          <table:table-cell office:value-type="float" office:value="0.0250330564995887" calcext:value-type="float">
            <text:p>0.0250330564995887</text:p>
          </table:table-cell>
          <table:table-cell office:value-type="float" office:value="0.789208882720333" calcext:value-type="float">
            <text:p>0.789208882720333</text:p>
          </table:table-cell>
          <table:table-cell office:value-type="float" office:value="0.0257161495400352" calcext:value-type="float">
            <text:p>0.0257161495400352</text:p>
          </table:table-cell>
          <table:table-cell office:value-type="float" office:value="0.780106407587324" calcext:value-type="float">
            <text:p>0.780106407587324</text:p>
          </table:table-cell>
          <table:table-cell office:value-type="float" office:value="0.0320076176642866" calcext:value-type="float">
            <text:p>0.0320076176642866</text:p>
          </table:table-cell>
          <table:table-cell office:value-type="float" office:value="0.788457089983807" calcext:value-type="float">
            <text:p>0.788457089983807</text:p>
          </table:table-cell>
          <table:table-cell office:value-type="float" office:value="0.0286165349568253" calcext:value-type="float">
            <text:p>0.028616534956825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WineQualityRed_5vs6</text:p>
          </table:table-cell>
          <table:table-cell office:value-type="float" office:value="0.730823502197548" calcext:value-type="float">
            <text:p>0.730823502197548</text:p>
          </table:table-cell>
          <table:table-cell office:value-type="float" office:value="0.0391235628313248" calcext:value-type="float">
            <text:p>0.0391235628313248</text:p>
          </table:table-cell>
          <table:table-cell office:value-type="float" office:value="0.756650474207726" calcext:value-type="float">
            <text:p>0.756650474207726</text:p>
          </table:table-cell>
          <table:table-cell office:value-type="float" office:value="0.0324935917349078" calcext:value-type="float">
            <text:p>0.0324935917349078</text:p>
          </table:table-cell>
          <table:table-cell office:value-type="float" office:value="0.786970853573907" calcext:value-type="float">
            <text:p>0.786970853573907</text:p>
          </table:table-cell>
          <table:table-cell office:value-type="float" office:value="0.0228813331545697" calcext:value-type="float">
            <text:p>0.0228813331545697</text:p>
          </table:table-cell>
          <table:table-cell office:value-type="float" office:value="0.774809160305344" calcext:value-type="float">
            <text:p>0.774809160305344</text:p>
          </table:table-cell>
          <table:table-cell office:value-type="float" office:value="0.0321233270971107" calcext:value-type="float">
            <text:p>0.0321233270971107</text:p>
          </table:table-cell>
          <table:table-cell office:value-type="float" office:value="0.80970390932223" calcext:value-type="float">
            <text:p>0.80970390932223</text:p>
          </table:table-cell>
          <table:table-cell office:value-type="float" office:value="0.0245994607197475" calcext:value-type="float">
            <text:p>0.0245994607197475</text:p>
          </table:table-cell>
          <table:table-cell office:value-type="float" office:value="0.79530418690724" calcext:value-type="float">
            <text:p>0.79530418690724</text:p>
          </table:table-cell>
          <table:table-cell office:value-type="float" office:value="0.0216699195120351" calcext:value-type="float">
            <text:p>0.0216699195120351</text:p>
          </table:table-cell>
          <table:table-cell office:value-type="float" office:value="0.793760120286838" calcext:value-type="float">
            <text:p>0.793760120286838</text:p>
          </table:table-cell>
          <table:table-cell office:value-type="float" office:value="0.0201148486137079" calcext:value-type="float">
            <text:p>0.0201148486137079</text:p>
          </table:table-cell>
          <table:table-cell office:value-type="float" office:value="0.799855424473745" calcext:value-type="float">
            <text:p>0.799855424473745</text:p>
          </table:table-cell>
          <table:table-cell office:value-type="float" office:value="0.0244700001369083" calcext:value-type="float">
            <text:p>0.0244700001369083</text:p>
          </table:table-cell>
          <table:table-cell office:value-type="float" office:value="0.797605829285218" calcext:value-type="float">
            <text:p>0.797605829285218</text:p>
          </table:table-cell>
          <table:table-cell office:value-type="float" office:value="0.0265206400171886" calcext:value-type="float">
            <text:p>0.0265206400171886</text:p>
          </table:table-cell>
          <table:table-cell office:value-type="float" office:value="0.799855424473745" calcext:value-type="float">
            <text:p>0.799855424473745</text:p>
          </table:table-cell>
          <table:table-cell office:value-type="float" office:value="0.0347988985036098" calcext:value-type="float">
            <text:p>0.0347988985036098</text:p>
          </table:table-cell>
          <table:table-cell office:value-type="float" office:value="0.797571131158917" calcext:value-type="float">
            <text:p>0.797571131158917</text:p>
          </table:table-cell>
          <table:table-cell office:value-type="float" office:value="0.0288212964112154" calcext:value-type="float">
            <text:p>0.0288212964112154</text:p>
          </table:table-cell>
          <table:table-cell office:value-type="float" office:value="0.798305574832292" calcext:value-type="float">
            <text:p>0.798305574832292</text:p>
          </table:table-cell>
          <table:table-cell office:value-type="float" office:value="0.0209051931645205" calcext:value-type="float">
            <text:p>0.0209051931645205</text:p>
          </table:table-cell>
          <table:table-cell office:value-type="float" office:value="0.796813555401342" calcext:value-type="float">
            <text:p>0.796813555401342</text:p>
          </table:table-cell>
          <table:table-cell office:value-type="float" office:value="0.0213858736956603" calcext:value-type="float">
            <text:p>0.0213858736956603</text:p>
          </table:table-cell>
          <table:table-cell office:value-type="float" office:value="0.802133934767523" calcext:value-type="float">
            <text:p>0.802133934767523</text:p>
          </table:table-cell>
          <table:table-cell office:value-type="float" office:value="0.0281382422578348" calcext:value-type="float">
            <text:p>0.0281382422578348</text:p>
          </table:table-cell>
          <table:table-cell office:value-type="float" office:value="0.790741383298635" calcext:value-type="float">
            <text:p>0.790741383298635</text:p>
          </table:table-cell>
          <table:table-cell office:value-type="float" office:value="0.0263721435862897" calcext:value-type="float">
            <text:p>0.0263721435862897</text:p>
          </table:table-cell>
          <table:table-cell office:value-type="float" office:value="0.793789035392089" calcext:value-type="float">
            <text:p>0.793789035392089</text:p>
          </table:table-cell>
          <table:table-cell office:value-type="float" office:value="0.0258957371765691" calcext:value-type="float">
            <text:p>0.025895737176569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WineQualityRed_5vs6</text:p>
          </table:table-cell>
          <table:table-cell office:value-type="float" office:value="0.731598427018274" calcext:value-type="float">
            <text:p>0.731598427018274</text:p>
          </table:table-cell>
          <table:table-cell office:value-type="float" office:value="0.0360664171037882" calcext:value-type="float">
            <text:p>0.0360664171037882</text:p>
          </table:table-cell>
          <table:table-cell office:value-type="float" office:value="0.757419616007402" calcext:value-type="float">
            <text:p>0.757419616007402</text:p>
          </table:table-cell>
          <table:table-cell office:value-type="float" office:value="0.031335236102127" calcext:value-type="float">
            <text:p>0.031335236102127</text:p>
          </table:table-cell>
          <table:table-cell office:value-type="float" office:value="0.79000693962526" calcext:value-type="float">
            <text:p>0.79000693962526</text:p>
          </table:table-cell>
          <table:table-cell office:value-type="float" office:value="0.0165788633490576" calcext:value-type="float">
            <text:p>0.0165788633490576</text:p>
          </table:table-cell>
          <table:table-cell office:value-type="float" office:value="0.784674994216979" calcext:value-type="float">
            <text:p>0.784674994216979</text:p>
          </table:table-cell>
          <table:table-cell office:value-type="float" office:value="0.0184153119682891" calcext:value-type="float">
            <text:p>0.0184153119682891</text:p>
          </table:table-cell>
          <table:table-cell office:value-type="float" office:value="0.802133934767523" calcext:value-type="float">
            <text:p>0.802133934767523</text:p>
          </table:table-cell>
          <table:table-cell office:value-type="float" office:value="0.0279106946658089" calcext:value-type="float">
            <text:p>0.0279106946658089</text:p>
          </table:table-cell>
          <table:table-cell office:value-type="float" office:value="0.8044124450613" calcext:value-type="float">
            <text:p>0.8044124450613</text:p>
          </table:table-cell>
          <table:table-cell office:value-type="float" office:value="0.0229568284903875" calcext:value-type="float">
            <text:p>0.0229568284903875</text:p>
          </table:table-cell>
          <table:table-cell office:value-type="float" office:value="0.792250751792736" calcext:value-type="float">
            <text:p>0.792250751792736</text:p>
          </table:table-cell>
          <table:table-cell office:value-type="float" office:value="0.0188360885861189" calcext:value-type="float">
            <text:p>0.0188360885861189</text:p>
          </table:table-cell>
          <table:table-cell office:value-type="float" office:value="0.801376359009947" calcext:value-type="float">
            <text:p>0.801376359009947</text:p>
          </table:table-cell>
          <table:table-cell office:value-type="float" office:value="0.0180027838613938" calcext:value-type="float">
            <text:p>0.0180027838613938</text:p>
          </table:table-cell>
          <table:table-cell office:value-type="float" office:value="0.797571131158917" calcext:value-type="float">
            <text:p>0.797571131158917</text:p>
          </table:table-cell>
          <table:table-cell office:value-type="float" office:value="0.0214664134982552" calcext:value-type="float">
            <text:p>0.0214664134982552</text:p>
          </table:table-cell>
          <table:table-cell office:value-type="float" office:value="0.796819338422392" calcext:value-type="float">
            <text:p>0.796819338422392</text:p>
          </table:table-cell>
          <table:table-cell office:value-type="float" office:value="0.0287166733271644" calcext:value-type="float">
            <text:p>0.0287166733271644</text:p>
          </table:table-cell>
          <table:table-cell office:value-type="float" office:value="0.798322923895443" calcext:value-type="float">
            <text:p>0.798322923895443</text:p>
          </table:table-cell>
          <table:table-cell office:value-type="float" office:value="0.0206761887492009" calcext:value-type="float">
            <text:p>0.0206761887492009</text:p>
          </table:table-cell>
          <table:table-cell office:value-type="float" office:value="0.802099236641221" calcext:value-type="float">
            <text:p>0.802099236641221</text:p>
          </table:table-cell>
          <table:table-cell office:value-type="float" office:value="0.0297437294623783" calcext:value-type="float">
            <text:p>0.0297437294623783</text:p>
          </table:table-cell>
          <table:table-cell office:value-type="float" office:value="0.802879944482998" calcext:value-type="float">
            <text:p>0.802879944482998</text:p>
          </table:table-cell>
          <table:table-cell office:value-type="float" office:value="0.0202076148313033" calcext:value-type="float">
            <text:p>0.0202076148313033</text:p>
          </table:table-cell>
          <table:table-cell office:value-type="float" office:value="0.794535045107564" calcext:value-type="float">
            <text:p>0.794535045107564</text:p>
          </table:table-cell>
          <table:table-cell office:value-type="float" office:value="0.0351115318607645" calcext:value-type="float">
            <text:p>0.0351115318607645</text:p>
          </table:table-cell>
          <table:table-cell office:value-type="float" office:value="0.799097848716169" calcext:value-type="float">
            <text:p>0.799097848716169</text:p>
          </table:table-cell>
          <table:table-cell office:value-type="float" office:value="0.0254988314657835" calcext:value-type="float">
            <text:p>0.0254988314657835</text:p>
          </table:table-cell>
          <table:table-cell office:value-type="float" office:value="0.801353226925746" calcext:value-type="float">
            <text:p>0.801353226925746</text:p>
          </table:table-cell>
          <table:table-cell office:value-type="float" office:value="0.0229243117077855" calcext:value-type="float">
            <text:p>0.02292431170778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WineQualityRed_5vs6</text:p>
          </table:table-cell>
          <table:table-cell office:value-type="float" office:value="0.730071709461022" calcext:value-type="float">
            <text:p>0.730071709461022</text:p>
          </table:table-cell>
          <table:table-cell office:value-type="float" office:value="0.0380610877600952" calcext:value-type="float">
            <text:p>0.0380610877600952</text:p>
          </table:table-cell>
          <table:table-cell office:value-type="float" office:value="0.751370575988897" calcext:value-type="float">
            <text:p>0.751370575988897</text:p>
          </table:table-cell>
          <table:table-cell office:value-type="float" office:value="0.0394986692697184" calcext:value-type="float">
            <text:p>0.0394986692697184</text:p>
          </table:table-cell>
          <table:table-cell office:value-type="float" office:value="0.79000693962526" calcext:value-type="float">
            <text:p>0.79000693962526</text:p>
          </table:table-cell>
          <table:table-cell office:value-type="float" office:value="0.0169591423892635" calcext:value-type="float">
            <text:p>0.0169591423892635</text:p>
          </table:table-cell>
          <table:table-cell office:value-type="float" office:value="0.787716863289382" calcext:value-type="float">
            <text:p>0.787716863289382</text:p>
          </table:table-cell>
          <table:table-cell office:value-type="float" office:value="0.0151601651413543" calcext:value-type="float">
            <text:p>0.0151601651413543</text:p>
          </table:table-cell>
          <table:table-cell office:value-type="float" office:value="0.799843858431645" calcext:value-type="float">
            <text:p>0.799843858431645</text:p>
          </table:table-cell>
          <table:table-cell office:value-type="float" office:value="0.0237810634205714" calcext:value-type="float">
            <text:p>0.0237810634205714</text:p>
          </table:table-cell>
          <table:table-cell office:value-type="float" office:value="0.803649086282674" calcext:value-type="float">
            <text:p>0.803649086282674</text:p>
          </table:table-cell>
          <table:table-cell office:value-type="float" office:value="0.0189367043248008" calcext:value-type="float">
            <text:p>0.0189367043248008</text:p>
          </table:table-cell>
          <table:table-cell office:value-type="float" office:value="0.796807772380291" calcext:value-type="float">
            <text:p>0.796807772380291</text:p>
          </table:table-cell>
          <table:table-cell office:value-type="float" office:value="0.019585623768572" calcext:value-type="float">
            <text:p>0.019585623768572</text:p>
          </table:table-cell>
          <table:table-cell office:value-type="float" office:value="0.798340272958594" calcext:value-type="float">
            <text:p>0.798340272958594</text:p>
          </table:table-cell>
          <table:table-cell office:value-type="float" office:value="0.0228423141695641" calcext:value-type="float">
            <text:p>0.0228423141695641</text:p>
          </table:table-cell>
          <table:table-cell office:value-type="float" office:value="0.799843858431645" calcext:value-type="float">
            <text:p>0.799843858431645</text:p>
          </table:table-cell>
          <table:table-cell office:value-type="float" office:value="0.0295233838269831" calcext:value-type="float">
            <text:p>0.0295233838269831</text:p>
          </table:table-cell>
          <table:table-cell office:value-type="float" office:value="0.789237797825584" calcext:value-type="float">
            <text:p>0.789237797825584</text:p>
          </table:table-cell>
          <table:table-cell office:value-type="float" office:value="0.0243930062672337" calcext:value-type="float">
            <text:p>0.0243930062672337</text:p>
          </table:table-cell>
          <table:table-cell office:value-type="float" office:value="0.797571131158917" calcext:value-type="float">
            <text:p>0.797571131158917</text:p>
          </table:table-cell>
          <table:table-cell office:value-type="float" office:value="0.0175431268845383" calcext:value-type="float">
            <text:p>0.0175431268845383</text:p>
          </table:table-cell>
          <table:table-cell office:value-type="float" office:value="0.803631737219524" calcext:value-type="float">
            <text:p>0.803631737219524</text:p>
          </table:table-cell>
          <table:table-cell office:value-type="float" office:value="0.0278226986588065" calcext:value-type="float">
            <text:p>0.0278226986588065</text:p>
          </table:table-cell>
          <table:table-cell office:value-type="float" office:value="0.799849641452695" calcext:value-type="float">
            <text:p>0.799849641452695</text:p>
          </table:table-cell>
          <table:table-cell office:value-type="float" office:value="0.019277565715852" calcext:value-type="float">
            <text:p>0.019277565715852</text:p>
          </table:table-cell>
          <table:table-cell office:value-type="float" office:value="0.804395095998149" calcext:value-type="float">
            <text:p>0.804395095998149</text:p>
          </table:table-cell>
          <table:table-cell office:value-type="float" office:value="0.0321129168057911" calcext:value-type="float">
            <text:p>0.0321129168057911</text:p>
          </table:table-cell>
          <table:table-cell office:value-type="float" office:value="0.801376359009947" calcext:value-type="float">
            <text:p>0.801376359009947</text:p>
          </table:table-cell>
          <table:table-cell office:value-type="float" office:value="0.0282133098052291" calcext:value-type="float">
            <text:p>0.0282133098052291</text:p>
          </table:table-cell>
          <table:table-cell office:value-type="float" office:value="0.798328706916493" calcext:value-type="float">
            <text:p>0.798328706916493</text:p>
          </table:table-cell>
          <table:table-cell office:value-type="float" office:value="0.0183151532027517" calcext:value-type="float">
            <text:p>0.018315153202751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WineQualityRed_5vs6</text:p>
          </table:table-cell>
          <table:table-cell office:value-type="float" office:value="0.728556557945871" calcext:value-type="float">
            <text:p>0.728556557945871</text:p>
          </table:table-cell>
          <table:table-cell office:value-type="float" office:value="0.0353759666113296" calcext:value-type="float">
            <text:p>0.0353759666113296</text:p>
          </table:table-cell>
          <table:table-cell office:value-type="float" office:value="0.747559565116817" calcext:value-type="float">
            <text:p>0.747559565116817</text:p>
          </table:table-cell>
          <table:table-cell office:value-type="float" office:value="0.0335241219846681" calcext:value-type="float">
            <text:p>0.0335241219846681</text:p>
          </table:table-cell>
          <table:table-cell office:value-type="float" office:value="0.790764515382836" calcext:value-type="float">
            <text:p>0.790764515382836</text:p>
          </table:table-cell>
          <table:table-cell office:value-type="float" office:value="0.0188026055901566" calcext:value-type="float">
            <text:p>0.0188026055901566</text:p>
          </table:table-cell>
          <table:table-cell office:value-type="float" office:value="0.786953504510756" calcext:value-type="float">
            <text:p>0.786953504510756</text:p>
          </table:table-cell>
          <table:table-cell office:value-type="float" office:value="0.01623691798844" calcext:value-type="float">
            <text:p>0.01623691798844</text:p>
          </table:table-cell>
          <table:table-cell office:value-type="float" office:value="0.799843858431645" calcext:value-type="float">
            <text:p>0.799843858431645</text:p>
          </table:table-cell>
          <table:table-cell office:value-type="float" office:value="0.0206215220208104" calcext:value-type="float">
            <text:p>0.0206215220208104</text:p>
          </table:table-cell>
          <table:table-cell office:value-type="float" office:value="0.801370575988897" calcext:value-type="float">
            <text:p>0.801370575988897</text:p>
          </table:table-cell>
          <table:table-cell office:value-type="float" office:value="0.0203865878428613" calcext:value-type="float">
            <text:p>0.0203865878428613</text:p>
          </table:table-cell>
          <table:table-cell office:value-type="float" office:value="0.798322923895443" calcext:value-type="float">
            <text:p>0.798322923895443</text:p>
          </table:table-cell>
          <table:table-cell office:value-type="float" office:value="0.0200498673294215" calcext:value-type="float">
            <text:p>0.0200498673294215</text:p>
          </table:table-cell>
          <table:table-cell office:value-type="float" office:value="0.797576914179968" calcext:value-type="float">
            <text:p>0.797576914179968</text:p>
          </table:table-cell>
          <table:table-cell office:value-type="float" office:value="0.0236697928322235" calcext:value-type="float">
            <text:p>0.0236697928322235</text:p>
          </table:table-cell>
          <table:table-cell office:value-type="float" office:value="0.803643303261624" calcext:value-type="float">
            <text:p>0.803643303261624</text:p>
          </table:table-cell>
          <table:table-cell office:value-type="float" office:value="0.0240349479155349" calcext:value-type="float">
            <text:p>0.0240349479155349</text:p>
          </table:table-cell>
          <table:table-cell office:value-type="float" office:value="0.79530418690724" calcext:value-type="float">
            <text:p>0.79530418690724</text:p>
          </table:table-cell>
          <table:table-cell office:value-type="float" office:value="0.0213736195115729" calcext:value-type="float">
            <text:p>0.0213736195115729</text:p>
          </table:table-cell>
          <table:table-cell office:value-type="float" office:value="0.799092065695119" calcext:value-type="float">
            <text:p>0.799092065695119</text:p>
          </table:table-cell>
          <table:table-cell office:value-type="float" office:value="0.0179163025918505" calcext:value-type="float">
            <text:p>0.0179163025918505</text:p>
          </table:table-cell>
          <table:table-cell office:value-type="float" office:value="0.803625954198473" calcext:value-type="float">
            <text:p>0.803625954198473</text:p>
          </table:table-cell>
          <table:table-cell office:value-type="float" office:value="0.0211034412884574" calcext:value-type="float">
            <text:p>0.0211034412884574</text:p>
          </table:table-cell>
          <table:table-cell office:value-type="float" office:value="0.794535045107564" calcext:value-type="float">
            <text:p>0.794535045107564</text:p>
          </table:table-cell>
          <table:table-cell office:value-type="float" office:value="0.0249125919816713" calcext:value-type="float">
            <text:p>0.0249125919816713</text:p>
          </table:table-cell>
          <table:table-cell office:value-type="float" office:value="0.797571131158917" calcext:value-type="float">
            <text:p>0.797571131158917</text:p>
          </table:table-cell>
          <table:table-cell office:value-type="float" office:value="0.0342785609952201" calcext:value-type="float">
            <text:p>0.0342785609952201</text:p>
          </table:table-cell>
          <table:table-cell office:value-type="float" office:value="0.803631737219524" calcext:value-type="float">
            <text:p>0.803631737219524</text:p>
          </table:table-cell>
          <table:table-cell office:value-type="float" office:value="0.0291654824142219" calcext:value-type="float">
            <text:p>0.0291654824142219</text:p>
          </table:table-cell>
          <table:table-cell office:value-type="float" office:value="0.796819338422392" calcext:value-type="float">
            <text:p>0.796819338422392</text:p>
          </table:table-cell>
          <table:table-cell office:value-type="float" office:value="0.0230501607896678" calcext:value-type="float">
            <text:p>0.0230501607896678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WineQualityRed_5vs6</text:p>
          </table:table-cell>
          <table:table-cell office:value-type="float" office:value="0.731286143881564" calcext:value-type="float">
            <text:p>0.731286143881564</text:p>
          </table:table-cell>
          <table:table-cell office:value-type="float" office:value="0.0382279885804942" calcext:value-type="float">
            <text:p>0.0382279885804942</text:p>
          </table:table-cell>
          <table:table-cell office:value-type="float" office:value="0.749530418690724" calcext:value-type="float">
            <text:p>0.749530418690724</text:p>
          </table:table-cell>
          <table:table-cell office:value-type="float" office:value="0.0323069578478979" calcext:value-type="float">
            <text:p>0.0323069578478979</text:p>
          </table:table-cell>
          <table:table-cell office:value-type="float" office:value="0.785910247513301" calcext:value-type="float">
            <text:p>0.785910247513301</text:p>
          </table:table-cell>
          <table:table-cell office:value-type="float" office:value="0.019283718062227" calcext:value-type="float">
            <text:p>0.019283718062227</text:p>
          </table:table-cell>
          <table:table-cell office:value-type="float" office:value="0.775727504048115" calcext:value-type="float">
            <text:p>0.775727504048115</text:p>
          </table:table-cell>
          <table:table-cell office:value-type="float" office:value="0.0245314016351363" calcext:value-type="float">
            <text:p>0.0245314016351363</text:p>
          </table:table-cell>
          <table:table-cell office:value-type="float" office:value="0.801214434420541" calcext:value-type="float">
            <text:p>0.801214434420541</text:p>
          </table:table-cell>
          <table:table-cell office:value-type="float" office:value="0.0248803844924973" calcext:value-type="float">
            <text:p>0.0248803844924973</text:p>
          </table:table-cell>
          <table:table-cell office:value-type="float" office:value="0.796668979875087" calcext:value-type="float">
            <text:p>0.796668979875087</text:p>
          </table:table-cell>
          <table:table-cell office:value-type="float" office:value="0.0231884678981765" calcext:value-type="float">
            <text:p>0.0231884678981765</text:p>
          </table:table-cell>
          <table:table-cell office:value-type="float" office:value="0.79027874161462" calcext:value-type="float">
            <text:p>0.79027874161462</text:p>
          </table:table-cell>
          <table:table-cell office:value-type="float" office:value="0.0219985323118278" calcext:value-type="float">
            <text:p>0.0219985323118278</text:p>
          </table:table-cell>
          <table:table-cell office:value-type="float" office:value="0.794848484848485" calcext:value-type="float">
            <text:p>0.794848484848485</text:p>
          </table:table-cell>
          <table:table-cell office:value-type="float" office:value="0.023537864232579" calcext:value-type="float">
            <text:p>0.023537864232579</text:p>
          </table:table-cell>
          <table:table-cell office:value-type="float" office:value="0.797430025445293" calcext:value-type="float">
            <text:p>0.797430025445293</text:p>
          </table:table-cell>
          <table:table-cell office:value-type="float" office:value="0.0252622104804172" calcext:value-type="float">
            <text:p>0.0252622104804172</text:p>
          </table:table-cell>
          <table:table-cell office:value-type="float" office:value="0.793031459634513" calcext:value-type="float">
            <text:p>0.793031459634513</text:p>
          </table:table-cell>
          <table:table-cell office:value-type="float" office:value="0.0268445154491431" calcext:value-type="float">
            <text:p>0.0268445154491431</text:p>
          </table:table-cell>
          <table:table-cell office:value-type="float" office:value="0.796357853342586" calcext:value-type="float">
            <text:p>0.796357853342586</text:p>
          </table:table-cell>
          <table:table-cell office:value-type="float" office:value="0.0226544071232861" calcext:value-type="float">
            <text:p>0.0226544071232861</text:p>
          </table:table-cell>
          <table:table-cell office:value-type="float" office:value="0.796801989359241" calcext:value-type="float">
            <text:p>0.796801989359241</text:p>
          </table:table-cell>
          <table:table-cell office:value-type="float" office:value="0.0252676599487159" calcext:value-type="float">
            <text:p>0.0252676599487159</text:p>
          </table:table-cell>
          <table:table-cell office:value-type="float" office:value="0.796813555401342" calcext:value-type="float">
            <text:p>0.796813555401342</text:p>
          </table:table-cell>
          <table:table-cell office:value-type="float" office:value="0.0221633405448151" calcext:value-type="float">
            <text:p>0.0221633405448151</text:p>
          </table:table-cell>
          <table:table-cell office:value-type="float" office:value="0.797568817950497" calcext:value-type="float">
            <text:p>0.797568817950497</text:p>
          </table:table-cell>
          <table:table-cell office:value-type="float" office:value="0.0310714802919291" calcext:value-type="float">
            <text:p>0.0310714802919291</text:p>
          </table:table-cell>
          <table:table-cell office:value-type="float" office:value="0.79499074716632" calcext:value-type="float">
            <text:p>0.79499074716632</text:p>
          </table:table-cell>
          <table:table-cell office:value-type="float" office:value="0.0282514769871622" calcext:value-type="float">
            <text:p>0.0282514769871622</text:p>
          </table:table-cell>
          <table:table-cell office:value-type="float" office:value="0.795749479528106" calcext:value-type="float">
            <text:p>0.795749479528106</text:p>
          </table:table-cell>
          <table:table-cell office:value-type="float" office:value="0.0237603795667199" calcext:value-type="float">
            <text:p>0.02376037956671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ineQualityRed_5vs6</text:p>
          </table:table-cell>
          <table:table-cell office:value-type="float" office:value="0.776347443904696" calcext:value-type="float">
            <text:p>0.776347443904696</text:p>
          </table:table-cell>
          <table:table-cell office:value-type="float" office:value="0.0276999289947973" calcext:value-type="float">
            <text:p>0.0276999289947973</text:p>
          </table:table-cell>
          <table:table-cell office:value-type="float" office:value="0.78469234328013" calcext:value-type="float">
            <text:p>0.78469234328013</text:p>
          </table:table-cell>
          <table:table-cell office:value-type="float" office:value="0.0397565810420929" calcext:value-type="float">
            <text:p>0.0397565810420929</text:p>
          </table:table-cell>
          <table:table-cell office:value-type="float" office:value="0.786224843858432" calcext:value-type="float">
            <text:p>0.786224843858432</text:p>
          </table:table-cell>
          <table:table-cell office:value-type="float" office:value="0.0374633171543404" calcext:value-type="float">
            <text:p>0.0374633171543404</text:p>
          </table:table-cell>
          <table:table-cell office:value-type="float" office:value="0.780904464492251" calcext:value-type="float">
            <text:p>0.780904464492251</text:p>
          </table:table-cell>
          <table:table-cell office:value-type="float" office:value="0.0311492766045128" calcext:value-type="float">
            <text:p>0.0311492766045128</text:p>
          </table:table-cell>
          <table:table-cell office:value-type="float" office:value="0.783963682627805" calcext:value-type="float">
            <text:p>0.783963682627805</text:p>
          </table:table-cell>
          <table:table-cell office:value-type="float" office:value="0.0362742814396517" calcext:value-type="float">
            <text:p>0.0362742814396517</text:p>
          </table:table-cell>
          <table:table-cell office:value-type="float" office:value="0.769511913023363" calcext:value-type="float">
            <text:p>0.769511913023363</text:p>
          </table:table-cell>
          <table:table-cell office:value-type="float" office:value="0.0221928442394005" calcext:value-type="float">
            <text:p>0.0221928442394005</text:p>
          </table:table-cell>
          <table:table-cell office:value-type="float" office:value="0.784727041406431" calcext:value-type="float">
            <text:p>0.784727041406431</text:p>
          </table:table-cell>
          <table:table-cell office:value-type="float" office:value="0.0327359432626545" calcext:value-type="float">
            <text:p>0.0327359432626545</text:p>
          </table:table-cell>
          <table:table-cell office:value-type="float" office:value="0.790718251214434" calcext:value-type="float">
            <text:p>0.790718251214434</text:p>
          </table:table-cell>
          <table:table-cell office:value-type="float" office:value="0.0324549206193351" calcext:value-type="float">
            <text:p>0.0324549206193351</text:p>
          </table:table-cell>
          <table:table-cell office:value-type="float" office:value="0.778631737219524" calcext:value-type="float">
            <text:p>0.778631737219524</text:p>
          </table:table-cell>
          <table:table-cell office:value-type="float" office:value="0.0352389341880631" calcext:value-type="float">
            <text:p>0.0352389341880631</text:p>
          </table:table-cell>
          <table:table-cell office:value-type="float" office:value="0.771807772380291" calcext:value-type="float">
            <text:p>0.771807772380291</text:p>
          </table:table-cell>
          <table:table-cell office:value-type="float" office:value="0.0283507714034049" calcext:value-type="float">
            <text:p>0.0283507714034049</text:p>
          </table:table-cell>
          <table:table-cell office:value-type="float" office:value="0.789249363867685" calcext:value-type="float">
            <text:p>0.789249363867685</text:p>
          </table:table-cell>
          <table:table-cell office:value-type="float" office:value="0.0337444115323227" calcext:value-type="float">
            <text:p>0.0337444115323227</text:p>
          </table:table-cell>
          <table:table-cell office:value-type="float" office:value="0.788457089983807" calcext:value-type="float">
            <text:p>0.788457089983807</text:p>
          </table:table-cell>
          <table:table-cell office:value-type="float" office:value="0.0376607846793832" calcext:value-type="float">
            <text:p>0.0376607846793832</text:p>
          </table:table-cell>
          <table:table-cell office:value-type="float" office:value="0.779389312977099" calcext:value-type="float">
            <text:p>0.779389312977099</text:p>
          </table:table-cell>
          <table:table-cell office:value-type="float" office:value="0.0427113140301431" calcext:value-type="float">
            <text:p>0.0427113140301431</text:p>
          </table:table-cell>
          <table:table-cell office:value-type="float" office:value="0.775613000231321" calcext:value-type="float">
            <text:p>0.775613000231321</text:p>
          </table:table-cell>
          <table:table-cell office:value-type="float" office:value="0.0459205248384569" calcext:value-type="float">
            <text:p>0.0459205248384569</text:p>
          </table:table-cell>
          <table:table-cell office:value-type="float" office:value="0.766504742077261" calcext:value-type="float">
            <text:p>0.766504742077261</text:p>
          </table:table-cell>
          <table:table-cell office:value-type="float" office:value="0.037322870954102" calcext:value-type="float">
            <text:p>0.037322870954102</text:p>
          </table:table-cell>
          <table:table-cell office:value-type="float" office:value="0.788468656025908" calcext:value-type="float">
            <text:p>0.788468656025908</text:p>
          </table:table-cell>
          <table:table-cell office:value-type="float" office:value="0.020736479596982" calcext:value-type="float">
            <text:p>0.02073647959698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ineQualityRed_5vs6</text:p>
          </table:table-cell>
          <table:table-cell office:value-type="float" office:value="0.798351839000694" calcext:value-type="float">
            <text:p>0.798351839000694</text:p>
          </table:table-cell>
          <table:table-cell office:value-type="float" office:value="0.025896291781346" calcext:value-type="float">
            <text:p>0.025896291781346</text:p>
          </table:table-cell>
          <table:table-cell office:value-type="float" office:value="0.79912098080037" calcext:value-type="float">
            <text:p>0.79912098080037</text:p>
          </table:table-cell>
          <table:table-cell office:value-type="float" office:value="0.0307997762905074" calcext:value-type="float">
            <text:p>0.0307997762905074</text:p>
          </table:table-cell>
          <table:table-cell office:value-type="float" office:value="0.797594263243118" calcext:value-type="float">
            <text:p>0.797594263243118</text:p>
          </table:table-cell>
          <table:table-cell office:value-type="float" office:value="0.0361409873670967" calcext:value-type="float">
            <text:p>0.0361409873670967</text:p>
          </table:table-cell>
          <table:table-cell office:value-type="float" office:value="0.794569743233865" calcext:value-type="float">
            <text:p>0.794569743233865</text:p>
          </table:table-cell>
          <table:table-cell office:value-type="float" office:value="0.0306391716372918" calcext:value-type="float">
            <text:p>0.0306391716372918</text:p>
          </table:table-cell>
          <table:table-cell office:value-type="float" office:value="0.80440666204025" calcext:value-type="float">
            <text:p>0.80440666204025</text:p>
          </table:table-cell>
          <table:table-cell office:value-type="float" office:value="0.0299825930314779" calcext:value-type="float">
            <text:p>0.0299825930314779</text:p>
          </table:table-cell>
          <table:table-cell office:value-type="float" office:value="0.790770298403886" calcext:value-type="float">
            <text:p>0.790770298403886</text:p>
          </table:table-cell>
          <table:table-cell office:value-type="float" office:value="0.0293528562452692" calcext:value-type="float">
            <text:p>0.0293528562452692</text:p>
          </table:table-cell>
          <table:table-cell office:value-type="float" office:value="0.79001272264631" calcext:value-type="float">
            <text:p>0.79001272264631</text:p>
          </table:table-cell>
          <table:table-cell office:value-type="float" office:value="0.0368353317741993" calcext:value-type="float">
            <text:p>0.0368353317741993</text:p>
          </table:table-cell>
          <table:table-cell office:value-type="float" office:value="0.794535045107564" calcext:value-type="float">
            <text:p>0.794535045107564</text:p>
          </table:table-cell>
          <table:table-cell office:value-type="float" office:value="0.0287175564658041" calcext:value-type="float">
            <text:p>0.0287175564658041</text:p>
          </table:table-cell>
          <table:table-cell office:value-type="float" office:value="0.78999537358316" calcext:value-type="float">
            <text:p>0.78999537358316</text:p>
          </table:table-cell>
          <table:table-cell office:value-type="float" office:value="0.0353399759729212" calcext:value-type="float">
            <text:p>0.0353399759729212</text:p>
          </table:table-cell>
          <table:table-cell office:value-type="float" office:value="0.780135322692575" calcext:value-type="float">
            <text:p>0.780135322692575</text:p>
          </table:table-cell>
          <table:table-cell office:value-type="float" office:value="0.041189036679198" calcext:value-type="float">
            <text:p>0.041189036679198</text:p>
          </table:table-cell>
          <table:table-cell office:value-type="float" office:value="0.796061762664816" calcext:value-type="float">
            <text:p>0.796061762664816</text:p>
          </table:table-cell>
          <table:table-cell office:value-type="float" office:value="0.0232238402072784" calcext:value-type="float">
            <text:p>0.0232238402072784</text:p>
          </table:table-cell>
          <table:table-cell office:value-type="float" office:value="0.796061762664816" calcext:value-type="float">
            <text:p>0.796061762664816</text:p>
          </table:table-cell>
          <table:table-cell office:value-type="float" office:value="0.0355852973857286" calcext:value-type="float">
            <text:p>0.0355852973857286</text:p>
          </table:table-cell>
          <table:table-cell office:value-type="float" office:value="0.793794818413139" calcext:value-type="float">
            <text:p>0.793794818413139</text:p>
          </table:table-cell>
          <table:table-cell office:value-type="float" office:value="0.0324171106683753" calcext:value-type="float">
            <text:p>0.0324171106683753</text:p>
          </table:table-cell>
          <table:table-cell office:value-type="float" office:value="0.790770298403886" calcext:value-type="float">
            <text:p>0.790770298403886</text:p>
          </table:table-cell>
          <table:table-cell office:value-type="float" office:value="0.0396963852911118" calcext:value-type="float">
            <text:p>0.0396963852911118</text:p>
          </table:table-cell>
          <table:table-cell office:value-type="float" office:value="0.787734212352533" calcext:value-type="float">
            <text:p>0.787734212352533</text:p>
          </table:table-cell>
          <table:table-cell office:value-type="float" office:value="0.039193329829396" calcext:value-type="float">
            <text:p>0.039193329829396</text:p>
          </table:table-cell>
          <table:table-cell office:value-type="float" office:value="0.783159842701827" calcext:value-type="float">
            <text:p>0.783159842701827</text:p>
          </table:table-cell>
          <table:table-cell office:value-type="float" office:value="0.0328368696443361" calcext:value-type="float">
            <text:p>0.032836869644336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ineQualityRed_5vs6</text:p>
          </table:table-cell>
          <table:table-cell office:value-type="float" office:value="0.795315752949341" calcext:value-type="float">
            <text:p>0.795315752949341</text:p>
          </table:table-cell>
          <table:table-cell office:value-type="float" office:value="0.0279985455038366" calcext:value-type="float">
            <text:p>0.0279985455038366</text:p>
          </table:table-cell>
          <table:table-cell office:value-type="float" office:value="0.79381795049734" calcext:value-type="float">
            <text:p>0.79381795049734</text:p>
          </table:table-cell>
          <table:table-cell office:value-type="float" office:value="0.0345909217893708" calcext:value-type="float">
            <text:p>0.0345909217893708</text:p>
          </table:table-cell>
          <table:table-cell office:value-type="float" office:value="0.798351839000694" calcext:value-type="float">
            <text:p>0.798351839000694</text:p>
          </table:table-cell>
          <table:table-cell office:value-type="float" office:value="0.0433846630518264" calcext:value-type="float">
            <text:p>0.0433846630518264</text:p>
          </table:table-cell>
          <table:table-cell office:value-type="float" office:value="0.792268100855887" calcext:value-type="float">
            <text:p>0.792268100855887</text:p>
          </table:table-cell>
          <table:table-cell office:value-type="float" office:value="0.0369648450738591" calcext:value-type="float">
            <text:p>0.0369648450738591</text:p>
          </table:table-cell>
          <table:table-cell office:value-type="float" office:value="0.800607217210271" calcext:value-type="float">
            <text:p>0.800607217210271</text:p>
          </table:table-cell>
          <table:table-cell office:value-type="float" office:value="0.0257546503228283" calcext:value-type="float">
            <text:p>0.0257546503228283</text:p>
          </table:table-cell>
          <table:table-cell office:value-type="float" office:value="0.793789035392089" calcext:value-type="float">
            <text:p>0.793789035392089</text:p>
          </table:table-cell>
          <table:table-cell office:value-type="float" office:value="0.035096387730817" calcext:value-type="float">
            <text:p>0.035096387730817</text:p>
          </table:table-cell>
          <table:table-cell office:value-type="float" office:value="0.79911519777932" calcext:value-type="float">
            <text:p>0.79911519777932</text:p>
          </table:table-cell>
          <table:table-cell office:value-type="float" office:value="0.0361573424441967" calcext:value-type="float">
            <text:p>0.0361573424441967</text:p>
          </table:table-cell>
          <table:table-cell office:value-type="float" office:value="0.794517696044414" calcext:value-type="float">
            <text:p>0.794517696044414</text:p>
          </table:table-cell>
          <table:table-cell office:value-type="float" office:value="0.0326135362222723" calcext:value-type="float">
            <text:p>0.0326135362222723</text:p>
          </table:table-cell>
          <table:table-cell office:value-type="float" office:value="0.79000115660421" calcext:value-type="float">
            <text:p>0.79000115660421</text:p>
          </table:table-cell>
          <table:table-cell office:value-type="float" office:value="0.0377489900137901" calcext:value-type="float">
            <text:p>0.0377489900137901</text:p>
          </table:table-cell>
          <table:table-cell office:value-type="float" office:value="0.785444136016655" calcext:value-type="float">
            <text:p>0.785444136016655</text:p>
          </table:table-cell>
          <table:table-cell office:value-type="float" office:value="0.0369423706939409" calcext:value-type="float">
            <text:p>0.0369423706939409</text:p>
          </table:table-cell>
          <table:table-cell office:value-type="float" office:value="0.794535045107564" calcext:value-type="float">
            <text:p>0.794535045107564</text:p>
          </table:table-cell>
          <table:table-cell office:value-type="float" office:value="0.0373981159663576" calcext:value-type="float">
            <text:p>0.0373981159663576</text:p>
          </table:table-cell>
          <table:table-cell office:value-type="float" office:value="0.786207494795281" calcext:value-type="float">
            <text:p>0.786207494795281</text:p>
          </table:table-cell>
          <table:table-cell office:value-type="float" office:value="0.0453944310365072" calcext:value-type="float">
            <text:p>0.0453944310365072</text:p>
          </table:table-cell>
          <table:table-cell office:value-type="float" office:value="0.796055979643766" calcext:value-type="float">
            <text:p>0.796055979643766</text:p>
          </table:table-cell>
          <table:table-cell office:value-type="float" office:value="0.0248682188171125" calcext:value-type="float">
            <text:p>0.0248682188171125</text:p>
          </table:table-cell>
          <table:table-cell office:value-type="float" office:value="0.797588480222068" calcext:value-type="float">
            <text:p>0.797588480222068</text:p>
          </table:table-cell>
          <table:table-cell office:value-type="float" office:value="0.0365194556341117" calcext:value-type="float">
            <text:p>0.0365194556341117</text:p>
          </table:table-cell>
          <table:table-cell office:value-type="float" office:value="0.794563960212815" calcext:value-type="float">
            <text:p>0.794563960212815</text:p>
          </table:table-cell>
          <table:table-cell office:value-type="float" office:value="0.032875650411408" calcext:value-type="float">
            <text:p>0.032875650411408</text:p>
          </table:table-cell>
          <table:table-cell office:value-type="float" office:value="0.797571131158917" calcext:value-type="float">
            <text:p>0.797571131158917</text:p>
          </table:table-cell>
          <table:table-cell office:value-type="float" office:value="0.0319683302083791" calcext:value-type="float">
            <text:p>0.03196833020837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ineQualityRed_5vs6</text:p>
          </table:table-cell>
          <table:table-cell office:value-type="float" office:value="0.800613000231321" calcext:value-type="float">
            <text:p>0.800613000231321</text:p>
          </table:table-cell>
          <table:table-cell office:value-type="float" office:value="0.032499970038762" calcext:value-type="float">
            <text:p>0.032499970038762</text:p>
          </table:table-cell>
          <table:table-cell office:value-type="float" office:value="0.796073328706916" calcext:value-type="float">
            <text:p>0.796073328706916</text:p>
          </table:table-cell>
          <table:table-cell office:value-type="float" office:value="0.0344275941308929" calcext:value-type="float">
            <text:p>0.0344275941308929</text:p>
          </table:table-cell>
          <table:table-cell office:value-type="float" office:value="0.799086282674069" calcext:value-type="float">
            <text:p>0.799086282674069</text:p>
          </table:table-cell>
          <table:table-cell office:value-type="float" office:value="0.0363096136054131" calcext:value-type="float">
            <text:p>0.0363096136054131</text:p>
          </table:table-cell>
          <table:table-cell office:value-type="float" office:value="0.79529840388619" calcext:value-type="float">
            <text:p>0.79529840388619</text:p>
          </table:table-cell>
          <table:table-cell office:value-type="float" office:value="0.0315442586096993" calcext:value-type="float">
            <text:p>0.0315442586096993</text:p>
          </table:table-cell>
          <table:table-cell office:value-type="float" office:value="0.802110802683322" calcext:value-type="float">
            <text:p>0.802110802683322</text:p>
          </table:table-cell>
          <table:table-cell office:value-type="float" office:value="0.0198442644370429" calcext:value-type="float">
            <text:p>0.0198442644370429</text:p>
          </table:table-cell>
          <table:table-cell office:value-type="float" office:value="0.793789035392089" calcext:value-type="float">
            <text:p>0.793789035392089</text:p>
          </table:table-cell>
          <table:table-cell office:value-type="float" office:value="0.0343619153893011" calcext:value-type="float">
            <text:p>0.0343619153893011</text:p>
          </table:table-cell>
          <table:table-cell office:value-type="float" office:value="0.800630349294471" calcext:value-type="float">
            <text:p>0.800630349294471</text:p>
          </table:table-cell>
          <table:table-cell office:value-type="float" office:value="0.030583832429651" calcext:value-type="float">
            <text:p>0.030583832429651</text:p>
          </table:table-cell>
          <table:table-cell office:value-type="float" office:value="0.80058986814712" calcext:value-type="float">
            <text:p>0.80058986814712</text:p>
          </table:table-cell>
          <table:table-cell office:value-type="float" office:value="0.0308597353921215" calcext:value-type="float">
            <text:p>0.0308597353921215</text:p>
          </table:table-cell>
          <table:table-cell office:value-type="float" office:value="0.793037242655563" calcext:value-type="float">
            <text:p>0.793037242655563</text:p>
          </table:table-cell>
          <table:table-cell office:value-type="float" office:value="0.0318677379053524" calcext:value-type="float">
            <text:p>0.0318677379053524</text:p>
          </table:table-cell>
          <table:table-cell office:value-type="float" office:value="0.788491788110109" calcext:value-type="float">
            <text:p>0.788491788110109</text:p>
          </table:table-cell>
          <table:table-cell office:value-type="float" office:value="0.0340512215282312" calcext:value-type="float">
            <text:p>0.0340512215282312</text:p>
          </table:table-cell>
          <table:table-cell office:value-type="float" office:value="0.79529840388619" calcext:value-type="float">
            <text:p>0.79529840388619</text:p>
          </table:table-cell>
          <table:table-cell office:value-type="float" office:value="0.0364230568140963" calcext:value-type="float">
            <text:p>0.0364230568140963</text:p>
          </table:table-cell>
          <table:table-cell office:value-type="float" office:value="0.791527874161462" calcext:value-type="float">
            <text:p>0.791527874161462</text:p>
          </table:table-cell>
          <table:table-cell office:value-type="float" office:value="0.0449784100960538" calcext:value-type="float">
            <text:p>0.0449784100960538</text:p>
          </table:table-cell>
          <table:table-cell office:value-type="float" office:value="0.799097848716169" calcext:value-type="float">
            <text:p>0.799097848716169</text:p>
          </table:table-cell>
          <table:table-cell office:value-type="float" office:value="0.0298749496759344" calcext:value-type="float">
            <text:p>0.0298749496759344</text:p>
          </table:table-cell>
          <table:table-cell office:value-type="float" office:value="0.793794818413139" calcext:value-type="float">
            <text:p>0.793794818413139</text:p>
          </table:table-cell>
          <table:table-cell office:value-type="float" office:value="0.034880775110501" calcext:value-type="float">
            <text:p>0.034880775110501</text:p>
          </table:table-cell>
          <table:table-cell office:value-type="float" office:value="0.793783252371039" calcext:value-type="float">
            <text:p>0.793783252371039</text:p>
          </table:table-cell>
          <table:table-cell office:value-type="float" office:value="0.0294011182711951" calcext:value-type="float">
            <text:p>0.0294011182711951</text:p>
          </table:table-cell>
          <table:table-cell office:value-type="float" office:value="0.800624566273421" calcext:value-type="float">
            <text:p>0.800624566273421</text:p>
          </table:table-cell>
          <table:table-cell office:value-type="float" office:value="0.0328252683651488" calcext:value-type="float">
            <text:p>0.032825268365148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ineQualityRed_5vs6</text:p>
          </table:table-cell>
          <table:table-cell office:value-type="float" office:value="0.798346055979644" calcext:value-type="float">
            <text:p>0.798346055979644</text:p>
          </table:table-cell>
          <table:table-cell office:value-type="float" office:value="0.0334514985698534" calcext:value-type="float">
            <text:p>0.0334514985698534</text:p>
          </table:table-cell>
          <table:table-cell office:value-type="float" office:value="0.796073328706916" calcext:value-type="float">
            <text:p>0.796073328706916</text:p>
          </table:table-cell>
          <table:table-cell office:value-type="float" office:value="0.0340551264331277" calcext:value-type="float">
            <text:p>0.0340551264331277</text:p>
          </table:table-cell>
          <table:table-cell office:value-type="float" office:value="0.797576914179968" calcext:value-type="float">
            <text:p>0.797576914179968</text:p>
          </table:table-cell>
          <table:table-cell office:value-type="float" office:value="0.03232496738991" calcext:value-type="float">
            <text:p>0.03232496738991</text:p>
          </table:table-cell>
          <table:table-cell office:value-type="float" office:value="0.796050196622716" calcext:value-type="float">
            <text:p>0.796050196622716</text:p>
          </table:table-cell>
          <table:table-cell office:value-type="float" office:value="0.0316827470220089" calcext:value-type="float">
            <text:p>0.0316827470220089</text:p>
          </table:table-cell>
          <table:table-cell office:value-type="float" office:value="0.800607217210271" calcext:value-type="float">
            <text:p>0.800607217210271</text:p>
          </table:table-cell>
          <table:table-cell office:value-type="float" office:value="0.0244853631806476" calcext:value-type="float">
            <text:p>0.0244853631806476</text:p>
          </table:table-cell>
          <table:table-cell office:value-type="float" office:value="0.797576914179968" calcext:value-type="float">
            <text:p>0.797576914179968</text:p>
          </table:table-cell>
          <table:table-cell office:value-type="float" office:value="0.0376133451730075" calcext:value-type="float">
            <text:p>0.0376133451730075</text:p>
          </table:table-cell>
          <table:table-cell office:value-type="float" office:value="0.79911519777932" calcext:value-type="float">
            <text:p>0.79911519777932</text:p>
          </table:table-cell>
          <table:table-cell office:value-type="float" office:value="0.0350831955333516" calcext:value-type="float">
            <text:p>0.0350831955333516</text:p>
          </table:table-cell>
          <table:table-cell office:value-type="float" office:value="0.799838075410595" calcext:value-type="float">
            <text:p>0.799838075410595</text:p>
          </table:table-cell>
          <table:table-cell office:value-type="float" office:value="0.0336081688971994" calcext:value-type="float">
            <text:p>0.0336081688971994</text:p>
          </table:table-cell>
          <table:table-cell office:value-type="float" office:value="0.794552394170715" calcext:value-type="float">
            <text:p>0.794552394170715</text:p>
          </table:table-cell>
          <table:table-cell office:value-type="float" office:value="0.0331310100892877" calcext:value-type="float">
            <text:p>0.0331310100892877</text:p>
          </table:table-cell>
          <table:table-cell office:value-type="float" office:value="0.793031459634513" calcext:value-type="float">
            <text:p>0.793031459634513</text:p>
          </table:table-cell>
          <table:table-cell office:value-type="float" office:value="0.0360341609615849" calcext:value-type="float">
            <text:p>0.0360341609615849</text:p>
          </table:table-cell>
          <table:table-cell office:value-type="float" office:value="0.794540828128614" calcext:value-type="float">
            <text:p>0.794540828128614</text:p>
          </table:table-cell>
          <table:table-cell office:value-type="float" office:value="0.0352539190579749" calcext:value-type="float">
            <text:p>0.0352539190579749</text:p>
          </table:table-cell>
          <table:table-cell office:value-type="float" office:value="0.793783252371039" calcext:value-type="float">
            <text:p>0.793783252371039</text:p>
          </table:table-cell>
          <table:table-cell office:value-type="float" office:value="0.0461199741784735" calcext:value-type="float">
            <text:p>0.0461199741784735</text:p>
          </table:table-cell>
          <table:table-cell office:value-type="float" office:value="0.798340272958594" calcext:value-type="float">
            <text:p>0.798340272958594</text:p>
          </table:table-cell>
          <table:table-cell office:value-type="float" office:value="0.0319244348625316" calcext:value-type="float">
            <text:p>0.0319244348625316</text:p>
          </table:table-cell>
          <table:table-cell office:value-type="float" office:value="0.793783252371039" calcext:value-type="float">
            <text:p>0.793783252371039</text:p>
          </table:table-cell>
          <table:table-cell office:value-type="float" office:value="0.0369028993477173" calcext:value-type="float">
            <text:p>0.0369028993477173</text:p>
          </table:table-cell>
          <table:table-cell office:value-type="float" office:value="0.793043025676613" calcext:value-type="float">
            <text:p>0.793043025676613</text:p>
          </table:table-cell>
          <table:table-cell office:value-type="float" office:value="0.0297638316279043" calcext:value-type="float">
            <text:p>0.0297638316279043</text:p>
          </table:table-cell>
          <table:table-cell office:value-type="float" office:value="0.797588480222068" calcext:value-type="float">
            <text:p>0.797588480222068</text:p>
          </table:table-cell>
          <table:table-cell office:value-type="float" office:value="0.0370396009928511" calcext:value-type="float">
            <text:p>0.037039600992851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ineQualityRed_5vs6</text:p>
          </table:table-cell>
          <table:table-cell office:value-type="float" office:value="0.793794818413139" calcext:value-type="float">
            <text:p>0.793794818413139</text:p>
          </table:table-cell>
          <table:table-cell office:value-type="float" office:value="0.0295092469777191" calcext:value-type="float">
            <text:p>0.0295092469777191</text:p>
          </table:table-cell>
          <table:table-cell office:value-type="float" office:value="0.793955586398335" calcext:value-type="float">
            <text:p>0.793955586398335</text:p>
          </table:table-cell>
          <table:table-cell office:value-type="float" office:value="0.0347259999371983" calcext:value-type="float">
            <text:p>0.0347259999371983</text:p>
          </table:table-cell>
          <table:table-cell office:value-type="float" office:value="0.795766828591256" calcext:value-type="float">
            <text:p>0.795766828591256</text:p>
          </table:table-cell>
          <table:table-cell office:value-type="float" office:value="0.0371247097137173" calcext:value-type="float">
            <text:p>0.0371247097137173</text:p>
          </table:table-cell>
          <table:table-cell office:value-type="float" office:value="0.791818181818182" calcext:value-type="float">
            <text:p>0.791818181818182</text:p>
          </table:table-cell>
          <table:table-cell office:value-type="float" office:value="0.0323960597894744" calcext:value-type="float">
            <text:p>0.0323960597894744</text:p>
          </table:table-cell>
          <table:table-cell office:value-type="float" office:value="0.798339116354384" calcext:value-type="float">
            <text:p>0.798339116354384</text:p>
          </table:table-cell>
          <table:table-cell office:value-type="float" office:value="0.0272682304823297" calcext:value-type="float">
            <text:p>0.0272682304823297</text:p>
          </table:table-cell>
          <table:table-cell office:value-type="float" office:value="0.789087439278279" calcext:value-type="float">
            <text:p>0.789087439278279</text:p>
          </table:table-cell>
          <table:table-cell office:value-type="float" office:value="0.0317234697555591" calcext:value-type="float">
            <text:p>0.0317234697555591</text:p>
          </table:table-cell>
          <table:table-cell office:value-type="float" office:value="0.794720101781171" calcext:value-type="float">
            <text:p>0.794720101781171</text:p>
          </table:table-cell>
          <table:table-cell office:value-type="float" office:value="0.0342791290888106" calcext:value-type="float">
            <text:p>0.0342791290888106</text:p>
          </table:table-cell>
          <table:table-cell office:value-type="float" office:value="0.796039787184825" calcext:value-type="float">
            <text:p>0.796039787184825</text:p>
          </table:table-cell>
          <table:table-cell office:value-type="float" office:value="0.0316507835193465" calcext:value-type="float">
            <text:p>0.0316507835193465</text:p>
          </table:table-cell>
          <table:table-cell office:value-type="float" office:value="0.789243580846634" calcext:value-type="float">
            <text:p>0.789243580846634</text:p>
          </table:table-cell>
          <table:table-cell office:value-type="float" office:value="0.0346653296338829" calcext:value-type="float">
            <text:p>0.0346653296338829</text:p>
          </table:table-cell>
          <table:table-cell office:value-type="float" office:value="0.783782095766829" calcext:value-type="float">
            <text:p>0.783782095766829</text:p>
          </table:table-cell>
          <table:table-cell office:value-type="float" office:value="0.035313512253272" calcext:value-type="float">
            <text:p>0.035313512253272</text:p>
          </table:table-cell>
          <table:table-cell office:value-type="float" office:value="0.793937080730974" calcext:value-type="float">
            <text:p>0.793937080730974</text:p>
          </table:table-cell>
          <table:table-cell office:value-type="float" office:value="0.033208668715606" calcext:value-type="float">
            <text:p>0.033208668715606</text:p>
          </table:table-cell>
          <table:table-cell office:value-type="float" office:value="0.791207494795281" calcext:value-type="float">
            <text:p>0.791207494795281</text:p>
          </table:table-cell>
          <table:table-cell office:value-type="float" office:value="0.0419477794752293" calcext:value-type="float">
            <text:p>0.0419477794752293</text:p>
          </table:table-cell>
          <table:table-cell office:value-type="float" office:value="0.793335646541753" calcext:value-type="float">
            <text:p>0.793335646541753</text:p>
          </table:table-cell>
          <table:table-cell office:value-type="float" office:value="0.0323592056108194" calcext:value-type="float">
            <text:p>0.0323592056108194</text:p>
          </table:table-cell>
          <table:table-cell office:value-type="float" office:value="0.79030996992829" calcext:value-type="float">
            <text:p>0.79030996992829</text:p>
          </table:table-cell>
          <table:table-cell office:value-type="float" office:value="0.0387840080443797" calcext:value-type="float">
            <text:p>0.0387840080443797</text:p>
          </table:table-cell>
          <table:table-cell office:value-type="float" office:value="0.787125838538052" calcext:value-type="float">
            <text:p>0.787125838538052</text:p>
          </table:table-cell>
          <table:table-cell office:value-type="float" office:value="0.0337113602188011" calcext:value-type="float">
            <text:p>0.0337113602188011</text:p>
          </table:table-cell>
          <table:table-cell office:value-type="float" office:value="0.793482535276428" calcext:value-type="float">
            <text:p>0.793482535276428</text:p>
          </table:table-cell>
          <table:table-cell office:value-type="float" office:value="0.0310813097615394" calcext:value-type="float">
            <text:p>0.031081309761539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Yeast_CYTvsNUC</text:p>
          </table:table-cell>
          <table:table-cell office:value-type="float" office:value="0.645730337078652" calcext:value-type="float">
            <text:p>0.645730337078652</text:p>
          </table:table-cell>
          <table:table-cell office:value-type="float" office:value="0.0535888116037914" calcext:value-type="float">
            <text:p>0.0535888116037914</text:p>
          </table:table-cell>
          <table:table-cell office:value-type="float" office:value="0.609937578027466" calcext:value-type="float">
            <text:p>0.609937578027466</text:p>
          </table:table-cell>
          <table:table-cell office:value-type="float" office:value="0.0363964388585536" calcext:value-type="float">
            <text:p>0.0363964388585536</text:p>
          </table:table-cell>
          <table:table-cell office:value-type="float" office:value="0.655830212234707" calcext:value-type="float">
            <text:p>0.655830212234707</text:p>
          </table:table-cell>
          <table:table-cell office:value-type="float" office:value="0.0399673894315624" calcext:value-type="float">
            <text:p>0.0399673894315624</text:p>
          </table:table-cell>
          <table:table-cell office:value-type="float" office:value="0.658027465667915" calcext:value-type="float">
            <text:p>0.658027465667915</text:p>
          </table:table-cell>
          <table:table-cell office:value-type="float" office:value="0.0379041514003968" calcext:value-type="float">
            <text:p>0.0379041514003968</text:p>
          </table:table-cell>
          <table:table-cell office:value-type="float" office:value="0.672584269662921" calcext:value-type="float">
            <text:p>0.672584269662921</text:p>
          </table:table-cell>
          <table:table-cell office:value-type="float" office:value="0.0511259691961236" calcext:value-type="float">
            <text:p>0.0511259691961236</text:p>
          </table:table-cell>
          <table:table-cell office:value-type="float" office:value="0.66023720349563" calcext:value-type="float">
            <text:p>0.66023720349563</text:p>
          </table:table-cell>
          <table:table-cell office:value-type="float" office:value="0.031239673319372" calcext:value-type="float">
            <text:p>0.031239673319372</text:p>
          </table:table-cell>
          <table:table-cell office:value-type="float" office:value="0.668164794007491" calcext:value-type="float">
            <text:p>0.668164794007491</text:p>
          </table:table-cell>
          <table:table-cell office:value-type="float" office:value="0.0370768067701231" calcext:value-type="float">
            <text:p>0.0370768067701231</text:p>
          </table:table-cell>
          <table:table-cell office:value-type="float" office:value="0.654669163545568" calcext:value-type="float">
            <text:p>0.654669163545568</text:p>
          </table:table-cell>
          <table:table-cell office:value-type="float" office:value="0.0498563790535145" calcext:value-type="float">
            <text:p>0.0498563790535145</text:p>
          </table:table-cell>
          <table:table-cell office:value-type="float" office:value="0.682721598002497" calcext:value-type="float">
            <text:p>0.682721598002497</text:p>
          </table:table-cell>
          <table:table-cell office:value-type="float" office:value="0.0319087056362048" calcext:value-type="float">
            <text:p>0.0319087056362048</text:p>
          </table:table-cell>
          <table:table-cell office:value-type="float" office:value="0.655792759051186" calcext:value-type="float">
            <text:p>0.655792759051186</text:p>
          </table:table-cell>
          <table:table-cell office:value-type="float" office:value="0.049368039834372" calcext:value-type="float">
            <text:p>0.049368039834372</text:p>
          </table:table-cell>
          <table:table-cell office:value-type="float" office:value="0.66812734082397" calcext:value-type="float">
            <text:p>0.66812734082397</text:p>
          </table:table-cell>
          <table:table-cell office:value-type="float" office:value="0.040282207924842" calcext:value-type="float">
            <text:p>0.040282207924842</text:p>
          </table:table-cell>
          <table:table-cell office:value-type="float" office:value="0.662521847690387" calcext:value-type="float">
            <text:p>0.662521847690387</text:p>
          </table:table-cell>
          <table:table-cell office:value-type="float" office:value="0.0548511943924131" calcext:value-type="float">
            <text:p>0.0548511943924131</text:p>
          </table:table-cell>
          <table:table-cell office:value-type="float" office:value="0.669275905118602" calcext:value-type="float">
            <text:p>0.669275905118602</text:p>
          </table:table-cell>
          <table:table-cell office:value-type="float" office:value="0.0332175854801168" calcext:value-type="float">
            <text:p>0.0332175854801168</text:p>
          </table:table-cell>
          <table:table-cell office:value-type="float" office:value="0.668164794007491" calcext:value-type="float">
            <text:p>0.668164794007491</text:p>
          </table:table-cell>
          <table:table-cell office:value-type="float" office:value="0.042041135425923" calcext:value-type="float">
            <text:p>0.042041135425923</text:p>
          </table:table-cell>
          <table:table-cell office:value-type="float" office:value="0.659113607990012" calcext:value-type="float">
            <text:p>0.659113607990012</text:p>
          </table:table-cell>
          <table:table-cell office:value-type="float" office:value="0.0510785608831819" calcext:value-type="float">
            <text:p>0.0510785608831819</text:p>
          </table:table-cell>
          <table:table-cell office:value-type="float" office:value="0.66478152309613" calcext:value-type="float">
            <text:p>0.66478152309613</text:p>
          </table:table-cell>
          <table:table-cell office:value-type="float" office:value="0.0398696326763239" calcext:value-type="float">
            <text:p>0.039869632676323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Yeast_CYTvsNUC</text:p>
          </table:table-cell>
          <table:table-cell office:value-type="float" office:value="0.66250936329588" calcext:value-type="float">
            <text:p>0.66250936329588</text:p>
          </table:table-cell>
          <table:table-cell office:value-type="float" office:value="0.0447994030747006" calcext:value-type="float">
            <text:p>0.0447994030747006</text:p>
          </table:table-cell>
          <table:table-cell office:value-type="float" office:value="0.599850187265918" calcext:value-type="float">
            <text:p>0.599850187265918</text:p>
          </table:table-cell>
          <table:table-cell office:value-type="float" office:value="0.0400772960050931" calcext:value-type="float">
            <text:p>0.0400772960050931</text:p>
          </table:table-cell>
          <table:table-cell office:value-type="float" office:value="0.669238451935081" calcext:value-type="float">
            <text:p>0.669238451935081</text:p>
          </table:table-cell>
          <table:table-cell office:value-type="float" office:value="0.0474455612200633" calcext:value-type="float">
            <text:p>0.0474455612200633</text:p>
          </table:table-cell>
          <table:table-cell office:value-type="float" office:value="0.669225967540574" calcext:value-type="float">
            <text:p>0.669225967540574</text:p>
          </table:table-cell>
          <table:table-cell office:value-type="float" office:value="0.0428806694202117" calcext:value-type="float">
            <text:p>0.0428806694202117</text:p>
          </table:table-cell>
          <table:table-cell office:value-type="float" office:value="0.680474406991261" calcext:value-type="float">
            <text:p>0.680474406991261</text:p>
          </table:table-cell>
          <table:table-cell office:value-type="float" office:value="0.0588742478348531" calcext:value-type="float">
            <text:p>0.0588742478348531</text:p>
          </table:table-cell>
          <table:table-cell office:value-type="float" office:value="0.668089887640449" calcext:value-type="float">
            <text:p>0.668089887640449</text:p>
          </table:table-cell>
          <table:table-cell office:value-type="float" office:value="0.0507575624819727" calcext:value-type="float">
            <text:p>0.0507575624819727</text:p>
          </table:table-cell>
          <table:table-cell office:value-type="float" office:value="0.677041198501873" calcext:value-type="float">
            <text:p>0.677041198501873</text:p>
          </table:table-cell>
          <table:table-cell office:value-type="float" office:value="0.052883178953464" calcext:value-type="float">
            <text:p>0.052883178953464</text:p>
          </table:table-cell>
          <table:table-cell office:value-type="float" office:value="0.662484394506866" calcext:value-type="float">
            <text:p>0.662484394506866</text:p>
          </table:table-cell>
          <table:table-cell office:value-type="float" office:value="0.0620204941775983" calcext:value-type="float">
            <text:p>0.0620204941775983</text:p>
          </table:table-cell>
          <table:table-cell office:value-type="float" office:value="0.682671660424469" calcext:value-type="float">
            <text:p>0.682671660424469</text:p>
          </table:table-cell>
          <table:table-cell office:value-type="float" office:value="0.0517465995736572" calcext:value-type="float">
            <text:p>0.0517465995736572</text:p>
          </table:table-cell>
          <table:table-cell office:value-type="float" office:value="0.683820224719101" calcext:value-type="float">
            <text:p>0.683820224719101</text:p>
          </table:table-cell>
          <table:table-cell office:value-type="float" office:value="0.0546847261972819" calcext:value-type="float">
            <text:p>0.0546847261972819</text:p>
          </table:table-cell>
          <table:table-cell office:value-type="float" office:value="0.671423220973783" calcext:value-type="float">
            <text:p>0.671423220973783</text:p>
          </table:table-cell>
          <table:table-cell office:value-type="float" office:value="0.0519674307974444" calcext:value-type="float">
            <text:p>0.0519674307974444</text:p>
          </table:table-cell>
          <table:table-cell office:value-type="float" office:value="0.671535580524345" calcext:value-type="float">
            <text:p>0.671535580524345</text:p>
          </table:table-cell>
          <table:table-cell office:value-type="float" office:value="0.0349942326390433" calcext:value-type="float">
            <text:p>0.0349942326390433</text:p>
          </table:table-cell>
          <table:table-cell office:value-type="float" office:value="0.688302122347066" calcext:value-type="float">
            <text:p>0.688302122347066</text:p>
          </table:table-cell>
          <table:table-cell office:value-type="float" office:value="0.0574462464227953" calcext:value-type="float">
            <text:p>0.0574462464227953</text:p>
          </table:table-cell>
          <table:table-cell office:value-type="float" office:value="0.678227215980025" calcext:value-type="float">
            <text:p>0.678227215980025</text:p>
          </table:table-cell>
          <table:table-cell office:value-type="float" office:value="0.054654601230765" calcext:value-type="float">
            <text:p>0.054654601230765</text:p>
          </table:table-cell>
          <table:table-cell office:value-type="float" office:value="0.681573033707865" calcext:value-type="float">
            <text:p>0.681573033707865</text:p>
          </table:table-cell>
          <table:table-cell office:value-type="float" office:value="0.064005201533081" calcext:value-type="float">
            <text:p>0.064005201533081</text:p>
          </table:table-cell>
          <table:table-cell office:value-type="float" office:value="0.671510611735331" calcext:value-type="float">
            <text:p>0.671510611735331</text:p>
          </table:table-cell>
          <table:table-cell office:value-type="float" office:value="0.0543591111190706" calcext:value-type="float">
            <text:p>0.05435911111907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Yeast_CYTvsNUC</text:p>
          </table:table-cell>
          <table:table-cell office:value-type="float" office:value="0.66585518102372" calcext:value-type="float">
            <text:p>0.66585518102372</text:p>
          </table:table-cell>
          <table:table-cell office:value-type="float" office:value="0.0486114403644704" calcext:value-type="float">
            <text:p>0.0486114403644704</text:p>
          </table:table-cell>
          <table:table-cell office:value-type="float" office:value="0.60876404494382" calcext:value-type="float">
            <text:p>0.60876404494382</text:p>
          </table:table-cell>
          <table:table-cell office:value-type="float" office:value="0.0451611474625615" calcext:value-type="float">
            <text:p>0.0451611474625615</text:p>
          </table:table-cell>
          <table:table-cell office:value-type="float" office:value="0.669200998751561" calcext:value-type="float">
            <text:p>0.669200998751561</text:p>
          </table:table-cell>
          <table:table-cell office:value-type="float" office:value="0.0540366505351735" calcext:value-type="float">
            <text:p>0.0540366505351735</text:p>
          </table:table-cell>
          <table:table-cell office:value-type="float" office:value="0.666991260923845" calcext:value-type="float">
            <text:p>0.666991260923845</text:p>
          </table:table-cell>
          <table:table-cell office:value-type="float" office:value="0.0462249100115533" calcext:value-type="float">
            <text:p>0.0462249100115533</text:p>
          </table:table-cell>
          <table:table-cell office:value-type="float" office:value="0.67705368289638" calcext:value-type="float">
            <text:p>0.67705368289638</text:p>
          </table:table-cell>
          <table:table-cell office:value-type="float" office:value="0.0625507286323773" calcext:value-type="float">
            <text:p>0.0625507286323773</text:p>
          </table:table-cell>
          <table:table-cell office:value-type="float" office:value="0.675917602996255" calcext:value-type="float">
            <text:p>0.675917602996255</text:p>
          </table:table-cell>
          <table:table-cell office:value-type="float" office:value="0.0543872234173587" calcext:value-type="float">
            <text:p>0.0543872234173587</text:p>
          </table:table-cell>
          <table:table-cell office:value-type="float" office:value="0.678164794007491" calcext:value-type="float">
            <text:p>0.678164794007491</text:p>
          </table:table-cell>
          <table:table-cell office:value-type="float" office:value="0.0537350812691617" calcext:value-type="float">
            <text:p>0.0537350812691617</text:p>
          </table:table-cell>
          <table:table-cell office:value-type="float" office:value="0.66585518102372" calcext:value-type="float">
            <text:p>0.66585518102372</text:p>
          </table:table-cell>
          <table:table-cell office:value-type="float" office:value="0.0543343660656502" calcext:value-type="float">
            <text:p>0.0543343660656502</text:p>
          </table:table-cell>
          <table:table-cell office:value-type="float" office:value="0.679288389513109" calcext:value-type="float">
            <text:p>0.679288389513109</text:p>
          </table:table-cell>
          <table:table-cell office:value-type="float" office:value="0.0539852976902305" calcext:value-type="float">
            <text:p>0.0539852976902305</text:p>
          </table:table-cell>
          <table:table-cell office:value-type="float" office:value="0.679350811485643" calcext:value-type="float">
            <text:p>0.679350811485643</text:p>
          </table:table-cell>
          <table:table-cell office:value-type="float" office:value="0.0643560062445716" calcext:value-type="float">
            <text:p>0.0643560062445716</text:p>
          </table:table-cell>
          <table:table-cell office:value-type="float" office:value="0.679300873907615" calcext:value-type="float">
            <text:p>0.679300873907615</text:p>
          </table:table-cell>
          <table:table-cell office:value-type="float" office:value="0.0574803239916201" calcext:value-type="float">
            <text:p>0.0574803239916201</text:p>
          </table:table-cell>
          <table:table-cell office:value-type="float" office:value="0.676029962546816" calcext:value-type="float">
            <text:p>0.676029962546816</text:p>
          </table:table-cell>
          <table:table-cell office:value-type="float" office:value="0.051844069395371" calcext:value-type="float">
            <text:p>0.051844069395371</text:p>
          </table:table-cell>
          <table:table-cell office:value-type="float" office:value="0.681548064918851" calcext:value-type="float">
            <text:p>0.681548064918851</text:p>
          </table:table-cell>
          <table:table-cell office:value-type="float" office:value="0.059352374859288" calcext:value-type="float">
            <text:p>0.059352374859288</text:p>
          </table:table-cell>
          <table:table-cell office:value-type="float" office:value="0.682671660424469" calcext:value-type="float">
            <text:p>0.682671660424469</text:p>
          </table:table-cell>
          <table:table-cell office:value-type="float" office:value="0.0578826938675699" calcext:value-type="float">
            <text:p>0.0578826938675699</text:p>
          </table:table-cell>
          <table:table-cell office:value-type="float" office:value="0.687203495630462" calcext:value-type="float">
            <text:p>0.687203495630462</text:p>
          </table:table-cell>
          <table:table-cell office:value-type="float" office:value="0.0484637287519004" calcext:value-type="float">
            <text:p>0.0484637287519004</text:p>
          </table:table-cell>
          <table:table-cell office:value-type="float" office:value="0.679288389513109" calcext:value-type="float">
            <text:p>0.679288389513109</text:p>
          </table:table-cell>
          <table:table-cell office:value-type="float" office:value="0.0570507673682206" calcext:value-type="float">
            <text:p>0.057050767368220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Yeast_CYTvsNUC</text:p>
          </table:table-cell>
          <table:table-cell office:value-type="float" office:value="0.663607990012484" calcext:value-type="float">
            <text:p>0.663607990012484</text:p>
          </table:table-cell>
          <table:table-cell office:value-type="float" office:value="0.0512309027103488" calcext:value-type="float">
            <text:p>0.0512309027103488</text:p>
          </table:table-cell>
          <table:table-cell office:value-type="float" office:value="0.619962546816479" calcext:value-type="float">
            <text:p>0.619962546816479</text:p>
          </table:table-cell>
          <table:table-cell office:value-type="float" office:value="0.0505554250011386" calcext:value-type="float">
            <text:p>0.0505554250011386</text:p>
          </table:table-cell>
          <table:table-cell office:value-type="float" office:value="0.677066167290886" calcext:value-type="float">
            <text:p>0.677066167290886</text:p>
          </table:table-cell>
          <table:table-cell office:value-type="float" office:value="0.0500300174389935" calcext:value-type="float">
            <text:p>0.0500300174389935</text:p>
          </table:table-cell>
          <table:table-cell office:value-type="float" office:value="0.664731585518102" calcext:value-type="float">
            <text:p>0.664731585518102</text:p>
          </table:table-cell>
          <table:table-cell office:value-type="float" office:value="0.0430114015661886" calcext:value-type="float">
            <text:p>0.0430114015661886</text:p>
          </table:table-cell>
          <table:table-cell office:value-type="float" office:value="0.681523096129838" calcext:value-type="float">
            <text:p>0.681523096129838</text:p>
          </table:table-cell>
          <table:table-cell office:value-type="float" office:value="0.0626850884142871" calcext:value-type="float">
            <text:p>0.0626850884142871</text:p>
          </table:table-cell>
          <table:table-cell office:value-type="float" office:value="0.677041198501873" calcext:value-type="float">
            <text:p>0.677041198501873</text:p>
          </table:table-cell>
          <table:table-cell office:value-type="float" office:value="0.0496106111689752" calcext:value-type="float">
            <text:p>0.0496106111689752</text:p>
          </table:table-cell>
          <table:table-cell office:value-type="float" office:value="0.680411985018727" calcext:value-type="float">
            <text:p>0.680411985018727</text:p>
          </table:table-cell>
          <table:table-cell office:value-type="float" office:value="0.0606150588401092" calcext:value-type="float">
            <text:p>0.0606150588401092</text:p>
          </table:table-cell>
          <table:table-cell office:value-type="float" office:value="0.666941323345818" calcext:value-type="float">
            <text:p>0.666941323345818</text:p>
          </table:table-cell>
          <table:table-cell office:value-type="float" office:value="0.0611224361322787" calcext:value-type="float">
            <text:p>0.0611224361322787</text:p>
          </table:table-cell>
          <table:table-cell office:value-type="float" office:value="0.678202247191011" calcext:value-type="float">
            <text:p>0.678202247191011</text:p>
          </table:table-cell>
          <table:table-cell office:value-type="float" office:value="0.054563491766953" calcext:value-type="float">
            <text:p>0.054563491766953</text:p>
          </table:table-cell>
          <table:table-cell office:value-type="float" office:value="0.679325842696629" calcext:value-type="float">
            <text:p>0.679325842696629</text:p>
          </table:table-cell>
          <table:table-cell office:value-type="float" office:value="0.060445307536541" calcext:value-type="float">
            <text:p>0.060445307536541</text:p>
          </table:table-cell>
          <table:table-cell office:value-type="float" office:value="0.683770287141074" calcext:value-type="float">
            <text:p>0.683770287141074</text:p>
          </table:table-cell>
          <table:table-cell office:value-type="float" office:value="0.0515215901355158" calcext:value-type="float">
            <text:p>0.0515215901355158</text:p>
          </table:table-cell>
          <table:table-cell office:value-type="float" office:value="0.674893882646692" calcext:value-type="float">
            <text:p>0.674893882646692</text:p>
          </table:table-cell>
          <table:table-cell office:value-type="float" office:value="0.048761872538339" calcext:value-type="float">
            <text:p>0.048761872538339</text:p>
          </table:table-cell>
          <table:table-cell office:value-type="float" office:value="0.68601747815231" calcext:value-type="float">
            <text:p>0.68601747815231</text:p>
          </table:table-cell>
          <table:table-cell office:value-type="float" office:value="0.0512547876990442" calcext:value-type="float">
            <text:p>0.0512547876990442</text:p>
          </table:table-cell>
          <table:table-cell office:value-type="float" office:value="0.686004993757803" calcext:value-type="float">
            <text:p>0.686004993757803</text:p>
          </table:table-cell>
          <table:table-cell office:value-type="float" office:value="0.0510560163799978" calcext:value-type="float">
            <text:p>0.0510560163799978</text:p>
          </table:table-cell>
          <table:table-cell office:value-type="float" office:value="0.695006242197253" calcext:value-type="float">
            <text:p>0.695006242197253</text:p>
          </table:table-cell>
          <table:table-cell office:value-type="float" office:value="0.0513520039421159" calcext:value-type="float">
            <text:p>0.0513520039421159</text:p>
          </table:table-cell>
          <table:table-cell office:value-type="float" office:value="0.679275905118602" calcext:value-type="float">
            <text:p>0.679275905118602</text:p>
          </table:table-cell>
          <table:table-cell office:value-type="float" office:value="0.0566179487624573" calcext:value-type="float">
            <text:p>0.056617948762457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Yeast_CYTvsNUC</text:p>
          </table:table-cell>
          <table:table-cell office:value-type="float" office:value="0.661360799001248" calcext:value-type="float">
            <text:p>0.661360799001248</text:p>
          </table:table-cell>
          <table:table-cell office:value-type="float" office:value="0.0486819266153405" calcext:value-type="float">
            <text:p>0.0486819266153405</text:p>
          </table:table-cell>
          <table:table-cell office:value-type="float" office:value="0.612147315855181" calcext:value-type="float">
            <text:p>0.612147315855181</text:p>
          </table:table-cell>
          <table:table-cell office:value-type="float" office:value="0.0481796293907399" calcext:value-type="float">
            <text:p>0.0481796293907399</text:p>
          </table:table-cell>
          <table:table-cell office:value-type="float" office:value="0.672571785268415" calcext:value-type="float">
            <text:p>0.672571785268415</text:p>
          </table:table-cell>
          <table:table-cell office:value-type="float" office:value="0.0549053536328378" calcext:value-type="float">
            <text:p>0.0549053536328378</text:p>
          </table:table-cell>
          <table:table-cell office:value-type="float" office:value="0.668114856429463" calcext:value-type="float">
            <text:p>0.668114856429463</text:p>
          </table:table-cell>
          <table:table-cell office:value-type="float" office:value="0.045640938388919" calcext:value-type="float">
            <text:p>0.045640938388919</text:p>
          </table:table-cell>
          <table:table-cell office:value-type="float" office:value="0.691610486891386" calcext:value-type="float">
            <text:p>0.691610486891386</text:p>
          </table:table-cell>
          <table:table-cell office:value-type="float" office:value="0.0580641659175797" calcext:value-type="float">
            <text:p>0.0580641659175797</text:p>
          </table:table-cell>
          <table:table-cell office:value-type="float" office:value="0.67705368289638" calcext:value-type="float">
            <text:p>0.67705368289638</text:p>
          </table:table-cell>
          <table:table-cell office:value-type="float" office:value="0.0486846852500635" calcext:value-type="float">
            <text:p>0.0486846852500635</text:p>
          </table:table-cell>
          <table:table-cell office:value-type="float" office:value="0.675942571785268" calcext:value-type="float">
            <text:p>0.675942571785268</text:p>
          </table:table-cell>
          <table:table-cell office:value-type="float" office:value="0.0589534926083819" calcext:value-type="float">
            <text:p>0.0589534926083819</text:p>
          </table:table-cell>
          <table:table-cell office:value-type="float" office:value="0.666928838951311" calcext:value-type="float">
            <text:p>0.666928838951311</text:p>
          </table:table-cell>
          <table:table-cell office:value-type="float" office:value="0.059323880155183" calcext:value-type="float">
            <text:p>0.059323880155183</text:p>
          </table:table-cell>
          <table:table-cell office:value-type="float" office:value="0.678214731585518" calcext:value-type="float">
            <text:p>0.678214731585518</text:p>
          </table:table-cell>
          <table:table-cell office:value-type="float" office:value="0.0557557789146917" calcext:value-type="float">
            <text:p>0.0557557789146917</text:p>
          </table:table-cell>
          <table:table-cell office:value-type="float" office:value="0.684906367041198" calcext:value-type="float">
            <text:p>0.684906367041198</text:p>
          </table:table-cell>
          <table:table-cell office:value-type="float" office:value="0.0612992796615897" calcext:value-type="float">
            <text:p>0.0612992796615897</text:p>
          </table:table-cell>
          <table:table-cell office:value-type="float" office:value="0.687166042446941" calcext:value-type="float">
            <text:p>0.687166042446941</text:p>
          </table:table-cell>
          <table:table-cell office:value-type="float" office:value="0.0571924814922882" calcext:value-type="float">
            <text:p>0.0571924814922882</text:p>
          </table:table-cell>
          <table:table-cell office:value-type="float" office:value="0.67936329588015" calcext:value-type="float">
            <text:p>0.67936329588015</text:p>
          </table:table-cell>
          <table:table-cell office:value-type="float" office:value="0.0462779607114332" calcext:value-type="float">
            <text:p>0.0462779607114332</text:p>
          </table:table-cell>
          <table:table-cell office:value-type="float" office:value="0.684893882646692" calcext:value-type="float">
            <text:p>0.684893882646692</text:p>
          </table:table-cell>
          <table:table-cell office:value-type="float" office:value="0.0560635656331458" calcext:value-type="float">
            <text:p>0.0560635656331458</text:p>
          </table:table-cell>
          <table:table-cell office:value-type="float" office:value="0.672559300873908" calcext:value-type="float">
            <text:p>0.672559300873908</text:p>
          </table:table-cell>
          <table:table-cell office:value-type="float" office:value="0.0457835578253838" calcext:value-type="float">
            <text:p>0.0457835578253838</text:p>
          </table:table-cell>
          <table:table-cell office:value-type="float" office:value="0.688277153558052" calcext:value-type="float">
            <text:p>0.688277153558052</text:p>
          </table:table-cell>
          <table:table-cell office:value-type="float" office:value="0.0540463410507515" calcext:value-type="float">
            <text:p>0.0540463410507515</text:p>
          </table:table-cell>
          <table:table-cell office:value-type="float" office:value="0.683757802746567" calcext:value-type="float">
            <text:p>0.683757802746567</text:p>
          </table:table-cell>
          <table:table-cell office:value-type="float" office:value="0.057990350686417" calcext:value-type="float">
            <text:p>0.057990350686417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Yeast_CYTvsNUC</text:p>
          </table:table-cell>
          <table:table-cell office:value-type="float" office:value="0.659812734082397" calcext:value-type="float">
            <text:p>0.659812734082397</text:p>
          </table:table-cell>
          <table:table-cell office:value-type="float" office:value="0.0493824968737303" calcext:value-type="float">
            <text:p>0.0493824968737303</text:p>
          </table:table-cell>
          <table:table-cell office:value-type="float" office:value="0.610132334581773" calcext:value-type="float">
            <text:p>0.610132334581773</text:p>
          </table:table-cell>
          <table:table-cell office:value-type="float" office:value="0.0440739873436173" calcext:value-type="float">
            <text:p>0.0440739873436173</text:p>
          </table:table-cell>
          <table:table-cell office:value-type="float" office:value="0.66878152309613" calcext:value-type="float">
            <text:p>0.66878152309613</text:p>
          </table:table-cell>
          <table:table-cell office:value-type="float" office:value="0.0492769944517261" calcext:value-type="float">
            <text:p>0.0492769944517261</text:p>
          </table:table-cell>
          <table:table-cell office:value-type="float" office:value="0.66541822721598" calcext:value-type="float">
            <text:p>0.66541822721598</text:p>
          </table:table-cell>
          <table:table-cell office:value-type="float" office:value="0.0431324141574539" calcext:value-type="float">
            <text:p>0.0431324141574539</text:p>
          </table:table-cell>
          <table:table-cell office:value-type="float" office:value="0.680649188514357" calcext:value-type="float">
            <text:p>0.680649188514357</text:p>
          </table:table-cell>
          <table:table-cell office:value-type="float" office:value="0.0586600399990442" calcext:value-type="float">
            <text:p>0.0586600399990442</text:p>
          </table:table-cell>
          <table:table-cell office:value-type="float" office:value="0.671667915106117" calcext:value-type="float">
            <text:p>0.671667915106117</text:p>
          </table:table-cell>
          <table:table-cell office:value-type="float" office:value="0.0469359511275484" calcext:value-type="float">
            <text:p>0.0469359511275484</text:p>
          </table:table-cell>
          <table:table-cell office:value-type="float" office:value="0.67594506866417" calcext:value-type="float">
            <text:p>0.67594506866417</text:p>
          </table:table-cell>
          <table:table-cell office:value-type="float" office:value="0.052652723688248" calcext:value-type="float">
            <text:p>0.052652723688248</text:p>
          </table:table-cell>
          <table:table-cell office:value-type="float" office:value="0.663375780274657" calcext:value-type="float">
            <text:p>0.663375780274657</text:p>
          </table:table-cell>
          <table:table-cell office:value-type="float" office:value="0.0573315111168449" calcext:value-type="float">
            <text:p>0.0573315111168449</text:p>
          </table:table-cell>
          <table:table-cell office:value-type="float" office:value="0.680219725343321" calcext:value-type="float">
            <text:p>0.680219725343321</text:p>
          </table:table-cell>
          <table:table-cell office:value-type="float" office:value="0.0495919747163474" calcext:value-type="float">
            <text:p>0.0495919747163474</text:p>
          </table:table-cell>
          <table:table-cell office:value-type="float" office:value="0.676639200998751" calcext:value-type="float">
            <text:p>0.676639200998751</text:p>
          </table:table-cell>
          <table:table-cell office:value-type="float" office:value="0.0580306718948712" calcext:value-type="float">
            <text:p>0.0580306718948712</text:p>
          </table:table-cell>
          <table:table-cell office:value-type="float" office:value="0.677957553058677" calcext:value-type="float">
            <text:p>0.677957553058677</text:p>
          </table:table-cell>
          <table:table-cell office:value-type="float" office:value="0.0516888068683421" calcext:value-type="float">
            <text:p>0.0516888068683421</text:p>
          </table:table-cell>
          <table:table-cell office:value-type="float" office:value="0.672868913857678" calcext:value-type="float">
            <text:p>0.672868913857678</text:p>
          </table:table-cell>
          <table:table-cell office:value-type="float" office:value="0.0473458659353199" calcext:value-type="float">
            <text:p>0.0473458659353199</text:p>
          </table:table-cell>
          <table:table-cell office:value-type="float" office:value="0.682007490636704" calcext:value-type="float">
            <text:p>0.682007490636704</text:p>
          </table:table-cell>
          <table:table-cell office:value-type="float" office:value="0.051466912018878" calcext:value-type="float">
            <text:p>0.051466912018878</text:p>
          </table:table-cell>
          <table:table-cell office:value-type="float" office:value="0.677525593008739" calcext:value-type="float">
            <text:p>0.677525593008739</text:p>
          </table:table-cell>
          <table:table-cell office:value-type="float" office:value="0.0502836009459279" calcext:value-type="float">
            <text:p>0.0502836009459279</text:p>
          </table:table-cell>
          <table:table-cell office:value-type="float" office:value="0.682234706616729" calcext:value-type="float">
            <text:p>0.682234706616729</text:p>
          </table:table-cell>
          <table:table-cell office:value-type="float" office:value="0.0537891672322061" calcext:value-type="float">
            <text:p>0.0537891672322061</text:p>
          </table:table-cell>
          <table:table-cell office:value-type="float" office:value="0.675722846441947" calcext:value-type="float">
            <text:p>0.675722846441947</text:p>
          </table:table-cell>
          <table:table-cell office:value-type="float" office:value="0.0531775621224979" calcext:value-type="float">
            <text:p>0.053177562122497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Yeast_CYTvsNUC</text:p>
          </table:table-cell>
          <table:table-cell office:value-type="float" office:value="0.663595505617977" calcext:value-type="float">
            <text:p>0.663595505617977</text:p>
          </table:table-cell>
          <table:table-cell office:value-type="float" office:value="0.038139737811723" calcext:value-type="float">
            <text:p>0.038139737811723</text:p>
          </table:table-cell>
          <table:table-cell office:value-type="float" office:value="0.668152309612984" calcext:value-type="float">
            <text:p>0.668152309612984</text:p>
          </table:table-cell>
          <table:table-cell office:value-type="float" office:value="0.0538110858065909" calcext:value-type="float">
            <text:p>0.0538110858065909</text:p>
          </table:table-cell>
          <table:table-cell office:value-type="float" office:value="0.666991260923845" calcext:value-type="float">
            <text:p>0.666991260923845</text:p>
          </table:table-cell>
          <table:table-cell office:value-type="float" office:value="0.0497145874404501" calcext:value-type="float">
            <text:p>0.0497145874404501</text:p>
          </table:table-cell>
          <table:table-cell office:value-type="float" office:value="0.663632958801498" calcext:value-type="float">
            <text:p>0.663632958801498</text:p>
          </table:table-cell>
          <table:table-cell office:value-type="float" office:value="0.0562445350458942" calcext:value-type="float">
            <text:p>0.0562445350458942</text:p>
          </table:table-cell>
          <table:table-cell office:value-type="float" office:value="0.667041198501873" calcext:value-type="float">
            <text:p>0.667041198501873</text:p>
          </table:table-cell>
          <table:table-cell office:value-type="float" office:value="0.0321918288723125" calcext:value-type="float">
            <text:p>0.0321918288723125</text:p>
          </table:table-cell>
          <table:table-cell office:value-type="float" office:value="0.664769038701623" calcext:value-type="float">
            <text:p>0.664769038701623</text:p>
          </table:table-cell>
          <table:table-cell office:value-type="float" office:value="0.0443439881791319" calcext:value-type="float">
            <text:p>0.0443439881791319</text:p>
          </table:table-cell>
          <table:table-cell office:value-type="float" office:value="0.669225967540574" calcext:value-type="float">
            <text:p>0.669225967540574</text:p>
          </table:table-cell>
          <table:table-cell office:value-type="float" office:value="0.0337250846108892" calcext:value-type="float">
            <text:p>0.0337250846108892</text:p>
          </table:table-cell>
          <table:table-cell office:value-type="float" office:value="0.659088639200999" calcext:value-type="float">
            <text:p>0.659088639200999</text:p>
          </table:table-cell>
          <table:table-cell office:value-type="float" office:value="0.05766240914265" calcext:value-type="float">
            <text:p>0.05766240914265</text:p>
          </table:table-cell>
          <table:table-cell office:value-type="float" office:value="0.656916354556804" calcext:value-type="float">
            <text:p>0.656916354556804</text:p>
          </table:table-cell>
          <table:table-cell office:value-type="float" office:value="0.0289904767304518" calcext:value-type="float">
            <text:p>0.0289904767304518</text:p>
          </table:table-cell>
          <table:table-cell office:value-type="float" office:value="0.648014981273408" calcext:value-type="float">
            <text:p>0.648014981273408</text:p>
          </table:table-cell>
          <table:table-cell office:value-type="float" office:value="0.043334266685533" calcext:value-type="float">
            <text:p>0.043334266685533</text:p>
          </table:table-cell>
          <table:table-cell office:value-type="float" office:value="0.668164794007491" calcext:value-type="float">
            <text:p>0.668164794007491</text:p>
          </table:table-cell>
          <table:table-cell office:value-type="float" office:value="0.0496685777450286" calcext:value-type="float">
            <text:p>0.0496685777450286</text:p>
          </table:table-cell>
          <table:table-cell office:value-type="float" office:value="0.649088639200999" calcext:value-type="float">
            <text:p>0.649088639200999</text:p>
          </table:table-cell>
          <table:table-cell office:value-type="float" office:value="0.0611599091388048" calcext:value-type="float">
            <text:p>0.0611599091388048</text:p>
          </table:table-cell>
          <table:table-cell office:value-type="float" office:value="0.684968789013733" calcext:value-type="float">
            <text:p>0.684968789013733</text:p>
          </table:table-cell>
          <table:table-cell office:value-type="float" office:value="0.0333175721503728" calcext:value-type="float">
            <text:p>0.0333175721503728</text:p>
          </table:table-cell>
          <table:table-cell office:value-type="float" office:value="0.67147315855181" calcext:value-type="float">
            <text:p>0.67147315855181</text:p>
          </table:table-cell>
          <table:table-cell office:value-type="float" office:value="0.0488578391345278" calcext:value-type="float">
            <text:p>0.0488578391345278</text:p>
          </table:table-cell>
          <table:table-cell office:value-type="float" office:value="0.678152309612984" calcext:value-type="float">
            <text:p>0.678152309612984</text:p>
          </table:table-cell>
          <table:table-cell office:value-type="float" office:value="0.045306676290411" calcext:value-type="float">
            <text:p>0.045306676290411</text:p>
          </table:table-cell>
          <table:table-cell office:value-type="float" office:value="0.661360799001248" calcext:value-type="float">
            <text:p>0.661360799001248</text:p>
          </table:table-cell>
          <table:table-cell office:value-type="float" office:value="0.0495513308606827" calcext:value-type="float">
            <text:p>0.049551330860682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Yeast_CYTvsNUC</text:p>
          </table:table-cell>
          <table:table-cell office:value-type="float" office:value="0.681560549313358" calcext:value-type="float">
            <text:p>0.681560549313358</text:p>
          </table:table-cell>
          <table:table-cell office:value-type="float" office:value="0.0421538948772877" calcext:value-type="float">
            <text:p>0.0421538948772877</text:p>
          </table:table-cell>
          <table:table-cell office:value-type="float" office:value="0.683832709113608" calcext:value-type="float">
            <text:p>0.683832709113608</text:p>
          </table:table-cell>
          <table:table-cell office:value-type="float" office:value="0.044395136074817" calcext:value-type="float">
            <text:p>0.044395136074817</text:p>
          </table:table-cell>
          <table:table-cell office:value-type="float" office:value="0.681560549313358" calcext:value-type="float">
            <text:p>0.681560549313358</text:p>
          </table:table-cell>
          <table:table-cell office:value-type="float" office:value="0.0447507470327775" calcext:value-type="float">
            <text:p>0.0447507470327775</text:p>
          </table:table-cell>
          <table:table-cell office:value-type="float" office:value="0.679388264669164" calcext:value-type="float">
            <text:p>0.679388264669164</text:p>
          </table:table-cell>
          <table:table-cell office:value-type="float" office:value="0.0498693683836898" calcext:value-type="float">
            <text:p>0.0498693683836898</text:p>
          </table:table-cell>
          <table:table-cell office:value-type="float" office:value="0.675942571785268" calcext:value-type="float">
            <text:p>0.675942571785268</text:p>
          </table:table-cell>
          <table:table-cell office:value-type="float" office:value="0.0455413360435621" calcext:value-type="float">
            <text:p>0.0455413360435621</text:p>
          </table:table-cell>
          <table:table-cell office:value-type="float" office:value="0.68498127340824" calcext:value-type="float">
            <text:p>0.68498127340824</text:p>
          </table:table-cell>
          <table:table-cell office:value-type="float" office:value="0.0424485752788251" calcext:value-type="float">
            <text:p>0.0424485752788251</text:p>
          </table:table-cell>
          <table:table-cell office:value-type="float" office:value="0.691647940074906" calcext:value-type="float">
            <text:p>0.691647940074906</text:p>
          </table:table-cell>
          <table:table-cell office:value-type="float" office:value="0.0390338502716747" calcext:value-type="float">
            <text:p>0.0390338502716747</text:p>
          </table:table-cell>
          <table:table-cell office:value-type="float" office:value="0.670362047440699" calcext:value-type="float">
            <text:p>0.670362047440699</text:p>
          </table:table-cell>
          <table:table-cell office:value-type="float" office:value="0.0532468231558317" calcext:value-type="float">
            <text:p>0.0532468231558317</text:p>
          </table:table-cell>
          <table:table-cell office:value-type="float" office:value="0.689425717852684" calcext:value-type="float">
            <text:p>0.689425717852684</text:p>
          </table:table-cell>
          <table:table-cell office:value-type="float" office:value="0.0470244071751715" calcext:value-type="float">
            <text:p>0.0470244071751715</text:p>
          </table:table-cell>
          <table:table-cell office:value-type="float" office:value="0.662496878901373" calcext:value-type="float">
            <text:p>0.662496878901373</text:p>
          </table:table-cell>
          <table:table-cell office:value-type="float" office:value="0.0448851052176326" calcext:value-type="float">
            <text:p>0.0448851052176326</text:p>
          </table:table-cell>
          <table:table-cell office:value-type="float" office:value="0.669188514357054" calcext:value-type="float">
            <text:p>0.669188514357054</text:p>
          </table:table-cell>
          <table:table-cell office:value-type="float" office:value="0.0637772638120722" calcext:value-type="float">
            <text:p>0.0637772638120722</text:p>
          </table:table-cell>
          <table:table-cell office:value-type="float" office:value="0.678202247191011" calcext:value-type="float">
            <text:p>0.678202247191011</text:p>
          </table:table-cell>
          <table:table-cell office:value-type="float" office:value="0.0452714664259441" calcext:value-type="float">
            <text:p>0.0452714664259441</text:p>
          </table:table-cell>
          <table:table-cell office:value-type="float" office:value="0.686029962546817" calcext:value-type="float">
            <text:p>0.686029962546817</text:p>
          </table:table-cell>
          <table:table-cell office:value-type="float" office:value="0.0468816839124409" calcext:value-type="float">
            <text:p>0.0468816839124409</text:p>
          </table:table-cell>
          <table:table-cell office:value-type="float" office:value="0.679288389513109" calcext:value-type="float">
            <text:p>0.679288389513109</text:p>
          </table:table-cell>
          <table:table-cell office:value-type="float" office:value="0.0488246936596213" calcext:value-type="float">
            <text:p>0.0488246936596213</text:p>
          </table:table-cell>
          <table:table-cell office:value-type="float" office:value="0.686004993757803" calcext:value-type="float">
            <text:p>0.686004993757803</text:p>
          </table:table-cell>
          <table:table-cell office:value-type="float" office:value="0.0439704576937439" calcext:value-type="float">
            <text:p>0.0439704576937439</text:p>
          </table:table-cell>
          <table:table-cell office:value-type="float" office:value="0.665917602996255" calcext:value-type="float">
            <text:p>0.665917602996255</text:p>
          </table:table-cell>
          <table:table-cell office:value-type="float" office:value="0.0539522320525171" calcext:value-type="float">
            <text:p>0.053952232052517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Yeast_CYTvsNUC</text:p>
          </table:table-cell>
          <table:table-cell office:value-type="float" office:value="0.682684144818976" calcext:value-type="float">
            <text:p>0.682684144818976</text:p>
          </table:table-cell>
          <table:table-cell office:value-type="float" office:value="0.0468178683846295" calcext:value-type="float">
            <text:p>0.0468178683846295</text:p>
          </table:table-cell>
          <table:table-cell office:value-type="float" office:value="0.682734082397004" calcext:value-type="float">
            <text:p>0.682734082397004</text:p>
          </table:table-cell>
          <table:table-cell office:value-type="float" office:value="0.0445883062284853" calcext:value-type="float">
            <text:p>0.0445883062284853</text:p>
          </table:table-cell>
          <table:table-cell office:value-type="float" office:value="0.683832709113608" calcext:value-type="float">
            <text:p>0.683832709113608</text:p>
          </table:table-cell>
          <table:table-cell office:value-type="float" office:value="0.0434511634307489" calcext:value-type="float">
            <text:p>0.0434511634307489</text:p>
          </table:table-cell>
          <table:table-cell office:value-type="float" office:value="0.687215980024969" calcext:value-type="float">
            <text:p>0.687215980024969</text:p>
          </table:table-cell>
          <table:table-cell office:value-type="float" office:value="0.0415258394863659" calcext:value-type="float">
            <text:p>0.0415258394863659</text:p>
          </table:table-cell>
          <table:table-cell office:value-type="float" office:value="0.687215980024969" calcext:value-type="float">
            <text:p>0.687215980024969</text:p>
          </table:table-cell>
          <table:table-cell office:value-type="float" office:value="0.0564202617780902" calcext:value-type="float">
            <text:p>0.0564202617780902</text:p>
          </table:table-cell>
          <table:table-cell office:value-type="float" office:value="0.689463171036205" calcext:value-type="float">
            <text:p>0.689463171036205</text:p>
          </table:table-cell>
          <table:table-cell office:value-type="float" office:value="0.0410000896954922" calcext:value-type="float">
            <text:p>0.0410000896954922</text:p>
          </table:table-cell>
          <table:table-cell office:value-type="float" office:value="0.689413233458177" calcext:value-type="float">
            <text:p>0.689413233458177</text:p>
          </table:table-cell>
          <table:table-cell office:value-type="float" office:value="0.0396013530003923" calcext:value-type="float">
            <text:p>0.0396013530003923</text:p>
          </table:table-cell>
          <table:table-cell office:value-type="float" office:value="0.683807740324594" calcext:value-type="float">
            <text:p>0.683807740324594</text:p>
          </table:table-cell>
          <table:table-cell office:value-type="float" office:value="0.0496491200634506" calcext:value-type="float">
            <text:p>0.0496491200634506</text:p>
          </table:table-cell>
          <table:table-cell office:value-type="float" office:value="0.680449438202247" calcext:value-type="float">
            <text:p>0.680449438202247</text:p>
          </table:table-cell>
          <table:table-cell office:value-type="float" office:value="0.0393525506719378" calcext:value-type="float">
            <text:p>0.0393525506719378</text:p>
          </table:table-cell>
          <table:table-cell office:value-type="float" office:value="0.675942571785268" calcext:value-type="float">
            <text:p>0.675942571785268</text:p>
          </table:table-cell>
          <table:table-cell office:value-type="float" office:value="0.0416815961694608" calcext:value-type="float">
            <text:p>0.0416815961694608</text:p>
          </table:table-cell>
          <table:table-cell office:value-type="float" office:value="0.684943820224719" calcext:value-type="float">
            <text:p>0.684943820224719</text:p>
          </table:table-cell>
          <table:table-cell office:value-type="float" office:value="0.0386185371730942" calcext:value-type="float">
            <text:p>0.0386185371730942</text:p>
          </table:table-cell>
          <table:table-cell office:value-type="float" office:value="0.678202247191011" calcext:value-type="float">
            <text:p>0.678202247191011</text:p>
          </table:table-cell>
          <table:table-cell office:value-type="float" office:value="0.0479468368098447" calcext:value-type="float">
            <text:p>0.0479468368098447</text:p>
          </table:table-cell>
          <table:table-cell office:value-type="float" office:value="0.686042446941323" calcext:value-type="float">
            <text:p>0.686042446941323</text:p>
          </table:table-cell>
          <table:table-cell office:value-type="float" office:value="0.0424469739622731" calcext:value-type="float">
            <text:p>0.0424469739622731</text:p>
          </table:table-cell>
          <table:table-cell office:value-type="float" office:value="0.683770287141074" calcext:value-type="float">
            <text:p>0.683770287141074</text:p>
          </table:table-cell>
          <table:table-cell office:value-type="float" office:value="0.048150144315052" calcext:value-type="float">
            <text:p>0.048150144315052</text:p>
          </table:table-cell>
          <table:table-cell office:value-type="float" office:value="0.693870162297129" calcext:value-type="float">
            <text:p>0.693870162297129</text:p>
          </table:table-cell>
          <table:table-cell office:value-type="float" office:value="0.0484245203818884" calcext:value-type="float">
            <text:p>0.0484245203818884</text:p>
          </table:table-cell>
          <table:table-cell office:value-type="float" office:value="0.677128589263421" calcext:value-type="float">
            <text:p>0.677128589263421</text:p>
          </table:table-cell>
          <table:table-cell office:value-type="float" office:value="0.0559932415969323" calcext:value-type="float">
            <text:p>0.05599324159693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Yeast_CYTvsNUC</text:p>
          </table:table-cell>
          <table:table-cell office:value-type="float" office:value="0.688252184769039" calcext:value-type="float">
            <text:p>0.688252184769039</text:p>
          </table:table-cell>
          <table:table-cell office:value-type="float" office:value="0.0402165671253046" calcext:value-type="float">
            <text:p>0.0402165671253046</text:p>
          </table:table-cell>
          <table:table-cell office:value-type="float" office:value="0.678189762796504" calcext:value-type="float">
            <text:p>0.678189762796504</text:p>
          </table:table-cell>
          <table:table-cell office:value-type="float" office:value="0.0411224344733862" calcext:value-type="float">
            <text:p>0.0411224344733862</text:p>
          </table:table-cell>
          <table:table-cell office:value-type="float" office:value="0.680461922596754" calcext:value-type="float">
            <text:p>0.680461922596754</text:p>
          </table:table-cell>
          <table:table-cell office:value-type="float" office:value="0.0482347793852227" calcext:value-type="float">
            <text:p>0.0482347793852227</text:p>
          </table:table-cell>
          <table:table-cell office:value-type="float" office:value="0.685006242197253" calcext:value-type="float">
            <text:p>0.685006242197253</text:p>
          </table:table-cell>
          <table:table-cell office:value-type="float" office:value="0.0435529633180968" calcext:value-type="float">
            <text:p>0.0435529633180968</text:p>
          </table:table-cell>
          <table:table-cell office:value-type="float" office:value="0.680461922596754" calcext:value-type="float">
            <text:p>0.680461922596754</text:p>
          </table:table-cell>
          <table:table-cell office:value-type="float" office:value="0.0470439657356935" calcext:value-type="float">
            <text:p>0.0470439657356935</text:p>
          </table:table-cell>
          <table:table-cell office:value-type="float" office:value="0.688339575530587" calcext:value-type="float">
            <text:p>0.688339575530587</text:p>
          </table:table-cell>
          <table:table-cell office:value-type="float" office:value="0.0536678355708507" calcext:value-type="float">
            <text:p>0.0536678355708507</text:p>
          </table:table-cell>
          <table:table-cell office:value-type="float" office:value="0.692771535580524" calcext:value-type="float">
            <text:p>0.692771535580524</text:p>
          </table:table-cell>
          <table:table-cell office:value-type="float" office:value="0.0444212327615821" calcext:value-type="float">
            <text:p>0.0444212327615821</text:p>
          </table:table-cell>
          <table:table-cell office:value-type="float" office:value="0.693882646691635" calcext:value-type="float">
            <text:p>0.693882646691635</text:p>
          </table:table-cell>
          <table:table-cell office:value-type="float" office:value="0.0486572947358801" calcext:value-type="float">
            <text:p>0.0486572947358801</text:p>
          </table:table-cell>
          <table:table-cell office:value-type="float" office:value="0.681573033707865" calcext:value-type="float">
            <text:p>0.681573033707865</text:p>
          </table:table-cell>
          <table:table-cell office:value-type="float" office:value="0.0433842718468715" calcext:value-type="float">
            <text:p>0.0433842718468715</text:p>
          </table:table-cell>
          <table:table-cell office:value-type="float" office:value="0.674831460674157" calcext:value-type="float">
            <text:p>0.674831460674157</text:p>
          </table:table-cell>
          <table:table-cell office:value-type="float" office:value="0.0468538880459669" calcext:value-type="float">
            <text:p>0.0468538880459669</text:p>
          </table:table-cell>
          <table:table-cell office:value-type="float" office:value="0.693895131086142" calcext:value-type="float">
            <text:p>0.693895131086142</text:p>
          </table:table-cell>
          <table:table-cell office:value-type="float" office:value="0.0494406699902956" calcext:value-type="float">
            <text:p>0.0494406699902956</text:p>
          </table:table-cell>
          <table:table-cell office:value-type="float" office:value="0.6770911360799" calcext:value-type="float">
            <text:p>0.6770911360799</text:p>
          </table:table-cell>
          <table:table-cell office:value-type="float" office:value="0.0498369512584919" calcext:value-type="float">
            <text:p>0.0498369512584919</text:p>
          </table:table-cell>
          <table:table-cell office:value-type="float" office:value="0.690511860174782" calcext:value-type="float">
            <text:p>0.690511860174782</text:p>
          </table:table-cell>
          <table:table-cell office:value-type="float" office:value="0.047557514370855" calcext:value-type="float">
            <text:p>0.047557514370855</text:p>
          </table:table-cell>
          <table:table-cell office:value-type="float" office:value="0.683770287141074" calcext:value-type="float">
            <text:p>0.683770287141074</text:p>
          </table:table-cell>
          <table:table-cell office:value-type="float" office:value="0.0539220511387314" calcext:value-type="float">
            <text:p>0.0539220511387314</text:p>
          </table:table-cell>
          <table:table-cell office:value-type="float" office:value="0.688214731585518" calcext:value-type="float">
            <text:p>0.688214731585518</text:p>
          </table:table-cell>
          <table:table-cell office:value-type="float" office:value="0.0563750617015753" calcext:value-type="float">
            <text:p>0.0563750617015753</text:p>
          </table:table-cell>
          <table:table-cell office:value-type="float" office:value="0.680449438202247" calcext:value-type="float">
            <text:p>0.680449438202247</text:p>
          </table:table-cell>
          <table:table-cell office:value-type="float" office:value="0.057096122552212" calcext:value-type="float">
            <text:p>0.05709612255221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Yeast_CYTvsNUC</text:p>
          </table:table-cell>
          <table:table-cell office:value-type="float" office:value="0.691622971285893" calcext:value-type="float">
            <text:p>0.691622971285893</text:p>
          </table:table-cell>
          <table:table-cell office:value-type="float" office:value="0.044295287359073" calcext:value-type="float">
            <text:p>0.044295287359073</text:p>
          </table:table-cell>
          <table:table-cell office:value-type="float" office:value="0.686029962546817" calcext:value-type="float">
            <text:p>0.686029962546817</text:p>
          </table:table-cell>
          <table:table-cell office:value-type="float" office:value="0.0492423673970499" calcext:value-type="float">
            <text:p>0.0492423673970499</text:p>
          </table:table-cell>
          <table:table-cell office:value-type="float" office:value="0.675980024968789" calcext:value-type="float">
            <text:p>0.675980024968789</text:p>
          </table:table-cell>
          <table:table-cell office:value-type="float" office:value="0.0519202804971718" calcext:value-type="float">
            <text:p>0.0519202804971718</text:p>
          </table:table-cell>
          <table:table-cell office:value-type="float" office:value="0.686104868913858" calcext:value-type="float">
            <text:p>0.686104868913858</text:p>
          </table:table-cell>
          <table:table-cell office:value-type="float" office:value="0.0333791014047956" calcext:value-type="float">
            <text:p>0.0333791014047956</text:p>
          </table:table-cell>
          <table:table-cell office:value-type="float" office:value="0.682659176029962" calcext:value-type="float">
            <text:p>0.682659176029962</text:p>
          </table:table-cell>
          <table:table-cell office:value-type="float" office:value="0.0435795961155098" calcext:value-type="float">
            <text:p>0.0435795961155098</text:p>
          </table:table-cell>
          <table:table-cell office:value-type="float" office:value="0.689463171036205" calcext:value-type="float">
            <text:p>0.689463171036205</text:p>
          </table:table-cell>
          <table:table-cell office:value-type="float" office:value="0.0537168934921737" calcext:value-type="float">
            <text:p>0.0537168934921737</text:p>
          </table:table-cell>
          <table:table-cell office:value-type="float" office:value="0.683820224719101" calcext:value-type="float">
            <text:p>0.683820224719101</text:p>
          </table:table-cell>
          <table:table-cell office:value-type="float" office:value="0.0454379824422852" calcext:value-type="float">
            <text:p>0.0454379824422852</text:p>
          </table:table-cell>
          <table:table-cell office:value-type="float" office:value="0.68605493133583" calcext:value-type="float">
            <text:p>0.68605493133583</text:p>
          </table:table-cell>
          <table:table-cell office:value-type="float" office:value="0.0518704198155883" calcext:value-type="float">
            <text:p>0.0518704198155883</text:p>
          </table:table-cell>
          <table:table-cell office:value-type="float" office:value="0.683807740324594" calcext:value-type="float">
            <text:p>0.683807740324594</text:p>
          </table:table-cell>
          <table:table-cell office:value-type="float" office:value="0.0445742441815867" calcext:value-type="float">
            <text:p>0.0445742441815867</text:p>
          </table:table-cell>
          <table:table-cell office:value-type="float" office:value="0.663607990012484" calcext:value-type="float">
            <text:p>0.663607990012484</text:p>
          </table:table-cell>
          <table:table-cell office:value-type="float" office:value="0.0428988392731961" calcext:value-type="float">
            <text:p>0.0428988392731961</text:p>
          </table:table-cell>
          <table:table-cell office:value-type="float" office:value="0.682671660424469" calcext:value-type="float">
            <text:p>0.682671660424469</text:p>
          </table:table-cell>
          <table:table-cell office:value-type="float" office:value="0.0566580281494515" calcext:value-type="float">
            <text:p>0.0566580281494515</text:p>
          </table:table-cell>
          <table:table-cell office:value-type="float" office:value="0.683807740324594" calcext:value-type="float">
            <text:p>0.683807740324594</text:p>
          </table:table-cell>
          <table:table-cell office:value-type="float" office:value="0.0487814586906898" calcext:value-type="float">
            <text:p>0.0487814586906898</text:p>
          </table:table-cell>
          <table:table-cell office:value-type="float" office:value="0.690499375780275" calcext:value-type="float">
            <text:p>0.690499375780275</text:p>
          </table:table-cell>
          <table:table-cell office:value-type="float" office:value="0.0482380536384193" calcext:value-type="float">
            <text:p>0.0482380536384193</text:p>
          </table:table-cell>
          <table:table-cell office:value-type="float" office:value="0.688277153558052" calcext:value-type="float">
            <text:p>0.688277153558052</text:p>
          </table:table-cell>
          <table:table-cell office:value-type="float" office:value="0.0430832195672387" calcext:value-type="float">
            <text:p>0.0430832195672387</text:p>
          </table:table-cell>
          <table:table-cell office:value-type="float" office:value="0.684868913857678" calcext:value-type="float">
            <text:p>0.684868913857678</text:p>
          </table:table-cell>
          <table:table-cell office:value-type="float" office:value="0.0584249151637766" calcext:value-type="float">
            <text:p>0.0584249151637766</text:p>
          </table:table-cell>
          <table:table-cell office:value-type="float" office:value="0.680449438202247" calcext:value-type="float">
            <text:p>0.680449438202247</text:p>
          </table:table-cell>
          <table:table-cell office:value-type="float" office:value="0.0535288689611948" calcext:value-type="float">
            <text:p>0.0535288689611948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Yeast_CYTvsNUC</text:p>
          </table:table-cell>
          <table:table-cell office:value-type="float" office:value="0.681543071161049" calcext:value-type="float">
            <text:p>0.681543071161049</text:p>
          </table:table-cell>
          <table:table-cell office:value-type="float" office:value="0.0423246711116036" calcext:value-type="float">
            <text:p>0.0423246711116036</text:p>
          </table:table-cell>
          <table:table-cell office:value-type="float" office:value="0.679787765293383" calcext:value-type="float">
            <text:p>0.679787765293383</text:p>
          </table:table-cell>
          <table:table-cell office:value-type="float" office:value="0.0466318659960659" calcext:value-type="float">
            <text:p>0.0466318659960659</text:p>
          </table:table-cell>
          <table:table-cell office:value-type="float" office:value="0.677765293383271" calcext:value-type="float">
            <text:p>0.677765293383271</text:p>
          </table:table-cell>
          <table:table-cell office:value-type="float" office:value="0.0476143115572742" calcext:value-type="float">
            <text:p>0.0476143115572742</text:p>
          </table:table-cell>
          <table:table-cell office:value-type="float" office:value="0.680269662921348" calcext:value-type="float">
            <text:p>0.680269662921348</text:p>
          </table:table-cell>
          <table:table-cell office:value-type="float" office:value="0.0449143615277685" calcext:value-type="float">
            <text:p>0.0449143615277685</text:p>
          </table:table-cell>
          <table:table-cell office:value-type="float" office:value="0.678664169787765" calcext:value-type="float">
            <text:p>0.678664169787765</text:p>
          </table:table-cell>
          <table:table-cell office:value-type="float" office:value="0.0449553977090336" calcext:value-type="float">
            <text:p>0.0449553977090336</text:p>
          </table:table-cell>
          <table:table-cell office:value-type="float" office:value="0.683403245942572" calcext:value-type="float">
            <text:p>0.683403245942572</text:p>
          </table:table-cell>
          <table:table-cell office:value-type="float" office:value="0.0470354764432947" calcext:value-type="float">
            <text:p>0.0470354764432947</text:p>
          </table:table-cell>
          <table:table-cell office:value-type="float" office:value="0.685375780274657" calcext:value-type="float">
            <text:p>0.685375780274657</text:p>
          </table:table-cell>
          <table:table-cell office:value-type="float" office:value="0.0404439006173647" calcext:value-type="float">
            <text:p>0.0404439006173647</text:p>
          </table:table-cell>
          <table:table-cell office:value-type="float" office:value="0.678639200998752" calcext:value-type="float">
            <text:p>0.678639200998752</text:p>
          </table:table-cell>
          <table:table-cell office:value-type="float" office:value="0.0522172133826801" calcext:value-type="float">
            <text:p>0.0522172133826801</text:p>
          </table:table-cell>
          <table:table-cell office:value-type="float" office:value="0.678434456928839" calcext:value-type="float">
            <text:p>0.678434456928839</text:p>
          </table:table-cell>
          <table:table-cell office:value-type="float" office:value="0.0406651901212039" calcext:value-type="float">
            <text:p>0.0406651901212039</text:p>
          </table:table-cell>
          <table:table-cell office:value-type="float" office:value="0.664978776529338" calcext:value-type="float">
            <text:p>0.664978776529338</text:p>
          </table:table-cell>
          <table:table-cell office:value-type="float" office:value="0.0439307390783579" calcext:value-type="float">
            <text:p>0.0439307390783579</text:p>
          </table:table-cell>
          <table:table-cell office:value-type="float" office:value="0.679772784019975" calcext:value-type="float">
            <text:p>0.679772784019975</text:p>
          </table:table-cell>
          <table:table-cell office:value-type="float" office:value="0.0516326153739884" calcext:value-type="float">
            <text:p>0.0516326153739884</text:p>
          </table:table-cell>
          <table:table-cell office:value-type="float" office:value="0.673278401997503" calcext:value-type="float">
            <text:p>0.673278401997503</text:p>
          </table:table-cell>
          <table:table-cell office:value-type="float" office:value="0.0505993244647551" calcext:value-type="float">
            <text:p>0.0505993244647551</text:p>
          </table:table-cell>
          <table:table-cell office:value-type="float" office:value="0.687610486891386" calcext:value-type="float">
            <text:p>0.687610486891386</text:p>
          </table:table-cell>
          <table:table-cell office:value-type="float" office:value="0.0436883596068722" calcext:value-type="float">
            <text:p>0.0436883596068722</text:p>
          </table:table-cell>
          <table:table-cell office:value-type="float" office:value="0.681315855181024" calcext:value-type="float">
            <text:p>0.681315855181024</text:p>
          </table:table-cell>
          <table:table-cell office:value-type="float" office:value="0.0485675895630342" calcext:value-type="float">
            <text:p>0.0485675895630342</text:p>
          </table:table-cell>
          <table:table-cell office:value-type="float" office:value="0.686222222222222" calcext:value-type="float">
            <text:p>0.686222222222222</text:p>
          </table:table-cell>
          <table:table-cell office:value-type="float" office:value="0.050500326246279" calcext:value-type="float">
            <text:p>0.050500326246279</text:p>
          </table:table-cell>
          <table:table-cell office:value-type="float" office:value="0.673061173533084" calcext:value-type="float">
            <text:p>0.673061173533084</text:p>
          </table:table-cell>
          <table:table-cell office:value-type="float" office:value="0.0540243592047078" calcext:value-type="float">
            <text:p>0.05402435920470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arrhythmia_cfs</text:p>
          </table:table-cell>
          <table:table-cell office:value-type="float" office:value="0.827487922705314" calcext:value-type="float">
            <text:p>0.827487922705314</text:p>
          </table:table-cell>
          <table:table-cell office:value-type="float" office:value="0.0338994839181741" calcext:value-type="float">
            <text:p>0.0338994839181741</text:p>
          </table:table-cell>
          <table:table-cell office:value-type="float" office:value="0.801062801932367" calcext:value-type="float">
            <text:p>0.801062801932367</text:p>
          </table:table-cell>
          <table:table-cell office:value-type="float" office:value="0.0445014687036353" calcext:value-type="float">
            <text:p>0.0445014687036353</text:p>
          </table:table-cell>
          <table:table-cell office:value-type="float" office:value="0.829806763285024" calcext:value-type="float">
            <text:p>0.829806763285024</text:p>
          </table:table-cell>
          <table:table-cell office:value-type="float" office:value="0.0447445178221618" calcext:value-type="float">
            <text:p>0.0447445178221618</text:p>
          </table:table-cell>
          <table:table-cell office:value-type="float" office:value="0.829855072463768" calcext:value-type="float">
            <text:p>0.829855072463768</text:p>
          </table:table-cell>
          <table:table-cell office:value-type="float" office:value="0.0455610168350127" calcext:value-type="float">
            <text:p>0.0455610168350127</text:p>
          </table:table-cell>
          <table:table-cell office:value-type="float" office:value="0.856183574879227" calcext:value-type="float">
            <text:p>0.856183574879227</text:p>
          </table:table-cell>
          <table:table-cell office:value-type="float" office:value="0.0418989418342501" calcext:value-type="float">
            <text:p>0.0418989418342501</text:p>
          </table:table-cell>
          <table:table-cell office:value-type="float" office:value="0.840869565217391" calcext:value-type="float">
            <text:p>0.840869565217391</text:p>
          </table:table-cell>
          <table:table-cell office:value-type="float" office:value="0.0533685617275244" calcext:value-type="float">
            <text:p>0.0533685617275244</text:p>
          </table:table-cell>
          <table:table-cell office:value-type="float" office:value="0.82743961352657" calcext:value-type="float">
            <text:p>0.82743961352657</text:p>
          </table:table-cell>
          <table:table-cell office:value-type="float" office:value="0.0386076016817433" calcext:value-type="float">
            <text:p>0.0386076016817433</text:p>
          </table:table-cell>
          <table:table-cell office:value-type="float" office:value="0.814251207729468" calcext:value-type="float">
            <text:p>0.814251207729468</text:p>
          </table:table-cell>
          <table:table-cell office:value-type="float" office:value="0.0485860290425668" calcext:value-type="float">
            <text:p>0.0485860290425668</text:p>
          </table:table-cell>
          <table:table-cell office:value-type="float" office:value="0.842995169082126" calcext:value-type="float">
            <text:p>0.842995169082126</text:p>
          </table:table-cell>
          <table:table-cell office:value-type="float" office:value="0.0575314341170132" calcext:value-type="float">
            <text:p>0.0575314341170132</text:p>
          </table:table-cell>
          <table:table-cell office:value-type="float" office:value="0.843043478260869" calcext:value-type="float">
            <text:p>0.843043478260869</text:p>
          </table:table-cell>
          <table:table-cell office:value-type="float" office:value="0.04438165066264" calcext:value-type="float">
            <text:p>0.04438165066264</text:p>
          </table:table-cell>
          <table:table-cell office:value-type="float" office:value="0.845217391304348" calcext:value-type="float">
            <text:p>0.845217391304348</text:p>
          </table:table-cell>
          <table:table-cell office:value-type="float" office:value="0.0372974114517855" calcext:value-type="float">
            <text:p>0.0372974114517855</text:p>
          </table:table-cell>
          <table:table-cell office:value-type="float" office:value="0.831980676328502" calcext:value-type="float">
            <text:p>0.831980676328502</text:p>
          </table:table-cell>
          <table:table-cell office:value-type="float" office:value="0.0529106450192411" calcext:value-type="float">
            <text:p>0.0529106450192411</text:p>
          </table:table-cell>
          <table:table-cell office:value-type="float" office:value="0.827536231884058" calcext:value-type="float">
            <text:p>0.827536231884058</text:p>
          </table:table-cell>
          <table:table-cell office:value-type="float" office:value="0.0672313826361924" calcext:value-type="float">
            <text:p>0.0672313826361924</text:p>
          </table:table-cell>
          <table:table-cell office:value-type="float" office:value="0.836473429951691" calcext:value-type="float">
            <text:p>0.836473429951691</text:p>
          </table:table-cell>
          <table:table-cell office:value-type="float" office:value="0.0585794028500437" calcext:value-type="float">
            <text:p>0.0585794028500437</text:p>
          </table:table-cell>
          <table:table-cell office:value-type="float" office:value="0.84512077294686" calcext:value-type="float">
            <text:p>0.84512077294686</text:p>
          </table:table-cell>
          <table:table-cell office:value-type="float" office:value="0.0389808476563778" calcext:value-type="float">
            <text:p>0.0389808476563778</text:p>
          </table:table-cell>
          <table:table-cell office:value-type="float" office:value="0.834057971014493" calcext:value-type="float">
            <text:p>0.834057971014493</text:p>
          </table:table-cell>
          <table:table-cell office:value-type="float" office:value="0.0334147216772815" calcext:value-type="float">
            <text:p>0.03341472167728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arrhythmia_cfs</text:p>
          </table:table-cell>
          <table:table-cell office:value-type="float" office:value="0.829806763285024" calcext:value-type="float">
            <text:p>0.829806763285024</text:p>
          </table:table-cell>
          <table:table-cell office:value-type="float" office:value="0.0318499223570498" calcext:value-type="float">
            <text:p>0.0318499223570498</text:p>
          </table:table-cell>
          <table:table-cell office:value-type="float" office:value="0.814347826086956" calcext:value-type="float">
            <text:p>0.814347826086956</text:p>
          </table:table-cell>
          <table:table-cell office:value-type="float" office:value="0.0366980566717168" calcext:value-type="float">
            <text:p>0.0366980566717168</text:p>
          </table:table-cell>
          <table:table-cell office:value-type="float" office:value="0.842995169082126" calcext:value-type="float">
            <text:p>0.842995169082126</text:p>
          </table:table-cell>
          <table:table-cell office:value-type="float" office:value="0.0349299081787927" calcext:value-type="float">
            <text:p>0.0349299081787927</text:p>
          </table:table-cell>
          <table:table-cell office:value-type="float" office:value="0.838647342995169" calcext:value-type="float">
            <text:p>0.838647342995169</text:p>
          </table:table-cell>
          <table:table-cell office:value-type="float" office:value="0.0408998693561607" calcext:value-type="float">
            <text:p>0.0408998693561607</text:p>
          </table:table-cell>
          <table:table-cell office:value-type="float" office:value="0.849661835748792" calcext:value-type="float">
            <text:p>0.849661835748792</text:p>
          </table:table-cell>
          <table:table-cell office:value-type="float" office:value="0.048028060217588" calcext:value-type="float">
            <text:p>0.048028060217588</text:p>
          </table:table-cell>
          <table:table-cell office:value-type="float" office:value="0.831932367149758" calcext:value-type="float">
            <text:p>0.831932367149758</text:p>
          </table:table-cell>
          <table:table-cell office:value-type="float" office:value="0.0429347854397538" calcext:value-type="float">
            <text:p>0.0429347854397538</text:p>
          </table:table-cell>
          <table:table-cell office:value-type="float" office:value="0.840772946859903" calcext:value-type="float">
            <text:p>0.840772946859903</text:p>
          </table:table-cell>
          <table:table-cell office:value-type="float" office:value="0.0472844621564444" calcext:value-type="float">
            <text:p>0.0472844621564444</text:p>
          </table:table-cell>
          <table:table-cell office:value-type="float" office:value="0.825314009661836" calcext:value-type="float">
            <text:p>0.825314009661836</text:p>
          </table:table-cell>
          <table:table-cell office:value-type="float" office:value="0.0442937771507221" calcext:value-type="float">
            <text:p>0.0442937771507221</text:p>
          </table:table-cell>
          <table:table-cell office:value-type="float" office:value="0.845265700483092" calcext:value-type="float">
            <text:p>0.845265700483092</text:p>
          </table:table-cell>
          <table:table-cell office:value-type="float" office:value="0.0484335757475627" calcext:value-type="float">
            <text:p>0.0484335757475627</text:p>
          </table:table-cell>
          <table:table-cell office:value-type="float" office:value="0.840821256038647" calcext:value-type="float">
            <text:p>0.840821256038647</text:p>
          </table:table-cell>
          <table:table-cell office:value-type="float" office:value="0.0515867489152314" calcext:value-type="float">
            <text:p>0.0515867489152314</text:p>
          </table:table-cell>
          <table:table-cell office:value-type="float" office:value="0.838502415458937" calcext:value-type="float">
            <text:p>0.838502415458937</text:p>
          </table:table-cell>
          <table:table-cell office:value-type="float" office:value="0.0418964661995205" calcext:value-type="float">
            <text:p>0.0418964661995205</text:p>
          </table:table-cell>
          <table:table-cell office:value-type="float" office:value="0.858502415458937" calcext:value-type="float">
            <text:p>0.858502415458937</text:p>
          </table:table-cell>
          <table:table-cell office:value-type="float" office:value="0.0465734614536478" calcext:value-type="float">
            <text:p>0.0465734614536478</text:p>
          </table:table-cell>
          <table:table-cell office:value-type="float" office:value="0.854106280193237" calcext:value-type="float">
            <text:p>0.854106280193237</text:p>
          </table:table-cell>
          <table:table-cell office:value-type="float" office:value="0.0428020414170757" calcext:value-type="float">
            <text:p>0.0428020414170757</text:p>
          </table:table-cell>
          <table:table-cell office:value-type="float" office:value="0.84743961352657" calcext:value-type="float">
            <text:p>0.84743961352657</text:p>
          </table:table-cell>
          <table:table-cell office:value-type="float" office:value="0.0533328860242469" calcext:value-type="float">
            <text:p>0.0533328860242469</text:p>
          </table:table-cell>
          <table:table-cell office:value-type="float" office:value="0.851787439613526" calcext:value-type="float">
            <text:p>0.851787439613526</text:p>
          </table:table-cell>
          <table:table-cell office:value-type="float" office:value="0.040482976490906" calcext:value-type="float">
            <text:p>0.040482976490906</text:p>
          </table:table-cell>
          <table:table-cell office:value-type="float" office:value="0.847391304347826" calcext:value-type="float">
            <text:p>0.847391304347826</text:p>
          </table:table-cell>
          <table:table-cell office:value-type="float" office:value="0.0535989799943948" calcext:value-type="float">
            <text:p>0.05359897999439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arrhythmia_cfs</text:p>
          </table:table-cell>
          <table:table-cell office:value-type="float" office:value="0.829855072463768" calcext:value-type="float">
            <text:p>0.829855072463768</text:p>
          </table:table-cell>
          <table:table-cell office:value-type="float" office:value="0.0443403527956384" calcext:value-type="float">
            <text:p>0.0443403527956384</text:p>
          </table:table-cell>
          <table:table-cell office:value-type="float" office:value="0.809951690821256" calcext:value-type="float">
            <text:p>0.809951690821256</text:p>
          </table:table-cell>
          <table:table-cell office:value-type="float" office:value="0.0420306513079845" calcext:value-type="float">
            <text:p>0.0420306513079845</text:p>
          </table:table-cell>
          <table:table-cell office:value-type="float" office:value="0.845217391304348" calcext:value-type="float">
            <text:p>0.845217391304348</text:p>
          </table:table-cell>
          <table:table-cell office:value-type="float" office:value="0.028942713086427" calcext:value-type="float">
            <text:p>0.028942713086427</text:p>
          </table:table-cell>
          <table:table-cell office:value-type="float" office:value="0.825410628019324" calcext:value-type="float">
            <text:p>0.825410628019324</text:p>
          </table:table-cell>
          <table:table-cell office:value-type="float" office:value="0.0546219958662965" calcext:value-type="float">
            <text:p>0.0546219958662965</text:p>
          </table:table-cell>
          <table:table-cell office:value-type="float" office:value="0.851884057971014" calcext:value-type="float">
            <text:p>0.851884057971014</text:p>
          </table:table-cell>
          <table:table-cell office:value-type="float" office:value="0.0398212742391573" calcext:value-type="float">
            <text:p>0.0398212742391573</text:p>
          </table:table-cell>
          <table:table-cell office:value-type="float" office:value="0.847487922705314" calcext:value-type="float">
            <text:p>0.847487922705314</text:p>
          </table:table-cell>
          <table:table-cell office:value-type="float" office:value="0.0463980817657513" calcext:value-type="float">
            <text:p>0.0463980817657513</text:p>
          </table:table-cell>
          <table:table-cell office:value-type="float" office:value="0.842995169082126" calcext:value-type="float">
            <text:p>0.842995169082126</text:p>
          </table:table-cell>
          <table:table-cell office:value-type="float" office:value="0.0420570485218831" calcext:value-type="float">
            <text:p>0.0420570485218831</text:p>
          </table:table-cell>
          <table:table-cell office:value-type="float" office:value="0.834202898550725" calcext:value-type="float">
            <text:p>0.834202898550725</text:p>
          </table:table-cell>
          <table:table-cell office:value-type="float" office:value="0.0494763983384751" calcext:value-type="float">
            <text:p>0.0494763983384751</text:p>
          </table:table-cell>
          <table:table-cell office:value-type="float" office:value="0.84743961352657" calcext:value-type="float">
            <text:p>0.84743961352657</text:p>
          </table:table-cell>
          <table:table-cell office:value-type="float" office:value="0.0378410250959903" calcext:value-type="float">
            <text:p>0.0378410250959903</text:p>
          </table:table-cell>
          <table:table-cell office:value-type="float" office:value="0.849613526570048" calcext:value-type="float">
            <text:p>0.849613526570048</text:p>
          </table:table-cell>
          <table:table-cell office:value-type="float" office:value="0.0474262033470164" calcext:value-type="float">
            <text:p>0.0474262033470164</text:p>
          </table:table-cell>
          <table:table-cell office:value-type="float" office:value="0.845217391304348" calcext:value-type="float">
            <text:p>0.845217391304348</text:p>
          </table:table-cell>
          <table:table-cell office:value-type="float" office:value="0.0439894797740268" calcext:value-type="float">
            <text:p>0.0439894797740268</text:p>
          </table:table-cell>
          <table:table-cell office:value-type="float" office:value="0.851884057971014" calcext:value-type="float">
            <text:p>0.851884057971014</text:p>
          </table:table-cell>
          <table:table-cell office:value-type="float" office:value="0.0437601644081242" calcext:value-type="float">
            <text:p>0.0437601644081242</text:p>
          </table:table-cell>
          <table:table-cell office:value-type="float" office:value="0.858550724637681" calcext:value-type="float">
            <text:p>0.858550724637681</text:p>
          </table:table-cell>
          <table:table-cell office:value-type="float" office:value="0.049827872926707" calcext:value-type="float">
            <text:p>0.049827872926707</text:p>
          </table:table-cell>
          <table:table-cell office:value-type="float" office:value="0.845217391304348" calcext:value-type="float">
            <text:p>0.845217391304348</text:p>
          </table:table-cell>
          <table:table-cell office:value-type="float" office:value="0.0496952002728677" calcext:value-type="float">
            <text:p>0.0496952002728677</text:p>
          </table:table-cell>
          <table:table-cell office:value-type="float" office:value="0.854009661835749" calcext:value-type="float">
            <text:p>0.854009661835749</text:p>
          </table:table-cell>
          <table:table-cell office:value-type="float" office:value="0.040702724875386" calcext:value-type="float">
            <text:p>0.040702724875386</text:p>
          </table:table-cell>
          <table:table-cell office:value-type="float" office:value="0.838599033816425" calcext:value-type="float">
            <text:p>0.838599033816425</text:p>
          </table:table-cell>
          <table:table-cell office:value-type="float" office:value="0.0665555056657015" calcext:value-type="float">
            <text:p>0.06655550566570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arrhythmia_cfs</text:p>
          </table:table-cell>
          <table:table-cell office:value-type="float" office:value="0.827632850241546" calcext:value-type="float">
            <text:p>0.827632850241546</text:p>
          </table:table-cell>
          <table:table-cell office:value-type="float" office:value="0.0453116176019311" calcext:value-type="float">
            <text:p>0.0453116176019311</text:p>
          </table:table-cell>
          <table:table-cell office:value-type="float" office:value="0.81207729468599" calcext:value-type="float">
            <text:p>0.81207729468599</text:p>
          </table:table-cell>
          <table:table-cell office:value-type="float" office:value="0.0400762418395287" calcext:value-type="float">
            <text:p>0.0400762418395287</text:p>
          </table:table-cell>
          <table:table-cell office:value-type="float" office:value="0.838550724637681" calcext:value-type="float">
            <text:p>0.838550724637681</text:p>
          </table:table-cell>
          <table:table-cell office:value-type="float" office:value="0.0344069292561863" calcext:value-type="float">
            <text:p>0.0344069292561863</text:p>
          </table:table-cell>
          <table:table-cell office:value-type="float" office:value="0.821014492753623" calcext:value-type="float">
            <text:p>0.821014492753623</text:p>
          </table:table-cell>
          <table:table-cell office:value-type="float" office:value="0.0591380341314958" calcext:value-type="float">
            <text:p>0.0591380341314958</text:p>
          </table:table-cell>
          <table:table-cell office:value-type="float" office:value="0.838599033816425" calcext:value-type="float">
            <text:p>0.838599033816425</text:p>
          </table:table-cell>
          <table:table-cell office:value-type="float" office:value="0.0355818955971524" calcext:value-type="float">
            <text:p>0.0355818955971524</text:p>
          </table:table-cell>
          <table:table-cell office:value-type="float" office:value="0.838599033816425" calcext:value-type="float">
            <text:p>0.838599033816425</text:p>
          </table:table-cell>
          <table:table-cell office:value-type="float" office:value="0.0436535204473681" calcext:value-type="float">
            <text:p>0.0436535204473681</text:p>
          </table:table-cell>
          <table:table-cell office:value-type="float" office:value="0.849613526570048" calcext:value-type="float">
            <text:p>0.849613526570048</text:p>
          </table:table-cell>
          <table:table-cell office:value-type="float" office:value="0.0384846616319041" calcext:value-type="float">
            <text:p>0.0384846616319041</text:p>
          </table:table-cell>
          <table:table-cell office:value-type="float" office:value="0.838599033816425" calcext:value-type="float">
            <text:p>0.838599033816425</text:p>
          </table:table-cell>
          <table:table-cell office:value-type="float" office:value="0.0436535204473681" calcext:value-type="float">
            <text:p>0.0436535204473681</text:p>
          </table:table-cell>
          <table:table-cell office:value-type="float" office:value="0.845217391304348" calcext:value-type="float">
            <text:p>0.845217391304348</text:p>
          </table:table-cell>
          <table:table-cell office:value-type="float" office:value="0.0357300730029725" calcext:value-type="float">
            <text:p>0.0357300730029725</text:p>
          </table:table-cell>
          <table:table-cell office:value-type="float" office:value="0.851835748792271" calcext:value-type="float">
            <text:p>0.851835748792271</text:p>
          </table:table-cell>
          <table:table-cell office:value-type="float" office:value="0.0510129322375547" calcext:value-type="float">
            <text:p>0.0510129322375547</text:p>
          </table:table-cell>
          <table:table-cell office:value-type="float" office:value="0.842995169082126" calcext:value-type="float">
            <text:p>0.842995169082126</text:p>
          </table:table-cell>
          <table:table-cell office:value-type="float" office:value="0.0379417609419508" calcext:value-type="float">
            <text:p>0.0379417609419508</text:p>
          </table:table-cell>
          <table:table-cell office:value-type="float" office:value="0.845265700483092" calcext:value-type="float">
            <text:p>0.845265700483092</text:p>
          </table:table-cell>
          <table:table-cell office:value-type="float" office:value="0.0461121732484778" calcext:value-type="float">
            <text:p>0.0461121732484778</text:p>
          </table:table-cell>
          <table:table-cell office:value-type="float" office:value="0.854057971014493" calcext:value-type="float">
            <text:p>0.854057971014493</text:p>
          </table:table-cell>
          <table:table-cell office:value-type="float" office:value="0.0376498004585458" calcext:value-type="float">
            <text:p>0.0376498004585458</text:p>
          </table:table-cell>
          <table:table-cell office:value-type="float" office:value="0.843043478260869" calcext:value-type="float">
            <text:p>0.843043478260869</text:p>
          </table:table-cell>
          <table:table-cell office:value-type="float" office:value="0.0541208716234672" calcext:value-type="float">
            <text:p>0.0541208716234672</text:p>
          </table:table-cell>
          <table:table-cell office:value-type="float" office:value="0.847342995169082" calcext:value-type="float">
            <text:p>0.847342995169082</text:p>
          </table:table-cell>
          <table:table-cell office:value-type="float" office:value="0.0538198846136425" calcext:value-type="float">
            <text:p>0.0538198846136425</text:p>
          </table:table-cell>
          <table:table-cell office:value-type="float" office:value="0.847487922705314" calcext:value-type="float">
            <text:p>0.847487922705314</text:p>
          </table:table-cell>
          <table:table-cell office:value-type="float" office:value="0.0607382347251066" calcext:value-type="float">
            <text:p>0.060738234725106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arrhythmia_cfs</text:p>
          </table:table-cell>
          <table:table-cell office:value-type="float" office:value="0.829855072463768" calcext:value-type="float">
            <text:p>0.829855072463768</text:p>
          </table:table-cell>
          <table:table-cell office:value-type="float" office:value="0.0430851194386537" calcext:value-type="float">
            <text:p>0.0430851194386537</text:p>
          </table:table-cell>
          <table:table-cell office:value-type="float" office:value="0.821062801932367" calcext:value-type="float">
            <text:p>0.821062801932367</text:p>
          </table:table-cell>
          <table:table-cell office:value-type="float" office:value="0.0503112774274775" calcext:value-type="float">
            <text:p>0.0503112774274775</text:p>
          </table:table-cell>
          <table:table-cell office:value-type="float" office:value="0.838550724637681" calcext:value-type="float">
            <text:p>0.838550724637681</text:p>
          </table:table-cell>
          <table:table-cell office:value-type="float" office:value="0.0344069292561863" calcext:value-type="float">
            <text:p>0.0344069292561863</text:p>
          </table:table-cell>
          <table:table-cell office:value-type="float" office:value="0.823188405797101" calcext:value-type="float">
            <text:p>0.823188405797101</text:p>
          </table:table-cell>
          <table:table-cell office:value-type="float" office:value="0.0552149469100527" calcext:value-type="float">
            <text:p>0.0552149469100527</text:p>
          </table:table-cell>
          <table:table-cell office:value-type="float" office:value="0.842995169082126" calcext:value-type="float">
            <text:p>0.842995169082126</text:p>
          </table:table-cell>
          <table:table-cell office:value-type="float" office:value="0.0391810968038485" calcext:value-type="float">
            <text:p>0.0391810968038485</text:p>
          </table:table-cell>
          <table:table-cell office:value-type="float" office:value="0.834154589371981" calcext:value-type="float">
            <text:p>0.834154589371981</text:p>
          </table:table-cell>
          <table:table-cell office:value-type="float" office:value="0.0487303434011612" calcext:value-type="float">
            <text:p>0.0487303434011612</text:p>
          </table:table-cell>
          <table:table-cell office:value-type="float" office:value="0.849613526570048" calcext:value-type="float">
            <text:p>0.849613526570048</text:p>
          </table:table-cell>
          <table:table-cell office:value-type="float" office:value="0.0413519860385716" calcext:value-type="float">
            <text:p>0.0413519860385716</text:p>
          </table:table-cell>
          <table:table-cell office:value-type="float" office:value="0.834202898550725" calcext:value-type="float">
            <text:p>0.834202898550725</text:p>
          </table:table-cell>
          <table:table-cell office:value-type="float" office:value="0.0460292937763723" calcext:value-type="float">
            <text:p>0.0460292937763723</text:p>
          </table:table-cell>
          <table:table-cell office:value-type="float" office:value="0.84743961352657" calcext:value-type="float">
            <text:p>0.84743961352657</text:p>
          </table:table-cell>
          <table:table-cell office:value-type="float" office:value="0.0332073045175227" calcext:value-type="float">
            <text:p>0.0332073045175227</text:p>
          </table:table-cell>
          <table:table-cell office:value-type="float" office:value="0.851884057971014" calcext:value-type="float">
            <text:p>0.851884057971014</text:p>
          </table:table-cell>
          <table:table-cell office:value-type="float" office:value="0.0486627959599815" calcext:value-type="float">
            <text:p>0.0486627959599815</text:p>
          </table:table-cell>
          <table:table-cell office:value-type="float" office:value="0.845169082125604" calcext:value-type="float">
            <text:p>0.845169082125604</text:p>
          </table:table-cell>
          <table:table-cell office:value-type="float" office:value="0.0402481470267884" calcext:value-type="float">
            <text:p>0.0402481470267884</text:p>
          </table:table-cell>
          <table:table-cell office:value-type="float" office:value="0.845217391304348" calcext:value-type="float">
            <text:p>0.845217391304348</text:p>
          </table:table-cell>
          <table:table-cell office:value-type="float" office:value="0.0412484829681048" calcext:value-type="float">
            <text:p>0.0412484829681048</text:p>
          </table:table-cell>
          <table:table-cell office:value-type="float" office:value="0.851884057971014" calcext:value-type="float">
            <text:p>0.851884057971014</text:p>
          </table:table-cell>
          <table:table-cell office:value-type="float" office:value="0.0399986515729268" calcext:value-type="float">
            <text:p>0.0399986515729268</text:p>
          </table:table-cell>
          <table:table-cell office:value-type="float" office:value="0.849565217391304" calcext:value-type="float">
            <text:p>0.849565217391304</text:p>
          </table:table-cell>
          <table:table-cell office:value-type="float" office:value="0.0440907534994422" calcext:value-type="float">
            <text:p>0.0440907534994422</text:p>
          </table:table-cell>
          <table:table-cell office:value-type="float" office:value="0.840724637681159" calcext:value-type="float">
            <text:p>0.840724637681159</text:p>
          </table:table-cell>
          <table:table-cell office:value-type="float" office:value="0.0510119155890288" calcext:value-type="float">
            <text:p>0.0510119155890288</text:p>
          </table:table-cell>
          <table:table-cell office:value-type="float" office:value="0.842995169082126" calcext:value-type="float">
            <text:p>0.842995169082126</text:p>
          </table:table-cell>
          <table:table-cell office:value-type="float" office:value="0.0601681506922598" calcext:value-type="float">
            <text:p>0.0601681506922598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arrhythmia_cfs</text:p>
          </table:table-cell>
          <table:table-cell office:value-type="float" office:value="0.828927536231884" calcext:value-type="float">
            <text:p>0.828927536231884</text:p>
          </table:table-cell>
          <table:table-cell office:value-type="float" office:value="0.0396972992222894" calcext:value-type="float">
            <text:p>0.0396972992222894</text:p>
          </table:table-cell>
          <table:table-cell office:value-type="float" office:value="0.811700483091787" calcext:value-type="float">
            <text:p>0.811700483091787</text:p>
          </table:table-cell>
          <table:table-cell office:value-type="float" office:value="0.0427235391900686" calcext:value-type="float">
            <text:p>0.0427235391900686</text:p>
          </table:table-cell>
          <table:table-cell office:value-type="float" office:value="0.839024154589372" calcext:value-type="float">
            <text:p>0.839024154589372</text:p>
          </table:table-cell>
          <table:table-cell office:value-type="float" office:value="0.0354861995199508" calcext:value-type="float">
            <text:p>0.0354861995199508</text:p>
          </table:table-cell>
          <table:table-cell office:value-type="float" office:value="0.827623188405797" calcext:value-type="float">
            <text:p>0.827623188405797</text:p>
          </table:table-cell>
          <table:table-cell office:value-type="float" office:value="0.0510871726198037" calcext:value-type="float">
            <text:p>0.0510871726198037</text:p>
          </table:table-cell>
          <table:table-cell office:value-type="float" office:value="0.847864734299517" calcext:value-type="float">
            <text:p>0.847864734299517</text:p>
          </table:table-cell>
          <table:table-cell office:value-type="float" office:value="0.0409022537383993" calcext:value-type="float">
            <text:p>0.0409022537383993</text:p>
          </table:table-cell>
          <table:table-cell office:value-type="float" office:value="0.838608695652174" calcext:value-type="float">
            <text:p>0.838608695652174</text:p>
          </table:table-cell>
          <table:table-cell office:value-type="float" office:value="0.0470170585563118" calcext:value-type="float">
            <text:p>0.0470170585563118</text:p>
          </table:table-cell>
          <table:table-cell office:value-type="float" office:value="0.842086956521739" calcext:value-type="float">
            <text:p>0.842086956521739</text:p>
          </table:table-cell>
          <table:table-cell office:value-type="float" office:value="0.0415571520061093" calcext:value-type="float">
            <text:p>0.0415571520061093</text:p>
          </table:table-cell>
          <table:table-cell office:value-type="float" office:value="0.829314009661836" calcext:value-type="float">
            <text:p>0.829314009661836</text:p>
          </table:table-cell>
          <table:table-cell office:value-type="float" office:value="0.0464078037511009" calcext:value-type="float">
            <text:p>0.0464078037511009</text:p>
          </table:table-cell>
          <table:table-cell office:value-type="float" office:value="0.845671497584541" calcext:value-type="float">
            <text:p>0.845671497584541</text:p>
          </table:table-cell>
          <table:table-cell office:value-type="float" office:value="0.0425486824962123" calcext:value-type="float">
            <text:p>0.0425486824962123</text:p>
          </table:table-cell>
          <table:table-cell office:value-type="float" office:value="0.84743961352657" calcext:value-type="float">
            <text:p>0.84743961352657</text:p>
          </table:table-cell>
          <table:table-cell office:value-type="float" office:value="0.0486140662244848" calcext:value-type="float">
            <text:p>0.0486140662244848</text:p>
          </table:table-cell>
          <table:table-cell office:value-type="float" office:value="0.843420289855072" calcext:value-type="float">
            <text:p>0.843420289855072</text:p>
          </table:table-cell>
          <table:table-cell office:value-type="float" office:value="0.0402746530788144" calcext:value-type="float">
            <text:p>0.0402746530788144</text:p>
          </table:table-cell>
          <table:table-cell office:value-type="float" office:value="0.846570048309179" calcext:value-type="float">
            <text:p>0.846570048309179</text:p>
          </table:table-cell>
          <table:table-cell office:value-type="float" office:value="0.0461209854195191" calcext:value-type="float">
            <text:p>0.0461209854195191</text:p>
          </table:table-cell>
          <table:table-cell office:value-type="float" office:value="0.849227053140096" calcext:value-type="float">
            <text:p>0.849227053140096</text:p>
          </table:table-cell>
          <table:table-cell office:value-type="float" office:value="0.0475019498022895" calcext:value-type="float">
            <text:p>0.0475019498022895</text:p>
          </table:table-cell>
          <table:table-cell office:value-type="float" office:value="0.844347826086957" calcext:value-type="float">
            <text:p>0.844347826086957</text:p>
          </table:table-cell>
          <table:table-cell office:value-type="float" office:value="0.0519638228540135" calcext:value-type="float">
            <text:p>0.0519638228540135</text:p>
          </table:table-cell>
          <table:table-cell office:value-type="float" office:value="0.847797101449275" calcext:value-type="float">
            <text:p>0.847797101449275</text:p>
          </table:table-cell>
          <table:table-cell office:value-type="float" office:value="0.0449996698450682" calcext:value-type="float">
            <text:p>0.0449996698450682</text:p>
          </table:table-cell>
          <table:table-cell office:value-type="float" office:value="0.842106280193237" calcext:value-type="float">
            <text:p>0.842106280193237</text:p>
          </table:table-cell>
          <table:table-cell office:value-type="float" office:value="0.0548951185509488" calcext:value-type="float">
            <text:p>0.05489511855094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rhythmia_cfs</text:p>
          </table:table-cell>
          <table:table-cell office:value-type="float" office:value="0.842946859903381" calcext:value-type="float">
            <text:p>0.842946859903381</text:p>
          </table:table-cell>
          <table:table-cell office:value-type="float" office:value="0.0534895308539846" calcext:value-type="float">
            <text:p>0.0534895308539846</text:p>
          </table:table-cell>
          <table:table-cell office:value-type="float" office:value="0.842995169082126" calcext:value-type="float">
            <text:p>0.842995169082126</text:p>
          </table:table-cell>
          <table:table-cell office:value-type="float" office:value="0.0629569909568794" calcext:value-type="float">
            <text:p>0.0629569909568794</text:p>
          </table:table-cell>
          <table:table-cell office:value-type="float" office:value="0.829710144927536" calcext:value-type="float">
            <text:p>0.829710144927536</text:p>
          </table:table-cell>
          <table:table-cell office:value-type="float" office:value="0.064381333165522" calcext:value-type="float">
            <text:p>0.064381333165522</text:p>
          </table:table-cell>
          <table:table-cell office:value-type="float" office:value="0.834251207729469" calcext:value-type="float">
            <text:p>0.834251207729469</text:p>
          </table:table-cell>
          <table:table-cell office:value-type="float" office:value="0.0565969055775851" calcext:value-type="float">
            <text:p>0.0565969055775851</text:p>
          </table:table-cell>
          <table:table-cell office:value-type="float" office:value="0.82975845410628" calcext:value-type="float">
            <text:p>0.82975845410628</text:p>
          </table:table-cell>
          <table:table-cell office:value-type="float" office:value="0.0556146620162604" calcext:value-type="float">
            <text:p>0.0556146620162604</text:p>
          </table:table-cell>
          <table:table-cell office:value-type="float" office:value="0.825217391304348" calcext:value-type="float">
            <text:p>0.825217391304348</text:p>
          </table:table-cell>
          <table:table-cell office:value-type="float" office:value="0.0506705741590276" calcext:value-type="float">
            <text:p>0.0506705741590276</text:p>
          </table:table-cell>
          <table:table-cell office:value-type="float" office:value="0.831787439613527" calcext:value-type="float">
            <text:p>0.831787439613527</text:p>
          </table:table-cell>
          <table:table-cell office:value-type="float" office:value="0.0484130927483115" calcext:value-type="float">
            <text:p>0.0484130927483115</text:p>
          </table:table-cell>
          <table:table-cell office:value-type="float" office:value="0.854057971014493" calcext:value-type="float">
            <text:p>0.854057971014493</text:p>
          </table:table-cell>
          <table:table-cell office:value-type="float" office:value="0.0467512893678742" calcext:value-type="float">
            <text:p>0.0467512893678742</text:p>
          </table:table-cell>
          <table:table-cell office:value-type="float" office:value="0.838550724637681" calcext:value-type="float">
            <text:p>0.838550724637681</text:p>
          </table:table-cell>
          <table:table-cell office:value-type="float" office:value="0.045250342398782" calcext:value-type="float">
            <text:p>0.045250342398782</text:p>
          </table:table-cell>
          <table:table-cell office:value-type="float" office:value="0.827391304347826" calcext:value-type="float">
            <text:p>0.827391304347826</text:p>
          </table:table-cell>
          <table:table-cell office:value-type="float" office:value="0.0511297119858484" calcext:value-type="float">
            <text:p>0.0511297119858484</text:p>
          </table:table-cell>
          <table:table-cell office:value-type="float" office:value="0.831980676328502" calcext:value-type="float">
            <text:p>0.831980676328502</text:p>
          </table:table-cell>
          <table:table-cell office:value-type="float" office:value="0.0557239390864554" calcext:value-type="float">
            <text:p>0.0557239390864554</text:p>
          </table:table-cell>
          <table:table-cell office:value-type="float" office:value="0.805314009661836" calcext:value-type="float">
            <text:p>0.805314009661836</text:p>
          </table:table-cell>
          <table:table-cell office:value-type="float" office:value="0.0520729226761521" calcext:value-type="float">
            <text:p>0.0520729226761521</text:p>
          </table:table-cell>
          <table:table-cell office:value-type="float" office:value="0.832173913043478" calcext:value-type="float">
            <text:p>0.832173913043478</text:p>
          </table:table-cell>
          <table:table-cell office:value-type="float" office:value="0.054882477809265" calcext:value-type="float">
            <text:p>0.054882477809265</text:p>
          </table:table-cell>
          <table:table-cell office:value-type="float" office:value="0.842898550724638" calcext:value-type="float">
            <text:p>0.842898550724638</text:p>
          </table:table-cell>
          <table:table-cell office:value-type="float" office:value="0.0462069711679263" calcext:value-type="float">
            <text:p>0.0462069711679263</text:p>
          </table:table-cell>
          <table:table-cell office:value-type="float" office:value="0.822946859903382" calcext:value-type="float">
            <text:p>0.822946859903382</text:p>
          </table:table-cell>
          <table:table-cell office:value-type="float" office:value="0.0563309099969858" calcext:value-type="float">
            <text:p>0.0563309099969858</text:p>
          </table:table-cell>
          <table:table-cell office:value-type="float" office:value="0.831884057971014" calcext:value-type="float">
            <text:p>0.831884057971014</text:p>
          </table:table-cell>
          <table:table-cell office:value-type="float" office:value="0.0432456352106537" calcext:value-type="float">
            <text:p>0.043245635210653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rhythmia_cfs</text:p>
          </table:table-cell>
          <table:table-cell office:value-type="float" office:value="0.834106280193237" calcext:value-type="float">
            <text:p>0.834106280193237</text:p>
          </table:table-cell>
          <table:table-cell office:value-type="float" office:value="0.0443557891945221" calcext:value-type="float">
            <text:p>0.0443557891945221</text:p>
          </table:table-cell>
          <table:table-cell office:value-type="float" office:value="0.847294685990338" calcext:value-type="float">
            <text:p>0.847294685990338</text:p>
          </table:table-cell>
          <table:table-cell office:value-type="float" office:value="0.0508563328882274" calcext:value-type="float">
            <text:p>0.0508563328882274</text:p>
          </table:table-cell>
          <table:table-cell office:value-type="float" office:value="0.840724637681159" calcext:value-type="float">
            <text:p>0.840724637681159</text:p>
          </table:table-cell>
          <table:table-cell office:value-type="float" office:value="0.0488132850161197" calcext:value-type="float">
            <text:p>0.0488132850161197</text:p>
          </table:table-cell>
          <table:table-cell office:value-type="float" office:value="0.84975845410628" calcext:value-type="float">
            <text:p>0.84975845410628</text:p>
          </table:table-cell>
          <table:table-cell office:value-type="float" office:value="0.0542288313812539" calcext:value-type="float">
            <text:p>0.0542288313812539</text:p>
          </table:table-cell>
          <table:table-cell office:value-type="float" office:value="0.838502415458937" calcext:value-type="float">
            <text:p>0.838502415458937</text:p>
          </table:table-cell>
          <table:table-cell office:value-type="float" office:value="0.0404491740409384" calcext:value-type="float">
            <text:p>0.0404491740409384</text:p>
          </table:table-cell>
          <table:table-cell office:value-type="float" office:value="0.842898550724638" calcext:value-type="float">
            <text:p>0.842898550724638</text:p>
          </table:table-cell>
          <table:table-cell office:value-type="float" office:value="0.0384885357701382" calcext:value-type="float">
            <text:p>0.0384885357701382</text:p>
          </table:table-cell>
          <table:table-cell office:value-type="float" office:value="0.838454106280193" calcext:value-type="float">
            <text:p>0.838454106280193</text:p>
          </table:table-cell>
          <table:table-cell office:value-type="float" office:value="0.0445884385866299" calcext:value-type="float">
            <text:p>0.0445884385866299</text:p>
          </table:table-cell>
          <table:table-cell office:value-type="float" office:value="0.865169082125604" calcext:value-type="float">
            <text:p>0.865169082125604</text:p>
          </table:table-cell>
          <table:table-cell office:value-type="float" office:value="0.0490435063894" calcext:value-type="float">
            <text:p>0.0490435063894</text:p>
          </table:table-cell>
          <table:table-cell office:value-type="float" office:value="0.840724637681159" calcext:value-type="float">
            <text:p>0.840724637681159</text:p>
          </table:table-cell>
          <table:table-cell office:value-type="float" office:value="0.0452115013758031" calcext:value-type="float">
            <text:p>0.0452115013758031</text:p>
          </table:table-cell>
          <table:table-cell office:value-type="float" office:value="0.840772946859903" calcext:value-type="float">
            <text:p>0.840772946859903</text:p>
          </table:table-cell>
          <table:table-cell office:value-type="float" office:value="0.0569002014762171" calcext:value-type="float">
            <text:p>0.0569002014762171</text:p>
          </table:table-cell>
          <table:table-cell office:value-type="float" office:value="0.827584541062802" calcext:value-type="float">
            <text:p>0.827584541062802</text:p>
          </table:table-cell>
          <table:table-cell office:value-type="float" office:value="0.0618535476597946" calcext:value-type="float">
            <text:p>0.0618535476597946</text:p>
          </table:table-cell>
          <table:table-cell office:value-type="float" office:value="0.845314009661836" calcext:value-type="float">
            <text:p>0.845314009661836</text:p>
          </table:table-cell>
          <table:table-cell office:value-type="float" office:value="0.0545096535048569" calcext:value-type="float">
            <text:p>0.0545096535048569</text:p>
          </table:table-cell>
          <table:table-cell office:value-type="float" office:value="0.838550724637681" calcext:value-type="float">
            <text:p>0.838550724637681</text:p>
          </table:table-cell>
          <table:table-cell office:value-type="float" office:value="0.0388980062192922" calcext:value-type="float">
            <text:p>0.0388980062192922</text:p>
          </table:table-cell>
          <table:table-cell office:value-type="float" office:value="0.836280193236715" calcext:value-type="float">
            <text:p>0.836280193236715</text:p>
          </table:table-cell>
          <table:table-cell office:value-type="float" office:value="0.0434176532304629" calcext:value-type="float">
            <text:p>0.0434176532304629</text:p>
          </table:table-cell>
          <table:table-cell office:value-type="float" office:value="0.845265700483092" calcext:value-type="float">
            <text:p>0.845265700483092</text:p>
          </table:table-cell>
          <table:table-cell office:value-type="float" office:value="0.0484335757475627" calcext:value-type="float">
            <text:p>0.0484335757475627</text:p>
          </table:table-cell>
          <table:table-cell office:value-type="float" office:value="0.849565217391304" calcext:value-type="float">
            <text:p>0.849565217391304</text:p>
          </table:table-cell>
          <table:table-cell office:value-type="float" office:value="0.0510602602162166" calcext:value-type="float">
            <text:p>0.051060260216216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rhythmia_cfs</text:p>
          </table:table-cell>
          <table:table-cell office:value-type="float" office:value="0.849565217391304" calcext:value-type="float">
            <text:p>0.849565217391304</text:p>
          </table:table-cell>
          <table:table-cell office:value-type="float" office:value="0.0463607057379803" calcext:value-type="float">
            <text:p>0.0463607057379803</text:p>
          </table:table-cell>
          <table:table-cell office:value-type="float" office:value="0.840724637681159" calcext:value-type="float">
            <text:p>0.840724637681159</text:p>
          </table:table-cell>
          <table:table-cell office:value-type="float" office:value="0.0401816028932961" calcext:value-type="float">
            <text:p>0.0401816028932961</text:p>
          </table:table-cell>
          <table:table-cell office:value-type="float" office:value="0.851739130434783" calcext:value-type="float">
            <text:p>0.851739130434783</text:p>
          </table:table-cell>
          <table:table-cell office:value-type="float" office:value="0.0457964050036392" calcext:value-type="float">
            <text:p>0.0457964050036392</text:p>
          </table:table-cell>
          <table:table-cell office:value-type="float" office:value="0.847487922705314" calcext:value-type="float">
            <text:p>0.847487922705314</text:p>
          </table:table-cell>
          <table:table-cell office:value-type="float" office:value="0.0581273834896763" calcext:value-type="float">
            <text:p>0.0581273834896763</text:p>
          </table:table-cell>
          <table:table-cell office:value-type="float" office:value="0.843043478260869" calcext:value-type="float">
            <text:p>0.843043478260869</text:p>
          </table:table-cell>
          <table:table-cell office:value-type="float" office:value="0.0532748255474837" calcext:value-type="float">
            <text:p>0.0532748255474837</text:p>
          </table:table-cell>
          <table:table-cell office:value-type="float" office:value="0.849565217391304" calcext:value-type="float">
            <text:p>0.849565217391304</text:p>
          </table:table-cell>
          <table:table-cell office:value-type="float" office:value="0.0453181411042774" calcext:value-type="float">
            <text:p>0.0453181411042774</text:p>
          </table:table-cell>
          <table:table-cell office:value-type="float" office:value="0.838454106280193" calcext:value-type="float">
            <text:p>0.838454106280193</text:p>
          </table:table-cell>
          <table:table-cell office:value-type="float" office:value="0.0481388300916168" calcext:value-type="float">
            <text:p>0.0481388300916168</text:p>
          </table:table-cell>
          <table:table-cell office:value-type="float" office:value="0.856280193236715" calcext:value-type="float">
            <text:p>0.856280193236715</text:p>
          </table:table-cell>
          <table:table-cell office:value-type="float" office:value="0.0429992398876213" calcext:value-type="float">
            <text:p>0.0429992398876213</text:p>
          </table:table-cell>
          <table:table-cell office:value-type="float" office:value="0.847391304347826" calcext:value-type="float">
            <text:p>0.847391304347826</text:p>
          </table:table-cell>
          <table:table-cell office:value-type="float" office:value="0.0366870320532141" calcext:value-type="float">
            <text:p>0.0366870320532141</text:p>
          </table:table-cell>
          <table:table-cell office:value-type="float" office:value="0.842946859903381" calcext:value-type="float">
            <text:p>0.842946859903381</text:p>
          </table:table-cell>
          <table:table-cell office:value-type="float" office:value="0.039655692835207" calcext:value-type="float">
            <text:p>0.039655692835207</text:p>
          </table:table-cell>
          <table:table-cell office:value-type="float" office:value="0.84743961352657" calcext:value-type="float">
            <text:p>0.84743961352657</text:p>
          </table:table-cell>
          <table:table-cell office:value-type="float" office:value="0.0514178534607162" calcext:value-type="float">
            <text:p>0.0514178534607162</text:p>
          </table:table-cell>
          <table:table-cell office:value-type="float" office:value="0.834106280193237" calcext:value-type="float">
            <text:p>0.834106280193237</text:p>
          </table:table-cell>
          <table:table-cell office:value-type="float" office:value="0.0503019992215443" calcext:value-type="float">
            <text:p>0.0503019992215443</text:p>
          </table:table-cell>
          <table:table-cell office:value-type="float" office:value="0.842850241545894" calcext:value-type="float">
            <text:p>0.842850241545894</text:p>
          </table:table-cell>
          <table:table-cell office:value-type="float" office:value="0.045209207135626" calcext:value-type="float">
            <text:p>0.045209207135626</text:p>
          </table:table-cell>
          <table:table-cell office:value-type="float" office:value="0.845169082125604" calcext:value-type="float">
            <text:p>0.845169082125604</text:p>
          </table:table-cell>
          <table:table-cell office:value-type="float" office:value="0.0429980337632089" calcext:value-type="float">
            <text:p>0.0429980337632089</text:p>
          </table:table-cell>
          <table:table-cell office:value-type="float" office:value="0.838502415458937" calcext:value-type="float">
            <text:p>0.838502415458937</text:p>
          </table:table-cell>
          <table:table-cell office:value-type="float" office:value="0.0491299307347297" calcext:value-type="float">
            <text:p>0.0491299307347297</text:p>
          </table:table-cell>
          <table:table-cell office:value-type="float" office:value="0.853913043478261" calcext:value-type="float">
            <text:p>0.853913043478261</text:p>
          </table:table-cell>
          <table:table-cell office:value-type="float" office:value="0.0461049465760561" calcext:value-type="float">
            <text:p>0.046104946576056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rhythmia_cfs</text:p>
          </table:table-cell>
          <table:table-cell office:value-type="float" office:value="0.851787439613526" calcext:value-type="float">
            <text:p>0.851787439613526</text:p>
          </table:table-cell>
          <table:table-cell office:value-type="float" office:value="0.0467714467443161" calcext:value-type="float">
            <text:p>0.0467714467443161</text:p>
          </table:table-cell>
          <table:table-cell office:value-type="float" office:value="0.845169082125604" calcext:value-type="float">
            <text:p>0.845169082125604</text:p>
          </table:table-cell>
          <table:table-cell office:value-type="float" office:value="0.0417024164588027" calcext:value-type="float">
            <text:p>0.0417024164588027</text:p>
          </table:table-cell>
          <table:table-cell office:value-type="float" office:value="0.851739130434783" calcext:value-type="float">
            <text:p>0.851739130434783</text:p>
          </table:table-cell>
          <table:table-cell office:value-type="float" office:value="0.0407228834350276" calcext:value-type="float">
            <text:p>0.0407228834350276</text:p>
          </table:table-cell>
          <table:table-cell office:value-type="float" office:value="0.84743961352657" calcext:value-type="float">
            <text:p>0.84743961352657</text:p>
          </table:table-cell>
          <table:table-cell office:value-type="float" office:value="0.0469557044299537" calcext:value-type="float">
            <text:p>0.0469557044299537</text:p>
          </table:table-cell>
          <table:table-cell office:value-type="float" office:value="0.840821256038647" calcext:value-type="float">
            <text:p>0.840821256038647</text:p>
          </table:table-cell>
          <table:table-cell office:value-type="float" office:value="0.0515867489152313" calcext:value-type="float">
            <text:p>0.0515867489152313</text:p>
          </table:table-cell>
          <table:table-cell office:value-type="float" office:value="0.851690821256038" calcext:value-type="float">
            <text:p>0.851690821256038</text:p>
          </table:table-cell>
          <table:table-cell office:value-type="float" office:value="0.0526355789706046" calcext:value-type="float">
            <text:p>0.0526355789706046</text:p>
          </table:table-cell>
          <table:table-cell office:value-type="float" office:value="0.840676328502415" calcext:value-type="float">
            <text:p>0.840676328502415</text:p>
          </table:table-cell>
          <table:table-cell office:value-type="float" office:value="0.0522066059277494" calcext:value-type="float">
            <text:p>0.0522066059277494</text:p>
          </table:table-cell>
          <table:table-cell office:value-type="float" office:value="0.854057971014493" calcext:value-type="float">
            <text:p>0.854057971014493</text:p>
          </table:table-cell>
          <table:table-cell office:value-type="float" office:value="0.048946123085911" calcext:value-type="float">
            <text:p>0.048946123085911</text:p>
          </table:table-cell>
          <table:table-cell office:value-type="float" office:value="0.854009661835749" calcext:value-type="float">
            <text:p>0.854009661835749</text:p>
          </table:table-cell>
          <table:table-cell office:value-type="float" office:value="0.044563773620254" calcext:value-type="float">
            <text:p>0.044563773620254</text:p>
          </table:table-cell>
          <table:table-cell office:value-type="float" office:value="0.84512077294686" calcext:value-type="float">
            <text:p>0.84512077294686</text:p>
          </table:table-cell>
          <table:table-cell office:value-type="float" office:value="0.0502597101645744" calcext:value-type="float">
            <text:p>0.0502597101645744</text:p>
          </table:table-cell>
          <table:table-cell office:value-type="float" office:value="0.849613526570048" calcext:value-type="float">
            <text:p>0.849613526570048</text:p>
          </table:table-cell>
          <table:table-cell office:value-type="float" office:value="0.0569766435946785" calcext:value-type="float">
            <text:p>0.0569766435946785</text:p>
          </table:table-cell>
          <table:table-cell office:value-type="float" office:value="0.838550724637681" calcext:value-type="float">
            <text:p>0.838550724637681</text:p>
          </table:table-cell>
          <table:table-cell office:value-type="float" office:value="0.0477622284951874" calcext:value-type="float">
            <text:p>0.0477622284951874</text:p>
          </table:table-cell>
          <table:table-cell office:value-type="float" office:value="0.845024154589372" calcext:value-type="float">
            <text:p>0.845024154589372</text:p>
          </table:table-cell>
          <table:table-cell office:value-type="float" office:value="0.0471188841481167" calcext:value-type="float">
            <text:p>0.0471188841481167</text:p>
          </table:table-cell>
          <table:table-cell office:value-type="float" office:value="0.842898550724638" calcext:value-type="float">
            <text:p>0.842898550724638</text:p>
          </table:table-cell>
          <table:table-cell office:value-type="float" office:value="0.0450038311204162" calcext:value-type="float">
            <text:p>0.0450038311204162</text:p>
          </table:table-cell>
          <table:table-cell office:value-type="float" office:value="0.84743961352657" calcext:value-type="float">
            <text:p>0.84743961352657</text:p>
          </table:table-cell>
          <table:table-cell office:value-type="float" office:value="0.0583716696890767" calcext:value-type="float">
            <text:p>0.0583716696890767</text:p>
          </table:table-cell>
          <table:table-cell office:value-type="float" office:value="0.851739130434783" calcext:value-type="float">
            <text:p>0.851739130434783</text:p>
          </table:table-cell>
          <table:table-cell office:value-type="float" office:value="0.0469792515931872" calcext:value-type="float">
            <text:p>0.046979251593187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rhythmia_cfs</text:p>
          </table:table-cell>
          <table:table-cell office:value-type="float" office:value="0.853961352657005" calcext:value-type="float">
            <text:p>0.853961352657005</text:p>
          </table:table-cell>
          <table:table-cell office:value-type="float" office:value="0.0471212229851087" calcext:value-type="float">
            <text:p>0.0471212229851087</text:p>
          </table:table-cell>
          <table:table-cell office:value-type="float" office:value="0.847391304347826" calcext:value-type="float">
            <text:p>0.847391304347826</text:p>
          </table:table-cell>
          <table:table-cell office:value-type="float" office:value="0.0471577488103767" calcext:value-type="float">
            <text:p>0.0471577488103767</text:p>
          </table:table-cell>
          <table:table-cell office:value-type="float" office:value="0.851787439613526" calcext:value-type="float">
            <text:p>0.851787439613526</text:p>
          </table:table-cell>
          <table:table-cell office:value-type="float" office:value="0.0444163135319282" calcext:value-type="float">
            <text:p>0.0444163135319282</text:p>
          </table:table-cell>
          <table:table-cell office:value-type="float" office:value="0.84743961352657" calcext:value-type="float">
            <text:p>0.84743961352657</text:p>
          </table:table-cell>
          <table:table-cell office:value-type="float" office:value="0.054525349714638" calcext:value-type="float">
            <text:p>0.054525349714638</text:p>
          </table:table-cell>
          <table:table-cell office:value-type="float" office:value="0.845265700483092" calcext:value-type="float">
            <text:p>0.845265700483092</text:p>
          </table:table-cell>
          <table:table-cell office:value-type="float" office:value="0.0538006329394742" calcext:value-type="float">
            <text:p>0.0538006329394742</text:p>
          </table:table-cell>
          <table:table-cell office:value-type="float" office:value="0.849565217391304" calcext:value-type="float">
            <text:p>0.849565217391304</text:p>
          </table:table-cell>
          <table:table-cell office:value-type="float" office:value="0.0521237905600348" calcext:value-type="float">
            <text:p>0.0521237905600348</text:p>
          </table:table-cell>
          <table:table-cell office:value-type="float" office:value="0.84951690821256" calcext:value-type="float">
            <text:p>0.84951690821256</text:p>
          </table:table-cell>
          <table:table-cell office:value-type="float" office:value="0.0543221147507179" calcext:value-type="float">
            <text:p>0.0543221147507179</text:p>
          </table:table-cell>
          <table:table-cell office:value-type="float" office:value="0.851787439613526" calcext:value-type="float">
            <text:p>0.851787439613526</text:p>
          </table:table-cell>
          <table:table-cell office:value-type="float" office:value="0.046771446744316" calcext:value-type="float">
            <text:p>0.046771446744316</text:p>
          </table:table-cell>
          <table:table-cell office:value-type="float" office:value="0.851835748792271" calcext:value-type="float">
            <text:p>0.851835748792271</text:p>
          </table:table-cell>
          <table:table-cell office:value-type="float" office:value="0.0511053625942343" calcext:value-type="float">
            <text:p>0.0511053625942343</text:p>
          </table:table-cell>
          <table:table-cell office:value-type="float" office:value="0.842898550724638" calcext:value-type="float">
            <text:p>0.842898550724638</text:p>
          </table:table-cell>
          <table:table-cell office:value-type="float" office:value="0.0549337651332039" calcext:value-type="float">
            <text:p>0.0549337651332039</text:p>
          </table:table-cell>
          <table:table-cell office:value-type="float" office:value="0.845265700483092" calcext:value-type="float">
            <text:p>0.845265700483092</text:p>
          </table:table-cell>
          <table:table-cell office:value-type="float" office:value="0.0485309189085649" calcext:value-type="float">
            <text:p>0.0485309189085649</text:p>
          </table:table-cell>
          <table:table-cell office:value-type="float" office:value="0.847342995169082" calcext:value-type="float">
            <text:p>0.847342995169082</text:p>
          </table:table-cell>
          <table:table-cell office:value-type="float" office:value="0.0484549598579201" calcext:value-type="float">
            <text:p>0.0484549598579201</text:p>
          </table:table-cell>
          <table:table-cell office:value-type="float" office:value="0.845024154589372" calcext:value-type="float">
            <text:p>0.845024154589372</text:p>
          </table:table-cell>
          <table:table-cell office:value-type="float" office:value="0.0434852979335287" calcext:value-type="float">
            <text:p>0.0434852979335287</text:p>
          </table:table-cell>
          <table:table-cell office:value-type="float" office:value="0.847391304347826" calcext:value-type="float">
            <text:p>0.847391304347826</text:p>
          </table:table-cell>
          <table:table-cell office:value-type="float" office:value="0.0422480271358092" calcext:value-type="float">
            <text:p>0.0422480271358092</text:p>
          </table:table-cell>
          <table:table-cell office:value-type="float" office:value="0.838599033816425" calcext:value-type="float">
            <text:p>0.838599033816425</text:p>
          </table:table-cell>
          <table:table-cell office:value-type="float" office:value="0.0486154809116698" calcext:value-type="float">
            <text:p>0.0486154809116698</text:p>
          </table:table-cell>
          <table:table-cell office:value-type="float" office:value="0.847294685990338" calcext:value-type="float">
            <text:p>0.847294685990338</text:p>
          </table:table-cell>
          <table:table-cell office:value-type="float" office:value="0.0497657234031574" calcext:value-type="float">
            <text:p>0.0497657234031574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rhythmia_cfs</text:p>
          </table:table-cell>
          <table:table-cell office:value-type="float" office:value="0.846473429951691" calcext:value-type="float">
            <text:p>0.846473429951691</text:p>
          </table:table-cell>
          <table:table-cell office:value-type="float" office:value="0.0476197391031824" calcext:value-type="float">
            <text:p>0.0476197391031824</text:p>
          </table:table-cell>
          <table:table-cell office:value-type="float" office:value="0.844714975845411" calcext:value-type="float">
            <text:p>0.844714975845411</text:p>
          </table:table-cell>
          <table:table-cell office:value-type="float" office:value="0.0485710184015165" calcext:value-type="float">
            <text:p>0.0485710184015165</text:p>
          </table:table-cell>
          <table:table-cell office:value-type="float" office:value="0.845140096618358" calcext:value-type="float">
            <text:p>0.845140096618358</text:p>
          </table:table-cell>
          <table:table-cell office:value-type="float" office:value="0.0488260440304473" calcext:value-type="float">
            <text:p>0.0488260440304473</text:p>
          </table:table-cell>
          <table:table-cell office:value-type="float" office:value="0.84527536231884" calcext:value-type="float">
            <text:p>0.84527536231884</text:p>
          </table:table-cell>
          <table:table-cell office:value-type="float" office:value="0.0540868349186214" calcext:value-type="float">
            <text:p>0.0540868349186214</text:p>
          </table:table-cell>
          <table:table-cell office:value-type="float" office:value="0.839478260869565" calcext:value-type="float">
            <text:p>0.839478260869565</text:p>
          </table:table-cell>
          <table:table-cell office:value-type="float" office:value="0.0509452086918776" calcext:value-type="float">
            <text:p>0.0509452086918776</text:p>
          </table:table-cell>
          <table:table-cell office:value-type="float" office:value="0.843787439613526" calcext:value-type="float">
            <text:p>0.843787439613526</text:p>
          </table:table-cell>
          <table:table-cell office:value-type="float" office:value="0.0478473241128165" calcext:value-type="float">
            <text:p>0.0478473241128165</text:p>
          </table:table-cell>
          <table:table-cell office:value-type="float" office:value="0.839777777777778" calcext:value-type="float">
            <text:p>0.839777777777778</text:p>
          </table:table-cell>
          <table:table-cell office:value-type="float" office:value="0.0495338164210051" calcext:value-type="float">
            <text:p>0.0495338164210051</text:p>
          </table:table-cell>
          <table:table-cell office:value-type="float" office:value="0.856270531400966" calcext:value-type="float">
            <text:p>0.856270531400966</text:p>
          </table:table-cell>
          <table:table-cell office:value-type="float" office:value="0.0469023210950245" calcext:value-type="float">
            <text:p>0.0469023210950245</text:p>
          </table:table-cell>
          <table:table-cell office:value-type="float" office:value="0.846502415458937" calcext:value-type="float">
            <text:p>0.846502415458937</text:p>
          </table:table-cell>
          <table:table-cell office:value-type="float" office:value="0.0445636024084575" calcext:value-type="float">
            <text:p>0.0445636024084575</text:p>
          </table:table-cell>
          <table:table-cell office:value-type="float" office:value="0.839826086956522" calcext:value-type="float">
            <text:p>0.839826086956522</text:p>
          </table:table-cell>
          <table:table-cell office:value-type="float" office:value="0.0505758163190102" calcext:value-type="float">
            <text:p>0.0505758163190102</text:p>
          </table:table-cell>
          <table:table-cell office:value-type="float" office:value="0.840376811594203" calcext:value-type="float">
            <text:p>0.840376811594203</text:p>
          </table:table-cell>
          <table:table-cell office:value-type="float" office:value="0.0549005805420419" calcext:value-type="float">
            <text:p>0.0549005805420419</text:p>
          </table:table-cell>
          <table:table-cell office:value-type="float" office:value="0.834125603864734" calcext:value-type="float">
            <text:p>0.834125603864734</text:p>
          </table:table-cell>
          <table:table-cell office:value-type="float" office:value="0.0506203527511322" calcext:value-type="float">
            <text:p>0.0506203527511322</text:p>
          </table:table-cell>
          <table:table-cell office:value-type="float" office:value="0.840724637681159" calcext:value-type="float">
            <text:p>0.840724637681159</text:p>
          </table:table-cell>
          <table:table-cell office:value-type="float" office:value="0.0459187746491657" calcext:value-type="float">
            <text:p>0.0459187746491657</text:p>
          </table:table-cell>
          <table:table-cell office:value-type="float" office:value="0.842927536231884" calcext:value-type="float">
            <text:p>0.842927536231884</text:p>
          </table:table-cell>
          <table:table-cell office:value-type="float" office:value="0.0439749032835647" calcext:value-type="float">
            <text:p>0.0439749032835647</text:p>
          </table:table-cell>
          <table:table-cell office:value-type="float" office:value="0.838550724637681" calcext:value-type="float">
            <text:p>0.838550724637681</text:p>
          </table:table-cell>
          <table:table-cell office:value-type="float" office:value="0.0521763134160049" calcext:value-type="float">
            <text:p>0.0521763134160049</text:p>
          </table:table-cell>
          <table:table-cell office:value-type="float" office:value="0.84687922705314" calcext:value-type="float">
            <text:p>0.84687922705314</text:p>
          </table:table-cell>
          <table:table-cell office:value-type="float" office:value="0.0474311633998542" calcext:value-type="float">
            <text:p>0.04743116339985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bands</text:p>
          </table:table-cell>
          <table:table-cell office:value-type="float" office:value="0.717642642642643" calcext:value-type="float">
            <text:p>0.717642642642643</text:p>
          </table:table-cell>
          <table:table-cell office:value-type="float" office:value="0.0302408557120833" calcext:value-type="float">
            <text:p>0.0302408557120833</text:p>
          </table:table-cell>
          <table:table-cell office:value-type="float" office:value="0.65990990990991" calcext:value-type="float">
            <text:p>0.65990990990991</text:p>
          </table:table-cell>
          <table:table-cell office:value-type="float" office:value="0.0975334097592846" calcext:value-type="float">
            <text:p>0.0975334097592846</text:p>
          </table:table-cell>
          <table:table-cell office:value-type="float" office:value="0.742567567567568" calcext:value-type="float">
            <text:p>0.742567567567568</text:p>
          </table:table-cell>
          <table:table-cell office:value-type="float" office:value="0.0423706265556628" calcext:value-type="float">
            <text:p>0.0423706265556628</text:p>
          </table:table-cell>
          <table:table-cell office:value-type="float" office:value="0.684834834834835" calcext:value-type="float">
            <text:p>0.684834834834835</text:p>
          </table:table-cell>
          <table:table-cell office:value-type="float" office:value="0.0604019299185268" calcext:value-type="float">
            <text:p>0.0604019299185268</text:p>
          </table:table-cell>
          <table:table-cell office:value-type="float" office:value="0.709459459459459" calcext:value-type="float">
            <text:p>0.709459459459459</text:p>
          </table:table-cell>
          <table:table-cell office:value-type="float" office:value="0.0461872752554927" calcext:value-type="float">
            <text:p>0.0461872752554927</text:p>
          </table:table-cell>
          <table:table-cell office:value-type="float" office:value="0.72027027027027" calcext:value-type="float">
            <text:p>0.72027027027027</text:p>
          </table:table-cell>
          <table:table-cell office:value-type="float" office:value="0.0543972901096863" calcext:value-type="float">
            <text:p>0.0543972901096863</text:p>
          </table:table-cell>
          <table:table-cell office:value-type="float" office:value="0.693093093093093" calcext:value-type="float">
            <text:p>0.693093093093093</text:p>
          </table:table-cell>
          <table:table-cell office:value-type="float" office:value="0.0515865261302474" calcext:value-type="float">
            <text:p>0.0515865261302474</text:p>
          </table:table-cell>
          <table:table-cell office:value-type="float" office:value="0.707207207207207" calcext:value-type="float">
            <text:p>0.707207207207207</text:p>
          </table:table-cell>
          <table:table-cell office:value-type="float" office:value="0.049509088544905" calcext:value-type="float">
            <text:p>0.049509088544905</text:p>
          </table:table-cell>
          <table:table-cell office:value-type="float" office:value="0.712162162162162" calcext:value-type="float">
            <text:p>0.712162162162162</text:p>
          </table:table-cell>
          <table:table-cell office:value-type="float" office:value="0.0445546658767015" calcext:value-type="float">
            <text:p>0.0445546658767015</text:p>
          </table:table-cell>
          <table:table-cell office:value-type="float" office:value="0.720720720720721" calcext:value-type="float">
            <text:p>0.720720720720721</text:p>
          </table:table-cell>
          <table:table-cell office:value-type="float" office:value="0.0345363478945365" calcext:value-type="float">
            <text:p>0.0345363478945365</text:p>
          </table:table-cell>
          <table:table-cell office:value-type="float" office:value="0.725750750750751" calcext:value-type="float">
            <text:p>0.725750750750751</text:p>
          </table:table-cell>
          <table:table-cell office:value-type="float" office:value="0.0482860435577706" calcext:value-type="float">
            <text:p>0.0482860435577706</text:p>
          </table:table-cell>
          <table:table-cell office:value-type="float" office:value="0.709384384384384" calcext:value-type="float">
            <text:p>0.709384384384384</text:p>
          </table:table-cell>
          <table:table-cell office:value-type="float" office:value="0.0533701709939991" calcext:value-type="float">
            <text:p>0.0533701709939991</text:p>
          </table:table-cell>
          <table:table-cell office:value-type="float" office:value="0.679429429429429" calcext:value-type="float">
            <text:p>0.679429429429429</text:p>
          </table:table-cell>
          <table:table-cell office:value-type="float" office:value="0.0735591018977429" calcext:value-type="float">
            <text:p>0.0735591018977429</text:p>
          </table:table-cell>
          <table:table-cell office:value-type="float" office:value="0.692867867867868" calcext:value-type="float">
            <text:p>0.692867867867868</text:p>
          </table:table-cell>
          <table:table-cell office:value-type="float" office:value="0.0586925671619727" calcext:value-type="float">
            <text:p>0.0586925671619727</text:p>
          </table:table-cell>
          <table:table-cell office:value-type="float" office:value="0.731306306306306" calcext:value-type="float">
            <text:p>0.731306306306306</text:p>
          </table:table-cell>
          <table:table-cell office:value-type="float" office:value="0.0627039942907078" calcext:value-type="float">
            <text:p>0.0627039942907078</text:p>
          </table:table-cell>
          <table:table-cell office:value-type="float" office:value="0.717717717717718" calcext:value-type="float">
            <text:p>0.717717717717718</text:p>
          </table:table-cell>
          <table:table-cell office:value-type="float" office:value="0.0541512861455815" calcext:value-type="float">
            <text:p>0.05415128614558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bands</text:p>
          </table:table-cell>
          <table:table-cell office:value-type="float" office:value="0.720495495495496" calcext:value-type="float">
            <text:p>0.720495495495496</text:p>
          </table:table-cell>
          <table:table-cell office:value-type="float" office:value="0.0285900369540835" calcext:value-type="float">
            <text:p>0.0285900369540835</text:p>
          </table:table-cell>
          <table:table-cell office:value-type="float" office:value="0.678903903903904" calcext:value-type="float">
            <text:p>0.678903903903904</text:p>
          </table:table-cell>
          <table:table-cell office:value-type="float" office:value="0.0698615605655331" calcext:value-type="float">
            <text:p>0.0698615605655331</text:p>
          </table:table-cell>
          <table:table-cell office:value-type="float" office:value="0.734009009009009" calcext:value-type="float">
            <text:p>0.734009009009009</text:p>
          </table:table-cell>
          <table:table-cell office:value-type="float" office:value="0.0475647326828037" calcext:value-type="float">
            <text:p>0.0475647326828037</text:p>
          </table:table-cell>
          <table:table-cell office:value-type="float" office:value="0.706756756756757" calcext:value-type="float">
            <text:p>0.706756756756757</text:p>
          </table:table-cell>
          <table:table-cell office:value-type="float" office:value="0.0266987815648797" calcext:value-type="float">
            <text:p>0.0266987815648797</text:p>
          </table:table-cell>
          <table:table-cell office:value-type="float" office:value="0.731606606606607" calcext:value-type="float">
            <text:p>0.731606606606607</text:p>
          </table:table-cell>
          <table:table-cell office:value-type="float" office:value="0.0506288479743928" calcext:value-type="float">
            <text:p>0.0506288479743928</text:p>
          </table:table-cell>
          <table:table-cell office:value-type="float" office:value="0.725900900900901" calcext:value-type="float">
            <text:p>0.725900900900901</text:p>
          </table:table-cell>
          <table:table-cell office:value-type="float" office:value="0.0454828711103126" calcext:value-type="float">
            <text:p>0.0454828711103126</text:p>
          </table:table-cell>
          <table:table-cell office:value-type="float" office:value="0.736936936936937" calcext:value-type="float">
            <text:p>0.736936936936937</text:p>
          </table:table-cell>
          <table:table-cell office:value-type="float" office:value="0.0391354908196735" calcext:value-type="float">
            <text:p>0.0391354908196735</text:p>
          </table:table-cell>
          <table:table-cell office:value-type="float" office:value="0.728678678678679" calcext:value-type="float">
            <text:p>0.728678678678679</text:p>
          </table:table-cell>
          <table:table-cell office:value-type="float" office:value="0.0706567743896828" calcext:value-type="float">
            <text:p>0.0706567743896828</text:p>
          </table:table-cell>
          <table:table-cell office:value-type="float" office:value="0.739714714714715" calcext:value-type="float">
            <text:p>0.739714714714715</text:p>
          </table:table-cell>
          <table:table-cell office:value-type="float" office:value="0.0350690704119658" calcext:value-type="float">
            <text:p>0.0350690704119658</text:p>
          </table:table-cell>
          <table:table-cell office:value-type="float" office:value="0.706906906906907" calcext:value-type="float">
            <text:p>0.706906906906907</text:p>
          </table:table-cell>
          <table:table-cell office:value-type="float" office:value="0.0560797354533731" calcext:value-type="float">
            <text:p>0.0560797354533731</text:p>
          </table:table-cell>
          <table:table-cell office:value-type="float" office:value="0.763963963963964" calcext:value-type="float">
            <text:p>0.763963963963964</text:p>
          </table:table-cell>
          <table:table-cell office:value-type="float" office:value="0.0456268730165786" calcext:value-type="float">
            <text:p>0.0456268730165786</text:p>
          </table:table-cell>
          <table:table-cell office:value-type="float" office:value="0.739564564564565" calcext:value-type="float">
            <text:p>0.739564564564565</text:p>
          </table:table-cell>
          <table:table-cell office:value-type="float" office:value="0.0337057453330979" calcext:value-type="float">
            <text:p>0.0337057453330979</text:p>
          </table:table-cell>
          <table:table-cell office:value-type="float" office:value="0.717867867867868" calcext:value-type="float">
            <text:p>0.717867867867868</text:p>
          </table:table-cell>
          <table:table-cell office:value-type="float" office:value="0.0478819702337305" calcext:value-type="float">
            <text:p>0.0478819702337305</text:p>
          </table:table-cell>
          <table:table-cell office:value-type="float" office:value="0.734009009009009" calcext:value-type="float">
            <text:p>0.734009009009009</text:p>
          </table:table-cell>
          <table:table-cell office:value-type="float" office:value="0.0479476475422179" calcext:value-type="float">
            <text:p>0.0479476475422179</text:p>
          </table:table-cell>
          <table:table-cell office:value-type="float" office:value="0.720870870870871" calcext:value-type="float">
            <text:p>0.720870870870871</text:p>
          </table:table-cell>
          <table:table-cell office:value-type="float" office:value="0.0625162992110571" calcext:value-type="float">
            <text:p>0.0625162992110571</text:p>
          </table:table-cell>
          <table:table-cell office:value-type="float" office:value="0.728828828828829" calcext:value-type="float">
            <text:p>0.728828828828829</text:p>
          </table:table-cell>
          <table:table-cell office:value-type="float" office:value="0.041305393897098" calcext:value-type="float">
            <text:p>0.04130539389709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bands</text:p>
          </table:table-cell>
          <table:table-cell office:value-type="float" office:value="0.709534534534535" calcext:value-type="float">
            <text:p>0.709534534534535</text:p>
          </table:table-cell>
          <table:table-cell office:value-type="float" office:value="0.0297565331832002" calcext:value-type="float">
            <text:p>0.0297565331832002</text:p>
          </table:table-cell>
          <table:table-cell office:value-type="float" office:value="0.679054054054054" calcext:value-type="float">
            <text:p>0.679054054054054</text:p>
          </table:table-cell>
          <table:table-cell office:value-type="float" office:value="0.0682704056361404" calcext:value-type="float">
            <text:p>0.0682704056361404</text:p>
          </table:table-cell>
          <table:table-cell office:value-type="float" office:value="0.736861861861862" calcext:value-type="float">
            <text:p>0.736861861861862</text:p>
          </table:table-cell>
          <table:table-cell office:value-type="float" office:value="0.0354830676115547" calcext:value-type="float">
            <text:p>0.0354830676115547</text:p>
          </table:table-cell>
          <table:table-cell office:value-type="float" office:value="0.698498498498499" calcext:value-type="float">
            <text:p>0.698498498498499</text:p>
          </table:table-cell>
          <table:table-cell office:value-type="float" office:value="0.0240636143589131" calcext:value-type="float">
            <text:p>0.0240636143589131</text:p>
          </table:table-cell>
          <table:table-cell office:value-type="float" office:value="0.728753753753754" calcext:value-type="float">
            <text:p>0.728753753753754</text:p>
          </table:table-cell>
          <table:table-cell office:value-type="float" office:value="0.0454230745121968" calcext:value-type="float">
            <text:p>0.0454230745121968</text:p>
          </table:table-cell>
          <table:table-cell office:value-type="float" office:value="0.717567567567568" calcext:value-type="float">
            <text:p>0.717567567567568</text:p>
          </table:table-cell>
          <table:table-cell office:value-type="float" office:value="0.0500660635043231" calcext:value-type="float">
            <text:p>0.0500660635043231</text:p>
          </table:table-cell>
          <table:table-cell office:value-type="float" office:value="0.731456456456457" calcext:value-type="float">
            <text:p>0.731456456456457</text:p>
          </table:table-cell>
          <table:table-cell office:value-type="float" office:value="0.0424173066870736" calcext:value-type="float">
            <text:p>0.0424173066870736</text:p>
          </table:table-cell>
          <table:table-cell office:value-type="float" office:value="0.725975975975976" calcext:value-type="float">
            <text:p>0.725975975975976</text:p>
          </table:table-cell>
          <table:table-cell office:value-type="float" office:value="0.0469911068190145" calcext:value-type="float">
            <text:p>0.0469911068190145</text:p>
          </table:table-cell>
          <table:table-cell office:value-type="float" office:value="0.734009009009009" calcext:value-type="float">
            <text:p>0.734009009009009</text:p>
          </table:table-cell>
          <table:table-cell office:value-type="float" office:value="0.0546337620988541" calcext:value-type="float">
            <text:p>0.0546337620988541</text:p>
          </table:table-cell>
          <table:table-cell office:value-type="float" office:value="0.712387387387387" calcext:value-type="float">
            <text:p>0.712387387387387</text:p>
          </table:table-cell>
          <table:table-cell office:value-type="float" office:value="0.0483448897972748" calcext:value-type="float">
            <text:p>0.0483448897972748</text:p>
          </table:table-cell>
          <table:table-cell office:value-type="float" office:value="0.73963963963964" calcext:value-type="float">
            <text:p>0.73963963963964</text:p>
          </table:table-cell>
          <table:table-cell office:value-type="float" office:value="0.043742712952536" calcext:value-type="float">
            <text:p>0.043742712952536</text:p>
          </table:table-cell>
          <table:table-cell office:value-type="float" office:value="0.73963963963964" calcext:value-type="float">
            <text:p>0.73963963963964</text:p>
          </table:table-cell>
          <table:table-cell office:value-type="float" office:value="0.0330553963187912" calcext:value-type="float">
            <text:p>0.0330553963187912</text:p>
          </table:table-cell>
          <table:table-cell office:value-type="float" office:value="0.723348348348348" calcext:value-type="float">
            <text:p>0.723348348348348</text:p>
          </table:table-cell>
          <table:table-cell office:value-type="float" office:value="0.048694416221947" calcext:value-type="float">
            <text:p>0.048694416221947</text:p>
          </table:table-cell>
          <table:table-cell office:value-type="float" office:value="0.731456456456457" calcext:value-type="float">
            <text:p>0.731456456456457</text:p>
          </table:table-cell>
          <table:table-cell office:value-type="float" office:value="0.0526609421343573" calcext:value-type="float">
            <text:p>0.0526609421343573</text:p>
          </table:table-cell>
          <table:table-cell office:value-type="float" office:value="0.715315315315315" calcext:value-type="float">
            <text:p>0.715315315315315</text:p>
          </table:table-cell>
          <table:table-cell office:value-type="float" office:value="0.0563155370033549" calcext:value-type="float">
            <text:p>0.0563155370033549</text:p>
          </table:table-cell>
          <table:table-cell office:value-type="float" office:value="0.734159159159159" calcext:value-type="float">
            <text:p>0.734159159159159</text:p>
          </table:table-cell>
          <table:table-cell office:value-type="float" office:value="0.0471500294531146" calcext:value-type="float">
            <text:p>0.047150029453114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bands</text:p>
          </table:table-cell>
          <table:table-cell office:value-type="float" office:value="0.701201201201201" calcext:value-type="float">
            <text:p>0.701201201201201</text:p>
          </table:table-cell>
          <table:table-cell office:value-type="float" office:value="0.0288190083095281" calcext:value-type="float">
            <text:p>0.0288190083095281</text:p>
          </table:table-cell>
          <table:table-cell office:value-type="float" office:value="0.676426426426426" calcext:value-type="float">
            <text:p>0.676426426426426</text:p>
          </table:table-cell>
          <table:table-cell office:value-type="float" office:value="0.0685786143755689" calcext:value-type="float">
            <text:p>0.0685786143755689</text:p>
          </table:table-cell>
          <table:table-cell office:value-type="float" office:value="0.742192192192192" calcext:value-type="float">
            <text:p>0.742192192192192</text:p>
          </table:table-cell>
          <table:table-cell office:value-type="float" office:value="0.0488368989633659" calcext:value-type="float">
            <text:p>0.0488368989633659</text:p>
          </table:table-cell>
          <table:table-cell office:value-type="float" office:value="0.701276276276276" calcext:value-type="float">
            <text:p>0.701276276276276</text:p>
          </table:table-cell>
          <table:table-cell office:value-type="float" office:value="0.0249409247503993" calcext:value-type="float">
            <text:p>0.0249409247503993</text:p>
          </table:table-cell>
          <table:table-cell office:value-type="float" office:value="0.736861861861862" calcext:value-type="float">
            <text:p>0.736861861861862</text:p>
          </table:table-cell>
          <table:table-cell office:value-type="float" office:value="0.0555907710624777" calcext:value-type="float">
            <text:p>0.0555907710624777</text:p>
          </table:table-cell>
          <table:table-cell office:value-type="float" office:value="0.720345345345345" calcext:value-type="float">
            <text:p>0.720345345345345</text:p>
          </table:table-cell>
          <table:table-cell office:value-type="float" office:value="0.0302673513708327" calcext:value-type="float">
            <text:p>0.0302673513708327</text:p>
          </table:table-cell>
          <table:table-cell office:value-type="float" office:value="0.739564564564565" calcext:value-type="float">
            <text:p>0.739564564564565</text:p>
          </table:table-cell>
          <table:table-cell office:value-type="float" office:value="0.0401734670024201" calcext:value-type="float">
            <text:p>0.0401734670024201</text:p>
          </table:table-cell>
          <table:table-cell office:value-type="float" office:value="0.731531531531531" calcext:value-type="float">
            <text:p>0.731531531531531</text:p>
          </table:table-cell>
          <table:table-cell office:value-type="float" office:value="0.0531276035783819" calcext:value-type="float">
            <text:p>0.0531276035783819</text:p>
          </table:table-cell>
          <table:table-cell office:value-type="float" office:value="0.74512012012012" calcext:value-type="float">
            <text:p>0.74512012012012</text:p>
          </table:table-cell>
          <table:table-cell office:value-type="float" office:value="0.0565402214931667" calcext:value-type="float">
            <text:p>0.0565402214931667</text:p>
          </table:table-cell>
          <table:table-cell office:value-type="float" office:value="0.723273273273273" calcext:value-type="float">
            <text:p>0.723273273273273</text:p>
          </table:table-cell>
          <table:table-cell office:value-type="float" office:value="0.0416547536529177" calcext:value-type="float">
            <text:p>0.0416547536529177</text:p>
          </table:table-cell>
          <table:table-cell office:value-type="float" office:value="0.731456456456457" calcext:value-type="float">
            <text:p>0.731456456456457</text:p>
          </table:table-cell>
          <table:table-cell office:value-type="float" office:value="0.0384002465263915" calcext:value-type="float">
            <text:p>0.0384002465263915</text:p>
          </table:table-cell>
          <table:table-cell office:value-type="float" office:value="0.734009009009009" calcext:value-type="float">
            <text:p>0.734009009009009</text:p>
          </table:table-cell>
          <table:table-cell office:value-type="float" office:value="0.0385662348640453" calcext:value-type="float">
            <text:p>0.0385662348640453</text:p>
          </table:table-cell>
          <table:table-cell office:value-type="float" office:value="0.731531531531531" calcext:value-type="float">
            <text:p>0.731531531531531</text:p>
          </table:table-cell>
          <table:table-cell office:value-type="float" office:value="0.0400497360632515" calcext:value-type="float">
            <text:p>0.0400497360632515</text:p>
          </table:table-cell>
          <table:table-cell office:value-type="float" office:value="0.725975975975976" calcext:value-type="float">
            <text:p>0.725975975975976</text:p>
          </table:table-cell>
          <table:table-cell office:value-type="float" office:value="0.060270319314478" calcext:value-type="float">
            <text:p>0.060270319314478</text:p>
          </table:table-cell>
          <table:table-cell office:value-type="float" office:value="0.731531531531531" calcext:value-type="float">
            <text:p>0.731531531531531</text:p>
          </table:table-cell>
          <table:table-cell office:value-type="float" office:value="0.0439161739229835" calcext:value-type="float">
            <text:p>0.0439161739229835</text:p>
          </table:table-cell>
          <table:table-cell office:value-type="float" office:value="0.731606606606607" calcext:value-type="float">
            <text:p>0.731606606606607</text:p>
          </table:table-cell>
          <table:table-cell office:value-type="float" office:value="0.0487188457204266" calcext:value-type="float">
            <text:p>0.048718845720426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bands</text:p>
          </table:table-cell>
          <table:table-cell office:value-type="float" office:value="0.701126126126126" calcext:value-type="float">
            <text:p>0.701126126126126</text:p>
          </table:table-cell>
          <table:table-cell office:value-type="float" office:value="0.0323751680282622" calcext:value-type="float">
            <text:p>0.0323751680282622</text:p>
          </table:table-cell>
          <table:table-cell office:value-type="float" office:value="0.678903903903904" calcext:value-type="float">
            <text:p>0.678903903903904</text:p>
          </table:table-cell>
          <table:table-cell office:value-type="float" office:value="0.0675657601804758" calcext:value-type="float">
            <text:p>0.0675657601804758</text:p>
          </table:table-cell>
          <table:table-cell office:value-type="float" office:value="0.734159159159159" calcext:value-type="float">
            <text:p>0.734159159159159</text:p>
          </table:table-cell>
          <table:table-cell office:value-type="float" office:value="0.0455970102704537" calcext:value-type="float">
            <text:p>0.0455970102704537</text:p>
          </table:table-cell>
          <table:table-cell office:value-type="float" office:value="0.701276276276276" calcext:value-type="float">
            <text:p>0.701276276276276</text:p>
          </table:table-cell>
          <table:table-cell office:value-type="float" office:value="0.0382243638649981" calcext:value-type="float">
            <text:p>0.0382243638649981</text:p>
          </table:table-cell>
          <table:table-cell office:value-type="float" office:value="0.742342342342342" calcext:value-type="float">
            <text:p>0.742342342342342</text:p>
          </table:table-cell>
          <table:table-cell office:value-type="float" office:value="0.0476433364188817" calcext:value-type="float">
            <text:p>0.0476433364188817</text:p>
          </table:table-cell>
          <table:table-cell office:value-type="float" office:value="0.712237237237237" calcext:value-type="float">
            <text:p>0.712237237237237</text:p>
          </table:table-cell>
          <table:table-cell office:value-type="float" office:value="0.0331372344128589" calcext:value-type="float">
            <text:p>0.0331372344128589</text:p>
          </table:table-cell>
          <table:table-cell office:value-type="float" office:value="0.742417417417417" calcext:value-type="float">
            <text:p>0.742417417417417</text:p>
          </table:table-cell>
          <table:table-cell office:value-type="float" office:value="0.0368717227472865" calcext:value-type="float">
            <text:p>0.0368717227472865</text:p>
          </table:table-cell>
          <table:table-cell office:value-type="float" office:value="0.712462462462463" calcext:value-type="float">
            <text:p>0.712462462462463</text:p>
          </table:table-cell>
          <table:table-cell office:value-type="float" office:value="0.0463159063519134" calcext:value-type="float">
            <text:p>0.0463159063519134</text:p>
          </table:table-cell>
          <table:table-cell office:value-type="float" office:value="0.74512012012012" calcext:value-type="float">
            <text:p>0.74512012012012</text:p>
          </table:table-cell>
          <table:table-cell office:value-type="float" office:value="0.0565402214931667" calcext:value-type="float">
            <text:p>0.0565402214931667</text:p>
          </table:table-cell>
          <table:table-cell office:value-type="float" office:value="0.71509009009009" calcext:value-type="float">
            <text:p>0.71509009009009</text:p>
          </table:table-cell>
          <table:table-cell office:value-type="float" office:value="0.0449256704280632" calcext:value-type="float">
            <text:p>0.0449256704280632</text:p>
          </table:table-cell>
          <table:table-cell office:value-type="float" office:value="0.747897897897898" calcext:value-type="float">
            <text:p>0.747897897897898</text:p>
          </table:table-cell>
          <table:table-cell office:value-type="float" office:value="0.0443724109418762" calcext:value-type="float">
            <text:p>0.0443724109418762</text:p>
          </table:table-cell>
          <table:table-cell office:value-type="float" office:value="0.734159159159159" calcext:value-type="float">
            <text:p>0.734159159159159</text:p>
          </table:table-cell>
          <table:table-cell office:value-type="float" office:value="0.0296447802687314" calcext:value-type="float">
            <text:p>0.0296447802687314</text:p>
          </table:table-cell>
          <table:table-cell office:value-type="float" office:value="0.737087087087087" calcext:value-type="float">
            <text:p>0.737087087087087</text:p>
          </table:table-cell>
          <table:table-cell office:value-type="float" office:value="0.0336170951759227" calcext:value-type="float">
            <text:p>0.0336170951759227</text:p>
          </table:table-cell>
          <table:table-cell office:value-type="float" office:value="0.734159159159159" calcext:value-type="float">
            <text:p>0.734159159159159</text:p>
          </table:table-cell>
          <table:table-cell office:value-type="float" office:value="0.0466627141342191" calcext:value-type="float">
            <text:p>0.0466627141342191</text:p>
          </table:table-cell>
          <table:table-cell office:value-type="float" office:value="0.742492492492493" calcext:value-type="float">
            <text:p>0.742492492492493</text:p>
          </table:table-cell>
          <table:table-cell office:value-type="float" office:value="0.0224501116036094" calcext:value-type="float">
            <text:p>0.0224501116036094</text:p>
          </table:table-cell>
          <table:table-cell office:value-type="float" office:value="0.731606606606607" calcext:value-type="float">
            <text:p>0.731606606606607</text:p>
          </table:table-cell>
          <table:table-cell office:value-type="float" office:value="0.0507190647057467" calcext:value-type="float">
            <text:p>0.0507190647057467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bands</text:p>
          </table:table-cell>
          <table:table-cell office:value-type="float" office:value="0.71" calcext:value-type="float">
            <text:p>0.71</text:p>
          </table:table-cell>
          <table:table-cell office:value-type="float" office:value="0.0299563204374315" calcext:value-type="float">
            <text:p>0.0299563204374315</text:p>
          </table:table-cell>
          <table:table-cell office:value-type="float" office:value="0.67463963963964" calcext:value-type="float">
            <text:p>0.67463963963964</text:p>
          </table:table-cell>
          <table:table-cell office:value-type="float" office:value="0.0743619501034006" calcext:value-type="float">
            <text:p>0.0743619501034006</text:p>
          </table:table-cell>
          <table:table-cell office:value-type="float" office:value="0.737957957957958" calcext:value-type="float">
            <text:p>0.737957957957958</text:p>
          </table:table-cell>
          <table:table-cell office:value-type="float" office:value="0.0439704672167682" calcext:value-type="float">
            <text:p>0.0439704672167682</text:p>
          </table:table-cell>
          <table:table-cell office:value-type="float" office:value="0.698528528528529" calcext:value-type="float">
            <text:p>0.698528528528529</text:p>
          </table:table-cell>
          <table:table-cell office:value-type="float" office:value="0.0348659228915434" calcext:value-type="float">
            <text:p>0.0348659228915434</text:p>
          </table:table-cell>
          <table:table-cell office:value-type="float" office:value="0.729804804804805" calcext:value-type="float">
            <text:p>0.729804804804805</text:p>
          </table:table-cell>
          <table:table-cell office:value-type="float" office:value="0.0490946610446883" calcext:value-type="float">
            <text:p>0.0490946610446883</text:p>
          </table:table-cell>
          <table:table-cell office:value-type="float" office:value="0.719264264264264" calcext:value-type="float">
            <text:p>0.719264264264264</text:p>
          </table:table-cell>
          <table:table-cell office:value-type="float" office:value="0.0426701621016027" calcext:value-type="float">
            <text:p>0.0426701621016027</text:p>
          </table:table-cell>
          <table:table-cell office:value-type="float" office:value="0.728693693693694" calcext:value-type="float">
            <text:p>0.728693693693694</text:p>
          </table:table-cell>
          <table:table-cell office:value-type="float" office:value="0.0420369026773402" calcext:value-type="float">
            <text:p>0.0420369026773402</text:p>
          </table:table-cell>
          <table:table-cell office:value-type="float" office:value="0.721171171171171" calcext:value-type="float">
            <text:p>0.721171171171171</text:p>
          </table:table-cell>
          <table:table-cell office:value-type="float" office:value="0.0533200959367795" calcext:value-type="float">
            <text:p>0.0533200959367795</text:p>
          </table:table-cell>
          <table:table-cell office:value-type="float" office:value="0.735225225225225" calcext:value-type="float">
            <text:p>0.735225225225225</text:p>
          </table:table-cell>
          <table:table-cell office:value-type="float" office:value="0.049467588274771" calcext:value-type="float">
            <text:p>0.049467588274771</text:p>
          </table:table-cell>
          <table:table-cell office:value-type="float" office:value="0.715675675675676" calcext:value-type="float">
            <text:p>0.715675675675676</text:p>
          </table:table-cell>
          <table:table-cell office:value-type="float" office:value="0.0451082794452331" calcext:value-type="float">
            <text:p>0.0451082794452331</text:p>
          </table:table-cell>
          <table:table-cell office:value-type="float" office:value="0.741741741741742" calcext:value-type="float">
            <text:p>0.741741741741742</text:p>
          </table:table-cell>
          <table:table-cell office:value-type="float" office:value="0.0440856573990306" calcext:value-type="float">
            <text:p>0.0440856573990306</text:p>
          </table:table-cell>
          <table:table-cell office:value-type="float" office:value="0.731351351351351" calcext:value-type="float">
            <text:p>0.731351351351351</text:p>
          </table:table-cell>
          <table:table-cell office:value-type="float" office:value="0.037668465555733" calcext:value-type="float">
            <text:p>0.037668465555733</text:p>
          </table:table-cell>
          <table:table-cell office:value-type="float" office:value="0.717852852852853" calcext:value-type="float">
            <text:p>0.717852852852853</text:p>
          </table:table-cell>
          <table:table-cell office:value-type="float" office:value="0.0487604639185189" calcext:value-type="float">
            <text:p>0.0487604639185189</text:p>
          </table:table-cell>
          <table:table-cell office:value-type="float" office:value="0.723693693693694" calcext:value-type="float">
            <text:p>0.723693693693694</text:p>
          </table:table-cell>
          <table:table-cell office:value-type="float" office:value="0.053246838057449" calcext:value-type="float">
            <text:p>0.053246838057449</text:p>
          </table:table-cell>
          <table:table-cell office:value-type="float" office:value="0.728303303303303" calcext:value-type="float">
            <text:p>0.728303303303303</text:p>
          </table:table-cell>
          <table:table-cell office:value-type="float" office:value="0.0495804232063425" calcext:value-type="float">
            <text:p>0.0495804232063425</text:p>
          </table:table-cell>
          <table:table-cell office:value-type="float" office:value="0.728783783783784" calcext:value-type="float">
            <text:p>0.728783783783784</text:p>
          </table:table-cell>
          <table:table-cell office:value-type="float" office:value="0.0484089239843935" calcext:value-type="float">
            <text:p>0.04840892398439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ds</text:p>
          </table:table-cell>
          <table:table-cell office:value-type="float" office:value="0.703978978978979" calcext:value-type="float">
            <text:p>0.703978978978979</text:p>
          </table:table-cell>
          <table:table-cell office:value-type="float" office:value="0.039277412561929" calcext:value-type="float">
            <text:p>0.039277412561929</text:p>
          </table:table-cell>
          <table:table-cell office:value-type="float" office:value="0.720495495495496" calcext:value-type="float">
            <text:p>0.720495495495496</text:p>
          </table:table-cell>
          <table:table-cell office:value-type="float" office:value="0.0793857931635646" calcext:value-type="float">
            <text:p>0.0793857931635646</text:p>
          </table:table-cell>
          <table:table-cell office:value-type="float" office:value="0.693093093093093" calcext:value-type="float">
            <text:p>0.693093093093093</text:p>
          </table:table-cell>
          <table:table-cell office:value-type="float" office:value="0.0561897358558008" calcext:value-type="float">
            <text:p>0.0561897358558008</text:p>
          </table:table-cell>
          <table:table-cell office:value-type="float" office:value="0.706756756756757" calcext:value-type="float">
            <text:p>0.706756756756757</text:p>
          </table:table-cell>
          <table:table-cell office:value-type="float" office:value="0.0676335272903421" calcext:value-type="float">
            <text:p>0.0676335272903421</text:p>
          </table:table-cell>
          <table:table-cell office:value-type="float" office:value="0.712387387387387" calcext:value-type="float">
            <text:p>0.712387387387387</text:p>
          </table:table-cell>
          <table:table-cell office:value-type="float" office:value="0.0707641602450279" calcext:value-type="float">
            <text:p>0.0707641602450279</text:p>
          </table:table-cell>
          <table:table-cell office:value-type="float" office:value="0.70960960960961" calcext:value-type="float">
            <text:p>0.70960960960961</text:p>
          </table:table-cell>
          <table:table-cell office:value-type="float" office:value="0.0680835229466539" calcext:value-type="float">
            <text:p>0.0680835229466539</text:p>
          </table:table-cell>
          <table:table-cell office:value-type="float" office:value="0.712087087087087" calcext:value-type="float">
            <text:p>0.712087087087087</text:p>
          </table:table-cell>
          <table:table-cell office:value-type="float" office:value="0.0444773621435754" calcext:value-type="float">
            <text:p>0.0444773621435754</text:p>
          </table:table-cell>
          <table:table-cell office:value-type="float" office:value="0.714864864864865" calcext:value-type="float">
            <text:p>0.714864864864865</text:p>
          </table:table-cell>
          <table:table-cell office:value-type="float" office:value="0.0644060721992121" calcext:value-type="float">
            <text:p>0.0644060721992121</text:p>
          </table:table-cell>
          <table:table-cell office:value-type="float" office:value="0.703978978978979" calcext:value-type="float">
            <text:p>0.703978978978979</text:p>
          </table:table-cell>
          <table:table-cell office:value-type="float" office:value="0.0519352779806246" calcext:value-type="float">
            <text:p>0.0519352779806246</text:p>
          </table:table-cell>
          <table:table-cell office:value-type="float" office:value="0.687537537537538" calcext:value-type="float">
            <text:p>0.687537537537538</text:p>
          </table:table-cell>
          <table:table-cell office:value-type="float" office:value="0.0380327692468169" calcext:value-type="float">
            <text:p>0.0380327692468169</text:p>
          </table:table-cell>
          <table:table-cell office:value-type="float" office:value="0.720345345345345" calcext:value-type="float">
            <text:p>0.720345345345345</text:p>
          </table:table-cell>
          <table:table-cell office:value-type="float" office:value="0.0811823923093012" calcext:value-type="float">
            <text:p>0.0811823923093012</text:p>
          </table:table-cell>
          <table:table-cell office:value-type="float" office:value="0.684984984984985" calcext:value-type="float">
            <text:p>0.684984984984985</text:p>
          </table:table-cell>
          <table:table-cell office:value-type="float" office:value="0.0809157783067975" calcext:value-type="float">
            <text:p>0.0809157783067975</text:p>
          </table:table-cell>
          <table:table-cell office:value-type="float" office:value="0.704129129129129" calcext:value-type="float">
            <text:p>0.704129129129129</text:p>
          </table:table-cell>
          <table:table-cell office:value-type="float" office:value="0.0846063861236564" calcext:value-type="float">
            <text:p>0.0846063861236564</text:p>
          </table:table-cell>
          <table:table-cell office:value-type="float" office:value="0.741816816816817" calcext:value-type="float">
            <text:p>0.741816816816817</text:p>
          </table:table-cell>
          <table:table-cell office:value-type="float" office:value="0.0711788876821582" calcext:value-type="float">
            <text:p>0.0711788876821582</text:p>
          </table:table-cell>
          <table:table-cell office:value-type="float" office:value="0.704054054054054" calcext:value-type="float">
            <text:p>0.704054054054054</text:p>
          </table:table-cell>
          <table:table-cell office:value-type="float" office:value="0.0565020510341027" calcext:value-type="float">
            <text:p>0.0565020510341027</text:p>
          </table:table-cell>
          <table:table-cell office:value-type="float" office:value="0.693018018018018" calcext:value-type="float">
            <text:p>0.693018018018018</text:p>
          </table:table-cell>
          <table:table-cell office:value-type="float" office:value="0.0434188871843681" calcext:value-type="float">
            <text:p>0.043418887184368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ds</text:p>
          </table:table-cell>
          <table:table-cell office:value-type="float" office:value="0.720495495495496" calcext:value-type="float">
            <text:p>0.720495495495496</text:p>
          </table:table-cell>
          <table:table-cell office:value-type="float" office:value="0.0519955345938455" calcext:value-type="float">
            <text:p>0.0519955345938455</text:p>
          </table:table-cell>
          <table:table-cell office:value-type="float" office:value="0.734159159159159" calcext:value-type="float">
            <text:p>0.734159159159159</text:p>
          </table:table-cell>
          <table:table-cell office:value-type="float" office:value="0.0673897950551169" calcext:value-type="float">
            <text:p>0.0673897950551169</text:p>
          </table:table-cell>
          <table:table-cell office:value-type="float" office:value="0.720720720720721" calcext:value-type="float">
            <text:p>0.720720720720721</text:p>
          </table:table-cell>
          <table:table-cell office:value-type="float" office:value="0.0635182264836335" calcext:value-type="float">
            <text:p>0.0635182264836335</text:p>
          </table:table-cell>
          <table:table-cell office:value-type="float" office:value="0.728603603603604" calcext:value-type="float">
            <text:p>0.728603603603604</text:p>
          </table:table-cell>
          <table:table-cell office:value-type="float" office:value="0.0527882720566964" calcext:value-type="float">
            <text:p>0.0527882720566964</text:p>
          </table:table-cell>
          <table:table-cell office:value-type="float" office:value="0.750675675675676" calcext:value-type="float">
            <text:p>0.750675675675676</text:p>
          </table:table-cell>
          <table:table-cell office:value-type="float" office:value="0.059866272702114" calcext:value-type="float">
            <text:p>0.059866272702114</text:p>
          </table:table-cell>
          <table:table-cell office:value-type="float" office:value="0.728603603603604" calcext:value-type="float">
            <text:p>0.728603603603604</text:p>
          </table:table-cell>
          <table:table-cell office:value-type="float" office:value="0.0514947280050844" calcext:value-type="float">
            <text:p>0.0514947280050844</text:p>
          </table:table-cell>
          <table:table-cell office:value-type="float" office:value="0.723498498498498" calcext:value-type="float">
            <text:p>0.723498498498498</text:p>
          </table:table-cell>
          <table:table-cell office:value-type="float" office:value="0.0355091789919673" calcext:value-type="float">
            <text:p>0.0355091789919673</text:p>
          </table:table-cell>
          <table:table-cell office:value-type="float" office:value="0.720495495495496" calcext:value-type="float">
            <text:p>0.720495495495496</text:p>
          </table:table-cell>
          <table:table-cell office:value-type="float" office:value="0.0498633278731143" calcext:value-type="float">
            <text:p>0.0498633278731143</text:p>
          </table:table-cell>
          <table:table-cell office:value-type="float" office:value="0.720345345345345" calcext:value-type="float">
            <text:p>0.720345345345345</text:p>
          </table:table-cell>
          <table:table-cell office:value-type="float" office:value="0.0524156302947899" calcext:value-type="float">
            <text:p>0.0524156302947899</text:p>
          </table:table-cell>
          <table:table-cell office:value-type="float" office:value="0.715315315315315" calcext:value-type="float">
            <text:p>0.715315315315315</text:p>
          </table:table-cell>
          <table:table-cell office:value-type="float" office:value="0.0430645708206022" calcext:value-type="float">
            <text:p>0.0430645708206022</text:p>
          </table:table-cell>
          <table:table-cell office:value-type="float" office:value="0.70975975975976" calcext:value-type="float">
            <text:p>0.70975975975976</text:p>
          </table:table-cell>
          <table:table-cell office:value-type="float" office:value="0.0612864855460636" calcext:value-type="float">
            <text:p>0.0612864855460636</text:p>
          </table:table-cell>
          <table:table-cell office:value-type="float" office:value="0.704279279279279" calcext:value-type="float">
            <text:p>0.704279279279279</text:p>
          </table:table-cell>
          <table:table-cell office:value-type="float" office:value="0.0486483525697767" calcext:value-type="float">
            <text:p>0.0486483525697767</text:p>
          </table:table-cell>
          <table:table-cell office:value-type="float" office:value="0.720645645645646" calcext:value-type="float">
            <text:p>0.720645645645646</text:p>
          </table:table-cell>
          <table:table-cell office:value-type="float" office:value="0.0635472557958614" calcext:value-type="float">
            <text:p>0.0635472557958614</text:p>
          </table:table-cell>
          <table:table-cell office:value-type="float" office:value="0.742567567567568" calcext:value-type="float">
            <text:p>0.742567567567568</text:p>
          </table:table-cell>
          <table:table-cell office:value-type="float" office:value="0.0572230454395939" calcext:value-type="float">
            <text:p>0.0572230454395939</text:p>
          </table:table-cell>
          <table:table-cell office:value-type="float" office:value="0.717942942942943" calcext:value-type="float">
            <text:p>0.717942942942943</text:p>
          </table:table-cell>
          <table:table-cell office:value-type="float" office:value="0.0511283370509186" calcext:value-type="float">
            <text:p>0.0511283370509186</text:p>
          </table:table-cell>
          <table:table-cell office:value-type="float" office:value="0.728903903903904" calcext:value-type="float">
            <text:p>0.728903903903904</text:p>
          </table:table-cell>
          <table:table-cell office:value-type="float" office:value="0.0592796836843326" calcext:value-type="float">
            <text:p>0.05927968368433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ds</text:p>
          </table:table-cell>
          <table:table-cell office:value-type="float" office:value="0.736936936936937" calcext:value-type="float">
            <text:p>0.736936936936937</text:p>
          </table:table-cell>
          <table:table-cell office:value-type="float" office:value="0.0508706502641113" calcext:value-type="float">
            <text:p>0.0508706502641113</text:p>
          </table:table-cell>
          <table:table-cell office:value-type="float" office:value="0.734159159159159" calcext:value-type="float">
            <text:p>0.734159159159159</text:p>
          </table:table-cell>
          <table:table-cell office:value-type="float" office:value="0.0488410663691774" calcext:value-type="float">
            <text:p>0.0488410663691774</text:p>
          </table:table-cell>
          <table:table-cell office:value-type="float" office:value="0.720795795795796" calcext:value-type="float">
            <text:p>0.720795795795796</text:p>
          </table:table-cell>
          <table:table-cell office:value-type="float" office:value="0.0713081051274529" calcext:value-type="float">
            <text:p>0.0713081051274529</text:p>
          </table:table-cell>
          <table:table-cell office:value-type="float" office:value="0.737312312312312" calcext:value-type="float">
            <text:p>0.737312312312312</text:p>
          </table:table-cell>
          <table:table-cell office:value-type="float" office:value="0.0481449873993498" calcext:value-type="float">
            <text:p>0.0481449873993498</text:p>
          </table:table-cell>
          <table:table-cell office:value-type="float" office:value="0.742642642642643" calcext:value-type="float">
            <text:p>0.742642642642643</text:p>
          </table:table-cell>
          <table:table-cell office:value-type="float" office:value="0.0455631421639001" calcext:value-type="float">
            <text:p>0.0455631421639001</text:p>
          </table:table-cell>
          <table:table-cell office:value-type="float" office:value="0.734009009009009" calcext:value-type="float">
            <text:p>0.734009009009009</text:p>
          </table:table-cell>
          <table:table-cell office:value-type="float" office:value="0.0464213202419646" calcext:value-type="float">
            <text:p>0.0464213202419646</text:p>
          </table:table-cell>
          <table:table-cell office:value-type="float" office:value="0.720645645645646" calcext:value-type="float">
            <text:p>0.720645645645646</text:p>
          </table:table-cell>
          <table:table-cell office:value-type="float" office:value="0.0349839646364672" calcext:value-type="float">
            <text:p>0.0349839646364672</text:p>
          </table:table-cell>
          <table:table-cell office:value-type="float" office:value="0.723123123123123" calcext:value-type="float">
            <text:p>0.723123123123123</text:p>
          </table:table-cell>
          <table:table-cell office:value-type="float" office:value="0.0564643538729819" calcext:value-type="float">
            <text:p>0.0564643538729819</text:p>
          </table:table-cell>
          <table:table-cell office:value-type="float" office:value="0.750675675675676" calcext:value-type="float">
            <text:p>0.750675675675676</text:p>
          </table:table-cell>
          <table:table-cell office:value-type="float" office:value="0.0351892252666659" calcext:value-type="float">
            <text:p>0.0351892252666659</text:p>
          </table:table-cell>
          <table:table-cell office:value-type="float" office:value="0.720795795795796" calcext:value-type="float">
            <text:p>0.720795795795796</text:p>
          </table:table-cell>
          <table:table-cell office:value-type="float" office:value="0.046311106036956" calcext:value-type="float">
            <text:p>0.046311106036956</text:p>
          </table:table-cell>
          <table:table-cell office:value-type="float" office:value="0.734234234234234" calcext:value-type="float">
            <text:p>0.734234234234234</text:p>
          </table:table-cell>
          <table:table-cell office:value-type="float" office:value="0.048403858566386" calcext:value-type="float">
            <text:p>0.048403858566386</text:p>
          </table:table-cell>
          <table:table-cell office:value-type="float" office:value="0.725900900900901" calcext:value-type="float">
            <text:p>0.725900900900901</text:p>
          </table:table-cell>
          <table:table-cell office:value-type="float" office:value="0.0570147293077562" calcext:value-type="float">
            <text:p>0.0570147293077562</text:p>
          </table:table-cell>
          <table:table-cell office:value-type="float" office:value="0.73978978978979" calcext:value-type="float">
            <text:p>0.73978978978979</text:p>
          </table:table-cell>
          <table:table-cell office:value-type="float" office:value="0.0467736395734235" calcext:value-type="float">
            <text:p>0.0467736395734235</text:p>
          </table:table-cell>
          <table:table-cell office:value-type="float" office:value="0.745195195195195" calcext:value-type="float">
            <text:p>0.745195195195195</text:p>
          </table:table-cell>
          <table:table-cell office:value-type="float" office:value="0.038870558649692" calcext:value-type="float">
            <text:p>0.038870558649692</text:p>
          </table:table-cell>
          <table:table-cell office:value-type="float" office:value="0.726201201201201" calcext:value-type="float">
            <text:p>0.726201201201201</text:p>
          </table:table-cell>
          <table:table-cell office:value-type="float" office:value="0.0597747749843119" calcext:value-type="float">
            <text:p>0.0597747749843119</text:p>
          </table:table-cell>
          <table:table-cell office:value-type="float" office:value="0.720645645645646" calcext:value-type="float">
            <text:p>0.720645645645646</text:p>
          </table:table-cell>
          <table:table-cell office:value-type="float" office:value="0.0707968971006323" calcext:value-type="float">
            <text:p>0.07079689710063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ds</text:p>
          </table:table-cell>
          <table:table-cell office:value-type="float" office:value="0.737087087087087" calcext:value-type="float">
            <text:p>0.737087087087087</text:p>
          </table:table-cell>
          <table:table-cell office:value-type="float" office:value="0.0542504218733698" calcext:value-type="float">
            <text:p>0.0542504218733698</text:p>
          </table:table-cell>
          <table:table-cell office:value-type="float" office:value="0.734309309309309" calcext:value-type="float">
            <text:p>0.734309309309309</text:p>
          </table:table-cell>
          <table:table-cell office:value-type="float" office:value="0.0445522060422084" calcext:value-type="float">
            <text:p>0.0445522060422084</text:p>
          </table:table-cell>
          <table:table-cell office:value-type="float" office:value="0.723423423423423" calcext:value-type="float">
            <text:p>0.723423423423423</text:p>
          </table:table-cell>
          <table:table-cell office:value-type="float" office:value="0.057563215111251" calcext:value-type="float">
            <text:p>0.057563215111251</text:p>
          </table:table-cell>
          <table:table-cell office:value-type="float" office:value="0.726276276276276" calcext:value-type="float">
            <text:p>0.726276276276276</text:p>
          </table:table-cell>
          <table:table-cell office:value-type="float" office:value="0.0405671016191423" calcext:value-type="float">
            <text:p>0.0405671016191423</text:p>
          </table:table-cell>
          <table:table-cell office:value-type="float" office:value="0.742417417417417" calcext:value-type="float">
            <text:p>0.742417417417417</text:p>
          </table:table-cell>
          <table:table-cell office:value-type="float" office:value="0.0413715209278681" calcext:value-type="float">
            <text:p>0.0413715209278681</text:p>
          </table:table-cell>
          <table:table-cell office:value-type="float" office:value="0.736786786786787" calcext:value-type="float">
            <text:p>0.736786786786787</text:p>
          </table:table-cell>
          <table:table-cell office:value-type="float" office:value="0.0500227653356609" calcext:value-type="float">
            <text:p>0.0500227653356609</text:p>
          </table:table-cell>
          <table:table-cell office:value-type="float" office:value="0.736861861861862" calcext:value-type="float">
            <text:p>0.736861861861862</text:p>
          </table:table-cell>
          <table:table-cell office:value-type="float" office:value="0.0307171351405056" calcext:value-type="float">
            <text:p>0.0307171351405056</text:p>
          </table:table-cell>
          <table:table-cell office:value-type="float" office:value="0.734234234234234" calcext:value-type="float">
            <text:p>0.734234234234234</text:p>
          </table:table-cell>
          <table:table-cell office:value-type="float" office:value="0.048403858566386" calcext:value-type="float">
            <text:p>0.048403858566386</text:p>
          </table:table-cell>
          <table:table-cell office:value-type="float" office:value="0.734234234234234" calcext:value-type="float">
            <text:p>0.734234234234234</text:p>
          </table:table-cell>
          <table:table-cell office:value-type="float" office:value="0.0387799079245427" calcext:value-type="float">
            <text:p>0.0387799079245427</text:p>
          </table:table-cell>
          <table:table-cell office:value-type="float" office:value="0.747972972972973" calcext:value-type="float">
            <text:p>0.747972972972973</text:p>
          </table:table-cell>
          <table:table-cell office:value-type="float" office:value="0.0334906460840468" calcext:value-type="float">
            <text:p>0.0334906460840468</text:p>
          </table:table-cell>
          <table:table-cell office:value-type="float" office:value="0.728903903903904" calcext:value-type="float">
            <text:p>0.728903903903904</text:p>
          </table:table-cell>
          <table:table-cell office:value-type="float" office:value="0.0497607378958637" calcext:value-type="float">
            <text:p>0.0497607378958637</text:p>
          </table:table-cell>
          <table:table-cell office:value-type="float" office:value="0.731456456456457" calcext:value-type="float">
            <text:p>0.731456456456457</text:p>
          </table:table-cell>
          <table:table-cell office:value-type="float" office:value="0.0547677117926955" calcext:value-type="float">
            <text:p>0.0547677117926955</text:p>
          </table:table-cell>
          <table:table-cell office:value-type="float" office:value="0.737012012012012" calcext:value-type="float">
            <text:p>0.737012012012012</text:p>
          </table:table-cell>
          <table:table-cell office:value-type="float" office:value="0.041079247457064" calcext:value-type="float">
            <text:p>0.041079247457064</text:p>
          </table:table-cell>
          <table:table-cell office:value-type="float" office:value="0.74527027027027" calcext:value-type="float">
            <text:p>0.74527027027027</text:p>
          </table:table-cell>
          <table:table-cell office:value-type="float" office:value="0.0279408634980054" calcext:value-type="float">
            <text:p>0.0279408634980054</text:p>
          </table:table-cell>
          <table:table-cell office:value-type="float" office:value="0.731831831831832" calcext:value-type="float">
            <text:p>0.731831831831832</text:p>
          </table:table-cell>
          <table:table-cell office:value-type="float" office:value="0.0439512399287102" calcext:value-type="float">
            <text:p>0.0439512399287102</text:p>
          </table:table-cell>
          <table:table-cell office:value-type="float" office:value="0.728903903903904" calcext:value-type="float">
            <text:p>0.728903903903904</text:p>
          </table:table-cell>
          <table:table-cell office:value-type="float" office:value="0.0443944931401555" calcext:value-type="float">
            <text:p>0.044394493140155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ds</text:p>
          </table:table-cell>
          <table:table-cell office:value-type="float" office:value="0.750750750750751" calcext:value-type="float">
            <text:p>0.750750750750751</text:p>
          </table:table-cell>
          <table:table-cell office:value-type="float" office:value="0.0409875991806045" calcext:value-type="float">
            <text:p>0.0409875991806045</text:p>
          </table:table-cell>
          <table:table-cell office:value-type="float" office:value="0.731681681681682" calcext:value-type="float">
            <text:p>0.731681681681682</text:p>
          </table:table-cell>
          <table:table-cell office:value-type="float" office:value="0.0412361994838466" calcext:value-type="float">
            <text:p>0.0412361994838466</text:p>
          </table:table-cell>
          <table:table-cell office:value-type="float" office:value="0.728978978978979" calcext:value-type="float">
            <text:p>0.728978978978979</text:p>
          </table:table-cell>
          <table:table-cell office:value-type="float" office:value="0.0492478250402402" calcext:value-type="float">
            <text:p>0.0492478250402402</text:p>
          </table:table-cell>
          <table:table-cell office:value-type="float" office:value="0.737312312312312" calcext:value-type="float">
            <text:p>0.737312312312312</text:p>
          </table:table-cell>
          <table:table-cell office:value-type="float" office:value="0.0463300339695882" calcext:value-type="float">
            <text:p>0.0463300339695882</text:p>
          </table:table-cell>
          <table:table-cell office:value-type="float" office:value="0.737087087087087" calcext:value-type="float">
            <text:p>0.737087087087087</text:p>
          </table:table-cell>
          <table:table-cell office:value-type="float" office:value="0.0461680175034032" calcext:value-type="float">
            <text:p>0.0461680175034032</text:p>
          </table:table-cell>
          <table:table-cell office:value-type="float" office:value="0.736861861861862" calcext:value-type="float">
            <text:p>0.736861861861862</text:p>
          </table:table-cell>
          <table:table-cell office:value-type="float" office:value="0.0478315238256979" calcext:value-type="float">
            <text:p>0.0478315238256979</text:p>
          </table:table-cell>
          <table:table-cell office:value-type="float" office:value="0.734084084084084" calcext:value-type="float">
            <text:p>0.734084084084084</text:p>
          </table:table-cell>
          <table:table-cell office:value-type="float" office:value="0.039746168823099" calcext:value-type="float">
            <text:p>0.039746168823099</text:p>
          </table:table-cell>
          <table:table-cell office:value-type="float" office:value="0.737012012012012" calcext:value-type="float">
            <text:p>0.737012012012012</text:p>
          </table:table-cell>
          <table:table-cell office:value-type="float" office:value="0.0464348088911976" calcext:value-type="float">
            <text:p>0.0464348088911976</text:p>
          </table:table-cell>
          <table:table-cell office:value-type="float" office:value="0.734084084084084" calcext:value-type="float">
            <text:p>0.734084084084084</text:p>
          </table:table-cell>
          <table:table-cell office:value-type="float" office:value="0.0400897464241036" calcext:value-type="float">
            <text:p>0.0400897464241036</text:p>
          </table:table-cell>
          <table:table-cell office:value-type="float" office:value="0.742642642642643" calcext:value-type="float">
            <text:p>0.742642642642643</text:p>
          </table:table-cell>
          <table:table-cell office:value-type="float" office:value="0.0397477444201528" calcext:value-type="float">
            <text:p>0.0397477444201528</text:p>
          </table:table-cell>
          <table:table-cell office:value-type="float" office:value="0.728828828828829" calcext:value-type="float">
            <text:p>0.728828828828829</text:p>
          </table:table-cell>
          <table:table-cell office:value-type="float" office:value="0.0431197956190853" calcext:value-type="float">
            <text:p>0.0431197956190853</text:p>
          </table:table-cell>
          <table:table-cell office:value-type="float" office:value="0.736936936936937" calcext:value-type="float">
            <text:p>0.736936936936937</text:p>
          </table:table-cell>
          <table:table-cell office:value-type="float" office:value="0.053882545914049" calcext:value-type="float">
            <text:p>0.053882545914049</text:p>
          </table:table-cell>
          <table:table-cell office:value-type="float" office:value="0.736936936936937" calcext:value-type="float">
            <text:p>0.736936936936937</text:p>
          </table:table-cell>
          <table:table-cell office:value-type="float" office:value="0.0372498148971378" calcext:value-type="float">
            <text:p>0.0372498148971378</text:p>
          </table:table-cell>
          <table:table-cell office:value-type="float" office:value="0.748048048048048" calcext:value-type="float">
            <text:p>0.748048048048048</text:p>
          </table:table-cell>
          <table:table-cell office:value-type="float" office:value="0.0373136466207747" calcext:value-type="float">
            <text:p>0.0373136466207747</text:p>
          </table:table-cell>
          <table:table-cell office:value-type="float" office:value="0.728903903903904" calcext:value-type="float">
            <text:p>0.728903903903904</text:p>
          </table:table-cell>
          <table:table-cell office:value-type="float" office:value="0.0501268804693353" calcext:value-type="float">
            <text:p>0.0501268804693353</text:p>
          </table:table-cell>
          <table:table-cell office:value-type="float" office:value="0.723498498498498" calcext:value-type="float">
            <text:p>0.723498498498498</text:p>
          </table:table-cell>
          <table:table-cell office:value-type="float" office:value="0.0507718843524361" calcext:value-type="float">
            <text:p>0.050771884352436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ds</text:p>
          </table:table-cell>
          <table:table-cell office:value-type="float" office:value="0.72984984984985" calcext:value-type="float">
            <text:p>0.72984984984985</text:p>
          </table:table-cell>
          <table:table-cell office:value-type="float" office:value="0.047476323694772" calcext:value-type="float">
            <text:p>0.047476323694772</text:p>
          </table:table-cell>
          <table:table-cell office:value-type="float" office:value="0.730960960960961" calcext:value-type="float">
            <text:p>0.730960960960961</text:p>
          </table:table-cell>
          <table:table-cell office:value-type="float" office:value="0.0562810120227828" calcext:value-type="float">
            <text:p>0.0562810120227828</text:p>
          </table:table-cell>
          <table:table-cell office:value-type="float" office:value="0.717402402402402" calcext:value-type="float">
            <text:p>0.717402402402402</text:p>
          </table:table-cell>
          <table:table-cell office:value-type="float" office:value="0.0595654215236757" calcext:value-type="float">
            <text:p>0.0595654215236757</text:p>
          </table:table-cell>
          <table:table-cell office:value-type="float" office:value="0.727252252252252" calcext:value-type="float">
            <text:p>0.727252252252252</text:p>
          </table:table-cell>
          <table:table-cell office:value-type="float" office:value="0.0510927844670238" calcext:value-type="float">
            <text:p>0.0510927844670238</text:p>
          </table:table-cell>
          <table:table-cell office:value-type="float" office:value="0.737042042042042" calcext:value-type="float">
            <text:p>0.737042042042042</text:p>
          </table:table-cell>
          <table:table-cell office:value-type="float" office:value="0.0527466227084627" calcext:value-type="float">
            <text:p>0.0527466227084627</text:p>
          </table:table-cell>
          <table:table-cell office:value-type="float" office:value="0.729174174174174" calcext:value-type="float">
            <text:p>0.729174174174174</text:p>
          </table:table-cell>
          <table:table-cell office:value-type="float" office:value="0.0527707720710123" calcext:value-type="float">
            <text:p>0.0527707720710123</text:p>
          </table:table-cell>
          <table:table-cell office:value-type="float" office:value="0.725435435435435" calcext:value-type="float">
            <text:p>0.725435435435435</text:p>
          </table:table-cell>
          <table:table-cell office:value-type="float" office:value="0.0370867619471229" calcext:value-type="float">
            <text:p>0.0370867619471229</text:p>
          </table:table-cell>
          <table:table-cell office:value-type="float" office:value="0.725945945945946" calcext:value-type="float">
            <text:p>0.725945945945946</text:p>
          </table:table-cell>
          <table:table-cell office:value-type="float" office:value="0.0531144842805784" calcext:value-type="float">
            <text:p>0.0531144842805784</text:p>
          </table:table-cell>
          <table:table-cell office:value-type="float" office:value="0.728663663663664" calcext:value-type="float">
            <text:p>0.728663663663664</text:p>
          </table:table-cell>
          <table:table-cell office:value-type="float" office:value="0.0436819575781454" calcext:value-type="float">
            <text:p>0.0436819575781454</text:p>
          </table:table-cell>
          <table:table-cell office:value-type="float" office:value="0.722852852852853" calcext:value-type="float">
            <text:p>0.722852852852853</text:p>
          </table:table-cell>
          <table:table-cell office:value-type="float" office:value="0.040129367321715" calcext:value-type="float">
            <text:p>0.040129367321715</text:p>
          </table:table-cell>
          <table:table-cell office:value-type="float" office:value="0.724414414414414" calcext:value-type="float">
            <text:p>0.724414414414414</text:p>
          </table:table-cell>
          <table:table-cell office:value-type="float" office:value="0.05675065398734" calcext:value-type="float">
            <text:p>0.05675065398734</text:p>
          </table:table-cell>
          <table:table-cell office:value-type="float" office:value="0.716711711711712" calcext:value-type="float">
            <text:p>0.716711711711712</text:p>
          </table:table-cell>
          <table:table-cell office:value-type="float" office:value="0.059045823578215" calcext:value-type="float">
            <text:p>0.059045823578215</text:p>
          </table:table-cell>
          <table:table-cell office:value-type="float" office:value="0.727702702702703" calcext:value-type="float">
            <text:p>0.727702702702703</text:p>
          </table:table-cell>
          <table:table-cell office:value-type="float" office:value="0.0546512687694286" calcext:value-type="float">
            <text:p>0.0546512687694286</text:p>
          </table:table-cell>
          <table:table-cell office:value-type="float" office:value="0.74457957957958" calcext:value-type="float">
            <text:p>0.74457957957958</text:p>
          </table:table-cell>
          <table:table-cell office:value-type="float" office:value="0.0465054003780448" calcext:value-type="float">
            <text:p>0.0465054003780448</text:p>
          </table:table-cell>
          <table:table-cell office:value-type="float" office:value="0.721786786786787" calcext:value-type="float">
            <text:p>0.721786786786787</text:p>
          </table:table-cell>
          <table:table-cell office:value-type="float" office:value="0.0522966566934757" calcext:value-type="float">
            <text:p>0.0522966566934757</text:p>
          </table:table-cell>
          <table:table-cell office:value-type="float" office:value="0.718993993993994" calcext:value-type="float">
            <text:p>0.718993993993994</text:p>
          </table:table-cell>
          <table:table-cell office:value-type="float" office:value="0.0537323690923849" calcext:value-type="float">
            <text:p>0.05373236909238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banknote_authentication</text:p>
          </table:table-cell>
          <table:table-cell office:value-type="float" office:value="0.975949434042103" calcext:value-type="float">
            <text:p>0.975949434042103</text:p>
          </table:table-cell>
          <table:table-cell office:value-type="float" office:value="0.0142025613420028" calcext:value-type="float">
            <text:p>0.0142025613420028</text:p>
          </table:table-cell>
          <table:table-cell office:value-type="float" office:value="0.987607108854332" calcext:value-type="float">
            <text:p>0.987607108854332</text:p>
          </table:table-cell>
          <table:table-cell office:value-type="float" office:value="0.0097632310164989" calcext:value-type="float">
            <text:p>0.0097632310164989</text:p>
          </table:table-cell>
          <table:table-cell office:value-type="float" office:value="0.984697979477415" calcext:value-type="float">
            <text:p>0.984697979477415</text:p>
          </table:table-cell>
          <table:table-cell office:value-type="float" office:value="0.0166563307270127" calcext:value-type="float">
            <text:p>0.0166563307270127</text:p>
          </table:table-cell>
          <table:table-cell office:value-type="float" office:value="0.987617687506612" calcext:value-type="float">
            <text:p>0.987617687506612</text:p>
          </table:table-cell>
          <table:table-cell office:value-type="float" office:value="0.0128828231513349" calcext:value-type="float">
            <text:p>0.0128828231513349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42941868326608" calcext:value-type="float">
            <text:p>0.0142941868326608</text:p>
          </table:table-cell>
          <table:table-cell office:value-type="float" office:value="0.994165873267746" calcext:value-type="float">
            <text:p>0.994165873267746</text:p>
          </table:table-cell>
          <table:table-cell office:value-type="float" office:value="0.0067063079459722" calcext:value-type="float">
            <text:p>0.0067063079459722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85964295848751" calcext:value-type="float">
            <text:p>0.0185964295848751</text:p>
          </table:table-cell>
          <table:table-cell office:value-type="float" office:value="0.991251454564688" calcext:value-type="float">
            <text:p>0.991251454564688</text:p>
          </table:table-cell>
          <table:table-cell office:value-type="float" office:value="0.0096117468767923" calcext:value-type="float">
            <text:p>0.0096117468767923</text:p>
          </table:table-cell>
          <table:table-cell office:value-type="float" office:value="0.99051094890511" calcext:value-type="float">
            <text:p>0.99051094890511</text:p>
          </table:table-cell>
          <table:table-cell office:value-type="float" office:value="0.0133487754008225" calcext:value-type="float">
            <text:p>0.0133487754008225</text:p>
          </table:table-cell>
          <table:table-cell office:value-type="float" office:value="0.991256743890828" calcext:value-type="float">
            <text:p>0.991256743890828</text:p>
          </table:table-cell>
          <table:table-cell office:value-type="float" office:value="0.008966167974593" calcext:value-type="float">
            <text:p>0.008966167974593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04360324511349" calcext:value-type="float">
            <text:p>0.0104360324511349</text:p>
          </table:table-cell>
          <table:table-cell office:value-type="float" office:value="0.991251454564688" calcext:value-type="float">
            <text:p>0.991251454564688</text:p>
          </table:table-cell>
          <table:table-cell office:value-type="float" office:value="0.0082889064271189" calcext:value-type="float">
            <text:p>0.0082889064271189</text:p>
          </table:table-cell>
          <table:table-cell office:value-type="float" office:value="0.991246165238549" calcext:value-type="float">
            <text:p>0.991246165238549</text:p>
          </table:table-cell>
          <table:table-cell office:value-type="float" office:value="0.0118206479411224" calcext:value-type="float">
            <text:p>0.0118206479411224</text:p>
          </table:table-cell>
          <table:table-cell office:value-type="float" office:value="0.994895800275045" calcext:value-type="float">
            <text:p>0.994895800275045</text:p>
          </table:table-cell>
          <table:table-cell office:value-type="float" office:value="0.009134851536506" calcext:value-type="float">
            <text:p>0.009134851536506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0467633222384" calcext:value-type="float">
            <text:p>0.0120467633222384</text:p>
          </table:table-cell>
          <table:table-cell office:value-type="float" office:value="0.98979160055009" calcext:value-type="float">
            <text:p>0.98979160055009</text:p>
          </table:table-cell>
          <table:table-cell office:value-type="float" office:value="0.0146817737152046" calcext:value-type="float">
            <text:p>0.014681773715204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banknote_authentication</text:p>
          </table:table-cell>
          <table:table-cell office:value-type="float" office:value="0.97958849042632" calcext:value-type="float">
            <text:p>0.97958849042632</text:p>
          </table:table-cell>
          <table:table-cell office:value-type="float" office:value="0.014520277669237" calcext:value-type="float">
            <text:p>0.014520277669237</text:p>
          </table:table-cell>
          <table:table-cell office:value-type="float" office:value="0.98979160055009" calcext:value-type="float">
            <text:p>0.98979160055009</text:p>
          </table:table-cell>
          <table:table-cell office:value-type="float" office:value="0.0078508837525154" calcext:value-type="float">
            <text:p>0.0078508837525154</text:p>
          </table:table-cell>
          <table:table-cell office:value-type="float" office:value="0.987601819528192" calcext:value-type="float">
            <text:p>0.987601819528192</text:p>
          </table:table-cell>
          <table:table-cell office:value-type="float" office:value="0.0172252418810932" calcext:value-type="float">
            <text:p>0.0172252418810932</text:p>
          </table:table-cell>
          <table:table-cell office:value-type="float" office:value="0.98979688987623" calcext:value-type="float">
            <text:p>0.98979688987623</text:p>
          </table:table-cell>
          <table:table-cell office:value-type="float" office:value="0.0129637404463165" calcext:value-type="float">
            <text:p>0.0129637404463165</text:p>
          </table:table-cell>
          <table:table-cell office:value-type="float" office:value="0.990521527557389" calcext:value-type="float">
            <text:p>0.990521527557389</text:p>
          </table:table-cell>
          <table:table-cell office:value-type="float" office:value="0.0133443174916601" calcext:value-type="float">
            <text:p>0.0133443174916601</text:p>
          </table:table-cell>
          <table:table-cell office:value-type="float" office:value="0.993435946260446" calcext:value-type="float">
            <text:p>0.993435946260446</text:p>
          </table:table-cell>
          <table:table-cell office:value-type="float" office:value="0.0093914116860083" calcext:value-type="float">
            <text:p>0.0093914116860083</text:p>
          </table:table-cell>
          <table:table-cell office:value-type="float" office:value="0.990516238231249" calcext:value-type="float">
            <text:p>0.990516238231249</text:p>
          </table:table-cell>
          <table:table-cell office:value-type="float" office:value="0.0150191624206091" calcext:value-type="float">
            <text:p>0.0150191624206091</text:p>
          </table:table-cell>
          <table:table-cell office:value-type="float" office:value="0.992706019253147" calcext:value-type="float">
            <text:p>0.992706019253147</text:p>
          </table:table-cell>
          <table:table-cell office:value-type="float" office:value="0.0084284876797496" calcext:value-type="float">
            <text:p>0.0084284876797496</text:p>
          </table:table-cell>
          <table:table-cell office:value-type="float" office:value="0.992706019253147" calcext:value-type="float">
            <text:p>0.992706019253147</text:p>
          </table:table-cell>
          <table:table-cell office:value-type="float" office:value="0.0103227402837949" calcext:value-type="float">
            <text:p>0.0103227402837949</text:p>
          </table:table-cell>
          <table:table-cell office:value-type="float" office:value="0.991251454564688" calcext:value-type="float">
            <text:p>0.991251454564688</text:p>
          </table:table-cell>
          <table:table-cell office:value-type="float" office:value="0.0075409625131369" calcext:value-type="float">
            <text:p>0.0075409625131369</text:p>
          </table:table-cell>
          <table:table-cell office:value-type="float" office:value="0.98979160055009" calcext:value-type="float">
            <text:p>0.98979160055009</text:p>
          </table:table-cell>
          <table:table-cell office:value-type="float" office:value="0.0092366706102093" calcext:value-type="float">
            <text:p>0.0092366706102093</text:p>
          </table:table-cell>
          <table:table-cell office:value-type="float" office:value="0.993435946260446" calcext:value-type="float">
            <text:p>0.993435946260446</text:p>
          </table:table-cell>
          <table:table-cell office:value-type="float" office:value="0.0087383499199275" calcext:value-type="float">
            <text:p>0.0087383499199275</text:p>
          </table:table-cell>
          <table:table-cell office:value-type="float" office:value="0.990521527557389" calcext:value-type="float">
            <text:p>0.990521527557389</text:p>
          </table:table-cell>
          <table:table-cell office:value-type="float" office:value="0.011440382999037" calcext:value-type="float">
            <text:p>0.011440382999037</text:p>
          </table:table-cell>
          <table:table-cell office:value-type="float" office:value="0.994165873267746" calcext:value-type="float">
            <text:p>0.994165873267746</text:p>
          </table:table-cell>
          <table:table-cell office:value-type="float" office:value="0.0089718520198006" calcext:value-type="float">
            <text:p>0.0089718520198006</text:p>
          </table:table-cell>
          <table:table-cell office:value-type="float" office:value="0.991240875912409" calcext:value-type="float">
            <text:p>0.991240875912409</text:p>
          </table:table-cell>
          <table:table-cell office:value-type="float" office:value="0.013237440884414" calcext:value-type="float">
            <text:p>0.013237440884414</text:p>
          </table:table-cell>
          <table:table-cell office:value-type="float" office:value="0.991976092245848" calcext:value-type="float">
            <text:p>0.991976092245848</text:p>
          </table:table-cell>
          <table:table-cell office:value-type="float" office:value="0.0121414596869555" calcext:value-type="float">
            <text:p>0.012141459686955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banknote_authentication</text:p>
          </table:table-cell>
          <table:table-cell office:value-type="float" office:value="0.97886385274516" calcext:value-type="float">
            <text:p>0.97886385274516</text:p>
          </table:table-cell>
          <table:table-cell office:value-type="float" office:value="0.0143721415700478" calcext:value-type="float">
            <text:p>0.0143721415700478</text:p>
          </table:table-cell>
          <table:table-cell office:value-type="float" office:value="0.98979160055009" calcext:value-type="float">
            <text:p>0.98979160055009</text:p>
          </table:table-cell>
          <table:table-cell office:value-type="float" office:value="0.0115184851648771" calcext:value-type="float">
            <text:p>0.0115184851648771</text:p>
          </table:table-cell>
          <table:table-cell office:value-type="float" office:value="0.986147254839733" calcext:value-type="float">
            <text:p>0.986147254839733</text:p>
          </table:table-cell>
          <table:table-cell office:value-type="float" office:value="0.0176981771252109" calcext:value-type="float">
            <text:p>0.0176981771252109</text:p>
          </table:table-cell>
          <table:table-cell office:value-type="float" office:value="0.991246165238549" calcext:value-type="float">
            <text:p>0.991246165238549</text:p>
          </table:table-cell>
          <table:table-cell office:value-type="float" office:value="0.0132380995670434" calcext:value-type="float">
            <text:p>0.0132380995670434</text:p>
          </table:table-cell>
          <table:table-cell office:value-type="float" office:value="0.991246165238549" calcext:value-type="float">
            <text:p>0.991246165238549</text:p>
          </table:table-cell>
          <table:table-cell office:value-type="float" office:value="0.0132380995670433" calcext:value-type="float">
            <text:p>0.0132380995670433</text:p>
          </table:table-cell>
          <table:table-cell office:value-type="float" office:value="0.994165873267746" calcext:value-type="float">
            <text:p>0.994165873267746</text:p>
          </table:table-cell>
          <table:table-cell office:value-type="float" office:value="0.0075375341060062" calcext:value-type="float">
            <text:p>0.0075375341060062</text:p>
          </table:table-cell>
          <table:table-cell office:value-type="float" office:value="0.98979160055009" calcext:value-type="float">
            <text:p>0.98979160055009</text:p>
          </table:table-cell>
          <table:table-cell office:value-type="float" office:value="0.0146817737152046" calcext:value-type="float">
            <text:p>0.0146817737152046</text:p>
          </table:table-cell>
          <table:table-cell office:value-type="float" office:value="0.994165873267746" calcext:value-type="float">
            <text:p>0.994165873267746</text:p>
          </table:table-cell>
          <table:table-cell office:value-type="float" office:value="0.0075375341060062" calcext:value-type="float">
            <text:p>0.0075375341060062</text:p>
          </table:table-cell>
          <table:table-cell office:value-type="float" office:value="0.98979160055009" calcext:value-type="float">
            <text:p>0.98979160055009</text:p>
          </table:table-cell>
          <table:table-cell office:value-type="float" office:value="0.0125042076422094" calcext:value-type="float">
            <text:p>0.0125042076422094</text:p>
          </table:table-cell>
          <table:table-cell office:value-type="float" office:value="0.992706019253147" calcext:value-type="float">
            <text:p>0.992706019253147</text:p>
          </table:table-cell>
          <table:table-cell office:value-type="float" office:value="0.0084284876797496" calcext:value-type="float">
            <text:p>0.0084284876797496</text:p>
          </table:table-cell>
          <table:table-cell office:value-type="float" office:value="0.991251454564688" calcext:value-type="float">
            <text:p>0.991251454564688</text:p>
          </table:table-cell>
          <table:table-cell office:value-type="float" office:value="0.0096117468767923" calcext:value-type="float">
            <text:p>0.0096117468767923</text:p>
          </table:table-cell>
          <table:table-cell office:value-type="float" office:value="0.992706019253147" calcext:value-type="float">
            <text:p>0.992706019253147</text:p>
          </table:table-cell>
          <table:table-cell office:value-type="float" office:value="0.0103227402837949" calcext:value-type="float">
            <text:p>0.0103227402837949</text:p>
          </table:table-cell>
          <table:table-cell office:value-type="float" office:value="0.98979160055009" calcext:value-type="float">
            <text:p>0.98979160055009</text:p>
          </table:table-cell>
          <table:table-cell office:value-type="float" office:value="0.0125042076422094" calcext:value-type="float">
            <text:p>0.0125042076422094</text:p>
          </table:table-cell>
          <table:table-cell office:value-type="float" office:value="0.994165873267746" calcext:value-type="float">
            <text:p>0.994165873267746</text:p>
          </table:table-cell>
          <table:table-cell office:value-type="float" office:value="0.0075375341060062" calcext:value-type="float">
            <text:p>0.0075375341060062</text:p>
          </table:table-cell>
          <table:table-cell office:value-type="float" office:value="0.991246165238549" calcext:value-type="float">
            <text:p>0.991246165238549</text:p>
          </table:table-cell>
          <table:table-cell office:value-type="float" office:value="0.0132380995670433" calcext:value-type="float">
            <text:p>0.0132380995670433</text:p>
          </table:table-cell>
          <table:table-cell office:value-type="float" office:value="0.991246165238549" calcext:value-type="float">
            <text:p>0.991246165238549</text:p>
          </table:table-cell>
          <table:table-cell office:value-type="float" office:value="0.011308751638221" calcext:value-type="float">
            <text:p>0.01130875163822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banknote_authentication</text:p>
          </table:table-cell>
          <table:table-cell office:value-type="float" office:value="0.97886385274516" calcext:value-type="float">
            <text:p>0.97886385274516</text:p>
          </table:table-cell>
          <table:table-cell office:value-type="float" office:value="0.0143721415700478" calcext:value-type="float">
            <text:p>0.0143721415700478</text:p>
          </table:table-cell>
          <table:table-cell office:value-type="float" office:value="0.990521527557389" calcext:value-type="float">
            <text:p>0.990521527557389</text:p>
          </table:table-cell>
          <table:table-cell office:value-type="float" office:value="0.0097653878963236" calcext:value-type="float">
            <text:p>0.0097653878963236</text:p>
          </table:table-cell>
          <table:table-cell office:value-type="float" office:value="0.986147254839733" calcext:value-type="float">
            <text:p>0.986147254839733</text:p>
          </table:table-cell>
          <table:table-cell office:value-type="float" office:value="0.0176981771252109" calcext:value-type="float">
            <text:p>0.0176981771252109</text:p>
          </table:table-cell>
          <table:table-cell office:value-type="float" office:value="0.991976092245848" calcext:value-type="float">
            <text:p>0.991976092245848</text:p>
          </table:table-cell>
          <table:table-cell office:value-type="float" office:value="0.0111236385712577" calcext:value-type="float">
            <text:p>0.0111236385712577</text:p>
          </table:table-cell>
          <table:table-cell office:value-type="float" office:value="0.990521527557389" calcext:value-type="float">
            <text:p>0.990521527557389</text:p>
          </table:table-cell>
          <table:table-cell office:value-type="float" office:value="0.0128996870335542" calcext:value-type="float">
            <text:p>0.0128996870335542</text:p>
          </table:table-cell>
          <table:table-cell office:value-type="float" office:value="0.994165873267746" calcext:value-type="float">
            <text:p>0.994165873267746</text:p>
          </table:table-cell>
          <table:table-cell office:value-type="float" office:value="0.0075375341060062" calcext:value-type="float">
            <text:p>0.0075375341060062</text:p>
          </table:table-cell>
          <table:table-cell office:value-type="float" office:value="0.990516238231249" calcext:value-type="float">
            <text:p>0.990516238231249</text:p>
          </table:table-cell>
          <table:table-cell office:value-type="float" office:value="0.0150191624206091" calcext:value-type="float">
            <text:p>0.0150191624206091</text:p>
          </table:table-cell>
          <table:table-cell office:value-type="float" office:value="0.994165873267746" calcext:value-type="float">
            <text:p>0.994165873267746</text:p>
          </table:table-cell>
          <table:table-cell office:value-type="float" office:value="0.0075375341060062" calcext:value-type="float">
            <text:p>0.0075375341060062</text:p>
          </table:table-cell>
          <table:table-cell office:value-type="float" office:value="0.98979160055009" calcext:value-type="float">
            <text:p>0.98979160055009</text:p>
          </table:table-cell>
          <table:table-cell office:value-type="float" office:value="0.0125042076422094" calcext:value-type="float">
            <text:p>0.0125042076422094</text:p>
          </table:table-cell>
          <table:table-cell office:value-type="float" office:value="0.993435946260446" calcext:value-type="float">
            <text:p>0.993435946260446</text:p>
          </table:table-cell>
          <table:table-cell office:value-type="float" office:value="0.0087383499199275" calcext:value-type="float">
            <text:p>0.0087383499199275</text:p>
          </table:table-cell>
          <table:table-cell office:value-type="float" office:value="0.991251454564688" calcext:value-type="float">
            <text:p>0.991251454564688</text:p>
          </table:table-cell>
          <table:table-cell office:value-type="float" office:value="0.0113095199023883" calcext:value-type="float">
            <text:p>0.0113095199023883</text:p>
          </table:table-cell>
          <table:table-cell office:value-type="float" office:value="0.992706019253147" calcext:value-type="float">
            <text:p>0.992706019253147</text:p>
          </table:table-cell>
          <table:table-cell office:value-type="float" office:value="0.0103227402837949" calcext:value-type="float">
            <text:p>0.0103227402837949</text:p>
          </table:table-cell>
          <table:table-cell office:value-type="float" office:value="0.98979160055009" calcext:value-type="float">
            <text:p>0.98979160055009</text:p>
          </table:table-cell>
          <table:table-cell office:value-type="float" office:value="0.0125042076422094" calcext:value-type="float">
            <text:p>0.0125042076422094</text:p>
          </table:table-cell>
          <table:table-cell office:value-type="float" office:value="0.994165873267746" calcext:value-type="float">
            <text:p>0.994165873267746</text:p>
          </table:table-cell>
          <table:table-cell office:value-type="float" office:value="0.0075375341060062" calcext:value-type="float">
            <text:p>0.0075375341060062</text:p>
          </table:table-cell>
          <table:table-cell office:value-type="float" office:value="0.991246165238549" calcext:value-type="float">
            <text:p>0.991246165238549</text:p>
          </table:table-cell>
          <table:table-cell office:value-type="float" office:value="0.0132380995670433" calcext:value-type="float">
            <text:p>0.0132380995670433</text:p>
          </table:table-cell>
          <table:table-cell office:value-type="float" office:value="0.991246165238549" calcext:value-type="float">
            <text:p>0.991246165238549</text:p>
          </table:table-cell>
          <table:table-cell office:value-type="float" office:value="0.011308751638221" calcext:value-type="float">
            <text:p>0.01130875163822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banknote_authentication</text:p>
          </table:table-cell>
          <table:table-cell office:value-type="float" office:value="0.97886385274516" calcext:value-type="float">
            <text:p>0.97886385274516</text:p>
          </table:table-cell>
          <table:table-cell office:value-type="float" office:value="0.0143721415700478" calcext:value-type="float">
            <text:p>0.0143721415700478</text:p>
          </table:table-cell>
          <table:table-cell office:value-type="float" office:value="0.991251454564688" calcext:value-type="float">
            <text:p>0.991251454564688</text:p>
          </table:table-cell>
          <table:table-cell office:value-type="float" office:value="0.0082889064271189" calcext:value-type="float">
            <text:p>0.0082889064271189</text:p>
          </table:table-cell>
          <table:table-cell office:value-type="float" office:value="0.986877181847033" calcext:value-type="float">
            <text:p>0.986877181847033</text:p>
          </table:table-cell>
          <table:table-cell office:value-type="float" office:value="0.0181434158256253" calcext:value-type="float">
            <text:p>0.0181434158256253</text:p>
          </table:table-cell>
          <table:table-cell office:value-type="float" office:value="0.991976092245848" calcext:value-type="float">
            <text:p>0.991976092245848</text:p>
          </table:table-cell>
          <table:table-cell office:value-type="float" office:value="0.0111236385712577" calcext:value-type="float">
            <text:p>0.0111236385712577</text:p>
          </table:table-cell>
          <table:table-cell office:value-type="float" office:value="0.98979160055009" calcext:value-type="float">
            <text:p>0.98979160055009</text:p>
          </table:table-cell>
          <table:table-cell office:value-type="float" office:value="0.0146817737152046" calcext:value-type="float">
            <text:p>0.0146817737152046</text:p>
          </table:table-cell>
          <table:table-cell office:value-type="float" office:value="0.994165873267746" calcext:value-type="float">
            <text:p>0.994165873267746</text:p>
          </table:table-cell>
          <table:table-cell office:value-type="float" office:value="0.0075375341060062" calcext:value-type="float">
            <text:p>0.0075375341060062</text:p>
          </table:table-cell>
          <table:table-cell office:value-type="float" office:value="0.98979160055009" calcext:value-type="float">
            <text:p>0.98979160055009</text:p>
          </table:table-cell>
          <table:table-cell office:value-type="float" office:value="0.0146817737152046" calcext:value-type="float">
            <text:p>0.0146817737152046</text:p>
          </table:table-cell>
          <table:table-cell office:value-type="float" office:value="0.994165873267746" calcext:value-type="float">
            <text:p>0.994165873267746</text:p>
          </table:table-cell>
          <table:table-cell office:value-type="float" office:value="0.0075375341060062" calcext:value-type="float">
            <text:p>0.0075375341060062</text:p>
          </table:table-cell>
          <table:table-cell office:value-type="float" office:value="0.990521527557389" calcext:value-type="float">
            <text:p>0.990521527557389</text:p>
          </table:table-cell>
          <table:table-cell office:value-type="float" office:value="0.0128996870335542" calcext:value-type="float">
            <text:p>0.0128996870335542</text:p>
          </table:table-cell>
          <table:table-cell office:value-type="float" office:value="0.992706019253147" calcext:value-type="float">
            <text:p>0.992706019253147</text:p>
          </table:table-cell>
          <table:table-cell office:value-type="float" office:value="0.0084284876797496" calcext:value-type="float">
            <text:p>0.0084284876797496</text:p>
          </table:table-cell>
          <table:table-cell office:value-type="float" office:value="0.991251454564688" calcext:value-type="float">
            <text:p>0.991251454564688</text:p>
          </table:table-cell>
          <table:table-cell office:value-type="float" office:value="0.0113095199023883" calcext:value-type="float">
            <text:p>0.0113095199023883</text:p>
          </table:table-cell>
          <table:table-cell office:value-type="float" office:value="0.993435946260446" calcext:value-type="float">
            <text:p>0.993435946260446</text:p>
          </table:table-cell>
          <table:table-cell office:value-type="float" office:value="0.0087383499199275" calcext:value-type="float">
            <text:p>0.0087383499199275</text:p>
          </table:table-cell>
          <table:table-cell office:value-type="float" office:value="0.98979160055009" calcext:value-type="float">
            <text:p>0.98979160055009</text:p>
          </table:table-cell>
          <table:table-cell office:value-type="float" office:value="0.0125042076422094" calcext:value-type="float">
            <text:p>0.0125042076422094</text:p>
          </table:table-cell>
          <table:table-cell office:value-type="float" office:value="0.994165873267746" calcext:value-type="float">
            <text:p>0.994165873267746</text:p>
          </table:table-cell>
          <table:table-cell office:value-type="float" office:value="0.0075375341060062" calcext:value-type="float">
            <text:p>0.0075375341060062</text:p>
          </table:table-cell>
          <table:table-cell office:value-type="float" office:value="0.991246165238549" calcext:value-type="float">
            <text:p>0.991246165238549</text:p>
          </table:table-cell>
          <table:table-cell office:value-type="float" office:value="0.0132380995670433" calcext:value-type="float">
            <text:p>0.0132380995670433</text:p>
          </table:table-cell>
          <table:table-cell office:value-type="float" office:value="0.991246165238549" calcext:value-type="float">
            <text:p>0.991246165238549</text:p>
          </table:table-cell>
          <table:table-cell office:value-type="float" office:value="0.011308751638221" calcext:value-type="float">
            <text:p>0.01130875163822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banknote_authentication</text:p>
          </table:table-cell>
          <table:table-cell office:value-type="float" office:value="0.978425896540781" calcext:value-type="float">
            <text:p>0.978425896540781</text:p>
          </table:table-cell>
          <table:table-cell office:value-type="float" office:value="0.0143678527442766" calcext:value-type="float">
            <text:p>0.0143678527442766</text:p>
          </table:table-cell>
          <table:table-cell office:value-type="float" office:value="0.989792658415318" calcext:value-type="float">
            <text:p>0.989792658415318</text:p>
          </table:table-cell>
          <table:table-cell office:value-type="float" office:value="0.00943737885146678" calcext:value-type="float">
            <text:p>0.00943737885146678</text:p>
          </table:table-cell>
          <table:table-cell office:value-type="float" office:value="0.986294298106421" calcext:value-type="float">
            <text:p>0.986294298106421</text:p>
          </table:table-cell>
          <table:table-cell office:value-type="float" office:value="0.0174842685368306" calcext:value-type="float">
            <text:p>0.0174842685368306</text:p>
          </table:table-cell>
          <table:table-cell office:value-type="float" office:value="0.990522585422617" calcext:value-type="float">
            <text:p>0.990522585422617</text:p>
          </table:table-cell>
          <table:table-cell office:value-type="float" office:value="0.012266388061442" calcext:value-type="float">
            <text:p>0.012266388061442</text:p>
          </table:table-cell>
          <table:table-cell office:value-type="float" office:value="0.990228498889242" calcext:value-type="float">
            <text:p>0.990228498889242</text:p>
          </table:table-cell>
          <table:table-cell office:value-type="float" office:value="0.0136916129280246" calcext:value-type="float">
            <text:p>0.0136916129280246</text:p>
          </table:table-cell>
          <table:table-cell office:value-type="float" office:value="0.994019887866286" calcext:value-type="float">
            <text:p>0.994019887866286</text:p>
          </table:table-cell>
          <table:table-cell office:value-type="float" office:value="0.00774206438999982" calcext:value-type="float">
            <text:p>0.00774206438999982</text:p>
          </table:table-cell>
          <table:table-cell office:value-type="float" office:value="0.989789484819634" calcext:value-type="float">
            <text:p>0.989789484819634</text:p>
          </table:table-cell>
          <table:table-cell office:value-type="float" office:value="0.0155996603713005" calcext:value-type="float">
            <text:p>0.0155996603713005</text:p>
          </table:table-cell>
          <table:table-cell office:value-type="float" office:value="0.993291018724215" calcext:value-type="float">
            <text:p>0.993291018724215</text:p>
          </table:table-cell>
          <table:table-cell office:value-type="float" office:value="0.0081305673749121" calcext:value-type="float">
            <text:p>0.0081305673749121</text:p>
          </table:table-cell>
          <table:table-cell office:value-type="float" office:value="0.990664339363165" calcext:value-type="float">
            <text:p>0.990664339363165</text:p>
          </table:table-cell>
          <table:table-cell office:value-type="float" office:value="0.0123159236005181" calcext:value-type="float">
            <text:p>0.0123159236005181</text:p>
          </table:table-cell>
          <table:table-cell office:value-type="float" office:value="0.992271236644451" calcext:value-type="float">
            <text:p>0.992271236644451</text:p>
          </table:table-cell>
          <table:table-cell office:value-type="float" office:value="0.00842049115343132" calcext:value-type="float">
            <text:p>0.00842049115343132</text:p>
          </table:table-cell>
          <table:table-cell office:value-type="float" office:value="0.990376600021157" calcext:value-type="float">
            <text:p>0.990376600021157</text:p>
          </table:table-cell>
          <table:table-cell office:value-type="float" office:value="0.0103806979485826" calcext:value-type="float">
            <text:p>0.0103806979485826</text:p>
          </table:table-cell>
          <table:table-cell office:value-type="float" office:value="0.992707077118375" calcext:value-type="float">
            <text:p>0.992707077118375</text:p>
          </table:table-cell>
          <table:table-cell office:value-type="float" office:value="0.00928221736691274" calcext:value-type="float">
            <text:p>0.00928221736691274</text:p>
          </table:table-cell>
          <table:table-cell office:value-type="float" office:value="0.990228498889242" calcext:value-type="float">
            <text:p>0.990228498889242</text:p>
          </table:table-cell>
          <table:table-cell office:value-type="float" office:value="0.0121547307733575" calcext:value-type="float">
            <text:p>0.0121547307733575</text:p>
          </table:table-cell>
          <table:table-cell office:value-type="float" office:value="0.994311858669205" calcext:value-type="float">
            <text:p>0.994311858669205</text:p>
          </table:table-cell>
          <table:table-cell office:value-type="float" office:value="0.00814386117486504" calcext:value-type="float">
            <text:p>0.00814386117486504</text:p>
          </table:table-cell>
          <table:table-cell office:value-type="float" office:value="0.990808209034169" calcext:value-type="float">
            <text:p>0.990808209034169</text:p>
          </table:table-cell>
          <table:table-cell office:value-type="float" office:value="0.0129997005815565" calcext:value-type="float">
            <text:p>0.0129997005815565</text:p>
          </table:table-cell>
          <table:table-cell office:value-type="float" office:value="0.991101237702317" calcext:value-type="float">
            <text:p>0.991101237702317</text:p>
          </table:table-cell>
          <table:table-cell office:value-type="float" office:value="0.0121498976633646" calcext:value-type="float">
            <text:p>0.01214989766336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knote_authentication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979160055009" calcext:value-type="float">
            <text:p>0.98979160055009</text:p>
          </table:table-cell>
          <table:table-cell office:value-type="float" office:value="0.0115184851648771" calcext:value-type="float">
            <text:p>0.0115184851648771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42941868326608" calcext:value-type="float">
            <text:p>0.0142941868326608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9858863551783" calcext:value-type="float">
            <text:p>0.0129858863551783</text:p>
          </table:table-cell>
          <table:table-cell office:value-type="float" office:value="0.987607108854332" calcext:value-type="float">
            <text:p>0.987607108854332</text:p>
          </table:table-cell>
          <table:table-cell office:value-type="float" office:value="0.0142084259183943" calcext:value-type="float">
            <text:p>0.0142084259183943</text:p>
          </table:table-cell>
          <table:table-cell office:value-type="float" office:value="0.987607108854332" calcext:value-type="float">
            <text:p>0.987607108854332</text:p>
          </table:table-cell>
          <table:table-cell office:value-type="float" office:value="0.0142084259183943" calcext:value-type="float">
            <text:p>0.0142084259183943</text:p>
          </table:table-cell>
          <table:table-cell office:value-type="float" office:value="0.985422617158574" calcext:value-type="float">
            <text:p>0.985422617158574</text:p>
          </table:table-cell>
          <table:table-cell office:value-type="float" office:value="0.0124064536916258" calcext:value-type="float">
            <text:p>0.0124064536916258</text:p>
          </table:table-cell>
          <table:table-cell office:value-type="float" office:value="0.987607108854332" calcext:value-type="float">
            <text:p>0.987607108854332</text:p>
          </table:table-cell>
          <table:table-cell office:value-type="float" office:value="0.0142084259183943" calcext:value-type="float">
            <text:p>0.0142084259183943</text:p>
          </table:table-cell>
          <table:table-cell office:value-type="float" office:value="0.988342325187771" calcext:value-type="float">
            <text:p>0.988342325187771</text:p>
          </table:table-cell>
          <table:table-cell office:value-type="float" office:value="0.0134100894338532" calcext:value-type="float">
            <text:p>0.0134100894338532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38531256247915" calcext:value-type="float">
            <text:p>0.0138531256247915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47025042540382" calcext:value-type="float">
            <text:p>0.0147025042540382</text:p>
          </table:table-cell>
          <table:table-cell office:value-type="float" office:value="0.98979160055009" calcext:value-type="float">
            <text:p>0.98979160055009</text:p>
          </table:table-cell>
          <table:table-cell office:value-type="float" office:value="0.0098480946236358" calcext:value-type="float">
            <text:p>0.0098480946236358</text:p>
          </table:table-cell>
          <table:table-cell office:value-type="float" office:value="0.991976092245848" calcext:value-type="float">
            <text:p>0.991976092245848</text:p>
          </table:table-cell>
          <table:table-cell office:value-type="float" office:value="0.0121414596869555" calcext:value-type="float">
            <text:p>0.0121414596869555</text:p>
          </table:table-cell>
          <table:table-cell office:value-type="float" office:value="0.986877181847033" calcext:value-type="float">
            <text:p>0.986877181847033</text:p>
          </table:table-cell>
          <table:table-cell office:value-type="float" office:value="0.0136786435082426" calcext:value-type="float">
            <text:p>0.01367864350824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knote_authentication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46788780401675" calcext:value-type="float">
            <text:p>0.0146788780401675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04692379924729" calcext:value-type="float">
            <text:p>0.0104692379924729</text:p>
          </table:table-cell>
          <table:table-cell office:value-type="float" office:value="0.989056384216651" calcext:value-type="float">
            <text:p>0.989056384216651</text:p>
          </table:table-cell>
          <table:table-cell office:value-type="float" office:value="0.012526821027465" calcext:value-type="float">
            <text:p>0.012526821027465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42740654233211" calcext:value-type="float">
            <text:p>0.0142740654233211</text:p>
          </table:table-cell>
          <table:table-cell office:value-type="float" office:value="0.986877181847033" calcext:value-type="float">
            <text:p>0.986877181847033</text:p>
          </table:table-cell>
          <table:table-cell office:value-type="float" office:value="0.0132387852196714" calcext:value-type="float">
            <text:p>0.0132387852196714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6962868931" calcext:value-type="float">
            <text:p>0.989066962868931</text:p>
          </table:table-cell>
          <table:table-cell office:value-type="float" office:value="0.012987543951011" calcext:value-type="float">
            <text:p>0.012987543951011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20228812289013" calcext:value-type="float">
            <text:p>0.0120228812289013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5846398967628" calcext:value-type="float">
            <text:p>0.015846398967628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20228812289013" calcext:value-type="float">
            <text:p>0.0120228812289013</text:p>
          </table:table-cell>
          <table:table-cell office:value-type="float" office:value="0.990521527557389" calcext:value-type="float">
            <text:p>0.990521527557389</text:p>
          </table:table-cell>
          <table:table-cell office:value-type="float" office:value="0.0128996870335542" calcext:value-type="float">
            <text:p>0.0128996870335542</text:p>
          </table:table-cell>
          <table:table-cell office:value-type="float" office:value="0.987607108854332" calcext:value-type="float">
            <text:p>0.987607108854332</text:p>
          </table:table-cell>
          <table:table-cell office:value-type="float" office:value="0.0133491444974016" calcext:value-type="float">
            <text:p>0.013349144497401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knote_authentication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46788780401675" calcext:value-type="float">
            <text:p>0.0146788780401675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20228812289013" calcext:value-type="float">
            <text:p>0.012022881228901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47025042540382" calcext:value-type="float">
            <text:p>0.0147025042540382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42740654233211" calcext:value-type="float">
            <text:p>0.0142740654233211</text:p>
          </table:table-cell>
          <table:table-cell office:value-type="float" office:value="0.987607108854332" calcext:value-type="float">
            <text:p>0.987607108854332</text:p>
          </table:table-cell>
          <table:table-cell office:value-type="float" office:value="0.0137854819627572" calcext:value-type="float">
            <text:p>0.0137854819627572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42740654233211" calcext:value-type="float">
            <text:p>0.0142740654233211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38531256247915" calcext:value-type="float">
            <text:p>0.0138531256247915</text:p>
          </table:table-cell>
          <table:table-cell office:value-type="float" office:value="0.987607108854332" calcext:value-type="float">
            <text:p>0.987607108854332</text:p>
          </table:table-cell>
          <table:table-cell office:value-type="float" office:value="0.0119448774130802" calcext:value-type="float">
            <text:p>0.01194487741308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knote_authentication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20228812289013" calcext:value-type="float">
            <text:p>0.012022881228901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47025042540382" calcext:value-type="float">
            <text:p>0.0147025042540382</text:p>
          </table:table-cell>
          <table:table-cell office:value-type="float" office:value="0.98979160055009" calcext:value-type="float">
            <text:p>0.98979160055009</text:p>
          </table:table-cell>
          <table:table-cell office:value-type="float" office:value="0.0109925268414726" calcext:value-type="float">
            <text:p>0.0109925268414726</text:p>
          </table:table-cell>
          <table:table-cell office:value-type="float" office:value="0.987607108854332" calcext:value-type="float">
            <text:p>0.987607108854332</text:p>
          </table:table-cell>
          <table:table-cell office:value-type="float" office:value="0.0142084259183943" calcext:value-type="float">
            <text:p>0.014208425918394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42740654233211" calcext:value-type="float">
            <text:p>0.0142740654233211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6962868931" calcext:value-type="float">
            <text:p>0.989066962868931</text:p>
          </table:table-cell>
          <table:table-cell office:value-type="float" office:value="0.012987543951011" calcext:value-type="float">
            <text:p>0.01298754395101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knote_authentication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47025042540382" calcext:value-type="float">
            <text:p>0.0147025042540382</text:p>
          </table:table-cell>
          <table:table-cell office:value-type="float" office:value="0.98979160055009" calcext:value-type="float">
            <text:p>0.98979160055009</text:p>
          </table:table-cell>
          <table:table-cell office:value-type="float" office:value="0.0109925268414726" calcext:value-type="float">
            <text:p>0.0109925268414726</text:p>
          </table:table-cell>
          <table:table-cell office:value-type="float" office:value="0.986877181847033" calcext:value-type="float">
            <text:p>0.986877181847033</text:p>
          </table:table-cell>
          <table:table-cell office:value-type="float" office:value="0.0136786435082426" calcext:value-type="float">
            <text:p>0.0136786435082426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42740654233211" calcext:value-type="float">
            <text:p>0.0142740654233211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46788780401675" calcext:value-type="float">
            <text:p>0.014678878040167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knote_authentication</text:p>
          </table:table-cell>
          <table:table-cell office:value-type="float" office:value="0.988916746006559" calcext:value-type="float">
            <text:p>0.988916746006559</text:p>
          </table:table-cell>
          <table:table-cell office:value-type="float" office:value="0.0125229949868335" calcext:value-type="float">
            <text:p>0.0125229949868335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33720357568901" calcext:value-type="float">
            <text:p>0.0133720357568901</text:p>
          </table:table-cell>
          <table:table-cell office:value-type="float" office:value="0.988915688141331" calcext:value-type="float">
            <text:p>0.988915688141331</text:p>
          </table:table-cell>
          <table:table-cell office:value-type="float" office:value="0.011712405491337" calcext:value-type="float">
            <text:p>0.011712405491337</text:p>
          </table:table-cell>
          <table:table-cell office:value-type="float" office:value="0.989060615677563" calcext:value-type="float">
            <text:p>0.989060615677563</text:p>
          </table:table-cell>
          <table:table-cell office:value-type="float" office:value="0.0128813266769445" calcext:value-type="float">
            <text:p>0.0128813266769445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6200107442615" calcext:value-type="float">
            <text:p>0.0126200107442615</text:p>
          </table:table-cell>
          <table:table-cell office:value-type="float" office:value="0.988625833068867" calcext:value-type="float">
            <text:p>0.988625833068867</text:p>
          </table:table-cell>
          <table:table-cell office:value-type="float" office:value="0.0141633492497095" calcext:value-type="float">
            <text:p>0.0141633492497095</text:p>
          </table:table-cell>
          <table:table-cell office:value-type="float" office:value="0.988770760605099" calcext:value-type="float">
            <text:p>0.988770760605099</text:p>
          </table:table-cell>
          <table:table-cell office:value-type="float" office:value="0.0129483220895963" calcext:value-type="float">
            <text:p>0.0129483220895963</text:p>
          </table:table-cell>
          <table:table-cell office:value-type="float" office:value="0.986878239712261" calcext:value-type="float">
            <text:p>0.986878239712261</text:p>
          </table:table-cell>
          <table:table-cell office:value-type="float" office:value="0.0134635580601383" calcext:value-type="float">
            <text:p>0.0134635580601383</text:p>
          </table:table-cell>
          <table:table-cell office:value-type="float" office:value="0.988480905532635" calcext:value-type="float">
            <text:p>0.988480905532635</text:p>
          </table:table-cell>
          <table:table-cell office:value-type="float" office:value="0.0128534249475072" calcext:value-type="float">
            <text:p>0.0128534249475072</text:p>
          </table:table-cell>
          <table:table-cell office:value-type="float" office:value="0.988484079128319" calcext:value-type="float">
            <text:p>0.988484079128319</text:p>
          </table:table-cell>
          <table:table-cell office:value-type="float" office:value="0.0127800112177959" calcext:value-type="float">
            <text:p>0.0127800112177959</text:p>
          </table:table-cell>
          <table:table-cell office:value-type="float" office:value="0.988771818470327" calcext:value-type="float">
            <text:p>0.988771818470327</text:p>
          </table:table-cell>
          <table:table-cell office:value-type="float" office:value="0.0125174481321348" calcext:value-type="float">
            <text:p>0.0125174481321348</text:p>
          </table:table-cell>
          <table:table-cell office:value-type="float" office:value="0.988769702739871" calcext:value-type="float">
            <text:p>0.988769702739871</text:p>
          </table:table-cell>
          <table:table-cell office:value-type="float" office:value="0.0126923264756579" calcext:value-type="float">
            <text:p>0.0126923264756579</text:p>
          </table:table-cell>
          <table:table-cell office:value-type="float" office:value="0.988477731936951" calcext:value-type="float">
            <text:p>0.988477731936951</text:p>
          </table:table-cell>
          <table:table-cell office:value-type="float" office:value="0.0146742198983259" calcext:value-type="float">
            <text:p>0.0146742198983259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18913202754268" calcext:value-type="float">
            <text:p>0.0118913202754268</text:p>
          </table:table-cell>
          <table:table-cell office:value-type="float" office:value="0.989790542684862" calcext:value-type="float">
            <text:p>0.989790542684862</text:p>
          </table:table-cell>
          <table:table-cell office:value-type="float" office:value="0.0127902712056732" calcext:value-type="float">
            <text:p>0.0127902712056732</text:p>
          </table:table-cell>
          <table:table-cell office:value-type="float" office:value="0.987899079657252" calcext:value-type="float">
            <text:p>0.987899079657252</text:p>
          </table:table-cell>
          <table:table-cell office:value-type="float" office:value="0.0133278174819806" calcext:value-type="float">
            <text:p>0.01332781748198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breast-w</text:p>
          </table:table-cell>
          <table:table-cell office:value-type="float" office:value="0.949937888198758" calcext:value-type="float">
            <text:p>0.949937888198758</text:p>
          </table:table-cell>
          <table:table-cell office:value-type="float" office:value="0.0181066524540722" calcext:value-type="float">
            <text:p>0.0181066524540722</text:p>
          </table:table-cell>
          <table:table-cell office:value-type="float" office:value="0.952836438923396" calcext:value-type="float">
            <text:p>0.952836438923396</text:p>
          </table:table-cell>
          <table:table-cell office:value-type="float" office:value="0.0330029622697282" calcext:value-type="float">
            <text:p>0.0330029622697282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4165031702873" calcext:value-type="float">
            <text:p>0.014165031702873</text:p>
          </table:table-cell>
          <table:table-cell office:value-type="float" office:value="0.962815734989648" calcext:value-type="float">
            <text:p>0.962815734989648</text:p>
          </table:table-cell>
          <table:table-cell office:value-type="float" office:value="0.0153315390365215" calcext:value-type="float">
            <text:p>0.0153315390365215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221079496132371" calcext:value-type="float">
            <text:p>0.0221079496132371</text:p>
          </table:table-cell>
          <table:table-cell office:value-type="float" office:value="0.958509316770186" calcext:value-type="float">
            <text:p>0.958509316770186</text:p>
          </table:table-cell>
          <table:table-cell office:value-type="float" office:value="0.0207076601201431" calcext:value-type="float">
            <text:p>0.0207076601201431</text:p>
          </table:table-cell>
          <table:table-cell office:value-type="float" office:value="0.959937888198758" calcext:value-type="float">
            <text:p>0.959937888198758</text:p>
          </table:table-cell>
          <table:table-cell office:value-type="float" office:value="0.0175733594419815" calcext:value-type="float">
            <text:p>0.0175733594419815</text:p>
          </table:table-cell>
          <table:table-cell office:value-type="float" office:value="0.955631469979296" calcext:value-type="float">
            <text:p>0.955631469979296</text:p>
          </table:table-cell>
          <table:table-cell office:value-type="float" office:value="0.010655789948548" calcext:value-type="float">
            <text:p>0.010655789948548</text:p>
          </table:table-cell>
          <table:table-cell office:value-type="float" office:value="0.955672877846791" calcext:value-type="float">
            <text:p>0.955672877846791</text:p>
          </table:table-cell>
          <table:table-cell office:value-type="float" office:value="0.0141557485159984" calcext:value-type="float">
            <text:p>0.0141557485159984</text:p>
          </table:table-cell>
          <table:table-cell office:value-type="float" office:value="0.958488612836439" calcext:value-type="float">
            <text:p>0.958488612836439</text:p>
          </table:table-cell>
          <table:table-cell office:value-type="float" office:value="0.0143099483389631" calcext:value-type="float">
            <text:p>0.0143099483389631</text:p>
          </table:table-cell>
          <table:table-cell office:value-type="float" office:value="0.952774327122153" calcext:value-type="float">
            <text:p>0.952774327122153</text:p>
          </table:table-cell>
          <table:table-cell office:value-type="float" office:value="0.0166218335739356" calcext:value-type="float">
            <text:p>0.0166218335739356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13519261838926" calcext:value-type="float">
            <text:p>0.013519261838926</text:p>
          </table:table-cell>
          <table:table-cell office:value-type="float" office:value="0.955652173913044" calcext:value-type="float">
            <text:p>0.955652173913044</text:p>
          </table:table-cell>
          <table:table-cell office:value-type="float" office:value="0.0170984913147286" calcext:value-type="float">
            <text:p>0.0170984913147286</text:p>
          </table:table-cell>
          <table:table-cell office:value-type="float" office:value="0.958509316770186" calcext:value-type="float">
            <text:p>0.958509316770186</text:p>
          </table:table-cell>
          <table:table-cell office:value-type="float" office:value="0.0217751845359407" calcext:value-type="float">
            <text:p>0.0217751845359407</text:p>
          </table:table-cell>
          <table:table-cell office:value-type="float" office:value="0.961366459627329" calcext:value-type="float">
            <text:p>0.961366459627329</text:p>
          </table:table-cell>
          <table:table-cell office:value-type="float" office:value="0.0191235322260849" calcext:value-type="float">
            <text:p>0.0191235322260849</text:p>
          </table:table-cell>
          <table:table-cell office:value-type="float" office:value="0.957080745341615" calcext:value-type="float">
            <text:p>0.957080745341615</text:p>
          </table:table-cell>
          <table:table-cell office:value-type="float" office:value="0.0178184987083326" calcext:value-type="float">
            <text:p>0.01781849870833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breast-w</text:p>
          </table:table-cell>
          <table:table-cell office:value-type="float" office:value="0.949937888198758" calcext:value-type="float">
            <text:p>0.949937888198758</text:p>
          </table:table-cell>
          <table:table-cell office:value-type="float" office:value="0.0153996076328831" calcext:value-type="float">
            <text:p>0.0153996076328831</text:p>
          </table:table-cell>
          <table:table-cell office:value-type="float" office:value="0.952836438923396" calcext:value-type="float">
            <text:p>0.952836438923396</text:p>
          </table:table-cell>
          <table:table-cell office:value-type="float" office:value="0.0301295473395385" calcext:value-type="float">
            <text:p>0.0301295473395385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4165031702873" calcext:value-type="float">
            <text:p>0.014165031702873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15103705326586" calcext:value-type="float">
            <text:p>0.015103705326586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47191233626196" calcext:value-type="float">
            <text:p>0.0147191233626196</text:p>
          </table:table-cell>
          <table:table-cell office:value-type="float" office:value="0.957080745341615" calcext:value-type="float">
            <text:p>0.957080745341615</text:p>
          </table:table-cell>
          <table:table-cell office:value-type="float" office:value="0.0164968912918753" calcext:value-type="float">
            <text:p>0.0164968912918753</text:p>
          </table:table-cell>
          <table:table-cell office:value-type="float" office:value="0.958509316770186" calcext:value-type="float">
            <text:p>0.958509316770186</text:p>
          </table:table-cell>
          <table:table-cell office:value-type="float" office:value="0.0105521026431252" calcext:value-type="float">
            <text:p>0.0105521026431252</text:p>
          </table:table-cell>
          <table:table-cell office:value-type="float" office:value="0.952774327122153" calcext:value-type="float">
            <text:p>0.952774327122153</text:p>
          </table:table-cell>
          <table:table-cell office:value-type="float" office:value="0.0118419141016521" calcext:value-type="float">
            <text:p>0.0118419141016521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56843742962956" calcext:value-type="float">
            <text:p>0.0156843742962956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87804955827242" calcext:value-type="float">
            <text:p>0.0187804955827242</text:p>
          </table:table-cell>
          <table:table-cell office:value-type="float" office:value="0.955672877846791" calcext:value-type="float">
            <text:p>0.955672877846791</text:p>
          </table:table-cell>
          <table:table-cell office:value-type="float" office:value="0.0104729302586423" calcext:value-type="float">
            <text:p>0.0104729302586423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190834047371283" calcext:value-type="float">
            <text:p>0.0190834047371283</text:p>
          </table:table-cell>
          <table:table-cell office:value-type="float" office:value="0.955652173913044" calcext:value-type="float">
            <text:p>0.955652173913044</text:p>
          </table:table-cell>
          <table:table-cell office:value-type="float" office:value="0.0170984913147287" calcext:value-type="float">
            <text:p>0.0170984913147287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13519261838926" calcext:value-type="float">
            <text:p>0.013519261838926</text:p>
          </table:table-cell>
          <table:table-cell office:value-type="float" office:value="0.954223602484472" calcext:value-type="float">
            <text:p>0.954223602484472</text:p>
          </table:table-cell>
          <table:table-cell office:value-type="float" office:value="0.0147421603893615" calcext:value-type="float">
            <text:p>0.0147421603893615</text:p>
          </table:table-cell>
          <table:table-cell office:value-type="float" office:value="0.961366459627329" calcext:value-type="float">
            <text:p>0.961366459627329</text:p>
          </table:table-cell>
          <table:table-cell office:value-type="float" office:value="0.0096747424391917" calcext:value-type="float">
            <text:p>0.009674742439191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breast-w</text:p>
          </table:table-cell>
          <table:table-cell office:value-type="float" office:value="0.949937888198758" calcext:value-type="float">
            <text:p>0.949937888198758</text:p>
          </table:table-cell>
          <table:table-cell office:value-type="float" office:value="0.0181066524540722" calcext:value-type="float">
            <text:p>0.0181066524540722</text:p>
          </table:table-cell>
          <table:table-cell office:value-type="float" office:value="0.95712215320911" calcext:value-type="float">
            <text:p>0.95712215320911</text:p>
          </table:table-cell>
          <table:table-cell office:value-type="float" office:value="0.0308394342268734" calcext:value-type="float">
            <text:p>0.0308394342268734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13519261838926" calcext:value-type="float">
            <text:p>0.013519261838926</text:p>
          </table:table-cell>
          <table:table-cell office:value-type="float" office:value="0.962815734989648" calcext:value-type="float">
            <text:p>0.962815734989648</text:p>
          </table:table-cell>
          <table:table-cell office:value-type="float" office:value="0.0120147052141355" calcext:value-type="float">
            <text:p>0.0120147052141355</text:p>
          </table:table-cell>
          <table:table-cell office:value-type="float" office:value="0.957101449275362" calcext:value-type="float">
            <text:p>0.957101449275362</text:p>
          </table:table-cell>
          <table:table-cell office:value-type="float" office:value="0.0201709165866353" calcext:value-type="float">
            <text:p>0.0201709165866353</text:p>
          </table:table-cell>
          <table:table-cell office:value-type="float" office:value="0.959937888198758" calcext:value-type="float">
            <text:p>0.959937888198758</text:p>
          </table:table-cell>
          <table:table-cell office:value-type="float" office:value="0.0162318048335413" calcext:value-type="float">
            <text:p>0.0162318048335413</text:p>
          </table:table-cell>
          <table:table-cell office:value-type="float" office:value="0.957101449275362" calcext:value-type="float">
            <text:p>0.957101449275362</text:p>
          </table:table-cell>
          <table:table-cell office:value-type="float" office:value="0.01160848966953" calcext:value-type="float">
            <text:p>0.01160848966953</text:p>
          </table:table-cell>
          <table:table-cell office:value-type="float" office:value="0.955652173913044" calcext:value-type="float">
            <text:p>0.955652173913044</text:p>
          </table:table-cell>
          <table:table-cell office:value-type="float" office:value="0.0125021591523682" calcext:value-type="float">
            <text:p>0.0125021591523682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24618076225118" calcext:value-type="float">
            <text:p>0.0124618076225118</text:p>
          </table:table-cell>
          <table:table-cell office:value-type="float" office:value="0.962815734989648" calcext:value-type="float">
            <text:p>0.962815734989648</text:p>
          </table:table-cell>
          <table:table-cell office:value-type="float" office:value="0.0153315390365214" calcext:value-type="float">
            <text:p>0.0153315390365214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4165031702873" calcext:value-type="float">
            <text:p>0.014165031702873</text:p>
          </table:table-cell>
          <table:table-cell office:value-type="float" office:value="0.962815734989648" calcext:value-type="float">
            <text:p>0.962815734989648</text:p>
          </table:table-cell>
          <table:table-cell office:value-type="float" office:value="0.0180487960006806" calcext:value-type="float">
            <text:p>0.0180487960006806</text:p>
          </table:table-cell>
          <table:table-cell office:value-type="float" office:value="0.955672877846791" calcext:value-type="float">
            <text:p>0.955672877846791</text:p>
          </table:table-cell>
          <table:table-cell office:value-type="float" office:value="0.0183422909642416" calcext:value-type="float">
            <text:p>0.0183422909642416</text:p>
          </table:table-cell>
          <table:table-cell office:value-type="float" office:value="0.962815734989648" calcext:value-type="float">
            <text:p>0.962815734989648</text:p>
          </table:table-cell>
          <table:table-cell office:value-type="float" office:value="0.0214898454820618" calcext:value-type="float">
            <text:p>0.0214898454820618</text:p>
          </table:table-cell>
          <table:table-cell office:value-type="float" office:value="0.957101449275362" calcext:value-type="float">
            <text:p>0.957101449275362</text:p>
          </table:table-cell>
          <table:table-cell office:value-type="float" office:value="0.0150153248467487" calcext:value-type="float">
            <text:p>0.0150153248467487</text:p>
          </table:table-cell>
          <table:table-cell office:value-type="float" office:value="0.962815734989648" calcext:value-type="float">
            <text:p>0.962815734989648</text:p>
          </table:table-cell>
          <table:table-cell office:value-type="float" office:value="0.0120147052141356" calcext:value-type="float">
            <text:p>0.012014705214135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breast-w</text:p>
          </table:table-cell>
          <table:table-cell office:value-type="float" office:value="0.949937888198758" calcext:value-type="float">
            <text:p>0.949937888198758</text:p>
          </table:table-cell>
          <table:table-cell office:value-type="float" office:value="0.0181066524540722" calcext:value-type="float">
            <text:p>0.0181066524540722</text:p>
          </table:table-cell>
          <table:table-cell office:value-type="float" office:value="0.954244306418219" calcext:value-type="float">
            <text:p>0.954244306418219</text:p>
          </table:table-cell>
          <table:table-cell office:value-type="float" office:value="0.0291727169337077" calcext:value-type="float">
            <text:p>0.0291727169337077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47191233626196" calcext:value-type="float">
            <text:p>0.0147191233626196</text:p>
          </table:table-cell>
          <table:table-cell office:value-type="float" office:value="0.961366459627329" calcext:value-type="float">
            <text:p>0.961366459627329</text:p>
          </table:table-cell>
          <table:table-cell office:value-type="float" office:value="0.0117877951792351" calcext:value-type="float">
            <text:p>0.0117877951792351</text:p>
          </table:table-cell>
          <table:table-cell office:value-type="float" office:value="0.957101449275362" calcext:value-type="float">
            <text:p>0.957101449275362</text:p>
          </table:table-cell>
          <table:table-cell office:value-type="float" office:value="0.0164563499651743" calcext:value-type="float">
            <text:p>0.0164563499651743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753155841361" calcext:value-type="float">
            <text:p>0.01753155841361</text:p>
          </table:table-cell>
          <table:table-cell office:value-type="float" office:value="0.957101449275362" calcext:value-type="float">
            <text:p>0.957101449275362</text:p>
          </table:table-cell>
          <table:table-cell office:value-type="float" office:value="0.0164563499651743" calcext:value-type="float">
            <text:p>0.0164563499651743</text:p>
          </table:table-cell>
          <table:table-cell office:value-type="float" office:value="0.957080745341615" calcext:value-type="float">
            <text:p>0.957080745341615</text:p>
          </table:table-cell>
          <table:table-cell office:value-type="float" office:value="0.0150597459597779" calcext:value-type="float">
            <text:p>0.0150597459597779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56843742962956" calcext:value-type="float">
            <text:p>0.0156843742962956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165370308252493" calcext:value-type="float">
            <text:p>0.0165370308252493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12227289336511" calcext:value-type="float">
            <text:p>0.0112227289336511</text:p>
          </table:table-cell>
          <table:table-cell office:value-type="float" office:value="0.962815734989648" calcext:value-type="float">
            <text:p>0.962815734989648</text:p>
          </table:table-cell>
          <table:table-cell office:value-type="float" office:value="0.0180487960006806" calcext:value-type="float">
            <text:p>0.0180487960006806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95462021588596" calcext:value-type="float">
            <text:p>0.0195462021588596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99514031650815" calcext:value-type="float">
            <text:p>0.0199514031650815</text:p>
          </table:table-cell>
          <table:table-cell office:value-type="float" office:value="0.957101449275362" calcext:value-type="float">
            <text:p>0.957101449275362</text:p>
          </table:table-cell>
          <table:table-cell office:value-type="float" office:value="0.0134204510479524" calcext:value-type="float">
            <text:p>0.0134204510479524</text:p>
          </table:table-cell>
          <table:table-cell office:value-type="float" office:value="0.962815734989648" calcext:value-type="float">
            <text:p>0.962815734989648</text:p>
          </table:table-cell>
          <table:table-cell office:value-type="float" office:value="0.0120147052141356" calcext:value-type="float">
            <text:p>0.012014705214135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breast-w</text:p>
          </table:table-cell>
          <table:table-cell office:value-type="float" office:value="0.949937888198758" calcext:value-type="float">
            <text:p>0.949937888198758</text:p>
          </table:table-cell>
          <table:table-cell office:value-type="float" office:value="0.0181066524540722" calcext:value-type="float">
            <text:p>0.0181066524540722</text:p>
          </table:table-cell>
          <table:table-cell office:value-type="float" office:value="0.955672877846791" calcext:value-type="float">
            <text:p>0.955672877846791</text:p>
          </table:table-cell>
          <table:table-cell office:value-type="float" office:value="0.0255714676011608" calcext:value-type="float">
            <text:p>0.0255714676011608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47191233626196" calcext:value-type="float">
            <text:p>0.0147191233626196</text:p>
          </table:table-cell>
          <table:table-cell office:value-type="float" office:value="0.9627950310559" calcext:value-type="float">
            <text:p>0.9627950310559</text:p>
          </table:table-cell>
          <table:table-cell office:value-type="float" office:value="0.0120810602431011" calcext:value-type="float">
            <text:p>0.0120810602431011</text:p>
          </table:table-cell>
          <table:table-cell office:value-type="float" office:value="0.957101449275362" calcext:value-type="float">
            <text:p>0.957101449275362</text:p>
          </table:table-cell>
          <table:table-cell office:value-type="float" office:value="0.0164563499651743" calcext:value-type="float">
            <text:p>0.0164563499651743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753155841361" calcext:value-type="float">
            <text:p>0.01753155841361</text:p>
          </table:table-cell>
          <table:table-cell office:value-type="float" office:value="0.957101449275362" calcext:value-type="float">
            <text:p>0.957101449275362</text:p>
          </table:table-cell>
          <table:table-cell office:value-type="float" office:value="0.0164563499651743" calcext:value-type="float">
            <text:p>0.0164563499651743</text:p>
          </table:table-cell>
          <table:table-cell office:value-type="float" office:value="0.957080745341615" calcext:value-type="float">
            <text:p>0.957080745341615</text:p>
          </table:table-cell>
          <table:table-cell office:value-type="float" office:value="0.0095258346933137" calcext:value-type="float">
            <text:p>0.0095258346933137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56843742962956" calcext:value-type="float">
            <text:p>0.0156843742962956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165370308252493" calcext:value-type="float">
            <text:p>0.0165370308252493</text:p>
          </table:table-cell>
          <table:table-cell office:value-type="float" office:value="0.957101449275362" calcext:value-type="float">
            <text:p>0.957101449275362</text:p>
          </table:table-cell>
          <table:table-cell office:value-type="float" office:value="0.0134204510479524" calcext:value-type="float">
            <text:p>0.0134204510479524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165370308252493" calcext:value-type="float">
            <text:p>0.0165370308252493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4165031702873" calcext:value-type="float">
            <text:p>0.014165031702873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202367934783145" calcext:value-type="float">
            <text:p>0.0202367934783145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15103705326586" calcext:value-type="float">
            <text:p>0.015103705326586</text:p>
          </table:table-cell>
          <table:table-cell office:value-type="float" office:value="0.964244306418219" calcext:value-type="float">
            <text:p>0.964244306418219</text:p>
          </table:table-cell>
          <table:table-cell office:value-type="float" office:value="0.0138601458343419" calcext:value-type="float">
            <text:p>0.013860145834341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breast-w</text:p>
          </table:table-cell>
          <table:table-cell office:value-type="float" office:value="0.949937888198758" calcext:value-type="float">
            <text:p>0.949937888198758</text:p>
          </table:table-cell>
          <table:table-cell office:value-type="float" office:value="0.0175652434898344" calcext:value-type="float">
            <text:p>0.0175652434898344</text:p>
          </table:table-cell>
          <table:table-cell office:value-type="float" office:value="0.954542443064182" calcext:value-type="float">
            <text:p>0.954542443064182</text:p>
          </table:table-cell>
          <table:table-cell office:value-type="float" office:value="0.0297432256742017" calcext:value-type="float">
            <text:p>0.0297432256742017</text:p>
          </table:table-cell>
          <table:table-cell office:value-type="float" office:value="0.959672877846791" calcext:value-type="float">
            <text:p>0.959672877846791</text:p>
          </table:table-cell>
          <table:table-cell office:value-type="float" office:value="0.0142575143939822" calcext:value-type="float">
            <text:p>0.0142575143939822</text:p>
          </table:table-cell>
          <table:table-cell office:value-type="float" office:value="0.96223602484472" calcext:value-type="float">
            <text:p>0.96223602484472</text:p>
          </table:table-cell>
          <table:table-cell office:value-type="float" office:value="0.0132637609999158" calcext:value-type="float">
            <text:p>0.0132637609999158</text:p>
          </table:table-cell>
          <table:table-cell office:value-type="float" office:value="0.958244306418219" calcext:value-type="float">
            <text:p>0.958244306418219</text:p>
          </table:table-cell>
          <table:table-cell office:value-type="float" office:value="0.0179821378985681" calcext:value-type="float">
            <text:p>0.0179821378985681</text:p>
          </table:table-cell>
          <table:table-cell office:value-type="float" office:value="0.959089026915114" calcext:value-type="float">
            <text:p>0.959089026915114</text:p>
          </table:table-cell>
          <table:table-cell office:value-type="float" office:value="0.0176998946145559" calcext:value-type="float">
            <text:p>0.0176998946145559</text:p>
          </table:table-cell>
          <table:table-cell office:value-type="float" office:value="0.957950310559006" calcext:value-type="float">
            <text:p>0.957950310559006</text:p>
          </table:table-cell>
          <table:table-cell office:value-type="float" office:value="0.0145293303369971" calcext:value-type="float">
            <text:p>0.0145293303369971</text:p>
          </table:table-cell>
          <table:table-cell office:value-type="float" office:value="0.955643892339544" calcext:value-type="float">
            <text:p>0.955643892339544</text:p>
          </table:table-cell>
          <table:table-cell office:value-type="float" office:value="0.011917088771132" calcext:value-type="float">
            <text:p>0.011917088771132</text:p>
          </table:table-cell>
          <table:table-cell office:value-type="float" office:value="0.957958592132505" calcext:value-type="float">
            <text:p>0.957958592132505</text:p>
          </table:table-cell>
          <table:table-cell office:value-type="float" office:value="0.0147341358054794" calcext:value-type="float">
            <text:p>0.0147341358054794</text:p>
          </table:table-cell>
          <table:table-cell office:value-type="float" office:value="0.960807453416149" calcext:value-type="float">
            <text:p>0.960807453416149</text:p>
          </table:table-cell>
          <table:table-cell office:value-type="float" office:value="0.0162992089217415" calcext:value-type="float">
            <text:p>0.0162992089217415</text:p>
          </table:table-cell>
          <table:table-cell office:value-type="float" office:value="0.956807453416149" calcext:value-type="float">
            <text:p>0.956807453416149</text:p>
          </table:table-cell>
          <table:table-cell office:value-type="float" office:value="0.0131805951034109" calcext:value-type="float">
            <text:p>0.0131805951034109</text:p>
          </table:table-cell>
          <table:table-cell office:value-type="float" office:value="0.961958592132505" calcext:value-type="float">
            <text:p>0.961958592132505</text:p>
          </table:table-cell>
          <table:table-cell office:value-type="float" office:value="0.017047457880533" calcext:value-type="float">
            <text:p>0.017047457880533</text:p>
          </table:table-cell>
          <table:table-cell office:value-type="float" office:value="0.956807453416149" calcext:value-type="float">
            <text:p>0.956807453416149</text:p>
          </table:table-cell>
          <table:table-cell office:value-type="float" office:value="0.0172501014910863" calcext:value-type="float">
            <text:p>0.0172501014910863</text:p>
          </table:table-cell>
          <table:table-cell office:value-type="float" office:value="0.960811594202899" calcext:value-type="float">
            <text:p>0.960811594202899</text:p>
          </table:table-cell>
          <table:table-cell office:value-type="float" office:value="0.0193944977000649" calcext:value-type="float">
            <text:p>0.0193944977000649</text:p>
          </table:table-cell>
          <table:table-cell office:value-type="float" office:value="0.958236024844721" calcext:value-type="float">
            <text:p>0.958236024844721</text:p>
          </table:table-cell>
          <table:table-cell office:value-type="float" office:value="0.0154810347673467" calcext:value-type="float">
            <text:p>0.0154810347673467</text:p>
          </table:table-cell>
          <table:table-cell office:value-type="float" office:value="0.961664596273292" calcext:value-type="float">
            <text:p>0.961664596273292</text:p>
          </table:table-cell>
          <table:table-cell office:value-type="float" office:value="0.0130765594820275" calcext:value-type="float">
            <text:p>0.01307655948202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reast-w</text:p>
          </table:table-cell>
          <table:table-cell office:value-type="float" office:value="0.951366459627329" calcext:value-type="float">
            <text:p>0.951366459627329</text:p>
          </table:table-cell>
          <table:table-cell office:value-type="float" office:value="0.01926478506604" calcext:value-type="float">
            <text:p>0.01926478506604</text:p>
          </table:table-cell>
          <table:table-cell office:value-type="float" office:value="0.955631469979296" calcext:value-type="float">
            <text:p>0.955631469979296</text:p>
          </table:table-cell>
          <table:table-cell office:value-type="float" office:value="0.0171741595171113" calcext:value-type="float">
            <text:p>0.0171741595171113</text:p>
          </table:table-cell>
          <table:table-cell office:value-type="float" office:value="0.958550724637681" calcext:value-type="float">
            <text:p>0.958550724637681</text:p>
          </table:table-cell>
          <table:table-cell office:value-type="float" office:value="0.0206718868610954" calcext:value-type="float">
            <text:p>0.0206718868610954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56843742962956" calcext:value-type="float">
            <text:p>0.0156843742962956</text:p>
          </table:table-cell>
          <table:table-cell office:value-type="float" office:value="0.958550724637681" calcext:value-type="float">
            <text:p>0.958550724637681</text:p>
          </table:table-cell>
          <table:table-cell office:value-type="float" office:value="0.0183473147504512" calcext:value-type="float">
            <text:p>0.0183473147504512</text:p>
          </table:table-cell>
          <table:table-cell office:value-type="float" office:value="0.952795031055901" calcext:value-type="float">
            <text:p>0.952795031055901</text:p>
          </table:table-cell>
          <table:table-cell office:value-type="float" office:value="0.0165476117620604" calcext:value-type="float">
            <text:p>0.0165476117620604</text:p>
          </table:table-cell>
          <table:table-cell office:value-type="float" office:value="0.958550724637681" calcext:value-type="float">
            <text:p>0.958550724637681</text:p>
          </table:table-cell>
          <table:table-cell office:value-type="float" office:value="0.015681868852478" calcext:value-type="float">
            <text:p>0.015681868852478</text:p>
          </table:table-cell>
          <table:table-cell office:value-type="float" office:value="0.954223602484472" calcext:value-type="float">
            <text:p>0.954223602484472</text:p>
          </table:table-cell>
          <table:table-cell office:value-type="float" office:value="0.019968404759451" calcext:value-type="float">
            <text:p>0.019968404759451</text:p>
          </table:table-cell>
          <table:table-cell office:value-type="float" office:value="0.954223602484472" calcext:value-type="float">
            <text:p>0.954223602484472</text:p>
          </table:table-cell>
          <table:table-cell office:value-type="float" office:value="0.0162074910726047" calcext:value-type="float">
            <text:p>0.0162074910726047</text:p>
          </table:table-cell>
          <table:table-cell office:value-type="float" office:value="0.954223602484472" calcext:value-type="float">
            <text:p>0.954223602484472</text:p>
          </table:table-cell>
          <table:table-cell office:value-type="float" office:value="0.018798556186962" calcext:value-type="float">
            <text:p>0.018798556186962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206737875764918" calcext:value-type="float">
            <text:p>0.0206737875764918</text:p>
          </table:table-cell>
          <table:table-cell office:value-type="float" office:value="0.958550724637681" calcext:value-type="float">
            <text:p>0.958550724637681</text:p>
          </table:table-cell>
          <table:table-cell office:value-type="float" office:value="0.0195441917836227" calcext:value-type="float">
            <text:p>0.0195441917836227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61865396699516" calcext:value-type="float">
            <text:p>0.0161865396699516</text:p>
          </table:table-cell>
          <table:table-cell office:value-type="float" office:value="0.951366459627329" calcext:value-type="float">
            <text:p>0.951366459627329</text:p>
          </table:table-cell>
          <table:table-cell office:value-type="float" office:value="0.0167460143256511" calcext:value-type="float">
            <text:p>0.0167460143256511</text:p>
          </table:table-cell>
          <table:table-cell office:value-type="float" office:value="0.967101449275362" calcext:value-type="float">
            <text:p>0.967101449275362</text:p>
          </table:table-cell>
          <table:table-cell office:value-type="float" office:value="0.0223775908515677" calcext:value-type="float">
            <text:p>0.0223775908515677</text:p>
          </table:table-cell>
          <table:table-cell office:value-type="float" office:value="0.948530020703934" calcext:value-type="float">
            <text:p>0.948530020703934</text:p>
          </table:table-cell>
          <table:table-cell office:value-type="float" office:value="0.0244244415521742" calcext:value-type="float">
            <text:p>0.024424441552174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reast-w</text:p>
          </table:table-cell>
          <table:table-cell office:value-type="float" office:value="0.955672877846791" calcext:value-type="float">
            <text:p>0.955672877846791</text:p>
          </table:table-cell>
          <table:table-cell office:value-type="float" office:value="0.0141557485159984" calcext:value-type="float">
            <text:p>0.0141557485159984</text:p>
          </table:table-cell>
          <table:table-cell office:value-type="float" office:value="0.961366459627329" calcext:value-type="float">
            <text:p>0.961366459627329</text:p>
          </table:table-cell>
          <table:table-cell office:value-type="float" office:value="0.0151543743860776" calcext:value-type="float">
            <text:p>0.0151543743860776</text:p>
          </table:table-cell>
          <table:table-cell office:value-type="float" office:value="0.955672877846791" calcext:value-type="float">
            <text:p>0.955672877846791</text:p>
          </table:table-cell>
          <table:table-cell office:value-type="float" office:value="0.0183422909642416" calcext:value-type="float">
            <text:p>0.0183422909642416</text:p>
          </table:table-cell>
          <table:table-cell office:value-type="float" office:value="0.955652173913044" calcext:value-type="float">
            <text:p>0.955652173913044</text:p>
          </table:table-cell>
          <table:table-cell office:value-type="float" office:value="0.0157164541585228" calcext:value-type="float">
            <text:p>0.0157164541585228</text:p>
          </table:table-cell>
          <table:table-cell office:value-type="float" office:value="0.957101449275362" calcext:value-type="float">
            <text:p>0.957101449275362</text:p>
          </table:table-cell>
          <table:table-cell office:value-type="float" office:value="0.0164563499651743" calcext:value-type="float">
            <text:p>0.0164563499651743</text:p>
          </table:table-cell>
          <table:table-cell office:value-type="float" office:value="0.957080745341615" calcext:value-type="float">
            <text:p>0.957080745341615</text:p>
          </table:table-cell>
          <table:table-cell office:value-type="float" office:value="0.0095258346933137" calcext:value-type="float">
            <text:p>0.0095258346933137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7069009080471" calcext:value-type="float">
            <text:p>0.017069009080471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255766077182339" calcext:value-type="float">
            <text:p>0.0255766077182339</text:p>
          </table:table-cell>
          <table:table-cell office:value-type="float" office:value="0.951366459627329" calcext:value-type="float">
            <text:p>0.951366459627329</text:p>
          </table:table-cell>
          <table:table-cell office:value-type="float" office:value="0.0167460143256512" calcext:value-type="float">
            <text:p>0.0167460143256512</text:p>
          </table:table-cell>
          <table:table-cell office:value-type="float" office:value="0.955652173913044" calcext:value-type="float">
            <text:p>0.955652173913044</text:p>
          </table:table-cell>
          <table:table-cell office:value-type="float" office:value="0.0170984913147287" calcext:value-type="float">
            <text:p>0.0170984913147287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47191233626196" calcext:value-type="float">
            <text:p>0.0147191233626196</text:p>
          </table:table-cell>
          <table:table-cell office:value-type="float" office:value="0.954244306418219" calcext:value-type="float">
            <text:p>0.954244306418219</text:p>
          </table:table-cell>
          <table:table-cell office:value-type="float" office:value="0.0161702891840717" calcext:value-type="float">
            <text:p>0.0161702891840717</text:p>
          </table:table-cell>
          <table:table-cell office:value-type="float" office:value="0.952815734989648" calcext:value-type="float">
            <text:p>0.952815734989648</text:p>
          </table:table-cell>
          <table:table-cell office:value-type="float" office:value="0.0190627284268395" calcext:value-type="float">
            <text:p>0.0190627284268395</text:p>
          </table:table-cell>
          <table:table-cell office:value-type="float" office:value="0.957101449275362" calcext:value-type="float">
            <text:p>0.957101449275362</text:p>
          </table:table-cell>
          <table:table-cell office:value-type="float" office:value="0.0164563499651743" calcext:value-type="float">
            <text:p>0.0164563499651743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221079496132371" calcext:value-type="float">
            <text:p>0.0221079496132371</text:p>
          </table:table-cell>
          <table:table-cell office:value-type="float" office:value="0.958509316770186" calcext:value-type="float">
            <text:p>0.958509316770186</text:p>
          </table:table-cell>
          <table:table-cell office:value-type="float" office:value="0.0183876110412843" calcext:value-type="float">
            <text:p>0.018387611041284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reast-w</text:p>
          </table:table-cell>
          <table:table-cell office:value-type="float" office:value="0.957101449275362" calcext:value-type="float">
            <text:p>0.957101449275362</text:p>
          </table:table-cell>
          <table:table-cell office:value-type="float" office:value="0.01160848966953" calcext:value-type="float">
            <text:p>0.01160848966953</text:p>
          </table:table-cell>
          <table:table-cell office:value-type="float" office:value="0.959937888198758" calcext:value-type="float">
            <text:p>0.959937888198758</text:p>
          </table:table-cell>
          <table:table-cell office:value-type="float" office:value="0.0162318048335414" calcext:value-type="float">
            <text:p>0.0162318048335414</text:p>
          </table:table-cell>
          <table:table-cell office:value-type="float" office:value="0.959937888198758" calcext:value-type="float">
            <text:p>0.959937888198758</text:p>
          </table:table-cell>
          <table:table-cell office:value-type="float" office:value="0.0175733594419815" calcext:value-type="float">
            <text:p>0.0175733594419815</text:p>
          </table:table-cell>
          <table:table-cell office:value-type="float" office:value="0.954244306418219" calcext:value-type="float">
            <text:p>0.954244306418219</text:p>
          </table:table-cell>
          <table:table-cell office:value-type="float" office:value="0.0199382214368588" calcext:value-type="float">
            <text:p>0.0199382214368588</text:p>
          </table:table-cell>
          <table:table-cell office:value-type="float" office:value="0.955652173913044" calcext:value-type="float">
            <text:p>0.955652173913044</text:p>
          </table:table-cell>
          <table:table-cell office:value-type="float" office:value="0.0170984913147287" calcext:value-type="float">
            <text:p>0.0170984913147287</text:p>
          </table:table-cell>
          <table:table-cell office:value-type="float" office:value="0.957080745341615" calcext:value-type="float">
            <text:p>0.957080745341615</text:p>
          </table:table-cell>
          <table:table-cell office:value-type="float" office:value="0.0134701326812376" calcext:value-type="float">
            <text:p>0.0134701326812376</text:p>
          </table:table-cell>
          <table:table-cell office:value-type="float" office:value="0.957080745341615" calcext:value-type="float">
            <text:p>0.957080745341615</text:p>
          </table:table-cell>
          <table:table-cell office:value-type="float" office:value="0.0164968912918752" calcext:value-type="float">
            <text:p>0.0164968912918752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99514031650815" calcext:value-type="float">
            <text:p>0.0199514031650815</text:p>
          </table:table-cell>
          <table:table-cell office:value-type="float" office:value="0.952815734989648" calcext:value-type="float">
            <text:p>0.952815734989648</text:p>
          </table:table-cell>
          <table:table-cell office:value-type="float" office:value="0.0178335678189344" calcext:value-type="float">
            <text:p>0.0178335678189344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165370308252493" calcext:value-type="float">
            <text:p>0.0165370308252493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15103705326586" calcext:value-type="float">
            <text:p>0.015103705326586</text:p>
          </table:table-cell>
          <table:table-cell office:value-type="float" office:value="0.955672877846791" calcext:value-type="float">
            <text:p>0.955672877846791</text:p>
          </table:table-cell>
          <table:table-cell office:value-type="float" office:value="0.0141557485159984" calcext:value-type="float">
            <text:p>0.0141557485159984</text:p>
          </table:table-cell>
          <table:table-cell office:value-type="float" office:value="0.955672877846791" calcext:value-type="float">
            <text:p>0.955672877846791</text:p>
          </table:table-cell>
          <table:table-cell office:value-type="float" office:value="0.0183422909642416" calcext:value-type="float">
            <text:p>0.0183422909642416</text:p>
          </table:table-cell>
          <table:table-cell office:value-type="float" office:value="0.962836438923395" calcext:value-type="float">
            <text:p>0.962836438923395</text:p>
          </table:table-cell>
          <table:table-cell office:value-type="float" office:value="0.0153225429530152" calcext:value-type="float">
            <text:p>0.0153225429530152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190834047371283" calcext:value-type="float">
            <text:p>0.0190834047371283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15103705326586" calcext:value-type="float">
            <text:p>0.01510370532658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reast-w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56843742962956" calcext:value-type="float">
            <text:p>0.0156843742962956</text:p>
          </table:table-cell>
          <table:table-cell office:value-type="float" office:value="0.958509316770186" calcext:value-type="float">
            <text:p>0.958509316770186</text:p>
          </table:table-cell>
          <table:table-cell office:value-type="float" office:value="0.0183876110412843" calcext:value-type="float">
            <text:p>0.0183876110412843</text:p>
          </table:table-cell>
          <table:table-cell office:value-type="float" office:value="0.959937888198758" calcext:value-type="float">
            <text:p>0.959937888198758</text:p>
          </table:table-cell>
          <table:table-cell office:value-type="float" office:value="0.0175733594419815" calcext:value-type="float">
            <text:p>0.0175733594419815</text:p>
          </table:table-cell>
          <table:table-cell office:value-type="float" office:value="0.955652173913044" calcext:value-type="float">
            <text:p>0.955652173913044</text:p>
          </table:table-cell>
          <table:table-cell office:value-type="float" office:value="0.0195719532261258" calcext:value-type="float">
            <text:p>0.0195719532261258</text:p>
          </table:table-cell>
          <table:table-cell office:value-type="float" office:value="0.958509316770186" calcext:value-type="float">
            <text:p>0.958509316770186</text:p>
          </table:table-cell>
          <table:table-cell office:value-type="float" office:value="0.0171100194588627" calcext:value-type="float">
            <text:p>0.0171100194588627</text:p>
          </table:table-cell>
          <table:table-cell office:value-type="float" office:value="0.957080745341615" calcext:value-type="float">
            <text:p>0.957080745341615</text:p>
          </table:table-cell>
          <table:table-cell office:value-type="float" office:value="0.0134701326812376" calcext:value-type="float">
            <text:p>0.0134701326812376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753155841361" calcext:value-type="float">
            <text:p>0.01753155841361</text:p>
          </table:table-cell>
          <table:table-cell office:value-type="float" office:value="0.957101449275362" calcext:value-type="float">
            <text:p>0.957101449275362</text:p>
          </table:table-cell>
          <table:table-cell office:value-type="float" office:value="0.0177809709549055" calcext:value-type="float">
            <text:p>0.0177809709549055</text:p>
          </table:table-cell>
          <table:table-cell office:value-type="float" office:value="0.951366459627329" calcext:value-type="float">
            <text:p>0.951366459627329</text:p>
          </table:table-cell>
          <table:table-cell office:value-type="float" office:value="0.0167460143256512" calcext:value-type="float">
            <text:p>0.0167460143256512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87804955827242" calcext:value-type="float">
            <text:p>0.0187804955827242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178556675158939" calcext:value-type="float">
            <text:p>0.0178556675158939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56843742962956" calcext:value-type="float">
            <text:p>0.0156843742962956</text:p>
          </table:table-cell>
          <table:table-cell office:value-type="float" office:value="0.955672877846791" calcext:value-type="float">
            <text:p>0.955672877846791</text:p>
          </table:table-cell>
          <table:table-cell office:value-type="float" office:value="0.0141557485159984" calcext:value-type="float">
            <text:p>0.0141557485159984</text:p>
          </table:table-cell>
          <table:table-cell office:value-type="float" office:value="0.962815734989648" calcext:value-type="float">
            <text:p>0.962815734989648</text:p>
          </table:table-cell>
          <table:table-cell office:value-type="float" office:value="0.0120147052141355" calcext:value-type="float">
            <text:p>0.0120147052141355</text:p>
          </table:table-cell>
          <table:table-cell office:value-type="float" office:value="0.955672877846791" calcext:value-type="float">
            <text:p>0.955672877846791</text:p>
          </table:table-cell>
          <table:table-cell office:value-type="float" office:value="0.0183422909642416" calcext:value-type="float">
            <text:p>0.0183422909642416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753155841361" calcext:value-type="float">
            <text:p>0.0175315584136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reast-w</text:p>
          </table:table-cell>
          <table:table-cell office:value-type="float" office:value="0.957080745341615" calcext:value-type="float">
            <text:p>0.957080745341615</text:p>
          </table:table-cell>
          <table:table-cell office:value-type="float" office:value="0.0164968912918752" calcext:value-type="float">
            <text:p>0.0164968912918752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87804955827242" calcext:value-type="float">
            <text:p>0.0187804955827242</text:p>
          </table:table-cell>
          <table:table-cell office:value-type="float" office:value="0.961366459627329" calcext:value-type="float">
            <text:p>0.961366459627329</text:p>
          </table:table-cell>
          <table:table-cell office:value-type="float" office:value="0.0151543743860776" calcext:value-type="float">
            <text:p>0.0151543743860776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83494562565789" calcext:value-type="float">
            <text:p>0.0183494562565789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202367934783145" calcext:value-type="float">
            <text:p>0.0202367934783145</text:p>
          </table:table-cell>
          <table:table-cell office:value-type="float" office:value="0.958509316770186" calcext:value-type="float">
            <text:p>0.958509316770186</text:p>
          </table:table-cell>
          <table:table-cell office:value-type="float" office:value="0.0171100194588627" calcext:value-type="float">
            <text:p>0.0171100194588627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56843742962956" calcext:value-type="float">
            <text:p>0.0156843742962956</text:p>
          </table:table-cell>
          <table:table-cell office:value-type="float" office:value="0.954223602484472" calcext:value-type="float">
            <text:p>0.954223602484472</text:p>
          </table:table-cell>
          <table:table-cell office:value-type="float" office:value="0.0162074910726047" calcext:value-type="float">
            <text:p>0.0162074910726047</text:p>
          </table:table-cell>
          <table:table-cell office:value-type="float" office:value="0.957101449275362" calcext:value-type="float">
            <text:p>0.957101449275362</text:p>
          </table:table-cell>
          <table:table-cell office:value-type="float" office:value="0.0190135320764475" calcext:value-type="float">
            <text:p>0.0190135320764475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753155841361" calcext:value-type="float">
            <text:p>0.01753155841361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83494562565789" calcext:value-type="float">
            <text:p>0.0183494562565789</text:p>
          </table:table-cell>
          <table:table-cell office:value-type="float" office:value="0.957101449275362" calcext:value-type="float">
            <text:p>0.957101449275362</text:p>
          </table:table-cell>
          <table:table-cell office:value-type="float" office:value="0.0190135320764475" calcext:value-type="float">
            <text:p>0.0190135320764475</text:p>
          </table:table-cell>
          <table:table-cell office:value-type="float" office:value="0.957101449275362" calcext:value-type="float">
            <text:p>0.957101449275362</text:p>
          </table:table-cell>
          <table:table-cell office:value-type="float" office:value="0.0150153248467487" calcext:value-type="float">
            <text:p>0.0150153248467487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117225836207953" calcext:value-type="float">
            <text:p>0.0117225836207953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7069009080471" calcext:value-type="float">
            <text:p>0.017069009080471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178556675158939" calcext:value-type="float">
            <text:p>0.017855667515893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reast-w</text:p>
          </table:table-cell>
          <table:table-cell office:value-type="float" office:value="0.955950310559006" calcext:value-type="float">
            <text:p>0.955950310559006</text:p>
          </table:table-cell>
          <table:table-cell office:value-type="float" office:value="0.0154420577679478" calcext:value-type="float">
            <text:p>0.0154420577679478</text:p>
          </table:table-cell>
          <table:table-cell office:value-type="float" office:value="0.959080745341615" calcext:value-type="float">
            <text:p>0.959080745341615</text:p>
          </table:table-cell>
          <table:table-cell office:value-type="float" office:value="0.0171456890721478" calcext:value-type="float">
            <text:p>0.0171456890721478</text:p>
          </table:table-cell>
          <table:table-cell office:value-type="float" office:value="0.959093167701863" calcext:value-type="float">
            <text:p>0.959093167701863</text:p>
          </table:table-cell>
          <table:table-cell office:value-type="float" office:value="0.0178630542190755" calcext:value-type="float">
            <text:p>0.0178630542190755</text:p>
          </table:table-cell>
          <table:table-cell office:value-type="float" office:value="0.956521739130435" calcext:value-type="float">
            <text:p>0.956521739130435</text:p>
          </table:table-cell>
          <table:table-cell office:value-type="float" office:value="0.0178520918748764" calcext:value-type="float">
            <text:p>0.0178520918748764</text:p>
          </table:table-cell>
          <table:table-cell office:value-type="float" office:value="0.95824016563147" calcext:value-type="float">
            <text:p>0.95824016563147</text:p>
          </table:table-cell>
          <table:table-cell office:value-type="float" office:value="0.0178497937935063" calcext:value-type="float">
            <text:p>0.0178497937935063</text:p>
          </table:table-cell>
          <table:table-cell office:value-type="float" office:value="0.956509316770186" calcext:value-type="float">
            <text:p>0.956509316770186</text:p>
          </table:table-cell>
          <table:table-cell office:value-type="float" office:value="0.0140247462553424" calcext:value-type="float">
            <text:p>0.0140247462553424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6492740386946" calcext:value-type="float">
            <text:p>0.016492740386946</text:p>
          </table:table-cell>
          <table:table-cell office:value-type="float" office:value="0.956807453416149" calcext:value-type="float">
            <text:p>0.956807453416149</text:p>
          </table:table-cell>
          <table:table-cell office:value-type="float" office:value="0.0198969755340553" calcext:value-type="float">
            <text:p>0.0198969755340553</text:p>
          </table:table-cell>
          <table:table-cell office:value-type="float" office:value="0.953374741200828" calcext:value-type="float">
            <text:p>0.953374741200828</text:p>
          </table:table-cell>
          <table:table-cell office:value-type="float" office:value="0.0173093239238578" calcext:value-type="float">
            <text:p>0.0173093239238578</text:p>
          </table:table-cell>
          <table:table-cell office:value-type="float" office:value="0.958236024844721" calcext:value-type="float">
            <text:p>0.958236024844721</text:p>
          </table:table-cell>
          <table:table-cell office:value-type="float" office:value="0.0177492264646548" calcext:value-type="float">
            <text:p>0.0177492264646548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7340348007634" calcext:value-type="float">
            <text:p>0.017340348007634</text:p>
          </table:table-cell>
          <table:table-cell office:value-type="float" office:value="0.956819875776398" calcext:value-type="float">
            <text:p>0.956819875776398</text:p>
          </table:table-cell>
          <table:table-cell office:value-type="float" office:value="0.0169136271712872" calcext:value-type="float">
            <text:p>0.0169136271712872</text:p>
          </table:table-cell>
          <table:table-cell office:value-type="float" office:value="0.956244306418219" calcext:value-type="float">
            <text:p>0.956244306418219</text:p>
          </table:table-cell>
          <table:table-cell office:value-type="float" office:value="0.016552526484756" calcext:value-type="float">
            <text:p>0.016552526484756</text:p>
          </table:table-cell>
          <table:table-cell office:value-type="float" office:value="0.959101449275362" calcext:value-type="float">
            <text:p>0.959101449275362</text:p>
          </table:table-cell>
          <table:table-cell office:value-type="float" office:value="0.0144524392157543" calcext:value-type="float">
            <text:p>0.0144524392157543</text:p>
          </table:table-cell>
          <table:table-cell office:value-type="float" office:value="0.960530020703934" calcext:value-type="float">
            <text:p>0.960530020703934</text:p>
          </table:table-cell>
          <table:table-cell office:value-type="float" office:value="0.0197960490493291" calcext:value-type="float">
            <text:p>0.0197960490493291</text:p>
          </table:table-cell>
          <table:table-cell office:value-type="float" office:value="0.957954451345756" calcext:value-type="float">
            <text:p>0.957954451345756</text:p>
          </table:table-cell>
          <table:table-cell office:value-type="float" office:value="0.0186605967699097" calcext:value-type="float">
            <text:p>0.01866059676990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bupa</text:p>
          </table:table-cell>
          <table:table-cell office:value-type="float" office:value="0.658403361344538" calcext:value-type="float">
            <text:p>0.658403361344538</text:p>
          </table:table-cell>
          <table:table-cell office:value-type="float" office:value="0.071758178384448" calcext:value-type="float">
            <text:p>0.071758178384448</text:p>
          </table:table-cell>
          <table:table-cell office:value-type="float" office:value="0.701428571428571" calcext:value-type="float">
            <text:p>0.701428571428571</text:p>
          </table:table-cell>
          <table:table-cell office:value-type="float" office:value="0.0899216818868133" calcext:value-type="float">
            <text:p>0.0899216818868133</text:p>
          </table:table-cell>
          <table:table-cell office:value-type="float" office:value="0.690252100840336" calcext:value-type="float">
            <text:p>0.690252100840336</text:p>
          </table:table-cell>
          <table:table-cell office:value-type="float" office:value="0.0861062785555081" calcext:value-type="float">
            <text:p>0.0861062785555081</text:p>
          </table:table-cell>
          <table:table-cell office:value-type="float" office:value="0.689915966386555" calcext:value-type="float">
            <text:p>0.689915966386555</text:p>
          </table:table-cell>
          <table:table-cell office:value-type="float" office:value="0.0584971605013656" calcext:value-type="float">
            <text:p>0.0584971605013656</text:p>
          </table:table-cell>
          <table:table-cell office:value-type="float" office:value="0.704957983193277" calcext:value-type="float">
            <text:p>0.704957983193277</text:p>
          </table:table-cell>
          <table:table-cell office:value-type="float" office:value="0.0923626303190131" calcext:value-type="float">
            <text:p>0.0923626303190131</text:p>
          </table:table-cell>
          <table:table-cell office:value-type="float" office:value="0.69344537815126" calcext:value-type="float">
            <text:p>0.69344537815126</text:p>
          </table:table-cell>
          <table:table-cell office:value-type="float" office:value="0.0758258700584839" calcext:value-type="float">
            <text:p>0.0758258700584839</text:p>
          </table:table-cell>
          <table:table-cell office:value-type="float" office:value="0.716302521008403" calcext:value-type="float">
            <text:p>0.716302521008403</text:p>
          </table:table-cell>
          <table:table-cell office:value-type="float" office:value="0.0875673441696479" calcext:value-type="float">
            <text:p>0.0875673441696479</text:p>
          </table:table-cell>
          <table:table-cell office:value-type="float" office:value="0.716470588235294" calcext:value-type="float">
            <text:p>0.716470588235294</text:p>
          </table:table-cell>
          <table:table-cell office:value-type="float" office:value="0.103823898775095" calcext:value-type="float">
            <text:p>0.103823898775095</text:p>
          </table:table-cell>
          <table:table-cell office:value-type="float" office:value="0.710336134453782" calcext:value-type="float">
            <text:p>0.710336134453782</text:p>
          </table:table-cell>
          <table:table-cell office:value-type="float" office:value="0.0902491710050991" calcext:value-type="float">
            <text:p>0.0902491710050991</text:p>
          </table:table-cell>
          <table:table-cell office:value-type="float" office:value="0.693025210084034" calcext:value-type="float">
            <text:p>0.693025210084034</text:p>
          </table:table-cell>
          <table:table-cell office:value-type="float" office:value="0.0811581326802022" calcext:value-type="float">
            <text:p>0.0811581326802022</text:p>
          </table:table-cell>
          <table:table-cell office:value-type="float" office:value="0.693193277310924" calcext:value-type="float">
            <text:p>0.693193277310924</text:p>
          </table:table-cell>
          <table:table-cell office:value-type="float" office:value="0.0775474905361394" calcext:value-type="float">
            <text:p>0.0775474905361394</text:p>
          </table:table-cell>
          <table:table-cell office:value-type="float" office:value="0.678571428571429" calcext:value-type="float">
            <text:p>0.678571428571429</text:p>
          </table:table-cell>
          <table:table-cell office:value-type="float" office:value="0.0708282013369127" calcext:value-type="float">
            <text:p>0.0708282013369127</text:p>
          </table:table-cell>
          <table:table-cell office:value-type="float" office:value="0.716302521008403" calcext:value-type="float">
            <text:p>0.716302521008403</text:p>
          </table:table-cell>
          <table:table-cell office:value-type="float" office:value="0.0974316508245532" calcext:value-type="float">
            <text:p>0.0974316508245532</text:p>
          </table:table-cell>
          <table:table-cell office:value-type="float" office:value="0.695714285714286" calcext:value-type="float">
            <text:p>0.695714285714286</text:p>
          </table:table-cell>
          <table:table-cell office:value-type="float" office:value="0.0732689263570985" calcext:value-type="float">
            <text:p>0.0732689263570985</text:p>
          </table:table-cell>
          <table:table-cell office:value-type="float" office:value="0.689831932773109" calcext:value-type="float">
            <text:p>0.689831932773109</text:p>
          </table:table-cell>
          <table:table-cell office:value-type="float" office:value="0.0409202378387184" calcext:value-type="float">
            <text:p>0.0409202378387184</text:p>
          </table:table-cell>
          <table:table-cell office:value-type="float" office:value="0.687478991596639" calcext:value-type="float">
            <text:p>0.687478991596639</text:p>
          </table:table-cell>
          <table:table-cell office:value-type="float" office:value="0.0800840777024224" calcext:value-type="float">
            <text:p>0.080084077702422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bupa</text:p>
          </table:table-cell>
          <table:table-cell office:value-type="float" office:value="0.681596638655462" calcext:value-type="float">
            <text:p>0.681596638655462</text:p>
          </table:table-cell>
          <table:table-cell office:value-type="float" office:value="0.0719254972454056" calcext:value-type="float">
            <text:p>0.0719254972454056</text:p>
          </table:table-cell>
          <table:table-cell office:value-type="float" office:value="0.692773109243698" calcext:value-type="float">
            <text:p>0.692773109243698</text:p>
          </table:table-cell>
          <table:table-cell office:value-type="float" office:value="0.0666186301526835" calcext:value-type="float">
            <text:p>0.0666186301526835</text:p>
          </table:table-cell>
          <table:table-cell office:value-type="float" office:value="0.704453781512605" calcext:value-type="float">
            <text:p>0.704453781512605</text:p>
          </table:table-cell>
          <table:table-cell office:value-type="float" office:value="0.0863127439016133" calcext:value-type="float">
            <text:p>0.0863127439016133</text:p>
          </table:table-cell>
          <table:table-cell office:value-type="float" office:value="0.693025210084034" calcext:value-type="float">
            <text:p>0.693025210084034</text:p>
          </table:table-cell>
          <table:table-cell office:value-type="float" office:value="0.0650886010215475" calcext:value-type="float">
            <text:p>0.0650886010215475</text:p>
          </table:table-cell>
          <table:table-cell office:value-type="float" office:value="0.716386554621849" calcext:value-type="float">
            <text:p>0.716386554621849</text:p>
          </table:table-cell>
          <table:table-cell office:value-type="float" office:value="0.0869243686647125" calcext:value-type="float">
            <text:p>0.0869243686647125</text:p>
          </table:table-cell>
          <table:table-cell office:value-type="float" office:value="0.719327731092437" calcext:value-type="float">
            <text:p>0.719327731092437</text:p>
          </table:table-cell>
          <table:table-cell office:value-type="float" office:value="0.0842769585840734" calcext:value-type="float">
            <text:p>0.0842769585840734</text:p>
          </table:table-cell>
          <table:table-cell office:value-type="float" office:value="0.704621848739496" calcext:value-type="float">
            <text:p>0.704621848739496</text:p>
          </table:table-cell>
          <table:table-cell office:value-type="float" office:value="0.107577066368789" calcext:value-type="float">
            <text:p>0.107577066368789</text:p>
          </table:table-cell>
          <table:table-cell office:value-type="float" office:value="0.733865546218487" calcext:value-type="float">
            <text:p>0.733865546218487</text:p>
          </table:table-cell>
          <table:table-cell office:value-type="float" office:value="0.0859273545900945" calcext:value-type="float">
            <text:p>0.0859273545900945</text:p>
          </table:table-cell>
          <table:table-cell office:value-type="float" office:value="0.704789915966386" calcext:value-type="float">
            <text:p>0.704789915966386</text:p>
          </table:table-cell>
          <table:table-cell office:value-type="float" office:value="0.0865714360033791" calcext:value-type="float">
            <text:p>0.0865714360033791</text:p>
          </table:table-cell>
          <table:table-cell office:value-type="float" office:value="0.724873949579832" calcext:value-type="float">
            <text:p>0.724873949579832</text:p>
          </table:table-cell>
          <table:table-cell office:value-type="float" office:value="0.0813340425821191" calcext:value-type="float">
            <text:p>0.0813340425821191</text:p>
          </table:table-cell>
          <table:table-cell office:value-type="float" office:value="0.722100840336134" calcext:value-type="float">
            <text:p>0.722100840336134</text:p>
          </table:table-cell>
          <table:table-cell office:value-type="float" office:value="0.0710491929762753" calcext:value-type="float">
            <text:p>0.0710491929762753</text:p>
          </table:table-cell>
          <table:table-cell office:value-type="float" office:value="0.718991596638656" calcext:value-type="float">
            <text:p>0.718991596638656</text:p>
          </table:table-cell>
          <table:table-cell office:value-type="float" office:value="0.0599128168438977" calcext:value-type="float">
            <text:p>0.0599128168438977</text:p>
          </table:table-cell>
          <table:table-cell office:value-type="float" office:value="0.728151260504202" calcext:value-type="float">
            <text:p>0.728151260504202</text:p>
          </table:table-cell>
          <table:table-cell office:value-type="float" office:value="0.0877732332759896" calcext:value-type="float">
            <text:p>0.0877732332759896</text:p>
          </table:table-cell>
          <table:table-cell office:value-type="float" office:value="0.73672268907563" calcext:value-type="float">
            <text:p>0.73672268907563</text:p>
          </table:table-cell>
          <table:table-cell office:value-type="float" office:value="0.0667831409618873" calcext:value-type="float">
            <text:p>0.0667831409618873</text:p>
          </table:table-cell>
          <table:table-cell office:value-type="float" office:value="0.730924369747899" calcext:value-type="float">
            <text:p>0.730924369747899</text:p>
          </table:table-cell>
          <table:table-cell office:value-type="float" office:value="0.0565837423969794" calcext:value-type="float">
            <text:p>0.0565837423969794</text:p>
          </table:table-cell>
          <table:table-cell office:value-type="float" office:value="0.710336134453782" calcext:value-type="float">
            <text:p>0.710336134453782</text:p>
          </table:table-cell>
          <table:table-cell office:value-type="float" office:value="0.0850120904818461" calcext:value-type="float">
            <text:p>0.085012090481846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bupa</text:p>
          </table:table-cell>
          <table:table-cell office:value-type="float" office:value="0.675798319327731" calcext:value-type="float">
            <text:p>0.675798319327731</text:p>
          </table:table-cell>
          <table:table-cell office:value-type="float" office:value="0.0717544059415619" calcext:value-type="float">
            <text:p>0.0717544059415619</text:p>
          </table:table-cell>
          <table:table-cell office:value-type="float" office:value="0.681260504201681" calcext:value-type="float">
            <text:p>0.681260504201681</text:p>
          </table:table-cell>
          <table:table-cell office:value-type="float" office:value="0.0612095133468859" calcext:value-type="float">
            <text:p>0.0612095133468859</text:p>
          </table:table-cell>
          <table:table-cell office:value-type="float" office:value="0.704453781512605" calcext:value-type="float">
            <text:p>0.704453781512605</text:p>
          </table:table-cell>
          <table:table-cell office:value-type="float" office:value="0.0979087166684409" calcext:value-type="float">
            <text:p>0.0979087166684409</text:p>
          </table:table-cell>
          <table:table-cell office:value-type="float" office:value="0.71327731092437" calcext:value-type="float">
            <text:p>0.71327731092437</text:p>
          </table:table-cell>
          <table:table-cell office:value-type="float" office:value="0.072202431806806" calcext:value-type="float">
            <text:p>0.072202431806806</text:p>
          </table:table-cell>
          <table:table-cell office:value-type="float" office:value="0.716302521008403" calcext:value-type="float">
            <text:p>0.716302521008403</text:p>
          </table:table-cell>
          <table:table-cell office:value-type="float" office:value="0.0815806313696322" calcext:value-type="float">
            <text:p>0.0815806313696322</text:p>
          </table:table-cell>
          <table:table-cell office:value-type="float" office:value="0.710504201680672" calcext:value-type="float">
            <text:p>0.710504201680672</text:p>
          </table:table-cell>
          <table:table-cell office:value-type="float" office:value="0.0804962774530781" calcext:value-type="float">
            <text:p>0.0804962774530781</text:p>
          </table:table-cell>
          <table:table-cell office:value-type="float" office:value="0.70453781512605" calcext:value-type="float">
            <text:p>0.70453781512605</text:p>
          </table:table-cell>
          <table:table-cell office:value-type="float" office:value="0.0874561661692751" calcext:value-type="float">
            <text:p>0.0874561661692751</text:p>
          </table:table-cell>
          <table:table-cell office:value-type="float" office:value="0.72218487394958" calcext:value-type="float">
            <text:p>0.72218487394958</text:p>
          </table:table-cell>
          <table:table-cell office:value-type="float" office:value="0.0782863805863258" calcext:value-type="float">
            <text:p>0.0782863805863258</text:p>
          </table:table-cell>
          <table:table-cell office:value-type="float" office:value="0.719327731092437" calcext:value-type="float">
            <text:p>0.719327731092437</text:p>
          </table:table-cell>
          <table:table-cell office:value-type="float" office:value="0.0960625053153475" calcext:value-type="float">
            <text:p>0.0960625053153475</text:p>
          </table:table-cell>
          <table:table-cell office:value-type="float" office:value="0.71327731092437" calcext:value-type="float">
            <text:p>0.71327731092437</text:p>
          </table:table-cell>
          <table:table-cell office:value-type="float" office:value="0.0952865258306775" calcext:value-type="float">
            <text:p>0.0952865258306775</text:p>
          </table:table-cell>
          <table:table-cell office:value-type="float" office:value="0.727899159663866" calcext:value-type="float">
            <text:p>0.727899159663866</text:p>
          </table:table-cell>
          <table:table-cell office:value-type="float" office:value="0.0736633966675411" calcext:value-type="float">
            <text:p>0.0736633966675411</text:p>
          </table:table-cell>
          <table:table-cell office:value-type="float" office:value="0.716302521008403" calcext:value-type="float">
            <text:p>0.716302521008403</text:p>
          </table:table-cell>
          <table:table-cell office:value-type="float" office:value="0.0792575533481107" calcext:value-type="float">
            <text:p>0.0792575533481107</text:p>
          </table:table-cell>
          <table:table-cell office:value-type="float" office:value="0.710672268907563" calcext:value-type="float">
            <text:p>0.710672268907563</text:p>
          </table:table-cell>
          <table:table-cell office:value-type="float" office:value="0.0855026129878538" calcext:value-type="float">
            <text:p>0.0855026129878538</text:p>
          </table:table-cell>
          <table:table-cell office:value-type="float" office:value="0.730840336134454" calcext:value-type="float">
            <text:p>0.730840336134454</text:p>
          </table:table-cell>
          <table:table-cell office:value-type="float" office:value="0.0778591067408013" calcext:value-type="float">
            <text:p>0.0778591067408013</text:p>
          </table:table-cell>
          <table:table-cell office:value-type="float" office:value="0.707394957983193" calcext:value-type="float">
            <text:p>0.707394957983193</text:p>
          </table:table-cell>
          <table:table-cell office:value-type="float" office:value="0.0717226877081627" calcext:value-type="float">
            <text:p>0.0717226877081627</text:p>
          </table:table-cell>
          <table:table-cell office:value-type="float" office:value="0.736806722689076" calcext:value-type="float">
            <text:p>0.736806722689076</text:p>
          </table:table-cell>
          <table:table-cell office:value-type="float" office:value="0.0902367811843626" calcext:value-type="float">
            <text:p>0.09023678118436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bupa</text:p>
          </table:table-cell>
          <table:table-cell office:value-type="float" office:value="0.681596638655462" calcext:value-type="float">
            <text:p>0.681596638655462</text:p>
          </table:table-cell>
          <table:table-cell office:value-type="float" office:value="0.0680371917918724" calcext:value-type="float">
            <text:p>0.0680371917918724</text:p>
          </table:table-cell>
          <table:table-cell office:value-type="float" office:value="0.692521008403361" calcext:value-type="float">
            <text:p>0.692521008403361</text:p>
          </table:table-cell>
          <table:table-cell office:value-type="float" office:value="0.0739638493150555" calcext:value-type="float">
            <text:p>0.0739638493150555</text:p>
          </table:table-cell>
          <table:table-cell office:value-type="float" office:value="0.713109243697479" calcext:value-type="float">
            <text:p>0.713109243697479</text:p>
          </table:table-cell>
          <table:table-cell office:value-type="float" office:value="0.0900630576077663" calcext:value-type="float">
            <text:p>0.0900630576077663</text:p>
          </table:table-cell>
          <table:table-cell office:value-type="float" office:value="0.710504201680672" calcext:value-type="float">
            <text:p>0.710504201680672</text:p>
          </table:table-cell>
          <table:table-cell office:value-type="float" office:value="0.0737011466540179" calcext:value-type="float">
            <text:p>0.0737011466540179</text:p>
          </table:table-cell>
          <table:table-cell office:value-type="float" office:value="0.722100840336134" calcext:value-type="float">
            <text:p>0.722100840336134</text:p>
          </table:table-cell>
          <table:table-cell office:value-type="float" office:value="0.0821316507026397" calcext:value-type="float">
            <text:p>0.0821316507026397</text:p>
          </table:table-cell>
          <table:table-cell office:value-type="float" office:value="0.730672268907563" calcext:value-type="float">
            <text:p>0.730672268907563</text:p>
          </table:table-cell>
          <table:table-cell office:value-type="float" office:value="0.0712655359110046" calcext:value-type="float">
            <text:p>0.0712655359110046</text:p>
          </table:table-cell>
          <table:table-cell office:value-type="float" office:value="0.701848739495798" calcext:value-type="float">
            <text:p>0.701848739495798</text:p>
          </table:table-cell>
          <table:table-cell office:value-type="float" office:value="0.0950011882903848" calcext:value-type="float">
            <text:p>0.0950011882903848</text:p>
          </table:table-cell>
          <table:table-cell office:value-type="float" office:value="0.725042016806723" calcext:value-type="float">
            <text:p>0.725042016806723</text:p>
          </table:table-cell>
          <table:table-cell office:value-type="float" office:value="0.0699313618760267" calcext:value-type="float">
            <text:p>0.0699313618760267</text:p>
          </table:table-cell>
          <table:table-cell office:value-type="float" office:value="0.722268907563025" calcext:value-type="float">
            <text:p>0.722268907563025</text:p>
          </table:table-cell>
          <table:table-cell office:value-type="float" office:value="0.0787720193471047" calcext:value-type="float">
            <text:p>0.0787720193471047</text:p>
          </table:table-cell>
          <table:table-cell office:value-type="float" office:value="0.710336134453782" calcext:value-type="float">
            <text:p>0.710336134453782</text:p>
          </table:table-cell>
          <table:table-cell office:value-type="float" office:value="0.0846448822937207" calcext:value-type="float">
            <text:p>0.0846448822937207</text:p>
          </table:table-cell>
          <table:table-cell office:value-type="float" office:value="0.733697478991597" calcext:value-type="float">
            <text:p>0.733697478991597</text:p>
          </table:table-cell>
          <table:table-cell office:value-type="float" office:value="0.0793458591545237" calcext:value-type="float">
            <text:p>0.0793458591545237</text:p>
          </table:table-cell>
          <table:table-cell office:value-type="float" office:value="0.730756302521008" calcext:value-type="float">
            <text:p>0.730756302521008</text:p>
          </table:table-cell>
          <table:table-cell office:value-type="float" office:value="0.0678116491471847" calcext:value-type="float">
            <text:p>0.0678116491471847</text:p>
          </table:table-cell>
          <table:table-cell office:value-type="float" office:value="0.71344537815126" calcext:value-type="float">
            <text:p>0.71344537815126</text:p>
          </table:table-cell>
          <table:table-cell office:value-type="float" office:value="0.0785693064818258" calcext:value-type="float">
            <text:p>0.0785693064818258</text:p>
          </table:table-cell>
          <table:table-cell office:value-type="float" office:value="0.736638655462185" calcext:value-type="float">
            <text:p>0.736638655462185</text:p>
          </table:table-cell>
          <table:table-cell office:value-type="float" office:value="0.0819941114456637" calcext:value-type="float">
            <text:p>0.0819941114456637</text:p>
          </table:table-cell>
          <table:table-cell office:value-type="float" office:value="0.713109243697479" calcext:value-type="float">
            <text:p>0.713109243697479</text:p>
          </table:table-cell>
          <table:table-cell office:value-type="float" office:value="0.0772989476372369" calcext:value-type="float">
            <text:p>0.0772989476372369</text:p>
          </table:table-cell>
          <table:table-cell office:value-type="float" office:value="0.725042016806723" calcext:value-type="float">
            <text:p>0.725042016806723</text:p>
          </table:table-cell>
          <table:table-cell office:value-type="float" office:value="0.0851391332926683" calcext:value-type="float">
            <text:p>0.085139133292668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bupa</text:p>
          </table:table-cell>
          <table:table-cell office:value-type="float" office:value="0.678655462184874" calcext:value-type="float">
            <text:p>0.678655462184874</text:p>
          </table:table-cell>
          <table:table-cell office:value-type="float" office:value="0.0645938618292024" calcext:value-type="float">
            <text:p>0.0645938618292024</text:p>
          </table:table-cell>
          <table:table-cell office:value-type="float" office:value="0.683781512605042" calcext:value-type="float">
            <text:p>0.683781512605042</text:p>
          </table:table-cell>
          <table:table-cell office:value-type="float" office:value="0.0756935620482084" calcext:value-type="float">
            <text:p>0.0756935620482084</text:p>
          </table:table-cell>
          <table:table-cell office:value-type="float" office:value="0.718991596638656" calcext:value-type="float">
            <text:p>0.718991596638656</text:p>
          </table:table-cell>
          <table:table-cell office:value-type="float" office:value="0.0955606664464139" calcext:value-type="float">
            <text:p>0.0955606664464139</text:p>
          </table:table-cell>
          <table:table-cell office:value-type="float" office:value="0.69890756302521" calcext:value-type="float">
            <text:p>0.69890756302521</text:p>
          </table:table-cell>
          <table:table-cell office:value-type="float" office:value="0.066076822400774" calcext:value-type="float">
            <text:p>0.066076822400774</text:p>
          </table:table-cell>
          <table:table-cell office:value-type="float" office:value="0.716386554621849" calcext:value-type="float">
            <text:p>0.716386554621849</text:p>
          </table:table-cell>
          <table:table-cell office:value-type="float" office:value="0.0846839911391974" calcext:value-type="float">
            <text:p>0.0846839911391974</text:p>
          </table:table-cell>
          <table:table-cell office:value-type="float" office:value="0.730672268907563" calcext:value-type="float">
            <text:p>0.730672268907563</text:p>
          </table:table-cell>
          <table:table-cell office:value-type="float" office:value="0.0712655359110046" calcext:value-type="float">
            <text:p>0.0712655359110046</text:p>
          </table:table-cell>
          <table:table-cell office:value-type="float" office:value="0.710504201680672" calcext:value-type="float">
            <text:p>0.710504201680672</text:p>
          </table:table-cell>
          <table:table-cell office:value-type="float" office:value="0.0891770910629394" calcext:value-type="float">
            <text:p>0.0891770910629394</text:p>
          </table:table-cell>
          <table:table-cell office:value-type="float" office:value="0.727899159663866" calcext:value-type="float">
            <text:p>0.727899159663866</text:p>
          </table:table-cell>
          <table:table-cell office:value-type="float" office:value="0.0855977677861024" calcext:value-type="float">
            <text:p>0.0855977677861024</text:p>
          </table:table-cell>
          <table:table-cell office:value-type="float" office:value="0.716386554621849" calcext:value-type="float">
            <text:p>0.716386554621849</text:p>
          </table:table-cell>
          <table:table-cell office:value-type="float" office:value="0.0710350559652353" calcext:value-type="float">
            <text:p>0.0710350559652353</text:p>
          </table:table-cell>
          <table:table-cell office:value-type="float" office:value="0.713361344537815" calcext:value-type="float">
            <text:p>0.713361344537815</text:p>
          </table:table-cell>
          <table:table-cell office:value-type="float" office:value="0.0859459804025996" calcext:value-type="float">
            <text:p>0.0859459804025996</text:p>
          </table:table-cell>
          <table:table-cell office:value-type="float" office:value="0.727983193277311" calcext:value-type="float">
            <text:p>0.727983193277311</text:p>
          </table:table-cell>
          <table:table-cell office:value-type="float" office:value="0.0873941050737667" calcext:value-type="float">
            <text:p>0.0873941050737667</text:p>
          </table:table-cell>
          <table:table-cell office:value-type="float" office:value="0.724957983193277" calcext:value-type="float">
            <text:p>0.724957983193277</text:p>
          </table:table-cell>
          <table:table-cell office:value-type="float" office:value="0.0784704284510778" calcext:value-type="float">
            <text:p>0.0784704284510778</text:p>
          </table:table-cell>
          <table:table-cell office:value-type="float" office:value="0.727899159663866" calcext:value-type="float">
            <text:p>0.727899159663866</text:p>
          </table:table-cell>
          <table:table-cell office:value-type="float" office:value="0.0785721026349551" calcext:value-type="float">
            <text:p>0.0785721026349551</text:p>
          </table:table-cell>
          <table:table-cell office:value-type="float" office:value="0.727899159663866" calcext:value-type="float">
            <text:p>0.727899159663866</text:p>
          </table:table-cell>
          <table:table-cell office:value-type="float" office:value="0.0745222289086362" calcext:value-type="float">
            <text:p>0.0745222289086362</text:p>
          </table:table-cell>
          <table:table-cell office:value-type="float" office:value="0.716218487394958" calcext:value-type="float">
            <text:p>0.716218487394958</text:p>
          </table:table-cell>
          <table:table-cell office:value-type="float" office:value="0.0816208720088392" calcext:value-type="float">
            <text:p>0.0816208720088392</text:p>
          </table:table-cell>
          <table:table-cell office:value-type="float" office:value="0.72781512605042" calcext:value-type="float">
            <text:p>0.72781512605042</text:p>
          </table:table-cell>
          <table:table-cell office:value-type="float" office:value="0.08571195141546" calcext:value-type="float">
            <text:p>0.0857119514154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bupa</text:p>
          </table:table-cell>
          <table:table-cell office:value-type="float" office:value="0.675210084033613" calcext:value-type="float">
            <text:p>0.675210084033613</text:p>
          </table:table-cell>
          <table:table-cell office:value-type="float" office:value="0.0696138270384981" calcext:value-type="float">
            <text:p>0.0696138270384981</text:p>
          </table:table-cell>
          <table:table-cell office:value-type="float" office:value="0.690352941176471" calcext:value-type="float">
            <text:p>0.690352941176471</text:p>
          </table:table-cell>
          <table:table-cell office:value-type="float" office:value="0.0734814473499293" calcext:value-type="float">
            <text:p>0.0734814473499293</text:p>
          </table:table-cell>
          <table:table-cell office:value-type="float" office:value="0.706252100840336" calcext:value-type="float">
            <text:p>0.706252100840336</text:p>
          </table:table-cell>
          <table:table-cell office:value-type="float" office:value="0.0911902926359485" calcext:value-type="float">
            <text:p>0.0911902926359485</text:p>
          </table:table-cell>
          <table:table-cell office:value-type="float" office:value="0.701126050420168" calcext:value-type="float">
            <text:p>0.701126050420168</text:p>
          </table:table-cell>
          <table:table-cell office:value-type="float" office:value="0.0671132324769022" calcext:value-type="float">
            <text:p>0.0671132324769022</text:p>
          </table:table-cell>
          <table:table-cell office:value-type="float" office:value="0.715226890756303" calcext:value-type="float">
            <text:p>0.715226890756303</text:p>
          </table:table-cell>
          <table:table-cell office:value-type="float" office:value="0.085536654439039" calcext:value-type="float">
            <text:p>0.085536654439039</text:p>
          </table:table-cell>
          <table:table-cell office:value-type="float" office:value="0.716924369747899" calcext:value-type="float">
            <text:p>0.716924369747899</text:p>
          </table:table-cell>
          <table:table-cell office:value-type="float" office:value="0.0766260355835289" calcext:value-type="float">
            <text:p>0.0766260355835289</text:p>
          </table:table-cell>
          <table:table-cell office:value-type="float" office:value="0.707563025210084" calcext:value-type="float">
            <text:p>0.707563025210084</text:p>
          </table:table-cell>
          <table:table-cell office:value-type="float" office:value="0.0933557712122072" calcext:value-type="float">
            <text:p>0.0933557712122072</text:p>
          </table:table-cell>
          <table:table-cell office:value-type="float" office:value="0.72509243697479" calcext:value-type="float">
            <text:p>0.72509243697479</text:p>
          </table:table-cell>
          <table:table-cell office:value-type="float" office:value="0.0847133527227289" calcext:value-type="float">
            <text:p>0.0847133527227289</text:p>
          </table:table-cell>
          <table:table-cell office:value-type="float" office:value="0.714621848739496" calcext:value-type="float">
            <text:p>0.714621848739496</text:p>
          </table:table-cell>
          <table:table-cell office:value-type="float" office:value="0.0845380375272331" calcext:value-type="float">
            <text:p>0.0845380375272331</text:p>
          </table:table-cell>
          <table:table-cell office:value-type="float" office:value="0.710974789915966" calcext:value-type="float">
            <text:p>0.710974789915966</text:p>
          </table:table-cell>
          <table:table-cell office:value-type="float" office:value="0.0856739127578638" calcext:value-type="float">
            <text:p>0.0856739127578638</text:p>
          </table:table-cell>
          <table:table-cell office:value-type="float" office:value="0.720974789915966" calcext:value-type="float">
            <text:p>0.720974789915966</text:p>
          </table:table-cell>
          <table:table-cell office:value-type="float" office:value="0.0778000088816492" calcext:value-type="float">
            <text:p>0.0778000088816492</text:p>
          </table:table-cell>
          <table:table-cell office:value-type="float" office:value="0.713915966386555" calcext:value-type="float">
            <text:p>0.713915966386555</text:p>
          </table:table-cell>
          <table:table-cell office:value-type="float" office:value="0.0712561298254367" calcext:value-type="float">
            <text:p>0.0712561298254367</text:p>
          </table:table-cell>
          <table:table-cell office:value-type="float" office:value="0.719294117647059" calcext:value-type="float">
            <text:p>0.719294117647059</text:p>
          </table:table-cell>
          <table:table-cell office:value-type="float" office:value="0.0855697812410355" calcext:value-type="float">
            <text:p>0.0855697812410355</text:p>
          </table:table-cell>
          <table:table-cell office:value-type="float" office:value="0.725563025210084" calcext:value-type="float">
            <text:p>0.725563025210084</text:p>
          </table:table-cell>
          <table:table-cell office:value-type="float" office:value="0.0748855028828174" calcext:value-type="float">
            <text:p>0.0748855028828174</text:p>
          </table:table-cell>
          <table:table-cell office:value-type="float" office:value="0.711495798319328" calcext:value-type="float">
            <text:p>0.711495798319328</text:p>
          </table:table-cell>
          <table:table-cell office:value-type="float" office:value="0.0656292975179873" calcext:value-type="float">
            <text:p>0.0656292975179873</text:p>
          </table:table-cell>
          <table:table-cell office:value-type="float" office:value="0.717495798319328" calcext:value-type="float">
            <text:p>0.717495798319328</text:p>
          </table:table-cell>
          <table:table-cell office:value-type="float" office:value="0.0852368068153519" calcext:value-type="float">
            <text:p>0.08523680681535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upa</text:p>
          </table:table-cell>
          <table:table-cell office:value-type="float" office:value="0.687226890756303" calcext:value-type="float">
            <text:p>0.687226890756303</text:p>
          </table:table-cell>
          <table:table-cell office:value-type="float" office:value="0.0711559580512109" calcext:value-type="float">
            <text:p>0.0711559580512109</text:p>
          </table:table-cell>
          <table:table-cell office:value-type="float" office:value="0.698739495798319" calcext:value-type="float">
            <text:p>0.698739495798319</text:p>
          </table:table-cell>
          <table:table-cell office:value-type="float" office:value="0.0580599364934849" calcext:value-type="float">
            <text:p>0.0580599364934849</text:p>
          </table:table-cell>
          <table:table-cell office:value-type="float" office:value="0.704705882352941" calcext:value-type="float">
            <text:p>0.704705882352941</text:p>
          </table:table-cell>
          <table:table-cell office:value-type="float" office:value="0.0724317969730958" calcext:value-type="float">
            <text:p>0.0724317969730958</text:p>
          </table:table-cell>
          <table:table-cell office:value-type="float" office:value="0.69890756302521" calcext:value-type="float">
            <text:p>0.69890756302521</text:p>
          </table:table-cell>
          <table:table-cell office:value-type="float" office:value="0.101026167086271" calcext:value-type="float">
            <text:p>0.101026167086271</text:p>
          </table:table-cell>
          <table:table-cell office:value-type="float" office:value="0.742268907563025" calcext:value-type="float">
            <text:p>0.742268907563025</text:p>
          </table:table-cell>
          <table:table-cell office:value-type="float" office:value="0.0904714640039912" calcext:value-type="float">
            <text:p>0.0904714640039912</text:p>
          </table:table-cell>
          <table:table-cell office:value-type="float" office:value="0.675378151260504" calcext:value-type="float">
            <text:p>0.675378151260504</text:p>
          </table:table-cell>
          <table:table-cell office:value-type="float" office:value="0.0629524011437772" calcext:value-type="float">
            <text:p>0.0629524011437772</text:p>
          </table:table-cell>
          <table:table-cell office:value-type="float" office:value="0.716302521008403" calcext:value-type="float">
            <text:p>0.716302521008403</text:p>
          </table:table-cell>
          <table:table-cell office:value-type="float" office:value="0.0901423017653338" calcext:value-type="float">
            <text:p>0.0901423017653338</text:p>
          </table:table-cell>
          <table:table-cell office:value-type="float" office:value="0.708151260504202" calcext:value-type="float">
            <text:p>0.708151260504202</text:p>
          </table:table-cell>
          <table:table-cell office:value-type="float" office:value="0.0906707156007133" calcext:value-type="float">
            <text:p>0.0906707156007133</text:p>
          </table:table-cell>
          <table:table-cell office:value-type="float" office:value="0.690168067226891" calcext:value-type="float">
            <text:p>0.690168067226891</text:p>
          </table:table-cell>
          <table:table-cell office:value-type="float" office:value="0.0586164823565895" calcext:value-type="float">
            <text:p>0.0586164823565895</text:p>
          </table:table-cell>
          <table:table-cell office:value-type="float" office:value="0.686974789915966" calcext:value-type="float">
            <text:p>0.686974789915966</text:p>
          </table:table-cell>
          <table:table-cell office:value-type="float" office:value="0.0994143258551547" calcext:value-type="float">
            <text:p>0.0994143258551547</text:p>
          </table:table-cell>
          <table:table-cell office:value-type="float" office:value="0.70453781512605" calcext:value-type="float">
            <text:p>0.70453781512605</text:p>
          </table:table-cell>
          <table:table-cell office:value-type="float" office:value="0.0757434571372859" calcext:value-type="float">
            <text:p>0.0757434571372859</text:p>
          </table:table-cell>
          <table:table-cell office:value-type="float" office:value="0.710336134453782" calcext:value-type="float">
            <text:p>0.710336134453782</text:p>
          </table:table-cell>
          <table:table-cell office:value-type="float" office:value="0.0812837180321302" calcext:value-type="float">
            <text:p>0.0812837180321302</text:p>
          </table:table-cell>
          <table:table-cell office:value-type="float" office:value="0.698739495798319" calcext:value-type="float">
            <text:p>0.698739495798319</text:p>
          </table:table-cell>
          <table:table-cell office:value-type="float" office:value="0.0883203982447886" calcext:value-type="float">
            <text:p>0.0883203982447886</text:p>
          </table:table-cell>
          <table:table-cell office:value-type="float" office:value="0.710252100840336" calcext:value-type="float">
            <text:p>0.710252100840336</text:p>
          </table:table-cell>
          <table:table-cell office:value-type="float" office:value="0.0747052049135407" calcext:value-type="float">
            <text:p>0.0747052049135407</text:p>
          </table:table-cell>
          <table:table-cell office:value-type="float" office:value="0.698823529411765" calcext:value-type="float">
            <text:p>0.698823529411765</text:p>
          </table:table-cell>
          <table:table-cell office:value-type="float" office:value="0.0694962442842721" calcext:value-type="float">
            <text:p>0.0694962442842721</text:p>
          </table:table-cell>
          <table:table-cell office:value-type="float" office:value="0.730840336134454" calcext:value-type="float">
            <text:p>0.730840336134454</text:p>
          </table:table-cell>
          <table:table-cell office:value-type="float" office:value="0.0823215416806922" calcext:value-type="float">
            <text:p>0.082321541680692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upa</text:p>
          </table:table-cell>
          <table:table-cell office:value-type="float" office:value="0.701428571428571" calcext:value-type="float">
            <text:p>0.701428571428571</text:p>
          </table:table-cell>
          <table:table-cell office:value-type="float" office:value="0.0862954701883866" calcext:value-type="float">
            <text:p>0.0862954701883866</text:p>
          </table:table-cell>
          <table:table-cell office:value-type="float" office:value="0.707394957983193" calcext:value-type="float">
            <text:p>0.707394957983193</text:p>
          </table:table-cell>
          <table:table-cell office:value-type="float" office:value="0.0648431250940038" calcext:value-type="float">
            <text:p>0.0648431250940038</text:p>
          </table:table-cell>
          <table:table-cell office:value-type="float" office:value="0.707563025210084" calcext:value-type="float">
            <text:p>0.707563025210084</text:p>
          </table:table-cell>
          <table:table-cell office:value-type="float" office:value="0.0623172185453753" calcext:value-type="float">
            <text:p>0.0623172185453753</text:p>
          </table:table-cell>
          <table:table-cell office:value-type="float" office:value="0.716386554621849" calcext:value-type="float">
            <text:p>0.716386554621849</text:p>
          </table:table-cell>
          <table:table-cell office:value-type="float" office:value="0.0772959531641478" calcext:value-type="float">
            <text:p>0.0772959531641478</text:p>
          </table:table-cell>
          <table:table-cell office:value-type="float" office:value="0.722016806722689" calcext:value-type="float">
            <text:p>0.722016806722689</text:p>
          </table:table-cell>
          <table:table-cell office:value-type="float" office:value="0.0810001506774148" calcext:value-type="float">
            <text:p>0.0810001506774148</text:p>
          </table:table-cell>
          <table:table-cell office:value-type="float" office:value="0.716218487394958" calcext:value-type="float">
            <text:p>0.716218487394958</text:p>
          </table:table-cell>
          <table:table-cell office:value-type="float" office:value="0.0675146153756038" calcext:value-type="float">
            <text:p>0.0675146153756038</text:p>
          </table:table-cell>
          <table:table-cell office:value-type="float" office:value="0.707478991596639" calcext:value-type="float">
            <text:p>0.707478991596639</text:p>
          </table:table-cell>
          <table:table-cell office:value-type="float" office:value="0.0879992842027497" calcext:value-type="float">
            <text:p>0.0879992842027497</text:p>
          </table:table-cell>
          <table:table-cell office:value-type="float" office:value="0.719327731092437" calcext:value-type="float">
            <text:p>0.719327731092437</text:p>
          </table:table-cell>
          <table:table-cell office:value-type="float" office:value="0.071312587770056" calcext:value-type="float">
            <text:p>0.071312587770056</text:p>
          </table:table-cell>
          <table:table-cell office:value-type="float" office:value="0.695966386554622" calcext:value-type="float">
            <text:p>0.695966386554622</text:p>
          </table:table-cell>
          <table:table-cell office:value-type="float" office:value="0.0649217300327971" calcext:value-type="float">
            <text:p>0.0649217300327971</text:p>
          </table:table-cell>
          <table:table-cell office:value-type="float" office:value="0.72218487394958" calcext:value-type="float">
            <text:p>0.72218487394958</text:p>
          </table:table-cell>
          <table:table-cell office:value-type="float" office:value="0.0905392154154569" calcext:value-type="float">
            <text:p>0.0905392154154569</text:p>
          </table:table-cell>
          <table:table-cell office:value-type="float" office:value="0.727731092436975" calcext:value-type="float">
            <text:p>0.727731092436975</text:p>
          </table:table-cell>
          <table:table-cell office:value-type="float" office:value="0.0791632519144562" calcext:value-type="float">
            <text:p>0.0791632519144562</text:p>
          </table:table-cell>
          <table:table-cell office:value-type="float" office:value="0.727731092436975" calcext:value-type="float">
            <text:p>0.727731092436975</text:p>
          </table:table-cell>
          <table:table-cell office:value-type="float" office:value="0.0698417691479428" calcext:value-type="float">
            <text:p>0.0698417691479428</text:p>
          </table:table-cell>
          <table:table-cell office:value-type="float" office:value="0.733613445378151" calcext:value-type="float">
            <text:p>0.733613445378151</text:p>
          </table:table-cell>
          <table:table-cell office:value-type="float" office:value="0.0759036452937338" calcext:value-type="float">
            <text:p>0.0759036452937338</text:p>
          </table:table-cell>
          <table:table-cell office:value-type="float" office:value="0.722016806722689" calcext:value-type="float">
            <text:p>0.722016806722689</text:p>
          </table:table-cell>
          <table:table-cell office:value-type="float" office:value="0.0857415602602744" calcext:value-type="float">
            <text:p>0.0857415602602744</text:p>
          </table:table-cell>
          <table:table-cell office:value-type="float" office:value="0.710336134453782" calcext:value-type="float">
            <text:p>0.710336134453782</text:p>
          </table:table-cell>
          <table:table-cell office:value-type="float" office:value="0.0545795282436066" calcext:value-type="float">
            <text:p>0.0545795282436066</text:p>
          </table:table-cell>
          <table:table-cell office:value-type="float" office:value="0.72218487394958" calcext:value-type="float">
            <text:p>0.72218487394958</text:p>
          </table:table-cell>
          <table:table-cell office:value-type="float" office:value="0.0865643209780568" calcext:value-type="float">
            <text:p>0.086564320978056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upa</text:p>
          </table:table-cell>
          <table:table-cell office:value-type="float" office:value="0.707478991596639" calcext:value-type="float">
            <text:p>0.707478991596639</text:p>
          </table:table-cell>
          <table:table-cell office:value-type="float" office:value="0.0889632061884683" calcext:value-type="float">
            <text:p>0.0889632061884683</text:p>
          </table:table-cell>
          <table:table-cell office:value-type="float" office:value="0.725042016806723" calcext:value-type="float">
            <text:p>0.725042016806723</text:p>
          </table:table-cell>
          <table:table-cell office:value-type="float" office:value="0.0679083112228563" calcext:value-type="float">
            <text:p>0.0679083112228563</text:p>
          </table:table-cell>
          <table:table-cell office:value-type="float" office:value="0.69890756302521" calcext:value-type="float">
            <text:p>0.69890756302521</text:p>
          </table:table-cell>
          <table:table-cell office:value-type="float" office:value="0.0619092612786212" calcext:value-type="float">
            <text:p>0.0619092612786212</text:p>
          </table:table-cell>
          <table:table-cell office:value-type="float" office:value="0.710420168067227" calcext:value-type="float">
            <text:p>0.710420168067227</text:p>
          </table:table-cell>
          <table:table-cell office:value-type="float" office:value="0.0809995694707985" calcext:value-type="float">
            <text:p>0.0809995694707985</text:p>
          </table:table-cell>
          <table:table-cell office:value-type="float" office:value="0.721932773109244" calcext:value-type="float">
            <text:p>0.721932773109244</text:p>
          </table:table-cell>
          <table:table-cell office:value-type="float" office:value="0.0643007555803243" calcext:value-type="float">
            <text:p>0.0643007555803243</text:p>
          </table:table-cell>
          <table:table-cell office:value-type="float" office:value="0.719327731092437" calcext:value-type="float">
            <text:p>0.719327731092437</text:p>
          </table:table-cell>
          <table:table-cell office:value-type="float" office:value="0.0831286472398897" calcext:value-type="float">
            <text:p>0.0831286472398897</text:p>
          </table:table-cell>
          <table:table-cell office:value-type="float" office:value="0.710420168067227" calcext:value-type="float">
            <text:p>0.710420168067227</text:p>
          </table:table-cell>
          <table:table-cell office:value-type="float" office:value="0.0804630807886873" calcext:value-type="float">
            <text:p>0.0804630807886873</text:p>
          </table:table-cell>
          <table:table-cell office:value-type="float" office:value="0.728067226890756" calcext:value-type="float">
            <text:p>0.728067226890756</text:p>
          </table:table-cell>
          <table:table-cell office:value-type="float" office:value="0.0901057361987001" calcext:value-type="float">
            <text:p>0.0901057361987001</text:p>
          </table:table-cell>
          <table:table-cell office:value-type="float" office:value="0.716218487394958" calcext:value-type="float">
            <text:p>0.716218487394958</text:p>
          </table:table-cell>
          <table:table-cell office:value-type="float" office:value="0.0732834889762357" calcext:value-type="float">
            <text:p>0.0732834889762357</text:p>
          </table:table-cell>
          <table:table-cell office:value-type="float" office:value="0.724873949579832" calcext:value-type="float">
            <text:p>0.724873949579832</text:p>
          </table:table-cell>
          <table:table-cell office:value-type="float" office:value="0.0794651755232598" calcext:value-type="float">
            <text:p>0.0794651755232598</text:p>
          </table:table-cell>
          <table:table-cell office:value-type="float" office:value="0.730756302521008" calcext:value-type="float">
            <text:p>0.730756302521008</text:p>
          </table:table-cell>
          <table:table-cell office:value-type="float" office:value="0.0734835925000896" calcext:value-type="float">
            <text:p>0.0734835925000896</text:p>
          </table:table-cell>
          <table:table-cell office:value-type="float" office:value="0.733781512605042" calcext:value-type="float">
            <text:p>0.733781512605042</text:p>
          </table:table-cell>
          <table:table-cell office:value-type="float" office:value="0.094905333974492" calcext:value-type="float">
            <text:p>0.094905333974492</text:p>
          </table:table-cell>
          <table:table-cell office:value-type="float" office:value="0.719243697478992" calcext:value-type="float">
            <text:p>0.719243697478992</text:p>
          </table:table-cell>
          <table:table-cell office:value-type="float" office:value="0.090139037585666" calcext:value-type="float">
            <text:p>0.090139037585666</text:p>
          </table:table-cell>
          <table:table-cell office:value-type="float" office:value="0.721932773109244" calcext:value-type="float">
            <text:p>0.721932773109244</text:p>
          </table:table-cell>
          <table:table-cell office:value-type="float" office:value="0.0716117276087273" calcext:value-type="float">
            <text:p>0.0716117276087273</text:p>
          </table:table-cell>
          <table:table-cell office:value-type="float" office:value="0.713361344537815" calcext:value-type="float">
            <text:p>0.713361344537815</text:p>
          </table:table-cell>
          <table:table-cell office:value-type="float" office:value="0.0854405563120708" calcext:value-type="float">
            <text:p>0.0854405563120708</text:p>
          </table:table-cell>
          <table:table-cell office:value-type="float" office:value="0.73109243697479" calcext:value-type="float">
            <text:p>0.73109243697479</text:p>
          </table:table-cell>
          <table:table-cell office:value-type="float" office:value="0.092184529234933" calcext:value-type="float">
            <text:p>0.0921845292349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upa</text:p>
          </table:table-cell>
          <table:table-cell office:value-type="float" office:value="0.716218487394958" calcext:value-type="float">
            <text:p>0.716218487394958</text:p>
          </table:table-cell>
          <table:table-cell office:value-type="float" office:value="0.0903734098935971" calcext:value-type="float">
            <text:p>0.0903734098935971</text:p>
          </table:table-cell>
          <table:table-cell office:value-type="float" office:value="0.722268907563025" calcext:value-type="float">
            <text:p>0.722268907563025</text:p>
          </table:table-cell>
          <table:table-cell office:value-type="float" office:value="0.0835102751582764" calcext:value-type="float">
            <text:p>0.0835102751582764</text:p>
          </table:table-cell>
          <table:table-cell office:value-type="float" office:value="0.701848739495798" calcext:value-type="float">
            <text:p>0.701848739495798</text:p>
          </table:table-cell>
          <table:table-cell office:value-type="float" office:value="0.0764452405635817" calcext:value-type="float">
            <text:p>0.0764452405635817</text:p>
          </table:table-cell>
          <table:table-cell office:value-type="float" office:value="0.716386554621849" calcext:value-type="float">
            <text:p>0.716386554621849</text:p>
          </table:table-cell>
          <table:table-cell office:value-type="float" office:value="0.0884987840294667" calcext:value-type="float">
            <text:p>0.0884987840294667</text:p>
          </table:table-cell>
          <table:table-cell office:value-type="float" office:value="0.721932773109244" calcext:value-type="float">
            <text:p>0.721932773109244</text:p>
          </table:table-cell>
          <table:table-cell office:value-type="float" office:value="0.0740285314046806" calcext:value-type="float">
            <text:p>0.0740285314046806</text:p>
          </table:table-cell>
          <table:table-cell office:value-type="float" office:value="0.736470588235294" calcext:value-type="float">
            <text:p>0.736470588235294</text:p>
          </table:table-cell>
          <table:table-cell office:value-type="float" office:value="0.0674182616979463" calcext:value-type="float">
            <text:p>0.0674182616979463</text:p>
          </table:table-cell>
          <table:table-cell office:value-type="float" office:value="0.71327731092437" calcext:value-type="float">
            <text:p>0.71327731092437</text:p>
          </table:table-cell>
          <table:table-cell office:value-type="float" office:value="0.0778326487259605" calcext:value-type="float">
            <text:p>0.0778326487259605</text:p>
          </table:table-cell>
          <table:table-cell office:value-type="float" office:value="0.719243697478992" calcext:value-type="float">
            <text:p>0.719243697478992</text:p>
          </table:table-cell>
          <table:table-cell office:value-type="float" office:value="0.090139037585666" calcext:value-type="float">
            <text:p>0.090139037585666</text:p>
          </table:table-cell>
          <table:table-cell office:value-type="float" office:value="0.710588235294118" calcext:value-type="float">
            <text:p>0.710588235294118</text:p>
          </table:table-cell>
          <table:table-cell office:value-type="float" office:value="0.0842110172227962" calcext:value-type="float">
            <text:p>0.0842110172227962</text:p>
          </table:table-cell>
          <table:table-cell office:value-type="float" office:value="0.736470588235294" calcext:value-type="float">
            <text:p>0.736470588235294</text:p>
          </table:table-cell>
          <table:table-cell office:value-type="float" office:value="0.0763984227672667" calcext:value-type="float">
            <text:p>0.0763984227672667</text:p>
          </table:table-cell>
          <table:table-cell office:value-type="float" office:value="0.719075630252101" calcext:value-type="float">
            <text:p>0.719075630252101</text:p>
          </table:table-cell>
          <table:table-cell office:value-type="float" office:value="0.0761039733858997" calcext:value-type="float">
            <text:p>0.0761039733858997</text:p>
          </table:table-cell>
          <table:table-cell office:value-type="float" office:value="0.72218487394958" calcext:value-type="float">
            <text:p>0.72218487394958</text:p>
          </table:table-cell>
          <table:table-cell office:value-type="float" office:value="0.0962079469393686" calcext:value-type="float">
            <text:p>0.0962079469393686</text:p>
          </table:table-cell>
          <table:table-cell office:value-type="float" office:value="0.725126050420168" calcext:value-type="float">
            <text:p>0.725126050420168</text:p>
          </table:table-cell>
          <table:table-cell office:value-type="float" office:value="0.0836953509379644" calcext:value-type="float">
            <text:p>0.0836953509379644</text:p>
          </table:table-cell>
          <table:table-cell office:value-type="float" office:value="0.724873949579832" calcext:value-type="float">
            <text:p>0.724873949579832</text:p>
          </table:table-cell>
          <table:table-cell office:value-type="float" office:value="0.0687413449238662" calcext:value-type="float">
            <text:p>0.0687413449238662</text:p>
          </table:table-cell>
          <table:table-cell office:value-type="float" office:value="0.724873949579832" calcext:value-type="float">
            <text:p>0.724873949579832</text:p>
          </table:table-cell>
          <table:table-cell office:value-type="float" office:value="0.0746877679250094" calcext:value-type="float">
            <text:p>0.0746877679250094</text:p>
          </table:table-cell>
          <table:table-cell office:value-type="float" office:value="0.731008403361345" calcext:value-type="float">
            <text:p>0.731008403361345</text:p>
          </table:table-cell>
          <table:table-cell office:value-type="float" office:value="0.0914834531414473" calcext:value-type="float">
            <text:p>0.091483453141447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upa</text:p>
          </table:table-cell>
          <table:table-cell office:value-type="float" office:value="0.716218487394958" calcext:value-type="float">
            <text:p>0.716218487394958</text:p>
          </table:table-cell>
          <table:table-cell office:value-type="float" office:value="0.0814216381916708" calcext:value-type="float">
            <text:p>0.0814216381916708</text:p>
          </table:table-cell>
          <table:table-cell office:value-type="float" office:value="0.719495798319328" calcext:value-type="float">
            <text:p>0.719495798319328</text:p>
          </table:table-cell>
          <table:table-cell office:value-type="float" office:value="0.0870538484242987" calcext:value-type="float">
            <text:p>0.0870538484242987</text:p>
          </table:table-cell>
          <table:table-cell office:value-type="float" office:value="0.710588235294118" calcext:value-type="float">
            <text:p>0.710588235294118</text:p>
          </table:table-cell>
          <table:table-cell office:value-type="float" office:value="0.0845318562701543" calcext:value-type="float">
            <text:p>0.0845318562701543</text:p>
          </table:table-cell>
          <table:table-cell office:value-type="float" office:value="0.722016806722689" calcext:value-type="float">
            <text:p>0.722016806722689</text:p>
          </table:table-cell>
          <table:table-cell office:value-type="float" office:value="0.0796009238127821" calcext:value-type="float">
            <text:p>0.0796009238127821</text:p>
          </table:table-cell>
          <table:table-cell office:value-type="float" office:value="0.722016806722689" calcext:value-type="float">
            <text:p>0.722016806722689</text:p>
          </table:table-cell>
          <table:table-cell office:value-type="float" office:value="0.0822440637770744" calcext:value-type="float">
            <text:p>0.0822440637770744</text:p>
          </table:table-cell>
          <table:table-cell office:value-type="float" office:value="0.722100840336134" calcext:value-type="float">
            <text:p>0.722100840336134</text:p>
          </table:table-cell>
          <table:table-cell office:value-type="float" office:value="0.0767466620622821" calcext:value-type="float">
            <text:p>0.0767466620622821</text:p>
          </table:table-cell>
          <table:table-cell office:value-type="float" office:value="0.724957983193277" calcext:value-type="float">
            <text:p>0.724957983193277</text:p>
          </table:table-cell>
          <table:table-cell office:value-type="float" office:value="0.0785393914023512" calcext:value-type="float">
            <text:p>0.0785393914023512</text:p>
          </table:table-cell>
          <table:table-cell office:value-type="float" office:value="0.730756302521008" calcext:value-type="float">
            <text:p>0.730756302521008</text:p>
          </table:table-cell>
          <table:table-cell office:value-type="float" office:value="0.0853162615623262" calcext:value-type="float">
            <text:p>0.0853162615623262</text:p>
          </table:table-cell>
          <table:table-cell office:value-type="float" office:value="0.707647058823529" calcext:value-type="float">
            <text:p>0.707647058823529</text:p>
          </table:table-cell>
          <table:table-cell office:value-type="float" office:value="0.0893179323428364" calcext:value-type="float">
            <text:p>0.0893179323428364</text:p>
          </table:table-cell>
          <table:table-cell office:value-type="float" office:value="0.721764705882353" calcext:value-type="float">
            <text:p>0.721764705882353</text:p>
          </table:table-cell>
          <table:table-cell office:value-type="float" office:value="0.0794209777334215" calcext:value-type="float">
            <text:p>0.0794209777334215</text:p>
          </table:table-cell>
          <table:table-cell office:value-type="float" office:value="0.727899159663866" calcext:value-type="float">
            <text:p>0.727899159663866</text:p>
          </table:table-cell>
          <table:table-cell office:value-type="float" office:value="0.0797181360053629" calcext:value-type="float">
            <text:p>0.0797181360053629</text:p>
          </table:table-cell>
          <table:table-cell office:value-type="float" office:value="0.719243697478992" calcext:value-type="float">
            <text:p>0.719243697478992</text:p>
          </table:table-cell>
          <table:table-cell office:value-type="float" office:value="0.0952079784314115" calcext:value-type="float">
            <text:p>0.0952079784314115</text:p>
          </table:table-cell>
          <table:table-cell office:value-type="float" office:value="0.727899159663866" calcext:value-type="float">
            <text:p>0.727899159663866</text:p>
          </table:table-cell>
          <table:table-cell office:value-type="float" office:value="0.0864006499016713" calcext:value-type="float">
            <text:p>0.0864006499016713</text:p>
          </table:table-cell>
          <table:table-cell office:value-type="float" office:value="0.727899159663866" calcext:value-type="float">
            <text:p>0.727899159663866</text:p>
          </table:table-cell>
          <table:table-cell office:value-type="float" office:value="0.0782960016236715" calcext:value-type="float">
            <text:p>0.0782960016236715</text:p>
          </table:table-cell>
          <table:table-cell office:value-type="float" office:value="0.727899159663866" calcext:value-type="float">
            <text:p>0.727899159663866</text:p>
          </table:table-cell>
          <table:table-cell office:value-type="float" office:value="0.0779495001104821" calcext:value-type="float">
            <text:p>0.0779495001104821</text:p>
          </table:table-cell>
          <table:table-cell office:value-type="float" office:value="0.736806722689076" calcext:value-type="float">
            <text:p>0.736806722689076</text:p>
          </table:table-cell>
          <table:table-cell office:value-type="float" office:value="0.0897555223597225" calcext:value-type="float">
            <text:p>0.089755522359722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upa</text:p>
          </table:table-cell>
          <table:table-cell office:value-type="float" office:value="0.705714285714286" calcext:value-type="float">
            <text:p>0.705714285714286</text:p>
          </table:table-cell>
          <table:table-cell office:value-type="float" office:value="0.0836419365026667" calcext:value-type="float">
            <text:p>0.0836419365026667</text:p>
          </table:table-cell>
          <table:table-cell office:value-type="float" office:value="0.714588235294118" calcext:value-type="float">
            <text:p>0.714588235294118</text:p>
          </table:table-cell>
          <table:table-cell office:value-type="float" office:value="0.072275099278584" calcext:value-type="float">
            <text:p>0.072275099278584</text:p>
          </table:table-cell>
          <table:table-cell office:value-type="float" office:value="0.70472268907563" calcext:value-type="float">
            <text:p>0.70472268907563</text:p>
          </table:table-cell>
          <table:table-cell office:value-type="float" office:value="0.0715270747261657" calcext:value-type="float">
            <text:p>0.0715270747261657</text:p>
          </table:table-cell>
          <table:table-cell office:value-type="float" office:value="0.712823529411765" calcext:value-type="float">
            <text:p>0.712823529411765</text:p>
          </table:table-cell>
          <table:table-cell office:value-type="float" office:value="0.0854842795126932" calcext:value-type="float">
            <text:p>0.0854842795126932</text:p>
          </table:table-cell>
          <table:table-cell office:value-type="float" office:value="0.726033613445378" calcext:value-type="float">
            <text:p>0.726033613445378</text:p>
          </table:table-cell>
          <table:table-cell office:value-type="float" office:value="0.0784089930886971" calcext:value-type="float">
            <text:p>0.0784089930886971</text:p>
          </table:table-cell>
          <table:table-cell office:value-type="float" office:value="0.713899159663866" calcext:value-type="float">
            <text:p>0.713899159663866</text:p>
          </table:table-cell>
          <table:table-cell office:value-type="float" office:value="0.0715521175038998" calcext:value-type="float">
            <text:p>0.0715521175038998</text:p>
          </table:table-cell>
          <table:table-cell office:value-type="float" office:value="0.714487394957983" calcext:value-type="float">
            <text:p>0.714487394957983</text:p>
          </table:table-cell>
          <table:table-cell office:value-type="float" office:value="0.0829953413770165" calcext:value-type="float">
            <text:p>0.0829953413770165</text:p>
          </table:table-cell>
          <table:table-cell office:value-type="float" office:value="0.721109243697479" calcext:value-type="float">
            <text:p>0.721109243697479</text:p>
          </table:table-cell>
          <table:table-cell office:value-type="float" office:value="0.0855088677434923" calcext:value-type="float">
            <text:p>0.0855088677434923</text:p>
          </table:table-cell>
          <table:table-cell office:value-type="float" office:value="0.704117647058824" calcext:value-type="float">
            <text:p>0.704117647058824</text:p>
          </table:table-cell>
          <table:table-cell office:value-type="float" office:value="0.074070130186251" calcext:value-type="float">
            <text:p>0.074070130186251</text:p>
          </table:table-cell>
          <table:table-cell office:value-type="float" office:value="0.718453781512605" calcext:value-type="float">
            <text:p>0.718453781512605</text:p>
          </table:table-cell>
          <table:table-cell office:value-type="float" office:value="0.0850476234589119" calcext:value-type="float">
            <text:p>0.0850476234589119</text:p>
          </table:table-cell>
          <table:table-cell office:value-type="float" office:value="0.722" calcext:value-type="float">
            <text:p>0.722</text:p>
          </table:table-cell>
          <table:table-cell office:value-type="float" office:value="0.0768424821886189" calcext:value-type="float">
            <text:p>0.0768424821886189</text:p>
          </table:table-cell>
          <table:table-cell office:value-type="float" office:value="0.722655462184874" calcext:value-type="float">
            <text:p>0.722655462184874</text:p>
          </table:table-cell>
          <table:table-cell office:value-type="float" office:value="0.087489349305069" calcext:value-type="float">
            <text:p>0.087489349305069</text:p>
          </table:table-cell>
          <table:table-cell office:value-type="float" office:value="0.720924369747899" calcext:value-type="float">
            <text:p>0.720924369747899</text:p>
          </table:table-cell>
          <table:table-cell office:value-type="float" office:value="0.0848918163927648" calcext:value-type="float">
            <text:p>0.0848918163927648</text:p>
          </table:table-cell>
          <table:table-cell office:value-type="float" office:value="0.721394957983193" calcext:value-type="float">
            <text:p>0.721394957983193</text:p>
          </table:table-cell>
          <table:table-cell office:value-type="float" office:value="0.075819167866016" calcext:value-type="float">
            <text:p>0.075819167866016</text:p>
          </table:table-cell>
          <table:table-cell office:value-type="float" office:value="0.715058823529412" calcext:value-type="float">
            <text:p>0.715058823529412</text:p>
          </table:table-cell>
          <table:table-cell office:value-type="float" office:value="0.0724307193750882" calcext:value-type="float">
            <text:p>0.0724307193750882</text:p>
          </table:table-cell>
          <table:table-cell office:value-type="float" office:value="0.730386554621849" calcext:value-type="float">
            <text:p>0.730386554621849</text:p>
          </table:table-cell>
          <table:table-cell office:value-type="float" office:value="0.0884618734789704" calcext:value-type="float">
            <text:p>0.08846187347897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contraceptive_LS</text:p>
          </table:table-cell>
          <table:table-cell office:value-type="float" office:value="0.64812324929972" calcext:value-type="float">
            <text:p>0.64812324929972</text:p>
          </table:table-cell>
          <table:table-cell office:value-type="float" office:value="0.0472602417388731" calcext:value-type="float">
            <text:p>0.0472602417388731</text:p>
          </table:table-cell>
          <table:table-cell office:value-type="float" office:value="0.540224089635854" calcext:value-type="float">
            <text:p>0.540224089635854</text:p>
          </table:table-cell>
          <table:table-cell office:value-type="float" office:value="0.0459126912327112" calcext:value-type="float">
            <text:p>0.0459126912327112</text:p>
          </table:table-cell>
          <table:table-cell office:value-type="float" office:value="0.626750700280112" calcext:value-type="float">
            <text:p>0.626750700280112</text:p>
          </table:table-cell>
          <table:table-cell office:value-type="float" office:value="0.0585903445038366" calcext:value-type="float">
            <text:p>0.0585903445038366</text:p>
          </table:table-cell>
          <table:table-cell office:value-type="float" office:value="0.630196078431372" calcext:value-type="float">
            <text:p>0.630196078431372</text:p>
          </table:table-cell>
          <table:table-cell office:value-type="float" office:value="0.0430594364397155" calcext:value-type="float">
            <text:p>0.0430594364397155</text:p>
          </table:table-cell>
          <table:table-cell office:value-type="float" office:value="0.635028011204482" calcext:value-type="float">
            <text:p>0.635028011204482</text:p>
          </table:table-cell>
          <table:table-cell office:value-type="float" office:value="0.0592441738956444" calcext:value-type="float">
            <text:p>0.0592441738956444</text:p>
          </table:table-cell>
          <table:table-cell office:value-type="float" office:value="0.62436974789916" calcext:value-type="float">
            <text:p>0.62436974789916</text:p>
          </table:table-cell>
          <table:table-cell office:value-type="float" office:value="0.0716229208199995" calcext:value-type="float">
            <text:p>0.0716229208199995</text:p>
          </table:table-cell>
          <table:table-cell office:value-type="float" office:value="0.625532212885154" calcext:value-type="float">
            <text:p>0.625532212885154</text:p>
          </table:table-cell>
          <table:table-cell office:value-type="float" office:value="0.0396428125411918" calcext:value-type="float">
            <text:p>0.0396428125411918</text:p>
          </table:table-cell>
          <table:table-cell office:value-type="float" office:value="0.619565826330532" calcext:value-type="float">
            <text:p>0.619565826330532</text:p>
          </table:table-cell>
          <table:table-cell office:value-type="float" office:value="0.0656695675274035" calcext:value-type="float">
            <text:p>0.0656695675274035</text:p>
          </table:table-cell>
          <table:table-cell office:value-type="float" office:value="0.633879551820728" calcext:value-type="float">
            <text:p>0.633879551820728</text:p>
          </table:table-cell>
          <table:table-cell office:value-type="float" office:value="0.0616693189689293" calcext:value-type="float">
            <text:p>0.0616693189689293</text:p>
          </table:table-cell>
          <table:table-cell office:value-type="float" office:value="0.611316526610644" calcext:value-type="float">
            <text:p>0.611316526610644</text:p>
          </table:table-cell>
          <table:table-cell office:value-type="float" office:value="0.0427262341412539" calcext:value-type="float">
            <text:p>0.0427262341412539</text:p>
          </table:table-cell>
          <table:table-cell office:value-type="float" office:value="0.626778711484594" calcext:value-type="float">
            <text:p>0.626778711484594</text:p>
          </table:table-cell>
          <table:table-cell office:value-type="float" office:value="0.0633614092065418" calcext:value-type="float">
            <text:p>0.0633614092065418</text:p>
          </table:table-cell>
          <table:table-cell office:value-type="float" office:value="0.61609243697479" calcext:value-type="float">
            <text:p>0.61609243697479</text:p>
          </table:table-cell>
          <table:table-cell office:value-type="float" office:value="0.0427936001275173" calcext:value-type="float">
            <text:p>0.0427936001275173</text:p>
          </table:table-cell>
          <table:table-cell office:value-type="float" office:value="0.636274509803922" calcext:value-type="float">
            <text:p>0.636274509803922</text:p>
          </table:table-cell>
          <table:table-cell office:value-type="float" office:value="0.0516675337572313" calcext:value-type="float">
            <text:p>0.0516675337572313</text:p>
          </table:table-cell>
          <table:table-cell office:value-type="float" office:value="0.632647058823529" calcext:value-type="float">
            <text:p>0.632647058823529</text:p>
          </table:table-cell>
          <table:table-cell office:value-type="float" office:value="0.049451983567642" calcext:value-type="float">
            <text:p>0.049451983567642</text:p>
          </table:table-cell>
          <table:table-cell office:value-type="float" office:value="0.619593837535014" calcext:value-type="float">
            <text:p>0.619593837535014</text:p>
          </table:table-cell>
          <table:table-cell office:value-type="float" office:value="0.0599326124145184" calcext:value-type="float">
            <text:p>0.0599326124145184</text:p>
          </table:table-cell>
          <table:table-cell office:value-type="float" office:value="0.619635854341737" calcext:value-type="float">
            <text:p>0.619635854341737</text:p>
          </table:table-cell>
          <table:table-cell office:value-type="float" office:value="0.0638110840672757" calcext:value-type="float">
            <text:p>0.063811084067275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contraceptive_LS</text:p>
          </table:table-cell>
          <table:table-cell office:value-type="float" office:value="0.655238095238095" calcext:value-type="float">
            <text:p>0.655238095238095</text:p>
          </table:table-cell>
          <table:table-cell office:value-type="float" office:value="0.0474194017014978" calcext:value-type="float">
            <text:p>0.0474194017014978</text:p>
          </table:table-cell>
          <table:table-cell office:value-type="float" office:value="0.546204481792717" calcext:value-type="float">
            <text:p>0.546204481792717</text:p>
          </table:table-cell>
          <table:table-cell office:value-type="float" office:value="0.0345483161537081" calcext:value-type="float">
            <text:p>0.0345483161537081</text:p>
          </table:table-cell>
          <table:table-cell office:value-type="float" office:value="0.639803921568627" calcext:value-type="float">
            <text:p>0.639803921568627</text:p>
          </table:table-cell>
          <table:table-cell office:value-type="float" office:value="0.0522217138812437" calcext:value-type="float">
            <text:p>0.0522217138812437</text:p>
          </table:table-cell>
          <table:table-cell office:value-type="float" office:value="0.638543417366947" calcext:value-type="float">
            <text:p>0.638543417366947</text:p>
          </table:table-cell>
          <table:table-cell office:value-type="float" office:value="0.0577161033112677" calcext:value-type="float">
            <text:p>0.0577161033112677</text:p>
          </table:table-cell>
          <table:table-cell office:value-type="float" office:value="0.636232492997199" calcext:value-type="float">
            <text:p>0.636232492997199</text:p>
          </table:table-cell>
          <table:table-cell office:value-type="float" office:value="0.0505332553584061" calcext:value-type="float">
            <text:p>0.0505332553584061</text:p>
          </table:table-cell>
          <table:table-cell office:value-type="float" office:value="0.6196918767507" calcext:value-type="float">
            <text:p>0.6196918767507</text:p>
          </table:table-cell>
          <table:table-cell office:value-type="float" office:value="0.0549147104361135" calcext:value-type="float">
            <text:p>0.0549147104361135</text:p>
          </table:table-cell>
          <table:table-cell office:value-type="float" office:value="0.623207282913165" calcext:value-type="float">
            <text:p>0.623207282913165</text:p>
          </table:table-cell>
          <table:table-cell office:value-type="float" office:value="0.0484448115083904" calcext:value-type="float">
            <text:p>0.0484448115083904</text:p>
          </table:table-cell>
          <table:table-cell office:value-type="float" office:value="0.629005602240896" calcext:value-type="float">
            <text:p>0.629005602240896</text:p>
          </table:table-cell>
          <table:table-cell office:value-type="float" office:value="0.0574865266597431" calcext:value-type="float">
            <text:p>0.0574865266597431</text:p>
          </table:table-cell>
          <table:table-cell office:value-type="float" office:value="0.633795518207283" calcext:value-type="float">
            <text:p>0.633795518207283</text:p>
          </table:table-cell>
          <table:table-cell office:value-type="float" office:value="0.0619177539238079" calcext:value-type="float">
            <text:p>0.0619177539238079</text:p>
          </table:table-cell>
          <table:table-cell office:value-type="float" office:value="0.611372549019608" calcext:value-type="float">
            <text:p>0.611372549019608</text:p>
          </table:table-cell>
          <table:table-cell office:value-type="float" office:value="0.0464494413522931" calcext:value-type="float">
            <text:p>0.0464494413522931</text:p>
          </table:table-cell>
          <table:table-cell office:value-type="float" office:value="0.632619047619048" calcext:value-type="float">
            <text:p>0.632619047619048</text:p>
          </table:table-cell>
          <table:table-cell office:value-type="float" office:value="0.068603292622171" calcext:value-type="float">
            <text:p>0.068603292622171</text:p>
          </table:table-cell>
          <table:table-cell office:value-type="float" office:value="0.61484593837535" calcext:value-type="float">
            <text:p>0.61484593837535</text:p>
          </table:table-cell>
          <table:table-cell office:value-type="float" office:value="0.0586413597627833" calcext:value-type="float">
            <text:p>0.0586413597627833</text:p>
          </table:table-cell>
          <table:table-cell office:value-type="float" office:value="0.62078431372549" calcext:value-type="float">
            <text:p>0.62078431372549</text:p>
          </table:table-cell>
          <table:table-cell office:value-type="float" office:value="0.0517072216907022" calcext:value-type="float">
            <text:p>0.0517072216907022</text:p>
          </table:table-cell>
          <table:table-cell office:value-type="float" office:value="0.6303081232493" calcext:value-type="float">
            <text:p>0.6303081232493</text:p>
          </table:table-cell>
          <table:table-cell office:value-type="float" office:value="0.0546025407390201" calcext:value-type="float">
            <text:p>0.0546025407390201</text:p>
          </table:table-cell>
          <table:table-cell office:value-type="float" office:value="0.631386554621849" calcext:value-type="float">
            <text:p>0.631386554621849</text:p>
          </table:table-cell>
          <table:table-cell office:value-type="float" office:value="0.0538038962426504" calcext:value-type="float">
            <text:p>0.0538038962426504</text:p>
          </table:table-cell>
          <table:table-cell office:value-type="float" office:value="0.625616246498599" calcext:value-type="float">
            <text:p>0.625616246498599</text:p>
          </table:table-cell>
          <table:table-cell office:value-type="float" office:value="0.069161664051676" calcext:value-type="float">
            <text:p>0.06916166405167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contraceptive_LS</text:p>
          </table:table-cell>
          <table:table-cell office:value-type="float" office:value="0.657605042016807" calcext:value-type="float">
            <text:p>0.657605042016807</text:p>
          </table:table-cell>
          <table:table-cell office:value-type="float" office:value="0.041382495457597" calcext:value-type="float">
            <text:p>0.041382495457597</text:p>
          </table:table-cell>
          <table:table-cell office:value-type="float" office:value="0.546204481792717" calcext:value-type="float">
            <text:p>0.546204481792717</text:p>
          </table:table-cell>
          <table:table-cell office:value-type="float" office:value="0.0436343108631473" calcext:value-type="float">
            <text:p>0.0436343108631473</text:p>
          </table:table-cell>
          <table:table-cell office:value-type="float" office:value="0.636232492997199" calcext:value-type="float">
            <text:p>0.636232492997199</text:p>
          </table:table-cell>
          <table:table-cell office:value-type="float" office:value="0.0508946040659085" calcext:value-type="float">
            <text:p>0.0508946040659085</text:p>
          </table:table-cell>
          <table:table-cell office:value-type="float" office:value="0.64453781512605" calcext:value-type="float">
            <text:p>0.64453781512605</text:p>
          </table:table-cell>
          <table:table-cell office:value-type="float" office:value="0.0588721213791482" calcext:value-type="float">
            <text:p>0.0588721213791482</text:p>
          </table:table-cell>
          <table:table-cell office:value-type="float" office:value="0.632647058823529" calcext:value-type="float">
            <text:p>0.632647058823529</text:p>
          </table:table-cell>
          <table:table-cell office:value-type="float" office:value="0.056929378319556" calcext:value-type="float">
            <text:p>0.056929378319556</text:p>
          </table:table-cell>
          <table:table-cell office:value-type="float" office:value="0.616050420168067" calcext:value-type="float">
            <text:p>0.616050420168067</text:p>
          </table:table-cell>
          <table:table-cell office:value-type="float" office:value="0.0634246154077451" calcext:value-type="float">
            <text:p>0.0634246154077451</text:p>
          </table:table-cell>
          <table:table-cell office:value-type="float" office:value="0.624411764705882" calcext:value-type="float">
            <text:p>0.624411764705882</text:p>
          </table:table-cell>
          <table:table-cell office:value-type="float" office:value="0.0611581189719295" calcext:value-type="float">
            <text:p>0.0611581189719295</text:p>
          </table:table-cell>
          <table:table-cell office:value-type="float" office:value="0.62436974789916" calcext:value-type="float">
            <text:p>0.62436974789916</text:p>
          </table:table-cell>
          <table:table-cell office:value-type="float" office:value="0.0597545736451639" calcext:value-type="float">
            <text:p>0.0597545736451639</text:p>
          </table:table-cell>
          <table:table-cell office:value-type="float" office:value="0.633879551820728" calcext:value-type="float">
            <text:p>0.633879551820728</text:p>
          </table:table-cell>
          <table:table-cell office:value-type="float" office:value="0.0638295477498302" calcext:value-type="float">
            <text:p>0.0638295477498302</text:p>
          </table:table-cell>
          <table:table-cell office:value-type="float" office:value="0.604243697478992" calcext:value-type="float">
            <text:p>0.604243697478992</text:p>
          </table:table-cell>
          <table:table-cell office:value-type="float" office:value="0.0594351530311632" calcext:value-type="float">
            <text:p>0.0594351530311632</text:p>
          </table:table-cell>
          <table:table-cell office:value-type="float" office:value="0.636162464985994" calcext:value-type="float">
            <text:p>0.636162464985994</text:p>
          </table:table-cell>
          <table:table-cell office:value-type="float" office:value="0.0652807916380136" calcext:value-type="float">
            <text:p>0.0652807916380136</text:p>
          </table:table-cell>
          <table:table-cell office:value-type="float" office:value="0.620812324929972" calcext:value-type="float">
            <text:p>0.620812324929972</text:p>
          </table:table-cell>
          <table:table-cell office:value-type="float" office:value="0.0619161399708454" calcext:value-type="float">
            <text:p>0.0619161399708454</text:p>
          </table:table-cell>
          <table:table-cell office:value-type="float" office:value="0.631484593837535" calcext:value-type="float">
            <text:p>0.631484593837535</text:p>
          </table:table-cell>
          <table:table-cell office:value-type="float" office:value="0.0562456569550267" calcext:value-type="float">
            <text:p>0.0562456569550267</text:p>
          </table:table-cell>
          <table:table-cell office:value-type="float" office:value="0.613739495798319" calcext:value-type="float">
            <text:p>0.613739495798319</text:p>
          </table:table-cell>
          <table:table-cell office:value-type="float" office:value="0.0635596680369711" calcext:value-type="float">
            <text:p>0.0635596680369711</text:p>
          </table:table-cell>
          <table:table-cell office:value-type="float" office:value="0.617226890756303" calcext:value-type="float">
            <text:p>0.617226890756303</text:p>
          </table:table-cell>
          <table:table-cell office:value-type="float" office:value="0.0477037382403004" calcext:value-type="float">
            <text:p>0.0477037382403004</text:p>
          </table:table-cell>
          <table:table-cell office:value-type="float" office:value="0.617282913165266" calcext:value-type="float">
            <text:p>0.617282913165266</text:p>
          </table:table-cell>
          <table:table-cell office:value-type="float" office:value="0.0653694870286019" calcext:value-type="float">
            <text:p>0.065369487028601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contraceptive_LS</text:p>
          </table:table-cell>
          <table:table-cell office:value-type="float" office:value="0.659971988795518" calcext:value-type="float">
            <text:p>0.659971988795518</text:p>
          </table:table-cell>
          <table:table-cell office:value-type="float" office:value="0.0405250164016589" calcext:value-type="float">
            <text:p>0.0405250164016589</text:p>
          </table:table-cell>
          <table:table-cell office:value-type="float" office:value="0.547394957983193" calcext:value-type="float">
            <text:p>0.547394957983193</text:p>
          </table:table-cell>
          <table:table-cell office:value-type="float" office:value="0.0342115452399405" calcext:value-type="float">
            <text:p>0.0342115452399405</text:p>
          </table:table-cell>
          <table:table-cell office:value-type="float" office:value="0.645756302521008" calcext:value-type="float">
            <text:p>0.645756302521008</text:p>
          </table:table-cell>
          <table:table-cell office:value-type="float" office:value="0.0474836989165776" calcext:value-type="float">
            <text:p>0.0474836989165776</text:p>
          </table:table-cell>
          <table:table-cell office:value-type="float" office:value="0.633879551820728" calcext:value-type="float">
            <text:p>0.633879551820728</text:p>
          </table:table-cell>
          <table:table-cell office:value-type="float" office:value="0.0579414715681355" calcext:value-type="float">
            <text:p>0.0579414715681355</text:p>
          </table:table-cell>
          <table:table-cell office:value-type="float" office:value="0.630280112044818" calcext:value-type="float">
            <text:p>0.630280112044818</text:p>
          </table:table-cell>
          <table:table-cell office:value-type="float" office:value="0.0506860403730554" calcext:value-type="float">
            <text:p>0.0506860403730554</text:p>
          </table:table-cell>
          <table:table-cell office:value-type="float" office:value="0.618445378151261" calcext:value-type="float">
            <text:p>0.618445378151261</text:p>
          </table:table-cell>
          <table:table-cell office:value-type="float" office:value="0.0676734909655358" calcext:value-type="float">
            <text:p>0.0676734909655358</text:p>
          </table:table-cell>
          <table:table-cell office:value-type="float" office:value="0.625560224089636" calcext:value-type="float">
            <text:p>0.625560224089636</text:p>
          </table:table-cell>
          <table:table-cell office:value-type="float" office:value="0.0658926912524499" calcext:value-type="float">
            <text:p>0.0658926912524499</text:p>
          </table:table-cell>
          <table:table-cell office:value-type="float" office:value="0.629103641456583" calcext:value-type="float">
            <text:p>0.629103641456583</text:p>
          </table:table-cell>
          <table:table-cell office:value-type="float" office:value="0.0621078164230644" calcext:value-type="float">
            <text:p>0.0621078164230644</text:p>
          </table:table-cell>
          <table:table-cell office:value-type="float" office:value="0.627885154061625" calcext:value-type="float">
            <text:p>0.627885154061625</text:p>
          </table:table-cell>
          <table:table-cell office:value-type="float" office:value="0.0561386690486038" calcext:value-type="float">
            <text:p>0.0561386690486038</text:p>
          </table:table-cell>
          <table:table-cell office:value-type="float" office:value="0.606624649859944" calcext:value-type="float">
            <text:p>0.606624649859944</text:p>
          </table:table-cell>
          <table:table-cell office:value-type="float" office:value="0.0608379692218791" calcext:value-type="float">
            <text:p>0.0608379692218791</text:p>
          </table:table-cell>
          <table:table-cell office:value-type="float" office:value="0.627899159663866" calcext:value-type="float">
            <text:p>0.627899159663866</text:p>
          </table:table-cell>
          <table:table-cell office:value-type="float" office:value="0.0627032548554209" calcext:value-type="float">
            <text:p>0.0627032548554209</text:p>
          </table:table-cell>
          <table:table-cell office:value-type="float" office:value="0.627899159663866" calcext:value-type="float">
            <text:p>0.627899159663866</text:p>
          </table:table-cell>
          <table:table-cell office:value-type="float" office:value="0.0703589069913591" calcext:value-type="float">
            <text:p>0.0703589069913591</text:p>
          </table:table-cell>
          <table:table-cell office:value-type="float" office:value="0.621946778711485" calcext:value-type="float">
            <text:p>0.621946778711485</text:p>
          </table:table-cell>
          <table:table-cell office:value-type="float" office:value="0.0598808627973707" calcext:value-type="float">
            <text:p>0.0598808627973707</text:p>
          </table:table-cell>
          <table:table-cell office:value-type="float" office:value="0.617240896358543" calcext:value-type="float">
            <text:p>0.617240896358543</text:p>
          </table:table-cell>
          <table:table-cell office:value-type="float" office:value="0.0582240303863635" calcext:value-type="float">
            <text:p>0.0582240303863635</text:p>
          </table:table-cell>
          <table:table-cell office:value-type="float" office:value="0.611288515406162" calcext:value-type="float">
            <text:p>0.611288515406162</text:p>
          </table:table-cell>
          <table:table-cell office:value-type="float" office:value="0.0509677445039189" calcext:value-type="float">
            <text:p>0.0509677445039189</text:p>
          </table:table-cell>
          <table:table-cell office:value-type="float" office:value="0.617254901960784" calcext:value-type="float">
            <text:p>0.617254901960784</text:p>
          </table:table-cell>
          <table:table-cell office:value-type="float" office:value="0.0608665419164834" calcext:value-type="float">
            <text:p>0.060866541916483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contraceptive_LS</text:p>
          </table:table-cell>
          <table:table-cell office:value-type="float" office:value="0.6646918767507" calcext:value-type="float">
            <text:p>0.6646918767507</text:p>
          </table:table-cell>
          <table:table-cell office:value-type="float" office:value="0.0403402111099999" calcext:value-type="float">
            <text:p>0.0403402111099999</text:p>
          </table:table-cell>
          <table:table-cell office:value-type="float" office:value="0.553319327731092" calcext:value-type="float">
            <text:p>0.553319327731092</text:p>
          </table:table-cell>
          <table:table-cell office:value-type="float" office:value="0.0471347209491575" calcext:value-type="float">
            <text:p>0.0471347209491575</text:p>
          </table:table-cell>
          <table:table-cell office:value-type="float" office:value="0.648081232492997" calcext:value-type="float">
            <text:p>0.648081232492997</text:p>
          </table:table-cell>
          <table:table-cell office:value-type="float" office:value="0.0499664044736099" calcext:value-type="float">
            <text:p>0.0499664044736099</text:p>
          </table:table-cell>
          <table:table-cell office:value-type="float" office:value="0.633865546218487" calcext:value-type="float">
            <text:p>0.633865546218487</text:p>
          </table:table-cell>
          <table:table-cell office:value-type="float" office:value="0.0606896071101979" calcext:value-type="float">
            <text:p>0.0606896071101979</text:p>
          </table:table-cell>
          <table:table-cell office:value-type="float" office:value="0.630266106442577" calcext:value-type="float">
            <text:p>0.630266106442577</text:p>
          </table:table-cell>
          <table:table-cell office:value-type="float" office:value="0.0523141459965393" calcext:value-type="float">
            <text:p>0.0523141459965393</text:p>
          </table:table-cell>
          <table:table-cell office:value-type="float" office:value="0.620812324929972" calcext:value-type="float">
            <text:p>0.620812324929972</text:p>
          </table:table-cell>
          <table:table-cell office:value-type="float" office:value="0.0692792273903736" calcext:value-type="float">
            <text:p>0.0692792273903736</text:p>
          </table:table-cell>
          <table:table-cell office:value-type="float" office:value="0.620840336134454" calcext:value-type="float">
            <text:p>0.620840336134454</text:p>
          </table:table-cell>
          <table:table-cell office:value-type="float" office:value="0.0623343817254227" calcext:value-type="float">
            <text:p>0.0623343817254227</text:p>
          </table:table-cell>
          <table:table-cell office:value-type="float" office:value="0.636204481792717" calcext:value-type="float">
            <text:p>0.636204481792717</text:p>
          </table:table-cell>
          <table:table-cell office:value-type="float" office:value="0.0641458706234924" calcext:value-type="float">
            <text:p>0.0641458706234924</text:p>
          </table:table-cell>
          <table:table-cell office:value-type="float" office:value="0.624341736694678" calcext:value-type="float">
            <text:p>0.624341736694678</text:p>
          </table:table-cell>
          <table:table-cell office:value-type="float" office:value="0.0646718463224264" calcext:value-type="float">
            <text:p>0.0646718463224264</text:p>
          </table:table-cell>
          <table:table-cell office:value-type="float" office:value="0.611316526610644" calcext:value-type="float">
            <text:p>0.611316526610644</text:p>
          </table:table-cell>
          <table:table-cell office:value-type="float" office:value="0.0601232082347023" calcext:value-type="float">
            <text:p>0.0601232082347023</text:p>
          </table:table-cell>
          <table:table-cell office:value-type="float" office:value="0.629075630252101" calcext:value-type="float">
            <text:p>0.629075630252101</text:p>
          </table:table-cell>
          <table:table-cell office:value-type="float" office:value="0.0666295238196747" calcext:value-type="float">
            <text:p>0.0666295238196747</text:p>
          </table:table-cell>
          <table:table-cell office:value-type="float" office:value="0.620812324929972" calcext:value-type="float">
            <text:p>0.620812324929972</text:p>
          </table:table-cell>
          <table:table-cell office:value-type="float" office:value="0.064512087131512" calcext:value-type="float">
            <text:p>0.064512087131512</text:p>
          </table:table-cell>
          <table:table-cell office:value-type="float" office:value="0.620798319327731" calcext:value-type="float">
            <text:p>0.620798319327731</text:p>
          </table:table-cell>
          <table:table-cell office:value-type="float" office:value="0.062043790419627" calcext:value-type="float">
            <text:p>0.062043790419627</text:p>
          </table:table-cell>
          <table:table-cell office:value-type="float" office:value="0.618445378151261" calcext:value-type="float">
            <text:p>0.618445378151261</text:p>
          </table:table-cell>
          <table:table-cell office:value-type="float" office:value="0.0541604302788077" calcext:value-type="float">
            <text:p>0.0541604302788077</text:p>
          </table:table-cell>
          <table:table-cell office:value-type="float" office:value="0.620770308123249" calcext:value-type="float">
            <text:p>0.620770308123249</text:p>
          </table:table-cell>
          <table:table-cell office:value-type="float" office:value="0.0601932857185867" calcext:value-type="float">
            <text:p>0.0601932857185867</text:p>
          </table:table-cell>
          <table:table-cell office:value-type="float" office:value="0.623207282913165" calcext:value-type="float">
            <text:p>0.623207282913165</text:p>
          </table:table-cell>
          <table:table-cell office:value-type="float" office:value="0.0641366892260009" calcext:value-type="float">
            <text:p>0.064136689226000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contraceptive_LS</text:p>
          </table:table-cell>
          <table:table-cell office:value-type="float" office:value="0.657126050420168" calcext:value-type="float">
            <text:p>0.657126050420168</text:p>
          </table:table-cell>
          <table:table-cell office:value-type="float" office:value="0.0433854732819253" calcext:value-type="float">
            <text:p>0.0433854732819253</text:p>
          </table:table-cell>
          <table:table-cell office:value-type="float" office:value="0.546669467787115" calcext:value-type="float">
            <text:p>0.546669467787115</text:p>
          </table:table-cell>
          <table:table-cell office:value-type="float" office:value="0.0410883168877329" calcext:value-type="float">
            <text:p>0.0410883168877329</text:p>
          </table:table-cell>
          <table:table-cell office:value-type="float" office:value="0.639324929971989" calcext:value-type="float">
            <text:p>0.639324929971989</text:p>
          </table:table-cell>
          <table:table-cell office:value-type="float" office:value="0.0518313531682353" calcext:value-type="float">
            <text:p>0.0518313531682353</text:p>
          </table:table-cell>
          <table:table-cell office:value-type="float" office:value="0.636204481792717" calcext:value-type="float">
            <text:p>0.636204481792717</text:p>
          </table:table-cell>
          <table:table-cell office:value-type="float" office:value="0.055655747961693" calcext:value-type="float">
            <text:p>0.055655747961693</text:p>
          </table:table-cell>
          <table:table-cell office:value-type="float" office:value="0.632890756302521" calcext:value-type="float">
            <text:p>0.632890756302521</text:p>
          </table:table-cell>
          <table:table-cell office:value-type="float" office:value="0.0539413987886402" calcext:value-type="float">
            <text:p>0.0539413987886402</text:p>
          </table:table-cell>
          <table:table-cell office:value-type="float" office:value="0.619873949579832" calcext:value-type="float">
            <text:p>0.619873949579832</text:p>
          </table:table-cell>
          <table:table-cell office:value-type="float" office:value="0.0653829930039535" calcext:value-type="float">
            <text:p>0.0653829930039535</text:p>
          </table:table-cell>
          <table:table-cell office:value-type="float" office:value="0.623910364145658" calcext:value-type="float">
            <text:p>0.623910364145658</text:p>
          </table:table-cell>
          <table:table-cell office:value-type="float" office:value="0.0554945631998769" calcext:value-type="float">
            <text:p>0.0554945631998769</text:p>
          </table:table-cell>
          <table:table-cell office:value-type="float" office:value="0.627649859943978" calcext:value-type="float">
            <text:p>0.627649859943978</text:p>
          </table:table-cell>
          <table:table-cell office:value-type="float" office:value="0.0618328709757735" calcext:value-type="float">
            <text:p>0.0618328709757735</text:p>
          </table:table-cell>
          <table:table-cell office:value-type="float" office:value="0.630756302521008" calcext:value-type="float">
            <text:p>0.630756302521008</text:p>
          </table:table-cell>
          <table:table-cell office:value-type="float" office:value="0.0616454272027195" calcext:value-type="float">
            <text:p>0.0616454272027195</text:p>
          </table:table-cell>
          <table:table-cell office:value-type="float" office:value="0.608974789915966" calcext:value-type="float">
            <text:p>0.608974789915966</text:p>
          </table:table-cell>
          <table:table-cell office:value-type="float" office:value="0.0539144011962583" calcext:value-type="float">
            <text:p>0.0539144011962583</text:p>
          </table:table-cell>
          <table:table-cell office:value-type="float" office:value="0.63050700280112" calcext:value-type="float">
            <text:p>0.63050700280112</text:p>
          </table:table-cell>
          <table:table-cell office:value-type="float" office:value="0.0653156544283644" calcext:value-type="float">
            <text:p>0.0653156544283644</text:p>
          </table:table-cell>
          <table:table-cell office:value-type="float" office:value="0.62009243697479" calcext:value-type="float">
            <text:p>0.62009243697479</text:p>
          </table:table-cell>
          <table:table-cell office:value-type="float" office:value="0.0596444187968034" calcext:value-type="float">
            <text:p>0.0596444187968034</text:p>
          </table:table-cell>
          <table:table-cell office:value-type="float" office:value="0.626257703081232" calcext:value-type="float">
            <text:p>0.626257703081232</text:p>
          </table:table-cell>
          <table:table-cell office:value-type="float" office:value="0.0563090131239916" calcext:value-type="float">
            <text:p>0.0563090131239916</text:p>
          </table:table-cell>
          <table:table-cell office:value-type="float" office:value="0.62247619047619" calcext:value-type="float">
            <text:p>0.62247619047619</text:p>
          </table:table-cell>
          <table:table-cell office:value-type="float" office:value="0.0559997306017609" calcext:value-type="float">
            <text:p>0.0559997306017609</text:p>
          </table:table-cell>
          <table:table-cell office:value-type="float" office:value="0.620053221288515" calcext:value-type="float">
            <text:p>0.620053221288515</text:p>
          </table:table-cell>
          <table:table-cell office:value-type="float" office:value="0.054520255423995" calcext:value-type="float">
            <text:p>0.054520255423995</text:p>
          </table:table-cell>
          <table:table-cell office:value-type="float" office:value="0.62059943977591" calcext:value-type="float">
            <text:p>0.62059943977591</text:p>
          </table:table-cell>
          <table:table-cell office:value-type="float" office:value="0.0646690932580076" calcext:value-type="float">
            <text:p>0.06466909325800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LS</text:p>
          </table:table-cell>
          <table:table-cell office:value-type="float" office:value="0.632675070028011" calcext:value-type="float">
            <text:p>0.632675070028011</text:p>
          </table:table-cell>
          <table:table-cell office:value-type="float" office:value="0.0536827850207774" calcext:value-type="float">
            <text:p>0.0536827850207774</text:p>
          </table:table-cell>
          <table:table-cell office:value-type="float" office:value="0.639761904761905" calcext:value-type="float">
            <text:p>0.639761904761905</text:p>
          </table:table-cell>
          <table:table-cell office:value-type="float" office:value="0.0656616812976579" calcext:value-type="float">
            <text:p>0.0656616812976579</text:p>
          </table:table-cell>
          <table:table-cell office:value-type="float" office:value="0.597016806722689" calcext:value-type="float">
            <text:p>0.597016806722689</text:p>
          </table:table-cell>
          <table:table-cell office:value-type="float" office:value="0.0580394383725195" calcext:value-type="float">
            <text:p>0.0580394383725195</text:p>
          </table:table-cell>
          <table:table-cell office:value-type="float" office:value="0.608949579831933" calcext:value-type="float">
            <text:p>0.608949579831933</text:p>
          </table:table-cell>
          <table:table-cell office:value-type="float" office:value="0.0738869657888683" calcext:value-type="float">
            <text:p>0.0738869657888683</text:p>
          </table:table-cell>
          <table:table-cell office:value-type="float" office:value="0.618403361344538" calcext:value-type="float">
            <text:p>0.618403361344538</text:p>
          </table:table-cell>
          <table:table-cell office:value-type="float" office:value="0.0573426065772291" calcext:value-type="float">
            <text:p>0.0573426065772291</text:p>
          </table:table-cell>
          <table:table-cell office:value-type="float" office:value="0.607703081232493" calcext:value-type="float">
            <text:p>0.607703081232493</text:p>
          </table:table-cell>
          <table:table-cell office:value-type="float" office:value="0.0508753273810811" calcext:value-type="float">
            <text:p>0.0508753273810811</text:p>
          </table:table-cell>
          <table:table-cell office:value-type="float" office:value="0.620910364145658" calcext:value-type="float">
            <text:p>0.620910364145658</text:p>
          </table:table-cell>
          <table:table-cell office:value-type="float" office:value="0.0593129510706916" calcext:value-type="float">
            <text:p>0.0593129510706916</text:p>
          </table:table-cell>
          <table:table-cell office:value-type="float" office:value="0.61140056022409" calcext:value-type="float">
            <text:p>0.61140056022409</text:p>
          </table:table-cell>
          <table:table-cell office:value-type="float" office:value="0.053639453423123" calcext:value-type="float">
            <text:p>0.053639453423123</text:p>
          </table:table-cell>
          <table:table-cell office:value-type="float" office:value="0.60656862745098" calcext:value-type="float">
            <text:p>0.60656862745098</text:p>
          </table:table-cell>
          <table:table-cell office:value-type="float" office:value="0.0687541292262905" calcext:value-type="float">
            <text:p>0.0687541292262905</text:p>
          </table:table-cell>
          <table:table-cell office:value-type="float" office:value="0.613711484593838" calcext:value-type="float">
            <text:p>0.613711484593838</text:p>
          </table:table-cell>
          <table:table-cell office:value-type="float" office:value="0.0675947455369644" calcext:value-type="float">
            <text:p>0.0675947455369644</text:p>
          </table:table-cell>
          <table:table-cell office:value-type="float" office:value="0.604187675070028" calcext:value-type="float">
            <text:p>0.604187675070028</text:p>
          </table:table-cell>
          <table:table-cell office:value-type="float" office:value="0.0626006187639417" calcext:value-type="float">
            <text:p>0.0626006187639417</text:p>
          </table:table-cell>
          <table:table-cell office:value-type="float" office:value="0.621974789915966" calcext:value-type="float">
            <text:p>0.621974789915966</text:p>
          </table:table-cell>
          <table:table-cell office:value-type="float" office:value="0.0705591883803824" calcext:value-type="float">
            <text:p>0.0705591883803824</text:p>
          </table:table-cell>
          <table:table-cell office:value-type="float" office:value="0.60296918767507" calcext:value-type="float">
            <text:p>0.60296918767507</text:p>
          </table:table-cell>
          <table:table-cell office:value-type="float" office:value="0.0588086252664303" calcext:value-type="float">
            <text:p>0.0588086252664303</text:p>
          </table:table-cell>
          <table:table-cell office:value-type="float" office:value="0.612450980392157" calcext:value-type="float">
            <text:p>0.612450980392157</text:p>
          </table:table-cell>
          <table:table-cell office:value-type="float" office:value="0.068231849805007" calcext:value-type="float">
            <text:p>0.068231849805007</text:p>
          </table:table-cell>
          <table:table-cell office:value-type="float" office:value="0.614817927170868" calcext:value-type="float">
            <text:p>0.614817927170868</text:p>
          </table:table-cell>
          <table:table-cell office:value-type="float" office:value="0.0686411947847897" calcext:value-type="float">
            <text:p>0.0686411947847897</text:p>
          </table:table-cell>
          <table:table-cell office:value-type="float" office:value="0.611302521008403" calcext:value-type="float">
            <text:p>0.611302521008403</text:p>
          </table:table-cell>
          <table:table-cell office:value-type="float" office:value="0.0630849407451832" calcext:value-type="float">
            <text:p>0.063084940745183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LS</text:p>
          </table:table-cell>
          <table:table-cell office:value-type="float" office:value="0.623137254901961" calcext:value-type="float">
            <text:p>0.623137254901961</text:p>
          </table:table-cell>
          <table:table-cell office:value-type="float" office:value="0.0568941589514373" calcext:value-type="float">
            <text:p>0.0568941589514373</text:p>
          </table:table-cell>
          <table:table-cell office:value-type="float" office:value="0.607759103641457" calcext:value-type="float">
            <text:p>0.607759103641457</text:p>
          </table:table-cell>
          <table:table-cell office:value-type="float" office:value="0.0548374606032562" calcext:value-type="float">
            <text:p>0.0548374606032562</text:p>
          </table:table-cell>
          <table:table-cell office:value-type="float" office:value="0.616008403361345" calcext:value-type="float">
            <text:p>0.616008403361345</text:p>
          </table:table-cell>
          <table:table-cell office:value-type="float" office:value="0.0683652278584651" calcext:value-type="float">
            <text:p>0.0683652278584651</text:p>
          </table:table-cell>
          <table:table-cell office:value-type="float" office:value="0.624355742296919" calcext:value-type="float">
            <text:p>0.624355742296919</text:p>
          </table:table-cell>
          <table:table-cell office:value-type="float" office:value="0.0663231429129336" calcext:value-type="float">
            <text:p>0.0663231429129336</text:p>
          </table:table-cell>
          <table:table-cell office:value-type="float" office:value="0.625476190476191" calcext:value-type="float">
            <text:p>0.625476190476191</text:p>
          </table:table-cell>
          <table:table-cell office:value-type="float" office:value="0.0574906211824786" calcext:value-type="float">
            <text:p>0.0574906211824786</text:p>
          </table:table-cell>
          <table:table-cell office:value-type="float" office:value="0.604145658263305" calcext:value-type="float">
            <text:p>0.604145658263305</text:p>
          </table:table-cell>
          <table:table-cell office:value-type="float" office:value="0.0619459833773196" calcext:value-type="float">
            <text:p>0.0619459833773196</text:p>
          </table:table-cell>
          <table:table-cell office:value-type="float" office:value="0.618445378151261" calcext:value-type="float">
            <text:p>0.618445378151261</text:p>
          </table:table-cell>
          <table:table-cell office:value-type="float" office:value="0.068891305056518" calcext:value-type="float">
            <text:p>0.068891305056518</text:p>
          </table:table-cell>
          <table:table-cell office:value-type="float" office:value="0.621932773109244" calcext:value-type="float">
            <text:p>0.621932773109244</text:p>
          </table:table-cell>
          <table:table-cell office:value-type="float" office:value="0.0596761456686714" calcext:value-type="float">
            <text:p>0.0596761456686714</text:p>
          </table:table-cell>
          <table:table-cell office:value-type="float" office:value="0.605392156862745" calcext:value-type="float">
            <text:p>0.605392156862745</text:p>
          </table:table-cell>
          <table:table-cell office:value-type="float" office:value="0.0621726844461272" calcext:value-type="float">
            <text:p>0.0621726844461272</text:p>
          </table:table-cell>
          <table:table-cell office:value-type="float" office:value="0.616078431372549" calcext:value-type="float">
            <text:p>0.616078431372549</text:p>
          </table:table-cell>
          <table:table-cell office:value-type="float" office:value="0.0517580142211549" calcext:value-type="float">
            <text:p>0.0517580142211549</text:p>
          </table:table-cell>
          <table:table-cell office:value-type="float" office:value="0.614775910364146" calcext:value-type="float">
            <text:p>0.614775910364146</text:p>
          </table:table-cell>
          <table:table-cell office:value-type="float" office:value="0.0671680301119793" calcext:value-type="float">
            <text:p>0.0671680301119793</text:p>
          </table:table-cell>
          <table:table-cell office:value-type="float" office:value="0.602997198879552" calcext:value-type="float">
            <text:p>0.602997198879552</text:p>
          </table:table-cell>
          <table:table-cell office:value-type="float" office:value="0.0589528168817382" calcext:value-type="float">
            <text:p>0.0589528168817382</text:p>
          </table:table-cell>
          <table:table-cell office:value-type="float" office:value="0.613711484593838" calcext:value-type="float">
            <text:p>0.613711484593838</text:p>
          </table:table-cell>
          <table:table-cell office:value-type="float" office:value="0.0605842792496249" calcext:value-type="float">
            <text:p>0.0605842792496249</text:p>
          </table:table-cell>
          <table:table-cell office:value-type="float" office:value="0.611204481792717" calcext:value-type="float">
            <text:p>0.611204481792717</text:p>
          </table:table-cell>
          <table:table-cell office:value-type="float" office:value="0.0618244363542118" calcext:value-type="float">
            <text:p>0.0618244363542118</text:p>
          </table:table-cell>
          <table:table-cell office:value-type="float" office:value="0.619579831932773" calcext:value-type="float">
            <text:p>0.619579831932773</text:p>
          </table:table-cell>
          <table:table-cell office:value-type="float" office:value="0.0627353294827928" calcext:value-type="float">
            <text:p>0.0627353294827928</text:p>
          </table:table-cell>
          <table:table-cell office:value-type="float" office:value="0.614831932773109" calcext:value-type="float">
            <text:p>0.614831932773109</text:p>
          </table:table-cell>
          <table:table-cell office:value-type="float" office:value="0.0612707152797789" calcext:value-type="float">
            <text:p>0.061270715279778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LS</text:p>
          </table:table-cell>
          <table:table-cell office:value-type="float" office:value="0.624299719887955" calcext:value-type="float">
            <text:p>0.624299719887955</text:p>
          </table:table-cell>
          <table:table-cell office:value-type="float" office:value="0.0690963310702841" calcext:value-type="float">
            <text:p>0.0690963310702841</text:p>
          </table:table-cell>
          <table:table-cell office:value-type="float" office:value="0.61843137254902" calcext:value-type="float">
            <text:p>0.61843137254902</text:p>
          </table:table-cell>
          <table:table-cell office:value-type="float" office:value="0.063391067308721" calcext:value-type="float">
            <text:p>0.063391067308721</text:p>
          </table:table-cell>
          <table:table-cell office:value-type="float" office:value="0.607759103641457" calcext:value-type="float">
            <text:p>0.607759103641457</text:p>
          </table:table-cell>
          <table:table-cell office:value-type="float" office:value="0.0640876729179066" calcext:value-type="float">
            <text:p>0.0640876729179066</text:p>
          </table:table-cell>
          <table:table-cell office:value-type="float" office:value="0.618417366946779" calcext:value-type="float">
            <text:p>0.618417366946779</text:p>
          </table:table-cell>
          <table:table-cell office:value-type="float" office:value="0.0680467069032542" calcext:value-type="float">
            <text:p>0.0680467069032542</text:p>
          </table:table-cell>
          <table:table-cell office:value-type="float" office:value="0.625434173669468" calcext:value-type="float">
            <text:p>0.625434173669468</text:p>
          </table:table-cell>
          <table:table-cell office:value-type="float" office:value="0.0669015170466658" calcext:value-type="float">
            <text:p>0.0669015170466658</text:p>
          </table:table-cell>
          <table:table-cell office:value-type="float" office:value="0.608865546218487" calcext:value-type="float">
            <text:p>0.608865546218487</text:p>
          </table:table-cell>
          <table:table-cell office:value-type="float" office:value="0.0674911824945867" calcext:value-type="float">
            <text:p>0.0674911824945867</text:p>
          </table:table-cell>
          <table:table-cell office:value-type="float" office:value="0.614873949579832" calcext:value-type="float">
            <text:p>0.614873949579832</text:p>
          </table:table-cell>
          <table:table-cell office:value-type="float" office:value="0.0605606156521288" calcext:value-type="float">
            <text:p>0.0605606156521288</text:p>
          </table:table-cell>
          <table:table-cell office:value-type="float" office:value="0.626624649859944" calcext:value-type="float">
            <text:p>0.626624649859944</text:p>
          </table:table-cell>
          <table:table-cell office:value-type="float" office:value="0.0737402147697525" calcext:value-type="float">
            <text:p>0.0737402147697525</text:p>
          </table:table-cell>
          <table:table-cell office:value-type="float" office:value="0.601764705882353" calcext:value-type="float">
            <text:p>0.601764705882353</text:p>
          </table:table-cell>
          <table:table-cell office:value-type="float" office:value="0.0611646099938657" calcext:value-type="float">
            <text:p>0.0611646099938657</text:p>
          </table:table-cell>
          <table:table-cell office:value-type="float" office:value="0.618389355742297" calcext:value-type="float">
            <text:p>0.618389355742297</text:p>
          </table:table-cell>
          <table:table-cell office:value-type="float" office:value="0.0573386098174252" calcext:value-type="float">
            <text:p>0.0573386098174252</text:p>
          </table:table-cell>
          <table:table-cell office:value-type="float" office:value="0.621904761904762" calcext:value-type="float">
            <text:p>0.621904761904762</text:p>
          </table:table-cell>
          <table:table-cell office:value-type="float" office:value="0.0676876329383519" calcext:value-type="float">
            <text:p>0.0676876329383519</text:p>
          </table:table-cell>
          <table:table-cell office:value-type="float" office:value="0.611274509803922" calcext:value-type="float">
            <text:p>0.611274509803922</text:p>
          </table:table-cell>
          <table:table-cell office:value-type="float" office:value="0.0546174294141411" calcext:value-type="float">
            <text:p>0.0546174294141411</text:p>
          </table:table-cell>
          <table:table-cell office:value-type="float" office:value="0.617282913165266" calcext:value-type="float">
            <text:p>0.617282913165266</text:p>
          </table:table-cell>
          <table:table-cell office:value-type="float" office:value="0.0575527898738137" calcext:value-type="float">
            <text:p>0.0575527898738137</text:p>
          </table:table-cell>
          <table:table-cell office:value-type="float" office:value="0.610070028011204" calcext:value-type="float">
            <text:p>0.610070028011204</text:p>
          </table:table-cell>
          <table:table-cell office:value-type="float" office:value="0.0561478307371027" calcext:value-type="float">
            <text:p>0.0561478307371027</text:p>
          </table:table-cell>
          <table:table-cell office:value-type="float" office:value="0.613655462184874" calcext:value-type="float">
            <text:p>0.613655462184874</text:p>
          </table:table-cell>
          <table:table-cell office:value-type="float" office:value="0.0568806134237305" calcext:value-type="float">
            <text:p>0.0568806134237305</text:p>
          </table:table-cell>
          <table:table-cell office:value-type="float" office:value="0.617226890756303" calcext:value-type="float">
            <text:p>0.617226890756303</text:p>
          </table:table-cell>
          <table:table-cell office:value-type="float" office:value="0.064720027879716" calcext:value-type="float">
            <text:p>0.0647200278797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LS</text:p>
          </table:table-cell>
          <table:table-cell office:value-type="float" office:value="0.61484593837535" calcext:value-type="float">
            <text:p>0.61484593837535</text:p>
          </table:table-cell>
          <table:table-cell office:value-type="float" office:value="0.0690360809016602" calcext:value-type="float">
            <text:p>0.0690360809016602</text:p>
          </table:table-cell>
          <table:table-cell office:value-type="float" office:value="0.620756302521008" calcext:value-type="float">
            <text:p>0.620756302521008</text:p>
          </table:table-cell>
          <table:table-cell office:value-type="float" office:value="0.0684523576694065" calcext:value-type="float">
            <text:p>0.0684523576694065</text:p>
          </table:table-cell>
          <table:table-cell office:value-type="float" office:value="0.607717086834734" calcext:value-type="float">
            <text:p>0.607717086834734</text:p>
          </table:table-cell>
          <table:table-cell office:value-type="float" office:value="0.06578534227923" calcext:value-type="float">
            <text:p>0.06578534227923</text:p>
          </table:table-cell>
          <table:table-cell office:value-type="float" office:value="0.618417366946779" calcext:value-type="float">
            <text:p>0.618417366946779</text:p>
          </table:table-cell>
          <table:table-cell office:value-type="float" office:value="0.0632026843829181" calcext:value-type="float">
            <text:p>0.0632026843829181</text:p>
          </table:table-cell>
          <table:table-cell office:value-type="float" office:value="0.626624649859944" calcext:value-type="float">
            <text:p>0.626624649859944</text:p>
          </table:table-cell>
          <table:table-cell office:value-type="float" office:value="0.0639243348411137" calcext:value-type="float">
            <text:p>0.0639243348411137</text:p>
          </table:table-cell>
          <table:table-cell office:value-type="float" office:value="0.613627450980392" calcext:value-type="float">
            <text:p>0.613627450980392</text:p>
          </table:table-cell>
          <table:table-cell office:value-type="float" office:value="0.0599858870311892" calcext:value-type="float">
            <text:p>0.0599858870311892</text:p>
          </table:table-cell>
          <table:table-cell office:value-type="float" office:value="0.620756302521008" calcext:value-type="float">
            <text:p>0.620756302521008</text:p>
          </table:table-cell>
          <table:table-cell office:value-type="float" office:value="0.0642684651793739" calcext:value-type="float">
            <text:p>0.0642684651793739</text:p>
          </table:table-cell>
          <table:table-cell office:value-type="float" office:value="0.627899159663866" calcext:value-type="float">
            <text:p>0.627899159663866</text:p>
          </table:table-cell>
          <table:table-cell office:value-type="float" office:value="0.0666003260898465" calcext:value-type="float">
            <text:p>0.0666003260898465</text:p>
          </table:table-cell>
          <table:table-cell office:value-type="float" office:value="0.607717086834734" calcext:value-type="float">
            <text:p>0.607717086834734</text:p>
          </table:table-cell>
          <table:table-cell office:value-type="float" office:value="0.0539761466868356" calcext:value-type="float">
            <text:p>0.0539761466868356</text:p>
          </table:table-cell>
          <table:table-cell office:value-type="float" office:value="0.618389355742297" calcext:value-type="float">
            <text:p>0.618389355742297</text:p>
          </table:table-cell>
          <table:table-cell office:value-type="float" office:value="0.0570633165587298" calcext:value-type="float">
            <text:p>0.0570633165587298</text:p>
          </table:table-cell>
          <table:table-cell office:value-type="float" office:value="0.61124649859944" calcext:value-type="float">
            <text:p>0.61124649859944</text:p>
          </table:table-cell>
          <table:table-cell office:value-type="float" office:value="0.0758108715153354" calcext:value-type="float">
            <text:p>0.0758108715153354</text:p>
          </table:table-cell>
          <table:table-cell office:value-type="float" office:value="0.606526610644258" calcext:value-type="float">
            <text:p>0.606526610644258</text:p>
          </table:table-cell>
          <table:table-cell office:value-type="float" office:value="0.0535293474328701" calcext:value-type="float">
            <text:p>0.0535293474328701</text:p>
          </table:table-cell>
          <table:table-cell office:value-type="float" office:value="0.617226890756302" calcext:value-type="float">
            <text:p>0.617226890756302</text:p>
          </table:table-cell>
          <table:table-cell office:value-type="float" office:value="0.0648053406784802" calcext:value-type="float">
            <text:p>0.0648053406784802</text:p>
          </table:table-cell>
          <table:table-cell office:value-type="float" office:value="0.610070028011204" calcext:value-type="float">
            <text:p>0.610070028011204</text:p>
          </table:table-cell>
          <table:table-cell office:value-type="float" office:value="0.0599088969635149" calcext:value-type="float">
            <text:p>0.0599088969635149</text:p>
          </table:table-cell>
          <table:table-cell office:value-type="float" office:value="0.608879551820728" calcext:value-type="float">
            <text:p>0.608879551820728</text:p>
          </table:table-cell>
          <table:table-cell office:value-type="float" office:value="0.0579889891869529" calcext:value-type="float">
            <text:p>0.0579889891869529</text:p>
          </table:table-cell>
          <table:table-cell office:value-type="float" office:value="0.623151260504202" calcext:value-type="float">
            <text:p>0.623151260504202</text:p>
          </table:table-cell>
          <table:table-cell office:value-type="float" office:value="0.0591256174637278" calcext:value-type="float">
            <text:p>0.059125617463727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LS</text:p>
          </table:table-cell>
          <table:table-cell office:value-type="float" office:value="0.613655462184874" calcext:value-type="float">
            <text:p>0.613655462184874</text:p>
          </table:table-cell>
          <table:table-cell office:value-type="float" office:value="0.0641370018636658" calcext:value-type="float">
            <text:p>0.0641370018636658</text:p>
          </table:table-cell>
          <table:table-cell office:value-type="float" office:value="0.618417366946779" calcext:value-type="float">
            <text:p>0.618417366946779</text:p>
          </table:table-cell>
          <table:table-cell office:value-type="float" office:value="0.0671036857981575" calcext:value-type="float">
            <text:p>0.0671036857981575</text:p>
          </table:table-cell>
          <table:table-cell office:value-type="float" office:value="0.60890756302521" calcext:value-type="float">
            <text:p>0.60890756302521</text:p>
          </table:table-cell>
          <table:table-cell office:value-type="float" office:value="0.0670549141194438" calcext:value-type="float">
            <text:p>0.0670549141194438</text:p>
          </table:table-cell>
          <table:table-cell office:value-type="float" office:value="0.619621848739496" calcext:value-type="float">
            <text:p>0.619621848739496</text:p>
          </table:table-cell>
          <table:table-cell office:value-type="float" office:value="0.0630177901362447" calcext:value-type="float">
            <text:p>0.0630177901362447</text:p>
          </table:table-cell>
          <table:table-cell office:value-type="float" office:value="0.617156862745098" calcext:value-type="float">
            <text:p>0.617156862745098</text:p>
          </table:table-cell>
          <table:table-cell office:value-type="float" office:value="0.0624218883730497" calcext:value-type="float">
            <text:p>0.0624218883730497</text:p>
          </table:table-cell>
          <table:table-cell office:value-type="float" office:value="0.614803921568628" calcext:value-type="float">
            <text:p>0.614803921568628</text:p>
          </table:table-cell>
          <table:table-cell office:value-type="float" office:value="0.0650198609528687" calcext:value-type="float">
            <text:p>0.0650198609528687</text:p>
          </table:table-cell>
          <table:table-cell office:value-type="float" office:value="0.617212885154062" calcext:value-type="float">
            <text:p>0.617212885154062</text:p>
          </table:table-cell>
          <table:table-cell office:value-type="float" office:value="0.0617093838554853" calcext:value-type="float">
            <text:p>0.0617093838554853</text:p>
          </table:table-cell>
          <table:table-cell office:value-type="float" office:value="0.624313725490196" calcext:value-type="float">
            <text:p>0.624313725490196</text:p>
          </table:table-cell>
          <table:table-cell office:value-type="float" office:value="0.0631619776890049" calcext:value-type="float">
            <text:p>0.0631619776890049</text:p>
          </table:table-cell>
          <table:table-cell office:value-type="float" office:value="0.612450980392157" calcext:value-type="float">
            <text:p>0.612450980392157</text:p>
          </table:table-cell>
          <table:table-cell office:value-type="float" office:value="0.0567460826370632" calcext:value-type="float">
            <text:p>0.0567460826370632</text:p>
          </table:table-cell>
          <table:table-cell office:value-type="float" office:value="0.613655462184874" calcext:value-type="float">
            <text:p>0.613655462184874</text:p>
          </table:table-cell>
          <table:table-cell office:value-type="float" office:value="0.0587928517369694" calcext:value-type="float">
            <text:p>0.0587928517369694</text:p>
          </table:table-cell>
          <table:table-cell office:value-type="float" office:value="0.614775910364146" calcext:value-type="float">
            <text:p>0.614775910364146</text:p>
          </table:table-cell>
          <table:table-cell office:value-type="float" office:value="0.0772445398172669" calcext:value-type="float">
            <text:p>0.0772445398172669</text:p>
          </table:table-cell>
          <table:table-cell office:value-type="float" office:value="0.607759103641457" calcext:value-type="float">
            <text:p>0.607759103641457</text:p>
          </table:table-cell>
          <table:table-cell office:value-type="float" office:value="0.0474865515411068" calcext:value-type="float">
            <text:p>0.0474865515411068</text:p>
          </table:table-cell>
          <table:table-cell office:value-type="float" office:value="0.619579831932773" calcext:value-type="float">
            <text:p>0.619579831932773</text:p>
          </table:table-cell>
          <table:table-cell office:value-type="float" office:value="0.0654606992630923" calcext:value-type="float">
            <text:p>0.0654606992630923</text:p>
          </table:table-cell>
          <table:table-cell office:value-type="float" office:value="0.608921568627451" calcext:value-type="float">
            <text:p>0.608921568627451</text:p>
          </table:table-cell>
          <table:table-cell office:value-type="float" office:value="0.0680785946865267" calcext:value-type="float">
            <text:p>0.0680785946865267</text:p>
          </table:table-cell>
          <table:table-cell office:value-type="float" office:value="0.614817927170868" calcext:value-type="float">
            <text:p>0.614817927170868</text:p>
          </table:table-cell>
          <table:table-cell office:value-type="float" office:value="0.0594892083756596" calcext:value-type="float">
            <text:p>0.0594892083756596</text:p>
          </table:table-cell>
          <table:table-cell office:value-type="float" office:value="0.618375350140056" calcext:value-type="float">
            <text:p>0.618375350140056</text:p>
          </table:table-cell>
          <table:table-cell office:value-type="float" office:value="0.0646881893560645" calcext:value-type="float">
            <text:p>0.064688189356064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LS</text:p>
          </table:table-cell>
          <table:table-cell office:value-type="float" office:value="0.62172268907563" calcext:value-type="float">
            <text:p>0.62172268907563</text:p>
          </table:table-cell>
          <table:table-cell office:value-type="float" office:value="0.062569271561565" calcext:value-type="float">
            <text:p>0.062569271561565</text:p>
          </table:table-cell>
          <table:table-cell office:value-type="float" office:value="0.621025210084034" calcext:value-type="float">
            <text:p>0.621025210084034</text:p>
          </table:table-cell>
          <table:table-cell office:value-type="float" office:value="0.0638892505354398" calcext:value-type="float">
            <text:p>0.0638892505354398</text:p>
          </table:table-cell>
          <table:table-cell office:value-type="float" office:value="0.607481792717087" calcext:value-type="float">
            <text:p>0.607481792717087</text:p>
          </table:table-cell>
          <table:table-cell office:value-type="float" office:value="0.064666519109513" calcext:value-type="float">
            <text:p>0.064666519109513</text:p>
          </table:table-cell>
          <table:table-cell office:value-type="float" office:value="0.617952380952381" calcext:value-type="float">
            <text:p>0.617952380952381</text:p>
          </table:table-cell>
          <table:table-cell office:value-type="float" office:value="0.0668954580248438" calcext:value-type="float">
            <text:p>0.0668954580248438</text:p>
          </table:table-cell>
          <table:table-cell office:value-type="float" office:value="0.622619047619048" calcext:value-type="float">
            <text:p>0.622619047619048</text:p>
          </table:table-cell>
          <table:table-cell office:value-type="float" office:value="0.0616161936041074" calcext:value-type="float">
            <text:p>0.0616161936041074</text:p>
          </table:table-cell>
          <table:table-cell office:value-type="float" office:value="0.609829131652661" calcext:value-type="float">
            <text:p>0.609829131652661</text:p>
          </table:table-cell>
          <table:table-cell office:value-type="float" office:value="0.0610636482474091" calcext:value-type="float">
            <text:p>0.0610636482474091</text:p>
          </table:table-cell>
          <table:table-cell office:value-type="float" office:value="0.618439775910364" calcext:value-type="float">
            <text:p>0.618439775910364</text:p>
          </table:table-cell>
          <table:table-cell office:value-type="float" office:value="0.0629485441628395" calcext:value-type="float">
            <text:p>0.0629485441628395</text:p>
          </table:table-cell>
          <table:table-cell office:value-type="float" office:value="0.622434173669468" calcext:value-type="float">
            <text:p>0.622434173669468</text:p>
          </table:table-cell>
          <table:table-cell office:value-type="float" office:value="0.0633636235280797" calcext:value-type="float">
            <text:p>0.0633636235280797</text:p>
          </table:table-cell>
          <table:table-cell office:value-type="float" office:value="0.606778711484594" calcext:value-type="float">
            <text:p>0.606778711484594</text:p>
          </table:table-cell>
          <table:table-cell office:value-type="float" office:value="0.0605627305980364" calcext:value-type="float">
            <text:p>0.0605627305980364</text:p>
          </table:table-cell>
          <table:table-cell office:value-type="float" office:value="0.616044817927171" calcext:value-type="float">
            <text:p>0.616044817927171</text:p>
          </table:table-cell>
          <table:table-cell office:value-type="float" office:value="0.0585095075742487" calcext:value-type="float">
            <text:p>0.0585095075742487</text:p>
          </table:table-cell>
          <table:table-cell office:value-type="float" office:value="0.613378151260504" calcext:value-type="float">
            <text:p>0.613378151260504</text:p>
          </table:table-cell>
          <table:table-cell office:value-type="float" office:value="0.070102338629375" calcext:value-type="float">
            <text:p>0.070102338629375</text:p>
          </table:table-cell>
          <table:table-cell office:value-type="float" office:value="0.610106442577031" calcext:value-type="float">
            <text:p>0.610106442577031</text:p>
          </table:table-cell>
          <table:table-cell office:value-type="float" office:value="0.0570290667300477" calcext:value-type="float">
            <text:p>0.0570290667300477</text:p>
          </table:table-cell>
          <table:table-cell office:value-type="float" office:value="0.61415406162465" calcext:value-type="float">
            <text:p>0.61415406162465</text:p>
          </table:table-cell>
          <table:table-cell office:value-type="float" office:value="0.0614423468662883" calcext:value-type="float">
            <text:p>0.0614423468662883</text:p>
          </table:table-cell>
          <table:table-cell office:value-type="float" office:value="0.610543417366947" calcext:value-type="float">
            <text:p>0.610543417366947</text:p>
          </table:table-cell>
          <table:table-cell office:value-type="float" office:value="0.0628383217092726" calcext:value-type="float">
            <text:p>0.0628383217092726</text:p>
          </table:table-cell>
          <table:table-cell office:value-type="float" office:value="0.614350140056022" calcext:value-type="float">
            <text:p>0.614350140056022</text:p>
          </table:table-cell>
          <table:table-cell office:value-type="float" office:value="0.0611470670507851" calcext:value-type="float">
            <text:p>0.0611470670507851</text:p>
          </table:table-cell>
          <table:table-cell office:value-type="float" office:value="0.616977591036415" calcext:value-type="float">
            <text:p>0.616977591036415</text:p>
          </table:table-cell>
          <table:table-cell office:value-type="float" office:value="0.0625778981448941" calcext:value-type="float">
            <text:p>0.06257789814489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contraceptive_NL</text:p>
          </table:table-cell>
          <table:table-cell office:value-type="float" office:value="0.764057130584192" calcext:value-type="float">
            <text:p>0.764057130584192</text:p>
          </table:table-cell>
          <table:table-cell office:value-type="float" office:value="0.0458353006231462" calcext:value-type="float">
            <text:p>0.0458353006231462</text:p>
          </table:table-cell>
          <table:table-cell office:value-type="float" office:value="0.67682560137457" calcext:value-type="float">
            <text:p>0.67682560137457</text:p>
          </table:table-cell>
          <table:table-cell office:value-type="float" office:value="0.0587967610229647" calcext:value-type="float">
            <text:p>0.0587967610229647</text:p>
          </table:table-cell>
          <table:table-cell office:value-type="float" office:value="0.741097508591065" calcext:value-type="float">
            <text:p>0.741097508591065</text:p>
          </table:table-cell>
          <table:table-cell office:value-type="float" office:value="0.0313601852729346" calcext:value-type="float">
            <text:p>0.0313601852729346</text:p>
          </table:table-cell>
          <table:table-cell office:value-type="float" office:value="0.730745274914089" calcext:value-type="float">
            <text:p>0.730745274914089</text:p>
          </table:table-cell>
          <table:table-cell office:value-type="float" office:value="0.0448587060889998" calcext:value-type="float">
            <text:p>0.0448587060889998</text:p>
          </table:table-cell>
          <table:table-cell office:value-type="float" office:value="0.751546391752577" calcext:value-type="float">
            <text:p>0.751546391752577</text:p>
          </table:table-cell>
          <table:table-cell office:value-type="float" office:value="0.0248270288157025" calcext:value-type="float">
            <text:p>0.0248270288157025</text:p>
          </table:table-cell>
          <table:table-cell office:value-type="float" office:value="0.744329896907217" calcext:value-type="float">
            <text:p>0.744329896907217</text:p>
          </table:table-cell>
          <table:table-cell office:value-type="float" office:value="0.0306286170616322" calcext:value-type="float">
            <text:p>0.0306286170616322</text:p>
          </table:table-cell>
          <table:table-cell office:value-type="float" office:value="0.740088058419244" calcext:value-type="float">
            <text:p>0.740088058419244</text:p>
          </table:table-cell>
          <table:table-cell office:value-type="float" office:value="0.0360070050820115" calcext:value-type="float">
            <text:p>0.0360070050820115</text:p>
          </table:table-cell>
          <table:table-cell office:value-type="float" office:value="0.740098797250859" calcext:value-type="float">
            <text:p>0.740098797250859</text:p>
          </table:table-cell>
          <table:table-cell office:value-type="float" office:value="0.0252599194038145" calcext:value-type="float">
            <text:p>0.0252599194038145</text:p>
          </table:table-cell>
          <table:table-cell office:value-type="float" office:value="0.728672680412371" calcext:value-type="float">
            <text:p>0.728672680412371</text:p>
          </table:table-cell>
          <table:table-cell office:value-type="float" office:value="0.020702481886933" calcext:value-type="float">
            <text:p>0.020702481886933</text:p>
          </table:table-cell>
          <table:table-cell office:value-type="float" office:value="0.735910652920962" calcext:value-type="float">
            <text:p>0.735910652920962</text:p>
          </table:table-cell>
          <table:table-cell office:value-type="float" office:value="0.0396996980703879" calcext:value-type="float">
            <text:p>0.0396996980703879</text:p>
          </table:table-cell>
          <table:table-cell office:value-type="float" office:value="0.734890463917526" calcext:value-type="float">
            <text:p>0.734890463917526</text:p>
          </table:table-cell>
          <table:table-cell office:value-type="float" office:value="0.0268313742725625" calcext:value-type="float">
            <text:p>0.0268313742725625</text:p>
          </table:table-cell>
          <table:table-cell office:value-type="float" office:value="0.735942869415808" calcext:value-type="float">
            <text:p>0.735942869415808</text:p>
          </table:table-cell>
          <table:table-cell office:value-type="float" office:value="0.0188273528818703" calcext:value-type="float">
            <text:p>0.0188273528818703</text:p>
          </table:table-cell>
          <table:table-cell office:value-type="float" office:value="0.732785652920962" calcext:value-type="float">
            <text:p>0.732785652920962</text:p>
          </table:table-cell>
          <table:table-cell office:value-type="float" office:value="0.0291976019426503" calcext:value-type="float">
            <text:p>0.0291976019426503</text:p>
          </table:table-cell>
          <table:table-cell office:value-type="float" office:value="0.731840635738832" calcext:value-type="float">
            <text:p>0.731840635738832</text:p>
          </table:table-cell>
          <table:table-cell office:value-type="float" office:value="0.0404615224978425" calcext:value-type="float">
            <text:p>0.0404615224978425</text:p>
          </table:table-cell>
          <table:table-cell office:value-type="float" office:value="0.729735824742268" calcext:value-type="float">
            <text:p>0.729735824742268</text:p>
          </table:table-cell>
          <table:table-cell office:value-type="float" office:value="0.0207064334470957" calcext:value-type="float">
            <text:p>0.0207064334470957</text:p>
          </table:table-cell>
          <table:table-cell office:value-type="float" office:value="0.744276202749141" calcext:value-type="float">
            <text:p>0.744276202749141</text:p>
          </table:table-cell>
          <table:table-cell office:value-type="float" office:value="0.0322955490072027" calcext:value-type="float">
            <text:p>0.032295549007202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contraceptive_NL</text:p>
          </table:table-cell>
          <table:table-cell office:value-type="float" office:value="0.763004725085911" calcext:value-type="float">
            <text:p>0.763004725085911</text:p>
          </table:table-cell>
          <table:table-cell office:value-type="float" office:value="0.0308147067672707" calcext:value-type="float">
            <text:p>0.0308147067672707</text:p>
          </table:table-cell>
          <table:table-cell office:value-type="float" office:value="0.695468213058419" calcext:value-type="float">
            <text:p>0.695468213058419</text:p>
          </table:table-cell>
          <table:table-cell office:value-type="float" office:value="0.0356475223857728" calcext:value-type="float">
            <text:p>0.0356475223857728</text:p>
          </table:table-cell>
          <table:table-cell office:value-type="float" office:value="0.752545103092783" calcext:value-type="float">
            <text:p>0.752545103092783</text:p>
          </table:table-cell>
          <table:table-cell office:value-type="float" office:value="0.0268116437585545" calcext:value-type="float">
            <text:p>0.0268116437585545</text:p>
          </table:table-cell>
          <table:table-cell office:value-type="float" office:value="0.754617697594502" calcext:value-type="float">
            <text:p>0.754617697594502</text:p>
          </table:table-cell>
          <table:table-cell office:value-type="float" office:value="0.0381253225890796" calcext:value-type="float">
            <text:p>0.0381253225890796</text:p>
          </table:table-cell>
          <table:table-cell office:value-type="float" office:value="0.750515463917526" calcext:value-type="float">
            <text:p>0.750515463917526</text:p>
          </table:table-cell>
          <table:table-cell office:value-type="float" office:value="0.0183515569178051" calcext:value-type="float">
            <text:p>0.0183515569178051</text:p>
          </table:table-cell>
          <table:table-cell office:value-type="float" office:value="0.74328823024055" calcext:value-type="float">
            <text:p>0.74328823024055</text:p>
          </table:table-cell>
          <table:table-cell office:value-type="float" office:value="0.0328711661618168" calcext:value-type="float">
            <text:p>0.0328711661618168</text:p>
          </table:table-cell>
          <table:table-cell office:value-type="float" office:value="0.751514175257732" calcext:value-type="float">
            <text:p>0.751514175257732</text:p>
          </table:table-cell>
          <table:table-cell office:value-type="float" office:value="0.0295985287506251" calcext:value-type="float">
            <text:p>0.0295985287506251</text:p>
          </table:table-cell>
          <table:table-cell office:value-type="float" office:value="0.747368986254296" calcext:value-type="float">
            <text:p>0.747368986254296</text:p>
          </table:table-cell>
          <table:table-cell office:value-type="float" office:value="0.0223363825386076" calcext:value-type="float">
            <text:p>0.0223363825386076</text:p>
          </table:table-cell>
          <table:table-cell office:value-type="float" office:value="0.741140463917526" calcext:value-type="float">
            <text:p>0.741140463917526</text:p>
          </table:table-cell>
          <table:table-cell office:value-type="float" office:value="0.0218845251027283" calcext:value-type="float">
            <text:p>0.0218845251027283</text:p>
          </table:table-cell>
          <table:table-cell office:value-type="float" office:value="0.735953608247423" calcext:value-type="float">
            <text:p>0.735953608247423</text:p>
          </table:table-cell>
          <table:table-cell office:value-type="float" office:value="0.0348742553177772" calcext:value-type="float">
            <text:p>0.0348742553177772</text:p>
          </table:table-cell>
          <table:table-cell office:value-type="float" office:value="0.739035652920962" calcext:value-type="float">
            <text:p>0.739035652920962</text:p>
          </table:table-cell>
          <table:table-cell office:value-type="float" office:value="0.0247921794711445" calcext:value-type="float">
            <text:p>0.0247921794711445</text:p>
          </table:table-cell>
          <table:table-cell office:value-type="float" office:value="0.745317869415808" calcext:value-type="float">
            <text:p>0.745317869415808</text:p>
          </table:table-cell>
          <table:table-cell office:value-type="float" office:value="0.0315398913731706" calcext:value-type="float">
            <text:p>0.0315398913731706</text:p>
          </table:table-cell>
          <table:table-cell office:value-type="float" office:value="0.730745274914089" calcext:value-type="float">
            <text:p>0.730745274914089</text:p>
          </table:table-cell>
          <table:table-cell office:value-type="float" office:value="0.0162617613359495" calcext:value-type="float">
            <text:p>0.0162617613359495</text:p>
          </table:table-cell>
          <table:table-cell office:value-type="float" office:value="0.730745274914089" calcext:value-type="float">
            <text:p>0.730745274914089</text:p>
          </table:table-cell>
          <table:table-cell office:value-type="float" office:value="0.0370558008293547" calcext:value-type="float">
            <text:p>0.0370558008293547</text:p>
          </table:table-cell>
          <table:table-cell office:value-type="float" office:value="0.729714347079038" calcext:value-type="float">
            <text:p>0.729714347079038</text:p>
          </table:table-cell>
          <table:table-cell office:value-type="float" office:value="0.0226696738221346" calcext:value-type="float">
            <text:p>0.0226696738221346</text:p>
          </table:table-cell>
          <table:table-cell office:value-type="float" office:value="0.744265463917526" calcext:value-type="float">
            <text:p>0.744265463917526</text:p>
          </table:table-cell>
          <table:table-cell office:value-type="float" office:value="0.0296519778144749" calcext:value-type="float">
            <text:p>0.029651977814474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contraceptive_NL</text:p>
          </table:table-cell>
          <table:table-cell office:value-type="float" office:value="0.760899914089347" calcext:value-type="float">
            <text:p>0.760899914089347</text:p>
          </table:table-cell>
          <table:table-cell office:value-type="float" office:value="0.0269981075534552" calcext:value-type="float">
            <text:p>0.0269981075534552</text:p>
          </table:table-cell>
          <table:table-cell office:value-type="float" office:value="0.693374140893471" calcext:value-type="float">
            <text:p>0.693374140893471</text:p>
          </table:table-cell>
          <table:table-cell office:value-type="float" office:value="0.0300193426083592" calcext:value-type="float">
            <text:p>0.0300193426083592</text:p>
          </table:table-cell>
          <table:table-cell office:value-type="float" office:value="0.754639175257732" calcext:value-type="float">
            <text:p>0.754639175257732</text:p>
          </table:table-cell>
          <table:table-cell office:value-type="float" office:value="0.0298475473914047" calcext:value-type="float">
            <text:p>0.0298475473914047</text:p>
          </table:table-cell>
          <table:table-cell office:value-type="float" office:value="0.75981529209622" calcext:value-type="float">
            <text:p>0.75981529209622</text:p>
          </table:table-cell>
          <table:table-cell office:value-type="float" office:value="0.029239533275156" calcext:value-type="float">
            <text:p>0.029239533275156</text:p>
          </table:table-cell>
          <table:table-cell office:value-type="float" office:value="0.742203608247423" calcext:value-type="float">
            <text:p>0.742203608247423</text:p>
          </table:table-cell>
          <table:table-cell office:value-type="float" office:value="0.0175338956258338" calcext:value-type="float">
            <text:p>0.0175338956258338</text:p>
          </table:table-cell>
          <table:table-cell office:value-type="float" office:value="0.739100085910653" calcext:value-type="float">
            <text:p>0.739100085910653</text:p>
          </table:table-cell>
          <table:table-cell office:value-type="float" office:value="0.0325512096383146" calcext:value-type="float">
            <text:p>0.0325512096383146</text:p>
          </table:table-cell>
          <table:table-cell office:value-type="float" office:value="0.746327319587629" calcext:value-type="float">
            <text:p>0.746327319587629</text:p>
          </table:table-cell>
          <table:table-cell office:value-type="float" office:value="0.0329070308425211" calcext:value-type="float">
            <text:p>0.0329070308425211</text:p>
          </table:table-cell>
          <table:table-cell office:value-type="float" office:value="0.745285652920962" calcext:value-type="float">
            <text:p>0.745285652920962</text:p>
          </table:table-cell>
          <table:table-cell office:value-type="float" office:value="0.0190091442008525" calcext:value-type="float">
            <text:p>0.0190091442008525</text:p>
          </table:table-cell>
          <table:table-cell office:value-type="float" office:value="0.742149914089347" calcext:value-type="float">
            <text:p>0.742149914089347</text:p>
          </table:table-cell>
          <table:table-cell office:value-type="float" office:value="0.0306122822483067" calcext:value-type="float">
            <text:p>0.0306122822483067</text:p>
          </table:table-cell>
          <table:table-cell office:value-type="float" office:value="0.746316580756014" calcext:value-type="float">
            <text:p>0.746316580756014</text:p>
          </table:table-cell>
          <table:table-cell office:value-type="float" office:value="0.0311028011301623" calcext:value-type="float">
            <text:p>0.0311028011301623</text:p>
          </table:table-cell>
          <table:table-cell office:value-type="float" office:value="0.743202319587629" calcext:value-type="float">
            <text:p>0.743202319587629</text:p>
          </table:table-cell>
          <table:table-cell office:value-type="float" office:value="0.0268513766128842" calcext:value-type="float">
            <text:p>0.0268513766128842</text:p>
          </table:table-cell>
          <table:table-cell office:value-type="float" office:value="0.743234536082474" calcext:value-type="float">
            <text:p>0.743234536082474</text:p>
          </table:table-cell>
          <table:table-cell office:value-type="float" office:value="0.0260559750274861" calcext:value-type="float">
            <text:p>0.0260559750274861</text:p>
          </table:table-cell>
          <table:table-cell office:value-type="float" office:value="0.728694158075601" calcext:value-type="float">
            <text:p>0.728694158075601</text:p>
          </table:table-cell>
          <table:table-cell office:value-type="float" office:value="0.0204159722219598" calcext:value-type="float">
            <text:p>0.0204159722219598</text:p>
          </table:table-cell>
          <table:table-cell office:value-type="float" office:value="0.734922680412371" calcext:value-type="float">
            <text:p>0.734922680412371</text:p>
          </table:table-cell>
          <table:table-cell office:value-type="float" office:value="0.0344783657110973" calcext:value-type="float">
            <text:p>0.0344783657110973</text:p>
          </table:table-cell>
          <table:table-cell office:value-type="float" office:value="0.738036941580756" calcext:value-type="float">
            <text:p>0.738036941580756</text:p>
          </table:table-cell>
          <table:table-cell office:value-type="float" office:value="0.0208079900212844" calcext:value-type="float">
            <text:p>0.0208079900212844</text:p>
          </table:table-cell>
          <table:table-cell office:value-type="float" office:value="0.747390463917526" calcext:value-type="float">
            <text:p>0.747390463917526</text:p>
          </table:table-cell>
          <table:table-cell office:value-type="float" office:value="0.0241697174992958" calcext:value-type="float">
            <text:p>0.024169717499295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contraceptive_NL</text:p>
          </table:table-cell>
          <table:table-cell office:value-type="float" office:value="0.756754725085911" calcext:value-type="float">
            <text:p>0.756754725085911</text:p>
          </table:table-cell>
          <table:table-cell office:value-type="float" office:value="0.0273712878146065" calcext:value-type="float">
            <text:p>0.0273712878146065</text:p>
          </table:table-cell>
          <table:table-cell office:value-type="float" office:value="0.694394329896907" calcext:value-type="float">
            <text:p>0.694394329896907</text:p>
          </table:table-cell>
          <table:table-cell office:value-type="float" office:value="0.0325068767044915" calcext:value-type="float">
            <text:p>0.0325068767044915</text:p>
          </table:table-cell>
          <table:table-cell office:value-type="float" office:value="0.754617697594502" calcext:value-type="float">
            <text:p>0.754617697594502</text:p>
          </table:table-cell>
          <table:table-cell office:value-type="float" office:value="0.031960770741264" calcext:value-type="float">
            <text:p>0.031960770741264</text:p>
          </table:table-cell>
          <table:table-cell office:value-type="float" office:value="0.752534364261168" calcext:value-type="float">
            <text:p>0.752534364261168</text:p>
          </table:table-cell>
          <table:table-cell office:value-type="float" office:value="0.0277638064024499" calcext:value-type="float">
            <text:p>0.0277638064024499</text:p>
          </table:table-cell>
          <table:table-cell office:value-type="float" office:value="0.744286941580756" calcext:value-type="float">
            <text:p>0.744286941580756</text:p>
          </table:table-cell>
          <table:table-cell office:value-type="float" office:value="0.0183906162432737" calcext:value-type="float">
            <text:p>0.0183906162432737</text:p>
          </table:table-cell>
          <table:table-cell office:value-type="float" office:value="0.735975085910653" calcext:value-type="float">
            <text:p>0.735975085910653</text:p>
          </table:table-cell>
          <table:table-cell office:value-type="float" office:value="0.0264050184276216" calcext:value-type="float">
            <text:p>0.0264050184276216</text:p>
          </table:table-cell>
          <table:table-cell office:value-type="float" office:value="0.745307130584193" calcext:value-type="float">
            <text:p>0.745307130584193</text:p>
          </table:table-cell>
          <table:table-cell office:value-type="float" office:value="0.0292765774096703" calcext:value-type="float">
            <text:p>0.0292765774096703</text:p>
          </table:table-cell>
          <table:table-cell office:value-type="float" office:value="0.745307130584193" calcext:value-type="float">
            <text:p>0.745307130584193</text:p>
          </table:table-cell>
          <table:table-cell office:value-type="float" office:value="0.0216984080125848" calcext:value-type="float">
            <text:p>0.0216984080125848</text:p>
          </table:table-cell>
          <table:table-cell office:value-type="float" office:value="0.740088058419244" calcext:value-type="float">
            <text:p>0.740088058419244</text:p>
          </table:table-cell>
          <table:table-cell office:value-type="float" office:value="0.0249268949929258" calcext:value-type="float">
            <text:p>0.0249268949929258</text:p>
          </table:table-cell>
          <table:table-cell office:value-type="float" office:value="0.742171391752577" calcext:value-type="float">
            <text:p>0.742171391752577</text:p>
          </table:table-cell>
          <table:table-cell office:value-type="float" office:value="0.030834701597217" calcext:value-type="float">
            <text:p>0.030834701597217</text:p>
          </table:table-cell>
          <table:table-cell office:value-type="float" office:value="0.743223797250859" calcext:value-type="float">
            <text:p>0.743223797250859</text:p>
          </table:table-cell>
          <table:table-cell office:value-type="float" office:value="0.0252422932137495" calcext:value-type="float">
            <text:p>0.0252422932137495</text:p>
          </table:table-cell>
          <table:table-cell office:value-type="float" office:value="0.742203608247423" calcext:value-type="float">
            <text:p>0.742203608247423</text:p>
          </table:table-cell>
          <table:table-cell office:value-type="float" office:value="0.0272207764067707" calcext:value-type="float">
            <text:p>0.0272207764067707</text:p>
          </table:table-cell>
          <table:table-cell office:value-type="float" office:value="0.734922680412371" calcext:value-type="float">
            <text:p>0.734922680412371</text:p>
          </table:table-cell>
          <table:table-cell office:value-type="float" office:value="0.0265615399567194" calcext:value-type="float">
            <text:p>0.0265615399567194</text:p>
          </table:table-cell>
          <table:table-cell office:value-type="float" office:value="0.728661941580756" calcext:value-type="float">
            <text:p>0.728661941580756</text:p>
          </table:table-cell>
          <table:table-cell office:value-type="float" office:value="0.0310757637444305" calcext:value-type="float">
            <text:p>0.0310757637444305</text:p>
          </table:table-cell>
          <table:table-cell office:value-type="float" office:value="0.742203608247423" calcext:value-type="float">
            <text:p>0.742203608247423</text:p>
          </table:table-cell>
          <table:table-cell office:value-type="float" office:value="0.0168322559835765" calcext:value-type="float">
            <text:p>0.0168322559835765</text:p>
          </table:table-cell>
          <table:table-cell office:value-type="float" office:value="0.742214347079038" calcext:value-type="float">
            <text:p>0.742214347079038</text:p>
          </table:table-cell>
          <table:table-cell office:value-type="float" office:value="0.023283117149378" calcext:value-type="float">
            <text:p>0.02328311714937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contraceptive_NL</text:p>
          </table:table-cell>
          <table:table-cell office:value-type="float" office:value="0.756754725085911" calcext:value-type="float">
            <text:p>0.756754725085911</text:p>
          </table:table-cell>
          <table:table-cell office:value-type="float" office:value="0.0273712878146065" calcext:value-type="float">
            <text:p>0.0273712878146065</text:p>
          </table:table-cell>
          <table:table-cell office:value-type="float" office:value="0.69958118556701" calcext:value-type="float">
            <text:p>0.69958118556701</text:p>
          </table:table-cell>
          <table:table-cell office:value-type="float" office:value="0.0300467421014789" calcext:value-type="float">
            <text:p>0.0300467421014789</text:p>
          </table:table-cell>
          <table:table-cell office:value-type="float" office:value="0.753597508591065" calcext:value-type="float">
            <text:p>0.753597508591065</text:p>
          </table:table-cell>
          <table:table-cell office:value-type="float" office:value="0.0218732218377617" calcext:value-type="float">
            <text:p>0.0218732218377617</text:p>
          </table:table-cell>
          <table:table-cell office:value-type="float" office:value="0.754596219931271" calcext:value-type="float">
            <text:p>0.754596219931271</text:p>
          </table:table-cell>
          <table:table-cell office:value-type="float" office:value="0.0305225899234526" calcext:value-type="float">
            <text:p>0.0305225899234526</text:p>
          </table:table-cell>
          <table:table-cell office:value-type="float" office:value="0.747390463917526" calcext:value-type="float">
            <text:p>0.747390463917526</text:p>
          </table:table-cell>
          <table:table-cell office:value-type="float" office:value="0.0209760321194893" calcext:value-type="float">
            <text:p>0.0209760321194893</text:p>
          </table:table-cell>
          <table:table-cell office:value-type="float" office:value="0.741172680412371" calcext:value-type="float">
            <text:p>0.741172680412371</text:p>
          </table:table-cell>
          <table:table-cell office:value-type="float" office:value="0.0231285947240998" calcext:value-type="float">
            <text:p>0.0231285947240998</text:p>
          </table:table-cell>
          <table:table-cell office:value-type="float" office:value="0.749452319587629" calcext:value-type="float">
            <text:p>0.749452319587629</text:p>
          </table:table-cell>
          <table:table-cell office:value-type="float" office:value="0.0250465556564738" calcext:value-type="float">
            <text:p>0.0250465556564738</text:p>
          </table:table-cell>
          <table:table-cell office:value-type="float" office:value="0.744254725085911" calcext:value-type="float">
            <text:p>0.744254725085911</text:p>
          </table:table-cell>
          <table:table-cell office:value-type="float" office:value="0.0229139395814753" calcext:value-type="float">
            <text:p>0.0229139395814753</text:p>
          </table:table-cell>
          <table:table-cell office:value-type="float" office:value="0.743213058419244" calcext:value-type="float">
            <text:p>0.743213058419244</text:p>
          </table:table-cell>
          <table:table-cell office:value-type="float" office:value="0.0217801461303558" calcext:value-type="float">
            <text:p>0.0217801461303558</text:p>
          </table:table-cell>
          <table:table-cell office:value-type="float" office:value="0.739057130584192" calcext:value-type="float">
            <text:p>0.739057130584192</text:p>
          </table:table-cell>
          <table:table-cell office:value-type="float" office:value="0.0259943050837958" calcext:value-type="float">
            <text:p>0.0259943050837958</text:p>
          </table:table-cell>
          <table:table-cell office:value-type="float" office:value="0.749463058419244" calcext:value-type="float">
            <text:p>0.749463058419244</text:p>
          </table:table-cell>
          <table:table-cell office:value-type="float" office:value="0.020116455790905" calcext:value-type="float">
            <text:p>0.020116455790905</text:p>
          </table:table-cell>
          <table:table-cell office:value-type="float" office:value="0.742203608247423" calcext:value-type="float">
            <text:p>0.742203608247423</text:p>
          </table:table-cell>
          <table:table-cell office:value-type="float" office:value="0.0293518984018469" calcext:value-type="float">
            <text:p>0.0293518984018469</text:p>
          </table:table-cell>
          <table:table-cell office:value-type="float" office:value="0.731808419243986" calcext:value-type="float">
            <text:p>0.731808419243986</text:p>
          </table:table-cell>
          <table:table-cell office:value-type="float" office:value="0.0223573086578454" calcext:value-type="float">
            <text:p>0.0223573086578454</text:p>
          </table:table-cell>
          <table:table-cell office:value-type="float" office:value="0.729714347079038" calcext:value-type="float">
            <text:p>0.729714347079038</text:p>
          </table:table-cell>
          <table:table-cell office:value-type="float" office:value="0.0319418197969795" calcext:value-type="float">
            <text:p>0.0319418197969795</text:p>
          </table:table-cell>
          <table:table-cell office:value-type="float" office:value="0.737006013745704" calcext:value-type="float">
            <text:p>0.737006013745704</text:p>
          </table:table-cell>
          <table:table-cell office:value-type="float" office:value="0.0230295016687862" calcext:value-type="float">
            <text:p>0.0230295016687862</text:p>
          </table:table-cell>
          <table:table-cell office:value-type="float" office:value="0.743245274914089" calcext:value-type="float">
            <text:p>0.743245274914089</text:p>
          </table:table-cell>
          <table:table-cell office:value-type="float" office:value="0.0240201442792276" calcext:value-type="float">
            <text:p>0.024020144279227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contraceptive_NL</text:p>
          </table:table-cell>
          <table:table-cell office:value-type="float" office:value="0.760294243986254" calcext:value-type="float">
            <text:p>0.760294243986254</text:p>
          </table:table-cell>
          <table:table-cell office:value-type="float" office:value="0.031678138114617" calcext:value-type="float">
            <text:p>0.031678138114617</text:p>
          </table:table-cell>
          <table:table-cell office:value-type="float" office:value="0.691928694158076" calcext:value-type="float">
            <text:p>0.691928694158076</text:p>
          </table:table-cell>
          <table:table-cell office:value-type="float" office:value="0.0374034489646134" calcext:value-type="float">
            <text:p>0.0374034489646134</text:p>
          </table:table-cell>
          <table:table-cell office:value-type="float" office:value="0.75129939862543" calcext:value-type="float">
            <text:p>0.75129939862543</text:p>
          </table:table-cell>
          <table:table-cell office:value-type="float" office:value="0.0283706738003839" calcext:value-type="float">
            <text:p>0.0283706738003839</text:p>
          </table:table-cell>
          <table:table-cell office:value-type="float" office:value="0.75046176975945" calcext:value-type="float">
            <text:p>0.75046176975945</text:p>
          </table:table-cell>
          <table:table-cell office:value-type="float" office:value="0.0341019916558276" calcext:value-type="float">
            <text:p>0.0341019916558276</text:p>
          </table:table-cell>
          <table:table-cell office:value-type="float" office:value="0.747188573883162" calcext:value-type="float">
            <text:p>0.747188573883162</text:p>
          </table:table-cell>
          <table:table-cell office:value-type="float" office:value="0.0200158259444209" calcext:value-type="float">
            <text:p>0.0200158259444209</text:p>
          </table:table-cell>
          <table:table-cell office:value-type="float" office:value="0.740773195876289" calcext:value-type="float">
            <text:p>0.740773195876289</text:p>
          </table:table-cell>
          <table:table-cell office:value-type="float" office:value="0.029116921202697" calcext:value-type="float">
            <text:p>0.029116921202697</text:p>
          </table:table-cell>
          <table:table-cell office:value-type="float" office:value="0.746537800687285" calcext:value-type="float">
            <text:p>0.746537800687285</text:p>
          </table:table-cell>
          <table:table-cell office:value-type="float" office:value="0.0305671395482604" calcext:value-type="float">
            <text:p>0.0305671395482604</text:p>
          </table:table-cell>
          <table:table-cell office:value-type="float" office:value="0.744463058419244" calcext:value-type="float">
            <text:p>0.744463058419244</text:p>
          </table:table-cell>
          <table:table-cell office:value-type="float" office:value="0.0222435587474669" calcext:value-type="float">
            <text:p>0.0222435587474669</text:p>
          </table:table-cell>
          <table:table-cell office:value-type="float" office:value="0.739052835051546" calcext:value-type="float">
            <text:p>0.739052835051546</text:p>
          </table:table-cell>
          <table:table-cell office:value-type="float" office:value="0.0239812660722499" calcext:value-type="float">
            <text:p>0.0239812660722499</text:p>
          </table:table-cell>
          <table:table-cell office:value-type="float" office:value="0.739881872852234" calcext:value-type="float">
            <text:p>0.739881872852234</text:p>
          </table:table-cell>
          <table:table-cell office:value-type="float" office:value="0.032501152239868" calcext:value-type="float">
            <text:p>0.032501152239868</text:p>
          </table:table-cell>
          <table:table-cell office:value-type="float" office:value="0.741963058419244" calcext:value-type="float">
            <text:p>0.741963058419244</text:p>
          </table:table-cell>
          <table:table-cell office:value-type="float" office:value="0.0247667358722491" calcext:value-type="float">
            <text:p>0.0247667358722491</text:p>
          </table:table-cell>
          <table:table-cell office:value-type="float" office:value="0.741780498281787" calcext:value-type="float">
            <text:p>0.741780498281787</text:p>
          </table:table-cell>
          <table:table-cell office:value-type="float" office:value="0.0265991788182289" calcext:value-type="float">
            <text:p>0.0265991788182289</text:p>
          </table:table-cell>
          <table:table-cell office:value-type="float" office:value="0.731791237113402" calcext:value-type="float">
            <text:p>0.731791237113402</text:p>
          </table:table-cell>
          <table:table-cell office:value-type="float" office:value="0.0229588368230249" calcext:value-type="float">
            <text:p>0.0229588368230249</text:p>
          </table:table-cell>
          <table:table-cell office:value-type="float" office:value="0.731176975945017" calcext:value-type="float">
            <text:p>0.731176975945017</text:p>
          </table:table-cell>
          <table:table-cell office:value-type="float" office:value="0.0350026545159409" calcext:value-type="float">
            <text:p>0.0350026545159409</text:p>
          </table:table-cell>
          <table:table-cell office:value-type="float" office:value="0.735339347079038" calcext:value-type="float">
            <text:p>0.735339347079038</text:p>
          </table:table-cell>
          <table:table-cell office:value-type="float" office:value="0.0208091709885755" calcext:value-type="float">
            <text:p>0.0208091709885755</text:p>
          </table:table-cell>
          <table:table-cell office:value-type="float" office:value="0.744278350515464" calcext:value-type="float">
            <text:p>0.744278350515464</text:p>
          </table:table-cell>
          <table:table-cell office:value-type="float" office:value="0.0266841011499158" calcext:value-type="float">
            <text:p>0.026684101149915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NL</text:p>
          </table:table-cell>
          <table:table-cell office:value-type="float" office:value="0.724506013745704" calcext:value-type="float">
            <text:p>0.724506013745704</text:p>
          </table:table-cell>
          <table:table-cell office:value-type="float" office:value="0.0317574283414711" calcext:value-type="float">
            <text:p>0.0317574283414711</text:p>
          </table:table-cell>
          <table:table-cell office:value-type="float" office:value="0.73078823024055" calcext:value-type="float">
            <text:p>0.73078823024055</text:p>
          </table:table-cell>
          <table:table-cell office:value-type="float" office:value="0.0321547649816615" calcext:value-type="float">
            <text:p>0.0321547649816615</text:p>
          </table:table-cell>
          <table:table-cell office:value-type="float" office:value="0.723475085910653" calcext:value-type="float">
            <text:p>0.723475085910653</text:p>
          </table:table-cell>
          <table:table-cell office:value-type="float" office:value="0.0308606443681135" calcext:value-type="float">
            <text:p>0.0308606443681135</text:p>
          </table:table-cell>
          <table:table-cell office:value-type="float" office:value="0.722454896907217" calcext:value-type="float">
            <text:p>0.722454896907217</text:p>
          </table:table-cell>
          <table:table-cell office:value-type="float" office:value="0.0245252830471504" calcext:value-type="float">
            <text:p>0.0245252830471504</text:p>
          </table:table-cell>
          <table:table-cell office:value-type="float" office:value="0.719340635738832" calcext:value-type="float">
            <text:p>0.719340635738832</text:p>
          </table:table-cell>
          <table:table-cell office:value-type="float" office:value="0.0356729787496459" calcext:value-type="float">
            <text:p>0.0356729787496459</text:p>
          </table:table-cell>
          <table:table-cell office:value-type="float" office:value="0.727652491408935" calcext:value-type="float">
            <text:p>0.727652491408935</text:p>
          </table:table-cell>
          <table:table-cell office:value-type="float" office:value="0.0346146469662361" calcext:value-type="float">
            <text:p>0.0346146469662361</text:p>
          </table:table-cell>
          <table:table-cell office:value-type="float" office:value="0.735975085910653" calcext:value-type="float">
            <text:p>0.735975085910653</text:p>
          </table:table-cell>
          <table:table-cell office:value-type="float" office:value="0.0395636266502275" calcext:value-type="float">
            <text:p>0.0395636266502275</text:p>
          </table:table-cell>
          <table:table-cell office:value-type="float" office:value="0.721466924398625" calcext:value-type="float">
            <text:p>0.721466924398625</text:p>
          </table:table-cell>
          <table:table-cell office:value-type="float" office:value="0.0354032005886524" calcext:value-type="float">
            <text:p>0.0354032005886524</text:p>
          </table:table-cell>
          <table:table-cell office:value-type="float" office:value="0.730723797250859" calcext:value-type="float">
            <text:p>0.730723797250859</text:p>
          </table:table-cell>
          <table:table-cell office:value-type="float" office:value="0.0355312455786658" calcext:value-type="float">
            <text:p>0.0355312455786658</text:p>
          </table:table-cell>
          <table:table-cell office:value-type="float" office:value="0.729714347079038" calcext:value-type="float">
            <text:p>0.729714347079038</text:p>
          </table:table-cell>
          <table:table-cell office:value-type="float" office:value="0.0242126428579149" calcext:value-type="float">
            <text:p>0.0242126428579149</text:p>
          </table:table-cell>
          <table:table-cell office:value-type="float" office:value="0.727609536082474" calcext:value-type="float">
            <text:p>0.727609536082474</text:p>
          </table:table-cell>
          <table:table-cell office:value-type="float" office:value="0.0297497402547697" calcext:value-type="float">
            <text:p>0.0297497402547697</text:p>
          </table:table-cell>
          <table:table-cell office:value-type="float" office:value="0.740120274914089" calcext:value-type="float">
            <text:p>0.740120274914089</text:p>
          </table:table-cell>
          <table:table-cell office:value-type="float" office:value="0.0336761266899721" calcext:value-type="float">
            <text:p>0.0336761266899721</text:p>
          </table:table-cell>
          <table:table-cell office:value-type="float" office:value="0.711018041237113" calcext:value-type="float">
            <text:p>0.711018041237113</text:p>
          </table:table-cell>
          <table:table-cell office:value-type="float" office:value="0.0324801086385086" calcext:value-type="float">
            <text:p>0.0324801086385086</text:p>
          </table:table-cell>
          <table:table-cell office:value-type="float" office:value="0.718320446735395" calcext:value-type="float">
            <text:p>0.718320446735395</text:p>
          </table:table-cell>
          <table:table-cell office:value-type="float" office:value="0.0356444381449477" calcext:value-type="float">
            <text:p>0.0356444381449477</text:p>
          </table:table-cell>
          <table:table-cell office:value-type="float" office:value="0.733870274914089" calcext:value-type="float">
            <text:p>0.733870274914089</text:p>
          </table:table-cell>
          <table:table-cell office:value-type="float" office:value="0.0292747281764723" calcext:value-type="float">
            <text:p>0.0292747281764723</text:p>
          </table:table-cell>
          <table:table-cell office:value-type="float" office:value="0.726578608247423" calcext:value-type="float">
            <text:p>0.726578608247423</text:p>
          </table:table-cell>
          <table:table-cell office:value-type="float" office:value="0.0249291258598671" calcext:value-type="float">
            <text:p>0.024929125859867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NL</text:p>
          </table:table-cell>
          <table:table-cell office:value-type="float" office:value="0.720371563573883" calcext:value-type="float">
            <text:p>0.720371563573883</text:p>
          </table:table-cell>
          <table:table-cell office:value-type="float" office:value="0.0193052514867106" calcext:value-type="float">
            <text:p>0.0193052514867106</text:p>
          </table:table-cell>
          <table:table-cell office:value-type="float" office:value="0.726600085910653" calcext:value-type="float">
            <text:p>0.726600085910653</text:p>
          </table:table-cell>
          <table:table-cell office:value-type="float" office:value="0.0261079257190537" calcext:value-type="float">
            <text:p>0.0261079257190537</text:p>
          </table:table-cell>
          <table:table-cell office:value-type="float" office:value="0.734879725085911" calcext:value-type="float">
            <text:p>0.734879725085911</text:p>
          </table:table-cell>
          <table:table-cell office:value-type="float" office:value="0.0396687975822117" calcext:value-type="float">
            <text:p>0.0396687975822117</text:p>
          </table:table-cell>
          <table:table-cell office:value-type="float" office:value="0.724527491408935" calcext:value-type="float">
            <text:p>0.724527491408935</text:p>
          </table:table-cell>
          <table:table-cell office:value-type="float" office:value="0.0393770761506178" calcext:value-type="float">
            <text:p>0.0393770761506178</text:p>
          </table:table-cell>
          <table:table-cell office:value-type="float" office:value="0.728672680412371" calcext:value-type="float">
            <text:p>0.728672680412371</text:p>
          </table:table-cell>
          <table:table-cell office:value-type="float" office:value="0.0389058119144587" calcext:value-type="float">
            <text:p>0.0389058119144587</text:p>
          </table:table-cell>
          <table:table-cell office:value-type="float" office:value="0.728704896907217" calcext:value-type="float">
            <text:p>0.728704896907217</text:p>
          </table:table-cell>
          <table:table-cell office:value-type="float" office:value="0.0318198203107541" calcext:value-type="float">
            <text:p>0.0318198203107541</text:p>
          </table:table-cell>
          <table:table-cell office:value-type="float" office:value="0.739089347079038" calcext:value-type="float">
            <text:p>0.739089347079038</text:p>
          </table:table-cell>
          <table:table-cell office:value-type="float" office:value="0.0172145551254299" calcext:value-type="float">
            <text:p>0.0172145551254299</text:p>
          </table:table-cell>
          <table:table-cell office:value-type="float" office:value="0.72766323024055" calcext:value-type="float">
            <text:p>0.72766323024055</text:p>
          </table:table-cell>
          <table:table-cell office:value-type="float" office:value="0.0288075705052165" calcext:value-type="float">
            <text:p>0.0288075705052165</text:p>
          </table:table-cell>
          <table:table-cell office:value-type="float" office:value="0.735953608247423" calcext:value-type="float">
            <text:p>0.735953608247423</text:p>
          </table:table-cell>
          <table:table-cell office:value-type="float" office:value="0.0375381794781981" calcext:value-type="float">
            <text:p>0.0375381794781981</text:p>
          </table:table-cell>
          <table:table-cell office:value-type="float" office:value="0.741172680412371" calcext:value-type="float">
            <text:p>0.741172680412371</text:p>
          </table:table-cell>
          <table:table-cell office:value-type="float" office:value="0.0255833139897977" calcext:value-type="float">
            <text:p>0.0255833139897977</text:p>
          </table:table-cell>
          <table:table-cell office:value-type="float" office:value="0.72766323024055" calcext:value-type="float">
            <text:p>0.72766323024055</text:p>
          </table:table-cell>
          <table:table-cell office:value-type="float" office:value="0.0275144243996135" calcext:value-type="float">
            <text:p>0.0275144243996135</text:p>
          </table:table-cell>
          <table:table-cell office:value-type="float" office:value="0.727631013745704" calcext:value-type="float">
            <text:p>0.727631013745704</text:p>
          </table:table-cell>
          <table:table-cell office:value-type="float" office:value="0.0326378457678989" calcext:value-type="float">
            <text:p>0.0326378457678989</text:p>
          </table:table-cell>
          <table:table-cell office:value-type="float" office:value="0.719319158075601" calcext:value-type="float">
            <text:p>0.719319158075601</text:p>
          </table:table-cell>
          <table:table-cell office:value-type="float" office:value="0.0295798902721849" calcext:value-type="float">
            <text:p>0.0295798902721849</text:p>
          </table:table-cell>
          <table:table-cell office:value-type="float" office:value="0.72453823024055" calcext:value-type="float">
            <text:p>0.72453823024055</text:p>
          </table:table-cell>
          <table:table-cell office:value-type="float" office:value="0.0386691212205785" calcext:value-type="float">
            <text:p>0.0386691212205785</text:p>
          </table:table-cell>
          <table:table-cell office:value-type="float" office:value="0.739078608247423" calcext:value-type="float">
            <text:p>0.739078608247423</text:p>
          </table:table-cell>
          <table:table-cell office:value-type="float" office:value="0.0296805647870531" calcext:value-type="float">
            <text:p>0.0296805647870531</text:p>
          </table:table-cell>
          <table:table-cell office:value-type="float" office:value="0.72764175257732" calcext:value-type="float">
            <text:p>0.72764175257732</text:p>
          </table:table-cell>
          <table:table-cell office:value-type="float" office:value="0.025489129543857" calcext:value-type="float">
            <text:p>0.02548912954385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NL</text:p>
          </table:table-cell>
          <table:table-cell office:value-type="float" office:value="0.728694158075601" calcext:value-type="float">
            <text:p>0.728694158075601</text:p>
          </table:table-cell>
          <table:table-cell office:value-type="float" office:value="0.01919860966648" calcext:value-type="float">
            <text:p>0.01919860966648</text:p>
          </table:table-cell>
          <table:table-cell office:value-type="float" office:value="0.731808419243986" calcext:value-type="float">
            <text:p>0.731808419243986</text:p>
          </table:table-cell>
          <table:table-cell office:value-type="float" office:value="0.030567493086741" calcext:value-type="float">
            <text:p>0.030567493086741</text:p>
          </table:table-cell>
          <table:table-cell office:value-type="float" office:value="0.724548969072165" calcext:value-type="float">
            <text:p>0.724548969072165</text:p>
          </table:table-cell>
          <table:table-cell office:value-type="float" office:value="0.0324767551607609" calcext:value-type="float">
            <text:p>0.0324767551607609</text:p>
          </table:table-cell>
          <table:table-cell office:value-type="float" office:value="0.732860824742268" calcext:value-type="float">
            <text:p>0.732860824742268</text:p>
          </table:table-cell>
          <table:table-cell office:value-type="float" office:value="0.0352964556165702" calcext:value-type="float">
            <text:p>0.0352964556165702</text:p>
          </table:table-cell>
          <table:table-cell office:value-type="float" office:value="0.727652491408935" calcext:value-type="float">
            <text:p>0.727652491408935</text:p>
          </table:table-cell>
          <table:table-cell office:value-type="float" office:value="0.0356442386306696" calcext:value-type="float">
            <text:p>0.0356442386306696</text:p>
          </table:table-cell>
          <table:table-cell office:value-type="float" office:value="0.733923969072165" calcext:value-type="float">
            <text:p>0.733923969072165</text:p>
          </table:table-cell>
          <table:table-cell office:value-type="float" office:value="0.0307372488122531" calcext:value-type="float">
            <text:p>0.0307372488122531</text:p>
          </table:table-cell>
          <table:table-cell office:value-type="float" office:value="0.743234536082474" calcext:value-type="float">
            <text:p>0.743234536082474</text:p>
          </table:table-cell>
          <table:table-cell office:value-type="float" office:value="0.0256084046970523" calcext:value-type="float">
            <text:p>0.0256084046970523</text:p>
          </table:table-cell>
          <table:table-cell office:value-type="float" office:value="0.730756013745704" calcext:value-type="float">
            <text:p>0.730756013745704</text:p>
          </table:table-cell>
          <table:table-cell office:value-type="float" office:value="0.0401069379454293" calcext:value-type="float">
            <text:p>0.0401069379454293</text:p>
          </table:table-cell>
          <table:table-cell office:value-type="float" office:value="0.733902491408935" calcext:value-type="float">
            <text:p>0.733902491408935</text:p>
          </table:table-cell>
          <table:table-cell office:value-type="float" office:value="0.035329013313356" calcext:value-type="float">
            <text:p>0.035329013313356</text:p>
          </table:table-cell>
          <table:table-cell office:value-type="float" office:value="0.733881013745704" calcext:value-type="float">
            <text:p>0.733881013745704</text:p>
          </table:table-cell>
          <table:table-cell office:value-type="float" office:value="0.0303904697330199" calcext:value-type="float">
            <text:p>0.0303904697330199</text:p>
          </table:table-cell>
          <table:table-cell office:value-type="float" office:value="0.73076675257732" calcext:value-type="float">
            <text:p>0.73076675257732</text:p>
          </table:table-cell>
          <table:table-cell office:value-type="float" office:value="0.0319871982769734" calcext:value-type="float">
            <text:p>0.0319871982769734</text:p>
          </table:table-cell>
          <table:table-cell office:value-type="float" office:value="0.725579896907216" calcext:value-type="float">
            <text:p>0.725579896907216</text:p>
          </table:table-cell>
          <table:table-cell office:value-type="float" office:value="0.0302332473545293" calcext:value-type="float">
            <text:p>0.0302332473545293</text:p>
          </table:table-cell>
          <table:table-cell office:value-type="float" office:value="0.721370274914089" calcext:value-type="float">
            <text:p>0.721370274914089</text:p>
          </table:table-cell>
          <table:table-cell office:value-type="float" office:value="0.0328526038675281" calcext:value-type="float">
            <text:p>0.0328526038675281</text:p>
          </table:table-cell>
          <table:table-cell office:value-type="float" office:value="0.730777491408935" calcext:value-type="float">
            <text:p>0.730777491408935</text:p>
          </table:table-cell>
          <table:table-cell office:value-type="float" office:value="0.0337276824034311" calcext:value-type="float">
            <text:p>0.0337276824034311</text:p>
          </table:table-cell>
          <table:table-cell office:value-type="float" office:value="0.729714347079038" calcext:value-type="float">
            <text:p>0.729714347079038</text:p>
          </table:table-cell>
          <table:table-cell office:value-type="float" office:value="0.0231954039741273" calcext:value-type="float">
            <text:p>0.0231954039741273</text:p>
          </table:table-cell>
          <table:table-cell office:value-type="float" office:value="0.726610824742268" calcext:value-type="float">
            <text:p>0.726610824742268</text:p>
          </table:table-cell>
          <table:table-cell office:value-type="float" office:value="0.0281889182029033" calcext:value-type="float">
            <text:p>0.02818891820290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NL</text:p>
          </table:table-cell>
          <table:table-cell office:value-type="float" office:value="0.732850085910653" calcext:value-type="float">
            <text:p>0.732850085910653</text:p>
          </table:table-cell>
          <table:table-cell office:value-type="float" office:value="0.0230041743297289" calcext:value-type="float">
            <text:p>0.0230041743297289</text:p>
          </table:table-cell>
          <table:table-cell office:value-type="float" office:value="0.73076675257732" calcext:value-type="float">
            <text:p>0.73076675257732</text:p>
          </table:table-cell>
          <table:table-cell office:value-type="float" office:value="0.0296395837974234" calcext:value-type="float">
            <text:p>0.0296395837974234</text:p>
          </table:table-cell>
          <table:table-cell office:value-type="float" office:value="0.726632302405498" calcext:value-type="float">
            <text:p>0.726632302405498</text:p>
          </table:table-cell>
          <table:table-cell office:value-type="float" office:value="0.0330969481800509" calcext:value-type="float">
            <text:p>0.0330969481800509</text:p>
          </table:table-cell>
          <table:table-cell office:value-type="float" office:value="0.732860824742268" calcext:value-type="float">
            <text:p>0.732860824742268</text:p>
          </table:table-cell>
          <table:table-cell office:value-type="float" office:value="0.0305186182862798" calcext:value-type="float">
            <text:p>0.0305186182862798</text:p>
          </table:table-cell>
          <table:table-cell office:value-type="float" office:value="0.731808419243986" calcext:value-type="float">
            <text:p>0.731808419243986</text:p>
          </table:table-cell>
          <table:table-cell office:value-type="float" office:value="0.0276691715336951" calcext:value-type="float">
            <text:p>0.0276691715336951</text:p>
          </table:table-cell>
          <table:table-cell office:value-type="float" office:value="0.734933419243986" calcext:value-type="float">
            <text:p>0.734933419243986</text:p>
          </table:table-cell>
          <table:table-cell office:value-type="float" office:value="0.0269041989722595" calcext:value-type="float">
            <text:p>0.0269041989722595</text:p>
          </table:table-cell>
          <table:table-cell office:value-type="float" office:value="0.731808419243986" calcext:value-type="float">
            <text:p>0.731808419243986</text:p>
          </table:table-cell>
          <table:table-cell office:value-type="float" office:value="0.0263201535897888" calcext:value-type="float">
            <text:p>0.0263201535897888</text:p>
          </table:table-cell>
          <table:table-cell office:value-type="float" office:value="0.738036941580756" calcext:value-type="float">
            <text:p>0.738036941580756</text:p>
          </table:table-cell>
          <table:table-cell office:value-type="float" office:value="0.0386449819956138" calcext:value-type="float">
            <text:p>0.0386449819956138</text:p>
          </table:table-cell>
          <table:table-cell office:value-type="float" office:value="0.73391323024055" calcext:value-type="float">
            <text:p>0.73391323024055</text:p>
          </table:table-cell>
          <table:table-cell office:value-type="float" office:value="0.0334786336083468" calcext:value-type="float">
            <text:p>0.0334786336083468</text:p>
          </table:table-cell>
          <table:table-cell office:value-type="float" office:value="0.733881013745704" calcext:value-type="float">
            <text:p>0.733881013745704</text:p>
          </table:table-cell>
          <table:table-cell office:value-type="float" office:value="0.0274734794000812" calcext:value-type="float">
            <text:p>0.0274734794000812</text:p>
          </table:table-cell>
          <table:table-cell office:value-type="float" office:value="0.731819158075601" calcext:value-type="float">
            <text:p>0.731819158075601</text:p>
          </table:table-cell>
          <table:table-cell office:value-type="float" office:value="0.031223399922346" calcext:value-type="float">
            <text:p>0.031223399922346</text:p>
          </table:table-cell>
          <table:table-cell office:value-type="float" office:value="0.732850085910653" calcext:value-type="float">
            <text:p>0.732850085910653</text:p>
          </table:table-cell>
          <table:table-cell office:value-type="float" office:value="0.0353847009428393" calcext:value-type="float">
            <text:p>0.0353847009428393</text:p>
          </table:table-cell>
          <table:table-cell office:value-type="float" office:value="0.723464347079038" calcext:value-type="float">
            <text:p>0.723464347079038</text:p>
          </table:table-cell>
          <table:table-cell office:value-type="float" office:value="0.0342986263618656" calcext:value-type="float">
            <text:p>0.0342986263618656</text:p>
          </table:table-cell>
          <table:table-cell office:value-type="float" office:value="0.731808419243986" calcext:value-type="float">
            <text:p>0.731808419243986</text:p>
          </table:table-cell>
          <table:table-cell office:value-type="float" office:value="0.0324721465229031" calcext:value-type="float">
            <text:p>0.0324721465229031</text:p>
          </table:table-cell>
          <table:table-cell office:value-type="float" office:value="0.73078823024055" calcext:value-type="float">
            <text:p>0.73078823024055</text:p>
          </table:table-cell>
          <table:table-cell office:value-type="float" office:value="0.0294216745986183" calcext:value-type="float">
            <text:p>0.0294216745986183</text:p>
          </table:table-cell>
          <table:table-cell office:value-type="float" office:value="0.734901202749141" calcext:value-type="float">
            <text:p>0.734901202749141</text:p>
          </table:table-cell>
          <table:table-cell office:value-type="float" office:value="0.0313659357188576" calcext:value-type="float">
            <text:p>0.031365935718857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NL</text:p>
          </table:table-cell>
          <table:table-cell office:value-type="float" office:value="0.734922680412371" calcext:value-type="float">
            <text:p>0.734922680412371</text:p>
          </table:table-cell>
          <table:table-cell office:value-type="float" office:value="0.0265801545459844" calcext:value-type="float">
            <text:p>0.0265801545459844</text:p>
          </table:table-cell>
          <table:table-cell office:value-type="float" office:value="0.72764175257732" calcext:value-type="float">
            <text:p>0.72764175257732</text:p>
          </table:table-cell>
          <table:table-cell office:value-type="float" office:value="0.0336444469611744" calcext:value-type="float">
            <text:p>0.0336444469611744</text:p>
          </table:table-cell>
          <table:table-cell office:value-type="float" office:value="0.728704896907217" calcext:value-type="float">
            <text:p>0.728704896907217</text:p>
          </table:table-cell>
          <table:table-cell office:value-type="float" office:value="0.0306701419470749" calcext:value-type="float">
            <text:p>0.0306701419470749</text:p>
          </table:table-cell>
          <table:table-cell office:value-type="float" office:value="0.732839347079038" calcext:value-type="float">
            <text:p>0.732839347079038</text:p>
          </table:table-cell>
          <table:table-cell office:value-type="float" office:value="0.0361529251971897" calcext:value-type="float">
            <text:p>0.0361529251971897</text:p>
          </table:table-cell>
          <table:table-cell office:value-type="float" office:value="0.732871563573883" calcext:value-type="float">
            <text:p>0.732871563573883</text:p>
          </table:table-cell>
          <table:table-cell office:value-type="float" office:value="0.028795703016836" calcext:value-type="float">
            <text:p>0.028795703016836</text:p>
          </table:table-cell>
          <table:table-cell office:value-type="float" office:value="0.733902491408935" calcext:value-type="float">
            <text:p>0.733902491408935</text:p>
          </table:table-cell>
          <table:table-cell office:value-type="float" office:value="0.0346254915089634" calcext:value-type="float">
            <text:p>0.0346254915089634</text:p>
          </table:table-cell>
          <table:table-cell office:value-type="float" office:value="0.733902491408935" calcext:value-type="float">
            <text:p>0.733902491408935</text:p>
          </table:table-cell>
          <table:table-cell office:value-type="float" office:value="0.0293487223187564" calcext:value-type="float">
            <text:p>0.0293487223187564</text:p>
          </table:table-cell>
          <table:table-cell office:value-type="float" office:value="0.739067869415807" calcext:value-type="float">
            <text:p>0.739067869415807</text:p>
          </table:table-cell>
          <table:table-cell office:value-type="float" office:value="0.0413176939861859" calcext:value-type="float">
            <text:p>0.0413176939861859</text:p>
          </table:table-cell>
          <table:table-cell office:value-type="float" office:value="0.732860824742268" calcext:value-type="float">
            <text:p>0.732860824742268</text:p>
          </table:table-cell>
          <table:table-cell office:value-type="float" office:value="0.0346065668688839" calcext:value-type="float">
            <text:p>0.0346065668688839</text:p>
          </table:table-cell>
          <table:table-cell office:value-type="float" office:value="0.738047680412371" calcext:value-type="float">
            <text:p>0.738047680412371</text:p>
          </table:table-cell>
          <table:table-cell office:value-type="float" office:value="0.0267574894070415" calcext:value-type="float">
            <text:p>0.0267574894070415</text:p>
          </table:table-cell>
          <table:table-cell office:value-type="float" office:value="0.73076675257732" calcext:value-type="float">
            <text:p>0.73076675257732</text:p>
          </table:table-cell>
          <table:table-cell office:value-type="float" office:value="0.0266405020117409" calcext:value-type="float">
            <text:p>0.0266405020117409</text:p>
          </table:table-cell>
          <table:table-cell office:value-type="float" office:value="0.735985824742268" calcext:value-type="float">
            <text:p>0.735985824742268</text:p>
          </table:table-cell>
          <table:table-cell office:value-type="float" office:value="0.0338830984785124" calcext:value-type="float">
            <text:p>0.0338830984785124</text:p>
          </table:table-cell>
          <table:table-cell office:value-type="float" office:value="0.722454896907217" calcext:value-type="float">
            <text:p>0.722454896907217</text:p>
          </table:table-cell>
          <table:table-cell office:value-type="float" office:value="0.0289937515703071" calcext:value-type="float">
            <text:p>0.0289937515703071</text:p>
          </table:table-cell>
          <table:table-cell office:value-type="float" office:value="0.725569158075601" calcext:value-type="float">
            <text:p>0.725569158075601</text:p>
          </table:table-cell>
          <table:table-cell office:value-type="float" office:value="0.0311181311037538" calcext:value-type="float">
            <text:p>0.0311181311037538</text:p>
          </table:table-cell>
          <table:table-cell office:value-type="float" office:value="0.731819158075601" calcext:value-type="float">
            <text:p>0.731819158075601</text:p>
          </table:table-cell>
          <table:table-cell office:value-type="float" office:value="0.03347485383766" calcext:value-type="float">
            <text:p>0.03347485383766</text:p>
          </table:table-cell>
          <table:table-cell office:value-type="float" office:value="0.731786941580756" calcext:value-type="float">
            <text:p>0.731786941580756</text:p>
          </table:table-cell>
          <table:table-cell office:value-type="float" office:value="0.0287356544106552" calcext:value-type="float">
            <text:p>0.028735654410655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NL</text:p>
          </table:table-cell>
          <table:table-cell office:value-type="float" office:value="0.728268900343643" calcext:value-type="float">
            <text:p>0.728268900343643</text:p>
          </table:table-cell>
          <table:table-cell office:value-type="float" office:value="0.023969123674075" calcext:value-type="float">
            <text:p>0.023969123674075</text:p>
          </table:table-cell>
          <table:table-cell office:value-type="float" office:value="0.729521048109966" calcext:value-type="float">
            <text:p>0.729521048109966</text:p>
          </table:table-cell>
          <table:table-cell office:value-type="float" office:value="0.0304228429092108" calcext:value-type="float">
            <text:p>0.0304228429092108</text:p>
          </table:table-cell>
          <table:table-cell office:value-type="float" office:value="0.727648195876289" calcext:value-type="float">
            <text:p>0.727648195876289</text:p>
          </table:table-cell>
          <table:table-cell office:value-type="float" office:value="0.0333546574476424" calcext:value-type="float">
            <text:p>0.0333546574476424</text:p>
          </table:table-cell>
          <table:table-cell office:value-type="float" office:value="0.729108676975945" calcext:value-type="float">
            <text:p>0.729108676975945</text:p>
          </table:table-cell>
          <table:table-cell office:value-type="float" office:value="0.0331740716595616" calcext:value-type="float">
            <text:p>0.0331740716595616</text:p>
          </table:table-cell>
          <table:table-cell office:value-type="float" office:value="0.728069158075601" calcext:value-type="float">
            <text:p>0.728069158075601</text:p>
          </table:table-cell>
          <table:table-cell office:value-type="float" office:value="0.0333375807690611" calcext:value-type="float">
            <text:p>0.0333375807690611</text:p>
          </table:table-cell>
          <table:table-cell office:value-type="float" office:value="0.731823453608247" calcext:value-type="float">
            <text:p>0.731823453608247</text:p>
          </table:table-cell>
          <table:table-cell office:value-type="float" office:value="0.0317402813140932" calcext:value-type="float">
            <text:p>0.0317402813140932</text:p>
          </table:table-cell>
          <table:table-cell office:value-type="float" office:value="0.736801975945017" calcext:value-type="float">
            <text:p>0.736801975945017</text:p>
          </table:table-cell>
          <table:table-cell office:value-type="float" office:value="0.027611092476251" calcext:value-type="float">
            <text:p>0.027611092476251</text:p>
          </table:table-cell>
          <table:table-cell office:value-type="float" office:value="0.731398195876289" calcext:value-type="float">
            <text:p>0.731398195876289</text:p>
          </table:table-cell>
          <table:table-cell office:value-type="float" office:value="0.0368560770042196" calcext:value-type="float">
            <text:p>0.0368560770042196</text:p>
          </table:table-cell>
          <table:table-cell office:value-type="float" office:value="0.733470790378007" calcext:value-type="float">
            <text:p>0.733470790378007</text:p>
          </table:table-cell>
          <table:table-cell office:value-type="float" office:value="0.0352967277694901" calcext:value-type="float">
            <text:p>0.0352967277694901</text:p>
          </table:table-cell>
          <table:table-cell office:value-type="float" office:value="0.735339347079038" calcext:value-type="float">
            <text:p>0.735339347079038</text:p>
          </table:table-cell>
          <table:table-cell office:value-type="float" office:value="0.026883479077571" calcext:value-type="float">
            <text:p>0.026883479077571</text:p>
          </table:table-cell>
          <table:table-cell office:value-type="float" office:value="0.729725085910653" calcext:value-type="float">
            <text:p>0.729725085910653</text:p>
          </table:table-cell>
          <table:table-cell office:value-type="float" office:value="0.0294230529730887" calcext:value-type="float">
            <text:p>0.0294230529730887</text:p>
          </table:table-cell>
          <table:table-cell office:value-type="float" office:value="0.732433419243986" calcext:value-type="float">
            <text:p>0.732433419243986</text:p>
          </table:table-cell>
          <table:table-cell office:value-type="float" office:value="0.0331630038467504" calcext:value-type="float">
            <text:p>0.0331630038467504</text:p>
          </table:table-cell>
          <table:table-cell office:value-type="float" office:value="0.719525343642612" calcext:value-type="float">
            <text:p>0.719525343642612</text:p>
          </table:table-cell>
          <table:table-cell office:value-type="float" office:value="0.0316409961420789" calcext:value-type="float">
            <text:p>0.0316409961420789</text:p>
          </table:table-cell>
          <table:table-cell office:value-type="float" office:value="0.726202749140893" calcext:value-type="float">
            <text:p>0.726202749140893</text:p>
          </table:table-cell>
          <table:table-cell office:value-type="float" office:value="0.0343263038791228" calcext:value-type="float">
            <text:p>0.0343263038791228</text:p>
          </table:table-cell>
          <table:table-cell office:value-type="float" office:value="0.73305412371134" calcext:value-type="float">
            <text:p>0.73305412371134</text:p>
          </table:table-cell>
          <table:table-cell office:value-type="float" office:value="0.0290094450747862" calcext:value-type="float">
            <text:p>0.0290094450747862</text:p>
          </table:table-cell>
          <table:table-cell office:value-type="float" office:value="0.729503865979381" calcext:value-type="float">
            <text:p>0.729503865979381</text:p>
          </table:table-cell>
          <table:table-cell office:value-type="float" office:value="0.027741752747228" calcext:value-type="float">
            <text:p>0.0277417527472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contraceptive_NS</text:p>
          </table:table-cell>
          <table:table-cell office:value-type="float" office:value="0.671929824561403" calcext:value-type="float">
            <text:p>0.671929824561403</text:p>
          </table:table-cell>
          <table:table-cell office:value-type="float" office:value="0.0301609285572576" calcext:value-type="float">
            <text:p>0.0301609285572576</text:p>
          </table:table-cell>
          <table:table-cell office:value-type="float" office:value="0.592982456140351" calcext:value-type="float">
            <text:p>0.592982456140351</text:p>
          </table:table-cell>
          <table:table-cell office:value-type="float" office:value="0.0401341752906982" calcext:value-type="float">
            <text:p>0.0401341752906982</text:p>
          </table:table-cell>
          <table:table-cell office:value-type="float" office:value="0.66140350877193" calcext:value-type="float">
            <text:p>0.66140350877193</text:p>
          </table:table-cell>
          <table:table-cell office:value-type="float" office:value="0.0508469359515418" calcext:value-type="float">
            <text:p>0.0508469359515418</text:p>
          </table:table-cell>
          <table:table-cell office:value-type="float" office:value="0.658771929824561" calcext:value-type="float">
            <text:p>0.658771929824561</text:p>
          </table:table-cell>
          <table:table-cell office:value-type="float" office:value="0.0391092118792343" calcext:value-type="float">
            <text:p>0.0391092118792343</text:p>
          </table:table-cell>
          <table:table-cell office:value-type="float" office:value="0.657894736842105" calcext:value-type="float">
            <text:p>0.657894736842105</text:p>
          </table:table-cell>
          <table:table-cell office:value-type="float" office:value="0.0454864011289592" calcext:value-type="float">
            <text:p>0.0454864011289592</text:p>
          </table:table-cell>
          <table:table-cell office:value-type="float" office:value="0.653508771929825" calcext:value-type="float">
            <text:p>0.653508771929825</text:p>
          </table:table-cell>
          <table:table-cell office:value-type="float" office:value="0.0534776057256487" calcext:value-type="float">
            <text:p>0.0534776057256487</text:p>
          </table:table-cell>
          <table:table-cell office:value-type="float" office:value="0.658771929824561" calcext:value-type="float">
            <text:p>0.658771929824561</text:p>
          </table:table-cell>
          <table:table-cell office:value-type="float" office:value="0.0570662559948557" calcext:value-type="float">
            <text:p>0.0570662559948557</text:p>
          </table:table-cell>
          <table:table-cell office:value-type="float" office:value="0.654385964912281" calcext:value-type="float">
            <text:p>0.654385964912281</text:p>
          </table:table-cell>
          <table:table-cell office:value-type="float" office:value="0.0506785123819726" calcext:value-type="float">
            <text:p>0.0506785123819726</text:p>
          </table:table-cell>
          <table:table-cell office:value-type="float" office:value="0.662280701754386" calcext:value-type="float">
            <text:p>0.662280701754386</text:p>
          </table:table-cell>
          <table:table-cell office:value-type="float" office:value="0.0541133202436308" calcext:value-type="float">
            <text:p>0.0541133202436308</text:p>
          </table:table-cell>
          <table:table-cell office:value-type="float" office:value="0.637719298245614" calcext:value-type="float">
            <text:p>0.637719298245614</text:p>
          </table:table-cell>
          <table:table-cell office:value-type="float" office:value="0.0514902235141822" calcext:value-type="float">
            <text:p>0.0514902235141822</text:p>
          </table:table-cell>
          <table:table-cell office:value-type="float" office:value="0.66578947368421" calcext:value-type="float">
            <text:p>0.66578947368421</text:p>
          </table:table-cell>
          <table:table-cell office:value-type="float" office:value="0.0479478673382367" calcext:value-type="float">
            <text:p>0.0479478673382367</text:p>
          </table:table-cell>
          <table:table-cell office:value-type="float" office:value="0.642105263157895" calcext:value-type="float">
            <text:p>0.642105263157895</text:p>
          </table:table-cell>
          <table:table-cell office:value-type="float" office:value="0.0501016374049213" calcext:value-type="float">
            <text:p>0.0501016374049213</text:p>
          </table:table-cell>
          <table:table-cell office:value-type="float" office:value="0.647368421052632" calcext:value-type="float">
            <text:p>0.647368421052632</text:p>
          </table:table-cell>
          <table:table-cell office:value-type="float" office:value="0.0474729912107659" calcext:value-type="float">
            <text:p>0.0474729912107659</text:p>
          </table:table-cell>
          <table:table-cell office:value-type="float" office:value="0.655263157894737" calcext:value-type="float">
            <text:p>0.655263157894737</text:p>
          </table:table-cell>
          <table:table-cell office:value-type="float" office:value="0.0411543864801211" calcext:value-type="float">
            <text:p>0.0411543864801211</text:p>
          </table:table-cell>
          <table:table-cell office:value-type="float" office:value="0.650877192982456" calcext:value-type="float">
            <text:p>0.650877192982456</text:p>
          </table:table-cell>
          <table:table-cell office:value-type="float" office:value="0.0419261949214851" calcext:value-type="float">
            <text:p>0.0419261949214851</text:p>
          </table:table-cell>
          <table:table-cell office:value-type="float" office:value="0.642105263157895" calcext:value-type="float">
            <text:p>0.642105263157895</text:p>
          </table:table-cell>
          <table:table-cell office:value-type="float" office:value="0.0538837403498921" calcext:value-type="float">
            <text:p>0.053883740349892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contraceptive_NS</text:p>
          </table:table-cell>
          <table:table-cell office:value-type="float" office:value="0.66578947368421" calcext:value-type="float">
            <text:p>0.66578947368421</text:p>
          </table:table-cell>
          <table:table-cell office:value-type="float" office:value="0.0388899881126801" calcext:value-type="float">
            <text:p>0.0388899881126801</text:p>
          </table:table-cell>
          <table:table-cell office:value-type="float" office:value="0.606140350877193" calcext:value-type="float">
            <text:p>0.606140350877193</text:p>
          </table:table-cell>
          <table:table-cell office:value-type="float" office:value="0.0508889547472023" calcext:value-type="float">
            <text:p>0.0508889547472023</text:p>
          </table:table-cell>
          <table:table-cell office:value-type="float" office:value="0.658771929824561" calcext:value-type="float">
            <text:p>0.658771929824561</text:p>
          </table:table-cell>
          <table:table-cell office:value-type="float" office:value="0.0479478673382367" calcext:value-type="float">
            <text:p>0.0479478673382367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0469660187257573" calcext:value-type="float">
            <text:p>0.0469660187257573</text:p>
          </table:table-cell>
          <table:table-cell office:value-type="float" office:value="0.656140350877193" calcext:value-type="float">
            <text:p>0.656140350877193</text:p>
          </table:table-cell>
          <table:table-cell office:value-type="float" office:value="0.047831824670593" calcext:value-type="float">
            <text:p>0.047831824670593</text:p>
          </table:table-cell>
          <table:table-cell office:value-type="float" office:value="0.655263157894737" calcext:value-type="float">
            <text:p>0.655263157894737</text:p>
          </table:table-cell>
          <table:table-cell office:value-type="float" office:value="0.045870101464963" calcext:value-type="float">
            <text:p>0.045870101464963</text:p>
          </table:table-cell>
          <table:table-cell office:value-type="float" office:value="0.651754385964912" calcext:value-type="float">
            <text:p>0.651754385964912</text:p>
          </table:table-cell>
          <table:table-cell office:value-type="float" office:value="0.0407367766242529" calcext:value-type="float">
            <text:p>0.0407367766242529</text:p>
          </table:table-cell>
          <table:table-cell office:value-type="float" office:value="0.654385964912281" calcext:value-type="float">
            <text:p>0.654385964912281</text:p>
          </table:table-cell>
          <table:table-cell office:value-type="float" office:value="0.0515151240831467" calcext:value-type="float">
            <text:p>0.0515151240831467</text:p>
          </table:table-cell>
          <table:table-cell office:value-type="float" office:value="0.651754385964912" calcext:value-type="float">
            <text:p>0.651754385964912</text:p>
          </table:table-cell>
          <table:table-cell office:value-type="float" office:value="0.0595013075056665" calcext:value-type="float">
            <text:p>0.0595013075056665</text:p>
          </table:table-cell>
          <table:table-cell office:value-type="float" office:value="0.644736842105263" calcext:value-type="float">
            <text:p>0.644736842105263</text:p>
          </table:table-cell>
          <table:table-cell office:value-type="float" office:value="0.0462783385711824" calcext:value-type="float">
            <text:p>0.0462783385711824</text:p>
          </table:table-cell>
          <table:table-cell office:value-type="float" office:value="0.656140350877193" calcext:value-type="float">
            <text:p>0.656140350877193</text:p>
          </table:table-cell>
          <table:table-cell office:value-type="float" office:value="0.049759175172357" calcext:value-type="float">
            <text:p>0.049759175172357</text:p>
          </table:table-cell>
          <table:table-cell office:value-type="float" office:value="0.651754385964912" calcext:value-type="float">
            <text:p>0.651754385964912</text:p>
          </table:table-cell>
          <table:table-cell office:value-type="float" office:value="0.0417729740596301" calcext:value-type="float">
            <text:p>0.0417729740596301</text:p>
          </table:table-cell>
          <table:table-cell office:value-type="float" office:value="0.655263157894737" calcext:value-type="float">
            <text:p>0.655263157894737</text:p>
          </table:table-cell>
          <table:table-cell office:value-type="float" office:value="0.0518212473254102" calcext:value-type="float">
            <text:p>0.0518212473254102</text:p>
          </table:table-cell>
          <table:table-cell office:value-type="float" office:value="0.662280701754386" calcext:value-type="float">
            <text:p>0.662280701754386</text:p>
          </table:table-cell>
          <table:table-cell office:value-type="float" office:value="0.0464627151522535" calcext:value-type="float">
            <text:p>0.0464627151522535</text:p>
          </table:table-cell>
          <table:table-cell office:value-type="float" office:value="0.660526315789474" calcext:value-type="float">
            <text:p>0.660526315789474</text:p>
          </table:table-cell>
          <table:table-cell office:value-type="float" office:value="0.0453074869439329" calcext:value-type="float">
            <text:p>0.0453074869439329</text:p>
          </table:table-cell>
          <table:table-cell office:value-type="float" office:value="0.642982456140351" calcext:value-type="float">
            <text:p>0.642982456140351</text:p>
          </table:table-cell>
          <table:table-cell office:value-type="float" office:value="0.0516560005802897" calcext:value-type="float">
            <text:p>0.05165600058028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contraceptive_NS</text:p>
          </table:table-cell>
          <table:table-cell office:value-type="float" office:value="0.669298245614035" calcext:value-type="float">
            <text:p>0.669298245614035</text:p>
          </table:table-cell>
          <table:table-cell office:value-type="float" office:value="0.0343613907495264" calcext:value-type="float">
            <text:p>0.0343613907495264</text:p>
          </table:table-cell>
          <table:table-cell office:value-type="float" office:value="0.607017543859649" calcext:value-type="float">
            <text:p>0.607017543859649</text:p>
          </table:table-cell>
          <table:table-cell office:value-type="float" office:value="0.0507796335581108" calcext:value-type="float">
            <text:p>0.0507796335581108</text:p>
          </table:table-cell>
          <table:table-cell office:value-type="float" office:value="0.662280701754386" calcext:value-type="float">
            <text:p>0.662280701754386</text:p>
          </table:table-cell>
          <table:table-cell office:value-type="float" office:value="0.0471930186887981" calcext:value-type="float">
            <text:p>0.0471930186887981</text:p>
          </table:table-cell>
          <table:table-cell office:value-type="float" office:value="0.673684210526316" calcext:value-type="float">
            <text:p>0.673684210526316</text:p>
          </table:table-cell>
          <table:table-cell office:value-type="float" office:value="0.0404735823929784" calcext:value-type="float">
            <text:p>0.0404735823929784</text:p>
          </table:table-cell>
          <table:table-cell office:value-type="float" office:value="0.654385964912281" calcext:value-type="float">
            <text:p>0.654385964912281</text:p>
          </table:table-cell>
          <table:table-cell office:value-type="float" office:value="0.0455239776749206" calcext:value-type="float">
            <text:p>0.0455239776749206</text:p>
          </table:table-cell>
          <table:table-cell office:value-type="float" office:value="0.646491228070175" calcext:value-type="float">
            <text:p>0.646491228070175</text:p>
          </table:table-cell>
          <table:table-cell office:value-type="float" office:value="0.0464258984149726" calcext:value-type="float">
            <text:p>0.0464258984149726</text:p>
          </table:table-cell>
          <table:table-cell office:value-type="float" office:value="0.648245614035088" calcext:value-type="float">
            <text:p>0.648245614035088</text:p>
          </table:table-cell>
          <table:table-cell office:value-type="float" office:value="0.0453829052016156" calcext:value-type="float">
            <text:p>0.0453829052016156</text:p>
          </table:table-cell>
          <table:table-cell office:value-type="float" office:value="0.657894736842105" calcext:value-type="float">
            <text:p>0.657894736842105</text:p>
          </table:table-cell>
          <table:table-cell office:value-type="float" office:value="0.043369581795881" calcext:value-type="float">
            <text:p>0.043369581795881</text:p>
          </table:table-cell>
          <table:table-cell office:value-type="float" office:value="0.652631578947368" calcext:value-type="float">
            <text:p>0.652631578947368</text:p>
          </table:table-cell>
          <table:table-cell office:value-type="float" office:value="0.0642210709393794" calcext:value-type="float">
            <text:p>0.0642210709393794</text:p>
          </table:table-cell>
          <table:table-cell office:value-type="float" office:value="0.640350877192982" calcext:value-type="float">
            <text:p>0.640350877192982</text:p>
          </table:table-cell>
          <table:table-cell office:value-type="float" office:value="0.0306669253850921" calcext:value-type="float">
            <text:p>0.0306669253850921</text:p>
          </table:table-cell>
          <table:table-cell office:value-type="float" office:value="0.662280701754386" calcext:value-type="float">
            <text:p>0.662280701754386</text:p>
          </table:table-cell>
          <table:table-cell office:value-type="float" office:value="0.0395007487897844" calcext:value-type="float">
            <text:p>0.0395007487897844</text:p>
          </table:table-cell>
          <table:table-cell office:value-type="float" office:value="0.651754385964912" calcext:value-type="float">
            <text:p>0.651754385964912</text:p>
          </table:table-cell>
          <table:table-cell office:value-type="float" office:value="0.0401022085988156" calcext:value-type="float">
            <text:p>0.0401022085988156</text:p>
          </table:table-cell>
          <table:table-cell office:value-type="float" office:value="0.655263157894737" calcext:value-type="float">
            <text:p>0.655263157894737</text:p>
          </table:table-cell>
          <table:table-cell office:value-type="float" office:value="0.0462413750360746" calcext:value-type="float">
            <text:p>0.0462413750360746</text:p>
          </table:table-cell>
          <table:table-cell office:value-type="float" office:value="0.652631578947368" calcext:value-type="float">
            <text:p>0.652631578947368</text:p>
          </table:table-cell>
          <table:table-cell office:value-type="float" office:value="0.0415986415059151" calcext:value-type="float">
            <text:p>0.0415986415059151</text:p>
          </table:table-cell>
          <table:table-cell office:value-type="float" office:value="0.652631578947368" calcext:value-type="float">
            <text:p>0.652631578947368</text:p>
          </table:table-cell>
          <table:table-cell office:value-type="float" office:value="0.0426138870227758" calcext:value-type="float">
            <text:p>0.0426138870227758</text:p>
          </table:table-cell>
          <table:table-cell office:value-type="float" office:value="0.658771929824561" calcext:value-type="float">
            <text:p>0.658771929824561</text:p>
          </table:table-cell>
          <table:table-cell office:value-type="float" office:value="0.048655884494344" calcext:value-type="float">
            <text:p>0.04865588449434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contraceptive_NS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0335939336054855" calcext:value-type="float">
            <text:p>0.0335939336054855</text:p>
          </table:table-cell>
          <table:table-cell office:value-type="float" office:value="0.612280701754386" calcext:value-type="float">
            <text:p>0.612280701754386</text:p>
          </table:table-cell>
          <table:table-cell office:value-type="float" office:value="0.0499306998973954" calcext:value-type="float">
            <text:p>0.0499306998973954</text:p>
          </table:table-cell>
          <table:table-cell office:value-type="float" office:value="0.663157894736842" calcext:value-type="float">
            <text:p>0.663157894736842</text:p>
          </table:table-cell>
          <table:table-cell office:value-type="float" office:value="0.051680821275522" calcext:value-type="float">
            <text:p>0.051680821275522</text:p>
          </table:table-cell>
          <table:table-cell office:value-type="float" office:value="0.671052631578947" calcext:value-type="float">
            <text:p>0.671052631578947</text:p>
          </table:table-cell>
          <table:table-cell office:value-type="float" office:value="0.0434188374412792" calcext:value-type="float">
            <text:p>0.0434188374412792</text:p>
          </table:table-cell>
          <table:table-cell office:value-type="float" office:value="0.657017543859649" calcext:value-type="float">
            <text:p>0.657017543859649</text:p>
          </table:table-cell>
          <table:table-cell office:value-type="float" office:value="0.0573651124821638" calcext:value-type="float">
            <text:p>0.0573651124821638</text:p>
          </table:table-cell>
          <table:table-cell office:value-type="float" office:value="0.646491228070175" calcext:value-type="float">
            <text:p>0.646491228070175</text:p>
          </table:table-cell>
          <table:table-cell office:value-type="float" office:value="0.0460561123719366" calcext:value-type="float">
            <text:p>0.0460561123719366</text:p>
          </table:table-cell>
          <table:table-cell office:value-type="float" office:value="0.656140350877193" calcext:value-type="float">
            <text:p>0.656140350877193</text:p>
          </table:table-cell>
          <table:table-cell office:value-type="float" office:value="0.0499306998973954" calcext:value-type="float">
            <text:p>0.0499306998973954</text:p>
          </table:table-cell>
          <table:table-cell office:value-type="float" office:value="0.646491228070175" calcext:value-type="float">
            <text:p>0.646491228070175</text:p>
          </table:table-cell>
          <table:table-cell office:value-type="float" office:value="0.0451183897625369" calcext:value-type="float">
            <text:p>0.0451183897625369</text:p>
          </table:table-cell>
          <table:table-cell office:value-type="float" office:value="0.655263157894737" calcext:value-type="float">
            <text:p>0.655263157894737</text:p>
          </table:table-cell>
          <table:table-cell office:value-type="float" office:value="0.0539233928244246" calcext:value-type="float">
            <text:p>0.0539233928244246</text:p>
          </table:table-cell>
          <table:table-cell office:value-type="float" office:value="0.644736842105263" calcext:value-type="float">
            <text:p>0.644736842105263</text:p>
          </table:table-cell>
          <table:table-cell office:value-type="float" office:value="0.0284243013088064" calcext:value-type="float">
            <text:p>0.0284243013088064</text:p>
          </table:table-cell>
          <table:table-cell office:value-type="float" office:value="0.657017543859649" calcext:value-type="float">
            <text:p>0.657017543859649</text:p>
          </table:table-cell>
          <table:table-cell office:value-type="float" office:value="0.0337082638291335" calcext:value-type="float">
            <text:p>0.0337082638291335</text:p>
          </table:table-cell>
          <table:table-cell office:value-type="float" office:value="0.650877192982456" calcext:value-type="float">
            <text:p>0.650877192982456</text:p>
          </table:table-cell>
          <table:table-cell office:value-type="float" office:value="0.0456365216728109" calcext:value-type="float">
            <text:p>0.0456365216728109</text:p>
          </table:table-cell>
          <table:table-cell office:value-type="float" office:value="0.648245614035088" calcext:value-type="float">
            <text:p>0.648245614035088</text:p>
          </table:table-cell>
          <table:table-cell office:value-type="float" office:value="0.0468657904213984" calcext:value-type="float">
            <text:p>0.0468657904213984</text:p>
          </table:table-cell>
          <table:table-cell office:value-type="float" office:value="0.65" calcext:value-type="float">
            <text:p>0.65</text:p>
          </table:table-cell>
          <table:table-cell office:value-type="float" office:value="0.0384477908153835" calcext:value-type="float">
            <text:p>0.0384477908153835</text:p>
          </table:table-cell>
          <table:table-cell office:value-type="float" office:value="0.653508771929825" calcext:value-type="float">
            <text:p>0.653508771929825</text:p>
          </table:table-cell>
          <table:table-cell office:value-type="float" office:value="0.0420178592491225" calcext:value-type="float">
            <text:p>0.0420178592491225</text:p>
          </table:table-cell>
          <table:table-cell office:value-type="float" office:value="0.655263157894737" calcext:value-type="float">
            <text:p>0.655263157894737</text:p>
          </table:table-cell>
          <table:table-cell office:value-type="float" office:value="0.0439667308803087" calcext:value-type="float">
            <text:p>0.043966730880308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contraceptive_NS</text:p>
          </table:table-cell>
          <table:table-cell office:value-type="float" office:value="0.663157894736842" calcext:value-type="float">
            <text:p>0.663157894736842</text:p>
          </table:table-cell>
          <table:table-cell office:value-type="float" office:value="0.0338979573010279" calcext:value-type="float">
            <text:p>0.0338979573010279</text:p>
          </table:table-cell>
          <table:table-cell office:value-type="float" office:value="0.614035087719298" calcext:value-type="float">
            <text:p>0.614035087719298</text:p>
          </table:table-cell>
          <table:table-cell office:value-type="float" office:value="0.0464166896677998" calcext:value-type="float">
            <text:p>0.0464166896677998</text:p>
          </table:table-cell>
          <table:table-cell office:value-type="float" office:value="0.66140350877193" calcext:value-type="float">
            <text:p>0.66140350877193</text:p>
          </table:table-cell>
          <table:table-cell office:value-type="float" office:value="0.0498278559161187" calcext:value-type="float">
            <text:p>0.0498278559161187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0413512737535992" calcext:value-type="float">
            <text:p>0.0413512737535992</text:p>
          </table:table-cell>
          <table:table-cell office:value-type="float" office:value="0.657017543859649" calcext:value-type="float">
            <text:p>0.657017543859649</text:p>
          </table:table-cell>
          <table:table-cell office:value-type="float" office:value="0.0446229870234728" calcext:value-type="float">
            <text:p>0.0446229870234728</text:p>
          </table:table-cell>
          <table:table-cell office:value-type="float" office:value="0.652631578947368" calcext:value-type="float">
            <text:p>0.652631578947368</text:p>
          </table:table-cell>
          <table:table-cell office:value-type="float" office:value="0.043013276136686" calcext:value-type="float">
            <text:p>0.043013276136686</text:p>
          </table:table-cell>
          <table:table-cell office:value-type="float" office:value="0.659649122807018" calcext:value-type="float">
            <text:p>0.659649122807018</text:p>
          </table:table-cell>
          <table:table-cell office:value-type="float" office:value="0.0437229839591081" calcext:value-type="float">
            <text:p>0.0437229839591081</text:p>
          </table:table-cell>
          <table:table-cell office:value-type="float" office:value="0.649122807017544" calcext:value-type="float">
            <text:p>0.649122807017544</text:p>
          </table:table-cell>
          <table:table-cell office:value-type="float" office:value="0.0419669593403723" calcext:value-type="float">
            <text:p>0.0419669593403723</text:p>
          </table:table-cell>
          <table:table-cell office:value-type="float" office:value="0.654385964912281" calcext:value-type="float">
            <text:p>0.654385964912281</text:p>
          </table:table-cell>
          <table:table-cell office:value-type="float" office:value="0.0515151240831467" calcext:value-type="float">
            <text:p>0.0515151240831467</text:p>
          </table:table-cell>
          <table:table-cell office:value-type="float" office:value="0.646491228070175" calcext:value-type="float">
            <text:p>0.646491228070175</text:p>
          </table:table-cell>
          <table:table-cell office:value-type="float" office:value="0.0309582711872898" calcext:value-type="float">
            <text:p>0.0309582711872898</text:p>
          </table:table-cell>
          <table:table-cell office:value-type="float" office:value="0.657017543859649" calcext:value-type="float">
            <text:p>0.657017543859649</text:p>
          </table:table-cell>
          <table:table-cell office:value-type="float" office:value="0.0386695215511382" calcext:value-type="float">
            <text:p>0.0386695215511382</text:p>
          </table:table-cell>
          <table:table-cell office:value-type="float" office:value="0.651754385964912" calcext:value-type="float">
            <text:p>0.651754385964912</text:p>
          </table:table-cell>
          <table:table-cell office:value-type="float" office:value="0.0405263579824763" calcext:value-type="float">
            <text:p>0.0405263579824763</text:p>
          </table:table-cell>
          <table:table-cell office:value-type="float" office:value="0.647368421052632" calcext:value-type="float">
            <text:p>0.647368421052632</text:p>
          </table:table-cell>
          <table:table-cell office:value-type="float" office:value="0.039403229305083" calcext:value-type="float">
            <text:p>0.039403229305083</text:p>
          </table:table-cell>
          <table:table-cell office:value-type="float" office:value="0.651754385964912" calcext:value-type="float">
            <text:p>0.651754385964912</text:p>
          </table:table-cell>
          <table:table-cell office:value-type="float" office:value="0.0398884426380934" calcext:value-type="float">
            <text:p>0.0398884426380934</text:p>
          </table:table-cell>
          <table:table-cell office:value-type="float" office:value="0.647368421052632" calcext:value-type="float">
            <text:p>0.647368421052632</text:p>
          </table:table-cell>
          <table:table-cell office:value-type="float" office:value="0.0357634733366565" calcext:value-type="float">
            <text:p>0.0357634733366565</text:p>
          </table:table-cell>
          <table:table-cell office:value-type="float" office:value="0.652631578947368" calcext:value-type="float">
            <text:p>0.652631578947368</text:p>
          </table:table-cell>
          <table:table-cell office:value-type="float" office:value="0.0480814147160104" calcext:value-type="float">
            <text:p>0.0480814147160104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contraceptive_NS</text:p>
          </table:table-cell>
          <table:table-cell office:value-type="float" office:value="0.667368421052632" calcext:value-type="float">
            <text:p>0.667368421052632</text:p>
          </table:table-cell>
          <table:table-cell office:value-type="float" office:value="0.0341808396651955" calcext:value-type="float">
            <text:p>0.0341808396651955</text:p>
          </table:table-cell>
          <table:table-cell office:value-type="float" office:value="0.606491228070176" calcext:value-type="float">
            <text:p>0.606491228070176</text:p>
          </table:table-cell>
          <table:table-cell office:value-type="float" office:value="0.0476300306322413" calcext:value-type="float">
            <text:p>0.0476300306322413</text:p>
          </table:table-cell>
          <table:table-cell office:value-type="float" office:value="0.66140350877193" calcext:value-type="float">
            <text:p>0.66140350877193</text:p>
          </table:table-cell>
          <table:table-cell office:value-type="float" office:value="0.0494992998340435" calcext:value-type="float">
            <text:p>0.0494992998340435</text:p>
          </table:table-cell>
          <table:table-cell office:value-type="float" office:value="0.667368421052632" calcext:value-type="float">
            <text:p>0.667368421052632</text:p>
          </table:table-cell>
          <table:table-cell office:value-type="float" office:value="0.0422637848385697" calcext:value-type="float">
            <text:p>0.0422637848385697</text:p>
          </table:table-cell>
          <table:table-cell office:value-type="float" office:value="0.656491228070175" calcext:value-type="float">
            <text:p>0.656491228070175</text:p>
          </table:table-cell>
          <table:table-cell office:value-type="float" office:value="0.0481660605960219" calcext:value-type="float">
            <text:p>0.0481660605960219</text:p>
          </table:table-cell>
          <table:table-cell office:value-type="float" office:value="0.650877192982456" calcext:value-type="float">
            <text:p>0.650877192982456</text:p>
          </table:table-cell>
          <table:table-cell office:value-type="float" office:value="0.0469685988228414" calcext:value-type="float">
            <text:p>0.0469685988228414</text:p>
          </table:table-cell>
          <table:table-cell office:value-type="float" office:value="0.654912280701754" calcext:value-type="float">
            <text:p>0.654912280701754</text:p>
          </table:table-cell>
          <table:table-cell office:value-type="float" office:value="0.0473679243354455" calcext:value-type="float">
            <text:p>0.0473679243354455</text:p>
          </table:table-cell>
          <table:table-cell office:value-type="float" office:value="0.652456140350877" calcext:value-type="float">
            <text:p>0.652456140350877</text:p>
          </table:table-cell>
          <table:table-cell office:value-type="float" office:value="0.0465297134727819" calcext:value-type="float">
            <text:p>0.0465297134727819</text:p>
          </table:table-cell>
          <table:table-cell office:value-type="float" office:value="0.655263157894737" calcext:value-type="float">
            <text:p>0.655263157894737</text:p>
          </table:table-cell>
          <table:table-cell office:value-type="float" office:value="0.0566548431192496" calcext:value-type="float">
            <text:p>0.0566548431192496</text:p>
          </table:table-cell>
          <table:table-cell office:value-type="float" office:value="0.64280701754386" calcext:value-type="float">
            <text:p>0.64280701754386</text:p>
          </table:table-cell>
          <table:table-cell office:value-type="float" office:value="0.0375636119933106" calcext:value-type="float">
            <text:p>0.0375636119933106</text:p>
          </table:table-cell>
          <table:table-cell office:value-type="float" office:value="0.659649122807018" calcext:value-type="float">
            <text:p>0.659649122807018</text:p>
          </table:table-cell>
          <table:table-cell office:value-type="float" office:value="0.04191711533613" calcext:value-type="float">
            <text:p>0.04191711533613</text:p>
          </table:table-cell>
          <table:table-cell office:value-type="float" office:value="0.649649122807017" calcext:value-type="float">
            <text:p>0.649649122807017</text:p>
          </table:table-cell>
          <table:table-cell office:value-type="float" office:value="0.0436279399437308" calcext:value-type="float">
            <text:p>0.0436279399437308</text:p>
          </table:table-cell>
          <table:table-cell office:value-type="float" office:value="0.650701754385965" calcext:value-type="float">
            <text:p>0.650701754385965</text:p>
          </table:table-cell>
          <table:table-cell office:value-type="float" office:value="0.0463609266597464" calcext:value-type="float">
            <text:p>0.0463609266597464</text:p>
          </table:table-cell>
          <table:table-cell office:value-type="float" office:value="0.654385964912281" calcext:value-type="float">
            <text:p>0.654385964912281</text:p>
          </table:table-cell>
          <table:table-cell office:value-type="float" office:value="0.0415103953183533" calcext:value-type="float">
            <text:p>0.0415103953183533</text:p>
          </table:table-cell>
          <table:table-cell office:value-type="float" office:value="0.652982456140351" calcext:value-type="float">
            <text:p>0.652982456140351</text:p>
          </table:table-cell>
          <table:table-cell office:value-type="float" office:value="0.0415257802947946" calcext:value-type="float">
            <text:p>0.0415257802947946</text:p>
          </table:table-cell>
          <table:table-cell office:value-type="float" office:value="0.650350877192982" calcext:value-type="float">
            <text:p>0.650350877192982</text:p>
          </table:table-cell>
          <table:table-cell office:value-type="float" office:value="0.049248754204169" calcext:value-type="float">
            <text:p>0.0492487542041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NS</text:p>
          </table:table-cell>
          <table:table-cell office:value-type="float" office:value="0.656140350877193" calcext:value-type="float">
            <text:p>0.656140350877193</text:p>
          </table:table-cell>
          <table:table-cell office:value-type="float" office:value="0.0530844711949015" calcext:value-type="float">
            <text:p>0.0530844711949015</text:p>
          </table:table-cell>
          <table:table-cell office:value-type="float" office:value="0.655263157894737" calcext:value-type="float">
            <text:p>0.655263157894737</text:p>
          </table:table-cell>
          <table:table-cell office:value-type="float" office:value="0.0473377274030937" calcext:value-type="float">
            <text:p>0.0473377274030937</text:p>
          </table:table-cell>
          <table:table-cell office:value-type="float" office:value="0.654385964912281" calcext:value-type="float">
            <text:p>0.654385964912281</text:p>
          </table:table-cell>
          <table:table-cell office:value-type="float" office:value="0.0458980511587101" calcext:value-type="float">
            <text:p>0.0458980511587101</text:p>
          </table:table-cell>
          <table:table-cell office:value-type="float" office:value="0.641228070175439" calcext:value-type="float">
            <text:p>0.641228070175439</text:p>
          </table:table-cell>
          <table:table-cell office:value-type="float" office:value="0.0347079841537401" calcext:value-type="float">
            <text:p>0.0347079841537401</text:p>
          </table:table-cell>
          <table:table-cell office:value-type="float" office:value="0.63859649122807" calcext:value-type="float">
            <text:p>0.63859649122807</text:p>
          </table:table-cell>
          <table:table-cell office:value-type="float" office:value="0.0537248377911385" calcext:value-type="float">
            <text:p>0.0537248377911385</text:p>
          </table:table-cell>
          <table:table-cell office:value-type="float" office:value="0.642982456140351" calcext:value-type="float">
            <text:p>0.642982456140351</text:p>
          </table:table-cell>
          <table:table-cell office:value-type="float" office:value="0.0427840829496062" calcext:value-type="float">
            <text:p>0.0427840829496062</text:p>
          </table:table-cell>
          <table:table-cell office:value-type="float" office:value="0.655263157894737" calcext:value-type="float">
            <text:p>0.655263157894737</text:p>
          </table:table-cell>
          <table:table-cell office:value-type="float" office:value="0.0453074869439329" calcext:value-type="float">
            <text:p>0.0453074869439329</text:p>
          </table:table-cell>
          <table:table-cell office:value-type="float" office:value="0.649122807017544" calcext:value-type="float">
            <text:p>0.649122807017544</text:p>
          </table:table-cell>
          <table:table-cell office:value-type="float" office:value="0.0383475937093683" calcext:value-type="float">
            <text:p>0.0383475937093683</text:p>
          </table:table-cell>
          <table:table-cell office:value-type="float" office:value="0.652631578947368" calcext:value-type="float">
            <text:p>0.652631578947368</text:p>
          </table:table-cell>
          <table:table-cell office:value-type="float" office:value="0.067085990174035" calcext:value-type="float">
            <text:p>0.067085990174035</text:p>
          </table:table-cell>
          <table:table-cell office:value-type="float" office:value="0.640350877192982" calcext:value-type="float">
            <text:p>0.640350877192982</text:p>
          </table:table-cell>
          <table:table-cell office:value-type="float" office:value="0.0604916984373602" calcext:value-type="float">
            <text:p>0.0604916984373602</text:p>
          </table:table-cell>
          <table:table-cell office:value-type="float" office:value="0.63859649122807" calcext:value-type="float">
            <text:p>0.63859649122807</text:p>
          </table:table-cell>
          <table:table-cell office:value-type="float" office:value="0.0332871332649302" calcext:value-type="float">
            <text:p>0.0332871332649302</text:p>
          </table:table-cell>
          <table:table-cell office:value-type="float" office:value="0.635087719298246" calcext:value-type="float">
            <text:p>0.635087719298246</text:p>
          </table:table-cell>
          <table:table-cell office:value-type="float" office:value="0.0471839596583492" calcext:value-type="float">
            <text:p>0.0471839596583492</text:p>
          </table:table-cell>
          <table:table-cell office:value-type="float" office:value="0.637719298245614" calcext:value-type="float">
            <text:p>0.637719298245614</text:p>
          </table:table-cell>
          <table:table-cell office:value-type="float" office:value="0.0604987648118294" calcext:value-type="float">
            <text:p>0.0604987648118294</text:p>
          </table:table-cell>
          <table:table-cell office:value-type="float" office:value="0.655263157894737" calcext:value-type="float">
            <text:p>0.655263157894737</text:p>
          </table:table-cell>
          <table:table-cell office:value-type="float" office:value="0.0491106222704836" calcext:value-type="float">
            <text:p>0.0491106222704836</text:p>
          </table:table-cell>
          <table:table-cell office:value-type="float" office:value="0.653508771929825" calcext:value-type="float">
            <text:p>0.653508771929825</text:p>
          </table:table-cell>
          <table:table-cell office:value-type="float" office:value="0.0482677602901145" calcext:value-type="float">
            <text:p>0.0482677602901145</text:p>
          </table:table-cell>
          <table:table-cell office:value-type="float" office:value="0.653508771929825" calcext:value-type="float">
            <text:p>0.653508771929825</text:p>
          </table:table-cell>
          <table:table-cell office:value-type="float" office:value="0.05379640202624" calcext:value-type="float">
            <text:p>0.0537964020262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NS</text:p>
          </table:table-cell>
          <table:table-cell office:value-type="float" office:value="0.648245614035088" calcext:value-type="float">
            <text:p>0.648245614035088</text:p>
          </table:table-cell>
          <table:table-cell office:value-type="float" office:value="0.0605552661221237" calcext:value-type="float">
            <text:p>0.0605552661221237</text:p>
          </table:table-cell>
          <table:table-cell office:value-type="float" office:value="0.644736842105263" calcext:value-type="float">
            <text:p>0.644736842105263</text:p>
          </table:table-cell>
          <table:table-cell office:value-type="float" office:value="0.0505179898923128" calcext:value-type="float">
            <text:p>0.0505179898923128</text:p>
          </table:table-cell>
          <table:table-cell office:value-type="float" office:value="0.642105263157895" calcext:value-type="float">
            <text:p>0.642105263157895</text:p>
          </table:table-cell>
          <table:table-cell office:value-type="float" office:value="0.0450709915040881" calcext:value-type="float">
            <text:p>0.0450709915040881</text:p>
          </table:table-cell>
          <table:table-cell office:value-type="float" office:value="0.643859649122807" calcext:value-type="float">
            <text:p>0.643859649122807</text:p>
          </table:table-cell>
          <table:table-cell office:value-type="float" office:value="0.04663719774825" calcext:value-type="float">
            <text:p>0.04663719774825</text:p>
          </table:table-cell>
          <table:table-cell office:value-type="float" office:value="0.652631578947368" calcext:value-type="float">
            <text:p>0.652631578947368</text:p>
          </table:table-cell>
          <table:table-cell office:value-type="float" office:value="0.0493104186756322" calcext:value-type="float">
            <text:p>0.0493104186756322</text:p>
          </table:table-cell>
          <table:table-cell office:value-type="float" office:value="0.657017543859649" calcext:value-type="float">
            <text:p>0.657017543859649</text:p>
          </table:table-cell>
          <table:table-cell office:value-type="float" office:value="0.051390500586141" calcext:value-type="float">
            <text:p>0.051390500586141</text:p>
          </table:table-cell>
          <table:table-cell office:value-type="float" office:value="0.657017543859649" calcext:value-type="float">
            <text:p>0.657017543859649</text:p>
          </table:table-cell>
          <table:table-cell office:value-type="float" office:value="0.0573651124821638" calcext:value-type="float">
            <text:p>0.0573651124821638</text:p>
          </table:table-cell>
          <table:table-cell office:value-type="float" office:value="0.653508771929825" calcext:value-type="float">
            <text:p>0.653508771929825</text:p>
          </table:table-cell>
          <table:table-cell office:value-type="float" office:value="0.0484445658648564" calcext:value-type="float">
            <text:p>0.0484445658648564</text:p>
          </table:table-cell>
          <table:table-cell office:value-type="float" office:value="0.647368421052632" calcext:value-type="float">
            <text:p>0.647368421052632</text:p>
          </table:table-cell>
          <table:table-cell office:value-type="float" office:value="0.0532452848659182" calcext:value-type="float">
            <text:p>0.0532452848659182</text:p>
          </table:table-cell>
          <table:table-cell office:value-type="float" office:value="0.651754385964912" calcext:value-type="float">
            <text:p>0.651754385964912</text:p>
          </table:table-cell>
          <table:table-cell office:value-type="float" office:value="0.0545539128508579" calcext:value-type="float">
            <text:p>0.0545539128508579</text:p>
          </table:table-cell>
          <table:table-cell office:value-type="float" office:value="0.648245614035088" calcext:value-type="float">
            <text:p>0.648245614035088</text:p>
          </table:table-cell>
          <table:table-cell office:value-type="float" office:value="0.0444309767221764" calcext:value-type="float">
            <text:p>0.0444309767221764</text:p>
          </table:table-cell>
          <table:table-cell office:value-type="float" office:value="0.642982456140351" calcext:value-type="float">
            <text:p>0.642982456140351</text:p>
          </table:table-cell>
          <table:table-cell office:value-type="float" office:value="0.0462413750360746" calcext:value-type="float">
            <text:p>0.0462413750360746</text:p>
          </table:table-cell>
          <table:table-cell office:value-type="float" office:value="0.639473684210526" calcext:value-type="float">
            <text:p>0.639473684210526</text:p>
          </table:table-cell>
          <table:table-cell office:value-type="float" office:value="0.0455709047852824" calcext:value-type="float">
            <text:p>0.0455709047852824</text:p>
          </table:table-cell>
          <table:table-cell office:value-type="float" office:value="0.649122807017544" calcext:value-type="float">
            <text:p>0.649122807017544</text:p>
          </table:table-cell>
          <table:table-cell office:value-type="float" office:value="0.0456739747129043" calcext:value-type="float">
            <text:p>0.0456739747129043</text:p>
          </table:table-cell>
          <table:table-cell office:value-type="float" office:value="0.651754385964912" calcext:value-type="float">
            <text:p>0.651754385964912</text:p>
          </table:table-cell>
          <table:table-cell office:value-type="float" office:value="0.0445462822189781" calcext:value-type="float">
            <text:p>0.0445462822189781</text:p>
          </table:table-cell>
          <table:table-cell office:value-type="float" office:value="0.645614035087719" calcext:value-type="float">
            <text:p>0.645614035087719</text:p>
          </table:table-cell>
          <table:table-cell office:value-type="float" office:value="0.0455239776749206" calcext:value-type="float">
            <text:p>0.04552397767492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NS</text:p>
          </table:table-cell>
          <table:table-cell office:value-type="float" office:value="0.658771929824561" calcext:value-type="float">
            <text:p>0.658771929824561</text:p>
          </table:table-cell>
          <table:table-cell office:value-type="float" office:value="0.0459445961977051" calcext:value-type="float">
            <text:p>0.0459445961977051</text:p>
          </table:table-cell>
          <table:table-cell office:value-type="float" office:value="0.650877192982456" calcext:value-type="float">
            <text:p>0.650877192982456</text:p>
          </table:table-cell>
          <table:table-cell office:value-type="float" office:value="0.0404735823929784" calcext:value-type="float">
            <text:p>0.0404735823929784</text:p>
          </table:table-cell>
          <table:table-cell office:value-type="float" office:value="0.642105263157895" calcext:value-type="float">
            <text:p>0.642105263157895</text:p>
          </table:table-cell>
          <table:table-cell office:value-type="float" office:value="0.0419261949214852" calcext:value-type="float">
            <text:p>0.0419261949214852</text:p>
          </table:table-cell>
          <table:table-cell office:value-type="float" office:value="0.63859649122807" calcext:value-type="float">
            <text:p>0.63859649122807</text:p>
          </table:table-cell>
          <table:table-cell office:value-type="float" office:value="0.039403229305083" calcext:value-type="float">
            <text:p>0.039403229305083</text:p>
          </table:table-cell>
          <table:table-cell office:value-type="float" office:value="0.642105263157895" calcext:value-type="float">
            <text:p>0.642105263157895</text:p>
          </table:table-cell>
          <table:table-cell office:value-type="float" office:value="0.0406842739904703" calcext:value-type="float">
            <text:p>0.0406842739904703</text:p>
          </table:table-cell>
          <table:table-cell office:value-type="float" office:value="0.651754385964912" calcext:value-type="float">
            <text:p>0.651754385964912</text:p>
          </table:table-cell>
          <table:table-cell office:value-type="float" office:value="0.0429834506787116" calcext:value-type="float">
            <text:p>0.0429834506787116</text:p>
          </table:table-cell>
          <table:table-cell office:value-type="float" office:value="0.656140350877193" calcext:value-type="float">
            <text:p>0.656140350877193</text:p>
          </table:table-cell>
          <table:table-cell office:value-type="float" office:value="0.046195129024869" calcext:value-type="float">
            <text:p>0.046195129024869</text:p>
          </table:table-cell>
          <table:table-cell office:value-type="float" office:value="0.645614035087719" calcext:value-type="float">
            <text:p>0.645614035087719</text:p>
          </table:table-cell>
          <table:table-cell office:value-type="float" office:value="0.0479032688099939" calcext:value-type="float">
            <text:p>0.0479032688099939</text:p>
          </table:table-cell>
          <table:table-cell office:value-type="float" office:value="0.65" calcext:value-type="float">
            <text:p>0.65</text:p>
          </table:table-cell>
          <table:table-cell office:value-type="float" office:value="0.0448141746471747" calcext:value-type="float">
            <text:p>0.0448141746471747</text:p>
          </table:table-cell>
          <table:table-cell office:value-type="float" office:value="0.655263157894737" calcext:value-type="float">
            <text:p>0.655263157894737</text:p>
          </table:table-cell>
          <table:table-cell office:value-type="float" office:value="0.0509896585820015" calcext:value-type="float">
            <text:p>0.0509896585820015</text:p>
          </table:table-cell>
          <table:table-cell office:value-type="float" office:value="0.644736842105263" calcext:value-type="float">
            <text:p>0.644736842105263</text:p>
          </table:table-cell>
          <table:table-cell office:value-type="float" office:value="0.041195914630425" calcext:value-type="float">
            <text:p>0.041195914630425</text:p>
          </table:table-cell>
          <table:table-cell office:value-type="float" office:value="0.650877192982456" calcext:value-type="float">
            <text:p>0.650877192982456</text:p>
          </table:table-cell>
          <table:table-cell office:value-type="float" office:value="0.0487173464319497" calcext:value-type="float">
            <text:p>0.0487173464319497</text:p>
          </table:table-cell>
          <table:table-cell office:value-type="float" office:value="0.639473684210526" calcext:value-type="float">
            <text:p>0.639473684210526</text:p>
          </table:table-cell>
          <table:table-cell office:value-type="float" office:value="0.03888998811268" calcext:value-type="float">
            <text:p>0.03888998811268</text:p>
          </table:table-cell>
          <table:table-cell office:value-type="float" office:value="0.651754385964912" calcext:value-type="float">
            <text:p>0.651754385964912</text:p>
          </table:table-cell>
          <table:table-cell office:value-type="float" office:value="0.0524770310517196" calcext:value-type="float">
            <text:p>0.0524770310517196</text:p>
          </table:table-cell>
          <table:table-cell office:value-type="float" office:value="0.657894736842105" calcext:value-type="float">
            <text:p>0.657894736842105</text:p>
          </table:table-cell>
          <table:table-cell office:value-type="float" office:value="0.0460468296725837" calcext:value-type="float">
            <text:p>0.0460468296725837</text:p>
          </table:table-cell>
          <table:table-cell office:value-type="float" office:value="0.653508771929825" calcext:value-type="float">
            <text:p>0.653508771929825</text:p>
          </table:table-cell>
          <table:table-cell office:value-type="float" office:value="0.0503484659582531" calcext:value-type="float">
            <text:p>0.050348465958253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NS</text:p>
          </table:table-cell>
          <table:table-cell office:value-type="float" office:value="0.651754385964912" calcext:value-type="float">
            <text:p>0.651754385964912</text:p>
          </table:table-cell>
          <table:table-cell office:value-type="float" office:value="0.0369972598547055" calcext:value-type="float">
            <text:p>0.0369972598547055</text:p>
          </table:table-cell>
          <table:table-cell office:value-type="float" office:value="0.649122807017544" calcext:value-type="float">
            <text:p>0.649122807017544</text:p>
          </table:table-cell>
          <table:table-cell office:value-type="float" office:value="0.042973504259354" calcext:value-type="float">
            <text:p>0.042973504259354</text:p>
          </table:table-cell>
          <table:table-cell office:value-type="float" office:value="0.642105263157895" calcext:value-type="float">
            <text:p>0.642105263157895</text:p>
          </table:table-cell>
          <table:table-cell office:value-type="float" office:value="0.0391856504508794" calcext:value-type="float">
            <text:p>0.0391856504508794</text:p>
          </table:table-cell>
          <table:table-cell office:value-type="float" office:value="0.642105263157895" calcext:value-type="float">
            <text:p>0.642105263157895</text:p>
          </table:table-cell>
          <table:table-cell office:value-type="float" office:value="0.0391856504508794" calcext:value-type="float">
            <text:p>0.0391856504508794</text:p>
          </table:table-cell>
          <table:table-cell office:value-type="float" office:value="0.649122807017544" calcext:value-type="float">
            <text:p>0.649122807017544</text:p>
          </table:table-cell>
          <table:table-cell office:value-type="float" office:value="0.0464166896677998" calcext:value-type="float">
            <text:p>0.0464166896677998</text:p>
          </table:table-cell>
          <table:table-cell office:value-type="float" office:value="0.640350877192982" calcext:value-type="float">
            <text:p>0.640350877192982</text:p>
          </table:table-cell>
          <table:table-cell office:value-type="float" office:value="0.043369581795881" calcext:value-type="float">
            <text:p>0.043369581795881</text:p>
          </table:table-cell>
          <table:table-cell office:value-type="float" office:value="0.651754385964912" calcext:value-type="float">
            <text:p>0.651754385964912</text:p>
          </table:table-cell>
          <table:table-cell office:value-type="float" office:value="0.041977144259668" calcext:value-type="float">
            <text:p>0.041977144259668</text:p>
          </table:table-cell>
          <table:table-cell office:value-type="float" office:value="0.653508771929825" calcext:value-type="float">
            <text:p>0.653508771929825</text:p>
          </table:table-cell>
          <table:table-cell office:value-type="float" office:value="0.0515234215985558" calcext:value-type="float">
            <text:p>0.0515234215985558</text:p>
          </table:table-cell>
          <table:table-cell office:value-type="float" office:value="0.649122807017544" calcext:value-type="float">
            <text:p>0.649122807017544</text:p>
          </table:table-cell>
          <table:table-cell office:value-type="float" office:value="0.0417627393482038" calcext:value-type="float">
            <text:p>0.0417627393482038</text:p>
          </table:table-cell>
          <table:table-cell office:value-type="float" office:value="0.656140350877193" calcext:value-type="float">
            <text:p>0.656140350877193</text:p>
          </table:table-cell>
          <table:table-cell office:value-type="float" office:value="0.0490670806161474" calcext:value-type="float">
            <text:p>0.0490670806161474</text:p>
          </table:table-cell>
          <table:table-cell office:value-type="float" office:value="0.647368421052632" calcext:value-type="float">
            <text:p>0.647368421052632</text:p>
          </table:table-cell>
          <table:table-cell office:value-type="float" office:value="0.0404735823929784" calcext:value-type="float">
            <text:p>0.0404735823929784</text:p>
          </table:table-cell>
          <table:table-cell office:value-type="float" office:value="0.648245614035088" calcext:value-type="float">
            <text:p>0.648245614035088</text:p>
          </table:table-cell>
          <table:table-cell office:value-type="float" office:value="0.0461303067210769" calcext:value-type="float">
            <text:p>0.0461303067210769</text:p>
          </table:table-cell>
          <table:table-cell office:value-type="float" office:value="0.641228070175439" calcext:value-type="float">
            <text:p>0.641228070175439</text:p>
          </table:table-cell>
          <table:table-cell office:value-type="float" office:value="0.0455709047852825" calcext:value-type="float">
            <text:p>0.0455709047852825</text:p>
          </table:table-cell>
          <table:table-cell office:value-type="float" office:value="0.655263157894737" calcext:value-type="float">
            <text:p>0.655263157894737</text:p>
          </table:table-cell>
          <table:table-cell office:value-type="float" office:value="0.0521501700014702" calcext:value-type="float">
            <text:p>0.0521501700014702</text:p>
          </table:table-cell>
          <table:table-cell office:value-type="float" office:value="0.66140350877193" calcext:value-type="float">
            <text:p>0.66140350877193</text:p>
          </table:table-cell>
          <table:table-cell office:value-type="float" office:value="0.0432115864372191" calcext:value-type="float">
            <text:p>0.0432115864372191</text:p>
          </table:table-cell>
          <table:table-cell office:value-type="float" office:value="0.657894736842105" calcext:value-type="float">
            <text:p>0.657894736842105</text:p>
          </table:table-cell>
          <table:table-cell office:value-type="float" office:value="0.0456739747129044" calcext:value-type="float">
            <text:p>0.045673974712904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NS</text:p>
          </table:table-cell>
          <table:table-cell office:value-type="float" office:value="0.645614035087719" calcext:value-type="float">
            <text:p>0.645614035087719</text:p>
          </table:table-cell>
          <table:table-cell office:value-type="float" office:value="0.0420076842013285" calcext:value-type="float">
            <text:p>0.0420076842013285</text:p>
          </table:table-cell>
          <table:table-cell office:value-type="float" office:value="0.651754385964912" calcext:value-type="float">
            <text:p>0.651754385964912</text:p>
          </table:table-cell>
          <table:table-cell office:value-type="float" office:value="0.0433794373991888" calcext:value-type="float">
            <text:p>0.0433794373991888</text:p>
          </table:table-cell>
          <table:table-cell office:value-type="float" office:value="0.647368421052632" calcext:value-type="float">
            <text:p>0.647368421052632</text:p>
          </table:table-cell>
          <table:table-cell office:value-type="float" office:value="0.0419261949214851" calcext:value-type="float">
            <text:p>0.0419261949214851</text:p>
          </table:table-cell>
          <table:table-cell office:value-type="float" office:value="0.642105263157895" calcext:value-type="float">
            <text:p>0.642105263157895</text:p>
          </table:table-cell>
          <table:table-cell office:value-type="float" office:value="0.0357634733366564" calcext:value-type="float">
            <text:p>0.0357634733366564</text:p>
          </table:table-cell>
          <table:table-cell office:value-type="float" office:value="0.645614035087719" calcext:value-type="float">
            <text:p>0.645614035087719</text:p>
          </table:table-cell>
          <table:table-cell office:value-type="float" office:value="0.0438011305522198" calcext:value-type="float">
            <text:p>0.0438011305522198</text:p>
          </table:table-cell>
          <table:table-cell office:value-type="float" office:value="0.645614035087719" calcext:value-type="float">
            <text:p>0.645614035087719</text:p>
          </table:table-cell>
          <table:table-cell office:value-type="float" office:value="0.0443828443532404" calcext:value-type="float">
            <text:p>0.0443828443532404</text:p>
          </table:table-cell>
          <table:table-cell office:value-type="float" office:value="0.65" calcext:value-type="float">
            <text:p>0.65</text:p>
          </table:table-cell>
          <table:table-cell office:value-type="float" office:value="0.039544013587846" calcext:value-type="float">
            <text:p>0.039544013587846</text:p>
          </table:table-cell>
          <table:table-cell office:value-type="float" office:value="0.650877192982456" calcext:value-type="float">
            <text:p>0.650877192982456</text:p>
          </table:table-cell>
          <table:table-cell office:value-type="float" office:value="0.0458234807582683" calcext:value-type="float">
            <text:p>0.0458234807582683</text:p>
          </table:table-cell>
          <table:table-cell office:value-type="float" office:value="0.652631578947368" calcext:value-type="float">
            <text:p>0.652631578947368</text:p>
          </table:table-cell>
          <table:table-cell office:value-type="float" office:value="0.0424127821391081" calcext:value-type="float">
            <text:p>0.0424127821391081</text:p>
          </table:table-cell>
          <table:table-cell office:value-type="float" office:value="0.657894736842105" calcext:value-type="float">
            <text:p>0.657894736842105</text:p>
          </table:table-cell>
          <table:table-cell office:value-type="float" office:value="0.0403042361172228" calcext:value-type="float">
            <text:p>0.0403042361172228</text:p>
          </table:table-cell>
          <table:table-cell office:value-type="float" office:value="0.646491228070175" calcext:value-type="float">
            <text:p>0.646491228070175</text:p>
          </table:table-cell>
          <table:table-cell office:value-type="float" office:value="0.0469751197855706" calcext:value-type="float">
            <text:p>0.0469751197855706</text:p>
          </table:table-cell>
          <table:table-cell office:value-type="float" office:value="0.642982456140351" calcext:value-type="float">
            <text:p>0.642982456140351</text:p>
          </table:table-cell>
          <table:table-cell office:value-type="float" office:value="0.0407367766242529" calcext:value-type="float">
            <text:p>0.0407367766242529</text:p>
          </table:table-cell>
          <table:table-cell office:value-type="float" office:value="0.643859649122807" calcext:value-type="float">
            <text:p>0.643859649122807</text:p>
          </table:table-cell>
          <table:table-cell office:value-type="float" office:value="0.0482589030076672" calcext:value-type="float">
            <text:p>0.0482589030076672</text:p>
          </table:table-cell>
          <table:table-cell office:value-type="float" office:value="0.647368421052632" calcext:value-type="float">
            <text:p>0.647368421052632</text:p>
          </table:table-cell>
          <table:table-cell office:value-type="float" office:value="0.0456365216728109" calcext:value-type="float">
            <text:p>0.0456365216728109</text:p>
          </table:table-cell>
          <table:table-cell office:value-type="float" office:value="0.659649122807018" calcext:value-type="float">
            <text:p>0.659649122807018</text:p>
          </table:table-cell>
          <table:table-cell office:value-type="float" office:value="0.0396196133004779" calcext:value-type="float">
            <text:p>0.0396196133004779</text:p>
          </table:table-cell>
          <table:table-cell office:value-type="float" office:value="0.645614035087719" calcext:value-type="float">
            <text:p>0.645614035087719</text:p>
          </table:table-cell>
          <table:table-cell office:value-type="float" office:value="0.0381688160750426" calcext:value-type="float">
            <text:p>0.038168816075042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NS</text:p>
          </table:table-cell>
          <table:table-cell office:value-type="float" office:value="0.652105263157895" calcext:value-type="float">
            <text:p>0.652105263157895</text:p>
          </table:table-cell>
          <table:table-cell office:value-type="float" office:value="0.0477178555141529" calcext:value-type="float">
            <text:p>0.0477178555141529</text:p>
          </table:table-cell>
          <table:table-cell office:value-type="float" office:value="0.650350877192982" calcext:value-type="float">
            <text:p>0.650350877192982</text:p>
          </table:table-cell>
          <table:table-cell office:value-type="float" office:value="0.0449364482693856" calcext:value-type="float">
            <text:p>0.0449364482693856</text:p>
          </table:table-cell>
          <table:table-cell office:value-type="float" office:value="0.645614035087719" calcext:value-type="float">
            <text:p>0.645614035087719</text:p>
          </table:table-cell>
          <table:table-cell office:value-type="float" office:value="0.0428014165913296" calcext:value-type="float">
            <text:p>0.0428014165913296</text:p>
          </table:table-cell>
          <table:table-cell office:value-type="float" office:value="0.641578947368421" calcext:value-type="float">
            <text:p>0.641578947368421</text:p>
          </table:table-cell>
          <table:table-cell office:value-type="float" office:value="0.0391395069989218" calcext:value-type="float">
            <text:p>0.0391395069989218</text:p>
          </table:table-cell>
          <table:table-cell office:value-type="float" office:value="0.645614035087719" calcext:value-type="float">
            <text:p>0.645614035087719</text:p>
          </table:table-cell>
          <table:table-cell office:value-type="float" office:value="0.0467874701354521" calcext:value-type="float">
            <text:p>0.0467874701354521</text:p>
          </table:table-cell>
          <table:table-cell office:value-type="float" office:value="0.647543859649123" calcext:value-type="float">
            <text:p>0.647543859649123</text:p>
          </table:table-cell>
          <table:table-cell office:value-type="float" office:value="0.044982092072716" calcext:value-type="float">
            <text:p>0.044982092072716</text:p>
          </table:table-cell>
          <table:table-cell office:value-type="float" office:value="0.654035087719298" calcext:value-type="float">
            <text:p>0.654035087719298</text:p>
          </table:table-cell>
          <table:table-cell office:value-type="float" office:value="0.0460777772596959" calcext:value-type="float">
            <text:p>0.0460777772596959</text:p>
          </table:table-cell>
          <table:table-cell office:value-type="float" office:value="0.650526315789474" calcext:value-type="float">
            <text:p>0.650526315789474</text:p>
          </table:table-cell>
          <table:table-cell office:value-type="float" office:value="0.0464084661482085" calcext:value-type="float">
            <text:p>0.0464084661482085</text:p>
          </table:table-cell>
          <table:table-cell office:value-type="float" office:value="0.650350877192982" calcext:value-type="float">
            <text:p>0.650350877192982</text:p>
          </table:table-cell>
          <table:table-cell office:value-type="float" office:value="0.049864194234888" calcext:value-type="float">
            <text:p>0.049864194234888</text:p>
          </table:table-cell>
          <table:table-cell office:value-type="float" office:value="0.652280701754386" calcext:value-type="float">
            <text:p>0.652280701754386</text:p>
          </table:table-cell>
          <table:table-cell office:value-type="float" office:value="0.051081317320718" calcext:value-type="float">
            <text:p>0.051081317320718</text:p>
          </table:table-cell>
          <table:table-cell office:value-type="float" office:value="0.645087719298246" calcext:value-type="float">
            <text:p>0.645087719298246</text:p>
          </table:table-cell>
          <table:table-cell office:value-type="float" office:value="0.0412725453592161" calcext:value-type="float">
            <text:p>0.0412725453592161</text:p>
          </table:table-cell>
          <table:table-cell office:value-type="float" office:value="0.644035087719298" calcext:value-type="float">
            <text:p>0.644035087719298</text:p>
          </table:table-cell>
          <table:table-cell office:value-type="float" office:value="0.0458019528943407" calcext:value-type="float">
            <text:p>0.0458019528943407</text:p>
          </table:table-cell>
          <table:table-cell office:value-type="float" office:value="0.640350877192982" calcext:value-type="float">
            <text:p>0.640350877192982</text:p>
          </table:table-cell>
          <table:table-cell office:value-type="float" office:value="0.0477578931005483" calcext:value-type="float">
            <text:p>0.0477578931005483</text:p>
          </table:table-cell>
          <table:table-cell office:value-type="float" office:value="0.651754385964912" calcext:value-type="float">
            <text:p>0.651754385964912</text:p>
          </table:table-cell>
          <table:table-cell office:value-type="float" office:value="0.0490096639418777" calcext:value-type="float">
            <text:p>0.0490096639418777</text:p>
          </table:table-cell>
          <table:table-cell office:value-type="float" office:value="0.656842105263158" calcext:value-type="float">
            <text:p>0.656842105263158</text:p>
          </table:table-cell>
          <table:table-cell office:value-type="float" office:value="0.0443384143838747" calcext:value-type="float">
            <text:p>0.0443384143838747</text:p>
          </table:table-cell>
          <table:table-cell office:value-type="float" office:value="0.651228070175439" calcext:value-type="float">
            <text:p>0.651228070175439</text:p>
          </table:table-cell>
          <table:table-cell office:value-type="float" office:value="0.0467023272894721" calcext:value-type="float">
            <text:p>0.04670232728947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credit-g</text:p>
          </table:table-cell>
          <table:table-cell office:value-type="float" office:value="0.747" calcext:value-type="float">
            <text:p>0.747</text:p>
          </table:table-cell>
          <table:table-cell office:value-type="float" office:value="0.0427005074130663" calcext:value-type="float">
            <text:p>0.0427005074130663</text:p>
          </table:table-cell>
          <table:table-cell office:value-type="float" office:value="0.734" calcext:value-type="float">
            <text:p>0.734</text:p>
          </table:table-cell>
          <table:table-cell office:value-type="float" office:value="0.0392145097862739" calcext:value-type="float">
            <text:p>0.0392145097862739</text:p>
          </table:table-cell>
          <table:table-cell office:value-type="float" office:value="0.76" calcext:value-type="float">
            <text:p>0.76</text:p>
          </table:table-cell>
          <table:table-cell office:value-type="float" office:value="0.036514837167011" calcext:value-type="float">
            <text:p>0.036514837167011</text:p>
          </table:table-cell>
          <table:table-cell office:value-type="float" office:value="0.744" calcext:value-type="float">
            <text:p>0.744</text:p>
          </table:table-cell>
          <table:table-cell office:value-type="float" office:value="0.0306231575409489" calcext:value-type="float">
            <text:p>0.0306231575409489</text:p>
          </table:table-cell>
          <table:table-cell office:value-type="float" office:value="0.76" calcext:value-type="float">
            <text:p>0.76</text:p>
          </table:table-cell>
          <table:table-cell office:value-type="float" office:value="0.0305505046330389" calcext:value-type="float">
            <text:p>0.0305505046330389</text:p>
          </table:table-cell>
          <table:table-cell office:value-type="float" office:value="0.739" calcext:value-type="float">
            <text:p>0.739</text:p>
          </table:table-cell>
          <table:table-cell office:value-type="float" office:value="0.0433205109234259" calcext:value-type="float">
            <text:p>0.0433205109234259</text:p>
          </table:table-cell>
          <table:table-cell office:value-type="float" office:value="0.762" calcext:value-type="float">
            <text:p>0.762</text:p>
          </table:table-cell>
          <table:table-cell office:value-type="float" office:value="0.0498442017133833" calcext:value-type="float">
            <text:p>0.0498442017133833</text:p>
          </table:table-cell>
          <table:table-cell office:value-type="float" office:value="0.751" calcext:value-type="float">
            <text:p>0.751</text:p>
          </table:table-cell>
          <table:table-cell office:value-type="float" office:value="0.0280673792466945" calcext:value-type="float">
            <text:p>0.0280673792466945</text:p>
          </table:table-cell>
          <table:table-cell office:value-type="float" office:value="0.75" calcext:value-type="float">
            <text:p>0.75</text:p>
          </table:table-cell>
          <table:table-cell office:value-type="float" office:value="0.0514241620684716" calcext:value-type="float">
            <text:p>0.0514241620684716</text:p>
          </table:table-cell>
          <table:table-cell office:value-type="float" office:value="0.745" calcext:value-type="float">
            <text:p>0.745</text:p>
          </table:table-cell>
          <table:table-cell office:value-type="float" office:value="0.0450308536203543" calcext:value-type="float">
            <text:p>0.0450308536203543</text:p>
          </table:table-cell>
          <table:table-cell office:value-type="float" office:value="0.753" calcext:value-type="float">
            <text:p>0.753</text:p>
          </table:table-cell>
          <table:table-cell office:value-type="float" office:value="0.0365300485141266" calcext:value-type="float">
            <text:p>0.0365300485141266</text:p>
          </table:table-cell>
          <table:table-cell office:value-type="float" office:value="0.744" calcext:value-type="float">
            <text:p>0.744</text:p>
          </table:table-cell>
          <table:table-cell office:value-type="float" office:value="0.0377712412645741" calcext:value-type="float">
            <text:p>0.0377712412645741</text:p>
          </table:table-cell>
          <table:table-cell office:value-type="float" office:value="0.747" calcext:value-type="float">
            <text:p>0.747</text:p>
          </table:table-cell>
          <table:table-cell office:value-type="float" office:value="0.0449814776695178" calcext:value-type="float">
            <text:p>0.0449814776695178</text:p>
          </table:table-cell>
          <table:table-cell office:value-type="float" office:value="0.747" calcext:value-type="float">
            <text:p>0.747</text:p>
          </table:table-cell>
          <table:table-cell office:value-type="float" office:value="0.0473872931866292" calcext:value-type="float">
            <text:p>0.0473872931866292</text:p>
          </table:table-cell>
          <table:table-cell office:value-type="float" office:value="0.766" calcext:value-type="float">
            <text:p>0.766</text:p>
          </table:table-cell>
          <table:table-cell office:value-type="float" office:value="0.041952353926806" calcext:value-type="float">
            <text:p>0.041952353926806</text:p>
          </table:table-cell>
          <table:table-cell office:value-type="float" office:value="0.742" calcext:value-type="float">
            <text:p>0.742</text:p>
          </table:table-cell>
          <table:table-cell office:value-type="float" office:value="0.0269979423084221" calcext:value-type="float">
            <text:p>0.026997942308422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credit-g</text:p>
          </table:table-cell>
          <table:table-cell office:value-type="float" office:value="0.744" calcext:value-type="float">
            <text:p>0.744</text:p>
          </table:table-cell>
          <table:table-cell office:value-type="float" office:value="0.0330655913803659" calcext:value-type="float">
            <text:p>0.0330655913803659</text:p>
          </table:table-cell>
          <table:table-cell office:value-type="float" office:value="0.743" calcext:value-type="float">
            <text:p>0.743</text:p>
          </table:table-cell>
          <table:table-cell office:value-type="float" office:value="0.0374314187696794" calcext:value-type="float">
            <text:p>0.0374314187696794</text:p>
          </table:table-cell>
          <table:table-cell office:value-type="float" office:value="0.765" calcext:value-type="float">
            <text:p>0.765</text:p>
          </table:table-cell>
          <table:table-cell office:value-type="float" office:value="0.0427525177946022" calcext:value-type="float">
            <text:p>0.0427525177946022</text:p>
          </table:table-cell>
          <table:table-cell office:value-type="float" office:value="0.764" calcext:value-type="float">
            <text:p>0.764</text:p>
          </table:table-cell>
          <table:table-cell office:value-type="float" office:value="0.0374759181934805" calcext:value-type="float">
            <text:p>0.0374759181934805</text:p>
          </table:table-cell>
          <table:table-cell office:value-type="float" office:value="0.77" calcext:value-type="float">
            <text:p>0.77</text:p>
          </table:table-cell>
          <table:table-cell office:value-type="float" office:value="0.0421637021355784" calcext:value-type="float">
            <text:p>0.0421637021355784</text:p>
          </table:table-cell>
          <table:table-cell office:value-type="float" office:value="0.759" calcext:value-type="float">
            <text:p>0.759</text:p>
          </table:table-cell>
          <table:table-cell office:value-type="float" office:value="0.0488648931010575" calcext:value-type="float">
            <text:p>0.0488648931010575</text:p>
          </table:table-cell>
          <table:table-cell office:value-type="float" office:value="0.763" calcext:value-type="float">
            <text:p>0.763</text:p>
          </table:table-cell>
          <table:table-cell office:value-type="float" office:value="0.045958918853931" calcext:value-type="float">
            <text:p>0.045958918853931</text:p>
          </table:table-cell>
          <table:table-cell office:value-type="float" office:value="0.744" calcext:value-type="float">
            <text:p>0.744</text:p>
          </table:table-cell>
          <table:table-cell office:value-type="float" office:value="0.0374759181934805" calcext:value-type="float">
            <text:p>0.0374759181934805</text:p>
          </table:table-cell>
          <table:table-cell office:value-type="float" office:value="0.768" calcext:value-type="float">
            <text:p>0.768</text:p>
          </table:table-cell>
          <table:table-cell office:value-type="float" office:value="0.0345768066130398" calcext:value-type="float">
            <text:p>0.0345768066130398</text:p>
          </table:table-cell>
          <table:table-cell office:value-type="float" office:value="0.769" calcext:value-type="float">
            <text:p>0.769</text:p>
          </table:table-cell>
          <table:table-cell office:value-type="float" office:value="0.0428044649799787" calcext:value-type="float">
            <text:p>0.0428044649799787</text:p>
          </table:table-cell>
          <table:table-cell office:value-type="float" office:value="0.761" calcext:value-type="float">
            <text:p>0.761</text:p>
          </table:table-cell>
          <table:table-cell office:value-type="float" office:value="0.0417532433869913" calcext:value-type="float">
            <text:p>0.0417532433869913</text:p>
          </table:table-cell>
          <table:table-cell office:value-type="float" office:value="0.761" calcext:value-type="float">
            <text:p>0.761</text:p>
          </table:table-cell>
          <table:table-cell office:value-type="float" office:value="0.0328125992061992" calcext:value-type="float">
            <text:p>0.0328125992061992</text:p>
          </table:table-cell>
          <table:table-cell office:value-type="float" office:value="0.764" calcext:value-type="float">
            <text:p>0.764</text:p>
          </table:table-cell>
          <table:table-cell office:value-type="float" office:value="0.0424787528588639" calcext:value-type="float">
            <text:p>0.0424787528588639</text:p>
          </table:table-cell>
          <table:table-cell office:value-type="float" office:value="0.762" calcext:value-type="float">
            <text:p>0.762</text:p>
          </table:table-cell>
          <table:table-cell office:value-type="float" office:value="0.0329309040939425" calcext:value-type="float">
            <text:p>0.0329309040939425</text:p>
          </table:table-cell>
          <table:table-cell office:value-type="float" office:value="0.765" calcext:value-type="float">
            <text:p>0.765</text:p>
          </table:table-cell>
          <table:table-cell office:value-type="float" office:value="0.0424918292799398" calcext:value-type="float">
            <text:p>0.0424918292799398</text:p>
          </table:table-cell>
          <table:table-cell office:value-type="float" office:value="0.761" calcext:value-type="float">
            <text:p>0.761</text:p>
          </table:table-cell>
          <table:table-cell office:value-type="float" office:value="0.0433205109234259" calcext:value-type="float">
            <text:p>0.043320510923425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credit-g</text:p>
          </table:table-cell>
          <table:table-cell office:value-type="float" office:value="0.747" calcext:value-type="float">
            <text:p>0.747</text:p>
          </table:table-cell>
          <table:table-cell office:value-type="float" office:value="0.0309300285590987" calcext:value-type="float">
            <text:p>0.0309300285590987</text:p>
          </table:table-cell>
          <table:table-cell office:value-type="float" office:value="0.746" calcext:value-type="float">
            <text:p>0.746</text:p>
          </table:table-cell>
          <table:table-cell office:value-type="float" office:value="0.0337309617084627" calcext:value-type="float">
            <text:p>0.0337309617084627</text:p>
          </table:table-cell>
          <table:table-cell office:value-type="float" office:value="0.765" calcext:value-type="float">
            <text:p>0.765</text:p>
          </table:table-cell>
          <table:table-cell office:value-type="float" office:value="0.0460072458061408" calcext:value-type="float">
            <text:p>0.0460072458061408</text:p>
          </table:table-cell>
          <table:table-cell office:value-type="float" office:value="0.766" calcext:value-type="float">
            <text:p>0.766</text:p>
          </table:table-cell>
          <table:table-cell office:value-type="float" office:value="0.0343834585552736" calcext:value-type="float">
            <text:p>0.0343834585552736</text:p>
          </table:table-cell>
          <table:table-cell office:value-type="float" office:value="0.77" calcext:value-type="float">
            <text:p>0.77</text:p>
          </table:table-cell>
          <table:table-cell office:value-type="float" office:value="0.0402768199119819" calcext:value-type="float">
            <text:p>0.0402768199119819</text:p>
          </table:table-cell>
          <table:table-cell office:value-type="float" office:value="0.761" calcext:value-type="float">
            <text:p>0.761</text:p>
          </table:table-cell>
          <table:table-cell office:value-type="float" office:value="0.0347850542618521" calcext:value-type="float">
            <text:p>0.0347850542618521</text:p>
          </table:table-cell>
          <table:table-cell office:value-type="float" office:value="0.765" calcext:value-type="float">
            <text:p>0.765</text:p>
          </table:table-cell>
          <table:table-cell office:value-type="float" office:value="0.0435252161906686" calcext:value-type="float">
            <text:p>0.0435252161906686</text:p>
          </table:table-cell>
          <table:table-cell office:value-type="float" office:value="0.758" calcext:value-type="float">
            <text:p>0.758</text:p>
          </table:table-cell>
          <table:table-cell office:value-type="float" office:value="0.0404969134626332" calcext:value-type="float">
            <text:p>0.0404969134626332</text:p>
          </table:table-cell>
          <table:table-cell office:value-type="float" office:value="0.763" calcext:value-type="float">
            <text:p>0.763</text:p>
          </table:table-cell>
          <table:table-cell office:value-type="float" office:value="0.038020462326957" calcext:value-type="float">
            <text:p>0.038020462326957</text:p>
          </table:table-cell>
          <table:table-cell office:value-type="float" office:value="0.769" calcext:value-type="float">
            <text:p>0.769</text:p>
          </table:table-cell>
          <table:table-cell office:value-type="float" office:value="0.0369534241384415" calcext:value-type="float">
            <text:p>0.0369534241384415</text:p>
          </table:table-cell>
          <table:table-cell office:value-type="float" office:value="0.765" calcext:value-type="float">
            <text:p>0.765</text:p>
          </table:table-cell>
          <table:table-cell office:value-type="float" office:value="0.0488193950529227" calcext:value-type="float">
            <text:p>0.0488193950529227</text:p>
          </table:table-cell>
          <table:table-cell office:value-type="float" office:value="0.77" calcext:value-type="float">
            <text:p>0.77</text:p>
          </table:table-cell>
          <table:table-cell office:value-type="float" office:value="0.0429469957557504" calcext:value-type="float">
            <text:p>0.0429469957557504</text:p>
          </table:table-cell>
          <table:table-cell office:value-type="float" office:value="0.764" calcext:value-type="float">
            <text:p>0.764</text:p>
          </table:table-cell>
          <table:table-cell office:value-type="float" office:value="0.041952353926806" calcext:value-type="float">
            <text:p>0.041952353926806</text:p>
          </table:table-cell>
          <table:table-cell office:value-type="float" office:value="0.764" calcext:value-type="float">
            <text:p>0.764</text:p>
          </table:table-cell>
          <table:table-cell office:value-type="float" office:value="0.0392145097862739" calcext:value-type="float">
            <text:p>0.0392145097862739</text:p>
          </table:table-cell>
          <table:table-cell office:value-type="float" office:value="0.757" calcext:value-type="float">
            <text:p>0.757</text:p>
          </table:table-cell>
          <table:table-cell office:value-type="float" office:value="0.0333499958354153" calcext:value-type="float">
            <text:p>0.0333499958354153</text:p>
          </table:table-cell>
          <table:table-cell office:value-type="float" office:value="0.757" calcext:value-type="float">
            <text:p>0.757</text:p>
          </table:table-cell>
          <table:table-cell office:value-type="float" office:value="0.0473872931866292" calcext:value-type="float">
            <text:p>0.047387293186629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credit-g</text:p>
          </table:table-cell>
          <table:table-cell office:value-type="float" office:value="0.745" calcext:value-type="float">
            <text:p>0.745</text:p>
          </table:table-cell>
          <table:table-cell office:value-type="float" office:value="0.035039660069381" calcext:value-type="float">
            <text:p>0.035039660069381</text:p>
          </table:table-cell>
          <table:table-cell office:value-type="float" office:value="0.749" calcext:value-type="float">
            <text:p>0.749</text:p>
          </table:table-cell>
          <table:table-cell office:value-type="float" office:value="0.0357304725222976" calcext:value-type="float">
            <text:p>0.0357304725222976</text:p>
          </table:table-cell>
          <table:table-cell office:value-type="float" office:value="0.77" calcext:value-type="float">
            <text:p>0.77</text:p>
          </table:table-cell>
          <table:table-cell office:value-type="float" office:value="0.0489897948556635" calcext:value-type="float">
            <text:p>0.0489897948556635</text:p>
          </table:table-cell>
          <table:table-cell office:value-type="float" office:value="0.768" calcext:value-type="float">
            <text:p>0.768</text:p>
          </table:table-cell>
          <table:table-cell office:value-type="float" office:value="0.0367574633389072" calcext:value-type="float">
            <text:p>0.0367574633389072</text:p>
          </table:table-cell>
          <table:table-cell office:value-type="float" office:value="0.766" calcext:value-type="float">
            <text:p>0.766</text:p>
          </table:table-cell>
          <table:table-cell office:value-type="float" office:value="0.041952353926806" calcext:value-type="float">
            <text:p>0.041952353926806</text:p>
          </table:table-cell>
          <table:table-cell office:value-type="float" office:value="0.764" calcext:value-type="float">
            <text:p>0.764</text:p>
          </table:table-cell>
          <table:table-cell office:value-type="float" office:value="0.0377712412645741" calcext:value-type="float">
            <text:p>0.0377712412645741</text:p>
          </table:table-cell>
          <table:table-cell office:value-type="float" office:value="0.761" calcext:value-type="float">
            <text:p>0.761</text:p>
          </table:table-cell>
          <table:table-cell office:value-type="float" office:value="0.0450801754901445" calcext:value-type="float">
            <text:p>0.0450801754901445</text:p>
          </table:table-cell>
          <table:table-cell office:value-type="float" office:value="0.757" calcext:value-type="float">
            <text:p>0.757</text:p>
          </table:table-cell>
          <table:table-cell office:value-type="float" office:value="0.0388873015549063" calcext:value-type="float">
            <text:p>0.0388873015549063</text:p>
          </table:table-cell>
          <table:table-cell office:value-type="float" office:value="0.767" calcext:value-type="float">
            <text:p>0.767</text:p>
          </table:table-cell>
          <table:table-cell office:value-type="float" office:value="0.0432177946889678" calcext:value-type="float">
            <text:p>0.0432177946889678</text:p>
          </table:table-cell>
          <table:table-cell office:value-type="float" office:value="0.768" calcext:value-type="float">
            <text:p>0.768</text:p>
          </table:table-cell>
          <table:table-cell office:value-type="float" office:value="0.0376533899905145" calcext:value-type="float">
            <text:p>0.0376533899905145</text:p>
          </table:table-cell>
          <table:table-cell office:value-type="float" office:value="0.763" calcext:value-type="float">
            <text:p>0.763</text:p>
          </table:table-cell>
          <table:table-cell office:value-type="float" office:value="0.0442342250600897" calcext:value-type="float">
            <text:p>0.0442342250600897</text:p>
          </table:table-cell>
          <table:table-cell office:value-type="float" office:value="0.772" calcext:value-type="float">
            <text:p>0.772</text:p>
          </table:table-cell>
          <table:table-cell office:value-type="float" office:value="0.0415799096787005" calcext:value-type="float">
            <text:p>0.0415799096787005</text:p>
          </table:table-cell>
          <table:table-cell office:value-type="float" office:value="0.762" calcext:value-type="float">
            <text:p>0.762</text:p>
          </table:table-cell>
          <table:table-cell office:value-type="float" office:value="0.0461398839279954" calcext:value-type="float">
            <text:p>0.0461398839279954</text:p>
          </table:table-cell>
          <table:table-cell office:value-type="float" office:value="0.763" calcext:value-type="float">
            <text:p>0.763</text:p>
          </table:table-cell>
          <table:table-cell office:value-type="float" office:value="0.0408384350554447" calcext:value-type="float">
            <text:p>0.0408384350554447</text:p>
          </table:table-cell>
          <table:table-cell office:value-type="float" office:value="0.765" calcext:value-type="float">
            <text:p>0.765</text:p>
          </table:table-cell>
          <table:table-cell office:value-type="float" office:value="0.0327448045073141" calcext:value-type="float">
            <text:p>0.0327448045073141</text:p>
          </table:table-cell>
          <table:table-cell office:value-type="float" office:value="0.762" calcext:value-type="float">
            <text:p>0.762</text:p>
          </table:table-cell>
          <table:table-cell office:value-type="float" office:value="0.0473286382647969" calcext:value-type="float">
            <text:p>0.047328638264796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credit-g</text:p>
          </table:table-cell>
          <table:table-cell office:value-type="float" office:value="0.745" calcext:value-type="float">
            <text:p>0.745</text:p>
          </table:table-cell>
          <table:table-cell office:value-type="float" office:value="0.0302765035409749" calcext:value-type="float">
            <text:p>0.0302765035409749</text:p>
          </table:table-cell>
          <table:table-cell office:value-type="float" office:value="0.753" calcext:value-type="float">
            <text:p>0.753</text:p>
          </table:table-cell>
          <table:table-cell office:value-type="float" office:value="0.0309300285590988" calcext:value-type="float">
            <text:p>0.0309300285590988</text:p>
          </table:table-cell>
          <table:table-cell office:value-type="float" office:value="0.77" calcext:value-type="float">
            <text:p>0.77</text:p>
          </table:table-cell>
          <table:table-cell office:value-type="float" office:value="0.045946829173634" calcext:value-type="float">
            <text:p>0.045946829173634</text:p>
          </table:table-cell>
          <table:table-cell office:value-type="float" office:value="0.768" calcext:value-type="float">
            <text:p>0.768</text:p>
          </table:table-cell>
          <table:table-cell office:value-type="float" office:value="0.035213633723318" calcext:value-type="float">
            <text:p>0.035213633723318</text:p>
          </table:table-cell>
          <table:table-cell office:value-type="float" office:value="0.767" calcext:value-type="float">
            <text:p>0.767</text:p>
          </table:table-cell>
          <table:table-cell office:value-type="float" office:value="0.047152235719352" calcext:value-type="float">
            <text:p>0.047152235719352</text:p>
          </table:table-cell>
          <table:table-cell office:value-type="float" office:value="0.763" calcext:value-type="float">
            <text:p>0.763</text:p>
          </table:table-cell>
          <table:table-cell office:value-type="float" office:value="0.0371333931776896" calcext:value-type="float">
            <text:p>0.0371333931776896</text:p>
          </table:table-cell>
          <table:table-cell office:value-type="float" office:value="0.765" calcext:value-type="float">
            <text:p>0.765</text:p>
          </table:table-cell>
          <table:table-cell office:value-type="float" office:value="0.0411636301174282" calcext:value-type="float">
            <text:p>0.0411636301174282</text:p>
          </table:table-cell>
          <table:table-cell office:value-type="float" office:value="0.762" calcext:value-type="float">
            <text:p>0.762</text:p>
          </table:table-cell>
          <table:table-cell office:value-type="float" office:value="0.038815804341359" calcext:value-type="float">
            <text:p>0.038815804341359</text:p>
          </table:table-cell>
          <table:table-cell office:value-type="float" office:value="0.771" calcext:value-type="float">
            <text:p>0.771</text:p>
          </table:table-cell>
          <table:table-cell office:value-type="float" office:value="0.0440832545682976" calcext:value-type="float">
            <text:p>0.0440832545682976</text:p>
          </table:table-cell>
          <table:table-cell office:value-type="float" office:value="0.772" calcext:value-type="float">
            <text:p>0.772</text:p>
          </table:table-cell>
          <table:table-cell office:value-type="float" office:value="0.0391010087963071" calcext:value-type="float">
            <text:p>0.0391010087963071</text:p>
          </table:table-cell>
          <table:table-cell office:value-type="float" office:value="0.765" calcext:value-type="float">
            <text:p>0.765</text:p>
          </table:table-cell>
          <table:table-cell office:value-type="float" office:value="0.044284434185288" calcext:value-type="float">
            <text:p>0.044284434185288</text:p>
          </table:table-cell>
          <table:table-cell office:value-type="float" office:value="0.772" calcext:value-type="float">
            <text:p>0.772</text:p>
          </table:table-cell>
          <table:table-cell office:value-type="float" office:value="0.0444222166638871" calcext:value-type="float">
            <text:p>0.0444222166638871</text:p>
          </table:table-cell>
          <table:table-cell office:value-type="float" office:value="0.761" calcext:value-type="float">
            <text:p>0.761</text:p>
          </table:table-cell>
          <table:table-cell office:value-type="float" office:value="0.0406748625620842" calcext:value-type="float">
            <text:p>0.0406748625620842</text:p>
          </table:table-cell>
          <table:table-cell office:value-type="float" office:value="0.762" calcext:value-type="float">
            <text:p>0.762</text:p>
          </table:table-cell>
          <table:table-cell office:value-type="float" office:value="0.0461398839279954" calcext:value-type="float">
            <text:p>0.0461398839279954</text:p>
          </table:table-cell>
          <table:table-cell office:value-type="float" office:value="0.765" calcext:value-type="float">
            <text:p>0.765</text:p>
          </table:table-cell>
          <table:table-cell office:value-type="float" office:value="0.0416999866773227" calcext:value-type="float">
            <text:p>0.0416999866773227</text:p>
          </table:table-cell>
          <table:table-cell office:value-type="float" office:value="0.77" calcext:value-type="float">
            <text:p>0.77</text:p>
          </table:table-cell>
          <table:table-cell office:value-type="float" office:value="0.0449691252107734" calcext:value-type="float">
            <text:p>0.0449691252107734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credit-g</text:p>
          </table:table-cell>
          <table:table-cell office:value-type="float" office:value="0.7456" calcext:value-type="float">
            <text:p>0.7456</text:p>
          </table:table-cell>
          <table:table-cell office:value-type="float" office:value="0.0344024581925774" calcext:value-type="float">
            <text:p>0.0344024581925774</text:p>
          </table:table-cell>
          <table:table-cell office:value-type="float" office:value="0.745" calcext:value-type="float">
            <text:p>0.745</text:p>
          </table:table-cell>
          <table:table-cell office:value-type="float" office:value="0.0354074782691625" calcext:value-type="float">
            <text:p>0.0354074782691625</text:p>
          </table:table-cell>
          <table:table-cell office:value-type="float" office:value="0.766" calcext:value-type="float">
            <text:p>0.766</text:p>
          </table:table-cell>
          <table:table-cell office:value-type="float" office:value="0.0440422449594103" calcext:value-type="float">
            <text:p>0.0440422449594103</text:p>
          </table:table-cell>
          <table:table-cell office:value-type="float" office:value="0.762" calcext:value-type="float">
            <text:p>0.762</text:p>
          </table:table-cell>
          <table:table-cell office:value-type="float" office:value="0.0348907262703856" calcext:value-type="float">
            <text:p>0.0348907262703856</text:p>
          </table:table-cell>
          <table:table-cell office:value-type="float" office:value="0.7666" calcext:value-type="float">
            <text:p>0.7666</text:p>
          </table:table-cell>
          <table:table-cell office:value-type="float" office:value="0.0404191232653514" calcext:value-type="float">
            <text:p>0.0404191232653514</text:p>
          </table:table-cell>
          <table:table-cell office:value-type="float" office:value="0.7572" calcext:value-type="float">
            <text:p>0.7572</text:p>
          </table:table-cell>
          <table:table-cell office:value-type="float" office:value="0.0403750185457198" calcext:value-type="float">
            <text:p>0.0403750185457198</text:p>
          </table:table-cell>
          <table:table-cell office:value-type="float" office:value="0.7632" calcext:value-type="float">
            <text:p>0.7632</text:p>
          </table:table-cell>
          <table:table-cell office:value-type="float" office:value="0.0451144284731111" calcext:value-type="float">
            <text:p>0.0451144284731111</text:p>
          </table:table-cell>
          <table:table-cell office:value-type="float" office:value="0.7544" calcext:value-type="float">
            <text:p>0.7544</text:p>
          </table:table-cell>
          <table:table-cell office:value-type="float" office:value="0.0367486633598147" calcext:value-type="float">
            <text:p>0.0367486633598147</text:p>
          </table:table-cell>
          <table:table-cell office:value-type="float" office:value="0.7638" calcext:value-type="float">
            <text:p>0.7638</text:p>
          </table:table-cell>
          <table:table-cell office:value-type="float" office:value="0.0422644960531468" calcext:value-type="float">
            <text:p>0.0422644960531468</text:p>
          </table:table-cell>
          <table:table-cell office:value-type="float" office:value="0.7646" calcext:value-type="float">
            <text:p>0.7646</text:p>
          </table:table-cell>
          <table:table-cell office:value-type="float" office:value="0.0403086283051192" calcext:value-type="float">
            <text:p>0.0403086283051192</text:p>
          </table:table-cell>
          <table:table-cell office:value-type="float" office:value="0.7614" calcext:value-type="float">
            <text:p>0.7614</text:p>
          </table:table-cell>
          <table:table-cell office:value-type="float" office:value="0.0431242692398837" calcext:value-type="float">
            <text:p>0.0431242692398837</text:p>
          </table:table-cell>
          <table:table-cell office:value-type="float" office:value="0.7638" calcext:value-type="float">
            <text:p>0.7638</text:p>
          </table:table-cell>
          <table:table-cell office:value-type="float" office:value="0.0399065925138223" calcext:value-type="float">
            <text:p>0.0399065925138223</text:p>
          </table:table-cell>
          <table:table-cell office:value-type="float" office:value="0.7596" calcext:value-type="float">
            <text:p>0.7596</text:p>
          </table:table-cell>
          <table:table-cell office:value-type="float" office:value="0.0432454661890535" calcext:value-type="float">
            <text:p>0.0432454661890535</text:p>
          </table:table-cell>
          <table:table-cell office:value-type="float" office:value="0.7596" calcext:value-type="float">
            <text:p>0.7596</text:p>
          </table:table-cell>
          <table:table-cell office:value-type="float" office:value="0.0413022052100571" calcext:value-type="float">
            <text:p>0.0413022052100571</text:p>
          </table:table-cell>
          <table:table-cell office:value-type="float" office:value="0.7636" calcext:value-type="float">
            <text:p>0.7636</text:p>
          </table:table-cell>
          <table:table-cell office:value-type="float" office:value="0.0384477940453596" calcext:value-type="float">
            <text:p>0.0384477940453596</text:p>
          </table:table-cell>
          <table:table-cell office:value-type="float" office:value="0.7584" calcext:value-type="float">
            <text:p>0.7584</text:p>
          </table:table-cell>
          <table:table-cell office:value-type="float" office:value="0.0420007019788095" calcext:value-type="float">
            <text:p>0.04200070197880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redit-g</text:p>
          </table:table-cell>
          <table:table-cell office:value-type="float" office:value="0.746" calcext:value-type="float">
            <text:p>0.746</text:p>
          </table:table-cell>
          <table:table-cell office:value-type="float" office:value="0.0350238014308365" calcext:value-type="float">
            <text:p>0.0350238014308365</text:p>
          </table:table-cell>
          <table:table-cell office:value-type="float" office:value="0.751" calcext:value-type="float">
            <text:p>0.751</text:p>
          </table:table-cell>
          <table:table-cell office:value-type="float" office:value="0.0387154864219589" calcext:value-type="float">
            <text:p>0.0387154864219589</text:p>
          </table:table-cell>
          <table:table-cell office:value-type="float" office:value="0.729" calcext:value-type="float">
            <text:p>0.729</text:p>
          </table:table-cell>
          <table:table-cell office:value-type="float" office:value="0.0425440947723652" calcext:value-type="float">
            <text:p>0.0425440947723652</text:p>
          </table:table-cell>
          <table:table-cell office:value-type="float" office:value="0.744" calcext:value-type="float">
            <text:p>0.744</text:p>
          </table:table-cell>
          <table:table-cell office:value-type="float" office:value="0.0467142614436129" calcext:value-type="float">
            <text:p>0.0467142614436129</text:p>
          </table:table-cell>
          <table:table-cell office:value-type="float" office:value="0.752" calcext:value-type="float">
            <text:p>0.752</text:p>
          </table:table-cell>
          <table:table-cell office:value-type="float" office:value="0.0322490309931942" calcext:value-type="float">
            <text:p>0.0322490309931942</text:p>
          </table:table-cell>
          <table:table-cell office:value-type="float" office:value="0.756" calcext:value-type="float">
            <text:p>0.756</text:p>
          </table:table-cell>
          <table:table-cell office:value-type="float" office:value="0.0380642731296538" calcext:value-type="float">
            <text:p>0.0380642731296538</text:p>
          </table:table-cell>
          <table:table-cell office:value-type="float" office:value="0.743" calcext:value-type="float">
            <text:p>0.743</text:p>
          </table:table-cell>
          <table:table-cell office:value-type="float" office:value="0.0309300285590988" calcext:value-type="float">
            <text:p>0.0309300285590988</text:p>
          </table:table-cell>
          <table:table-cell office:value-type="float" office:value="0.743" calcext:value-type="float">
            <text:p>0.743</text:p>
          </table:table-cell>
          <table:table-cell office:value-type="float" office:value="0.0323350515007407" calcext:value-type="float">
            <text:p>0.0323350515007407</text:p>
          </table:table-cell>
          <table:table-cell office:value-type="float" office:value="0.731" calcext:value-type="float">
            <text:p>0.731</text:p>
          </table:table-cell>
          <table:table-cell office:value-type="float" office:value="0.0433205109234259" calcext:value-type="float">
            <text:p>0.0433205109234259</text:p>
          </table:table-cell>
          <table:table-cell office:value-type="float" office:value="0.75" calcext:value-type="float">
            <text:p>0.75</text:p>
          </table:table-cell>
          <table:table-cell office:value-type="float" office:value="0.0362092683040007" calcext:value-type="float">
            <text:p>0.0362092683040007</text:p>
          </table:table-cell>
          <table:table-cell office:value-type="float" office:value="0.743" calcext:value-type="float">
            <text:p>0.743</text:p>
          </table:table-cell>
          <table:table-cell office:value-type="float" office:value="0.0326768691550732" calcext:value-type="float">
            <text:p>0.0326768691550732</text:p>
          </table:table-cell>
          <table:table-cell office:value-type="float" office:value="0.754" calcext:value-type="float">
            <text:p>0.754</text:p>
          </table:table-cell>
          <table:table-cell office:value-type="float" office:value="0.0414192655120242" calcext:value-type="float">
            <text:p>0.0414192655120242</text:p>
          </table:table-cell>
          <table:table-cell office:value-type="float" office:value="0.744" calcext:value-type="float">
            <text:p>0.744</text:p>
          </table:table-cell>
          <table:table-cell office:value-type="float" office:value="0.0469515116310907" calcext:value-type="float">
            <text:p>0.0469515116310907</text:p>
          </table:table-cell>
          <table:table-cell office:value-type="float" office:value="0.741" calcext:value-type="float">
            <text:p>0.741</text:p>
          </table:table-cell>
          <table:table-cell office:value-type="float" office:value="0.0392852813828962" calcext:value-type="float">
            <text:p>0.0392852813828962</text:p>
          </table:table-cell>
          <table:table-cell office:value-type="float" office:value="0.73" calcext:value-type="float">
            <text:p>0.73</text:p>
          </table:table-cell>
          <table:table-cell office:value-type="float" office:value="0.0309120616516523" calcext:value-type="float">
            <text:p>0.0309120616516523</text:p>
          </table:table-cell>
          <table:table-cell office:value-type="float" office:value="0.747" calcext:value-type="float">
            <text:p>0.747</text:p>
          </table:table-cell>
          <table:table-cell office:value-type="float" office:value="0.0359165699921359" calcext:value-type="float">
            <text:p>0.035916569992135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redit-g</text:p>
          </table:table-cell>
          <table:table-cell office:value-type="float" office:value="0.758" calcext:value-type="float">
            <text:p>0.758</text:p>
          </table:table-cell>
          <table:table-cell office:value-type="float" office:value="0.025298221281347" calcext:value-type="float">
            <text:p>0.025298221281347</text:p>
          </table:table-cell>
          <table:table-cell office:value-type="float" office:value="0.757" calcext:value-type="float">
            <text:p>0.757</text:p>
          </table:table-cell>
          <table:table-cell office:value-type="float" office:value="0.0471522357193519" calcext:value-type="float">
            <text:p>0.0471522357193519</text:p>
          </table:table-cell>
          <table:table-cell office:value-type="float" office:value="0.744" calcext:value-type="float">
            <text:p>0.744</text:p>
          </table:table-cell>
          <table:table-cell office:value-type="float" office:value="0.0356526452189892" calcext:value-type="float">
            <text:p>0.0356526452189892</text:p>
          </table:table-cell>
          <table:table-cell office:value-type="float" office:value="0.76" calcext:value-type="float">
            <text:p>0.76</text:p>
          </table:table-cell>
          <table:table-cell office:value-type="float" office:value="0.0447213595499958" calcext:value-type="float">
            <text:p>0.0447213595499958</text:p>
          </table:table-cell>
          <table:table-cell office:value-type="float" office:value="0.756" calcext:value-type="float">
            <text:p>0.756</text:p>
          </table:table-cell>
          <table:table-cell office:value-type="float" office:value="0.0241292814278051" calcext:value-type="float">
            <text:p>0.0241292814278051</text:p>
          </table:table-cell>
          <table:table-cell office:value-type="float" office:value="0.76" calcext:value-type="float">
            <text:p>0.76</text:p>
          </table:table-cell>
          <table:table-cell office:value-type="float" office:value="0.0346410161513775" calcext:value-type="float">
            <text:p>0.0346410161513775</text:p>
          </table:table-cell>
          <table:table-cell office:value-type="float" office:value="0.755" calcext:value-type="float">
            <text:p>0.755</text:p>
          </table:table-cell>
          <table:table-cell office:value-type="float" office:value="0.0380788655293195" calcext:value-type="float">
            <text:p>0.0380788655293195</text:p>
          </table:table-cell>
          <table:table-cell office:value-type="float" office:value="0.748" calcext:value-type="float">
            <text:p>0.748</text:p>
          </table:table-cell>
          <table:table-cell office:value-type="float" office:value="0.0239443799947573" calcext:value-type="float">
            <text:p>0.0239443799947573</text:p>
          </table:table-cell>
          <table:table-cell office:value-type="float" office:value="0.756" calcext:value-type="float">
            <text:p>0.756</text:p>
          </table:table-cell>
          <table:table-cell office:value-type="float" office:value="0.050155314330144" calcext:value-type="float">
            <text:p>0.050155314330144</text:p>
          </table:table-cell>
          <table:table-cell office:value-type="float" office:value="0.76" calcext:value-type="float">
            <text:p>0.76</text:p>
          </table:table-cell>
          <table:table-cell office:value-type="float" office:value="0.0316227766016838" calcext:value-type="float">
            <text:p>0.0316227766016838</text:p>
          </table:table-cell>
          <table:table-cell office:value-type="float" office:value="0.746" calcext:value-type="float">
            <text:p>0.746</text:p>
          </table:table-cell>
          <table:table-cell office:value-type="float" office:value="0.0362705880232945" calcext:value-type="float">
            <text:p>0.0362705880232945</text:p>
          </table:table-cell>
          <table:table-cell office:value-type="float" office:value="0.749" calcext:value-type="float">
            <text:p>0.749</text:p>
          </table:table-cell>
          <table:table-cell office:value-type="float" office:value="0.0310733898304571" calcext:value-type="float">
            <text:p>0.0310733898304571</text:p>
          </table:table-cell>
          <table:table-cell office:value-type="float" office:value="0.746" calcext:value-type="float">
            <text:p>0.746</text:p>
          </table:table-cell>
          <table:table-cell office:value-type="float" office:value="0.044522154285504" calcext:value-type="float">
            <text:p>0.044522154285504</text:p>
          </table:table-cell>
          <table:table-cell office:value-type="float" office:value="0.759" calcext:value-type="float">
            <text:p>0.759</text:p>
          </table:table-cell>
          <table:table-cell office:value-type="float" office:value="0.0450801754901444" calcext:value-type="float">
            <text:p>0.0450801754901444</text:p>
          </table:table-cell>
          <table:table-cell office:value-type="float" office:value="0.755" calcext:value-type="float">
            <text:p>0.755</text:p>
          </table:table-cell>
          <table:table-cell office:value-type="float" office:value="0.0275882422620781" calcext:value-type="float">
            <text:p>0.0275882422620781</text:p>
          </table:table-cell>
          <table:table-cell office:value-type="float" office:value="0.754" calcext:value-type="float">
            <text:p>0.754</text:p>
          </table:table-cell>
          <table:table-cell office:value-type="float" office:value="0.0427395211328656" calcext:value-type="float">
            <text:p>0.04273952113286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redit-g</text:p>
          </table:table-cell>
          <table:table-cell office:value-type="float" office:value="0.762" calcext:value-type="float">
            <text:p>0.762</text:p>
          </table:table-cell>
          <table:table-cell office:value-type="float" office:value="0.0261618891604648" calcext:value-type="float">
            <text:p>0.0261618891604648</text:p>
          </table:table-cell>
          <table:table-cell office:value-type="float" office:value="0.754" calcext:value-type="float">
            <text:p>0.754</text:p>
          </table:table-cell>
          <table:table-cell office:value-type="float" office:value="0.0380642731296538" calcext:value-type="float">
            <text:p>0.0380642731296538</text:p>
          </table:table-cell>
          <table:table-cell office:value-type="float" office:value="0.758" calcext:value-type="float">
            <text:p>0.758</text:p>
          </table:table-cell>
          <table:table-cell office:value-type="float" office:value="0.0454116969758037" calcext:value-type="float">
            <text:p>0.0454116969758037</text:p>
          </table:table-cell>
          <table:table-cell office:value-type="float" office:value="0.759" calcext:value-type="float">
            <text:p>0.759</text:p>
          </table:table-cell>
          <table:table-cell office:value-type="float" office:value="0.0321282153600573" calcext:value-type="float">
            <text:p>0.0321282153600573</text:p>
          </table:table-cell>
          <table:table-cell office:value-type="float" office:value="0.76" calcext:value-type="float">
            <text:p>0.76</text:p>
          </table:table-cell>
          <table:table-cell office:value-type="float" office:value="0.0323178657161088" calcext:value-type="float">
            <text:p>0.0323178657161088</text:p>
          </table:table-cell>
          <table:table-cell office:value-type="float" office:value="0.763" calcext:value-type="float">
            <text:p>0.763</text:p>
          </table:table-cell>
          <table:table-cell office:value-type="float" office:value="0.0319895816373602" calcext:value-type="float">
            <text:p>0.0319895816373602</text:p>
          </table:table-cell>
          <table:table-cell office:value-type="float" office:value="0.749" calcext:value-type="float">
            <text:p>0.749</text:p>
          </table:table-cell>
          <table:table-cell office:value-type="float" office:value="0.0406748625620842" calcext:value-type="float">
            <text:p>0.0406748625620842</text:p>
          </table:table-cell>
          <table:table-cell office:value-type="float" office:value="0.76" calcext:value-type="float">
            <text:p>0.76</text:p>
          </table:table-cell>
          <table:table-cell office:value-type="float" office:value="0.0346410161513775" calcext:value-type="float">
            <text:p>0.0346410161513775</text:p>
          </table:table-cell>
          <table:table-cell office:value-type="float" office:value="0.758" calcext:value-type="float">
            <text:p>0.758</text:p>
          </table:table-cell>
          <table:table-cell office:value-type="float" office:value="0.034253953543107" calcext:value-type="float">
            <text:p>0.034253953543107</text:p>
          </table:table-cell>
          <table:table-cell office:value-type="float" office:value="0.758" calcext:value-type="float">
            <text:p>0.758</text:p>
          </table:table-cell>
          <table:table-cell office:value-type="float" office:value="0.0370585122924994" calcext:value-type="float">
            <text:p>0.0370585122924994</text:p>
          </table:table-cell>
          <table:table-cell office:value-type="float" office:value="0.756" calcext:value-type="float">
            <text:p>0.756</text:p>
          </table:table-cell>
          <table:table-cell office:value-type="float" office:value="0.0383550663030467" calcext:value-type="float">
            <text:p>0.0383550663030467</text:p>
          </table:table-cell>
          <table:table-cell office:value-type="float" office:value="0.758" calcext:value-type="float">
            <text:p>0.758</text:p>
          </table:table-cell>
          <table:table-cell office:value-type="float" office:value="0.034253953543107" calcext:value-type="float">
            <text:p>0.034253953543107</text:p>
          </table:table-cell>
          <table:table-cell office:value-type="float" office:value="0.753" calcext:value-type="float">
            <text:p>0.753</text:p>
          </table:table-cell>
          <table:table-cell office:value-type="float" office:value="0.0333499958354153" calcext:value-type="float">
            <text:p>0.0333499958354153</text:p>
          </table:table-cell>
          <table:table-cell office:value-type="float" office:value="0.767" calcext:value-type="float">
            <text:p>0.767</text:p>
          </table:table-cell>
          <table:table-cell office:value-type="float" office:value="0.0386005181312375" calcext:value-type="float">
            <text:p>0.0386005181312375</text:p>
          </table:table-cell>
          <table:table-cell office:value-type="float" office:value="0.76" calcext:value-type="float">
            <text:p>0.76</text:p>
          </table:table-cell>
          <table:table-cell office:value-type="float" office:value="0.032659863237109" calcext:value-type="float">
            <text:p>0.032659863237109</text:p>
          </table:table-cell>
          <table:table-cell office:value-type="float" office:value="0.766" calcext:value-type="float">
            <text:p>0.766</text:p>
          </table:table-cell>
          <table:table-cell office:value-type="float" office:value="0.0343834585552736" calcext:value-type="float">
            <text:p>0.03438345855527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redit-g</text:p>
          </table:table-cell>
          <table:table-cell office:value-type="float" office:value="0.759" calcext:value-type="float">
            <text:p>0.759</text:p>
          </table:table-cell>
          <table:table-cell office:value-type="float" office:value="0.0264365067451978" calcext:value-type="float">
            <text:p>0.0264365067451978</text:p>
          </table:table-cell>
          <table:table-cell office:value-type="float" office:value="0.759" calcext:value-type="float">
            <text:p>0.759</text:p>
          </table:table-cell>
          <table:table-cell office:value-type="float" office:value="0.0321282153600573" calcext:value-type="float">
            <text:p>0.0321282153600573</text:p>
          </table:table-cell>
          <table:table-cell office:value-type="float" office:value="0.753" calcext:value-type="float">
            <text:p>0.753</text:p>
          </table:table-cell>
          <table:table-cell office:value-type="float" office:value="0.0346570499481867" calcext:value-type="float">
            <text:p>0.0346570499481867</text:p>
          </table:table-cell>
          <table:table-cell office:value-type="float" office:value="0.761" calcext:value-type="float">
            <text:p>0.761</text:p>
          </table:table-cell>
          <table:table-cell office:value-type="float" office:value="0.0314289321768617" calcext:value-type="float">
            <text:p>0.0314289321768617</text:p>
          </table:table-cell>
          <table:table-cell office:value-type="float" office:value="0.762" calcext:value-type="float">
            <text:p>0.762</text:p>
          </table:table-cell>
          <table:table-cell office:value-type="float" office:value="0.0382390143991999" calcext:value-type="float">
            <text:p>0.0382390143991999</text:p>
          </table:table-cell>
          <table:table-cell office:value-type="float" office:value="0.763" calcext:value-type="float">
            <text:p>0.763</text:p>
          </table:table-cell>
          <table:table-cell office:value-type="float" office:value="0.0343349514181816" calcext:value-type="float">
            <text:p>0.0343349514181816</text:p>
          </table:table-cell>
          <table:table-cell office:value-type="float" office:value="0.753" calcext:value-type="float">
            <text:p>0.753</text:p>
          </table:table-cell>
          <table:table-cell office:value-type="float" office:value="0.0397352348538282" calcext:value-type="float">
            <text:p>0.0397352348538282</text:p>
          </table:table-cell>
          <table:table-cell office:value-type="float" office:value="0.762" calcext:value-type="float">
            <text:p>0.762</text:p>
          </table:table-cell>
          <table:table-cell office:value-type="float" office:value="0.035213633723318" calcext:value-type="float">
            <text:p>0.035213633723318</text:p>
          </table:table-cell>
          <table:table-cell office:value-type="float" office:value="0.766" calcext:value-type="float">
            <text:p>0.766</text:p>
          </table:table-cell>
          <table:table-cell office:value-type="float" office:value="0.0359629438913631" calcext:value-type="float">
            <text:p>0.0359629438913631</text:p>
          </table:table-cell>
          <table:table-cell office:value-type="float" office:value="0.759" calcext:value-type="float">
            <text:p>0.759</text:p>
          </table:table-cell>
          <table:table-cell office:value-type="float" office:value="0.0372528895225293" calcext:value-type="float">
            <text:p>0.0372528895225293</text:p>
          </table:table-cell>
          <table:table-cell office:value-type="float" office:value="0.753" calcext:value-type="float">
            <text:p>0.753</text:p>
          </table:table-cell>
          <table:table-cell office:value-type="float" office:value="0.0371333931776896" calcext:value-type="float">
            <text:p>0.0371333931776896</text:p>
          </table:table-cell>
          <table:table-cell office:value-type="float" office:value="0.758" calcext:value-type="float">
            <text:p>0.758</text:p>
          </table:table-cell>
          <table:table-cell office:value-type="float" office:value="0.0329309040939426" calcext:value-type="float">
            <text:p>0.0329309040939426</text:p>
          </table:table-cell>
          <table:table-cell office:value-type="float" office:value="0.758" calcext:value-type="float">
            <text:p>0.758</text:p>
          </table:table-cell>
          <table:table-cell office:value-type="float" office:value="0.0361478445646025" calcext:value-type="float">
            <text:p>0.0361478445646025</text:p>
          </table:table-cell>
          <table:table-cell office:value-type="float" office:value="0.76" calcext:value-type="float">
            <text:p>0.76</text:p>
          </table:table-cell>
          <table:table-cell office:value-type="float" office:value="0.0346410161513775" calcext:value-type="float">
            <text:p>0.0346410161513775</text:p>
          </table:table-cell>
          <table:table-cell office:value-type="float" office:value="0.761" calcext:value-type="float">
            <text:p>0.761</text:p>
          </table:table-cell>
          <table:table-cell office:value-type="float" office:value="0.0310733898304571" calcext:value-type="float">
            <text:p>0.0310733898304571</text:p>
          </table:table-cell>
          <table:table-cell office:value-type="float" office:value="0.768" calcext:value-type="float">
            <text:p>0.768</text:p>
          </table:table-cell>
          <table:table-cell office:value-type="float" office:value="0.034253953543107" calcext:value-type="float">
            <text:p>0.03425395354310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redit-g</text:p>
          </table:table-cell>
          <table:table-cell office:value-type="float" office:value="0.759" calcext:value-type="float">
            <text:p>0.759</text:p>
          </table:table-cell>
          <table:table-cell office:value-type="float" office:value="0.0292308816911916" calcext:value-type="float">
            <text:p>0.0292308816911916</text:p>
          </table:table-cell>
          <table:table-cell office:value-type="float" office:value="0.762" calcext:value-type="float">
            <text:p>0.762</text:p>
          </table:table-cell>
          <table:table-cell office:value-type="float" office:value="0.0339280283999985" calcext:value-type="float">
            <text:p>0.0339280283999985</text:p>
          </table:table-cell>
          <table:table-cell office:value-type="float" office:value="0.751" calcext:value-type="float">
            <text:p>0.751</text:p>
          </table:table-cell>
          <table:table-cell office:value-type="float" office:value="0.0378447119452932" calcext:value-type="float">
            <text:p>0.0378447119452932</text:p>
          </table:table-cell>
          <table:table-cell office:value-type="float" office:value="0.758" calcext:value-type="float">
            <text:p>0.758</text:p>
          </table:table-cell>
          <table:table-cell office:value-type="float" office:value="0.0274064063881259" calcext:value-type="float">
            <text:p>0.0274064063881259</text:p>
          </table:table-cell>
          <table:table-cell office:value-type="float" office:value="0.763" calcext:value-type="float">
            <text:p>0.763</text:p>
          </table:table-cell>
          <table:table-cell office:value-type="float" office:value="0.0377270901784557" calcext:value-type="float">
            <text:p>0.0377270901784557</text:p>
          </table:table-cell>
          <table:table-cell office:value-type="float" office:value="0.761" calcext:value-type="float">
            <text:p>0.761</text:p>
          </table:table-cell>
          <table:table-cell office:value-type="float" office:value="0.0357304725222976" calcext:value-type="float">
            <text:p>0.0357304725222976</text:p>
          </table:table-cell>
          <table:table-cell office:value-type="float" office:value="0.752" calcext:value-type="float">
            <text:p>0.752</text:p>
          </table:table-cell>
          <table:table-cell office:value-type="float" office:value="0.0339280283999986" calcext:value-type="float">
            <text:p>0.0339280283999986</text:p>
          </table:table-cell>
          <table:table-cell office:value-type="float" office:value="0.761" calcext:value-type="float">
            <text:p>0.761</text:p>
          </table:table-cell>
          <table:table-cell office:value-type="float" office:value="0.0341402336775183" calcext:value-type="float">
            <text:p>0.0341402336775183</text:p>
          </table:table-cell>
          <table:table-cell office:value-type="float" office:value="0.76" calcext:value-type="float">
            <text:p>0.76</text:p>
          </table:table-cell>
          <table:table-cell office:value-type="float" office:value="0.034960294939005" calcext:value-type="float">
            <text:p>0.034960294939005</text:p>
          </table:table-cell>
          <table:table-cell office:value-type="float" office:value="0.757" calcext:value-type="float">
            <text:p>0.757</text:p>
          </table:table-cell>
          <table:table-cell office:value-type="float" office:value="0.0405654478042034" calcext:value-type="float">
            <text:p>0.0405654478042034</text:p>
          </table:table-cell>
          <table:table-cell office:value-type="float" office:value="0.76" calcext:value-type="float">
            <text:p>0.76</text:p>
          </table:table-cell>
          <table:table-cell office:value-type="float" office:value="0.0309120616516523" calcext:value-type="float">
            <text:p>0.0309120616516523</text:p>
          </table:table-cell>
          <table:table-cell office:value-type="float" office:value="0.762" calcext:value-type="float">
            <text:p>0.762</text:p>
          </table:table-cell>
          <table:table-cell office:value-type="float" office:value="0.0285968141193696" calcext:value-type="float">
            <text:p>0.0285968141193696</text:p>
          </table:table-cell>
          <table:table-cell office:value-type="float" office:value="0.762" calcext:value-type="float">
            <text:p>0.762</text:p>
          </table:table-cell>
          <table:table-cell office:value-type="float" office:value="0.0373571352696584" calcext:value-type="float">
            <text:p>0.0373571352696584</text:p>
          </table:table-cell>
          <table:table-cell office:value-type="float" office:value="0.764" calcext:value-type="float">
            <text:p>0.764</text:p>
          </table:table-cell>
          <table:table-cell office:value-type="float" office:value="0.0389301368550838" calcext:value-type="float">
            <text:p>0.0389301368550838</text:p>
          </table:table-cell>
          <table:table-cell office:value-type="float" office:value="0.761" calcext:value-type="float">
            <text:p>0.761</text:p>
          </table:table-cell>
          <table:table-cell office:value-type="float" office:value="0.0363470921960906" calcext:value-type="float">
            <text:p>0.0363470921960906</text:p>
          </table:table-cell>
          <table:table-cell office:value-type="float" office:value="0.766" calcext:value-type="float">
            <text:p>0.766</text:p>
          </table:table-cell>
          <table:table-cell office:value-type="float" office:value="0.0333999334663342" calcext:value-type="float">
            <text:p>0.033399933466334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redit-g</text:p>
          </table:table-cell>
          <table:table-cell office:value-type="float" office:value="0.7568" calcext:value-type="float">
            <text:p>0.7568</text:p>
          </table:table-cell>
          <table:table-cell office:value-type="float" office:value="0.0284302600618075" calcext:value-type="float">
            <text:p>0.0284302600618075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0379976478062041" calcext:value-type="float">
            <text:p>0.0379976478062041</text:p>
          </table:table-cell>
          <table:table-cell office:value-type="float" office:value="0.747" calcext:value-type="float">
            <text:p>0.747</text:p>
          </table:table-cell>
          <table:table-cell office:value-type="float" office:value="0.0392220397721276" calcext:value-type="float">
            <text:p>0.0392220397721276</text:p>
          </table:table-cell>
          <table:table-cell office:value-type="float" office:value="0.7564" calcext:value-type="float">
            <text:p>0.7564</text:p>
          </table:table-cell>
          <table:table-cell office:value-type="float" office:value="0.0364798349837307" calcext:value-type="float">
            <text:p>0.0364798349837307</text:p>
          </table:table-cell>
          <table:table-cell office:value-type="float" office:value="0.7586" calcext:value-type="float">
            <text:p>0.7586</text:p>
          </table:table-cell>
          <table:table-cell office:value-type="float" office:value="0.0329324565429527" calcext:value-type="float">
            <text:p>0.0329324565429527</text:p>
          </table:table-cell>
          <table:table-cell office:value-type="float" office:value="0.7606" calcext:value-type="float">
            <text:p>0.7606</text:p>
          </table:table-cell>
          <table:table-cell office:value-type="float" office:value="0.0349520589717741" calcext:value-type="float">
            <text:p>0.0349520589717741</text:p>
          </table:table-cell>
          <table:table-cell office:value-type="float" office:value="0.7504" calcext:value-type="float">
            <text:p>0.7504</text:p>
          </table:table-cell>
          <table:table-cell office:value-type="float" office:value="0.0366694039808659" calcext:value-type="float">
            <text:p>0.0366694039808659</text:p>
          </table:table-cell>
          <table:table-cell office:value-type="float" office:value="0.7548" calcext:value-type="float">
            <text:p>0.7548</text:p>
          </table:table-cell>
          <table:table-cell office:value-type="float" office:value="0.0320548630095424" calcext:value-type="float">
            <text:p>0.0320548630095424</text:p>
          </table:table-cell>
          <table:table-cell office:value-type="float" office:value="0.7542" calcext:value-type="float">
            <text:p>0.7542</text:p>
          </table:table-cell>
          <table:table-cell office:value-type="float" office:value="0.039730603525409" calcext:value-type="float">
            <text:p>0.039730603525409</text:p>
          </table:table-cell>
          <table:table-cell office:value-type="float" office:value="0.7568" calcext:value-type="float">
            <text:p>0.7568</text:p>
          </table:table-cell>
          <table:table-cell office:value-type="float" office:value="0.0365417789049833" calcext:value-type="float">
            <text:p>0.0365417789049833</text:p>
          </table:table-cell>
          <table:table-cell office:value-type="float" office:value="0.7516" calcext:value-type="float">
            <text:p>0.7516</text:p>
          </table:table-cell>
          <table:table-cell office:value-type="float" office:value="0.0350695956621513" calcext:value-type="float">
            <text:p>0.0350695956621513</text:p>
          </table:table-cell>
          <table:table-cell office:value-type="float" office:value="0.7562" calcext:value-type="float">
            <text:p>0.7562</text:p>
          </table:table-cell>
          <table:table-cell office:value-type="float" office:value="0.0336548654197801" calcext:value-type="float">
            <text:p>0.0336548654197801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0396657283172542" calcext:value-type="float">
            <text:p>0.0396657283172542</text:p>
          </table:table-cell>
          <table:table-cell office:value-type="float" office:value="0.7582" calcext:value-type="float">
            <text:p>0.7582</text:p>
          </table:table-cell>
          <table:table-cell office:value-type="float" office:value="0.0393074256021479" calcext:value-type="float">
            <text:p>0.0393074256021479</text:p>
          </table:table-cell>
          <table:table-cell office:value-type="float" office:value="0.7534" calcext:value-type="float">
            <text:p>0.7534</text:p>
          </table:table-cell>
          <table:table-cell office:value-type="float" office:value="0.0317161298354774" calcext:value-type="float">
            <text:p>0.0317161298354774</text:p>
          </table:table-cell>
          <table:table-cell office:value-type="float" office:value="0.7602" calcext:value-type="float">
            <text:p>0.7602</text:p>
          </table:table-cell>
          <table:table-cell office:value-type="float" office:value="0.0361386873379433" calcext:value-type="float">
            <text:p>0.03613868733794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iabetes</text:p>
          </table:table-cell>
          <table:table-cell office:value-type="float" office:value="0.739627477785372" calcext:value-type="float">
            <text:p>0.739627477785372</text:p>
          </table:table-cell>
          <table:table-cell office:value-type="float" office:value="0.0356209145518692" calcext:value-type="float">
            <text:p>0.0356209145518692</text:p>
          </table:table-cell>
          <table:table-cell office:value-type="float" office:value="0.712200956937799" calcext:value-type="float">
            <text:p>0.712200956937799</text:p>
          </table:table-cell>
          <table:table-cell office:value-type="float" office:value="0.066077065646151" calcext:value-type="float">
            <text:p>0.066077065646151</text:p>
          </table:table-cell>
          <table:table-cell office:value-type="float" office:value="0.757843472317157" calcext:value-type="float">
            <text:p>0.757843472317157</text:p>
          </table:table-cell>
          <table:table-cell office:value-type="float" office:value="0.059310517439248" calcext:value-type="float">
            <text:p>0.059310517439248</text:p>
          </table:table-cell>
          <table:table-cell office:value-type="float" office:value="0.734398496240601" calcext:value-type="float">
            <text:p>0.734398496240601</text:p>
          </table:table-cell>
          <table:table-cell office:value-type="float" office:value="0.0470709556932209" calcext:value-type="float">
            <text:p>0.0470709556932209</text:p>
          </table:table-cell>
          <table:table-cell office:value-type="float" office:value="0.748735475051265" calcext:value-type="float">
            <text:p>0.748735475051265</text:p>
          </table:table-cell>
          <table:table-cell office:value-type="float" office:value="0.061873363776071" calcext:value-type="float">
            <text:p>0.061873363776071</text:p>
          </table:table-cell>
          <table:table-cell office:value-type="float" office:value="0.746086807928913" calcext:value-type="float">
            <text:p>0.746086807928913</text:p>
          </table:table-cell>
          <table:table-cell office:value-type="float" office:value="0.0376593852792419" calcext:value-type="float">
            <text:p>0.0376593852792419</text:p>
          </table:table-cell>
          <table:table-cell office:value-type="float" office:value="0.751332877648667" calcext:value-type="float">
            <text:p>0.751332877648667</text:p>
          </table:table-cell>
          <table:table-cell office:value-type="float" office:value="0.0480640543644952" calcext:value-type="float">
            <text:p>0.0480640543644952</text:p>
          </table:table-cell>
          <table:table-cell office:value-type="float" office:value="0.73961038961039" calcext:value-type="float">
            <text:p>0.73961038961039</text:p>
          </table:table-cell>
          <table:table-cell office:value-type="float" office:value="0.0387071200066549" calcext:value-type="float">
            <text:p>0.0387071200066549</text:p>
          </table:table-cell>
          <table:table-cell office:value-type="float" office:value="0.761654135338346" calcext:value-type="float">
            <text:p>0.761654135338346</text:p>
          </table:table-cell>
          <table:table-cell office:value-type="float" office:value="0.0444276337401601" calcext:value-type="float">
            <text:p>0.0444276337401601</text:p>
          </table:table-cell>
          <table:table-cell office:value-type="float" office:value="0.752597402597403" calcext:value-type="float">
            <text:p>0.752597402597403</text:p>
          </table:table-cell>
          <table:table-cell office:value-type="float" office:value="0.0451852765305823" calcext:value-type="float">
            <text:p>0.0451852765305823</text:p>
          </table:table-cell>
          <table:table-cell office:value-type="float" office:value="0.736876281613124" calcext:value-type="float">
            <text:p>0.736876281613124</text:p>
          </table:table-cell>
          <table:table-cell office:value-type="float" office:value="0.0676941389259634" calcext:value-type="float">
            <text:p>0.0676941389259634</text:p>
          </table:table-cell>
          <table:table-cell office:value-type="float" office:value="0.736910457963089" calcext:value-type="float">
            <text:p>0.736910457963089</text:p>
          </table:table-cell>
          <table:table-cell office:value-type="float" office:value="0.0605636036760188" calcext:value-type="float">
            <text:p>0.0605636036760188</text:p>
          </table:table-cell>
          <table:table-cell office:value-type="float" office:value="0.740840738209159" calcext:value-type="float">
            <text:p>0.740840738209159</text:p>
          </table:table-cell>
          <table:table-cell office:value-type="float" office:value="0.0537468425263256" calcext:value-type="float">
            <text:p>0.0537468425263256</text:p>
          </table:table-cell>
          <table:table-cell office:value-type="float" office:value="0.74231032125769" calcext:value-type="float">
            <text:p>0.74231032125769</text:p>
          </table:table-cell>
          <table:table-cell office:value-type="float" office:value="0.0639723902502664" calcext:value-type="float">
            <text:p>0.0639723902502664</text:p>
          </table:table-cell>
          <table:table-cell office:value-type="float" office:value="0.744788106630212" calcext:value-type="float">
            <text:p>0.744788106630212</text:p>
          </table:table-cell>
          <table:table-cell office:value-type="float" office:value="0.0654583553460321" calcext:value-type="float">
            <text:p>0.0654583553460321</text:p>
          </table:table-cell>
          <table:table-cell office:value-type="float" office:value="0.761654135338346" calcext:value-type="float">
            <text:p>0.761654135338346</text:p>
          </table:table-cell>
          <table:table-cell office:value-type="float" office:value="0.0456755548475663" calcext:value-type="float">
            <text:p>0.045675554847566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iabetes</text:p>
          </table:table-cell>
          <table:table-cell office:value-type="float" office:value="0.738311688311688" calcext:value-type="float">
            <text:p>0.738311688311688</text:p>
          </table:table-cell>
          <table:table-cell office:value-type="float" office:value="0.0439824381285054" calcext:value-type="float">
            <text:p>0.0439824381285054</text:p>
          </table:table-cell>
          <table:table-cell office:value-type="float" office:value="0.736927546138072" calcext:value-type="float">
            <text:p>0.736927546138072</text:p>
          </table:table-cell>
          <table:table-cell office:value-type="float" office:value="0.0590828849775314" calcext:value-type="float">
            <text:p>0.0590828849775314</text:p>
          </table:table-cell>
          <table:table-cell office:value-type="float" office:value="0.750051264524949" calcext:value-type="float">
            <text:p>0.750051264524949</text:p>
          </table:table-cell>
          <table:table-cell office:value-type="float" office:value="0.0574890076591596" calcext:value-type="float">
            <text:p>0.0574890076591596</text:p>
          </table:table-cell>
          <table:table-cell office:value-type="float" office:value="0.75" calcext:value-type="float">
            <text:p>0.75</text:p>
          </table:table-cell>
          <table:table-cell office:value-type="float" office:value="0.0407994467316415" calcext:value-type="float">
            <text:p>0.0407994467316415</text:p>
          </table:table-cell>
          <table:table-cell office:value-type="float" office:value="0.753879015721121" calcext:value-type="float">
            <text:p>0.753879015721121</text:p>
          </table:table-cell>
          <table:table-cell office:value-type="float" office:value="0.0468700843936805" calcext:value-type="float">
            <text:p>0.0468700843936805</text:p>
          </table:table-cell>
          <table:table-cell office:value-type="float" office:value="0.753861927546138" calcext:value-type="float">
            <text:p>0.753861927546138</text:p>
          </table:table-cell>
          <table:table-cell office:value-type="float" office:value="0.0445857814921409" calcext:value-type="float">
            <text:p>0.0445857814921409</text:p>
          </table:table-cell>
          <table:table-cell office:value-type="float" office:value="0.737012987012987" calcext:value-type="float">
            <text:p>0.737012987012987</text:p>
          </table:table-cell>
          <table:table-cell office:value-type="float" office:value="0.0456802570428242" calcext:value-type="float">
            <text:p>0.0456802570428242</text:p>
          </table:table-cell>
          <table:table-cell office:value-type="float" office:value="0.755126452494874" calcext:value-type="float">
            <text:p>0.755126452494874</text:p>
          </table:table-cell>
          <table:table-cell office:value-type="float" office:value="0.0627423345736005" calcext:value-type="float">
            <text:p>0.0627423345736005</text:p>
          </table:table-cell>
          <table:table-cell office:value-type="float" office:value="0.759056732740943" calcext:value-type="float">
            <text:p>0.759056732740943</text:p>
          </table:table-cell>
          <table:table-cell office:value-type="float" office:value="0.0533885685662036" calcext:value-type="float">
            <text:p>0.0533885685662036</text:p>
          </table:table-cell>
          <table:table-cell office:value-type="float" office:value="0.759125085440875" calcext:value-type="float">
            <text:p>0.759125085440875</text:p>
          </table:table-cell>
          <table:table-cell office:value-type="float" office:value="0.0473111875295823" calcext:value-type="float">
            <text:p>0.0473111875295823</text:p>
          </table:table-cell>
          <table:table-cell office:value-type="float" office:value="0.744753930280246" calcext:value-type="float">
            <text:p>0.744753930280246</text:p>
          </table:table-cell>
          <table:table-cell office:value-type="float" office:value="0.0556222385195359" calcext:value-type="float">
            <text:p>0.0556222385195359</text:p>
          </table:table-cell>
          <table:table-cell office:value-type="float" office:value="0.75258031442242" calcext:value-type="float">
            <text:p>0.75258031442242</text:p>
          </table:table-cell>
          <table:table-cell office:value-type="float" office:value="0.0578949593264432" calcext:value-type="float">
            <text:p>0.0578949593264432</text:p>
          </table:table-cell>
          <table:table-cell office:value-type="float" office:value="0.757809295967191" calcext:value-type="float">
            <text:p>0.757809295967191</text:p>
          </table:table-cell>
          <table:table-cell office:value-type="float" office:value="0.0462211214839294" calcext:value-type="float">
            <text:p>0.0462211214839294</text:p>
          </table:table-cell>
          <table:table-cell office:value-type="float" office:value="0.761722488038278" calcext:value-type="float">
            <text:p>0.761722488038278</text:p>
          </table:table-cell>
          <table:table-cell office:value-type="float" office:value="0.0482800134958363" calcext:value-type="float">
            <text:p>0.0482800134958363</text:p>
          </table:table-cell>
          <table:table-cell office:value-type="float" office:value="0.756493506493507" calcext:value-type="float">
            <text:p>0.756493506493507</text:p>
          </table:table-cell>
          <table:table-cell office:value-type="float" office:value="0.0481716161284515" calcext:value-type="float">
            <text:p>0.0481716161284515</text:p>
          </table:table-cell>
          <table:table-cell office:value-type="float" office:value="0.755160628844839" calcext:value-type="float">
            <text:p>0.755160628844839</text:p>
          </table:table-cell>
          <table:table-cell office:value-type="float" office:value="0.0576862974521972" calcext:value-type="float">
            <text:p>0.057686297452197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iabetes</text:p>
          </table:table-cell>
          <table:table-cell office:value-type="float" office:value="0.743557758031442" calcext:value-type="float">
            <text:p>0.743557758031442</text:p>
          </table:table-cell>
          <table:table-cell office:value-type="float" office:value="0.0461726612848669" calcext:value-type="float">
            <text:p>0.0461726612848669</text:p>
          </table:table-cell>
          <table:table-cell office:value-type="float" office:value="0.731818181818182" calcext:value-type="float">
            <text:p>0.731818181818182</text:p>
          </table:table-cell>
          <table:table-cell office:value-type="float" office:value="0.0456862370813534" calcext:value-type="float">
            <text:p>0.0456862370813534</text:p>
          </table:table-cell>
          <table:table-cell office:value-type="float" office:value="0.755246069719754" calcext:value-type="float">
            <text:p>0.755246069719754</text:p>
          </table:table-cell>
          <table:table-cell office:value-type="float" office:value="0.0462393686745039" calcext:value-type="float">
            <text:p>0.0462393686745039</text:p>
          </table:table-cell>
          <table:table-cell office:value-type="float" office:value="0.75" calcext:value-type="float">
            <text:p>0.75</text:p>
          </table:table-cell>
          <table:table-cell office:value-type="float" office:value="0.0430348421446325" calcext:value-type="float">
            <text:p>0.0430348421446325</text:p>
          </table:table-cell>
          <table:table-cell office:value-type="float" office:value="0.74865003417635" calcext:value-type="float">
            <text:p>0.74865003417635</text:p>
          </table:table-cell>
          <table:table-cell office:value-type="float" office:value="0.0442711233556177" calcext:value-type="float">
            <text:p>0.0442711233556177</text:p>
          </table:table-cell>
          <table:table-cell office:value-type="float" office:value="0.752563226247437" calcext:value-type="float">
            <text:p>0.752563226247437</text:p>
          </table:table-cell>
          <table:table-cell office:value-type="float" office:value="0.0484134131140382" calcext:value-type="float">
            <text:p>0.0484134131140382</text:p>
          </table:table-cell>
          <table:table-cell office:value-type="float" office:value="0.746120984278879" calcext:value-type="float">
            <text:p>0.746120984278879</text:p>
          </table:table-cell>
          <table:table-cell office:value-type="float" office:value="0.0379112842993326" calcext:value-type="float">
            <text:p>0.0379112842993326</text:p>
          </table:table-cell>
          <table:table-cell office:value-type="float" office:value="0.755143540669857" calcext:value-type="float">
            <text:p>0.755143540669857</text:p>
          </table:table-cell>
          <table:table-cell office:value-type="float" office:value="0.0559687195799657" calcext:value-type="float">
            <text:p>0.0559687195799657</text:p>
          </table:table-cell>
          <table:table-cell office:value-type="float" office:value="0.761688311688312" calcext:value-type="float">
            <text:p>0.761688311688312</text:p>
          </table:table-cell>
          <table:table-cell office:value-type="float" office:value="0.0552363314148069" calcext:value-type="float">
            <text:p>0.0552363314148069</text:p>
          </table:table-cell>
          <table:table-cell office:value-type="float" office:value="0.760457963089542" calcext:value-type="float">
            <text:p>0.760457963089542</text:p>
          </table:table-cell>
          <table:table-cell office:value-type="float" office:value="0.044926686483095" calcext:value-type="float">
            <text:p>0.044926686483095</text:p>
          </table:table-cell>
          <table:table-cell office:value-type="float" office:value="0.75258031442242" calcext:value-type="float">
            <text:p>0.75258031442242</text:p>
          </table:table-cell>
          <table:table-cell office:value-type="float" office:value="0.0409980460625809" calcext:value-type="float">
            <text:p>0.0409980460625809</text:p>
          </table:table-cell>
          <table:table-cell office:value-type="float" office:value="0.749948735475051" calcext:value-type="float">
            <text:p>0.749948735475051</text:p>
          </table:table-cell>
          <table:table-cell office:value-type="float" office:value="0.0494950465851022" calcext:value-type="float">
            <text:p>0.0494950465851022</text:p>
          </table:table-cell>
          <table:table-cell office:value-type="float" office:value="0.76431989063568" calcext:value-type="float">
            <text:p>0.76431989063568</text:p>
          </table:table-cell>
          <table:table-cell office:value-type="float" office:value="0.0451551085524723" calcext:value-type="float">
            <text:p>0.0451551085524723</text:p>
          </table:table-cell>
          <table:table-cell office:value-type="float" office:value="0.761705399863295" calcext:value-type="float">
            <text:p>0.761705399863295</text:p>
          </table:table-cell>
          <table:table-cell office:value-type="float" office:value="0.0425743114903585" calcext:value-type="float">
            <text:p>0.0425743114903585</text:p>
          </table:table-cell>
          <table:table-cell office:value-type="float" office:value="0.768215994531784" calcext:value-type="float">
            <text:p>0.768215994531784</text:p>
          </table:table-cell>
          <table:table-cell office:value-type="float" office:value="0.0464644903612275" calcext:value-type="float">
            <text:p>0.0464644903612275</text:p>
          </table:table-cell>
          <table:table-cell office:value-type="float" office:value="0.755109364319891" calcext:value-type="float">
            <text:p>0.755109364319891</text:p>
          </table:table-cell>
          <table:table-cell office:value-type="float" office:value="0.0619851782893735" calcext:value-type="float">
            <text:p>0.061985178289373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iabetes</text:p>
          </table:table-cell>
          <table:table-cell office:value-type="float" office:value="0.743523581681477" calcext:value-type="float">
            <text:p>0.743523581681477</text:p>
          </table:table-cell>
          <table:table-cell office:value-type="float" office:value="0.0434259694346417" calcext:value-type="float">
            <text:p>0.0434259694346417</text:p>
          </table:table-cell>
          <table:table-cell office:value-type="float" office:value="0.734432672590567" calcext:value-type="float">
            <text:p>0.734432672590567</text:p>
          </table:table-cell>
          <table:table-cell office:value-type="float" office:value="0.0540202862440417" calcext:value-type="float">
            <text:p>0.0540202862440417</text:p>
          </table:table-cell>
          <table:table-cell office:value-type="float" office:value="0.748718386876282" calcext:value-type="float">
            <text:p>0.748718386876282</text:p>
          </table:table-cell>
          <table:table-cell office:value-type="float" office:value="0.0472275203593315" calcext:value-type="float">
            <text:p>0.0472275203593315</text:p>
          </table:table-cell>
          <table:table-cell office:value-type="float" office:value="0.746103896103896" calcext:value-type="float">
            <text:p>0.746103896103896</text:p>
          </table:table-cell>
          <table:table-cell office:value-type="float" office:value="0.0448682965282399" calcext:value-type="float">
            <text:p>0.0448682965282399</text:p>
          </table:table-cell>
          <table:table-cell office:value-type="float" office:value="0.757775119617225" calcext:value-type="float">
            <text:p>0.757775119617225</text:p>
          </table:table-cell>
          <table:table-cell office:value-type="float" office:value="0.0433985259499512" calcext:value-type="float">
            <text:p>0.0433985259499512</text:p>
          </table:table-cell>
          <table:table-cell office:value-type="float" office:value="0.751247436773753" calcext:value-type="float">
            <text:p>0.751247436773753</text:p>
          </table:table-cell>
          <table:table-cell office:value-type="float" office:value="0.0538548413424665" calcext:value-type="float">
            <text:p>0.0538548413424665</text:p>
          </table:table-cell>
          <table:table-cell office:value-type="float" office:value="0.755211893369788" calcext:value-type="float">
            <text:p>0.755211893369788</text:p>
          </table:table-cell>
          <table:table-cell office:value-type="float" office:value="0.036341856515446" calcext:value-type="float">
            <text:p>0.036341856515446</text:p>
          </table:table-cell>
          <table:table-cell office:value-type="float" office:value="0.755160628844839" calcext:value-type="float">
            <text:p>0.755160628844839</text:p>
          </table:table-cell>
          <table:table-cell office:value-type="float" office:value="0.0549086314256972" calcext:value-type="float">
            <text:p>0.0549086314256972</text:p>
          </table:table-cell>
          <table:table-cell office:value-type="float" office:value="0.76038961038961" calcext:value-type="float">
            <text:p>0.76038961038961</text:p>
          </table:table-cell>
          <table:table-cell office:value-type="float" office:value="0.0521294096572444" calcext:value-type="float">
            <text:p>0.0521294096572444</text:p>
          </table:table-cell>
          <table:table-cell office:value-type="float" office:value="0.760423786739576" calcext:value-type="float">
            <text:p>0.760423786739576</text:p>
          </table:table-cell>
          <table:table-cell office:value-type="float" office:value="0.0456003533912667" calcext:value-type="float">
            <text:p>0.0456003533912667</text:p>
          </table:table-cell>
          <table:table-cell office:value-type="float" office:value="0.753861927546138" calcext:value-type="float">
            <text:p>0.753861927546138</text:p>
          </table:table-cell>
          <table:table-cell office:value-type="float" office:value="0.0461182515390861" calcext:value-type="float">
            <text:p>0.0461182515390861</text:p>
          </table:table-cell>
          <table:table-cell office:value-type="float" office:value="0.757740943267259" calcext:value-type="float">
            <text:p>0.757740943267259</text:p>
          </table:table-cell>
          <table:table-cell office:value-type="float" office:value="0.0458484258631104" calcext:value-type="float">
            <text:p>0.0458484258631104</text:p>
          </table:table-cell>
          <table:table-cell office:value-type="float" office:value="0.7669002050581" calcext:value-type="float">
            <text:p>0.7669002050581</text:p>
          </table:table-cell>
          <table:table-cell office:value-type="float" office:value="0.0421165220016733" calcext:value-type="float">
            <text:p>0.0421165220016733</text:p>
          </table:table-cell>
          <table:table-cell office:value-type="float" office:value="0.765618591934381" calcext:value-type="float">
            <text:p>0.765618591934381</text:p>
          </table:table-cell>
          <table:table-cell office:value-type="float" office:value="0.0433552889377436" calcext:value-type="float">
            <text:p>0.0433552889377436</text:p>
          </table:table-cell>
          <table:table-cell office:value-type="float" office:value="0.764302802460697" calcext:value-type="float">
            <text:p>0.764302802460697</text:p>
          </table:table-cell>
          <table:table-cell office:value-type="float" office:value="0.0464207471622454" calcext:value-type="float">
            <text:p>0.0464207471622454</text:p>
          </table:table-cell>
          <table:table-cell office:value-type="float" office:value="0.749931647300068" calcext:value-type="float">
            <text:p>0.749931647300068</text:p>
          </table:table-cell>
          <table:table-cell office:value-type="float" office:value="0.0533045891094296" calcext:value-type="float">
            <text:p>0.053304589109429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iabetes</text:p>
          </table:table-cell>
          <table:table-cell office:value-type="float" office:value="0.739627477785372" calcext:value-type="float">
            <text:p>0.739627477785372</text:p>
          </table:table-cell>
          <table:table-cell office:value-type="float" office:value="0.0433412812398661" calcext:value-type="float">
            <text:p>0.0433412812398661</text:p>
          </table:table-cell>
          <table:table-cell office:value-type="float" office:value="0.738311688311688" calcext:value-type="float">
            <text:p>0.738311688311688</text:p>
          </table:table-cell>
          <table:table-cell office:value-type="float" office:value="0.0582768958096584" calcext:value-type="float">
            <text:p>0.0582768958096584</text:p>
          </table:table-cell>
          <table:table-cell office:value-type="float" office:value="0.746120984278879" calcext:value-type="float">
            <text:p>0.746120984278879</text:p>
          </table:table-cell>
          <table:table-cell office:value-type="float" office:value="0.0499664814326499" calcext:value-type="float">
            <text:p>0.0499664814326499</text:p>
          </table:table-cell>
          <table:table-cell office:value-type="float" office:value="0.75" calcext:value-type="float">
            <text:p>0.75</text:p>
          </table:table-cell>
          <table:table-cell office:value-type="float" office:value="0.0447428191585839" calcext:value-type="float">
            <text:p>0.0447428191585839</text:p>
          </table:table-cell>
          <table:table-cell office:value-type="float" office:value="0.755160628844839" calcext:value-type="float">
            <text:p>0.755160628844839</text:p>
          </table:table-cell>
          <table:table-cell office:value-type="float" office:value="0.0405684774818521" calcext:value-type="float">
            <text:p>0.0405684774818521</text:p>
          </table:table-cell>
          <table:table-cell office:value-type="float" office:value="0.756476418318524" calcext:value-type="float">
            <text:p>0.756476418318524</text:p>
          </table:table-cell>
          <table:table-cell office:value-type="float" office:value="0.047545981859135" calcext:value-type="float">
            <text:p>0.047545981859135</text:p>
          </table:table-cell>
          <table:table-cell office:value-type="float" office:value="0.753913192071087" calcext:value-type="float">
            <text:p>0.753913192071087</text:p>
          </table:table-cell>
          <table:table-cell office:value-type="float" office:value="0.0409950387039446" calcext:value-type="float">
            <text:p>0.0409950387039446</text:p>
          </table:table-cell>
          <table:table-cell office:value-type="float" office:value="0.759073820915926" calcext:value-type="float">
            <text:p>0.759073820915926</text:p>
          </table:table-cell>
          <table:table-cell office:value-type="float" office:value="0.0542827156319719" calcext:value-type="float">
            <text:p>0.0542827156319719</text:p>
          </table:table-cell>
          <table:table-cell office:value-type="float" office:value="0.761671223513329" calcext:value-type="float">
            <text:p>0.761671223513329</text:p>
          </table:table-cell>
          <table:table-cell office:value-type="float" office:value="0.0536648536134887" calcext:value-type="float">
            <text:p>0.0536648536134887</text:p>
          </table:table-cell>
          <table:table-cell office:value-type="float" office:value="0.760423786739576" calcext:value-type="float">
            <text:p>0.760423786739576</text:p>
          </table:table-cell>
          <table:table-cell office:value-type="float" office:value="0.0439257327948449" calcext:value-type="float">
            <text:p>0.0439257327948449</text:p>
          </table:table-cell>
          <table:table-cell office:value-type="float" office:value="0.755160628844839" calcext:value-type="float">
            <text:p>0.755160628844839</text:p>
          </table:table-cell>
          <table:table-cell office:value-type="float" office:value="0.0454645231683928" calcext:value-type="float">
            <text:p>0.0454645231683928</text:p>
          </table:table-cell>
          <table:table-cell office:value-type="float" office:value="0.753879015721121" calcext:value-type="float">
            <text:p>0.753879015721121</text:p>
          </table:table-cell>
          <table:table-cell office:value-type="float" office:value="0.0451326310844166" calcext:value-type="float">
            <text:p>0.0451326310844166</text:p>
          </table:table-cell>
          <table:table-cell office:value-type="float" office:value="0.765584415584416" calcext:value-type="float">
            <text:p>0.765584415584416</text:p>
          </table:table-cell>
          <table:table-cell office:value-type="float" office:value="0.046826782440797" calcext:value-type="float">
            <text:p>0.046826782440797</text:p>
          </table:table-cell>
          <table:table-cell office:value-type="float" office:value="0.760372522214628" calcext:value-type="float">
            <text:p>0.760372522214628</text:p>
          </table:table-cell>
          <table:table-cell office:value-type="float" office:value="0.047415027580989" calcext:value-type="float">
            <text:p>0.047415027580989</text:p>
          </table:table-cell>
          <table:table-cell office:value-type="float" office:value="0.753844839371155" calcext:value-type="float">
            <text:p>0.753844839371155</text:p>
          </table:table-cell>
          <table:table-cell office:value-type="float" office:value="0.0505484821201716" calcext:value-type="float">
            <text:p>0.0505484821201716</text:p>
          </table:table-cell>
          <table:table-cell office:value-type="float" office:value="0.753844839371155" calcext:value-type="float">
            <text:p>0.753844839371155</text:p>
          </table:table-cell>
          <table:table-cell office:value-type="float" office:value="0.0523693787385213" calcext:value-type="float">
            <text:p>0.052369378738521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iabetes</text:p>
          </table:table-cell>
          <table:table-cell office:value-type="float" office:value="0.74092959671907" calcext:value-type="float">
            <text:p>0.74092959671907</text:p>
          </table:table-cell>
          <table:table-cell office:value-type="float" office:value="0.0425086529279499" calcext:value-type="float">
            <text:p>0.0425086529279499</text:p>
          </table:table-cell>
          <table:table-cell office:value-type="float" office:value="0.730738209159262" calcext:value-type="float">
            <text:p>0.730738209159262</text:p>
          </table:table-cell>
          <table:table-cell office:value-type="float" office:value="0.0566286739517472" calcext:value-type="float">
            <text:p>0.0566286739517472</text:p>
          </table:table-cell>
          <table:table-cell office:value-type="float" office:value="0.751596035543404" calcext:value-type="float">
            <text:p>0.751596035543404</text:p>
          </table:table-cell>
          <table:table-cell office:value-type="float" office:value="0.0520465791129786" calcext:value-type="float">
            <text:p>0.0520465791129786</text:p>
          </table:table-cell>
          <table:table-cell office:value-type="float" office:value="0.7461004784689" calcext:value-type="float">
            <text:p>0.7461004784689</text:p>
          </table:table-cell>
          <table:table-cell office:value-type="float" office:value="0.0441032720512637" calcext:value-type="float">
            <text:p>0.0441032720512637</text:p>
          </table:table-cell>
          <table:table-cell office:value-type="float" office:value="0.75284005468216" calcext:value-type="float">
            <text:p>0.75284005468216</text:p>
          </table:table-cell>
          <table:table-cell office:value-type="float" office:value="0.0473963149914345" calcext:value-type="float">
            <text:p>0.0473963149914345</text:p>
          </table:table-cell>
          <table:table-cell office:value-type="float" office:value="0.752047163362953" calcext:value-type="float">
            <text:p>0.752047163362953</text:p>
          </table:table-cell>
          <table:table-cell office:value-type="float" office:value="0.0464118806174045" calcext:value-type="float">
            <text:p>0.0464118806174045</text:p>
          </table:table-cell>
          <table:table-cell office:value-type="float" office:value="0.748718386876282" calcext:value-type="float">
            <text:p>0.748718386876282</text:p>
          </table:table-cell>
          <table:table-cell office:value-type="float" office:value="0.0417984981852085" calcext:value-type="float">
            <text:p>0.0417984981852085</text:p>
          </table:table-cell>
          <table:table-cell office:value-type="float" office:value="0.752822966507177" calcext:value-type="float">
            <text:p>0.752822966507177</text:p>
          </table:table-cell>
          <table:table-cell office:value-type="float" office:value="0.053321904243578" calcext:value-type="float">
            <text:p>0.053321904243578</text:p>
          </table:table-cell>
          <table:table-cell office:value-type="float" office:value="0.760892002734108" calcext:value-type="float">
            <text:p>0.760892002734108</text:p>
          </table:table-cell>
          <table:table-cell office:value-type="float" office:value="0.0517693593983807" calcext:value-type="float">
            <text:p>0.0517693593983807</text:p>
          </table:table-cell>
          <table:table-cell office:value-type="float" office:value="0.758605604921394" calcext:value-type="float">
            <text:p>0.758605604921394</text:p>
          </table:table-cell>
          <table:table-cell office:value-type="float" office:value="0.0453898473458742" calcext:value-type="float">
            <text:p>0.0453898473458742</text:p>
          </table:table-cell>
          <table:table-cell office:value-type="float" office:value="0.748646616541353" calcext:value-type="float">
            <text:p>0.748646616541353</text:p>
          </table:table-cell>
          <table:table-cell office:value-type="float" office:value="0.0511794396431118" calcext:value-type="float">
            <text:p>0.0511794396431118</text:p>
          </table:table-cell>
          <table:table-cell office:value-type="float" office:value="0.750211893369788" calcext:value-type="float">
            <text:p>0.750211893369788</text:p>
          </table:table-cell>
          <table:table-cell office:value-type="float" office:value="0.0517869333070182" calcext:value-type="float">
            <text:p>0.0517869333070182</text:p>
          </table:table-cell>
          <table:table-cell office:value-type="float" office:value="0.759090909090909" calcext:value-type="float">
            <text:p>0.759090909090909</text:p>
          </table:table-cell>
          <table:table-cell office:value-type="float" office:value="0.0468132754010395" calcext:value-type="float">
            <text:p>0.0468132754010395</text:p>
          </table:table-cell>
          <table:table-cell office:value-type="float" office:value="0.758345864661654" calcext:value-type="float">
            <text:p>0.758345864661654</text:p>
          </table:table-cell>
          <table:table-cell office:value-type="float" office:value="0.0491194063510388" calcext:value-type="float">
            <text:p>0.0491194063510388</text:p>
          </table:table-cell>
          <table:table-cell office:value-type="float" office:value="0.757529049897471" calcext:value-type="float">
            <text:p>0.757529049897471</text:p>
          </table:table-cell>
          <table:table-cell office:value-type="float" office:value="0.0514127382236256" calcext:value-type="float">
            <text:p>0.0514127382236256</text:p>
          </table:table-cell>
          <table:table-cell office:value-type="float" office:value="0.75514012303486" calcext:value-type="float">
            <text:p>0.75514012303486</text:p>
          </table:table-cell>
          <table:table-cell office:value-type="float" office:value="0.0542041996874176" calcext:value-type="float">
            <text:p>0.05420419968741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es</text:p>
          </table:table-cell>
          <table:table-cell office:value-type="float" office:value="0.73961038961039" calcext:value-type="float">
            <text:p>0.73961038961039</text:p>
          </table:table-cell>
          <table:table-cell office:value-type="float" office:value="0.040450581374124" calcext:value-type="float">
            <text:p>0.040450581374124</text:p>
          </table:table-cell>
          <table:table-cell office:value-type="float" office:value="0.755177717019822" calcext:value-type="float">
            <text:p>0.755177717019822</text:p>
          </table:table-cell>
          <table:table-cell office:value-type="float" office:value="0.0390802780242634" calcext:value-type="float">
            <text:p>0.0390802780242634</text:p>
          </table:table-cell>
          <table:table-cell office:value-type="float" office:value="0.740772385509228" calcext:value-type="float">
            <text:p>0.740772385509228</text:p>
          </table:table-cell>
          <table:table-cell office:value-type="float" office:value="0.0486167838024432" calcext:value-type="float">
            <text:p>0.0486167838024432</text:p>
          </table:table-cell>
          <table:table-cell office:value-type="float" office:value="0.74741968557758" calcext:value-type="float">
            <text:p>0.74741968557758</text:p>
          </table:table-cell>
          <table:table-cell office:value-type="float" office:value="0.0547335456943937" calcext:value-type="float">
            <text:p>0.0547335456943937</text:p>
          </table:table-cell>
          <table:table-cell office:value-type="float" office:value="0.727836637047163" calcext:value-type="float">
            <text:p>0.727836637047163</text:p>
          </table:table-cell>
          <table:table-cell office:value-type="float" office:value="0.0510950116316062" calcext:value-type="float">
            <text:p>0.0510950116316062</text:p>
          </table:table-cell>
          <table:table-cell office:value-type="float" office:value="0.738277511961723" calcext:value-type="float">
            <text:p>0.738277511961723</text:p>
          </table:table-cell>
          <table:table-cell office:value-type="float" office:value="0.0429052129185094" calcext:value-type="float">
            <text:p>0.0429052129185094</text:p>
          </table:table-cell>
          <table:table-cell office:value-type="float" office:value="0.742241968557758" calcext:value-type="float">
            <text:p>0.742241968557758</text:p>
          </table:table-cell>
          <table:table-cell office:value-type="float" office:value="0.0487531485344875" calcext:value-type="float">
            <text:p>0.0487531485344875</text:p>
          </table:table-cell>
          <table:table-cell office:value-type="float" office:value="0.744856459330144" calcext:value-type="float">
            <text:p>0.744856459330144</text:p>
          </table:table-cell>
          <table:table-cell office:value-type="float" office:value="0.0523349952071225" calcext:value-type="float">
            <text:p>0.0523349952071225</text:p>
          </table:table-cell>
          <table:table-cell office:value-type="float" office:value="0.755143540669857" calcext:value-type="float">
            <text:p>0.755143540669857</text:p>
          </table:table-cell>
          <table:table-cell office:value-type="float" office:value="0.0544491009407193" calcext:value-type="float">
            <text:p>0.0544491009407193</text:p>
          </table:table-cell>
          <table:table-cell office:value-type="float" office:value="0.742173615857826" calcext:value-type="float">
            <text:p>0.742173615857826</text:p>
          </table:table-cell>
          <table:table-cell office:value-type="float" office:value="0.0444109799945948" calcext:value-type="float">
            <text:p>0.0444109799945948</text:p>
          </table:table-cell>
          <table:table-cell office:value-type="float" office:value="0.755177717019822" calcext:value-type="float">
            <text:p>0.755177717019822</text:p>
          </table:table-cell>
          <table:table-cell office:value-type="float" office:value="0.06470431684499" calcext:value-type="float">
            <text:p>0.06470431684499</text:p>
          </table:table-cell>
          <table:table-cell office:value-type="float" office:value="0.744805194805195" calcext:value-type="float">
            <text:p>0.744805194805195</text:p>
          </table:table-cell>
          <table:table-cell office:value-type="float" office:value="0.0623172835231429" calcext:value-type="float">
            <text:p>0.0623172835231429</text:p>
          </table:table-cell>
          <table:table-cell office:value-type="float" office:value="0.755263157894737" calcext:value-type="float">
            <text:p>0.755263157894737</text:p>
          </table:table-cell>
          <table:table-cell office:value-type="float" office:value="0.0597569350025246" calcext:value-type="float">
            <text:p>0.0597569350025246</text:p>
          </table:table-cell>
          <table:table-cell office:value-type="float" office:value="0.743489405331511" calcext:value-type="float">
            <text:p>0.743489405331511</text:p>
          </table:table-cell>
          <table:table-cell office:value-type="float" office:value="0.0588249485901783" calcext:value-type="float">
            <text:p>0.0588249485901783</text:p>
          </table:table-cell>
          <table:table-cell office:value-type="float" office:value="0.744702665755297" calcext:value-type="float">
            <text:p>0.744702665755297</text:p>
          </table:table-cell>
          <table:table-cell office:value-type="float" office:value="0.0741284601825352" calcext:value-type="float">
            <text:p>0.0741284601825352</text:p>
          </table:table-cell>
          <table:table-cell office:value-type="float" office:value="0.747317156527683" calcext:value-type="float">
            <text:p>0.747317156527683</text:p>
          </table:table-cell>
          <table:table-cell office:value-type="float" office:value="0.0628089064140268" calcext:value-type="float">
            <text:p>0.062808906414026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es</text:p>
          </table:table-cell>
          <table:table-cell office:value-type="float" office:value="0.756459330143541" calcext:value-type="float">
            <text:p>0.756459330143541</text:p>
          </table:table-cell>
          <table:table-cell office:value-type="float" office:value="0.0467105123369844" calcext:value-type="float">
            <text:p>0.0467105123369844</text:p>
          </table:table-cell>
          <table:table-cell office:value-type="float" office:value="0.755143540669857" calcext:value-type="float">
            <text:p>0.755143540669857</text:p>
          </table:table-cell>
          <table:table-cell office:value-type="float" office:value="0.0429910506980214" calcext:value-type="float">
            <text:p>0.0429910506980214</text:p>
          </table:table-cell>
          <table:table-cell office:value-type="float" office:value="0.753827751196172" calcext:value-type="float">
            <text:p>0.753827751196172</text:p>
          </table:table-cell>
          <table:table-cell office:value-type="float" office:value="0.0568844444420944" calcext:value-type="float">
            <text:p>0.0568844444420944</text:p>
          </table:table-cell>
          <table:table-cell office:value-type="float" office:value="0.755143540669857" calcext:value-type="float">
            <text:p>0.755143540669857</text:p>
          </table:table-cell>
          <table:table-cell office:value-type="float" office:value="0.066755006543388" calcext:value-type="float">
            <text:p>0.066755006543388</text:p>
          </table:table-cell>
          <table:table-cell office:value-type="float" office:value="0.751161995898838" calcext:value-type="float">
            <text:p>0.751161995898838</text:p>
          </table:table-cell>
          <table:table-cell office:value-type="float" office:value="0.0704921128914046" calcext:value-type="float">
            <text:p>0.0704921128914046</text:p>
          </table:table-cell>
          <table:table-cell office:value-type="float" office:value="0.753844839371155" calcext:value-type="float">
            <text:p>0.753844839371155</text:p>
          </table:table-cell>
          <table:table-cell office:value-type="float" office:value="0.0517639309663186" calcext:value-type="float">
            <text:p>0.0517639309663186</text:p>
          </table:table-cell>
          <table:table-cell office:value-type="float" office:value="0.76038961038961" calcext:value-type="float">
            <text:p>0.76038961038961</text:p>
          </table:table-cell>
          <table:table-cell office:value-type="float" office:value="0.0497266087743531" calcext:value-type="float">
            <text:p>0.0497266087743531</text:p>
          </table:table-cell>
          <table:table-cell office:value-type="float" office:value="0.76431989063568" calcext:value-type="float">
            <text:p>0.76431989063568</text:p>
          </table:table-cell>
          <table:table-cell office:value-type="float" office:value="0.0414642374034321" calcext:value-type="float">
            <text:p>0.0414642374034321</text:p>
          </table:table-cell>
          <table:table-cell office:value-type="float" office:value="0.766848940533151" calcext:value-type="float">
            <text:p>0.766848940533151</text:p>
          </table:table-cell>
          <table:table-cell office:value-type="float" office:value="0.0623028600326312" calcext:value-type="float">
            <text:p>0.0623028600326312</text:p>
          </table:table-cell>
          <table:table-cell office:value-type="float" office:value="0.76296992481203" calcext:value-type="float">
            <text:p>0.76296992481203</text:p>
          </table:table-cell>
          <table:table-cell office:value-type="float" office:value="0.0533912697949171" calcext:value-type="float">
            <text:p>0.0533912697949171</text:p>
          </table:table-cell>
          <table:table-cell office:value-type="float" office:value="0.75903964456596" calcext:value-type="float">
            <text:p>0.75903964456596</text:p>
          </table:table-cell>
          <table:table-cell office:value-type="float" office:value="0.0544796014072511" calcext:value-type="float">
            <text:p>0.0544796014072511</text:p>
          </table:table-cell>
          <table:table-cell office:value-type="float" office:value="0.756510594668489" calcext:value-type="float">
            <text:p>0.756510594668489</text:p>
          </table:table-cell>
          <table:table-cell office:value-type="float" office:value="0.0487993952879071" calcext:value-type="float">
            <text:p>0.0487993952879071</text:p>
          </table:table-cell>
          <table:table-cell office:value-type="float" office:value="0.75258031442242" calcext:value-type="float">
            <text:p>0.75258031442242</text:p>
          </table:table-cell>
          <table:table-cell office:value-type="float" office:value="0.0473608291245587" calcext:value-type="float">
            <text:p>0.0473608291245587</text:p>
          </table:table-cell>
          <table:table-cell office:value-type="float" office:value="0.764234449760766" calcext:value-type="float">
            <text:p>0.764234449760766</text:p>
          </table:table-cell>
          <table:table-cell office:value-type="float" office:value="0.0672332791551128" calcext:value-type="float">
            <text:p>0.0672332791551128</text:p>
          </table:table-cell>
          <table:table-cell office:value-type="float" office:value="0.747334244702666" calcext:value-type="float">
            <text:p>0.747334244702666</text:p>
          </table:table-cell>
          <table:table-cell office:value-type="float" office:value="0.0578997646674026" calcext:value-type="float">
            <text:p>0.0578997646674026</text:p>
          </table:table-cell>
          <table:table-cell office:value-type="float" office:value="0.749931647300068" calcext:value-type="float">
            <text:p>0.749931647300068</text:p>
          </table:table-cell>
          <table:table-cell office:value-type="float" office:value="0.0563799985169813" calcext:value-type="float">
            <text:p>0.056379998516981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es</text:p>
          </table:table-cell>
          <table:table-cell office:value-type="float" office:value="0.757758031442242" calcext:value-type="float">
            <text:p>0.757758031442242</text:p>
          </table:table-cell>
          <table:table-cell office:value-type="float" office:value="0.054213262643397" calcext:value-type="float">
            <text:p>0.054213262643397</text:p>
          </table:table-cell>
          <table:table-cell office:value-type="float" office:value="0.753844839371155" calcext:value-type="float">
            <text:p>0.753844839371155</text:p>
          </table:table-cell>
          <table:table-cell office:value-type="float" office:value="0.0557443199298822" calcext:value-type="float">
            <text:p>0.0557443199298822</text:p>
          </table:table-cell>
          <table:table-cell office:value-type="float" office:value="0.761654135338346" calcext:value-type="float">
            <text:p>0.761654135338346</text:p>
          </table:table-cell>
          <table:table-cell office:value-type="float" office:value="0.0483702887545508" calcext:value-type="float">
            <text:p>0.0483702887545508</text:p>
          </table:table-cell>
          <table:table-cell office:value-type="float" office:value="0.760355434039645" calcext:value-type="float">
            <text:p>0.760355434039645</text:p>
          </table:table-cell>
          <table:table-cell office:value-type="float" office:value="0.0596872554977469" calcext:value-type="float">
            <text:p>0.0596872554977469</text:p>
          </table:table-cell>
          <table:table-cell office:value-type="float" office:value="0.751213260423787" calcext:value-type="float">
            <text:p>0.751213260423787</text:p>
          </table:table-cell>
          <table:table-cell office:value-type="float" office:value="0.0529036239756011" calcext:value-type="float">
            <text:p>0.0529036239756011</text:p>
          </table:table-cell>
          <table:table-cell office:value-type="float" office:value="0.749948735475051" calcext:value-type="float">
            <text:p>0.749948735475051</text:p>
          </table:table-cell>
          <table:table-cell office:value-type="float" office:value="0.0471685943684458" calcext:value-type="float">
            <text:p>0.0471685943684458</text:p>
          </table:table-cell>
          <table:table-cell office:value-type="float" office:value="0.761654135338346" calcext:value-type="float">
            <text:p>0.761654135338346</text:p>
          </table:table-cell>
          <table:table-cell office:value-type="float" office:value="0.0464888957123655" calcext:value-type="float">
            <text:p>0.0464888957123655</text:p>
          </table:table-cell>
          <table:table-cell office:value-type="float" office:value="0.756476418318524" calcext:value-type="float">
            <text:p>0.756476418318524</text:p>
          </table:table-cell>
          <table:table-cell office:value-type="float" office:value="0.0471501838171191" calcext:value-type="float">
            <text:p>0.0471501838171191</text:p>
          </table:table-cell>
          <table:table-cell office:value-type="float" office:value="0.761637047163363" calcext:value-type="float">
            <text:p>0.761637047163363</text:p>
          </table:table-cell>
          <table:table-cell office:value-type="float" office:value="0.0526045989767148" calcext:value-type="float">
            <text:p>0.0526045989767148</text:p>
          </table:table-cell>
          <table:table-cell office:value-type="float" office:value="0.75903964456596" calcext:value-type="float">
            <text:p>0.75903964456596</text:p>
          </table:table-cell>
          <table:table-cell office:value-type="float" office:value="0.0559451787993078" calcext:value-type="float">
            <text:p>0.0559451787993078</text:p>
          </table:table-cell>
          <table:table-cell office:value-type="float" office:value="0.76161995898838" calcext:value-type="float">
            <text:p>0.76161995898838</text:p>
          </table:table-cell>
          <table:table-cell office:value-type="float" office:value="0.0627036940915218" calcext:value-type="float">
            <text:p>0.0627036940915218</text:p>
          </table:table-cell>
          <table:table-cell office:value-type="float" office:value="0.764234449760766" calcext:value-type="float">
            <text:p>0.764234449760766</text:p>
          </table:table-cell>
          <table:table-cell office:value-type="float" office:value="0.052165573818541" calcext:value-type="float">
            <text:p>0.052165573818541</text:p>
          </table:table-cell>
          <table:table-cell office:value-type="float" office:value="0.756442241968558" calcext:value-type="float">
            <text:p>0.756442241968558</text:p>
          </table:table-cell>
          <table:table-cell office:value-type="float" office:value="0.0484445022398736" calcext:value-type="float">
            <text:p>0.0484445022398736</text:p>
          </table:table-cell>
          <table:table-cell office:value-type="float" office:value="0.761654135338346" calcext:value-type="float">
            <text:p>0.761654135338346</text:p>
          </table:table-cell>
          <table:table-cell office:value-type="float" office:value="0.0488477304111629" calcext:value-type="float">
            <text:p>0.0488477304111629</text:p>
          </table:table-cell>
          <table:table-cell office:value-type="float" office:value="0.752494873547505" calcext:value-type="float">
            <text:p>0.752494873547505</text:p>
          </table:table-cell>
          <table:table-cell office:value-type="float" office:value="0.0529334672804997" calcext:value-type="float">
            <text:p>0.0529334672804997</text:p>
          </table:table-cell>
          <table:table-cell office:value-type="float" office:value="0.761637047163363" calcext:value-type="float">
            <text:p>0.761637047163363</text:p>
          </table:table-cell>
          <table:table-cell office:value-type="float" office:value="0.0490139414709182" calcext:value-type="float">
            <text:p>0.049013941470918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es</text:p>
          </table:table-cell>
          <table:table-cell office:value-type="float" office:value="0.760321257689679" calcext:value-type="float">
            <text:p>0.760321257689679</text:p>
          </table:table-cell>
          <table:table-cell office:value-type="float" office:value="0.051716709055352" calcext:value-type="float">
            <text:p>0.051716709055352</text:p>
          </table:table-cell>
          <table:table-cell office:value-type="float" office:value="0.760321257689679" calcext:value-type="float">
            <text:p>0.760321257689679</text:p>
          </table:table-cell>
          <table:table-cell office:value-type="float" office:value="0.0594699151304312" calcext:value-type="float">
            <text:p>0.0594699151304312</text:p>
          </table:table-cell>
          <table:table-cell office:value-type="float" office:value="0.761637047163363" calcext:value-type="float">
            <text:p>0.761637047163363</text:p>
          </table:table-cell>
          <table:table-cell office:value-type="float" office:value="0.0543566612137497" calcext:value-type="float">
            <text:p>0.0543566612137497</text:p>
          </table:table-cell>
          <table:table-cell office:value-type="float" office:value="0.766848940533151" calcext:value-type="float">
            <text:p>0.766848940533151</text:p>
          </table:table-cell>
          <table:table-cell office:value-type="float" office:value="0.0601604726503882" calcext:value-type="float">
            <text:p>0.0601604726503882</text:p>
          </table:table-cell>
          <table:table-cell office:value-type="float" office:value="0.756408065618592" calcext:value-type="float">
            <text:p>0.756408065618592</text:p>
          </table:table-cell>
          <table:table-cell office:value-type="float" office:value="0.0556069069855045" calcext:value-type="float">
            <text:p>0.0556069069855045</text:p>
          </table:table-cell>
          <table:table-cell office:value-type="float" office:value="0.759022556390977" calcext:value-type="float">
            <text:p>0.759022556390977</text:p>
          </table:table-cell>
          <table:table-cell office:value-type="float" office:value="0.0528940773092481" calcext:value-type="float">
            <text:p>0.0528940773092481</text:p>
          </table:table-cell>
          <table:table-cell office:value-type="float" office:value="0.759022556390977" calcext:value-type="float">
            <text:p>0.759022556390977</text:p>
          </table:table-cell>
          <table:table-cell office:value-type="float" office:value="0.0563257399774515" calcext:value-type="float">
            <text:p>0.0563257399774515</text:p>
          </table:table-cell>
          <table:table-cell office:value-type="float" office:value="0.759022556390977" calcext:value-type="float">
            <text:p>0.759022556390977</text:p>
          </table:table-cell>
          <table:table-cell office:value-type="float" office:value="0.0527907416154565" calcext:value-type="float">
            <text:p>0.0527907416154565</text:p>
          </table:table-cell>
          <table:table-cell office:value-type="float" office:value="0.762935748462064" calcext:value-type="float">
            <text:p>0.762935748462064</text:p>
          </table:table-cell>
          <table:table-cell office:value-type="float" office:value="0.0499753116343278" calcext:value-type="float">
            <text:p>0.0499753116343278</text:p>
          </table:table-cell>
          <table:table-cell office:value-type="float" office:value="0.760304169514696" calcext:value-type="float">
            <text:p>0.760304169514696</text:p>
          </table:table-cell>
          <table:table-cell office:value-type="float" office:value="0.0605501475954747" calcext:value-type="float">
            <text:p>0.0605501475954747</text:p>
          </table:table-cell>
          <table:table-cell office:value-type="float" office:value="0.762918660287081" calcext:value-type="float">
            <text:p>0.762918660287081</text:p>
          </table:table-cell>
          <table:table-cell office:value-type="float" office:value="0.0626454659765589" calcext:value-type="float">
            <text:p>0.0626454659765589</text:p>
          </table:table-cell>
          <table:table-cell office:value-type="float" office:value="0.757723855092276" calcext:value-type="float">
            <text:p>0.757723855092276</text:p>
          </table:table-cell>
          <table:table-cell office:value-type="float" office:value="0.0555226218240198" calcext:value-type="float">
            <text:p>0.0555226218240198</text:p>
          </table:table-cell>
          <table:table-cell office:value-type="float" office:value="0.766831852358168" calcext:value-type="float">
            <text:p>0.766831852358168</text:p>
          </table:table-cell>
          <table:table-cell office:value-type="float" office:value="0.0510188316324478" calcext:value-type="float">
            <text:p>0.0510188316324478</text:p>
          </table:table-cell>
          <table:table-cell office:value-type="float" office:value="0.757723855092276" calcext:value-type="float">
            <text:p>0.757723855092276</text:p>
          </table:table-cell>
          <table:table-cell office:value-type="float" office:value="0.0516766427667402" calcext:value-type="float">
            <text:p>0.0516766427667402</text:p>
          </table:table-cell>
          <table:table-cell office:value-type="float" office:value="0.755109364319891" calcext:value-type="float">
            <text:p>0.755109364319891</text:p>
          </table:table-cell>
          <table:table-cell office:value-type="float" office:value="0.0509253386272555" calcext:value-type="float">
            <text:p>0.0509253386272555</text:p>
          </table:table-cell>
          <table:table-cell office:value-type="float" office:value="0.756459330143541" calcext:value-type="float">
            <text:p>0.756459330143541</text:p>
          </table:table-cell>
          <table:table-cell office:value-type="float" office:value="0.0487668957670149" calcext:value-type="float">
            <text:p>0.048766895767014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es</text:p>
          </table:table-cell>
          <table:table-cell office:value-type="float" office:value="0.762918660287081" calcext:value-type="float">
            <text:p>0.762918660287081</text:p>
          </table:table-cell>
          <table:table-cell office:value-type="float" office:value="0.0547822359278611" calcext:value-type="float">
            <text:p>0.0547822359278611</text:p>
          </table:table-cell>
          <table:table-cell office:value-type="float" office:value="0.762935748462064" calcext:value-type="float">
            <text:p>0.762935748462064</text:p>
          </table:table-cell>
          <table:table-cell office:value-type="float" office:value="0.0514534158321145" calcext:value-type="float">
            <text:p>0.0514534158321145</text:p>
          </table:table-cell>
          <table:table-cell office:value-type="float" office:value="0.755126452494874" calcext:value-type="float">
            <text:p>0.755126452494874</text:p>
          </table:table-cell>
          <table:table-cell office:value-type="float" office:value="0.0576714021182213" calcext:value-type="float">
            <text:p>0.0576714021182213</text:p>
          </table:table-cell>
          <table:table-cell office:value-type="float" office:value="0.76555023923445" calcext:value-type="float">
            <text:p>0.76555023923445</text:p>
          </table:table-cell>
          <table:table-cell office:value-type="float" office:value="0.0606251158507353" calcext:value-type="float">
            <text:p>0.0606251158507353</text:p>
          </table:table-cell>
          <table:table-cell office:value-type="float" office:value="0.756390977443609" calcext:value-type="float">
            <text:p>0.756390977443609</text:p>
          </table:table-cell>
          <table:table-cell office:value-type="float" office:value="0.0599785583630706" calcext:value-type="float">
            <text:p>0.0599785583630706</text:p>
          </table:table-cell>
          <table:table-cell office:value-type="float" office:value="0.753810663021189" calcext:value-type="float">
            <text:p>0.753810663021189</text:p>
          </table:table-cell>
          <table:table-cell office:value-type="float" office:value="0.0574647346179754" calcext:value-type="float">
            <text:p>0.0574647346179754</text:p>
          </table:table-cell>
          <table:table-cell office:value-type="float" office:value="0.762918660287081" calcext:value-type="float">
            <text:p>0.762918660287081</text:p>
          </table:table-cell>
          <table:table-cell office:value-type="float" office:value="0.0547822359278611" calcext:value-type="float">
            <text:p>0.0547822359278611</text:p>
          </table:table-cell>
          <table:table-cell office:value-type="float" office:value="0.768147641831852" calcext:value-type="float">
            <text:p>0.768147641831852</text:p>
          </table:table-cell>
          <table:table-cell office:value-type="float" office:value="0.0495239302792602" calcext:value-type="float">
            <text:p>0.0495239302792602</text:p>
          </table:table-cell>
          <table:table-cell office:value-type="float" office:value="0.759005468215995" calcext:value-type="float">
            <text:p>0.759005468215995</text:p>
          </table:table-cell>
          <table:table-cell office:value-type="float" office:value="0.058661660813991" calcext:value-type="float">
            <text:p>0.058661660813991</text:p>
          </table:table-cell>
          <table:table-cell office:value-type="float" office:value="0.7642002734108" calcext:value-type="float">
            <text:p>0.7642002734108</text:p>
          </table:table-cell>
          <table:table-cell office:value-type="float" office:value="0.051672790775261" calcext:value-type="float">
            <text:p>0.051672790775261</text:p>
          </table:table-cell>
          <table:table-cell office:value-type="float" office:value="0.752511961722488" calcext:value-type="float">
            <text:p>0.752511961722488</text:p>
          </table:table-cell>
          <table:table-cell office:value-type="float" office:value="0.0582722106540111" calcext:value-type="float">
            <text:p>0.0582722106540111</text:p>
          </table:table-cell>
          <table:table-cell office:value-type="float" office:value="0.752511961722488" calcext:value-type="float">
            <text:p>0.752511961722488</text:p>
          </table:table-cell>
          <table:table-cell office:value-type="float" office:value="0.0578468334828719" calcext:value-type="float">
            <text:p>0.0578468334828719</text:p>
          </table:table-cell>
          <table:table-cell office:value-type="float" office:value="0.757740943267259" calcext:value-type="float">
            <text:p>0.757740943267259</text:p>
          </table:table-cell>
          <table:table-cell office:value-type="float" office:value="0.0526003800822782" calcext:value-type="float">
            <text:p>0.0526003800822782</text:p>
          </table:table-cell>
          <table:table-cell office:value-type="float" office:value="0.756425153793575" calcext:value-type="float">
            <text:p>0.756425153793575</text:p>
          </table:table-cell>
          <table:table-cell office:value-type="float" office:value="0.0508706292101607" calcext:value-type="float">
            <text:p>0.0508706292101607</text:p>
          </table:table-cell>
          <table:table-cell office:value-type="float" office:value="0.760355434039645" calcext:value-type="float">
            <text:p>0.760355434039645</text:p>
          </table:table-cell>
          <table:table-cell office:value-type="float" office:value="0.0500219137964188" calcext:value-type="float">
            <text:p>0.0500219137964188</text:p>
          </table:table-cell>
          <table:table-cell office:value-type="float" office:value="0.760372522214628" calcext:value-type="float">
            <text:p>0.760372522214628</text:p>
          </table:table-cell>
          <table:table-cell office:value-type="float" office:value="0.0518102174689155" calcext:value-type="float">
            <text:p>0.051810217468915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es</text:p>
          </table:table-cell>
          <table:table-cell office:value-type="float" office:value="0.755413533834586" calcext:value-type="float">
            <text:p>0.755413533834586</text:p>
          </table:table-cell>
          <table:table-cell office:value-type="float" office:value="0.0495746602675437" calcext:value-type="float">
            <text:p>0.0495746602675437</text:p>
          </table:table-cell>
          <table:table-cell office:value-type="float" office:value="0.757484620642515" calcext:value-type="float">
            <text:p>0.757484620642515</text:p>
          </table:table-cell>
          <table:table-cell office:value-type="float" office:value="0.0497477959229425" calcext:value-type="float">
            <text:p>0.0497477959229425</text:p>
          </table:table-cell>
          <table:table-cell office:value-type="float" office:value="0.754603554340396" calcext:value-type="float">
            <text:p>0.754603554340396</text:p>
          </table:table-cell>
          <table:table-cell office:value-type="float" office:value="0.0531799160662119" calcext:value-type="float">
            <text:p>0.0531799160662119</text:p>
          </table:table-cell>
          <table:table-cell office:value-type="float" office:value="0.759063568010937" calcext:value-type="float">
            <text:p>0.759063568010937</text:p>
          </table:table-cell>
          <table:table-cell office:value-type="float" office:value="0.0603922792473304" calcext:value-type="float">
            <text:p>0.0603922792473304</text:p>
          </table:table-cell>
          <table:table-cell office:value-type="float" office:value="0.748602187286398" calcext:value-type="float">
            <text:p>0.748602187286398</text:p>
          </table:table-cell>
          <table:table-cell office:value-type="float" office:value="0.0580152427694374" calcext:value-type="float">
            <text:p>0.0580152427694374</text:p>
          </table:table-cell>
          <table:table-cell office:value-type="float" office:value="0.750980861244019" calcext:value-type="float">
            <text:p>0.750980861244019</text:p>
          </table:table-cell>
          <table:table-cell office:value-type="float" office:value="0.0504393100360995" calcext:value-type="float">
            <text:p>0.0504393100360995</text:p>
          </table:table-cell>
          <table:table-cell office:value-type="float" office:value="0.757245386192755" calcext:value-type="float">
            <text:p>0.757245386192755</text:p>
          </table:table-cell>
          <table:table-cell office:value-type="float" office:value="0.0512153257853037" calcext:value-type="float">
            <text:p>0.0512153257853037</text:p>
          </table:table-cell>
          <table:table-cell office:value-type="float" office:value="0.758564593301435" calcext:value-type="float">
            <text:p>0.758564593301435</text:p>
          </table:table-cell>
          <table:table-cell office:value-type="float" office:value="0.0486528176644781" calcext:value-type="float">
            <text:p>0.0486528176644781</text:p>
          </table:table-cell>
          <table:table-cell office:value-type="float" office:value="0.761114149008886" calcext:value-type="float">
            <text:p>0.761114149008886</text:p>
          </table:table-cell>
          <table:table-cell office:value-type="float" office:value="0.0555987064796768" calcext:value-type="float">
            <text:p>0.0555987064796768</text:p>
          </table:table-cell>
          <table:table-cell office:value-type="float" office:value="0.757737525632262" calcext:value-type="float">
            <text:p>0.757737525632262</text:p>
          </table:table-cell>
          <table:table-cell office:value-type="float" office:value="0.0531940733919111" calcext:value-type="float">
            <text:p>0.0531940733919111</text:p>
          </table:table-cell>
          <table:table-cell office:value-type="float" office:value="0.758253588516747" calcext:value-type="float">
            <text:p>0.758253588516747</text:p>
          </table:table-cell>
          <table:table-cell office:value-type="float" office:value="0.0605610577948666" calcext:value-type="float">
            <text:p>0.0605610577948666</text:p>
          </table:table-cell>
          <table:table-cell office:value-type="float" office:value="0.755157211209843" calcext:value-type="float">
            <text:p>0.755157211209843</text:p>
          </table:table-cell>
          <table:table-cell office:value-type="float" office:value="0.0553303415872965" calcext:value-type="float">
            <text:p>0.0553303415872965</text:p>
          </table:table-cell>
          <table:table-cell office:value-type="float" office:value="0.757771701982228" calcext:value-type="float">
            <text:p>0.757771701982228</text:p>
          </table:table-cell>
          <table:table-cell office:value-type="float" office:value="0.0518362956163366" calcext:value-type="float">
            <text:p>0.0518362956163366</text:p>
          </table:table-cell>
          <table:table-cell office:value-type="float" office:value="0.756705399863295" calcext:value-type="float">
            <text:p>0.756705399863295</text:p>
          </table:table-cell>
          <table:table-cell office:value-type="float" office:value="0.055490646026671" calcext:value-type="float">
            <text:p>0.055490646026671</text:p>
          </table:table-cell>
          <table:table-cell office:value-type="float" office:value="0.751999316473001" calcext:value-type="float">
            <text:p>0.751999316473001</text:p>
          </table:table-cell>
          <table:table-cell office:value-type="float" office:value="0.0571817889108224" calcext:value-type="float">
            <text:p>0.0571817889108224</text:p>
          </table:table-cell>
          <table:table-cell office:value-type="float" office:value="0.755143540669857" calcext:value-type="float">
            <text:p>0.755143540669857</text:p>
          </table:table-cell>
          <table:table-cell office:value-type="float" office:value="0.0537559919275713" calcext:value-type="float">
            <text:p>0.05375599192757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iabetic_retinopathy</text:p>
          </table:table-cell>
          <table:table-cell office:value-type="float" office:value="0.64547976011994" calcext:value-type="float">
            <text:p>0.64547976011994</text:p>
          </table:table-cell>
          <table:table-cell office:value-type="float" office:value="0.0654059710726992" calcext:value-type="float">
            <text:p>0.0654059710726992</text:p>
          </table:table-cell>
          <table:table-cell office:value-type="float" office:value="0.656814092953523" calcext:value-type="float">
            <text:p>0.656814092953523</text:p>
          </table:table-cell>
          <table:table-cell office:value-type="float" office:value="0.0446167783230462" calcext:value-type="float">
            <text:p>0.0446167783230462</text:p>
          </table:table-cell>
          <table:table-cell office:value-type="float" office:value="0.664610194902549" calcext:value-type="float">
            <text:p>0.664610194902549</text:p>
          </table:table-cell>
          <table:table-cell office:value-type="float" office:value="0.0583073106059119" calcext:value-type="float">
            <text:p>0.0583073106059119</text:p>
          </table:table-cell>
          <table:table-cell office:value-type="float" office:value="0.65592203898051" calcext:value-type="float">
            <text:p>0.65592203898051</text:p>
          </table:table-cell>
          <table:table-cell office:value-type="float" office:value="0.0678979654610712" calcext:value-type="float">
            <text:p>0.0678979654610712</text:p>
          </table:table-cell>
          <table:table-cell office:value-type="float" office:value="0.669805097451274" calcext:value-type="float">
            <text:p>0.669805097451274</text:p>
          </table:table-cell>
          <table:table-cell office:value-type="float" office:value="0.0670674051880057" calcext:value-type="float">
            <text:p>0.0670674051880057</text:p>
          </table:table-cell>
          <table:table-cell office:value-type="float" office:value="0.661124437781109" calcext:value-type="float">
            <text:p>0.661124437781109</text:p>
          </table:table-cell>
          <table:table-cell office:value-type="float" office:value="0.0442452496712471" calcext:value-type="float">
            <text:p>0.0442452496712471</text:p>
          </table:table-cell>
          <table:table-cell office:value-type="float" office:value="0.662016491754123" calcext:value-type="float">
            <text:p>0.662016491754123</text:p>
          </table:table-cell>
          <table:table-cell office:value-type="float" office:value="0.0556192259100627" calcext:value-type="float">
            <text:p>0.0556192259100627</text:p>
          </table:table-cell>
          <table:table-cell office:value-type="float" office:value="0.65852323838081" calcext:value-type="float">
            <text:p>0.65852323838081</text:p>
          </table:table-cell>
          <table:table-cell office:value-type="float" office:value="0.0387557760446186" calcext:value-type="float">
            <text:p>0.0387557760446186</text:p>
          </table:table-cell>
          <table:table-cell office:value-type="float" office:value="0.675869565217391" calcext:value-type="float">
            <text:p>0.675869565217391</text:p>
          </table:table-cell>
          <table:table-cell office:value-type="float" office:value="0.0500624478751347" calcext:value-type="float">
            <text:p>0.0500624478751347</text:p>
          </table:table-cell>
          <table:table-cell office:value-type="float" office:value="0.636836581709146" calcext:value-type="float">
            <text:p>0.636836581709146</text:p>
          </table:table-cell>
          <table:table-cell office:value-type="float" office:value="0.0339975606024102" calcext:value-type="float">
            <text:p>0.0339975606024102</text:p>
          </table:table-cell>
          <table:table-cell office:value-type="float" office:value="0.650727136431784" calcext:value-type="float">
            <text:p>0.650727136431784</text:p>
          </table:table-cell>
          <table:table-cell office:value-type="float" office:value="0.0499113794030944" calcext:value-type="float">
            <text:p>0.0499113794030944</text:p>
          </table:table-cell>
          <table:table-cell office:value-type="float" office:value="0.654182908545727" calcext:value-type="float">
            <text:p>0.654182908545727</text:p>
          </table:table-cell>
          <table:table-cell office:value-type="float" office:value="0.0474553308761968" calcext:value-type="float">
            <text:p>0.0474553308761968</text:p>
          </table:table-cell>
          <table:table-cell office:value-type="float" office:value="0.657646176911544" calcext:value-type="float">
            <text:p>0.657646176911544</text:p>
          </table:table-cell>
          <table:table-cell office:value-type="float" office:value="0.0484710863961395" calcext:value-type="float">
            <text:p>0.0484710863961395</text:p>
          </table:table-cell>
          <table:table-cell office:value-type="float" office:value="0.66023988005997" calcext:value-type="float">
            <text:p>0.66023988005997</text:p>
          </table:table-cell>
          <table:table-cell office:value-type="float" office:value="0.0468172681330341" calcext:value-type="float">
            <text:p>0.0468172681330341</text:p>
          </table:table-cell>
          <table:table-cell office:value-type="float" office:value="0.665449775112444" calcext:value-type="float">
            <text:p>0.665449775112444</text:p>
          </table:table-cell>
          <table:table-cell office:value-type="float" office:value="0.042260521344959" calcext:value-type="float">
            <text:p>0.042260521344959</text:p>
          </table:table-cell>
          <table:table-cell office:value-type="float" office:value="0.676814092953523" calcext:value-type="float">
            <text:p>0.676814092953523</text:p>
          </table:table-cell>
          <table:table-cell office:value-type="float" office:value="0.0404232373255111" calcext:value-type="float">
            <text:p>0.040423237325511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iabetic_retinopathy</text:p>
          </table:table-cell>
          <table:table-cell office:value-type="float" office:value="0.647226386806597" calcext:value-type="float">
            <text:p>0.647226386806597</text:p>
          </table:table-cell>
          <table:table-cell office:value-type="float" office:value="0.0646410511199634" calcext:value-type="float">
            <text:p>0.0646410511199634</text:p>
          </table:table-cell>
          <table:table-cell office:value-type="float" office:value="0.667248875562219" calcext:value-type="float">
            <text:p>0.667248875562219</text:p>
          </table:table-cell>
          <table:table-cell office:value-type="float" office:value="0.027456947937434" calcext:value-type="float">
            <text:p>0.027456947937434</text:p>
          </table:table-cell>
          <table:table-cell office:value-type="float" office:value="0.665434782608696" calcext:value-type="float">
            <text:p>0.665434782608696</text:p>
          </table:table-cell>
          <table:table-cell office:value-type="float" office:value="0.0650275013315642" calcext:value-type="float">
            <text:p>0.0650275013315642</text:p>
          </table:table-cell>
          <table:table-cell office:value-type="float" office:value="0.658515742128935" calcext:value-type="float">
            <text:p>0.658515742128935</text:p>
          </table:table-cell>
          <table:table-cell office:value-type="float" office:value="0.0702433263134455" calcext:value-type="float">
            <text:p>0.0702433263134455</text:p>
          </table:table-cell>
          <table:table-cell office:value-type="float" office:value="0.695022488755622" calcext:value-type="float">
            <text:p>0.695022488755622</text:p>
          </table:table-cell>
          <table:table-cell office:value-type="float" office:value="0.0555039416824231" calcext:value-type="float">
            <text:p>0.0555039416824231</text:p>
          </table:table-cell>
          <table:table-cell office:value-type="float" office:value="0.675907046476762" calcext:value-type="float">
            <text:p>0.675907046476762</text:p>
          </table:table-cell>
          <table:table-cell office:value-type="float" office:value="0.0545445176147161" calcext:value-type="float">
            <text:p>0.0545445176147161</text:p>
          </table:table-cell>
          <table:table-cell office:value-type="float" office:value="0.673268365817092" calcext:value-type="float">
            <text:p>0.673268365817092</text:p>
          </table:table-cell>
          <table:table-cell office:value-type="float" office:value="0.0608275376426417" calcext:value-type="float">
            <text:p>0.0608275376426417</text:p>
          </table:table-cell>
          <table:table-cell office:value-type="float" office:value="0.671529235382309" calcext:value-type="float">
            <text:p>0.671529235382309</text:p>
          </table:table-cell>
          <table:table-cell office:value-type="float" office:value="0.0593810177010336" calcext:value-type="float">
            <text:p>0.0593810177010336</text:p>
          </table:table-cell>
          <table:table-cell office:value-type="float" office:value="0.683688155922039" calcext:value-type="float">
            <text:p>0.683688155922039</text:p>
          </table:table-cell>
          <table:table-cell office:value-type="float" office:value="0.0575716395258887" calcext:value-type="float">
            <text:p>0.0575716395258887</text:p>
          </table:table-cell>
          <table:table-cell office:value-type="float" office:value="0.661139430284858" calcext:value-type="float">
            <text:p>0.661139430284858</text:p>
          </table:table-cell>
          <table:table-cell office:value-type="float" office:value="0.051358258049825" calcext:value-type="float">
            <text:p>0.051358258049825</text:p>
          </table:table-cell>
          <table:table-cell office:value-type="float" office:value="0.670689655172414" calcext:value-type="float">
            <text:p>0.670689655172414</text:p>
          </table:table-cell>
          <table:table-cell office:value-type="float" office:value="0.0519531177964289" calcext:value-type="float">
            <text:p>0.0519531177964289</text:p>
          </table:table-cell>
          <table:table-cell office:value-type="float" office:value="0.676761619190405" calcext:value-type="float">
            <text:p>0.676761619190405</text:p>
          </table:table-cell>
          <table:table-cell office:value-type="float" office:value="0.0515695638456424" calcext:value-type="float">
            <text:p>0.0515695638456424</text:p>
          </table:table-cell>
          <table:table-cell office:value-type="float" office:value="0.666326836581709" calcext:value-type="float">
            <text:p>0.666326836581709</text:p>
          </table:table-cell>
          <table:table-cell office:value-type="float" office:value="0.0526547508216041" calcext:value-type="float">
            <text:p>0.0526547508216041</text:p>
          </table:table-cell>
          <table:table-cell office:value-type="float" office:value="0.664610194902549" calcext:value-type="float">
            <text:p>0.664610194902549</text:p>
          </table:table-cell>
          <table:table-cell office:value-type="float" office:value="0.0442116263660035" calcext:value-type="float">
            <text:p>0.0442116263660035</text:p>
          </table:table-cell>
          <table:table-cell office:value-type="float" office:value="0.676746626686657" calcext:value-type="float">
            <text:p>0.676746626686657</text:p>
          </table:table-cell>
          <table:table-cell office:value-type="float" office:value="0.0538681700525482" calcext:value-type="float">
            <text:p>0.0538681700525482</text:p>
          </table:table-cell>
          <table:table-cell office:value-type="float" office:value="0.684595202398801" calcext:value-type="float">
            <text:p>0.684595202398801</text:p>
          </table:table-cell>
          <table:table-cell office:value-type="float" office:value="0.0483328812618498" calcext:value-type="float">
            <text:p>0.048332881261849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iabetic_retinopathy</text:p>
          </table:table-cell>
          <table:table-cell office:value-type="float" office:value="0.649820089955022" calcext:value-type="float">
            <text:p>0.649820089955022</text:p>
          </table:table-cell>
          <table:table-cell office:value-type="float" office:value="0.0693153981768803" calcext:value-type="float">
            <text:p>0.0693153981768803</text:p>
          </table:table-cell>
          <table:table-cell office:value-type="float" office:value="0.665524737631184" calcext:value-type="float">
            <text:p>0.665524737631184</text:p>
          </table:table-cell>
          <table:table-cell office:value-type="float" office:value="0.0408731822570487" calcext:value-type="float">
            <text:p>0.0408731822570487</text:p>
          </table:table-cell>
          <table:table-cell office:value-type="float" office:value="0.664587706146927" calcext:value-type="float">
            <text:p>0.664587706146927</text:p>
          </table:table-cell>
          <table:table-cell office:value-type="float" office:value="0.0690871173010249" calcext:value-type="float">
            <text:p>0.0690871173010249</text:p>
          </table:table-cell>
          <table:table-cell office:value-type="float" office:value="0.66023988005997" calcext:value-type="float">
            <text:p>0.66023988005997</text:p>
          </table:table-cell>
          <table:table-cell office:value-type="float" office:value="0.0549109554930852" calcext:value-type="float">
            <text:p>0.0549109554930852</text:p>
          </table:table-cell>
          <table:table-cell office:value-type="float" office:value="0.690644677661169" calcext:value-type="float">
            <text:p>0.690644677661169</text:p>
          </table:table-cell>
          <table:table-cell office:value-type="float" office:value="0.0681080108297513" calcext:value-type="float">
            <text:p>0.0681080108297513</text:p>
          </table:table-cell>
          <table:table-cell office:value-type="float" office:value="0.676761619190405" calcext:value-type="float">
            <text:p>0.676761619190405</text:p>
          </table:table-cell>
          <table:table-cell office:value-type="float" office:value="0.0525379774150981" calcext:value-type="float">
            <text:p>0.0525379774150981</text:p>
          </table:table-cell>
          <table:table-cell office:value-type="float" office:value="0.682848575712144" calcext:value-type="float">
            <text:p>0.682848575712144</text:p>
          </table:table-cell>
          <table:table-cell office:value-type="float" office:value="0.0619674114348022" calcext:value-type="float">
            <text:p>0.0619674114348022</text:p>
          </table:table-cell>
          <table:table-cell office:value-type="float" office:value="0.667188905547226" calcext:value-type="float">
            <text:p>0.667188905547226</text:p>
          </table:table-cell>
          <table:table-cell office:value-type="float" office:value="0.0602498473929859" calcext:value-type="float">
            <text:p>0.0602498473929859</text:p>
          </table:table-cell>
          <table:table-cell office:value-type="float" office:value="0.689790104947526" calcext:value-type="float">
            <text:p>0.689790104947526</text:p>
          </table:table-cell>
          <table:table-cell office:value-type="float" office:value="0.0574694587205212" calcext:value-type="float">
            <text:p>0.0574694587205212</text:p>
          </table:table-cell>
          <table:table-cell office:value-type="float" office:value="0.671581709145427" calcext:value-type="float">
            <text:p>0.671581709145427</text:p>
          </table:table-cell>
          <table:table-cell office:value-type="float" office:value="0.0437865312951603" calcext:value-type="float">
            <text:p>0.0437865312951603</text:p>
          </table:table-cell>
          <table:table-cell office:value-type="float" office:value="0.677631184407796" calcext:value-type="float">
            <text:p>0.677631184407796</text:p>
          </table:table-cell>
          <table:table-cell office:value-type="float" office:value="0.0477849874345972" calcext:value-type="float">
            <text:p>0.0477849874345972</text:p>
          </table:table-cell>
          <table:table-cell office:value-type="float" office:value="0.681094452773613" calcext:value-type="float">
            <text:p>0.681094452773613</text:p>
          </table:table-cell>
          <table:table-cell office:value-type="float" office:value="0.0518205192220803" calcext:value-type="float">
            <text:p>0.0518205192220803</text:p>
          </table:table-cell>
          <table:table-cell office:value-type="float" office:value="0.681101949025487" calcext:value-type="float">
            <text:p>0.681101949025487</text:p>
          </table:table-cell>
          <table:table-cell office:value-type="float" office:value="0.042323885730977" calcext:value-type="float">
            <text:p>0.042323885730977</text:p>
          </table:table-cell>
          <table:table-cell office:value-type="float" office:value="0.678515742128935" calcext:value-type="float">
            <text:p>0.678515742128935</text:p>
          </table:table-cell>
          <table:table-cell office:value-type="float" office:value="0.0431714721552085" calcext:value-type="float">
            <text:p>0.0431714721552085</text:p>
          </table:table-cell>
          <table:table-cell office:value-type="float" office:value="0.683703148425787" calcext:value-type="float">
            <text:p>0.683703148425787</text:p>
          </table:table-cell>
          <table:table-cell office:value-type="float" office:value="0.06147186766959" calcext:value-type="float">
            <text:p>0.06147186766959</text:p>
          </table:table-cell>
          <table:table-cell office:value-type="float" office:value="0.685434782608696" calcext:value-type="float">
            <text:p>0.685434782608696</text:p>
          </table:table-cell>
          <table:table-cell office:value-type="float" office:value="0.0517905602383741" calcext:value-type="float">
            <text:p>0.051790560238374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iabetic_retinopathy</text:p>
          </table:table-cell>
          <table:table-cell office:value-type="float" office:value="0.655029985007496" calcext:value-type="float">
            <text:p>0.655029985007496</text:p>
          </table:table-cell>
          <table:table-cell office:value-type="float" office:value="0.0662231565214444" calcext:value-type="float">
            <text:p>0.0662231565214444</text:p>
          </table:table-cell>
          <table:table-cell office:value-type="float" office:value="0.675937031484258" calcext:value-type="float">
            <text:p>0.675937031484258</text:p>
          </table:table-cell>
          <table:table-cell office:value-type="float" office:value="0.052793261168383" calcext:value-type="float">
            <text:p>0.052793261168383</text:p>
          </table:table-cell>
          <table:table-cell office:value-type="float" office:value="0.668920539730135" calcext:value-type="float">
            <text:p>0.668920539730135</text:p>
          </table:table-cell>
          <table:table-cell office:value-type="float" office:value="0.0629159029939786" calcext:value-type="float">
            <text:p>0.0629159029939786</text:p>
          </table:table-cell>
          <table:table-cell office:value-type="float" office:value="0.666326836581709" calcext:value-type="float">
            <text:p>0.666326836581709</text:p>
          </table:table-cell>
          <table:table-cell office:value-type="float" office:value="0.0584041445715613" calcext:value-type="float">
            <text:p>0.0584041445715613</text:p>
          </table:table-cell>
          <table:table-cell office:value-type="float" office:value="0.68804347826087" calcext:value-type="float">
            <text:p>0.68804347826087</text:p>
          </table:table-cell>
          <table:table-cell office:value-type="float" office:value="0.0606902984779493" calcext:value-type="float">
            <text:p>0.0606902984779493</text:p>
          </table:table-cell>
          <table:table-cell office:value-type="float" office:value="0.664595202398801" calcext:value-type="float">
            <text:p>0.664595202398801</text:p>
          </table:table-cell>
          <table:table-cell office:value-type="float" office:value="0.05294590251464" calcext:value-type="float">
            <text:p>0.05294590251464</text:p>
          </table:table-cell>
          <table:table-cell office:value-type="float" office:value="0.681971514242879" calcext:value-type="float">
            <text:p>0.681971514242879</text:p>
          </table:table-cell>
          <table:table-cell office:value-type="float" office:value="0.0636003973313583" calcext:value-type="float">
            <text:p>0.0636003973313583</text:p>
          </table:table-cell>
          <table:table-cell office:value-type="float" office:value="0.670659670164918" calcext:value-type="float">
            <text:p>0.670659670164918</text:p>
          </table:table-cell>
          <table:table-cell office:value-type="float" office:value="0.0638370117341173" calcext:value-type="float">
            <text:p>0.0638370117341173</text:p>
          </table:table-cell>
          <table:table-cell office:value-type="float" office:value="0.681101949025487" calcext:value-type="float">
            <text:p>0.681101949025487</text:p>
          </table:table-cell>
          <table:table-cell office:value-type="float" office:value="0.056444453135062" calcext:value-type="float">
            <text:p>0.056444453135062</text:p>
          </table:table-cell>
          <table:table-cell office:value-type="float" office:value="0.677668665667166" calcext:value-type="float">
            <text:p>0.677668665667166</text:p>
          </table:table-cell>
          <table:table-cell office:value-type="float" office:value="0.0408947767036655" calcext:value-type="float">
            <text:p>0.0408947767036655</text:p>
          </table:table-cell>
          <table:table-cell office:value-type="float" office:value="0.676754122938531" calcext:value-type="float">
            <text:p>0.676754122938531</text:p>
          </table:table-cell>
          <table:table-cell office:value-type="float" office:value="0.0543026339071755" calcext:value-type="float">
            <text:p>0.0543026339071755</text:p>
          </table:table-cell>
          <table:table-cell office:value-type="float" office:value="0.676769115442279" calcext:value-type="float">
            <text:p>0.676769115442279</text:p>
          </table:table-cell>
          <table:table-cell office:value-type="float" office:value="0.0537649901484766" calcext:value-type="float">
            <text:p>0.0537649901484766</text:p>
          </table:table-cell>
          <table:table-cell office:value-type="float" office:value="0.688928035982009" calcext:value-type="float">
            <text:p>0.688928035982009</text:p>
          </table:table-cell>
          <table:table-cell office:value-type="float" office:value="0.0563713937563411" calcext:value-type="float">
            <text:p>0.0563713937563411</text:p>
          </table:table-cell>
          <table:table-cell office:value-type="float" office:value="0.677653673163418" calcext:value-type="float">
            <text:p>0.677653673163418</text:p>
          </table:table-cell>
          <table:table-cell office:value-type="float" office:value="0.0458529447727464" calcext:value-type="float">
            <text:p>0.0458529447727464</text:p>
          </table:table-cell>
          <table:table-cell office:value-type="float" office:value="0.687173913043478" calcext:value-type="float">
            <text:p>0.687173913043478</text:p>
          </table:table-cell>
          <table:table-cell office:value-type="float" office:value="0.0463365994143355" calcext:value-type="float">
            <text:p>0.0463365994143355</text:p>
          </table:table-cell>
          <table:table-cell office:value-type="float" office:value="0.686319340329835" calcext:value-type="float">
            <text:p>0.686319340329835</text:p>
          </table:table-cell>
          <table:table-cell office:value-type="float" office:value="0.0554290619936083" calcext:value-type="float">
            <text:p>0.055429061993608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iabetic_retinopathy</text:p>
          </table:table-cell>
          <table:table-cell office:value-type="float" office:value="0.652428785607196" calcext:value-type="float">
            <text:p>0.652428785607196</text:p>
          </table:table-cell>
          <table:table-cell office:value-type="float" office:value="0.067580041774094" calcext:value-type="float">
            <text:p>0.067580041774094</text:p>
          </table:table-cell>
          <table:table-cell office:value-type="float" office:value="0.672473763118441" calcext:value-type="float">
            <text:p>0.672473763118441</text:p>
          </table:table-cell>
          <table:table-cell office:value-type="float" office:value="0.0492430250722156" calcext:value-type="float">
            <text:p>0.0492430250722156</text:p>
          </table:table-cell>
          <table:table-cell office:value-type="float" office:value="0.668928035982009" calcext:value-type="float">
            <text:p>0.668928035982009</text:p>
          </table:table-cell>
          <table:table-cell office:value-type="float" office:value="0.0647330876929609" calcext:value-type="float">
            <text:p>0.0647330876929609</text:p>
          </table:table-cell>
          <table:table-cell office:value-type="float" office:value="0.664587706146927" calcext:value-type="float">
            <text:p>0.664587706146927</text:p>
          </table:table-cell>
          <table:table-cell office:value-type="float" office:value="0.0559134769221093" calcext:value-type="float">
            <text:p>0.0559134769221093</text:p>
          </table:table-cell>
          <table:table-cell office:value-type="float" office:value="0.68544227886057" calcext:value-type="float">
            <text:p>0.68544227886057</text:p>
          </table:table-cell>
          <table:table-cell office:value-type="float" office:value="0.0687675947352298" calcext:value-type="float">
            <text:p>0.0687675947352298</text:p>
          </table:table-cell>
          <table:table-cell office:value-type="float" office:value="0.668935532233883" calcext:value-type="float">
            <text:p>0.668935532233883</text:p>
          </table:table-cell>
          <table:table-cell office:value-type="float" office:value="0.0578501644061432" calcext:value-type="float">
            <text:p>0.0578501644061432</text:p>
          </table:table-cell>
          <table:table-cell office:value-type="float" office:value="0.683710644677661" calcext:value-type="float">
            <text:p>0.683710644677661</text:p>
          </table:table-cell>
          <table:table-cell office:value-type="float" office:value="0.0619876933572601" calcext:value-type="float">
            <text:p>0.0619876933572601</text:p>
          </table:table-cell>
          <table:table-cell office:value-type="float" office:value="0.674152923538231" calcext:value-type="float">
            <text:p>0.674152923538231</text:p>
          </table:table-cell>
          <table:table-cell office:value-type="float" office:value="0.0617332087145528" calcext:value-type="float">
            <text:p>0.0617332087145528</text:p>
          </table:table-cell>
          <table:table-cell office:value-type="float" office:value="0.685457271364318" calcext:value-type="float">
            <text:p>0.685457271364318</text:p>
          </table:table-cell>
          <table:table-cell office:value-type="float" office:value="0.0531301842441569" calcext:value-type="float">
            <text:p>0.0531301842441569</text:p>
          </table:table-cell>
          <table:table-cell office:value-type="float" office:value="0.681131934032984" calcext:value-type="float">
            <text:p>0.681131934032984</text:p>
          </table:table-cell>
          <table:table-cell office:value-type="float" office:value="0.0492930740358147" calcext:value-type="float">
            <text:p>0.0492930740358147</text:p>
          </table:table-cell>
          <table:table-cell office:value-type="float" office:value="0.678500749625187" calcext:value-type="float">
            <text:p>0.678500749625187</text:p>
          </table:table-cell>
          <table:table-cell office:value-type="float" office:value="0.0556662958065924" calcext:value-type="float">
            <text:p>0.0556662958065924</text:p>
          </table:table-cell>
          <table:table-cell office:value-type="float" office:value="0.671544227886057" calcext:value-type="float">
            <text:p>0.671544227886057</text:p>
          </table:table-cell>
          <table:table-cell office:value-type="float" office:value="0.0608604886188511" calcext:value-type="float">
            <text:p>0.0608604886188511</text:p>
          </table:table-cell>
          <table:table-cell office:value-type="float" office:value="0.691544227886057" calcext:value-type="float">
            <text:p>0.691544227886057</text:p>
          </table:table-cell>
          <table:table-cell office:value-type="float" office:value="0.0500786631264388" calcext:value-type="float">
            <text:p>0.0500786631264388</text:p>
          </table:table-cell>
          <table:table-cell office:value-type="float" office:value="0.681131934032983" calcext:value-type="float">
            <text:p>0.681131934032983</text:p>
          </table:table-cell>
          <table:table-cell office:value-type="float" office:value="0.0519486114309693" calcext:value-type="float">
            <text:p>0.0519486114309693</text:p>
          </table:table-cell>
          <table:table-cell office:value-type="float" office:value="0.686326836581709" calcext:value-type="float">
            <text:p>0.686326836581709</text:p>
          </table:table-cell>
          <table:table-cell office:value-type="float" office:value="0.0535432666343562" calcext:value-type="float">
            <text:p>0.0535432666343562</text:p>
          </table:table-cell>
          <table:table-cell office:value-type="float" office:value="0.683710644677661" calcext:value-type="float">
            <text:p>0.683710644677661</text:p>
          </table:table-cell>
          <table:table-cell office:value-type="float" office:value="0.0579239289254661" calcext:value-type="float">
            <text:p>0.057923928925466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iabetic_retinopathy</text:p>
          </table:table-cell>
          <table:table-cell office:value-type="float" office:value="0.64999700149925" calcext:value-type="float">
            <text:p>0.64999700149925</text:p>
          </table:table-cell>
          <table:table-cell office:value-type="float" office:value="0.0666331237330163" calcext:value-type="float">
            <text:p>0.0666331237330163</text:p>
          </table:table-cell>
          <table:table-cell office:value-type="float" office:value="0.667599700149925" calcext:value-type="float">
            <text:p>0.667599700149925</text:p>
          </table:table-cell>
          <table:table-cell office:value-type="float" office:value="0.0429966389516255" calcext:value-type="float">
            <text:p>0.0429966389516255</text:p>
          </table:table-cell>
          <table:table-cell office:value-type="float" office:value="0.666496251874063" calcext:value-type="float">
            <text:p>0.666496251874063</text:p>
          </table:table-cell>
          <table:table-cell office:value-type="float" office:value="0.0640141839850881" calcext:value-type="float">
            <text:p>0.0640141839850881</text:p>
          </table:table-cell>
          <table:table-cell office:value-type="float" office:value="0.66111844077961" calcext:value-type="float">
            <text:p>0.66111844077961</text:p>
          </table:table-cell>
          <table:table-cell office:value-type="float" office:value="0.0614739737522545" calcext:value-type="float">
            <text:p>0.0614739737522545</text:p>
          </table:table-cell>
          <table:table-cell office:value-type="float" office:value="0.685791604197901" calcext:value-type="float">
            <text:p>0.685791604197901</text:p>
          </table:table-cell>
          <table:table-cell office:value-type="float" office:value="0.0640274501826718" calcext:value-type="float">
            <text:p>0.0640274501826718</text:p>
          </table:table-cell>
          <table:table-cell office:value-type="float" office:value="0.669464767616192" calcext:value-type="float">
            <text:p>0.669464767616192</text:p>
          </table:table-cell>
          <table:table-cell office:value-type="float" office:value="0.0524247623243689" calcext:value-type="float">
            <text:p>0.0524247623243689</text:p>
          </table:table-cell>
          <table:table-cell office:value-type="float" office:value="0.67676311844078" calcext:value-type="float">
            <text:p>0.67676311844078</text:p>
          </table:table-cell>
          <table:table-cell office:value-type="float" office:value="0.060800453135225" calcext:value-type="float">
            <text:p>0.060800453135225</text:p>
          </table:table-cell>
          <table:table-cell office:value-type="float" office:value="0.668410794602699" calcext:value-type="float">
            <text:p>0.668410794602699</text:p>
          </table:table-cell>
          <table:table-cell office:value-type="float" office:value="0.0567913723174616" calcext:value-type="float">
            <text:p>0.0567913723174616</text:p>
          </table:table-cell>
          <table:table-cell office:value-type="float" office:value="0.683181409295352" calcext:value-type="float">
            <text:p>0.683181409295352</text:p>
          </table:table-cell>
          <table:table-cell office:value-type="float" office:value="0.0549356367001527" calcext:value-type="float">
            <text:p>0.0549356367001527</text:p>
          </table:table-cell>
          <table:table-cell office:value-type="float" office:value="0.665671664167916" calcext:value-type="float">
            <text:p>0.665671664167916</text:p>
          </table:table-cell>
          <table:table-cell office:value-type="float" office:value="0.0438660401373751" calcext:value-type="float">
            <text:p>0.0438660401373751</text:p>
          </table:table-cell>
          <table:table-cell office:value-type="float" office:value="0.670860569715142" calcext:value-type="float">
            <text:p>0.670860569715142</text:p>
          </table:table-cell>
          <table:table-cell office:value-type="float" office:value="0.0519236828695777" calcext:value-type="float">
            <text:p>0.0519236828695777</text:p>
          </table:table-cell>
          <table:table-cell office:value-type="float" office:value="0.672070464767616" calcext:value-type="float">
            <text:p>0.672070464767616</text:p>
          </table:table-cell>
          <table:table-cell office:value-type="float" office:value="0.0530941785422494" calcext:value-type="float">
            <text:p>0.0530941785422494</text:p>
          </table:table-cell>
          <table:table-cell office:value-type="float" office:value="0.677109445277361" calcext:value-type="float">
            <text:p>0.677109445277361</text:p>
          </table:table-cell>
          <table:table-cell office:value-type="float" office:value="0.0499799559663001" calcext:value-type="float">
            <text:p>0.0499799559663001</text:p>
          </table:table-cell>
          <table:table-cell office:value-type="float" office:value="0.672430284857571" calcext:value-type="float">
            <text:p>0.672430284857571</text:p>
          </table:table-cell>
          <table:table-cell office:value-type="float" office:value="0.0464003845715924" calcext:value-type="float">
            <text:p>0.0464003845715924</text:p>
          </table:table-cell>
          <table:table-cell office:value-type="float" office:value="0.679880059970015" calcext:value-type="float">
            <text:p>0.679880059970015</text:p>
          </table:table-cell>
          <table:table-cell office:value-type="float" office:value="0.0514960850231578" calcext:value-type="float">
            <text:p>0.0514960850231578</text:p>
          </table:table-cell>
          <table:table-cell office:value-type="float" office:value="0.683374812593703" calcext:value-type="float">
            <text:p>0.683374812593703</text:p>
          </table:table-cell>
          <table:table-cell office:value-type="float" office:value="0.0507799339489619" calcext:value-type="float">
            <text:p>0.05077993394896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ic_retinopathy</text:p>
          </table:table-cell>
          <table:table-cell office:value-type="float" office:value="0.660292353823088" calcext:value-type="float">
            <text:p>0.660292353823088</text:p>
          </table:table-cell>
          <table:table-cell office:value-type="float" office:value="0.0404832158062485" calcext:value-type="float">
            <text:p>0.0404832158062485</text:p>
          </table:table-cell>
          <table:table-cell office:value-type="float" office:value="0.672428785607196" calcext:value-type="float">
            <text:p>0.672428785607196</text:p>
          </table:table-cell>
          <table:table-cell office:value-type="float" office:value="0.0362430457225542" calcext:value-type="float">
            <text:p>0.0362430457225542</text:p>
          </table:table-cell>
          <table:table-cell office:value-type="float" office:value="0.660284857571214" calcext:value-type="float">
            <text:p>0.660284857571214</text:p>
          </table:table-cell>
          <table:table-cell office:value-type="float" office:value="0.0397130297382084" calcext:value-type="float">
            <text:p>0.0397130297382084</text:p>
          </table:table-cell>
          <table:table-cell office:value-type="float" office:value="0.668088455772114" calcext:value-type="float">
            <text:p>0.668088455772114</text:p>
          </table:table-cell>
          <table:table-cell office:value-type="float" office:value="0.0403318484307087" calcext:value-type="float">
            <text:p>0.0403318484307087</text:p>
          </table:table-cell>
          <table:table-cell office:value-type="float" office:value="0.670727136431784" calcext:value-type="float">
            <text:p>0.670727136431784</text:p>
          </table:table-cell>
          <table:table-cell office:value-type="float" office:value="0.0380430864186469" calcext:value-type="float">
            <text:p>0.0380430864186469</text:p>
          </table:table-cell>
          <table:table-cell office:value-type="float" office:value="0.674160419790105" calcext:value-type="float">
            <text:p>0.674160419790105</text:p>
          </table:table-cell>
          <table:table-cell office:value-type="float" office:value="0.0374724635689687" calcext:value-type="float">
            <text:p>0.0374724635689687</text:p>
          </table:table-cell>
          <table:table-cell office:value-type="float" office:value="0.66547976011994" calcext:value-type="float">
            <text:p>0.66547976011994</text:p>
          </table:table-cell>
          <table:table-cell office:value-type="float" office:value="0.0552015270812841" calcext:value-type="float">
            <text:p>0.0552015270812841</text:p>
          </table:table-cell>
          <table:table-cell office:value-type="float" office:value="0.643740629685157" calcext:value-type="float">
            <text:p>0.643740629685157</text:p>
          </table:table-cell>
          <table:table-cell office:value-type="float" office:value="0.0317126649457083" calcext:value-type="float">
            <text:p>0.0317126649457083</text:p>
          </table:table-cell>
          <table:table-cell office:value-type="float" office:value="0.679377811094453" calcext:value-type="float">
            <text:p>0.679377811094453</text:p>
          </table:table-cell>
          <table:table-cell office:value-type="float" office:value="0.05747554956538" calcext:value-type="float">
            <text:p>0.05747554956538</text:p>
          </table:table-cell>
          <table:table-cell office:value-type="float" office:value="0.664617691154423" calcext:value-type="float">
            <text:p>0.664617691154423</text:p>
          </table:table-cell>
          <table:table-cell office:value-type="float" office:value="0.0500451781295263" calcext:value-type="float">
            <text:p>0.0500451781295263</text:p>
          </table:table-cell>
          <table:table-cell office:value-type="float" office:value="0.681994002998501" calcext:value-type="float">
            <text:p>0.681994002998501</text:p>
          </table:table-cell>
          <table:table-cell office:value-type="float" office:value="0.0386716482677705" calcext:value-type="float">
            <text:p>0.0386716482677705</text:p>
          </table:table-cell>
          <table:table-cell office:value-type="float" office:value="0.646416791604198" calcext:value-type="float">
            <text:p>0.646416791604198</text:p>
          </table:table-cell>
          <table:table-cell office:value-type="float" office:value="0.0658249344456546" calcext:value-type="float">
            <text:p>0.0658249344456546</text:p>
          </table:table-cell>
          <table:table-cell office:value-type="float" office:value="0.662863568215892" calcext:value-type="float">
            <text:p>0.662863568215892</text:p>
          </table:table-cell>
          <table:table-cell office:value-type="float" office:value="0.0514026007326582" calcext:value-type="float">
            <text:p>0.0514026007326582</text:p>
          </table:table-cell>
          <table:table-cell office:value-type="float" office:value="0.659392803598201" calcext:value-type="float">
            <text:p>0.659392803598201</text:p>
          </table:table-cell>
          <table:table-cell office:value-type="float" office:value="0.0594179155742327" calcext:value-type="float">
            <text:p>0.0594179155742327</text:p>
          </table:table-cell>
          <table:table-cell office:value-type="float" office:value="0.671559220389805" calcext:value-type="float">
            <text:p>0.671559220389805</text:p>
          </table:table-cell>
          <table:table-cell office:value-type="float" office:value="0.0477957659594188" calcext:value-type="float">
            <text:p>0.0477957659594188</text:p>
          </table:table-cell>
          <table:table-cell office:value-type="float" office:value="0.667271364317841" calcext:value-type="float">
            <text:p>0.667271364317841</text:p>
          </table:table-cell>
          <table:table-cell office:value-type="float" office:value="0.0352073909815847" calcext:value-type="float">
            <text:p>0.035207390981584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ic_retinopathy</text:p>
          </table:table-cell>
          <table:table-cell office:value-type="float" office:value="0.681994002998501" calcext:value-type="float">
            <text:p>0.681994002998501</text:p>
          </table:table-cell>
          <table:table-cell office:value-type="float" office:value="0.0350234963708741" calcext:value-type="float">
            <text:p>0.0350234963708741</text:p>
          </table:table-cell>
          <table:table-cell office:value-type="float" office:value="0.671551724137931" calcext:value-type="float">
            <text:p>0.671551724137931</text:p>
          </table:table-cell>
          <table:table-cell office:value-type="float" office:value="0.0422437165124273" calcext:value-type="float">
            <text:p>0.0422437165124273</text:p>
          </table:table-cell>
          <table:table-cell office:value-type="float" office:value="0.683718140929535" calcext:value-type="float">
            <text:p>0.683718140929535</text:p>
          </table:table-cell>
          <table:table-cell office:value-type="float" office:value="0.0434682187533248" calcext:value-type="float">
            <text:p>0.0434682187533248</text:p>
          </table:table-cell>
          <table:table-cell office:value-type="float" office:value="0.686319340329835" calcext:value-type="float">
            <text:p>0.686319340329835</text:p>
          </table:table-cell>
          <table:table-cell office:value-type="float" office:value="0.051825741514614" calcext:value-type="float">
            <text:p>0.051825741514614</text:p>
          </table:table-cell>
          <table:table-cell office:value-type="float" office:value="0.66811844077961" calcext:value-type="float">
            <text:p>0.66811844077961</text:p>
          </table:table-cell>
          <table:table-cell office:value-type="float" office:value="0.0491185741346021" calcext:value-type="float">
            <text:p>0.0491185741346021</text:p>
          </table:table-cell>
          <table:table-cell office:value-type="float" office:value="0.679392803598201" calcext:value-type="float">
            <text:p>0.679392803598201</text:p>
          </table:table-cell>
          <table:table-cell office:value-type="float" office:value="0.0431999289591945" calcext:value-type="float">
            <text:p>0.0431999289591945</text:p>
          </table:table-cell>
          <table:table-cell office:value-type="float" office:value="0.6671964017991" calcext:value-type="float">
            <text:p>0.6671964017991</text:p>
          </table:table-cell>
          <table:table-cell office:value-type="float" office:value="0.0459805856551354" calcext:value-type="float">
            <text:p>0.0459805856551354</text:p>
          </table:table-cell>
          <table:table-cell office:value-type="float" office:value="0.667218890554723" calcext:value-type="float">
            <text:p>0.667218890554723</text:p>
          </table:table-cell>
          <table:table-cell office:value-type="float" office:value="0.0386903120692624" calcext:value-type="float">
            <text:p>0.0386903120692624</text:p>
          </table:table-cell>
          <table:table-cell office:value-type="float" office:value="0.682001499250375" calcext:value-type="float">
            <text:p>0.682001499250375</text:p>
          </table:table-cell>
          <table:table-cell office:value-type="float" office:value="0.045962593207799" calcext:value-type="float">
            <text:p>0.045962593207799</text:p>
          </table:table-cell>
          <table:table-cell office:value-type="float" office:value="0.671551724137931" calcext:value-type="float">
            <text:p>0.671551724137931</text:p>
          </table:table-cell>
          <table:table-cell office:value-type="float" office:value="0.0436136897433419" calcext:value-type="float">
            <text:p>0.0436136897433419</text:p>
          </table:table-cell>
          <table:table-cell office:value-type="float" office:value="0.675929535232384" calcext:value-type="float">
            <text:p>0.675929535232384</text:p>
          </table:table-cell>
          <table:table-cell office:value-type="float" office:value="0.0397833815728535" calcext:value-type="float">
            <text:p>0.0397833815728535</text:p>
          </table:table-cell>
          <table:table-cell office:value-type="float" office:value="0.665472263868066" calcext:value-type="float">
            <text:p>0.665472263868066</text:p>
          </table:table-cell>
          <table:table-cell office:value-type="float" office:value="0.0434990529707113" calcext:value-type="float">
            <text:p>0.0434990529707113</text:p>
          </table:table-cell>
          <table:table-cell office:value-type="float" office:value="0.676784107946027" calcext:value-type="float">
            <text:p>0.676784107946027</text:p>
          </table:table-cell>
          <table:table-cell office:value-type="float" office:value="0.0459225506110582" calcext:value-type="float">
            <text:p>0.0459225506110582</text:p>
          </table:table-cell>
          <table:table-cell office:value-type="float" office:value="0.667263868065967" calcext:value-type="float">
            <text:p>0.667263868065967</text:p>
          </table:table-cell>
          <table:table-cell office:value-type="float" office:value="0.0572640818283031" calcext:value-type="float">
            <text:p>0.0572640818283031</text:p>
          </table:table-cell>
          <table:table-cell office:value-type="float" office:value="0.681994002998501" calcext:value-type="float">
            <text:p>0.681994002998501</text:p>
          </table:table-cell>
          <table:table-cell office:value-type="float" office:value="0.0470960047332016" calcext:value-type="float">
            <text:p>0.0470960047332016</text:p>
          </table:table-cell>
          <table:table-cell office:value-type="float" office:value="0.667256371814093" calcext:value-type="float">
            <text:p>0.667256371814093</text:p>
          </table:table-cell>
          <table:table-cell office:value-type="float" office:value="0.0485915555466661" calcext:value-type="float">
            <text:p>0.048591555546666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ic_retinopathy</text:p>
          </table:table-cell>
          <table:table-cell office:value-type="float" office:value="0.669835082458771" calcext:value-type="float">
            <text:p>0.669835082458771</text:p>
          </table:table-cell>
          <table:table-cell office:value-type="float" office:value="0.0421366000415751" calcext:value-type="float">
            <text:p>0.0421366000415751</text:p>
          </table:table-cell>
          <table:table-cell office:value-type="float" office:value="0.674175412293853" calcext:value-type="float">
            <text:p>0.674175412293853</text:p>
          </table:table-cell>
          <table:table-cell office:value-type="float" office:value="0.043390302758185" calcext:value-type="float">
            <text:p>0.043390302758185</text:p>
          </table:table-cell>
          <table:table-cell office:value-type="float" office:value="0.688928035982009" calcext:value-type="float">
            <text:p>0.688928035982009</text:p>
          </table:table-cell>
          <table:table-cell office:value-type="float" office:value="0.0479996668581096" calcext:value-type="float">
            <text:p>0.0479996668581096</text:p>
          </table:table-cell>
          <table:table-cell office:value-type="float" office:value="0.673313343328336" calcext:value-type="float">
            <text:p>0.673313343328336</text:p>
          </table:table-cell>
          <table:table-cell office:value-type="float" office:value="0.0419519319628242" calcext:value-type="float">
            <text:p>0.0419519319628242</text:p>
          </table:table-cell>
          <table:table-cell office:value-type="float" office:value="0.674175412293853" calcext:value-type="float">
            <text:p>0.674175412293853</text:p>
          </table:table-cell>
          <table:table-cell office:value-type="float" office:value="0.0536106961084826" calcext:value-type="float">
            <text:p>0.0536106961084826</text:p>
          </table:table-cell>
          <table:table-cell office:value-type="float" office:value="0.677676161919041" calcext:value-type="float">
            <text:p>0.677676161919041</text:p>
          </table:table-cell>
          <table:table-cell office:value-type="float" office:value="0.0509029516995885" calcext:value-type="float">
            <text:p>0.0509029516995885</text:p>
          </table:table-cell>
          <table:table-cell office:value-type="float" office:value="0.676776611694153" calcext:value-type="float">
            <text:p>0.676776611694153</text:p>
          </table:table-cell>
          <table:table-cell office:value-type="float" office:value="0.0394834511833366" calcext:value-type="float">
            <text:p>0.0394834511833366</text:p>
          </table:table-cell>
          <table:table-cell office:value-type="float" office:value="0.675892053973014" calcext:value-type="float">
            <text:p>0.675892053973014</text:p>
          </table:table-cell>
          <table:table-cell office:value-type="float" office:value="0.0453780708700995" calcext:value-type="float">
            <text:p>0.0453780708700995</text:p>
          </table:table-cell>
          <table:table-cell office:value-type="float" office:value="0.686349325337331" calcext:value-type="float">
            <text:p>0.686349325337331</text:p>
          </table:table-cell>
          <table:table-cell office:value-type="float" office:value="0.0475967912951573" calcext:value-type="float">
            <text:p>0.0475967912951573</text:p>
          </table:table-cell>
          <table:table-cell office:value-type="float" office:value="0.675929535232384" calcext:value-type="float">
            <text:p>0.675929535232384</text:p>
          </table:table-cell>
          <table:table-cell office:value-type="float" office:value="0.045126529334188" calcext:value-type="float">
            <text:p>0.045126529334188</text:p>
          </table:table-cell>
          <table:table-cell office:value-type="float" office:value="0.684610194902549" calcext:value-type="float">
            <text:p>0.684610194902549</text:p>
          </table:table-cell>
          <table:table-cell office:value-type="float" office:value="0.0360827558778004" calcext:value-type="float">
            <text:p>0.0360827558778004</text:p>
          </table:table-cell>
          <table:table-cell office:value-type="float" office:value="0.682856071964018" calcext:value-type="float">
            <text:p>0.682856071964018</text:p>
          </table:table-cell>
          <table:table-cell office:value-type="float" office:value="0.0466084988735393" calcext:value-type="float">
            <text:p>0.0466084988735393</text:p>
          </table:table-cell>
          <table:table-cell office:value-type="float" office:value="0.673305847076462" calcext:value-type="float">
            <text:p>0.673305847076462</text:p>
          </table:table-cell>
          <table:table-cell office:value-type="float" office:value="0.0443441221553654" calcext:value-type="float">
            <text:p>0.0443441221553654</text:p>
          </table:table-cell>
          <table:table-cell office:value-type="float" office:value="0.673335832083958" calcext:value-type="float">
            <text:p>0.673335832083958</text:p>
          </table:table-cell>
          <table:table-cell office:value-type="float" office:value="0.0590878187051957" calcext:value-type="float">
            <text:p>0.0590878187051957</text:p>
          </table:table-cell>
          <table:table-cell office:value-type="float" office:value="0.678530734632684" calcext:value-type="float">
            <text:p>0.678530734632684</text:p>
          </table:table-cell>
          <table:table-cell office:value-type="float" office:value="0.0369729854974276" calcext:value-type="float">
            <text:p>0.0369729854974276</text:p>
          </table:table-cell>
          <table:table-cell office:value-type="float" office:value="0.682023988005997" calcext:value-type="float">
            <text:p>0.682023988005997</text:p>
          </table:table-cell>
          <table:table-cell office:value-type="float" office:value="0.0523009194945316" calcext:value-type="float">
            <text:p>0.05230091949453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ic_retinopathy</text:p>
          </table:table-cell>
          <table:table-cell office:value-type="float" office:value="0.677676161919041" calcext:value-type="float">
            <text:p>0.677676161919041</text:p>
          </table:table-cell>
          <table:table-cell office:value-type="float" office:value="0.036938833650363" calcext:value-type="float">
            <text:p>0.036938833650363</text:p>
          </table:table-cell>
          <table:table-cell office:value-type="float" office:value="0.678508245877061" calcext:value-type="float">
            <text:p>0.678508245877061</text:p>
          </table:table-cell>
          <table:table-cell office:value-type="float" office:value="0.0353039075036107" calcext:value-type="float">
            <text:p>0.0353039075036107</text:p>
          </table:table-cell>
          <table:table-cell office:value-type="float" office:value="0.676776611694153" calcext:value-type="float">
            <text:p>0.676776611694153</text:p>
          </table:table-cell>
          <table:table-cell office:value-type="float" office:value="0.0546554140859578" calcext:value-type="float">
            <text:p>0.0546554140859578</text:p>
          </table:table-cell>
          <table:table-cell office:value-type="float" office:value="0.676761619190405" calcext:value-type="float">
            <text:p>0.676761619190405</text:p>
          </table:table-cell>
          <table:table-cell office:value-type="float" office:value="0.0422569982332729" calcext:value-type="float">
            <text:p>0.0422569982332729</text:p>
          </table:table-cell>
          <table:table-cell office:value-type="float" office:value="0.682863568215892" calcext:value-type="float">
            <text:p>0.682863568215892</text:p>
          </table:table-cell>
          <table:table-cell office:value-type="float" office:value="0.046380691496184" calcext:value-type="float">
            <text:p>0.046380691496184</text:p>
          </table:table-cell>
          <table:table-cell office:value-type="float" office:value="0.680269865067466" calcext:value-type="float">
            <text:p>0.680269865067466</text:p>
          </table:table-cell>
          <table:table-cell office:value-type="float" office:value="0.0502197008269092" calcext:value-type="float">
            <text:p>0.0502197008269092</text:p>
          </table:table-cell>
          <table:table-cell office:value-type="float" office:value="0.675884557721139" calcext:value-type="float">
            <text:p>0.675884557721139</text:p>
          </table:table-cell>
          <table:table-cell office:value-type="float" office:value="0.0463343571567439" calcext:value-type="float">
            <text:p>0.0463343571567439</text:p>
          </table:table-cell>
          <table:table-cell office:value-type="float" office:value="0.677653673163418" calcext:value-type="float">
            <text:p>0.677653673163418</text:p>
          </table:table-cell>
          <table:table-cell office:value-type="float" office:value="0.0469394471630429" calcext:value-type="float">
            <text:p>0.0469394471630429</text:p>
          </table:table-cell>
          <table:table-cell office:value-type="float" office:value="0.68287856071964" calcext:value-type="float">
            <text:p>0.68287856071964</text:p>
          </table:table-cell>
          <table:table-cell office:value-type="float" office:value="0.0430800144890842" calcext:value-type="float">
            <text:p>0.0430800144890842</text:p>
          </table:table-cell>
          <table:table-cell office:value-type="float" office:value="0.674182908545727" calcext:value-type="float">
            <text:p>0.674182908545727</text:p>
          </table:table-cell>
          <table:table-cell office:value-type="float" office:value="0.0508295161729451" calcext:value-type="float">
            <text:p>0.0508295161729451</text:p>
          </table:table-cell>
          <table:table-cell office:value-type="float" office:value="0.684595202398801" calcext:value-type="float">
            <text:p>0.684595202398801</text:p>
          </table:table-cell>
          <table:table-cell office:value-type="float" office:value="0.0335594627995922" calcext:value-type="float">
            <text:p>0.0335594627995922</text:p>
          </table:table-cell>
          <table:table-cell office:value-type="float" office:value="0.6871964017991" calcext:value-type="float">
            <text:p>0.6871964017991</text:p>
          </table:table-cell>
          <table:table-cell office:value-type="float" office:value="0.0528360072150673" calcext:value-type="float">
            <text:p>0.0528360072150673</text:p>
          </table:table-cell>
          <table:table-cell office:value-type="float" office:value="0.67503748125937" calcext:value-type="float">
            <text:p>0.67503748125937</text:p>
          </table:table-cell>
          <table:table-cell office:value-type="float" office:value="0.0397926174275475" calcext:value-type="float">
            <text:p>0.0397926174275475</text:p>
          </table:table-cell>
          <table:table-cell office:value-type="float" office:value="0.671566716641679" calcext:value-type="float">
            <text:p>0.671566716641679</text:p>
          </table:table-cell>
          <table:table-cell office:value-type="float" office:value="0.0522842303027544" calcext:value-type="float">
            <text:p>0.0522842303027544</text:p>
          </table:table-cell>
          <table:table-cell office:value-type="float" office:value="0.683748125937032" calcext:value-type="float">
            <text:p>0.683748125937032</text:p>
          </table:table-cell>
          <table:table-cell office:value-type="float" office:value="0.0430642079964108" calcext:value-type="float">
            <text:p>0.0430642079964108</text:p>
          </table:table-cell>
          <table:table-cell office:value-type="float" office:value="0.681131934032983" calcext:value-type="float">
            <text:p>0.681131934032983</text:p>
          </table:table-cell>
          <table:table-cell office:value-type="float" office:value="0.0489510036943791" calcext:value-type="float">
            <text:p>0.048951003694379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ic_retinopathy</text:p>
          </table:table-cell>
          <table:table-cell office:value-type="float" office:value="0.675929535232384" calcext:value-type="float">
            <text:p>0.675929535232384</text:p>
          </table:table-cell>
          <table:table-cell office:value-type="float" office:value="0.0438038959626101" calcext:value-type="float">
            <text:p>0.0438038959626101</text:p>
          </table:table-cell>
          <table:table-cell office:value-type="float" office:value="0.681124437781109" calcext:value-type="float">
            <text:p>0.681124437781109</text:p>
          </table:table-cell>
          <table:table-cell office:value-type="float" office:value="0.0439357646570097" calcext:value-type="float">
            <text:p>0.0439357646570097</text:p>
          </table:table-cell>
          <table:table-cell office:value-type="float" office:value="0.673305847076462" calcext:value-type="float">
            <text:p>0.673305847076462</text:p>
          </table:table-cell>
          <table:table-cell office:value-type="float" office:value="0.0486793363994237" calcext:value-type="float">
            <text:p>0.0486793363994237</text:p>
          </table:table-cell>
          <table:table-cell office:value-type="float" office:value="0.678493253373313" calcext:value-type="float">
            <text:p>0.678493253373313</text:p>
          </table:table-cell>
          <table:table-cell office:value-type="float" office:value="0.0440800071427913" calcext:value-type="float">
            <text:p>0.0440800071427913</text:p>
          </table:table-cell>
          <table:table-cell office:value-type="float" office:value="0.674182908545727" calcext:value-type="float">
            <text:p>0.674182908545727</text:p>
          </table:table-cell>
          <table:table-cell office:value-type="float" office:value="0.0491488330310063" calcext:value-type="float">
            <text:p>0.0491488330310063</text:p>
          </table:table-cell>
          <table:table-cell office:value-type="float" office:value="0.67332083958021" calcext:value-type="float">
            <text:p>0.67332083958021</text:p>
          </table:table-cell>
          <table:table-cell office:value-type="float" office:value="0.054139645625883" calcext:value-type="float">
            <text:p>0.054139645625883</text:p>
          </table:table-cell>
          <table:table-cell office:value-type="float" office:value="0.679385307346327" calcext:value-type="float">
            <text:p>0.679385307346327</text:p>
          </table:table-cell>
          <table:table-cell office:value-type="float" office:value="0.0420716743392967" calcext:value-type="float">
            <text:p>0.0420716743392967</text:p>
          </table:table-cell>
          <table:table-cell office:value-type="float" office:value="0.682848575712144" calcext:value-type="float">
            <text:p>0.682848575712144</text:p>
          </table:table-cell>
          <table:table-cell office:value-type="float" office:value="0.0417080448367655" calcext:value-type="float">
            <text:p>0.0417080448367655</text:p>
          </table:table-cell>
          <table:table-cell office:value-type="float" office:value="0.682886056971514" calcext:value-type="float">
            <text:p>0.682886056971514</text:p>
          </table:table-cell>
          <table:table-cell office:value-type="float" office:value="0.0458550907477041" calcext:value-type="float">
            <text:p>0.0458550907477041</text:p>
          </table:table-cell>
          <table:table-cell office:value-type="float" office:value="0.677661169415292" calcext:value-type="float">
            <text:p>0.677661169415292</text:p>
          </table:table-cell>
          <table:table-cell office:value-type="float" office:value="0.0474220474800503" calcext:value-type="float">
            <text:p>0.0474220474800503</text:p>
          </table:table-cell>
          <table:table-cell office:value-type="float" office:value="0.683703148425787" calcext:value-type="float">
            <text:p>0.683703148425787</text:p>
          </table:table-cell>
          <table:table-cell office:value-type="float" office:value="0.0377669637363694" calcext:value-type="float">
            <text:p>0.0377669637363694</text:p>
          </table:table-cell>
          <table:table-cell office:value-type="float" office:value="0.684580209895053" calcext:value-type="float">
            <text:p>0.684580209895053</text:p>
          </table:table-cell>
          <table:table-cell office:value-type="float" office:value="0.0528933517222809" calcext:value-type="float">
            <text:p>0.0528933517222809</text:p>
          </table:table-cell>
          <table:table-cell office:value-type="float" office:value="0.681124437781109" calcext:value-type="float">
            <text:p>0.681124437781109</text:p>
          </table:table-cell>
          <table:table-cell office:value-type="float" office:value="0.0472526071546836" calcext:value-type="float">
            <text:p>0.0472526071546836</text:p>
          </table:table-cell>
          <table:table-cell office:value-type="float" office:value="0.672451274362819" calcext:value-type="float">
            <text:p>0.672451274362819</text:p>
          </table:table-cell>
          <table:table-cell office:value-type="float" office:value="0.0533394858474876" calcext:value-type="float">
            <text:p>0.0533394858474876</text:p>
          </table:table-cell>
          <table:table-cell office:value-type="float" office:value="0.683740629685157" calcext:value-type="float">
            <text:p>0.683740629685157</text:p>
          </table:table-cell>
          <table:table-cell office:value-type="float" office:value="0.0438943147793917" calcext:value-type="float">
            <text:p>0.0438943147793917</text:p>
          </table:table-cell>
          <table:table-cell office:value-type="float" office:value="0.677668665667166" calcext:value-type="float">
            <text:p>0.677668665667166</text:p>
          </table:table-cell>
          <table:table-cell office:value-type="float" office:value="0.0516117343772885" calcext:value-type="float">
            <text:p>0.051611734377288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ic_retinopathy</text:p>
          </table:table-cell>
          <table:table-cell office:value-type="float" office:value="0.673145427286357" calcext:value-type="float">
            <text:p>0.673145427286357</text:p>
          </table:table-cell>
          <table:table-cell office:value-type="float" office:value="0.0396772083663342" calcext:value-type="float">
            <text:p>0.0396772083663342</text:p>
          </table:table-cell>
          <table:table-cell office:value-type="float" office:value="0.67555772113943" calcext:value-type="float">
            <text:p>0.67555772113943</text:p>
          </table:table-cell>
          <table:table-cell office:value-type="float" office:value="0.0402233474307574" calcext:value-type="float">
            <text:p>0.0402233474307574</text:p>
          </table:table-cell>
          <table:table-cell office:value-type="float" office:value="0.676602698650675" calcext:value-type="float">
            <text:p>0.676602698650675</text:p>
          </table:table-cell>
          <table:table-cell office:value-type="float" office:value="0.0469031331670049" calcext:value-type="float">
            <text:p>0.0469031331670049</text:p>
          </table:table-cell>
          <table:table-cell office:value-type="float" office:value="0.676595202398801" calcext:value-type="float">
            <text:p>0.676595202398801</text:p>
          </table:table-cell>
          <table:table-cell office:value-type="float" office:value="0.0440893054568422" calcext:value-type="float">
            <text:p>0.0440893054568422</text:p>
          </table:table-cell>
          <table:table-cell office:value-type="float" office:value="0.674013493253373" calcext:value-type="float">
            <text:p>0.674013493253373</text:p>
          </table:table-cell>
          <table:table-cell office:value-type="float" office:value="0.0472603762377844" calcext:value-type="float">
            <text:p>0.0472603762377844</text:p>
          </table:table-cell>
          <table:table-cell office:value-type="float" office:value="0.676964017991004" calcext:value-type="float">
            <text:p>0.676964017991004</text:p>
          </table:table-cell>
          <table:table-cell office:value-type="float" office:value="0.0471869381361088" calcext:value-type="float">
            <text:p>0.0471869381361088</text:p>
          </table:table-cell>
          <table:table-cell office:value-type="float" office:value="0.672944527736132" calcext:value-type="float">
            <text:p>0.672944527736132</text:p>
          </table:table-cell>
          <table:table-cell office:value-type="float" office:value="0.0458143190831593" calcext:value-type="float">
            <text:p>0.0458143190831593</text:p>
          </table:table-cell>
          <table:table-cell office:value-type="float" office:value="0.669470764617691" calcext:value-type="float">
            <text:p>0.669470764617691</text:p>
          </table:table-cell>
          <table:table-cell office:value-type="float" office:value="0.0408857079769757" calcext:value-type="float">
            <text:p>0.0408857079769757</text:p>
          </table:table-cell>
          <table:table-cell office:value-type="float" office:value="0.682698650674663" calcext:value-type="float">
            <text:p>0.682698650674663</text:p>
          </table:table-cell>
          <table:table-cell office:value-type="float" office:value="0.0479940078610249" calcext:value-type="float">
            <text:p>0.0479940078610249</text:p>
          </table:table-cell>
          <table:table-cell office:value-type="float" office:value="0.672788605697151" calcext:value-type="float">
            <text:p>0.672788605697151</text:p>
          </table:table-cell>
          <table:table-cell office:value-type="float" office:value="0.0474073921720103" calcext:value-type="float">
            <text:p>0.0474073921720103</text:p>
          </table:table-cell>
          <table:table-cell office:value-type="float" office:value="0.682166416791604" calcext:value-type="float">
            <text:p>0.682166416791604</text:p>
          </table:table-cell>
          <table:table-cell office:value-type="float" office:value="0.0371728424508772" calcext:value-type="float">
            <text:p>0.0371728424508772</text:p>
          </table:table-cell>
          <table:table-cell office:value-type="float" office:value="0.673304347826087" calcext:value-type="float">
            <text:p>0.673304347826087</text:p>
          </table:table-cell>
          <table:table-cell office:value-type="float" office:value="0.0523323690454507" calcext:value-type="float">
            <text:p>0.0523323690454507</text:p>
          </table:table-cell>
          <table:table-cell office:value-type="float" office:value="0.673823088455772" calcext:value-type="float">
            <text:p>0.673823088455772</text:p>
          </table:table-cell>
          <table:table-cell office:value-type="float" office:value="0.0457428996162626" calcext:value-type="float">
            <text:p>0.0457428996162626</text:p>
          </table:table-cell>
          <table:table-cell office:value-type="float" office:value="0.668802098950525" calcext:value-type="float">
            <text:p>0.668802098950525</text:p>
          </table:table-cell>
          <table:table-cell office:value-type="float" office:value="0.0562787064515947" calcext:value-type="float">
            <text:p>0.0562787064515947</text:p>
          </table:table-cell>
          <table:table-cell office:value-type="float" office:value="0.679914542728636" calcext:value-type="float">
            <text:p>0.679914542728636</text:p>
          </table:table-cell>
          <table:table-cell office:value-type="float" office:value="0.0437646557931701" calcext:value-type="float">
            <text:p>0.0437646557931701</text:p>
          </table:table-cell>
          <table:table-cell office:value-type="float" office:value="0.675070464767616" calcext:value-type="float">
            <text:p>0.675070464767616</text:p>
          </table:table-cell>
          <table:table-cell office:value-type="float" office:value="0.04733252081889" calcext:value-type="float">
            <text:p>0.0473325208188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59567131824956" calcext:value-type="float">
            <text:p>0.59567131824956</text:p>
          </table:table-cell>
          <table:table-cell office:value-type="float" office:value="0.0430348309450792" calcext:value-type="float">
            <text:p>0.0430348309450792</text:p>
          </table:table-cell>
          <table:table-cell office:value-type="float" office:value="0.622049857742853" calcext:value-type="float">
            <text:p>0.622049857742853</text:p>
          </table:table-cell>
          <table:table-cell office:value-type="float" office:value="0.052949341071622" calcext:value-type="float">
            <text:p>0.052949341071622</text:p>
          </table:table-cell>
          <table:table-cell office:value-type="float" office:value="0.622910174773066" calcext:value-type="float">
            <text:p>0.622910174773066</text:p>
          </table:table-cell>
          <table:table-cell office:value-type="float" office:value="0.0366121781134208" calcext:value-type="float">
            <text:p>0.0366121781134208</text:p>
          </table:table-cell>
          <table:table-cell office:value-type="float" office:value="0.612986045251321" calcext:value-type="float">
            <text:p>0.612986045251321</text:p>
          </table:table-cell>
          <table:table-cell office:value-type="float" office:value="0.0650483519261037" calcext:value-type="float">
            <text:p>0.0650483519261037</text:p>
          </table:table-cell>
          <table:table-cell office:value-type="float" office:value="0.626080476900149" calcext:value-type="float">
            <text:p>0.626080476900149</text:p>
          </table:table-cell>
          <table:table-cell office:value-type="float" office:value="0.0622606801772155" calcext:value-type="float">
            <text:p>0.0622606801772155</text:p>
          </table:table-cell>
          <table:table-cell office:value-type="float" office:value="0.628627557241566" calcext:value-type="float">
            <text:p>0.628627557241566</text:p>
          </table:table-cell>
          <table:table-cell office:value-type="float" office:value="0.0443949480188212" calcext:value-type="float">
            <text:p>0.0443949480188212</text:p>
          </table:table-cell>
          <table:table-cell office:value-type="float" office:value="0.612125728221108" calcext:value-type="float">
            <text:p>0.612125728221108</text:p>
          </table:table-cell>
          <table:table-cell office:value-type="float" office:value="0.0522774485707967" calcext:value-type="float">
            <text:p>0.0522774485707967</text:p>
          </table:table-cell>
          <table:table-cell office:value-type="float" office:value="0.612992819401165" calcext:value-type="float">
            <text:p>0.612992819401165</text:p>
          </table:table-cell>
          <table:table-cell office:value-type="float" office:value="0.0450277241336354" calcext:value-type="float">
            <text:p>0.0450277241336354</text:p>
          </table:table-cell>
          <table:table-cell office:value-type="float" office:value="0.631913019916001" calcext:value-type="float">
            <text:p>0.631913019916001</text:p>
          </table:table-cell>
          <table:table-cell office:value-type="float" office:value="0.0713640390859772" calcext:value-type="float">
            <text:p>0.0713640390859772</text:p>
          </table:table-cell>
          <table:table-cell office:value-type="float" office:value="0.625335320417288" calcext:value-type="float">
            <text:p>0.625335320417288</text:p>
          </table:table-cell>
          <table:table-cell office:value-type="float" office:value="0.0545095016007616" calcext:value-type="float">
            <text:p>0.0545095016007616</text:p>
          </table:table-cell>
          <table:table-cell office:value-type="float" office:value="0.61051348055819" calcext:value-type="float">
            <text:p>0.61051348055819</text:p>
          </table:table-cell>
          <table:table-cell office:value-type="float" office:value="0.0483776564444242" calcext:value-type="float">
            <text:p>0.0483776564444242</text:p>
          </table:table-cell>
          <table:table-cell office:value-type="float" office:value="0.623635008806395" calcext:value-type="float">
            <text:p>0.623635008806395</text:p>
          </table:table-cell>
          <table:table-cell office:value-type="float" office:value="0.0735307915903911" calcext:value-type="float">
            <text:p>0.0735307915903911</text:p>
          </table:table-cell>
          <table:table-cell office:value-type="float" office:value="0.621196314862485" calcext:value-type="float">
            <text:p>0.621196314862485</text:p>
          </table:table-cell>
          <table:table-cell office:value-type="float" office:value="0.0572146587794304" calcext:value-type="float">
            <text:p>0.0572146587794304</text:p>
          </table:table-cell>
          <table:table-cell office:value-type="float" office:value="0.61955697060019" calcext:value-type="float">
            <text:p>0.61955697060019</text:p>
          </table:table-cell>
          <table:table-cell office:value-type="float" office:value="0.0466239849071182" calcext:value-type="float">
            <text:p>0.0466239849071182</text:p>
          </table:table-cell>
          <table:table-cell office:value-type="float" office:value="0.624542744885517" calcext:value-type="float">
            <text:p>0.624542744885517</text:p>
          </table:table-cell>
          <table:table-cell office:value-type="float" office:value="0.045002875982895" calcext:value-type="float">
            <text:p>0.045002875982895</text:p>
          </table:table-cell>
          <table:table-cell office:value-type="float" office:value="0.642670369868582" calcext:value-type="float">
            <text:p>0.642670369868582</text:p>
          </table:table-cell>
          <table:table-cell office:value-type="float" office:value="0.0432177127782364" calcext:value-type="float">
            <text:p>0.043217712778236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611306056089961" calcext:value-type="float">
            <text:p>0.611306056089961</text:p>
          </table:table-cell>
          <table:table-cell office:value-type="float" office:value="0.0363908334233989" calcext:value-type="float">
            <text:p>0.0363908334233989</text:p>
          </table:table-cell>
          <table:table-cell office:value-type="float" office:value="0.628607234792034" calcext:value-type="float">
            <text:p>0.628607234792034</text:p>
          </table:table-cell>
          <table:table-cell office:value-type="float" office:value="0.0631310000546598" calcext:value-type="float">
            <text:p>0.0631310000546598</text:p>
          </table:table-cell>
          <table:table-cell office:value-type="float" office:value="0.628627557241566" calcext:value-type="float">
            <text:p>0.628627557241566</text:p>
          </table:table-cell>
          <table:table-cell office:value-type="float" office:value="0.0455840032315514" calcext:value-type="float">
            <text:p>0.0455840032315514</text:p>
          </table:table-cell>
          <table:table-cell office:value-type="float" office:value="0.622855981574312" calcext:value-type="float">
            <text:p>0.622855981574312</text:p>
          </table:table-cell>
          <table:table-cell office:value-type="float" office:value="0.0460331292693713" calcext:value-type="float">
            <text:p>0.0460331292693713</text:p>
          </table:table-cell>
          <table:table-cell office:value-type="float" office:value="0.619536648150657" calcext:value-type="float">
            <text:p>0.619536648150657</text:p>
          </table:table-cell>
          <table:table-cell office:value-type="float" office:value="0.0645666724759683" calcext:value-type="float">
            <text:p>0.0645666724759683</text:p>
          </table:table-cell>
          <table:table-cell office:value-type="float" office:value="0.634426229508197" calcext:value-type="float">
            <text:p>0.634426229508197</text:p>
          </table:table-cell>
          <table:table-cell office:value-type="float" office:value="0.0421297323336476" calcext:value-type="float">
            <text:p>0.0421297323336476</text:p>
          </table:table-cell>
          <table:table-cell office:value-type="float" office:value="0.630266901503861" calcext:value-type="float">
            <text:p>0.630266901503861</text:p>
          </table:table-cell>
          <table:table-cell office:value-type="float" office:value="0.0583212382349368" calcext:value-type="float">
            <text:p>0.0583212382349368</text:p>
          </table:table-cell>
          <table:table-cell office:value-type="float" office:value="0.623695976154993" calcext:value-type="float">
            <text:p>0.623695976154993</text:p>
          </table:table-cell>
          <table:table-cell office:value-type="float" office:value="0.0471333405624883" calcext:value-type="float">
            <text:p>0.0471333405624883</text:p>
          </table:table-cell>
          <table:table-cell office:value-type="float" office:value="0.638511041864246" calcext:value-type="float">
            <text:p>0.638511041864246</text:p>
          </table:table-cell>
          <table:table-cell office:value-type="float" office:value="0.0597405771639276" calcext:value-type="float">
            <text:p>0.0597405771639276</text:p>
          </table:table-cell>
          <table:table-cell office:value-type="float" office:value="0.625314997967755" calcext:value-type="float">
            <text:p>0.625314997967755</text:p>
          </table:table-cell>
          <table:table-cell office:value-type="float" office:value="0.0568994217816562" calcext:value-type="float">
            <text:p>0.0568994217816562</text:p>
          </table:table-cell>
          <table:table-cell office:value-type="float" office:value="0.638511041864246" calcext:value-type="float">
            <text:p>0.638511041864246</text:p>
          </table:table-cell>
          <table:table-cell office:value-type="float" office:value="0.0577908176188294" calcext:value-type="float">
            <text:p>0.0577908176188294</text:p>
          </table:table-cell>
          <table:table-cell office:value-type="float" office:value="0.631913019916001" calcext:value-type="float">
            <text:p>0.631913019916001</text:p>
          </table:table-cell>
          <table:table-cell office:value-type="float" office:value="0.0654857847552635" calcext:value-type="float">
            <text:p>0.0654857847552635</text:p>
          </table:table-cell>
          <table:table-cell office:value-type="float" office:value="0.624502099986452" calcext:value-type="float">
            <text:p>0.624502099986452</text:p>
          </table:table-cell>
          <table:table-cell office:value-type="float" office:value="0.0559415042679582" calcext:value-type="float">
            <text:p>0.0559415042679582</text:p>
          </table:table-cell>
          <table:table-cell office:value-type="float" office:value="0.635212030890123" calcext:value-type="float">
            <text:p>0.635212030890123</text:p>
          </table:table-cell>
          <table:table-cell office:value-type="float" office:value="0.0581329948771589" calcext:value-type="float">
            <text:p>0.0581329948771589</text:p>
          </table:table-cell>
          <table:table-cell office:value-type="float" office:value="0.622822110825091" calcext:value-type="float">
            <text:p>0.622822110825091</text:p>
          </table:table-cell>
          <table:table-cell office:value-type="float" office:value="0.0597395905230725" calcext:value-type="float">
            <text:p>0.0597395905230725</text:p>
          </table:table-cell>
          <table:table-cell office:value-type="float" office:value="0.641816826988213" calcext:value-type="float">
            <text:p>0.641816826988213</text:p>
          </table:table-cell>
          <table:table-cell office:value-type="float" office:value="0.0622211163858214" calcext:value-type="float">
            <text:p>0.062221116385821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61547215824414" calcext:value-type="float">
            <text:p>0.61547215824414</text:p>
          </table:table-cell>
          <table:table-cell office:value-type="float" office:value="0.0356891805535731" calcext:value-type="float">
            <text:p>0.0356891805535731</text:p>
          </table:table-cell>
          <table:table-cell office:value-type="float" office:value="0.631066251185476" calcext:value-type="float">
            <text:p>0.631066251185476</text:p>
          </table:table-cell>
          <table:table-cell office:value-type="float" office:value="0.0583331339448264" calcext:value-type="float">
            <text:p>0.0583331339448264</text:p>
          </table:table-cell>
          <table:table-cell office:value-type="float" office:value="0.630287223953394" calcext:value-type="float">
            <text:p>0.630287223953394</text:p>
          </table:table-cell>
          <table:table-cell office:value-type="float" office:value="0.0535901243999511" calcext:value-type="float">
            <text:p>0.0535901243999511</text:p>
          </table:table-cell>
          <table:table-cell office:value-type="float" office:value="0.622855981574312" calcext:value-type="float">
            <text:p>0.622855981574312</text:p>
          </table:table-cell>
          <table:table-cell office:value-type="float" office:value="0.0451766355082379" calcext:value-type="float">
            <text:p>0.0451766355082379</text:p>
          </table:table-cell>
          <table:table-cell office:value-type="float" office:value="0.625281127218534" calcext:value-type="float">
            <text:p>0.625281127218534</text:p>
          </table:table-cell>
          <table:table-cell office:value-type="float" office:value="0.06581762966036" calcext:value-type="float">
            <text:p>0.06581762966036</text:p>
          </table:table-cell>
          <table:table-cell office:value-type="float" office:value="0.636072347920336" calcext:value-type="float">
            <text:p>0.636072347920336</text:p>
          </table:table-cell>
          <table:table-cell office:value-type="float" office:value="0.0415071109050434" calcext:value-type="float">
            <text:p>0.0415071109050434</text:p>
          </table:table-cell>
          <table:table-cell office:value-type="float" office:value="0.631059477035632" calcext:value-type="float">
            <text:p>0.631059477035632</text:p>
          </table:table-cell>
          <table:table-cell office:value-type="float" office:value="0.0679687291440336" calcext:value-type="float">
            <text:p>0.0679687291440336</text:p>
          </table:table-cell>
          <table:table-cell office:value-type="float" office:value="0.633572686627828" calcext:value-type="float">
            <text:p>0.633572686627828</text:p>
          </table:table-cell>
          <table:table-cell office:value-type="float" office:value="0.0552680759186096" calcext:value-type="float">
            <text:p>0.0552680759186096</text:p>
          </table:table-cell>
          <table:table-cell office:value-type="float" office:value="0.63851781601409" calcext:value-type="float">
            <text:p>0.63851781601409</text:p>
          </table:table-cell>
          <table:table-cell office:value-type="float" office:value="0.0581780318147522" calcext:value-type="float">
            <text:p>0.0581780318147522</text:p>
          </table:table-cell>
          <table:table-cell office:value-type="float" office:value="0.636085896220024" calcext:value-type="float">
            <text:p>0.636085896220024</text:p>
          </table:table-cell>
          <table:table-cell office:value-type="float" office:value="0.0593267931372083" calcext:value-type="float">
            <text:p>0.0593267931372083</text:p>
          </table:table-cell>
          <table:table-cell office:value-type="float" office:value="0.631066251185476" calcext:value-type="float">
            <text:p>0.631066251185476</text:p>
          </table:table-cell>
          <table:table-cell office:value-type="float" office:value="0.0624691287268714" calcext:value-type="float">
            <text:p>0.0624691287268714</text:p>
          </table:table-cell>
          <table:table-cell office:value-type="float" office:value="0.641830375287901" calcext:value-type="float">
            <text:p>0.641830375287901</text:p>
          </table:table-cell>
          <table:table-cell office:value-type="float" office:value="0.0636241550379657" calcext:value-type="float">
            <text:p>0.0636241550379657</text:p>
          </table:table-cell>
          <table:table-cell office:value-type="float" office:value="0.638497493564558" calcext:value-type="float">
            <text:p>0.638497493564558</text:p>
          </table:table-cell>
          <table:table-cell office:value-type="float" office:value="0.05850322210937" calcext:value-type="float">
            <text:p>0.05850322210937</text:p>
          </table:table-cell>
          <table:table-cell office:value-type="float" office:value="0.636045251320959" calcext:value-type="float">
            <text:p>0.636045251320959</text:p>
          </table:table-cell>
          <table:table-cell office:value-type="float" office:value="0.0548867805736471" calcext:value-type="float">
            <text:p>0.0548867805736471</text:p>
          </table:table-cell>
          <table:table-cell office:value-type="float" office:value="0.631066251185476" calcext:value-type="float">
            <text:p>0.631066251185476</text:p>
          </table:table-cell>
          <table:table-cell office:value-type="float" office:value="0.0662520151158284" calcext:value-type="float">
            <text:p>0.0662520151158284</text:p>
          </table:table-cell>
          <table:table-cell office:value-type="float" office:value="0.636052025470803" calcext:value-type="float">
            <text:p>0.636052025470803</text:p>
          </table:table-cell>
          <table:table-cell office:value-type="float" office:value="0.0537384027318027" calcext:value-type="float">
            <text:p>0.053738402731802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610493158108657" calcext:value-type="float">
            <text:p>0.610493158108657</text:p>
          </table:table-cell>
          <table:table-cell office:value-type="float" office:value="0.0404821246222044" calcext:value-type="float">
            <text:p>0.0404821246222044</text:p>
          </table:table-cell>
          <table:table-cell office:value-type="float" office:value="0.626947568080206" calcext:value-type="float">
            <text:p>0.626947568080206</text:p>
          </table:table-cell>
          <table:table-cell office:value-type="float" office:value="0.0604615548544686" calcext:value-type="float">
            <text:p>0.0604615548544686</text:p>
          </table:table-cell>
          <table:table-cell office:value-type="float" office:value="0.629460777672402" calcext:value-type="float">
            <text:p>0.629460777672402</text:p>
          </table:table-cell>
          <table:table-cell office:value-type="float" office:value="0.0556349090121719" calcext:value-type="float">
            <text:p>0.0556349090121719</text:p>
          </table:table-cell>
          <table:table-cell office:value-type="float" office:value="0.630287223953394" calcext:value-type="float">
            <text:p>0.630287223953394</text:p>
          </table:table-cell>
          <table:table-cell office:value-type="float" office:value="0.0478713411021287" calcext:value-type="float">
            <text:p>0.0478713411021287</text:p>
          </table:table-cell>
          <table:table-cell office:value-type="float" office:value="0.621169218263108" calcext:value-type="float">
            <text:p>0.621169218263108</text:p>
          </table:table-cell>
          <table:table-cell office:value-type="float" office:value="0.061536746150841" calcext:value-type="float">
            <text:p>0.061536746150841</text:p>
          </table:table-cell>
          <table:table-cell office:value-type="float" office:value="0.644336810730253" calcext:value-type="float">
            <text:p>0.644336810730253</text:p>
          </table:table-cell>
          <table:table-cell office:value-type="float" office:value="0.0370960985219033" calcext:value-type="float">
            <text:p>0.0370960985219033</text:p>
          </table:table-cell>
          <table:table-cell office:value-type="float" office:value="0.633545590028451" calcext:value-type="float">
            <text:p>0.633545590028451</text:p>
          </table:table-cell>
          <table:table-cell office:value-type="float" office:value="0.0642777959370948" calcext:value-type="float">
            <text:p>0.0642777959370948</text:p>
          </table:table-cell>
          <table:table-cell office:value-type="float" office:value="0.63772524048232" calcext:value-type="float">
            <text:p>0.63772524048232</text:p>
          </table:table-cell>
          <table:table-cell office:value-type="float" office:value="0.0566377126391999" calcext:value-type="float">
            <text:p>0.0566377126391999</text:p>
          </table:table-cell>
          <table:table-cell office:value-type="float" office:value="0.640136837826853" calcext:value-type="float">
            <text:p>0.640136837826853</text:p>
          </table:table-cell>
          <table:table-cell office:value-type="float" office:value="0.0626149233777593" calcext:value-type="float">
            <text:p>0.0626149233777593</text:p>
          </table:table-cell>
          <table:table-cell office:value-type="float" office:value="0.631919794065845" calcext:value-type="float">
            <text:p>0.631919794065845</text:p>
          </table:table-cell>
          <table:table-cell office:value-type="float" office:value="0.0576859968066963" calcext:value-type="float">
            <text:p>0.0576859968066963</text:p>
          </table:table-cell>
          <table:table-cell office:value-type="float" office:value="0.631892697466468" calcext:value-type="float">
            <text:p>0.631892697466468</text:p>
          </table:table-cell>
          <table:table-cell office:value-type="float" office:value="0.0606308654752071" calcext:value-type="float">
            <text:p>0.0606308654752071</text:p>
          </table:table-cell>
          <table:table-cell office:value-type="float" office:value="0.631913019916001" calcext:value-type="float">
            <text:p>0.631913019916001</text:p>
          </table:table-cell>
          <table:table-cell office:value-type="float" office:value="0.0537865796031201" calcext:value-type="float">
            <text:p>0.0537865796031201</text:p>
          </table:table-cell>
          <table:table-cell office:value-type="float" office:value="0.635198482590435" calcext:value-type="float">
            <text:p>0.635198482590435</text:p>
          </table:table-cell>
          <table:table-cell office:value-type="float" office:value="0.0646722676799986" calcext:value-type="float">
            <text:p>0.0646722676799986</text:p>
          </table:table-cell>
          <table:table-cell office:value-type="float" office:value="0.63851781601409" calcext:value-type="float">
            <text:p>0.63851781601409</text:p>
          </table:table-cell>
          <table:table-cell office:value-type="float" office:value="0.0586890491343135" calcext:value-type="float">
            <text:p>0.0586890491343135</text:p>
          </table:table-cell>
          <table:table-cell office:value-type="float" office:value="0.641782956238992" calcext:value-type="float">
            <text:p>0.641782956238992</text:p>
          </table:table-cell>
          <table:table-cell office:value-type="float" office:value="0.0655803094908603" calcext:value-type="float">
            <text:p>0.0655803094908603</text:p>
          </table:table-cell>
          <table:table-cell office:value-type="float" office:value="0.639317165695705" calcext:value-type="float">
            <text:p>0.639317165695705</text:p>
          </table:table-cell>
          <table:table-cell office:value-type="float" office:value="0.0626939034764765" calcext:value-type="float">
            <text:p>0.062693903476476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612965722801788" calcext:value-type="float">
            <text:p>0.612965722801788</text:p>
          </table:table-cell>
          <table:table-cell office:value-type="float" office:value="0.0428144991550296" calcext:value-type="float">
            <text:p>0.0428144991550296</text:p>
          </table:table-cell>
          <table:table-cell office:value-type="float" office:value="0.631066251185476" calcext:value-type="float">
            <text:p>0.631066251185476</text:p>
          </table:table-cell>
          <table:table-cell office:value-type="float" office:value="0.0582114047565525" calcext:value-type="float">
            <text:p>0.0582114047565525</text:p>
          </table:table-cell>
          <table:table-cell office:value-type="float" office:value="0.635245901639344" calcext:value-type="float">
            <text:p>0.635245901639344</text:p>
          </table:table-cell>
          <table:table-cell office:value-type="float" office:value="0.0547960497500735" calcext:value-type="float">
            <text:p>0.0547960497500735</text:p>
          </table:table-cell>
          <table:table-cell office:value-type="float" office:value="0.632780111096057" calcext:value-type="float">
            <text:p>0.632780111096057</text:p>
          </table:table-cell>
          <table:table-cell office:value-type="float" office:value="0.0466961721064625" calcext:value-type="float">
            <text:p>0.0466961721064625</text:p>
          </table:table-cell>
          <table:table-cell office:value-type="float" office:value="0.628607234792034" calcext:value-type="float">
            <text:p>0.628607234792034</text:p>
          </table:table-cell>
          <table:table-cell office:value-type="float" office:value="0.0581240061976619" calcext:value-type="float">
            <text:p>0.0581240061976619</text:p>
          </table:table-cell>
          <table:table-cell office:value-type="float" office:value="0.639364584744615" calcext:value-type="float">
            <text:p>0.639364584744615</text:p>
          </table:table-cell>
          <table:table-cell office:value-type="float" office:value="0.0434484961948759" calcext:value-type="float">
            <text:p>0.0434484961948759</text:p>
          </table:table-cell>
          <table:table-cell office:value-type="float" office:value="0.626967890529739" calcext:value-type="float">
            <text:p>0.626967890529739</text:p>
          </table:table-cell>
          <table:table-cell office:value-type="float" office:value="0.0624687797963401" calcext:value-type="float">
            <text:p>0.0624687797963401</text:p>
          </table:table-cell>
          <table:table-cell office:value-type="float" office:value="0.637704918032787" calcext:value-type="float">
            <text:p>0.637704918032787</text:p>
          </table:table-cell>
          <table:table-cell office:value-type="float" office:value="0.0588446412764518" calcext:value-type="float">
            <text:p>0.0588446412764518</text:p>
          </table:table-cell>
          <table:table-cell office:value-type="float" office:value="0.644262295081967" calcext:value-type="float">
            <text:p>0.644262295081967</text:p>
          </table:table-cell>
          <table:table-cell office:value-type="float" office:value="0.0590225075547039" calcext:value-type="float">
            <text:p>0.0590225075547039</text:p>
          </table:table-cell>
          <table:table-cell office:value-type="float" office:value="0.639323939845549" calcext:value-type="float">
            <text:p>0.639323939845549</text:p>
          </table:table-cell>
          <table:table-cell office:value-type="float" office:value="0.058137801572749" calcext:value-type="float">
            <text:p>0.058137801572749</text:p>
          </table:table-cell>
          <table:table-cell office:value-type="float" office:value="0.632712369597616" calcext:value-type="float">
            <text:p>0.632712369597616</text:p>
          </table:table-cell>
          <table:table-cell office:value-type="float" office:value="0.0612729952292925" calcext:value-type="float">
            <text:p>0.0612729952292925</text:p>
          </table:table-cell>
          <table:table-cell office:value-type="float" office:value="0.632739466196992" calcext:value-type="float">
            <text:p>0.632739466196992</text:p>
          </table:table-cell>
          <table:table-cell office:value-type="float" office:value="0.0594163377848091" calcext:value-type="float">
            <text:p>0.0594163377848091</text:p>
          </table:table-cell>
          <table:table-cell office:value-type="float" office:value="0.630260127354017" calcext:value-type="float">
            <text:p>0.630260127354017</text:p>
          </table:table-cell>
          <table:table-cell office:value-type="float" office:value="0.0655695127941797" calcext:value-type="float">
            <text:p>0.0655695127941797</text:p>
          </table:table-cell>
          <table:table-cell office:value-type="float" office:value="0.639337488145238" calcext:value-type="float">
            <text:p>0.639337488145238</text:p>
          </table:table-cell>
          <table:table-cell office:value-type="float" office:value="0.0558343244231817" calcext:value-type="float">
            <text:p>0.0558343244231817</text:p>
          </table:table-cell>
          <table:table-cell office:value-type="float" office:value="0.639323939845549" calcext:value-type="float">
            <text:p>0.639323939845549</text:p>
          </table:table-cell>
          <table:table-cell office:value-type="float" office:value="0.0625636497760043" calcext:value-type="float">
            <text:p>0.0625636497760043</text:p>
          </table:table-cell>
          <table:table-cell office:value-type="float" office:value="0.640976832407533" calcext:value-type="float">
            <text:p>0.640976832407533</text:p>
          </table:table-cell>
          <table:table-cell office:value-type="float" office:value="0.0606865066122098" calcext:value-type="float">
            <text:p>0.0606865066122098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609181682698821" calcext:value-type="float">
            <text:p>0.609181682698821</text:p>
          </table:table-cell>
          <table:table-cell office:value-type="float" office:value="0.039682293739857" calcext:value-type="float">
            <text:p>0.039682293739857</text:p>
          </table:table-cell>
          <table:table-cell office:value-type="float" office:value="0.627947432597209" calcext:value-type="float">
            <text:p>0.627947432597209</text:p>
          </table:table-cell>
          <table:table-cell office:value-type="float" office:value="0.0586172869364259" calcext:value-type="float">
            <text:p>0.0586172869364259</text:p>
          </table:table-cell>
          <table:table-cell office:value-type="float" office:value="0.629306327055954" calcext:value-type="float">
            <text:p>0.629306327055954</text:p>
          </table:table-cell>
          <table:table-cell office:value-type="float" office:value="0.0492434529014337" calcext:value-type="float">
            <text:p>0.0492434529014337</text:p>
          </table:table-cell>
          <table:table-cell office:value-type="float" office:value="0.624353068689879" calcext:value-type="float">
            <text:p>0.624353068689879</text:p>
          </table:table-cell>
          <table:table-cell office:value-type="float" office:value="0.0501651259824608" calcext:value-type="float">
            <text:p>0.0501651259824608</text:p>
          </table:table-cell>
          <table:table-cell office:value-type="float" office:value="0.624134941064896" calcext:value-type="float">
            <text:p>0.624134941064896</text:p>
          </table:table-cell>
          <table:table-cell office:value-type="float" office:value="0.0624611469324093" calcext:value-type="float">
            <text:p>0.0624611469324093</text:p>
          </table:table-cell>
          <table:table-cell office:value-type="float" office:value="0.636565506028993" calcext:value-type="float">
            <text:p>0.636565506028993</text:p>
          </table:table-cell>
          <table:table-cell office:value-type="float" office:value="0.0417152771948583" calcext:value-type="float">
            <text:p>0.0417152771948583</text:p>
          </table:table-cell>
          <table:table-cell office:value-type="float" office:value="0.626793117463758" calcext:value-type="float">
            <text:p>0.626793117463758</text:p>
          </table:table-cell>
          <table:table-cell office:value-type="float" office:value="0.0610627983366404" calcext:value-type="float">
            <text:p>0.0610627983366404</text:p>
          </table:table-cell>
          <table:table-cell office:value-type="float" office:value="0.629138328139818" calcext:value-type="float">
            <text:p>0.629138328139818</text:p>
          </table:table-cell>
          <table:table-cell office:value-type="float" office:value="0.052582298906077" calcext:value-type="float">
            <text:p>0.052582298906077</text:p>
          </table:table-cell>
          <table:table-cell office:value-type="float" office:value="0.638668202140631" calcext:value-type="float">
            <text:p>0.638668202140631</text:p>
          </table:table-cell>
          <table:table-cell office:value-type="float" office:value="0.062184015799424" calcext:value-type="float">
            <text:p>0.062184015799424</text:p>
          </table:table-cell>
          <table:table-cell office:value-type="float" office:value="0.631595989703292" calcext:value-type="float">
            <text:p>0.631595989703292</text:p>
          </table:table-cell>
          <table:table-cell office:value-type="float" office:value="0.0573119029798143" calcext:value-type="float">
            <text:p>0.0573119029798143</text:p>
          </table:table-cell>
          <table:table-cell office:value-type="float" office:value="0.628939168134399" calcext:value-type="float">
            <text:p>0.628939168134399</text:p>
          </table:table-cell>
          <table:table-cell office:value-type="float" office:value="0.0581082926989249" calcext:value-type="float">
            <text:p>0.0581082926989249</text:p>
          </table:table-cell>
          <table:table-cell office:value-type="float" office:value="0.632406178024658" calcext:value-type="float">
            <text:p>0.632406178024658</text:p>
          </table:table-cell>
          <table:table-cell office:value-type="float" office:value="0.0631687297543099" calcext:value-type="float">
            <text:p>0.0631687297543099</text:p>
          </table:table-cell>
          <table:table-cell office:value-type="float" office:value="0.629930903671589" calcext:value-type="float">
            <text:p>0.629930903671589</text:p>
          </table:table-cell>
          <table:table-cell office:value-type="float" office:value="0.0603802331261874" calcext:value-type="float">
            <text:p>0.0603802331261874</text:p>
          </table:table-cell>
          <table:table-cell office:value-type="float" office:value="0.63373391139412" calcext:value-type="float">
            <text:p>0.63373391139412</text:p>
          </table:table-cell>
          <table:table-cell office:value-type="float" office:value="0.0548334267830839" calcext:value-type="float">
            <text:p>0.0548334267830839</text:p>
          </table:table-cell>
          <table:table-cell office:value-type="float" office:value="0.631907600596125" calcext:value-type="float">
            <text:p>0.631907600596125</text:p>
          </table:table-cell>
          <table:table-cell office:value-type="float" office:value="0.0598276881777321" calcext:value-type="float">
            <text:p>0.0598276881777321</text:p>
          </table:table-cell>
          <table:table-cell office:value-type="float" office:value="0.640166644086167" calcext:value-type="float">
            <text:p>0.640166644086167</text:p>
          </table:table-cell>
          <table:table-cell office:value-type="float" office:value="0.0565115283969094" calcext:value-type="float">
            <text:p>0.056511528396909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609659937677821" calcext:value-type="float">
            <text:p>0.609659937677821</text:p>
          </table:table-cell>
          <table:table-cell office:value-type="float" office:value="0.0649818112960903" calcext:value-type="float">
            <text:p>0.0649818112960903</text:p>
          </table:table-cell>
          <table:table-cell office:value-type="float" office:value="0.61875084676873" calcext:value-type="float">
            <text:p>0.61875084676873</text:p>
          </table:table-cell>
          <table:table-cell office:value-type="float" office:value="0.0516512822881499" calcext:value-type="float">
            <text:p>0.0516512822881499</text:p>
          </table:table-cell>
          <table:table-cell office:value-type="float" office:value="0.615465384094296" calcext:value-type="float">
            <text:p>0.615465384094296</text:p>
          </table:table-cell>
          <table:table-cell office:value-type="float" office:value="0.0530627828986148" calcext:value-type="float">
            <text:p>0.0530627828986148</text:p>
          </table:table-cell>
          <table:table-cell office:value-type="float" office:value="0.605527706272863" calcext:value-type="float">
            <text:p>0.605527706272863</text:p>
          </table:table-cell>
          <table:table-cell office:value-type="float" office:value="0.0564420061981775" calcext:value-type="float">
            <text:p>0.0564420061981775</text:p>
          </table:table-cell>
          <table:table-cell office:value-type="float" office:value="0.615411190895543" calcext:value-type="float">
            <text:p>0.615411190895543</text:p>
          </table:table-cell>
          <table:table-cell office:value-type="float" office:value="0.0552126417105326" calcext:value-type="float">
            <text:p>0.0552126417105326</text:p>
          </table:table-cell>
          <table:table-cell office:value-type="float" office:value="0.617944722937271" calcext:value-type="float">
            <text:p>0.617944722937271</text:p>
          </table:table-cell>
          <table:table-cell office:value-type="float" office:value="0.0532823089853748" calcext:value-type="float">
            <text:p>0.0532823089853748</text:p>
          </table:table-cell>
          <table:table-cell office:value-type="float" office:value="0.613798943232624" calcext:value-type="float">
            <text:p>0.613798943232624</text:p>
          </table:table-cell>
          <table:table-cell office:value-type="float" office:value="0.0447417021920212" calcext:value-type="float">
            <text:p>0.0447417021920212</text:p>
          </table:table-cell>
          <table:table-cell office:value-type="float" office:value="0.617924400487739" calcext:value-type="float">
            <text:p>0.617924400487739</text:p>
          </table:table-cell>
          <table:table-cell office:value-type="float" office:value="0.052573860339572" calcext:value-type="float">
            <text:p>0.052573860339572</text:p>
          </table:table-cell>
          <table:table-cell office:value-type="float" office:value="0.628627557241566" calcext:value-type="float">
            <text:p>0.628627557241566</text:p>
          </table:table-cell>
          <table:table-cell office:value-type="float" office:value="0.0518100474669797" calcext:value-type="float">
            <text:p>0.0518100474669797</text:p>
          </table:table-cell>
          <table:table-cell office:value-type="float" office:value="0.619523099850969" calcext:value-type="float">
            <text:p>0.619523099850969</text:p>
          </table:table-cell>
          <table:table-cell office:value-type="float" office:value="0.0574638992661237" calcext:value-type="float">
            <text:p>0.0574638992661237</text:p>
          </table:table-cell>
          <table:table-cell office:value-type="float" office:value="0.62207695434223" calcext:value-type="float">
            <text:p>0.62207695434223</text:p>
          </table:table-cell>
          <table:table-cell office:value-type="float" office:value="0.0562601330668232" calcext:value-type="float">
            <text:p>0.0562601330668232</text:p>
          </table:table-cell>
          <table:table-cell office:value-type="float" office:value="0.622022761143476" calcext:value-type="float">
            <text:p>0.622022761143476</text:p>
          </table:table-cell>
          <table:table-cell office:value-type="float" office:value="0.0577802645423865" calcext:value-type="float">
            <text:p>0.0577802645423865</text:p>
          </table:table-cell>
          <table:table-cell office:value-type="float" office:value="0.621216637312017" calcext:value-type="float">
            <text:p>0.621216637312017</text:p>
          </table:table-cell>
          <table:table-cell office:value-type="float" office:value="0.0498641566116022" calcext:value-type="float">
            <text:p>0.0498641566116022</text:p>
          </table:table-cell>
          <table:table-cell office:value-type="float" office:value="0.61051348055819" calcext:value-type="float">
            <text:p>0.61051348055819</text:p>
          </table:table-cell>
          <table:table-cell office:value-type="float" office:value="0.0548405836777374" calcext:value-type="float">
            <text:p>0.0548405836777374</text:p>
          </table:table-cell>
          <table:table-cell office:value-type="float" office:value="0.61211217992142" calcext:value-type="float">
            <text:p>0.61211217992142</text:p>
          </table:table-cell>
          <table:table-cell office:value-type="float" office:value="0.0526538224396048" calcext:value-type="float">
            <text:p>0.0526538224396048</text:p>
          </table:table-cell>
          <table:table-cell office:value-type="float" office:value="0.626927245630673" calcext:value-type="float">
            <text:p>0.626927245630673</text:p>
          </table:table-cell>
          <table:table-cell office:value-type="float" office:value="0.0670741796781382" calcext:value-type="float">
            <text:p>0.067074179678138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615424739195231" calcext:value-type="float">
            <text:p>0.615424739195231</text:p>
          </table:table-cell>
          <table:table-cell office:value-type="float" office:value="0.0600148255945767" calcext:value-type="float">
            <text:p>0.0600148255945767</text:p>
          </table:table-cell>
          <table:table-cell office:value-type="float" office:value="0.638531364313779" calcext:value-type="float">
            <text:p>0.638531364313779</text:p>
          </table:table-cell>
          <table:table-cell office:value-type="float" office:value="0.0497521838573539" calcext:value-type="float">
            <text:p>0.0497521838573539</text:p>
          </table:table-cell>
          <table:table-cell office:value-type="float" office:value="0.626154992548435" calcext:value-type="float">
            <text:p>0.626154992548435</text:p>
          </table:table-cell>
          <table:table-cell office:value-type="float" office:value="0.0573319197531472" calcext:value-type="float">
            <text:p>0.0573319197531472</text:p>
          </table:table-cell>
          <table:table-cell office:value-type="float" office:value="0.630287223953394" calcext:value-type="float">
            <text:p>0.630287223953394</text:p>
          </table:table-cell>
          <table:table-cell office:value-type="float" office:value="0.0474456224747736" calcext:value-type="float">
            <text:p>0.0474456224747736</text:p>
          </table:table-cell>
          <table:table-cell office:value-type="float" office:value="0.629454003522558" calcext:value-type="float">
            <text:p>0.629454003522558</text:p>
          </table:table-cell>
          <table:table-cell office:value-type="float" office:value="0.0463004318247866" calcext:value-type="float">
            <text:p>0.0463004318247866</text:p>
          </table:table-cell>
          <table:table-cell office:value-type="float" office:value="0.630266901503861" calcext:value-type="float">
            <text:p>0.630266901503861</text:p>
          </table:table-cell>
          <table:table-cell office:value-type="float" office:value="0.0535759455625665" calcext:value-type="float">
            <text:p>0.0535759455625665</text:p>
          </table:table-cell>
          <table:table-cell office:value-type="float" office:value="0.637650724834033" calcext:value-type="float">
            <text:p>0.637650724834033</text:p>
          </table:table-cell>
          <table:table-cell office:value-type="float" office:value="0.0605914370429656" calcext:value-type="float">
            <text:p>0.0605914370429656</text:p>
          </table:table-cell>
          <table:table-cell office:value-type="float" office:value="0.631906245766156" calcext:value-type="float">
            <text:p>0.631906245766156</text:p>
          </table:table-cell>
          <table:table-cell office:value-type="float" office:value="0.0665432094731786" calcext:value-type="float">
            <text:p>0.0665432094731786</text:p>
          </table:table-cell>
          <table:table-cell office:value-type="float" office:value="0.634385584609132" calcext:value-type="float">
            <text:p>0.634385584609132</text:p>
          </table:table-cell>
          <table:table-cell office:value-type="float" office:value="0.060924713415497" calcext:value-type="float">
            <text:p>0.060924713415497</text:p>
          </table:table-cell>
          <table:table-cell office:value-type="float" office:value="0.634344939710066" calcext:value-type="float">
            <text:p>0.634344939710066</text:p>
          </table:table-cell>
          <table:table-cell office:value-type="float" office:value="0.0614561951617819" calcext:value-type="float">
            <text:p>0.0614561951617819</text:p>
          </table:table-cell>
          <table:table-cell office:value-type="float" office:value="0.633579460777672" calcext:value-type="float">
            <text:p>0.633579460777672</text:p>
          </table:table-cell>
          <table:table-cell office:value-type="float" office:value="0.0610926373927576" calcext:value-type="float">
            <text:p>0.0610926373927576</text:p>
          </table:table-cell>
          <table:table-cell office:value-type="float" office:value="0.626148218398591" calcext:value-type="float">
            <text:p>0.626148218398591</text:p>
          </table:table-cell>
          <table:table-cell office:value-type="float" office:value="0.0585699401050174" calcext:value-type="float">
            <text:p>0.0585699401050174</text:p>
          </table:table-cell>
          <table:table-cell office:value-type="float" office:value="0.641823601138057" calcext:value-type="float">
            <text:p>0.641823601138057</text:p>
          </table:table-cell>
          <table:table-cell office:value-type="float" office:value="0.0619872113451785" calcext:value-type="float">
            <text:p>0.0619872113451785</text:p>
          </table:table-cell>
          <table:table-cell office:value-type="float" office:value="0.616224088876846" calcext:value-type="float">
            <text:p>0.616224088876846</text:p>
          </table:table-cell>
          <table:table-cell office:value-type="float" office:value="0.0598727046994206" calcext:value-type="float">
            <text:p>0.0598727046994206</text:p>
          </table:table-cell>
          <table:table-cell office:value-type="float" office:value="0.628620783091722" calcext:value-type="float">
            <text:p>0.628620783091722</text:p>
          </table:table-cell>
          <table:table-cell office:value-type="float" office:value="0.0503681013177647" calcext:value-type="float">
            <text:p>0.0503681013177647</text:p>
          </table:table-cell>
          <table:table-cell office:value-type="float" office:value="0.626940793930362" calcext:value-type="float">
            <text:p>0.626940793930362</text:p>
          </table:table-cell>
          <table:table-cell office:value-type="float" office:value="0.0602384623545844" calcext:value-type="float">
            <text:p>0.06023846235458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630253353204173" calcext:value-type="float">
            <text:p>0.630253353204173</text:p>
          </table:table-cell>
          <table:table-cell office:value-type="float" office:value="0.0594096056767188" calcext:value-type="float">
            <text:p>0.0594096056767188</text:p>
          </table:table-cell>
          <table:table-cell office:value-type="float" office:value="0.633552364178296" calcext:value-type="float">
            <text:p>0.633552364178296</text:p>
          </table:table-cell>
          <table:table-cell office:value-type="float" office:value="0.0569479592546474" calcext:value-type="float">
            <text:p>0.0569479592546474</text:p>
          </table:table-cell>
          <table:table-cell office:value-type="float" office:value="0.632759788646525" calcext:value-type="float">
            <text:p>0.632759788646525</text:p>
          </table:table-cell>
          <table:table-cell office:value-type="float" office:value="0.0610535602051568" calcext:value-type="float">
            <text:p>0.0610535602051568</text:p>
          </table:table-cell>
          <table:table-cell office:value-type="float" office:value="0.62695434223005" calcext:value-type="float">
            <text:p>0.62695434223005</text:p>
          </table:table-cell>
          <table:table-cell office:value-type="float" office:value="0.0526318113563927" calcext:value-type="float">
            <text:p>0.0526318113563927</text:p>
          </table:table-cell>
          <table:table-cell office:value-type="float" office:value="0.636851375152418" calcext:value-type="float">
            <text:p>0.636851375152418</text:p>
          </table:table-cell>
          <table:table-cell office:value-type="float" office:value="0.0532435901021685" calcext:value-type="float">
            <text:p>0.0532435901021685</text:p>
          </table:table-cell>
          <table:table-cell office:value-type="float" office:value="0.633545590028451" calcext:value-type="float">
            <text:p>0.633545590028451</text:p>
          </table:table-cell>
          <table:table-cell office:value-type="float" office:value="0.0562093829597409" calcext:value-type="float">
            <text:p>0.0562093829597409</text:p>
          </table:table-cell>
          <table:table-cell office:value-type="float" office:value="0.629426906923181" calcext:value-type="float">
            <text:p>0.629426906923181</text:p>
          </table:table-cell>
          <table:table-cell office:value-type="float" office:value="0.0547163309234673" calcext:value-type="float">
            <text:p>0.0547163309234673</text:p>
          </table:table-cell>
          <table:table-cell office:value-type="float" office:value="0.631079799485165" calcext:value-type="float">
            <text:p>0.631079799485165</text:p>
          </table:table-cell>
          <table:table-cell office:value-type="float" office:value="0.0608221503488663" calcext:value-type="float">
            <text:p>0.0608221503488663</text:p>
          </table:table-cell>
          <table:table-cell office:value-type="float" office:value="0.631926568215689" calcext:value-type="float">
            <text:p>0.631926568215689</text:p>
          </table:table-cell>
          <table:table-cell office:value-type="float" office:value="0.0596077222181181" calcext:value-type="float">
            <text:p>0.0596077222181181</text:p>
          </table:table-cell>
          <table:table-cell office:value-type="float" office:value="0.638511041864246" calcext:value-type="float">
            <text:p>0.638511041864246</text:p>
          </table:table-cell>
          <table:table-cell office:value-type="float" office:value="0.0548257322045334" calcext:value-type="float">
            <text:p>0.0548257322045334</text:p>
          </table:table-cell>
          <table:table-cell office:value-type="float" office:value="0.636038477171115" calcext:value-type="float">
            <text:p>0.636038477171115</text:p>
          </table:table-cell>
          <table:table-cell office:value-type="float" office:value="0.065633435488802" calcext:value-type="float">
            <text:p>0.065633435488802</text:p>
          </table:table-cell>
          <table:table-cell office:value-type="float" office:value="0.630266901503861" calcext:value-type="float">
            <text:p>0.630266901503861</text:p>
          </table:table-cell>
          <table:table-cell office:value-type="float" office:value="0.0670239207183252" calcext:value-type="float">
            <text:p>0.0670239207183252</text:p>
          </table:table-cell>
          <table:table-cell office:value-type="float" office:value="0.643449397100664" calcext:value-type="float">
            <text:p>0.643449397100664</text:p>
          </table:table-cell>
          <table:table-cell office:value-type="float" office:value="0.0668582561677114" calcext:value-type="float">
            <text:p>0.0668582561677114</text:p>
          </table:table-cell>
          <table:table-cell office:value-type="float" office:value="0.634385584609132" calcext:value-type="float">
            <text:p>0.634385584609132</text:p>
          </table:table-cell>
          <table:table-cell office:value-type="float" office:value="0.0553007431982169" calcext:value-type="float">
            <text:p>0.0553007431982169</text:p>
          </table:table-cell>
          <table:table-cell office:value-type="float" office:value="0.631093347784853" calcext:value-type="float">
            <text:p>0.631093347784853</text:p>
          </table:table-cell>
          <table:table-cell office:value-type="float" office:value="0.05581964143546" calcext:value-type="float">
            <text:p>0.05581964143546</text:p>
          </table:table-cell>
          <table:table-cell office:value-type="float" office:value="0.627787562660886" calcext:value-type="float">
            <text:p>0.627787562660886</text:p>
          </table:table-cell>
          <table:table-cell office:value-type="float" office:value="0.0607229324055216" calcext:value-type="float">
            <text:p>0.06072293240552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630253353204173" calcext:value-type="float">
            <text:p>0.630253353204173</text:p>
          </table:table-cell>
          <table:table-cell office:value-type="float" office:value="0.0647868553430586" calcext:value-type="float">
            <text:p>0.0647868553430586</text:p>
          </table:table-cell>
          <table:table-cell office:value-type="float" office:value="0.636858149302262" calcext:value-type="float">
            <text:p>0.636858149302262</text:p>
          </table:table-cell>
          <table:table-cell office:value-type="float" office:value="0.0563532550539617" calcext:value-type="float">
            <text:p>0.0563532550539617</text:p>
          </table:table-cell>
          <table:table-cell office:value-type="float" office:value="0.638524590163934" calcext:value-type="float">
            <text:p>0.638524590163934</text:p>
          </table:table-cell>
          <table:table-cell office:value-type="float" office:value="0.0549186942473504" calcext:value-type="float">
            <text:p>0.0549186942473504</text:p>
          </table:table-cell>
          <table:table-cell office:value-type="float" office:value="0.63851781601409" calcext:value-type="float">
            <text:p>0.63851781601409</text:p>
          </table:table-cell>
          <table:table-cell office:value-type="float" office:value="0.0469020489088361" calcext:value-type="float">
            <text:p>0.0469020489088361</text:p>
          </table:table-cell>
          <table:table-cell office:value-type="float" office:value="0.642629724969516" calcext:value-type="float">
            <text:p>0.642629724969516</text:p>
          </table:table-cell>
          <table:table-cell office:value-type="float" office:value="0.0564059724497927" calcext:value-type="float">
            <text:p>0.0564059724497927</text:p>
          </table:table-cell>
          <table:table-cell office:value-type="float" office:value="0.635212030890123" calcext:value-type="float">
            <text:p>0.635212030890123</text:p>
          </table:table-cell>
          <table:table-cell office:value-type="float" office:value="0.0531581215793591" calcext:value-type="float">
            <text:p>0.0531581215793591</text:p>
          </table:table-cell>
          <table:table-cell office:value-type="float" office:value="0.636844601002574" calcext:value-type="float">
            <text:p>0.636844601002574</text:p>
          </table:table-cell>
          <table:table-cell office:value-type="float" office:value="0.0596995136681864" calcext:value-type="float">
            <text:p>0.0596995136681864</text:p>
          </table:table-cell>
          <table:table-cell office:value-type="float" office:value="0.630260127354017" calcext:value-type="float">
            <text:p>0.630260127354017</text:p>
          </table:table-cell>
          <table:table-cell office:value-type="float" office:value="0.0565052936434641" calcext:value-type="float">
            <text:p>0.0565052936434641</text:p>
          </table:table-cell>
          <table:table-cell office:value-type="float" office:value="0.631913019916001" calcext:value-type="float">
            <text:p>0.631913019916001</text:p>
          </table:table-cell>
          <table:table-cell office:value-type="float" office:value="0.0592815830501538" calcext:value-type="float">
            <text:p>0.0592815830501538</text:p>
          </table:table-cell>
          <table:table-cell office:value-type="float" office:value="0.645095515512803" calcext:value-type="float">
            <text:p>0.645095515512803</text:p>
          </table:table-cell>
          <table:table-cell office:value-type="float" office:value="0.0575005265561274" calcext:value-type="float">
            <text:p>0.0575005265561274</text:p>
          </table:table-cell>
          <table:table-cell office:value-type="float" office:value="0.643469719550197" calcext:value-type="float">
            <text:p>0.643469719550197</text:p>
          </table:table-cell>
          <table:table-cell office:value-type="float" office:value="0.0651651811695263" calcext:value-type="float">
            <text:p>0.0651651811695263</text:p>
          </table:table-cell>
          <table:table-cell office:value-type="float" office:value="0.631086573635009" calcext:value-type="float">
            <text:p>0.631086573635009</text:p>
          </table:table-cell>
          <table:table-cell office:value-type="float" office:value="0.0602735453010227" calcext:value-type="float">
            <text:p>0.0602735453010227</text:p>
          </table:table-cell>
          <table:table-cell office:value-type="float" office:value="0.632725917897304" calcext:value-type="float">
            <text:p>0.632725917897304</text:p>
          </table:table-cell>
          <table:table-cell office:value-type="float" office:value="0.0618463685093312" calcext:value-type="float">
            <text:p>0.0618463685093312</text:p>
          </table:table-cell>
          <table:table-cell office:value-type="float" office:value="0.636858149302263" calcext:value-type="float">
            <text:p>0.636858149302263</text:p>
          </table:table-cell>
          <table:table-cell office:value-type="float" office:value="0.0546062594707083" calcext:value-type="float">
            <text:p>0.0546062594707083</text:p>
          </table:table-cell>
          <table:table-cell office:value-type="float" office:value="0.631926568215689" calcext:value-type="float">
            <text:p>0.631926568215689</text:p>
          </table:table-cell>
          <table:table-cell office:value-type="float" office:value="0.0588178040697454" calcext:value-type="float">
            <text:p>0.0588178040697454</text:p>
          </table:table-cell>
          <table:table-cell office:value-type="float" office:value="0.633518493429075" calcext:value-type="float">
            <text:p>0.633518493429075</text:p>
          </table:table-cell>
          <table:table-cell office:value-type="float" office:value="0.0685720955840661" calcext:value-type="float">
            <text:p>0.068572095584066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631059477035632" calcext:value-type="float">
            <text:p>0.631059477035632</text:p>
          </table:table-cell>
          <table:table-cell office:value-type="float" office:value="0.063117000273188" calcext:value-type="float">
            <text:p>0.063117000273188</text:p>
          </table:table-cell>
          <table:table-cell office:value-type="float" office:value="0.638504267714402" calcext:value-type="float">
            <text:p>0.638504267714402</text:p>
          </table:table-cell>
          <table:table-cell office:value-type="float" office:value="0.0556735226607672" calcext:value-type="float">
            <text:p>0.0556735226607672</text:p>
          </table:table-cell>
          <table:table-cell office:value-type="float" office:value="0.641816826988213" calcext:value-type="float">
            <text:p>0.641816826988213</text:p>
          </table:table-cell>
          <table:table-cell office:value-type="float" office:value="0.0560926809396487" calcext:value-type="float">
            <text:p>0.0560926809396487</text:p>
          </table:table-cell>
          <table:table-cell office:value-type="float" office:value="0.644289391681344" calcext:value-type="float">
            <text:p>0.644289391681344</text:p>
          </table:table-cell>
          <table:table-cell office:value-type="float" office:value="0.0493864174336078" calcext:value-type="float">
            <text:p>0.0493864174336078</text:p>
          </table:table-cell>
          <table:table-cell office:value-type="float" office:value="0.640970058257689" calcext:value-type="float">
            <text:p>0.640970058257689</text:p>
          </table:table-cell>
          <table:table-cell office:value-type="float" office:value="0.0628349941084538" calcext:value-type="float">
            <text:p>0.0628349941084538</text:p>
          </table:table-cell>
          <table:table-cell office:value-type="float" office:value="0.631913019916001" calcext:value-type="float">
            <text:p>0.631913019916001</text:p>
          </table:table-cell>
          <table:table-cell office:value-type="float" office:value="0.0526457171203476" calcext:value-type="float">
            <text:p>0.0526457171203476</text:p>
          </table:table-cell>
          <table:table-cell office:value-type="float" office:value="0.639337488145238" calcext:value-type="float">
            <text:p>0.639337488145238</text:p>
          </table:table-cell>
          <table:table-cell office:value-type="float" office:value="0.0556893392160044" calcext:value-type="float">
            <text:p>0.0556893392160044</text:p>
          </table:table-cell>
          <table:table-cell office:value-type="float" office:value="0.638511041864246" calcext:value-type="float">
            <text:p>0.638511041864246</text:p>
          </table:table-cell>
          <table:table-cell office:value-type="float" office:value="0.0555358380455602" calcext:value-type="float">
            <text:p>0.0555358380455602</text:p>
          </table:table-cell>
          <table:table-cell office:value-type="float" office:value="0.630260127354017" calcext:value-type="float">
            <text:p>0.630260127354017</text:p>
          </table:table-cell>
          <table:table-cell office:value-type="float" office:value="0.0587399345654066" calcext:value-type="float">
            <text:p>0.0587399345654066</text:p>
          </table:table-cell>
          <table:table-cell office:value-type="float" office:value="0.636858149302263" calcext:value-type="float">
            <text:p>0.636858149302263</text:p>
          </table:table-cell>
          <table:table-cell office:value-type="float" office:value="0.0595267369713833" calcext:value-type="float">
            <text:p>0.0595267369713833</text:p>
          </table:table-cell>
          <table:table-cell office:value-type="float" office:value="0.644275843381656" calcext:value-type="float">
            <text:p>0.644275843381656</text:p>
          </table:table-cell>
          <table:table-cell office:value-type="float" office:value="0.0593532008987623" calcext:value-type="float">
            <text:p>0.0593532008987623</text:p>
          </table:table-cell>
          <table:table-cell office:value-type="float" office:value="0.631906245766156" calcext:value-type="float">
            <text:p>0.631906245766156</text:p>
          </table:table-cell>
          <table:table-cell office:value-type="float" office:value="0.0605587341304769" calcext:value-type="float">
            <text:p>0.0605587341304769</text:p>
          </table:table-cell>
          <table:table-cell office:value-type="float" office:value="0.630253353204173" calcext:value-type="float">
            <text:p>0.630253353204173</text:p>
          </table:table-cell>
          <table:table-cell office:value-type="float" office:value="0.0634911110638065" calcext:value-type="float">
            <text:p>0.0634911110638065</text:p>
          </table:table-cell>
          <table:table-cell office:value-type="float" office:value="0.636024928871427" calcext:value-type="float">
            <text:p>0.636024928871427</text:p>
          </table:table-cell>
          <table:table-cell office:value-type="float" office:value="0.0566293176696846" calcext:value-type="float">
            <text:p>0.0566293176696846</text:p>
          </table:table-cell>
          <table:table-cell office:value-type="float" office:value="0.62695434223005" calcext:value-type="float">
            <text:p>0.62695434223005</text:p>
          </table:table-cell>
          <table:table-cell office:value-type="float" office:value="0.0590209892800159" calcext:value-type="float">
            <text:p>0.0590209892800159</text:p>
          </table:table-cell>
          <table:table-cell office:value-type="float" office:value="0.636011380571738" calcext:value-type="float">
            <text:p>0.636011380571738</text:p>
          </table:table-cell>
          <table:table-cell office:value-type="float" office:value="0.0608048602357632" calcext:value-type="float">
            <text:p>0.060804860235763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623330172063406" calcext:value-type="float">
            <text:p>0.623330172063406</text:p>
          </table:table-cell>
          <table:table-cell office:value-type="float" office:value="0.0624620196367265" calcext:value-type="float">
            <text:p>0.0624620196367265</text:p>
          </table:table-cell>
          <table:table-cell office:value-type="float" office:value="0.633239398455494" calcext:value-type="float">
            <text:p>0.633239398455494</text:p>
          </table:table-cell>
          <table:table-cell office:value-type="float" office:value="0.054075640622976" calcext:value-type="float">
            <text:p>0.054075640622976</text:p>
          </table:table-cell>
          <table:table-cell office:value-type="float" office:value="0.630944316488281" calcext:value-type="float">
            <text:p>0.630944316488281</text:p>
          </table:table-cell>
          <table:table-cell office:value-type="float" office:value="0.0564919276087836" calcext:value-type="float">
            <text:p>0.0564919276087836</text:p>
          </table:table-cell>
          <table:table-cell office:value-type="float" office:value="0.629115296030348" calcext:value-type="float">
            <text:p>0.629115296030348</text:p>
          </table:table-cell>
          <table:table-cell office:value-type="float" office:value="0.0505615812743575" calcext:value-type="float">
            <text:p>0.0505615812743575</text:p>
          </table:table-cell>
          <table:table-cell office:value-type="float" office:value="0.633063270559545" calcext:value-type="float">
            <text:p>0.633063270559545</text:p>
          </table:table-cell>
          <table:table-cell office:value-type="float" office:value="0.0547995260391468" calcext:value-type="float">
            <text:p>0.0547995260391468</text:p>
          </table:table-cell>
          <table:table-cell office:value-type="float" office:value="0.629776453055142" calcext:value-type="float">
            <text:p>0.629776453055142</text:p>
          </table:table-cell>
          <table:table-cell office:value-type="float" office:value="0.0537742952414778" calcext:value-type="float">
            <text:p>0.0537742952414778</text:p>
          </table:table-cell>
          <table:table-cell office:value-type="float" office:value="0.63141173282753" calcext:value-type="float">
            <text:p>0.63141173282753</text:p>
          </table:table-cell>
          <table:table-cell office:value-type="float" office:value="0.055087664608529" calcext:value-type="float">
            <text:p>0.055087664608529</text:p>
          </table:table-cell>
          <table:table-cell office:value-type="float" office:value="0.629936322991465" calcext:value-type="float">
            <text:p>0.629936322991465</text:p>
          </table:table-cell>
          <table:table-cell office:value-type="float" office:value="0.0583960703701282" calcext:value-type="float">
            <text:p>0.0583960703701282</text:p>
          </table:table-cell>
          <table:table-cell office:value-type="float" office:value="0.631422571467281" calcext:value-type="float">
            <text:p>0.631422571467281</text:p>
          </table:table-cell>
          <table:table-cell office:value-type="float" office:value="0.058072800143231" calcext:value-type="float">
            <text:p>0.058072800143231</text:p>
          </table:table-cell>
          <table:table-cell office:value-type="float" office:value="0.634866549248069" calcext:value-type="float">
            <text:p>0.634866549248069</text:p>
          </table:table-cell>
          <table:table-cell office:value-type="float" office:value="0.0581546180319899" calcext:value-type="float">
            <text:p>0.0581546180319899</text:p>
          </table:table-cell>
          <table:table-cell office:value-type="float" office:value="0.635888091044574" calcext:value-type="float">
            <text:p>0.635888091044574</text:p>
          </table:table-cell>
          <table:table-cell office:value-type="float" office:value="0.0615009176033343" calcext:value-type="float">
            <text:p>0.0615009176033343</text:p>
          </table:table-cell>
          <table:table-cell office:value-type="float" office:value="0.628286140089419" calcext:value-type="float">
            <text:p>0.628286140089419</text:p>
          </table:table-cell>
          <table:table-cell office:value-type="float" office:value="0.0608412809594457" calcext:value-type="float">
            <text:p>0.0608412809594457</text:p>
          </table:table-cell>
          <table:table-cell office:value-type="float" office:value="0.633893781330443" calcext:value-type="float">
            <text:p>0.633893781330443</text:p>
          </table:table-cell>
          <table:table-cell office:value-type="float" office:value="0.060809420739526" calcext:value-type="float">
            <text:p>0.060809420739526</text:p>
          </table:table-cell>
          <table:table-cell office:value-type="float" office:value="0.626801246443571" calcext:value-type="float">
            <text:p>0.626801246443571</text:p>
          </table:table-cell>
          <table:table-cell office:value-type="float" office:value="0.0562499217431536" calcext:value-type="float">
            <text:p>0.0562499217431536</text:p>
          </table:table-cell>
          <table:table-cell office:value-type="float" office:value="0.626141444248747" calcext:value-type="float">
            <text:p>0.626141444248747</text:p>
          </table:table-cell>
          <table:table-cell office:value-type="float" office:value="0.0553360717085182" calcext:value-type="float">
            <text:p>0.0553360717085182</text:p>
          </table:table-cell>
          <table:table-cell office:value-type="float" office:value="0.630237095244547" calcext:value-type="float">
            <text:p>0.630237095244547</text:p>
          </table:table-cell>
          <table:table-cell office:value-type="float" office:value="0.0634825060516147" calcext:value-type="float">
            <text:p>0.06348250605161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ilpd</text:p>
          </table:table-cell>
          <table:table-cell office:value-type="float" office:value="0.720205686630369" calcext:value-type="float">
            <text:p>0.720205686630369</text:p>
          </table:table-cell>
          <table:table-cell office:value-type="float" office:value="0.0322856731748413" calcext:value-type="float">
            <text:p>0.0322856731748413</text:p>
          </table:table-cell>
          <table:table-cell office:value-type="float" office:value="0.678826376285541" calcext:value-type="float">
            <text:p>0.678826376285541</text:p>
          </table:table-cell>
          <table:table-cell office:value-type="float" office:value="0.0662819022081606" calcext:value-type="float">
            <text:p>0.0662819022081606</text:p>
          </table:table-cell>
          <table:table-cell office:value-type="float" office:value="0.701119177253479" calcext:value-type="float">
            <text:p>0.701119177253479</text:p>
          </table:table-cell>
          <table:table-cell office:value-type="float" office:value="0.0514377577015858" calcext:value-type="float">
            <text:p>0.0514377577015858</text:p>
          </table:table-cell>
          <table:table-cell office:value-type="float" office:value="0.711584996975197" calcext:value-type="float">
            <text:p>0.711584996975197</text:p>
          </table:table-cell>
          <table:table-cell office:value-type="float" office:value="0.0473145710915472" calcext:value-type="float">
            <text:p>0.0473145710915472</text:p>
          </table:table-cell>
          <table:table-cell office:value-type="float" office:value="0.701209921355112" calcext:value-type="float">
            <text:p>0.701209921355112</text:p>
          </table:table-cell>
          <table:table-cell office:value-type="float" office:value="0.0452533231832104" calcext:value-type="float">
            <text:p>0.0452533231832104</text:p>
          </table:table-cell>
          <table:table-cell office:value-type="float" office:value="0.689019963702359" calcext:value-type="float">
            <text:p>0.689019963702359</text:p>
          </table:table-cell>
          <table:table-cell office:value-type="float" office:value="0.0407732950115012" calcext:value-type="float">
            <text:p>0.0407732950115012</text:p>
          </table:table-cell>
          <table:table-cell office:value-type="float" office:value="0.711584996975197" calcext:value-type="float">
            <text:p>0.711584996975197</text:p>
          </table:table-cell>
          <table:table-cell office:value-type="float" office:value="0.0302900998077409" calcext:value-type="float">
            <text:p>0.0302900998077409</text:p>
          </table:table-cell>
          <table:table-cell office:value-type="float" office:value="0.715063520871143" calcext:value-type="float">
            <text:p>0.715063520871143</text:p>
          </table:table-cell>
          <table:table-cell office:value-type="float" office:value="0.0353216226908529" calcext:value-type="float">
            <text:p>0.0353216226908529</text:p>
          </table:table-cell>
          <table:table-cell office:value-type="float" office:value="0.72362371445856" calcext:value-type="float">
            <text:p>0.72362371445856</text:p>
          </table:table-cell>
          <table:table-cell office:value-type="float" office:value="0.0348052670364757" calcext:value-type="float">
            <text:p>0.0348052670364757</text:p>
          </table:table-cell>
          <table:table-cell office:value-type="float" office:value="0.720114942528736" calcext:value-type="float">
            <text:p>0.720114942528736</text:p>
          </table:table-cell>
          <table:table-cell office:value-type="float" office:value="0.0512644537222447" calcext:value-type="float">
            <text:p>0.0512644537222447</text:p>
          </table:table-cell>
          <table:table-cell office:value-type="float" office:value="0.690895341802783" calcext:value-type="float">
            <text:p>0.690895341802783</text:p>
          </table:table-cell>
          <table:table-cell office:value-type="float" office:value="0.0389383180172579" calcext:value-type="float">
            <text:p>0.0389383180172579</text:p>
          </table:table-cell>
          <table:table-cell office:value-type="float" office:value="0.704567453115547" calcext:value-type="float">
            <text:p>0.704567453115547</text:p>
          </table:table-cell>
          <table:table-cell office:value-type="float" office:value="0.0571964380205793" calcext:value-type="float">
            <text:p>0.0571964380205793</text:p>
          </table:table-cell>
          <table:table-cell office:value-type="float" office:value="0.706291591046582" calcext:value-type="float">
            <text:p>0.706291591046582</text:p>
          </table:table-cell>
          <table:table-cell office:value-type="float" office:value="0.0382156106853294" calcext:value-type="float">
            <text:p>0.0382156106853294</text:p>
          </table:table-cell>
          <table:table-cell office:value-type="float" office:value="0.69767090139141" calcext:value-type="float">
            <text:p>0.69767090139141</text:p>
          </table:table-cell>
          <table:table-cell office:value-type="float" office:value="0.0564171107445303" calcext:value-type="float">
            <text:p>0.0564171107445303</text:p>
          </table:table-cell>
          <table:table-cell office:value-type="float" office:value="0.7167574107683" calcext:value-type="float">
            <text:p>0.7167574107683</text:p>
          </table:table-cell>
          <table:table-cell office:value-type="float" office:value="0.0453427343615729" calcext:value-type="float">
            <text:p>0.0453427343615729</text:p>
          </table:table-cell>
          <table:table-cell office:value-type="float" office:value="0.723593466424682" calcext:value-type="float">
            <text:p>0.723593466424682</text:p>
          </table:table-cell>
          <table:table-cell office:value-type="float" office:value="0.047165987254111" calcext:value-type="float">
            <text:p>0.04716598725411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ilpd</text:p>
          </table:table-cell>
          <table:table-cell office:value-type="float" office:value="0.711615245009075" calcext:value-type="float">
            <text:p>0.711615245009075</text:p>
          </table:table-cell>
          <table:table-cell office:value-type="float" office:value="0.0252269327912306" calcext:value-type="float">
            <text:p>0.0252269327912306</text:p>
          </table:table-cell>
          <table:table-cell office:value-type="float" office:value="0.68914095583787" calcext:value-type="float">
            <text:p>0.68914095583787</text:p>
          </table:table-cell>
          <table:table-cell office:value-type="float" office:value="0.0584637193437797" calcext:value-type="float">
            <text:p>0.0584637193437797</text:p>
          </table:table-cell>
          <table:table-cell office:value-type="float" office:value="0.713309134906231" calcext:value-type="float">
            <text:p>0.713309134906231</text:p>
          </table:table-cell>
          <table:table-cell office:value-type="float" office:value="0.0244736316848394" calcext:value-type="float">
            <text:p>0.0244736316848394</text:p>
          </table:table-cell>
          <table:table-cell office:value-type="float" office:value="0.721990320629159" calcext:value-type="float">
            <text:p>0.721990320629159</text:p>
          </table:table-cell>
          <table:table-cell office:value-type="float" office:value="0.0198444162133851" calcext:value-type="float">
            <text:p>0.0198444162133851</text:p>
          </table:table-cell>
          <table:table-cell office:value-type="float" office:value="0.732304900181488" calcext:value-type="float">
            <text:p>0.732304900181488</text:p>
          </table:table-cell>
          <table:table-cell office:value-type="float" office:value="0.0316348740915484" calcext:value-type="float">
            <text:p>0.0316348740915484</text:p>
          </table:table-cell>
          <table:table-cell office:value-type="float" office:value="0.702934059286146" calcext:value-type="float">
            <text:p>0.702934059286146</text:p>
          </table:table-cell>
          <table:table-cell office:value-type="float" office:value="0.0412677123624775" calcext:value-type="float">
            <text:p>0.0412677123624775</text:p>
          </table:table-cell>
          <table:table-cell office:value-type="float" office:value="0.718390804597701" calcext:value-type="float">
            <text:p>0.718390804597701</text:p>
          </table:table-cell>
          <table:table-cell office:value-type="float" office:value="0.0363480190823951" calcext:value-type="float">
            <text:p>0.0363480190823951</text:p>
          </table:table-cell>
          <table:table-cell office:value-type="float" office:value="0.713278886872353" calcext:value-type="float">
            <text:p>0.713278886872353</text:p>
          </table:table-cell>
          <table:table-cell office:value-type="float" office:value="0.0357610997068374" calcext:value-type="float">
            <text:p>0.0357610997068374</text:p>
          </table:table-cell>
          <table:table-cell office:value-type="float" office:value="0.728826376285541" calcext:value-type="float">
            <text:p>0.728826376285541</text:p>
          </table:table-cell>
          <table:table-cell office:value-type="float" office:value="0.035585497399692" calcext:value-type="float">
            <text:p>0.035585497399692</text:p>
          </table:table-cell>
          <table:table-cell office:value-type="float" office:value="0.718390804597701" calcext:value-type="float">
            <text:p>0.718390804597701</text:p>
          </table:table-cell>
          <table:table-cell office:value-type="float" office:value="0.0430075561698153" calcext:value-type="float">
            <text:p>0.0430075561698153</text:p>
          </table:table-cell>
          <table:table-cell office:value-type="float" office:value="0.713309134906231" calcext:value-type="float">
            <text:p>0.713309134906231</text:p>
          </table:table-cell>
          <table:table-cell office:value-type="float" office:value="0.0422849771188057" calcext:value-type="float">
            <text:p>0.0422849771188057</text:p>
          </table:table-cell>
          <table:table-cell office:value-type="float" office:value="0.735601935874168" calcext:value-type="float">
            <text:p>0.735601935874168</text:p>
          </table:table-cell>
          <table:table-cell office:value-type="float" office:value="0.049940197073375" calcext:value-type="float">
            <text:p>0.049940197073375</text:p>
          </table:table-cell>
          <table:table-cell office:value-type="float" office:value="0.721808832425892" calcext:value-type="float">
            <text:p>0.721808832425892</text:p>
          </table:table-cell>
          <table:table-cell office:value-type="float" office:value="0.0458862773623065" calcext:value-type="float">
            <text:p>0.0458862773623065</text:p>
          </table:table-cell>
          <table:table-cell office:value-type="float" office:value="0.711464004839685" calcext:value-type="float">
            <text:p>0.711464004839685</text:p>
          </table:table-cell>
          <table:table-cell office:value-type="float" office:value="0.0496142447861268" calcext:value-type="float">
            <text:p>0.0496142447861268</text:p>
          </table:table-cell>
          <table:table-cell office:value-type="float" office:value="0.714942528735632" calcext:value-type="float">
            <text:p>0.714942528735632</text:p>
          </table:table-cell>
          <table:table-cell office:value-type="float" office:value="0.0546027422556775" calcext:value-type="float">
            <text:p>0.0546027422556775</text:p>
          </table:table-cell>
          <table:table-cell office:value-type="float" office:value="0.721929824561404" calcext:value-type="float">
            <text:p>0.721929824561404</text:p>
          </table:table-cell>
          <table:table-cell office:value-type="float" office:value="0.0410083845081126" calcext:value-type="float">
            <text:p>0.04100838450811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ilpd</text:p>
          </table:table-cell>
          <table:table-cell office:value-type="float" office:value="0.713369630973987" calcext:value-type="float">
            <text:p>0.713369630973987</text:p>
          </table:table-cell>
          <table:table-cell office:value-type="float" office:value="0.0288372345436829" calcext:value-type="float">
            <text:p>0.0288372345436829</text:p>
          </table:table-cell>
          <table:table-cell office:value-type="float" office:value="0.682244404113733" calcext:value-type="float">
            <text:p>0.682244404113733</text:p>
          </table:table-cell>
          <table:table-cell office:value-type="float" office:value="0.0698328997747388" calcext:value-type="float">
            <text:p>0.0698328997747388</text:p>
          </table:table-cell>
          <table:table-cell office:value-type="float" office:value="0.718330308529946" calcext:value-type="float">
            <text:p>0.718330308529946</text:p>
          </table:table-cell>
          <table:table-cell office:value-type="float" office:value="0.0371058439737923" calcext:value-type="float">
            <text:p>0.0371058439737923</text:p>
          </table:table-cell>
          <table:table-cell office:value-type="float" office:value="0.720266182698125" calcext:value-type="float">
            <text:p>0.720266182698125</text:p>
          </table:table-cell>
          <table:table-cell office:value-type="float" office:value="0.0247684426685841" calcext:value-type="float">
            <text:p>0.0247684426685841</text:p>
          </table:table-cell>
          <table:table-cell office:value-type="float" office:value="0.732304900181488" calcext:value-type="float">
            <text:p>0.732304900181488</text:p>
          </table:table-cell>
          <table:table-cell office:value-type="float" office:value="0.0217323229844961" calcext:value-type="float">
            <text:p>0.0217323229844961</text:p>
          </table:table-cell>
          <table:table-cell office:value-type="float" office:value="0.704627949183303" calcext:value-type="float">
            <text:p>0.704627949183303</text:p>
          </table:table-cell>
          <table:table-cell office:value-type="float" office:value="0.0387912608098576" calcext:value-type="float">
            <text:p>0.0387912608098576</text:p>
          </table:table-cell>
          <table:table-cell office:value-type="float" office:value="0.728735632183908" calcext:value-type="float">
            <text:p>0.728735632183908</text:p>
          </table:table-cell>
          <table:table-cell office:value-type="float" office:value="0.0439194785621673" calcext:value-type="float">
            <text:p>0.0439194785621673</text:p>
          </table:table-cell>
          <table:table-cell office:value-type="float" office:value="0.723653962492438" calcext:value-type="float">
            <text:p>0.723653962492438</text:p>
          </table:table-cell>
          <table:table-cell office:value-type="float" office:value="0.0304494203450049" calcext:value-type="float">
            <text:p>0.0304494203450049</text:p>
          </table:table-cell>
          <table:table-cell office:value-type="float" office:value="0.721869328493648" calcext:value-type="float">
            <text:p>0.721869328493648</text:p>
          </table:table-cell>
          <table:table-cell office:value-type="float" office:value="0.0415186632963983" calcext:value-type="float">
            <text:p>0.0415186632963983</text:p>
          </table:table-cell>
          <table:table-cell office:value-type="float" office:value="0.711494252873563" calcext:value-type="float">
            <text:p>0.711494252873563</text:p>
          </table:table-cell>
          <table:table-cell office:value-type="float" office:value="0.0451554958424094" calcext:value-type="float">
            <text:p>0.0451554958424094</text:p>
          </table:table-cell>
          <table:table-cell office:value-type="float" office:value="0.708076225045372" calcext:value-type="float">
            <text:p>0.708076225045372</text:p>
          </table:table-cell>
          <table:table-cell office:value-type="float" office:value="0.0413171977692626" calcext:value-type="float">
            <text:p>0.0413171977692626</text:p>
          </table:table-cell>
          <table:table-cell office:value-type="float" office:value="0.713157894736842" calcext:value-type="float">
            <text:p>0.713157894736842</text:p>
          </table:table-cell>
          <table:table-cell office:value-type="float" office:value="0.0405424092078609" calcext:value-type="float">
            <text:p>0.0405424092078609</text:p>
          </table:table-cell>
          <table:table-cell office:value-type="float" office:value="0.716666666666667" calcext:value-type="float">
            <text:p>0.716666666666667</text:p>
          </table:table-cell>
          <table:table-cell office:value-type="float" office:value="0.0415359953908714" calcext:value-type="float">
            <text:p>0.0415359953908714</text:p>
          </table:table-cell>
          <table:table-cell office:value-type="float" office:value="0.689050211736237" calcext:value-type="float">
            <text:p>0.689050211736237</text:p>
          </table:table-cell>
          <table:table-cell office:value-type="float" office:value="0.0512475850369957" calcext:value-type="float">
            <text:p>0.0512475850369957</text:p>
          </table:table-cell>
          <table:table-cell office:value-type="float" office:value="0.713248638838475" calcext:value-type="float">
            <text:p>0.713248638838475</text:p>
          </table:table-cell>
          <table:table-cell office:value-type="float" office:value="0.0419870603737704" calcext:value-type="float">
            <text:p>0.0419870603737704</text:p>
          </table:table-cell>
          <table:table-cell office:value-type="float" office:value="0.716666666666667" calcext:value-type="float">
            <text:p>0.716666666666667</text:p>
          </table:table-cell>
          <table:table-cell office:value-type="float" office:value="0.0521164348504492" calcext:value-type="float">
            <text:p>0.052116434850449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ilpd</text:p>
          </table:table-cell>
          <table:table-cell office:value-type="float" office:value="0.70989110707804" calcext:value-type="float">
            <text:p>0.70989110707804</text:p>
          </table:table-cell>
          <table:table-cell office:value-type="float" office:value="0.0220460237920601" calcext:value-type="float">
            <text:p>0.0220460237920601</text:p>
          </table:table-cell>
          <table:table-cell office:value-type="float" office:value="0.690774349667272" calcext:value-type="float">
            <text:p>0.690774349667272</text:p>
          </table:table-cell>
          <table:table-cell office:value-type="float" office:value="0.0614927724428699" calcext:value-type="float">
            <text:p>0.0614927724428699</text:p>
          </table:table-cell>
          <table:table-cell office:value-type="float" office:value="0.727102238354507" calcext:value-type="float">
            <text:p>0.727102238354507</text:p>
          </table:table-cell>
          <table:table-cell office:value-type="float" office:value="0.0313643573216282" calcext:value-type="float">
            <text:p>0.0313643573216282</text:p>
          </table:table-cell>
          <table:table-cell office:value-type="float" office:value="0.725438596491228" calcext:value-type="float">
            <text:p>0.725438596491228</text:p>
          </table:table-cell>
          <table:table-cell office:value-type="float" office:value="0.0199260095014793" calcext:value-type="float">
            <text:p>0.0199260095014793</text:p>
          </table:table-cell>
          <table:table-cell office:value-type="float" office:value="0.721899576527526" calcext:value-type="float">
            <text:p>0.721899576527526</text:p>
          </table:table-cell>
          <table:table-cell office:value-type="float" office:value="0.0290311798540232" calcext:value-type="float">
            <text:p>0.0290311798540232</text:p>
          </table:table-cell>
          <table:table-cell office:value-type="float" office:value="0.702873563218391" calcext:value-type="float">
            <text:p>0.702873563218391</text:p>
          </table:table-cell>
          <table:table-cell office:value-type="float" office:value="0.0470071380383414" calcext:value-type="float">
            <text:p>0.0470071380383414</text:p>
          </table:table-cell>
          <table:table-cell office:value-type="float" office:value="0.730459770114942" calcext:value-type="float">
            <text:p>0.730459770114942</text:p>
          </table:table-cell>
          <table:table-cell office:value-type="float" office:value="0.0401339853142604" calcext:value-type="float">
            <text:p>0.0401339853142604</text:p>
          </table:table-cell>
          <table:table-cell office:value-type="float" office:value="0.713309134906231" calcext:value-type="float">
            <text:p>0.713309134906231</text:p>
          </table:table-cell>
          <table:table-cell office:value-type="float" office:value="0.0381801606483575" calcext:value-type="float">
            <text:p>0.0381801606483575</text:p>
          </table:table-cell>
          <table:table-cell office:value-type="float" office:value="0.714942528735632" calcext:value-type="float">
            <text:p>0.714942528735632</text:p>
          </table:table-cell>
          <table:table-cell office:value-type="float" office:value="0.0423367313304559" calcext:value-type="float">
            <text:p>0.0423367313304559</text:p>
          </table:table-cell>
          <table:table-cell office:value-type="float" office:value="0.711494252873563" calcext:value-type="float">
            <text:p>0.711494252873563</text:p>
          </table:table-cell>
          <table:table-cell office:value-type="float" office:value="0.0343548073125822" calcext:value-type="float">
            <text:p>0.0343548073125822</text:p>
          </table:table-cell>
          <table:table-cell office:value-type="float" office:value="0.714942528735632" calcext:value-type="float">
            <text:p>0.714942528735632</text:p>
          </table:table-cell>
          <table:table-cell office:value-type="float" office:value="0.0431098334989584" calcext:value-type="float">
            <text:p>0.0431098334989584</text:p>
          </table:table-cell>
          <table:table-cell office:value-type="float" office:value="0.723593466424682" calcext:value-type="float">
            <text:p>0.723593466424682</text:p>
          </table:table-cell>
          <table:table-cell office:value-type="float" office:value="0.0435239673151634" calcext:value-type="float">
            <text:p>0.0435239673151634</text:p>
          </table:table-cell>
          <table:table-cell office:value-type="float" office:value="0.709770114942529" calcext:value-type="float">
            <text:p>0.709770114942529</text:p>
          </table:table-cell>
          <table:table-cell office:value-type="float" office:value="0.0498268459909576" calcext:value-type="float">
            <text:p>0.0498268459909576</text:p>
          </table:table-cell>
          <table:table-cell office:value-type="float" office:value="0.69767090139141" calcext:value-type="float">
            <text:p>0.69767090139141</text:p>
          </table:table-cell>
          <table:table-cell office:value-type="float" office:value="0.0534096972651695" calcext:value-type="float">
            <text:p>0.0534096972651695</text:p>
          </table:table-cell>
          <table:table-cell office:value-type="float" office:value="0.72183908045977" calcext:value-type="float">
            <text:p>0.72183908045977</text:p>
          </table:table-cell>
          <table:table-cell office:value-type="float" office:value="0.0497494493122741" calcext:value-type="float">
            <text:p>0.0497494493122741</text:p>
          </table:table-cell>
          <table:table-cell office:value-type="float" office:value="0.73049001814882" calcext:value-type="float">
            <text:p>0.73049001814882</text:p>
          </table:table-cell>
          <table:table-cell office:value-type="float" office:value="0.0437709013040767" calcext:value-type="float">
            <text:p>0.043770901304076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ilpd</text:p>
          </table:table-cell>
          <table:table-cell office:value-type="float" office:value="0.711615245009074" calcext:value-type="float">
            <text:p>0.711615245009074</text:p>
          </table:table-cell>
          <table:table-cell office:value-type="float" office:value="0.0265039065538267" calcext:value-type="float">
            <text:p>0.0265039065538267</text:p>
          </table:table-cell>
          <table:table-cell office:value-type="float" office:value="0.680429522081065" calcext:value-type="float">
            <text:p>0.680429522081065</text:p>
          </table:table-cell>
          <table:table-cell office:value-type="float" office:value="0.0479681748188327" calcext:value-type="float">
            <text:p>0.0479681748188327</text:p>
          </table:table-cell>
          <table:table-cell office:value-type="float" office:value="0.72362371445856" calcext:value-type="float">
            <text:p>0.72362371445856</text:p>
          </table:table-cell>
          <table:table-cell office:value-type="float" office:value="0.0248369944323788" calcext:value-type="float">
            <text:p>0.0248369944323788</text:p>
          </table:table-cell>
          <table:table-cell office:value-type="float" office:value="0.723714458560194" calcext:value-type="float">
            <text:p>0.723714458560194</text:p>
          </table:table-cell>
          <table:table-cell office:value-type="float" office:value="0.0237460230855896" calcext:value-type="float">
            <text:p>0.0237460230855896</text:p>
          </table:table-cell>
          <table:table-cell office:value-type="float" office:value="0.718421052631579" calcext:value-type="float">
            <text:p>0.718421052631579</text:p>
          </table:table-cell>
          <table:table-cell office:value-type="float" office:value="0.0321343187866881" calcext:value-type="float">
            <text:p>0.0321343187866881</text:p>
          </table:table-cell>
          <table:table-cell office:value-type="float" office:value="0.708015728977616" calcext:value-type="float">
            <text:p>0.708015728977616</text:p>
          </table:table-cell>
          <table:table-cell office:value-type="float" office:value="0.0524175241666427" calcext:value-type="float">
            <text:p>0.0524175241666427</text:p>
          </table:table-cell>
          <table:table-cell office:value-type="float" office:value="0.721808832425892" calcext:value-type="float">
            <text:p>0.721808832425892</text:p>
          </table:table-cell>
          <table:table-cell office:value-type="float" office:value="0.0493542812020808" calcext:value-type="float">
            <text:p>0.0493542812020808</text:p>
          </table:table-cell>
          <table:table-cell office:value-type="float" office:value="0.725438596491228" calcext:value-type="float">
            <text:p>0.725438596491228</text:p>
          </table:table-cell>
          <table:table-cell office:value-type="float" office:value="0.032521302253448" calcext:value-type="float">
            <text:p>0.032521302253448</text:p>
          </table:table-cell>
          <table:table-cell office:value-type="float" office:value="0.721869328493648" calcext:value-type="float">
            <text:p>0.721869328493648</text:p>
          </table:table-cell>
          <table:table-cell office:value-type="float" office:value="0.0430803580653771" calcext:value-type="float">
            <text:p>0.0430803580653771</text:p>
          </table:table-cell>
          <table:table-cell office:value-type="float" office:value="0.71497277676951" calcext:value-type="float">
            <text:p>0.71497277676951</text:p>
          </table:table-cell>
          <table:table-cell office:value-type="float" office:value="0.0458104450880379" calcext:value-type="float">
            <text:p>0.0458104450880379</text:p>
          </table:table-cell>
          <table:table-cell office:value-type="float" office:value="0.718421052631579" calcext:value-type="float">
            <text:p>0.718421052631579</text:p>
          </table:table-cell>
          <table:table-cell office:value-type="float" office:value="0.0427237818856546" calcext:value-type="float">
            <text:p>0.0427237818856546</text:p>
          </table:table-cell>
          <table:table-cell office:value-type="float" office:value="0.728765880217786" calcext:value-type="float">
            <text:p>0.728765880217786</text:p>
          </table:table-cell>
          <table:table-cell office:value-type="float" office:value="0.0443841842951508" calcext:value-type="float">
            <text:p>0.0443841842951508</text:p>
          </table:table-cell>
          <table:table-cell office:value-type="float" office:value="0.72183908045977" calcext:value-type="float">
            <text:p>0.72183908045977</text:p>
          </table:table-cell>
          <table:table-cell office:value-type="float" office:value="0.0463110471061818" calcext:value-type="float">
            <text:p>0.0463110471061818</text:p>
          </table:table-cell>
          <table:table-cell office:value-type="float" office:value="0.708076225045372" calcext:value-type="float">
            <text:p>0.708076225045372</text:p>
          </table:table-cell>
          <table:table-cell office:value-type="float" office:value="0.0451376279207038" calcext:value-type="float">
            <text:p>0.0451376279207038</text:p>
          </table:table-cell>
          <table:table-cell office:value-type="float" office:value="0.727011494252874" calcext:value-type="float">
            <text:p>0.727011494252874</text:p>
          </table:table-cell>
          <table:table-cell office:value-type="float" office:value="0.0487095100961345" calcext:value-type="float">
            <text:p>0.0487095100961345</text:p>
          </table:table-cell>
          <table:table-cell office:value-type="float" office:value="0.720145190562613" calcext:value-type="float">
            <text:p>0.720145190562613</text:p>
          </table:table-cell>
          <table:table-cell office:value-type="float" office:value="0.0425545870473999" calcext:value-type="float">
            <text:p>0.042554587047399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ilpd</text:p>
          </table:table-cell>
          <table:table-cell office:value-type="float" office:value="0.713339382940109" calcext:value-type="float">
            <text:p>0.713339382940109</text:p>
          </table:table-cell>
          <table:table-cell office:value-type="float" office:value="0.0269799541711283" calcext:value-type="float">
            <text:p>0.0269799541711283</text:p>
          </table:table-cell>
          <table:table-cell office:value-type="float" office:value="0.684283121597096" calcext:value-type="float">
            <text:p>0.684283121597096</text:p>
          </table:table-cell>
          <table:table-cell office:value-type="float" office:value="0.0608078937176764" calcext:value-type="float">
            <text:p>0.0608078937176764</text:p>
          </table:table-cell>
          <table:table-cell office:value-type="float" office:value="0.716696914700544" calcext:value-type="float">
            <text:p>0.716696914700544</text:p>
          </table:table-cell>
          <table:table-cell office:value-type="float" office:value="0.0338437170228449" calcext:value-type="float">
            <text:p>0.0338437170228449</text:p>
          </table:table-cell>
          <table:table-cell office:value-type="float" office:value="0.72059891107078" calcext:value-type="float">
            <text:p>0.72059891107078</text:p>
          </table:table-cell>
          <table:table-cell office:value-type="float" office:value="0.0271198925121171" calcext:value-type="float">
            <text:p>0.0271198925121171</text:p>
          </table:table-cell>
          <table:table-cell office:value-type="float" office:value="0.721228070175439" calcext:value-type="float">
            <text:p>0.721228070175439</text:p>
          </table:table-cell>
          <table:table-cell office:value-type="float" office:value="0.0319572037799932" calcext:value-type="float">
            <text:p>0.0319572037799932</text:p>
          </table:table-cell>
          <table:table-cell office:value-type="float" office:value="0.701494252873563" calcext:value-type="float">
            <text:p>0.701494252873563</text:p>
          </table:table-cell>
          <table:table-cell office:value-type="float" office:value="0.0440513860777641" calcext:value-type="float">
            <text:p>0.0440513860777641</text:p>
          </table:table-cell>
          <table:table-cell office:value-type="float" office:value="0.722196007259528" calcext:value-type="float">
            <text:p>0.722196007259528</text:p>
          </table:table-cell>
          <table:table-cell office:value-type="float" office:value="0.0400091727937289" calcext:value-type="float">
            <text:p>0.0400091727937289</text:p>
          </table:table-cell>
          <table:table-cell office:value-type="float" office:value="0.718148820326679" calcext:value-type="float">
            <text:p>0.718148820326679</text:p>
          </table:table-cell>
          <table:table-cell office:value-type="float" office:value="0.0344467211289001" calcext:value-type="float">
            <text:p>0.0344467211289001</text:p>
          </table:table-cell>
          <table:table-cell office:value-type="float" office:value="0.722226255293406" calcext:value-type="float">
            <text:p>0.722226255293406</text:p>
          </table:table-cell>
          <table:table-cell office:value-type="float" office:value="0.0394653034256798" calcext:value-type="float">
            <text:p>0.0394653034256798</text:p>
          </table:table-cell>
          <table:table-cell office:value-type="float" office:value="0.715293405928615" calcext:value-type="float">
            <text:p>0.715293405928615</text:p>
          </table:table-cell>
          <table:table-cell office:value-type="float" office:value="0.0439185516270179" calcext:value-type="float">
            <text:p>0.0439185516270179</text:p>
          </table:table-cell>
          <table:table-cell office:value-type="float" office:value="0.709128856624319" calcext:value-type="float">
            <text:p>0.709128856624319</text:p>
          </table:table-cell>
          <table:table-cell office:value-type="float" office:value="0.0416748216579878" calcext:value-type="float">
            <text:p>0.0416748216579878</text:p>
          </table:table-cell>
          <table:table-cell office:value-type="float" office:value="0.721137326073805" calcext:value-type="float">
            <text:p>0.721137326073805</text:p>
          </table:table-cell>
          <table:table-cell office:value-type="float" office:value="0.0471174391824259" calcext:value-type="float">
            <text:p>0.0471174391824259</text:p>
          </table:table-cell>
          <table:table-cell office:value-type="float" office:value="0.715275257108288" calcext:value-type="float">
            <text:p>0.715275257108288</text:p>
          </table:table-cell>
          <table:table-cell office:value-type="float" office:value="0.0443551553071293" calcext:value-type="float">
            <text:p>0.0443551553071293</text:p>
          </table:table-cell>
          <table:table-cell office:value-type="float" office:value="0.700786448880823" calcext:value-type="float">
            <text:p>0.700786448880823</text:p>
          </table:table-cell>
          <table:table-cell office:value-type="float" office:value="0.0511652531507052" calcext:value-type="float">
            <text:p>0.0511652531507052</text:p>
          </table:table-cell>
          <table:table-cell office:value-type="float" office:value="0.71875983061101" calcext:value-type="float">
            <text:p>0.71875983061101</text:p>
          </table:table-cell>
          <table:table-cell office:value-type="float" office:value="0.0480782992798859" calcext:value-type="float">
            <text:p>0.0480782992798859</text:p>
          </table:table-cell>
          <table:table-cell office:value-type="float" office:value="0.722565033272837" calcext:value-type="float">
            <text:p>0.722565033272837</text:p>
          </table:table-cell>
          <table:table-cell office:value-type="float" office:value="0.0453232589928299" calcext:value-type="float">
            <text:p>0.04532325899282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lpd</text:p>
          </table:table-cell>
          <table:table-cell office:value-type="float" office:value="0.70124016938899" calcext:value-type="float">
            <text:p>0.70124016938899</text:p>
          </table:table-cell>
          <table:table-cell office:value-type="float" office:value="0.0351661635035189" calcext:value-type="float">
            <text:p>0.0351661635035189</text:p>
          </table:table-cell>
          <table:table-cell office:value-type="float" office:value="0.702903811252269" calcext:value-type="float">
            <text:p>0.702903811252269</text:p>
          </table:table-cell>
          <table:table-cell office:value-type="float" office:value="0.042308771735369" calcext:value-type="float">
            <text:p>0.042308771735369</text:p>
          </table:table-cell>
          <table:table-cell office:value-type="float" office:value="0.701179673321234" calcext:value-type="float">
            <text:p>0.701179673321234</text:p>
          </table:table-cell>
          <table:table-cell office:value-type="float" office:value="0.0522425666429564" calcext:value-type="float">
            <text:p>0.0522425666429564</text:p>
          </table:table-cell>
          <table:table-cell office:value-type="float" office:value="0.713248638838475" calcext:value-type="float">
            <text:p>0.713248638838475</text:p>
          </table:table-cell>
          <table:table-cell office:value-type="float" office:value="0.0549366253558052" calcext:value-type="float">
            <text:p>0.0549366253558052</text:p>
          </table:table-cell>
          <table:table-cell office:value-type="float" office:value="0.718360556563823" calcext:value-type="float">
            <text:p>0.718360556563823</text:p>
          </table:table-cell>
          <table:table-cell office:value-type="float" office:value="0.0529257908444434" calcext:value-type="float">
            <text:p>0.0529257908444434</text:p>
          </table:table-cell>
          <table:table-cell office:value-type="float" office:value="0.713309134906231" calcext:value-type="float">
            <text:p>0.713309134906231</text:p>
          </table:table-cell>
          <table:table-cell office:value-type="float" office:value="0.0563494161967344" calcext:value-type="float">
            <text:p>0.0563494161967344</text:p>
          </table:table-cell>
          <table:table-cell office:value-type="float" office:value="0.725347852389595" calcext:value-type="float">
            <text:p>0.725347852389595</text:p>
          </table:table-cell>
          <table:table-cell office:value-type="float" office:value="0.0618013055351756" calcext:value-type="float">
            <text:p>0.0618013055351756</text:p>
          </table:table-cell>
          <table:table-cell office:value-type="float" office:value="0.702843315184513" calcext:value-type="float">
            <text:p>0.702843315184513</text:p>
          </table:table-cell>
          <table:table-cell office:value-type="float" office:value="0.0628714922237668" calcext:value-type="float">
            <text:p>0.0628714922237668</text:p>
          </table:table-cell>
          <table:table-cell office:value-type="float" office:value="0.713399879007864" calcext:value-type="float">
            <text:p>0.713399879007864</text:p>
          </table:table-cell>
          <table:table-cell office:value-type="float" office:value="0.0553650579338714" calcext:value-type="float">
            <text:p>0.0553650579338714</text:p>
          </table:table-cell>
          <table:table-cell office:value-type="float" office:value="0.716636418632789" calcext:value-type="float">
            <text:p>0.716636418632789</text:p>
          </table:table-cell>
          <table:table-cell office:value-type="float" office:value="0.0621745374825022" calcext:value-type="float">
            <text:p>0.0621745374825022</text:p>
          </table:table-cell>
          <table:table-cell office:value-type="float" office:value="0.699395039322444" calcext:value-type="float">
            <text:p>0.699395039322444</text:p>
          </table:table-cell>
          <table:table-cell office:value-type="float" office:value="0.0283510848354909" calcext:value-type="float">
            <text:p>0.0283510848354909</text:p>
          </table:table-cell>
          <table:table-cell office:value-type="float" office:value="0.68914095583787" calcext:value-type="float">
            <text:p>0.68914095583787</text:p>
          </table:table-cell>
          <table:table-cell office:value-type="float" office:value="0.0601347092217994" calcext:value-type="float">
            <text:p>0.0601347092217994</text:p>
          </table:table-cell>
          <table:table-cell office:value-type="float" office:value="0.695946763460375" calcext:value-type="float">
            <text:p>0.695946763460375</text:p>
          </table:table-cell>
          <table:table-cell office:value-type="float" office:value="0.0557782274455698" calcext:value-type="float">
            <text:p>0.0557782274455698</text:p>
          </table:table-cell>
          <table:table-cell office:value-type="float" office:value="0.709709618874773" calcext:value-type="float">
            <text:p>0.709709618874773</text:p>
          </table:table-cell>
          <table:table-cell office:value-type="float" office:value="0.0615819810119182" calcext:value-type="float">
            <text:p>0.0615819810119182</text:p>
          </table:table-cell>
          <table:table-cell office:value-type="float" office:value="0.711584996975197" calcext:value-type="float">
            <text:p>0.711584996975197</text:p>
          </table:table-cell>
          <table:table-cell office:value-type="float" office:value="0.0280244945938636" calcext:value-type="float">
            <text:p>0.0280244945938636</text:p>
          </table:table-cell>
          <table:table-cell office:value-type="float" office:value="0.701300665456745" calcext:value-type="float">
            <text:p>0.701300665456745</text:p>
          </table:table-cell>
          <table:table-cell office:value-type="float" office:value="0.0686133828579718" calcext:value-type="float">
            <text:p>0.06861338285797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lpd</text:p>
          </table:table-cell>
          <table:table-cell office:value-type="float" office:value="0.70810647307925" calcext:value-type="float">
            <text:p>0.70810647307925</text:p>
          </table:table-cell>
          <table:table-cell office:value-type="float" office:value="0.030970402406549" calcext:value-type="float">
            <text:p>0.030970402406549</text:p>
          </table:table-cell>
          <table:table-cell office:value-type="float" office:value="0.709800362976406" calcext:value-type="float">
            <text:p>0.709800362976406</text:p>
          </table:table-cell>
          <table:table-cell office:value-type="float" office:value="0.0365508410168394" calcext:value-type="float">
            <text:p>0.0365508410168394</text:p>
          </table:table-cell>
          <table:table-cell office:value-type="float" office:value="0.718451300665457" calcext:value-type="float">
            <text:p>0.718451300665457</text:p>
          </table:table-cell>
          <table:table-cell office:value-type="float" office:value="0.05286031795033" calcext:value-type="float">
            <text:p>0.05286031795033</text:p>
          </table:table-cell>
          <table:table-cell office:value-type="float" office:value="0.708045977011494" calcext:value-type="float">
            <text:p>0.708045977011494</text:p>
          </table:table-cell>
          <table:table-cell office:value-type="float" office:value="0.0502339618009475" calcext:value-type="float">
            <text:p>0.0502339618009475</text:p>
          </table:table-cell>
          <table:table-cell office:value-type="float" office:value="0.718451300665457" calcext:value-type="float">
            <text:p>0.718451300665457</text:p>
          </table:table-cell>
          <table:table-cell office:value-type="float" office:value="0.0366185318312245" calcext:value-type="float">
            <text:p>0.0366185318312245</text:p>
          </table:table-cell>
          <table:table-cell office:value-type="float" office:value="0.725317604355717" calcext:value-type="float">
            <text:p>0.725317604355717</text:p>
          </table:table-cell>
          <table:table-cell office:value-type="float" office:value="0.0690411621738517" calcext:value-type="float">
            <text:p>0.0690411621738517</text:p>
          </table:table-cell>
          <table:table-cell office:value-type="float" office:value="0.702843315184513" calcext:value-type="float">
            <text:p>0.702843315184513</text:p>
          </table:table-cell>
          <table:table-cell office:value-type="float" office:value="0.0618118652470685" calcext:value-type="float">
            <text:p>0.0618118652470685</text:p>
          </table:table-cell>
          <table:table-cell office:value-type="float" office:value="0.711524500907441" calcext:value-type="float">
            <text:p>0.711524500907441</text:p>
          </table:table-cell>
          <table:table-cell office:value-type="float" office:value="0.0448904669956489" calcext:value-type="float">
            <text:p>0.0448904669956489</text:p>
          </table:table-cell>
          <table:table-cell office:value-type="float" office:value="0.711494252873563" calcext:value-type="float">
            <text:p>0.711494252873563</text:p>
          </table:table-cell>
          <table:table-cell office:value-type="float" office:value="0.0451554958424094" calcext:value-type="float">
            <text:p>0.0451554958424094</text:p>
          </table:table-cell>
          <table:table-cell office:value-type="float" office:value="0.720114942528736" calcext:value-type="float">
            <text:p>0.720114942528736</text:p>
          </table:table-cell>
          <table:table-cell office:value-type="float" office:value="0.0458210957851785" calcext:value-type="float">
            <text:p>0.0458210957851785</text:p>
          </table:table-cell>
          <table:table-cell office:value-type="float" office:value="0.694252873563218" calcext:value-type="float">
            <text:p>0.694252873563218</text:p>
          </table:table-cell>
          <table:table-cell office:value-type="float" office:value="0.0394282473783538" calcext:value-type="float">
            <text:p>0.0394282473783538</text:p>
          </table:table-cell>
          <table:table-cell office:value-type="float" office:value="0.71497277676951" calcext:value-type="float">
            <text:p>0.71497277676951</text:p>
          </table:table-cell>
          <table:table-cell office:value-type="float" office:value="0.0573380983400817" calcext:value-type="float">
            <text:p>0.0573380983400817</text:p>
          </table:table-cell>
          <table:table-cell office:value-type="float" office:value="0.723532970356927" calcext:value-type="float">
            <text:p>0.723532970356927</text:p>
          </table:table-cell>
          <table:table-cell office:value-type="float" office:value="0.0553987875276251" calcext:value-type="float">
            <text:p>0.0553987875276251</text:p>
          </table:table-cell>
          <table:table-cell office:value-type="float" office:value="0.697580157289776" calcext:value-type="float">
            <text:p>0.697580157289776</text:p>
          </table:table-cell>
          <table:table-cell office:value-type="float" office:value="0.0627161696684606" calcext:value-type="float">
            <text:p>0.0627161696684606</text:p>
          </table:table-cell>
          <table:table-cell office:value-type="float" office:value="0.692528735632184" calcext:value-type="float">
            <text:p>0.692528735632184</text:p>
          </table:table-cell>
          <table:table-cell office:value-type="float" office:value="0.042427652471935" calcext:value-type="float">
            <text:p>0.042427652471935</text:p>
          </table:table-cell>
          <table:table-cell office:value-type="float" office:value="0.714942528735632" calcext:value-type="float">
            <text:p>0.714942528735632</text:p>
          </table:table-cell>
          <table:table-cell office:value-type="float" office:value="0.0508439368506777" calcext:value-type="float">
            <text:p>0.050843936850677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lpd</text:p>
          </table:table-cell>
          <table:table-cell office:value-type="float" office:value="0.701179673321234" calcext:value-type="float">
            <text:p>0.701179673321234</text:p>
          </table:table-cell>
          <table:table-cell office:value-type="float" office:value="0.0432495057793096" calcext:value-type="float">
            <text:p>0.0432495057793096</text:p>
          </table:table-cell>
          <table:table-cell office:value-type="float" office:value="0.713218390804598" calcext:value-type="float">
            <text:p>0.713218390804598</text:p>
          </table:table-cell>
          <table:table-cell office:value-type="float" office:value="0.0445541320535961" calcext:value-type="float">
            <text:p>0.0445541320535961</text:p>
          </table:table-cell>
          <table:table-cell office:value-type="float" office:value="0.704658197217181" calcext:value-type="float">
            <text:p>0.704658197217181</text:p>
          </table:table-cell>
          <table:table-cell office:value-type="float" office:value="0.0490766931308083" calcext:value-type="float">
            <text:p>0.0490766931308083</text:p>
          </table:table-cell>
          <table:table-cell office:value-type="float" office:value="0.714942528735632" calcext:value-type="float">
            <text:p>0.714942528735632</text:p>
          </table:table-cell>
          <table:table-cell office:value-type="float" office:value="0.0390917270212558" calcext:value-type="float">
            <text:p>0.0390917270212558</text:p>
          </table:table-cell>
          <table:table-cell office:value-type="float" office:value="0.711524500907441" calcext:value-type="float">
            <text:p>0.711524500907441</text:p>
          </table:table-cell>
          <table:table-cell office:value-type="float" office:value="0.0517275871532254" calcext:value-type="float">
            <text:p>0.0517275871532254</text:p>
          </table:table-cell>
          <table:table-cell office:value-type="float" office:value="0.721899576527526" calcext:value-type="float">
            <text:p>0.721899576527526</text:p>
          </table:table-cell>
          <table:table-cell office:value-type="float" office:value="0.0543754999026152" calcext:value-type="float">
            <text:p>0.0543754999026152</text:p>
          </table:table-cell>
          <table:table-cell office:value-type="float" office:value="0.706291591046582" calcext:value-type="float">
            <text:p>0.706291591046582</text:p>
          </table:table-cell>
          <table:table-cell office:value-type="float" office:value="0.0545874359623984" calcext:value-type="float">
            <text:p>0.0545874359623984</text:p>
          </table:table-cell>
          <table:table-cell office:value-type="float" office:value="0.706291591046582" calcext:value-type="float">
            <text:p>0.706291591046582</text:p>
          </table:table-cell>
          <table:table-cell office:value-type="float" office:value="0.057533318935661" calcext:value-type="float">
            <text:p>0.057533318935661</text:p>
          </table:table-cell>
          <table:table-cell office:value-type="float" office:value="0.720114942528736" calcext:value-type="float">
            <text:p>0.720114942528736</text:p>
          </table:table-cell>
          <table:table-cell office:value-type="float" office:value="0.0352250876459563" calcext:value-type="float">
            <text:p>0.0352250876459563</text:p>
          </table:table-cell>
          <table:table-cell office:value-type="float" office:value="0.726981246218996" calcext:value-type="float">
            <text:p>0.726981246218996</text:p>
          </table:table-cell>
          <table:table-cell office:value-type="float" office:value="0.0565028091137467" calcext:value-type="float">
            <text:p>0.0565028091137467</text:p>
          </table:table-cell>
          <table:table-cell office:value-type="float" office:value="0.702934059286146" calcext:value-type="float">
            <text:p>0.702934059286146</text:p>
          </table:table-cell>
          <table:table-cell office:value-type="float" office:value="0.044353802338413" calcext:value-type="float">
            <text:p>0.044353802338413</text:p>
          </table:table-cell>
          <table:table-cell office:value-type="float" office:value="0.711464004839685" calcext:value-type="float">
            <text:p>0.711464004839685</text:p>
          </table:table-cell>
          <table:table-cell office:value-type="float" office:value="0.0489439920841874" calcext:value-type="float">
            <text:p>0.0489439920841874</text:p>
          </table:table-cell>
          <table:table-cell office:value-type="float" office:value="0.720114942528736" calcext:value-type="float">
            <text:p>0.720114942528736</text:p>
          </table:table-cell>
          <table:table-cell office:value-type="float" office:value="0.0531622139223179" calcext:value-type="float">
            <text:p>0.0531622139223179</text:p>
          </table:table-cell>
          <table:table-cell office:value-type="float" office:value="0.716636418632789" calcext:value-type="float">
            <text:p>0.716636418632789</text:p>
          </table:table-cell>
          <table:table-cell office:value-type="float" office:value="0.0491159523050047" calcext:value-type="float">
            <text:p>0.0491159523050047</text:p>
          </table:table-cell>
          <table:table-cell office:value-type="float" office:value="0.697731397459165" calcext:value-type="float">
            <text:p>0.697731397459165</text:p>
          </table:table-cell>
          <table:table-cell office:value-type="float" office:value="0.0367571489097995" calcext:value-type="float">
            <text:p>0.0367571489097995</text:p>
          </table:table-cell>
          <table:table-cell office:value-type="float" office:value="0.706382335148215" calcext:value-type="float">
            <text:p>0.706382335148215</text:p>
          </table:table-cell>
          <table:table-cell office:value-type="float" office:value="0.0414750072386726" calcext:value-type="float">
            <text:p>0.04147500723867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lpd</text:p>
          </table:table-cell>
          <table:table-cell office:value-type="float" office:value="0.704627949183303" calcext:value-type="float">
            <text:p>0.704627949183303</text:p>
          </table:table-cell>
          <table:table-cell office:value-type="float" office:value="0.0436017827913337" calcext:value-type="float">
            <text:p>0.0436017827913337</text:p>
          </table:table-cell>
          <table:table-cell office:value-type="float" office:value="0.708045977011494" calcext:value-type="float">
            <text:p>0.708045977011494</text:p>
          </table:table-cell>
          <table:table-cell office:value-type="float" office:value="0.0453986612830609" calcext:value-type="float">
            <text:p>0.0453986612830609</text:p>
          </table:table-cell>
          <table:table-cell office:value-type="float" office:value="0.6994555353902" calcext:value-type="float">
            <text:p>0.6994555353902</text:p>
          </table:table-cell>
          <table:table-cell office:value-type="float" office:value="0.0523173827405951" calcext:value-type="float">
            <text:p>0.0523173827405951</text:p>
          </table:table-cell>
          <table:table-cell office:value-type="float" office:value="0.713218390804598" calcext:value-type="float">
            <text:p>0.713218390804598</text:p>
          </table:table-cell>
          <table:table-cell office:value-type="float" office:value="0.0460129170143634" calcext:value-type="float">
            <text:p>0.0460129170143634</text:p>
          </table:table-cell>
          <table:table-cell office:value-type="float" office:value="0.702903811252269" calcext:value-type="float">
            <text:p>0.702903811252269</text:p>
          </table:table-cell>
          <table:table-cell office:value-type="float" office:value="0.0407174939876479" calcext:value-type="float">
            <text:p>0.0407174939876479</text:p>
          </table:table-cell>
          <table:table-cell office:value-type="float" office:value="0.725347852389595" calcext:value-type="float">
            <text:p>0.725347852389595</text:p>
          </table:table-cell>
          <table:table-cell office:value-type="float" office:value="0.0519268682699052" calcext:value-type="float">
            <text:p>0.0519268682699052</text:p>
          </table:table-cell>
          <table:table-cell office:value-type="float" office:value="0.69767090139141" calcext:value-type="float">
            <text:p>0.69767090139141</text:p>
          </table:table-cell>
          <table:table-cell office:value-type="float" office:value="0.0475191060617799" calcext:value-type="float">
            <text:p>0.0475191060617799</text:p>
          </table:table-cell>
          <table:table-cell office:value-type="float" office:value="0.707985480943739" calcext:value-type="float">
            <text:p>0.707985480943739</text:p>
          </table:table-cell>
          <table:table-cell office:value-type="float" office:value="0.0557332644503863" calcext:value-type="float">
            <text:p>0.0557332644503863</text:p>
          </table:table-cell>
          <table:table-cell office:value-type="float" office:value="0.709830611010284" calcext:value-type="float">
            <text:p>0.709830611010284</text:p>
          </table:table-cell>
          <table:table-cell office:value-type="float" office:value="0.0343865293531313" calcext:value-type="float">
            <text:p>0.0343865293531313</text:p>
          </table:table-cell>
          <table:table-cell office:value-type="float" office:value="0.725287356321839" calcext:value-type="float">
            <text:p>0.725287356321839</text:p>
          </table:table-cell>
          <table:table-cell office:value-type="float" office:value="0.0491258863596156" calcext:value-type="float">
            <text:p>0.0491258863596156</text:p>
          </table:table-cell>
          <table:table-cell office:value-type="float" office:value="0.702843315184513" calcext:value-type="float">
            <text:p>0.702843315184513</text:p>
          </table:table-cell>
          <table:table-cell office:value-type="float" office:value="0.0499952817184541" calcext:value-type="float">
            <text:p>0.0499952817184541</text:p>
          </table:table-cell>
          <table:table-cell office:value-type="float" office:value="0.70632183908046" calcext:value-type="float">
            <text:p>0.70632183908046</text:p>
          </table:table-cell>
          <table:table-cell office:value-type="float" office:value="0.0584495284999342" calcext:value-type="float">
            <text:p>0.0584495284999342</text:p>
          </table:table-cell>
          <table:table-cell office:value-type="float" office:value="0.713248638838476" calcext:value-type="float">
            <text:p>0.713248638838476</text:p>
          </table:table-cell>
          <table:table-cell office:value-type="float" office:value="0.0531023166330996" calcext:value-type="float">
            <text:p>0.0531023166330996</text:p>
          </table:table-cell>
          <table:table-cell office:value-type="float" office:value="0.718421052631579" calcext:value-type="float">
            <text:p>0.718421052631579</text:p>
          </table:table-cell>
          <table:table-cell office:value-type="float" office:value="0.0498589087748626" calcext:value-type="float">
            <text:p>0.0498589087748626</text:p>
          </table:table-cell>
          <table:table-cell office:value-type="float" office:value="0.702903811252269" calcext:value-type="float">
            <text:p>0.702903811252269</text:p>
          </table:table-cell>
          <table:table-cell office:value-type="float" office:value="0.0438423313120662" calcext:value-type="float">
            <text:p>0.0438423313120662</text:p>
          </table:table-cell>
          <table:table-cell office:value-type="float" office:value="0.721899576527526" calcext:value-type="float">
            <text:p>0.721899576527526</text:p>
          </table:table-cell>
          <table:table-cell office:value-type="float" office:value="0.0387736850108901" calcext:value-type="float">
            <text:p>0.038773685010890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lpd</text:p>
          </table:table-cell>
          <table:table-cell office:value-type="float" office:value="0.702903811252269" calcext:value-type="float">
            <text:p>0.702903811252269</text:p>
          </table:table-cell>
          <table:table-cell office:value-type="float" office:value="0.0407174939876479" calcext:value-type="float">
            <text:p>0.0407174939876479</text:p>
          </table:table-cell>
          <table:table-cell office:value-type="float" office:value="0.70632183908046" calcext:value-type="float">
            <text:p>0.70632183908046</text:p>
          </table:table-cell>
          <table:table-cell office:value-type="float" office:value="0.0499151523889761" calcext:value-type="float">
            <text:p>0.0499151523889761</text:p>
          </table:table-cell>
          <table:table-cell office:value-type="float" office:value="0.706412583182093" calcext:value-type="float">
            <text:p>0.706412583182093</text:p>
          </table:table-cell>
          <table:table-cell office:value-type="float" office:value="0.0458004911045996" calcext:value-type="float">
            <text:p>0.0458004911045996</text:p>
          </table:table-cell>
          <table:table-cell office:value-type="float" office:value="0.711464004839685" calcext:value-type="float">
            <text:p>0.711464004839685</text:p>
          </table:table-cell>
          <table:table-cell office:value-type="float" office:value="0.0408517587255336" calcext:value-type="float">
            <text:p>0.0408517587255336</text:p>
          </table:table-cell>
          <table:table-cell office:value-type="float" office:value="0.702873563218391" calcext:value-type="float">
            <text:p>0.702873563218391</text:p>
          </table:table-cell>
          <table:table-cell office:value-type="float" office:value="0.0523272627130576" calcext:value-type="float">
            <text:p>0.0523272627130576</text:p>
          </table:table-cell>
          <table:table-cell office:value-type="float" office:value="0.716727162734422" calcext:value-type="float">
            <text:p>0.716727162734422</text:p>
          </table:table-cell>
          <table:table-cell office:value-type="float" office:value="0.049717776008574" calcext:value-type="float">
            <text:p>0.049717776008574</text:p>
          </table:table-cell>
          <table:table-cell office:value-type="float" office:value="0.708015728977616" calcext:value-type="float">
            <text:p>0.708015728977616</text:p>
          </table:table-cell>
          <table:table-cell office:value-type="float" office:value="0.0456837782385989" calcext:value-type="float">
            <text:p>0.0456837782385989</text:p>
          </table:table-cell>
          <table:table-cell office:value-type="float" office:value="0.709709618874773" calcext:value-type="float">
            <text:p>0.709709618874773</text:p>
          </table:table-cell>
          <table:table-cell office:value-type="float" office:value="0.0535491871227038" calcext:value-type="float">
            <text:p>0.0535491871227038</text:p>
          </table:table-cell>
          <table:table-cell office:value-type="float" office:value="0.702934059286146" calcext:value-type="float">
            <text:p>0.702934059286146</text:p>
          </table:table-cell>
          <table:table-cell office:value-type="float" office:value="0.0436027620376772" calcext:value-type="float">
            <text:p>0.0436027620376772</text:p>
          </table:table-cell>
          <table:table-cell office:value-type="float" office:value="0.721808832425892" calcext:value-type="float">
            <text:p>0.721808832425892</text:p>
          </table:table-cell>
          <table:table-cell office:value-type="float" office:value="0.0562360493201812" calcext:value-type="float">
            <text:p>0.0562360493201812</text:p>
          </table:table-cell>
          <table:table-cell office:value-type="float" office:value="0.702873563218391" calcext:value-type="float">
            <text:p>0.702873563218391</text:p>
          </table:table-cell>
          <table:table-cell office:value-type="float" office:value="0.0455801840434445" calcext:value-type="float">
            <text:p>0.0455801840434445</text:p>
          </table:table-cell>
          <table:table-cell office:value-type="float" office:value="0.699425287356322" calcext:value-type="float">
            <text:p>0.699425287356322</text:p>
          </table:table-cell>
          <table:table-cell office:value-type="float" office:value="0.0479348473726226" calcext:value-type="float">
            <text:p>0.0479348473726226</text:p>
          </table:table-cell>
          <table:table-cell office:value-type="float" office:value="0.718421052631579" calcext:value-type="float">
            <text:p>0.718421052631579</text:p>
          </table:table-cell>
          <table:table-cell office:value-type="float" office:value="0.0491919897916253" calcext:value-type="float">
            <text:p>0.0491919897916253</text:p>
          </table:table-cell>
          <table:table-cell office:value-type="float" office:value="0.716666666666667" calcext:value-type="float">
            <text:p>0.716666666666667</text:p>
          </table:table-cell>
          <table:table-cell office:value-type="float" office:value="0.0345943278099868" calcext:value-type="float">
            <text:p>0.0345943278099868</text:p>
          </table:table-cell>
          <table:table-cell office:value-type="float" office:value="0.714942528735632" calcext:value-type="float">
            <text:p>0.714942528735632</text:p>
          </table:table-cell>
          <table:table-cell office:value-type="float" office:value="0.0446158670590333" calcext:value-type="float">
            <text:p>0.0446158670590333</text:p>
          </table:table-cell>
          <table:table-cell office:value-type="float" office:value="0.721899576527526" calcext:value-type="float">
            <text:p>0.721899576527526</text:p>
          </table:table-cell>
          <table:table-cell office:value-type="float" office:value="0.03961638012091" calcext:value-type="float">
            <text:p>0.0396163801209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lpd</text:p>
          </table:table-cell>
          <table:table-cell office:value-type="float" office:value="0.703611615245009" calcext:value-type="float">
            <text:p>0.703611615245009</text:p>
          </table:table-cell>
          <table:table-cell office:value-type="float" office:value="0.0387410696936718" calcext:value-type="float">
            <text:p>0.0387410696936718</text:p>
          </table:table-cell>
          <table:table-cell office:value-type="float" office:value="0.708058076225045" calcext:value-type="float">
            <text:p>0.708058076225045</text:p>
          </table:table-cell>
          <table:table-cell office:value-type="float" office:value="0.0437455116955683" calcext:value-type="float">
            <text:p>0.0437455116955683</text:p>
          </table:table-cell>
          <table:table-cell office:value-type="float" office:value="0.706031457955233" calcext:value-type="float">
            <text:p>0.706031457955233</text:p>
          </table:table-cell>
          <table:table-cell office:value-type="float" office:value="0.0504594903138579" calcext:value-type="float">
            <text:p>0.0504594903138579</text:p>
          </table:table-cell>
          <table:table-cell office:value-type="float" office:value="0.712183908045977" calcext:value-type="float">
            <text:p>0.712183908045977</text:p>
          </table:table-cell>
          <table:table-cell office:value-type="float" office:value="0.0462253979835811" calcext:value-type="float">
            <text:p>0.0462253979835811</text:p>
          </table:table-cell>
          <table:table-cell office:value-type="float" office:value="0.710822746521476" calcext:value-type="float">
            <text:p>0.710822746521476</text:p>
          </table:table-cell>
          <table:table-cell office:value-type="float" office:value="0.0468633333059198" calcext:value-type="float">
            <text:p>0.0468633333059198</text:p>
          </table:table-cell>
          <table:table-cell office:value-type="float" office:value="0.720520266182698" calcext:value-type="float">
            <text:p>0.720520266182698</text:p>
          </table:table-cell>
          <table:table-cell office:value-type="float" office:value="0.0562821445103361" calcext:value-type="float">
            <text:p>0.0562821445103361</text:p>
          </table:table-cell>
          <table:table-cell office:value-type="float" office:value="0.708033877797943" calcext:value-type="float">
            <text:p>0.708033877797943</text:p>
          </table:table-cell>
          <table:table-cell office:value-type="float" office:value="0.0542806982090043" calcext:value-type="float">
            <text:p>0.0542806982090043</text:p>
          </table:table-cell>
          <table:table-cell office:value-type="float" office:value="0.70767090139141" calcext:value-type="float">
            <text:p>0.70767090139141</text:p>
          </table:table-cell>
          <table:table-cell office:value-type="float" office:value="0.0549155459456334" calcext:value-type="float">
            <text:p>0.0549155459456334</text:p>
          </table:table-cell>
          <table:table-cell office:value-type="float" office:value="0.711554748941319" calcext:value-type="float">
            <text:p>0.711554748941319</text:p>
          </table:table-cell>
          <table:table-cell office:value-type="float" office:value="0.0427469865626091" calcext:value-type="float">
            <text:p>0.0427469865626091</text:p>
          </table:table-cell>
          <table:table-cell office:value-type="float" office:value="0.72216575922565" calcext:value-type="float">
            <text:p>0.72216575922565</text:p>
          </table:table-cell>
          <table:table-cell office:value-type="float" office:value="0.0539720756122448" calcext:value-type="float">
            <text:p>0.0539720756122448</text:p>
          </table:table-cell>
          <table:table-cell office:value-type="float" office:value="0.700459770114943" calcext:value-type="float">
            <text:p>0.700459770114943</text:p>
          </table:table-cell>
          <table:table-cell office:value-type="float" office:value="0.0415417200628313" calcext:value-type="float">
            <text:p>0.0415417200628313</text:p>
          </table:table-cell>
          <table:table-cell office:value-type="float" office:value="0.704264972776769" calcext:value-type="float">
            <text:p>0.704264972776769</text:p>
          </table:table-cell>
          <table:table-cell office:value-type="float" office:value="0.0545602351037251" calcext:value-type="float">
            <text:p>0.0545602351037251</text:p>
          </table:table-cell>
          <table:table-cell office:value-type="float" office:value="0.714252873563218" calcext:value-type="float">
            <text:p>0.714252873563218</text:p>
          </table:table-cell>
          <table:table-cell office:value-type="float" office:value="0.0533267070640475" calcext:value-type="float">
            <text:p>0.0533267070640475</text:p>
          </table:table-cell>
          <table:table-cell office:value-type="float" office:value="0.711802782819117" calcext:value-type="float">
            <text:p>0.711802782819117</text:p>
          </table:table-cell>
          <table:table-cell office:value-type="float" office:value="0.0515734679140466" calcext:value-type="float">
            <text:p>0.0515734679140466</text:p>
          </table:table-cell>
          <table:table-cell office:value-type="float" office:value="0.703938294010889" calcext:value-type="float">
            <text:p>0.703938294010889</text:p>
          </table:table-cell>
          <table:table-cell office:value-type="float" office:value="0.0391334988693395" calcext:value-type="float">
            <text:p>0.0391334988693395</text:p>
          </table:table-cell>
          <table:table-cell office:value-type="float" office:value="0.713284936479129" calcext:value-type="float">
            <text:p>0.713284936479129</text:p>
          </table:table-cell>
          <table:table-cell office:value-type="float" office:value="0.0478644784158244" calcext:value-type="float">
            <text:p>0.04786447841582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ionosphere</text:p>
          </table:table-cell>
          <table:table-cell office:value-type="float" office:value="0.90015873015873" calcext:value-type="float">
            <text:p>0.90015873015873</text:p>
          </table:table-cell>
          <table:table-cell office:value-type="float" office:value="0.0453451809692917" calcext:value-type="float">
            <text:p>0.0453451809692917</text:p>
          </table:table-cell>
          <table:table-cell office:value-type="float" office:value="0.90031746031746" calcext:value-type="float">
            <text:p>0.90031746031746</text:p>
          </table:table-cell>
          <table:table-cell office:value-type="float" office:value="0.0385684890120315" calcext:value-type="float">
            <text:p>0.0385684890120315</text:p>
          </table:table-cell>
          <table:table-cell office:value-type="float" office:value="0.911507936507937" calcext:value-type="float">
            <text:p>0.911507936507937</text:p>
          </table:table-cell>
          <table:table-cell office:value-type="float" office:value="0.0476355791410242" calcext:value-type="float">
            <text:p>0.0476355791410242</text:p>
          </table:table-cell>
          <table:table-cell office:value-type="float" office:value="0.914365079365079" calcext:value-type="float">
            <text:p>0.914365079365079</text:p>
          </table:table-cell>
          <table:table-cell office:value-type="float" office:value="0.0486663922791216" calcext:value-type="float">
            <text:p>0.0486663922791216</text:p>
          </table:table-cell>
          <table:table-cell office:value-type="float" office:value="0.905873015873016" calcext:value-type="float">
            <text:p>0.905873015873016</text:p>
          </table:table-cell>
          <table:table-cell office:value-type="float" office:value="0.0359480883242741" calcext:value-type="float">
            <text:p>0.0359480883242741</text:p>
          </table:table-cell>
          <table:table-cell office:value-type="float" office:value="0.928650793650794" calcext:value-type="float">
            <text:p>0.928650793650794</text:p>
          </table:table-cell>
          <table:table-cell office:value-type="float" office:value="0.0309839074283139" calcext:value-type="float">
            <text:p>0.0309839074283139</text:p>
          </table:table-cell>
          <table:table-cell office:value-type="float" office:value="0.925793650793651" calcext:value-type="float">
            <text:p>0.925793650793651</text:p>
          </table:table-cell>
          <table:table-cell office:value-type="float" office:value="0.0490171734756344" calcext:value-type="float">
            <text:p>0.0490171734756344</text:p>
          </table:table-cell>
          <table:table-cell office:value-type="float" office:value="0.911666666666667" calcext:value-type="float">
            <text:p>0.911666666666667</text:p>
          </table:table-cell>
          <table:table-cell office:value-type="float" office:value="0.0455979836713247" calcext:value-type="float">
            <text:p>0.0455979836713247</text:p>
          </table:table-cell>
          <table:table-cell office:value-type="float" office:value="0.91452380952381" calcext:value-type="float">
            <text:p>0.91452380952381</text:p>
          </table:table-cell>
          <table:table-cell office:value-type="float" office:value="0.0301263401674031" calcext:value-type="float">
            <text:p>0.0301263401674031</text:p>
          </table:table-cell>
          <table:table-cell office:value-type="float" office:value="0.928809523809524" calcext:value-type="float">
            <text:p>0.928809523809524</text:p>
          </table:table-cell>
          <table:table-cell office:value-type="float" office:value="0.0385954265929613" calcext:value-type="float">
            <text:p>0.0385954265929613</text:p>
          </table:table-cell>
          <table:table-cell office:value-type="float" office:value="0.911666666666667" calcext:value-type="float">
            <text:p>0.911666666666667</text:p>
          </table:table-cell>
          <table:table-cell office:value-type="float" office:value="0.0435634045868638" calcext:value-type="float">
            <text:p>0.0435634045868638</text:p>
          </table:table-cell>
          <table:table-cell office:value-type="float" office:value="0.937222222222222" calcext:value-type="float">
            <text:p>0.937222222222222</text:p>
          </table:table-cell>
          <table:table-cell office:value-type="float" office:value="0.0352089469034632" calcext:value-type="float">
            <text:p>0.0352089469034632</text:p>
          </table:table-cell>
          <table:table-cell office:value-type="float" office:value="0.920079365079365" calcext:value-type="float">
            <text:p>0.920079365079365</text:p>
          </table:table-cell>
          <table:table-cell office:value-type="float" office:value="0.0482817641330079" calcext:value-type="float">
            <text:p>0.0482817641330079</text:p>
          </table:table-cell>
          <table:table-cell office:value-type="float" office:value="0.906031746031746" calcext:value-type="float">
            <text:p>0.906031746031746</text:p>
          </table:table-cell>
          <table:table-cell office:value-type="float" office:value="0.0380422912481149" calcext:value-type="float">
            <text:p>0.0380422912481149</text:p>
          </table:table-cell>
          <table:table-cell office:value-type="float" office:value="0.911587301587302" calcext:value-type="float">
            <text:p>0.911587301587302</text:p>
          </table:table-cell>
          <table:table-cell office:value-type="float" office:value="0.0436695486404204" calcext:value-type="float">
            <text:p>0.0436695486404204</text:p>
          </table:table-cell>
          <table:table-cell office:value-type="float" office:value="0.908730158730159" calcext:value-type="float">
            <text:p>0.908730158730159</text:p>
          </table:table-cell>
          <table:table-cell office:value-type="float" office:value="0.0401088214872802" calcext:value-type="float">
            <text:p>0.040108821487280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ionosphere</text:p>
          </table:table-cell>
          <table:table-cell office:value-type="float" office:value="0.894523809523809" calcext:value-type="float">
            <text:p>0.894523809523809</text:p>
          </table:table-cell>
          <table:table-cell office:value-type="float" office:value="0.0448963701361071" calcext:value-type="float">
            <text:p>0.0448963701361071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383095821782449" calcext:value-type="float">
            <text:p>0.0383095821782449</text:p>
          </table:table-cell>
          <table:table-cell office:value-type="float" office:value="0.908730158730159" calcext:value-type="float">
            <text:p>0.908730158730159</text:p>
          </table:table-cell>
          <table:table-cell office:value-type="float" office:value="0.0352973904094239" calcext:value-type="float">
            <text:p>0.0352973904094239</text:p>
          </table:table-cell>
          <table:table-cell office:value-type="float" office:value="0.917301587301587" calcext:value-type="float">
            <text:p>0.917301587301587</text:p>
          </table:table-cell>
          <table:table-cell office:value-type="float" office:value="0.0392708806370775" calcext:value-type="float">
            <text:p>0.0392708806370775</text:p>
          </table:table-cell>
          <table:table-cell office:value-type="float" office:value="0.922936507936508" calcext:value-type="float">
            <text:p>0.922936507936508</text:p>
          </table:table-cell>
          <table:table-cell office:value-type="float" office:value="0.0358823207485642" calcext:value-type="float">
            <text:p>0.0358823207485642</text:p>
          </table:table-cell>
          <table:table-cell office:value-type="float" office:value="0.925873015873016" calcext:value-type="float">
            <text:p>0.925873015873016</text:p>
          </table:table-cell>
          <table:table-cell office:value-type="float" office:value="0.0362273552002105" calcext:value-type="float">
            <text:p>0.0362273552002105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38162143628853" calcext:value-type="float">
            <text:p>0.038162143628853</text:p>
          </table:table-cell>
          <table:table-cell office:value-type="float" office:value="0.925873015873016" calcext:value-type="float">
            <text:p>0.925873015873016</text:p>
          </table:table-cell>
          <table:table-cell office:value-type="float" office:value="0.0336305719414732" calcext:value-type="float">
            <text:p>0.0336305719414732</text:p>
          </table:table-cell>
          <table:table-cell office:value-type="float" office:value="0.92015873015873" calcext:value-type="float">
            <text:p>0.92015873015873</text:p>
          </table:table-cell>
          <table:table-cell office:value-type="float" office:value="0.0377263889509773" calcext:value-type="float">
            <text:p>0.0377263889509773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406082501760826" calcext:value-type="float">
            <text:p>0.0406082501760826</text:p>
          </table:table-cell>
          <table:table-cell office:value-type="float" office:value="0.914603174603174" calcext:value-type="float">
            <text:p>0.914603174603174</text:p>
          </table:table-cell>
          <table:table-cell office:value-type="float" office:value="0.0401684535565375" calcext:value-type="float">
            <text:p>0.0401684535565375</text:p>
          </table:table-cell>
          <table:table-cell office:value-type="float" office:value="0.925873015873016" calcext:value-type="float">
            <text:p>0.925873015873016</text:p>
          </table:table-cell>
          <table:table-cell office:value-type="float" office:value="0.0336305719414732" calcext:value-type="float">
            <text:p>0.0336305719414732</text:p>
          </table:table-cell>
          <table:table-cell office:value-type="float" office:value="0.925793650793651" calcext:value-type="float">
            <text:p>0.925793650793651</text:p>
          </table:table-cell>
          <table:table-cell office:value-type="float" office:value="0.0386736837795727" calcext:value-type="float">
            <text:p>0.0386736837795727</text:p>
          </table:table-cell>
          <table:table-cell office:value-type="float" office:value="0.92015873015873" calcext:value-type="float">
            <text:p>0.92015873015873</text:p>
          </table:table-cell>
          <table:table-cell office:value-type="float" office:value="0.0422621842154856" calcext:value-type="float">
            <text:p>0.0422621842154856</text:p>
          </table:table-cell>
          <table:table-cell office:value-type="float" office:value="0.908730158730159" calcext:value-type="float">
            <text:p>0.908730158730159</text:p>
          </table:table-cell>
          <table:table-cell office:value-type="float" office:value="0.0423098505881328" calcext:value-type="float">
            <text:p>0.0423098505881328</text:p>
          </table:table-cell>
          <table:table-cell office:value-type="float" office:value="0.925793650793651" calcext:value-type="float">
            <text:p>0.925793650793651</text:p>
          </table:table-cell>
          <table:table-cell office:value-type="float" office:value="0.0451649366672557" calcext:value-type="float">
            <text:p>0.045164936667255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ionosphere</text:p>
          </table:table-cell>
          <table:table-cell office:value-type="float" office:value="0.894523809523809" calcext:value-type="float">
            <text:p>0.894523809523809</text:p>
          </table:table-cell>
          <table:table-cell office:value-type="float" office:value="0.0448963701361071" calcext:value-type="float">
            <text:p>0.0448963701361071</text:p>
          </table:table-cell>
          <table:table-cell office:value-type="float" office:value="0.925873015873016" calcext:value-type="float">
            <text:p>0.925873015873016</text:p>
          </table:table-cell>
          <table:table-cell office:value-type="float" office:value="0.0308157341859478" calcext:value-type="float">
            <text:p>0.0308157341859478</text:p>
          </table:table-cell>
          <table:table-cell office:value-type="float" office:value="0.90015873015873" calcext:value-type="float">
            <text:p>0.90015873015873</text:p>
          </table:table-cell>
          <table:table-cell office:value-type="float" office:value="0.0453451809692917" calcext:value-type="float">
            <text:p>0.0453451809692917</text:p>
          </table:table-cell>
          <table:table-cell office:value-type="float" office:value="0.920079365079365" calcext:value-type="float">
            <text:p>0.920079365079365</text:p>
          </table:table-cell>
          <table:table-cell office:value-type="float" office:value="0.0463651038185379" calcext:value-type="float">
            <text:p>0.0463651038185379</text:p>
          </table:table-cell>
          <table:table-cell office:value-type="float" office:value="0.928730158730159" calcext:value-type="float">
            <text:p>0.928730158730159</text:p>
          </table:table-cell>
          <table:table-cell office:value-type="float" office:value="0.0337502274564716" calcext:value-type="float">
            <text:p>0.0337502274564716</text:p>
          </table:table-cell>
          <table:table-cell office:value-type="float" office:value="0.925793650793651" calcext:value-type="float">
            <text:p>0.925793650793651</text:p>
          </table:table-cell>
          <table:table-cell office:value-type="float" office:value="0.033657718664508" calcext:value-type="float">
            <text:p>0.033657718664508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38309582178245" calcext:value-type="float">
            <text:p>0.038309582178245</text:p>
          </table:table-cell>
          <table:table-cell office:value-type="float" office:value="0.928730158730159" calcext:value-type="float">
            <text:p>0.928730158730159</text:p>
          </table:table-cell>
          <table:table-cell office:value-type="float" office:value="0.0337502274564716" calcext:value-type="float">
            <text:p>0.0337502274564716</text:p>
          </table:table-cell>
          <table:table-cell office:value-type="float" office:value="0.92015873015873" calcext:value-type="float">
            <text:p>0.92015873015873</text:p>
          </table:table-cell>
          <table:table-cell office:value-type="float" office:value="0.0377263889509773" calcext:value-type="float">
            <text:p>0.0377263889509773</text:p>
          </table:table-cell>
          <table:table-cell office:value-type="float" office:value="0.92015873015873" calcext:value-type="float">
            <text:p>0.92015873015873</text:p>
          </table:table-cell>
          <table:table-cell office:value-type="float" office:value="0.0422621842154856" calcext:value-type="float">
            <text:p>0.0422621842154856</text:p>
          </table:table-cell>
          <table:table-cell office:value-type="float" office:value="0.911746031746032" calcext:value-type="float">
            <text:p>0.911746031746032</text:p>
          </table:table-cell>
          <table:table-cell office:value-type="float" office:value="0.0453868342873943" calcext:value-type="float">
            <text:p>0.0453868342873943</text:p>
          </table:table-cell>
          <table:table-cell office:value-type="float" office:value="0.925873015873016" calcext:value-type="float">
            <text:p>0.925873015873016</text:p>
          </table:table-cell>
          <table:table-cell office:value-type="float" office:value="0.0362273552002105" calcext:value-type="float">
            <text:p>0.0362273552002105</text:p>
          </table:table-cell>
          <table:table-cell office:value-type="float" office:value="0.914444444444444" calcext:value-type="float">
            <text:p>0.914444444444444</text:p>
          </table:table-cell>
          <table:table-cell office:value-type="float" office:value="0.0427128670878601" calcext:value-type="float">
            <text:p>0.0427128670878601</text:p>
          </table:table-cell>
          <table:table-cell office:value-type="float" office:value="0.925873015873016" calcext:value-type="float">
            <text:p>0.925873015873016</text:p>
          </table:table-cell>
          <table:table-cell office:value-type="float" office:value="0.0362273552002105" calcext:value-type="float">
            <text:p>0.0362273552002105</text:p>
          </table:table-cell>
          <table:table-cell office:value-type="float" office:value="0.914444444444444" calcext:value-type="float">
            <text:p>0.914444444444444</text:p>
          </table:table-cell>
          <table:table-cell office:value-type="float" office:value="0.0486683336671807" calcext:value-type="float">
            <text:p>0.0486683336671807</text:p>
          </table:table-cell>
          <table:table-cell office:value-type="float" office:value="0.925873015873016" calcext:value-type="float">
            <text:p>0.925873015873016</text:p>
          </table:table-cell>
          <table:table-cell office:value-type="float" office:value="0.0430887334680081" calcext:value-type="float">
            <text:p>0.043088733468008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ionosphere</text:p>
          </table:table-cell>
          <table:table-cell office:value-type="float" office:value="0.894523809523809" calcext:value-type="float">
            <text:p>0.894523809523809</text:p>
          </table:table-cell>
          <table:table-cell office:value-type="float" office:value="0.0448963701361071" calcext:value-type="float">
            <text:p>0.0448963701361071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330686772485079" calcext:value-type="float">
            <text:p>0.0330686772485079</text:p>
          </table:table-cell>
          <table:table-cell office:value-type="float" office:value="0.908730158730159" calcext:value-type="float">
            <text:p>0.908730158730159</text:p>
          </table:table-cell>
          <table:table-cell office:value-type="float" office:value="0.0377797785251171" calcext:value-type="float">
            <text:p>0.0377797785251171</text:p>
          </table:table-cell>
          <table:table-cell office:value-type="float" office:value="0.917301587301587" calcext:value-type="float">
            <text:p>0.917301587301587</text:p>
          </table:table-cell>
          <table:table-cell office:value-type="float" office:value="0.043646464431782" calcext:value-type="float">
            <text:p>0.043646464431782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406082501760826" calcext:value-type="float">
            <text:p>0.0406082501760826</text:p>
          </table:table-cell>
          <table:table-cell office:value-type="float" office:value="0.92015873015873" calcext:value-type="float">
            <text:p>0.92015873015873</text:p>
          </table:table-cell>
          <table:table-cell office:value-type="float" office:value="0.0352402401749592" calcext:value-type="float">
            <text:p>0.0352402401749592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406082501760826" calcext:value-type="float">
            <text:p>0.0406082501760826</text:p>
          </table:table-cell>
          <table:table-cell office:value-type="float" office:value="0.928650793650794" calcext:value-type="float">
            <text:p>0.928650793650794</text:p>
          </table:table-cell>
          <table:table-cell office:value-type="float" office:value="0.0410563771208903" calcext:value-type="float">
            <text:p>0.0410563771208903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38309582178245" calcext:value-type="float">
            <text:p>0.038309582178245</text:p>
          </table:table-cell>
          <table:table-cell office:value-type="float" office:value="0.92015873015873" calcext:value-type="float">
            <text:p>0.92015873015873</text:p>
          </table:table-cell>
          <table:table-cell office:value-type="float" office:value="0.0422621842154856" calcext:value-type="float">
            <text:p>0.0422621842154856</text:p>
          </table:table-cell>
          <table:table-cell office:value-type="float" office:value="0.917380952380952" calcext:value-type="float">
            <text:p>0.917380952380952</text:p>
          </table:table-cell>
          <table:table-cell office:value-type="float" office:value="0.0391399411882633" calcext:value-type="float">
            <text:p>0.0391399411882633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406082501760826" calcext:value-type="float">
            <text:p>0.0406082501760826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399238693504943" calcext:value-type="float">
            <text:p>0.0399238693504943</text:p>
          </table:table-cell>
          <table:table-cell office:value-type="float" office:value="0.925873015873016" calcext:value-type="float">
            <text:p>0.925873015873016</text:p>
          </table:table-cell>
          <table:table-cell office:value-type="float" office:value="0.0362273552002105" calcext:value-type="float">
            <text:p>0.0362273552002105</text:p>
          </table:table-cell>
          <table:table-cell office:value-type="float" office:value="0.92015873015873" calcext:value-type="float">
            <text:p>0.92015873015873</text:p>
          </table:table-cell>
          <table:table-cell office:value-type="float" office:value="0.0443564889317815" calcext:value-type="float">
            <text:p>0.0443564889317815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406082501760826" calcext:value-type="float">
            <text:p>0.040608250176082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ionosphere</text:p>
          </table:table-cell>
          <table:table-cell office:value-type="float" office:value="0.897301587301587" calcext:value-type="float">
            <text:p>0.897301587301587</text:p>
          </table:table-cell>
          <table:table-cell office:value-type="float" office:value="0.0472178869558609" calcext:value-type="float">
            <text:p>0.0472178869558609</text:p>
          </table:table-cell>
          <table:table-cell office:value-type="float" office:value="0.928809523809524" calcext:value-type="float">
            <text:p>0.928809523809524</text:p>
          </table:table-cell>
          <table:table-cell office:value-type="float" office:value="0.0276402491147643" calcext:value-type="float">
            <text:p>0.0276402491147643</text:p>
          </table:table-cell>
          <table:table-cell office:value-type="float" office:value="0.914444444444444" calcext:value-type="float">
            <text:p>0.914444444444444</text:p>
          </table:table-cell>
          <table:table-cell office:value-type="float" office:value="0.0382305796906349" calcext:value-type="float">
            <text:p>0.0382305796906349</text:p>
          </table:table-cell>
          <table:table-cell office:value-type="float" office:value="0.92015873015873" calcext:value-type="float">
            <text:p>0.92015873015873</text:p>
          </table:table-cell>
          <table:table-cell office:value-type="float" office:value="0.0400585361561307" calcext:value-type="float">
            <text:p>0.0400585361561307</text:p>
          </table:table-cell>
          <table:table-cell office:value-type="float" office:value="0.92015873015873" calcext:value-type="float">
            <text:p>0.92015873015873</text:p>
          </table:table-cell>
          <table:table-cell office:value-type="float" office:value="0.0422621842154856" calcext:value-type="float">
            <text:p>0.0422621842154856</text:p>
          </table:table-cell>
          <table:table-cell office:value-type="float" office:value="0.920079365079365" calcext:value-type="float">
            <text:p>0.920079365079365</text:p>
          </table:table-cell>
          <table:table-cell office:value-type="float" office:value="0.0400687554714265" calcext:value-type="float">
            <text:p>0.0400687554714265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358638842149047" calcext:value-type="float">
            <text:p>0.0358638842149047</text:p>
          </table:table-cell>
          <table:table-cell office:value-type="float" office:value="0.925793650793651" calcext:value-type="float">
            <text:p>0.925793650793651</text:p>
          </table:table-cell>
          <table:table-cell office:value-type="float" office:value="0.0362525574462103" calcext:value-type="float">
            <text:p>0.0362525574462103</text:p>
          </table:table-cell>
          <table:table-cell office:value-type="float" office:value="0.925873015873016" calcext:value-type="float">
            <text:p>0.925873015873016</text:p>
          </table:table-cell>
          <table:table-cell office:value-type="float" office:value="0.0362273552002105" calcext:value-type="float">
            <text:p>0.0362273552002105</text:p>
          </table:table-cell>
          <table:table-cell office:value-type="float" office:value="0.92015873015873" calcext:value-type="float">
            <text:p>0.92015873015873</text:p>
          </table:table-cell>
          <table:table-cell office:value-type="float" office:value="0.0422621842154856" calcext:value-type="float">
            <text:p>0.0422621842154856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357063483243189" calcext:value-type="float">
            <text:p>0.0357063483243189</text:p>
          </table:table-cell>
          <table:table-cell office:value-type="float" office:value="0.92015873015873" calcext:value-type="float">
            <text:p>0.92015873015873</text:p>
          </table:table-cell>
          <table:table-cell office:value-type="float" office:value="0.0422621842154856" calcext:value-type="float">
            <text:p>0.0422621842154856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399238693504943" calcext:value-type="float">
            <text:p>0.0399238693504943</text:p>
          </table:table-cell>
          <table:table-cell office:value-type="float" office:value="0.925873015873016" calcext:value-type="float">
            <text:p>0.925873015873016</text:p>
          </table:table-cell>
          <table:table-cell office:value-type="float" office:value="0.0362273552002105" calcext:value-type="float">
            <text:p>0.0362273552002105</text:p>
          </table:table-cell>
          <table:table-cell office:value-type="float" office:value="0.917301587301587" calcext:value-type="float">
            <text:p>0.917301587301587</text:p>
          </table:table-cell>
          <table:table-cell office:value-type="float" office:value="0.0456773439802099" calcext:value-type="float">
            <text:p>0.0456773439802099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406082501760826" calcext:value-type="float">
            <text:p>0.040608250176082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ionosphere</text:p>
          </table:table-cell>
          <table:table-cell office:value-type="float" office:value="0.896206349206349" calcext:value-type="float">
            <text:p>0.896206349206349</text:p>
          </table:table-cell>
          <table:table-cell office:value-type="float" office:value="0.0454504356666948" calcext:value-type="float">
            <text:p>0.0454504356666948</text:p>
          </table:table-cell>
          <table:table-cell office:value-type="float" office:value="0.920222222222222" calcext:value-type="float">
            <text:p>0.920222222222222</text:p>
          </table:table-cell>
          <table:table-cell office:value-type="float" office:value="0.0336805463478993" calcext:value-type="float">
            <text:p>0.0336805463478993</text:p>
          </table:table-cell>
          <table:table-cell office:value-type="float" office:value="0.908714285714286" calcext:value-type="float">
            <text:p>0.908714285714286</text:p>
          </table:table-cell>
          <table:table-cell office:value-type="float" office:value="0.0408577017470984" calcext:value-type="float">
            <text:p>0.0408577017470984</text:p>
          </table:table-cell>
          <table:table-cell office:value-type="float" office:value="0.91784126984127" calcext:value-type="float">
            <text:p>0.91784126984127</text:p>
          </table:table-cell>
          <table:table-cell office:value-type="float" office:value="0.0436014754645299" calcext:value-type="float">
            <text:p>0.0436014754645299</text:p>
          </table:table-cell>
          <table:table-cell office:value-type="float" office:value="0.920142857142857" calcext:value-type="float">
            <text:p>0.920142857142857</text:p>
          </table:table-cell>
          <table:table-cell office:value-type="float" office:value="0.0376902141841756" calcext:value-type="float">
            <text:p>0.0376902141841756</text:p>
          </table:table-cell>
          <table:table-cell office:value-type="float" office:value="0.924111111111111" calcext:value-type="float">
            <text:p>0.924111111111111</text:p>
          </table:table-cell>
          <table:table-cell office:value-type="float" office:value="0.0352355953878836" calcext:value-type="float">
            <text:p>0.0352355953878836</text:p>
          </table:table-cell>
          <table:table-cell office:value-type="float" office:value="0.923587301587302" calcext:value-type="float">
            <text:p>0.923587301587302</text:p>
          </table:table-cell>
          <table:table-cell office:value-type="float" office:value="0.0403922067347439" calcext:value-type="float">
            <text:p>0.0403922067347439</text:p>
          </table:table-cell>
          <table:table-cell office:value-type="float" office:value="0.924142857142857" calcext:value-type="float">
            <text:p>0.924142857142857</text:p>
          </table:table-cell>
          <table:table-cell office:value-type="float" office:value="0.038057543527274" calcext:value-type="float">
            <text:p>0.038057543527274</text:p>
          </table:table-cell>
          <table:table-cell office:value-type="float" office:value="0.920746031746032" calcext:value-type="float">
            <text:p>0.920746031746032</text:p>
          </table:table-cell>
          <table:table-cell office:value-type="float" office:value="0.0360232110895626" calcext:value-type="float">
            <text:p>0.0360232110895626</text:p>
          </table:table-cell>
          <table:table-cell office:value-type="float" office:value="0.922460317460317" calcext:value-type="float">
            <text:p>0.922460317460317</text:p>
          </table:table-cell>
          <table:table-cell office:value-type="float" office:value="0.0411980458831001" calcext:value-type="float">
            <text:p>0.0411980458831001</text:p>
          </table:table-cell>
          <table:table-cell office:value-type="float" office:value="0.915698412698413" calcext:value-type="float">
            <text:p>0.915698412698413</text:p>
          </table:table-cell>
          <table:table-cell office:value-type="float" office:value="0.0407929963886756" calcext:value-type="float">
            <text:p>0.0407929963886756</text:p>
          </table:table-cell>
          <table:table-cell office:value-type="float" office:value="0.926428571428571" calcext:value-type="float">
            <text:p>0.926428571428571</text:p>
          </table:table-cell>
          <table:table-cell office:value-type="float" office:value="0.037587461687343" calcext:value-type="float">
            <text:p>0.037587461687343</text:p>
          </table:table-cell>
          <table:table-cell office:value-type="float" office:value="0.92015873015873" calcext:value-type="float">
            <text:p>0.92015873015873</text:p>
          </table:table-cell>
          <table:table-cell office:value-type="float" office:value="0.0419032107402859" calcext:value-type="float">
            <text:p>0.0419032107402859</text:p>
          </table:table-cell>
          <table:table-cell office:value-type="float" office:value="0.920761904761905" calcext:value-type="float">
            <text:p>0.920761904761905</text:p>
          </table:table-cell>
          <table:table-cell office:value-type="float" office:value="0.0377973082128464" calcext:value-type="float">
            <text:p>0.0377973082128464</text:p>
          </table:table-cell>
          <table:table-cell office:value-type="float" office:value="0.914444444444444" calcext:value-type="float">
            <text:p>0.914444444444444</text:p>
          </table:table-cell>
          <table:table-cell office:value-type="float" office:value="0.0449363131615451" calcext:value-type="float">
            <text:p>0.0449363131615451</text:p>
          </table:table-cell>
          <table:table-cell office:value-type="float" office:value="0.921285714285714" calcext:value-type="float">
            <text:p>0.921285714285714</text:p>
          </table:table-cell>
          <table:table-cell office:value-type="float" office:value="0.0419157983949418" calcext:value-type="float">
            <text:p>0.04191579839494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onosphere</text:p>
          </table:table-cell>
          <table:table-cell office:value-type="float" office:value="0.911666666666667" calcext:value-type="float">
            <text:p>0.911666666666667</text:p>
          </table:table-cell>
          <table:table-cell office:value-type="float" office:value="0.0414290275472063" calcext:value-type="float">
            <text:p>0.0414290275472063</text:p>
          </table:table-cell>
          <table:table-cell office:value-type="float" office:value="0.92031746031746" calcext:value-type="float">
            <text:p>0.92031746031746</text:p>
          </table:table-cell>
          <table:table-cell office:value-type="float" office:value="0.0396634874898679" calcext:value-type="float">
            <text:p>0.0396634874898679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448535592093485" calcext:value-type="float">
            <text:p>0.0448535592093485</text:p>
          </table:table-cell>
          <table:table-cell office:value-type="float" office:value="0.917380952380952" calcext:value-type="float">
            <text:p>0.917380952380952</text:p>
          </table:table-cell>
          <table:table-cell office:value-type="float" office:value="0.0341924436804024" calcext:value-type="float">
            <text:p>0.0341924436804024</text:p>
          </table:table-cell>
          <table:table-cell office:value-type="float" office:value="0.897460317460318" calcext:value-type="float">
            <text:p>0.897460317460318</text:p>
          </table:table-cell>
          <table:table-cell office:value-type="float" office:value="0.0469691095691231" calcext:value-type="float">
            <text:p>0.0469691095691231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334549934019168" calcext:value-type="float">
            <text:p>0.0334549934019168</text:p>
          </table:table-cell>
          <table:table-cell office:value-type="float" office:value="0.920396825396825" calcext:value-type="float">
            <text:p>0.920396825396825</text:p>
          </table:table-cell>
          <table:table-cell office:value-type="float" office:value="0.0476249996280226" calcext:value-type="float">
            <text:p>0.0476249996280226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429518354239809" calcext:value-type="float">
            <text:p>0.0429518354239809</text:p>
          </table:table-cell>
          <table:table-cell office:value-type="float" office:value="0.917380952380952" calcext:value-type="float">
            <text:p>0.917380952380952</text:p>
          </table:table-cell>
          <table:table-cell office:value-type="float" office:value="0.0341924436804024" calcext:value-type="float">
            <text:p>0.0341924436804024</text:p>
          </table:table-cell>
          <table:table-cell office:value-type="float" office:value="0.908809523809524" calcext:value-type="float">
            <text:p>0.908809523809524</text:p>
          </table:table-cell>
          <table:table-cell office:value-type="float" office:value="0.0443032052845872" calcext:value-type="float">
            <text:p>0.0443032052845872</text:p>
          </table:table-cell>
          <table:table-cell office:value-type="float" office:value="0.925873015873016" calcext:value-type="float">
            <text:p>0.925873015873016</text:p>
          </table:table-cell>
          <table:table-cell office:value-type="float" office:value="0.0409296109947973" calcext:value-type="float">
            <text:p>0.0409296109947973</text:p>
          </table:table-cell>
          <table:table-cell office:value-type="float" office:value="0.917380952380952" calcext:value-type="float">
            <text:p>0.917380952380952</text:p>
          </table:table-cell>
          <table:table-cell office:value-type="float" office:value="0.0455648184819773" calcext:value-type="float">
            <text:p>0.0455648184819773</text:p>
          </table:table-cell>
          <table:table-cell office:value-type="float" office:value="0.903174603174603" calcext:value-type="float">
            <text:p>0.903174603174603</text:p>
          </table:table-cell>
          <table:table-cell office:value-type="float" office:value="0.0469261761876015" calcext:value-type="float">
            <text:p>0.0469261761876015</text:p>
          </table:table-cell>
          <table:table-cell office:value-type="float" office:value="0.917301587301587" calcext:value-type="float">
            <text:p>0.917301587301587</text:p>
          </table:table-cell>
          <table:table-cell office:value-type="float" office:value="0.0368889708492928" calcext:value-type="float">
            <text:p>0.0368889708492928</text:p>
          </table:table-cell>
          <table:table-cell office:value-type="float" office:value="0.914603174603174" calcext:value-type="float">
            <text:p>0.914603174603174</text:p>
          </table:table-cell>
          <table:table-cell office:value-type="float" office:value="0.0353651363597044" calcext:value-type="float">
            <text:p>0.0353651363597044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504458579122098" calcext:value-type="float">
            <text:p>0.050445857912209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onosphere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384973814032268" calcext:value-type="float">
            <text:p>0.0384973814032268</text:p>
          </table:table-cell>
          <table:table-cell office:value-type="float" office:value="0.917380952380952" calcext:value-type="float">
            <text:p>0.917380952380952</text:p>
          </table:table-cell>
          <table:table-cell office:value-type="float" office:value="0.0475137725189986" calcext:value-type="float">
            <text:p>0.0475137725189986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26516236236374" calcext:value-type="float">
            <text:p>0.0426516236236374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897539682539682" calcext:value-type="float">
            <text:p>0.897539682539682</text:p>
          </table:table-cell>
          <table:table-cell office:value-type="float" office:value="0.0485886731500069" calcext:value-type="float">
            <text:p>0.0485886731500069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04691870691865" calcext:value-type="float">
            <text:p>0.0404691870691865</text:p>
          </table:table-cell>
          <table:table-cell office:value-type="float" office:value="0.923174603174603" calcext:value-type="float">
            <text:p>0.923174603174603</text:p>
          </table:table-cell>
          <table:table-cell office:value-type="float" office:value="0.040206070346635" calcext:value-type="float">
            <text:p>0.040206070346635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448535592093485" calcext:value-type="float">
            <text:p>0.0448535592093485</text:p>
          </table:table-cell>
          <table:table-cell office:value-type="float" office:value="0.914603174603174" calcext:value-type="float">
            <text:p>0.914603174603174</text:p>
          </table:table-cell>
          <table:table-cell office:value-type="float" office:value="0.0353651363597044" calcext:value-type="float">
            <text:p>0.0353651363597044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429518354239808" calcext:value-type="float">
            <text:p>0.0429518354239808</text:p>
          </table:table-cell>
          <table:table-cell office:value-type="float" office:value="0.917380952380952" calcext:value-type="float">
            <text:p>0.917380952380952</text:p>
          </table:table-cell>
          <table:table-cell office:value-type="float" office:value="0.0413925221738458" calcext:value-type="float">
            <text:p>0.0413925221738458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26516236236374" calcext:value-type="float">
            <text:p>0.0426516236236374</text:p>
          </table:table-cell>
          <table:table-cell office:value-type="float" office:value="0.91452380952381" calcext:value-type="float">
            <text:p>0.91452380952381</text:p>
          </table:table-cell>
          <table:table-cell office:value-type="float" office:value="0.0521694865682822" calcext:value-type="float">
            <text:p>0.0521694865682822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357063483243189" calcext:value-type="float">
            <text:p>0.0357063483243189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294667908186301" calcext:value-type="float">
            <text:p>0.0294667908186301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358638842149047" calcext:value-type="float">
            <text:p>0.035863884214904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onosphere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384973814032268" calcext:value-type="float">
            <text:p>0.0384973814032268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11666666666667" calcext:value-type="float">
            <text:p>0.911666666666667</text:p>
          </table:table-cell>
          <table:table-cell office:value-type="float" office:value="0.0494164740372441" calcext:value-type="float">
            <text:p>0.0494164740372441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429518354239808" calcext:value-type="float">
            <text:p>0.0429518354239808</text:p>
          </table:table-cell>
          <table:table-cell office:value-type="float" office:value="0.925873015873016" calcext:value-type="float">
            <text:p>0.925873015873016</text:p>
          </table:table-cell>
          <table:table-cell office:value-type="float" office:value="0.0409296109947973" calcext:value-type="float">
            <text:p>0.0409296109947973</text:p>
          </table:table-cell>
          <table:table-cell office:value-type="float" office:value="0.911746031746032" calcext:value-type="float">
            <text:p>0.911746031746032</text:p>
          </table:table-cell>
          <table:table-cell office:value-type="float" office:value="0.0453868342873943" calcext:value-type="float">
            <text:p>0.0453868342873943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26516236236374" calcext:value-type="float">
            <text:p>0.0426516236236374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350870852669771" calcext:value-type="float">
            <text:p>0.0350870852669771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11746031746032" calcext:value-type="float">
            <text:p>0.911746031746032</text:p>
          </table:table-cell>
          <table:table-cell office:value-type="float" office:value="0.0527786728650677" calcext:value-type="float">
            <text:p>0.0527786728650677</text:p>
          </table:table-cell>
          <table:table-cell office:value-type="float" office:value="0.917460317460317" calcext:value-type="float">
            <text:p>0.917460317460317</text:p>
          </table:table-cell>
          <table:table-cell office:value-type="float" office:value="0.0388807895679869" calcext:value-type="float">
            <text:p>0.0388807895679869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26516236236374" calcext:value-type="float">
            <text:p>0.0426516236236374</text:p>
          </table:table-cell>
          <table:table-cell office:value-type="float" office:value="0.925873015873016" calcext:value-type="float">
            <text:p>0.925873015873016</text:p>
          </table:table-cell>
          <table:table-cell office:value-type="float" office:value="0.0409296109947973" calcext:value-type="float">
            <text:p>0.040929610994797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onosphere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384973814032268" calcext:value-type="float">
            <text:p>0.0384973814032268</text:p>
          </table:table-cell>
          <table:table-cell office:value-type="float" office:value="0.917380952380952" calcext:value-type="float">
            <text:p>0.917380952380952</text:p>
          </table:table-cell>
          <table:table-cell office:value-type="float" office:value="0.0413925221738458" calcext:value-type="float">
            <text:p>0.0413925221738458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11666666666667" calcext:value-type="float">
            <text:p>0.911666666666667</text:p>
          </table:table-cell>
          <table:table-cell office:value-type="float" office:value="0.0494164740372441" calcext:value-type="float">
            <text:p>0.0494164740372441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429518354239808" calcext:value-type="float">
            <text:p>0.0429518354239808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448535592093485" calcext:value-type="float">
            <text:p>0.0448535592093485</text:p>
          </table:table-cell>
          <table:table-cell office:value-type="float" office:value="0.908888888888889" calcext:value-type="float">
            <text:p>0.908888888888889</text:p>
          </table:table-cell>
          <table:table-cell office:value-type="float" office:value="0.0397649937018964" calcext:value-type="float">
            <text:p>0.0397649937018964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384973814032268" calcext:value-type="float">
            <text:p>0.0384973814032268</text:p>
          </table:table-cell>
          <table:table-cell office:value-type="float" office:value="0.917380952380952" calcext:value-type="float">
            <text:p>0.917380952380952</text:p>
          </table:table-cell>
          <table:table-cell office:value-type="float" office:value="0.0391399411882633" calcext:value-type="float">
            <text:p>0.0391399411882633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26516236236374" calcext:value-type="float">
            <text:p>0.0426516236236374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26516236236374" calcext:value-type="float">
            <text:p>0.0426516236236374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04691870691865" calcext:value-type="float">
            <text:p>0.040469187069186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onosphere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384973814032268" calcext:value-type="float">
            <text:p>0.0384973814032268</text:p>
          </table:table-cell>
          <table:table-cell office:value-type="float" office:value="0.917380952380952" calcext:value-type="float">
            <text:p>0.917380952380952</text:p>
          </table:table-cell>
          <table:table-cell office:value-type="float" office:value="0.0391399411882633" calcext:value-type="float">
            <text:p>0.0391399411882633</text:p>
          </table:table-cell>
          <table:table-cell office:value-type="float" office:value="0.917380952380952" calcext:value-type="float">
            <text:p>0.917380952380952</text:p>
          </table:table-cell>
          <table:table-cell office:value-type="float" office:value="0.0475137725189986" calcext:value-type="float">
            <text:p>0.0475137725189986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26516236236374" calcext:value-type="float">
            <text:p>0.0426516236236374</text:p>
          </table:table-cell>
          <table:table-cell office:value-type="float" office:value="0.917380952380952" calcext:value-type="float">
            <text:p>0.917380952380952</text:p>
          </table:table-cell>
          <table:table-cell office:value-type="float" office:value="0.0475137725189986" calcext:value-type="float">
            <text:p>0.0475137725189986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429518354239808" calcext:value-type="float">
            <text:p>0.0429518354239808</text:p>
          </table:table-cell>
          <table:table-cell office:value-type="float" office:value="0.92015873015873" calcext:value-type="float">
            <text:p>0.92015873015873</text:p>
          </table:table-cell>
          <table:table-cell office:value-type="float" office:value="0.0400585361561307" calcext:value-type="float">
            <text:p>0.0400585361561307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384973814032268" calcext:value-type="float">
            <text:p>0.0384973814032268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350870852669771" calcext:value-type="float">
            <text:p>0.0350870852669771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onosphere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390837106320227" calcext:value-type="float">
            <text:p>0.0390837106320227</text:p>
          </table:table-cell>
          <table:table-cell office:value-type="float" office:value="0.918539682539683" calcext:value-type="float">
            <text:p>0.918539682539683</text:p>
          </table:table-cell>
          <table:table-cell office:value-type="float" office:value="0.0423889263861657" calcext:value-type="float">
            <text:p>0.0423889263861657</text:p>
          </table:table-cell>
          <table:table-cell office:value-type="float" office:value="0.920793650793651" calcext:value-type="float">
            <text:p>0.920793650793651</text:p>
          </table:table-cell>
          <table:table-cell office:value-type="float" office:value="0.0446977544943381" calcext:value-type="float">
            <text:p>0.0446977544943381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19097585967198" calcext:value-type="float">
            <text:p>0.0419097585967198</text:p>
          </table:table-cell>
          <table:table-cell office:value-type="float" office:value="0.907142857142857" calcext:value-type="float">
            <text:p>0.907142857142857</text:p>
          </table:table-cell>
          <table:table-cell office:value-type="float" office:value="0.0483809006625234" calcext:value-type="float">
            <text:p>0.0483809006625234</text:p>
          </table:table-cell>
          <table:table-cell office:value-type="float" office:value="0.921952380952381" calcext:value-type="float">
            <text:p>0.921952380952381</text:p>
          </table:table-cell>
          <table:table-cell office:value-type="float" office:value="0.0413257812301325" calcext:value-type="float">
            <text:p>0.0413257812301325</text:p>
          </table:table-cell>
          <table:table-cell office:value-type="float" office:value="0.924285714285714" calcext:value-type="float">
            <text:p>0.924285714285714</text:p>
          </table:table-cell>
          <table:table-cell office:value-type="float" office:value="0.04333731524932" calcext:value-type="float">
            <text:p>0.04333731524932</text:p>
          </table:table-cell>
          <table:table-cell office:value-type="float" office:value="0.923603174603175" calcext:value-type="float">
            <text:p>0.923603174603175</text:p>
          </table:table-cell>
          <table:table-cell office:value-type="float" office:value="0.0427294201987212" calcext:value-type="float">
            <text:p>0.0427294201987212</text:p>
          </table:table-cell>
          <table:table-cell office:value-type="float" office:value="0.914571428571428" calcext:value-type="float">
            <text:p>0.914571428571428</text:p>
          </table:table-cell>
          <table:table-cell office:value-type="float" office:value="0.0397888633178501" calcext:value-type="float">
            <text:p>0.0397888633178501</text:p>
          </table:table-cell>
          <table:table-cell office:value-type="float" office:value="0.921952380952381" calcext:value-type="float">
            <text:p>0.921952380952381</text:p>
          </table:table-cell>
          <table:table-cell office:value-type="float" office:value="0.0413802854277318" calcext:value-type="float">
            <text:p>0.0413802854277318</text:p>
          </table:table-cell>
          <table:table-cell office:value-type="float" office:value="0.920222222222222" calcext:value-type="float">
            <text:p>0.920222222222222</text:p>
          </table:table-cell>
          <table:table-cell office:value-type="float" office:value="0.0383272489781721" calcext:value-type="float">
            <text:p>0.0383272489781721</text:p>
          </table:table-cell>
          <table:table-cell office:value-type="float" office:value="0.920809523809524" calcext:value-type="float">
            <text:p>0.920809523809524</text:p>
          </table:table-cell>
          <table:table-cell office:value-type="float" office:value="0.0438675765697917" calcext:value-type="float">
            <text:p>0.0438675765697917</text:p>
          </table:table-cell>
          <table:table-cell office:value-type="float" office:value="0.913984126984127" calcext:value-type="float">
            <text:p>0.913984126984127</text:p>
          </table:table-cell>
          <table:table-cell office:value-type="float" office:value="0.0480688305481315" calcext:value-type="float">
            <text:p>0.0480688305481315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396725281850178" calcext:value-type="float">
            <text:p>0.0396725281850178</text:p>
          </table:table-cell>
          <table:table-cell office:value-type="float" office:value="0.91968253968254" calcext:value-type="float">
            <text:p>0.91968253968254</text:p>
          </table:table-cell>
          <table:table-cell office:value-type="float" office:value="0.0391906735843356" calcext:value-type="float">
            <text:p>0.0391906735843356</text:p>
          </table:table-cell>
          <table:table-cell office:value-type="float" office:value="0.923063492063492" calcext:value-type="float">
            <text:p>0.923063492063492</text:p>
          </table:table-cell>
          <table:table-cell office:value-type="float" office:value="0.0423886897501903" calcext:value-type="float">
            <text:p>0.04238868975019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mammographic</text:p>
          </table:table-cell>
          <table:table-cell office:value-type="float" office:value="0.834939759036145" calcext:value-type="float">
            <text:p>0.834939759036145</text:p>
          </table:table-cell>
          <table:table-cell office:value-type="float" office:value="0.0622295603808235" calcext:value-type="float">
            <text:p>0.0622295603808235</text:p>
          </table:table-cell>
          <table:table-cell office:value-type="float" office:value="0.71566265060241" calcext:value-type="float">
            <text:p>0.71566265060241</text:p>
          </table:table-cell>
          <table:table-cell office:value-type="float" office:value="0.0267603714842693" calcext:value-type="float">
            <text:p>0.0267603714842693</text:p>
          </table:table-cell>
          <table:table-cell office:value-type="float" office:value="0.81566265060241" calcext:value-type="float">
            <text:p>0.81566265060241</text:p>
          </table:table-cell>
          <table:table-cell office:value-type="float" office:value="0.0492029338017406" calcext:value-type="float">
            <text:p>0.0492029338017406</text:p>
          </table:table-cell>
          <table:table-cell office:value-type="float" office:value="0.810843373493976" calcext:value-type="float">
            <text:p>0.810843373493976</text:p>
          </table:table-cell>
          <table:table-cell office:value-type="float" office:value="0.0514463944735738" calcext:value-type="float">
            <text:p>0.0514463944735738</text:p>
          </table:table-cell>
          <table:table-cell office:value-type="float" office:value="0.81566265060241" calcext:value-type="float">
            <text:p>0.81566265060241</text:p>
          </table:table-cell>
          <table:table-cell office:value-type="float" office:value="0.0450980949032282" calcext:value-type="float">
            <text:p>0.0450980949032282</text:p>
          </table:table-cell>
          <table:table-cell office:value-type="float" office:value="0.804819277108434" calcext:value-type="float">
            <text:p>0.804819277108434</text:p>
          </table:table-cell>
          <table:table-cell office:value-type="float" office:value="0.0424260647268891" calcext:value-type="float">
            <text:p>0.0424260647268891</text:p>
          </table:table-cell>
          <table:table-cell office:value-type="float" office:value="0.804819277108434" calcext:value-type="float">
            <text:p>0.804819277108434</text:p>
          </table:table-cell>
          <table:table-cell office:value-type="float" office:value="0.0541200980816804" calcext:value-type="float">
            <text:p>0.0541200980816804</text:p>
          </table:table-cell>
          <table:table-cell office:value-type="float" office:value="0.808433734939759" calcext:value-type="float">
            <text:p>0.808433734939759</text:p>
          </table:table-cell>
          <table:table-cell office:value-type="float" office:value="0.054015691015566" calcext:value-type="float">
            <text:p>0.054015691015566</text:p>
          </table:table-cell>
          <table:table-cell office:value-type="float" office:value="0.804819277108434" calcext:value-type="float">
            <text:p>0.804819277108434</text:p>
          </table:table-cell>
          <table:table-cell office:value-type="float" office:value="0.0544173001958371" calcext:value-type="float">
            <text:p>0.0544173001958371</text:p>
          </table:table-cell>
          <table:table-cell office:value-type="float" office:value="0.780722891566265" calcext:value-type="float">
            <text:p>0.780722891566265</text:p>
          </table:table-cell>
          <table:table-cell office:value-type="float" office:value="0.0416588031482407" calcext:value-type="float">
            <text:p>0.0416588031482407</text:p>
          </table:table-cell>
          <table:table-cell office:value-type="float" office:value="0.789156626506024" calcext:value-type="float">
            <text:p>0.789156626506024</text:p>
          </table:table-cell>
          <table:table-cell office:value-type="float" office:value="0.0502409478040032" calcext:value-type="float">
            <text:p>0.0502409478040032</text:p>
          </table:table-cell>
          <table:table-cell office:value-type="float" office:value="0.792771084337349" calcext:value-type="float">
            <text:p>0.792771084337349</text:p>
          </table:table-cell>
          <table:table-cell office:value-type="float" office:value="0.0435516199573524" calcext:value-type="float">
            <text:p>0.0435516199573524</text:p>
          </table:table-cell>
          <table:table-cell office:value-type="float" office:value="0.802409638554217" calcext:value-type="float">
            <text:p>0.802409638554217</text:p>
          </table:table-cell>
          <table:table-cell office:value-type="float" office:value="0.052424638946444" calcext:value-type="float">
            <text:p>0.052424638946444</text:p>
          </table:table-cell>
          <table:table-cell office:value-type="float" office:value="0.789156626506024" calcext:value-type="float">
            <text:p>0.789156626506024</text:p>
          </table:table-cell>
          <table:table-cell office:value-type="float" office:value="0.0406595516693104" calcext:value-type="float">
            <text:p>0.0406595516693104</text:p>
          </table:table-cell>
          <table:table-cell office:value-type="float" office:value="0.791566265060241" calcext:value-type="float">
            <text:p>0.791566265060241</text:p>
          </table:table-cell>
          <table:table-cell office:value-type="float" office:value="0.0468521705480799" calcext:value-type="float">
            <text:p>0.0468521705480799</text:p>
          </table:table-cell>
          <table:table-cell office:value-type="float" office:value="0.812048192771084" calcext:value-type="float">
            <text:p>0.812048192771084</text:p>
          </table:table-cell>
          <table:table-cell office:value-type="float" office:value="0.0518056722782235" calcext:value-type="float">
            <text:p>0.051805672278223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mammographic</text:p>
          </table:table-cell>
          <table:table-cell office:value-type="float" office:value="0.845783132530121" calcext:value-type="float">
            <text:p>0.845783132530121</text:p>
          </table:table-cell>
          <table:table-cell office:value-type="float" office:value="0.0597840773202518" calcext:value-type="float">
            <text:p>0.0597840773202518</text:p>
          </table:table-cell>
          <table:table-cell office:value-type="float" office:value="0.718072289156627" calcext:value-type="float">
            <text:p>0.718072289156627</text:p>
          </table:table-cell>
          <table:table-cell office:value-type="float" office:value="0.0322287592734761" calcext:value-type="float">
            <text:p>0.0322287592734761</text:p>
          </table:table-cell>
          <table:table-cell office:value-type="float" office:value="0.826506024096386" calcext:value-type="float">
            <text:p>0.826506024096386</text:p>
          </table:table-cell>
          <table:table-cell office:value-type="float" office:value="0.0571354835141485" calcext:value-type="float">
            <text:p>0.0571354835141485</text:p>
          </table:table-cell>
          <table:table-cell office:value-type="float" office:value="0.825301204819277" calcext:value-type="float">
            <text:p>0.825301204819277</text:p>
          </table:table-cell>
          <table:table-cell office:value-type="float" office:value="0.0599053569886598" calcext:value-type="float">
            <text:p>0.0599053569886598</text:p>
          </table:table-cell>
          <table:table-cell office:value-type="float" office:value="0.807228915662651" calcext:value-type="float">
            <text:p>0.807228915662651</text:p>
          </table:table-cell>
          <table:table-cell office:value-type="float" office:value="0.0517433683804222" calcext:value-type="float">
            <text:p>0.0517433683804222</text:p>
          </table:table-cell>
          <table:table-cell office:value-type="float" office:value="0.791566265060241" calcext:value-type="float">
            <text:p>0.791566265060241</text:p>
          </table:table-cell>
          <table:table-cell office:value-type="float" office:value="0.0331416562823739" calcext:value-type="float">
            <text:p>0.0331416562823739</text:p>
          </table:table-cell>
          <table:table-cell office:value-type="float" office:value="0.806024096385542" calcext:value-type="float">
            <text:p>0.806024096385542</text:p>
          </table:table-cell>
          <table:table-cell office:value-type="float" office:value="0.0448829994247341" calcext:value-type="float">
            <text:p>0.0448829994247341</text:p>
          </table:table-cell>
          <table:table-cell office:value-type="float" office:value="0.796385542168675" calcext:value-type="float">
            <text:p>0.796385542168675</text:p>
          </table:table-cell>
          <table:table-cell office:value-type="float" office:value="0.0473316643167424" calcext:value-type="float">
            <text:p>0.0473316643167424</text:p>
          </table:table-cell>
          <table:table-cell office:value-type="float" office:value="0.806024096385542" calcext:value-type="float">
            <text:p>0.806024096385542</text:p>
          </table:table-cell>
          <table:table-cell office:value-type="float" office:value="0.0430487620750574" calcext:value-type="float">
            <text:p>0.0430487620750574</text:p>
          </table:table-cell>
          <table:table-cell office:value-type="float" office:value="0.774698795180723" calcext:value-type="float">
            <text:p>0.774698795180723</text:p>
          </table:table-cell>
          <table:table-cell office:value-type="float" office:value="0.0529907466025566" calcext:value-type="float">
            <text:p>0.0529907466025566</text:p>
          </table:table-cell>
          <table:table-cell office:value-type="float" office:value="0.803614457831325" calcext:value-type="float">
            <text:p>0.803614457831325</text:p>
          </table:table-cell>
          <table:table-cell office:value-type="float" office:value="0.0461585398014284" calcext:value-type="float">
            <text:p>0.0461585398014284</text:p>
          </table:table-cell>
          <table:table-cell office:value-type="float" office:value="0.798795180722892" calcext:value-type="float">
            <text:p>0.798795180722892</text:p>
          </table:table-cell>
          <table:table-cell office:value-type="float" office:value="0.048542904798046" calcext:value-type="float">
            <text:p>0.048542904798046</text:p>
          </table:table-cell>
          <table:table-cell office:value-type="float" office:value="0.795180722891566" calcext:value-type="float">
            <text:p>0.795180722891566</text:p>
          </table:table-cell>
          <table:table-cell office:value-type="float" office:value="0.0464893048304828" calcext:value-type="float">
            <text:p>0.0464893048304828</text:p>
          </table:table-cell>
          <table:table-cell office:value-type="float" office:value="0.772289156626506" calcext:value-type="float">
            <text:p>0.772289156626506</text:p>
          </table:table-cell>
          <table:table-cell office:value-type="float" office:value="0.0395332520556617" calcext:value-type="float">
            <text:p>0.0395332520556617</text:p>
          </table:table-cell>
          <table:table-cell office:value-type="float" office:value="0.797590361445783" calcext:value-type="float">
            <text:p>0.797590361445783</text:p>
          </table:table-cell>
          <table:table-cell office:value-type="float" office:value="0.0526089088957841" calcext:value-type="float">
            <text:p>0.0526089088957841</text:p>
          </table:table-cell>
          <table:table-cell office:value-type="float" office:value="0.796385542168675" calcext:value-type="float">
            <text:p>0.796385542168675</text:p>
          </table:table-cell>
          <table:table-cell office:value-type="float" office:value="0.048675626589962" calcext:value-type="float">
            <text:p>0.04867562658996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mammographic</text:p>
          </table:table-cell>
          <table:table-cell office:value-type="float" office:value="0.842168674698795" calcext:value-type="float">
            <text:p>0.842168674698795</text:p>
          </table:table-cell>
          <table:table-cell office:value-type="float" office:value="0.056639321800208" calcext:value-type="float">
            <text:p>0.056639321800208</text:p>
          </table:table-cell>
          <table:table-cell office:value-type="float" office:value="0.710843373493976" calcext:value-type="float">
            <text:p>0.710843373493976</text:p>
          </table:table-cell>
          <table:table-cell office:value-type="float" office:value="0.0363670085868972" calcext:value-type="float">
            <text:p>0.0363670085868972</text:p>
          </table:table-cell>
          <table:table-cell office:value-type="float" office:value="0.821686746987952" calcext:value-type="float">
            <text:p>0.821686746987952</text:p>
          </table:table-cell>
          <table:table-cell office:value-type="float" office:value="0.0592420527376249" calcext:value-type="float">
            <text:p>0.0592420527376249</text:p>
          </table:table-cell>
          <table:table-cell office:value-type="float" office:value="0.827710843373494" calcext:value-type="float">
            <text:p>0.827710843373494</text:p>
          </table:table-cell>
          <table:table-cell office:value-type="float" office:value="0.0526854978268518" calcext:value-type="float">
            <text:p>0.0526854978268518</text:p>
          </table:table-cell>
          <table:table-cell office:value-type="float" office:value="0.810843373493976" calcext:value-type="float">
            <text:p>0.810843373493976</text:p>
          </table:table-cell>
          <table:table-cell office:value-type="float" office:value="0.053294247060349" calcext:value-type="float">
            <text:p>0.053294247060349</text:p>
          </table:table-cell>
          <table:table-cell office:value-type="float" office:value="0.795180722891566" calcext:value-type="float">
            <text:p>0.795180722891566</text:p>
          </table:table-cell>
          <table:table-cell office:value-type="float" office:value="0.0432543358002771" calcext:value-type="float">
            <text:p>0.0432543358002771</text:p>
          </table:table-cell>
          <table:table-cell office:value-type="float" office:value="0.810843373493976" calcext:value-type="float">
            <text:p>0.810843373493976</text:p>
          </table:table-cell>
          <table:table-cell office:value-type="float" office:value="0.0465066483508886" calcext:value-type="float">
            <text:p>0.0465066483508886</text:p>
          </table:table-cell>
          <table:table-cell office:value-type="float" office:value="0.797590361445783" calcext:value-type="float">
            <text:p>0.797590361445783</text:p>
          </table:table-cell>
          <table:table-cell office:value-type="float" office:value="0.0500962767213258" calcext:value-type="float">
            <text:p>0.0500962767213258</text:p>
          </table:table-cell>
          <table:table-cell office:value-type="float" office:value="0.797590361445783" calcext:value-type="float">
            <text:p>0.797590361445783</text:p>
          </table:table-cell>
          <table:table-cell office:value-type="float" office:value="0.0487914620031725" calcext:value-type="float">
            <text:p>0.0487914620031725</text:p>
          </table:table-cell>
          <table:table-cell office:value-type="float" office:value="0.775903614457831" calcext:value-type="float">
            <text:p>0.775903614457831</text:p>
          </table:table-cell>
          <table:table-cell office:value-type="float" office:value="0.0499027295325592" calcext:value-type="float">
            <text:p>0.0499027295325592</text:p>
          </table:table-cell>
          <table:table-cell office:value-type="float" office:value="0.796385542168675" calcext:value-type="float">
            <text:p>0.796385542168675</text:p>
          </table:table-cell>
          <table:table-cell office:value-type="float" office:value="0.048675626589962" calcext:value-type="float">
            <text:p>0.048675626589962</text:p>
          </table:table-cell>
          <table:table-cell office:value-type="float" office:value="0.792771084337349" calcext:value-type="float">
            <text:p>0.792771084337349</text:p>
          </table:table-cell>
          <table:table-cell office:value-type="float" office:value="0.0435516199573524" calcext:value-type="float">
            <text:p>0.0435516199573524</text:p>
          </table:table-cell>
          <table:table-cell office:value-type="float" office:value="0.798795180722892" calcext:value-type="float">
            <text:p>0.798795180722892</text:p>
          </table:table-cell>
          <table:table-cell office:value-type="float" office:value="0.0450980949032282" calcext:value-type="float">
            <text:p>0.0450980949032282</text:p>
          </table:table-cell>
          <table:table-cell office:value-type="float" office:value="0.767469879518072" calcext:value-type="float">
            <text:p>0.767469879518072</text:p>
          </table:table-cell>
          <table:table-cell office:value-type="float" office:value="0.0385416646233255" calcext:value-type="float">
            <text:p>0.0385416646233255</text:p>
          </table:table-cell>
          <table:table-cell office:value-type="float" office:value="0.793975903614458" calcext:value-type="float">
            <text:p>0.793975903614458</text:p>
          </table:table-cell>
          <table:table-cell office:value-type="float" office:value="0.0509423147644227" calcext:value-type="float">
            <text:p>0.0509423147644227</text:p>
          </table:table-cell>
          <table:table-cell office:value-type="float" office:value="0.797590361445783" calcext:value-type="float">
            <text:p>0.797590361445783</text:p>
          </table:table-cell>
          <table:table-cell office:value-type="float" office:value="0.0464198659495578" calcext:value-type="float">
            <text:p>0.046419865949557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mammographic</text:p>
          </table:table-cell>
          <table:table-cell office:value-type="float" office:value="0.844578313253012" calcext:value-type="float">
            <text:p>0.844578313253012</text:p>
          </table:table-cell>
          <table:table-cell office:value-type="float" office:value="0.0566393218002079" calcext:value-type="float">
            <text:p>0.0566393218002079</text:p>
          </table:table-cell>
          <table:table-cell office:value-type="float" office:value="0.713253012048193" calcext:value-type="float">
            <text:p>0.713253012048193</text:p>
          </table:table-cell>
          <table:table-cell office:value-type="float" office:value="0.0330197667326818" calcext:value-type="float">
            <text:p>0.0330197667326818</text:p>
          </table:table-cell>
          <table:table-cell office:value-type="float" office:value="0.819277108433735" calcext:value-type="float">
            <text:p>0.819277108433735</text:p>
          </table:table-cell>
          <table:table-cell office:value-type="float" office:value="0.0501606264931598" calcext:value-type="float">
            <text:p>0.0501606264931598</text:p>
          </table:table-cell>
          <table:table-cell office:value-type="float" office:value="0.827710843373494" calcext:value-type="float">
            <text:p>0.827710843373494</text:p>
          </table:table-cell>
          <table:table-cell office:value-type="float" office:value="0.0504971174586342" calcext:value-type="float">
            <text:p>0.0504971174586342</text:p>
          </table:table-cell>
          <table:table-cell office:value-type="float" office:value="0.809638554216867" calcext:value-type="float">
            <text:p>0.809638554216867</text:p>
          </table:table-cell>
          <table:table-cell office:value-type="float" office:value="0.0474507806835082" calcext:value-type="float">
            <text:p>0.0474507806835082</text:p>
          </table:table-cell>
          <table:table-cell office:value-type="float" office:value="0.793975903614458" calcext:value-type="float">
            <text:p>0.793975903614458</text:p>
          </table:table-cell>
          <table:table-cell office:value-type="float" office:value="0.0459484087870315" calcext:value-type="float">
            <text:p>0.0459484087870315</text:p>
          </table:table-cell>
          <table:table-cell office:value-type="float" office:value="0.810843373493976" calcext:value-type="float">
            <text:p>0.810843373493976</text:p>
          </table:table-cell>
          <table:table-cell office:value-type="float" office:value="0.0495296500990228" calcext:value-type="float">
            <text:p>0.0495296500990228</text:p>
          </table:table-cell>
          <table:table-cell office:value-type="float" office:value="0.803614457831325" calcext:value-type="float">
            <text:p>0.803614457831325</text:p>
          </table:table-cell>
          <table:table-cell office:value-type="float" office:value="0.0436441059819989" calcext:value-type="float">
            <text:p>0.0436441059819989</text:p>
          </table:table-cell>
          <table:table-cell office:value-type="float" office:value="0.797590361445783" calcext:value-type="float">
            <text:p>0.797590361445783</text:p>
          </table:table-cell>
          <table:table-cell office:value-type="float" office:value="0.0457196770144826" calcext:value-type="float">
            <text:p>0.0457196770144826</text:p>
          </table:table-cell>
          <table:table-cell office:value-type="float" office:value="0.77710843373494" calcext:value-type="float">
            <text:p>0.77710843373494</text:p>
          </table:table-cell>
          <table:table-cell office:value-type="float" office:value="0.0465759578503743" calcext:value-type="float">
            <text:p>0.0465759578503743</text:p>
          </table:table-cell>
          <table:table-cell office:value-type="float" office:value="0.796385542168675" calcext:value-type="float">
            <text:p>0.796385542168675</text:p>
          </table:table-cell>
          <table:table-cell office:value-type="float" office:value="0.0490058585085352" calcext:value-type="float">
            <text:p>0.0490058585085352</text:p>
          </table:table-cell>
          <table:table-cell office:value-type="float" office:value="0.792771084337349" calcext:value-type="float">
            <text:p>0.792771084337349</text:p>
          </table:table-cell>
          <table:table-cell office:value-type="float" office:value="0.039675788064991" calcext:value-type="float">
            <text:p>0.039675788064991</text:p>
          </table:table-cell>
          <table:table-cell office:value-type="float" office:value="0.796385542168675" calcext:value-type="float">
            <text:p>0.796385542168675</text:p>
          </table:table-cell>
          <table:table-cell office:value-type="float" office:value="0.0469896680426626" calcext:value-type="float">
            <text:p>0.0469896680426626</text:p>
          </table:table-cell>
          <table:table-cell office:value-type="float" office:value="0.774698795180723" calcext:value-type="float">
            <text:p>0.774698795180723</text:p>
          </table:table-cell>
          <table:table-cell office:value-type="float" office:value="0.0385416646233255" calcext:value-type="float">
            <text:p>0.0385416646233255</text:p>
          </table:table-cell>
          <table:table-cell office:value-type="float" office:value="0.795180722891566" calcext:value-type="float">
            <text:p>0.795180722891566</text:p>
          </table:table-cell>
          <table:table-cell office:value-type="float" office:value="0.0471780727890391" calcext:value-type="float">
            <text:p>0.0471780727890391</text:p>
          </table:table-cell>
          <table:table-cell office:value-type="float" office:value="0.792771084337349" calcext:value-type="float">
            <text:p>0.792771084337349</text:p>
          </table:table-cell>
          <table:table-cell office:value-type="float" office:value="0.0428045384561421" calcext:value-type="float">
            <text:p>0.042804538456142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mammographic</text:p>
          </table:table-cell>
          <table:table-cell office:value-type="float" office:value="0.842168674698795" calcext:value-type="float">
            <text:p>0.842168674698795</text:p>
          </table:table-cell>
          <table:table-cell office:value-type="float" office:value="0.056639321800208" calcext:value-type="float">
            <text:p>0.056639321800208</text:p>
          </table:table-cell>
          <table:table-cell office:value-type="float" office:value="0.71566265060241" calcext:value-type="float">
            <text:p>0.71566265060241</text:p>
          </table:table-cell>
          <table:table-cell office:value-type="float" office:value="0.0306907199591048" calcext:value-type="float">
            <text:p>0.0306907199591048</text:p>
          </table:table-cell>
          <table:table-cell office:value-type="float" office:value="0.820481927710843" calcext:value-type="float">
            <text:p>0.820481927710843</text:p>
          </table:table-cell>
          <table:table-cell office:value-type="float" office:value="0.054015691015566" calcext:value-type="float">
            <text:p>0.054015691015566</text:p>
          </table:table-cell>
          <table:table-cell office:value-type="float" office:value="0.824096385542168" calcext:value-type="float">
            <text:p>0.824096385542168</text:p>
          </table:table-cell>
          <table:table-cell office:value-type="float" office:value="0.0508631010409239" calcext:value-type="float">
            <text:p>0.0508631010409239</text:p>
          </table:table-cell>
          <table:table-cell office:value-type="float" office:value="0.807228915662651" calcext:value-type="float">
            <text:p>0.807228915662651</text:p>
          </table:table-cell>
          <table:table-cell office:value-type="float" office:value="0.0491865410197425" calcext:value-type="float">
            <text:p>0.0491865410197425</text:p>
          </table:table-cell>
          <table:table-cell office:value-type="float" office:value="0.793975903614458" calcext:value-type="float">
            <text:p>0.793975903614458</text:p>
          </table:table-cell>
          <table:table-cell office:value-type="float" office:value="0.0448829994247341" calcext:value-type="float">
            <text:p>0.0448829994247341</text:p>
          </table:table-cell>
          <table:table-cell office:value-type="float" office:value="0.809638554216867" calcext:value-type="float">
            <text:p>0.809638554216867</text:p>
          </table:table-cell>
          <table:table-cell office:value-type="float" office:value="0.0516809893723547" calcext:value-type="float">
            <text:p>0.0516809893723547</text:p>
          </table:table-cell>
          <table:table-cell office:value-type="float" office:value="0.803614457831325" calcext:value-type="float">
            <text:p>0.803614457831325</text:p>
          </table:table-cell>
          <table:table-cell office:value-type="float" office:value="0.0428986351589609" calcext:value-type="float">
            <text:p>0.0428986351589609</text:p>
          </table:table-cell>
          <table:table-cell office:value-type="float" office:value="0.796385542168675" calcext:value-type="float">
            <text:p>0.796385542168675</text:p>
          </table:table-cell>
          <table:table-cell office:value-type="float" office:value="0.0445221977571585" calcext:value-type="float">
            <text:p>0.0445221977571585</text:p>
          </table:table-cell>
          <table:table-cell office:value-type="float" office:value="0.778313253012048" calcext:value-type="float">
            <text:p>0.778313253012048</text:p>
          </table:table-cell>
          <table:table-cell office:value-type="float" office:value="0.0462109232566828" calcext:value-type="float">
            <text:p>0.0462109232566828</text:p>
          </table:table-cell>
          <table:table-cell office:value-type="float" office:value="0.797590361445783" calcext:value-type="float">
            <text:p>0.797590361445783</text:p>
          </table:table-cell>
          <table:table-cell office:value-type="float" office:value="0.0453655301090536" calcext:value-type="float">
            <text:p>0.0453655301090536</text:p>
          </table:table-cell>
          <table:table-cell office:value-type="float" office:value="0.796385542168675" calcext:value-type="float">
            <text:p>0.796385542168675</text:p>
          </table:table-cell>
          <table:table-cell office:value-type="float" office:value="0.0395332520556617" calcext:value-type="float">
            <text:p>0.0395332520556617</text:p>
          </table:table-cell>
          <table:table-cell office:value-type="float" office:value="0.798795180722892" calcext:value-type="float">
            <text:p>0.798795180722892</text:p>
          </table:table-cell>
          <table:table-cell office:value-type="float" office:value="0.0498542253291011" calcext:value-type="float">
            <text:p>0.0498542253291011</text:p>
          </table:table-cell>
          <table:table-cell office:value-type="float" office:value="0.774698795180723" calcext:value-type="float">
            <text:p>0.774698795180723</text:p>
          </table:table-cell>
          <table:table-cell office:value-type="float" office:value="0.0425209989801331" calcext:value-type="float">
            <text:p>0.0425209989801331</text:p>
          </table:table-cell>
          <table:table-cell office:value-type="float" office:value="0.798795180722892" calcext:value-type="float">
            <text:p>0.798795180722892</text:p>
          </table:table-cell>
          <table:table-cell office:value-type="float" office:value="0.0458077859360927" calcext:value-type="float">
            <text:p>0.0458077859360927</text:p>
          </table:table-cell>
          <table:table-cell office:value-type="float" office:value="0.791566265060241" calcext:value-type="float">
            <text:p>0.791566265060241</text:p>
          </table:table-cell>
          <table:table-cell office:value-type="float" office:value="0.0495296500990228" calcext:value-type="float">
            <text:p>0.0495296500990228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mammographic</text:p>
          </table:table-cell>
          <table:table-cell office:value-type="float" office:value="0.841927710843374" calcext:value-type="float">
            <text:p>0.841927710843374</text:p>
          </table:table-cell>
          <table:table-cell office:value-type="float" office:value="0.0583863206203398" calcext:value-type="float">
            <text:p>0.0583863206203398</text:p>
          </table:table-cell>
          <table:table-cell office:value-type="float" office:value="0.714698795180723" calcext:value-type="float">
            <text:p>0.714698795180723</text:p>
          </table:table-cell>
          <table:table-cell office:value-type="float" office:value="0.0318133252072858" calcext:value-type="float">
            <text:p>0.0318133252072858</text:p>
          </table:table-cell>
          <table:table-cell office:value-type="float" office:value="0.820722891566265" calcext:value-type="float">
            <text:p>0.820722891566265</text:p>
          </table:table-cell>
          <table:table-cell office:value-type="float" office:value="0.053951357512448" calcext:value-type="float">
            <text:p>0.053951357512448</text:p>
          </table:table-cell>
          <table:table-cell office:value-type="float" office:value="0.823132530120482" calcext:value-type="float">
            <text:p>0.823132530120482</text:p>
          </table:table-cell>
          <table:table-cell office:value-type="float" office:value="0.0530794935577287" calcext:value-type="float">
            <text:p>0.0530794935577287</text:p>
          </table:table-cell>
          <table:table-cell office:value-type="float" office:value="0.810120481927711" calcext:value-type="float">
            <text:p>0.810120481927711</text:p>
          </table:table-cell>
          <table:table-cell office:value-type="float" office:value="0.04935460640945" calcext:value-type="float">
            <text:p>0.04935460640945</text:p>
          </table:table-cell>
          <table:table-cell office:value-type="float" office:value="0.795903614457831" calcext:value-type="float">
            <text:p>0.795903614457831</text:p>
          </table:table-cell>
          <table:table-cell office:value-type="float" office:value="0.0419306930042611" calcext:value-type="float">
            <text:p>0.0419306930042611</text:p>
          </table:table-cell>
          <table:table-cell office:value-type="float" office:value="0.808433734939759" calcext:value-type="float">
            <text:p>0.808433734939759</text:p>
          </table:table-cell>
          <table:table-cell office:value-type="float" office:value="0.0493440770657361" calcext:value-type="float">
            <text:p>0.0493440770657361</text:p>
          </table:table-cell>
          <table:table-cell office:value-type="float" office:value="0.801927710843374" calcext:value-type="float">
            <text:p>0.801927710843374</text:p>
          </table:table-cell>
          <table:table-cell office:value-type="float" office:value="0.0475972746389188" calcext:value-type="float">
            <text:p>0.0475972746389188</text:p>
          </table:table-cell>
          <table:table-cell office:value-type="float" office:value="0.800481927710843" calcext:value-type="float">
            <text:p>0.800481927710843</text:p>
          </table:table-cell>
          <table:table-cell office:value-type="float" office:value="0.0472998798091416" calcext:value-type="float">
            <text:p>0.0472998798091416</text:p>
          </table:table-cell>
          <table:table-cell office:value-type="float" office:value="0.777349397590361" calcext:value-type="float">
            <text:p>0.777349397590361</text:p>
          </table:table-cell>
          <table:table-cell office:value-type="float" office:value="0.0474678320780827" calcext:value-type="float">
            <text:p>0.0474678320780827</text:p>
          </table:table-cell>
          <table:table-cell office:value-type="float" office:value="0.796626506024096" calcext:value-type="float">
            <text:p>0.796626506024096</text:p>
          </table:table-cell>
          <table:table-cell office:value-type="float" office:value="0.0478893005625965" calcext:value-type="float">
            <text:p>0.0478893005625965</text:p>
          </table:table-cell>
          <table:table-cell office:value-type="float" office:value="0.794698795180723" calcext:value-type="float">
            <text:p>0.794698795180723</text:p>
          </table:table-cell>
          <table:table-cell office:value-type="float" office:value="0.0429710369666807" calcext:value-type="float">
            <text:p>0.0429710369666807</text:p>
          </table:table-cell>
          <table:table-cell office:value-type="float" office:value="0.798313253012048" calcext:value-type="float">
            <text:p>0.798313253012048</text:p>
          </table:table-cell>
          <table:table-cell office:value-type="float" office:value="0.0481711864103837" calcext:value-type="float">
            <text:p>0.0481711864103837</text:p>
          </table:table-cell>
          <table:table-cell office:value-type="float" office:value="0.77566265060241" calcext:value-type="float">
            <text:p>0.77566265060241</text:p>
          </table:table-cell>
          <table:table-cell office:value-type="float" office:value="0.0399594263903512" calcext:value-type="float">
            <text:p>0.0399594263903512</text:p>
          </table:table-cell>
          <table:table-cell office:value-type="float" office:value="0.795421686746988" calcext:value-type="float">
            <text:p>0.795421686746988</text:p>
          </table:table-cell>
          <table:table-cell office:value-type="float" office:value="0.0486778505866837" calcext:value-type="float">
            <text:p>0.0486778505866837</text:p>
          </table:table-cell>
          <table:table-cell office:value-type="float" office:value="0.798072289156627" calcext:value-type="float">
            <text:p>0.798072289156627</text:p>
          </table:table-cell>
          <table:table-cell office:value-type="float" office:value="0.0478470706745816" calcext:value-type="float">
            <text:p>0.04784707067458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mammographic</text:p>
          </table:table-cell>
          <table:table-cell office:value-type="float" office:value="0.774698795180723" calcext:value-type="float">
            <text:p>0.774698795180723</text:p>
          </table:table-cell>
          <table:table-cell office:value-type="float" office:value="0.0443770557319237" calcext:value-type="float">
            <text:p>0.0443770557319237</text:p>
          </table:table-cell>
          <table:table-cell office:value-type="float" office:value="0.792771084337349" calcext:value-type="float">
            <text:p>0.792771084337349</text:p>
          </table:table-cell>
          <table:table-cell office:value-type="float" office:value="0.0375883018692292" calcext:value-type="float">
            <text:p>0.0375883018692292</text:p>
          </table:table-cell>
          <table:table-cell office:value-type="float" office:value="0.791566265060241" calcext:value-type="float">
            <text:p>0.791566265060241</text:p>
          </table:table-cell>
          <table:table-cell office:value-type="float" office:value="0.0550801419309034" calcext:value-type="float">
            <text:p>0.0550801419309034</text:p>
          </table:table-cell>
          <table:table-cell office:value-type="float" office:value="0.780722891566265" calcext:value-type="float">
            <text:p>0.780722891566265</text:p>
          </table:table-cell>
          <table:table-cell office:value-type="float" office:value="0.0408771426506006" calcext:value-type="float">
            <text:p>0.0408771426506006</text:p>
          </table:table-cell>
          <table:table-cell office:value-type="float" office:value="0.781927710843373" calcext:value-type="float">
            <text:p>0.781927710843373</text:p>
          </table:table-cell>
          <table:table-cell office:value-type="float" office:value="0.0275034436437974" calcext:value-type="float">
            <text:p>0.0275034436437974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573749282264799" calcext:value-type="float">
            <text:p>0.0573749282264799</text:p>
          </table:table-cell>
          <table:table-cell office:value-type="float" office:value="0.774698795180723" calcext:value-type="float">
            <text:p>0.774698795180723</text:p>
          </table:table-cell>
          <table:table-cell office:value-type="float" office:value="0.0432729758941397" calcext:value-type="float">
            <text:p>0.0432729758941397</text:p>
          </table:table-cell>
          <table:table-cell office:value-type="float" office:value="0.773493975903614" calcext:value-type="float">
            <text:p>0.773493975903614</text:p>
          </table:table-cell>
          <table:table-cell office:value-type="float" office:value="0.0453655301090536" calcext:value-type="float">
            <text:p>0.0453655301090536</text:p>
          </table:table-cell>
          <table:table-cell office:value-type="float" office:value="0.778313253012048" calcext:value-type="float">
            <text:p>0.778313253012048</text:p>
          </table:table-cell>
          <table:table-cell office:value-type="float" office:value="0.0394311251683006" calcext:value-type="float">
            <text:p>0.0394311251683006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529907466025566" calcext:value-type="float">
            <text:p>0.0529907466025566</text:p>
          </table:table-cell>
          <table:table-cell office:value-type="float" office:value="0.790361445783133" calcext:value-type="float">
            <text:p>0.790361445783133</text:p>
          </table:table-cell>
          <table:table-cell office:value-type="float" office:value="0.0447930714653773" calcext:value-type="float">
            <text:p>0.0447930714653773</text:p>
          </table:table-cell>
          <table:table-cell office:value-type="float" office:value="0.783132530120482" calcext:value-type="float">
            <text:p>0.783132530120482</text:p>
          </table:table-cell>
          <table:table-cell office:value-type="float" office:value="0.0409559800288577" calcext:value-type="float">
            <text:p>0.0409559800288577</text:p>
          </table:table-cell>
          <table:table-cell office:value-type="float" office:value="0.76144578313253" calcext:value-type="float">
            <text:p>0.76144578313253</text:p>
          </table:table-cell>
          <table:table-cell office:value-type="float" office:value="0.0408771426506007" calcext:value-type="float">
            <text:p>0.0408771426506007</text:p>
          </table:table-cell>
          <table:table-cell office:value-type="float" office:value="0.778313253012048" calcext:value-type="float">
            <text:p>0.778313253012048</text:p>
          </table:table-cell>
          <table:table-cell office:value-type="float" office:value="0.0402408836943786" calcext:value-type="float">
            <text:p>0.0402408836943786</text:p>
          </table:table-cell>
          <table:table-cell office:value-type="float" office:value="0.771084337349398" calcext:value-type="float">
            <text:p>0.771084337349398</text:p>
          </table:table-cell>
          <table:table-cell office:value-type="float" office:value="0.0481927710843373" calcext:value-type="float">
            <text:p>0.0481927710843373</text:p>
          </table:table-cell>
          <table:table-cell office:value-type="float" office:value="0.783132530120482" calcext:value-type="float">
            <text:p>0.783132530120482</text:p>
          </table:table-cell>
          <table:table-cell office:value-type="float" office:value="0.0504811449396648" calcext:value-type="float">
            <text:p>0.05048114493966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mammographic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458077859360927" calcext:value-type="float">
            <text:p>0.0458077859360927</text:p>
          </table:table-cell>
          <table:table-cell office:value-type="float" office:value="0.781927710843373" calcext:value-type="float">
            <text:p>0.781927710843373</text:p>
          </table:table-cell>
          <table:table-cell office:value-type="float" office:value="0.0419097039299423" calcext:value-type="float">
            <text:p>0.0419097039299423</text:p>
          </table:table-cell>
          <table:table-cell office:value-type="float" office:value="0.793975903614458" calcext:value-type="float">
            <text:p>0.793975903614458</text:p>
          </table:table-cell>
          <table:table-cell office:value-type="float" office:value="0.0557784917444712" calcext:value-type="float">
            <text:p>0.0557784917444712</text:p>
          </table:table-cell>
          <table:table-cell office:value-type="float" office:value="0.783132530120482" calcext:value-type="float">
            <text:p>0.783132530120482</text:p>
          </table:table-cell>
          <table:table-cell office:value-type="float" office:value="0.0439937797192904" calcext:value-type="float">
            <text:p>0.0439937797192904</text:p>
          </table:table-cell>
          <table:table-cell office:value-type="float" office:value="0.783132530120482" calcext:value-type="float">
            <text:p>0.783132530120482</text:p>
          </table:table-cell>
          <table:table-cell office:value-type="float" office:value="0.0421208372759097" calcext:value-type="float">
            <text:p>0.0421208372759097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44012106643526" calcext:value-type="float">
            <text:p>0.044012106643526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468521705480799" calcext:value-type="float">
            <text:p>0.0468521705480799</text:p>
          </table:table-cell>
          <table:table-cell office:value-type="float" office:value="0.781927710843374" calcext:value-type="float">
            <text:p>0.781927710843374</text:p>
          </table:table-cell>
          <table:table-cell office:value-type="float" office:value="0.0503051125144473" calcext:value-type="float">
            <text:p>0.0503051125144473</text:p>
          </table:table-cell>
          <table:table-cell office:value-type="float" office:value="0.77710843373494" calcext:value-type="float">
            <text:p>0.77710843373494</text:p>
          </table:table-cell>
          <table:table-cell office:value-type="float" office:value="0.0444496859863025" calcext:value-type="float">
            <text:p>0.0444496859863025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397772867932992" calcext:value-type="float">
            <text:p>0.0397772867932992</text:p>
          </table:table-cell>
          <table:table-cell office:value-type="float" office:value="0.78433734939759" calcext:value-type="float">
            <text:p>0.78433734939759</text:p>
          </table:table-cell>
          <table:table-cell office:value-type="float" office:value="0.0490058585085352" calcext:value-type="float">
            <text:p>0.0490058585085352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413674113472067" calcext:value-type="float">
            <text:p>0.0413674113472067</text:p>
          </table:table-cell>
          <table:table-cell office:value-type="float" office:value="0.780722891566265" calcext:value-type="float">
            <text:p>0.780722891566265</text:p>
          </table:table-cell>
          <table:table-cell office:value-type="float" office:value="0.0446488099909632" calcext:value-type="float">
            <text:p>0.0446488099909632</text:p>
          </table:table-cell>
          <table:table-cell office:value-type="float" office:value="0.783132530120482" calcext:value-type="float">
            <text:p>0.783132530120482</text:p>
          </table:table-cell>
          <table:table-cell office:value-type="float" office:value="0.0464893048304828" calcext:value-type="float">
            <text:p>0.0464893048304828</text:p>
          </table:table-cell>
          <table:table-cell office:value-type="float" office:value="0.778313253012048" calcext:value-type="float">
            <text:p>0.778313253012048</text:p>
          </table:table-cell>
          <table:table-cell office:value-type="float" office:value="0.0402408836943786" calcext:value-type="float">
            <text:p>0.0402408836943786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492029338017406" calcext:value-type="float">
            <text:p>0.04920293380174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mammographic</text:p>
          </table:table-cell>
          <table:table-cell office:value-type="float" office:value="0.774698795180723" calcext:value-type="float">
            <text:p>0.774698795180723</text:p>
          </table:table-cell>
          <table:table-cell office:value-type="float" office:value="0.0436441059819988" calcext:value-type="float">
            <text:p>0.0436441059819988</text:p>
          </table:table-cell>
          <table:table-cell office:value-type="float" office:value="0.778313253012048" calcext:value-type="float">
            <text:p>0.778313253012048</text:p>
          </table:table-cell>
          <table:table-cell office:value-type="float" office:value="0.0518056722782236" calcext:value-type="float">
            <text:p>0.0518056722782236</text:p>
          </table:table-cell>
          <table:table-cell office:value-type="float" office:value="0.787951807228916" calcext:value-type="float">
            <text:p>0.787951807228916</text:p>
          </table:table-cell>
          <table:table-cell office:value-type="float" office:value="0.0469037793434745" calcext:value-type="float">
            <text:p>0.0469037793434745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425209989801331" calcext:value-type="float">
            <text:p>0.0425209989801331</text:p>
          </table:table-cell>
          <table:table-cell office:value-type="float" office:value="0.785542168674699" calcext:value-type="float">
            <text:p>0.785542168674699</text:p>
          </table:table-cell>
          <table:table-cell office:value-type="float" office:value="0.0431796949581224" calcext:value-type="float">
            <text:p>0.0431796949581224</text:p>
          </table:table-cell>
          <table:table-cell office:value-type="float" office:value="0.774698795180723" calcext:value-type="float">
            <text:p>0.774698795180723</text:p>
          </table:table-cell>
          <table:table-cell office:value-type="float" office:value="0.0432729758941396" calcext:value-type="float">
            <text:p>0.0432729758941396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432729758941397" calcext:value-type="float">
            <text:p>0.0432729758941397</text:p>
          </table:table-cell>
          <table:table-cell office:value-type="float" office:value="0.78433734939759" calcext:value-type="float">
            <text:p>0.78433734939759</text:p>
          </table:table-cell>
          <table:table-cell office:value-type="float" office:value="0.0469896680426626" calcext:value-type="float">
            <text:p>0.0469896680426626</text:p>
          </table:table-cell>
          <table:table-cell office:value-type="float" office:value="0.780722891566265" calcext:value-type="float">
            <text:p>0.780722891566265</text:p>
          </table:table-cell>
          <table:table-cell office:value-type="float" office:value="0.0435516199573524" calcext:value-type="float">
            <text:p>0.0435516199573524</text:p>
          </table:table-cell>
          <table:table-cell office:value-type="float" office:value="0.774698795180723" calcext:value-type="float">
            <text:p>0.774698795180723</text:p>
          </table:table-cell>
          <table:table-cell office:value-type="float" office:value="0.0475356810567881" calcext:value-type="float">
            <text:p>0.0475356810567881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421399787616857" calcext:value-type="float">
            <text:p>0.0421399787616857</text:p>
          </table:table-cell>
          <table:table-cell office:value-type="float" office:value="0.786746987951807" calcext:value-type="float">
            <text:p>0.786746987951807</text:p>
          </table:table-cell>
          <table:table-cell office:value-type="float" office:value="0.0389578933743864" calcext:value-type="float">
            <text:p>0.0389578933743864</text:p>
          </table:table-cell>
          <table:table-cell office:value-type="float" office:value="0.780722891566265" calcext:value-type="float">
            <text:p>0.780722891566265</text:p>
          </table:table-cell>
          <table:table-cell office:value-type="float" office:value="0.0453655301090536" calcext:value-type="float">
            <text:p>0.0453655301090536</text:p>
          </table:table-cell>
          <table:table-cell office:value-type="float" office:value="0.77710843373494" calcext:value-type="float">
            <text:p>0.77710843373494</text:p>
          </table:table-cell>
          <table:table-cell office:value-type="float" office:value="0.037780899040616" calcext:value-type="float">
            <text:p>0.037780899040616</text:p>
          </table:table-cell>
          <table:table-cell office:value-type="float" office:value="0.773493975903614" calcext:value-type="float">
            <text:p>0.773493975903614</text:p>
          </table:table-cell>
          <table:table-cell office:value-type="float" office:value="0.0388542542086677" calcext:value-type="float">
            <text:p>0.0388542542086677</text:p>
          </table:table-cell>
          <table:table-cell office:value-type="float" office:value="0.774698795180723" calcext:value-type="float">
            <text:p>0.774698795180723</text:p>
          </table:table-cell>
          <table:table-cell office:value-type="float" office:value="0.0405801384066478" calcext:value-type="float">
            <text:p>0.040580138406647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mammographic</text:p>
          </table:table-cell>
          <table:table-cell office:value-type="float" office:value="0.775903614457831" calcext:value-type="float">
            <text:p>0.775903614457831</text:p>
          </table:table-cell>
          <table:table-cell office:value-type="float" office:value="0.0462109232566828" calcext:value-type="float">
            <text:p>0.0462109232566828</text:p>
          </table:table-cell>
          <table:table-cell office:value-type="float" office:value="0.783132530120482" calcext:value-type="float">
            <text:p>0.783132530120482</text:p>
          </table:table-cell>
          <table:table-cell office:value-type="float" office:value="0.0538811560843323" calcext:value-type="float">
            <text:p>0.0538811560843323</text:p>
          </table:table-cell>
          <table:table-cell office:value-type="float" office:value="0.785542168674699" calcext:value-type="float">
            <text:p>0.785542168674699</text:p>
          </table:table-cell>
          <table:table-cell office:value-type="float" office:value="0.0424260647268891" calcext:value-type="float">
            <text:p>0.0424260647268891</text:p>
          </table:table-cell>
          <table:table-cell office:value-type="float" office:value="0.780722891566265" calcext:value-type="float">
            <text:p>0.780722891566265</text:p>
          </table:table-cell>
          <table:table-cell office:value-type="float" office:value="0.0431796949581224" calcext:value-type="float">
            <text:p>0.0431796949581224</text:p>
          </table:table-cell>
          <table:table-cell office:value-type="float" office:value="0.783132530120482" calcext:value-type="float">
            <text:p>0.783132530120482</text:p>
          </table:table-cell>
          <table:table-cell office:value-type="float" office:value="0.0428798323374751" calcext:value-type="float">
            <text:p>0.0428798323374751</text:p>
          </table:table-cell>
          <table:table-cell office:value-type="float" office:value="0.783132530120482" calcext:value-type="float">
            <text:p>0.783132530120482</text:p>
          </table:table-cell>
          <table:table-cell office:value-type="float" office:value="0.0478569288667188" calcext:value-type="float">
            <text:p>0.0478569288667188</text:p>
          </table:table-cell>
          <table:table-cell office:value-type="float" office:value="0.783132530120482" calcext:value-type="float">
            <text:p>0.783132530120482</text:p>
          </table:table-cell>
          <table:table-cell office:value-type="float" office:value="0.0468349549786771" calcext:value-type="float">
            <text:p>0.0468349549786771</text:p>
          </table:table-cell>
          <table:table-cell office:value-type="float" office:value="0.78433734939759" calcext:value-type="float">
            <text:p>0.78433734939759</text:p>
          </table:table-cell>
          <table:table-cell office:value-type="float" office:value="0.0415230747809247" calcext:value-type="float">
            <text:p>0.0415230747809247</text:p>
          </table:table-cell>
          <table:table-cell office:value-type="float" office:value="0.77710843373494" calcext:value-type="float">
            <text:p>0.77710843373494</text:p>
          </table:table-cell>
          <table:table-cell office:value-type="float" office:value="0.0429737641747644" calcext:value-type="float">
            <text:p>0.0429737641747644</text:p>
          </table:table-cell>
          <table:table-cell office:value-type="float" office:value="0.775903614457831" calcext:value-type="float">
            <text:p>0.775903614457831</text:p>
          </table:table-cell>
          <table:table-cell office:value-type="float" office:value="0.0455075195958724" calcext:value-type="float">
            <text:p>0.0455075195958724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413674113472067" calcext:value-type="float">
            <text:p>0.0413674113472067</text:p>
          </table:table-cell>
          <table:table-cell office:value-type="float" office:value="0.775903614457831" calcext:value-type="float">
            <text:p>0.775903614457831</text:p>
          </table:table-cell>
          <table:table-cell office:value-type="float" office:value="0.0390199447437465" calcext:value-type="float">
            <text:p>0.0390199447437465</text:p>
          </table:table-cell>
          <table:table-cell office:value-type="float" office:value="0.781927710843374" calcext:value-type="float">
            <text:p>0.781927710843374</text:p>
          </table:table-cell>
          <table:table-cell office:value-type="float" office:value="0.0437916773446875" calcext:value-type="float">
            <text:p>0.0437916773446875</text:p>
          </table:table-cell>
          <table:table-cell office:value-type="float" office:value="0.778313253012048" calcext:value-type="float">
            <text:p>0.778313253012048</text:p>
          </table:table-cell>
          <table:table-cell office:value-type="float" office:value="0.0414258536810526" calcext:value-type="float">
            <text:p>0.0414258536810526</text:p>
          </table:table-cell>
          <table:table-cell office:value-type="float" office:value="0.77710843373494" calcext:value-type="float">
            <text:p>0.77710843373494</text:p>
          </table:table-cell>
          <table:table-cell office:value-type="float" office:value="0.0422164579149169" calcext:value-type="float">
            <text:p>0.0422164579149169</text:p>
          </table:table-cell>
          <table:table-cell office:value-type="float" office:value="0.773493975903614" calcext:value-type="float">
            <text:p>0.773493975903614</text:p>
          </table:table-cell>
          <table:table-cell office:value-type="float" office:value="0.0420441841873169" calcext:value-type="float">
            <text:p>0.042044184187316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mammographic</text:p>
          </table:table-cell>
          <table:table-cell office:value-type="float" office:value="0.778313253012048" calcext:value-type="float">
            <text:p>0.778313253012048</text:p>
          </table:table-cell>
          <table:table-cell office:value-type="float" office:value="0.0469037793434744" calcext:value-type="float">
            <text:p>0.0469037793434744</text:p>
          </table:table-cell>
          <table:table-cell office:value-type="float" office:value="0.781927710843373" calcext:value-type="float">
            <text:p>0.781927710843373</text:p>
          </table:table-cell>
          <table:table-cell office:value-type="float" office:value="0.0503051125144473" calcext:value-type="float">
            <text:p>0.0503051125144473</text:p>
          </table:table-cell>
          <table:table-cell office:value-type="float" office:value="0.785542168674699" calcext:value-type="float">
            <text:p>0.785542168674699</text:p>
          </table:table-cell>
          <table:table-cell office:value-type="float" office:value="0.0481257901331574" calcext:value-type="float">
            <text:p>0.0481257901331574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458077859360927" calcext:value-type="float">
            <text:p>0.0458077859360927</text:p>
          </table:table-cell>
          <table:table-cell office:value-type="float" office:value="0.78433734939759" calcext:value-type="float">
            <text:p>0.78433734939759</text:p>
          </table:table-cell>
          <table:table-cell office:value-type="float" office:value="0.0437916773446874" calcext:value-type="float">
            <text:p>0.0437916773446874</text:p>
          </table:table-cell>
          <table:table-cell office:value-type="float" office:value="0.774698795180723" calcext:value-type="float">
            <text:p>0.774698795180723</text:p>
          </table:table-cell>
          <table:table-cell office:value-type="float" office:value="0.0432729758941396" calcext:value-type="float">
            <text:p>0.0432729758941396</text:p>
          </table:table-cell>
          <table:table-cell office:value-type="float" office:value="0.786746987951807" calcext:value-type="float">
            <text:p>0.786746987951807</text:p>
          </table:table-cell>
          <table:table-cell office:value-type="float" office:value="0.0425209989801331" calcext:value-type="float">
            <text:p>0.0425209989801331</text:p>
          </table:table-cell>
          <table:table-cell office:value-type="float" office:value="0.783132530120482" calcext:value-type="float">
            <text:p>0.783132530120482</text:p>
          </table:table-cell>
          <table:table-cell office:value-type="float" office:value="0.0488575303638411" calcext:value-type="float">
            <text:p>0.0488575303638411</text:p>
          </table:table-cell>
          <table:table-cell office:value-type="float" office:value="0.77710843373494" calcext:value-type="float">
            <text:p>0.77710843373494</text:p>
          </table:table-cell>
          <table:table-cell office:value-type="float" office:value="0.0440853381528115" calcext:value-type="float">
            <text:p>0.0440853381528115</text:p>
          </table:table-cell>
          <table:table-cell office:value-type="float" office:value="0.78433734939759" calcext:value-type="float">
            <text:p>0.78433734939759</text:p>
          </table:table-cell>
          <table:table-cell office:value-type="float" office:value="0.0445221977571585" calcext:value-type="float">
            <text:p>0.0445221977571585</text:p>
          </table:table-cell>
          <table:table-cell office:value-type="float" office:value="0.780722891566265" calcext:value-type="float">
            <text:p>0.780722891566265</text:p>
          </table:table-cell>
          <table:table-cell office:value-type="float" office:value="0.039675788064991" calcext:value-type="float">
            <text:p>0.039675788064991</text:p>
          </table:table-cell>
          <table:table-cell office:value-type="float" office:value="0.778313253012048" calcext:value-type="float">
            <text:p>0.778313253012048</text:p>
          </table:table-cell>
          <table:table-cell office:value-type="float" office:value="0.0390199447437465" calcext:value-type="float">
            <text:p>0.0390199447437465</text:p>
          </table:table-cell>
          <table:table-cell office:value-type="float" office:value="0.781927710843374" calcext:value-type="float">
            <text:p>0.781927710843374</text:p>
          </table:table-cell>
          <table:table-cell office:value-type="float" office:value="0.0415230747809248" calcext:value-type="float">
            <text:p>0.0415230747809248</text:p>
          </table:table-cell>
          <table:table-cell office:value-type="float" office:value="0.780722891566265" calcext:value-type="float">
            <text:p>0.780722891566265</text:p>
          </table:table-cell>
          <table:table-cell office:value-type="float" office:value="0.0404806527497322" calcext:value-type="float">
            <text:p>0.0404806527497322</text:p>
          </table:table-cell>
          <table:table-cell office:value-type="float" office:value="0.778313253012048" calcext:value-type="float">
            <text:p>0.778313253012048</text:p>
          </table:table-cell>
          <table:table-cell office:value-type="float" office:value="0.0429549942397459" calcext:value-type="float">
            <text:p>0.0429549942397459</text:p>
          </table:table-cell>
          <table:table-cell office:value-type="float" office:value="0.775903614457831" calcext:value-type="float">
            <text:p>0.775903614457831</text:p>
          </table:table-cell>
          <table:table-cell office:value-type="float" office:value="0.0433288480618833" calcext:value-type="float">
            <text:p>0.043328848061883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mammographic</text:p>
          </table:table-cell>
          <table:table-cell office:value-type="float" office:value="0.776626506024096" calcext:value-type="float">
            <text:p>0.776626506024096</text:p>
          </table:table-cell>
          <table:table-cell office:value-type="float" office:value="0.0453887300500345" calcext:value-type="float">
            <text:p>0.0453887300500345</text:p>
          </table:table-cell>
          <table:table-cell office:value-type="float" office:value="0.783614457831325" calcext:value-type="float">
            <text:p>0.783614457831325</text:p>
          </table:table-cell>
          <table:table-cell office:value-type="float" office:value="0.0470979893352349" calcext:value-type="float">
            <text:p>0.0470979893352349</text:p>
          </table:table-cell>
          <table:table-cell office:value-type="float" office:value="0.788915662650602" calcext:value-type="float">
            <text:p>0.788915662650602</text:p>
          </table:table-cell>
          <table:table-cell office:value-type="float" office:value="0.0496628535757791" calcext:value-type="float">
            <text:p>0.0496628535757791</text:p>
          </table:table-cell>
          <table:table-cell office:value-type="float" office:value="0.780722891566265" calcext:value-type="float">
            <text:p>0.780722891566265</text:p>
          </table:table-cell>
          <table:table-cell office:value-type="float" office:value="0.0432758804488478" calcext:value-type="float">
            <text:p>0.0432758804488478</text:p>
          </table:table-cell>
          <table:table-cell office:value-type="float" office:value="0.783614457831325" calcext:value-type="float">
            <text:p>0.783614457831325</text:p>
          </table:table-cell>
          <table:table-cell office:value-type="float" office:value="0.0398950971119984" calcext:value-type="float">
            <text:p>0.0398950971119984</text:p>
          </table:table-cell>
          <table:table-cell office:value-type="float" office:value="0.778313253012048" calcext:value-type="float">
            <text:p>0.778313253012048</text:p>
          </table:table-cell>
          <table:table-cell office:value-type="float" office:value="0.0471579831050008" calcext:value-type="float">
            <text:p>0.0471579831050008</text:p>
          </table:table-cell>
          <table:table-cell office:value-type="float" office:value="0.780722891566265" calcext:value-type="float">
            <text:p>0.780722891566265</text:p>
          </table:table-cell>
          <table:table-cell office:value-type="float" office:value="0.0445508152590339" calcext:value-type="float">
            <text:p>0.0445508152590339</text:p>
          </table:table-cell>
          <table:table-cell office:value-type="float" office:value="0.78144578313253" calcext:value-type="float">
            <text:p>0.78144578313253</text:p>
          </table:table-cell>
          <table:table-cell office:value-type="float" office:value="0.0466081831621859" calcext:value-type="float">
            <text:p>0.0466081831621859</text:p>
          </table:table-cell>
          <table:table-cell office:value-type="float" office:value="0.778072289156627" calcext:value-type="float">
            <text:p>0.778072289156627</text:p>
          </table:table-cell>
          <table:table-cell office:value-type="float" office:value="0.0428983066879063" calcext:value-type="float">
            <text:p>0.0428983066879063</text:p>
          </table:table-cell>
          <table:table-cell office:value-type="float" office:value="0.778795180722892" calcext:value-type="float">
            <text:p>0.778795180722892</text:p>
          </table:table-cell>
          <table:table-cell office:value-type="float" office:value="0.046066686361135" calcext:value-type="float">
            <text:p>0.046066686361135</text:p>
          </table:table-cell>
          <table:table-cell office:value-type="float" office:value="0.78289156626506" calcext:value-type="float">
            <text:p>0.78289156626506</text:p>
          </table:table-cell>
          <table:table-cell office:value-type="float" office:value="0.0433964216295592" calcext:value-type="float">
            <text:p>0.0433964216295592</text:p>
          </table:table-cell>
          <table:table-cell office:value-type="float" office:value="0.780722891566265" calcext:value-type="float">
            <text:p>0.780722891566265</text:p>
          </table:table-cell>
          <table:table-cell office:value-type="float" office:value="0.0398642348475888" calcext:value-type="float">
            <text:p>0.0398642348475888</text:p>
          </table:table-cell>
          <table:table-cell office:value-type="float" office:value="0.777349397590361" calcext:value-type="float">
            <text:p>0.777349397590361</text:p>
          </table:table-cell>
          <table:table-cell office:value-type="float" office:value="0.043241246975246" calcext:value-type="float">
            <text:p>0.043241246975246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412835187992524" calcext:value-type="float">
            <text:p>0.0412835187992524</text:p>
          </table:table-cell>
          <table:table-cell office:value-type="float" office:value="0.77566265060241" calcext:value-type="float">
            <text:p>0.77566265060241</text:p>
          </table:table-cell>
          <table:table-cell office:value-type="float" office:value="0.0424918722284093" calcext:value-type="float">
            <text:p>0.0424918722284093</text:p>
          </table:table-cell>
          <table:table-cell office:value-type="float" office:value="0.777349397590361" calcext:value-type="float">
            <text:p>0.777349397590361</text:p>
          </table:table-cell>
          <table:table-cell office:value-type="float" office:value="0.0451274498794507" calcext:value-type="float">
            <text:p>0.04512744987945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phoneme</text:p>
          </table:table-cell>
          <table:table-cell office:value-type="float" office:value="0.869544396522215" calcext:value-type="float">
            <text:p>0.869544396522215</text:p>
          </table:table-cell>
          <table:table-cell office:value-type="float" office:value="0.0173171008627761" calcext:value-type="float">
            <text:p>0.0173171008627761</text:p>
          </table:table-cell>
          <table:table-cell office:value-type="float" office:value="0.897118504826453" calcext:value-type="float">
            <text:p>0.897118504826453</text:p>
          </table:table-cell>
          <table:table-cell office:value-type="float" office:value="0.0129520122074959" calcext:value-type="float">
            <text:p>0.0129520122074959</text:p>
          </table:table-cell>
          <table:table-cell office:value-type="float" office:value="0.890085233107414" calcext:value-type="float">
            <text:p>0.890085233107414</text:p>
          </table:table-cell>
          <table:table-cell office:value-type="float" office:value="0.0138442404494312" calcext:value-type="float">
            <text:p>0.0138442404494312</text:p>
          </table:table-cell>
          <table:table-cell office:value-type="float" office:value="0.886940507975628" calcext:value-type="float">
            <text:p>0.886940507975628</text:p>
          </table:table-cell>
          <table:table-cell office:value-type="float" office:value="0.0127806599421183" calcext:value-type="float">
            <text:p>0.0127806599421183</text:p>
          </table:table-cell>
          <table:table-cell office:value-type="float" office:value="0.896189155884165" calcext:value-type="float">
            <text:p>0.896189155884165</text:p>
          </table:table-cell>
          <table:table-cell office:value-type="float" office:value="0.0157440177187251" calcext:value-type="float">
            <text:p>0.0157440177187251</text:p>
          </table:table-cell>
          <table:table-cell office:value-type="float" office:value="0.893418566440748" calcext:value-type="float">
            <text:p>0.893418566440748</text:p>
          </table:table-cell>
          <table:table-cell office:value-type="float" office:value="0.0198373249922193" calcext:value-type="float">
            <text:p>0.0198373249922193</text:p>
          </table:table-cell>
          <table:table-cell office:value-type="float" office:value="0.892490929006641" calcext:value-type="float">
            <text:p>0.892490929006641</text:p>
          </table:table-cell>
          <table:table-cell office:value-type="float" office:value="0.010655655006833" calcext:value-type="float">
            <text:p>0.010655655006833</text:p>
          </table:table-cell>
          <table:table-cell office:value-type="float" office:value="0.893787909906209" calcext:value-type="float">
            <text:p>0.893787909906209</text:p>
          </table:table-cell>
          <table:table-cell office:value-type="float" office:value="0.0139386777482168" calcext:value-type="float">
            <text:p>0.0139386777482168</text:p>
          </table:table-cell>
          <table:table-cell office:value-type="float" office:value="0.89952420072568" calcext:value-type="float">
            <text:p>0.89952420072568</text:p>
          </table:table-cell>
          <table:table-cell office:value-type="float" office:value="0.0176014488072259" calcext:value-type="float">
            <text:p>0.0176014488072259</text:p>
          </table:table-cell>
          <table:table-cell office:value-type="float" office:value="0.898599301704662" calcext:value-type="float">
            <text:p>0.898599301704662</text:p>
          </table:table-cell>
          <table:table-cell office:value-type="float" office:value="0.0132825294011632" calcext:value-type="float">
            <text:p>0.0132825294011632</text:p>
          </table:table-cell>
          <table:table-cell office:value-type="float" office:value="0.897485109878825" calcext:value-type="float">
            <text:p>0.897485109878825</text:p>
          </table:table-cell>
          <table:table-cell office:value-type="float" office:value="0.0148674662215996" calcext:value-type="float">
            <text:p>0.0148674662215996</text:p>
          </table:table-cell>
          <table:table-cell office:value-type="float" office:value="0.900818100910522" calcext:value-type="float">
            <text:p>0.900818100910522</text:p>
          </table:table-cell>
          <table:table-cell office:value-type="float" office:value="0.0157507375955385" calcext:value-type="float">
            <text:p>0.0157507375955385</text:p>
          </table:table-cell>
          <table:table-cell office:value-type="float" office:value="0.899151776545492" calcext:value-type="float">
            <text:p>0.899151776545492</text:p>
          </table:table-cell>
          <table:table-cell office:value-type="float" office:value="0.013579835140691" calcext:value-type="float">
            <text:p>0.013579835140691</text:p>
          </table:table-cell>
          <table:table-cell office:value-type="float" office:value="0.901374683370986" calcext:value-type="float">
            <text:p>0.901374683370986</text:p>
          </table:table-cell>
          <table:table-cell office:value-type="float" office:value="0.0144726645922311" calcext:value-type="float">
            <text:p>0.0144726645922311</text:p>
          </table:table-cell>
          <table:table-cell office:value-type="float" office:value="0.902299240090368" calcext:value-type="float">
            <text:p>0.902299240090368</text:p>
          </table:table-cell>
          <table:table-cell office:value-type="float" office:value="0.0143160254254118" calcext:value-type="float">
            <text:p>0.0143160254254118</text:p>
          </table:table-cell>
          <table:table-cell office:value-type="float" office:value="0.899706305196139" calcext:value-type="float">
            <text:p>0.899706305196139</text:p>
          </table:table-cell>
          <table:table-cell office:value-type="float" office:value="0.0150317219778562" calcext:value-type="float">
            <text:p>0.015031721977856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phoneme</text:p>
          </table:table-cell>
          <table:table-cell office:value-type="float" office:value="0.867324912713083" calcext:value-type="float">
            <text:p>0.867324912713083</text:p>
          </table:table-cell>
          <table:table-cell office:value-type="float" office:value="0.0187620692620629" calcext:value-type="float">
            <text:p>0.0187620692620629</text:p>
          </table:table-cell>
          <table:table-cell office:value-type="float" office:value="0.903224481413021" calcext:value-type="float">
            <text:p>0.903224481413021</text:p>
          </table:table-cell>
          <table:table-cell office:value-type="float" office:value="0.0144566812994748" calcext:value-type="float">
            <text:p>0.0144566812994748</text:p>
          </table:table-cell>
          <table:table-cell office:value-type="float" office:value="0.89304614226056" calcext:value-type="float">
            <text:p>0.89304614226056</text:p>
          </table:table-cell>
          <table:table-cell office:value-type="float" office:value="0.0142367743071554" calcext:value-type="float">
            <text:p>0.0142367743071554</text:p>
          </table:table-cell>
          <table:table-cell office:value-type="float" office:value="0.891939138769083" calcext:value-type="float">
            <text:p>0.891939138769083</text:p>
          </table:table-cell>
          <table:table-cell office:value-type="float" office:value="0.0151037332154758" calcext:value-type="float">
            <text:p>0.0151037332154758</text:p>
          </table:table-cell>
          <table:table-cell office:value-type="float" office:value="0.89841206270966" calcext:value-type="float">
            <text:p>0.89841206270966</text:p>
          </table:table-cell>
          <table:table-cell office:value-type="float" office:value="0.0125293251908383" calcext:value-type="float">
            <text:p>0.0125293251908383</text:p>
          </table:table-cell>
          <table:table-cell office:value-type="float" office:value="0.90229992469364" calcext:value-type="float">
            <text:p>0.90229992469364</text:p>
          </table:table-cell>
          <table:table-cell office:value-type="float" office:value="0.0160562701377361" calcext:value-type="float">
            <text:p>0.0160562701377361</text:p>
          </table:table-cell>
          <table:table-cell office:value-type="float" office:value="0.898226877524475" calcext:value-type="float">
            <text:p>0.898226877524475</text:p>
          </table:table-cell>
          <table:table-cell office:value-type="float" office:value="0.0133455816155901" calcext:value-type="float">
            <text:p>0.0133455816155901</text:p>
          </table:table-cell>
          <table:table-cell office:value-type="float" office:value="0.900636338741699" calcext:value-type="float">
            <text:p>0.900636338741699</text:p>
          </table:table-cell>
          <table:table-cell office:value-type="float" office:value="0.0138959628983194" calcext:value-type="float">
            <text:p>0.0138959628983194</text:p>
          </table:table-cell>
          <table:table-cell office:value-type="float" office:value="0.90081741630725" calcext:value-type="float">
            <text:p>0.90081741630725</text:p>
          </table:table-cell>
          <table:table-cell office:value-type="float" office:value="0.0151597046907485" calcext:value-type="float">
            <text:p>0.0151597046907485</text:p>
          </table:table-cell>
          <table:table-cell office:value-type="float" office:value="0.906925789005271" calcext:value-type="float">
            <text:p>0.906925789005271</text:p>
          </table:table-cell>
          <table:table-cell office:value-type="float" office:value="0.0127765630403766" calcext:value-type="float">
            <text:p>0.0127765630403766</text:p>
          </table:table-cell>
          <table:table-cell office:value-type="float" office:value="0.904521120010954" calcext:value-type="float">
            <text:p>0.904521120010954</text:p>
          </table:table-cell>
          <table:table-cell office:value-type="float" office:value="0.0152942098046017" calcext:value-type="float">
            <text:p>0.0152942098046017</text:p>
          </table:table-cell>
          <table:table-cell office:value-type="float" office:value="0.906187444375984" calcext:value-type="float">
            <text:p>0.906187444375984</text:p>
          </table:table-cell>
          <table:table-cell office:value-type="float" office:value="0.0167553379540362" calcext:value-type="float">
            <text:p>0.0167553379540362</text:p>
          </table:table-cell>
          <table:table-cell office:value-type="float" office:value="0.907663791332922" calcext:value-type="float">
            <text:p>0.907663791332922</text:p>
          </table:table-cell>
          <table:table-cell office:value-type="float" office:value="0.0103792551196584" calcext:value-type="float">
            <text:p>0.0103792551196584</text:p>
          </table:table-cell>
          <table:table-cell office:value-type="float" office:value="0.906369548846443" calcext:value-type="float">
            <text:p>0.906369548846443</text:p>
          </table:table-cell>
          <table:table-cell office:value-type="float" office:value="0.0141106401009159" calcext:value-type="float">
            <text:p>0.0141106401009159</text:p>
          </table:table-cell>
          <table:table-cell office:value-type="float" office:value="0.907109262682276" calcext:value-type="float">
            <text:p>0.907109262682276</text:p>
          </table:table-cell>
          <table:table-cell office:value-type="float" office:value="0.0158407341291655" calcext:value-type="float">
            <text:p>0.0158407341291655</text:p>
          </table:table-cell>
          <table:table-cell office:value-type="float" office:value="0.908590744163757" calcext:value-type="float">
            <text:p>0.908590744163757</text:p>
          </table:table-cell>
          <table:table-cell office:value-type="float" office:value="0.0152256392025168" calcext:value-type="float">
            <text:p>0.015225639202516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phoneme</text:p>
          </table:table-cell>
          <table:table-cell office:value-type="float" office:value="0.869359895940303" calcext:value-type="float">
            <text:p>0.869359895940303</text:p>
          </table:table-cell>
          <table:table-cell office:value-type="float" office:value="0.0181309218922115" calcext:value-type="float">
            <text:p>0.0181309218922115</text:p>
          </table:table-cell>
          <table:table-cell office:value-type="float" office:value="0.904332511809406" calcext:value-type="float">
            <text:p>0.904332511809406</text:p>
          </table:table-cell>
          <table:table-cell office:value-type="float" office:value="0.0123170829051461" calcext:value-type="float">
            <text:p>0.0123170829051461</text:p>
          </table:table-cell>
          <table:table-cell office:value-type="float" office:value="0.89267577189019" calcext:value-type="float">
            <text:p>0.89267577189019</text:p>
          </table:table-cell>
          <table:table-cell office:value-type="float" office:value="0.0124509084311345" calcext:value-type="float">
            <text:p>0.0124509084311345</text:p>
          </table:table-cell>
          <table:table-cell office:value-type="float" office:value="0.892679879509824" calcext:value-type="float">
            <text:p>0.892679879509824</text:p>
          </table:table-cell>
          <table:table-cell office:value-type="float" office:value="0.0156359401049143" calcext:value-type="float">
            <text:p>0.0156359401049143</text:p>
          </table:table-cell>
          <table:table-cell office:value-type="float" office:value="0.900262887656603" calcext:value-type="float">
            <text:p>0.900262887656603</text:p>
          </table:table-cell>
          <table:table-cell office:value-type="float" office:value="0.0122138826150067" calcext:value-type="float">
            <text:p>0.0122138826150067</text:p>
          </table:table-cell>
          <table:table-cell office:value-type="float" office:value="0.904151776545492" calcext:value-type="float">
            <text:p>0.904151776545492</text:p>
          </table:table-cell>
          <table:table-cell office:value-type="float" office:value="0.0162861022836502" calcext:value-type="float">
            <text:p>0.0162861022836502</text:p>
          </table:table-cell>
          <table:table-cell office:value-type="float" office:value="0.898965564455398" calcext:value-type="float">
            <text:p>0.898965564455398</text:p>
          </table:table-cell>
          <table:table-cell office:value-type="float" office:value="0.0131042861291162" calcext:value-type="float">
            <text:p>0.0131042861291162</text:p>
          </table:table-cell>
          <table:table-cell office:value-type="float" office:value="0.901559526254536" calcext:value-type="float">
            <text:p>0.901559526254536</text:p>
          </table:table-cell>
          <table:table-cell office:value-type="float" office:value="0.0149599095003114" calcext:value-type="float">
            <text:p>0.0149599095003114</text:p>
          </table:table-cell>
          <table:table-cell office:value-type="float" office:value="0.904333196412679" calcext:value-type="float">
            <text:p>0.904333196412679</text:p>
          </table:table-cell>
          <table:table-cell office:value-type="float" office:value="0.0135698688722759" calcext:value-type="float">
            <text:p>0.0135698688722759</text:p>
          </table:table-cell>
          <table:table-cell office:value-type="float" office:value="0.90840932429657" calcext:value-type="float">
            <text:p>0.90840932429657</text:p>
          </table:table-cell>
          <table:table-cell office:value-type="float" office:value="0.0145108674853354" calcext:value-type="float">
            <text:p>0.0145108674853354</text:p>
          </table:table-cell>
          <table:table-cell office:value-type="float" office:value="0.903964195248853" calcext:value-type="float">
            <text:p>0.903964195248853</text:p>
          </table:table-cell>
          <table:table-cell office:value-type="float" office:value="0.014625549929134" calcext:value-type="float">
            <text:p>0.014625549929134</text:p>
          </table:table-cell>
          <table:table-cell office:value-type="float" office:value="0.905818100910522" calcext:value-type="float">
            <text:p>0.905818100910522</text:p>
          </table:table-cell>
          <table:table-cell office:value-type="float" office:value="0.0167807880468279" calcext:value-type="float">
            <text:p>0.0167807880468279</text:p>
          </table:table-cell>
          <table:table-cell office:value-type="float" office:value="0.908774902444034" calcext:value-type="float">
            <text:p>0.908774902444034</text:p>
          </table:table-cell>
          <table:table-cell office:value-type="float" office:value="0.0124881466255291" calcext:value-type="float">
            <text:p>0.0124881466255291</text:p>
          </table:table-cell>
          <table:table-cell office:value-type="float" office:value="0.909330800301225" calcext:value-type="float">
            <text:p>0.909330800301225</text:p>
          </table:table-cell>
          <table:table-cell office:value-type="float" office:value="0.0151941660822194" calcext:value-type="float">
            <text:p>0.0151941660822194</text:p>
          </table:table-cell>
          <table:table-cell office:value-type="float" office:value="0.906552680221811" calcext:value-type="float">
            <text:p>0.906552680221811</text:p>
          </table:table-cell>
          <table:table-cell office:value-type="float" office:value="0.0161486283064145" calcext:value-type="float">
            <text:p>0.0161486283064145</text:p>
          </table:table-cell>
          <table:table-cell office:value-type="float" office:value="0.908219004586842" calcext:value-type="float">
            <text:p>0.908219004586842</text:p>
          </table:table-cell>
          <table:table-cell office:value-type="float" office:value="0.0138542086421665" calcext:value-type="float">
            <text:p>0.013854208642166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phoneme</text:p>
          </table:table-cell>
          <table:table-cell office:value-type="float" office:value="0.867878756760457" calcext:value-type="float">
            <text:p>0.867878756760457</text:p>
          </table:table-cell>
          <table:table-cell office:value-type="float" office:value="0.0161125579346532" calcext:value-type="float">
            <text:p>0.0161125579346532</text:p>
          </table:table-cell>
          <table:table-cell office:value-type="float" office:value="0.902112343397002" calcext:value-type="float">
            <text:p>0.902112343397002</text:p>
          </table:table-cell>
          <table:table-cell office:value-type="float" office:value="0.0131003436439623" calcext:value-type="float">
            <text:p>0.0131003436439623</text:p>
          </table:table-cell>
          <table:table-cell office:value-type="float" office:value="0.895450468953242" calcext:value-type="float">
            <text:p>0.895450468953242</text:p>
          </table:table-cell>
          <table:table-cell office:value-type="float" office:value="0.0127109335447724" calcext:value-type="float">
            <text:p>0.0127109335447724</text:p>
          </table:table-cell>
          <table:table-cell office:value-type="float" office:value="0.893975833504484" calcext:value-type="float">
            <text:p>0.893975833504484</text:p>
          </table:table-cell>
          <table:table-cell office:value-type="float" office:value="0.015313935952691" calcext:value-type="float">
            <text:p>0.015313935952691</text:p>
          </table:table-cell>
          <table:table-cell office:value-type="float" office:value="0.901002943794071" calcext:value-type="float">
            <text:p>0.901002943794071</text:p>
          </table:table-cell>
          <table:table-cell office:value-type="float" office:value="0.0125483141233957" calcext:value-type="float">
            <text:p>0.0125483141233957</text:p>
          </table:table-cell>
          <table:table-cell office:value-type="float" office:value="0.903781063873485" calcext:value-type="float">
            <text:p>0.903781063873485</text:p>
          </table:table-cell>
          <table:table-cell office:value-type="float" office:value="0.0161056524044145" calcext:value-type="float">
            <text:p>0.0161056524044145</text:p>
          </table:table-cell>
          <table:table-cell office:value-type="float" office:value="0.900631888820429" calcext:value-type="float">
            <text:p>0.900631888820429</text:p>
          </table:table-cell>
          <table:table-cell office:value-type="float" office:value="0.0132345426926613" calcext:value-type="float">
            <text:p>0.0132345426926613</text:p>
          </table:table-cell>
          <table:table-cell office:value-type="float" office:value="0.90192955432327" calcext:value-type="float">
            <text:p>0.90192955432327</text:p>
          </table:table-cell>
          <table:table-cell office:value-type="float" office:value="0.0141825853491947" calcext:value-type="float">
            <text:p>0.0141825853491947</text:p>
          </table:table-cell>
          <table:table-cell office:value-type="float" office:value="0.904703566783049" calcext:value-type="float">
            <text:p>0.904703566783049</text:p>
          </table:table-cell>
          <table:table-cell office:value-type="float" office:value="0.0128533682950674" calcext:value-type="float">
            <text:p>0.0128533682950674</text:p>
          </table:table-cell>
          <table:table-cell office:value-type="float" office:value="0.908964879852126" calcext:value-type="float">
            <text:p>0.908964879852126</text:p>
          </table:table-cell>
          <table:table-cell office:value-type="float" office:value="0.0140448432629314" calcext:value-type="float">
            <text:p>0.0140448432629314</text:p>
          </table:table-cell>
          <table:table-cell office:value-type="float" office:value="0.905999520777709" calcext:value-type="float">
            <text:p>0.905999520777709</text:p>
          </table:table-cell>
          <table:table-cell office:value-type="float" office:value="0.0136979564327828" calcext:value-type="float">
            <text:p>0.0136979564327828</text:p>
          </table:table-cell>
          <table:table-cell office:value-type="float" office:value="0.904891490381324" calcext:value-type="float">
            <text:p>0.904891490381324</text:p>
          </table:table-cell>
          <table:table-cell office:value-type="float" office:value="0.0163910380662694" calcext:value-type="float">
            <text:p>0.0163910380662694</text:p>
          </table:table-cell>
          <table:table-cell office:value-type="float" office:value="0.909883959745328" calcext:value-type="float">
            <text:p>0.909883959745328</text:p>
          </table:table-cell>
          <table:table-cell office:value-type="float" office:value="0.0153936139322131" calcext:value-type="float">
            <text:p>0.0153936139322131</text:p>
          </table:table-cell>
          <table:table-cell office:value-type="float" office:value="0.912291709454371" calcext:value-type="float">
            <text:p>0.912291709454371</text:p>
          </table:table-cell>
          <table:table-cell office:value-type="float" office:value="0.0135917239656268" calcext:value-type="float">
            <text:p>0.0135917239656268</text:p>
          </table:table-cell>
          <table:table-cell office:value-type="float" office:value="0.906554049428356" calcext:value-type="float">
            <text:p>0.906554049428356</text:p>
          </table:table-cell>
          <table:table-cell office:value-type="float" office:value="0.0153134465723512" calcext:value-type="float">
            <text:p>0.0153134465723512</text:p>
          </table:table-cell>
          <table:table-cell office:value-type="float" office:value="0.907481344560827" calcext:value-type="float">
            <text:p>0.907481344560827</text:p>
          </table:table-cell>
          <table:table-cell office:value-type="float" office:value="0.0134654909846857" calcext:value-type="float">
            <text:p>0.013465490984685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phoneme</text:p>
          </table:table-cell>
          <table:table-cell office:value-type="float" office:value="0.868248100225919" calcext:value-type="float">
            <text:p>0.868248100225919</text:p>
          </table:table-cell>
          <table:table-cell office:value-type="float" office:value="0.0159683487858902" calcext:value-type="float">
            <text:p>0.0159683487858902</text:p>
          </table:table-cell>
          <table:table-cell office:value-type="float" office:value="0.903776956253851" calcext:value-type="float">
            <text:p>0.903776956253851</text:p>
          </table:table-cell>
          <table:table-cell office:value-type="float" office:value="0.0138595926729964" calcext:value-type="float">
            <text:p>0.0138595926729964</text:p>
          </table:table-cell>
          <table:table-cell office:value-type="float" office:value="0.895635996440063" calcext:value-type="float">
            <text:p>0.895635996440063</text:p>
          </table:table-cell>
          <table:table-cell office:value-type="float" office:value="0.0121245690381737" calcext:value-type="float">
            <text:p>0.0121245690381737</text:p>
          </table:table-cell>
          <table:table-cell office:value-type="float" office:value="0.893419935647292" calcext:value-type="float">
            <text:p>0.893419935647292</text:p>
          </table:table-cell>
          <table:table-cell office:value-type="float" office:value="0.0158121486829573" calcext:value-type="float">
            <text:p>0.0158121486829573</text:p>
          </table:table-cell>
          <table:table-cell office:value-type="float" office:value="0.901372971862805" calcext:value-type="float">
            <text:p>0.901372971862805</text:p>
          </table:table-cell>
          <table:table-cell office:value-type="float" office:value="0.0144569497007919" calcext:value-type="float">
            <text:p>0.0144569497007919</text:p>
          </table:table-cell>
          <table:table-cell office:value-type="float" office:value="0.904522489217499" calcext:value-type="float">
            <text:p>0.904522489217499</text:p>
          </table:table-cell>
          <table:table-cell office:value-type="float" office:value="0.0156732489506266" calcext:value-type="float">
            <text:p>0.0156732489506266</text:p>
          </table:table-cell>
          <table:table-cell office:value-type="float" office:value="0.901372971862805" calcext:value-type="float">
            <text:p>0.901372971862805</text:p>
          </table:table-cell>
          <table:table-cell office:value-type="float" office:value="0.0131430152808107" calcext:value-type="float">
            <text:p>0.0131430152808107</text:p>
          </table:table-cell>
          <table:table-cell office:value-type="float" office:value="0.901004997603888" calcext:value-type="float">
            <text:p>0.901004997603888</text:p>
          </table:table-cell>
          <table:table-cell office:value-type="float" office:value="0.0136392600288201" calcext:value-type="float">
            <text:p>0.0136392600288201</text:p>
          </table:table-cell>
          <table:table-cell office:value-type="float" office:value="0.903778667762032" calcext:value-type="float">
            <text:p>0.903778667762032</text:p>
          </table:table-cell>
          <table:table-cell office:value-type="float" office:value="0.0131373613396616" calcext:value-type="float">
            <text:p>0.0131373613396616</text:p>
          </table:table-cell>
          <table:table-cell office:value-type="float" office:value="0.908223796809749" calcext:value-type="float">
            <text:p>0.908223796809749</text:p>
          </table:table-cell>
          <table:table-cell office:value-type="float" office:value="0.0143818381079012" calcext:value-type="float">
            <text:p>0.0143818381079012</text:p>
          </table:table-cell>
          <table:table-cell office:value-type="float" office:value="0.90747929075101" calcext:value-type="float">
            <text:p>0.90747929075101</text:p>
          </table:table-cell>
          <table:table-cell office:value-type="float" office:value="0.012399148614264" calcext:value-type="float">
            <text:p>0.012399148614264</text:p>
          </table:table-cell>
          <table:table-cell office:value-type="float" office:value="0.907483056069008" calcext:value-type="float">
            <text:p>0.907483056069008</text:p>
          </table:table-cell>
          <table:table-cell office:value-type="float" office:value="0.0164998188557253" calcext:value-type="float">
            <text:p>0.0164998188557253</text:p>
          </table:table-cell>
          <table:table-cell office:value-type="float" office:value="0.909514616279866" calcext:value-type="float">
            <text:p>0.909514616279866</text:p>
          </table:table-cell>
          <table:table-cell office:value-type="float" office:value="0.01481519771105" calcext:value-type="float">
            <text:p>0.01481519771105</text:p>
          </table:table-cell>
          <table:table-cell office:value-type="float" office:value="0.911366468131718" calcext:value-type="float">
            <text:p>0.911366468131718</text:p>
          </table:table-cell>
          <table:table-cell office:value-type="float" office:value="0.0130529846223855" calcext:value-type="float">
            <text:p>0.0130529846223855</text:p>
          </table:table-cell>
          <table:table-cell office:value-type="float" office:value="0.906184021359622" calcext:value-type="float">
            <text:p>0.906184021359622</text:p>
          </table:table-cell>
          <table:table-cell office:value-type="float" office:value="0.0149055652820621" calcext:value-type="float">
            <text:p>0.0149055652820621</text:p>
          </table:table-cell>
          <table:table-cell office:value-type="float" office:value="0.908035873211474" calcext:value-type="float">
            <text:p>0.908035873211474</text:p>
          </table:table-cell>
          <table:table-cell office:value-type="float" office:value="0.0140771781938426" calcext:value-type="float">
            <text:p>0.014077178193842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phoneme</text:p>
          </table:table-cell>
          <table:table-cell office:value-type="float" office:value="0.868471212432395" calcext:value-type="float">
            <text:p>0.868471212432395</text:p>
          </table:table-cell>
          <table:table-cell office:value-type="float" office:value="0.0172581997475188" calcext:value-type="float">
            <text:p>0.0172581997475188</text:p>
          </table:table-cell>
          <table:table-cell office:value-type="float" office:value="0.902112959539947" calcext:value-type="float">
            <text:p>0.902112959539947</text:p>
          </table:table-cell>
          <table:table-cell office:value-type="float" office:value="0.0133371425458151" calcext:value-type="float">
            <text:p>0.0133371425458151</text:p>
          </table:table-cell>
          <table:table-cell office:value-type="float" office:value="0.893378722530294" calcext:value-type="float">
            <text:p>0.893378722530294</text:p>
          </table:table-cell>
          <table:table-cell office:value-type="float" office:value="0.0130734851541334" calcext:value-type="float">
            <text:p>0.0130734851541334</text:p>
          </table:table-cell>
          <table:table-cell office:value-type="float" office:value="0.891791059081262" calcext:value-type="float">
            <text:p>0.891791059081262</text:p>
          </table:table-cell>
          <table:table-cell office:value-type="float" office:value="0.0149292835796313" calcext:value-type="float">
            <text:p>0.0149292835796313</text:p>
          </table:table-cell>
          <table:table-cell office:value-type="float" office:value="0.899448004381461" calcext:value-type="float">
            <text:p>0.899448004381461</text:p>
          </table:table-cell>
          <table:table-cell office:value-type="float" office:value="0.0134984978697515" calcext:value-type="float">
            <text:p>0.0134984978697515</text:p>
          </table:table-cell>
          <table:table-cell office:value-type="float" office:value="0.901634764154173" calcext:value-type="float">
            <text:p>0.901634764154173</text:p>
          </table:table-cell>
          <table:table-cell office:value-type="float" office:value="0.0167917197537293" calcext:value-type="float">
            <text:p>0.0167917197537293</text:p>
          </table:table-cell>
          <table:table-cell office:value-type="float" office:value="0.898337646333949" calcext:value-type="float">
            <text:p>0.898337646333949</text:p>
          </table:table-cell>
          <table:table-cell office:value-type="float" office:value="0.0126966161450023" calcext:value-type="float">
            <text:p>0.0126966161450023</text:p>
          </table:table-cell>
          <table:table-cell office:value-type="float" office:value="0.89978366536592" calcext:value-type="float">
            <text:p>0.89978366536592</text:p>
          </table:table-cell>
          <table:table-cell office:value-type="float" office:value="0.0141232791049725" calcext:value-type="float">
            <text:p>0.0141232791049725</text:p>
          </table:table-cell>
          <table:table-cell office:value-type="float" office:value="0.902631409598138" calcext:value-type="float">
            <text:p>0.902631409598138</text:p>
          </table:table-cell>
          <table:table-cell office:value-type="float" office:value="0.0144643504009959" calcext:value-type="float">
            <text:p>0.0144643504009959</text:p>
          </table:table-cell>
          <table:table-cell office:value-type="float" office:value="0.906224618333675" calcext:value-type="float">
            <text:p>0.906224618333675</text:p>
          </table:table-cell>
          <table:table-cell office:value-type="float" office:value="0.0137993282595416" calcext:value-type="float">
            <text:p>0.0137993282595416</text:p>
          </table:table-cell>
          <table:table-cell office:value-type="float" office:value="0.90388984733347" calcext:value-type="float">
            <text:p>0.90388984733347</text:p>
          </table:table-cell>
          <table:table-cell office:value-type="float" office:value="0.0141768662004764" calcext:value-type="float">
            <text:p>0.0141768662004764</text:p>
          </table:table-cell>
          <table:table-cell office:value-type="float" office:value="0.905039638529472" calcext:value-type="float">
            <text:p>0.905039638529472</text:p>
          </table:table-cell>
          <table:table-cell office:value-type="float" office:value="0.0164355441036795" calcext:value-type="float">
            <text:p>0.0164355441036795</text:p>
          </table:table-cell>
          <table:table-cell office:value-type="float" office:value="0.906997809269528" calcext:value-type="float">
            <text:p>0.906997809269528</text:p>
          </table:table-cell>
          <table:table-cell office:value-type="float" office:value="0.0133312097058283" calcext:value-type="float">
            <text:p>0.0133312097058283</text:p>
          </table:table-cell>
          <table:table-cell office:value-type="float" office:value="0.908146642020949" calcext:value-type="float">
            <text:p>0.908146642020949</text:p>
          </table:table-cell>
          <table:table-cell office:value-type="float" office:value="0.0140844358726757" calcext:value-type="float">
            <text:p>0.0140844358726757</text:p>
          </table:table-cell>
          <table:table-cell office:value-type="float" office:value="0.905739850756487" calcext:value-type="float">
            <text:p>0.905739850756487</text:p>
          </table:table-cell>
          <table:table-cell office:value-type="float" office:value="0.015304879943081" calcext:value-type="float">
            <text:p>0.015304879943081</text:p>
          </table:table-cell>
          <table:table-cell office:value-type="float" office:value="0.906406654343808" calcext:value-type="float">
            <text:p>0.906406654343808</text:p>
          </table:table-cell>
          <table:table-cell office:value-type="float" office:value="0.0143308478002136" calcext:value-type="float">
            <text:p>0.01433084780021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honeme</text:p>
          </table:table-cell>
          <table:table-cell office:value-type="float" office:value="0.90599678236462" calcext:value-type="float">
            <text:p>0.90599678236462</text:p>
          </table:table-cell>
          <table:table-cell office:value-type="float" office:value="0.0121294206250204" calcext:value-type="float">
            <text:p>0.0121294206250204</text:p>
          </table:table-cell>
          <table:table-cell office:value-type="float" office:value="0.903220373793387" calcext:value-type="float">
            <text:p>0.903220373793387</text:p>
          </table:table-cell>
          <table:table-cell office:value-type="float" office:value="0.0132198763822265" calcext:value-type="float">
            <text:p>0.0132198763822265</text:p>
          </table:table-cell>
          <table:table-cell office:value-type="float" office:value="0.907107551174095" calcext:value-type="float">
            <text:p>0.907107551174095</text:p>
          </table:table-cell>
          <table:table-cell office:value-type="float" office:value="0.0111760909580346" calcext:value-type="float">
            <text:p>0.0111760909580346</text:p>
          </table:table-cell>
          <table:table-cell office:value-type="float" office:value="0.903780036968577" calcext:value-type="float">
            <text:p>0.903780036968577</text:p>
          </table:table-cell>
          <table:table-cell office:value-type="float" office:value="0.0152408092470888" calcext:value-type="float">
            <text:p>0.0152408092470888</text:p>
          </table:table-cell>
          <table:table-cell office:value-type="float" office:value="0.899338330937222" calcext:value-type="float">
            <text:p>0.899338330937222</text:p>
          </table:table-cell>
          <table:table-cell office:value-type="float" office:value="0.0126999037914958" calcext:value-type="float">
            <text:p>0.0126999037914958</text:p>
          </table:table-cell>
          <table:table-cell office:value-type="float" office:value="0.905625385089341" calcext:value-type="float">
            <text:p>0.905625385089341</text:p>
          </table:table-cell>
          <table:table-cell office:value-type="float" office:value="0.0130303989025782" calcext:value-type="float">
            <text:p>0.0130303989025782</text:p>
          </table:table-cell>
          <table:table-cell office:value-type="float" office:value="0.903219346888478" calcext:value-type="float">
            <text:p>0.903219346888478</text:p>
          </table:table-cell>
          <table:table-cell office:value-type="float" office:value="0.0166059183745109" calcext:value-type="float">
            <text:p>0.0166059183745109</text:p>
          </table:table-cell>
          <table:table-cell office:value-type="float" office:value="0.902298213185459" calcext:value-type="float">
            <text:p>0.902298213185459</text:p>
          </table:table-cell>
          <table:table-cell office:value-type="float" office:value="0.0115291205752069" calcext:value-type="float">
            <text:p>0.0115291205752069</text:p>
          </table:table-cell>
          <table:table-cell office:value-type="float" office:value="0.901372629561169" calcext:value-type="float">
            <text:p>0.901372629561169</text:p>
          </table:table-cell>
          <table:table-cell office:value-type="float" office:value="0.0147218722931657" calcext:value-type="float">
            <text:p>0.0147218722931657</text:p>
          </table:table-cell>
          <table:table-cell office:value-type="float" office:value="0.899519750804409" calcext:value-type="float">
            <text:p>0.899519750804409</text:p>
          </table:table-cell>
          <table:table-cell office:value-type="float" office:value="0.0132486780072042" calcext:value-type="float">
            <text:p>0.0132486780072042</text:p>
          </table:table-cell>
          <table:table-cell office:value-type="float" office:value="0.901558157047991" calcext:value-type="float">
            <text:p>0.901558157047991</text:p>
          </table:table-cell>
          <table:table-cell office:value-type="float" office:value="0.0149188446047784" calcext:value-type="float">
            <text:p>0.0149188446047784</text:p>
          </table:table-cell>
          <table:table-cell office:value-type="float" office:value="0.900260491545149" calcext:value-type="float">
            <text:p>0.900260491545149</text:p>
          </table:table-cell>
          <table:table-cell office:value-type="float" office:value="0.017260409554644" calcext:value-type="float">
            <text:p>0.017260409554644</text:p>
          </table:table-cell>
          <table:table-cell office:value-type="float" office:value="0.903407270486753" calcext:value-type="float">
            <text:p>0.903407270486753</text:p>
          </table:table-cell>
          <table:table-cell office:value-type="float" office:value="0.0118622217605533" calcext:value-type="float">
            <text:p>0.0118622217605533</text:p>
          </table:table-cell>
          <table:table-cell office:value-type="float" office:value="0.90526049154515" calcext:value-type="float">
            <text:p>0.90526049154515</text:p>
          </table:table-cell>
          <table:table-cell office:value-type="float" office:value="0.01488509446395" calcext:value-type="float">
            <text:p>0.01488509446395</text:p>
          </table:table-cell>
          <table:table-cell office:value-type="float" office:value="0.903034504004929" calcext:value-type="float">
            <text:p>0.903034504004929</text:p>
          </table:table-cell>
          <table:table-cell office:value-type="float" office:value="0.0109015361159635" calcext:value-type="float">
            <text:p>0.0109015361159635</text:p>
          </table:table-cell>
          <table:table-cell office:value-type="float" office:value="0.904700143766687" calcext:value-type="float">
            <text:p>0.904700143766687</text:p>
          </table:table-cell>
          <table:table-cell office:value-type="float" office:value="0.0137614696222023" calcext:value-type="float">
            <text:p>0.01376146962220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honeme</text:p>
          </table:table-cell>
          <table:table-cell office:value-type="float" office:value="0.910438830697611" calcext:value-type="float">
            <text:p>0.910438830697611</text:p>
          </table:table-cell>
          <table:table-cell office:value-type="float" office:value="0.0115229220783784" calcext:value-type="float">
            <text:p>0.0115229220783784</text:p>
          </table:table-cell>
          <table:table-cell office:value-type="float" office:value="0.908585609639214" calcext:value-type="float">
            <text:p>0.908585609639214</text:p>
          </table:table-cell>
          <table:table-cell office:value-type="float" office:value="0.0129459803038831" calcext:value-type="float">
            <text:p>0.0129459803038831</text:p>
          </table:table-cell>
          <table:table-cell office:value-type="float" office:value="0.911920312179092" calcext:value-type="float">
            <text:p>0.911920312179092</text:p>
          </table:table-cell>
          <table:table-cell office:value-type="float" office:value="0.0130885987635571" calcext:value-type="float">
            <text:p>0.0130885987635571</text:p>
          </table:table-cell>
          <table:table-cell office:value-type="float" office:value="0.910440542205792" calcext:value-type="float">
            <text:p>0.910440542205792</text:p>
          </table:table-cell>
          <table:table-cell office:value-type="float" office:value="0.0121843818147436" calcext:value-type="float">
            <text:p>0.0121843818147436</text:p>
          </table:table-cell>
          <table:table-cell office:value-type="float" office:value="0.908774560142398" calcext:value-type="float">
            <text:p>0.908774560142398</text:p>
          </table:table-cell>
          <table:table-cell office:value-type="float" office:value="0.0119313446217591" calcext:value-type="float">
            <text:p>0.0119313446217591</text:p>
          </table:table-cell>
          <table:table-cell office:value-type="float" office:value="0.908034161703293" calcext:value-type="float">
            <text:p>0.908034161703293</text:p>
          </table:table-cell>
          <table:table-cell office:value-type="float" office:value="0.0111075473229684" calcext:value-type="float">
            <text:p>0.0111075473229684</text:p>
          </table:table-cell>
          <table:table-cell office:value-type="float" office:value="0.910440884507428" calcext:value-type="float">
            <text:p>0.910440884507428</text:p>
          </table:table-cell>
          <table:table-cell office:value-type="float" office:value="0.0136804777038564" calcext:value-type="float">
            <text:p>0.0136804777038564</text:p>
          </table:table-cell>
          <table:table-cell office:value-type="float" office:value="0.911363387416992" calcext:value-type="float">
            <text:p>0.911363387416992</text:p>
          </table:table-cell>
          <table:table-cell office:value-type="float" office:value="0.0127050732432567" calcext:value-type="float">
            <text:p>0.0127050732432567</text:p>
          </table:table-cell>
          <table:table-cell office:value-type="float" office:value="0.911734100088998" calcext:value-type="float">
            <text:p>0.911734100088998</text:p>
          </table:table-cell>
          <table:table-cell office:value-type="float" office:value="0.0124400527589547" calcext:value-type="float">
            <text:p>0.0124400527589547</text:p>
          </table:table-cell>
          <table:table-cell office:value-type="float" office:value="0.910438146094338" calcext:value-type="float">
            <text:p>0.910438146094338</text:p>
          </table:table-cell>
          <table:table-cell office:value-type="float" office:value="0.0124251763038397" calcext:value-type="float">
            <text:p>0.0124251763038397</text:p>
          </table:table-cell>
          <table:table-cell office:value-type="float" office:value="0.908773533237489" calcext:value-type="float">
            <text:p>0.908773533237489</text:p>
          </table:table-cell>
          <table:table-cell office:value-type="float" office:value="0.0123747551173898" calcext:value-type="float">
            <text:p>0.0123747551173898</text:p>
          </table:table-cell>
          <table:table-cell office:value-type="float" office:value="0.910439515300883" calcext:value-type="float">
            <text:p>0.910439515300883</text:p>
          </table:table-cell>
          <table:table-cell office:value-type="float" office:value="0.0151146222684032" calcext:value-type="float">
            <text:p>0.0151146222684032</text:p>
          </table:table-cell>
          <table:table-cell office:value-type="float" office:value="0.909328061888136" calcext:value-type="float">
            <text:p>0.909328061888136</text:p>
          </table:table-cell>
          <table:table-cell office:value-type="float" office:value="0.0114525296730307" calcext:value-type="float">
            <text:p>0.0114525296730307</text:p>
          </table:table-cell>
          <table:table-cell office:value-type="float" office:value="0.908958376121038" calcext:value-type="float">
            <text:p>0.908958376121038</text:p>
          </table:table-cell>
          <table:table-cell office:value-type="float" office:value="0.0141726520519427" calcext:value-type="float">
            <text:p>0.0141726520519427</text:p>
          </table:table-cell>
          <table:table-cell office:value-type="float" office:value="0.908220373793387" calcext:value-type="float">
            <text:p>0.908220373793387</text:p>
          </table:table-cell>
          <table:table-cell office:value-type="float" office:value="0.010244241458925" calcext:value-type="float">
            <text:p>0.010244241458925</text:p>
          </table:table-cell>
          <table:table-cell office:value-type="float" office:value="0.907476210036284" calcext:value-type="float">
            <text:p>0.907476210036284</text:p>
          </table:table-cell>
          <table:table-cell office:value-type="float" office:value="0.0116324149524173" calcext:value-type="float">
            <text:p>0.011632414952417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honeme</text:p>
          </table:table-cell>
          <table:table-cell office:value-type="float" office:value="0.910992674744985" calcext:value-type="float">
            <text:p>0.910992674744985</text:p>
          </table:table-cell>
          <table:table-cell office:value-type="float" office:value="0.0111723940290516" calcext:value-type="float">
            <text:p>0.0111723940290516</text:p>
          </table:table-cell>
          <table:table-cell office:value-type="float" office:value="0.912289655644554" calcext:value-type="float">
            <text:p>0.912289655644554</text:p>
          </table:table-cell>
          <table:table-cell office:value-type="float" office:value="0.0133855332278449" calcext:value-type="float">
            <text:p>0.0133855332278449</text:p>
          </table:table-cell>
          <table:table-cell office:value-type="float" office:value="0.911549941808722" calcext:value-type="float">
            <text:p>0.911549941808722</text:p>
          </table:table-cell>
          <table:table-cell office:value-type="float" office:value="0.013953949680883" calcext:value-type="float">
            <text:p>0.013953949680883</text:p>
          </table:table-cell>
          <table:table-cell office:value-type="float" office:value="0.911364756623537" calcext:value-type="float">
            <text:p>0.911364756623537</text:p>
          </table:table-cell>
          <table:table-cell office:value-type="float" office:value="0.0117578221435743" calcext:value-type="float">
            <text:p>0.0117578221435743</text:p>
          </table:table-cell>
          <table:table-cell office:value-type="float" office:value="0.909329431094681" calcext:value-type="float">
            <text:p>0.909329431094681</text:p>
          </table:table-cell>
          <table:table-cell office:value-type="float" office:value="0.0111044533977941" calcext:value-type="float">
            <text:p>0.0111044533977941</text:p>
          </table:table-cell>
          <table:table-cell office:value-type="float" office:value="0.913398712945848" calcext:value-type="float">
            <text:p>0.913398712945848</text:p>
          </table:table-cell>
          <table:table-cell office:value-type="float" office:value="0.0116169085415175" calcext:value-type="float">
            <text:p>0.0116169085415175</text:p>
          </table:table-cell>
          <table:table-cell office:value-type="float" office:value="0.912106524269186" calcext:value-type="float">
            <text:p>0.912106524269186</text:p>
          </table:table-cell>
          <table:table-cell office:value-type="float" office:value="0.0143571797975176" calcext:value-type="float">
            <text:p>0.0143571797975176</text:p>
          </table:table-cell>
          <table:table-cell office:value-type="float" office:value="0.912657972205107" calcext:value-type="float">
            <text:p>0.912657972205107</text:p>
          </table:table-cell>
          <table:table-cell office:value-type="float" office:value="0.0139153196303645" calcext:value-type="float">
            <text:p>0.0139153196303645</text:p>
          </table:table-cell>
          <table:table-cell office:value-type="float" office:value="0.913770110221127" calcext:value-type="float">
            <text:p>0.913770110221127</text:p>
          </table:table-cell>
          <table:table-cell office:value-type="float" office:value="0.012409356766511" calcext:value-type="float">
            <text:p>0.012409356766511</text:p>
          </table:table-cell>
          <table:table-cell office:value-type="float" office:value="0.911734100088998" calcext:value-type="float">
            <text:p>0.911734100088998</text:p>
          </table:table-cell>
          <table:table-cell office:value-type="float" office:value="0.0113524448742217" calcext:value-type="float">
            <text:p>0.0113524448742217</text:p>
          </table:table-cell>
          <table:table-cell office:value-type="float" office:value="0.910069829533785" calcext:value-type="float">
            <text:p>0.910069829533785</text:p>
          </table:table-cell>
          <table:table-cell office:value-type="float" office:value="0.0121225706349232" calcext:value-type="float">
            <text:p>0.0121225706349232</text:p>
          </table:table-cell>
          <table:table-cell office:value-type="float" office:value="0.911735469295543" calcext:value-type="float">
            <text:p>0.911735469295543</text:p>
          </table:table-cell>
          <table:table-cell office:value-type="float" office:value="0.014572054104104" calcext:value-type="float">
            <text:p>0.014572054104104</text:p>
          </table:table-cell>
          <table:table-cell office:value-type="float" office:value="0.908220031491751" calcext:value-type="float">
            <text:p>0.908220031491751</text:p>
          </table:table-cell>
          <table:table-cell office:value-type="float" office:value="0.0144649872965801" calcext:value-type="float">
            <text:p>0.0144649872965801</text:p>
          </table:table-cell>
          <table:table-cell office:value-type="float" office:value="0.907665502841104" calcext:value-type="float">
            <text:p>0.907665502841104</text:p>
          </table:table-cell>
          <table:table-cell office:value-type="float" office:value="0.0133990033700732" calcext:value-type="float">
            <text:p>0.0133990033700732</text:p>
          </table:table-cell>
          <table:table-cell office:value-type="float" office:value="0.909884302046964" calcext:value-type="float">
            <text:p>0.909884302046964</text:p>
          </table:table-cell>
          <table:table-cell office:value-type="float" office:value="0.0117431307055266" calcext:value-type="float">
            <text:p>0.0117431307055266</text:p>
          </table:table-cell>
          <table:table-cell office:value-type="float" office:value="0.908586978845759" calcext:value-type="float">
            <text:p>0.908586978845759</text:p>
          </table:table-cell>
          <table:table-cell office:value-type="float" office:value="0.0140069196755789" calcext:value-type="float">
            <text:p>0.014006919675578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honeme</text:p>
          </table:table-cell>
          <table:table-cell office:value-type="float" office:value="0.911549599507086" calcext:value-type="float">
            <text:p>0.911549599507086</text:p>
          </table:table-cell>
          <table:table-cell office:value-type="float" office:value="0.0109612440044521" calcext:value-type="float">
            <text:p>0.0109612440044521</text:p>
          </table:table-cell>
          <table:table-cell office:value-type="float" office:value="0.913030054083658" calcext:value-type="float">
            <text:p>0.913030054083658</text:p>
          </table:table-cell>
          <table:table-cell office:value-type="float" office:value="0.0133200720819638" calcext:value-type="float">
            <text:p>0.0133200720819638</text:p>
          </table:table-cell>
          <table:table-cell office:value-type="float" office:value="0.911364756623537" calcext:value-type="float">
            <text:p>0.911364756623537</text:p>
          </table:table-cell>
          <table:table-cell office:value-type="float" office:value="0.013999839293611" calcext:value-type="float">
            <text:p>0.013999839293611</text:p>
          </table:table-cell>
          <table:table-cell office:value-type="float" office:value="0.910993701649894" calcext:value-type="float">
            <text:p>0.910993701649894</text:p>
          </table:table-cell>
          <table:table-cell office:value-type="float" office:value="0.0137343879201835" calcext:value-type="float">
            <text:p>0.0137343879201835</text:p>
          </table:table-cell>
          <table:table-cell office:value-type="float" office:value="0.909700486068323" calcext:value-type="float">
            <text:p>0.909700486068323</text:p>
          </table:table-cell>
          <table:table-cell office:value-type="float" office:value="0.0135588394429631" calcext:value-type="float">
            <text:p>0.0135588394429631</text:p>
          </table:table-cell>
          <table:table-cell office:value-type="float" office:value="0.91210344355446" calcext:value-type="float">
            <text:p>0.91210344355446</text:p>
          </table:table-cell>
          <table:table-cell office:value-type="float" office:value="0.0137544704392906" calcext:value-type="float">
            <text:p>0.0137544704392906</text:p>
          </table:table-cell>
          <table:table-cell office:value-type="float" office:value="0.91099678236462" calcext:value-type="float">
            <text:p>0.91099678236462</text:p>
          </table:table-cell>
          <table:table-cell office:value-type="float" office:value="0.0137645300839861" calcext:value-type="float">
            <text:p>0.0137645300839861</text:p>
          </table:table-cell>
          <table:table-cell office:value-type="float" office:value="0.913584582734305" calcext:value-type="float">
            <text:p>0.913584582734305</text:p>
          </table:table-cell>
          <table:table-cell office:value-type="float" office:value="0.014938979936727" calcext:value-type="float">
            <text:p>0.014938979936727</text:p>
          </table:table-cell>
          <table:table-cell office:value-type="float" office:value="0.911735469295543" calcext:value-type="float">
            <text:p>0.911735469295543</text:p>
          </table:table-cell>
          <table:table-cell office:value-type="float" office:value="0.0128797867377037" calcext:value-type="float">
            <text:p>0.0128797867377037</text:p>
          </table:table-cell>
          <table:table-cell office:value-type="float" office:value="0.910439857602519" calcext:value-type="float">
            <text:p>0.910439857602519</text:p>
          </table:table-cell>
          <table:table-cell office:value-type="float" office:value="0.0129738165960832" calcext:value-type="float">
            <text:p>0.0129738165960832</text:p>
          </table:table-cell>
          <table:table-cell office:value-type="float" office:value="0.912474498528103" calcext:value-type="float">
            <text:p>0.912474498528103</text:p>
          </table:table-cell>
          <table:table-cell office:value-type="float" office:value="0.0119055287792551" calcext:value-type="float">
            <text:p>0.0119055287792551</text:p>
          </table:table-cell>
          <table:table-cell office:value-type="float" office:value="0.913030054083658" calcext:value-type="float">
            <text:p>0.913030054083658</text:p>
          </table:table-cell>
          <table:table-cell office:value-type="float" office:value="0.014016498156995" calcext:value-type="float">
            <text:p>0.014016498156995</text:p>
          </table:table-cell>
          <table:table-cell office:value-type="float" office:value="0.911365098925173" calcext:value-type="float">
            <text:p>0.911365098925173</text:p>
          </table:table-cell>
          <table:table-cell office:value-type="float" office:value="0.0136952703284632" calcext:value-type="float">
            <text:p>0.0136952703284632</text:p>
          </table:table-cell>
          <table:table-cell office:value-type="float" office:value="0.908589032655576" calcext:value-type="float">
            <text:p>0.908589032655576</text:p>
          </table:table-cell>
          <table:table-cell office:value-type="float" office:value="0.014232278628536" calcext:value-type="float">
            <text:p>0.014232278628536</text:p>
          </table:table-cell>
          <table:table-cell office:value-type="float" office:value="0.911919969877456" calcext:value-type="float">
            <text:p>0.911919969877456</text:p>
          </table:table-cell>
          <table:table-cell office:value-type="float" office:value="0.0135544595054897" calcext:value-type="float">
            <text:p>0.0135544595054897</text:p>
          </table:table-cell>
          <table:table-cell office:value-type="float" office:value="0.910623331279523" calcext:value-type="float">
            <text:p>0.910623331279523</text:p>
          </table:table-cell>
          <table:table-cell office:value-type="float" office:value="0.0124751369134463" calcext:value-type="float">
            <text:p>0.012475136913446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honeme</text:p>
          </table:table-cell>
          <table:table-cell office:value-type="float" office:value="0.912103785856096" calcext:value-type="float">
            <text:p>0.912103785856096</text:p>
          </table:table-cell>
          <table:table-cell office:value-type="float" office:value="0.012385224804696" calcext:value-type="float">
            <text:p>0.012385224804696</text:p>
          </table:table-cell>
          <table:table-cell office:value-type="float" office:value="0.913584925035942" calcext:value-type="float">
            <text:p>0.913584925035942</text:p>
          </table:table-cell>
          <table:table-cell office:value-type="float" office:value="0.0138852196510334" calcext:value-type="float">
            <text:p>0.0138852196510334</text:p>
          </table:table-cell>
          <table:table-cell office:value-type="float" office:value="0.913584925035942" calcext:value-type="float">
            <text:p>0.913584925035942</text:p>
          </table:table-cell>
          <table:table-cell office:value-type="float" office:value="0.0127707603188612" calcext:value-type="float">
            <text:p>0.0127707603188612</text:p>
          </table:table-cell>
          <table:table-cell office:value-type="float" office:value="0.912105155062641" calcext:value-type="float">
            <text:p>0.912105155062641</text:p>
          </table:table-cell>
          <table:table-cell office:value-type="float" office:value="0.0142881752917638" calcext:value-type="float">
            <text:p>0.0142881752917638</text:p>
          </table:table-cell>
          <table:table-cell office:value-type="float" office:value="0.910255357020607" calcext:value-type="float">
            <text:p>0.910255357020607</text:p>
          </table:table-cell>
          <table:table-cell office:value-type="float" office:value="0.0119660335703455" calcext:value-type="float">
            <text:p>0.0119660335703455</text:p>
          </table:table-cell>
          <table:table-cell office:value-type="float" office:value="0.912844526596837" calcext:value-type="float">
            <text:p>0.912844526596837</text:p>
          </table:table-cell>
          <table:table-cell office:value-type="float" office:value="0.0122020159477135" calcext:value-type="float">
            <text:p>0.0122020159477135</text:p>
          </table:table-cell>
          <table:table-cell office:value-type="float" office:value="0.910995755459711" calcext:value-type="float">
            <text:p>0.910995755459711</text:p>
          </table:table-cell>
          <table:table-cell office:value-type="float" office:value="0.014099830573686" calcext:value-type="float">
            <text:p>0.014099830573686</text:p>
          </table:table-cell>
          <table:table-cell office:value-type="float" office:value="0.912843499691929" calcext:value-type="float">
            <text:p>0.912843499691929</text:p>
          </table:table-cell>
          <table:table-cell office:value-type="float" office:value="0.0133458727526591" calcext:value-type="float">
            <text:p>0.0133458727526591</text:p>
          </table:table-cell>
          <table:table-cell office:value-type="float" office:value="0.912845895803382" calcext:value-type="float">
            <text:p>0.912845895803382</text:p>
          </table:table-cell>
          <table:table-cell office:value-type="float" office:value="0.0142353631871277" calcext:value-type="float">
            <text:p>0.0142353631871277</text:p>
          </table:table-cell>
          <table:table-cell office:value-type="float" office:value="0.911180256041624" calcext:value-type="float">
            <text:p>0.911180256041624</text:p>
          </table:table-cell>
          <table:table-cell office:value-type="float" office:value="0.0126070502539552" calcext:value-type="float">
            <text:p>0.0126070502539552</text:p>
          </table:table-cell>
          <table:table-cell office:value-type="float" office:value="0.913771821729308" calcext:value-type="float">
            <text:p>0.913771821729308</text:p>
          </table:table-cell>
          <table:table-cell office:value-type="float" office:value="0.0142225563265368" calcext:value-type="float">
            <text:p>0.0142225563265368</text:p>
          </table:table-cell>
          <table:table-cell office:value-type="float" office:value="0.912844526596837" calcext:value-type="float">
            <text:p>0.912844526596837</text:p>
          </table:table-cell>
          <table:table-cell office:value-type="float" office:value="0.0144594793193061" calcext:value-type="float">
            <text:p>0.0144594793193061</text:p>
          </table:table-cell>
          <table:table-cell office:value-type="float" office:value="0.912290682549462" calcext:value-type="float">
            <text:p>0.912290682549462</text:p>
          </table:table-cell>
          <table:table-cell office:value-type="float" office:value="0.0132360163045875" calcext:value-type="float">
            <text:p>0.0132360163045875</text:p>
          </table:table-cell>
          <table:table-cell office:value-type="float" office:value="0.910808858766345" calcext:value-type="float">
            <text:p>0.910808858766345</text:p>
          </table:table-cell>
          <table:table-cell office:value-type="float" office:value="0.0133171525700893" calcext:value-type="float">
            <text:p>0.0133171525700893</text:p>
          </table:table-cell>
          <table:table-cell office:value-type="float" office:value="0.911735469295543" calcext:value-type="float">
            <text:p>0.911735469295543</text:p>
          </table:table-cell>
          <table:table-cell office:value-type="float" office:value="0.0135998144715788" calcext:value-type="float">
            <text:p>0.0135998144715788</text:p>
          </table:table-cell>
          <table:table-cell office:value-type="float" office:value="0.909512904771685" calcext:value-type="float">
            <text:p>0.909512904771685</text:p>
          </table:table-cell>
          <table:table-cell office:value-type="float" office:value="0.0129665328161762" calcext:value-type="float">
            <text:p>0.012966532816176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honeme</text:p>
          </table:table-cell>
          <table:table-cell office:value-type="float" office:value="0.910216334634079" calcext:value-type="float">
            <text:p>0.910216334634079</text:p>
          </table:table-cell>
          <table:table-cell office:value-type="float" office:value="0.0116342411083197" calcext:value-type="float">
            <text:p>0.0116342411083197</text:p>
          </table:table-cell>
          <table:table-cell office:value-type="float" office:value="0.910142123639351" calcext:value-type="float">
            <text:p>0.910142123639351</text:p>
          </table:table-cell>
          <table:table-cell office:value-type="float" office:value="0.0133513363293903" calcext:value-type="float">
            <text:p>0.0133513363293903</text:p>
          </table:table-cell>
          <table:table-cell office:value-type="float" office:value="0.911105497364277" calcext:value-type="float">
            <text:p>0.911105497364277</text:p>
          </table:table-cell>
          <table:table-cell office:value-type="float" office:value="0.0129978478029894" calcext:value-type="float">
            <text:p>0.0129978478029894</text:p>
          </table:table-cell>
          <table:table-cell office:value-type="float" office:value="0.909736838502088" calcext:value-type="float">
            <text:p>0.909736838502088</text:p>
          </table:table-cell>
          <table:table-cell office:value-type="float" office:value="0.0134411152834708" calcext:value-type="float">
            <text:p>0.0134411152834708</text:p>
          </table:table-cell>
          <table:table-cell office:value-type="float" office:value="0.907479633052646" calcext:value-type="float">
            <text:p>0.907479633052646</text:p>
          </table:table-cell>
          <table:table-cell office:value-type="float" office:value="0.0122521149648715" calcext:value-type="float">
            <text:p>0.0122521149648715</text:p>
          </table:table-cell>
          <table:table-cell office:value-type="float" office:value="0.910401245977956" calcext:value-type="float">
            <text:p>0.910401245977956</text:p>
          </table:table-cell>
          <table:table-cell office:value-type="float" office:value="0.0123422682308136" calcext:value-type="float">
            <text:p>0.0123422682308136</text:p>
          </table:table-cell>
          <table:table-cell office:value-type="float" office:value="0.909551858697884" calcext:value-type="float">
            <text:p>0.909551858697884</text:p>
          </table:table-cell>
          <table:table-cell office:value-type="float" office:value="0.0145015873067114" calcext:value-type="float">
            <text:p>0.0145015873067114</text:p>
          </table:table-cell>
          <table:table-cell office:value-type="float" office:value="0.910549531046759" calcext:value-type="float">
            <text:p>0.910549531046759</text:p>
          </table:table-cell>
          <table:table-cell office:value-type="float" office:value="0.0132868732276428" calcext:value-type="float">
            <text:p>0.0132868732276428</text:p>
          </table:table-cell>
          <table:table-cell office:value-type="float" office:value="0.910291640994044" calcext:value-type="float">
            <text:p>0.910291640994044</text:p>
          </table:table-cell>
          <table:table-cell office:value-type="float" office:value="0.0133372863486926" calcext:value-type="float">
            <text:p>0.0133372863486926</text:p>
          </table:table-cell>
          <table:table-cell office:value-type="float" office:value="0.908662422126378" calcext:value-type="float">
            <text:p>0.908662422126378</text:p>
          </table:table-cell>
          <table:table-cell office:value-type="float" office:value="0.0125214332070608" calcext:value-type="float">
            <text:p>0.0125214332070608</text:p>
          </table:table-cell>
          <table:table-cell office:value-type="float" office:value="0.909329568015335" calcext:value-type="float">
            <text:p>0.909329568015335</text:p>
          </table:table-cell>
          <table:table-cell office:value-type="float" office:value="0.0131088510925767" calcext:value-type="float">
            <text:p>0.0131088510925767</text:p>
          </table:table-cell>
          <table:table-cell office:value-type="float" office:value="0.909662011364414" calcext:value-type="float">
            <text:p>0.909662011364414</text:p>
          </table:table-cell>
          <table:table-cell office:value-type="float" office:value="0.0150846126806905" calcext:value-type="float">
            <text:p>0.0150846126806905</text:p>
          </table:table-cell>
          <table:table-cell office:value-type="float" office:value="0.908922229068255" calcext:value-type="float">
            <text:p>0.908922229068255</text:p>
          </table:table-cell>
          <table:table-cell office:value-type="float" office:value="0.012942205072643" calcext:value-type="float">
            <text:p>0.012942205072643</text:p>
          </table:table-cell>
          <table:table-cell office:value-type="float" office:value="0.908256452385843" calcext:value-type="float">
            <text:p>0.908256452385843</text:p>
          </table:table-cell>
          <table:table-cell office:value-type="float" office:value="0.0140012362169182" calcext:value-type="float">
            <text:p>0.0140012362169182</text:p>
          </table:table-cell>
          <table:table-cell office:value-type="float" office:value="0.908958923803656" calcext:value-type="float">
            <text:p>0.908958923803656</text:p>
          </table:table-cell>
          <table:table-cell office:value-type="float" office:value="0.0120086364514967" calcext:value-type="float">
            <text:p>0.0120086364514967</text:p>
          </table:table-cell>
          <table:table-cell office:value-type="float" office:value="0.908179913739988" calcext:value-type="float">
            <text:p>0.908179913739988</text:p>
          </table:table-cell>
          <table:table-cell office:value-type="float" office:value="0.0129684947959642" calcext:value-type="float">
            <text:p>0.01296849479596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pima</text:p>
          </table:table-cell>
          <table:table-cell office:value-type="float" office:value="0.746120984278879" calcext:value-type="float">
            <text:p>0.746120984278879</text:p>
          </table:table-cell>
          <table:table-cell office:value-type="float" office:value="0.0405252073374401" calcext:value-type="float">
            <text:p>0.0405252073374401</text:p>
          </table:table-cell>
          <table:table-cell office:value-type="float" office:value="0.701930963773069" calcext:value-type="float">
            <text:p>0.701930963773069</text:p>
          </table:table-cell>
          <table:table-cell office:value-type="float" office:value="0.0440472953146778" calcext:value-type="float">
            <text:p>0.0440472953146778</text:p>
          </table:table-cell>
          <table:table-cell office:value-type="float" office:value="0.756544771018455" calcext:value-type="float">
            <text:p>0.756544771018455</text:p>
          </table:table-cell>
          <table:table-cell office:value-type="float" office:value="0.0427259091202391" calcext:value-type="float">
            <text:p>0.0427259091202391</text:p>
          </table:table-cell>
          <table:table-cell office:value-type="float" office:value="0.769480519480519" calcext:value-type="float">
            <text:p>0.769480519480519</text:p>
          </table:table-cell>
          <table:table-cell office:value-type="float" office:value="0.0322657446083661" calcext:value-type="float">
            <text:p>0.0322657446083661</text:p>
          </table:table-cell>
          <table:table-cell office:value-type="float" office:value="0.760406698564593" calcext:value-type="float">
            <text:p>0.760406698564593</text:p>
          </table:table-cell>
          <table:table-cell office:value-type="float" office:value="0.0434437476188334" calcext:value-type="float">
            <text:p>0.0434437476188334</text:p>
          </table:table-cell>
          <table:table-cell office:value-type="float" office:value="0.759107997265892" calcext:value-type="float">
            <text:p>0.759107997265892</text:p>
          </table:table-cell>
          <table:table-cell office:value-type="float" office:value="0.0276223064724675" calcext:value-type="float">
            <text:p>0.0276223064724675</text:p>
          </table:table-cell>
          <table:table-cell office:value-type="float" office:value="0.76431989063568" calcext:value-type="float">
            <text:p>0.76431989063568</text:p>
          </table:table-cell>
          <table:table-cell office:value-type="float" office:value="0.0421823636776527" calcext:value-type="float">
            <text:p>0.0421823636776527</text:p>
          </table:table-cell>
          <table:table-cell office:value-type="float" office:value="0.744890635680109" calcext:value-type="float">
            <text:p>0.744890635680109</text:p>
          </table:table-cell>
          <table:table-cell office:value-type="float" office:value="0.0279871233744441" calcext:value-type="float">
            <text:p>0.0279871233744441</text:p>
          </table:table-cell>
          <table:table-cell office:value-type="float" office:value="0.746018455228982" calcext:value-type="float">
            <text:p>0.746018455228982</text:p>
          </table:table-cell>
          <table:table-cell office:value-type="float" office:value="0.0447817461958689" calcext:value-type="float">
            <text:p>0.0447817461958689</text:p>
          </table:table-cell>
          <table:table-cell office:value-type="float" office:value="0.766951469583049" calcext:value-type="float">
            <text:p>0.766951469583049</text:p>
          </table:table-cell>
          <table:table-cell office:value-type="float" office:value="0.0347365046590563" calcext:value-type="float">
            <text:p>0.0347365046590563</text:p>
          </table:table-cell>
          <table:table-cell office:value-type="float" office:value="0.75" calcext:value-type="float">
            <text:p>0.75</text:p>
          </table:table-cell>
          <table:table-cell office:value-type="float" office:value="0.0258122588225352" calcext:value-type="float">
            <text:p>0.0258122588225352</text:p>
          </table:table-cell>
          <table:table-cell office:value-type="float" office:value="0.748667122351333" calcext:value-type="float">
            <text:p>0.748667122351333</text:p>
          </table:table-cell>
          <table:table-cell office:value-type="float" office:value="0.0430731848114607" calcext:value-type="float">
            <text:p>0.0430731848114607</text:p>
          </table:table-cell>
          <table:table-cell office:value-type="float" office:value="0.760372522214628" calcext:value-type="float">
            <text:p>0.760372522214628</text:p>
          </table:table-cell>
          <table:table-cell office:value-type="float" office:value="0.0311109142754552" calcext:value-type="float">
            <text:p>0.0311109142754552</text:p>
          </table:table-cell>
          <table:table-cell office:value-type="float" office:value="0.763021189336979" calcext:value-type="float">
            <text:p>0.763021189336979</text:p>
          </table:table-cell>
          <table:table-cell office:value-type="float" office:value="0.0318048025474709" calcext:value-type="float">
            <text:p>0.0318048025474709</text:p>
          </table:table-cell>
          <table:table-cell office:value-type="float" office:value="0.748701298701299" calcext:value-type="float">
            <text:p>0.748701298701299</text:p>
          </table:table-cell>
          <table:table-cell office:value-type="float" office:value="0.0508456214627047" calcext:value-type="float">
            <text:p>0.0508456214627047</text:p>
          </table:table-cell>
          <table:table-cell office:value-type="float" office:value="0.757860560492139" calcext:value-type="float">
            <text:p>0.757860560492139</text:p>
          </table:table-cell>
          <table:table-cell office:value-type="float" office:value="0.0461247797362326" calcext:value-type="float">
            <text:p>0.04612477973623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pima</text:p>
          </table:table-cell>
          <table:table-cell office:value-type="float" office:value="0.755177717019822" calcext:value-type="float">
            <text:p>0.755177717019822</text:p>
          </table:table-cell>
          <table:table-cell office:value-type="float" office:value="0.0388254007217563" calcext:value-type="float">
            <text:p>0.0388254007217563</text:p>
          </table:table-cell>
          <table:table-cell office:value-type="float" office:value="0.711004784688995" calcext:value-type="float">
            <text:p>0.711004784688995</text:p>
          </table:table-cell>
          <table:table-cell office:value-type="float" office:value="0.0612584949095762" calcext:value-type="float">
            <text:p>0.0612584949095762</text:p>
          </table:table-cell>
          <table:table-cell office:value-type="float" office:value="0.756527682843472" calcext:value-type="float">
            <text:p>0.756527682843472</text:p>
          </table:table-cell>
          <table:table-cell office:value-type="float" office:value="0.0428556983778175" calcext:value-type="float">
            <text:p>0.0428556983778175</text:p>
          </table:table-cell>
          <table:table-cell office:value-type="float" office:value="0.769497607655502" calcext:value-type="float">
            <text:p>0.769497607655502</text:p>
          </table:table-cell>
          <table:table-cell office:value-type="float" office:value="0.0348980578067124" calcext:value-type="float">
            <text:p>0.0348980578067124</text:p>
          </table:table-cell>
          <table:table-cell office:value-type="float" office:value="0.765601503759399" calcext:value-type="float">
            <text:p>0.765601503759399</text:p>
          </table:table-cell>
          <table:table-cell office:value-type="float" office:value="0.03142655841822" calcext:value-type="float">
            <text:p>0.03142655841822</text:p>
          </table:table-cell>
          <table:table-cell office:value-type="float" office:value="0.782587149692413" calcext:value-type="float">
            <text:p>0.782587149692413</text:p>
          </table:table-cell>
          <table:table-cell office:value-type="float" office:value="0.0303650720290914" calcext:value-type="float">
            <text:p>0.0303650720290914</text:p>
          </table:table-cell>
          <table:table-cell office:value-type="float" office:value="0.761688311688312" calcext:value-type="float">
            <text:p>0.761688311688312</text:p>
          </table:table-cell>
          <table:table-cell office:value-type="float" office:value="0.0354219910480826" calcext:value-type="float">
            <text:p>0.0354219910480826</text:p>
          </table:table-cell>
          <table:table-cell office:value-type="float" office:value="0.7669002050581" calcext:value-type="float">
            <text:p>0.7669002050581</text:p>
          </table:table-cell>
          <table:table-cell office:value-type="float" office:value="0.0298645647241662" calcext:value-type="float">
            <text:p>0.0298645647241662</text:p>
          </table:table-cell>
          <table:table-cell office:value-type="float" office:value="0.75" calcext:value-type="float">
            <text:p>0.75</text:p>
          </table:table-cell>
          <table:table-cell office:value-type="float" office:value="0.0485066775688666" calcext:value-type="float">
            <text:p>0.0485066775688666</text:p>
          </table:table-cell>
          <table:table-cell office:value-type="float" office:value="0.774777853725222" calcext:value-type="float">
            <text:p>0.774777853725222</text:p>
          </table:table-cell>
          <table:table-cell office:value-type="float" office:value="0.0399293282486258" calcext:value-type="float">
            <text:p>0.0399293282486258</text:p>
          </table:table-cell>
          <table:table-cell office:value-type="float" office:value="0.755246069719754" calcext:value-type="float">
            <text:p>0.755246069719754</text:p>
          </table:table-cell>
          <table:table-cell office:value-type="float" office:value="0.0363756590907411" calcext:value-type="float">
            <text:p>0.0363756590907411</text:p>
          </table:table-cell>
          <table:table-cell office:value-type="float" office:value="0.757792207792208" calcext:value-type="float">
            <text:p>0.757792207792208</text:p>
          </table:table-cell>
          <table:table-cell office:value-type="float" office:value="0.0309010193055477" calcext:value-type="float">
            <text:p>0.0309010193055477</text:p>
          </table:table-cell>
          <table:table-cell office:value-type="float" office:value="0.759125085440875" calcext:value-type="float">
            <text:p>0.759125085440875</text:p>
          </table:table-cell>
          <table:table-cell office:value-type="float" office:value="0.0454269275986615" calcext:value-type="float">
            <text:p>0.0454269275986615</text:p>
          </table:table-cell>
          <table:table-cell office:value-type="float" office:value="0.768267259056733" calcext:value-type="float">
            <text:p>0.768267259056733</text:p>
          </table:table-cell>
          <table:table-cell office:value-type="float" office:value="0.0321617481111345" calcext:value-type="float">
            <text:p>0.0321617481111345</text:p>
          </table:table-cell>
          <table:table-cell office:value-type="float" office:value="0.756527682843472" calcext:value-type="float">
            <text:p>0.756527682843472</text:p>
          </table:table-cell>
          <table:table-cell office:value-type="float" office:value="0.0453161303457987" calcext:value-type="float">
            <text:p>0.0453161303457987</text:p>
          </table:table-cell>
          <table:table-cell office:value-type="float" office:value="0.770915926179084" calcext:value-type="float">
            <text:p>0.770915926179084</text:p>
          </table:table-cell>
          <table:table-cell office:value-type="float" office:value="0.0378409694427053" calcext:value-type="float">
            <text:p>0.037840969442705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pima</text:p>
          </table:table-cell>
          <table:table-cell office:value-type="float" office:value="0.748718386876282" calcext:value-type="float">
            <text:p>0.748718386876282</text:p>
          </table:table-cell>
          <table:table-cell office:value-type="float" office:value="0.0322297506913185" calcext:value-type="float">
            <text:p>0.0322297506913185</text:p>
          </table:table-cell>
          <table:table-cell office:value-type="float" office:value="0.725324675324675" calcext:value-type="float">
            <text:p>0.725324675324675</text:p>
          </table:table-cell>
          <table:table-cell office:value-type="float" office:value="0.0549479943707534" calcext:value-type="float">
            <text:p>0.0549479943707534</text:p>
          </table:table-cell>
          <table:table-cell office:value-type="float" office:value="0.761756664388243" calcext:value-type="float">
            <text:p>0.761756664388243</text:p>
          </table:table-cell>
          <table:table-cell office:value-type="float" office:value="0.0385327126192496" calcext:value-type="float">
            <text:p>0.0385327126192496</text:p>
          </table:table-cell>
          <table:table-cell office:value-type="float" office:value="0.770796308954204" calcext:value-type="float">
            <text:p>0.770796308954204</text:p>
          </table:table-cell>
          <table:table-cell office:value-type="float" office:value="0.0360594279970258" calcext:value-type="float">
            <text:p>0.0360594279970258</text:p>
          </table:table-cell>
          <table:table-cell office:value-type="float" office:value="0.756510594668489" calcext:value-type="float">
            <text:p>0.756510594668489</text:p>
          </table:table-cell>
          <table:table-cell office:value-type="float" office:value="0.0266904493204831" calcext:value-type="float">
            <text:p>0.0266904493204831</text:p>
          </table:table-cell>
          <table:table-cell office:value-type="float" office:value="0.777358168147642" calcext:value-type="float">
            <text:p>0.777358168147642</text:p>
          </table:table-cell>
          <table:table-cell office:value-type="float" office:value="0.0373569765819514" calcext:value-type="float">
            <text:p>0.0373569765819514</text:p>
          </table:table-cell>
          <table:table-cell office:value-type="float" office:value="0.759125085440875" calcext:value-type="float">
            <text:p>0.759125085440875</text:p>
          </table:table-cell>
          <table:table-cell office:value-type="float" office:value="0.0377813327210432" calcext:value-type="float">
            <text:p>0.0377813327210432</text:p>
          </table:table-cell>
          <table:table-cell office:value-type="float" office:value="0.759142173615858" calcext:value-type="float">
            <text:p>0.759142173615858</text:p>
          </table:table-cell>
          <table:table-cell office:value-type="float" office:value="0.0350828412468759" calcext:value-type="float">
            <text:p>0.0350828412468759</text:p>
          </table:table-cell>
          <table:table-cell office:value-type="float" office:value="0.752614490772386" calcext:value-type="float">
            <text:p>0.752614490772386</text:p>
          </table:table-cell>
          <table:table-cell office:value-type="float" office:value="0.046970627422592" calcext:value-type="float">
            <text:p>0.046970627422592</text:p>
          </table:table-cell>
          <table:table-cell office:value-type="float" office:value="0.778691045796309" calcext:value-type="float">
            <text:p>0.778691045796309</text:p>
          </table:table-cell>
          <table:table-cell office:value-type="float" office:value="0.0399025412615864" calcext:value-type="float">
            <text:p>0.0399025412615864</text:p>
          </table:table-cell>
          <table:table-cell office:value-type="float" office:value="0.760475051264525" calcext:value-type="float">
            <text:p>0.760475051264525</text:p>
          </table:table-cell>
          <table:table-cell office:value-type="float" office:value="0.0394007557901558" calcext:value-type="float">
            <text:p>0.0394007557901558</text:p>
          </table:table-cell>
          <table:table-cell office:value-type="float" office:value="0.765618591934381" calcext:value-type="float">
            <text:p>0.765618591934381</text:p>
          </table:table-cell>
          <table:table-cell office:value-type="float" office:value="0.0341258265574252" calcext:value-type="float">
            <text:p>0.0341258265574252</text:p>
          </table:table-cell>
          <table:table-cell office:value-type="float" office:value="0.761756664388243" calcext:value-type="float">
            <text:p>0.761756664388243</text:p>
          </table:table-cell>
          <table:table-cell office:value-type="float" office:value="0.0503016327653294" calcext:value-type="float">
            <text:p>0.0503016327653294</text:p>
          </table:table-cell>
          <table:table-cell office:value-type="float" office:value="0.769548872180451" calcext:value-type="float">
            <text:p>0.769548872180451</text:p>
          </table:table-cell>
          <table:table-cell office:value-type="float" office:value="0.0311464719494089" calcext:value-type="float">
            <text:p>0.0311464719494089</text:p>
          </table:table-cell>
          <table:table-cell office:value-type="float" office:value="0.761773752563226" calcext:value-type="float">
            <text:p>0.761773752563226</text:p>
          </table:table-cell>
          <table:table-cell office:value-type="float" office:value="0.0483271829792552" calcext:value-type="float">
            <text:p>0.0483271829792552</text:p>
          </table:table-cell>
          <table:table-cell office:value-type="float" office:value="0.778691045796309" calcext:value-type="float">
            <text:p>0.778691045796309</text:p>
          </table:table-cell>
          <table:table-cell office:value-type="float" office:value="0.0296326944091704" calcext:value-type="float">
            <text:p>0.029632694409170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pima</text:p>
          </table:table-cell>
          <table:table-cell office:value-type="float" office:value="0.752614490772386" calcext:value-type="float">
            <text:p>0.752614490772386</text:p>
          </table:table-cell>
          <table:table-cell office:value-type="float" office:value="0.0272490821875727" calcext:value-type="float">
            <text:p>0.0272490821875727</text:p>
          </table:table-cell>
          <table:table-cell office:value-type="float" office:value="0.724043062200957" calcext:value-type="float">
            <text:p>0.724043062200957</text:p>
          </table:table-cell>
          <table:table-cell office:value-type="float" office:value="0.0484355537257386" calcext:value-type="float">
            <text:p>0.0484355537257386</text:p>
          </table:table-cell>
          <table:table-cell office:value-type="float" office:value="0.76173957621326" calcext:value-type="float">
            <text:p>0.76173957621326</text:p>
          </table:table-cell>
          <table:table-cell office:value-type="float" office:value="0.0345147342027617" calcext:value-type="float">
            <text:p>0.0345147342027617</text:p>
          </table:table-cell>
          <table:table-cell office:value-type="float" office:value="0.772112098427888" calcext:value-type="float">
            <text:p>0.772112098427888</text:p>
          </table:table-cell>
          <table:table-cell office:value-type="float" office:value="0.034918575128196" calcext:value-type="float">
            <text:p>0.034918575128196</text:p>
          </table:table-cell>
          <table:table-cell office:value-type="float" office:value="0.747402597402597" calcext:value-type="float">
            <text:p>0.747402597402597</text:p>
          </table:table-cell>
          <table:table-cell office:value-type="float" office:value="0.032439519759402" calcext:value-type="float">
            <text:p>0.032439519759402</text:p>
          </table:table-cell>
          <table:table-cell office:value-type="float" office:value="0.773462064251538" calcext:value-type="float">
            <text:p>0.773462064251538</text:p>
          </table:table-cell>
          <table:table-cell office:value-type="float" office:value="0.0317251580734285" calcext:value-type="float">
            <text:p>0.0317251580734285</text:p>
          </table:table-cell>
          <table:table-cell office:value-type="float" office:value="0.757826384142174" calcext:value-type="float">
            <text:p>0.757826384142174</text:p>
          </table:table-cell>
          <table:table-cell office:value-type="float" office:value="0.0352044791625814" calcext:value-type="float">
            <text:p>0.0352044791625814</text:p>
          </table:table-cell>
          <table:table-cell office:value-type="float" office:value="0.761722488038277" calcext:value-type="float">
            <text:p>0.761722488038277</text:p>
          </table:table-cell>
          <table:table-cell office:value-type="float" office:value="0.0362494216215498" calcext:value-type="float">
            <text:p>0.0362494216215498</text:p>
          </table:table-cell>
          <table:table-cell office:value-type="float" office:value="0.752614490772386" calcext:value-type="float">
            <text:p>0.752614490772386</text:p>
          </table:table-cell>
          <table:table-cell office:value-type="float" office:value="0.0432309475702565" calcext:value-type="float">
            <text:p>0.0432309475702565</text:p>
          </table:table-cell>
          <table:table-cell office:value-type="float" office:value="0.777375256322625" calcext:value-type="float">
            <text:p>0.777375256322625</text:p>
          </table:table-cell>
          <table:table-cell office:value-type="float" office:value="0.0372507233867046" calcext:value-type="float">
            <text:p>0.0372507233867046</text:p>
          </table:table-cell>
          <table:table-cell office:value-type="float" office:value="0.760423786739576" calcext:value-type="float">
            <text:p>0.760423786739576</text:p>
          </table:table-cell>
          <table:table-cell office:value-type="float" office:value="0.0401837436526131" calcext:value-type="float">
            <text:p>0.0401837436526131</text:p>
          </table:table-cell>
          <table:table-cell office:value-type="float" office:value="0.76825017088175" calcext:value-type="float">
            <text:p>0.76825017088175</text:p>
          </table:table-cell>
          <table:table-cell office:value-type="float" office:value="0.0374945867965212" calcext:value-type="float">
            <text:p>0.0374945867965212</text:p>
          </table:table-cell>
          <table:table-cell office:value-type="float" office:value="0.757826384142174" calcext:value-type="float">
            <text:p>0.757826384142174</text:p>
          </table:table-cell>
          <table:table-cell office:value-type="float" office:value="0.0415165525449225" calcext:value-type="float">
            <text:p>0.0415165525449225</text:p>
          </table:table-cell>
          <table:table-cell office:value-type="float" office:value="0.766951469583048" calcext:value-type="float">
            <text:p>0.766951469583048</text:p>
          </table:table-cell>
          <table:table-cell office:value-type="float" office:value="0.0383920923103751" calcext:value-type="float">
            <text:p>0.0383920923103751</text:p>
          </table:table-cell>
          <table:table-cell office:value-type="float" office:value="0.757843472317157" calcext:value-type="float">
            <text:p>0.757843472317157</text:p>
          </table:table-cell>
          <table:table-cell office:value-type="float" office:value="0.0448809240101733" calcext:value-type="float">
            <text:p>0.0448809240101733</text:p>
          </table:table-cell>
          <table:table-cell office:value-type="float" office:value="0.76566985645933" calcext:value-type="float">
            <text:p>0.76566985645933</text:p>
          </table:table-cell>
          <table:table-cell office:value-type="float" office:value="0.0326218636177512" calcext:value-type="float">
            <text:p>0.032621863617751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pima</text:p>
          </table:table-cell>
          <table:table-cell office:value-type="float" office:value="0.753913192071087" calcext:value-type="float">
            <text:p>0.753913192071087</text:p>
          </table:table-cell>
          <table:table-cell office:value-type="float" office:value="0.0301848582880162" calcext:value-type="float">
            <text:p>0.0301848582880162</text:p>
          </table:table-cell>
          <table:table-cell office:value-type="float" office:value="0.725307587149692" calcext:value-type="float">
            <text:p>0.725307587149692</text:p>
          </table:table-cell>
          <table:table-cell office:value-type="float" office:value="0.05927455522848" calcext:value-type="float">
            <text:p>0.05927455522848</text:p>
          </table:table-cell>
          <table:table-cell office:value-type="float" office:value="0.760440874914559" calcext:value-type="float">
            <text:p>0.760440874914559</text:p>
          </table:table-cell>
          <table:table-cell office:value-type="float" office:value="0.0400930044885911" calcext:value-type="float">
            <text:p>0.0400930044885911</text:p>
          </table:table-cell>
          <table:table-cell office:value-type="float" office:value="0.769497607655502" calcext:value-type="float">
            <text:p>0.769497607655502</text:p>
          </table:table-cell>
          <table:table-cell office:value-type="float" office:value="0.0364734987294045" calcext:value-type="float">
            <text:p>0.0364734987294045</text:p>
          </table:table-cell>
          <table:table-cell office:value-type="float" office:value="0.755228981544771" calcext:value-type="float">
            <text:p>0.755228981544771</text:p>
          </table:table-cell>
          <table:table-cell office:value-type="float" office:value="0.0354724244685705" calcext:value-type="float">
            <text:p>0.0354724244685705</text:p>
          </table:table-cell>
          <table:table-cell office:value-type="float" office:value="0.772146274777854" calcext:value-type="float">
            <text:p>0.772146274777854</text:p>
          </table:table-cell>
          <table:table-cell office:value-type="float" office:value="0.0318506142627803" calcext:value-type="float">
            <text:p>0.0318506142627803</text:p>
          </table:table-cell>
          <table:table-cell office:value-type="float" office:value="0.757826384142174" calcext:value-type="float">
            <text:p>0.757826384142174</text:p>
          </table:table-cell>
          <table:table-cell office:value-type="float" office:value="0.0352044791625814" calcext:value-type="float">
            <text:p>0.0352044791625814</text:p>
          </table:table-cell>
          <table:table-cell office:value-type="float" office:value="0.766951469583049" calcext:value-type="float">
            <text:p>0.766951469583049</text:p>
          </table:table-cell>
          <table:table-cell office:value-type="float" office:value="0.0330333865454042" calcext:value-type="float">
            <text:p>0.0330333865454042</text:p>
          </table:table-cell>
          <table:table-cell office:value-type="float" office:value="0.756510594668489" calcext:value-type="float">
            <text:p>0.756510594668489</text:p>
          </table:table-cell>
          <table:table-cell office:value-type="float" office:value="0.0428578673496661" calcext:value-type="float">
            <text:p>0.0428578673496661</text:p>
          </table:table-cell>
          <table:table-cell office:value-type="float" office:value="0.776059466848941" calcext:value-type="float">
            <text:p>0.776059466848941</text:p>
          </table:table-cell>
          <table:table-cell office:value-type="float" office:value="0.0390059195360458" calcext:value-type="float">
            <text:p>0.0390059195360458</text:p>
          </table:table-cell>
          <table:table-cell office:value-type="float" office:value="0.759125085440875" calcext:value-type="float">
            <text:p>0.759125085440875</text:p>
          </table:table-cell>
          <table:table-cell office:value-type="float" office:value="0.0433266175198467" calcext:value-type="float">
            <text:p>0.0433266175198467</text:p>
          </table:table-cell>
          <table:table-cell office:value-type="float" office:value="0.772163362952837" calcext:value-type="float">
            <text:p>0.772163362952837</text:p>
          </table:table-cell>
          <table:table-cell office:value-type="float" office:value="0.0345562587992537" calcext:value-type="float">
            <text:p>0.0345562587992537</text:p>
          </table:table-cell>
          <table:table-cell office:value-type="float" office:value="0.751298701298701" calcext:value-type="float">
            <text:p>0.751298701298701</text:p>
          </table:table-cell>
          <table:table-cell office:value-type="float" office:value="0.0443827273886837" calcext:value-type="float">
            <text:p>0.0443827273886837</text:p>
          </table:table-cell>
          <table:table-cell office:value-type="float" office:value="0.770864661654135" calcext:value-type="float">
            <text:p>0.770864661654135</text:p>
          </table:table-cell>
          <table:table-cell office:value-type="float" office:value="0.0381442405451844" calcext:value-type="float">
            <text:p>0.0381442405451844</text:p>
          </table:table-cell>
          <table:table-cell office:value-type="float" office:value="0.757826384142174" calcext:value-type="float">
            <text:p>0.757826384142174</text:p>
          </table:table-cell>
          <table:table-cell office:value-type="float" office:value="0.0449829811251313" calcext:value-type="float">
            <text:p>0.0449829811251313</text:p>
          </table:table-cell>
          <table:table-cell office:value-type="float" office:value="0.766985645933014" calcext:value-type="float">
            <text:p>0.766985645933014</text:p>
          </table:table-cell>
          <table:table-cell office:value-type="float" office:value="0.0380782415171936" calcext:value-type="float">
            <text:p>0.038078241517193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pima</text:p>
          </table:table-cell>
          <table:table-cell office:value-type="float" office:value="0.751308954203691" calcext:value-type="float">
            <text:p>0.751308954203691</text:p>
          </table:table-cell>
          <table:table-cell office:value-type="float" office:value="0.0338028598452208" calcext:value-type="float">
            <text:p>0.0338028598452208</text:p>
          </table:table-cell>
          <table:table-cell office:value-type="float" office:value="0.717522214627478" calcext:value-type="float">
            <text:p>0.717522214627478</text:p>
          </table:table-cell>
          <table:table-cell office:value-type="float" office:value="0.0535927787098452" calcext:value-type="float">
            <text:p>0.0535927787098452</text:p>
          </table:table-cell>
          <table:table-cell office:value-type="float" office:value="0.759401913875598" calcext:value-type="float">
            <text:p>0.759401913875598</text:p>
          </table:table-cell>
          <table:table-cell office:value-type="float" office:value="0.0397444117617318" calcext:value-type="float">
            <text:p>0.0397444117617318</text:p>
          </table:table-cell>
          <table:table-cell office:value-type="float" office:value="0.770276828434723" calcext:value-type="float">
            <text:p>0.770276828434723</text:p>
          </table:table-cell>
          <table:table-cell office:value-type="float" office:value="0.034923060853941" calcext:value-type="float">
            <text:p>0.034923060853941</text:p>
          </table:table-cell>
          <table:table-cell office:value-type="float" office:value="0.75703007518797" calcext:value-type="float">
            <text:p>0.75703007518797</text:p>
          </table:table-cell>
          <table:table-cell office:value-type="float" office:value="0.0338945399171018" calcext:value-type="float">
            <text:p>0.0338945399171018</text:p>
          </table:table-cell>
          <table:table-cell office:value-type="float" office:value="0.772932330827068" calcext:value-type="float">
            <text:p>0.772932330827068</text:p>
          </table:table-cell>
          <table:table-cell office:value-type="float" office:value="0.0317840254839438" calcext:value-type="float">
            <text:p>0.0317840254839438</text:p>
          </table:table-cell>
          <table:table-cell office:value-type="float" office:value="0.760157211209843" calcext:value-type="float">
            <text:p>0.760157211209843</text:p>
          </table:table-cell>
          <table:table-cell office:value-type="float" office:value="0.0371589291543883" calcext:value-type="float">
            <text:p>0.0371589291543883</text:p>
          </table:table-cell>
          <table:table-cell office:value-type="float" office:value="0.759921394395079" calcext:value-type="float">
            <text:p>0.759921394395079</text:p>
          </table:table-cell>
          <table:table-cell office:value-type="float" office:value="0.032443467502488" calcext:value-type="float">
            <text:p>0.032443467502488</text:p>
          </table:table-cell>
          <table:table-cell office:value-type="float" office:value="0.751551606288448" calcext:value-type="float">
            <text:p>0.751551606288448</text:p>
          </table:table-cell>
          <table:table-cell office:value-type="float" office:value="0.04526957322145" calcext:value-type="float">
            <text:p>0.04526957322145</text:p>
          </table:table-cell>
          <table:table-cell office:value-type="float" office:value="0.774771018455229" calcext:value-type="float">
            <text:p>0.774771018455229</text:p>
          </table:table-cell>
          <table:table-cell office:value-type="float" office:value="0.0381650034184038" calcext:value-type="float">
            <text:p>0.0381650034184038</text:p>
          </table:table-cell>
          <table:table-cell office:value-type="float" office:value="0.757053998632946" calcext:value-type="float">
            <text:p>0.757053998632946</text:p>
          </table:table-cell>
          <table:table-cell office:value-type="float" office:value="0.0370198069751784" calcext:value-type="float">
            <text:p>0.0370198069751784</text:p>
          </table:table-cell>
          <table:table-cell office:value-type="float" office:value="0.762498291182502" calcext:value-type="float">
            <text:p>0.762498291182502</text:p>
          </table:table-cell>
          <table:table-cell office:value-type="float" office:value="0.0360301752540417" calcext:value-type="float">
            <text:p>0.0360301752540417</text:p>
          </table:table-cell>
          <table:table-cell office:value-type="float" office:value="0.758075871496924" calcext:value-type="float">
            <text:p>0.758075871496924</text:p>
          </table:table-cell>
          <table:table-cell office:value-type="float" office:value="0.0425477509146105" calcext:value-type="float">
            <text:p>0.0425477509146105</text:p>
          </table:table-cell>
          <table:table-cell office:value-type="float" office:value="0.767730690362269" calcext:value-type="float">
            <text:p>0.767730690362269</text:p>
          </table:table-cell>
          <table:table-cell office:value-type="float" office:value="0.0343298710927148" calcext:value-type="float">
            <text:p>0.0343298710927148</text:p>
          </table:table-cell>
          <table:table-cell office:value-type="float" office:value="0.756534518113465" calcext:value-type="float">
            <text:p>0.756534518113465</text:p>
          </table:table-cell>
          <table:table-cell office:value-type="float" office:value="0.0468705679846126" calcext:value-type="float">
            <text:p>0.0468705679846126</text:p>
          </table:table-cell>
          <table:table-cell office:value-type="float" office:value="0.768024606971975" calcext:value-type="float">
            <text:p>0.768024606971975</text:p>
          </table:table-cell>
          <table:table-cell office:value-type="float" office:value="0.0368597097446106" calcext:value-type="float">
            <text:p>0.03685970974461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ima</text:p>
          </table:table-cell>
          <table:table-cell office:value-type="float" office:value="0.744753930280246" calcext:value-type="float">
            <text:p>0.744753930280246</text:p>
          </table:table-cell>
          <table:table-cell office:value-type="float" office:value="0.0345254489459883" calcext:value-type="float">
            <text:p>0.0345254489459883</text:p>
          </table:table-cell>
          <table:table-cell office:value-type="float" office:value="0.736978810663021" calcext:value-type="float">
            <text:p>0.736978810663021</text:p>
          </table:table-cell>
          <table:table-cell office:value-type="float" office:value="0.0436590739118142" calcext:value-type="float">
            <text:p>0.0436590739118142</text:p>
          </table:table-cell>
          <table:table-cell office:value-type="float" office:value="0.74606971975393" calcext:value-type="float">
            <text:p>0.74606971975393</text:p>
          </table:table-cell>
          <table:table-cell office:value-type="float" office:value="0.0426658723453016" calcext:value-type="float">
            <text:p>0.0426658723453016</text:p>
          </table:table-cell>
          <table:table-cell office:value-type="float" office:value="0.735748462064252" calcext:value-type="float">
            <text:p>0.735748462064252</text:p>
          </table:table-cell>
          <table:table-cell office:value-type="float" office:value="0.0466695408044083" calcext:value-type="float">
            <text:p>0.0466695408044083</text:p>
          </table:table-cell>
          <table:table-cell office:value-type="float" office:value="0.742276144907724" calcext:value-type="float">
            <text:p>0.742276144907724</text:p>
          </table:table-cell>
          <table:table-cell office:value-type="float" office:value="0.0408919706000429" calcext:value-type="float">
            <text:p>0.0408919706000429</text:p>
          </table:table-cell>
          <table:table-cell office:value-type="float" office:value="0.740874914559125" calcext:value-type="float">
            <text:p>0.740874914559125</text:p>
          </table:table-cell>
          <table:table-cell office:value-type="float" office:value="0.0456762225603686" calcext:value-type="float">
            <text:p>0.0456762225603686</text:p>
          </table:table-cell>
          <table:table-cell office:value-type="float" office:value="0.738311688311688" calcext:value-type="float">
            <text:p>0.738311688311688</text:p>
          </table:table-cell>
          <table:table-cell office:value-type="float" office:value="0.0410457188437526" calcext:value-type="float">
            <text:p>0.0410457188437526</text:p>
          </table:table-cell>
          <table:table-cell office:value-type="float" office:value="0.740943267259057" calcext:value-type="float">
            <text:p>0.740943267259057</text:p>
          </table:table-cell>
          <table:table-cell office:value-type="float" office:value="0.056054597155198" calcext:value-type="float">
            <text:p>0.056054597155198</text:p>
          </table:table-cell>
          <table:table-cell office:value-type="float" office:value="0.747436773752563" calcext:value-type="float">
            <text:p>0.747436773752563</text:p>
          </table:table-cell>
          <table:table-cell office:value-type="float" office:value="0.0448248305348338" calcext:value-type="float">
            <text:p>0.0448248305348338</text:p>
          </table:table-cell>
          <table:table-cell office:value-type="float" office:value="0.729203691045796" calcext:value-type="float">
            <text:p>0.729203691045796</text:p>
          </table:table-cell>
          <table:table-cell office:value-type="float" office:value="0.0458924211840673" calcext:value-type="float">
            <text:p>0.0458924211840673</text:p>
          </table:table-cell>
          <table:table-cell office:value-type="float" office:value="0.736961722488038" calcext:value-type="float">
            <text:p>0.736961722488038</text:p>
          </table:table-cell>
          <table:table-cell office:value-type="float" office:value="0.0335472255449185" calcext:value-type="float">
            <text:p>0.0335472255449185</text:p>
          </table:table-cell>
          <table:table-cell office:value-type="float" office:value="0.746120984278879" calcext:value-type="float">
            <text:p>0.746120984278879</text:p>
          </table:table-cell>
          <table:table-cell office:value-type="float" office:value="0.0311069510631167" calcext:value-type="float">
            <text:p>0.0311069510631167</text:p>
          </table:table-cell>
          <table:table-cell office:value-type="float" office:value="0.75134996582365" calcext:value-type="float">
            <text:p>0.75134996582365</text:p>
          </table:table-cell>
          <table:table-cell office:value-type="float" office:value="0.0465504560086246" calcext:value-type="float">
            <text:p>0.0465504560086246</text:p>
          </table:table-cell>
          <table:table-cell office:value-type="float" office:value="0.743557758031442" calcext:value-type="float">
            <text:p>0.743557758031442</text:p>
          </table:table-cell>
          <table:table-cell office:value-type="float" office:value="0.0370455843020613" calcext:value-type="float">
            <text:p>0.0370455843020613</text:p>
          </table:table-cell>
          <table:table-cell office:value-type="float" office:value="0.746120984278879" calcext:value-type="float">
            <text:p>0.746120984278879</text:p>
          </table:table-cell>
          <table:table-cell office:value-type="float" office:value="0.0340151558599015" calcext:value-type="float">
            <text:p>0.0340151558599015</text:p>
          </table:table-cell>
          <table:table-cell office:value-type="float" office:value="0.74876965140123" calcext:value-type="float">
            <text:p>0.74876965140123</text:p>
          </table:table-cell>
          <table:table-cell office:value-type="float" office:value="0.0357854654769844" calcext:value-type="float">
            <text:p>0.035785465476984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ima</text:p>
          </table:table-cell>
          <table:table-cell office:value-type="float" office:value="0.74606971975393" calcext:value-type="float">
            <text:p>0.74606971975393</text:p>
          </table:table-cell>
          <table:table-cell office:value-type="float" office:value="0.0375774109574288" calcext:value-type="float">
            <text:p>0.0375774109574288</text:p>
          </table:table-cell>
          <table:table-cell office:value-type="float" office:value="0.748667122351333" calcext:value-type="float">
            <text:p>0.748667122351333</text:p>
          </table:table-cell>
          <table:table-cell office:value-type="float" office:value="0.0559697833198072" calcext:value-type="float">
            <text:p>0.0559697833198072</text:p>
          </table:table-cell>
          <table:table-cell office:value-type="float" office:value="0.749982911825017" calcext:value-type="float">
            <text:p>0.749982911825017</text:p>
          </table:table-cell>
          <table:table-cell office:value-type="float" office:value="0.0458409523682217" calcext:value-type="float">
            <text:p>0.0458409523682217</text:p>
          </table:table-cell>
          <table:table-cell office:value-type="float" office:value="0.759193438140807" calcext:value-type="float">
            <text:p>0.759193438140807</text:p>
          </table:table-cell>
          <table:table-cell office:value-type="float" office:value="0.04550988772965" calcext:value-type="float">
            <text:p>0.04550988772965</text:p>
          </table:table-cell>
          <table:table-cell office:value-type="float" office:value="0.755211893369788" calcext:value-type="float">
            <text:p>0.755211893369788</text:p>
          </table:table-cell>
          <table:table-cell office:value-type="float" office:value="0.0395629079238737" calcext:value-type="float">
            <text:p>0.0395629079238737</text:p>
          </table:table-cell>
          <table:table-cell office:value-type="float" office:value="0.748752563226248" calcext:value-type="float">
            <text:p>0.748752563226248</text:p>
          </table:table-cell>
          <table:table-cell office:value-type="float" office:value="0.0584880660734818" calcext:value-type="float">
            <text:p>0.0584880660734818</text:p>
          </table:table-cell>
          <table:table-cell office:value-type="float" office:value="0.752597402597403" calcext:value-type="float">
            <text:p>0.752597402597403</text:p>
          </table:table-cell>
          <table:table-cell office:value-type="float" office:value="0.0466874459511359" calcext:value-type="float">
            <text:p>0.0466874459511359</text:p>
          </table:table-cell>
          <table:table-cell office:value-type="float" office:value="0.746086807928913" calcext:value-type="float">
            <text:p>0.746086807928913</text:p>
          </table:table-cell>
          <table:table-cell office:value-type="float" office:value="0.0487324638231485" calcext:value-type="float">
            <text:p>0.0487324638231485</text:p>
          </table:table-cell>
          <table:table-cell office:value-type="float" office:value="0.75393028024607" calcext:value-type="float">
            <text:p>0.75393028024607</text:p>
          </table:table-cell>
          <table:table-cell office:value-type="float" office:value="0.0392335632561905" calcext:value-type="float">
            <text:p>0.0392335632561905</text:p>
          </table:table-cell>
          <table:table-cell office:value-type="float" office:value="0.751298701298701" calcext:value-type="float">
            <text:p>0.751298701298701</text:p>
          </table:table-cell>
          <table:table-cell office:value-type="float" office:value="0.0403550517278663" calcext:value-type="float">
            <text:p>0.0403550517278663</text:p>
          </table:table-cell>
          <table:table-cell office:value-type="float" office:value="0.763055365686945" calcext:value-type="float">
            <text:p>0.763055365686945</text:p>
          </table:table-cell>
          <table:table-cell office:value-type="float" office:value="0.0337160658036964" calcext:value-type="float">
            <text:p>0.0337160658036964</text:p>
          </table:table-cell>
          <table:table-cell office:value-type="float" office:value="0.763038277511962" calcext:value-type="float">
            <text:p>0.763038277511962</text:p>
          </table:table-cell>
          <table:table-cell office:value-type="float" office:value="0.0476295426082852" calcext:value-type="float">
            <text:p>0.0476295426082852</text:p>
          </table:table-cell>
          <table:table-cell office:value-type="float" office:value="0.761705399863295" calcext:value-type="float">
            <text:p>0.761705399863295</text:p>
          </table:table-cell>
          <table:table-cell office:value-type="float" office:value="0.0402394370897265" calcext:value-type="float">
            <text:p>0.0402394370897265</text:p>
          </table:table-cell>
          <table:table-cell office:value-type="float" office:value="0.755246069719754" calcext:value-type="float">
            <text:p>0.755246069719754</text:p>
          </table:table-cell>
          <table:table-cell office:value-type="float" office:value="0.0459809911628509" calcext:value-type="float">
            <text:p>0.0459809911628509</text:p>
          </table:table-cell>
          <table:table-cell office:value-type="float" office:value="0.759056732740943" calcext:value-type="float">
            <text:p>0.759056732740943</text:p>
          </table:table-cell>
          <table:table-cell office:value-type="float" office:value="0.0392461312261966" calcext:value-type="float">
            <text:p>0.0392461312261966</text:p>
          </table:table-cell>
          <table:table-cell office:value-type="float" office:value="0.747436773752563" calcext:value-type="float">
            <text:p>0.747436773752563</text:p>
          </table:table-cell>
          <table:table-cell office:value-type="float" office:value="0.0380402034439936" calcext:value-type="float">
            <text:p>0.038040203443993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ima</text:p>
          </table:table-cell>
          <table:table-cell office:value-type="float" office:value="0.753913192071087" calcext:value-type="float">
            <text:p>0.753913192071087</text:p>
          </table:table-cell>
          <table:table-cell office:value-type="float" office:value="0.0348275144746378" calcext:value-type="float">
            <text:p>0.0348275144746378</text:p>
          </table:table-cell>
          <table:table-cell office:value-type="float" office:value="0.761722488038277" calcext:value-type="float">
            <text:p>0.761722488038277</text:p>
          </table:table-cell>
          <table:table-cell office:value-type="float" office:value="0.0470167574017542" calcext:value-type="float">
            <text:p>0.0470167574017542</text:p>
          </table:table-cell>
          <table:table-cell office:value-type="float" office:value="0.757826384142174" calcext:value-type="float">
            <text:p>0.757826384142174</text:p>
          </table:table-cell>
          <table:table-cell office:value-type="float" office:value="0.047799996549885" calcext:value-type="float">
            <text:p>0.047799996549885</text:p>
          </table:table-cell>
          <table:table-cell office:value-type="float" office:value="0.755263157894737" calcext:value-type="float">
            <text:p>0.755263157894737</text:p>
          </table:table-cell>
          <table:table-cell office:value-type="float" office:value="0.0547790139631985" calcext:value-type="float">
            <text:p>0.0547790139631985</text:p>
          </table:table-cell>
          <table:table-cell office:value-type="float" office:value="0.763038277511962" calcext:value-type="float">
            <text:p>0.763038277511962</text:p>
          </table:table-cell>
          <table:table-cell office:value-type="float" office:value="0.0408519818086863" calcext:value-type="float">
            <text:p>0.0408519818086863</text:p>
          </table:table-cell>
          <table:table-cell office:value-type="float" office:value="0.755228981544771" calcext:value-type="float">
            <text:p>0.755228981544771</text:p>
          </table:table-cell>
          <table:table-cell office:value-type="float" office:value="0.0502956596136061" calcext:value-type="float">
            <text:p>0.0502956596136061</text:p>
          </table:table-cell>
          <table:table-cell office:value-type="float" office:value="0.755228981544771" calcext:value-type="float">
            <text:p>0.755228981544771</text:p>
          </table:table-cell>
          <table:table-cell office:value-type="float" office:value="0.0517933785555581" calcext:value-type="float">
            <text:p>0.0517933785555581</text:p>
          </table:table-cell>
          <table:table-cell office:value-type="float" office:value="0.750034176349966" calcext:value-type="float">
            <text:p>0.750034176349966</text:p>
          </table:table-cell>
          <table:table-cell office:value-type="float" office:value="0.0490928724548769" calcext:value-type="float">
            <text:p>0.0490928724548769</text:p>
          </table:table-cell>
          <table:table-cell office:value-type="float" office:value="0.760475051264525" calcext:value-type="float">
            <text:p>0.760475051264525</text:p>
          </table:table-cell>
          <table:table-cell office:value-type="float" office:value="0.0434711924092862" calcext:value-type="float">
            <text:p>0.0434711924092862</text:p>
          </table:table-cell>
          <table:table-cell office:value-type="float" office:value="0.751315789473684" calcext:value-type="float">
            <text:p>0.751315789473684</text:p>
          </table:table-cell>
          <table:table-cell office:value-type="float" office:value="0.0538507444974331" calcext:value-type="float">
            <text:p>0.0538507444974331</text:p>
          </table:table-cell>
          <table:table-cell office:value-type="float" office:value="0.757843472317157" calcext:value-type="float">
            <text:p>0.757843472317157</text:p>
          </table:table-cell>
          <table:table-cell office:value-type="float" office:value="0.03810628538169" calcext:value-type="float">
            <text:p>0.03810628538169</text:p>
          </table:table-cell>
          <table:table-cell office:value-type="float" office:value="0.756493506493507" calcext:value-type="float">
            <text:p>0.756493506493507</text:p>
          </table:table-cell>
          <table:table-cell office:value-type="float" office:value="0.0494631090932694" calcext:value-type="float">
            <text:p>0.0494631090932694</text:p>
          </table:table-cell>
          <table:table-cell office:value-type="float" office:value="0.759142173615858" calcext:value-type="float">
            <text:p>0.759142173615858</text:p>
          </table:table-cell>
          <table:table-cell office:value-type="float" office:value="0.0445018751197635" calcext:value-type="float">
            <text:p>0.0445018751197635</text:p>
          </table:table-cell>
          <table:table-cell office:value-type="float" office:value="0.753947368421053" calcext:value-type="float">
            <text:p>0.753947368421053</text:p>
          </table:table-cell>
          <table:table-cell office:value-type="float" office:value="0.043681039507383" calcext:value-type="float">
            <text:p>0.043681039507383</text:p>
          </table:table-cell>
          <table:table-cell office:value-type="float" office:value="0.759090909090909" calcext:value-type="float">
            <text:p>0.759090909090909</text:p>
          </table:table-cell>
          <table:table-cell office:value-type="float" office:value="0.0408626823962397" calcext:value-type="float">
            <text:p>0.0408626823962397</text:p>
          </table:table-cell>
          <table:table-cell office:value-type="float" office:value="0.756493506493507" calcext:value-type="float">
            <text:p>0.756493506493507</text:p>
          </table:table-cell>
          <table:table-cell office:value-type="float" office:value="0.036873608574446" calcext:value-type="float">
            <text:p>0.03687360857444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ima</text:p>
          </table:table-cell>
          <table:table-cell office:value-type="float" office:value="0.761773752563226" calcext:value-type="float">
            <text:p>0.761773752563226</text:p>
          </table:table-cell>
          <table:table-cell office:value-type="float" office:value="0.0402912649646292" calcext:value-type="float">
            <text:p>0.0402912649646292</text:p>
          </table:table-cell>
          <table:table-cell office:value-type="float" office:value="0.763055365686945" calcext:value-type="float">
            <text:p>0.763055365686945</text:p>
          </table:table-cell>
          <table:table-cell office:value-type="float" office:value="0.0490929649796521" calcext:value-type="float">
            <text:p>0.0490929649796521</text:p>
          </table:table-cell>
          <table:table-cell office:value-type="float" office:value="0.763055365686945" calcext:value-type="float">
            <text:p>0.763055365686945</text:p>
          </table:table-cell>
          <table:table-cell office:value-type="float" office:value="0.048709738795566" calcext:value-type="float">
            <text:p>0.048709738795566</text:p>
          </table:table-cell>
          <table:table-cell office:value-type="float" office:value="0.759159261790841" calcext:value-type="float">
            <text:p>0.759159261790841</text:p>
          </table:table-cell>
          <table:table-cell office:value-type="float" office:value="0.0456686214228351" calcext:value-type="float">
            <text:p>0.0456686214228351</text:p>
          </table:table-cell>
          <table:table-cell office:value-type="float" office:value="0.765652768284347" calcext:value-type="float">
            <text:p>0.765652768284347</text:p>
          </table:table-cell>
          <table:table-cell office:value-type="float" office:value="0.0484458517413351" calcext:value-type="float">
            <text:p>0.0484458517413351</text:p>
          </table:table-cell>
          <table:table-cell office:value-type="float" office:value="0.760440874914559" calcext:value-type="float">
            <text:p>0.760440874914559</text:p>
          </table:table-cell>
          <table:table-cell office:value-type="float" office:value="0.0482032246746252" calcext:value-type="float">
            <text:p>0.0482032246746252</text:p>
          </table:table-cell>
          <table:table-cell office:value-type="float" office:value="0.751332877648667" calcext:value-type="float">
            <text:p>0.751332877648667</text:p>
          </table:table-cell>
          <table:table-cell office:value-type="float" office:value="0.0551263571484954" calcext:value-type="float">
            <text:p>0.0551263571484954</text:p>
          </table:table-cell>
          <table:table-cell office:value-type="float" office:value="0.756493506493507" calcext:value-type="float">
            <text:p>0.756493506493507</text:p>
          </table:table-cell>
          <table:table-cell office:value-type="float" office:value="0.047913297881339" calcext:value-type="float">
            <text:p>0.047913297881339</text:p>
          </table:table-cell>
          <table:table-cell office:value-type="float" office:value="0.755228981544771" calcext:value-type="float">
            <text:p>0.755228981544771</text:p>
          </table:table-cell>
          <table:table-cell office:value-type="float" office:value="0.0443446975645244" calcext:value-type="float">
            <text:p>0.0443446975645244</text:p>
          </table:table-cell>
          <table:table-cell office:value-type="float" office:value="0.752631578947368" calcext:value-type="float">
            <text:p>0.752631578947368</text:p>
          </table:table-cell>
          <table:table-cell office:value-type="float" office:value="0.0460577091395269" calcext:value-type="float">
            <text:p>0.0460577091395269</text:p>
          </table:table-cell>
          <table:table-cell office:value-type="float" office:value="0.763038277511962" calcext:value-type="float">
            <text:p>0.763038277511962</text:p>
          </table:table-cell>
          <table:table-cell office:value-type="float" office:value="0.0403906407566921" calcext:value-type="float">
            <text:p>0.0403906407566921</text:p>
          </table:table-cell>
          <table:table-cell office:value-type="float" office:value="0.761756664388243" calcext:value-type="float">
            <text:p>0.761756664388243</text:p>
          </table:table-cell>
          <table:table-cell office:value-type="float" office:value="0.0495509146730502" calcext:value-type="float">
            <text:p>0.0495509146730502</text:p>
          </table:table-cell>
          <table:table-cell office:value-type="float" office:value="0.765652768284347" calcext:value-type="float">
            <text:p>0.765652768284347</text:p>
          </table:table-cell>
          <table:table-cell office:value-type="float" office:value="0.0408822419417234" calcext:value-type="float">
            <text:p>0.0408822419417234</text:p>
          </table:table-cell>
          <table:table-cell office:value-type="float" office:value="0.753947368421053" calcext:value-type="float">
            <text:p>0.753947368421053</text:p>
          </table:table-cell>
          <table:table-cell office:value-type="float" office:value="0.0432498861904223" calcext:value-type="float">
            <text:p>0.0432498861904223</text:p>
          </table:table-cell>
          <table:table-cell office:value-type="float" office:value="0.763004101161996" calcext:value-type="float">
            <text:p>0.763004101161996</text:p>
          </table:table-cell>
          <table:table-cell office:value-type="float" office:value="0.0458139073849581" calcext:value-type="float">
            <text:p>0.0458139073849581</text:p>
          </table:table-cell>
          <table:table-cell office:value-type="float" office:value="0.755211893369788" calcext:value-type="float">
            <text:p>0.755211893369788</text:p>
          </table:table-cell>
          <table:table-cell office:value-type="float" office:value="0.0395378052560841" calcext:value-type="float">
            <text:p>0.039537805256084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ima</text:p>
          </table:table-cell>
          <table:table-cell office:value-type="float" office:value="0.760440874914559" calcext:value-type="float">
            <text:p>0.760440874914559</text:p>
          </table:table-cell>
          <table:table-cell office:value-type="float" office:value="0.0376571452076751" calcext:value-type="float">
            <text:p>0.0376571452076751</text:p>
          </table:table-cell>
          <table:table-cell office:value-type="float" office:value="0.765635680109364" calcext:value-type="float">
            <text:p>0.765635680109364</text:p>
          </table:table-cell>
          <table:table-cell office:value-type="float" office:value="0.0469527473435445" calcext:value-type="float">
            <text:p>0.0469527473435445</text:p>
          </table:table-cell>
          <table:table-cell office:value-type="float" office:value="0.764371155160629" calcext:value-type="float">
            <text:p>0.764371155160629</text:p>
          </table:table-cell>
          <table:table-cell office:value-type="float" office:value="0.0489003505603881" calcext:value-type="float">
            <text:p>0.0489003505603881</text:p>
          </table:table-cell>
          <table:table-cell office:value-type="float" office:value="0.755228981544771" calcext:value-type="float">
            <text:p>0.755228981544771</text:p>
          </table:table-cell>
          <table:table-cell office:value-type="float" office:value="0.0510645958397518" calcext:value-type="float">
            <text:p>0.0510645958397518</text:p>
          </table:table-cell>
          <table:table-cell office:value-type="float" office:value="0.764354066985646" calcext:value-type="float">
            <text:p>0.764354066985646</text:p>
          </table:table-cell>
          <table:table-cell office:value-type="float" office:value="0.0441577163499798" calcext:value-type="float">
            <text:p>0.0441577163499798</text:p>
          </table:table-cell>
          <table:table-cell office:value-type="float" office:value="0.763021189336979" calcext:value-type="float">
            <text:p>0.763021189336979</text:p>
          </table:table-cell>
          <table:table-cell office:value-type="float" office:value="0.0522559756198364" calcext:value-type="float">
            <text:p>0.0522559756198364</text:p>
          </table:table-cell>
          <table:table-cell office:value-type="float" office:value="0.756527682843472" calcext:value-type="float">
            <text:p>0.756527682843472</text:p>
          </table:table-cell>
          <table:table-cell office:value-type="float" office:value="0.0496871840063066" calcext:value-type="float">
            <text:p>0.0496871840063066</text:p>
          </table:table-cell>
          <table:table-cell office:value-type="float" office:value="0.751298701298701" calcext:value-type="float">
            <text:p>0.751298701298701</text:p>
          </table:table-cell>
          <table:table-cell office:value-type="float" office:value="0.0468053261325558" calcext:value-type="float">
            <text:p>0.0468053261325558</text:p>
          </table:table-cell>
          <table:table-cell office:value-type="float" office:value="0.759142173615858" calcext:value-type="float">
            <text:p>0.759142173615858</text:p>
          </table:table-cell>
          <table:table-cell office:value-type="float" office:value="0.0445018751197635" calcext:value-type="float">
            <text:p>0.0445018751197635</text:p>
          </table:table-cell>
          <table:table-cell office:value-type="float" office:value="0.756544771018455" calcext:value-type="float">
            <text:p>0.756544771018455</text:p>
          </table:table-cell>
          <table:table-cell office:value-type="float" office:value="0.0539118033945027" calcext:value-type="float">
            <text:p>0.0539118033945027</text:p>
          </table:table-cell>
          <table:table-cell office:value-type="float" office:value="0.76566985645933" calcext:value-type="float">
            <text:p>0.76566985645933</text:p>
          </table:table-cell>
          <table:table-cell office:value-type="float" office:value="0.0348440556442482" calcext:value-type="float">
            <text:p>0.0348440556442482</text:p>
          </table:table-cell>
          <table:table-cell office:value-type="float" office:value="0.759125085440875" calcext:value-type="float">
            <text:p>0.759125085440875</text:p>
          </table:table-cell>
          <table:table-cell office:value-type="float" office:value="0.0446053523312429" calcext:value-type="float">
            <text:p>0.0446053523312429</text:p>
          </table:table-cell>
          <table:table-cell office:value-type="float" office:value="0.764354066985646" calcext:value-type="float">
            <text:p>0.764354066985646</text:p>
          </table:table-cell>
          <table:table-cell office:value-type="float" office:value="0.0458130256764072" calcext:value-type="float">
            <text:p>0.0458130256764072</text:p>
          </table:table-cell>
          <table:table-cell office:value-type="float" office:value="0.755228981544771" calcext:value-type="float">
            <text:p>0.755228981544771</text:p>
          </table:table-cell>
          <table:table-cell office:value-type="float" office:value="0.0483968035221578" calcext:value-type="float">
            <text:p>0.0483968035221578</text:p>
          </table:table-cell>
          <table:table-cell office:value-type="float" office:value="0.772146274777854" calcext:value-type="float">
            <text:p>0.772146274777854</text:p>
          </table:table-cell>
          <table:table-cell office:value-type="float" office:value="0.0441755085193519" calcext:value-type="float">
            <text:p>0.0441755085193519</text:p>
          </table:table-cell>
          <table:table-cell office:value-type="float" office:value="0.760406698564593" calcext:value-type="float">
            <text:p>0.760406698564593</text:p>
          </table:table-cell>
          <table:table-cell office:value-type="float" office:value="0.0421061978497322" calcext:value-type="float">
            <text:p>0.042106197849732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ima</text:p>
          </table:table-cell>
          <table:table-cell office:value-type="float" office:value="0.75339029391661" calcext:value-type="float">
            <text:p>0.75339029391661</text:p>
          </table:table-cell>
          <table:table-cell office:value-type="float" office:value="0.0369757569100718" calcext:value-type="float">
            <text:p>0.0369757569100718</text:p>
          </table:table-cell>
          <table:table-cell office:value-type="float" office:value="0.755211893369788" calcext:value-type="float">
            <text:p>0.755211893369788</text:p>
          </table:table-cell>
          <table:table-cell office:value-type="float" office:value="0.0485382653913144" calcext:value-type="float">
            <text:p>0.0485382653913144</text:p>
          </table:table-cell>
          <table:table-cell office:value-type="float" office:value="0.756261107313739" calcext:value-type="float">
            <text:p>0.756261107313739</text:p>
          </table:table-cell>
          <table:table-cell office:value-type="float" office:value="0.0467833821238725" calcext:value-type="float">
            <text:p>0.0467833821238725</text:p>
          </table:table-cell>
          <table:table-cell office:value-type="float" office:value="0.752918660287081" calcext:value-type="float">
            <text:p>0.752918660287081</text:p>
          </table:table-cell>
          <table:table-cell office:value-type="float" office:value="0.0487383319519687" calcext:value-type="float">
            <text:p>0.0487383319519687</text:p>
          </table:table-cell>
          <table:table-cell office:value-type="float" office:value="0.758106630211893" calcext:value-type="float">
            <text:p>0.758106630211893</text:p>
          </table:table-cell>
          <table:table-cell office:value-type="float" office:value="0.0427820856847836" calcext:value-type="float">
            <text:p>0.0427820856847836</text:p>
          </table:table-cell>
          <table:table-cell office:value-type="float" office:value="0.753663704716336" calcext:value-type="float">
            <text:p>0.753663704716336</text:p>
          </table:table-cell>
          <table:table-cell office:value-type="float" office:value="0.0509838297083836" calcext:value-type="float">
            <text:p>0.0509838297083836</text:p>
          </table:table-cell>
          <table:table-cell office:value-type="float" office:value="0.7507997265892" calcext:value-type="float">
            <text:p>0.7507997265892</text:p>
          </table:table-cell>
          <table:table-cell office:value-type="float" office:value="0.0488680169010497" calcext:value-type="float">
            <text:p>0.0488680169010497</text:p>
          </table:table-cell>
          <table:table-cell office:value-type="float" office:value="0.748971291866029" calcext:value-type="float">
            <text:p>0.748971291866029</text:p>
          </table:table-cell>
          <table:table-cell office:value-type="float" office:value="0.0497197114894236" calcext:value-type="float">
            <text:p>0.0497197114894236</text:p>
          </table:table-cell>
          <table:table-cell office:value-type="float" office:value="0.755242652084757" calcext:value-type="float">
            <text:p>0.755242652084757</text:p>
          </table:table-cell>
          <table:table-cell office:value-type="float" office:value="0.0432752317769197" calcext:value-type="float">
            <text:p>0.0432752317769197</text:p>
          </table:table-cell>
          <table:table-cell office:value-type="float" office:value="0.748198906356801" calcext:value-type="float">
            <text:p>0.748198906356801</text:p>
          </table:table-cell>
          <table:table-cell office:value-type="float" office:value="0.0480135459886793" calcext:value-type="float">
            <text:p>0.0480135459886793</text:p>
          </table:table-cell>
          <table:table-cell office:value-type="float" office:value="0.757313738892686" calcext:value-type="float">
            <text:p>0.757313738892686</text:p>
          </table:table-cell>
          <table:table-cell office:value-type="float" office:value="0.036120854626249" calcext:value-type="float">
            <text:p>0.036120854626249</text:p>
          </table:table-cell>
          <table:table-cell office:value-type="float" office:value="0.757306903622693" calcext:value-type="float">
            <text:p>0.757306903622693</text:p>
          </table:table-cell>
          <table:table-cell office:value-type="float" office:value="0.0444711739537929" calcext:value-type="float">
            <text:p>0.0444711739537929</text:p>
          </table:table-cell>
          <table:table-cell office:value-type="float" office:value="0.760440874914559" calcext:value-type="float">
            <text:p>0.760440874914559</text:p>
          </table:table-cell>
          <table:table-cell office:value-type="float" office:value="0.043597407167249" calcext:value-type="float">
            <text:p>0.043597407167249</text:p>
          </table:table-cell>
          <table:table-cell office:value-type="float" office:value="0.752385509227614" calcext:value-type="float">
            <text:p>0.752385509227614</text:p>
          </table:table-cell>
          <table:table-cell office:value-type="float" office:value="0.0436708609369751" calcext:value-type="float">
            <text:p>0.0436708609369751</text:p>
          </table:table-cell>
          <table:table-cell office:value-type="float" office:value="0.759883800410116" calcext:value-type="float">
            <text:p>0.759883800410116</text:p>
          </table:table-cell>
          <table:table-cell office:value-type="float" office:value="0.0408226770773296" calcext:value-type="float">
            <text:p>0.0408226770773296</text:p>
          </table:table-cell>
          <table:table-cell office:value-type="float" office:value="0.753663704716336" calcext:value-type="float">
            <text:p>0.753663704716336</text:p>
          </table:table-cell>
          <table:table-cell office:value-type="float" office:value="0.0384686561202481" calcext:value-type="float">
            <text:p>0.038468656120248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segment</text:p>
          </table:table-cell>
          <table:table-cell office:value-type="float" office:value="0.956277056277056" calcext:value-type="float">
            <text:p>0.956277056277056</text:p>
          </table:table-cell>
          <table:table-cell office:value-type="float" office:value="0.0154677370226396" calcext:value-type="float">
            <text:p>0.0154677370226396</text:p>
          </table:table-cell>
          <table:table-cell office:value-type="float" office:value="0.970995670995671" calcext:value-type="float">
            <text:p>0.970995670995671</text:p>
          </table:table-cell>
          <table:table-cell office:value-type="float" office:value="0.0111867517710328" calcext:value-type="float">
            <text:p>0.0111867517710328</text:p>
          </table:table-cell>
          <table:table-cell office:value-type="float" office:value="0.968831168831169" calcext:value-type="float">
            <text:p>0.968831168831169</text:p>
          </table:table-cell>
          <table:table-cell office:value-type="float" office:value="0.0105645051761749" calcext:value-type="float">
            <text:p>0.0105645051761749</text:p>
          </table:table-cell>
          <table:table-cell office:value-type="float" office:value="0.97012987012987" calcext:value-type="float">
            <text:p>0.97012987012987</text:p>
          </table:table-cell>
          <table:table-cell office:value-type="float" office:value="0.0102949835392421" calcext:value-type="float">
            <text:p>0.0102949835392421</text:p>
          </table:table-cell>
          <table:table-cell office:value-type="float" office:value="0.971428571428571" calcext:value-type="float">
            <text:p>0.971428571428571</text:p>
          </table:table-cell>
          <table:table-cell office:value-type="float" office:value="0.0130987656195211" calcext:value-type="float">
            <text:p>0.0130987656195211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72005627416303" calcext:value-type="float">
            <text:p>0.0072005627416303</text:p>
          </table:table-cell>
          <table:table-cell office:value-type="float" office:value="0.970995670995671" calcext:value-type="float">
            <text:p>0.970995670995671</text:p>
          </table:table-cell>
          <table:table-cell office:value-type="float" office:value="0.0100078158062912" calcext:value-type="float">
            <text:p>0.0100078158062912</text:p>
          </table:table-cell>
          <table:table-cell office:value-type="float" office:value="0.971428571428571" calcext:value-type="float">
            <text:p>0.971428571428571</text:p>
          </table:table-cell>
          <table:table-cell office:value-type="float" office:value="0.0096151984120968" calcext:value-type="float">
            <text:p>0.0096151984120968</text:p>
          </table:table-cell>
          <table:table-cell office:value-type="float" office:value="0.971428571428571" calcext:value-type="float">
            <text:p>0.971428571428571</text:p>
          </table:table-cell>
          <table:table-cell office:value-type="float" office:value="0.0098293716397843" calcext:value-type="float">
            <text:p>0.0098293716397843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101626648552144" calcext:value-type="float">
            <text:p>0.0101626648552144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55416011749913" calcext:value-type="float">
            <text:p>0.0155416011749913</text:p>
          </table:table-cell>
          <table:table-cell office:value-type="float" office:value="0.97012987012987" calcext:value-type="float">
            <text:p>0.97012987012987</text:p>
          </table:table-cell>
          <table:table-cell office:value-type="float" office:value="0.0154677370226396" calcext:value-type="float">
            <text:p>0.0154677370226396</text:p>
          </table:table-cell>
          <table:table-cell office:value-type="float" office:value="0.971861471861472" calcext:value-type="float">
            <text:p>0.971861471861472</text:p>
          </table:table-cell>
          <table:table-cell office:value-type="float" office:value="0.0102544519506146" calcext:value-type="float">
            <text:p>0.0102544519506146</text:p>
          </table:table-cell>
          <table:table-cell office:value-type="float" office:value="0.96969696969697" calcext:value-type="float">
            <text:p>0.96969696969697</text:p>
          </table:table-cell>
          <table:table-cell office:value-type="float" office:value="0.0099974072586948" calcext:value-type="float">
            <text:p>0.0099974072586948</text:p>
          </table:table-cell>
          <table:table-cell office:value-type="float" office:value="0.971428571428571" calcext:value-type="float">
            <text:p>0.971428571428571</text:p>
          </table:table-cell>
          <table:table-cell office:value-type="float" office:value="0.0115800303883052" calcext:value-type="float">
            <text:p>0.0115800303883052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87655656845526" calcext:value-type="float">
            <text:p>0.00876556568455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segment</text:p>
          </table:table-cell>
          <table:table-cell office:value-type="float" office:value="0.956709956709957" calcext:value-type="float">
            <text:p>0.956709956709957</text:p>
          </table:table-cell>
          <table:table-cell office:value-type="float" office:value="0.0118992947348272" calcext:value-type="float">
            <text:p>0.0118992947348272</text:p>
          </table:table-cell>
          <table:table-cell office:value-type="float" office:value="0.971861471861472" calcext:value-type="float">
            <text:p>0.971861471861472</text:p>
          </table:table-cell>
          <table:table-cell office:value-type="float" office:value="0.012455033550961" calcext:value-type="float">
            <text:p>0.012455033550961</text:p>
          </table:table-cell>
          <table:table-cell office:value-type="float" office:value="0.97012987012987" calcext:value-type="float">
            <text:p>0.97012987012987</text:p>
          </table:table-cell>
          <table:table-cell office:value-type="float" office:value="0.0114443752143713" calcext:value-type="float">
            <text:p>0.0114443752143713</text:p>
          </table:table-cell>
          <table:table-cell office:value-type="float" office:value="0.967965367965368" calcext:value-type="float">
            <text:p>0.967965367965368</text:p>
          </table:table-cell>
          <table:table-cell office:value-type="float" office:value="0.0122782380295426" calcext:value-type="float">
            <text:p>0.0122782380295426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25466465334973" calcext:value-type="float">
            <text:p>0.0125466465334973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18026580356009" calcext:value-type="float">
            <text:p>0.0118026580356009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093961446442134" calcext:value-type="float">
            <text:p>0.0093961446442134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16248970049771" calcext:value-type="float">
            <text:p>0.0116248970049771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117673206567821" calcext:value-type="float">
            <text:p>0.0117673206567821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10808071175223" calcext:value-type="float">
            <text:p>0.010808071175223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144660444846778" calcext:value-type="float">
            <text:p>0.0144660444846778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03655324652628" calcext:value-type="float">
            <text:p>0.0103655324652628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126128562097616" calcext:value-type="float">
            <text:p>0.0126128562097616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121074614507376" calcext:value-type="float">
            <text:p>0.0121074614507376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110368387740103" calcext:value-type="float">
            <text:p>0.0110368387740103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12455033550961" calcext:value-type="float">
            <text:p>0.01245503355096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segment</text:p>
          </table:table-cell>
          <table:table-cell office:value-type="float" office:value="0.956709956709957" calcext:value-type="float">
            <text:p>0.956709956709957</text:p>
          </table:table-cell>
          <table:table-cell office:value-type="float" office:value="0.0132253266809692" calcext:value-type="float">
            <text:p>0.0132253266809692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137199010955321" calcext:value-type="float">
            <text:p>0.0137199010955321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104455763756732" calcext:value-type="float">
            <text:p>0.0104455763756732</text:p>
          </table:table-cell>
          <table:table-cell office:value-type="float" office:value="0.969264069264069" calcext:value-type="float">
            <text:p>0.969264069264069</text:p>
          </table:table-cell>
          <table:table-cell office:value-type="float" office:value="0.0119777812233461" calcext:value-type="float">
            <text:p>0.0119777812233461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43504298879674" calcext:value-type="float">
            <text:p>0.0143504298879674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117584697185936" calcext:value-type="float">
            <text:p>0.0117584697185936</text:p>
          </table:table-cell>
          <table:table-cell office:value-type="float" office:value="0.977489177489177" calcext:value-type="float">
            <text:p>0.977489177489177</text:p>
          </table:table-cell>
          <table:table-cell office:value-type="float" office:value="0.0125466465334973" calcext:value-type="float">
            <text:p>0.0125466465334973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02949835392421" calcext:value-type="float">
            <text:p>0.0102949835392421</text:p>
          </table:table-cell>
          <table:table-cell office:value-type="float" office:value="0.976623376623377" calcext:value-type="float">
            <text:p>0.976623376623377</text:p>
          </table:table-cell>
          <table:table-cell office:value-type="float" office:value="0.0115800303883052" calcext:value-type="float">
            <text:p>0.0115800303883052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20384725048278" calcext:value-type="float">
            <text:p>0.0120384725048278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126211079975006" calcext:value-type="float">
            <text:p>0.0126211079975006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079561608958673" calcext:value-type="float">
            <text:p>0.0079561608958673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16874209127368" calcext:value-type="float">
            <text:p>0.0116874209127368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04952938216266" calcext:value-type="float">
            <text:p>0.0104952938216266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15078799638538" calcext:value-type="float">
            <text:p>0.0115078799638538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110274015437476" calcext:value-type="float">
            <text:p>0.011027401543747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segment</text:p>
          </table:table-cell>
          <table:table-cell office:value-type="float" office:value="0.956277056277056" calcext:value-type="float">
            <text:p>0.956277056277056</text:p>
          </table:table-cell>
          <table:table-cell office:value-type="float" office:value="0.0119777812233461" calcext:value-type="float">
            <text:p>0.0119777812233461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144588456564217" calcext:value-type="float">
            <text:p>0.0144588456564217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110274015437476" calcext:value-type="float">
            <text:p>0.0110274015437476</text:p>
          </table:table-cell>
          <table:table-cell office:value-type="float" office:value="0.97012987012987" calcext:value-type="float">
            <text:p>0.97012987012987</text:p>
          </table:table-cell>
          <table:table-cell office:value-type="float" office:value="0.0118026580356008" calcext:value-type="float">
            <text:p>0.0118026580356008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43504298879674" calcext:value-type="float">
            <text:p>0.0143504298879674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117584697185936" calcext:value-type="float">
            <text:p>0.0117584697185936</text:p>
          </table:table-cell>
          <table:table-cell office:value-type="float" office:value="0.977489177489177" calcext:value-type="float">
            <text:p>0.977489177489177</text:p>
          </table:table-cell>
          <table:table-cell office:value-type="float" office:value="0.0103655324652628" calcext:value-type="float">
            <text:p>0.0103655324652628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117673206567821" calcext:value-type="float">
            <text:p>0.0117673206567821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122867145497304" calcext:value-type="float">
            <text:p>0.0122867145497304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120816367612897" calcext:value-type="float">
            <text:p>0.0120816367612897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135442424591715" calcext:value-type="float">
            <text:p>0.0135442424591715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098399579343332" calcext:value-type="float">
            <text:p>0.0098399579343332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25466465334973" calcext:value-type="float">
            <text:p>0.0125466465334973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120816367612897" calcext:value-type="float">
            <text:p>0.0120816367612897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28175572820793" calcext:value-type="float">
            <text:p>0.0128175572820793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19777812233461" calcext:value-type="float">
            <text:p>0.011977781223346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segment</text:p>
          </table:table-cell>
          <table:table-cell office:value-type="float" office:value="0.956277056277056" calcext:value-type="float">
            <text:p>0.956277056277056</text:p>
          </table:table-cell>
          <table:table-cell office:value-type="float" office:value="0.0114443752143713" calcext:value-type="float">
            <text:p>0.0114443752143713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141089830436713" calcext:value-type="float">
            <text:p>0.0141089830436713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16248970049771" calcext:value-type="float">
            <text:p>0.0116248970049771</text:p>
          </table:table-cell>
          <table:table-cell office:value-type="float" office:value="0.971861471861472" calcext:value-type="float">
            <text:p>0.971861471861472</text:p>
          </table:table-cell>
          <table:table-cell office:value-type="float" office:value="0.0117673206567821" calcext:value-type="float">
            <text:p>0.0117673206567821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24884251217424" calcext:value-type="float">
            <text:p>0.0124884251217424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114079280669855" calcext:value-type="float">
            <text:p>0.0114079280669855</text:p>
          </table:table-cell>
          <table:table-cell office:value-type="float" office:value="0.977056277056277" calcext:value-type="float">
            <text:p>0.977056277056277</text:p>
          </table:table-cell>
          <table:table-cell office:value-type="float" office:value="0.0109990412699333" calcext:value-type="float">
            <text:p>0.0109990412699333</text:p>
          </table:table-cell>
          <table:table-cell office:value-type="float" office:value="0.977056277056277" calcext:value-type="float">
            <text:p>0.977056277056277</text:p>
          </table:table-cell>
          <table:table-cell office:value-type="float" office:value="0.010808071175223" calcext:value-type="float">
            <text:p>0.010808071175223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122527732844755" calcext:value-type="float">
            <text:p>0.0122527732844755</text:p>
          </table:table-cell>
          <table:table-cell office:value-type="float" office:value="0.976623376623377" calcext:value-type="float">
            <text:p>0.976623376623377</text:p>
          </table:table-cell>
          <table:table-cell office:value-type="float" office:value="0.0115800303883052" calcext:value-type="float">
            <text:p>0.0115800303883052</text:p>
          </table:table-cell>
          <table:table-cell office:value-type="float" office:value="0.976623376623377" calcext:value-type="float">
            <text:p>0.976623376623377</text:p>
          </table:table-cell>
          <table:table-cell office:value-type="float" office:value="0.011934241343801" calcext:value-type="float">
            <text:p>0.011934241343801</text:p>
          </table:table-cell>
          <table:table-cell office:value-type="float" office:value="0.976623376623377" calcext:value-type="float">
            <text:p>0.976623376623377</text:p>
          </table:table-cell>
          <table:table-cell office:value-type="float" office:value="0.0096151984120967" calcext:value-type="float">
            <text:p>0.0096151984120967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126128562097616" calcext:value-type="float">
            <text:p>0.0126128562097616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114079280669854" calcext:value-type="float">
            <text:p>0.0114079280669854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15078799638538" calcext:value-type="float">
            <text:p>0.0115078799638538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113713641009209" calcext:value-type="float">
            <text:p>0.011371364100920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segment</text:p>
          </table:table-cell>
          <table:table-cell office:value-type="float" office:value="0.956450216450217" calcext:value-type="float">
            <text:p>0.956450216450217</text:p>
          </table:table-cell>
          <table:table-cell office:value-type="float" office:value="0.0128029029752307" calcext:value-type="float">
            <text:p>0.0128029029752307</text:p>
          </table:table-cell>
          <table:table-cell office:value-type="float" office:value="0.972121212121212" calcext:value-type="float">
            <text:p>0.972121212121212</text:p>
          </table:table-cell>
          <table:table-cell office:value-type="float" office:value="0.0131859030235238" calcext:value-type="float">
            <text:p>0.0131859030235238</text:p>
          </table:table-cell>
          <table:table-cell office:value-type="float" office:value="0.971428571428572" calcext:value-type="float">
            <text:p>0.971428571428572</text:p>
          </table:table-cell>
          <table:table-cell office:value-type="float" office:value="0.0110213510629888" calcext:value-type="float">
            <text:p>0.0110213510629888</text:p>
          </table:table-cell>
          <table:table-cell office:value-type="float" office:value="0.96987012987013" calcext:value-type="float">
            <text:p>0.96987012987013</text:p>
          </table:table-cell>
          <table:table-cell office:value-type="float" office:value="0.0116241962969027" calcext:value-type="float">
            <text:p>0.0116241962969027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33669394101391" calcext:value-type="float">
            <text:p>0.0133669394101391</text:p>
          </table:table-cell>
          <table:table-cell office:value-type="float" office:value="0.975151515151515" calcext:value-type="float">
            <text:p>0.975151515151515</text:p>
          </table:table-cell>
          <table:table-cell office:value-type="float" office:value="0.0107856176562808" calcext:value-type="float">
            <text:p>0.0107856176562808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106630361438396" calcext:value-type="float">
            <text:p>0.0106630361438396</text:p>
          </table:table-cell>
          <table:table-cell office:value-type="float" office:value="0.974545454545455" calcext:value-type="float">
            <text:p>0.974545454545455</text:p>
          </table:table-cell>
          <table:table-cell office:value-type="float" office:value="0.0108220941576642" calcext:value-type="float">
            <text:p>0.0108220941576642</text:p>
          </table:table-cell>
          <table:table-cell office:value-type="float" office:value="0.975151515151515" calcext:value-type="float">
            <text:p>0.975151515151515</text:p>
          </table:table-cell>
          <table:table-cell office:value-type="float" office:value="0.0115432421038155" calcext:value-type="float">
            <text:p>0.0115432421038155</text:p>
          </table:table-cell>
          <table:table-cell office:value-type="float" office:value="0.975064935064935" calcext:value-type="float">
            <text:p>0.975064935064935</text:p>
          </table:table-cell>
          <table:table-cell office:value-type="float" office:value="0.011334175136972" calcext:value-type="float">
            <text:p>0.011334175136972</text:p>
          </table:table-cell>
          <table:table-cell office:value-type="float" office:value="0.975670995670996" calcext:value-type="float">
            <text:p>0.975670995670996</text:p>
          </table:table-cell>
          <table:table-cell office:value-type="float" office:value="0.0136214474920284" calcext:value-type="float">
            <text:p>0.0136214474920284</text:p>
          </table:table-cell>
          <table:table-cell office:value-type="float" office:value="0.974718614718615" calcext:value-type="float">
            <text:p>0.974718614718615</text:p>
          </table:table-cell>
          <table:table-cell office:value-type="float" office:value="0.0106489173460399" calcext:value-type="float">
            <text:p>0.0106489173460399</text:p>
          </table:table-cell>
          <table:table-cell office:value-type="float" office:value="0.974632034632034" calcext:value-type="float">
            <text:p>0.974632034632034</text:p>
          </table:table-cell>
          <table:table-cell office:value-type="float" office:value="0.0119428463632744" calcext:value-type="float">
            <text:p>0.0119428463632744</text:p>
          </table:table-cell>
          <table:table-cell office:value-type="float" office:value="0.974285714285714" calcext:value-type="float">
            <text:p>0.974285714285714</text:p>
          </table:table-cell>
          <table:table-cell office:value-type="float" office:value="0.0112179454718668" calcext:value-type="float">
            <text:p>0.0112179454718668</text:p>
          </table:table-cell>
          <table:table-cell office:value-type="float" office:value="0.974372294372294" calcext:value-type="float">
            <text:p>0.974372294372294</text:p>
          </table:table-cell>
          <table:table-cell office:value-type="float" office:value="0.0116900372744205" calcext:value-type="float">
            <text:p>0.0116900372744205</text:p>
          </table:table-cell>
          <table:table-cell office:value-type="float" office:value="0.975064935064935" calcext:value-type="float">
            <text:p>0.975064935064935</text:p>
          </table:table-cell>
          <table:table-cell office:value-type="float" office:value="0.0111194292207056" calcext:value-type="float">
            <text:p>0.01111942922070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gment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94513840656928" calcext:value-type="float">
            <text:p>0.0094513840656928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13622047244037" calcext:value-type="float">
            <text:p>0.0113622047244037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100389766989472" calcext:value-type="float">
            <text:p>0.0100389766989472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158138738156392" calcext:value-type="float">
            <text:p>0.0158138738156392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32959878785448" calcext:value-type="float">
            <text:p>0.0132959878785448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0951610944306" calcext:value-type="float">
            <text:p>0.010951610944306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00906976837212" calcext:value-type="float">
            <text:p>0.0100906976837212</text:p>
          </table:table-cell>
          <table:table-cell office:value-type="float" office:value="0.971861471861472" calcext:value-type="float">
            <text:p>0.971861471861472</text:p>
          </table:table-cell>
          <table:table-cell office:value-type="float" office:value="0.0094072184779259" calcext:value-type="float">
            <text:p>0.0094072184779259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16874209127368" calcext:value-type="float">
            <text:p>0.0116874209127368</text:p>
          </table:table-cell>
          <table:table-cell office:value-type="float" office:value="0.976623376623377" calcext:value-type="float">
            <text:p>0.976623376623377</text:p>
          </table:table-cell>
          <table:table-cell office:value-type="float" office:value="0.0112146373608804" calcext:value-type="float">
            <text:p>0.0112146373608804</text:p>
          </table:table-cell>
          <table:table-cell office:value-type="float" office:value="0.976623376623377" calcext:value-type="float">
            <text:p>0.976623376623377</text:p>
          </table:table-cell>
          <table:table-cell office:value-type="float" office:value="0.0076899928395233" calcext:value-type="float">
            <text:p>0.0076899928395233</text:p>
          </table:table-cell>
          <table:table-cell office:value-type="float" office:value="0.971861471861472" calcext:value-type="float">
            <text:p>0.971861471861472</text:p>
          </table:table-cell>
          <table:table-cell office:value-type="float" office:value="0.014609276140921" calcext:value-type="float">
            <text:p>0.014609276140921</text:p>
          </table:table-cell>
          <table:table-cell office:value-type="float" office:value="0.969264069264069" calcext:value-type="float">
            <text:p>0.969264069264069</text:p>
          </table:table-cell>
          <table:table-cell office:value-type="float" office:value="0.0119777812233461" calcext:value-type="float">
            <text:p>0.0119777812233461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135442424591715" calcext:value-type="float">
            <text:p>0.0135442424591715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127524104446093" calcext:value-type="float">
            <text:p>0.0127524104446093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9228442687053" calcext:value-type="float">
            <text:p>0.00922844268705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gment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0951610944306" calcext:value-type="float">
            <text:p>0.010951610944306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18992947348273" calcext:value-type="float">
            <text:p>0.0118992947348273</text:p>
          </table:table-cell>
          <table:table-cell office:value-type="float" office:value="0.971861471861472" calcext:value-type="float">
            <text:p>0.971861471861472</text:p>
          </table:table-cell>
          <table:table-cell office:value-type="float" office:value="0.0126211079975006" calcext:value-type="float">
            <text:p>0.0126211079975006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41089830436713" calcext:value-type="float">
            <text:p>0.0141089830436713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137199010955321" calcext:value-type="float">
            <text:p>0.0137199010955321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2906597272726" calcext:value-type="float">
            <text:p>0.012906597272726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102442939967093" calcext:value-type="float">
            <text:p>0.0102442939967093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1074507275238" calcext:value-type="float">
            <text:p>0.011074507275238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15078799638538" calcext:value-type="float">
            <text:p>0.0115078799638538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125880683910905" calcext:value-type="float">
            <text:p>0.0125880683910905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2906597272726" calcext:value-type="float">
            <text:p>0.012906597272726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1260959893291" calcext:value-type="float">
            <text:p>0.011260959893291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08848612788722" calcext:value-type="float">
            <text:p>0.0108848612788722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122782380295426" calcext:value-type="float">
            <text:p>0.0122782380295426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129388235333101" calcext:value-type="float">
            <text:p>0.0129388235333101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07984340166636" calcext:value-type="float">
            <text:p>0.010798434016663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gment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21503806262746" calcext:value-type="float">
            <text:p>0.0121503806262746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21503806262746" calcext:value-type="float">
            <text:p>0.0121503806262746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119080410018919" calcext:value-type="float">
            <text:p>0.0119080410018919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132567781562549" calcext:value-type="float">
            <text:p>0.0132567781562549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34516839092888" calcext:value-type="float">
            <text:p>0.0134516839092888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133506880302688" calcext:value-type="float">
            <text:p>0.0133506880302688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102544519506146" calcext:value-type="float">
            <text:p>0.0102544519506146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23795732118483" calcext:value-type="float">
            <text:p>0.0123795732118483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15440115440115" calcext:value-type="float">
            <text:p>0.0115440115440115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117318768393522" calcext:value-type="float">
            <text:p>0.0117318768393522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27442436743547" calcext:value-type="float">
            <text:p>0.0127442436743547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24884251217424" calcext:value-type="float">
            <text:p>0.0124884251217424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119080410018919" calcext:value-type="float">
            <text:p>0.0119080410018919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0951610944306" calcext:value-type="float">
            <text:p>0.010951610944306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16874209127368" calcext:value-type="float">
            <text:p>0.0116874209127368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14443752143713" calcext:value-type="float">
            <text:p>0.011444375214371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gment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113713641009209" calcext:value-type="float">
            <text:p>0.0113713641009209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25466465334973" calcext:value-type="float">
            <text:p>0.0125466465334973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130987656195211" calcext:value-type="float">
            <text:p>0.0130987656195211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381066218067" calcext:value-type="float">
            <text:p>0.01381066218067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34516839092887" calcext:value-type="float">
            <text:p>0.0134516839092887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28175572820793" calcext:value-type="float">
            <text:p>0.0128175572820793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106430527645516" calcext:value-type="float">
            <text:p>0.0106430527645516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1977781223346" calcext:value-type="float">
            <text:p>0.011977781223346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15440115440115" calcext:value-type="float">
            <text:p>0.0115440115440115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132567781562549" calcext:value-type="float">
            <text:p>0.0132567781562549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128742903452787" calcext:value-type="float">
            <text:p>0.0128742903452787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29789938365188" calcext:value-type="float">
            <text:p>0.0129789938365188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125880683910905" calcext:value-type="float">
            <text:p>0.0125880683910905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120816367612897" calcext:value-type="float">
            <text:p>0.0120816367612897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24131677735102" calcext:value-type="float">
            <text:p>0.0124131677735102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21503806262746" calcext:value-type="float">
            <text:p>0.012150380626274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gment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106528304907888" calcext:value-type="float">
            <text:p>0.0106528304907888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27442436743547" calcext:value-type="float">
            <text:p>0.0127442436743547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130987656195211" calcext:value-type="float">
            <text:p>0.0130987656195211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4204588400952" calcext:value-type="float">
            <text:p>0.014204588400952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14145830803062" calcext:value-type="float">
            <text:p>0.014145830803062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36055983449618" calcext:value-type="float">
            <text:p>0.0136055983449618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08848612788722" calcext:value-type="float">
            <text:p>0.0108848612788722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120816367612897" calcext:value-type="float">
            <text:p>0.0120816367612897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13254931430583" calcext:value-type="float">
            <text:p>0.0113254931430583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138483037391169" calcext:value-type="float">
            <text:p>0.0138483037391169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130350242893347" calcext:value-type="float">
            <text:p>0.0130350242893347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18992947348272" calcext:value-type="float">
            <text:p>0.0118992947348272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14443752143713" calcext:value-type="float">
            <text:p>0.0114443752143713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106136655402212" calcext:value-type="float">
            <text:p>0.0106136655402212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22442732672995" calcext:value-type="float">
            <text:p>0.0122442732672995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118642451896649" calcext:value-type="float">
            <text:p>0.011864245189664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gment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09155140455966" calcext:value-type="float">
            <text:p>0.0109155140455966</text:p>
          </table:table-cell>
          <table:table-cell office:value-type="float" office:value="0.974112554112554" calcext:value-type="float">
            <text:p>0.974112554112554</text:p>
          </table:table-cell>
          <table:table-cell office:value-type="float" office:value="0.0121405540586715" calcext:value-type="float">
            <text:p>0.0121405540586715</text:p>
          </table:table-cell>
          <table:table-cell office:value-type="float" office:value="0.972987012987013" calcext:value-type="float">
            <text:p>0.972987012987013</text:p>
          </table:table-cell>
          <table:table-cell office:value-type="float" office:value="0.0121531313874764" calcext:value-type="float">
            <text:p>0.0121531313874764</text:p>
          </table:table-cell>
          <table:table-cell office:value-type="float" office:value="0.974545454545455" calcext:value-type="float">
            <text:p>0.974545454545455</text:p>
          </table:table-cell>
          <table:table-cell office:value-type="float" office:value="0.0142389771194375" calcext:value-type="float">
            <text:p>0.0142389771194375</text:p>
          </table:table-cell>
          <table:table-cell office:value-type="float" office:value="0.974545454545454" calcext:value-type="float">
            <text:p>0.974545454545454</text:p>
          </table:table-cell>
          <table:table-cell office:value-type="float" office:value="0.0136130175191433" calcext:value-type="float">
            <text:p>0.0136130175191433</text:p>
          </table:table-cell>
          <table:table-cell office:value-type="float" office:value="0.973852813852814" calcext:value-type="float">
            <text:p>0.973852813852814</text:p>
          </table:table-cell>
          <table:table-cell office:value-type="float" office:value="0.0127264103748684" calcext:value-type="float">
            <text:p>0.0127264103748684</text:p>
          </table:table-cell>
          <table:table-cell office:value-type="float" office:value="0.975151515151515" calcext:value-type="float">
            <text:p>0.975151515151515</text:p>
          </table:table-cell>
          <table:table-cell office:value-type="float" office:value="0.0104234715348938" calcext:value-type="float">
            <text:p>0.0104234715348938</text:p>
          </table:table-cell>
          <table:table-cell office:value-type="float" office:value="0.974199134199134" calcext:value-type="float">
            <text:p>0.974199134199134</text:p>
          </table:table-cell>
          <table:table-cell office:value-type="float" office:value="0.0113841433899296" calcext:value-type="float">
            <text:p>0.0113841433899296</text:p>
          </table:table-cell>
          <table:table-cell office:value-type="float" office:value="0.974545454545454" calcext:value-type="float">
            <text:p>0.974545454545454</text:p>
          </table:table-cell>
          <table:table-cell office:value-type="float" office:value="0.0115217634215344" calcext:value-type="float">
            <text:p>0.0115217634215344</text:p>
          </table:table-cell>
          <table:table-cell office:value-type="float" office:value="0.973419913419913" calcext:value-type="float">
            <text:p>0.973419913419913</text:p>
          </table:table-cell>
          <table:table-cell office:value-type="float" office:value="0.012527932897339" calcext:value-type="float">
            <text:p>0.012527932897339</text:p>
          </table:table-cell>
          <table:table-cell office:value-type="float" office:value="0.974199134199134" calcext:value-type="float">
            <text:p>0.974199134199134</text:p>
          </table:table-cell>
          <table:table-cell office:value-type="float" office:value="0.0118500296842435" calcext:value-type="float">
            <text:p>0.0118500296842435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0126473899454601" calcext:value-type="float">
            <text:p>0.0126473899454601</text:p>
          </table:table-cell>
          <table:table-cell office:value-type="float" office:value="0.972554112554113" calcext:value-type="float">
            <text:p>0.972554112554113</text:p>
          </table:table-cell>
          <table:table-cell office:value-type="float" office:value="0.0117606254219144" calcext:value-type="float">
            <text:p>0.0117606254219144</text:p>
          </table:table-cell>
          <table:table-cell office:value-type="float" office:value="0.974805194805195" calcext:value-type="float">
            <text:p>0.974805194805195</text:p>
          </table:table-cell>
          <table:table-cell office:value-type="float" office:value="0.0118938787469062" calcext:value-type="float">
            <text:p>0.0118938787469062</text:p>
          </table:table-cell>
          <table:table-cell office:value-type="float" office:value="0.974285714285714" calcext:value-type="float">
            <text:p>0.974285714285714</text:p>
          </table:table-cell>
          <table:table-cell office:value-type="float" office:value="0.0124072191862932" calcext:value-type="float">
            <text:p>0.0124072191862932</text:p>
          </table:table-cell>
          <table:table-cell office:value-type="float" office:value="0.973939393939394" calcext:value-type="float">
            <text:p>0.973939393939394</text:p>
          </table:table-cell>
          <table:table-cell office:value-type="float" office:value="0.0110971755468055" calcext:value-type="float">
            <text:p>0.01109717554680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sonar</text:p>
          </table:table-cell>
          <table:table-cell office:value-type="float" office:value="0.725952380952381" calcext:value-type="float">
            <text:p>0.725952380952381</text:p>
          </table:table-cell>
          <table:table-cell office:value-type="float" office:value="0.0551053184359681" calcext:value-type="float">
            <text:p>0.0551053184359681</text:p>
          </table:table-cell>
          <table:table-cell office:value-type="float" office:value="0.774047619047619" calcext:value-type="float">
            <text:p>0.774047619047619</text:p>
          </table:table-cell>
          <table:table-cell office:value-type="float" office:value="0.0635956496275453" calcext:value-type="float">
            <text:p>0.0635956496275453</text:p>
          </table:table-cell>
          <table:table-cell office:value-type="float" office:value="0.76452380952381" calcext:value-type="float">
            <text:p>0.76452380952381</text:p>
          </table:table-cell>
          <table:table-cell office:value-type="float" office:value="0.0788431249202537" calcext:value-type="float">
            <text:p>0.0788431249202537</text:p>
          </table:table-cell>
          <table:table-cell office:value-type="float" office:value="0.755" calcext:value-type="float">
            <text:p>0.755</text:p>
          </table:table-cell>
          <table:table-cell office:value-type="float" office:value="0.0853346235966324" calcext:value-type="float">
            <text:p>0.0853346235966324</text:p>
          </table:table-cell>
          <table:table-cell office:value-type="float" office:value="0.783809523809524" calcext:value-type="float">
            <text:p>0.783809523809524</text:p>
          </table:table-cell>
          <table:table-cell office:value-type="float" office:value="0.0783570910081677" calcext:value-type="float">
            <text:p>0.0783570910081677</text:p>
          </table:table-cell>
          <table:table-cell office:value-type="float" office:value="0.774285714285714" calcext:value-type="float">
            <text:p>0.774285714285714</text:p>
          </table:table-cell>
          <table:table-cell office:value-type="float" office:value="0.0589848616831923" calcext:value-type="float">
            <text:p>0.0589848616831923</text:p>
          </table:table-cell>
          <table:table-cell office:value-type="float" office:value="0.779047619047619" calcext:value-type="float">
            <text:p>0.779047619047619</text:p>
          </table:table-cell>
          <table:table-cell office:value-type="float" office:value="0.0549490705356668" calcext:value-type="float">
            <text:p>0.0549490705356668</text:p>
          </table:table-cell>
          <table:table-cell office:value-type="float" office:value="0.774047619047619" calcext:value-type="float">
            <text:p>0.774047619047619</text:p>
          </table:table-cell>
          <table:table-cell office:value-type="float" office:value="0.0674411737543137" calcext:value-type="float">
            <text:p>0.0674411737543137</text:p>
          </table:table-cell>
          <table:table-cell office:value-type="float" office:value="0.798571428571429" calcext:value-type="float">
            <text:p>0.798571428571429</text:p>
          </table:table-cell>
          <table:table-cell office:value-type="float" office:value="0.0473963044443456" calcext:value-type="float">
            <text:p>0.0473963044443456</text:p>
          </table:table-cell>
          <table:table-cell office:value-type="float" office:value="0.769047619047619" calcext:value-type="float">
            <text:p>0.769047619047619</text:p>
          </table:table-cell>
          <table:table-cell office:value-type="float" office:value="0.0746284995853817" calcext:value-type="float">
            <text:p>0.0746284995853817</text:p>
          </table:table-cell>
          <table:table-cell office:value-type="float" office:value="0.740238095238095" calcext:value-type="float">
            <text:p>0.740238095238095</text:p>
          </table:table-cell>
          <table:table-cell office:value-type="float" office:value="0.0879231122683328" calcext:value-type="float">
            <text:p>0.0879231122683328</text:p>
          </table:table-cell>
          <table:table-cell office:value-type="float" office:value="0.768809523809524" calcext:value-type="float">
            <text:p>0.768809523809524</text:p>
          </table:table-cell>
          <table:table-cell office:value-type="float" office:value="0.0691018761465566" calcext:value-type="float">
            <text:p>0.0691018761465566</text:p>
          </table:table-cell>
          <table:table-cell office:value-type="float" office:value="0.745238095238095" calcext:value-type="float">
            <text:p>0.745238095238095</text:p>
          </table:table-cell>
          <table:table-cell office:value-type="float" office:value="0.067539635909185" calcext:value-type="float">
            <text:p>0.067539635909185</text:p>
          </table:table-cell>
          <table:table-cell office:value-type="float" office:value="0.773809523809524" calcext:value-type="float">
            <text:p>0.773809523809524</text:p>
          </table:table-cell>
          <table:table-cell office:value-type="float" office:value="0.099532796232323" calcext:value-type="float">
            <text:p>0.099532796232323</text:p>
          </table:table-cell>
          <table:table-cell office:value-type="float" office:value="0.784047619047619" calcext:value-type="float">
            <text:p>0.784047619047619</text:p>
          </table:table-cell>
          <table:table-cell office:value-type="float" office:value="0.0671566461130838" calcext:value-type="float">
            <text:p>0.0671566461130838</text:p>
          </table:table-cell>
          <table:table-cell office:value-type="float" office:value="0.779047619047619" calcext:value-type="float">
            <text:p>0.779047619047619</text:p>
          </table:table-cell>
          <table:table-cell office:value-type="float" office:value="0.0709578848048178" calcext:value-type="float">
            <text:p>0.070957884804817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sonar</text:p>
          </table:table-cell>
          <table:table-cell office:value-type="float" office:value="0.730952380952381" calcext:value-type="float">
            <text:p>0.730952380952381</text:p>
          </table:table-cell>
          <table:table-cell office:value-type="float" office:value="0.067539635909185" calcext:value-type="float">
            <text:p>0.067539635909185</text:p>
          </table:table-cell>
          <table:table-cell office:value-type="float" office:value="0.788095238095238" calcext:value-type="float">
            <text:p>0.788095238095238</text:p>
          </table:table-cell>
          <table:table-cell office:value-type="float" office:value="0.0766273848558813" calcext:value-type="float">
            <text:p>0.0766273848558813</text:p>
          </table:table-cell>
          <table:table-cell office:value-type="float" office:value="0.745238095238095" calcext:value-type="float">
            <text:p>0.745238095238095</text:p>
          </table:table-cell>
          <table:table-cell office:value-type="float" office:value="0.044614188325572" calcext:value-type="float">
            <text:p>0.044614188325572</text:p>
          </table:table-cell>
          <table:table-cell office:value-type="float" office:value="0.74547619047619" calcext:value-type="float">
            <text:p>0.74547619047619</text:p>
          </table:table-cell>
          <table:table-cell office:value-type="float" office:value="0.0592262403286062" calcext:value-type="float">
            <text:p>0.0592262403286062</text:p>
          </table:table-cell>
          <table:table-cell office:value-type="float" office:value="0.759047619047619" calcext:value-type="float">
            <text:p>0.759047619047619</text:p>
          </table:table-cell>
          <table:table-cell office:value-type="float" office:value="0.0736839689923808" calcext:value-type="float">
            <text:p>0.0736839689923808</text:p>
          </table:table-cell>
          <table:table-cell office:value-type="float" office:value="0.769523809523809" calcext:value-type="float">
            <text:p>0.769523809523809</text:p>
          </table:table-cell>
          <table:table-cell office:value-type="float" office:value="0.0765023379365007" calcext:value-type="float">
            <text:p>0.0765023379365007</text:p>
          </table:table-cell>
          <table:table-cell office:value-type="float" office:value="0.76452380952381" calcext:value-type="float">
            <text:p>0.76452380952381</text:p>
          </table:table-cell>
          <table:table-cell office:value-type="float" office:value="0.101229839838216" calcext:value-type="float">
            <text:p>0.101229839838216</text:p>
          </table:table-cell>
          <table:table-cell office:value-type="float" office:value="0.784047619047619" calcext:value-type="float">
            <text:p>0.784047619047619</text:p>
          </table:table-cell>
          <table:table-cell office:value-type="float" office:value="0.0641046833767939" calcext:value-type="float">
            <text:p>0.0641046833767939</text:p>
          </table:table-cell>
          <table:table-cell office:value-type="float" office:value="0.788809523809524" calcext:value-type="float">
            <text:p>0.788809523809524</text:p>
          </table:table-cell>
          <table:table-cell office:value-type="float" office:value="0.059115531009632" calcext:value-type="float">
            <text:p>0.059115531009632</text:p>
          </table:table-cell>
          <table:table-cell office:value-type="float" office:value="0.774047619047619" calcext:value-type="float">
            <text:p>0.774047619047619</text:p>
          </table:table-cell>
          <table:table-cell office:value-type="float" office:value="0.0710789503521933" calcext:value-type="float">
            <text:p>0.0710789503521933</text:p>
          </table:table-cell>
          <table:table-cell office:value-type="float" office:value="0.759761904761905" calcext:value-type="float">
            <text:p>0.759761904761905</text:p>
          </table:table-cell>
          <table:table-cell office:value-type="float" office:value="0.0882520412031246" calcext:value-type="float">
            <text:p>0.0882520412031246</text:p>
          </table:table-cell>
          <table:table-cell office:value-type="float" office:value="0.759285714285714" calcext:value-type="float">
            <text:p>0.759285714285714</text:p>
          </table:table-cell>
          <table:table-cell office:value-type="float" office:value="0.0686812942612899" calcext:value-type="float">
            <text:p>0.0686812942612899</text:p>
          </table:table-cell>
          <table:table-cell office:value-type="float" office:value="0.76452380952381" calcext:value-type="float">
            <text:p>0.76452380952381</text:p>
          </table:table-cell>
          <table:table-cell office:value-type="float" office:value="0.0721694382378764" calcext:value-type="float">
            <text:p>0.0721694382378764</text:p>
          </table:table-cell>
          <table:table-cell office:value-type="float" office:value="0.769047619047619" calcext:value-type="float">
            <text:p>0.769047619047619</text:p>
          </table:table-cell>
          <table:table-cell office:value-type="float" office:value="0.0811000831194727" calcext:value-type="float">
            <text:p>0.0811000831194727</text:p>
          </table:table-cell>
          <table:table-cell office:value-type="float" office:value="0.783571428571429" calcext:value-type="float">
            <text:p>0.783571428571429</text:p>
          </table:table-cell>
          <table:table-cell office:value-type="float" office:value="0.0477306892353898" calcext:value-type="float">
            <text:p>0.0477306892353898</text:p>
          </table:table-cell>
          <table:table-cell office:value-type="float" office:value="0.759761904761905" calcext:value-type="float">
            <text:p>0.759761904761905</text:p>
          </table:table-cell>
          <table:table-cell office:value-type="float" office:value="0.0587135326101625" calcext:value-type="float">
            <text:p>0.05871353261016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sonar</text:p>
          </table:table-cell>
          <table:table-cell office:value-type="float" office:value="0.735714285714286" calcext:value-type="float">
            <text:p>0.735714285714286</text:p>
          </table:table-cell>
          <table:table-cell office:value-type="float" office:value="0.07152550741614" calcext:value-type="float">
            <text:p>0.07152550741614</text:p>
          </table:table-cell>
          <table:table-cell office:value-type="float" office:value="0.773809523809524" calcext:value-type="float">
            <text:p>0.773809523809524</text:p>
          </table:table-cell>
          <table:table-cell office:value-type="float" office:value="0.06487579465932" calcext:value-type="float">
            <text:p>0.06487579465932</text:p>
          </table:table-cell>
          <table:table-cell office:value-type="float" office:value="0.735" calcext:value-type="float">
            <text:p>0.735</text:p>
          </table:table-cell>
          <table:table-cell office:value-type="float" office:value="0.0635322293587793" calcext:value-type="float">
            <text:p>0.0635322293587793</text:p>
          </table:table-cell>
          <table:table-cell office:value-type="float" office:value="0.721666666666667" calcext:value-type="float">
            <text:p>0.721666666666667</text:p>
          </table:table-cell>
          <table:table-cell office:value-type="float" office:value="0.0760783732163891" calcext:value-type="float">
            <text:p>0.0760783732163891</text:p>
          </table:table-cell>
          <table:table-cell office:value-type="float" office:value="0.769047619047619" calcext:value-type="float">
            <text:p>0.769047619047619</text:p>
          </table:table-cell>
          <table:table-cell office:value-type="float" office:value="0.0708085968990332" calcext:value-type="float">
            <text:p>0.0708085968990332</text:p>
          </table:table-cell>
          <table:table-cell office:value-type="float" office:value="0.769761904761905" calcext:value-type="float">
            <text:p>0.769761904761905</text:p>
          </table:table-cell>
          <table:table-cell office:value-type="float" office:value="0.0914597747679529" calcext:value-type="float">
            <text:p>0.0914597747679529</text:p>
          </table:table-cell>
          <table:table-cell office:value-type="float" office:value="0.774285714285714" calcext:value-type="float">
            <text:p>0.774285714285714</text:p>
          </table:table-cell>
          <table:table-cell office:value-type="float" office:value="0.0895229652104731" calcext:value-type="float">
            <text:p>0.0895229652104731</text:p>
          </table:table-cell>
          <table:table-cell office:value-type="float" office:value="0.784285714285714" calcext:value-type="float">
            <text:p>0.784285714285714</text:p>
          </table:table-cell>
          <table:table-cell office:value-type="float" office:value="0.0846732786771899" calcext:value-type="float">
            <text:p>0.0846732786771899</text:p>
          </table:table-cell>
          <table:table-cell office:value-type="float" office:value="0.788571428571429" calcext:value-type="float">
            <text:p>0.788571428571429</text:p>
          </table:table-cell>
          <table:table-cell office:value-type="float" office:value="0.055314670513332" calcext:value-type="float">
            <text:p>0.055314670513332</text:p>
          </table:table-cell>
          <table:table-cell office:value-type="float" office:value="0.784047619047619" calcext:value-type="float">
            <text:p>0.784047619047619</text:p>
          </table:table-cell>
          <table:table-cell office:value-type="float" office:value="0.0775998125937689" calcext:value-type="float">
            <text:p>0.0775998125937689</text:p>
          </table:table-cell>
          <table:table-cell office:value-type="float" office:value="0.769285714285714" calcext:value-type="float">
            <text:p>0.769285714285714</text:p>
          </table:table-cell>
          <table:table-cell office:value-type="float" office:value="0.0934922656100437" calcext:value-type="float">
            <text:p>0.0934922656100437</text:p>
          </table:table-cell>
          <table:table-cell office:value-type="float" office:value="0.764285714285714" calcext:value-type="float">
            <text:p>0.764285714285714</text:p>
          </table:table-cell>
          <table:table-cell office:value-type="float" office:value="0.0620977861651382" calcext:value-type="float">
            <text:p>0.0620977861651382</text:p>
          </table:table-cell>
          <table:table-cell office:value-type="float" office:value="0.769285714285714" calcext:value-type="float">
            <text:p>0.769285714285714</text:p>
          </table:table-cell>
          <table:table-cell office:value-type="float" office:value="0.0663299318855792" calcext:value-type="float">
            <text:p>0.0663299318855792</text:p>
          </table:table-cell>
          <table:table-cell office:value-type="float" office:value="0.764285714285714" calcext:value-type="float">
            <text:p>0.764285714285714</text:p>
          </table:table-cell>
          <table:table-cell office:value-type="float" office:value="0.091603943358905" calcext:value-type="float">
            <text:p>0.091603943358905</text:p>
          </table:table-cell>
          <table:table-cell office:value-type="float" office:value="0.773571428571429" calcext:value-type="float">
            <text:p>0.773571428571429</text:p>
          </table:table-cell>
          <table:table-cell office:value-type="float" office:value="0.065738531682302" calcext:value-type="float">
            <text:p>0.065738531682302</text:p>
          </table:table-cell>
          <table:table-cell office:value-type="float" office:value="0.769523809523809" calcext:value-type="float">
            <text:p>0.769523809523809</text:p>
          </table:table-cell>
          <table:table-cell office:value-type="float" office:value="0.0670510460884621" calcext:value-type="float">
            <text:p>0.067051046088462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sonar</text:p>
          </table:table-cell>
          <table:table-cell office:value-type="float" office:value="0.735714285714286" calcext:value-type="float">
            <text:p>0.735714285714286</text:p>
          </table:table-cell>
          <table:table-cell office:value-type="float" office:value="0.07152550741614" calcext:value-type="float">
            <text:p>0.07152550741614</text:p>
          </table:table-cell>
          <table:table-cell office:value-type="float" office:value="0.778571428571429" calcext:value-type="float">
            <text:p>0.778571428571429</text:p>
          </table:table-cell>
          <table:table-cell office:value-type="float" office:value="0.0656479229362229" calcext:value-type="float">
            <text:p>0.0656479229362229</text:p>
          </table:table-cell>
          <table:table-cell office:value-type="float" office:value="0.74" calcext:value-type="float">
            <text:p>0.74</text:p>
          </table:table-cell>
          <table:table-cell office:value-type="float" office:value="0.0578091664258541" calcext:value-type="float">
            <text:p>0.0578091664258541</text:p>
          </table:table-cell>
          <table:table-cell office:value-type="float" office:value="0.726428571428571" calcext:value-type="float">
            <text:p>0.726428571428571</text:p>
          </table:table-cell>
          <table:table-cell office:value-type="float" office:value="0.0702051308170998" calcext:value-type="float">
            <text:p>0.0702051308170998</text:p>
          </table:table-cell>
          <table:table-cell office:value-type="float" office:value="0.768809523809524" calcext:value-type="float">
            <text:p>0.768809523809524</text:p>
          </table:table-cell>
          <table:table-cell office:value-type="float" office:value="0.0786351353080356" calcext:value-type="float">
            <text:p>0.0786351353080356</text:p>
          </table:table-cell>
          <table:table-cell office:value-type="float" office:value="0.774523809523809" calcext:value-type="float">
            <text:p>0.774523809523809</text:p>
          </table:table-cell>
          <table:table-cell office:value-type="float" office:value="0.0894684197667004" calcext:value-type="float">
            <text:p>0.0894684197667004</text:p>
          </table:table-cell>
          <table:table-cell office:value-type="float" office:value="0.779047619047619" calcext:value-type="float">
            <text:p>0.779047619047619</text:p>
          </table:table-cell>
          <table:table-cell office:value-type="float" office:value="0.0842751017143226" calcext:value-type="float">
            <text:p>0.0842751017143226</text:p>
          </table:table-cell>
          <table:table-cell office:value-type="float" office:value="0.774285714285714" calcext:value-type="float">
            <text:p>0.774285714285714</text:p>
          </table:table-cell>
          <table:table-cell office:value-type="float" office:value="0.0903842473515831" calcext:value-type="float">
            <text:p>0.0903842473515831</text:p>
          </table:table-cell>
          <table:table-cell office:value-type="float" office:value="0.788333333333333" calcext:value-type="float">
            <text:p>0.788333333333333</text:p>
          </table:table-cell>
          <table:table-cell office:value-type="float" office:value="0.0647149105871696" calcext:value-type="float">
            <text:p>0.0647149105871696</text:p>
          </table:table-cell>
          <table:table-cell office:value-type="float" office:value="0.769523809523809" calcext:value-type="float">
            <text:p>0.769523809523809</text:p>
          </table:table-cell>
          <table:table-cell office:value-type="float" office:value="0.0765023379365007" calcext:value-type="float">
            <text:p>0.0765023379365007</text:p>
          </table:table-cell>
          <table:table-cell office:value-type="float" office:value="0.768571428571429" calcext:value-type="float">
            <text:p>0.768571428571429</text:p>
          </table:table-cell>
          <table:table-cell office:value-type="float" office:value="0.0857495518279828" calcext:value-type="float">
            <text:p>0.0857495518279828</text:p>
          </table:table-cell>
          <table:table-cell office:value-type="float" office:value="0.75952380952381" calcext:value-type="float">
            <text:p>0.75952380952381</text:p>
          </table:table-cell>
          <table:table-cell office:value-type="float" office:value="0.0556801324342552" calcext:value-type="float">
            <text:p>0.0556801324342552</text:p>
          </table:table-cell>
          <table:table-cell office:value-type="float" office:value="0.759285714285714" calcext:value-type="float">
            <text:p>0.759285714285714</text:p>
          </table:table-cell>
          <table:table-cell office:value-type="float" office:value="0.0722566636872747" calcext:value-type="float">
            <text:p>0.0722566636872747</text:p>
          </table:table-cell>
          <table:table-cell office:value-type="float" office:value="0.759285714285714" calcext:value-type="float">
            <text:p>0.759285714285714</text:p>
          </table:table-cell>
          <table:table-cell office:value-type="float" office:value="0.0826803593614412" calcext:value-type="float">
            <text:p>0.0826803593614412</text:p>
          </table:table-cell>
          <table:table-cell office:value-type="float" office:value="0.788095238095238" calcext:value-type="float">
            <text:p>0.788095238095238</text:p>
          </table:table-cell>
          <table:table-cell office:value-type="float" office:value="0.0620977861651382" calcext:value-type="float">
            <text:p>0.0620977861651382</text:p>
          </table:table-cell>
          <table:table-cell office:value-type="float" office:value="0.788809523809524" calcext:value-type="float">
            <text:p>0.788809523809524</text:p>
          </table:table-cell>
          <table:table-cell office:value-type="float" office:value="0.0678657285944966" calcext:value-type="float">
            <text:p>0.067865728594496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sonar</text:p>
          </table:table-cell>
          <table:table-cell office:value-type="float" office:value="0.735714285714286" calcext:value-type="float">
            <text:p>0.735714285714286</text:p>
          </table:table-cell>
          <table:table-cell office:value-type="float" office:value="0.07152550741614" calcext:value-type="float">
            <text:p>0.07152550741614</text:p>
          </table:table-cell>
          <table:table-cell office:value-type="float" office:value="0.783809523809524" calcext:value-type="float">
            <text:p>0.783809523809524</text:p>
          </table:table-cell>
          <table:table-cell office:value-type="float" office:value="0.0676495944118416" calcext:value-type="float">
            <text:p>0.0676495944118416</text:p>
          </table:table-cell>
          <table:table-cell office:value-type="float" office:value="0.74" calcext:value-type="float">
            <text:p>0.74</text:p>
          </table:table-cell>
          <table:table-cell office:value-type="float" office:value="0.0578091664258541" calcext:value-type="float">
            <text:p>0.0578091664258541</text:p>
          </table:table-cell>
          <table:table-cell office:value-type="float" office:value="0.726428571428571" calcext:value-type="float">
            <text:p>0.726428571428571</text:p>
          </table:table-cell>
          <table:table-cell office:value-type="float" office:value="0.0737066188266436" calcext:value-type="float">
            <text:p>0.0737066188266436</text:p>
          </table:table-cell>
          <table:table-cell office:value-type="float" office:value="0.764285714285714" calcext:value-type="float">
            <text:p>0.764285714285714</text:p>
          </table:table-cell>
          <table:table-cell office:value-type="float" office:value="0.0729122798594022" calcext:value-type="float">
            <text:p>0.0729122798594022</text:p>
          </table:table-cell>
          <table:table-cell office:value-type="float" office:value="0.769761904761905" calcext:value-type="float">
            <text:p>0.769761904761905</text:p>
          </table:table-cell>
          <table:table-cell office:value-type="float" office:value="0.0827839030438563" calcext:value-type="float">
            <text:p>0.0827839030438563</text:p>
          </table:table-cell>
          <table:table-cell office:value-type="float" office:value="0.774047619047619" calcext:value-type="float">
            <text:p>0.774047619047619</text:p>
          </table:table-cell>
          <table:table-cell office:value-type="float" office:value="0.0635956496275453" calcext:value-type="float">
            <text:p>0.0635956496275453</text:p>
          </table:table-cell>
          <table:table-cell office:value-type="float" office:value="0.760238095238095" calcext:value-type="float">
            <text:p>0.760238095238095</text:p>
          </table:table-cell>
          <table:table-cell office:value-type="float" office:value="0.0982079924230312" calcext:value-type="float">
            <text:p>0.0982079924230312</text:p>
          </table:table-cell>
          <table:table-cell office:value-type="float" office:value="0.783809523809524" calcext:value-type="float">
            <text:p>0.783809523809524</text:p>
          </table:table-cell>
          <table:table-cell office:value-type="float" office:value="0.0750728209504095" calcext:value-type="float">
            <text:p>0.0750728209504095</text:p>
          </table:table-cell>
          <table:table-cell office:value-type="float" office:value="0.774047619047619" calcext:value-type="float">
            <text:p>0.774047619047619</text:p>
          </table:table-cell>
          <table:table-cell office:value-type="float" office:value="0.0710789503521933" calcext:value-type="float">
            <text:p>0.0710789503521933</text:p>
          </table:table-cell>
          <table:table-cell office:value-type="float" office:value="0.768571428571429" calcext:value-type="float">
            <text:p>0.768571428571429</text:p>
          </table:table-cell>
          <table:table-cell office:value-type="float" office:value="0.0889299791648208" calcext:value-type="float">
            <text:p>0.0889299791648208</text:p>
          </table:table-cell>
          <table:table-cell office:value-type="float" office:value="0.76" calcext:value-type="float">
            <text:p>0.76</text:p>
          </table:table-cell>
          <table:table-cell office:value-type="float" office:value="0.0810674563354147" calcext:value-type="float">
            <text:p>0.0810674563354147</text:p>
          </table:table-cell>
          <table:table-cell office:value-type="float" office:value="0.764047619047619" calcext:value-type="float">
            <text:p>0.764047619047619</text:p>
          </table:table-cell>
          <table:table-cell office:value-type="float" office:value="0.0773265987371746" calcext:value-type="float">
            <text:p>0.0773265987371746</text:p>
          </table:table-cell>
          <table:table-cell office:value-type="float" office:value="0.759047619047619" calcext:value-type="float">
            <text:p>0.759047619047619</text:p>
          </table:table-cell>
          <table:table-cell office:value-type="float" office:value="0.0802317756134699" calcext:value-type="float">
            <text:p>0.0802317756134699</text:p>
          </table:table-cell>
          <table:table-cell office:value-type="float" office:value="0.792857142857143" calcext:value-type="float">
            <text:p>0.792857142857143</text:p>
          </table:table-cell>
          <table:table-cell office:value-type="float" office:value="0.0693797884952836" calcext:value-type="float">
            <text:p>0.0693797884952836</text:p>
          </table:table-cell>
          <table:table-cell office:value-type="float" office:value="0.784047619047619" calcext:value-type="float">
            <text:p>0.784047619047619</text:p>
          </table:table-cell>
          <table:table-cell office:value-type="float" office:value="0.0641046833767939" calcext:value-type="float">
            <text:p>0.064104683376793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sonar</text:p>
          </table:table-cell>
          <table:table-cell office:value-type="float" office:value="0.732809523809524" calcext:value-type="float">
            <text:p>0.732809523809524</text:p>
          </table:table-cell>
          <table:table-cell office:value-type="float" office:value="0.0674442953187146" calcext:value-type="float">
            <text:p>0.0674442953187146</text:p>
          </table:table-cell>
          <table:table-cell office:value-type="float" office:value="0.779666666666667" calcext:value-type="float">
            <text:p>0.779666666666667</text:p>
          </table:table-cell>
          <table:table-cell office:value-type="float" office:value="0.0676792692981622" calcext:value-type="float">
            <text:p>0.0676792692981622</text:p>
          </table:table-cell>
          <table:table-cell office:value-type="float" office:value="0.744952380952381" calcext:value-type="float">
            <text:p>0.744952380952381</text:p>
          </table:table-cell>
          <table:table-cell office:value-type="float" office:value="0.0605215750912626" calcext:value-type="float">
            <text:p>0.0605215750912626</text:p>
          </table:table-cell>
          <table:table-cell office:value-type="float" office:value="0.735" calcext:value-type="float">
            <text:p>0.735</text:p>
          </table:table-cell>
          <table:table-cell office:value-type="float" office:value="0.0729101973570742" calcext:value-type="float">
            <text:p>0.0729101973570742</text:p>
          </table:table-cell>
          <table:table-cell office:value-type="float" office:value="0.769" calcext:value-type="float">
            <text:p>0.769</text:p>
          </table:table-cell>
          <table:table-cell office:value-type="float" office:value="0.0748794144134039" calcext:value-type="float">
            <text:p>0.0748794144134039</text:p>
          </table:table-cell>
          <table:table-cell office:value-type="float" office:value="0.771571428571429" calcext:value-type="float">
            <text:p>0.771571428571429</text:p>
          </table:table-cell>
          <table:table-cell office:value-type="float" office:value="0.0798398594396405" calcext:value-type="float">
            <text:p>0.0798398594396405</text:p>
          </table:table-cell>
          <table:table-cell office:value-type="float" office:value="0.774190476190476" calcext:value-type="float">
            <text:p>0.774190476190476</text:p>
          </table:table-cell>
          <table:table-cell office:value-type="float" office:value="0.0787145253852448" calcext:value-type="float">
            <text:p>0.0787145253852448</text:p>
          </table:table-cell>
          <table:table-cell office:value-type="float" office:value="0.775380952380952" calcext:value-type="float">
            <text:p>0.775380952380952</text:p>
          </table:table-cell>
          <table:table-cell office:value-type="float" office:value="0.0809622751165824" calcext:value-type="float">
            <text:p>0.0809622751165824</text:p>
          </table:table-cell>
          <table:table-cell office:value-type="float" office:value="0.789619047619048" calcext:value-type="float">
            <text:p>0.789619047619048</text:p>
          </table:table-cell>
          <table:table-cell office:value-type="float" office:value="0.0603228475009777" calcext:value-type="float">
            <text:p>0.0603228475009777</text:p>
          </table:table-cell>
          <table:table-cell office:value-type="float" office:value="0.774142857142857" calcext:value-type="float">
            <text:p>0.774142857142857</text:p>
          </table:table-cell>
          <table:table-cell office:value-type="float" office:value="0.0741777101640076" calcext:value-type="float">
            <text:p>0.0741777101640076</text:p>
          </table:table-cell>
          <table:table-cell office:value-type="float" office:value="0.761285714285714" calcext:value-type="float">
            <text:p>0.761285714285714</text:p>
          </table:table-cell>
          <table:table-cell office:value-type="float" office:value="0.0888693900148609" calcext:value-type="float">
            <text:p>0.0888693900148609</text:p>
          </table:table-cell>
          <table:table-cell office:value-type="float" office:value="0.762380952380952" calcext:value-type="float">
            <text:p>0.762380952380952</text:p>
          </table:table-cell>
          <table:table-cell office:value-type="float" office:value="0.0673257090685309" calcext:value-type="float">
            <text:p>0.0673257090685309</text:p>
          </table:table-cell>
          <table:table-cell office:value-type="float" office:value="0.76047619047619" calcext:value-type="float">
            <text:p>0.76047619047619</text:p>
          </table:table-cell>
          <table:table-cell office:value-type="float" office:value="0.071124453691418" calcext:value-type="float">
            <text:p>0.071124453691418</text:p>
          </table:table-cell>
          <table:table-cell office:value-type="float" office:value="0.765095238095238" calcext:value-type="float">
            <text:p>0.765095238095238</text:p>
          </table:table-cell>
          <table:table-cell office:value-type="float" office:value="0.0870297915371224" calcext:value-type="float">
            <text:p>0.0870297915371224</text:p>
          </table:table-cell>
          <table:table-cell office:value-type="float" office:value="0.784428571428571" calcext:value-type="float">
            <text:p>0.784428571428571</text:p>
          </table:table-cell>
          <table:table-cell office:value-type="float" office:value="0.0624206883382395" calcext:value-type="float">
            <text:p>0.0624206883382395</text:p>
          </table:table-cell>
          <table:table-cell office:value-type="float" office:value="0.776238095238095" calcext:value-type="float">
            <text:p>0.776238095238095</text:p>
          </table:table-cell>
          <table:table-cell office:value-type="float" office:value="0.0657385750949466" calcext:value-type="float">
            <text:p>0.065738575094946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onar</text:p>
          </table:table-cell>
          <table:table-cell office:value-type="float" office:value="0.793571428571428" calcext:value-type="float">
            <text:p>0.793571428571428</text:p>
          </table:table-cell>
          <table:table-cell office:value-type="float" office:value="0.0738398128669265" calcext:value-type="float">
            <text:p>0.0738398128669265</text:p>
          </table:table-cell>
          <table:table-cell office:value-type="float" office:value="0.798095238095238" calcext:value-type="float">
            <text:p>0.798095238095238</text:p>
          </table:table-cell>
          <table:table-cell office:value-type="float" office:value="0.058770899639999" calcext:value-type="float">
            <text:p>0.058770899639999</text:p>
          </table:table-cell>
          <table:table-cell office:value-type="float" office:value="0.798333333333333" calcext:value-type="float">
            <text:p>0.798333333333333</text:p>
          </table:table-cell>
          <table:table-cell office:value-type="float" office:value="0.0886764041959511" calcext:value-type="float">
            <text:p>0.0886764041959511</text:p>
          </table:table-cell>
          <table:table-cell office:value-type="float" office:value="0.773809523809524" calcext:value-type="float">
            <text:p>0.773809523809524</text:p>
          </table:table-cell>
          <table:table-cell office:value-type="float" office:value="0.0462773959908357" calcext:value-type="float">
            <text:p>0.0462773959908357</text:p>
          </table:table-cell>
          <table:table-cell office:value-type="float" office:value="0.797619047619048" calcext:value-type="float">
            <text:p>0.797619047619048</text:p>
          </table:table-cell>
          <table:table-cell office:value-type="float" office:value="0.0766520410644421" calcext:value-type="float">
            <text:p>0.0766520410644421</text:p>
          </table:table-cell>
          <table:table-cell office:value-type="float" office:value="0.802142857142857" calcext:value-type="float">
            <text:p>0.802142857142857</text:p>
          </table:table-cell>
          <table:table-cell office:value-type="float" office:value="0.0684792332885404" calcext:value-type="float">
            <text:p>0.0684792332885404</text:p>
          </table:table-cell>
          <table:table-cell office:value-type="float" office:value="0.789047619047619" calcext:value-type="float">
            <text:p>0.789047619047619</text:p>
          </table:table-cell>
          <table:table-cell office:value-type="float" office:value="0.0585281812204733" calcext:value-type="float">
            <text:p>0.0585281812204733</text:p>
          </table:table-cell>
          <table:table-cell office:value-type="float" office:value="0.798809523809524" calcext:value-type="float">
            <text:p>0.798809523809524</text:p>
          </table:table-cell>
          <table:table-cell office:value-type="float" office:value="0.088129194085094" calcext:value-type="float">
            <text:p>0.088129194085094</text:p>
          </table:table-cell>
          <table:table-cell office:value-type="float" office:value="0.783095238095238" calcext:value-type="float">
            <text:p>0.783095238095238</text:p>
          </table:table-cell>
          <table:table-cell office:value-type="float" office:value="0.100103561894952" calcext:value-type="float">
            <text:p>0.100103561894952</text:p>
          </table:table-cell>
          <table:table-cell office:value-type="float" office:value="0.806904761904762" calcext:value-type="float">
            <text:p>0.806904761904762</text:p>
          </table:table-cell>
          <table:table-cell office:value-type="float" office:value="0.0837250807156465" calcext:value-type="float">
            <text:p>0.0837250807156465</text:p>
          </table:table-cell>
          <table:table-cell office:value-type="float" office:value="0.812380952380952" calcext:value-type="float">
            <text:p>0.812380952380952</text:p>
          </table:table-cell>
          <table:table-cell office:value-type="float" office:value="0.0976725882339331" calcext:value-type="float">
            <text:p>0.0976725882339331</text:p>
          </table:table-cell>
          <table:table-cell office:value-type="float" office:value="0.788095238095238" calcext:value-type="float">
            <text:p>0.788095238095238</text:p>
          </table:table-cell>
          <table:table-cell office:value-type="float" office:value="0.0620977861651382" calcext:value-type="float">
            <text:p>0.0620977861651382</text:p>
          </table:table-cell>
          <table:table-cell office:value-type="float" office:value="0.754047619047619" calcext:value-type="float">
            <text:p>0.754047619047619</text:p>
          </table:table-cell>
          <table:table-cell office:value-type="float" office:value="0.0613533644045632" calcext:value-type="float">
            <text:p>0.0613533644045632</text:p>
          </table:table-cell>
          <table:table-cell office:value-type="float" office:value="0.798095238095238" calcext:value-type="float">
            <text:p>0.798095238095238</text:p>
          </table:table-cell>
          <table:table-cell office:value-type="float" office:value="0.0804826083036267" calcext:value-type="float">
            <text:p>0.0804826083036267</text:p>
          </table:table-cell>
          <table:table-cell office:value-type="float" office:value="0.808095238095238" calcext:value-type="float">
            <text:p>0.808095238095238</text:p>
          </table:table-cell>
          <table:table-cell office:value-type="float" office:value="0.0803761000566552" calcext:value-type="float">
            <text:p>0.0803761000566552</text:p>
          </table:table-cell>
          <table:table-cell office:value-type="float" office:value="0.763809523809524" calcext:value-type="float">
            <text:p>0.763809523809524</text:p>
          </table:table-cell>
          <table:table-cell office:value-type="float" office:value="0.0764282005628147" calcext:value-type="float">
            <text:p>0.076428200562814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onar</text:p>
          </table:table-cell>
          <table:table-cell office:value-type="float" office:value="0.807619047619048" calcext:value-type="float">
            <text:p>0.807619047619048</text:p>
          </table:table-cell>
          <table:table-cell office:value-type="float" office:value="0.0745592575902967" calcext:value-type="float">
            <text:p>0.0745592575902967</text:p>
          </table:table-cell>
          <table:table-cell office:value-type="float" office:value="0.802380952380952" calcext:value-type="float">
            <text:p>0.802380952380952</text:p>
          </table:table-cell>
          <table:table-cell office:value-type="float" office:value="0.0711723800680805" calcext:value-type="float">
            <text:p>0.0711723800680805</text:p>
          </table:table-cell>
          <table:table-cell office:value-type="float" office:value="0.788809523809524" calcext:value-type="float">
            <text:p>0.788809523809524</text:p>
          </table:table-cell>
          <table:table-cell office:value-type="float" office:value="0.0775510949993674" calcext:value-type="float">
            <text:p>0.0775510949993674</text:p>
          </table:table-cell>
          <table:table-cell office:value-type="float" office:value="0.768809523809524" calcext:value-type="float">
            <text:p>0.768809523809524</text:p>
          </table:table-cell>
          <table:table-cell office:value-type="float" office:value="0.0645589919505638" calcext:value-type="float">
            <text:p>0.0645589919505638</text:p>
          </table:table-cell>
          <table:table-cell office:value-type="float" office:value="0.812380952380952" calcext:value-type="float">
            <text:p>0.812380952380952</text:p>
          </table:table-cell>
          <table:table-cell office:value-type="float" office:value="0.0696407655815802" calcext:value-type="float">
            <text:p>0.0696407655815802</text:p>
          </table:table-cell>
          <table:table-cell office:value-type="float" office:value="0.807142857142857" calcext:value-type="float">
            <text:p>0.807142857142857</text:p>
          </table:table-cell>
          <table:table-cell office:value-type="float" office:value="0.0574506700662027" calcext:value-type="float">
            <text:p>0.0574506700662027</text:p>
          </table:table-cell>
          <table:table-cell office:value-type="float" office:value="0.822142857142857" calcext:value-type="float">
            <text:p>0.822142857142857</text:p>
          </table:table-cell>
          <table:table-cell office:value-type="float" office:value="0.0718159688629476" calcext:value-type="float">
            <text:p>0.0718159688629476</text:p>
          </table:table-cell>
          <table:table-cell office:value-type="float" office:value="0.784047619047619" calcext:value-type="float">
            <text:p>0.784047619047619</text:p>
          </table:table-cell>
          <table:table-cell office:value-type="float" office:value="0.0924189225409937" calcext:value-type="float">
            <text:p>0.0924189225409937</text:p>
          </table:table-cell>
          <table:table-cell office:value-type="float" office:value="0.783809523809524" calcext:value-type="float">
            <text:p>0.783809523809524</text:p>
          </table:table-cell>
          <table:table-cell office:value-type="float" office:value="0.0783570910081677" calcext:value-type="float">
            <text:p>0.0783570910081677</text:p>
          </table:table-cell>
          <table:table-cell office:value-type="float" office:value="0.822619047619047" calcext:value-type="float">
            <text:p>0.822619047619047</text:p>
          </table:table-cell>
          <table:table-cell office:value-type="float" office:value="0.0702302479698511" calcext:value-type="float">
            <text:p>0.0702302479698511</text:p>
          </table:table-cell>
          <table:table-cell office:value-type="float" office:value="0.793571428571428" calcext:value-type="float">
            <text:p>0.793571428571428</text:p>
          </table:table-cell>
          <table:table-cell office:value-type="float" office:value="0.0803749245464204" calcext:value-type="float">
            <text:p>0.0803749245464204</text:p>
          </table:table-cell>
          <table:table-cell office:value-type="float" office:value="0.76452380952381" calcext:value-type="float">
            <text:p>0.76452380952381</text:p>
          </table:table-cell>
          <table:table-cell office:value-type="float" office:value="0.0648121692581772" calcext:value-type="float">
            <text:p>0.0648121692581772</text:p>
          </table:table-cell>
          <table:table-cell office:value-type="float" office:value="0.802142857142857" calcext:value-type="float">
            <text:p>0.802142857142857</text:p>
          </table:table-cell>
          <table:table-cell office:value-type="float" office:value="0.0906462478675015" calcext:value-type="float">
            <text:p>0.0906462478675015</text:p>
          </table:table-cell>
          <table:table-cell office:value-type="float" office:value="0.816904761904762" calcext:value-type="float">
            <text:p>0.816904761904762</text:p>
          </table:table-cell>
          <table:table-cell office:value-type="float" office:value="0.0821300120314812" calcext:value-type="float">
            <text:p>0.0821300120314812</text:p>
          </table:table-cell>
          <table:table-cell office:value-type="float" office:value="0.774285714285714" calcext:value-type="float">
            <text:p>0.774285714285714</text:p>
          </table:table-cell>
          <table:table-cell office:value-type="float" office:value="0.0706465123358217" calcext:value-type="float">
            <text:p>0.0706465123358217</text:p>
          </table:table-cell>
          <table:table-cell office:value-type="float" office:value="0.797857142857143" calcext:value-type="float">
            <text:p>0.797857142857143</text:p>
          </table:table-cell>
          <table:table-cell office:value-type="float" office:value="0.0797328779213288" calcext:value-type="float">
            <text:p>0.079732877921328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onar</text:p>
          </table:table-cell>
          <table:table-cell office:value-type="float" office:value="0.793571428571428" calcext:value-type="float">
            <text:p>0.793571428571428</text:p>
          </table:table-cell>
          <table:table-cell office:value-type="float" office:value="0.0666671390761795" calcext:value-type="float">
            <text:p>0.0666671390761795</text:p>
          </table:table-cell>
          <table:table-cell office:value-type="float" office:value="0.797619047619048" calcext:value-type="float">
            <text:p>0.797619047619048</text:p>
          </table:table-cell>
          <table:table-cell office:value-type="float" office:value="0.0722265828092282" calcext:value-type="float">
            <text:p>0.0722265828092282</text:p>
          </table:table-cell>
          <table:table-cell office:value-type="float" office:value="0.802619047619048" calcext:value-type="float">
            <text:p>0.802619047619048</text:p>
          </table:table-cell>
          <table:table-cell office:value-type="float" office:value="0.0706344747622809" calcext:value-type="float">
            <text:p>0.0706344747622809</text:p>
          </table:table-cell>
          <table:table-cell office:value-type="float" office:value="0.793333333333333" calcext:value-type="float">
            <text:p>0.793333333333333</text:p>
          </table:table-cell>
          <table:table-cell office:value-type="float" office:value="0.0672011829671879" calcext:value-type="float">
            <text:p>0.0672011829671879</text:p>
          </table:table-cell>
          <table:table-cell office:value-type="float" office:value="0.797857142857143" calcext:value-type="float">
            <text:p>0.797857142857143</text:p>
          </table:table-cell>
          <table:table-cell office:value-type="float" office:value="0.0559222591440587" calcext:value-type="float">
            <text:p>0.0559222591440587</text:p>
          </table:table-cell>
          <table:table-cell office:value-type="float" office:value="0.793095238095238" calcext:value-type="float">
            <text:p>0.793095238095238</text:p>
          </table:table-cell>
          <table:table-cell office:value-type="float" office:value="0.0724307994606329" calcext:value-type="float">
            <text:p>0.0724307994606329</text:p>
          </table:table-cell>
          <table:table-cell office:value-type="float" office:value="0.802619047619048" calcext:value-type="float">
            <text:p>0.802619047619048</text:p>
          </table:table-cell>
          <table:table-cell office:value-type="float" office:value="0.0818996091648519" calcext:value-type="float">
            <text:p>0.0818996091648519</text:p>
          </table:table-cell>
          <table:table-cell office:value-type="float" office:value="0.798333333333333" calcext:value-type="float">
            <text:p>0.798333333333333</text:p>
          </table:table-cell>
          <table:table-cell office:value-type="float" office:value="0.0914735476896667" calcext:value-type="float">
            <text:p>0.0914735476896667</text:p>
          </table:table-cell>
          <table:table-cell office:value-type="float" office:value="0.788095238095238" calcext:value-type="float">
            <text:p>0.788095238095238</text:p>
          </table:table-cell>
          <table:table-cell office:value-type="float" office:value="0.0798477387009887" calcext:value-type="float">
            <text:p>0.0798477387009887</text:p>
          </table:table-cell>
          <table:table-cell office:value-type="float" office:value="0.826904761904762" calcext:value-type="float">
            <text:p>0.826904761904762</text:p>
          </table:table-cell>
          <table:table-cell office:value-type="float" office:value="0.0717457683658601" calcext:value-type="float">
            <text:p>0.0717457683658601</text:p>
          </table:table-cell>
          <table:table-cell office:value-type="float" office:value="0.803095238095238" calcext:value-type="float">
            <text:p>0.803095238095238</text:p>
          </table:table-cell>
          <table:table-cell office:value-type="float" office:value="0.0754264770432335" calcext:value-type="float">
            <text:p>0.0754264770432335</text:p>
          </table:table-cell>
          <table:table-cell office:value-type="float" office:value="0.778571428571429" calcext:value-type="float">
            <text:p>0.778571428571429</text:p>
          </table:table-cell>
          <table:table-cell office:value-type="float" office:value="0.0856334127586914" calcext:value-type="float">
            <text:p>0.0856334127586914</text:p>
          </table:table-cell>
          <table:table-cell office:value-type="float" office:value="0.807619047619048" calcext:value-type="float">
            <text:p>0.807619047619048</text:p>
          </table:table-cell>
          <table:table-cell office:value-type="float" office:value="0.0710997723386382" calcext:value-type="float">
            <text:p>0.0710997723386382</text:p>
          </table:table-cell>
          <table:table-cell office:value-type="float" office:value="0.797857142857143" calcext:value-type="float">
            <text:p>0.797857142857143</text:p>
          </table:table-cell>
          <table:table-cell office:value-type="float" office:value="0.0784265941032467" calcext:value-type="float">
            <text:p>0.0784265941032467</text:p>
          </table:table-cell>
          <table:table-cell office:value-type="float" office:value="0.76452380952381" calcext:value-type="float">
            <text:p>0.76452380952381</text:p>
          </table:table-cell>
          <table:table-cell office:value-type="float" office:value="0.0648121692581772" calcext:value-type="float">
            <text:p>0.0648121692581772</text:p>
          </table:table-cell>
          <table:table-cell office:value-type="float" office:value="0.788095238095238" calcext:value-type="float">
            <text:p>0.788095238095238</text:p>
          </table:table-cell>
          <table:table-cell office:value-type="float" office:value="0.0951322162779155" calcext:value-type="float">
            <text:p>0.09513221627791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onar</text:p>
          </table:table-cell>
          <table:table-cell office:value-type="float" office:value="0.793571428571428" calcext:value-type="float">
            <text:p>0.793571428571428</text:p>
          </table:table-cell>
          <table:table-cell office:value-type="float" office:value="0.0586233477462914" calcext:value-type="float">
            <text:p>0.0586233477462914</text:p>
          </table:table-cell>
          <table:table-cell office:value-type="float" office:value="0.802857142857143" calcext:value-type="float">
            <text:p>0.802857142857143</text:p>
          </table:table-cell>
          <table:table-cell office:value-type="float" office:value="0.0762714516784875" calcext:value-type="float">
            <text:p>0.0762714516784875</text:p>
          </table:table-cell>
          <table:table-cell office:value-type="float" office:value="0.807380952380952" calcext:value-type="float">
            <text:p>0.807380952380952</text:p>
          </table:table-cell>
          <table:table-cell office:value-type="float" office:value="0.082466771826781" calcext:value-type="float">
            <text:p>0.082466771826781</text:p>
          </table:table-cell>
          <table:table-cell office:value-type="float" office:value="0.793333333333333" calcext:value-type="float">
            <text:p>0.793333333333333</text:p>
          </table:table-cell>
          <table:table-cell office:value-type="float" office:value="0.0505176030576955" calcext:value-type="float">
            <text:p>0.0505176030576955</text:p>
          </table:table-cell>
          <table:table-cell office:value-type="float" office:value="0.793095238095238" calcext:value-type="float">
            <text:p>0.793095238095238</text:p>
          </table:table-cell>
          <table:table-cell office:value-type="float" office:value="0.0724307994606329" calcext:value-type="float">
            <text:p>0.0724307994606329</text:p>
          </table:table-cell>
          <table:table-cell office:value-type="float" office:value="0.793809523809524" calcext:value-type="float">
            <text:p>0.793809523809524</text:p>
          </table:table-cell>
          <table:table-cell office:value-type="float" office:value="0.0534899439078911" calcext:value-type="float">
            <text:p>0.0534899439078911</text:p>
          </table:table-cell>
          <table:table-cell office:value-type="float" office:value="0.802619047619048" calcext:value-type="float">
            <text:p>0.802619047619048</text:p>
          </table:table-cell>
          <table:table-cell office:value-type="float" office:value="0.0669725597475061" calcext:value-type="float">
            <text:p>0.0669725597475061</text:p>
          </table:table-cell>
          <table:table-cell office:value-type="float" office:value="0.783571428571429" calcext:value-type="float">
            <text:p>0.783571428571429</text:p>
          </table:table-cell>
          <table:table-cell office:value-type="float" office:value="0.0849350974185264" calcext:value-type="float">
            <text:p>0.0849350974185264</text:p>
          </table:table-cell>
          <table:table-cell office:value-type="float" office:value="0.812142857142857" calcext:value-type="float">
            <text:p>0.812142857142857</text:p>
          </table:table-cell>
          <table:table-cell office:value-type="float" office:value="0.0802682734136298" calcext:value-type="float">
            <text:p>0.0802682734136298</text:p>
          </table:table-cell>
          <table:table-cell office:value-type="float" office:value="0.822380952380952" calcext:value-type="float">
            <text:p>0.822380952380952</text:p>
          </table:table-cell>
          <table:table-cell office:value-type="float" office:value="0.0835650595260684" calcext:value-type="float">
            <text:p>0.0835650595260684</text:p>
          </table:table-cell>
          <table:table-cell office:value-type="float" office:value="0.802857142857143" calcext:value-type="float">
            <text:p>0.802857142857143</text:p>
          </table:table-cell>
          <table:table-cell office:value-type="float" office:value="0.0795062236994934" calcext:value-type="float">
            <text:p>0.0795062236994934</text:p>
          </table:table-cell>
          <table:table-cell office:value-type="float" office:value="0.788095238095238" calcext:value-type="float">
            <text:p>0.788095238095238</text:p>
          </table:table-cell>
          <table:table-cell office:value-type="float" office:value="0.0829431530716755" calcext:value-type="float">
            <text:p>0.0829431530716755</text:p>
          </table:table-cell>
          <table:table-cell office:value-type="float" office:value="0.783571428571429" calcext:value-type="float">
            <text:p>0.783571428571429</text:p>
          </table:table-cell>
          <table:table-cell office:value-type="float" office:value="0.0849350974185264" calcext:value-type="float">
            <text:p>0.0849350974185264</text:p>
          </table:table-cell>
          <table:table-cell office:value-type="float" office:value="0.822142857142857" calcext:value-type="float">
            <text:p>0.822142857142857</text:p>
          </table:table-cell>
          <table:table-cell office:value-type="float" office:value="0.0674561156487888" calcext:value-type="float">
            <text:p>0.0674561156487888</text:p>
          </table:table-cell>
          <table:table-cell office:value-type="float" office:value="0.774285714285714" calcext:value-type="float">
            <text:p>0.774285714285714</text:p>
          </table:table-cell>
          <table:table-cell office:value-type="float" office:value="0.063111957453365" calcext:value-type="float">
            <text:p>0.063111957453365</text:p>
          </table:table-cell>
          <table:table-cell office:value-type="float" office:value="0.798095238095238" calcext:value-type="float">
            <text:p>0.798095238095238</text:p>
          </table:table-cell>
          <table:table-cell office:value-type="float" office:value="0.0814395549385652" calcext:value-type="float">
            <text:p>0.081439554938565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onar</text:p>
          </table:table-cell>
          <table:table-cell office:value-type="float" office:value="0.803095238095238" calcext:value-type="float">
            <text:p>0.803095238095238</text:p>
          </table:table-cell>
          <table:table-cell office:value-type="float" office:value="0.0606096722966997" calcext:value-type="float">
            <text:p>0.0606096722966997</text:p>
          </table:table-cell>
          <table:table-cell office:value-type="float" office:value="0.788095238095238" calcext:value-type="float">
            <text:p>0.788095238095238</text:p>
          </table:table-cell>
          <table:table-cell office:value-type="float" office:value="0.0766273848558813" calcext:value-type="float">
            <text:p>0.0766273848558813</text:p>
          </table:table-cell>
          <table:table-cell office:value-type="float" office:value="0.812142857142857" calcext:value-type="float">
            <text:p>0.812142857142857</text:p>
          </table:table-cell>
          <table:table-cell office:value-type="float" office:value="0.0673102906921088" calcext:value-type="float">
            <text:p>0.0673102906921088</text:p>
          </table:table-cell>
          <table:table-cell office:value-type="float" office:value="0.788809523809524" calcext:value-type="float">
            <text:p>0.788809523809524</text:p>
          </table:table-cell>
          <table:table-cell office:value-type="float" office:value="0.0546876653436653" calcext:value-type="float">
            <text:p>0.0546876653436653</text:p>
          </table:table-cell>
          <table:table-cell office:value-type="float" office:value="0.788571428571428" calcext:value-type="float">
            <text:p>0.788571428571428</text:p>
          </table:table-cell>
          <table:table-cell office:value-type="float" office:value="0.0902796528673227" calcext:value-type="float">
            <text:p>0.0902796528673227</text:p>
          </table:table-cell>
          <table:table-cell office:value-type="float" office:value="0.793333333333333" calcext:value-type="float">
            <text:p>0.793333333333333</text:p>
          </table:table-cell>
          <table:table-cell office:value-type="float" office:value="0.0633410903472575" calcext:value-type="float">
            <text:p>0.0633410903472575</text:p>
          </table:table-cell>
          <table:table-cell office:value-type="float" office:value="0.812619047619048" calcext:value-type="float">
            <text:p>0.812619047619048</text:p>
          </table:table-cell>
          <table:table-cell office:value-type="float" office:value="0.0656963590301708" calcext:value-type="float">
            <text:p>0.0656963590301708</text:p>
          </table:table-cell>
          <table:table-cell office:value-type="float" office:value="0.783809523809524" calcext:value-type="float">
            <text:p>0.783809523809524</text:p>
          </table:table-cell>
          <table:table-cell office:value-type="float" office:value="0.0842377228629597" calcext:value-type="float">
            <text:p>0.0842377228629597</text:p>
          </table:table-cell>
          <table:table-cell office:value-type="float" office:value="0.797857142857143" calcext:value-type="float">
            <text:p>0.797857142857143</text:p>
          </table:table-cell>
          <table:table-cell office:value-type="float" office:value="0.0846081626928246" calcext:value-type="float">
            <text:p>0.0846081626928246</text:p>
          </table:table-cell>
          <table:table-cell office:value-type="float" office:value="0.817619047619048" calcext:value-type="float">
            <text:p>0.817619047619048</text:p>
          </table:table-cell>
          <table:table-cell office:value-type="float" office:value="0.0763820343244961" calcext:value-type="float">
            <text:p>0.0763820343244961</text:p>
          </table:table-cell>
          <table:table-cell office:value-type="float" office:value="0.817142857142857" calcext:value-type="float">
            <text:p>0.817142857142857</text:p>
          </table:table-cell>
          <table:table-cell office:value-type="float" office:value="0.059452867777967" calcext:value-type="float">
            <text:p>0.059452867777967</text:p>
          </table:table-cell>
          <table:table-cell office:value-type="float" office:value="0.793095238095238" calcext:value-type="float">
            <text:p>0.793095238095238</text:p>
          </table:table-cell>
          <table:table-cell office:value-type="float" office:value="0.07171415572267" calcext:value-type="float">
            <text:p>0.07171415572267</text:p>
          </table:table-cell>
          <table:table-cell office:value-type="float" office:value="0.807142857142857" calcext:value-type="float">
            <text:p>0.807142857142857</text:p>
          </table:table-cell>
          <table:table-cell office:value-type="float" office:value="0.088519641229198" calcext:value-type="float">
            <text:p>0.088519641229198</text:p>
          </table:table-cell>
          <table:table-cell office:value-type="float" office:value="0.812380952380952" calcext:value-type="float">
            <text:p>0.812380952380952</text:p>
          </table:table-cell>
          <table:table-cell office:value-type="float" office:value="0.0659236752993838" calcext:value-type="float">
            <text:p>0.0659236752993838</text:p>
          </table:table-cell>
          <table:table-cell office:value-type="float" office:value="0.779047619047619" calcext:value-type="float">
            <text:p>0.779047619047619</text:p>
          </table:table-cell>
          <table:table-cell office:value-type="float" office:value="0.0747701609703319" calcext:value-type="float">
            <text:p>0.0747701609703319</text:p>
          </table:table-cell>
          <table:table-cell office:value-type="float" office:value="0.793095238095238" calcext:value-type="float">
            <text:p>0.793095238095238</text:p>
          </table:table-cell>
          <table:table-cell office:value-type="float" office:value="0.0688644715705885" calcext:value-type="float">
            <text:p>0.068864471570588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onar</text:p>
          </table:table-cell>
          <table:table-cell office:value-type="float" office:value="0.798285714285714" calcext:value-type="float">
            <text:p>0.798285714285714</text:p>
          </table:table-cell>
          <table:table-cell office:value-type="float" office:value="0.0668598459152788" calcext:value-type="float">
            <text:p>0.0668598459152788</text:p>
          </table:table-cell>
          <table:table-cell office:value-type="float" office:value="0.797809523809524" calcext:value-type="float">
            <text:p>0.797809523809524</text:p>
          </table:table-cell>
          <table:table-cell office:value-type="float" office:value="0.0710137398103353" calcext:value-type="float">
            <text:p>0.0710137398103353</text:p>
          </table:table-cell>
          <table:table-cell office:value-type="float" office:value="0.801857142857143" calcext:value-type="float">
            <text:p>0.801857142857143</text:p>
          </table:table-cell>
          <table:table-cell office:value-type="float" office:value="0.0773278072952978" calcext:value-type="float">
            <text:p>0.0773278072952978</text:p>
          </table:table-cell>
          <table:table-cell office:value-type="float" office:value="0.783619047619048" calcext:value-type="float">
            <text:p>0.783619047619048</text:p>
          </table:table-cell>
          <table:table-cell office:value-type="float" office:value="0.0566485678619896" calcext:value-type="float">
            <text:p>0.0566485678619896</text:p>
          </table:table-cell>
          <table:table-cell office:value-type="float" office:value="0.797904761904762" calcext:value-type="float">
            <text:p>0.797904761904762</text:p>
          </table:table-cell>
          <table:table-cell office:value-type="float" office:value="0.0729851036236073" calcext:value-type="float">
            <text:p>0.0729851036236073</text:p>
          </table:table-cell>
          <table:table-cell office:value-type="float" office:value="0.797904761904762" calcext:value-type="float">
            <text:p>0.797904761904762</text:p>
          </table:table-cell>
          <table:table-cell office:value-type="float" office:value="0.0630383474141049" calcext:value-type="float">
            <text:p>0.0630383474141049</text:p>
          </table:table-cell>
          <table:table-cell office:value-type="float" office:value="0.805809523809524" calcext:value-type="float">
            <text:p>0.805809523809524</text:p>
          </table:table-cell>
          <table:table-cell office:value-type="float" office:value="0.0689825356051899" calcext:value-type="float">
            <text:p>0.0689825356051899</text:p>
          </table:table-cell>
          <table:table-cell office:value-type="float" office:value="0.789714285714286" calcext:value-type="float">
            <text:p>0.789714285714286</text:p>
          </table:table-cell>
          <table:table-cell office:value-type="float" office:value="0.0882388969194481" calcext:value-type="float">
            <text:p>0.0882388969194481</text:p>
          </table:table-cell>
          <table:table-cell office:value-type="float" office:value="0.793" calcext:value-type="float">
            <text:p>0.793</text:p>
          </table:table-cell>
          <table:table-cell office:value-type="float" office:value="0.0846369655421125" calcext:value-type="float">
            <text:p>0.0846369655421125</text:p>
          </table:table-cell>
          <table:table-cell office:value-type="float" office:value="0.819285714285714" calcext:value-type="float">
            <text:p>0.819285714285714</text:p>
          </table:table-cell>
          <table:table-cell office:value-type="float" office:value="0.0771296381803844" calcext:value-type="float">
            <text:p>0.0771296381803844</text:p>
          </table:table-cell>
          <table:table-cell office:value-type="float" office:value="0.805809523809524" calcext:value-type="float">
            <text:p>0.805809523809524</text:p>
          </table:table-cell>
          <table:table-cell office:value-type="float" office:value="0.0784866162602095" calcext:value-type="float">
            <text:p>0.0784866162602095</text:p>
          </table:table-cell>
          <table:table-cell office:value-type="float" office:value="0.782476190476191" calcext:value-type="float">
            <text:p>0.782476190476191</text:p>
          </table:table-cell>
          <table:table-cell office:value-type="float" office:value="0.0734401353952705" calcext:value-type="float">
            <text:p>0.0734401353952705</text:p>
          </table:table-cell>
          <table:table-cell office:value-type="float" office:value="0.790904761904762" calcext:value-type="float">
            <text:p>0.790904761904762</text:p>
          </table:table-cell>
          <table:table-cell office:value-type="float" office:value="0.0793108246516855" calcext:value-type="float">
            <text:p>0.0793108246516855</text:p>
          </table:table-cell>
          <table:table-cell office:value-type="float" office:value="0.80947619047619" calcext:value-type="float">
            <text:p>0.80947619047619</text:p>
          </table:table-cell>
          <table:table-cell office:value-type="float" office:value="0.0748838010773054" calcext:value-type="float">
            <text:p>0.0748838010773054</text:p>
          </table:table-cell>
          <table:table-cell office:value-type="float" office:value="0.780047619047619" calcext:value-type="float">
            <text:p>0.780047619047619</text:p>
          </table:table-cell>
          <table:table-cell office:value-type="float" office:value="0.0707433800148702" calcext:value-type="float">
            <text:p>0.0707433800148702</text:p>
          </table:table-cell>
          <table:table-cell office:value-type="float" office:value="0.788190476190476" calcext:value-type="float">
            <text:p>0.788190476190476</text:p>
          </table:table-cell>
          <table:table-cell office:value-type="float" office:value="0.0803194642542426" calcext:value-type="float">
            <text:p>0.08031946425424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spambase</text:p>
          </table:table-cell>
          <table:table-cell office:value-type="float" office:value="0.921248934356351" calcext:value-type="float">
            <text:p>0.921248934356351</text:p>
          </table:table-cell>
          <table:table-cell office:value-type="float" office:value="0.0150459830198452" calcext:value-type="float">
            <text:p>0.0150459830198452</text:p>
          </table:table-cell>
          <table:table-cell office:value-type="float" office:value="0.935610495405892" calcext:value-type="float">
            <text:p>0.935610495405892</text:p>
          </table:table-cell>
          <table:table-cell office:value-type="float" office:value="0.0105629138855404" calcext:value-type="float">
            <text:p>0.0105629138855404</text:p>
          </table:table-cell>
          <table:table-cell office:value-type="float" office:value="0.937347731363077" calcext:value-type="float">
            <text:p>0.937347731363077</text:p>
          </table:table-cell>
          <table:table-cell office:value-type="float" office:value="0.0118276524611864" calcext:value-type="float">
            <text:p>0.0118276524611864</text:p>
          </table:table-cell>
          <table:table-cell office:value-type="float" office:value="0.936040541820593" calcext:value-type="float">
            <text:p>0.936040541820593</text:p>
          </table:table-cell>
          <table:table-cell office:value-type="float" office:value="0.0126312341763765" calcext:value-type="float">
            <text:p>0.0126312341763765</text:p>
          </table:table-cell>
          <table:table-cell office:value-type="float" office:value="0.942567964383821" calcext:value-type="float">
            <text:p>0.942567964383821</text:p>
          </table:table-cell>
          <table:table-cell office:value-type="float" office:value="0.0097041674974873" calcext:value-type="float">
            <text:p>0.0097041674974873</text:p>
          </table:table-cell>
          <table:table-cell office:value-type="float" office:value="0.943440844937008" calcext:value-type="float">
            <text:p>0.943440844937008</text:p>
          </table:table-cell>
          <table:table-cell office:value-type="float" office:value="0.0071784236421054" calcext:value-type="float">
            <text:p>0.0071784236421054</text:p>
          </table:table-cell>
          <table:table-cell office:value-type="float" office:value="0.941263142938335" calcext:value-type="float">
            <text:p>0.941263142938335</text:p>
          </table:table-cell>
          <table:table-cell office:value-type="float" office:value="0.0137274617526313" calcext:value-type="float">
            <text:p>0.0137274617526313</text:p>
          </table:table-cell>
          <table:table-cell office:value-type="float" office:value="0.944095386947049" calcext:value-type="float">
            <text:p>0.944095386947049</text:p>
          </table:table-cell>
          <table:table-cell office:value-type="float" office:value="0.0116359208118012" calcext:value-type="float">
            <text:p>0.0116359208118012</text:p>
          </table:table-cell>
          <table:table-cell office:value-type="float" office:value="0.944961163209245" calcext:value-type="float">
            <text:p>0.944961163209245</text:p>
          </table:table-cell>
          <table:table-cell office:value-type="float" office:value="0.0103205702522792" calcext:value-type="float">
            <text:p>0.0103205702522792</text:p>
          </table:table-cell>
          <table:table-cell office:value-type="float" office:value="0.947572226958416" calcext:value-type="float">
            <text:p>0.947572226958416</text:p>
          </table:table-cell>
          <table:table-cell office:value-type="float" office:value="0.0103355565517227" calcext:value-type="float">
            <text:p>0.0103355565517227</text:p>
          </table:table-cell>
          <table:table-cell office:value-type="float" office:value="0.942132234536327" calcext:value-type="float">
            <text:p>0.942132234536327</text:p>
          </table:table-cell>
          <table:table-cell office:value-type="float" office:value="0.0139664774108074" calcext:value-type="float">
            <text:p>0.0139664774108074</text:p>
          </table:table-cell>
          <table:table-cell office:value-type="float" office:value="0.943444633892204" calcext:value-type="float">
            <text:p>0.943444633892204</text:p>
          </table:table-cell>
          <table:table-cell office:value-type="float" office:value="0.0141873903850154" calcext:value-type="float">
            <text:p>0.0141873903850154</text:p>
          </table:table-cell>
          <table:table-cell office:value-type="float" office:value="0.94148242872028" calcext:value-type="float">
            <text:p>0.94148242872028</text:p>
          </table:table-cell>
          <table:table-cell office:value-type="float" office:value="0.013502496041794" calcext:value-type="float">
            <text:p>0.013502496041794</text:p>
          </table:table-cell>
          <table:table-cell office:value-type="float" office:value="0.948442265795207" calcext:value-type="float">
            <text:p>0.948442265795207</text:p>
          </table:table-cell>
          <table:table-cell office:value-type="float" office:value="0.0116544548390114" calcext:value-type="float">
            <text:p>0.0116544548390114</text:p>
          </table:table-cell>
          <table:table-cell office:value-type="float" office:value="0.940611442644691" calcext:value-type="float">
            <text:p>0.940611442644691</text:p>
          </table:table-cell>
          <table:table-cell office:value-type="float" office:value="0.0122259525125324" calcext:value-type="float">
            <text:p>0.0122259525125324</text:p>
          </table:table-cell>
          <table:table-cell office:value-type="float" office:value="0.949093492469452" calcext:value-type="float">
            <text:p>0.949093492469452</text:p>
          </table:table-cell>
          <table:table-cell office:value-type="float" office:value="0.0113041496384913" calcext:value-type="float">
            <text:p>0.011304149638491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spambase</text:p>
          </table:table-cell>
          <table:table-cell office:value-type="float" office:value="0.921468220138297" calcext:value-type="float">
            <text:p>0.921468220138297</text:p>
          </table:table-cell>
          <table:table-cell office:value-type="float" office:value="0.0164589739521068" calcext:value-type="float">
            <text:p>0.0164589739521068</text:p>
          </table:table-cell>
          <table:table-cell office:value-type="float" office:value="0.939741877427299" calcext:value-type="float">
            <text:p>0.939741877427299</text:p>
          </table:table-cell>
          <table:table-cell office:value-type="float" office:value="0.0119616163955129" calcext:value-type="float">
            <text:p>0.0119616163955129</text:p>
          </table:table-cell>
          <table:table-cell office:value-type="float" office:value="0.938218717438666" calcext:value-type="float">
            <text:p>0.938218717438666</text:p>
          </table:table-cell>
          <table:table-cell office:value-type="float" office:value="0.0133411137903678" calcext:value-type="float">
            <text:p>0.0133411137903678</text:p>
          </table:table-cell>
          <table:table-cell office:value-type="float" office:value="0.940395472198541" calcext:value-type="float">
            <text:p>0.940395472198541</text:p>
          </table:table-cell>
          <table:table-cell office:value-type="float" office:value="0.0142470218152352" calcext:value-type="float">
            <text:p>0.0142470218152352</text:p>
          </table:table-cell>
          <table:table-cell office:value-type="float" office:value="0.946049540589182" calcext:value-type="float">
            <text:p>0.946049540589182</text:p>
          </table:table-cell>
          <table:table-cell office:value-type="float" office:value="0.0113256307359391" calcext:value-type="float">
            <text:p>0.0113256307359391</text:p>
          </table:table-cell>
          <table:table-cell office:value-type="float" office:value="0.948227242587856" calcext:value-type="float">
            <text:p>0.948227242587856</text:p>
          </table:table-cell>
          <table:table-cell office:value-type="float" office:value="0.0103400201547176" calcext:value-type="float">
            <text:p>0.0103400201547176</text:p>
          </table:table-cell>
          <table:table-cell office:value-type="float" office:value="0.942570332480818" calcext:value-type="float">
            <text:p>0.942570332480818</text:p>
          </table:table-cell>
          <table:table-cell office:value-type="float" office:value="0.0132587863424931" calcext:value-type="float">
            <text:p>0.0132587863424931</text:p>
          </table:table-cell>
          <table:table-cell office:value-type="float" office:value="0.94539689305674" calcext:value-type="float">
            <text:p>0.94539689305674</text:p>
          </table:table-cell>
          <table:table-cell office:value-type="float" office:value="0.0116279176303903" calcext:value-type="float">
            <text:p>0.0116279176303903</text:p>
          </table:table-cell>
          <table:table-cell office:value-type="float" office:value="0.9443104101544" calcext:value-type="float">
            <text:p>0.9443104101544</text:p>
          </table:table-cell>
          <table:table-cell office:value-type="float" office:value="0.0118790207954199" calcext:value-type="float">
            <text:p>0.0118790207954199</text:p>
          </table:table-cell>
          <table:table-cell office:value-type="float" office:value="0.94996542578384" calcext:value-type="float">
            <text:p>0.94996542578384</text:p>
          </table:table-cell>
          <table:table-cell office:value-type="float" office:value="0.0094620788021784" calcext:value-type="float">
            <text:p>0.0094620788021784</text:p>
          </table:table-cell>
          <table:table-cell office:value-type="float" office:value="0.943221085535664" calcext:value-type="float">
            <text:p>0.943221085535664</text:p>
          </table:table-cell>
          <table:table-cell office:value-type="float" office:value="0.0116761014097967" calcext:value-type="float">
            <text:p>0.0116761014097967</text:p>
          </table:table-cell>
          <table:table-cell office:value-type="float" office:value="0.945832622904234" calcext:value-type="float">
            <text:p>0.945832622904234</text:p>
          </table:table-cell>
          <table:table-cell office:value-type="float" office:value="0.0113039219305714" calcext:value-type="float">
            <text:p>0.0113039219305714</text:p>
          </table:table-cell>
          <table:table-cell office:value-type="float" office:value="0.944093018850052" calcext:value-type="float">
            <text:p>0.944093018850052</text:p>
          </table:table-cell>
          <table:table-cell office:value-type="float" office:value="0.0130140006763218" calcext:value-type="float">
            <text:p>0.0130140006763218</text:p>
          </table:table-cell>
          <table:table-cell office:value-type="float" office:value="0.950400682011935" calcext:value-type="float">
            <text:p>0.950400682011935</text:p>
          </table:table-cell>
          <table:table-cell office:value-type="float" office:value="0.0105020797042119" calcext:value-type="float">
            <text:p>0.0105020797042119</text:p>
          </table:table-cell>
          <table:table-cell office:value-type="float" office:value="0.94343989769821" calcext:value-type="float">
            <text:p>0.94343989769821</text:p>
          </table:table-cell>
          <table:table-cell office:value-type="float" office:value="0.0109038415176288" calcext:value-type="float">
            <text:p>0.0109038415176288</text:p>
          </table:table-cell>
          <table:table-cell office:value-type="float" office:value="0.946703135360424" calcext:value-type="float">
            <text:p>0.946703135360424</text:p>
          </table:table-cell>
          <table:table-cell office:value-type="float" office:value="0.0120151145085585" calcext:value-type="float">
            <text:p>0.01201511450855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spambase</text:p>
          </table:table-cell>
          <table:table-cell office:value-type="float" office:value="0.921468220138297" calcext:value-type="float">
            <text:p>0.921468220138297</text:p>
          </table:table-cell>
          <table:table-cell office:value-type="float" office:value="0.0147768663639186" calcext:value-type="float">
            <text:p>0.0147768663639186</text:p>
          </table:table-cell>
          <table:table-cell office:value-type="float" office:value="0.939089229894856" calcext:value-type="float">
            <text:p>0.939089229894856</text:p>
          </table:table-cell>
          <table:table-cell office:value-type="float" office:value="0.0097865314698822" calcext:value-type="float">
            <text:p>0.0097865314698822</text:p>
          </table:table-cell>
          <table:table-cell office:value-type="float" office:value="0.939740930188501" calcext:value-type="float">
            <text:p>0.939740930188501</text:p>
          </table:table-cell>
          <table:table-cell office:value-type="float" office:value="0.0132991254352587" calcext:value-type="float">
            <text:p>0.0132991254352587</text:p>
          </table:table-cell>
          <table:table-cell office:value-type="float" office:value="0.940178080894193" calcext:value-type="float">
            <text:p>0.940178080894193</text:p>
          </table:table-cell>
          <table:table-cell office:value-type="float" office:value="0.0123115505836929" calcext:value-type="float">
            <text:p>0.0123115505836929</text:p>
          </table:table-cell>
          <table:table-cell office:value-type="float" office:value="0.945831675665435" calcext:value-type="float">
            <text:p>0.945831675665435</text:p>
          </table:table-cell>
          <table:table-cell office:value-type="float" office:value="0.0120759898301699" calcext:value-type="float">
            <text:p>0.0120759898301699</text:p>
          </table:table-cell>
          <table:table-cell office:value-type="float" office:value="0.949968267500237" calcext:value-type="float">
            <text:p>0.949968267500237</text:p>
          </table:table-cell>
          <table:table-cell office:value-type="float" office:value="0.0096632737963673" calcext:value-type="float">
            <text:p>0.0096632737963673</text:p>
          </table:table-cell>
          <table:table-cell office:value-type="float" office:value="0.94322392725206" calcext:value-type="float">
            <text:p>0.94322392725206</text:p>
          </table:table-cell>
          <table:table-cell office:value-type="float" office:value="0.0133417224000831" calcext:value-type="float">
            <text:p>0.0133417224000831</text:p>
          </table:table-cell>
          <table:table-cell office:value-type="float" office:value="0.944963057686843" calcext:value-type="float">
            <text:p>0.944963057686843</text:p>
          </table:table-cell>
          <table:table-cell office:value-type="float" office:value="0.0120049099870546" calcext:value-type="float">
            <text:p>0.0120049099870546</text:p>
          </table:table-cell>
          <table:table-cell office:value-type="float" office:value="0.945614284361087" calcext:value-type="float">
            <text:p>0.945614284361087</text:p>
          </table:table-cell>
          <table:table-cell office:value-type="float" office:value="0.0129362674900754" calcext:value-type="float">
            <text:p>0.0129362674900754</text:p>
          </table:table-cell>
          <table:table-cell office:value-type="float" office:value="0.95083593824003" calcext:value-type="float">
            <text:p>0.95083593824003</text:p>
          </table:table-cell>
          <table:table-cell office:value-type="float" office:value="0.0086580082516799" calcext:value-type="float">
            <text:p>0.0086580082516799</text:p>
          </table:table-cell>
          <table:table-cell office:value-type="float" office:value="0.943002273373117" calcext:value-type="float">
            <text:p>0.943002273373117</text:p>
          </table:table-cell>
          <table:table-cell office:value-type="float" office:value="0.0143969822810076" calcext:value-type="float">
            <text:p>0.0143969822810076</text:p>
          </table:table-cell>
          <table:table-cell office:value-type="float" office:value="0.94800843042531" calcext:value-type="float">
            <text:p>0.94800843042531</text:p>
          </table:table-cell>
          <table:table-cell office:value-type="float" office:value="0.0121938436955983" calcext:value-type="float">
            <text:p>0.0121938436955983</text:p>
          </table:table-cell>
          <table:table-cell office:value-type="float" office:value="0.945179028132992" calcext:value-type="float">
            <text:p>0.945179028132992</text:p>
          </table:table-cell>
          <table:table-cell office:value-type="float" office:value="0.0152416700431495" calcext:value-type="float">
            <text:p>0.0152416700431495</text:p>
          </table:table-cell>
          <table:table-cell office:value-type="float" office:value="0.949964952164441" calcext:value-type="float">
            <text:p>0.949964952164441</text:p>
          </table:table-cell>
          <table:table-cell office:value-type="float" office:value="0.0117865347473623" calcext:value-type="float">
            <text:p>0.0117865347473623</text:p>
          </table:table-cell>
          <table:table-cell office:value-type="float" office:value="0.944743771904897" calcext:value-type="float">
            <text:p>0.944743771904897</text:p>
          </table:table-cell>
          <table:table-cell office:value-type="float" office:value="0.013305608315914" calcext:value-type="float">
            <text:p>0.013305608315914</text:p>
          </table:table-cell>
          <table:table-cell office:value-type="float" office:value="0.947573174197215" calcext:value-type="float">
            <text:p>0.947573174197215</text:p>
          </table:table-cell>
          <table:table-cell office:value-type="float" office:value="0.0142976915875401" calcext:value-type="float">
            <text:p>0.01429769158754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spambase</text:p>
          </table:table-cell>
          <table:table-cell office:value-type="float" office:value="0.922339679833286" calcext:value-type="float">
            <text:p>0.922339679833286</text:p>
          </table:table-cell>
          <table:table-cell office:value-type="float" office:value="0.0148258827956689" calcext:value-type="float">
            <text:p>0.0148258827956689</text:p>
          </table:table-cell>
          <table:table-cell office:value-type="float" office:value="0.94061191626409" calcext:value-type="float">
            <text:p>0.94061191626409</text:p>
          </table:table-cell>
          <table:table-cell office:value-type="float" office:value="0.0107610164989788" calcext:value-type="float">
            <text:p>0.0107610164989788</text:p>
          </table:table-cell>
          <table:table-cell office:value-type="float" office:value="0.939741877427299" calcext:value-type="float">
            <text:p>0.939741877427299</text:p>
          </table:table-cell>
          <table:table-cell office:value-type="float" office:value="0.0129751212313314" calcext:value-type="float">
            <text:p>0.0129751212313314</text:p>
          </table:table-cell>
          <table:table-cell office:value-type="float" office:value="0.939524959742351" calcext:value-type="float">
            <text:p>0.939524959742351</text:p>
          </table:table-cell>
          <table:table-cell office:value-type="float" office:value="0.0125496405208138" calcext:value-type="float">
            <text:p>0.0125496405208138</text:p>
          </table:table-cell>
          <table:table-cell office:value-type="float" office:value="0.945398313914938" calcext:value-type="float">
            <text:p>0.945398313914938</text:p>
          </table:table-cell>
          <table:table-cell office:value-type="float" office:value="0.0133870124551049" calcext:value-type="float">
            <text:p>0.0133870124551049</text:p>
          </table:table-cell>
          <table:table-cell office:value-type="float" office:value="0.949966846642039" calcext:value-type="float">
            <text:p>0.949966846642039</text:p>
          </table:table-cell>
          <table:table-cell office:value-type="float" office:value="0.0086994995520565" calcext:value-type="float">
            <text:p>0.0086994995520565</text:p>
          </table:table-cell>
          <table:table-cell office:value-type="float" office:value="0.943875153926305" calcext:value-type="float">
            <text:p>0.943875153926305</text:p>
          </table:table-cell>
          <table:table-cell office:value-type="float" office:value="0.0130843610391594" calcext:value-type="float">
            <text:p>0.0130843610391594</text:p>
          </table:table-cell>
          <table:table-cell office:value-type="float" office:value="0.944528275078147" calcext:value-type="float">
            <text:p>0.944528275078147</text:p>
          </table:table-cell>
          <table:table-cell office:value-type="float" office:value="0.0111494813028483" calcext:value-type="float">
            <text:p>0.0111494813028483</text:p>
          </table:table-cell>
          <table:table-cell office:value-type="float" office:value="0.946484796817277" calcext:value-type="float">
            <text:p>0.946484796817277</text:p>
          </table:table-cell>
          <table:table-cell office:value-type="float" office:value="0.0118405878770013" calcext:value-type="float">
            <text:p>0.0118405878770013</text:p>
          </table:table-cell>
          <table:table-cell office:value-type="float" office:value="0.951271668087525" calcext:value-type="float">
            <text:p>0.951271668087525</text:p>
          </table:table-cell>
          <table:table-cell office:value-type="float" office:value="0.0091256713232027" calcext:value-type="float">
            <text:p>0.0091256713232027</text:p>
          </table:table-cell>
          <table:table-cell office:value-type="float" office:value="0.944962110448044" calcext:value-type="float">
            <text:p>0.944962110448044</text:p>
          </table:table-cell>
          <table:table-cell office:value-type="float" office:value="0.0121830734801292" calcext:value-type="float">
            <text:p>0.0121830734801292</text:p>
          </table:table-cell>
          <table:table-cell office:value-type="float" office:value="0.949313725490196" calcext:value-type="float">
            <text:p>0.949313725490196</text:p>
          </table:table-cell>
          <table:table-cell office:value-type="float" office:value="0.0125580791726743" calcext:value-type="float">
            <text:p>0.0125580791726743</text:p>
          </table:table-cell>
          <table:table-cell office:value-type="float" office:value="0.944090650753055" calcext:value-type="float">
            <text:p>0.944090650753055</text:p>
          </table:table-cell>
          <table:table-cell office:value-type="float" office:value="0.0141073894825987" calcext:value-type="float">
            <text:p>0.0141073894825987</text:p>
          </table:table-cell>
          <table:table-cell office:value-type="float" office:value="0.949746140001894" calcext:value-type="float">
            <text:p>0.949746140001894</text:p>
          </table:table-cell>
          <table:table-cell office:value-type="float" office:value="0.0119027230212256" calcext:value-type="float">
            <text:p>0.0119027230212256</text:p>
          </table:table-cell>
          <table:table-cell office:value-type="float" office:value="0.945179501752392" calcext:value-type="float">
            <text:p>0.945179501752392</text:p>
          </table:table-cell>
          <table:table-cell office:value-type="float" office:value="0.0129667584572808" calcext:value-type="float">
            <text:p>0.0129667584572808</text:p>
          </table:table-cell>
          <table:table-cell office:value-type="float" office:value="0.949095860566449" calcext:value-type="float">
            <text:p>0.949095860566449</text:p>
          </table:table-cell>
          <table:table-cell office:value-type="float" office:value="0.0140296530995876" calcext:value-type="float">
            <text:p>0.014029653099587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spambase</text:p>
          </table:table-cell>
          <table:table-cell office:value-type="float" office:value="0.922121341290139" calcext:value-type="float">
            <text:p>0.922121341290139</text:p>
          </table:table-cell>
          <table:table-cell office:value-type="float" office:value="0.0154148137348428" calcext:value-type="float">
            <text:p>0.0154148137348428</text:p>
          </table:table-cell>
          <table:table-cell office:value-type="float" office:value="0.939741877427299" calcext:value-type="float">
            <text:p>0.939741877427299</text:p>
          </table:table-cell>
          <table:table-cell office:value-type="float" office:value="0.0105639569169978" calcext:value-type="float">
            <text:p>0.0105639569169978</text:p>
          </table:table-cell>
          <table:table-cell office:value-type="float" office:value="0.939306147579805" calcext:value-type="float">
            <text:p>0.939306147579805</text:p>
          </table:table-cell>
          <table:table-cell office:value-type="float" office:value="0.013588368371904" calcext:value-type="float">
            <text:p>0.013588368371904</text:p>
          </table:table-cell>
          <table:table-cell office:value-type="float" office:value="0.940395945817941" calcext:value-type="float">
            <text:p>0.940395945817941</text:p>
          </table:table-cell>
          <table:table-cell office:value-type="float" office:value="0.0139482621945813" calcext:value-type="float">
            <text:p>0.0139482621945813</text:p>
          </table:table-cell>
          <table:table-cell office:value-type="float" office:value="0.944745192763096" calcext:value-type="float">
            <text:p>0.944745192763096</text:p>
          </table:table-cell>
          <table:table-cell office:value-type="float" office:value="0.0135350100255837" calcext:value-type="float">
            <text:p>0.0135350100255837</text:p>
          </table:table-cell>
          <table:table-cell office:value-type="float" office:value="0.949748981718291" calcext:value-type="float">
            <text:p>0.949748981718291</text:p>
          </table:table-cell>
          <table:table-cell office:value-type="float" office:value="0.0079743487051045" calcext:value-type="float">
            <text:p>0.0079743487051045</text:p>
          </table:table-cell>
          <table:table-cell office:value-type="float" office:value="0.944527801458748" calcext:value-type="float">
            <text:p>0.944527801458748</text:p>
          </table:table-cell>
          <table:table-cell office:value-type="float" office:value="0.0132607491172639" calcext:value-type="float">
            <text:p>0.0132607491172639</text:p>
          </table:table-cell>
          <table:table-cell office:value-type="float" office:value="0.946050487827981" calcext:value-type="float">
            <text:p>0.946050487827981</text:p>
          </table:table-cell>
          <table:table-cell office:value-type="float" office:value="0.0134396120405123" calcext:value-type="float">
            <text:p>0.0134396120405123</text:p>
          </table:table-cell>
          <table:table-cell office:value-type="float" office:value="0.946920053045373" calcext:value-type="float">
            <text:p>0.946920053045373</text:p>
          </table:table-cell>
          <table:table-cell office:value-type="float" office:value="0.0128183668973026" calcext:value-type="float">
            <text:p>0.0128183668973026</text:p>
          </table:table-cell>
          <table:table-cell office:value-type="float" office:value="0.949531116794544" calcext:value-type="float">
            <text:p>0.949531116794544</text:p>
          </table:table-cell>
          <table:table-cell office:value-type="float" office:value="0.011362389221343" calcext:value-type="float">
            <text:p>0.011362389221343</text:p>
          </table:table-cell>
          <table:table-cell office:value-type="float" office:value="0.944963057686843" calcext:value-type="float">
            <text:p>0.944963057686843</text:p>
          </table:table-cell>
          <table:table-cell office:value-type="float" office:value="0.0122634242737898" calcext:value-type="float">
            <text:p>0.0122634242737898</text:p>
          </table:table-cell>
          <table:table-cell office:value-type="float" office:value="0.948877522023302" calcext:value-type="float">
            <text:p>0.948877522023302</text:p>
          </table:table-cell>
          <table:table-cell office:value-type="float" office:value="0.0125302647683065" calcext:value-type="float">
            <text:p>0.0125302647683065</text:p>
          </table:table-cell>
          <table:table-cell office:value-type="float" office:value="0.94539641943734" calcext:value-type="float">
            <text:p>0.94539641943734</text:p>
          </table:table-cell>
          <table:table-cell office:value-type="float" office:value="0.0144135320867388" calcext:value-type="float">
            <text:p>0.0144135320867388</text:p>
          </table:table-cell>
          <table:table-cell office:value-type="float" office:value="0.950617599696884" calcext:value-type="float">
            <text:p>0.950617599696884</text:p>
          </table:table-cell>
          <table:table-cell office:value-type="float" office:value="0.0110531178587736" calcext:value-type="float">
            <text:p>0.0110531178587736</text:p>
          </table:table-cell>
          <table:table-cell office:value-type="float" office:value="0.945831675665435" calcext:value-type="float">
            <text:p>0.945831675665435</text:p>
          </table:table-cell>
          <table:table-cell office:value-type="float" office:value="0.0137807991373831" calcext:value-type="float">
            <text:p>0.0137807991373831</text:p>
          </table:table-cell>
          <table:table-cell office:value-type="float" office:value="0.948442739414606" calcext:value-type="float">
            <text:p>0.948442739414606</text:p>
          </table:table-cell>
          <table:table-cell office:value-type="float" office:value="0.0142865185588839" calcext:value-type="float">
            <text:p>0.014286518558883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spambase</text:p>
          </table:table-cell>
          <table:table-cell office:value-type="float" office:value="0.921729279151274" calcext:value-type="float">
            <text:p>0.921729279151274</text:p>
          </table:table-cell>
          <table:table-cell office:value-type="float" office:value="0.0153045039732765" calcext:value-type="float">
            <text:p>0.0153045039732765</text:p>
          </table:table-cell>
          <table:table-cell office:value-type="float" office:value="0.938959079283887" calcext:value-type="float">
            <text:p>0.938959079283887</text:p>
          </table:table-cell>
          <table:table-cell office:value-type="float" office:value="0.0107272070333824" calcext:value-type="float">
            <text:p>0.0107272070333824</text:p>
          </table:table-cell>
          <table:table-cell office:value-type="float" office:value="0.93887108079947" calcext:value-type="float">
            <text:p>0.93887108079947</text:p>
          </table:table-cell>
          <table:table-cell office:value-type="float" office:value="0.0130062762580097" calcext:value-type="float">
            <text:p>0.0130062762580097</text:p>
          </table:table-cell>
          <table:table-cell office:value-type="float" office:value="0.939307000094724" calcext:value-type="float">
            <text:p>0.939307000094724</text:p>
          </table:table-cell>
          <table:table-cell office:value-type="float" office:value="0.0131375418581399" calcext:value-type="float">
            <text:p>0.0131375418581399</text:p>
          </table:table-cell>
          <table:table-cell office:value-type="float" office:value="0.944918537463294" calcext:value-type="float">
            <text:p>0.944918537463294</text:p>
          </table:table-cell>
          <table:table-cell office:value-type="float" office:value="0.012005562108857" calcext:value-type="float">
            <text:p>0.012005562108857</text:p>
          </table:table-cell>
          <table:table-cell office:value-type="float" office:value="0.948270436677086" calcext:value-type="float">
            <text:p>0.948270436677086</text:p>
          </table:table-cell>
          <table:table-cell office:value-type="float" office:value="0.00877111317007026" calcext:value-type="float">
            <text:p>0.00877111317007026</text:p>
          </table:table-cell>
          <table:table-cell office:value-type="float" office:value="0.943092071611253" calcext:value-type="float">
            <text:p>0.943092071611253</text:p>
          </table:table-cell>
          <table:table-cell office:value-type="float" office:value="0.0133346161303262" calcext:value-type="float">
            <text:p>0.0133346161303262</text:p>
          </table:table-cell>
          <table:table-cell office:value-type="float" office:value="0.945006820119352" calcext:value-type="float">
            <text:p>0.945006820119352</text:p>
          </table:table-cell>
          <table:table-cell office:value-type="float" office:value="0.0119715683545213" calcext:value-type="float">
            <text:p>0.0119715683545213</text:p>
          </table:table-cell>
          <table:table-cell office:value-type="float" office:value="0.945658141517476" calcext:value-type="float">
            <text:p>0.945658141517476</text:p>
          </table:table-cell>
          <table:table-cell office:value-type="float" office:value="0.0119589626624157" calcext:value-type="float">
            <text:p>0.0119589626624157</text:p>
          </table:table-cell>
          <table:table-cell office:value-type="float" office:value="0.949835275172871" calcext:value-type="float">
            <text:p>0.949835275172871</text:p>
          </table:table-cell>
          <table:table-cell office:value-type="float" office:value="0.00978874083002534" calcext:value-type="float">
            <text:p>0.00978874083002534</text:p>
          </table:table-cell>
          <table:table-cell office:value-type="float" office:value="0.943656152315999" calcext:value-type="float">
            <text:p>0.943656152315999</text:p>
          </table:table-cell>
          <table:table-cell office:value-type="float" office:value="0.0128972117711061" calcext:value-type="float">
            <text:p>0.0128972117711061</text:p>
          </table:table-cell>
          <table:table-cell office:value-type="float" office:value="0.947095386947049" calcext:value-type="float">
            <text:p>0.947095386947049</text:p>
          </table:table-cell>
          <table:table-cell office:value-type="float" office:value="0.0125546999904332" calcext:value-type="float">
            <text:p>0.0125546999904332</text:p>
          </table:table-cell>
          <table:table-cell office:value-type="float" office:value="0.944048309178744" calcext:value-type="float">
            <text:p>0.944048309178744</text:p>
          </table:table-cell>
          <table:table-cell office:value-type="float" office:value="0.0140558176661206" calcext:value-type="float">
            <text:p>0.0140558176661206</text:p>
          </table:table-cell>
          <table:table-cell office:value-type="float" office:value="0.949834327934072" calcext:value-type="float">
            <text:p>0.949834327934072</text:p>
          </table:table-cell>
          <table:table-cell office:value-type="float" office:value="0.011379782034117" calcext:value-type="float">
            <text:p>0.011379782034117</text:p>
          </table:table-cell>
          <table:table-cell office:value-type="float" office:value="0.943961257933125" calcext:value-type="float">
            <text:p>0.943961257933125</text:p>
          </table:table-cell>
          <table:table-cell office:value-type="float" office:value="0.0126365919881478" calcext:value-type="float">
            <text:p>0.0126365919881478</text:p>
          </table:table-cell>
          <table:table-cell office:value-type="float" office:value="0.948181680401629" calcext:value-type="float">
            <text:p>0.948181680401629</text:p>
          </table:table-cell>
          <table:table-cell office:value-type="float" office:value="0.0131866254786123" calcext:value-type="float">
            <text:p>0.01318662547861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pambase</text:p>
          </table:table-cell>
          <table:table-cell office:value-type="float" office:value="0.943872785829308" calcext:value-type="float">
            <text:p>0.943872785829308</text:p>
          </table:table-cell>
          <table:table-cell office:value-type="float" office:value="0.0143257969598376" calcext:value-type="float">
            <text:p>0.0143257969598376</text:p>
          </table:table-cell>
          <table:table-cell office:value-type="float" office:value="0.943872785829308" calcext:value-type="float">
            <text:p>0.943872785829308</text:p>
          </table:table-cell>
          <table:table-cell office:value-type="float" office:value="0.011563283554033" calcext:value-type="float">
            <text:p>0.011563283554033</text:p>
          </table:table-cell>
          <table:table-cell office:value-type="float" office:value="0.942568438003221" calcext:value-type="float">
            <text:p>0.942568438003221</text:p>
          </table:table-cell>
          <table:table-cell office:value-type="float" office:value="0.0130670194102314" calcext:value-type="float">
            <text:p>0.0130670194102314</text:p>
          </table:table-cell>
          <table:table-cell office:value-type="float" office:value="0.941916737709577" calcext:value-type="float">
            <text:p>0.941916737709577</text:p>
          </table:table-cell>
          <table:table-cell office:value-type="float" office:value="0.0133736356067973" calcext:value-type="float">
            <text:p>0.0133736356067973</text:p>
          </table:table-cell>
          <table:table-cell office:value-type="float" office:value="0.942566069906224" calcext:value-type="float">
            <text:p>0.942566069906224</text:p>
          </table:table-cell>
          <table:table-cell office:value-type="float" office:value="0.01554107648506" calcext:value-type="float">
            <text:p>0.01554107648506</text:p>
          </table:table-cell>
          <table:table-cell office:value-type="float" office:value="0.941047172492185" calcext:value-type="float">
            <text:p>0.941047172492185</text:p>
          </table:table-cell>
          <table:table-cell office:value-type="float" office:value="0.0150187171913693" calcext:value-type="float">
            <text:p>0.0150187171913693</text:p>
          </table:table-cell>
          <table:table-cell office:value-type="float" office:value="0.943656341763759" calcext:value-type="float">
            <text:p>0.943656341763759</text:p>
          </table:table-cell>
          <table:table-cell office:value-type="float" office:value="0.0120734686385198" calcext:value-type="float">
            <text:p>0.0120734686385198</text:p>
          </table:table-cell>
          <table:table-cell office:value-type="float" office:value="0.942787250165767" calcext:value-type="float">
            <text:p>0.942787250165767</text:p>
          </table:table-cell>
          <table:table-cell office:value-type="float" office:value="0.0123103487499341" calcext:value-type="float">
            <text:p>0.0123103487499341</text:p>
          </table:table-cell>
          <table:table-cell office:value-type="float" office:value="0.940611442644691" calcext:value-type="float">
            <text:p>0.940611442644691</text:p>
          </table:table-cell>
          <table:table-cell office:value-type="float" office:value="0.0152126962415244" calcext:value-type="float">
            <text:p>0.0152126962415244</text:p>
          </table:table-cell>
          <table:table-cell office:value-type="float" office:value="0.940613337122289" calcext:value-type="float">
            <text:p>0.940613337122289</text:p>
          </table:table-cell>
          <table:table-cell office:value-type="float" office:value="0.0123866856732705" calcext:value-type="float">
            <text:p>0.0123866856732705</text:p>
          </table:table-cell>
          <table:table-cell office:value-type="float" office:value="0.94169792554703" calcext:value-type="float">
            <text:p>0.94169792554703</text:p>
          </table:table-cell>
          <table:table-cell office:value-type="float" office:value="0.0147905656237681" calcext:value-type="float">
            <text:p>0.0147905656237681</text:p>
          </table:table-cell>
          <table:table-cell office:value-type="float" office:value="0.942786776546367" calcext:value-type="float">
            <text:p>0.942786776546367</text:p>
          </table:table-cell>
          <table:table-cell office:value-type="float" office:value="0.0141755748231656" calcext:value-type="float">
            <text:p>0.0141755748231656</text:p>
          </table:table-cell>
          <table:table-cell office:value-type="float" office:value="0.942133181775126" calcext:value-type="float">
            <text:p>0.942133181775126</text:p>
          </table:table-cell>
          <table:table-cell office:value-type="float" office:value="0.0129882901156614" calcext:value-type="float">
            <text:p>0.0129882901156614</text:p>
          </table:table-cell>
          <table:table-cell office:value-type="float" office:value="0.943005115089514" calcext:value-type="float">
            <text:p>0.943005115089514</text:p>
          </table:table-cell>
          <table:table-cell office:value-type="float" office:value="0.0104483191050498" calcext:value-type="float">
            <text:p>0.0104483191050498</text:p>
          </table:table-cell>
          <table:table-cell office:value-type="float" office:value="0.940393577720943" calcext:value-type="float">
            <text:p>0.940393577720943</text:p>
          </table:table-cell>
          <table:table-cell office:value-type="float" office:value="0.0127849862546315" calcext:value-type="float">
            <text:p>0.0127849862546315</text:p>
          </table:table-cell>
          <table:table-cell office:value-type="float" office:value="0.944312304631998" calcext:value-type="float">
            <text:p>0.944312304631998</text:p>
          </table:table-cell>
          <table:table-cell office:value-type="float" office:value="0.0109482950672368" calcext:value-type="float">
            <text:p>0.010948295067236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pambase</text:p>
          </table:table-cell>
          <table:table-cell office:value-type="float" office:value="0.945395945817941" calcext:value-type="float">
            <text:p>0.945395945817941</text:p>
          </table:table-cell>
          <table:table-cell office:value-type="float" office:value="0.0136671694039285" calcext:value-type="float">
            <text:p>0.0136671694039285</text:p>
          </table:table-cell>
          <table:table-cell office:value-type="float" office:value="0.944308989296201" calcext:value-type="float">
            <text:p>0.944308989296201</text:p>
          </table:table-cell>
          <table:table-cell office:value-type="float" office:value="0.0150795538042893" calcext:value-type="float">
            <text:p>0.0150795538042893</text:p>
          </table:table-cell>
          <table:table-cell office:value-type="float" office:value="0.944743298285498" calcext:value-type="float">
            <text:p>0.944743298285498</text:p>
          </table:table-cell>
          <table:table-cell office:value-type="float" office:value="0.0134253234018014" calcext:value-type="float">
            <text:p>0.0134253234018014</text:p>
          </table:table-cell>
          <table:table-cell office:value-type="float" office:value="0.94605143506678" calcext:value-type="float">
            <text:p>0.94605143506678</text:p>
          </table:table-cell>
          <table:table-cell office:value-type="float" office:value="0.0115869613563891" calcext:value-type="float">
            <text:p>0.0115869613563891</text:p>
          </table:table-cell>
          <table:table-cell office:value-type="float" office:value="0.943875627545704" calcext:value-type="float">
            <text:p>0.943875627545704</text:p>
          </table:table-cell>
          <table:table-cell office:value-type="float" office:value="0.0138977177050215" calcext:value-type="float">
            <text:p>0.0138977177050215</text:p>
          </table:table-cell>
          <table:table-cell office:value-type="float" office:value="0.945397366676139" calcext:value-type="float">
            <text:p>0.945397366676139</text:p>
          </table:table-cell>
          <table:table-cell office:value-type="float" office:value="0.0134297465588512" calcext:value-type="float">
            <text:p>0.0134297465588512</text:p>
          </table:table-cell>
          <table:table-cell office:value-type="float" office:value="0.946049066969783" calcext:value-type="float">
            <text:p>0.946049066969783</text:p>
          </table:table-cell>
          <table:table-cell office:value-type="float" office:value="0.012431929311434" calcext:value-type="float">
            <text:p>0.012431929311434</text:p>
          </table:table-cell>
          <table:table-cell office:value-type="float" office:value="0.944744245524297" calcext:value-type="float">
            <text:p>0.944744245524297</text:p>
          </table:table-cell>
          <table:table-cell office:value-type="float" office:value="0.0130239999680232" calcext:value-type="float">
            <text:p>0.0130239999680232</text:p>
          </table:table-cell>
          <table:table-cell office:value-type="float" office:value="0.945613337122289" calcext:value-type="float">
            <text:p>0.945613337122289</text:p>
          </table:table-cell>
          <table:table-cell office:value-type="float" office:value="0.0128187421107989" calcext:value-type="float">
            <text:p>0.0128187421107989</text:p>
          </table:table-cell>
          <table:table-cell office:value-type="float" office:value="0.945180448991191" calcext:value-type="float">
            <text:p>0.945180448991191</text:p>
          </table:table-cell>
          <table:table-cell office:value-type="float" office:value="0.0153023800304256" calcext:value-type="float">
            <text:p>0.0153023800304256</text:p>
          </table:table-cell>
          <table:table-cell office:value-type="float" office:value="0.945829781187837" calcext:value-type="float">
            <text:p>0.945829781187837</text:p>
          </table:table-cell>
          <table:table-cell office:value-type="float" office:value="0.0115959543862955" calcext:value-type="float">
            <text:p>0.0115959543862955</text:p>
          </table:table-cell>
          <table:table-cell office:value-type="float" office:value="0.944743298285498" calcext:value-type="float">
            <text:p>0.944743298285498</text:p>
          </table:table-cell>
          <table:table-cell office:value-type="float" office:value="0.0127452300297018" calcext:value-type="float">
            <text:p>0.0127452300297018</text:p>
          </table:table-cell>
          <table:table-cell office:value-type="float" office:value="0.943437055981813" calcext:value-type="float">
            <text:p>0.943437055981813</text:p>
          </table:table-cell>
          <table:table-cell office:value-type="float" office:value="0.0135033724073372" calcext:value-type="float">
            <text:p>0.0135033724073372</text:p>
          </table:table-cell>
          <table:table-cell office:value-type="float" office:value="0.944089703514256" calcext:value-type="float">
            <text:p>0.944089703514256</text:p>
          </table:table-cell>
          <table:table-cell office:value-type="float" office:value="0.0130285278185512" calcext:value-type="float">
            <text:p>0.0130285278185512</text:p>
          </table:table-cell>
          <table:table-cell office:value-type="float" office:value="0.945180448991191" calcext:value-type="float">
            <text:p>0.945180448991191</text:p>
          </table:table-cell>
          <table:table-cell office:value-type="float" office:value="0.0131612763162715" calcext:value-type="float">
            <text:p>0.0131612763162715</text:p>
          </table:table-cell>
          <table:table-cell office:value-type="float" office:value="0.945613337122289" calcext:value-type="float">
            <text:p>0.945613337122289</text:p>
          </table:table-cell>
          <table:table-cell office:value-type="float" office:value="0.0140319157298271" calcext:value-type="float">
            <text:p>0.014031915729827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pambase</text:p>
          </table:table-cell>
          <table:table-cell office:value-type="float" office:value="0.944743771904897" calcext:value-type="float">
            <text:p>0.944743771904897</text:p>
          </table:table-cell>
          <table:table-cell office:value-type="float" office:value="0.0134623708829663" calcext:value-type="float">
            <text:p>0.0134623708829663</text:p>
          </table:table-cell>
          <table:table-cell office:value-type="float" office:value="0.946700767263427" calcext:value-type="float">
            <text:p>0.946700767263427</text:p>
          </table:table-cell>
          <table:table-cell office:value-type="float" office:value="0.0142257717228506" calcext:value-type="float">
            <text:p>0.0142257717228506</text:p>
          </table:table-cell>
          <table:table-cell office:value-type="float" office:value="0.94539641943734" calcext:value-type="float">
            <text:p>0.94539641943734</text:p>
          </table:table-cell>
          <table:table-cell office:value-type="float" office:value="0.0142664215903386" calcext:value-type="float">
            <text:p>0.0142664215903386</text:p>
          </table:table-cell>
          <table:table-cell office:value-type="float" office:value="0.944744245524297" calcext:value-type="float">
            <text:p>0.944744245524297</text:p>
          </table:table-cell>
          <table:table-cell office:value-type="float" office:value="0.013460192052274" calcext:value-type="float">
            <text:p>0.013460192052274</text:p>
          </table:table-cell>
          <table:table-cell office:value-type="float" office:value="0.944962584067443" calcext:value-type="float">
            <text:p>0.944962584067443</text:p>
          </table:table-cell>
          <table:table-cell office:value-type="float" office:value="0.0116952788277627" calcext:value-type="float">
            <text:p>0.0116952788277627</text:p>
          </table:table-cell>
          <table:table-cell office:value-type="float" office:value="0.945179028132992" calcext:value-type="float">
            <text:p>0.945179028132992</text:p>
          </table:table-cell>
          <table:table-cell office:value-type="float" office:value="0.0129293715333693" calcext:value-type="float">
            <text:p>0.0129293715333693</text:p>
          </table:table-cell>
          <table:table-cell office:value-type="float" office:value="0.946919105806574" calcext:value-type="float">
            <text:p>0.946919105806574</text:p>
          </table:table-cell>
          <table:table-cell office:value-type="float" office:value="0.0139966548811811" calcext:value-type="float">
            <text:p>0.0139966548811811</text:p>
          </table:table-cell>
          <table:table-cell office:value-type="float" office:value="0.946048593350384" calcext:value-type="float">
            <text:p>0.946048593350384</text:p>
          </table:table-cell>
          <table:table-cell office:value-type="float" office:value="0.0142076787538437" calcext:value-type="float">
            <text:p>0.0142076787538437</text:p>
          </table:table-cell>
          <table:table-cell office:value-type="float" office:value="0.944090650753055" calcext:value-type="float">
            <text:p>0.944090650753055</text:p>
          </table:table-cell>
          <table:table-cell office:value-type="float" office:value="0.0127802409528488" calcext:value-type="float">
            <text:p>0.0127802409528488</text:p>
          </table:table-cell>
          <table:table-cell office:value-type="float" office:value="0.947789144643364" calcext:value-type="float">
            <text:p>0.947789144643364</text:p>
          </table:table-cell>
          <table:table-cell office:value-type="float" office:value="0.0151441472914785" calcext:value-type="float">
            <text:p>0.0151441472914785</text:p>
          </table:table-cell>
          <table:table-cell office:value-type="float" office:value="0.945614284361088" calcext:value-type="float">
            <text:p>0.945614284361088</text:p>
          </table:table-cell>
          <table:table-cell office:value-type="float" office:value="0.0128128424580678" calcext:value-type="float">
            <text:p>0.0128128424580678</text:p>
          </table:table-cell>
          <table:table-cell office:value-type="float" office:value="0.945179028132992" calcext:value-type="float">
            <text:p>0.945179028132992</text:p>
          </table:table-cell>
          <table:table-cell office:value-type="float" office:value="0.0132501193780875" calcext:value-type="float">
            <text:p>0.0132501193780875</text:p>
          </table:table-cell>
          <table:table-cell office:value-type="float" office:value="0.944090177133655" calcext:value-type="float">
            <text:p>0.944090177133655</text:p>
          </table:table-cell>
          <table:table-cell office:value-type="float" office:value="0.0122355167239753" calcext:value-type="float">
            <text:p>0.0122355167239753</text:p>
          </table:table-cell>
          <table:table-cell office:value-type="float" office:value="0.945613337122289" calcext:value-type="float">
            <text:p>0.945613337122289</text:p>
          </table:table-cell>
          <table:table-cell office:value-type="float" office:value="0.0140304465321064" calcext:value-type="float">
            <text:p>0.0140304465321064</text:p>
          </table:table-cell>
          <table:table-cell office:value-type="float" office:value="0.946919579425973" calcext:value-type="float">
            <text:p>0.946919579425973</text:p>
          </table:table-cell>
          <table:table-cell office:value-type="float" office:value="0.0150792391023344" calcext:value-type="float">
            <text:p>0.0150792391023344</text:p>
          </table:table-cell>
          <table:table-cell office:value-type="float" office:value="0.94452590698115" calcext:value-type="float">
            <text:p>0.94452590698115</text:p>
          </table:table-cell>
          <table:table-cell office:value-type="float" office:value="0.0129892506699391" calcext:value-type="float">
            <text:p>0.01298925066993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pambase</text:p>
          </table:table-cell>
          <table:table-cell office:value-type="float" office:value="0.945178554513593" calcext:value-type="float">
            <text:p>0.945178554513593</text:p>
          </table:table-cell>
          <table:table-cell office:value-type="float" office:value="0.0132509672364795" calcext:value-type="float">
            <text:p>0.0132509672364795</text:p>
          </table:table-cell>
          <table:table-cell office:value-type="float" office:value="0.94539641943734" calcext:value-type="float">
            <text:p>0.94539641943734</text:p>
          </table:table-cell>
          <table:table-cell office:value-type="float" office:value="0.0151235521902191" calcext:value-type="float">
            <text:p>0.0151235521902191</text:p>
          </table:table-cell>
          <table:table-cell office:value-type="float" office:value="0.944960215970446" calcext:value-type="float">
            <text:p>0.944960215970446</text:p>
          </table:table-cell>
          <table:table-cell office:value-type="float" office:value="0.0131857134941519" calcext:value-type="float">
            <text:p>0.0131857134941519</text:p>
          </table:table-cell>
          <table:table-cell office:value-type="float" office:value="0.945179975371791" calcext:value-type="float">
            <text:p>0.945179975371791</text:p>
          </table:table-cell>
          <table:table-cell office:value-type="float" office:value="0.0133231601857757" calcext:value-type="float">
            <text:p>0.0133231601857757</text:p>
          </table:table-cell>
          <table:table-cell office:value-type="float" office:value="0.944961636828644" calcext:value-type="float">
            <text:p>0.944961636828644</text:p>
          </table:table-cell>
          <table:table-cell office:value-type="float" office:value="0.0128965590954632" calcext:value-type="float">
            <text:p>0.0128965590954632</text:p>
          </table:table-cell>
          <table:table-cell office:value-type="float" office:value="0.94648242872028" calcext:value-type="float">
            <text:p>0.94648242872028</text:p>
          </table:table-cell>
          <table:table-cell office:value-type="float" office:value="0.0143756726532745" calcext:value-type="float">
            <text:p>0.0143756726532745</text:p>
          </table:table-cell>
          <table:table-cell office:value-type="float" office:value="0.946919105806574" calcext:value-type="float">
            <text:p>0.946919105806574</text:p>
          </table:table-cell>
          <table:table-cell office:value-type="float" office:value="0.0132648836278419" calcext:value-type="float">
            <text:p>0.0132648836278419</text:p>
          </table:table-cell>
          <table:table-cell office:value-type="float" office:value="0.944743298285498" calcext:value-type="float">
            <text:p>0.944743298285498</text:p>
          </table:table-cell>
          <table:table-cell office:value-type="float" office:value="0.0143699094252804" calcext:value-type="float">
            <text:p>0.0143699094252804</text:p>
          </table:table-cell>
          <table:table-cell office:value-type="float" office:value="0.943438003220612" calcext:value-type="float">
            <text:p>0.943438003220612</text:p>
          </table:table-cell>
          <table:table-cell office:value-type="float" office:value="0.0126949971672677" calcext:value-type="float">
            <text:p>0.0126949971672677</text:p>
          </table:table-cell>
          <table:table-cell office:value-type="float" office:value="0.946919105806574" calcext:value-type="float">
            <text:p>0.946919105806574</text:p>
          </table:table-cell>
          <table:table-cell office:value-type="float" office:value="0.0127405991906916" calcext:value-type="float">
            <text:p>0.0127405991906916</text:p>
          </table:table-cell>
          <table:table-cell office:value-type="float" office:value="0.945614757980487" calcext:value-type="float">
            <text:p>0.945614757980487</text:p>
          </table:table-cell>
          <table:table-cell office:value-type="float" office:value="0.0137964284981641" calcext:value-type="float">
            <text:p>0.0137964284981641</text:p>
          </table:table-cell>
          <table:table-cell office:value-type="float" office:value="0.944961163209245" calcext:value-type="float">
            <text:p>0.944961163209245</text:p>
          </table:table-cell>
          <table:table-cell office:value-type="float" office:value="0.0143273918092111" calcext:value-type="float">
            <text:p>0.0143273918092111</text:p>
          </table:table-cell>
          <table:table-cell office:value-type="float" office:value="0.946266458274131" calcext:value-type="float">
            <text:p>0.946266458274131</text:p>
          </table:table-cell>
          <table:table-cell office:value-type="float" office:value="0.0138029772382208" calcext:value-type="float">
            <text:p>0.0138029772382208</text:p>
          </table:table-cell>
          <table:table-cell office:value-type="float" office:value="0.945830728426636" calcext:value-type="float">
            <text:p>0.945830728426636</text:p>
          </table:table-cell>
          <table:table-cell office:value-type="float" office:value="0.0125891778331339" calcext:value-type="float">
            <text:p>0.0125891778331339</text:p>
          </table:table-cell>
          <table:table-cell office:value-type="float" office:value="0.947789618262764" calcext:value-type="float">
            <text:p>0.947789618262764</text:p>
          </table:table-cell>
          <table:table-cell office:value-type="float" office:value="0.0119642828897389" calcext:value-type="float">
            <text:p>0.0119642828897389</text:p>
          </table:table-cell>
          <table:table-cell office:value-type="float" office:value="0.945613337122289" calcext:value-type="float">
            <text:p>0.945613337122289</text:p>
          </table:table-cell>
          <table:table-cell office:value-type="float" office:value="0.0123162603391794" calcext:value-type="float">
            <text:p>0.012316260339179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pambase</text:p>
          </table:table-cell>
          <table:table-cell office:value-type="float" office:value="0.944742351046699" calcext:value-type="float">
            <text:p>0.944742351046699</text:p>
          </table:table-cell>
          <table:table-cell office:value-type="float" office:value="0.0127485739715109" calcext:value-type="float">
            <text:p>0.0127485739715109</text:p>
          </table:table-cell>
          <table:table-cell office:value-type="float" office:value="0.945613337122289" calcext:value-type="float">
            <text:p>0.945613337122289</text:p>
          </table:table-cell>
          <table:table-cell office:value-type="float" office:value="0.0137651417732169" calcext:value-type="float">
            <text:p>0.0137651417732169</text:p>
          </table:table-cell>
          <table:table-cell office:value-type="float" office:value="0.945395472198541" calcext:value-type="float">
            <text:p>0.945395472198541</text:p>
          </table:table-cell>
          <table:table-cell office:value-type="float" office:value="0.0129190423378" calcext:value-type="float">
            <text:p>0.0129190423378</text:p>
          </table:table-cell>
          <table:table-cell office:value-type="float" office:value="0.945179028132992" calcext:value-type="float">
            <text:p>0.945179028132992</text:p>
          </table:table-cell>
          <table:table-cell office:value-type="float" office:value="0.0124727961241482" calcext:value-type="float">
            <text:p>0.0124727961241482</text:p>
          </table:table-cell>
          <table:table-cell office:value-type="float" office:value="0.944961163209245" calcext:value-type="float">
            <text:p>0.944961163209245</text:p>
          </table:table-cell>
          <table:table-cell office:value-type="float" office:value="0.0133003926430951" calcext:value-type="float">
            <text:p>0.0133003926430951</text:p>
          </table:table-cell>
          <table:table-cell office:value-type="float" office:value="0.94561191626409" calcext:value-type="float">
            <text:p>0.94561191626409</text:p>
          </table:table-cell>
          <table:table-cell office:value-type="float" office:value="0.0136586105576339" calcext:value-type="float">
            <text:p>0.0136586105576339</text:p>
          </table:table-cell>
          <table:table-cell office:value-type="float" office:value="0.946701240882827" calcext:value-type="float">
            <text:p>0.946701240882827</text:p>
          </table:table-cell>
          <table:table-cell office:value-type="float" office:value="0.0133079860145491" calcext:value-type="float">
            <text:p>0.0133079860145491</text:p>
          </table:table-cell>
          <table:table-cell office:value-type="float" office:value="0.94539689305674" calcext:value-type="float">
            <text:p>0.94539689305674</text:p>
          </table:table-cell>
          <table:table-cell office:value-type="float" office:value="0.0133513103266414" calcext:value-type="float">
            <text:p>0.0133513103266414</text:p>
          </table:table-cell>
          <table:table-cell office:value-type="float" office:value="0.945395472198541" calcext:value-type="float">
            <text:p>0.945395472198541</text:p>
          </table:table-cell>
          <table:table-cell office:value-type="float" office:value="0.0129601542242625" calcext:value-type="float">
            <text:p>0.0129601542242625</text:p>
          </table:table-cell>
          <table:table-cell office:value-type="float" office:value="0.946918632187174" calcext:value-type="float">
            <text:p>0.946918632187174</text:p>
          </table:table-cell>
          <table:table-cell office:value-type="float" office:value="0.0133075614222167" calcext:value-type="float">
            <text:p>0.0133075614222167</text:p>
          </table:table-cell>
          <table:table-cell office:value-type="float" office:value="0.947136023491522" calcext:value-type="float">
            <text:p>0.947136023491522</text:p>
          </table:table-cell>
          <table:table-cell office:value-type="float" office:value="0.0135371031773506" calcext:value-type="float">
            <text:p>0.0135371031773506</text:p>
          </table:table-cell>
          <table:table-cell office:value-type="float" office:value="0.944743298285498" calcext:value-type="float">
            <text:p>0.944743298285498</text:p>
          </table:table-cell>
          <table:table-cell office:value-type="float" office:value="0.0138498732653325" calcext:value-type="float">
            <text:p>0.0138498732653325</text:p>
          </table:table-cell>
          <table:table-cell office:value-type="float" office:value="0.945831202046036" calcext:value-type="float">
            <text:p>0.945831202046036</text:p>
          </table:table-cell>
          <table:table-cell office:value-type="float" office:value="0.0140078918867746" calcext:value-type="float">
            <text:p>0.0140078918867746</text:p>
          </table:table-cell>
          <table:table-cell office:value-type="float" office:value="0.945395472198541" calcext:value-type="float">
            <text:p>0.945395472198541</text:p>
          </table:table-cell>
          <table:table-cell office:value-type="float" office:value="0.0127970621380464" calcext:value-type="float">
            <text:p>0.0127970621380464</text:p>
          </table:table-cell>
          <table:table-cell office:value-type="float" office:value="0.946484796817277" calcext:value-type="float">
            <text:p>0.946484796817277</text:p>
          </table:table-cell>
          <table:table-cell office:value-type="float" office:value="0.0126119738263579" calcext:value-type="float">
            <text:p>0.0126119738263579</text:p>
          </table:table-cell>
          <table:table-cell office:value-type="float" office:value="0.945614284361087" calcext:value-type="float">
            <text:p>0.945614284361087</text:p>
          </table:table-cell>
          <table:table-cell office:value-type="float" office:value="0.0130557192453046" calcext:value-type="float">
            <text:p>0.013055719245304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pambase</text:p>
          </table:table-cell>
          <table:table-cell office:value-type="float" office:value="0.944786681822487" calcext:value-type="float">
            <text:p>0.944786681822487</text:p>
          </table:table-cell>
          <table:table-cell office:value-type="float" office:value="0.0134909756909446" calcext:value-type="float">
            <text:p>0.0134909756909446</text:p>
          </table:table-cell>
          <table:table-cell office:value-type="float" office:value="0.945178459789713" calcext:value-type="float">
            <text:p>0.945178459789713</text:p>
          </table:table-cell>
          <table:table-cell office:value-type="float" office:value="0.0139514606089218" calcext:value-type="float">
            <text:p>0.0139514606089218</text:p>
          </table:table-cell>
          <table:table-cell office:value-type="float" office:value="0.944612768779009" calcext:value-type="float">
            <text:p>0.944612768779009</text:p>
          </table:table-cell>
          <table:table-cell office:value-type="float" office:value="0.0133727040468647" calcext:value-type="float">
            <text:p>0.0133727040468647</text:p>
          </table:table-cell>
          <table:table-cell office:value-type="float" office:value="0.944614284361088" calcext:value-type="float">
            <text:p>0.944614284361088</text:p>
          </table:table-cell>
          <table:table-cell office:value-type="float" office:value="0.0128433490650769" calcext:value-type="float">
            <text:p>0.0128433490650769</text:p>
          </table:table-cell>
          <table:table-cell office:value-type="float" office:value="0.944265416311452" calcext:value-type="float">
            <text:p>0.944265416311452</text:p>
          </table:table-cell>
          <table:table-cell office:value-type="float" office:value="0.0134662049512805" calcext:value-type="float">
            <text:p>0.0134662049512805</text:p>
          </table:table-cell>
          <table:table-cell office:value-type="float" office:value="0.944743582457138" calcext:value-type="float">
            <text:p>0.944743582457138</text:p>
          </table:table-cell>
          <table:table-cell office:value-type="float" office:value="0.0138824236988996" calcext:value-type="float">
            <text:p>0.0138824236988996</text:p>
          </table:table-cell>
          <table:table-cell office:value-type="float" office:value="0.946048972245903" calcext:value-type="float">
            <text:p>0.946048972245903</text:p>
          </table:table-cell>
          <table:table-cell office:value-type="float" office:value="0.0130149844947052" calcext:value-type="float">
            <text:p>0.0130149844947052</text:p>
          </table:table-cell>
          <table:table-cell office:value-type="float" office:value="0.944744056076537" calcext:value-type="float">
            <text:p>0.944744056076537</text:p>
          </table:table-cell>
          <table:table-cell office:value-type="float" office:value="0.0134526494447446" calcext:value-type="float">
            <text:p>0.0134526494447446</text:p>
          </table:table-cell>
          <table:table-cell office:value-type="float" office:value="0.943829781187838" calcext:value-type="float">
            <text:p>0.943829781187838</text:p>
          </table:table-cell>
          <table:table-cell office:value-type="float" office:value="0.0132933661393405" calcext:value-type="float">
            <text:p>0.0132933661393405</text:p>
          </table:table-cell>
          <table:table-cell office:value-type="float" office:value="0.945484133750118" calcext:value-type="float">
            <text:p>0.945484133750118</text:p>
          </table:table-cell>
          <table:table-cell office:value-type="float" office:value="0.0137762747216166" calcext:value-type="float">
            <text:p>0.0137762747216166</text:p>
          </table:table-cell>
          <table:table-cell office:value-type="float" office:value="0.945178554513593" calcext:value-type="float">
            <text:p>0.945178554513593</text:p>
          </table:table-cell>
          <table:table-cell office:value-type="float" office:value="0.0133065788287292" calcext:value-type="float">
            <text:p>0.0133065788287292</text:p>
          </table:table-cell>
          <table:table-cell office:value-type="float" office:value="0.94448271289192" calcext:value-type="float">
            <text:p>0.94448271289192</text:p>
          </table:table-cell>
          <table:table-cell office:value-type="float" office:value="0.0136696378610997" calcext:value-type="float">
            <text:p>0.0136696378610997</text:p>
          </table:table-cell>
          <table:table-cell office:value-type="float" office:value="0.944351615042152" calcext:value-type="float">
            <text:p>0.944351615042152</text:p>
          </table:table-cell>
          <table:table-cell office:value-type="float" office:value="0.0133076096743939" calcext:value-type="float">
            <text:p>0.0133076096743939</text:p>
          </table:table-cell>
          <table:table-cell office:value-type="float" office:value="0.944786871270247" calcext:value-type="float">
            <text:p>0.944786871270247</text:p>
          </table:table-cell>
          <table:table-cell office:value-type="float" office:value="0.0125787066853775" calcext:value-type="float">
            <text:p>0.0125787066853775</text:p>
          </table:table-cell>
          <table:table-cell office:value-type="float" office:value="0.94535360424363" calcext:value-type="float">
            <text:p>0.94535360424363</text:p>
          </table:table-cell>
          <table:table-cell office:value-type="float" office:value="0.0131203516778668" calcext:value-type="float">
            <text:p>0.0131203516778668</text:p>
          </table:table-cell>
          <table:table-cell office:value-type="float" office:value="0.945135834043762" calcext:value-type="float">
            <text:p>0.945135834043762</text:p>
          </table:table-cell>
          <table:table-cell office:value-type="float" office:value="0.0126682882102974" calcext:value-type="float">
            <text:p>0.01266828821029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teaching_assistant_LH</text:p>
          </table:table-cell>
          <table:table-cell office:value-type="float" office:value="0.644545454545455" calcext:value-type="float">
            <text:p>0.644545454545455</text:p>
          </table:table-cell>
          <table:table-cell office:value-type="float" office:value="0.153887488266576" calcext:value-type="float">
            <text:p>0.153887488266576</text:p>
          </table:table-cell>
          <table:table-cell office:value-type="float" office:value="0.582727272727273" calcext:value-type="float">
            <text:p>0.582727272727273</text:p>
          </table:table-cell>
          <table:table-cell office:value-type="float" office:value="0.171014903844684" calcext:value-type="float">
            <text:p>0.171014903844684</text:p>
          </table:table-cell>
          <table:table-cell office:value-type="float" office:value="0.653636363636364" calcext:value-type="float">
            <text:p>0.653636363636364</text:p>
          </table:table-cell>
          <table:table-cell office:value-type="float" office:value="0.08336913831353" calcext:value-type="float">
            <text:p>0.08336913831353</text:p>
          </table:table-cell>
          <table:table-cell office:value-type="float" office:value="0.654545454545455" calcext:value-type="float">
            <text:p>0.654545454545455</text:p>
          </table:table-cell>
          <table:table-cell office:value-type="float" office:value="0.153920304232731" calcext:value-type="float">
            <text:p>0.153920304232731</text:p>
          </table:table-cell>
          <table:table-cell office:value-type="float" office:value="0.682727272727273" calcext:value-type="float">
            <text:p>0.682727272727273</text:p>
          </table:table-cell>
          <table:table-cell office:value-type="float" office:value="0.0929517978897978" calcext:value-type="float">
            <text:p>0.0929517978897978</text:p>
          </table:table-cell>
          <table:table-cell office:value-type="float" office:value="0.662727272727273" calcext:value-type="float">
            <text:p>0.662727272727273</text:p>
          </table:table-cell>
          <table:table-cell office:value-type="float" office:value="0.0861853555937701" calcext:value-type="float">
            <text:p>0.0861853555937701</text:p>
          </table:table-cell>
          <table:table-cell office:value-type="float" office:value="0.663636363636364" calcext:value-type="float">
            <text:p>0.663636363636364</text:p>
          </table:table-cell>
          <table:table-cell office:value-type="float" office:value="0.0822100604015184" calcext:value-type="float">
            <text:p>0.0822100604015184</text:p>
          </table:table-cell>
          <table:table-cell office:value-type="float" office:value="0.662727272727273" calcext:value-type="float">
            <text:p>0.662727272727273</text:p>
          </table:table-cell>
          <table:table-cell office:value-type="float" office:value="0.127737247534591" calcext:value-type="float">
            <text:p>0.127737247534591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642038191609943" calcext:value-type="float">
            <text:p>0.0642038191609943</text:p>
          </table:table-cell>
          <table:table-cell office:value-type="float" office:value="0.643636363636364" calcext:value-type="float">
            <text:p>0.643636363636364</text:p>
          </table:table-cell>
          <table:table-cell office:value-type="float" office:value="0.0831871996934472" calcext:value-type="float">
            <text:p>0.0831871996934472</text:p>
          </table:table-cell>
          <table:table-cell office:value-type="float" office:value="0.653636363636364" calcext:value-type="float">
            <text:p>0.653636363636364</text:p>
          </table:table-cell>
          <table:table-cell office:value-type="float" office:value="0.0687618426230585" calcext:value-type="float">
            <text:p>0.0687618426230585</text:p>
          </table:table-cell>
          <table:table-cell office:value-type="float" office:value="0.643636363636364" calcext:value-type="float">
            <text:p>0.643636363636364</text:p>
          </table:table-cell>
          <table:table-cell office:value-type="float" office:value="0.0831871996934472" calcext:value-type="float">
            <text:p>0.0831871996934472</text:p>
          </table:table-cell>
          <table:table-cell office:value-type="float" office:value="0.693636363636364" calcext:value-type="float">
            <text:p>0.693636363636364</text:p>
          </table:table-cell>
          <table:table-cell office:value-type="float" office:value="0.126334928793432" calcext:value-type="float">
            <text:p>0.126334928793432</text:p>
          </table:table-cell>
          <table:table-cell office:value-type="float" office:value="0.653636363636364" calcext:value-type="float">
            <text:p>0.653636363636364</text:p>
          </table:table-cell>
          <table:table-cell office:value-type="float" office:value="0.08336913831353" calcext:value-type="float">
            <text:p>0.08336913831353</text:p>
          </table:table-cell>
          <table:table-cell office:value-type="float" office:value="0.603636363636364" calcext:value-type="float">
            <text:p>0.603636363636364</text:p>
          </table:table-cell>
          <table:table-cell office:value-type="float" office:value="0.125250896046752" calcext:value-type="float">
            <text:p>0.125250896046752</text:p>
          </table:table-cell>
          <table:table-cell office:value-type="float" office:value="0.654545454545455" calcext:value-type="float">
            <text:p>0.654545454545455</text:p>
          </table:table-cell>
          <table:table-cell office:value-type="float" office:value="0.138733613845571" calcext:value-type="float">
            <text:p>0.13873361384557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teaching_assistant_LH</text:p>
          </table:table-cell>
          <table:table-cell office:value-type="float" office:value="0.644545454545455" calcext:value-type="float">
            <text:p>0.644545454545455</text:p>
          </table:table-cell>
          <table:table-cell office:value-type="float" office:value="0.153887488266576" calcext:value-type="float">
            <text:p>0.153887488266576</text:p>
          </table:table-cell>
          <table:table-cell office:value-type="float" office:value="0.602727272727273" calcext:value-type="float">
            <text:p>0.602727272727273</text:p>
          </table:table-cell>
          <table:table-cell office:value-type="float" office:value="0.135861026601184" calcext:value-type="float">
            <text:p>0.135861026601184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53636363636364" calcext:value-type="float">
            <text:p>0.653636363636364</text:p>
          </table:table-cell>
          <table:table-cell office:value-type="float" office:value="0.08336913831353" calcext:value-type="float">
            <text:p>0.08336913831353</text:p>
          </table:table-cell>
          <table:table-cell office:value-type="float" office:value="0.663636363636364" calcext:value-type="float">
            <text:p>0.663636363636364</text:p>
          </table:table-cell>
          <table:table-cell office:value-type="float" office:value="0.0947666410370417" calcext:value-type="float">
            <text:p>0.0947666410370417</text:p>
          </table:table-cell>
          <table:table-cell office:value-type="float" office:value="0.643636363636364" calcext:value-type="float">
            <text:p>0.643636363636364</text:p>
          </table:table-cell>
          <table:table-cell office:value-type="float" office:value="0.0685411407157427" calcext:value-type="float">
            <text:p>0.068541140715742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63636363636364" calcext:value-type="float">
            <text:p>0.663636363636364</text:p>
          </table:table-cell>
          <table:table-cell office:value-type="float" office:value="0.0822100604015184" calcext:value-type="float">
            <text:p>0.0822100604015184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43636363636364" calcext:value-type="float">
            <text:p>0.643636363636364</text:p>
          </table:table-cell>
          <table:table-cell office:value-type="float" office:value="0.0685411407157427" calcext:value-type="float">
            <text:p>0.068541140715742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123423018541797" calcext:value-type="float">
            <text:p>0.12342301854179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teaching_assistant_LH</text:p>
          </table:table-cell>
          <table:table-cell office:value-type="float" office:value="0.644545454545455" calcext:value-type="float">
            <text:p>0.644545454545455</text:p>
          </table:table-cell>
          <table:table-cell office:value-type="float" office:value="0.153887488266576" calcext:value-type="float">
            <text:p>0.153887488266576</text:p>
          </table:table-cell>
          <table:table-cell office:value-type="float" office:value="0.622727272727273" calcext:value-type="float">
            <text:p>0.622727272727273</text:p>
          </table:table-cell>
          <table:table-cell office:value-type="float" office:value="0.141826599076807" calcext:value-type="float">
            <text:p>0.141826599076807</text:p>
          </table:table-cell>
          <table:table-cell office:value-type="float" office:value="0.663636363636364" calcext:value-type="float">
            <text:p>0.663636363636364</text:p>
          </table:table-cell>
          <table:table-cell office:value-type="float" office:value="0.0673518508208875" calcext:value-type="float">
            <text:p>0.0673518508208875</text:p>
          </table:table-cell>
          <table:table-cell office:value-type="float" office:value="0.653636363636364" calcext:value-type="float">
            <text:p>0.653636363636364</text:p>
          </table:table-cell>
          <table:table-cell office:value-type="float" office:value="0.08336913831353" calcext:value-type="float">
            <text:p>0.08336913831353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53636363636364" calcext:value-type="float">
            <text:p>0.653636363636364</text:p>
          </table:table-cell>
          <table:table-cell office:value-type="float" office:value="0.0687618426230585" calcext:value-type="float">
            <text:p>0.0687618426230585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53636363636364" calcext:value-type="float">
            <text:p>0.653636363636364</text:p>
          </table:table-cell>
          <table:table-cell office:value-type="float" office:value="0.0687618426230585" calcext:value-type="float">
            <text:p>0.0687618426230585</text:p>
          </table:table-cell>
          <table:table-cell office:value-type="float" office:value="0.663636363636364" calcext:value-type="float">
            <text:p>0.663636363636364</text:p>
          </table:table-cell>
          <table:table-cell office:value-type="float" office:value="0.0673518508208875" calcext:value-type="float">
            <text:p>0.0673518508208875</text:p>
          </table:table-cell>
          <table:table-cell office:value-type="float" office:value="0.692727272727273" calcext:value-type="float">
            <text:p>0.692727272727273</text:p>
          </table:table-cell>
          <table:table-cell office:value-type="float" office:value="0.0746955866858261" calcext:value-type="float">
            <text:p>0.0746955866858261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642038191609943" calcext:value-type="float">
            <text:p>0.0642038191609943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teaching_assistant_LH</text:p>
          </table:table-cell>
          <table:table-cell office:value-type="float" office:value="0.624545454545455" calcext:value-type="float">
            <text:p>0.624545454545455</text:p>
          </table:table-cell>
          <table:table-cell office:value-type="float" office:value="0.184677019331691" calcext:value-type="float">
            <text:p>0.184677019331691</text:p>
          </table:table-cell>
          <table:table-cell office:value-type="float" office:value="0.602727272727273" calcext:value-type="float">
            <text:p>0.602727272727273</text:p>
          </table:table-cell>
          <table:table-cell office:value-type="float" office:value="0.143806956616674" calcext:value-type="float">
            <text:p>0.143806956616674</text:p>
          </table:table-cell>
          <table:table-cell office:value-type="float" office:value="0.663636363636364" calcext:value-type="float">
            <text:p>0.663636363636364</text:p>
          </table:table-cell>
          <table:table-cell office:value-type="float" office:value="0.0673518508208875" calcext:value-type="float">
            <text:p>0.0673518508208875</text:p>
          </table:table-cell>
          <table:table-cell office:value-type="float" office:value="0.663636363636364" calcext:value-type="float">
            <text:p>0.663636363636364</text:p>
          </table:table-cell>
          <table:table-cell office:value-type="float" office:value="0.0947666410370417" calcext:value-type="float">
            <text:p>0.094766641037041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53636363636364" calcext:value-type="float">
            <text:p>0.653636363636364</text:p>
          </table:table-cell>
          <table:table-cell office:value-type="float" office:value="0.0687618426230585" calcext:value-type="float">
            <text:p>0.0687618426230585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53636363636364" calcext:value-type="float">
            <text:p>0.653636363636364</text:p>
          </table:table-cell>
          <table:table-cell office:value-type="float" office:value="0.0687618426230585" calcext:value-type="float">
            <text:p>0.0687618426230585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642038191609943" calcext:value-type="float">
            <text:p>0.0642038191609943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teaching_assistant_LH</text:p>
          </table:table-cell>
          <table:table-cell office:value-type="float" office:value="0.624545454545455" calcext:value-type="float">
            <text:p>0.624545454545455</text:p>
          </table:table-cell>
          <table:table-cell office:value-type="float" office:value="0.184677019331691" calcext:value-type="float">
            <text:p>0.184677019331691</text:p>
          </table:table-cell>
          <table:table-cell office:value-type="float" office:value="0.592727272727273" calcext:value-type="float">
            <text:p>0.592727272727273</text:p>
          </table:table-cell>
          <table:table-cell office:value-type="float" office:value="0.122777767390066" calcext:value-type="float">
            <text:p>0.122777767390066</text:p>
          </table:table-cell>
          <table:table-cell office:value-type="float" office:value="0.663636363636364" calcext:value-type="float">
            <text:p>0.663636363636364</text:p>
          </table:table-cell>
          <table:table-cell office:value-type="float" office:value="0.0673518508208875" calcext:value-type="float">
            <text:p>0.0673518508208875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53636363636364" calcext:value-type="float">
            <text:p>0.653636363636364</text:p>
          </table:table-cell>
          <table:table-cell office:value-type="float" office:value="0.0687618426230585" calcext:value-type="float">
            <text:p>0.0687618426230585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63636363636364" calcext:value-type="float">
            <text:p>0.663636363636364</text:p>
          </table:table-cell>
          <table:table-cell office:value-type="float" office:value="0.0947666410370417" calcext:value-type="float">
            <text:p>0.094766641037041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53636363636364" calcext:value-type="float">
            <text:p>0.653636363636364</text:p>
          </table:table-cell>
          <table:table-cell office:value-type="float" office:value="0.0687618426230585" calcext:value-type="float">
            <text:p>0.0687618426230585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53636363636364" calcext:value-type="float">
            <text:p>0.653636363636364</text:p>
          </table:table-cell>
          <table:table-cell office:value-type="float" office:value="0.0687618426230585" calcext:value-type="float">
            <text:p>0.0687618426230585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teaching_assistant_LH</text:p>
          </table:table-cell>
          <table:table-cell office:value-type="float" office:value="0.636545454545455" calcext:value-type="float">
            <text:p>0.636545454545455</text:p>
          </table:table-cell>
          <table:table-cell office:value-type="float" office:value="0.166203300692622" calcext:value-type="float">
            <text:p>0.166203300692622</text:p>
          </table:table-cell>
          <table:table-cell office:value-type="float" office:value="0.600727272727273" calcext:value-type="float">
            <text:p>0.600727272727273</text:p>
          </table:table-cell>
          <table:table-cell office:value-type="float" office:value="0.143057450705883" calcext:value-type="float">
            <text:p>0.143057450705883</text:p>
          </table:table-cell>
          <table:table-cell office:value-type="float" office:value="0.663636363636364" calcext:value-type="float">
            <text:p>0.663636363636364</text:p>
          </table:table-cell>
          <table:table-cell office:value-type="float" office:value="0.0730152270629512" calcext:value-type="float">
            <text:p>0.0730152270629512</text:p>
          </table:table-cell>
          <table:table-cell office:value-type="float" office:value="0.659818181818182" calcext:value-type="float">
            <text:p>0.659818181818182</text:p>
          </table:table-cell>
          <table:table-cell office:value-type="float" office:value="0.0990153332870792" calcext:value-type="float">
            <text:p>0.0990153332870792</text:p>
          </table:table-cell>
          <table:table-cell office:value-type="float" office:value="0.675454545454545" calcext:value-type="float">
            <text:p>0.675454545454545</text:p>
          </table:table-cell>
          <table:table-cell office:value-type="float" office:value="0.0845145124296394" calcext:value-type="float">
            <text:p>0.0845145124296394</text:p>
          </table:table-cell>
          <table:table-cell office:value-type="float" office:value="0.653454545454545" calcext:value-type="float">
            <text:p>0.653454545454545</text:p>
          </table:table-cell>
          <table:table-cell office:value-type="float" office:value="0.0722024048357377" calcext:value-type="float">
            <text:p>0.0722024048357377</text:p>
          </table:table-cell>
          <table:table-cell office:value-type="float" office:value="0.677636363636364" calcext:value-type="float">
            <text:p>0.677636363636364</text:p>
          </table:table-cell>
          <table:table-cell office:value-type="float" office:value="0.0777030414745544" calcext:value-type="float">
            <text:p>0.0777030414745544</text:p>
          </table:table-cell>
          <table:table-cell office:value-type="float" office:value="0.667454545454546" calcext:value-type="float">
            <text:p>0.667454545454546</text:p>
          </table:table-cell>
          <table:table-cell office:value-type="float" office:value="0.0928033676100558" calcext:value-type="float">
            <text:p>0.0928033676100558</text:p>
          </table:table-cell>
          <table:table-cell office:value-type="float" office:value="0.675636363636364" calcext:value-type="float">
            <text:p>0.675636363636364</text:p>
          </table:table-cell>
          <table:table-cell office:value-type="float" office:value="0.0757418773841831" calcext:value-type="float">
            <text:p>0.0757418773841831</text:p>
          </table:table-cell>
          <table:table-cell office:value-type="float" office:value="0.649636363636364" calcext:value-type="float">
            <text:p>0.649636363636364</text:p>
          </table:table-cell>
          <table:table-cell office:value-type="float" office:value="0.0716027736556731" calcext:value-type="float">
            <text:p>0.0716027736556731</text:p>
          </table:table-cell>
          <table:table-cell office:value-type="float" office:value="0.671636363636364" calcext:value-type="float">
            <text:p>0.671636363636364</text:p>
          </table:table-cell>
          <table:table-cell office:value-type="float" office:value="0.0821278360548406" calcext:value-type="float">
            <text:p>0.0821278360548406</text:p>
          </table:table-cell>
          <table:table-cell office:value-type="float" office:value="0.675454545454545" calcext:value-type="float">
            <text:p>0.675454545454545</text:p>
          </table:table-cell>
          <table:table-cell office:value-type="float" office:value="0.0777273398412594" calcext:value-type="float">
            <text:p>0.0777273398412594</text:p>
          </table:table-cell>
          <table:table-cell office:value-type="float" office:value="0.677636363636364" calcext:value-type="float">
            <text:p>0.677636363636364</text:p>
          </table:table-cell>
          <table:table-cell office:value-type="float" office:value="0.0889881413895373" calcext:value-type="float">
            <text:p>0.0889881413895373</text:p>
          </table:table-cell>
          <table:table-cell office:value-type="float" office:value="0.667636363636364" calcext:value-type="float">
            <text:p>0.667636363636364</text:p>
          </table:table-cell>
          <table:table-cell office:value-type="float" office:value="0.0712179706805614" calcext:value-type="float">
            <text:p>0.0712179706805614</text:p>
          </table:table-cell>
          <table:table-cell office:value-type="float" office:value="0.665636363636364" calcext:value-type="float">
            <text:p>0.665636363636364</text:p>
          </table:table-cell>
          <table:table-cell office:value-type="float" office:value="0.086311208603601" calcext:value-type="float">
            <text:p>0.086311208603601</text:p>
          </table:table-cell>
          <table:table-cell office:value-type="float" office:value="0.677818181818182" calcext:value-type="float">
            <text:p>0.677818181818182</text:p>
          </table:table-cell>
          <table:table-cell office:value-type="float" office:value="0.0881877100844981" calcext:value-type="float">
            <text:p>0.088187710084498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LH</text:p>
          </table:table-cell>
          <table:table-cell office:value-type="float" office:value="0.672727272727273" calcext:value-type="float">
            <text:p>0.672727272727273</text:p>
          </table:table-cell>
          <table:table-cell office:value-type="float" office:value="0.0962091385841669" calcext:value-type="float">
            <text:p>0.0962091385841669</text:p>
          </table:table-cell>
          <table:table-cell office:value-type="float" office:value="0.632727272727273" calcext:value-type="float">
            <text:p>0.632727272727273</text:p>
          </table:table-cell>
          <table:table-cell office:value-type="float" office:value="0.0974608772253342" calcext:value-type="float">
            <text:p>0.0974608772253342</text:p>
          </table:table-cell>
          <table:table-cell office:value-type="float" office:value="0.663636363636364" calcext:value-type="float">
            <text:p>0.663636363636364</text:p>
          </table:table-cell>
          <table:table-cell office:value-type="float" office:value="0.0822100604015184" calcext:value-type="float">
            <text:p>0.0822100604015184</text:p>
          </table:table-cell>
          <table:table-cell office:value-type="float" office:value="0.662727272727273" calcext:value-type="float">
            <text:p>0.662727272727273</text:p>
          </table:table-cell>
          <table:table-cell office:value-type="float" office:value="0.108960359595906" calcext:value-type="float">
            <text:p>0.108960359595906</text:p>
          </table:table-cell>
          <table:table-cell office:value-type="float" office:value="0.632727272727273" calcext:value-type="float">
            <text:p>0.632727272727273</text:p>
          </table:table-cell>
          <table:table-cell office:value-type="float" office:value="0.0710927432660129" calcext:value-type="float">
            <text:p>0.0710927432660129</text:p>
          </table:table-cell>
          <table:table-cell office:value-type="float" office:value="0.643636363636364" calcext:value-type="float">
            <text:p>0.643636363636364</text:p>
          </table:table-cell>
          <table:table-cell office:value-type="float" office:value="0.0831871996934472" calcext:value-type="float">
            <text:p>0.0831871996934472</text:p>
          </table:table-cell>
          <table:table-cell office:value-type="float" office:value="0.633636363636364" calcext:value-type="float">
            <text:p>0.633636363636364</text:p>
          </table:table-cell>
          <table:table-cell office:value-type="float" office:value="0.0942857739138542" calcext:value-type="float">
            <text:p>0.0942857739138542</text:p>
          </table:table-cell>
          <table:table-cell office:value-type="float" office:value="0.643636363636364" calcext:value-type="float">
            <text:p>0.643636363636364</text:p>
          </table:table-cell>
          <table:table-cell office:value-type="float" office:value="0.0956155448400504" calcext:value-type="float">
            <text:p>0.0956155448400504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925557931158396" calcext:value-type="float">
            <text:p>0.0925557931158396</text:p>
          </table:table-cell>
          <table:table-cell office:value-type="float" office:value="0.653636363636364" calcext:value-type="float">
            <text:p>0.653636363636364</text:p>
          </table:table-cell>
          <table:table-cell office:value-type="float" office:value="0.095773876633259" calcext:value-type="float">
            <text:p>0.095773876633259</text:p>
          </table:table-cell>
          <table:table-cell office:value-type="float" office:value="0.693636363636364" calcext:value-type="float">
            <text:p>0.693636363636364</text:p>
          </table:table-cell>
          <table:table-cell office:value-type="float" office:value="0.0696376559207042" calcext:value-type="float">
            <text:p>0.0696376559207042</text:p>
          </table:table-cell>
          <table:table-cell office:value-type="float" office:value="0.653636363636364" calcext:value-type="float">
            <text:p>0.653636363636364</text:p>
          </table:table-cell>
          <table:table-cell office:value-type="float" office:value="0.0687618426230585" calcext:value-type="float">
            <text:p>0.0687618426230585</text:p>
          </table:table-cell>
          <table:table-cell office:value-type="float" office:value="0.693636363636364" calcext:value-type="float">
            <text:p>0.693636363636364</text:p>
          </table:table-cell>
          <table:table-cell office:value-type="float" office:value="0.0696376559207042" calcext:value-type="float">
            <text:p>0.0696376559207042</text:p>
          </table:table-cell>
          <table:table-cell office:value-type="float" office:value="0.663636363636364" calcext:value-type="float">
            <text:p>0.663636363636364</text:p>
          </table:table-cell>
          <table:table-cell office:value-type="float" office:value="0.0673518508208875" calcext:value-type="float">
            <text:p>0.0673518508208875</text:p>
          </table:table-cell>
          <table:table-cell office:value-type="float" office:value="0.653636363636364" calcext:value-type="float">
            <text:p>0.653636363636364</text:p>
          </table:table-cell>
          <table:table-cell office:value-type="float" office:value="0.08336913831353" calcext:value-type="float">
            <text:p>0.08336913831353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LH</text:p>
          </table:table-cell>
          <table:table-cell office:value-type="float" office:value="0.653636363636364" calcext:value-type="float">
            <text:p>0.653636363636364</text:p>
          </table:table-cell>
          <table:table-cell office:value-type="float" office:value="0.0687618426230585" calcext:value-type="float">
            <text:p>0.0687618426230585</text:p>
          </table:table-cell>
          <table:table-cell office:value-type="float" office:value="0.653636363636364" calcext:value-type="float">
            <text:p>0.653636363636364</text:p>
          </table:table-cell>
          <table:table-cell office:value-type="float" office:value="0.08336913831353" calcext:value-type="float">
            <text:p>0.08336913831353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53636363636364" calcext:value-type="float">
            <text:p>0.653636363636364</text:p>
          </table:table-cell>
          <table:table-cell office:value-type="float" office:value="0.106746698626163" calcext:value-type="float">
            <text:p>0.106746698626163</text:p>
          </table:table-cell>
          <table:table-cell office:value-type="float" office:value="0.643636363636364" calcext:value-type="float">
            <text:p>0.643636363636364</text:p>
          </table:table-cell>
          <table:table-cell office:value-type="float" office:value="0.0497560624285425" calcext:value-type="float">
            <text:p>0.0497560624285425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53636363636364" calcext:value-type="float">
            <text:p>0.653636363636364</text:p>
          </table:table-cell>
          <table:table-cell office:value-type="float" office:value="0.106746698626163" calcext:value-type="float">
            <text:p>0.106746698626163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43636363636364" calcext:value-type="float">
            <text:p>0.643636363636364</text:p>
          </table:table-cell>
          <table:table-cell office:value-type="float" office:value="0.0497560624285425" calcext:value-type="float">
            <text:p>0.0497560624285425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LH</text:p>
          </table:table-cell>
          <table:table-cell office:value-type="float" office:value="0.653636363636364" calcext:value-type="float">
            <text:p>0.653636363636364</text:p>
          </table:table-cell>
          <table:table-cell office:value-type="float" office:value="0.0687618426230585" calcext:value-type="float">
            <text:p>0.0687618426230585</text:p>
          </table:table-cell>
          <table:table-cell office:value-type="float" office:value="0.663636363636364" calcext:value-type="float">
            <text:p>0.663636363636364</text:p>
          </table:table-cell>
          <table:table-cell office:value-type="float" office:value="0.0673518508208875" calcext:value-type="float">
            <text:p>0.0673518508208875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LH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63636363636364" calcext:value-type="float">
            <text:p>0.663636363636364</text:p>
          </table:table-cell>
          <table:table-cell office:value-type="float" office:value="0.0673518508208875" calcext:value-type="float">
            <text:p>0.0673518508208875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LH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63636363636364" calcext:value-type="float">
            <text:p>0.663636363636364</text:p>
          </table:table-cell>
          <table:table-cell office:value-type="float" office:value="0.0673518508208875" calcext:value-type="float">
            <text:p>0.0673518508208875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LH</text:p>
          </table:table-cell>
          <table:table-cell office:value-type="float" office:value="0.665454545454545" calcext:value-type="float">
            <text:p>0.665454545454545</text:p>
          </table:table-cell>
          <table:table-cell office:value-type="float" office:value="0.0786071425814823" calcext:value-type="float">
            <text:p>0.0786071425814823</text:p>
          </table:table-cell>
          <table:table-cell office:value-type="float" office:value="0.659454545454545" calcext:value-type="float">
            <text:p>0.659454545454545</text:p>
          </table:table-cell>
          <table:table-cell office:value-type="float" office:value="0.0814969510873758" calcext:value-type="float">
            <text:p>0.0814969510873758</text:p>
          </table:table-cell>
          <table:table-cell office:value-type="float" office:value="0.675636363636364" calcext:value-type="float">
            <text:p>0.675636363636364</text:p>
          </table:table-cell>
          <table:table-cell office:value-type="float" office:value="0.0785230835534211" calcext:value-type="float">
            <text:p>0.0785230835534211</text:p>
          </table:table-cell>
          <table:table-cell office:value-type="float" office:value="0.679454545454545" calcext:value-type="float">
            <text:p>0.679454545454545</text:p>
          </table:table-cell>
          <table:table-cell office:value-type="float" office:value="0.082233059234565" calcext:value-type="float">
            <text:p>0.082233059234565</text:p>
          </table:table-cell>
          <table:table-cell office:value-type="float" office:value="0.661454545454545" calcext:value-type="float">
            <text:p>0.661454545454545</text:p>
          </table:table-cell>
          <table:table-cell office:value-type="float" office:value="0.0833587551015735" calcext:value-type="float">
            <text:p>0.0833587551015735</text:p>
          </table:table-cell>
          <table:table-cell office:value-type="float" office:value="0.661636363636364" calcext:value-type="float">
            <text:p>0.661636363636364</text:p>
          </table:table-cell>
          <table:table-cell office:value-type="float" office:value="0.0743795191475362" calcext:value-type="float">
            <text:p>0.0743795191475362</text:p>
          </table:table-cell>
          <table:table-cell office:value-type="float" office:value="0.667636363636364" calcext:value-type="float">
            <text:p>0.667636363636364</text:p>
          </table:table-cell>
          <table:table-cell office:value-type="float" office:value="0.081758268334755" calcext:value-type="float">
            <text:p>0.081758268334755</text:p>
          </table:table-cell>
          <table:table-cell office:value-type="float" office:value="0.667636363636364" calcext:value-type="float">
            <text:p>0.667636363636364</text:p>
          </table:table-cell>
          <table:table-cell office:value-type="float" office:value="0.082844264598861" calcext:value-type="float">
            <text:p>0.082844264598861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822323142540189" calcext:value-type="float">
            <text:p>0.0822323142540189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812358467997692" calcext:value-type="float">
            <text:p>0.0812358467997692</text:p>
          </table:table-cell>
          <table:table-cell office:value-type="float" office:value="0.679636363636364" calcext:value-type="float">
            <text:p>0.679636363636364</text:p>
          </table:table-cell>
          <table:table-cell office:value-type="float" office:value="0.0806076113959114" calcext:value-type="float">
            <text:p>0.0806076113959114</text:p>
          </table:table-cell>
          <table:table-cell office:value-type="float" office:value="0.669636363636364" calcext:value-type="float">
            <text:p>0.669636363636364</text:p>
          </table:table-cell>
          <table:table-cell office:value-type="float" office:value="0.0774735241554627" calcext:value-type="float">
            <text:p>0.0774735241554627</text:p>
          </table:table-cell>
          <table:table-cell office:value-type="float" office:value="0.679636363636364" calcext:value-type="float">
            <text:p>0.679636363636364</text:p>
          </table:table-cell>
          <table:table-cell office:value-type="float" office:value="0.076828644736125" calcext:value-type="float">
            <text:p>0.076828644736125</text:p>
          </table:table-cell>
          <table:table-cell office:value-type="float" office:value="0.661636363636364" calcext:value-type="float">
            <text:p>0.661636363636364</text:p>
          </table:table-cell>
          <table:table-cell office:value-type="float" office:value="0.0662926118859537" calcext:value-type="float">
            <text:p>0.0662926118859537</text:p>
          </table:table-cell>
          <table:table-cell office:value-type="float" office:value="0.677636363636364" calcext:value-type="float">
            <text:p>0.677636363636364</text:p>
          </table:table-cell>
          <table:table-cell office:value-type="float" office:value="0.0771148149780899" calcext:value-type="float">
            <text:p>0.0771148149780899</text:p>
          </table:table-cell>
          <table:table-cell office:value-type="float" office:value="0.675636363636364" calcext:value-type="float">
            <text:p>0.675636363636364</text:p>
          </table:table-cell>
          <table:table-cell office:value-type="float" office:value="0.0788314024596969" calcext:value-type="float">
            <text:p>0.07883140245969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teaching_assistant_LM</text:p>
          </table:table-cell>
          <table:table-cell office:value-type="float" office:value="0.664444444444444" calcext:value-type="float">
            <text:p>0.664444444444444</text:p>
          </table:table-cell>
          <table:table-cell office:value-type="float" office:value="0.12590413754858" calcext:value-type="float">
            <text:p>0.12590413754858</text:p>
          </table:table-cell>
          <table:table-cell office:value-type="float" office:value="0.626666666666667" calcext:value-type="float">
            <text:p>0.626666666666667</text:p>
          </table:table-cell>
          <table:table-cell office:value-type="float" office:value="0.162389563612845" calcext:value-type="float">
            <text:p>0.162389563612845</text:p>
          </table:table-cell>
          <table:table-cell office:value-type="float" office:value="0.595555555555556" calcext:value-type="float">
            <text:p>0.595555555555556</text:p>
          </table:table-cell>
          <table:table-cell office:value-type="float" office:value="0.116322242918244" calcext:value-type="float">
            <text:p>0.116322242918244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115470053837925" calcext:value-type="float">
            <text:p>0.115470053837925</text:p>
          </table:table-cell>
          <table:table-cell office:value-type="float" office:value="0.645555555555556" calcext:value-type="float">
            <text:p>0.645555555555556</text:p>
          </table:table-cell>
          <table:table-cell office:value-type="float" office:value="0.120748693216864" calcext:value-type="float">
            <text:p>0.120748693216864</text:p>
          </table:table-cell>
          <table:table-cell office:value-type="float" office:value="0.655555555555556" calcext:value-type="float">
            <text:p>0.655555555555556</text:p>
          </table:table-cell>
          <table:table-cell office:value-type="float" office:value="0.111111111111111" calcext:value-type="float">
            <text:p>0.111111111111111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082407011374" calcext:value-type="float">
            <text:p>0.1082407011374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35582875206948" calcext:value-type="float">
            <text:p>0.135582875206948</text:p>
          </table:table-cell>
          <table:table-cell office:value-type="float" office:value="0.644444444444444" calcext:value-type="float">
            <text:p>0.644444444444444</text:p>
          </table:table-cell>
          <table:table-cell office:value-type="float" office:value="0.143156652519168" calcext:value-type="float">
            <text:p>0.143156652519168</text:p>
          </table:table-cell>
          <table:table-cell office:value-type="float" office:value="0.656666666666667" calcext:value-type="float">
            <text:p>0.656666666666667</text:p>
          </table:table-cell>
          <table:table-cell office:value-type="float" office:value="0.0832221480492177" calcext:value-type="float">
            <text:p>0.0832221480492177</text:p>
          </table:table-cell>
          <table:table-cell office:value-type="float" office:value="0.656666666666667" calcext:value-type="float">
            <text:p>0.656666666666667</text:p>
          </table:table-cell>
          <table:table-cell office:value-type="float" office:value="0.125756967261519" calcext:value-type="float">
            <text:p>0.125756967261519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35582875206948" calcext:value-type="float">
            <text:p>0.135582875206948</text:p>
          </table:table-cell>
          <table:table-cell office:value-type="float" office:value="0.665555555555555" calcext:value-type="float">
            <text:p>0.665555555555555</text:p>
          </table:table-cell>
          <table:table-cell office:value-type="float" office:value="0.119721899973786" calcext:value-type="float">
            <text:p>0.119721899973786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0816496580927726" calcext:value-type="float">
            <text:p>0.0816496580927726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teaching_assistant_LM</text:p>
          </table:table-cell>
          <table:table-cell office:value-type="float" office:value="0.644444444444444" calcext:value-type="float">
            <text:p>0.644444444444444</text:p>
          </table:table-cell>
          <table:table-cell office:value-type="float" office:value="0.143156652519168" calcext:value-type="float">
            <text:p>0.143156652519168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5729189661499" calcext:value-type="float">
            <text:p>0.15729189661499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10218637934553" calcext:value-type="float">
            <text:p>0.110218637934553</text:p>
          </table:table-cell>
          <table:table-cell office:value-type="float" office:value="0.696666666666667" calcext:value-type="float">
            <text:p>0.696666666666667</text:p>
          </table:table-cell>
          <table:table-cell office:value-type="float" office:value="0.125166555703457" calcext:value-type="float">
            <text:p>0.125166555703457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28812237743906" calcext:value-type="float">
            <text:p>0.128812237743906</text:p>
          </table:table-cell>
          <table:table-cell office:value-type="float" office:value="0.656666666666667" calcext:value-type="float">
            <text:p>0.656666666666667</text:p>
          </table:table-cell>
          <table:table-cell office:value-type="float" office:value="0.106631938791201" calcext:value-type="float">
            <text:p>0.106631938791201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28812237743906" calcext:value-type="float">
            <text:p>0.128812237743906</text:p>
          </table:table-cell>
          <table:table-cell office:value-type="float" office:value="0.645555555555556" calcext:value-type="float">
            <text:p>0.645555555555556</text:p>
          </table:table-cell>
          <table:table-cell office:value-type="float" office:value="0.129624338516354" calcext:value-type="float">
            <text:p>0.129624338516354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28812237743906" calcext:value-type="float">
            <text:p>0.128812237743906</text:p>
          </table:table-cell>
          <table:table-cell office:value-type="float" office:value="0.616666666666667" calcext:value-type="float">
            <text:p>0.616666666666667</text:p>
          </table:table-cell>
          <table:table-cell office:value-type="float" office:value="0.120953005872651" calcext:value-type="float">
            <text:p>0.120953005872651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55555555555556" calcext:value-type="float">
            <text:p>0.655555555555556</text:p>
          </table:table-cell>
          <table:table-cell office:value-type="float" office:value="0.137885262733232" calcext:value-type="float">
            <text:p>0.137885262733232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19876479637877" calcext:value-type="float">
            <text:p>0.119876479637877</text:p>
          </table:table-cell>
          <table:table-cell office:value-type="float" office:value="0.604444444444444" calcext:value-type="float">
            <text:p>0.604444444444444</text:p>
          </table:table-cell>
          <table:table-cell office:value-type="float" office:value="0.171269767715535" calcext:value-type="float">
            <text:p>0.171269767715535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10218637934553" calcext:value-type="float">
            <text:p>0.110218637934553</text:p>
          </table:table-cell>
          <table:table-cell office:value-type="float" office:value="0.626666666666667" calcext:value-type="float">
            <text:p>0.626666666666667</text:p>
          </table:table-cell>
          <table:table-cell office:value-type="float" office:value="0.13221755360572" calcext:value-type="float">
            <text:p>0.1322175536057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teaching_assistant_LM</text:p>
          </table:table-cell>
          <table:table-cell office:value-type="float" office:value="0.624444444444444" calcext:value-type="float">
            <text:p>0.624444444444444</text:p>
          </table:table-cell>
          <table:table-cell office:value-type="float" office:value="0.123927497720877" calcext:value-type="float">
            <text:p>0.123927497720877</text:p>
          </table:table-cell>
          <table:table-cell office:value-type="float" office:value="0.626666666666667" calcext:value-type="float">
            <text:p>0.626666666666667</text:p>
          </table:table-cell>
          <table:table-cell office:value-type="float" office:value="0.162389563612845" calcext:value-type="float">
            <text:p>0.162389563612845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0996289412064884" calcext:value-type="float">
            <text:p>0.0996289412064884</text:p>
          </table:table-cell>
          <table:table-cell office:value-type="float" office:value="0.685555555555555" calcext:value-type="float">
            <text:p>0.685555555555555</text:p>
          </table:table-cell>
          <table:table-cell office:value-type="float" office:value="0.104763107256206" calcext:value-type="float">
            <text:p>0.104763107256206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28812237743906" calcext:value-type="float">
            <text:p>0.128812237743906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49443411809733" calcext:value-type="float">
            <text:p>0.149443411809733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85555555555556" calcext:value-type="float">
            <text:p>0.685555555555556</text:p>
          </table:table-cell>
          <table:table-cell office:value-type="float" office:value="0.132823097797943" calcext:value-type="float">
            <text:p>0.132823097797943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06805465250648" calcext:value-type="float">
            <text:p>0.106805465250648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2590413754858" calcext:value-type="float">
            <text:p>0.12590413754858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33749350984926" calcext:value-type="float">
            <text:p>0.133749350984926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28812237743906" calcext:value-type="float">
            <text:p>0.128812237743906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33749350984926" calcext:value-type="float">
            <text:p>0.1337493509849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teaching_assistant_LM</text:p>
          </table:table-cell>
          <table:table-cell office:value-type="float" office:value="0.624444444444444" calcext:value-type="float">
            <text:p>0.624444444444444</text:p>
          </table:table-cell>
          <table:table-cell office:value-type="float" office:value="0.123927497720877" calcext:value-type="float">
            <text:p>0.123927497720877</text:p>
          </table:table-cell>
          <table:table-cell office:value-type="float" office:value="0.616666666666667" calcext:value-type="float">
            <text:p>0.616666666666667</text:p>
          </table:table-cell>
          <table:table-cell office:value-type="float" office:value="0.145932505961819" calcext:value-type="float">
            <text:p>0.145932505961819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0996289412064884" calcext:value-type="float">
            <text:p>0.0996289412064884</text:p>
          </table:table-cell>
          <table:table-cell office:value-type="float" office:value="0.685555555555555" calcext:value-type="float">
            <text:p>0.685555555555555</text:p>
          </table:table-cell>
          <table:table-cell office:value-type="float" office:value="0.104763107256206" calcext:value-type="float">
            <text:p>0.104763107256206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28812237743906" calcext:value-type="float">
            <text:p>0.128812237743906</text:p>
          </table:table-cell>
          <table:table-cell office:value-type="float" office:value="0.626666666666667" calcext:value-type="float">
            <text:p>0.626666666666667</text:p>
          </table:table-cell>
          <table:table-cell office:value-type="float" office:value="0.123528374308331" calcext:value-type="float">
            <text:p>0.123528374308331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10218637934553" calcext:value-type="float">
            <text:p>0.110218637934553</text:p>
          </table:table-cell>
          <table:table-cell office:value-type="float" office:value="0.675555555555556" calcext:value-type="float">
            <text:p>0.675555555555556</text:p>
          </table:table-cell>
          <table:table-cell office:value-type="float" office:value="0.135355042958587" calcext:value-type="float">
            <text:p>0.135355042958587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16666666666667" calcext:value-type="float">
            <text:p>0.616666666666667</text:p>
          </table:table-cell>
          <table:table-cell office:value-type="float" office:value="0.12981468272831" calcext:value-type="float">
            <text:p>0.12981468272831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10218637934553" calcext:value-type="float">
            <text:p>0.110218637934553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124721912892465" calcext:value-type="float">
            <text:p>0.124721912892465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26666666666667" calcext:value-type="float">
            <text:p>0.626666666666667</text:p>
          </table:table-cell>
          <table:table-cell office:value-type="float" office:value="0.11417984514369" calcext:value-type="float">
            <text:p>0.11417984514369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28812237743906" calcext:value-type="float">
            <text:p>0.128812237743906</text:p>
          </table:table-cell>
          <table:table-cell office:value-type="float" office:value="0.626666666666667" calcext:value-type="float">
            <text:p>0.626666666666667</text:p>
          </table:table-cell>
          <table:table-cell office:value-type="float" office:value="0.123528374308331" calcext:value-type="float">
            <text:p>0.12352837430833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teaching_assistant_LM</text:p>
          </table:table-cell>
          <table:table-cell office:value-type="float" office:value="0.624444444444444" calcext:value-type="float">
            <text:p>0.624444444444444</text:p>
          </table:table-cell>
          <table:table-cell office:value-type="float" office:value="0.123927497720877" calcext:value-type="float">
            <text:p>0.123927497720877</text:p>
          </table:table-cell>
          <table:table-cell office:value-type="float" office:value="0.626666666666667" calcext:value-type="float">
            <text:p>0.626666666666667</text:p>
          </table:table-cell>
          <table:table-cell office:value-type="float" office:value="0.140369881754256" calcext:value-type="float">
            <text:p>0.140369881754256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0996289412064884" calcext:value-type="float">
            <text:p>0.0996289412064884</text:p>
          </table:table-cell>
          <table:table-cell office:value-type="float" office:value="0.685555555555555" calcext:value-type="float">
            <text:p>0.685555555555555</text:p>
          </table:table-cell>
          <table:table-cell office:value-type="float" office:value="0.104763107256206" calcext:value-type="float">
            <text:p>0.104763107256206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28812237743906" calcext:value-type="float">
            <text:p>0.128812237743906</text:p>
          </table:table-cell>
          <table:table-cell office:value-type="float" office:value="0.626666666666667" calcext:value-type="float">
            <text:p>0.626666666666667</text:p>
          </table:table-cell>
          <table:table-cell office:value-type="float" office:value="0.123528374308331" calcext:value-type="float">
            <text:p>0.123528374308331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10218637934553" calcext:value-type="float">
            <text:p>0.110218637934553</text:p>
          </table:table-cell>
          <table:table-cell office:value-type="float" office:value="0.696666666666667" calcext:value-type="float">
            <text:p>0.696666666666667</text:p>
          </table:table-cell>
          <table:table-cell office:value-type="float" office:value="0.133749350984926" calcext:value-type="float">
            <text:p>0.133749350984926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28812237743906" calcext:value-type="float">
            <text:p>0.128812237743906</text:p>
          </table:table-cell>
          <table:table-cell office:value-type="float" office:value="0.606666666666667" calcext:value-type="float">
            <text:p>0.606666666666667</text:p>
          </table:table-cell>
          <table:table-cell office:value-type="float" office:value="0.142984070596848" calcext:value-type="float">
            <text:p>0.142984070596848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10218637934553" calcext:value-type="float">
            <text:p>0.110218637934553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14142135623731" calcext:value-type="float">
            <text:p>0.14142135623731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596666666666667" calcext:value-type="float">
            <text:p>0.596666666666667</text:p>
          </table:table-cell>
          <table:table-cell office:value-type="float" office:value="0.130950937942987" calcext:value-type="float">
            <text:p>0.130950937942987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28812237743906" calcext:value-type="float">
            <text:p>0.128812237743906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25166555703457" calcext:value-type="float">
            <text:p>0.125166555703457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teaching_assistant_LM</text:p>
          </table:table-cell>
          <table:table-cell office:value-type="float" office:value="0.636444444444444" calcext:value-type="float">
            <text:p>0.636444444444444</text:p>
          </table:table-cell>
          <table:table-cell office:value-type="float" office:value="0.128168656646076" calcext:value-type="float">
            <text:p>0.128168656646076</text:p>
          </table:table-cell>
          <table:table-cell office:value-type="float" office:value="0.628666666666667" calcext:value-type="float">
            <text:p>0.628666666666667</text:p>
          </table:table-cell>
          <table:table-cell office:value-type="float" office:value="0.153674682311351" calcext:value-type="float">
            <text:p>0.153674682311351</text:p>
          </table:table-cell>
          <table:table-cell office:value-type="float" office:value="0.627555555555556" calcext:value-type="float">
            <text:p>0.627555555555556</text:p>
          </table:table-cell>
          <table:table-cell office:value-type="float" office:value="0.105085540894452" calcext:value-type="float">
            <text:p>0.105085540894452</text:p>
          </table:table-cell>
          <table:table-cell office:value-type="float" office:value="0.684" calcext:value-type="float">
            <text:p>0.684</text:p>
          </table:table-cell>
          <table:table-cell office:value-type="float" office:value="0.110985186262" calcext:value-type="float">
            <text:p>0.110985186262</text:p>
          </table:table-cell>
          <table:table-cell office:value-type="float" office:value="0.637555555555556" calcext:value-type="float">
            <text:p>0.637555555555556</text:p>
          </table:table-cell>
          <table:table-cell office:value-type="float" office:value="0.127199528838498" calcext:value-type="float">
            <text:p>0.127199528838498</text:p>
          </table:table-cell>
          <table:table-cell office:value-type="float" office:value="0.640444444444444" calcext:value-type="float">
            <text:p>0.640444444444444</text:p>
          </table:table-cell>
          <table:table-cell office:value-type="float" office:value="0.122848642065741" calcext:value-type="float">
            <text:p>0.122848642065741</text:p>
          </table:table-cell>
          <table:table-cell office:value-type="float" office:value="0.631555555555556" calcext:value-type="float">
            <text:p>0.631555555555556</text:p>
          </table:table-cell>
          <table:table-cell office:value-type="float" office:value="0.115110134432997" calcext:value-type="float">
            <text:p>0.115110134432997</text:p>
          </table:table-cell>
          <table:table-cell office:value-type="float" office:value="0.665777777777778" calcext:value-type="float">
            <text:p>0.665777777777778</text:p>
          </table:table-cell>
          <table:table-cell office:value-type="float" office:value="0.133426941092952" calcext:value-type="float">
            <text:p>0.133426941092952</text:p>
          </table:table-cell>
          <table:table-cell office:value-type="float" office:value="0.633333333333333" calcext:value-type="float">
            <text:p>0.633333333333333</text:p>
          </table:table-cell>
          <table:table-cell office:value-type="float" office:value="0.127380408567225" calcext:value-type="float">
            <text:p>0.127380408567225</text:p>
          </table:table-cell>
          <table:table-cell office:value-type="float" office:value="0.626666666666667" calcext:value-type="float">
            <text:p>0.626666666666667</text:p>
          </table:table-cell>
          <table:table-cell office:value-type="float" office:value="0.118584817623974" calcext:value-type="float">
            <text:p>0.118584817623974</text:p>
          </table:table-cell>
          <table:table-cell office:value-type="float" office:value="0.64" calcext:value-type="float">
            <text:p>0.64</text:p>
          </table:table-cell>
          <table:table-cell office:value-type="float" office:value="0.114212033159169" calcext:value-type="float">
            <text:p>0.114212033159169</text:p>
          </table:table-cell>
          <table:table-cell office:value-type="float" office:value="0.652222222222222" calcext:value-type="float">
            <text:p>0.652222222222222</text:p>
          </table:table-cell>
          <table:table-cell office:value-type="float" office:value="0.133103108923707" calcext:value-type="float">
            <text:p>0.133103108923707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18755950371077" calcext:value-type="float">
            <text:p>0.118755950371077</text:p>
          </table:table-cell>
          <table:table-cell office:value-type="float" office:value="0.618" calcext:value-type="float">
            <text:p>0.618</text:p>
          </table:table-cell>
          <table:table-cell office:value-type="float" office:value="0.133642071840342" calcext:value-type="float">
            <text:p>0.133642071840342</text:p>
          </table:table-cell>
          <table:table-cell office:value-type="float" office:value="0.641777777777778" calcext:value-type="float">
            <text:p>0.641777777777778</text:p>
          </table:table-cell>
          <table:table-cell office:value-type="float" office:value="0.115661001851809" calcext:value-type="float">
            <text:p>0.115661001851809</text:p>
          </table:table-cell>
          <table:table-cell office:value-type="float" office:value="0.632666666666667" calcext:value-type="float">
            <text:p>0.632666666666667</text:p>
          </table:table-cell>
          <table:table-cell office:value-type="float" office:value="0.126122403095055" calcext:value-type="float">
            <text:p>0.1261224030950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LM</text:p>
          </table:table-cell>
          <table:table-cell office:value-type="float" office:value="0.654444444444444" calcext:value-type="float">
            <text:p>0.654444444444444</text:p>
          </table:table-cell>
          <table:table-cell office:value-type="float" office:value="0.135218159347345" calcext:value-type="float">
            <text:p>0.135218159347345</text:p>
          </table:table-cell>
          <table:table-cell office:value-type="float" office:value="0.655555555555556" calcext:value-type="float">
            <text:p>0.655555555555556</text:p>
          </table:table-cell>
          <table:table-cell office:value-type="float" office:value="0.153156097245447" calcext:value-type="float">
            <text:p>0.153156097245447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06805465250648" calcext:value-type="float">
            <text:p>0.106805465250648</text:p>
          </table:table-cell>
          <table:table-cell office:value-type="float" office:value="0.604444444444444" calcext:value-type="float">
            <text:p>0.604444444444444</text:p>
          </table:table-cell>
          <table:table-cell office:value-type="float" office:value="0.126491106406735" calcext:value-type="float">
            <text:p>0.126491106406735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5729189661499" calcext:value-type="float">
            <text:p>0.15729189661499</text:p>
          </table:table-cell>
          <table:table-cell office:value-type="float" office:value="0.656666666666667" calcext:value-type="float">
            <text:p>0.656666666666667</text:p>
          </table:table-cell>
          <table:table-cell office:value-type="float" office:value="0.134302036607927" calcext:value-type="float">
            <text:p>0.134302036607927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45041501085162" calcext:value-type="float">
            <text:p>0.145041501085162</text:p>
          </table:table-cell>
          <table:table-cell office:value-type="float" office:value="0.665555555555555" calcext:value-type="float">
            <text:p>0.665555555555555</text:p>
          </table:table-cell>
          <table:table-cell office:value-type="float" office:value="0.159513148186739" calcext:value-type="float">
            <text:p>0.159513148186739</text:p>
          </table:table-cell>
          <table:table-cell office:value-type="float" office:value="0.665555555555555" calcext:value-type="float">
            <text:p>0.665555555555555</text:p>
          </table:table-cell>
          <table:table-cell office:value-type="float" office:value="0.119721899973786" calcext:value-type="float">
            <text:p>0.119721899973786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19876479637877" calcext:value-type="float">
            <text:p>0.119876479637877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2590413754858" calcext:value-type="float">
            <text:p>0.12590413754858</text:p>
          </table:table-cell>
          <table:table-cell office:value-type="float" office:value="0.626666666666667" calcext:value-type="float">
            <text:p>0.626666666666667</text:p>
          </table:table-cell>
          <table:table-cell office:value-type="float" office:value="0.11417984514369" calcext:value-type="float">
            <text:p>0.11417984514369</text:p>
          </table:table-cell>
          <table:table-cell office:value-type="float" office:value="0.605555555555555" calcext:value-type="float">
            <text:p>0.605555555555555</text:p>
          </table:table-cell>
          <table:table-cell office:value-type="float" office:value="0.15335748602047" calcext:value-type="float">
            <text:p>0.15335748602047</text:p>
          </table:table-cell>
          <table:table-cell office:value-type="float" office:value="0.645555555555556" calcext:value-type="float">
            <text:p>0.645555555555556</text:p>
          </table:table-cell>
          <table:table-cell office:value-type="float" office:value="0.129624338516354" calcext:value-type="float">
            <text:p>0.129624338516354</text:p>
          </table:table-cell>
          <table:table-cell office:value-type="float" office:value="0.634444444444444" calcext:value-type="float">
            <text:p>0.634444444444444</text:p>
          </table:table-cell>
          <table:table-cell office:value-type="float" office:value="0.116587274573997" calcext:value-type="float">
            <text:p>0.116587274573997</text:p>
          </table:table-cell>
          <table:table-cell office:value-type="float" office:value="0.645555555555556" calcext:value-type="float">
            <text:p>0.645555555555556</text:p>
          </table:table-cell>
          <table:table-cell office:value-type="float" office:value="0.120748693216864" calcext:value-type="float">
            <text:p>0.12074869321686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LM</text:p>
          </table:table-cell>
          <table:table-cell office:value-type="float" office:value="0.626666666666667" calcext:value-type="float">
            <text:p>0.626666666666667</text:p>
          </table:table-cell>
          <table:table-cell office:value-type="float" office:value="0.11417984514369" calcext:value-type="float">
            <text:p>0.11417984514369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27123930977454" calcext:value-type="float">
            <text:p>0.127123930977454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06805465250648" calcext:value-type="float">
            <text:p>0.106805465250648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06805465250648" calcext:value-type="float">
            <text:p>0.106805465250648</text:p>
          </table:table-cell>
          <table:table-cell office:value-type="float" office:value="0.656666666666667" calcext:value-type="float">
            <text:p>0.656666666666667</text:p>
          </table:table-cell>
          <table:table-cell office:value-type="float" office:value="0.134302036607927" calcext:value-type="float">
            <text:p>0.134302036607927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28812237743906" calcext:value-type="float">
            <text:p>0.128812237743906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28812237743906" calcext:value-type="float">
            <text:p>0.128812237743906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05934990547138" calcext:value-type="float">
            <text:p>0.105934990547138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2590413754858" calcext:value-type="float">
            <text:p>0.12590413754858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16746004769455" calcext:value-type="float">
            <text:p>0.116746004769455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10218637934553" calcext:value-type="float">
            <text:p>0.11021863793455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LM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28812237743906" calcext:value-type="float">
            <text:p>0.128812237743906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06805465250648" calcext:value-type="float">
            <text:p>0.106805465250648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06805465250648" calcext:value-type="float">
            <text:p>0.106805465250648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28812237743906" calcext:value-type="float">
            <text:p>0.128812237743906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06805465250648" calcext:value-type="float">
            <text:p>0.106805465250648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28812237743906" calcext:value-type="float">
            <text:p>0.128812237743906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10218637934553" calcext:value-type="float">
            <text:p>0.110218637934553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2590413754858" calcext:value-type="float">
            <text:p>0.12590413754858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2590413754858" calcext:value-type="float">
            <text:p>0.12590413754858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10218637934553" calcext:value-type="float">
            <text:p>0.11021863793455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LM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05934990547138" calcext:value-type="float">
            <text:p>0.105934990547138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06805465250648" calcext:value-type="float">
            <text:p>0.106805465250648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15555555555556" calcext:value-type="float">
            <text:p>0.615555555555556</text:p>
          </table:table-cell>
          <table:table-cell office:value-type="float" office:value="0.115256022043466" calcext:value-type="float">
            <text:p>0.115256022043466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2590413754858" calcext:value-type="float">
            <text:p>0.12590413754858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2590413754858" calcext:value-type="float">
            <text:p>0.12590413754858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2590413754858" calcext:value-type="float">
            <text:p>0.12590413754858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10218637934553" calcext:value-type="float">
            <text:p>0.11021863793455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LM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05934990547138" calcext:value-type="float">
            <text:p>0.105934990547138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05934990547138" calcext:value-type="float">
            <text:p>0.105934990547138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2590413754858" calcext:value-type="float">
            <text:p>0.12590413754858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2590413754858" calcext:value-type="float">
            <text:p>0.12590413754858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06805465250648" calcext:value-type="float">
            <text:p>0.106805465250648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06805465250648" calcext:value-type="float">
            <text:p>0.106805465250648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LM</text:p>
          </table:table-cell>
          <table:table-cell office:value-type="float" office:value="0.631555555555556" calcext:value-type="float">
            <text:p>0.631555555555556</text:p>
          </table:table-cell>
          <table:table-cell office:value-type="float" office:value="0.120715875346951" calcext:value-type="float">
            <text:p>0.120715875346951</text:p>
          </table:table-cell>
          <table:table-cell office:value-type="float" office:value="0.638" calcext:value-type="float">
            <text:p>0.638</text:p>
          </table:table-cell>
          <table:table-cell office:value-type="float" office:value="0.124192449412217" calcext:value-type="float">
            <text:p>0.124192449412217</text:p>
          </table:table-cell>
          <table:table-cell office:value-type="float" office:value="0.644666666666667" calcext:value-type="float">
            <text:p>0.644666666666667</text:p>
          </table:table-cell>
          <table:table-cell office:value-type="float" office:value="0.106631370309946" calcext:value-type="float">
            <text:p>0.106631370309946</text:p>
          </table:table-cell>
          <table:table-cell office:value-type="float" office:value="0.632" calcext:value-type="float">
            <text:p>0.632</text:p>
          </table:table-cell>
          <table:table-cell office:value-type="float" office:value="0.114822535039089" calcext:value-type="float">
            <text:p>0.114822535039089</text:p>
          </table:table-cell>
          <table:table-cell office:value-type="float" office:value="0.642666666666667" calcext:value-type="float">
            <text:p>0.642666666666667</text:p>
          </table:table-cell>
          <table:table-cell office:value-type="float" office:value="0.127888895168288" calcext:value-type="float">
            <text:p>0.127888895168288</text:p>
          </table:table-cell>
          <table:table-cell office:value-type="float" office:value="0.631777777777778" calcext:value-type="float">
            <text:p>0.631777777777778</text:p>
          </table:table-cell>
          <table:table-cell office:value-type="float" office:value="0.122898242244889" calcext:value-type="float">
            <text:p>0.122898242244889</text:p>
          </table:table-cell>
          <table:table-cell office:value-type="float" office:value="0.64" calcext:value-type="float">
            <text:p>0.64</text:p>
          </table:table-cell>
          <table:table-cell office:value-type="float" office:value="0.130894850334027" calcext:value-type="float">
            <text:p>0.130894850334027</text:p>
          </table:table-cell>
          <table:table-cell office:value-type="float" office:value="0.644444444444444" calcext:value-type="float">
            <text:p>0.644444444444444</text:p>
          </table:table-cell>
          <table:table-cell office:value-type="float" office:value="0.122833831211182" calcext:value-type="float">
            <text:p>0.122833831211182</text:p>
          </table:table-cell>
          <table:table-cell office:value-type="float" office:value="0.644222222222222" calcext:value-type="float">
            <text:p>0.644222222222222</text:p>
          </table:table-cell>
          <table:table-cell office:value-type="float" office:value="0.121267727402391" calcext:value-type="float">
            <text:p>0.121267727402391</text:p>
          </table:table-cell>
          <table:table-cell office:value-type="float" office:value="0.640222222222222" calcext:value-type="float">
            <text:p>0.640222222222222</text:p>
          </table:table-cell>
          <table:table-cell office:value-type="float" office:value="0.117567676643346" calcext:value-type="float">
            <text:p>0.117567676643346</text:p>
          </table:table-cell>
          <table:table-cell office:value-type="float" office:value="0.642666666666667" calcext:value-type="float">
            <text:p>0.642666666666667</text:p>
          </table:table-cell>
          <table:table-cell office:value-type="float" office:value="0.121922554878284" calcext:value-type="float">
            <text:p>0.121922554878284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3767170602572" calcext:value-type="float">
            <text:p>0.113767170602572</text:p>
          </table:table-cell>
          <table:table-cell office:value-type="float" office:value="0.621555555555555" calcext:value-type="float">
            <text:p>0.621555555555555</text:p>
          </table:table-cell>
          <table:table-cell office:value-type="float" office:value="0.125119863135752" calcext:value-type="float">
            <text:p>0.125119863135752</text:p>
          </table:table-cell>
          <table:table-cell office:value-type="float" office:value="0.642444444444444" calcext:value-type="float">
            <text:p>0.642444444444444</text:p>
          </table:table-cell>
          <table:table-cell office:value-type="float" office:value="0.120834968516014" calcext:value-type="float">
            <text:p>0.120834968516014</text:p>
          </table:table-cell>
          <table:table-cell office:value-type="float" office:value="0.636222222222222" calcext:value-type="float">
            <text:p>0.636222222222222</text:p>
          </table:table-cell>
          <table:table-cell office:value-type="float" office:value="0.116077599613072" calcext:value-type="float">
            <text:p>0.116077599613072</text:p>
          </table:table-cell>
          <table:table-cell office:value-type="float" office:value="0.639777777777778" calcext:value-type="float">
            <text:p>0.639777777777778</text:p>
          </table:table-cell>
          <table:table-cell office:value-type="float" office:value="0.111642014454234" calcext:value-type="float">
            <text:p>0.1116420144542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teaching_assistant_MH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246324682894594" calcext:value-type="float">
            <text:p>0.246324682894594</text:p>
          </table:table-cell>
          <table:table-cell office:value-type="float" office:value="0.728181818181818" calcext:value-type="float">
            <text:p>0.728181818181818</text:p>
          </table:table-cell>
          <table:table-cell office:value-type="float" office:value="0.1795029357659" calcext:value-type="float">
            <text:p>0.1795029357659</text:p>
          </table:table-cell>
          <table:table-cell office:value-type="float" office:value="0.74" calcext:value-type="float">
            <text:p>0.74</text:p>
          </table:table-cell>
          <table:table-cell office:value-type="float" office:value="0.185032198821046" calcext:value-type="float">
            <text:p>0.185032198821046</text:p>
          </table:table-cell>
          <table:table-cell office:value-type="float" office:value="0.680909090909091" calcext:value-type="float">
            <text:p>0.680909090909091</text:p>
          </table:table-cell>
          <table:table-cell office:value-type="float" office:value="0.190569683863183" calcext:value-type="float">
            <text:p>0.190569683863183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3170825593365" calcext:value-type="float">
            <text:p>0.193170825593365</text:p>
          </table:table-cell>
          <table:table-cell office:value-type="float" office:value="0.700909090909091" calcext:value-type="float">
            <text:p>0.700909090909091</text:p>
          </table:table-cell>
          <table:table-cell office:value-type="float" office:value="0.202892309504817" calcext:value-type="float">
            <text:p>0.202892309504817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3170825593365" calcext:value-type="float">
            <text:p>0.193170825593365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82362820627198" calcext:value-type="float">
            <text:p>0.182362820627198</text:p>
          </table:table-cell>
          <table:table-cell office:value-type="float" office:value="0.719090909090909" calcext:value-type="float">
            <text:p>0.719090909090909</text:p>
          </table:table-cell>
          <table:table-cell office:value-type="float" office:value="0.180777323719956" calcext:value-type="float">
            <text:p>0.180777323719956</text:p>
          </table:table-cell>
          <table:table-cell office:value-type="float" office:value="0.71" calcext:value-type="float">
            <text:p>0.71</text:p>
          </table:table-cell>
          <table:table-cell office:value-type="float" office:value="0.167707493838051" calcext:value-type="float">
            <text:p>0.167707493838051</text:p>
          </table:table-cell>
          <table:table-cell office:value-type="float" office:value="0.699090909090909" calcext:value-type="float">
            <text:p>0.699090909090909</text:p>
          </table:table-cell>
          <table:table-cell office:value-type="float" office:value="0.187900780726458" calcext:value-type="float">
            <text:p>0.187900780726458</text:p>
          </table:table-cell>
          <table:table-cell office:value-type="float" office:value="0.660909090909091" calcext:value-type="float">
            <text:p>0.660909090909091</text:p>
          </table:table-cell>
          <table:table-cell office:value-type="float" office:value="0.192992480001181" calcext:value-type="float">
            <text:p>0.192992480001181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980706947897" calcext:value-type="float">
            <text:p>0.19980706947897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8600352821498" calcext:value-type="float">
            <text:p>0.168600352821498</text:p>
          </table:table-cell>
          <table:table-cell office:value-type="float" office:value="0.718181818181818" calcext:value-type="float">
            <text:p>0.718181818181818</text:p>
          </table:table-cell>
          <table:table-cell office:value-type="float" office:value="0.164866309196793" calcext:value-type="float">
            <text:p>0.164866309196793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88357162245904" calcext:value-type="float">
            <text:p>0.18835716224590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teaching_assistant_MH</text:p>
          </table:table-cell>
          <table:table-cell office:value-type="float" office:value="0.693636363636364" calcext:value-type="float">
            <text:p>0.693636363636364</text:p>
          </table:table-cell>
          <table:table-cell office:value-type="float" office:value="0.239989669199143" calcext:value-type="float">
            <text:p>0.239989669199143</text:p>
          </table:table-cell>
          <table:table-cell office:value-type="float" office:value="0.718181818181818" calcext:value-type="float">
            <text:p>0.718181818181818</text:p>
          </table:table-cell>
          <table:table-cell office:value-type="float" office:value="0.171473386070244" calcext:value-type="float">
            <text:p>0.171473386070244</text:p>
          </table:table-cell>
          <table:table-cell office:value-type="float" office:value="0.711818181818182" calcext:value-type="float">
            <text:p>0.711818181818182</text:p>
          </table:table-cell>
          <table:table-cell office:value-type="float" office:value="0.211342727324649" calcext:value-type="float">
            <text:p>0.211342727324649</text:p>
          </table:table-cell>
          <table:table-cell office:value-type="float" office:value="0.700909090909091" calcext:value-type="float">
            <text:p>0.700909090909091</text:p>
          </table:table-cell>
          <table:table-cell office:value-type="float" office:value="0.185738048308718" calcext:value-type="float">
            <text:p>0.185738048308718</text:p>
          </table:table-cell>
          <table:table-cell office:value-type="float" office:value="0.720909090909091" calcext:value-type="float">
            <text:p>0.720909090909091</text:p>
          </table:table-cell>
          <table:table-cell office:value-type="float" office:value="0.196107670806441" calcext:value-type="float">
            <text:p>0.196107670806441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883960893807" calcext:value-type="float">
            <text:p>0.19883960893807</text:p>
          </table:table-cell>
          <table:table-cell office:value-type="float" office:value="0.71" calcext:value-type="float">
            <text:p>0.71</text:p>
          </table:table-cell>
          <table:table-cell office:value-type="float" office:value="0.180472291318873" calcext:value-type="float">
            <text:p>0.180472291318873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39090909090909" calcext:value-type="float">
            <text:p>0.739090909090909</text:p>
          </table:table-cell>
          <table:table-cell office:value-type="float" office:value="0.176073383983188" calcext:value-type="float">
            <text:p>0.176073383983188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11818181818182" calcext:value-type="float">
            <text:p>0.711818181818182</text:p>
          </table:table-cell>
          <table:table-cell office:value-type="float" office:value="0.211342727324649" calcext:value-type="float">
            <text:p>0.21134272732464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teaching_assistant_MH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246324682894594" calcext:value-type="float">
            <text:p>0.246324682894594</text:p>
          </table:table-cell>
          <table:table-cell office:value-type="float" office:value="0.708181818181818" calcext:value-type="float">
            <text:p>0.708181818181818</text:p>
          </table:table-cell>
          <table:table-cell office:value-type="float" office:value="0.169070814489707" calcext:value-type="float">
            <text:p>0.169070814489707</text:p>
          </table:table-cell>
          <table:table-cell office:value-type="float" office:value="0.701818181818182" calcext:value-type="float">
            <text:p>0.701818181818182</text:p>
          </table:table-cell>
          <table:table-cell office:value-type="float" office:value="0.20906016462594" calcext:value-type="float">
            <text:p>0.20906016462594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20909090909091" calcext:value-type="float">
            <text:p>0.720909090909091</text:p>
          </table:table-cell>
          <table:table-cell office:value-type="float" office:value="0.196107670806441" calcext:value-type="float">
            <text:p>0.196107670806441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1" calcext:value-type="float">
            <text:p>0.71</text:p>
          </table:table-cell>
          <table:table-cell office:value-type="float" office:value="0.180472291318873" calcext:value-type="float">
            <text:p>0.180472291318873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3" calcext:value-type="float">
            <text:p>0.73</text:p>
          </table:table-cell>
          <table:table-cell office:value-type="float" office:value="0.184129251525165" calcext:value-type="float">
            <text:p>0.184129251525165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1" calcext:value-type="float">
            <text:p>0.71</text:p>
          </table:table-cell>
          <table:table-cell office:value-type="float" office:value="0.180472291318873" calcext:value-type="float">
            <text:p>0.180472291318873</text:p>
          </table:table-cell>
          <table:table-cell office:value-type="float" office:value="0.700909090909091" calcext:value-type="float">
            <text:p>0.700909090909091</text:p>
          </table:table-cell>
          <table:table-cell office:value-type="float" office:value="0.185738048308718" calcext:value-type="float">
            <text:p>0.185738048308718</text:p>
          </table:table-cell>
          <table:table-cell office:value-type="float" office:value="0.73" calcext:value-type="float">
            <text:p>0.73</text:p>
          </table:table-cell>
          <table:table-cell office:value-type="float" office:value="0.184129251525165" calcext:value-type="float">
            <text:p>0.184129251525165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teaching_assistant_MH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246324682894594" calcext:value-type="float">
            <text:p>0.246324682894594</text:p>
          </table:table-cell>
          <table:table-cell office:value-type="float" office:value="0.708181818181818" calcext:value-type="float">
            <text:p>0.708181818181818</text:p>
          </table:table-cell>
          <table:table-cell office:value-type="float" office:value="0.169070814489707" calcext:value-type="float">
            <text:p>0.169070814489707</text:p>
          </table:table-cell>
          <table:table-cell office:value-type="float" office:value="0.701818181818182" calcext:value-type="float">
            <text:p>0.701818181818182</text:p>
          </table:table-cell>
          <table:table-cell office:value-type="float" office:value="0.20906016462594" calcext:value-type="float">
            <text:p>0.20906016462594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teaching_assistant_MH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246324682894594" calcext:value-type="float">
            <text:p>0.246324682894594</text:p>
          </table:table-cell>
          <table:table-cell office:value-type="float" office:value="0.718181818181818" calcext:value-type="float">
            <text:p>0.718181818181818</text:p>
          </table:table-cell>
          <table:table-cell office:value-type="float" office:value="0.177835160619651" calcext:value-type="float">
            <text:p>0.177835160619651</text:p>
          </table:table-cell>
          <table:table-cell office:value-type="float" office:value="0.701818181818182" calcext:value-type="float">
            <text:p>0.701818181818182</text:p>
          </table:table-cell>
          <table:table-cell office:value-type="float" office:value="0.20906016462594" calcext:value-type="float">
            <text:p>0.20906016462594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75066562180662" calcext:value-type="float">
            <text:p>0.175066562180662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75066562180662" calcext:value-type="float">
            <text:p>0.175066562180662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teaching_assistant_MH</text:p>
          </table:table-cell>
          <table:table-cell office:value-type="float" office:value="0.685636363636364" calcext:value-type="float">
            <text:p>0.685636363636364</text:p>
          </table:table-cell>
          <table:table-cell office:value-type="float" office:value="0.245057680155504" calcext:value-type="float">
            <text:p>0.245057680155504</text:p>
          </table:table-cell>
          <table:table-cell office:value-type="float" office:value="0.716181818181818" calcext:value-type="float">
            <text:p>0.716181818181818</text:p>
          </table:table-cell>
          <table:table-cell office:value-type="float" office:value="0.173390622287042" calcext:value-type="float">
            <text:p>0.173390622287042</text:p>
          </table:table-cell>
          <table:table-cell office:value-type="float" office:value="0.711454545454546" calcext:value-type="float">
            <text:p>0.711454545454546</text:p>
          </table:table-cell>
          <table:table-cell office:value-type="float" office:value="0.204711084004703" calcext:value-type="float">
            <text:p>0.204711084004703</text:p>
          </table:table-cell>
          <table:table-cell office:value-type="float" office:value="0.702909090909091" calcext:value-type="float">
            <text:p>0.702909090909091</text:p>
          </table:table-cell>
          <table:table-cell office:value-type="float" office:value="0.191761466627309" calcext:value-type="float">
            <text:p>0.191761466627309</text:p>
          </table:table-cell>
          <table:table-cell office:value-type="float" office:value="0.714909090909091" calcext:value-type="float">
            <text:p>0.714909090909091</text:p>
          </table:table-cell>
          <table:table-cell office:value-type="float" office:value="0.194743846903202" calcext:value-type="float">
            <text:p>0.194743846903202</text:p>
          </table:table-cell>
          <table:table-cell office:value-type="float" office:value="0.718" calcext:value-type="float">
            <text:p>0.718</text:p>
          </table:table-cell>
          <table:table-cell office:value-type="float" office:value="0.185160425219537" calcext:value-type="float">
            <text:p>0.185160425219537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3967392042578" calcext:value-type="float">
            <text:p>0.193967392042578</text:p>
          </table:table-cell>
          <table:table-cell office:value-type="float" office:value="0.714363636363636" calcext:value-type="float">
            <text:p>0.714363636363636</text:p>
          </table:table-cell>
          <table:table-cell office:value-type="float" office:value="0.184446096375151" calcext:value-type="float">
            <text:p>0.184446096375151</text:p>
          </table:table-cell>
          <table:table-cell office:value-type="float" office:value="0.714363636363636" calcext:value-type="float">
            <text:p>0.714363636363636</text:p>
          </table:table-cell>
          <table:table-cell office:value-type="float" office:value="0.1891782685644" calcext:value-type="float">
            <text:p>0.1891782685644</text:p>
          </table:table-cell>
          <table:table-cell office:value-type="float" office:value="0.721818181818182" calcext:value-type="float">
            <text:p>0.721818181818182</text:p>
          </table:table-cell>
          <table:table-cell office:value-type="float" office:value="0.178426428763737" calcext:value-type="float">
            <text:p>0.178426428763737</text:p>
          </table:table-cell>
          <table:table-cell office:value-type="float" office:value="0.710363636363636" calcext:value-type="float">
            <text:p>0.710363636363636</text:p>
          </table:table-cell>
          <table:table-cell office:value-type="float" office:value="0.191537575022338" calcext:value-type="float">
            <text:p>0.191537575022338</text:p>
          </table:table-cell>
          <table:table-cell office:value-type="float" office:value="0.702363636363636" calcext:value-type="float">
            <text:p>0.702363636363636</text:p>
          </table:table-cell>
          <table:table-cell office:value-type="float" office:value="0.186143602886242" calcext:value-type="float">
            <text:p>0.186143602886242</text:p>
          </table:table-cell>
          <table:table-cell office:value-type="float" office:value="0.716181818181818" calcext:value-type="float">
            <text:p>0.716181818181818</text:p>
          </table:table-cell>
          <table:table-cell office:value-type="float" office:value="0.184102841656494" calcext:value-type="float">
            <text:p>0.184102841656494</text:p>
          </table:table-cell>
          <table:table-cell office:value-type="float" office:value="0.727636363636364" calcext:value-type="float">
            <text:p>0.727636363636364</text:p>
          </table:table-cell>
          <table:table-cell office:value-type="float" office:value="0.178806364920931" calcext:value-type="float">
            <text:p>0.178806364920931</text:p>
          </table:table-cell>
          <table:table-cell office:value-type="float" office:value="0.712363636363636" calcext:value-type="float">
            <text:p>0.712363636363636</text:p>
          </table:table-cell>
          <table:table-cell office:value-type="float" office:value="0.188306488763263" calcext:value-type="float">
            <text:p>0.188306488763263</text:p>
          </table:table-cell>
          <table:table-cell office:value-type="float" office:value="0.711090909090909" calcext:value-type="float">
            <text:p>0.711090909090909</text:p>
          </table:table-cell>
          <table:table-cell office:value-type="float" office:value="0.196439898107039" calcext:value-type="float">
            <text:p>0.1964398981070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MH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980706947897" calcext:value-type="float">
            <text:p>0.19980706947897</text:p>
          </table:table-cell>
          <table:table-cell office:value-type="float" office:value="0.7" calcext:value-type="float">
            <text:p>0.7</text:p>
          </table:table-cell>
          <table:table-cell office:value-type="float" office:value="0.201144566973043" calcext:value-type="float">
            <text:p>0.201144566973043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3" calcext:value-type="float">
            <text:p>0.73</text:p>
          </table:table-cell>
          <table:table-cell office:value-type="float" office:value="0.184129251525165" calcext:value-type="float">
            <text:p>0.184129251525165</text:p>
          </table:table-cell>
          <table:table-cell office:value-type="float" office:value="0.71" calcext:value-type="float">
            <text:p>0.71</text:p>
          </table:table-cell>
          <table:table-cell office:value-type="float" office:value="0.192392027845045" calcext:value-type="float">
            <text:p>0.192392027845045</text:p>
          </table:table-cell>
          <table:table-cell office:value-type="float" office:value="0.711818181818182" calcext:value-type="float">
            <text:p>0.711818181818182</text:p>
          </table:table-cell>
          <table:table-cell office:value-type="float" office:value="0.221608196683845" calcext:value-type="float">
            <text:p>0.221608196683845</text:p>
          </table:table-cell>
          <table:table-cell office:value-type="float" office:value="0.73" calcext:value-type="float">
            <text:p>0.73</text:p>
          </table:table-cell>
          <table:table-cell office:value-type="float" office:value="0.184129251525165" calcext:value-type="float">
            <text:p>0.184129251525165</text:p>
          </table:table-cell>
          <table:table-cell office:value-type="float" office:value="0.730909090909091" calcext:value-type="float">
            <text:p>0.730909090909091</text:p>
          </table:table-cell>
          <table:table-cell office:value-type="float" office:value="0.20841788917683" calcext:value-type="float">
            <text:p>0.20841788917683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88357162245904" calcext:value-type="float">
            <text:p>0.188357162245904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90152420618392" calcext:value-type="float">
            <text:p>0.190152420618392</text:p>
          </table:table-cell>
          <table:table-cell office:value-type="float" office:value="0.71" calcext:value-type="float">
            <text:p>0.71</text:p>
          </table:table-cell>
          <table:table-cell office:value-type="float" office:value="0.167707493838051" calcext:value-type="float">
            <text:p>0.167707493838051</text:p>
          </table:table-cell>
          <table:table-cell office:value-type="float" office:value="0.74" calcext:value-type="float">
            <text:p>0.74</text:p>
          </table:table-cell>
          <table:table-cell office:value-type="float" office:value="0.178926499933153" calcext:value-type="float">
            <text:p>0.178926499933153</text:p>
          </table:table-cell>
          <table:table-cell office:value-type="float" office:value="0.737272727272727" calcext:value-type="float">
            <text:p>0.737272727272727</text:p>
          </table:table-cell>
          <table:table-cell office:value-type="float" office:value="0.163549359586396" calcext:value-type="float">
            <text:p>0.163549359586396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8181818181818" calcext:value-type="float">
            <text:p>0.728181818181818</text:p>
          </table:table-cell>
          <table:table-cell office:value-type="float" office:value="0.142614315463794" calcext:value-type="float">
            <text:p>0.14261431546379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MH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00909090909091" calcext:value-type="float">
            <text:p>0.700909090909091</text:p>
          </table:table-cell>
          <table:table-cell office:value-type="float" office:value="0.185738048308718" calcext:value-type="float">
            <text:p>0.185738048308718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01818181818182" calcext:value-type="float">
            <text:p>0.701818181818182</text:p>
          </table:table-cell>
          <table:table-cell office:value-type="float" office:value="0.20906016462594" calcext:value-type="float">
            <text:p>0.20906016462594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19090909090909" calcext:value-type="float">
            <text:p>0.719090909090909</text:p>
          </table:table-cell>
          <table:table-cell office:value-type="float" office:value="0.161287860996056" calcext:value-type="float">
            <text:p>0.161287860996056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1" calcext:value-type="float">
            <text:p>0.71</text:p>
          </table:table-cell>
          <table:table-cell office:value-type="float" office:value="0.17420684748787" calcext:value-type="float">
            <text:p>0.17420684748787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38181818181818" calcext:value-type="float">
            <text:p>0.738181818181818</text:p>
          </table:table-cell>
          <table:table-cell office:value-type="float" office:value="0.161022901028541" calcext:value-type="float">
            <text:p>0.161022901028541</text:p>
          </table:table-cell>
          <table:table-cell office:value-type="float" office:value="0.739090909090909" calcext:value-type="float">
            <text:p>0.739090909090909</text:p>
          </table:table-cell>
          <table:table-cell office:value-type="float" office:value="0.170778480073452" calcext:value-type="float">
            <text:p>0.170778480073452</text:p>
          </table:table-cell>
          <table:table-cell office:value-type="float" office:value="0.709090909090909" calcext:value-type="float">
            <text:p>0.709090909090909</text:p>
          </table:table-cell>
          <table:table-cell office:value-type="float" office:value="0.151636315190264" calcext:value-type="float">
            <text:p>0.15163631519026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MH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MH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39090909090909" calcext:value-type="float">
            <text:p>0.739090909090909</text:p>
          </table:table-cell>
          <table:table-cell office:value-type="float" office:value="0.170778480073452" calcext:value-type="float">
            <text:p>0.17077848007345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MH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MH</text:p>
          </table:table-cell>
          <table:table-cell office:value-type="float" office:value="0.718181818181818" calcext:value-type="float">
            <text:p>0.718181818181818</text:p>
          </table:table-cell>
          <table:table-cell office:value-type="float" office:value="0.184924841240898" calcext:value-type="float">
            <text:p>0.184924841240898</text:p>
          </table:table-cell>
          <table:table-cell office:value-type="float" office:value="0.716363636363636" calcext:value-type="float">
            <text:p>0.716363636363636</text:p>
          </table:table-cell>
          <table:table-cell office:value-type="float" office:value="0.188363371509212" calcext:value-type="float">
            <text:p>0.188363371509212</text:p>
          </table:table-cell>
          <table:table-cell office:value-type="float" office:value="0.706727272727273" calcext:value-type="float">
            <text:p>0.706727272727273</text:p>
          </table:table-cell>
          <table:table-cell office:value-type="float" office:value="0.193876443249281" calcext:value-type="float">
            <text:p>0.193876443249281</text:p>
          </table:table-cell>
          <table:table-cell office:value-type="float" office:value="0.723636363636364" calcext:value-type="float">
            <text:p>0.723636363636364</text:p>
          </table:table-cell>
          <table:table-cell office:value-type="float" office:value="0.177464752570433" calcext:value-type="float">
            <text:p>0.177464752570433</text:p>
          </table:table-cell>
          <table:table-cell office:value-type="float" office:value="0.725636363636364" calcext:value-type="float">
            <text:p>0.725636363636364</text:p>
          </table:table-cell>
          <table:table-cell office:value-type="float" office:value="0.177767719247986" calcext:value-type="float">
            <text:p>0.177767719247986</text:p>
          </table:table-cell>
          <table:table-cell office:value-type="float" office:value="0.716181818181818" calcext:value-type="float">
            <text:p>0.716181818181818</text:p>
          </table:table-cell>
          <table:table-cell office:value-type="float" office:value="0.186880363182427" calcext:value-type="float">
            <text:p>0.186880363182427</text:p>
          </table:table-cell>
          <table:table-cell office:value-type="float" office:value="0.716545454545455" calcext:value-type="float">
            <text:p>0.716545454545455</text:p>
          </table:table-cell>
          <table:table-cell office:value-type="float" office:value="0.193127490360914" calcext:value-type="float">
            <text:p>0.193127490360914</text:p>
          </table:table-cell>
          <table:table-cell office:value-type="float" office:value="0.729272727272727" calcext:value-type="float">
            <text:p>0.729272727272727</text:p>
          </table:table-cell>
          <table:table-cell office:value-type="float" office:value="0.172618053681016" calcext:value-type="float">
            <text:p>0.172618053681016</text:p>
          </table:table-cell>
          <table:table-cell office:value-type="float" office:value="0.720363636363636" calcext:value-type="float">
            <text:p>0.720363636363636</text:p>
          </table:table-cell>
          <table:table-cell office:value-type="float" office:value="0.190085535448784" calcext:value-type="float">
            <text:p>0.190085535448784</text:p>
          </table:table-cell>
          <table:table-cell office:value-type="float" office:value="0.719818181818182" calcext:value-type="float">
            <text:p>0.719818181818182</text:p>
          </table:table-cell>
          <table:table-cell office:value-type="float" office:value="0.176922822747349" calcext:value-type="float">
            <text:p>0.176922822747349</text:p>
          </table:table-cell>
          <table:table-cell office:value-type="float" office:value="0.723636363636364" calcext:value-type="float">
            <text:p>0.723636363636364</text:p>
          </table:table-cell>
          <table:table-cell office:value-type="float" office:value="0.181547185850116" calcext:value-type="float">
            <text:p>0.181547185850116</text:p>
          </table:table-cell>
          <table:table-cell office:value-type="float" office:value="0.721454545454545" calcext:value-type="float">
            <text:p>0.721454545454545</text:p>
          </table:table-cell>
          <table:table-cell office:value-type="float" office:value="0.170227020797171" calcext:value-type="float">
            <text:p>0.170227020797171</text:p>
          </table:table-cell>
          <table:table-cell office:value-type="float" office:value="0.724" calcext:value-type="float">
            <text:p>0.724</text:p>
          </table:table-cell>
          <table:table-cell office:value-type="float" office:value="0.181876834496553" calcext:value-type="float">
            <text:p>0.181876834496553</text:p>
          </table:table-cell>
          <table:table-cell office:value-type="float" office:value="0.732545454545455" calcext:value-type="float">
            <text:p>0.732545454545455</text:p>
          </table:table-cell>
          <table:table-cell office:value-type="float" office:value="0.166758604654975" calcext:value-type="float">
            <text:p>0.166758604654975</text:p>
          </table:table-cell>
          <table:table-cell office:value-type="float" office:value="0.729272727272727" calcext:value-type="float">
            <text:p>0.729272727272727</text:p>
          </table:table-cell>
          <table:table-cell office:value-type="float" office:value="0.172522732174158" calcext:value-type="float">
            <text:p>0.172522732174158</text:p>
          </table:table-cell>
          <table:table-cell office:value-type="float" office:value="0.726909090909091" calcext:value-type="float">
            <text:p>0.726909090909091</text:p>
          </table:table-cell>
          <table:table-cell office:value-type="float" office:value="0.160901923833494" calcext:value-type="float">
            <text:p>0.16090192383349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titanic</text:p>
          </table:table-cell>
          <table:table-cell office:value-type="float" office:value="0.804445096887845" calcext:value-type="float">
            <text:p>0.804445096887845</text:p>
          </table:table-cell>
          <table:table-cell office:value-type="float" office:value="0.0437413514480686" calcext:value-type="float">
            <text:p>0.0437413514480686</text:p>
          </table:table-cell>
          <table:table-cell office:value-type="float" office:value="0.74252495596007" calcext:value-type="float">
            <text:p>0.74252495596007</text:p>
          </table:table-cell>
          <table:table-cell office:value-type="float" office:value="0.0244977183549636" calcext:value-type="float">
            <text:p>0.0244977183549636</text:p>
          </table:table-cell>
          <table:table-cell office:value-type="float" office:value="0.797557251908397" calcext:value-type="float">
            <text:p>0.797557251908397</text:p>
          </table:table-cell>
          <table:table-cell office:value-type="float" office:value="0.0299278181672913" calcext:value-type="float">
            <text:p>0.0299278181672913</text:p>
          </table:table-cell>
          <table:table-cell office:value-type="float" office:value="0.795249559600705" calcext:value-type="float">
            <text:p>0.795249559600705</text:p>
          </table:table-cell>
          <table:table-cell office:value-type="float" office:value="0.0244892039115616" calcext:value-type="float">
            <text:p>0.0244892039115616</text:p>
          </table:table-cell>
          <table:table-cell office:value-type="float" office:value="0.801379917792132" calcext:value-type="float">
            <text:p>0.801379917792132</text:p>
          </table:table-cell>
          <table:table-cell office:value-type="float" office:value="0.0339147350159632" calcext:value-type="float">
            <text:p>0.0339147350159632</text:p>
          </table:table-cell>
          <table:table-cell office:value-type="float" office:value="0.793716970052848" calcext:value-type="float">
            <text:p>0.793716970052848</text:p>
          </table:table-cell>
          <table:table-cell office:value-type="float" office:value="0.0278079383478507" calcext:value-type="float">
            <text:p>0.0278079383478507</text:p>
          </table:table-cell>
          <table:table-cell office:value-type="float" office:value="0.802894891368174" calcext:value-type="float">
            <text:p>0.802894891368174</text:p>
          </table:table-cell>
          <table:table-cell office:value-type="float" office:value="0.034901563665245" calcext:value-type="float">
            <text:p>0.034901563665245</text:p>
          </table:table-cell>
          <table:table-cell office:value-type="float" office:value="0.791462125660599" calcext:value-type="float">
            <text:p>0.791462125660599</text:p>
          </table:table-cell>
          <table:table-cell office:value-type="float" office:value="0.0427989680449574" calcext:value-type="float">
            <text:p>0.0427989680449574</text:p>
          </table:table-cell>
          <table:table-cell office:value-type="float" office:value="0.801374045801527" calcext:value-type="float">
            <text:p>0.801374045801527</text:p>
          </table:table-cell>
          <table:table-cell office:value-type="float" office:value="0.0249358674713545" calcext:value-type="float">
            <text:p>0.0249358674713545</text:p>
          </table:table-cell>
          <table:table-cell office:value-type="float" office:value="0.7868291250734" calcext:value-type="float">
            <text:p>0.7868291250734</text:p>
          </table:table-cell>
          <table:table-cell office:value-type="float" office:value="0.0298423737942637" calcext:value-type="float">
            <text:p>0.0298423737942637</text:p>
          </table:table-cell>
          <table:table-cell office:value-type="float" office:value="0.789160305343511" calcext:value-type="float">
            <text:p>0.789160305343511</text:p>
          </table:table-cell>
          <table:table-cell office:value-type="float" office:value="0.0307241766989766" calcext:value-type="float">
            <text:p>0.0307241766989766</text:p>
          </table:table-cell>
          <table:table-cell office:value-type="float" office:value="0.793734586024662" calcext:value-type="float">
            <text:p>0.793734586024662</text:p>
          </table:table-cell>
          <table:table-cell office:value-type="float" office:value="0.0290164290140067" calcext:value-type="float">
            <text:p>0.0290164290140067</text:p>
          </table:table-cell>
          <table:table-cell office:value-type="float" office:value="0.805190839694657" calcext:value-type="float">
            <text:p>0.805190839694657</text:p>
          </table:table-cell>
          <table:table-cell office:value-type="float" office:value="0.0330530335504797" calcext:value-type="float">
            <text:p>0.0330530335504797</text:p>
          </table:table-cell>
          <table:table-cell office:value-type="float" office:value="0.790669406928949" calcext:value-type="float">
            <text:p>0.790669406928949</text:p>
          </table:table-cell>
          <table:table-cell office:value-type="float" office:value="0.0366234259458587" calcext:value-type="float">
            <text:p>0.0366234259458587</text:p>
          </table:table-cell>
          <table:table-cell office:value-type="float" office:value="0.796018790369935" calcext:value-type="float">
            <text:p>0.796018790369935</text:p>
          </table:table-cell>
          <table:table-cell office:value-type="float" office:value="0.0252795814606383" calcext:value-type="float">
            <text:p>0.0252795814606383</text:p>
          </table:table-cell>
          <table:table-cell office:value-type="float" office:value="0.80364650616559" calcext:value-type="float">
            <text:p>0.80364650616559</text:p>
          </table:table-cell>
          <table:table-cell office:value-type="float" office:value="0.0199736786366536" calcext:value-type="float">
            <text:p>0.019973678636653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titanic</text:p>
          </table:table-cell>
          <table:table-cell office:value-type="float" office:value="0.810569583088667" calcext:value-type="float">
            <text:p>0.810569583088667</text:p>
          </table:table-cell>
          <table:table-cell office:value-type="float" office:value="0.036533661281714" calcext:value-type="float">
            <text:p>0.036533661281714</text:p>
          </table:table-cell>
          <table:table-cell office:value-type="float" office:value="0.752466236054022" calcext:value-type="float">
            <text:p>0.752466236054022</text:p>
          </table:table-cell>
          <table:table-cell office:value-type="float" office:value="0.0266708954805954" calcext:value-type="float">
            <text:p>0.0266708954805954</text:p>
          </table:table-cell>
          <table:table-cell office:value-type="float" office:value="0.803681738109219" calcext:value-type="float">
            <text:p>0.803681738109219</text:p>
          </table:table-cell>
          <table:table-cell office:value-type="float" office:value="0.0323037772914971" calcext:value-type="float">
            <text:p>0.0323037772914971</text:p>
          </table:table-cell>
          <table:table-cell office:value-type="float" office:value="0.802906635349384" calcext:value-type="float">
            <text:p>0.802906635349384</text:p>
          </table:table-cell>
          <table:table-cell office:value-type="float" office:value="0.0275615619658473" calcext:value-type="float">
            <text:p>0.0275615619658473</text:p>
          </table:table-cell>
          <table:table-cell office:value-type="float" office:value="0.801350557839107" calcext:value-type="float">
            <text:p>0.801350557839107</text:p>
          </table:table-cell>
          <table:table-cell office:value-type="float" office:value="0.0283225747806314" calcext:value-type="float">
            <text:p>0.0283225747806314</text:p>
          </table:table-cell>
          <table:table-cell office:value-type="float" office:value="0.802125660598943" calcext:value-type="float">
            <text:p>0.802125660598943</text:p>
          </table:table-cell>
          <table:table-cell office:value-type="float" office:value="0.024649957890106" calcext:value-type="float">
            <text:p>0.024649957890106</text:p>
          </table:table-cell>
          <table:table-cell office:value-type="float" office:value="0.798308866705813" calcext:value-type="float">
            <text:p>0.798308866705813</text:p>
          </table:table-cell>
          <table:table-cell office:value-type="float" office:value="0.0293593893075653" calcext:value-type="float">
            <text:p>0.0293593893075653</text:p>
          </table:table-cell>
          <table:table-cell office:value-type="float" office:value="0.793746330005872" calcext:value-type="float">
            <text:p>0.793746330005872</text:p>
          </table:table-cell>
          <table:table-cell office:value-type="float" office:value="0.0291528054841719" calcext:value-type="float">
            <text:p>0.0291528054841719</text:p>
          </table:table-cell>
          <table:table-cell office:value-type="float" office:value="0.807469172049325" calcext:value-type="float">
            <text:p>0.807469172049325</text:p>
          </table:table-cell>
          <table:table-cell office:value-type="float" office:value="0.0345951100449597" calcext:value-type="float">
            <text:p>0.0345951100449597</text:p>
          </table:table-cell>
          <table:table-cell office:value-type="float" office:value="0.794480328831474" calcext:value-type="float">
            <text:p>0.794480328831474</text:p>
          </table:table-cell>
          <table:table-cell office:value-type="float" office:value="0.0290543236386855" calcext:value-type="float">
            <text:p>0.0290543236386855</text:p>
          </table:table-cell>
          <table:table-cell office:value-type="float" office:value="0.803652378156195" calcext:value-type="float">
            <text:p>0.803652378156195</text:p>
          </table:table-cell>
          <table:table-cell office:value-type="float" office:value="0.0286903455275017" calcext:value-type="float">
            <text:p>0.0286903455275017</text:p>
          </table:table-cell>
          <table:table-cell office:value-type="float" office:value="0.796018790369935" calcext:value-type="float">
            <text:p>0.796018790369935</text:p>
          </table:table-cell>
          <table:table-cell office:value-type="float" office:value="0.0326555165899363" calcext:value-type="float">
            <text:p>0.0326555165899363</text:p>
          </table:table-cell>
          <table:table-cell office:value-type="float" office:value="0.798308866705813" calcext:value-type="float">
            <text:p>0.798308866705813</text:p>
          </table:table-cell>
          <table:table-cell office:value-type="float" office:value="0.0318961571429527" calcext:value-type="float">
            <text:p>0.0318961571429527</text:p>
          </table:table-cell>
          <table:table-cell office:value-type="float" office:value="0.795249559600705" calcext:value-type="float">
            <text:p>0.795249559600705</text:p>
          </table:table-cell>
          <table:table-cell office:value-type="float" office:value="0.0299592064287476" calcext:value-type="float">
            <text:p>0.0299592064287476</text:p>
          </table:table-cell>
          <table:table-cell office:value-type="float" office:value="0.801379917792132" calcext:value-type="float">
            <text:p>0.801379917792132</text:p>
          </table:table-cell>
          <table:table-cell office:value-type="float" office:value="0.028972867501397" calcext:value-type="float">
            <text:p>0.028972867501397</text:p>
          </table:table-cell>
          <table:table-cell office:value-type="float" office:value="0.796764533176747" calcext:value-type="float">
            <text:p>0.796764533176747</text:p>
          </table:table-cell>
          <table:table-cell office:value-type="float" office:value="0.0244790643669504" calcext:value-type="float">
            <text:p>0.024479064366950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titanic</text:p>
          </table:table-cell>
          <table:table-cell office:value-type="float" office:value="0.808279506752789" calcext:value-type="float">
            <text:p>0.808279506752789</text:p>
          </table:table-cell>
          <table:table-cell office:value-type="float" office:value="0.0392016152913872" calcext:value-type="float">
            <text:p>0.0392016152913872</text:p>
          </table:table-cell>
          <table:table-cell office:value-type="float" office:value="0.742542571931885" calcext:value-type="float">
            <text:p>0.742542571931885</text:p>
          </table:table-cell>
          <table:table-cell office:value-type="float" office:value="0.0170436430956501" calcext:value-type="float">
            <text:p>0.0170436430956501</text:p>
          </table:table-cell>
          <table:table-cell office:value-type="float" office:value="0.798326482677628" calcext:value-type="float">
            <text:p>0.798326482677628</text:p>
          </table:table-cell>
          <table:table-cell office:value-type="float" office:value="0.0271556023589095" calcext:value-type="float">
            <text:p>0.0271556023589095</text:p>
          </table:table-cell>
          <table:table-cell office:value-type="float" office:value="0.806729301233118" calcext:value-type="float">
            <text:p>0.806729301233118</text:p>
          </table:table-cell>
          <table:table-cell office:value-type="float" office:value="0.0317455571242533" calcext:value-type="float">
            <text:p>0.0317455571242533</text:p>
          </table:table-cell>
          <table:table-cell office:value-type="float" office:value="0.805936582501468" calcext:value-type="float">
            <text:p>0.805936582501468</text:p>
          </table:table-cell>
          <table:table-cell office:value-type="float" office:value="0.0212968040927814" calcext:value-type="float">
            <text:p>0.0212968040927814</text:p>
          </table:table-cell>
          <table:table-cell office:value-type="float" office:value="0.800587199060482" calcext:value-type="float">
            <text:p>0.800587199060482</text:p>
          </table:table-cell>
          <table:table-cell office:value-type="float" office:value="0.02749362737236" calcext:value-type="float">
            <text:p>0.02749362737236</text:p>
          </table:table-cell>
          <table:table-cell office:value-type="float" office:value="0.802894891368174" calcext:value-type="float">
            <text:p>0.802894891368174</text:p>
          </table:table-cell>
          <table:table-cell office:value-type="float" office:value="0.0358171109657841" calcext:value-type="float">
            <text:p>0.0358171109657841</text:p>
          </table:table-cell>
          <table:table-cell office:value-type="float" office:value="0.79602466236054" calcext:value-type="float">
            <text:p>0.79602466236054</text:p>
          </table:table-cell>
          <table:table-cell office:value-type="float" office:value="0.0347273190344371" calcext:value-type="float">
            <text:p>0.0347273190344371</text:p>
          </table:table-cell>
          <table:table-cell office:value-type="float" office:value="0.805173223722842" calcext:value-type="float">
            <text:p>0.805173223722842</text:p>
          </table:table-cell>
          <table:table-cell office:value-type="float" office:value="0.0331869759992359" calcext:value-type="float">
            <text:p>0.0331869759992359</text:p>
          </table:table-cell>
          <table:table-cell office:value-type="float" office:value="0.800598943041691" calcext:value-type="float">
            <text:p>0.800598943041691</text:p>
          </table:table-cell>
          <table:table-cell office:value-type="float" office:value="0.0261678841285714" calcext:value-type="float">
            <text:p>0.0261678841285714</text:p>
          </table:table-cell>
          <table:table-cell office:value-type="float" office:value="0.797533763945978" calcext:value-type="float">
            <text:p>0.797533763945978</text:p>
          </table:table-cell>
          <table:table-cell office:value-type="float" office:value="0.0303389969606159" calcext:value-type="float">
            <text:p>0.0303389969606159</text:p>
          </table:table-cell>
          <table:table-cell office:value-type="float" office:value="0.797545507927187" calcext:value-type="float">
            <text:p>0.797545507927187</text:p>
          </table:table-cell>
          <table:table-cell office:value-type="float" office:value="0.0289213377917545" calcext:value-type="float">
            <text:p>0.0289213377917545</text:p>
          </table:table-cell>
          <table:table-cell office:value-type="float" office:value="0.797545507927187" calcext:value-type="float">
            <text:p>0.797545507927187</text:p>
          </table:table-cell>
          <table:table-cell office:value-type="float" office:value="0.0284700766244545" calcext:value-type="float">
            <text:p>0.0284700766244545</text:p>
          </table:table-cell>
          <table:table-cell office:value-type="float" office:value="0.793716970052848" calcext:value-type="float">
            <text:p>0.793716970052848</text:p>
          </table:table-cell>
          <table:table-cell office:value-type="float" office:value="0.0278079383478507" calcext:value-type="float">
            <text:p>0.0278079383478507</text:p>
          </table:table-cell>
          <table:table-cell office:value-type="float" office:value="0.798302994715209" calcext:value-type="float">
            <text:p>0.798302994715209</text:p>
          </table:table-cell>
          <table:table-cell office:value-type="float" office:value="0.0268812129342681" calcext:value-type="float">
            <text:p>0.0268812129342681</text:p>
          </table:table-cell>
          <table:table-cell office:value-type="float" office:value="0.802883147386964" calcext:value-type="float">
            <text:p>0.802883147386964</text:p>
          </table:table-cell>
          <table:table-cell office:value-type="float" office:value="0.0268170302962085" calcext:value-type="float">
            <text:p>0.026817030296208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titanic</text:p>
          </table:table-cell>
          <table:table-cell office:value-type="float" office:value="0.807510275983558" calcext:value-type="float">
            <text:p>0.807510275983558</text:p>
          </table:table-cell>
          <table:table-cell office:value-type="float" office:value="0.0365444865753931" calcext:value-type="float">
            <text:p>0.0365444865753931</text:p>
          </table:table-cell>
          <table:table-cell office:value-type="float" office:value="0.741773341162654" calcext:value-type="float">
            <text:p>0.741773341162654</text:p>
          </table:table-cell>
          <table:table-cell office:value-type="float" office:value="0.0181515166742412" calcext:value-type="float">
            <text:p>0.0181515166742412</text:p>
          </table:table-cell>
          <table:table-cell office:value-type="float" office:value="0.799859072225484" calcext:value-type="float">
            <text:p>0.799859072225484</text:p>
          </table:table-cell>
          <table:table-cell office:value-type="float" office:value="0.0332563614985116" calcext:value-type="float">
            <text:p>0.0332563614985116</text:p>
          </table:table-cell>
          <table:table-cell office:value-type="float" office:value="0.799078097475044" calcext:value-type="float">
            <text:p>0.799078097475044</text:p>
          </table:table-cell>
          <table:table-cell office:value-type="float" office:value="0.0349286663099108" calcext:value-type="float">
            <text:p>0.0349286663099108</text:p>
          </table:table-cell>
          <table:table-cell office:value-type="float" office:value="0.807469172049325" calcext:value-type="float">
            <text:p>0.807469172049325</text:p>
          </table:table-cell>
          <table:table-cell office:value-type="float" office:value="0.0247811423085693" calcext:value-type="float">
            <text:p>0.0247811423085693</text:p>
          </table:table-cell>
          <table:table-cell office:value-type="float" office:value="0.804403992953611" calcext:value-type="float">
            <text:p>0.804403992953611</text:p>
          </table:table-cell>
          <table:table-cell office:value-type="float" office:value="0.0252510010042845" calcext:value-type="float">
            <text:p>0.0252510010042845</text:p>
          </table:table-cell>
          <table:table-cell office:value-type="float" office:value="0.807469172049325" calcext:value-type="float">
            <text:p>0.807469172049325</text:p>
          </table:table-cell>
          <table:table-cell office:value-type="float" office:value="0.0284313891515346" calcext:value-type="float">
            <text:p>0.0284313891515346</text:p>
          </table:table-cell>
          <table:table-cell office:value-type="float" office:value="0.799066353493834" calcext:value-type="float">
            <text:p>0.799066353493834</text:p>
          </table:table-cell>
          <table:table-cell office:value-type="float" office:value="0.0308874203859818" calcext:value-type="float">
            <text:p>0.0308874203859818</text:p>
          </table:table-cell>
          <table:table-cell office:value-type="float" office:value="0.800593071051086" calcext:value-type="float">
            <text:p>0.800593071051086</text:p>
          </table:table-cell>
          <table:table-cell office:value-type="float" office:value="0.0305596410468338" calcext:value-type="float">
            <text:p>0.0305596410468338</text:p>
          </table:table-cell>
          <table:table-cell office:value-type="float" office:value="0.796776277157957" calcext:value-type="float">
            <text:p>0.796776277157957</text:p>
          </table:table-cell>
          <table:table-cell office:value-type="float" office:value="0.0289579902213119" calcext:value-type="float">
            <text:p>0.0289579902213119</text:p>
          </table:table-cell>
          <table:table-cell office:value-type="float" office:value="0.797539635936583" calcext:value-type="float">
            <text:p>0.797539635936583</text:p>
          </table:table-cell>
          <table:table-cell office:value-type="float" office:value="0.0315419185944572" calcext:value-type="float">
            <text:p>0.0315419185944572</text:p>
          </table:table-cell>
          <table:table-cell office:value-type="float" office:value="0.799823840281855" calcext:value-type="float">
            <text:p>0.799823840281855</text:p>
          </table:table-cell>
          <table:table-cell office:value-type="float" office:value="0.0273346611308147" calcext:value-type="float">
            <text:p>0.0273346611308147</text:p>
          </table:table-cell>
          <table:table-cell office:value-type="float" office:value="0.796782149148561" calcext:value-type="float">
            <text:p>0.796782149148561</text:p>
          </table:table-cell>
          <table:table-cell office:value-type="float" office:value="0.0260792313857394" calcext:value-type="float">
            <text:p>0.0260792313857394</text:p>
          </table:table-cell>
          <table:table-cell office:value-type="float" office:value="0.789136817381092" calcext:value-type="float">
            <text:p>0.789136817381092</text:p>
          </table:table-cell>
          <table:table-cell office:value-type="float" office:value="0.0273528754600166" calcext:value-type="float">
            <text:p>0.0273528754600166</text:p>
          </table:table-cell>
          <table:table-cell office:value-type="float" office:value="0.798297122724604" calcext:value-type="float">
            <text:p>0.798297122724604</text:p>
          </table:table-cell>
          <table:table-cell office:value-type="float" office:value="0.0278866323003441" calcext:value-type="float">
            <text:p>0.0278866323003441</text:p>
          </table:table-cell>
          <table:table-cell office:value-type="float" office:value="0.804409864944216" calcext:value-type="float">
            <text:p>0.804409864944216</text:p>
          </table:table-cell>
          <table:table-cell office:value-type="float" office:value="0.0276361778901294" calcext:value-type="float">
            <text:p>0.027636177890129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titanic</text:p>
          </table:table-cell>
          <table:table-cell office:value-type="float" office:value="0.811332941867293" calcext:value-type="float">
            <text:p>0.811332941867293</text:p>
          </table:table-cell>
          <table:table-cell office:value-type="float" office:value="0.033629701266724" calcext:value-type="float">
            <text:p>0.033629701266724</text:p>
          </table:table-cell>
          <table:table-cell office:value-type="float" office:value="0.741779213153259" calcext:value-type="float">
            <text:p>0.741779213153259</text:p>
          </table:table-cell>
          <table:table-cell office:value-type="float" office:value="0.0153330619312005" calcext:value-type="float">
            <text:p>0.0153330619312005</text:p>
          </table:table-cell>
          <table:table-cell office:value-type="float" office:value="0.797568995889607" calcext:value-type="float">
            <text:p>0.797568995889607</text:p>
          </table:table-cell>
          <table:table-cell office:value-type="float" office:value="0.0323473223779094" calcext:value-type="float">
            <text:p>0.0323473223779094</text:p>
          </table:table-cell>
          <table:table-cell office:value-type="float" office:value="0.801368173810922" calcext:value-type="float">
            <text:p>0.801368173810922</text:p>
          </table:table-cell>
          <table:table-cell office:value-type="float" office:value="0.0314179002435575" calcext:value-type="float">
            <text:p>0.0314179002435575</text:p>
          </table:table-cell>
          <table:table-cell office:value-type="float" office:value="0.805936582501468" calcext:value-type="float">
            <text:p>0.805936582501468</text:p>
          </table:table-cell>
          <table:table-cell office:value-type="float" office:value="0.0251961005158242" calcext:value-type="float">
            <text:p>0.0251961005158242</text:p>
          </table:table-cell>
          <table:table-cell office:value-type="float" office:value="0.801344685848503" calcext:value-type="float">
            <text:p>0.801344685848503</text:p>
          </table:table-cell>
          <table:table-cell office:value-type="float" office:value="0.0247272468945583" calcext:value-type="float">
            <text:p>0.0247272468945583</text:p>
          </table:table-cell>
          <table:table-cell office:value-type="float" office:value="0.802125660598943" calcext:value-type="float">
            <text:p>0.802125660598943</text:p>
          </table:table-cell>
          <table:table-cell office:value-type="float" office:value="0.0278560726286025" calcext:value-type="float">
            <text:p>0.0278560726286025</text:p>
          </table:table-cell>
          <table:table-cell office:value-type="float" office:value="0.794486200822079" calcext:value-type="float">
            <text:p>0.794486200822079</text:p>
          </table:table-cell>
          <table:table-cell office:value-type="float" office:value="0.0321741322027096" calcext:value-type="float">
            <text:p>0.0321741322027096</text:p>
          </table:table-cell>
          <table:table-cell office:value-type="float" office:value="0.79982971227246" calcext:value-type="float">
            <text:p>0.79982971227246</text:p>
          </table:table-cell>
          <table:table-cell office:value-type="float" office:value="0.0336507638579755" calcext:value-type="float">
            <text:p>0.0336507638579755</text:p>
          </table:table-cell>
          <table:table-cell office:value-type="float" office:value="0.798308866705813" calcext:value-type="float">
            <text:p>0.798308866705813</text:p>
          </table:table-cell>
          <table:table-cell office:value-type="float" office:value="0.0265816222330097" calcext:value-type="float">
            <text:p>0.0265816222330097</text:p>
          </table:table-cell>
          <table:table-cell office:value-type="float" office:value="0.79982971227246" calcext:value-type="float">
            <text:p>0.79982971227246</text:p>
          </table:table-cell>
          <table:table-cell office:value-type="float" office:value="0.0304168666191238" calcext:value-type="float">
            <text:p>0.0304168666191238</text:p>
          </table:table-cell>
          <table:table-cell office:value-type="float" office:value="0.799066353493834" calcext:value-type="float">
            <text:p>0.799066353493834</text:p>
          </table:table-cell>
          <table:table-cell office:value-type="float" office:value="0.0258679155482874" calcext:value-type="float">
            <text:p>0.0258679155482874</text:p>
          </table:table-cell>
          <table:table-cell office:value-type="float" office:value="0.796776277157957" calcext:value-type="float">
            <text:p>0.796776277157957</text:p>
          </table:table-cell>
          <table:table-cell office:value-type="float" office:value="0.0240744684475693" calcext:value-type="float">
            <text:p>0.0240744684475693</text:p>
          </table:table-cell>
          <table:table-cell office:value-type="float" office:value="0.792184380504991" calcext:value-type="float">
            <text:p>0.792184380504991</text:p>
          </table:table-cell>
          <table:table-cell office:value-type="float" office:value="0.0285013954139361" calcext:value-type="float">
            <text:p>0.0285013954139361</text:p>
          </table:table-cell>
          <table:table-cell office:value-type="float" office:value="0.79982971227246" calcext:value-type="float">
            <text:p>0.79982971227246</text:p>
          </table:table-cell>
          <table:table-cell office:value-type="float" office:value="0.0286634210846461" calcext:value-type="float">
            <text:p>0.0286634210846461</text:p>
          </table:table-cell>
          <table:table-cell office:value-type="float" office:value="0.798302994715209" calcext:value-type="float">
            <text:p>0.798302994715209</text:p>
          </table:table-cell>
          <table:table-cell office:value-type="float" office:value="0.0266392633247662" calcext:value-type="float">
            <text:p>0.026639263324766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titanic</text:p>
          </table:table-cell>
          <table:table-cell office:value-type="float" office:value="0.808427480916031" calcext:value-type="float">
            <text:p>0.808427480916031</text:p>
          </table:table-cell>
          <table:table-cell office:value-type="float" office:value="0.0379301631726574" calcext:value-type="float">
            <text:p>0.0379301631726574</text:p>
          </table:table-cell>
          <table:table-cell office:value-type="float" office:value="0.744217263652378" calcext:value-type="float">
            <text:p>0.744217263652378</text:p>
          </table:table-cell>
          <table:table-cell office:value-type="float" office:value="0.0203393671073302" calcext:value-type="float">
            <text:p>0.0203393671073302</text:p>
          </table:table-cell>
          <table:table-cell office:value-type="float" office:value="0.799398708162067" calcext:value-type="float">
            <text:p>0.799398708162067</text:p>
          </table:table-cell>
          <table:table-cell office:value-type="float" office:value="0.0309981763388238" calcext:value-type="float">
            <text:p>0.0309981763388238</text:p>
          </table:table-cell>
          <table:table-cell office:value-type="float" office:value="0.801066353493834" calcext:value-type="float">
            <text:p>0.801066353493834</text:p>
          </table:table-cell>
          <table:table-cell office:value-type="float" office:value="0.0300285779110261" calcext:value-type="float">
            <text:p>0.0300285779110261</text:p>
          </table:table-cell>
          <table:table-cell office:value-type="float" office:value="0.8044145625367" calcext:value-type="float">
            <text:p>0.8044145625367</text:p>
          </table:table-cell>
          <table:table-cell office:value-type="float" office:value="0.0267022713427539" calcext:value-type="float">
            <text:p>0.0267022713427539</text:p>
          </table:table-cell>
          <table:table-cell office:value-type="float" office:value="0.800435701702877" calcext:value-type="float">
            <text:p>0.800435701702877</text:p>
          </table:table-cell>
          <table:table-cell office:value-type="float" office:value="0.0259859543018319" calcext:value-type="float">
            <text:p>0.0259859543018319</text:p>
          </table:table-cell>
          <table:table-cell office:value-type="float" office:value="0.802738696418086" calcext:value-type="float">
            <text:p>0.802738696418086</text:p>
          </table:table-cell>
          <table:table-cell office:value-type="float" office:value="0.0312731051437463" calcext:value-type="float">
            <text:p>0.0312731051437463</text:p>
          </table:table-cell>
          <table:table-cell office:value-type="float" office:value="0.794957134468585" calcext:value-type="float">
            <text:p>0.794957134468585</text:p>
          </table:table-cell>
          <table:table-cell office:value-type="float" office:value="0.0339481290304516" calcext:value-type="float">
            <text:p>0.0339481290304516</text:p>
          </table:table-cell>
          <table:table-cell office:value-type="float" office:value="0.802887844979448" calcext:value-type="float">
            <text:p>0.802887844979448</text:p>
          </table:table-cell>
          <table:table-cell office:value-type="float" office:value="0.0313856716840719" calcext:value-type="float">
            <text:p>0.0313856716840719</text:p>
          </table:table-cell>
          <table:table-cell office:value-type="float" office:value="0.795398708162067" calcext:value-type="float">
            <text:p>0.795398708162067</text:p>
          </table:table-cell>
          <table:table-cell office:value-type="float" office:value="0.0281208388031684" calcext:value-type="float">
            <text:p>0.0281208388031684</text:p>
          </table:table-cell>
          <table:table-cell office:value-type="float" office:value="0.797543159130945" calcext:value-type="float">
            <text:p>0.797543159130945</text:p>
          </table:table-cell>
          <table:table-cell office:value-type="float" office:value="0.030342460880135" calcext:value-type="float">
            <text:p>0.030342460880135</text:p>
          </table:table-cell>
          <table:table-cell office:value-type="float" office:value="0.797237815619495" calcext:value-type="float">
            <text:p>0.797237815619495</text:p>
          </table:table-cell>
          <table:table-cell office:value-type="float" office:value="0.0287591720149599" calcext:value-type="float">
            <text:p>0.0287591720149599</text:p>
          </table:table-cell>
          <table:table-cell office:value-type="float" office:value="0.798920728126835" calcext:value-type="float">
            <text:p>0.798920728126835</text:p>
          </table:table-cell>
          <table:table-cell office:value-type="float" office:value="0.0287145934302391" calcext:value-type="float">
            <text:p>0.0287145934302391</text:p>
          </table:table-cell>
          <table:table-cell office:value-type="float" office:value="0.792191426893717" calcext:value-type="float">
            <text:p>0.792191426893717</text:p>
          </table:table-cell>
          <table:table-cell office:value-type="float" office:value="0.0300489683192819" calcext:value-type="float">
            <text:p>0.0300489683192819</text:p>
          </table:table-cell>
          <table:table-cell office:value-type="float" office:value="0.798765707574868" calcext:value-type="float">
            <text:p>0.798765707574868</text:p>
          </table:table-cell>
          <table:table-cell office:value-type="float" office:value="0.0275367430562587" calcext:value-type="float">
            <text:p>0.0275367430562587</text:p>
          </table:table-cell>
          <table:table-cell office:value-type="float" office:value="0.801201409277745" calcext:value-type="float">
            <text:p>0.801201409277745</text:p>
          </table:table-cell>
          <table:table-cell office:value-type="float" office:value="0.0251090429029416" calcext:value-type="float">
            <text:p>0.02510904290294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itanic</text:p>
          </table:table-cell>
          <table:table-cell office:value-type="float" office:value="0.794492072812684" calcext:value-type="float">
            <text:p>0.794492072812684</text:p>
          </table:table-cell>
          <table:table-cell office:value-type="float" office:value="0.0220972402796763" calcext:value-type="float">
            <text:p>0.0220972402796763</text:p>
          </table:table-cell>
          <table:table-cell office:value-type="float" office:value="0.789906048150323" calcext:value-type="float">
            <text:p>0.789906048150323</text:p>
          </table:table-cell>
          <table:table-cell office:value-type="float" office:value="0.0240338861051511" calcext:value-type="float">
            <text:p>0.0240338861051511</text:p>
          </table:table-cell>
          <table:table-cell office:value-type="float" office:value="0.779976512037581" calcext:value-type="float">
            <text:p>0.779976512037581</text:p>
          </table:table-cell>
          <table:table-cell office:value-type="float" office:value="0.0264682143172532" calcext:value-type="float">
            <text:p>0.0264682143172532</text:p>
          </table:table-cell>
          <table:table-cell office:value-type="float" office:value="0.784562536699941" calcext:value-type="float">
            <text:p>0.784562536699941</text:p>
          </table:table-cell>
          <table:table-cell office:value-type="float" office:value="0.0356235650722865" calcext:value-type="float">
            <text:p>0.0356235650722865</text:p>
          </table:table-cell>
          <table:table-cell office:value-type="float" office:value="0.78302407516148" calcext:value-type="float">
            <text:p>0.78302407516148</text:p>
          </table:table-cell>
          <table:table-cell office:value-type="float" office:value="0.0240980728240992" calcext:value-type="float">
            <text:p>0.0240980728240992</text:p>
          </table:table-cell>
          <table:table-cell office:value-type="float" office:value="0.790692894891368" calcext:value-type="float">
            <text:p>0.790692894891368</text:p>
          </table:table-cell>
          <table:table-cell office:value-type="float" office:value="0.0296205729035067" calcext:value-type="float">
            <text:p>0.0296205729035067</text:p>
          </table:table-cell>
          <table:table-cell office:value-type="float" office:value="0.785320023487962" calcext:value-type="float">
            <text:p>0.785320023487962</text:p>
          </table:table-cell>
          <table:table-cell office:value-type="float" office:value="0.0230170713534765" calcext:value-type="float">
            <text:p>0.0230170713534765</text:p>
          </table:table-cell>
          <table:table-cell office:value-type="float" office:value="0.785337639459777" calcext:value-type="float">
            <text:p>0.785337639459777</text:p>
          </table:table-cell>
          <table:table-cell office:value-type="float" office:value="0.0303729725493082" calcext:value-type="float">
            <text:p>0.0303729725493082</text:p>
          </table:table-cell>
          <table:table-cell office:value-type="float" office:value="0.779970640046976" calcext:value-type="float">
            <text:p>0.779970640046976</text:p>
          </table:table-cell>
          <table:table-cell office:value-type="float" office:value="0.0295319351227772" calcext:value-type="float">
            <text:p>0.0295319351227772</text:p>
          </table:table-cell>
          <table:table-cell office:value-type="float" office:value="0.78761009982384" calcext:value-type="float">
            <text:p>0.78761009982384</text:p>
          </table:table-cell>
          <table:table-cell office:value-type="float" office:value="0.0234128930197322" calcext:value-type="float">
            <text:p>0.0234128930197322</text:p>
          </table:table-cell>
          <table:table-cell office:value-type="float" office:value="0.783018203170875" calcext:value-type="float">
            <text:p>0.783018203170875</text:p>
          </table:table-cell>
          <table:table-cell office:value-type="float" office:value="0.0303457747953425" calcext:value-type="float">
            <text:p>0.0303457747953425</text:p>
          </table:table-cell>
          <table:table-cell office:value-type="float" office:value="0.791432765707575" calcext:value-type="float">
            <text:p>0.791432765707575</text:p>
          </table:table-cell>
          <table:table-cell office:value-type="float" office:value="0.0204993772055474" calcext:value-type="float">
            <text:p>0.0204993772055474</text:p>
          </table:table-cell>
          <table:table-cell office:value-type="float" office:value="0.786071638285379" calcext:value-type="float">
            <text:p>0.786071638285379</text:p>
          </table:table-cell>
          <table:table-cell office:value-type="float" office:value="0.0281079813727051" calcext:value-type="float">
            <text:p>0.0281079813727051</text:p>
          </table:table-cell>
          <table:table-cell office:value-type="float" office:value="0.788391074574281" calcext:value-type="float">
            <text:p>0.788391074574281</text:p>
          </table:table-cell>
          <table:table-cell office:value-type="float" office:value="0.0317656788217319" calcext:value-type="float">
            <text:p>0.0317656788217319</text:p>
          </table:table-cell>
          <table:table-cell office:value-type="float" office:value="0.783775689958896" calcext:value-type="float">
            <text:p>0.783775689958896</text:p>
          </table:table-cell>
          <table:table-cell office:value-type="float" office:value="0.0367456939313887" calcext:value-type="float">
            <text:p>0.0367456939313887</text:p>
          </table:table-cell>
          <table:table-cell office:value-type="float" office:value="0.786077510275984" calcext:value-type="float">
            <text:p>0.786077510275984</text:p>
          </table:table-cell>
          <table:table-cell office:value-type="float" office:value="0.0232489708847745" calcext:value-type="float">
            <text:p>0.023248970884774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itanic</text:p>
          </table:table-cell>
          <table:table-cell office:value-type="float" office:value="0.786089254257193" calcext:value-type="float">
            <text:p>0.786089254257193</text:p>
          </table:table-cell>
          <table:table-cell office:value-type="float" office:value="0.021961357382039" calcext:value-type="float">
            <text:p>0.021961357382039</text:p>
          </table:table-cell>
          <table:table-cell office:value-type="float" office:value="0.787604227833235" calcext:value-type="float">
            <text:p>0.787604227833235</text:p>
          </table:table-cell>
          <table:table-cell office:value-type="float" office:value="0.0289201541691229" calcext:value-type="float">
            <text:p>0.0289201541691229</text:p>
          </table:table-cell>
          <table:table-cell office:value-type="float" office:value="0.79142689371697" calcext:value-type="float">
            <text:p>0.79142689371697</text:p>
          </table:table-cell>
          <table:table-cell office:value-type="float" office:value="0.0256220429704216" calcext:value-type="float">
            <text:p>0.0256220429704216</text:p>
          </table:table-cell>
          <table:table-cell office:value-type="float" office:value="0.789125073399883" calcext:value-type="float">
            <text:p>0.789125073399883</text:p>
          </table:table-cell>
          <table:table-cell office:value-type="float" office:value="0.0334313465282591" calcext:value-type="float">
            <text:p>0.0334313465282591</text:p>
          </table:table-cell>
          <table:table-cell office:value-type="float" office:value="0.786071638285379" calcext:value-type="float">
            <text:p>0.786071638285379</text:p>
          </table:table-cell>
          <table:table-cell office:value-type="float" office:value="0.0292370468499211" calcext:value-type="float">
            <text:p>0.0292370468499211</text:p>
          </table:table-cell>
          <table:table-cell office:value-type="float" office:value="0.789148561362302" calcext:value-type="float">
            <text:p>0.789148561362302</text:p>
          </table:table-cell>
          <table:table-cell office:value-type="float" office:value="0.0244875823359182" calcext:value-type="float">
            <text:p>0.0244875823359182</text:p>
          </table:table-cell>
          <table:table-cell office:value-type="float" office:value="0.790675278919554" calcext:value-type="float">
            <text:p>0.790675278919554</text:p>
          </table:table-cell>
          <table:table-cell office:value-type="float" office:value="0.0257865428958509" calcext:value-type="float">
            <text:p>0.0257865428958509</text:p>
          </table:table-cell>
          <table:table-cell office:value-type="float" office:value="0.788391074574281" calcext:value-type="float">
            <text:p>0.788391074574281</text:p>
          </table:table-cell>
          <table:table-cell office:value-type="float" office:value="0.0305182371872632" calcext:value-type="float">
            <text:p>0.0305182371872632</text:p>
          </table:table-cell>
          <table:table-cell office:value-type="float" office:value="0.792201996476806" calcext:value-type="float">
            <text:p>0.792201996476806</text:p>
          </table:table-cell>
          <table:table-cell office:value-type="float" office:value="0.029232905780311" calcext:value-type="float">
            <text:p>0.029232905780311</text:p>
          </table:table-cell>
          <table:table-cell office:value-type="float" office:value="0.786089254257193" calcext:value-type="float">
            <text:p>0.786089254257193</text:p>
          </table:table-cell>
          <table:table-cell office:value-type="float" office:value="0.0244713003954163" calcext:value-type="float">
            <text:p>0.0244713003954163</text:p>
          </table:table-cell>
          <table:table-cell office:value-type="float" office:value="0.785314151497358" calcext:value-type="float">
            <text:p>0.785314151497358</text:p>
          </table:table-cell>
          <table:table-cell office:value-type="float" office:value="0.0294917697285957" calcext:value-type="float">
            <text:p>0.0294917697285957</text:p>
          </table:table-cell>
          <table:table-cell office:value-type="float" office:value="0.793722842043453" calcext:value-type="float">
            <text:p>0.793722842043453</text:p>
          </table:table-cell>
          <table:table-cell office:value-type="float" office:value="0.0260658545560036" calcext:value-type="float">
            <text:p>0.0260658545560036</text:p>
          </table:table-cell>
          <table:table-cell office:value-type="float" office:value="0.785325895478567" calcext:value-type="float">
            <text:p>0.785325895478567</text:p>
          </table:table-cell>
          <table:table-cell office:value-type="float" office:value="0.0313035354684887" calcext:value-type="float">
            <text:p>0.0313035354684887</text:p>
          </table:table-cell>
          <table:table-cell office:value-type="float" office:value="0.795249559600705" calcext:value-type="float">
            <text:p>0.795249559600705</text:p>
          </table:table-cell>
          <table:table-cell office:value-type="float" office:value="0.0242233740401872" calcext:value-type="float">
            <text:p>0.0242233740401872</text:p>
          </table:table-cell>
          <table:table-cell office:value-type="float" office:value="0.789894304169113" calcext:value-type="float">
            <text:p>0.789894304169113</text:p>
          </table:table-cell>
          <table:table-cell office:value-type="float" office:value="0.0254733189526912" calcext:value-type="float">
            <text:p>0.0254733189526912</text:p>
          </table:table-cell>
          <table:table-cell office:value-type="float" office:value="0.791421021726365" calcext:value-type="float">
            <text:p>0.791421021726365</text:p>
          </table:table-cell>
          <table:table-cell office:value-type="float" office:value="0.0233093037253835" calcext:value-type="float">
            <text:p>0.023309303725383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itanic</text:p>
          </table:table-cell>
          <table:table-cell office:value-type="float" office:value="0.784556664709336" calcext:value-type="float">
            <text:p>0.784556664709336</text:p>
          </table:table-cell>
          <table:table-cell office:value-type="float" office:value="0.0225415276413576" calcext:value-type="float">
            <text:p>0.0225415276413576</text:p>
          </table:table-cell>
          <table:table-cell office:value-type="float" office:value="0.78302407516148" calcext:value-type="float">
            <text:p>0.78302407516148</text:p>
          </table:table-cell>
          <table:table-cell office:value-type="float" office:value="0.0266497597953129" calcext:value-type="float">
            <text:p>0.0266497597953129</text:p>
          </table:table-cell>
          <table:table-cell office:value-type="float" office:value="0.788379330593071" calcext:value-type="float">
            <text:p>0.788379330593071</text:p>
          </table:table-cell>
          <table:table-cell office:value-type="float" office:value="0.0316509971160272" calcext:value-type="float">
            <text:p>0.0316509971160272</text:p>
          </table:table-cell>
          <table:table-cell office:value-type="float" office:value="0.797539635936583" calcext:value-type="float">
            <text:p>0.797539635936583</text:p>
          </table:table-cell>
          <table:table-cell office:value-type="float" office:value="0.0276008329341208" calcext:value-type="float">
            <text:p>0.0276008329341208</text:p>
          </table:table-cell>
          <table:table-cell office:value-type="float" office:value="0.790675278919554" calcext:value-type="float">
            <text:p>0.790675278919554</text:p>
          </table:table-cell>
          <table:table-cell office:value-type="float" office:value="0.032655364073727" calcext:value-type="float">
            <text:p>0.032655364073727</text:p>
          </table:table-cell>
          <table:table-cell office:value-type="float" office:value="0.787604227833235" calcext:value-type="float">
            <text:p>0.787604227833235</text:p>
          </table:table-cell>
          <table:table-cell office:value-type="float" office:value="0.0275441421572439" calcext:value-type="float">
            <text:p>0.0275441421572439</text:p>
          </table:table-cell>
          <table:table-cell office:value-type="float" office:value="0.780733998825602" calcext:value-type="float">
            <text:p>0.780733998825602</text:p>
          </table:table-cell>
          <table:table-cell office:value-type="float" office:value="0.0312933757101231" calcext:value-type="float">
            <text:p>0.0312933757101231</text:p>
          </table:table-cell>
          <table:table-cell office:value-type="float" office:value="0.788379330593071" calcext:value-type="float">
            <text:p>0.788379330593071</text:p>
          </table:table-cell>
          <table:table-cell office:value-type="float" office:value="0.031854903496479" calcext:value-type="float">
            <text:p>0.031854903496479</text:p>
          </table:table-cell>
          <table:table-cell office:value-type="float" office:value="0.790663534938344" calcext:value-type="float">
            <text:p>0.790663534938344</text:p>
          </table:table-cell>
          <table:table-cell office:value-type="float" office:value="0.0307085709367342" calcext:value-type="float">
            <text:p>0.0307085709367342</text:p>
          </table:table-cell>
          <table:table-cell office:value-type="float" office:value="0.787615971814445" calcext:value-type="float">
            <text:p>0.787615971814445</text:p>
          </table:table-cell>
          <table:table-cell office:value-type="float" office:value="0.0241636745795451" calcext:value-type="float">
            <text:p>0.0241636745795451</text:p>
          </table:table-cell>
          <table:table-cell office:value-type="float" office:value="0.784550792718732" calcext:value-type="float">
            <text:p>0.784550792718732</text:p>
          </table:table-cell>
          <table:table-cell office:value-type="float" office:value="0.0328812418474994" calcext:value-type="float">
            <text:p>0.0328812418474994</text:p>
          </table:table-cell>
          <table:table-cell office:value-type="float" office:value="0.789136817381092" calcext:value-type="float">
            <text:p>0.789136817381092</text:p>
          </table:table-cell>
          <table:table-cell office:value-type="float" office:value="0.0313251727192892" calcext:value-type="float">
            <text:p>0.0313251727192892</text:p>
          </table:table-cell>
          <table:table-cell office:value-type="float" office:value="0.786089254257193" calcext:value-type="float">
            <text:p>0.786089254257193</text:p>
          </table:table-cell>
          <table:table-cell office:value-type="float" office:value="0.0307973134865021" calcext:value-type="float">
            <text:p>0.0307973134865021</text:p>
          </table:table-cell>
          <table:table-cell office:value-type="float" office:value="0.792959483264827" calcext:value-type="float">
            <text:p>0.792959483264827</text:p>
          </table:table-cell>
          <table:table-cell office:value-type="float" office:value="0.0261718755902844" calcext:value-type="float">
            <text:p>0.0261718755902844</text:p>
          </table:table-cell>
          <table:table-cell office:value-type="float" office:value="0.786834997064005" calcext:value-type="float">
            <text:p>0.786834997064005</text:p>
          </table:table-cell>
          <table:table-cell office:value-type="float" office:value="0.0260703127923437" calcext:value-type="float">
            <text:p>0.0260703127923437</text:p>
          </table:table-cell>
          <table:table-cell office:value-type="float" office:value="0.793716970052848" calcext:value-type="float">
            <text:p>0.793716970052848</text:p>
          </table:table-cell>
          <table:table-cell office:value-type="float" office:value="0.0251165203305384" calcext:value-type="float">
            <text:p>0.02511652033053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itanic</text:p>
          </table:table-cell>
          <table:table-cell office:value-type="float" office:value="0.791444509688785" calcext:value-type="float">
            <text:p>0.791444509688785</text:p>
          </table:table-cell>
          <table:table-cell office:value-type="float" office:value="0.0292359887051724" calcext:value-type="float">
            <text:p>0.0292359887051724</text:p>
          </table:table-cell>
          <table:table-cell office:value-type="float" office:value="0.788379330593071" calcext:value-type="float">
            <text:p>0.788379330593071</text:p>
          </table:table-cell>
          <table:table-cell office:value-type="float" office:value="0.0284173669341535" calcext:value-type="float">
            <text:p>0.0284173669341535</text:p>
          </table:table-cell>
          <table:table-cell office:value-type="float" office:value="0.786852613035819" calcext:value-type="float">
            <text:p>0.786852613035819</text:p>
          </table:table-cell>
          <table:table-cell office:value-type="float" office:value="0.0311053019698674" calcext:value-type="float">
            <text:p>0.0311053019698674</text:p>
          </table:table-cell>
          <table:table-cell office:value-type="float" office:value="0.794486200822079" calcext:value-type="float">
            <text:p>0.794486200822079</text:p>
          </table:table-cell>
          <table:table-cell office:value-type="float" office:value="0.0300945543194304" calcext:value-type="float">
            <text:p>0.0300945543194304</text:p>
          </table:table-cell>
          <table:table-cell office:value-type="float" office:value="0.789148561362302" calcext:value-type="float">
            <text:p>0.789148561362302</text:p>
          </table:table-cell>
          <table:table-cell office:value-type="float" office:value="0.0334307047773082" calcext:value-type="float">
            <text:p>0.0334307047773082</text:p>
          </table:table-cell>
          <table:table-cell office:value-type="float" office:value="0.793722842043453" calcext:value-type="float">
            <text:p>0.793722842043453</text:p>
          </table:table-cell>
          <table:table-cell office:value-type="float" office:value="0.0284415428035651" calcext:value-type="float">
            <text:p>0.0284415428035651</text:p>
          </table:table-cell>
          <table:table-cell office:value-type="float" office:value="0.786858485026424" calcext:value-type="float">
            <text:p>0.786858485026424</text:p>
          </table:table-cell>
          <table:table-cell office:value-type="float" office:value="0.0308491856760727" calcext:value-type="float">
            <text:p>0.0308491856760727</text:p>
          </table:table-cell>
          <table:table-cell office:value-type="float" office:value="0.788385202583676" calcext:value-type="float">
            <text:p>0.788385202583676</text:p>
          </table:table-cell>
          <table:table-cell office:value-type="float" office:value="0.0313990149963823" calcext:value-type="float">
            <text:p>0.0313990149963823</text:p>
          </table:table-cell>
          <table:table-cell office:value-type="float" office:value="0.790675278919554" calcext:value-type="float">
            <text:p>0.790675278919554</text:p>
          </table:table-cell>
          <table:table-cell office:value-type="float" office:value="0.0279551268911557" calcext:value-type="float">
            <text:p>0.0279551268911557</text:p>
          </table:table-cell>
          <table:table-cell office:value-type="float" office:value="0.789911920140928" calcext:value-type="float">
            <text:p>0.789911920140928</text:p>
          </table:table-cell>
          <table:table-cell office:value-type="float" office:value="0.0242408498272281" calcext:value-type="float">
            <text:p>0.0242408498272281</text:p>
          </table:table-cell>
          <table:table-cell office:value-type="float" office:value="0.784556664709336" calcext:value-type="float">
            <text:p>0.784556664709336</text:p>
          </table:table-cell>
          <table:table-cell office:value-type="float" office:value="0.0336107849998342" calcext:value-type="float">
            <text:p>0.0336107849998342</text:p>
          </table:table-cell>
          <table:table-cell office:value-type="float" office:value="0.786071638285379" calcext:value-type="float">
            <text:p>0.786071638285379</text:p>
          </table:table-cell>
          <table:table-cell office:value-type="float" office:value="0.0333734936008963" calcext:value-type="float">
            <text:p>0.0333734936008963</text:p>
          </table:table-cell>
          <table:table-cell office:value-type="float" office:value="0.785325895478567" calcext:value-type="float">
            <text:p>0.785325895478567</text:p>
          </table:table-cell>
          <table:table-cell office:value-type="float" office:value="0.0273280932899609" calcext:value-type="float">
            <text:p>0.0273280932899609</text:p>
          </table:table-cell>
          <table:table-cell office:value-type="float" office:value="0.796018790369935" calcext:value-type="float">
            <text:p>0.796018790369935</text:p>
          </table:table-cell>
          <table:table-cell office:value-type="float" office:value="0.02628410683569" calcext:value-type="float">
            <text:p>0.02628410683569</text:p>
          </table:table-cell>
          <table:table-cell office:value-type="float" office:value="0.783787433940106" calcext:value-type="float">
            <text:p>0.783787433940106</text:p>
          </table:table-cell>
          <table:table-cell office:value-type="float" office:value="0.0268612240364393" calcext:value-type="float">
            <text:p>0.0268612240364393</text:p>
          </table:table-cell>
          <table:table-cell office:value-type="float" office:value="0.794492072812684" calcext:value-type="float">
            <text:p>0.794492072812684</text:p>
          </table:table-cell>
          <table:table-cell office:value-type="float" office:value="0.0245933192749335" calcext:value-type="float">
            <text:p>0.024593319274933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itanic</text:p>
          </table:table-cell>
          <table:table-cell office:value-type="float" office:value="0.789917792131533" calcext:value-type="float">
            <text:p>0.789917792131533</text:p>
          </table:table-cell>
          <table:table-cell office:value-type="float" office:value="0.0247135405531606" calcext:value-type="float">
            <text:p>0.0247135405531606</text:p>
          </table:table-cell>
          <table:table-cell office:value-type="float" office:value="0.790663534938344" calcext:value-type="float">
            <text:p>0.790663534938344</text:p>
          </table:table-cell>
          <table:table-cell office:value-type="float" office:value="0.0302839530496595" calcext:value-type="float">
            <text:p>0.0302839530496595</text:p>
          </table:table-cell>
          <table:table-cell office:value-type="float" office:value="0.785320023487962" calcext:value-type="float">
            <text:p>0.785320023487962</text:p>
          </table:table-cell>
          <table:table-cell office:value-type="float" office:value="0.0280850625834377" calcext:value-type="float">
            <text:p>0.0280850625834377</text:p>
          </table:table-cell>
          <table:table-cell office:value-type="float" office:value="0.792959483264827" calcext:value-type="float">
            <text:p>0.792959483264827</text:p>
          </table:table-cell>
          <table:table-cell office:value-type="float" office:value="0.0302994013451659" calcext:value-type="float">
            <text:p>0.0302994013451659</text:p>
          </table:table-cell>
          <table:table-cell office:value-type="float" office:value="0.789906048150323" calcext:value-type="float">
            <text:p>0.789906048150323</text:p>
          </table:table-cell>
          <table:table-cell office:value-type="float" office:value="0.0291472486912777" calcext:value-type="float">
            <text:p>0.0291472486912777</text:p>
          </table:table-cell>
          <table:table-cell office:value-type="float" office:value="0.792959483264827" calcext:value-type="float">
            <text:p>0.792959483264827</text:p>
          </table:table-cell>
          <table:table-cell office:value-type="float" office:value="0.0256723305379715" calcext:value-type="float">
            <text:p>0.0256723305379715</text:p>
          </table:table-cell>
          <table:table-cell office:value-type="float" office:value="0.789148561362302" calcext:value-type="float">
            <text:p>0.789148561362302</text:p>
          </table:table-cell>
          <table:table-cell office:value-type="float" office:value="0.0332364673751033" calcext:value-type="float">
            <text:p>0.0332364673751033</text:p>
          </table:table-cell>
          <table:table-cell office:value-type="float" office:value="0.786852613035819" calcext:value-type="float">
            <text:p>0.786852613035819</text:p>
          </table:table-cell>
          <table:table-cell office:value-type="float" office:value="0.0323300999167032" calcext:value-type="float">
            <text:p>0.0323300999167032</text:p>
          </table:table-cell>
          <table:table-cell office:value-type="float" office:value="0.792201996476806" calcext:value-type="float">
            <text:p>0.792201996476806</text:p>
          </table:table-cell>
          <table:table-cell office:value-type="float" office:value="0.0311625753964848" calcext:value-type="float">
            <text:p>0.0311625753964848</text:p>
          </table:table-cell>
          <table:table-cell office:value-type="float" office:value="0.790675278919554" calcext:value-type="float">
            <text:p>0.790675278919554</text:p>
          </table:table-cell>
          <table:table-cell office:value-type="float" office:value="0.0255342228428501" calcext:value-type="float">
            <text:p>0.0255342228428501</text:p>
          </table:table-cell>
          <table:table-cell office:value-type="float" office:value="0.785320023487962" calcext:value-type="float">
            <text:p>0.785320023487962</text:p>
          </table:table-cell>
          <table:table-cell office:value-type="float" office:value="0.0329636721548719" calcext:value-type="float">
            <text:p>0.0329636721548719</text:p>
          </table:table-cell>
          <table:table-cell office:value-type="float" office:value="0.78761009982384" calcext:value-type="float">
            <text:p>0.78761009982384</text:p>
          </table:table-cell>
          <table:table-cell office:value-type="float" office:value="0.0301785154178902" calcext:value-type="float">
            <text:p>0.0301785154178902</text:p>
          </table:table-cell>
          <table:table-cell office:value-type="float" office:value="0.788385202583676" calcext:value-type="float">
            <text:p>0.788385202583676</text:p>
          </table:table-cell>
          <table:table-cell office:value-type="float" office:value="0.0292644077239016" calcext:value-type="float">
            <text:p>0.0292644077239016</text:p>
          </table:table-cell>
          <table:table-cell office:value-type="float" office:value="0.79143863769818" calcext:value-type="float">
            <text:p>0.79143863769818</text:p>
          </table:table-cell>
          <table:table-cell office:value-type="float" office:value="0.0279253583299025" calcext:value-type="float">
            <text:p>0.0279253583299025</text:p>
          </table:table-cell>
          <table:table-cell office:value-type="float" office:value="0.786071638285379" calcext:value-type="float">
            <text:p>0.786071638285379</text:p>
          </table:table-cell>
          <table:table-cell office:value-type="float" office:value="0.0271709694991442" calcext:value-type="float">
            <text:p>0.0271709694991442</text:p>
          </table:table-cell>
          <table:table-cell office:value-type="float" office:value="0.789142689371697" calcext:value-type="float">
            <text:p>0.789142689371697</text:p>
          </table:table-cell>
          <table:table-cell office:value-type="float" office:value="0.027057022199479" calcext:value-type="float">
            <text:p>0.02705702219947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itanic</text:p>
          </table:table-cell>
          <table:table-cell office:value-type="float" office:value="0.789300058719906" calcext:value-type="float">
            <text:p>0.789300058719906</text:p>
          </table:table-cell>
          <table:table-cell office:value-type="float" office:value="0.0241099309122812" calcext:value-type="float">
            <text:p>0.0241099309122812</text:p>
          </table:table-cell>
          <table:table-cell office:value-type="float" office:value="0.787915443335291" calcext:value-type="float">
            <text:p>0.787915443335291</text:p>
          </table:table-cell>
          <table:table-cell office:value-type="float" office:value="0.02766102401068" calcext:value-type="float">
            <text:p>0.02766102401068</text:p>
          </table:table-cell>
          <table:table-cell office:value-type="float" office:value="0.786391074574281" calcext:value-type="float">
            <text:p>0.786391074574281</text:p>
          </table:table-cell>
          <table:table-cell office:value-type="float" office:value="0.0285863237914014" calcext:value-type="float">
            <text:p>0.0285863237914014</text:p>
          </table:table-cell>
          <table:table-cell office:value-type="float" office:value="0.791734586024662" calcext:value-type="float">
            <text:p>0.791734586024662</text:p>
          </table:table-cell>
          <table:table-cell office:value-type="float" office:value="0.0314099400398525" calcext:value-type="float">
            <text:p>0.0314099400398525</text:p>
          </table:table-cell>
          <table:table-cell office:value-type="float" office:value="0.787765120375807" calcext:value-type="float">
            <text:p>0.787765120375807</text:p>
          </table:table-cell>
          <table:table-cell office:value-type="float" office:value="0.0297136874432666" calcext:value-type="float">
            <text:p>0.0297136874432666</text:p>
          </table:table-cell>
          <table:table-cell office:value-type="float" office:value="0.790825601879037" calcext:value-type="float">
            <text:p>0.790825601879037</text:p>
          </table:table-cell>
          <table:table-cell office:value-type="float" office:value="0.0271532341476411" calcext:value-type="float">
            <text:p>0.0271532341476411</text:p>
          </table:table-cell>
          <table:table-cell office:value-type="float" office:value="0.786547269524369" calcext:value-type="float">
            <text:p>0.786547269524369</text:p>
          </table:table-cell>
          <table:table-cell office:value-type="float" office:value="0.0288365286021253" calcext:value-type="float">
            <text:p>0.0288365286021253</text:p>
          </table:table-cell>
          <table:table-cell office:value-type="float" office:value="0.787469172049325" calcext:value-type="float">
            <text:p>0.787469172049325</text:p>
          </table:table-cell>
          <table:table-cell office:value-type="float" office:value="0.0312950456292272" calcext:value-type="float">
            <text:p>0.0312950456292272</text:p>
          </table:table-cell>
          <table:table-cell office:value-type="float" office:value="0.789142689371697" calcext:value-type="float">
            <text:p>0.789142689371697</text:p>
          </table:table-cell>
          <table:table-cell office:value-type="float" office:value="0.0297182228254926" calcext:value-type="float">
            <text:p>0.0297182228254926</text:p>
          </table:table-cell>
          <table:table-cell office:value-type="float" office:value="0.788380504991192" calcext:value-type="float">
            <text:p>0.788380504991192</text:p>
          </table:table-cell>
          <table:table-cell office:value-type="float" office:value="0.0243645881329544" calcext:value-type="float">
            <text:p>0.0243645881329544</text:p>
          </table:table-cell>
          <table:table-cell office:value-type="float" office:value="0.784551967116853" calcext:value-type="float">
            <text:p>0.784551967116853</text:p>
          </table:table-cell>
          <table:table-cell office:value-type="float" office:value="0.0318586487052287" calcext:value-type="float">
            <text:p>0.0318586487052287</text:p>
          </table:table-cell>
          <table:table-cell office:value-type="float" office:value="0.789594832648268" calcext:value-type="float">
            <text:p>0.789594832648268</text:p>
          </table:table-cell>
          <table:table-cell office:value-type="float" office:value="0.0282884826999253" calcext:value-type="float">
            <text:p>0.0282884826999253</text:p>
          </table:table-cell>
          <table:table-cell office:value-type="float" office:value="0.786239577216676" calcext:value-type="float">
            <text:p>0.786239577216676</text:p>
          </table:table-cell>
          <table:table-cell office:value-type="float" office:value="0.0293602662683117" calcext:value-type="float">
            <text:p>0.0293602662683117</text:p>
          </table:table-cell>
          <table:table-cell office:value-type="float" office:value="0.792811509101585" calcext:value-type="float">
            <text:p>0.792811509101585</text:p>
          </table:table-cell>
          <table:table-cell office:value-type="float" office:value="0.0272740787235592" calcext:value-type="float">
            <text:p>0.0272740787235592</text:p>
          </table:table-cell>
          <table:table-cell office:value-type="float" office:value="0.7860728126835" calcext:value-type="float">
            <text:p>0.7860728126835</text:p>
          </table:table-cell>
          <table:table-cell office:value-type="float" office:value="0.0284643038424014" calcext:value-type="float">
            <text:p>0.0284643038424014</text:p>
          </table:table-cell>
          <table:table-cell office:value-type="float" office:value="0.790970052847915" calcext:value-type="float">
            <text:p>0.790970052847915</text:p>
          </table:table-cell>
          <table:table-cell office:value-type="float" office:value="0.0246650272830218" calcext:value-type="float">
            <text:p>0.02466502728302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vertebral_column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687667826035246" calcext:value-type="float">
            <text:p>0.0687667826035246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505490721442716" calcext:value-type="float">
            <text:p>0.0505490721442716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564900023078008" calcext:value-type="float">
            <text:p>0.0564900023078008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801778575583107" calcext:value-type="float">
            <text:p>0.0801778575583107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486848663340721" calcext:value-type="float">
            <text:p>0.0486848663340721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627905433146513" calcext:value-type="float">
            <text:p>0.0627905433146513</text:p>
          </table:table-cell>
          <table:table-cell office:value-type="float" office:value="0.812903225806452" calcext:value-type="float">
            <text:p>0.812903225806452</text:p>
          </table:table-cell>
          <table:table-cell office:value-type="float" office:value="0.0585009484246685" calcext:value-type="float">
            <text:p>0.0585009484246685</text:p>
          </table:table-cell>
          <table:table-cell office:value-type="float" office:value="0.861290322580645" calcext:value-type="float">
            <text:p>0.861290322580645</text:p>
          </table:table-cell>
          <table:table-cell office:value-type="float" office:value="0.0627905433146513" calcext:value-type="float">
            <text:p>0.0627905433146513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77239935466959" calcext:value-type="float">
            <text:p>0.077239935466959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866242325209584" calcext:value-type="float">
            <text:p>0.0866242325209584</text:p>
          </table:table-cell>
          <table:table-cell office:value-type="float" office:value="0.854838709677419" calcext:value-type="float">
            <text:p>0.854838709677419</text:p>
          </table:table-cell>
          <table:table-cell office:value-type="float" office:value="0.0667186755160798" calcext:value-type="float">
            <text:p>0.0667186755160798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593836613827272" calcext:value-type="float">
            <text:p>0.0593836613827272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659342353408855" calcext:value-type="float">
            <text:p>0.0659342353408855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899634437133414" calcext:value-type="float">
            <text:p>0.0899634437133414</text:p>
          </table:table-cell>
          <table:table-cell office:value-type="float" office:value="0.858064516129032" calcext:value-type="float">
            <text:p>0.858064516129032</text:p>
          </table:table-cell>
          <table:table-cell office:value-type="float" office:value="0.0378641222831376" calcext:value-type="float">
            <text:p>0.0378641222831376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670643704495168" calcext:value-type="float">
            <text:p>0.067064370449516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vertebral_column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830118669488979" calcext:value-type="float">
            <text:p>0.0830118669488979</text:p>
          </table:table-cell>
          <table:table-cell office:value-type="float" office:value="0.858064516129032" calcext:value-type="float">
            <text:p>0.858064516129032</text:p>
          </table:table-cell>
          <table:table-cell office:value-type="float" office:value="0.0461238937409187" calcext:value-type="float">
            <text:p>0.0461238937409187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578050755084542" calcext:value-type="float">
            <text:p>0.0578050755084542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72051034700004" calcext:value-type="float">
            <text:p>0.072051034700004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585009484246685" calcext:value-type="float">
            <text:p>0.0585009484246685</text:p>
          </table:table-cell>
          <table:table-cell office:value-type="float" office:value="0.848387096774193" calcext:value-type="float">
            <text:p>0.848387096774193</text:p>
          </table:table-cell>
          <table:table-cell office:value-type="float" office:value="0.0569993904546175" calcext:value-type="float">
            <text:p>0.0569993904546175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531143614418428" calcext:value-type="float">
            <text:p>0.0531143614418428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653176023590857" calcext:value-type="float">
            <text:p>0.0653176023590857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659342353408855" calcext:value-type="float">
            <text:p>0.0659342353408855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589929751584739" calcext:value-type="float">
            <text:p>0.0589929751584739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467463766006111" calcext:value-type="float">
            <text:p>0.0467463766006111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578050755084542" calcext:value-type="float">
            <text:p>0.0578050755084542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499739786607408" calcext:value-type="float">
            <text:p>0.0499739786607408</text:p>
          </table:table-cell>
          <table:table-cell office:value-type="float" office:value="0.854838709677419" calcext:value-type="float">
            <text:p>0.854838709677419</text:p>
          </table:table-cell>
          <table:table-cell office:value-type="float" office:value="0.0733235575106766" calcext:value-type="float">
            <text:p>0.0733235575106766</text:p>
          </table:table-cell>
          <table:table-cell office:value-type="float" office:value="0.851612903225806" calcext:value-type="float">
            <text:p>0.851612903225806</text:p>
          </table:table-cell>
          <table:table-cell office:value-type="float" office:value="0.0648735618451542" calcext:value-type="float">
            <text:p>0.0648735618451542</text:p>
          </table:table-cell>
          <table:table-cell office:value-type="float" office:value="0.848387096774193" calcext:value-type="float">
            <text:p>0.848387096774193</text:p>
          </table:table-cell>
          <table:table-cell office:value-type="float" office:value="0.0680909255870432" calcext:value-type="float">
            <text:p>0.068090925587043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vertebral_column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751919730625681" calcext:value-type="float">
            <text:p>0.0751919730625681</text:p>
          </table:table-cell>
          <table:table-cell office:value-type="float" office:value="0.858064516129032" calcext:value-type="float">
            <text:p>0.858064516129032</text:p>
          </table:table-cell>
          <table:table-cell office:value-type="float" office:value="0.0531143614418428" calcext:value-type="float">
            <text:p>0.0531143614418428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557690429242578" calcext:value-type="float">
            <text:p>0.0557690429242578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616758296761289" calcext:value-type="float">
            <text:p>0.0616758296761289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588948986564694" calcext:value-type="float">
            <text:p>0.0588948986564694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578050755084542" calcext:value-type="float">
            <text:p>0.0578050755084542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557690429242578" calcext:value-type="float">
            <text:p>0.0557690429242578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693527548240735" calcext:value-type="float">
            <text:p>0.0693527548240735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623285021341481" calcext:value-type="float">
            <text:p>0.0623285021341481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626984074714548" calcext:value-type="float">
            <text:p>0.0626984074714548</text:p>
          </table:table-cell>
          <table:table-cell office:value-type="float" office:value="0.848387096774193" calcext:value-type="float">
            <text:p>0.848387096774193</text:p>
          </table:table-cell>
          <table:table-cell office:value-type="float" office:value="0.0482075521966879" calcext:value-type="float">
            <text:p>0.0482075521966879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623285021341481" calcext:value-type="float">
            <text:p>0.0623285021341481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5365580623602" calcext:value-type="float">
            <text:p>0.05365580623602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693527548240735" calcext:value-type="float">
            <text:p>0.0693527548240735</text:p>
          </table:table-cell>
          <table:table-cell office:value-type="float" office:value="0.848387096774193" calcext:value-type="float">
            <text:p>0.848387096774193</text:p>
          </table:table-cell>
          <table:table-cell office:value-type="float" office:value="0.0646056726270959" calcext:value-type="float">
            <text:p>0.0646056726270959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635228193021158" calcext:value-type="float">
            <text:p>0.063522819302115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vertebral_column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775387371067524" calcext:value-type="float">
            <text:p>0.0775387371067524</text:p>
          </table:table-cell>
          <table:table-cell office:value-type="float" office:value="0.851612903225806" calcext:value-type="float">
            <text:p>0.851612903225806</text:p>
          </table:table-cell>
          <table:table-cell office:value-type="float" office:value="0.0435450682393905" calcext:value-type="float">
            <text:p>0.0435450682393905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597717940201604" calcext:value-type="float">
            <text:p>0.0597717940201604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662840215373008" calcext:value-type="float">
            <text:p>0.0662840215373008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585009484246685" calcext:value-type="float">
            <text:p>0.0585009484246685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597717940201604" calcext:value-type="float">
            <text:p>0.0597717940201604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597717940201604" calcext:value-type="float">
            <text:p>0.0597717940201604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687667826035246" calcext:value-type="float">
            <text:p>0.0687667826035246</text:p>
          </table:table-cell>
          <table:table-cell office:value-type="float" office:value="0.854838709677419" calcext:value-type="float">
            <text:p>0.854838709677419</text:p>
          </table:table-cell>
          <table:table-cell office:value-type="float" office:value="0.0553528502203602" calcext:value-type="float">
            <text:p>0.0553528502203602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726105075962758" calcext:value-type="float">
            <text:p>0.0726105075962758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578050755084542" calcext:value-type="float">
            <text:p>0.0578050755084542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588948986564694" calcext:value-type="float">
            <text:p>0.0588948986564694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52236377640822" calcext:value-type="float">
            <text:p>0.052236377640822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659342353408855" calcext:value-type="float">
            <text:p>0.0659342353408855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564900023078008" calcext:value-type="float">
            <text:p>0.0564900023078008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626984074714548" calcext:value-type="float">
            <text:p>0.062698407471454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vertebral_column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704280554572594" calcext:value-type="float">
            <text:p>0.0704280554572594</text:p>
          </table:table-cell>
          <table:table-cell office:value-type="float" office:value="0.848387096774193" calcext:value-type="float">
            <text:p>0.848387096774193</text:p>
          </table:table-cell>
          <table:table-cell office:value-type="float" office:value="0.0549335044062142" calcext:value-type="float">
            <text:p>0.0549335044062142</text:p>
          </table:table-cell>
          <table:table-cell office:value-type="float" office:value="0.848387096774193" calcext:value-type="float">
            <text:p>0.848387096774193</text:p>
          </table:table-cell>
          <table:table-cell office:value-type="float" office:value="0.0569993904546175" calcext:value-type="float">
            <text:p>0.0569993904546175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635228193021158" calcext:value-type="float">
            <text:p>0.0635228193021158</text:p>
          </table:table-cell>
          <table:table-cell office:value-type="float" office:value="0.851612903225806" calcext:value-type="float">
            <text:p>0.851612903225806</text:p>
          </table:table-cell>
          <table:table-cell office:value-type="float" office:value="0.0573028498687063" calcext:value-type="float">
            <text:p>0.0573028498687063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588948986564694" calcext:value-type="float">
            <text:p>0.0588948986564694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588948986564694" calcext:value-type="float">
            <text:p>0.0588948986564694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659342353408855" calcext:value-type="float">
            <text:p>0.0659342353408855</text:p>
          </table:table-cell>
          <table:table-cell office:value-type="float" office:value="0.851612903225806" calcext:value-type="float">
            <text:p>0.851612903225806</text:p>
          </table:table-cell>
          <table:table-cell office:value-type="float" office:value="0.0552483121663016" calcext:value-type="float">
            <text:p>0.0552483121663016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713252643087182" calcext:value-type="float">
            <text:p>0.0713252643087182</text:p>
          </table:table-cell>
          <table:table-cell office:value-type="float" office:value="0.848387096774193" calcext:value-type="float">
            <text:p>0.848387096774193</text:p>
          </table:table-cell>
          <table:table-cell office:value-type="float" office:value="0.0527868288543379" calcext:value-type="float">
            <text:p>0.0527868288543379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589929751584739" calcext:value-type="float">
            <text:p>0.0589929751584739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52236377640822" calcext:value-type="float">
            <text:p>0.052236377640822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670643704495168" calcext:value-type="float">
            <text:p>0.0670643704495168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635228193021158" calcext:value-type="float">
            <text:p>0.0635228193021158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653176023590857" calcext:value-type="float">
            <text:p>0.0653176023590857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vertebral_column</text:p>
          </table:table-cell>
          <table:table-cell office:value-type="float" office:value="0.836774193548387" calcext:value-type="float">
            <text:p>0.836774193548387</text:p>
          </table:table-cell>
          <table:table-cell office:value-type="float" office:value="0.0749874830358005" calcext:value-type="float">
            <text:p>0.0749874830358005</text:p>
          </table:table-cell>
          <table:table-cell office:value-type="float" office:value="0.849032258064516" calcext:value-type="float">
            <text:p>0.849032258064516</text:p>
          </table:table-cell>
          <table:table-cell office:value-type="float" office:value="0.0496531799945276" calcext:value-type="float">
            <text:p>0.0496531799945276</text:p>
          </table:table-cell>
          <table:table-cell office:value-type="float" office:value="0.843870967741936" calcext:value-type="float">
            <text:p>0.843870967741936</text:p>
          </table:table-cell>
          <table:table-cell office:value-type="float" office:value="0.0573670610430581" calcext:value-type="float">
            <text:p>0.0573670610430581</text:p>
          </table:table-cell>
          <table:table-cell office:value-type="float" office:value="0.836774193548387" calcext:value-type="float">
            <text:p>0.836774193548387</text:p>
          </table:table-cell>
          <table:table-cell office:value-type="float" office:value="0.068742312554772" calcext:value-type="float">
            <text:p>0.068742312554772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56376902341717" calcext:value-type="float">
            <text:p>0.056376902341717</text:p>
          </table:table-cell>
          <table:table-cell office:value-type="float" office:value="0.84" calcext:value-type="float">
            <text:p>0.84</text:p>
          </table:table-cell>
          <table:table-cell office:value-type="float" office:value="0.0592523403908706" calcext:value-type="float">
            <text:p>0.0592523403908706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572102090934798" calcext:value-type="float">
            <text:p>0.0572102090934798</text:p>
          </table:table-cell>
          <table:table-cell office:value-type="float" office:value="0.847096774193548" calcext:value-type="float">
            <text:p>0.847096774193548</text:p>
          </table:table-cell>
          <table:table-cell office:value-type="float" office:value="0.0664323836884441" calcext:value-type="float">
            <text:p>0.0664323836884441</text:p>
          </table:table-cell>
          <table:table-cell office:value-type="float" office:value="0.843225806451613" calcext:value-type="float">
            <text:p>0.843225806451613</text:p>
          </table:table-cell>
          <table:table-cell office:value-type="float" office:value="0.0632207670657309" calcext:value-type="float">
            <text:p>0.0632207670657309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704502774111762" calcext:value-type="float">
            <text:p>0.0704502774111762</text:p>
          </table:table-cell>
          <table:table-cell office:value-type="float" office:value="0.847096774193548" calcext:value-type="float">
            <text:p>0.847096774193548</text:p>
          </table:table-cell>
          <table:table-cell office:value-type="float" office:value="0.0544529017352342" calcext:value-type="float">
            <text:p>0.0544529017352342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594810225680546" calcext:value-type="float">
            <text:p>0.0594810225680546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548073551038581" calcext:value-type="float">
            <text:p>0.0548073551038581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731276723676988" calcext:value-type="float">
            <text:p>0.0731276723676988</text:p>
          </table:table-cell>
          <table:table-cell office:value-type="float" office:value="0.849032258064516" calcext:value-type="float">
            <text:p>0.849032258064516</text:p>
          </table:table-cell>
          <table:table-cell office:value-type="float" office:value="0.0574712356730609" calcext:value-type="float">
            <text:p>0.0574712356730609</text:p>
          </table:table-cell>
          <table:table-cell office:value-type="float" office:value="0.84258064516129" calcext:value-type="float">
            <text:p>0.84258064516129</text:p>
          </table:table-cell>
          <table:table-cell office:value-type="float" office:value="0.0653388250338433" calcext:value-type="float">
            <text:p>0.06533882503384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rtebral_column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680059711864167" calcext:value-type="float">
            <text:p>0.0680059711864167</text:p>
          </table:table-cell>
          <table:table-cell office:value-type="float" office:value="0.796774193548387" calcext:value-type="float">
            <text:p>0.796774193548387</text:p>
          </table:table-cell>
          <table:table-cell office:value-type="float" office:value="0.0609213568783453" calcext:value-type="float">
            <text:p>0.0609213568783453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805375626282752" calcext:value-type="float">
            <text:p>0.0805375626282752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623285021341481" calcext:value-type="float">
            <text:p>0.0623285021341481</text:p>
          </table:table-cell>
          <table:table-cell office:value-type="float" office:value="0.812903225806452" calcext:value-type="float">
            <text:p>0.812903225806452</text:p>
          </table:table-cell>
          <table:table-cell office:value-type="float" office:value="0.0676650869787194" calcext:value-type="float">
            <text:p>0.0676650869787194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346763774120368" calcext:value-type="float">
            <text:p>0.0346763774120368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767142321795138" calcext:value-type="float">
            <text:p>0.0767142321795138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676650869787194" calcext:value-type="float">
            <text:p>0.0676650869787194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745743693952675" calcext:value-type="float">
            <text:p>0.0745743693952675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726105075962758" calcext:value-type="float">
            <text:p>0.0726105075962758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782068668643792" calcext:value-type="float">
            <text:p>0.0782068668643792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849394307876623" calcext:value-type="float">
            <text:p>0.0849394307876623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485659775941342" calcext:value-type="float">
            <text:p>0.0485659775941342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573028498687063" calcext:value-type="float">
            <text:p>0.0573028498687063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462490605754979" calcext:value-type="float">
            <text:p>0.0462490605754979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557690429242577" calcext:value-type="float">
            <text:p>0.055769042924257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rtebral_column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578050755084542" calcext:value-type="float">
            <text:p>0.0578050755084542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61205374067775" calcext:value-type="float">
            <text:p>0.061205374067775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71000318362233" calcext:value-type="float">
            <text:p>0.071000318362233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461238937409187" calcext:value-type="float">
            <text:p>0.0461238937409187</text:p>
          </table:table-cell>
          <table:table-cell office:value-type="float" office:value="0.812903225806452" calcext:value-type="float">
            <text:p>0.812903225806452</text:p>
          </table:table-cell>
          <table:table-cell office:value-type="float" office:value="0.064156704903984" calcext:value-type="float">
            <text:p>0.064156704903984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604450293443234" calcext:value-type="float">
            <text:p>0.0604450293443234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730075062226578" calcext:value-type="float">
            <text:p>0.0730075062226578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627905433146513" calcext:value-type="float">
            <text:p>0.0627905433146513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648735618451542" calcext:value-type="float">
            <text:p>0.0648735618451542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704280554572594" calcext:value-type="float">
            <text:p>0.0704280554572594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578050755084542" calcext:value-type="float">
            <text:p>0.0578050755084542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889293467876788" calcext:value-type="float">
            <text:p>0.0889293467876788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683451551917019" calcext:value-type="float">
            <text:p>0.0683451551917019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597717940201604" calcext:value-type="float">
            <text:p>0.0597717940201604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630661432198502" calcext:value-type="float">
            <text:p>0.0630661432198502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626984074714548" calcext:value-type="float">
            <text:p>0.06269840747145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rtebral_column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597717940201604" calcext:value-type="float">
            <text:p>0.0597717940201604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609213568783453" calcext:value-type="float">
            <text:p>0.0609213568783453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659342353408855" calcext:value-type="float">
            <text:p>0.0659342353408855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578050755084542" calcext:value-type="float">
            <text:p>0.0578050755084542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553528502203602" calcext:value-type="float">
            <text:p>0.0553528502203602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626984074714548" calcext:value-type="float">
            <text:p>0.0626984074714548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648735618451542" calcext:value-type="float">
            <text:p>0.0648735618451542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504345780626175" calcext:value-type="float">
            <text:p>0.0504345780626175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697682933226164" calcext:value-type="float">
            <text:p>0.0697682933226164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585009484246685" calcext:value-type="float">
            <text:p>0.0585009484246685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593836613827272" calcext:value-type="float">
            <text:p>0.0593836613827272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764122064707091" calcext:value-type="float">
            <text:p>0.0764122064707091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564900023078008" calcext:value-type="float">
            <text:p>0.0564900023078008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64516129032258" calcext:value-type="float">
            <text:p>0.064516129032258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630661432198502" calcext:value-type="float">
            <text:p>0.0630661432198502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549335044062142" calcext:value-type="float">
            <text:p>0.054933504406214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rtebral_column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670643704495168" calcext:value-type="float">
            <text:p>0.0670643704495168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616758296761289" calcext:value-type="float">
            <text:p>0.0616758296761289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635228193021158" calcext:value-type="float">
            <text:p>0.0635228193021158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64516129032258" calcext:value-type="float">
            <text:p>0.064516129032258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508910088868784" calcext:value-type="float">
            <text:p>0.0508910088868784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62328502134148" calcext:value-type="float">
            <text:p>0.062328502134148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680909255870432" calcext:value-type="float">
            <text:p>0.0680909255870432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592862311917859" calcext:value-type="float">
            <text:p>0.0592862311917859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648735618451542" calcext:value-type="float">
            <text:p>0.0648735618451542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609213568783453" calcext:value-type="float">
            <text:p>0.0609213568783453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527868288543379" calcext:value-type="float">
            <text:p>0.0527868288543379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714062697457375" calcext:value-type="float">
            <text:p>0.0714062697457375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578050755084542" calcext:value-type="float">
            <text:p>0.0578050755084542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508910088868784" calcext:value-type="float">
            <text:p>0.0508910088868784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627905433146513" calcext:value-type="float">
            <text:p>0.0627905433146513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526771987695307" calcext:value-type="float">
            <text:p>0.052677198769530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rtebral_column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604450293443234" calcext:value-type="float">
            <text:p>0.0604450293443234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687667826035246" calcext:value-type="float">
            <text:p>0.0687667826035246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649626127612611" calcext:value-type="float">
            <text:p>0.0649626127612611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670643704495168" calcext:value-type="float">
            <text:p>0.0670643704495168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46249060575498" calcext:value-type="float">
            <text:p>0.046249060575498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646056726270959" calcext:value-type="float">
            <text:p>0.0646056726270959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597717940201604" calcext:value-type="float">
            <text:p>0.0597717940201604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569993904546175" calcext:value-type="float">
            <text:p>0.0569993904546175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649626127612611" calcext:value-type="float">
            <text:p>0.0649626127612611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626984074714548" calcext:value-type="float">
            <text:p>0.0626984074714548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527868288543379" calcext:value-type="float">
            <text:p>0.0527868288543379</text:p>
          </table:table-cell>
          <table:table-cell office:value-type="float" office:value="0.812903225806452" calcext:value-type="float">
            <text:p>0.812903225806452</text:p>
          </table:table-cell>
          <table:table-cell office:value-type="float" office:value="0.064156704903984" calcext:value-type="float">
            <text:p>0.064156704903984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627905433146513" calcext:value-type="float">
            <text:p>0.0627905433146513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485659775941342" calcext:value-type="float">
            <text:p>0.0485659775941342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573028498687063" calcext:value-type="float">
            <text:p>0.0573028498687063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82075521966879" calcext:value-type="float">
            <text:p>0.048207552196687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rtebral_column</text:p>
          </table:table-cell>
          <table:table-cell office:value-type="float" office:value="0.840645161290322" calcext:value-type="float">
            <text:p>0.840645161290322</text:p>
          </table:table-cell>
          <table:table-cell office:value-type="float" office:value="0.0626184481017743" calcext:value-type="float">
            <text:p>0.0626184481017743</text:p>
          </table:table-cell>
          <table:table-cell office:value-type="float" office:value="0.823225806451613" calcext:value-type="float">
            <text:p>0.823225806451613</text:p>
          </table:table-cell>
          <table:table-cell office:value-type="float" office:value="0.0626981400208238" calcext:value-type="float">
            <text:p>0.0626981400208238</text:p>
          </table:table-cell>
          <table:table-cell office:value-type="float" office:value="0.832903225806452" calcext:value-type="float">
            <text:p>0.832903225806452</text:p>
          </table:table-cell>
          <table:table-cell office:value-type="float" office:value="0.0691915096789541" calcext:value-type="float">
            <text:p>0.0691915096789541</text:p>
          </table:table-cell>
          <table:table-cell office:value-type="float" office:value="0.834838709677419" calcext:value-type="float">
            <text:p>0.834838709677419</text:p>
          </table:table-cell>
          <table:table-cell office:value-type="float" office:value="0.0595675941730592" calcext:value-type="float">
            <text:p>0.0595675941730592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56862942313088" calcext:value-type="float">
            <text:p>0.056862942313088</text:p>
          </table:table-cell>
          <table:table-cell office:value-type="float" office:value="0.830322580645161" calcext:value-type="float">
            <text:p>0.830322580645161</text:p>
          </table:table-cell>
          <table:table-cell office:value-type="float" office:value="0.0569507977978118" calcext:value-type="float">
            <text:p>0.0569507977978118</text:p>
          </table:table-cell>
          <table:table-cell office:value-type="float" office:value="0.829677419354839" calcext:value-type="float">
            <text:p>0.829677419354839</text:p>
          </table:table-cell>
          <table:table-cell office:value-type="float" office:value="0.0684916039709059" calcext:value-type="float">
            <text:p>0.0684916039709059</text:p>
          </table:table-cell>
          <table:table-cell office:value-type="float" office:value="0.830967741935484" calcext:value-type="float">
            <text:p>0.830967741935484</text:p>
          </table:table-cell>
          <table:table-cell office:value-type="float" office:value="0.0594351660004783" calcext:value-type="float">
            <text:p>0.0594351660004783</text:p>
          </table:table-cell>
          <table:table-cell office:value-type="float" office:value="0.826451612903226" calcext:value-type="float">
            <text:p>0.826451612903226</text:p>
          </table:table-cell>
          <table:table-cell office:value-type="float" office:value="0.0678104798338907" calcext:value-type="float">
            <text:p>0.0678104798338907</text:p>
          </table:table-cell>
          <table:table-cell office:value-type="float" office:value="0.833548387096774" calcext:value-type="float">
            <text:p>0.833548387096774</text:p>
          </table:table-cell>
          <table:table-cell office:value-type="float" office:value="0.0650318551656008" calcext:value-type="float">
            <text:p>0.0650318551656008</text:p>
          </table:table-cell>
          <table:table-cell office:value-type="float" office:value="0.830322580645161" calcext:value-type="float">
            <text:p>0.830322580645161</text:p>
          </table:table-cell>
          <table:table-cell office:value-type="float" office:value="0.0601938522928473" calcext:value-type="float">
            <text:p>0.0601938522928473</text:p>
          </table:table-cell>
          <table:table-cell office:value-type="float" office:value="0.823225806451613" calcext:value-type="float">
            <text:p>0.823225806451613</text:p>
          </table:table-cell>
          <table:table-cell office:value-type="float" office:value="0.0771687917391543" calcext:value-type="float">
            <text:p>0.0771687917391543</text:p>
          </table:table-cell>
          <table:table-cell office:value-type="float" office:value="0.833548387096774" calcext:value-type="float">
            <text:p>0.833548387096774</text:p>
          </table:table-cell>
          <table:table-cell office:value-type="float" office:value="0.0587993507833485" calcext:value-type="float">
            <text:p>0.0587993507833485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562095518804275" calcext:value-type="float">
            <text:p>0.0562095518804275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584949480397112" calcext:value-type="float">
            <text:p>0.0584949480397112</text:p>
          </table:table-cell>
          <table:table-cell office:value-type="float" office:value="0.834193548387097" calcext:value-type="float">
            <text:p>0.834193548387097</text:p>
          </table:table-cell>
          <table:table-cell office:value-type="float" office:value="0.0548571411536291" calcext:value-type="float">
            <text:p>0.05485714115362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wdbc</text:p>
          </table:table-cell>
          <table:table-cell office:value-type="float" office:value="0.942042606516291" calcext:value-type="float">
            <text:p>0.942042606516291</text:p>
          </table:table-cell>
          <table:table-cell office:value-type="float" office:value="0.0274344998863307" calcext:value-type="float">
            <text:p>0.0274344998863307</text:p>
          </table:table-cell>
          <table:table-cell office:value-type="float" office:value="0.931484962406015" calcext:value-type="float">
            <text:p>0.931484962406015</text:p>
          </table:table-cell>
          <table:table-cell office:value-type="float" office:value="0.0424958147301372" calcext:value-type="float">
            <text:p>0.0424958147301372</text:p>
          </table:table-cell>
          <table:table-cell office:value-type="float" office:value="0.947274436090225" calcext:value-type="float">
            <text:p>0.947274436090225</text:p>
          </table:table-cell>
          <table:table-cell office:value-type="float" office:value="0.0233937008800663" calcext:value-type="float">
            <text:p>0.0233937008800663</text:p>
          </table:table-cell>
          <table:table-cell office:value-type="float" office:value="0.952568922305764" calcext:value-type="float">
            <text:p>0.952568922305764</text:p>
          </table:table-cell>
          <table:table-cell office:value-type="float" office:value="0.0261862621006981" calcext:value-type="float">
            <text:p>0.0261862621006981</text:p>
          </table:table-cell>
          <table:table-cell office:value-type="float" office:value="0.952537593984962" calcext:value-type="float">
            <text:p>0.952537593984962</text:p>
          </table:table-cell>
          <table:table-cell office:value-type="float" office:value="0.0262407805363732" calcext:value-type="float">
            <text:p>0.0262407805363732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206482182031172" calcext:value-type="float">
            <text:p>0.0206482182031172</text:p>
          </table:table-cell>
          <table:table-cell office:value-type="float" office:value="0.95250626566416" calcext:value-type="float">
            <text:p>0.95250626566416</text:p>
          </table:table-cell>
          <table:table-cell office:value-type="float" office:value="0.0276097138790657" calcext:value-type="float">
            <text:p>0.0276097138790657</text:p>
          </table:table-cell>
          <table:table-cell office:value-type="float" office:value="0.952600250626566" calcext:value-type="float">
            <text:p>0.952600250626566</text:p>
          </table:table-cell>
          <table:table-cell office:value-type="float" office:value="0.0248380223074489" calcext:value-type="float">
            <text:p>0.0248380223074489</text:p>
          </table:table-cell>
          <table:table-cell office:value-type="float" office:value="0.952537593984962" calcext:value-type="float">
            <text:p>0.952537593984962</text:p>
          </table:table-cell>
          <table:table-cell office:value-type="float" office:value="0.0234900901631836" calcext:value-type="float">
            <text:p>0.0234900901631836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310424333801411" calcext:value-type="float">
            <text:p>0.0310424333801411</text:p>
          </table:table-cell>
          <table:table-cell office:value-type="float" office:value="0.956046365914787" calcext:value-type="float">
            <text:p>0.956046365914787</text:p>
          </table:table-cell>
          <table:table-cell office:value-type="float" office:value="0.0323260944178704" calcext:value-type="float">
            <text:p>0.0323260944178704</text:p>
          </table:table-cell>
          <table:table-cell office:value-type="float" office:value="0.95250626566416" calcext:value-type="float">
            <text:p>0.95250626566416</text:p>
          </table:table-cell>
          <table:table-cell office:value-type="float" office:value="0.0221067375683671" calcext:value-type="float">
            <text:p>0.0221067375683671</text:p>
          </table:table-cell>
          <table:table-cell office:value-type="float" office:value="0.95078320802005" calcext:value-type="float">
            <text:p>0.95078320802005</text:p>
          </table:table-cell>
          <table:table-cell office:value-type="float" office:value="0.0259058462830083" calcext:value-type="float">
            <text:p>0.0259058462830083</text:p>
          </table:table-cell>
          <table:table-cell office:value-type="float" office:value="0.957738095238095" calcext:value-type="float">
            <text:p>0.957738095238095</text:p>
          </table:table-cell>
          <table:table-cell office:value-type="float" office:value="0.0335284432728307" calcext:value-type="float">
            <text:p>0.0335284432728307</text:p>
          </table:table-cell>
          <table:table-cell office:value-type="float" office:value="0.956046365914787" calcext:value-type="float">
            <text:p>0.956046365914787</text:p>
          </table:table-cell>
          <table:table-cell office:value-type="float" office:value="0.0312502682655889" calcext:value-type="float">
            <text:p>0.0312502682655889</text:p>
          </table:table-cell>
          <table:table-cell office:value-type="float" office:value="0.950751879699248" calcext:value-type="float">
            <text:p>0.950751879699248</text:p>
          </table:table-cell>
          <table:table-cell office:value-type="float" office:value="0.0272893472120843" calcext:value-type="float">
            <text:p>0.027289347212084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wdbc</text:p>
          </table:table-cell>
          <table:table-cell office:value-type="float" office:value="0.940256892230576" calcext:value-type="float">
            <text:p>0.940256892230576</text:p>
          </table:table-cell>
          <table:table-cell office:value-type="float" office:value="0.0288629081300969" calcext:value-type="float">
            <text:p>0.0288629081300969</text:p>
          </table:table-cell>
          <table:table-cell office:value-type="float" office:value="0.931484962406015" calcext:value-type="float">
            <text:p>0.931484962406015</text:p>
          </table:table-cell>
          <table:table-cell office:value-type="float" office:value="0.0364295824033919" calcext:value-type="float">
            <text:p>0.0364295824033919</text:p>
          </table:table-cell>
          <table:table-cell office:value-type="float" office:value="0.956077694235589" calcext:value-type="float">
            <text:p>0.956077694235589</text:p>
          </table:table-cell>
          <table:table-cell office:value-type="float" office:value="0.0322780709546832" calcext:value-type="float">
            <text:p>0.0322780709546832</text:p>
          </table:table-cell>
          <table:table-cell office:value-type="float" office:value="0.95250626566416" calcext:value-type="float">
            <text:p>0.95250626566416</text:p>
          </table:table-cell>
          <table:table-cell office:value-type="float" office:value="0.0332307368063498" calcext:value-type="float">
            <text:p>0.0332307368063498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35212667241727" calcext:value-type="float">
            <text:p>0.0235212667241727</text:p>
          </table:table-cell>
          <table:table-cell office:value-type="float" office:value="0.964818295739348" calcext:value-type="float">
            <text:p>0.964818295739348</text:p>
          </table:table-cell>
          <table:table-cell office:value-type="float" office:value="0.0262244847277802" calcext:value-type="float">
            <text:p>0.0262244847277802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237306372069346" calcext:value-type="float">
            <text:p>0.0237306372069346</text:p>
          </table:table-cell>
          <table:table-cell office:value-type="float" office:value="0.954291979949875" calcext:value-type="float">
            <text:p>0.954291979949875</text:p>
          </table:table-cell>
          <table:table-cell office:value-type="float" office:value="0.0300731754930965" calcext:value-type="float">
            <text:p>0.0300731754930965</text:p>
          </table:table-cell>
          <table:table-cell office:value-type="float" office:value="0.961340852130326" calcext:value-type="float">
            <text:p>0.961340852130326</text:p>
          </table:table-cell>
          <table:table-cell office:value-type="float" office:value="0.0245243819042095" calcext:value-type="float">
            <text:p>0.0245243819042095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310424333801411" calcext:value-type="float">
            <text:p>0.0310424333801411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289263132254072" calcext:value-type="float">
            <text:p>0.0289263132254072</text:p>
          </table:table-cell>
          <table:table-cell office:value-type="float" office:value="0.952537593984962" calcext:value-type="float">
            <text:p>0.952537593984962</text:p>
          </table:table-cell>
          <table:table-cell office:value-type="float" office:value="0.0186170082169257" calcext:value-type="float">
            <text:p>0.0186170082169257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72343251051578" calcext:value-type="float">
            <text:p>0.0272343251051578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87547986060917" calcext:value-type="float">
            <text:p>0.0287547986060917</text:p>
          </table:table-cell>
          <table:table-cell office:value-type="float" office:value="0.956046365914787" calcext:value-type="float">
            <text:p>0.956046365914787</text:p>
          </table:table-cell>
          <table:table-cell office:value-type="float" office:value="0.0277738712776209" calcext:value-type="float">
            <text:p>0.0277738712776209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312013753558713" calcext:value-type="float">
            <text:p>0.031201375355871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wdbc</text:p>
          </table:table-cell>
          <table:table-cell office:value-type="float" office:value="0.942042606516291" calcext:value-type="float">
            <text:p>0.942042606516291</text:p>
          </table:table-cell>
          <table:table-cell office:value-type="float" office:value="0.0298235814632765" calcext:value-type="float">
            <text:p>0.0298235814632765</text:p>
          </table:table-cell>
          <table:table-cell office:value-type="float" office:value="0.931484962406015" calcext:value-type="float">
            <text:p>0.931484962406015</text:p>
          </table:table-cell>
          <table:table-cell office:value-type="float" office:value="0.0373565467853671" calcext:value-type="float">
            <text:p>0.0373565467853671</text:p>
          </table:table-cell>
          <table:table-cell office:value-type="float" office:value="0.952568922305764" calcext:value-type="float">
            <text:p>0.952568922305764</text:p>
          </table:table-cell>
          <table:table-cell office:value-type="float" office:value="0.0309727102038823" calcext:value-type="float">
            <text:p>0.0309727102038823</text:p>
          </table:table-cell>
          <table:table-cell office:value-type="float" office:value="0.952537593984962" calcext:value-type="float">
            <text:p>0.952537593984962</text:p>
          </table:table-cell>
          <table:table-cell office:value-type="float" office:value="0.0234900901631835" calcext:value-type="float">
            <text:p>0.0234900901631835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182023564980638" calcext:value-type="float">
            <text:p>0.0182023564980638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199930711929011" calcext:value-type="float">
            <text:p>0.0199930711929011</text:p>
          </table:table-cell>
          <table:table-cell office:value-type="float" office:value="0.956046365914787" calcext:value-type="float">
            <text:p>0.956046365914787</text:p>
          </table:table-cell>
          <table:table-cell office:value-type="float" office:value="0.0289790448322173" calcext:value-type="float">
            <text:p>0.0289790448322173</text:p>
          </table:table-cell>
          <table:table-cell office:value-type="float" office:value="0.954291979949875" calcext:value-type="float">
            <text:p>0.954291979949875</text:p>
          </table:table-cell>
          <table:table-cell office:value-type="float" office:value="0.0264424761191755" calcext:value-type="float">
            <text:p>0.0264424761191755</text:p>
          </table:table-cell>
          <table:table-cell office:value-type="float" office:value="0.963095238095238" calcext:value-type="float">
            <text:p>0.963095238095238</text:p>
          </table:table-cell>
          <table:table-cell office:value-type="float" office:value="0.0303271522175059" calcext:value-type="float">
            <text:p>0.0303271522175059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277188470750961" calcext:value-type="float">
            <text:p>0.0277188470750961</text:p>
          </table:table-cell>
          <table:table-cell office:value-type="float" office:value="0.96484962406015" calcext:value-type="float">
            <text:p>0.96484962406015</text:p>
          </table:table-cell>
          <table:table-cell office:value-type="float" office:value="0.0286496879956662" calcext:value-type="float">
            <text:p>0.0286496879956662</text:p>
          </table:table-cell>
          <table:table-cell office:value-type="float" office:value="0.956015037593985" calcext:value-type="float">
            <text:p>0.956015037593985</text:p>
          </table:table-cell>
          <table:table-cell office:value-type="float" office:value="0.0302282492400618" calcext:value-type="float">
            <text:p>0.0302282492400618</text:p>
          </table:table-cell>
          <table:table-cell office:value-type="float" office:value="0.959555137844611" calcext:value-type="float">
            <text:p>0.959555137844611</text:p>
          </table:table-cell>
          <table:table-cell office:value-type="float" office:value="0.0275398135294175" calcext:value-type="float">
            <text:p>0.0275398135294175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72343251051579" calcext:value-type="float">
            <text:p>0.0272343251051579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277188470750961" calcext:value-type="float">
            <text:p>0.0277188470750961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331726830003862" calcext:value-type="float">
            <text:p>0.033172683000386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wdbc</text:p>
          </table:table-cell>
          <table:table-cell office:value-type="float" office:value="0.943796992481203" calcext:value-type="float">
            <text:p>0.943796992481203</text:p>
          </table:table-cell>
          <table:table-cell office:value-type="float" office:value="0.0271255742982244" calcext:value-type="float">
            <text:p>0.0271255742982244</text:p>
          </table:table-cell>
          <table:table-cell office:value-type="float" office:value="0.926221804511278" calcext:value-type="float">
            <text:p>0.926221804511278</text:p>
          </table:table-cell>
          <table:table-cell office:value-type="float" office:value="0.0394353339716957" calcext:value-type="float">
            <text:p>0.0394353339716957</text:p>
          </table:table-cell>
          <table:table-cell office:value-type="float" office:value="0.954291979949875" calcext:value-type="float">
            <text:p>0.954291979949875</text:p>
          </table:table-cell>
          <table:table-cell office:value-type="float" office:value="0.027705625005673" calcext:value-type="float">
            <text:p>0.027705625005673</text:p>
          </table:table-cell>
          <table:table-cell office:value-type="float" office:value="0.952537593984962" calcext:value-type="float">
            <text:p>0.952537593984962</text:p>
          </table:table-cell>
          <table:table-cell office:value-type="float" office:value="0.0249034425234002" calcext:value-type="float">
            <text:p>0.0249034425234002</text:p>
          </table:table-cell>
          <table:table-cell office:value-type="float" office:value="0.956046365914787" calcext:value-type="float">
            <text:p>0.956046365914787</text:p>
          </table:table-cell>
          <table:table-cell office:value-type="float" office:value="0.0237948856862235" calcext:value-type="float">
            <text:p>0.0237948856862235</text:p>
          </table:table-cell>
          <table:table-cell office:value-type="float" office:value="0.954291979949875" calcext:value-type="float">
            <text:p>0.954291979949875</text:p>
          </table:table-cell>
          <table:table-cell office:value-type="float" office:value="0.0264424761191755" calcext:value-type="float">
            <text:p>0.0264424761191755</text:p>
          </table:table-cell>
          <table:table-cell office:value-type="float" office:value="0.956046365914787" calcext:value-type="float">
            <text:p>0.956046365914787</text:p>
          </table:table-cell>
          <table:table-cell office:value-type="float" office:value="0.0289790448322173" calcext:value-type="float">
            <text:p>0.0289790448322173</text:p>
          </table:table-cell>
          <table:table-cell office:value-type="float" office:value="0.952537593984962" calcext:value-type="float">
            <text:p>0.952537593984962</text:p>
          </table:table-cell>
          <table:table-cell office:value-type="float" office:value="0.0275131909599724" calcext:value-type="float">
            <text:p>0.0275131909599724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325595063764274" calcext:value-type="float">
            <text:p>0.0325595063764274</text:p>
          </table:table-cell>
          <table:table-cell office:value-type="float" office:value="0.954291979949875" calcext:value-type="float">
            <text:p>0.954291979949875</text:p>
          </table:table-cell>
          <table:table-cell office:value-type="float" office:value="0.0264424761191755" calcext:value-type="float">
            <text:p>0.0264424761191755</text:p>
          </table:table-cell>
          <table:table-cell office:value-type="float" office:value="0.96484962406015" calcext:value-type="float">
            <text:p>0.96484962406015</text:p>
          </table:table-cell>
          <table:table-cell office:value-type="float" office:value="0.0286496879956662" calcext:value-type="float">
            <text:p>0.0286496879956662</text:p>
          </table:table-cell>
          <table:table-cell office:value-type="float" office:value="0.956015037593985" calcext:value-type="float">
            <text:p>0.956015037593985</text:p>
          </table:table-cell>
          <table:table-cell office:value-type="float" office:value="0.0253013556465277" calcext:value-type="float">
            <text:p>0.0253013556465277</text:p>
          </table:table-cell>
          <table:table-cell office:value-type="float" office:value="0.959555137844611" calcext:value-type="float">
            <text:p>0.959555137844611</text:p>
          </table:table-cell>
          <table:table-cell office:value-type="float" office:value="0.0275398135294175" calcext:value-type="float">
            <text:p>0.0275398135294175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84623536900102" calcext:value-type="float">
            <text:p>0.0284623536900102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45950043026998" calcext:value-type="float">
            <text:p>0.0245950043026998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9639546069686" calcext:value-type="float">
            <text:p>0.02963954606968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wdbc</text:p>
          </table:table-cell>
          <table:table-cell office:value-type="float" office:value="0.945551378446115" calcext:value-type="float">
            <text:p>0.945551378446115</text:p>
          </table:table-cell>
          <table:table-cell office:value-type="float" office:value="0.0279374154187808" calcext:value-type="float">
            <text:p>0.0279374154187808</text:p>
          </table:table-cell>
          <table:table-cell office:value-type="float" office:value="0.931484962406015" calcext:value-type="float">
            <text:p>0.931484962406015</text:p>
          </table:table-cell>
          <table:table-cell office:value-type="float" office:value="0.0391446779908959" calcext:value-type="float">
            <text:p>0.0391446779908959</text:p>
          </table:table-cell>
          <table:table-cell office:value-type="float" office:value="0.954291979949875" calcext:value-type="float">
            <text:p>0.954291979949875</text:p>
          </table:table-cell>
          <table:table-cell office:value-type="float" office:value="0.027705625005673" calcext:value-type="float">
            <text:p>0.027705625005673</text:p>
          </table:table-cell>
          <table:table-cell office:value-type="float" office:value="0.954291979949875" calcext:value-type="float">
            <text:p>0.954291979949875</text:p>
          </table:table-cell>
          <table:table-cell office:value-type="float" office:value="0.0222264077706622" calcext:value-type="float">
            <text:p>0.0222264077706622</text:p>
          </table:table-cell>
          <table:table-cell office:value-type="float" office:value="0.956046365914787" calcext:value-type="float">
            <text:p>0.956046365914787</text:p>
          </table:table-cell>
          <table:table-cell office:value-type="float" office:value="0.0237948856862235" calcext:value-type="float">
            <text:p>0.0237948856862235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289263132254072" calcext:value-type="float">
            <text:p>0.0289263132254072</text:p>
          </table:table-cell>
          <table:table-cell office:value-type="float" office:value="0.956046365914787" calcext:value-type="float">
            <text:p>0.956046365914787</text:p>
          </table:table-cell>
          <table:table-cell office:value-type="float" office:value="0.0289790448322173" calcext:value-type="float">
            <text:p>0.0289790448322173</text:p>
          </table:table-cell>
          <table:table-cell office:value-type="float" office:value="0.954291979949875" calcext:value-type="float">
            <text:p>0.954291979949875</text:p>
          </table:table-cell>
          <table:table-cell office:value-type="float" office:value="0.0264424761191755" calcext:value-type="float">
            <text:p>0.0264424761191755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72343251051579" calcext:value-type="float">
            <text:p>0.0272343251051579</text:p>
          </table:table-cell>
          <table:table-cell office:value-type="float" office:value="0.956046365914787" calcext:value-type="float">
            <text:p>0.956046365914787</text:p>
          </table:table-cell>
          <table:table-cell office:value-type="float" office:value="0.0289790448322173" calcext:value-type="float">
            <text:p>0.0289790448322173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9639546069686" calcext:value-type="float">
            <text:p>0.029639546069686</text:p>
          </table:table-cell>
          <table:table-cell office:value-type="float" office:value="0.956015037593985" calcext:value-type="float">
            <text:p>0.956015037593985</text:p>
          </table:table-cell>
          <table:table-cell office:value-type="float" office:value="0.0253013556465277" calcext:value-type="float">
            <text:p>0.0253013556465277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251304646970356" calcext:value-type="float">
            <text:p>0.0251304646970356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67980575278806" calcext:value-type="float">
            <text:p>0.0267980575278806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72343251051579" calcext:value-type="float">
            <text:p>0.0272343251051579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9639546069686" calcext:value-type="float">
            <text:p>0.02963954606968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wdbc</text:p>
          </table:table-cell>
          <table:table-cell office:value-type="float" office:value="0.942738095238095" calcext:value-type="float">
            <text:p>0.942738095238095</text:p>
          </table:table-cell>
          <table:table-cell office:value-type="float" office:value="0.0282367958393419" calcext:value-type="float">
            <text:p>0.0282367958393419</text:p>
          </table:table-cell>
          <table:table-cell office:value-type="float" office:value="0.930432330827068" calcext:value-type="float">
            <text:p>0.930432330827068</text:p>
          </table:table-cell>
          <table:table-cell office:value-type="float" office:value="0.0389723911762976" calcext:value-type="float">
            <text:p>0.0389723911762976</text:p>
          </table:table-cell>
          <table:table-cell office:value-type="float" office:value="0.952901002506266" calcext:value-type="float">
            <text:p>0.952901002506266</text:p>
          </table:table-cell>
          <table:table-cell office:value-type="float" office:value="0.0284111464099956" calcext:value-type="float">
            <text:p>0.0284111464099956</text:p>
          </table:table-cell>
          <table:table-cell office:value-type="float" office:value="0.952888471177945" calcext:value-type="float">
            <text:p>0.952888471177945</text:p>
          </table:table-cell>
          <table:table-cell office:value-type="float" office:value="0.0260073878728588" calcext:value-type="float">
            <text:p>0.0260073878728588</text:p>
          </table:table-cell>
          <table:table-cell office:value-type="float" office:value="0.957098997493734" calcext:value-type="float">
            <text:p>0.957098997493734</text:p>
          </table:table-cell>
          <table:table-cell office:value-type="float" office:value="0.0231108350262113" calcext:value-type="float">
            <text:p>0.0231108350262113</text:p>
          </table:table-cell>
          <table:table-cell office:value-type="float" office:value="0.959204260651629" calcext:value-type="float">
            <text:p>0.959204260651629</text:p>
          </table:table-cell>
          <table:table-cell office:value-type="float" office:value="0.0244469126936762" calcext:value-type="float">
            <text:p>0.0244469126936762</text:p>
          </table:table-cell>
          <table:table-cell office:value-type="float" office:value="0.955689223057644" calcext:value-type="float">
            <text:p>0.955689223057644</text:p>
          </table:table-cell>
          <table:table-cell office:value-type="float" office:value="0.0276554971165304" calcext:value-type="float">
            <text:p>0.0276554971165304</text:p>
          </table:table-cell>
          <table:table-cell office:value-type="float" office:value="0.95360275689223" calcext:value-type="float">
            <text:p>0.95360275689223</text:p>
          </table:table-cell>
          <table:table-cell office:value-type="float" office:value="0.0270618681997738" calcext:value-type="float">
            <text:p>0.0270618681997738</text:p>
          </table:table-cell>
          <table:table-cell office:value-type="float" office:value="0.960269423558897" calcext:value-type="float">
            <text:p>0.960269423558897</text:p>
          </table:table-cell>
          <table:table-cell office:value-type="float" office:value="0.0276270911532969" calcext:value-type="float">
            <text:p>0.0276270911532969</text:p>
          </table:table-cell>
          <table:table-cell office:value-type="float" office:value="0.957449874686717" calcext:value-type="float">
            <text:p>0.957449874686717</text:p>
          </table:table-cell>
          <table:table-cell office:value-type="float" office:value="0.0290450469573542" calcext:value-type="float">
            <text:p>0.0290450469573542</text:p>
          </table:table-cell>
          <table:table-cell office:value-type="float" office:value="0.960971177944862" calcext:value-type="float">
            <text:p>0.960971177944862</text:p>
          </table:table-cell>
          <table:table-cell office:value-type="float" office:value="0.0296382659408592" calcext:value-type="float">
            <text:p>0.0296382659408592</text:p>
          </table:table-cell>
          <table:table-cell office:value-type="float" office:value="0.954617794486216" calcext:value-type="float">
            <text:p>0.954617794486216</text:p>
          </table:table-cell>
          <table:table-cell office:value-type="float" office:value="0.024310941263682" calcext:value-type="float">
            <text:p>0.024310941263682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266700526288073" calcext:value-type="float">
            <text:p>0.0266700526288073</text:p>
          </table:table-cell>
          <table:table-cell office:value-type="float" office:value="0.960595238095238" calcext:value-type="float">
            <text:p>0.960595238095238</text:p>
          </table:table-cell>
          <table:table-cell office:value-type="float" office:value="0.0289555956403942" calcext:value-type="float">
            <text:p>0.0289555956403942</text:p>
          </table:table-cell>
          <table:table-cell office:value-type="float" office:value="0.958502506265664" calcext:value-type="float">
            <text:p>0.958502506265664</text:p>
          </table:table-cell>
          <table:table-cell office:value-type="float" office:value="0.0277144632052327" calcext:value-type="float">
            <text:p>0.0277144632052327</text:p>
          </table:table-cell>
          <table:table-cell office:value-type="float" office:value="0.958145363408521" calcext:value-type="float">
            <text:p>0.958145363408521</text:p>
          </table:table-cell>
          <table:table-cell office:value-type="float" office:value="0.0301884995415428" calcext:value-type="float">
            <text:p>0.03018849954154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dbc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35212667241727" calcext:value-type="float">
            <text:p>0.0235212667241727</text:p>
          </table:table-cell>
          <table:table-cell office:value-type="float" office:value="0.954291979949875" calcext:value-type="float">
            <text:p>0.954291979949875</text:p>
          </table:table-cell>
          <table:table-cell office:value-type="float" office:value="0.0300731754930965" calcext:value-type="float">
            <text:p>0.0300731754930965</text:p>
          </table:table-cell>
          <table:table-cell office:value-type="float" office:value="0.95250626566416" calcext:value-type="float">
            <text:p>0.95250626566416</text:p>
          </table:table-cell>
          <table:table-cell office:value-type="float" office:value="0.0332307368063498" calcext:value-type="float">
            <text:p>0.0332307368063498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20193749835882" calcext:value-type="float">
            <text:p>0.0220193749835882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300853570770927" calcext:value-type="float">
            <text:p>0.0300853570770927</text:p>
          </table:table-cell>
          <table:table-cell office:value-type="float" office:value="0.954260651629073" calcext:value-type="float">
            <text:p>0.954260651629073</text:p>
          </table:table-cell>
          <table:table-cell office:value-type="float" office:value="0.032351705873247" calcext:value-type="float">
            <text:p>0.032351705873247</text:p>
          </table:table-cell>
          <table:table-cell office:value-type="float" office:value="0.956046365914787" calcext:value-type="float">
            <text:p>0.956046365914787</text:p>
          </table:table-cell>
          <table:table-cell office:value-type="float" office:value="0.0223114201963623" calcext:value-type="float">
            <text:p>0.0223114201963623</text:p>
          </table:table-cell>
          <table:table-cell office:value-type="float" office:value="0.954323308270677" calcext:value-type="float">
            <text:p>0.954323308270677</text:p>
          </table:table-cell>
          <table:table-cell office:value-type="float" office:value="0.0221592604644916" calcext:value-type="float">
            <text:p>0.0221592604644916</text:p>
          </table:table-cell>
          <table:table-cell office:value-type="float" office:value="0.959523809523809" calcext:value-type="float">
            <text:p>0.959523809523809</text:p>
          </table:table-cell>
          <table:table-cell office:value-type="float" office:value="0.0205490860021014" calcext:value-type="float">
            <text:p>0.0205490860021014</text:p>
          </table:table-cell>
          <table:table-cell office:value-type="float" office:value="0.961340852130326" calcext:value-type="float">
            <text:p>0.961340852130326</text:p>
          </table:table-cell>
          <table:table-cell office:value-type="float" office:value="0.0215557667574112" calcext:value-type="float">
            <text:p>0.0215557667574112</text:p>
          </table:table-cell>
          <table:table-cell office:value-type="float" office:value="0.956046365914787" calcext:value-type="float">
            <text:p>0.956046365914787</text:p>
          </table:table-cell>
          <table:table-cell office:value-type="float" office:value="0.0237948856862235" calcext:value-type="float">
            <text:p>0.0237948856862235</text:p>
          </table:table-cell>
          <table:table-cell office:value-type="float" office:value="0.957769423558897" calcext:value-type="float">
            <text:p>0.957769423558897</text:p>
          </table:table-cell>
          <table:table-cell office:value-type="float" office:value="0.0207854745376742" calcext:value-type="float">
            <text:p>0.0207854745376742</text:p>
          </table:table-cell>
          <table:table-cell office:value-type="float" office:value="0.957832080200501" calcext:value-type="float">
            <text:p>0.957832080200501</text:p>
          </table:table-cell>
          <table:table-cell office:value-type="float" office:value="0.0205699844798945" calcext:value-type="float">
            <text:p>0.0205699844798945</text:p>
          </table:table-cell>
          <table:table-cell office:value-type="float" office:value="0.956046365914787" calcext:value-type="float">
            <text:p>0.956046365914787</text:p>
          </table:table-cell>
          <table:table-cell office:value-type="float" office:value="0.0251911432543711" calcext:value-type="float">
            <text:p>0.0251911432543711</text:p>
          </table:table-cell>
          <table:table-cell office:value-type="float" office:value="0.949028822055138" calcext:value-type="float">
            <text:p>0.949028822055138</text:p>
          </table:table-cell>
          <table:table-cell office:value-type="float" office:value="0.0210146645899956" calcext:value-type="float">
            <text:p>0.0210146645899956</text:p>
          </table:table-cell>
          <table:table-cell office:value-type="float" office:value="0.954229323308271" calcext:value-type="float">
            <text:p>0.954229323308271</text:p>
          </table:table-cell>
          <table:table-cell office:value-type="float" office:value="0.0253802154399343" calcext:value-type="float">
            <text:p>0.025380215439934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dbc</text:p>
          </table:table-cell>
          <table:table-cell office:value-type="float" office:value="0.966541353383458" calcext:value-type="float">
            <text:p>0.966541353383458</text:p>
          </table:table-cell>
          <table:table-cell office:value-type="float" office:value="0.0269289145490977" calcext:value-type="float">
            <text:p>0.0269289145490977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49328518615797" calcext:value-type="float">
            <text:p>0.0249328518615797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54899739824464" calcext:value-type="float">
            <text:p>0.0254899739824464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19394595099114" calcext:value-type="float">
            <text:p>0.019394595099114</text:p>
          </table:table-cell>
          <table:table-cell office:value-type="float" office:value="0.966572681704261" calcext:value-type="float">
            <text:p>0.966572681704261</text:p>
          </table:table-cell>
          <table:table-cell office:value-type="float" office:value="0.0211016648375897" calcext:value-type="float">
            <text:p>0.0211016648375897</text:p>
          </table:table-cell>
          <table:table-cell office:value-type="float" office:value="0.963032581453634" calcext:value-type="float">
            <text:p>0.963032581453634</text:p>
          </table:table-cell>
          <table:table-cell office:value-type="float" office:value="0.0256084404743309" calcext:value-type="float">
            <text:p>0.0256084404743309</text:p>
          </table:table-cell>
          <table:table-cell office:value-type="float" office:value="0.959523809523809" calcext:value-type="float">
            <text:p>0.959523809523809</text:p>
          </table:table-cell>
          <table:table-cell office:value-type="float" office:value="0.0221508927396519" calcext:value-type="float">
            <text:p>0.0221508927396519</text:p>
          </table:table-cell>
          <table:table-cell office:value-type="float" office:value="0.959586466165413" calcext:value-type="float">
            <text:p>0.959586466165413</text:p>
          </table:table-cell>
          <table:table-cell office:value-type="float" office:value="0.0248656451914706" calcext:value-type="float">
            <text:p>0.0248656451914706</text:p>
          </table:table-cell>
          <table:table-cell office:value-type="float" office:value="0.956015037593985" calcext:value-type="float">
            <text:p>0.956015037593985</text:p>
          </table:table-cell>
          <table:table-cell office:value-type="float" office:value="0.0290749022092507" calcext:value-type="float">
            <text:p>0.0290749022092507</text:p>
          </table:table-cell>
          <table:table-cell office:value-type="float" office:value="0.963095238095238" calcext:value-type="float">
            <text:p>0.963095238095238</text:p>
          </table:table-cell>
          <table:table-cell office:value-type="float" office:value="0.0240364430275104" calcext:value-type="float">
            <text:p>0.0240364430275104</text:p>
          </table:table-cell>
          <table:table-cell office:value-type="float" office:value="0.961340852130326" calcext:value-type="float">
            <text:p>0.961340852130326</text:p>
          </table:table-cell>
          <table:table-cell office:value-type="float" office:value="0.0245243819042095" calcext:value-type="float">
            <text:p>0.0245243819042095</text:p>
          </table:table-cell>
          <table:table-cell office:value-type="float" office:value="0.963032581453634" calcext:value-type="float">
            <text:p>0.963032581453634</text:p>
          </table:table-cell>
          <table:table-cell office:value-type="float" office:value="0.0256084404743309" calcext:value-type="float">
            <text:p>0.0256084404743309</text:p>
          </table:table-cell>
          <table:table-cell office:value-type="float" office:value="0.961340852130326" calcext:value-type="float">
            <text:p>0.961340852130326</text:p>
          </table:table-cell>
          <table:table-cell office:value-type="float" office:value="0.0199061288767582" calcext:value-type="float">
            <text:p>0.0199061288767582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186563299548508" calcext:value-type="float">
            <text:p>0.0186563299548508</text:p>
          </table:table-cell>
          <table:table-cell office:value-type="float" office:value="0.952537593984962" calcext:value-type="float">
            <text:p>0.952537593984962</text:p>
          </table:table-cell>
          <table:table-cell office:value-type="float" office:value="0.028729301948389" calcext:value-type="float">
            <text:p>0.028729301948389</text:p>
          </table:table-cell>
          <table:table-cell office:value-type="float" office:value="0.959555137844611" calcext:value-type="float">
            <text:p>0.959555137844611</text:p>
          </table:table-cell>
          <table:table-cell office:value-type="float" office:value="0.0220193749835882" calcext:value-type="float">
            <text:p>0.022019374983588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dbc</text:p>
          </table:table-cell>
          <table:table-cell office:value-type="float" office:value="0.964818295739348" calcext:value-type="float">
            <text:p>0.964818295739348</text:p>
          </table:table-cell>
          <table:table-cell office:value-type="float" office:value="0.0262244847277802" calcext:value-type="float">
            <text:p>0.0262244847277802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99204872373211" calcext:value-type="float">
            <text:p>0.0299204872373211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72343251051579" calcext:value-type="float">
            <text:p>0.0272343251051579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10842935072622" calcext:value-type="float">
            <text:p>0.0210842935072622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4111027767061" calcext:value-type="float">
            <text:p>0.024111027767061</text:p>
          </table:table-cell>
          <table:table-cell office:value-type="float" office:value="0.964786967418546" calcext:value-type="float">
            <text:p>0.964786967418546</text:p>
          </table:table-cell>
          <table:table-cell office:value-type="float" office:value="0.0276097138790657" calcext:value-type="float">
            <text:p>0.0276097138790657</text:p>
          </table:table-cell>
          <table:table-cell office:value-type="float" office:value="0.954260651629073" calcext:value-type="float">
            <text:p>0.954260651629073</text:p>
          </table:table-cell>
          <table:table-cell office:value-type="float" office:value="0.0252240002984907" calcext:value-type="float">
            <text:p>0.0252240002984907</text:p>
          </table:table-cell>
          <table:table-cell office:value-type="float" office:value="0.963095238095238" calcext:value-type="float">
            <text:p>0.963095238095238</text:p>
          </table:table-cell>
          <table:table-cell office:value-type="float" office:value="0.0254194356164049" calcext:value-type="float">
            <text:p>0.0254194356164049</text:p>
          </table:table-cell>
          <table:table-cell office:value-type="float" office:value="0.959523809523809" calcext:value-type="float">
            <text:p>0.959523809523809</text:p>
          </table:table-cell>
          <table:table-cell office:value-type="float" office:value="0.0250490773572036" calcext:value-type="float">
            <text:p>0.0250490773572036</text:p>
          </table:table-cell>
          <table:table-cell office:value-type="float" office:value="0.963095238095238" calcext:value-type="float">
            <text:p>0.963095238095238</text:p>
          </table:table-cell>
          <table:table-cell office:value-type="float" office:value="0.0254194356164049" calcext:value-type="float">
            <text:p>0.0254194356164049</text:p>
          </table:table-cell>
          <table:table-cell office:value-type="float" office:value="0.963095238095238" calcext:value-type="float">
            <text:p>0.963095238095238</text:p>
          </table:table-cell>
          <table:table-cell office:value-type="float" office:value="0.0209989610726613" calcext:value-type="float">
            <text:p>0.0209989610726613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62686926890792" calcext:value-type="float">
            <text:p>0.0262686926890792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62686926890792" calcext:value-type="float">
            <text:p>0.0262686926890792</text:p>
          </table:table-cell>
          <table:table-cell office:value-type="float" office:value="0.964818295739348" calcext:value-type="float">
            <text:p>0.964818295739348</text:p>
          </table:table-cell>
          <table:table-cell office:value-type="float" office:value="0.0203503106774899" calcext:value-type="float">
            <text:p>0.0203503106774899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222428871463519" calcext:value-type="float">
            <text:p>0.0222428871463519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45950043026998" calcext:value-type="float">
            <text:p>0.024595004302699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dbc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67980575278806" calcext:value-type="float">
            <text:p>0.0267980575278806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62686926890792" calcext:value-type="float">
            <text:p>0.0262686926890792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289263132254072" calcext:value-type="float">
            <text:p>0.0289263132254072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10842935072622" calcext:value-type="float">
            <text:p>0.0210842935072622</text:p>
          </table:table-cell>
          <table:table-cell office:value-type="float" office:value="0.964818295739348" calcext:value-type="float">
            <text:p>0.964818295739348</text:p>
          </table:table-cell>
          <table:table-cell office:value-type="float" office:value="0.0234718847124378" calcext:value-type="float">
            <text:p>0.0234718847124378</text:p>
          </table:table-cell>
          <table:table-cell office:value-type="float" office:value="0.964818295739348" calcext:value-type="float">
            <text:p>0.964818295739348</text:p>
          </table:table-cell>
          <table:table-cell office:value-type="float" office:value="0.0262244847277802" calcext:value-type="float">
            <text:p>0.0262244847277802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277188470750961" calcext:value-type="float">
            <text:p>0.0277188470750961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20193749835882" calcext:value-type="float">
            <text:p>0.0220193749835882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62686926890792" calcext:value-type="float">
            <text:p>0.0262686926890792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237306372069346" calcext:value-type="float">
            <text:p>0.0237306372069346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59482436841422" calcext:value-type="float">
            <text:p>0.0259482436841422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4111027767061" calcext:value-type="float">
            <text:p>0.024111027767061</text:p>
          </table:table-cell>
          <table:table-cell office:value-type="float" office:value="0.956046365914787" calcext:value-type="float">
            <text:p>0.956046365914787</text:p>
          </table:table-cell>
          <table:table-cell office:value-type="float" office:value="0.0223114201963622" calcext:value-type="float">
            <text:p>0.0223114201963622</text:p>
          </table:table-cell>
          <table:table-cell office:value-type="float" office:value="0.968327067669173" calcext:value-type="float">
            <text:p>0.968327067669173</text:p>
          </table:table-cell>
          <table:table-cell office:value-type="float" office:value="0.0231944557048274" calcext:value-type="float">
            <text:p>0.0231944557048274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35212667241727" calcext:value-type="float">
            <text:p>0.0235212667241727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59482436841422" calcext:value-type="float">
            <text:p>0.025948243684142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dbc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67980575278806" calcext:value-type="float">
            <text:p>0.0267980575278806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84623536900102" calcext:value-type="float">
            <text:p>0.0284623536900102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45950043026998" calcext:value-type="float">
            <text:p>0.0245950043026998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10842935072622" calcext:value-type="float">
            <text:p>0.0210842935072622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4111027767061" calcext:value-type="float">
            <text:p>0.024111027767061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4111027767061" calcext:value-type="float">
            <text:p>0.024111027767061</text:p>
          </table:table-cell>
          <table:table-cell office:value-type="float" office:value="0.956046365914787" calcext:value-type="float">
            <text:p>0.956046365914787</text:p>
          </table:table-cell>
          <table:table-cell office:value-type="float" office:value="0.0251911432543712" calcext:value-type="float">
            <text:p>0.0251911432543712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20193749835882" calcext:value-type="float">
            <text:p>0.0220193749835882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4111027767061" calcext:value-type="float">
            <text:p>0.024111027767061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20193749835882" calcext:value-type="float">
            <text:p>0.0220193749835882</text:p>
          </table:table-cell>
          <table:table-cell office:value-type="float" office:value="0.964818295739348" calcext:value-type="float">
            <text:p>0.964818295739348</text:p>
          </table:table-cell>
          <table:table-cell office:value-type="float" office:value="0.0234718847124378" calcext:value-type="float">
            <text:p>0.0234718847124378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4111027767061" calcext:value-type="float">
            <text:p>0.024111027767061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206482182031172" calcext:value-type="float">
            <text:p>0.0206482182031172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199930711929011" calcext:value-type="float">
            <text:p>0.0199930711929011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16360811924483" calcext:value-type="float">
            <text:p>0.0216360811924483</text:p>
          </table:table-cell>
          <table:table-cell office:value-type="float" office:value="0.964818295739348" calcext:value-type="float">
            <text:p>0.964818295739348</text:p>
          </table:table-cell>
          <table:table-cell office:value-type="float" office:value="0.0262244847277802" calcext:value-type="float">
            <text:p>0.026224484727780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dbc</text:p>
          </table:table-cell>
          <table:table-cell office:value-type="float" office:value="0.963408521303258" calcext:value-type="float">
            <text:p>0.963408521303258</text:p>
          </table:table-cell>
          <table:table-cell office:value-type="float" office:value="0.0260541562113624" calcext:value-type="float">
            <text:p>0.0260541562113624</text:p>
          </table:table-cell>
          <table:table-cell office:value-type="float" office:value="0.958853383458647" calcext:value-type="float">
            <text:p>0.958853383458647</text:p>
          </table:table-cell>
          <table:table-cell office:value-type="float" office:value="0.0279315121942173" calcext:value-type="float">
            <text:p>0.0279315121942173</text:p>
          </table:table-cell>
          <table:table-cell office:value-type="float" office:value="0.959197994987469" calcext:value-type="float">
            <text:p>0.959197994987469</text:p>
          </table:table-cell>
          <table:table-cell office:value-type="float" office:value="0.0278952706844122" calcext:value-type="float">
            <text:p>0.0278952706844122</text:p>
          </table:table-cell>
          <table:table-cell office:value-type="float" office:value="0.962362155388471" calcext:value-type="float">
            <text:p>0.962362155388471</text:p>
          </table:table-cell>
          <table:table-cell office:value-type="float" office:value="0.0209333701208978" calcext:value-type="float">
            <text:p>0.0209333701208978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45761924322484" calcext:value-type="float">
            <text:p>0.0245761924322484</text:p>
          </table:table-cell>
          <table:table-cell office:value-type="float" office:value="0.961992481203007" calcext:value-type="float">
            <text:p>0.961992481203007</text:p>
          </table:table-cell>
          <table:table-cell office:value-type="float" office:value="0.027181074544297" calcext:value-type="float">
            <text:p>0.027181074544297</text:p>
          </table:table-cell>
          <table:table-cell office:value-type="float" office:value="0.956735588972431" calcext:value-type="float">
            <text:p>0.956735588972431</text:p>
          </table:table-cell>
          <table:table-cell office:value-type="float" office:value="0.0245192607127944" calcext:value-type="float">
            <text:p>0.0245192607127944</text:p>
          </table:table-cell>
          <table:table-cell office:value-type="float" office:value="0.95922305764411" calcext:value-type="float">
            <text:p>0.95922305764411</text:p>
          </table:table-cell>
          <table:table-cell office:value-type="float" office:value="0.0232966182479087" calcext:value-type="float">
            <text:p>0.0232966182479087</text:p>
          </table:table-cell>
          <table:table-cell office:value-type="float" office:value="0.95953634085213" calcext:value-type="float">
            <text:p>0.95953634085213</text:p>
          </table:table-cell>
          <table:table-cell office:value-type="float" office:value="0.0250105572049392" calcext:value-type="float">
            <text:p>0.0250105572049392</text:p>
          </table:table-cell>
          <table:table-cell office:value-type="float" office:value="0.960977443609023" calcext:value-type="float">
            <text:p>0.960977443609023</text:p>
          </table:table-cell>
          <table:table-cell office:value-type="float" office:value="0.0233523315183699" calcext:value-type="float">
            <text:p>0.0233523315183699</text:p>
          </table:table-cell>
          <table:table-cell office:value-type="float" office:value="0.961322055137845" calcext:value-type="float">
            <text:p>0.961322055137845</text:p>
          </table:table-cell>
          <table:table-cell office:value-type="float" office:value="0.0237476714119349" calcext:value-type="float">
            <text:p>0.0237476714119349</text:p>
          </table:table-cell>
          <table:table-cell office:value-type="float" office:value="0.961296992481203" calcext:value-type="float">
            <text:p>0.961296992481203</text:p>
          </table:table-cell>
          <table:table-cell office:value-type="float" office:value="0.0241769326470413" calcext:value-type="float">
            <text:p>0.0241769326470413</text:p>
          </table:table-cell>
          <table:table-cell office:value-type="float" office:value="0.958515037593985" calcext:value-type="float">
            <text:p>0.958515037593985</text:p>
          </table:table-cell>
          <table:table-cell office:value-type="float" office:value="0.0219408888890423" calcext:value-type="float">
            <text:p>0.0219408888890423</text:p>
          </table:table-cell>
          <table:table-cell office:value-type="float" office:value="0.962011278195489" calcext:value-type="float">
            <text:p>0.962011278195489</text:p>
          </table:table-cell>
          <table:table-cell office:value-type="float" office:value="0.0214770621568881" calcext:value-type="float">
            <text:p>0.0214770621568881</text:p>
          </table:table-cell>
          <table:table-cell office:value-type="float" office:value="0.956046365914787" calcext:value-type="float">
            <text:p>0.956046365914787</text:p>
          </table:table-cell>
          <table:table-cell office:value-type="float" office:value="0.0234288403202715" calcext:value-type="float">
            <text:p>0.0234288403202715</text:p>
          </table:table-cell>
          <table:table-cell office:value-type="float" office:value="0.960244360902256" calcext:value-type="float">
            <text:p>0.960244360902256</text:p>
          </table:table-cell>
          <table:table-cell office:value-type="float" office:value="0.0248334646276289" calcext:value-type="float">
            <text:p>0.0248334646276289</text:p>
          </table:table-cell>
        </table:table-row>
      </table:table>
      <table:table table:name="DifAccurac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9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accuracy_mean_easy</text:p>
          </table:table-cell>
          <table:table-cell office:value-type="string" calcext:value-type="string">
            <text:p>accuracy_mean_hard</text:p>
          </table:table-cell>
          <table:table-cell office:value-type="string" calcext:value-type="string">
            <text:p>accuracy_mean_combo</text:p>
          </table:table-cell>
          <table:table-cell office:value-type="string" calcext:value-type="string">
            <text:p>accuracy_mean_combo_extreme</text:p>
          </table:table-cell>
          <table:table-cell office:value-type="string" calcext:value-type="string">
            <text:p>accuracy_mean_split2</text:p>
          </table:table-cell>
          <table:table-cell office:value-type="string" calcext:value-type="string">
            <text:p>accuracy_mean_split2_extreme</text:p>
          </table:table-cell>
          <table:table-cell office:value-type="string" calcext:value-type="string">
            <text:p>accuracy_mean_split1_classic</text:p>
          </table:table-cell>
          <table:table-cell office:value-type="string" calcext:value-type="string">
            <text:p>accuracy_mean_split1_classic_extreme</text:p>
          </table:table-cell>
          <table:table-cell office:value-type="string" calcext:value-type="string">
            <text:p>accuracy_mean_split4</text:p>
          </table:table-cell>
          <table:table-cell office:value-type="string" calcext:value-type="string">
            <text:p>accuracy_mean_split4_extreme</text:p>
          </table:table-cell>
          <table:table-cell office:value-type="string" calcext:value-type="string">
            <text:p>accuracy_mean_split2_classic</text:p>
          </table:table-cell>
          <table:table-cell office:value-type="string" calcext:value-type="string">
            <text:p>accuracy_mean_split2_classic_extreme</text:p>
          </table:table-cell>
          <table:table-cell office:value-type="string" calcext:value-type="string">
            <text:p>accuracy_mean_split9</text:p>
          </table:table-cell>
          <table:table-cell office:value-type="string" calcext:value-type="string">
            <text:p>accuracy_mean_split9_extreme</text:p>
          </table:table-cell>
          <table:table-cell office:value-type="string" calcext:value-type="string">
            <text:p>accuracy_mean_split4_classic</text:p>
          </table:table-cell>
          <table:table-cell office:value-type="string" calcext:value-type="string">
            <text:p>accuracy_mean_split4_classic_extrem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WineQualityRed_5vs6</text:p>
          </table:table-cell>
          <table:table-cell office:value-type="float" office:value="-0.0409669211195929" calcext:value-type="float">
            <text:p>-0.0409669211195929</text:p>
          </table:table-cell>
          <table:table-cell office:value-type="float" office:value="-0.0416955817719176" calcext:value-type="float">
            <text:p>-0.0416955817719176</text:p>
          </table:table-cell>
          <table:table-cell office:value-type="float" office:value="-0.00454545454545452" calcext:value-type="float">
            <text:p>-0.00454545454545452</text:p>
          </table:table-cell>
          <table:table-cell office:value-type="float" office:value="-0.0318644459865833" calcext:value-type="float">
            <text:p>-0.0318644459865833</text:p>
          </table:table-cell>
          <table:table-cell office:value-type="float" office:value="0.0181991672449687" calcext:value-type="float">
            <text:p>0.0181991672449687</text:p>
          </table:table-cell>
          <table:table-cell office:value-type="float" office:value="0.00226116123062692" calcext:value-type="float">
            <text:p>0.00226116123062692</text:p>
          </table:table-cell>
          <table:table-cell office:value-type="float" office:value="-0.00609530418690718" calcext:value-type="float">
            <text:p>-0.00609530418690718</text:p>
          </table:table-cell>
          <table:table-cell office:value-type="float" office:value="0.000746009715475449" calcext:value-type="float">
            <text:p>0.000746009715475449</text:p>
          </table:table-cell>
          <table:table-cell office:value-type="float" office:value="0.0121385611843627" calcext:value-type="float">
            <text:p>0.0121385611843627</text:p>
          </table:table-cell>
          <table:table-cell office:value-type="float" office:value="0.00759310663890822" calcext:value-type="float">
            <text:p>0.00759310663890822</text:p>
          </table:table-cell>
          <table:table-cell office:value-type="float" office:value="0.0128845708998382" calcext:value-type="float">
            <text:p>0.0128845708998382</text:p>
          </table:table-cell>
          <table:table-cell office:value-type="float" office:value="0" calcext:value-type="float">
            <text:p>0</text:p>
          </table:table-cell>
          <table:table-cell office:value-type="float" office:value="0.0136421466574138" calcext:value-type="float">
            <text:p>0.0136421466574138</text:p>
          </table:table-cell>
          <table:table-cell office:value-type="float" office:value="0.0128614388156373" calcext:value-type="float">
            <text:p>0.0128614388156373</text:p>
          </table:table-cell>
          <table:table-cell office:value-type="float" office:value="0.00375896368262785" calcext:value-type="float">
            <text:p>0.00375896368262785</text:p>
          </table:table-cell>
          <table:table-cell office:value-type="float" office:value="0.0121096460791117" calcext:value-type="float">
            <text:p>0.012109646079111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WineQualityRed_5vs6</text:p>
          </table:table-cell>
          <table:table-cell office:value-type="float" office:value="-0.067528336803146" calcext:value-type="float">
            <text:p>-0.067528336803146</text:p>
          </table:table-cell>
          <table:table-cell office:value-type="float" office:value="-0.0417013647929678" calcext:value-type="float">
            <text:p>-0.0417013647929678</text:p>
          </table:table-cell>
          <table:table-cell office:value-type="float" office:value="-0.0113809854267869" calcext:value-type="float">
            <text:p>-0.0113809854267869</text:p>
          </table:table-cell>
          <table:table-cell office:value-type="float" office:value="-0.0235426786953504" calcext:value-type="float">
            <text:p>-0.0235426786953504</text:p>
          </table:table-cell>
          <table:table-cell office:value-type="float" office:value="0.0113520703215361" calcext:value-type="float">
            <text:p>0.0113520703215361</text:p>
          </table:table-cell>
          <table:table-cell office:value-type="float" office:value="-0.00304765209345359" calcext:value-type="float">
            <text:p>-0.00304765209345359</text:p>
          </table:table-cell>
          <table:table-cell office:value-type="float" office:value="-0.00459171871385611" calcext:value-type="float">
            <text:p>-0.00459171871385611</text:p>
          </table:table-cell>
          <table:table-cell office:value-type="float" office:value="0.00150358547305118" calcext:value-type="float">
            <text:p>0.00150358547305118</text:p>
          </table:table-cell>
          <table:table-cell office:value-type="float" office:value="-0.000746009715475449" calcext:value-type="float">
            <text:p>-0.000746009715475449</text:p>
          </table:table-cell>
          <table:table-cell office:value-type="float" office:value="0.00150358547305118" calcext:value-type="float">
            <text:p>0.00150358547305118</text:p>
          </table:table-cell>
          <table:table-cell office:value-type="float" office:value="-0.000780707841776529" calcext:value-type="float">
            <text:p>-0.000780707841776529</text:p>
          </table:table-cell>
          <table:table-cell office:value-type="float" office:value="-0.0000462641684015885" calcext:value-type="float">
            <text:p>-4.62641684015885E-05</text:p>
          </table:table-cell>
          <table:table-cell office:value-type="float" office:value="-0.00153828359935226" calcext:value-type="float">
            <text:p>-0.00153828359935226</text:p>
          </table:table-cell>
          <table:table-cell office:value-type="float" office:value="0.00378209576682853" calcext:value-type="float">
            <text:p>0.00378209576682853</text:p>
          </table:table-cell>
          <table:table-cell office:value-type="float" office:value="-0.00761045570205876" calcext:value-type="float">
            <text:p>-0.00761045570205876</text:p>
          </table:table-cell>
          <table:table-cell office:value-type="float" office:value="-0.00456280360860506" calcext:value-type="float">
            <text:p>-0.004562803608605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WineQualityRed_5vs6</text:p>
          </table:table-cell>
          <table:table-cell office:value-type="float" office:value="-0.0637173259310665" calcext:value-type="float">
            <text:p>-0.0637173259310665</text:p>
          </table:table-cell>
          <table:table-cell office:value-type="float" office:value="-0.0378961369419385" calcext:value-type="float">
            <text:p>-0.0378961369419385</text:p>
          </table:table-cell>
          <table:table-cell office:value-type="float" office:value="-0.00530881332408051" calcext:value-type="float">
            <text:p>-0.00530881332408051</text:p>
          </table:table-cell>
          <table:table-cell office:value-type="float" office:value="-0.0106407587323618" calcext:value-type="float">
            <text:p>-0.0106407587323618</text:p>
          </table:table-cell>
          <table:table-cell office:value-type="float" office:value="0.00681818181818172" calcext:value-type="float">
            <text:p>0.00681818181818172</text:p>
          </table:table-cell>
          <table:table-cell office:value-type="float" office:value="0.0090966921119594" calcext:value-type="float">
            <text:p>0.0090966921119594</text:p>
          </table:table-cell>
          <table:table-cell office:value-type="float" office:value="-0.00306500115660435" calcext:value-type="float">
            <text:p>-0.00306500115660435</text:p>
          </table:table-cell>
          <table:table-cell office:value-type="float" office:value="0.00606060606060599" calcext:value-type="float">
            <text:p>0.00606060606060599</text:p>
          </table:table-cell>
          <table:table-cell office:value-type="float" office:value="0.00225537820957666" calcext:value-type="float">
            <text:p>0.00225537820957666</text:p>
          </table:table-cell>
          <table:table-cell office:value-type="float" office:value="0.00150358547305107" calcext:value-type="float">
            <text:p>0.00150358547305107</text:p>
          </table:table-cell>
          <table:table-cell office:value-type="float" office:value="0.00300717094610214" calcext:value-type="float">
            <text:p>0.00300717094610214</text:p>
          </table:table-cell>
          <table:table-cell office:value-type="float" office:value="0.00678348369188064" calcext:value-type="float">
            <text:p>0.00678348369188064</text:p>
          </table:table-cell>
          <table:table-cell office:value-type="float" office:value="0.00756419153365706" calcext:value-type="float">
            <text:p>0.00756419153365706</text:p>
          </table:table-cell>
          <table:table-cell office:value-type="float" office:value="-0.000780707841776529" calcext:value-type="float">
            <text:p>-0.000780707841776529</text:p>
          </table:table-cell>
          <table:table-cell office:value-type="float" office:value="0.00378209576682853" calcext:value-type="float">
            <text:p>0.00378209576682853</text:p>
          </table:table-cell>
          <table:table-cell office:value-type="float" office:value="0.00603747397640531" calcext:value-type="float">
            <text:p>0.0060374739764053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WineQualityRed_5vs6</text:p>
          </table:table-cell>
          <table:table-cell office:value-type="float" office:value="-0.0705412907702984" calcext:value-type="float">
            <text:p>-0.0705412907702984</text:p>
          </table:table-cell>
          <table:table-cell office:value-type="float" office:value="-0.0492424242424242" calcext:value-type="float">
            <text:p>-0.0492424242424242</text:p>
          </table:table-cell>
          <table:table-cell office:value-type="float" office:value="-0.0106060606060605" calcext:value-type="float">
            <text:p>-0.0106060606060605</text:p>
          </table:table-cell>
          <table:table-cell office:value-type="float" office:value="-0.0128961369419384" calcext:value-type="float">
            <text:p>-0.0128961369419384</text:p>
          </table:table-cell>
          <table:table-cell office:value-type="float" office:value="-0.000769141799676021" calcext:value-type="float">
            <text:p>-0.000769141799676021</text:p>
          </table:table-cell>
          <table:table-cell office:value-type="float" office:value="0.0030360860513533" calcext:value-type="float">
            <text:p>0.0030360860513533</text:p>
          </table:table-cell>
          <table:table-cell office:value-type="float" office:value="-0.00380522785102932" calcext:value-type="float">
            <text:p>-0.00380522785102932</text:p>
          </table:table-cell>
          <table:table-cell office:value-type="float" office:value="-0.0022727272727272" calcext:value-type="float">
            <text:p>-0.0022727272727272</text:p>
          </table:table-cell>
          <table:table-cell office:value-type="float" office:value="-0.000769141799676021" calcext:value-type="float">
            <text:p>-0.000769141799676021</text:p>
          </table:table-cell>
          <table:table-cell office:value-type="float" office:value="-0.0113752024057368" calcext:value-type="float">
            <text:p>-0.0113752024057368</text:p>
          </table:table-cell>
          <table:table-cell office:value-type="float" office:value="-0.00304186907240345" calcext:value-type="float">
            <text:p>-0.00304186907240345</text:p>
          </table:table-cell>
          <table:table-cell office:value-type="float" office:value="0.00301873698820276" calcext:value-type="float">
            <text:p>0.00301873698820276</text:p>
          </table:table-cell>
          <table:table-cell office:value-type="float" office:value="-0.000763358778625878" calcext:value-type="float">
            <text:p>-0.000763358778625878</text:p>
          </table:table-cell>
          <table:table-cell office:value-type="float" office:value="0.00378209576682864" calcext:value-type="float">
            <text:p>0.00378209576682864</text:p>
          </table:table-cell>
          <table:table-cell office:value-type="float" office:value="0.000763358778625989" calcext:value-type="float">
            <text:p>0.000763358778625989</text:p>
          </table:table-cell>
          <table:table-cell office:value-type="float" office:value="-0.0022842933148276" calcext:value-type="float">
            <text:p>-0.002284293314827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WineQualityRed_5vs6</text:p>
          </table:table-cell>
          <table:table-cell office:value-type="float" office:value="-0.0697894980337729" calcext:value-type="float">
            <text:p>-0.0697894980337729</text:p>
          </table:table-cell>
          <table:table-cell office:value-type="float" office:value="-0.0507864908628268" calcext:value-type="float">
            <text:p>-0.0507864908628268</text:p>
          </table:table-cell>
          <table:table-cell office:value-type="float" office:value="-0.00758154059680782" calcext:value-type="float">
            <text:p>-0.00758154059680782</text:p>
          </table:table-cell>
          <table:table-cell office:value-type="float" office:value="-0.0113925514688874" calcext:value-type="float">
            <text:p>-0.0113925514688874</text:p>
          </table:table-cell>
          <table:table-cell office:value-type="float" office:value="0.00149780245200093" calcext:value-type="float">
            <text:p>0.00149780245200093</text:p>
          </table:table-cell>
          <table:table-cell office:value-type="float" office:value="0.0030245200092528" calcext:value-type="float">
            <text:p>0.0030245200092528</text:p>
          </table:table-cell>
          <table:table-cell office:value-type="float" office:value="-0.0000231320842009053" calcext:value-type="float">
            <text:p>-2.31320842009053E-05</text:p>
          </table:table-cell>
          <table:table-cell office:value-type="float" office:value="-0.000769141799676243" calcext:value-type="float">
            <text:p>-0.000769141799676243</text:p>
          </table:table-cell>
          <table:table-cell office:value-type="float" office:value="0.00529724728198011" calcext:value-type="float">
            <text:p>0.00529724728198011</text:p>
          </table:table-cell>
          <table:table-cell office:value-type="float" office:value="-0.00304186907240345" calcext:value-type="float">
            <text:p>-0.00304186907240345</text:p>
          </table:table-cell>
          <table:table-cell office:value-type="float" office:value="0.000746009715475338" calcext:value-type="float">
            <text:p>0.000746009715475338</text:p>
          </table:table-cell>
          <table:table-cell office:value-type="float" office:value="0.00527989821882935" calcext:value-type="float">
            <text:p>0.00527989821882935</text:p>
          </table:table-cell>
          <table:table-cell office:value-type="float" office:value="-0.00381101087207958" calcext:value-type="float">
            <text:p>-0.00381101087207958</text:p>
          </table:table-cell>
          <table:table-cell office:value-type="float" office:value="-0.000774924820726386" calcext:value-type="float">
            <text:p>-0.000774924820726386</text:p>
          </table:table-cell>
          <table:table-cell office:value-type="float" office:value="0.00528568123987971" calcext:value-type="float">
            <text:p>0.00528568123987971</text:p>
          </table:table-cell>
          <table:table-cell office:value-type="float" office:value="-0.00152671755725198" calcext:value-type="float">
            <text:p>-0.00152671755725198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WineQualityRed_5vs6</text:p>
          </table:table-cell>
          <table:table-cell office:value-type="float" office:value="-0.0625086745315753" calcext:value-type="float">
            <text:p>-0.0625086745315753</text:p>
          </table:table-cell>
          <table:table-cell office:value-type="float" office:value="-0.0442643997224148" calcext:value-type="float">
            <text:p>-0.0442643997224148</text:p>
          </table:table-cell>
          <table:table-cell office:value-type="float" office:value="-0.00788457089983796" calcext:value-type="float">
            <text:p>-0.00788457089983796</text:p>
          </table:table-cell>
          <table:table-cell office:value-type="float" office:value="-0.0180673143650242" calcext:value-type="float">
            <text:p>-0.0180673143650242</text:p>
          </table:table-cell>
          <table:table-cell office:value-type="float" office:value="0.00741961600740249" calcext:value-type="float">
            <text:p>0.00741961600740249</text:p>
          </table:table-cell>
          <table:table-cell office:value-type="float" office:value="0.00287416146194786" calcext:value-type="float">
            <text:p>0.00287416146194786</text:p>
          </table:table-cell>
          <table:table-cell office:value-type="float" office:value="-0.0035160767985194" calcext:value-type="float">
            <text:p>-0.0035160767985194</text:p>
          </table:table-cell>
          <table:table-cell office:value-type="float" office:value="0.00105366643534588" calcext:value-type="float">
            <text:p>0.00105366643534588</text:p>
          </table:table-cell>
          <table:table-cell office:value-type="float" office:value="0.0036352070321537" calcext:value-type="float">
            <text:p>0.0036352070321537</text:p>
          </table:table-cell>
          <table:table-cell office:value-type="float" office:value="-0.000763358778625878" calcext:value-type="float">
            <text:p>-0.000763358778625878</text:p>
          </table:table-cell>
          <table:table-cell office:value-type="float" office:value="0.00256303492944721" calcext:value-type="float">
            <text:p>0.00256303492944721</text:p>
          </table:table-cell>
          <table:table-cell office:value-type="float" office:value="0.00300717094610237" calcext:value-type="float">
            <text:p>0.00300717094610237</text:p>
          </table:table-cell>
          <table:table-cell office:value-type="float" office:value="0.00301873698820276" calcext:value-type="float">
            <text:p>0.00301873698820276</text:p>
          </table:table-cell>
          <table:table-cell office:value-type="float" office:value="0.00377399953735846" calcext:value-type="float">
            <text:p>0.00377399953735846</text:p>
          </table:table-cell>
          <table:table-cell office:value-type="float" office:value="0.00119592875318075" calcext:value-type="float">
            <text:p>0.00119592875318075</text:p>
          </table:table-cell>
          <table:table-cell office:value-type="float" office:value="0.00195466111496656" calcext:value-type="float">
            <text:p>0.001954661114966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Yeast_CYTvsNUC</text:p>
          </table:table-cell>
          <table:table-cell office:value-type="float" office:value="-0.0178651685393259" calcext:value-type="float">
            <text:p>-0.0178651685393259</text:p>
          </table:table-cell>
          <table:table-cell office:value-type="float" office:value="-0.0536579275905119" calcext:value-type="float">
            <text:p>-0.0536579275905119</text:p>
          </table:table-cell>
          <table:table-cell office:value-type="float" office:value="-0.00776529338327092" calcext:value-type="float">
            <text:p>-0.00776529338327092</text:p>
          </table:table-cell>
          <table:table-cell office:value-type="float" office:value="-0.00556803995006239" calcext:value-type="float">
            <text:p>-0.00556803995006239</text:p>
          </table:table-cell>
          <table:table-cell office:value-type="float" office:value="0.00898876404494375" calcext:value-type="float">
            <text:p>0.00898876404494375</text:p>
          </table:table-cell>
          <table:table-cell office:value-type="float" office:value="-0.00335830212234711" calcext:value-type="float">
            <text:p>-0.00335830212234711</text:p>
          </table:table-cell>
          <table:table-cell office:value-type="float" office:value="0.00456928838951309" calcext:value-type="float">
            <text:p>0.00456928838951309</text:p>
          </table:table-cell>
          <table:table-cell office:value-type="float" office:value="-0.0089263420724095" calcext:value-type="float">
            <text:p>-0.0089263420724095</text:p>
          </table:table-cell>
          <table:table-cell office:value-type="float" office:value="0.0191260923845193" calcext:value-type="float">
            <text:p>0.0191260923845193</text:p>
          </table:table-cell>
          <table:table-cell office:value-type="float" office:value="-0.00780274656679147" calcext:value-type="float">
            <text:p>-0.00780274656679147</text:p>
          </table:table-cell>
          <table:table-cell office:value-type="float" office:value="0.00453183520599254" calcext:value-type="float">
            <text:p>0.00453183520599254</text:p>
          </table:table-cell>
          <table:table-cell office:value-type="float" office:value="-0.00107365792759051" calcext:value-type="float">
            <text:p>-0.00107365792759051</text:p>
          </table:table-cell>
          <table:table-cell office:value-type="float" office:value="0.00568039950062427" calcext:value-type="float">
            <text:p>0.00568039950062427</text:p>
          </table:table-cell>
          <table:table-cell office:value-type="float" office:value="0.00456928838951309" calcext:value-type="float">
            <text:p>0.00456928838951309</text:p>
          </table:table-cell>
          <table:table-cell office:value-type="float" office:value="-0.00448189762796503" calcext:value-type="float">
            <text:p>-0.00448189762796503</text:p>
          </table:table-cell>
          <table:table-cell office:value-type="float" office:value="0.00118601747815228" calcext:value-type="float">
            <text:p>0.0011860174781522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Yeast_CYTvsNUC</text:p>
          </table:table-cell>
          <table:table-cell office:value-type="float" office:value="-0.0190511860174781" calcext:value-type="float">
            <text:p>-0.0190511860174781</text:p>
          </table:table-cell>
          <table:table-cell office:value-type="float" office:value="-0.0817103620474406" calcext:value-type="float">
            <text:p>-0.0817103620474406</text:p>
          </table:table-cell>
          <table:table-cell office:value-type="float" office:value="-0.0123220973782772" calcext:value-type="float">
            <text:p>-0.0123220973782772</text:p>
          </table:table-cell>
          <table:table-cell office:value-type="float" office:value="-0.012334581772784" calcext:value-type="float">
            <text:p>-0.012334581772784</text:p>
          </table:table-cell>
          <table:table-cell office:value-type="float" office:value="-0.00108614232209736" calcext:value-type="float">
            <text:p>-0.00108614232209736</text:p>
          </table:table-cell>
          <table:table-cell office:value-type="float" office:value="-0.0134706616729089" calcext:value-type="float">
            <text:p>-0.0134706616729089</text:p>
          </table:table-cell>
          <table:table-cell office:value-type="float" office:value="-0.00451935081148569" calcext:value-type="float">
            <text:p>-0.00451935081148569</text:p>
          </table:table-cell>
          <table:table-cell office:value-type="float" office:value="-0.0190761548064918" calcext:value-type="float">
            <text:p>-0.0190761548064918</text:p>
          </table:table-cell>
          <table:table-cell office:value-type="float" office:value="0.00111111111111117" calcext:value-type="float">
            <text:p>0.00111111111111117</text:p>
          </table:table-cell>
          <table:table-cell office:value-type="float" office:value="0.0022596754057429" calcext:value-type="float">
            <text:p>0.0022596754057429</text:p>
          </table:table-cell>
          <table:table-cell office:value-type="float" office:value="-0.0101373283395755" calcext:value-type="float">
            <text:p>-0.0101373283395755</text:p>
          </table:table-cell>
          <table:table-cell office:value-type="float" office:value="-0.0100249687890137" calcext:value-type="float">
            <text:p>-0.0100249687890137</text:p>
          </table:table-cell>
          <table:table-cell office:value-type="float" office:value="0.00674157303370793" calcext:value-type="float">
            <text:p>0.00674157303370793</text:p>
          </table:table-cell>
          <table:table-cell office:value-type="float" office:value="-0.00333333333333341" calcext:value-type="float">
            <text:p>-0.00333333333333341</text:p>
          </table:table-cell>
          <table:table-cell office:value-type="float" office:value="0.0000124843945068509" calcext:value-type="float">
            <text:p>1.24843945068509E-05</text:p>
          </table:table-cell>
          <table:table-cell office:value-type="float" office:value="-0.0100499375780275" calcext:value-type="float">
            <text:p>-0.01004993757802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Yeast_CYTvsNUC</text:p>
          </table:table-cell>
          <table:table-cell office:value-type="float" office:value="-0.0168289637952559" calcext:value-type="float">
            <text:p>-0.0168289637952559</text:p>
          </table:table-cell>
          <table:table-cell office:value-type="float" office:value="-0.073920099875156" calcext:value-type="float">
            <text:p>-0.073920099875156</text:p>
          </table:table-cell>
          <table:table-cell office:value-type="float" office:value="-0.0134831460674156" calcext:value-type="float">
            <text:p>-0.0134831460674156</text:p>
          </table:table-cell>
          <table:table-cell office:value-type="float" office:value="-0.015692883895131" calcext:value-type="float">
            <text:p>-0.015692883895131</text:p>
          </table:table-cell>
          <table:table-cell office:value-type="float" office:value="-0.00563046192259664" calcext:value-type="float">
            <text:p>-0.00563046192259664</text:p>
          </table:table-cell>
          <table:table-cell office:value-type="float" office:value="-0.00676654182272152" calcext:value-type="float">
            <text:p>-0.00676654182272152</text:p>
          </table:table-cell>
          <table:table-cell office:value-type="float" office:value="-0.00451935081148558" calcext:value-type="float">
            <text:p>-0.00451935081148558</text:p>
          </table:table-cell>
          <table:table-cell office:value-type="float" office:value="-0.0168289637952559" calcext:value-type="float">
            <text:p>-0.0168289637952559</text:p>
          </table:table-cell>
          <table:table-cell office:value-type="float" office:value="-0.00339575530586755" calcext:value-type="float">
            <text:p>-0.00339575530586755</text:p>
          </table:table-cell>
          <table:table-cell office:value-type="float" office:value="-0.0033333333333333" calcext:value-type="float">
            <text:p>-0.0033333333333333</text:p>
          </table:table-cell>
          <table:table-cell office:value-type="float" office:value="-0.0033832709113607" calcext:value-type="float">
            <text:p>-0.0033832709113607</text:p>
          </table:table-cell>
          <table:table-cell office:value-type="float" office:value="-0.00665418227215975" calcext:value-type="float">
            <text:p>-0.00665418227215975</text:p>
          </table:table-cell>
          <table:table-cell office:value-type="float" office:value="-0.00113607990012476" calcext:value-type="float">
            <text:p>-0.00113607990012476</text:p>
          </table:table-cell>
          <table:table-cell office:value-type="float" office:value="-0.0000124843945067399" calcext:value-type="float">
            <text:p>-1.24843945067399E-05</text:p>
          </table:table-cell>
          <table:table-cell office:value-type="float" office:value="0.00451935081148569" calcext:value-type="float">
            <text:p>0.00451935081148569</text:p>
          </table:table-cell>
          <table:table-cell office:value-type="float" office:value="-0.00339575530586755" calcext:value-type="float">
            <text:p>-0.003395755305867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Yeast_CYTvsNUC</text:p>
          </table:table-cell>
          <table:table-cell office:value-type="float" office:value="-0.0246441947565543" calcext:value-type="float">
            <text:p>-0.0246441947565543</text:p>
          </table:table-cell>
          <table:table-cell office:value-type="float" office:value="-0.0682896379525593" calcext:value-type="float">
            <text:p>-0.0682896379525593</text:p>
          </table:table-cell>
          <table:table-cell office:value-type="float" office:value="-0.0111860174781524" calcext:value-type="float">
            <text:p>-0.0111860174781524</text:p>
          </table:table-cell>
          <table:table-cell office:value-type="float" office:value="-0.0235205992509363" calcext:value-type="float">
            <text:p>-0.0235205992509363</text:p>
          </table:table-cell>
          <table:table-cell office:value-type="float" office:value="-0.00672908863920096" calcext:value-type="float">
            <text:p>-0.00672908863920096</text:p>
          </table:table-cell>
          <table:table-cell office:value-type="float" office:value="-0.0112109862671661" calcext:value-type="float">
            <text:p>-0.0112109862671661</text:p>
          </table:table-cell>
          <table:table-cell office:value-type="float" office:value="-0.00784019975031214" calcext:value-type="float">
            <text:p>-0.00784019975031214</text:p>
          </table:table-cell>
          <table:table-cell office:value-type="float" office:value="-0.021310861423221" calcext:value-type="float">
            <text:p>-0.021310861423221</text:p>
          </table:table-cell>
          <table:table-cell office:value-type="float" office:value="-0.0100499375780275" calcext:value-type="float">
            <text:p>-0.0100499375780275</text:p>
          </table:table-cell>
          <table:table-cell office:value-type="float" office:value="-0.0089263420724095" calcext:value-type="float">
            <text:p>-0.0089263420724095</text:p>
          </table:table-cell>
          <table:table-cell office:value-type="float" office:value="-0.00448189762796503" calcext:value-type="float">
            <text:p>-0.00448189762796503</text:p>
          </table:table-cell>
          <table:table-cell office:value-type="float" office:value="-0.0133583021223471" calcext:value-type="float">
            <text:p>-0.0133583021223471</text:p>
          </table:table-cell>
          <table:table-cell office:value-type="float" office:value="-0.00223470661672909" calcext:value-type="float">
            <text:p>-0.00223470661672909</text:p>
          </table:table-cell>
          <table:table-cell office:value-type="float" office:value="-0.00224719101123594" calcext:value-type="float">
            <text:p>-0.00224719101123594</text:p>
          </table:table-cell>
          <table:table-cell office:value-type="float" office:value="0.00675405742821467" calcext:value-type="float">
            <text:p>0.00675405742821467</text:p>
          </table:table-cell>
          <table:table-cell office:value-type="float" office:value="-0.00897627965043701" calcext:value-type="float">
            <text:p>-0.0089762796504370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Yeast_CYTvsNUC</text:p>
          </table:table-cell>
          <table:table-cell office:value-type="float" office:value="-0.0302621722846441" calcext:value-type="float">
            <text:p>-0.0302621722846441</text:p>
          </table:table-cell>
          <table:table-cell office:value-type="float" office:value="-0.0794756554307114" calcext:value-type="float">
            <text:p>-0.0794756554307114</text:p>
          </table:table-cell>
          <table:table-cell office:value-type="float" office:value="-0.019051186017478" calcext:value-type="float">
            <text:p>-0.019051186017478</text:p>
          </table:table-cell>
          <table:table-cell office:value-type="float" office:value="-0.0235081148564293" calcext:value-type="float">
            <text:p>-0.0235081148564293</text:p>
          </table:table-cell>
          <table:table-cell office:value-type="float" office:value="-0.0000124843945067399" calcext:value-type="float">
            <text:p>-1.24843945067399E-05</text:p>
          </table:table-cell>
          <table:table-cell office:value-type="float" office:value="-0.014569288389513" calcext:value-type="float">
            <text:p>-0.014569288389513</text:p>
          </table:table-cell>
          <table:table-cell office:value-type="float" office:value="-0.0156803995006242" calcext:value-type="float">
            <text:p>-0.0156803995006242</text:p>
          </table:table-cell>
          <table:table-cell office:value-type="float" office:value="-0.0246941323345817" calcext:value-type="float">
            <text:p>-0.0246941323345817</text:p>
          </table:table-cell>
          <table:table-cell office:value-type="float" office:value="-0.0134082397003744" calcext:value-type="float">
            <text:p>-0.0134082397003744</text:p>
          </table:table-cell>
          <table:table-cell office:value-type="float" office:value="-0.00671660424469411" calcext:value-type="float">
            <text:p>-0.00671660424469411</text:p>
          </table:table-cell>
          <table:table-cell office:value-type="float" office:value="-0.00445692883895132" calcext:value-type="float">
            <text:p>-0.00445692883895132</text:p>
          </table:table-cell>
          <table:table-cell office:value-type="float" office:value="-0.0122596754057427" calcext:value-type="float">
            <text:p>-0.0122596754057427</text:p>
          </table:table-cell>
          <table:table-cell office:value-type="float" office:value="-0.00672908863920085" calcext:value-type="float">
            <text:p>-0.00672908863920085</text:p>
          </table:table-cell>
          <table:table-cell office:value-type="float" office:value="-0.019063670411985" calcext:value-type="float">
            <text:p>-0.019063670411985</text:p>
          </table:table-cell>
          <table:table-cell office:value-type="float" office:value="-0.00334581772784015" calcext:value-type="float">
            <text:p>-0.00334581772784015</text:p>
          </table:table-cell>
          <table:table-cell office:value-type="float" office:value="-0.00786516853932584" calcext:value-type="float">
            <text:p>-0.00786516853932584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Yeast_CYTvsNUC</text:p>
          </table:table-cell>
          <table:table-cell office:value-type="float" office:value="-0.0217303370786518" calcext:value-type="float">
            <text:p>-0.0217303370786518</text:p>
          </table:table-cell>
          <table:table-cell office:value-type="float" office:value="-0.0714107365792759" calcext:value-type="float">
            <text:p>-0.0714107365792759</text:p>
          </table:table-cell>
          <table:table-cell office:value-type="float" office:value="-0.0127615480649189" calcext:value-type="float">
            <text:p>-0.0127615480649189</text:p>
          </table:table-cell>
          <table:table-cell office:value-type="float" office:value="-0.0161248439450686" calcext:value-type="float">
            <text:p>-0.0161248439450686</text:p>
          </table:table-cell>
          <table:table-cell office:value-type="float" office:value="-0.000893882646691657" calcext:value-type="float">
            <text:p>-0.000893882646691657</text:p>
          </table:table-cell>
          <table:table-cell office:value-type="float" office:value="-0.00987515605493139" calcext:value-type="float">
            <text:p>-0.00987515605493139</text:p>
          </table:table-cell>
          <table:table-cell office:value-type="float" office:value="-0.00559800249687903" calcext:value-type="float">
            <text:p>-0.00559800249687903</text:p>
          </table:table-cell>
          <table:table-cell office:value-type="float" office:value="-0.018167290886392" calcext:value-type="float">
            <text:p>-0.018167290886392</text:p>
          </table:table-cell>
          <table:table-cell office:value-type="float" office:value="-0.00132334581772786" calcext:value-type="float">
            <text:p>-0.00132334581772786</text:p>
          </table:table-cell>
          <table:table-cell office:value-type="float" office:value="-0.00490387016229721" calcext:value-type="float">
            <text:p>-0.00490387016229721</text:p>
          </table:table-cell>
          <table:table-cell office:value-type="float" office:value="-0.00358551810237206" calcext:value-type="float">
            <text:p>-0.00358551810237206</text:p>
          </table:table-cell>
          <table:table-cell office:value-type="float" office:value="-0.00867415730337073" calcext:value-type="float">
            <text:p>-0.00867415730337073</text:p>
          </table:table-cell>
          <table:table-cell office:value-type="float" office:value="0.000464419475655453" calcext:value-type="float">
            <text:p>0.000464419475655453</text:p>
          </table:table-cell>
          <table:table-cell office:value-type="float" office:value="-0.00401747815230968" calcext:value-type="float">
            <text:p>-0.00401747815230968</text:p>
          </table:table-cell>
          <table:table-cell office:value-type="float" office:value="0.000691635455680406" calcext:value-type="float">
            <text:p>0.000691635455680406</text:p>
          </table:table-cell>
          <table:table-cell office:value-type="float" office:value="-0.00582022471910126" calcext:value-type="float">
            <text:p>-0.005820224719101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arrhythmia_cfs</text:p>
          </table:table-cell>
          <table:table-cell office:value-type="float" office:value="-0.0154589371980677" calcext:value-type="float">
            <text:p>-0.0154589371980677</text:p>
          </table:table-cell>
          <table:table-cell office:value-type="float" office:value="-0.0418840579710144" calcext:value-type="float">
            <text:p>-0.0418840579710144</text:p>
          </table:table-cell>
          <table:table-cell office:value-type="float" office:value="-0.0131400966183575" calcext:value-type="float">
            <text:p>-0.0131400966183575</text:p>
          </table:table-cell>
          <table:table-cell office:value-type="float" office:value="-0.0130917874396134" calcext:value-type="float">
            <text:p>-0.0130917874396134</text:p>
          </table:table-cell>
          <table:table-cell office:value-type="float" office:value="0.0132367149758456" calcext:value-type="float">
            <text:p>0.0132367149758456</text:p>
          </table:table-cell>
          <table:table-cell office:value-type="float" office:value="-0.00207729468599027" calcext:value-type="float">
            <text:p>-0.00207729468599027</text:p>
          </table:table-cell>
          <table:table-cell office:value-type="float" office:value="-0.0155072463768116" calcext:value-type="float">
            <text:p>-0.0155072463768116</text:p>
          </table:table-cell>
          <table:table-cell office:value-type="float" office:value="-0.028695652173913" calcext:value-type="float">
            <text:p>-0.028695652173913</text:p>
          </table:table-cell>
          <table:table-cell office:value-type="float" office:value="0.0000483091787439882" calcext:value-type="float">
            <text:p>4.83091787439882E-05</text:p>
          </table:table-cell>
          <table:table-cell office:value-type="float" office:value="0.0000966183574879764" calcext:value-type="float">
            <text:p>9.66183574879764E-05</text:p>
          </table:table-cell>
          <table:table-cell office:value-type="float" office:value="0.00227053140096611" calcext:value-type="float">
            <text:p>0.00227053140096611</text:p>
          </table:table-cell>
          <table:table-cell office:value-type="float" office:value="-0.0109661835748791" calcext:value-type="float">
            <text:p>-0.0109661835748791</text:p>
          </table:table-cell>
          <table:table-cell office:value-type="float" office:value="-0.0154106280193236" calcext:value-type="float">
            <text:p>-0.0154106280193236</text:p>
          </table:table-cell>
          <table:table-cell office:value-type="float" office:value="-0.00647342995169087" calcext:value-type="float">
            <text:p>-0.00647342995169087</text:p>
          </table:table-cell>
          <table:table-cell office:value-type="float" office:value="0.00217391304347836" calcext:value-type="float">
            <text:p>0.00217391304347836</text:p>
          </table:table-cell>
          <table:table-cell office:value-type="float" office:value="-0.00888888888888883" calcext:value-type="float">
            <text:p>-0.0088888888888888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arrhythmia_cfs</text:p>
          </table:table-cell>
          <table:table-cell office:value-type="float" office:value="-0.00429951690821251" calcext:value-type="float">
            <text:p>-0.00429951690821251</text:p>
          </table:table-cell>
          <table:table-cell office:value-type="float" office:value="-0.0197584541062801" calcext:value-type="float">
            <text:p>-0.0197584541062801</text:p>
          </table:table-cell>
          <table:table-cell office:value-type="float" office:value="0.00888888888888895" calcext:value-type="float">
            <text:p>0.00888888888888895</text:p>
          </table:table-cell>
          <table:table-cell office:value-type="float" office:value="0.00454106280193245" calcext:value-type="float">
            <text:p>0.00454106280193245</text:p>
          </table:table-cell>
          <table:table-cell office:value-type="float" office:value="0.0155555555555558" calcext:value-type="float">
            <text:p>0.0155555555555558</text:p>
          </table:table-cell>
          <table:table-cell office:value-type="float" office:value="-0.00217391304347814" calcext:value-type="float">
            <text:p>-0.00217391304347814</text:p>
          </table:table-cell>
          <table:table-cell office:value-type="float" office:value="0.00666666666666671" calcext:value-type="float">
            <text:p>0.00666666666666671</text:p>
          </table:table-cell>
          <table:table-cell office:value-type="float" office:value="-0.00879227053140086" calcext:value-type="float">
            <text:p>-0.00879227053140086</text:p>
          </table:table-cell>
          <table:table-cell office:value-type="float" office:value="0.0111594202898552" calcext:value-type="float">
            <text:p>0.0111594202898552</text:p>
          </table:table-cell>
          <table:table-cell office:value-type="float" office:value="0.00671497584541081" calcext:value-type="float">
            <text:p>0.00671497584541081</text:p>
          </table:table-cell>
          <table:table-cell office:value-type="float" office:value="0.0043961352657006" calcext:value-type="float">
            <text:p>0.0043961352657006</text:p>
          </table:table-cell>
          <table:table-cell office:value-type="float" office:value="0.0243961352657005" calcext:value-type="float">
            <text:p>0.0243961352657005</text:p>
          </table:table-cell>
          <table:table-cell office:value-type="float" office:value="0.0200000000000001" calcext:value-type="float">
            <text:p>0.0200000000000001</text:p>
          </table:table-cell>
          <table:table-cell office:value-type="float" office:value="0.0133333333333335" calcext:value-type="float">
            <text:p>0.0133333333333335</text:p>
          </table:table-cell>
          <table:table-cell office:value-type="float" office:value="0.0176811594202899" calcext:value-type="float">
            <text:p>0.0176811594202899</text:p>
          </table:table-cell>
          <table:table-cell office:value-type="float" office:value="0.0132850241545894" calcext:value-type="float">
            <text:p>0.013285024154589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arrhythmia_cfs</text:p>
          </table:table-cell>
          <table:table-cell office:value-type="float" office:value="-0.0197101449275362" calcext:value-type="float">
            <text:p>-0.0197101449275362</text:p>
          </table:table-cell>
          <table:table-cell office:value-type="float" office:value="-0.0396135265700483" calcext:value-type="float">
            <text:p>-0.0396135265700483</text:p>
          </table:table-cell>
          <table:table-cell office:value-type="float" office:value="-0.00434782608695672" calcext:value-type="float">
            <text:p>-0.00434782608695672</text:p>
          </table:table-cell>
          <table:table-cell office:value-type="float" office:value="-0.0241545893719808" calcext:value-type="float">
            <text:p>-0.0241545893719808</text:p>
          </table:table-cell>
          <table:table-cell office:value-type="float" office:value="0.00231884057970999" calcext:value-type="float">
            <text:p>0.00231884057970999</text:p>
          </table:table-cell>
          <table:table-cell office:value-type="float" office:value="-0.00207729468599038" calcext:value-type="float">
            <text:p>-0.00207729468599038</text:p>
          </table:table-cell>
          <table:table-cell office:value-type="float" office:value="-0.00657004830917884" calcext:value-type="float">
            <text:p>-0.00657004830917884</text:p>
          </table:table-cell>
          <table:table-cell office:value-type="float" office:value="-0.0153623188405798" calcext:value-type="float">
            <text:p>-0.0153623188405798</text:p>
          </table:table-cell>
          <table:table-cell office:value-type="float" office:value="-0.00212560386473448" calcext:value-type="float">
            <text:p>-0.00212560386473448</text:p>
          </table:table-cell>
          <table:table-cell office:value-type="float" office:value="0.0000483091787438772" calcext:value-type="float">
            <text:p>4.83091787438772E-05</text:p>
          </table:table-cell>
          <table:table-cell office:value-type="float" office:value="-0.00434782608695672" calcext:value-type="float">
            <text:p>-0.00434782608695672</text:p>
          </table:table-cell>
          <table:table-cell office:value-type="float" office:value="0.0023188405797101" calcext:value-type="float">
            <text:p>0.0023188405797101</text:p>
          </table:table-cell>
          <table:table-cell office:value-type="float" office:value="0.00898550724637681" calcext:value-type="float">
            <text:p>0.00898550724637681</text:p>
          </table:table-cell>
          <table:table-cell office:value-type="float" office:value="-0.00434782608695672" calcext:value-type="float">
            <text:p>-0.00434782608695672</text:p>
          </table:table-cell>
          <table:table-cell office:value-type="float" office:value="0.00444444444444436" calcext:value-type="float">
            <text:p>0.00444444444444436</text:p>
          </table:table-cell>
          <table:table-cell office:value-type="float" office:value="-0.0109661835748792" calcext:value-type="float">
            <text:p>-0.010966183574879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arrhythmia_cfs</text:p>
          </table:table-cell>
          <table:table-cell office:value-type="float" office:value="-0.0241545893719806" calcext:value-type="float">
            <text:p>-0.0241545893719806</text:p>
          </table:table-cell>
          <table:table-cell office:value-type="float" office:value="-0.0397101449275362" calcext:value-type="float">
            <text:p>-0.0397101449275362</text:p>
          </table:table-cell>
          <table:table-cell office:value-type="float" office:value="-0.0132367149758454" calcext:value-type="float">
            <text:p>-0.0132367149758454</text:p>
          </table:table-cell>
          <table:table-cell office:value-type="float" office:value="-0.0307729468599033" calcext:value-type="float">
            <text:p>-0.0307729468599033</text:p>
          </table:table-cell>
          <table:table-cell table:number-columns-repeated="2" office:value-type="float" office:value="-0.0131884057971013" calcext:value-type="float">
            <text:p>-0.0131884057971013</text:p>
          </table:table-cell>
          <table:table-cell office:value-type="float" office:value="-0.00217391304347825" calcext:value-type="float">
            <text:p>-0.00217391304347825</text:p>
          </table:table-cell>
          <table:table-cell office:value-type="float" office:value="-0.0131884057971013" calcext:value-type="float">
            <text:p>-0.0131884057971013</text:p>
          </table:table-cell>
          <table:table-cell office:value-type="float" office:value="-0.00657004830917884" calcext:value-type="float">
            <text:p>-0.00657004830917884</text:p>
          </table:table-cell>
          <table:table-cell office:value-type="float" office:value="0.0000483091787439882" calcext:value-type="float">
            <text:p>4.83091787439882E-05</text:p>
          </table:table-cell>
          <table:table-cell office:value-type="float" office:value="-0.00879227053140097" calcext:value-type="float">
            <text:p>-0.00879227053140097</text:p>
          </table:table-cell>
          <table:table-cell office:value-type="float" office:value="-0.00652173913043475" calcext:value-type="float">
            <text:p>-0.00652173913043475</text:p>
          </table:table-cell>
          <table:table-cell office:value-type="float" office:value="0.00227053140096611" calcext:value-type="float">
            <text:p>0.00227053140096611</text:p>
          </table:table-cell>
          <table:table-cell office:value-type="float" office:value="-0.00874396135265698" calcext:value-type="float">
            <text:p>-0.00874396135265698</text:p>
          </table:table-cell>
          <table:table-cell office:value-type="float" office:value="-0.00444444444444436" calcext:value-type="float">
            <text:p>-0.00444444444444436</text:p>
          </table:table-cell>
          <table:table-cell office:value-type="float" office:value="-0.00429951690821251" calcext:value-type="float">
            <text:p>-0.0042995169082125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arrhythmia_cfs</text:p>
          </table:table-cell>
          <table:table-cell office:value-type="float" office:value="-0.0241062801932367" calcext:value-type="float">
            <text:p>-0.0241062801932367</text:p>
          </table:table-cell>
          <table:table-cell office:value-type="float" office:value="-0.0328985507246378" calcext:value-type="float">
            <text:p>-0.0328985507246378</text:p>
          </table:table-cell>
          <table:table-cell office:value-type="float" office:value="-0.0154106280193238" calcext:value-type="float">
            <text:p>-0.0154106280193238</text:p>
          </table:table-cell>
          <table:table-cell office:value-type="float" office:value="-0.0307729468599035" calcext:value-type="float">
            <text:p>-0.0307729468599035</text:p>
          </table:table-cell>
          <table:table-cell office:value-type="float" office:value="-0.0109661835748793" calcext:value-type="float">
            <text:p>-0.0109661835748793</text:p>
          </table:table-cell>
          <table:table-cell office:value-type="float" office:value="-0.0198067632850242" calcext:value-type="float">
            <text:p>-0.0198067632850242</text:p>
          </table:table-cell>
          <table:table-cell office:value-type="float" office:value="-0.00434782608695661" calcext:value-type="float">
            <text:p>-0.00434782608695661</text:p>
          </table:table-cell>
          <table:table-cell office:value-type="float" office:value="-0.0197584541062803" calcext:value-type="float">
            <text:p>-0.0197584541062803</text:p>
          </table:table-cell>
          <table:table-cell office:value-type="float" office:value="-0.00652173913043497" calcext:value-type="float">
            <text:p>-0.00652173913043497</text:p>
          </table:table-cell>
          <table:table-cell office:value-type="float" office:value="-0.00207729468599038" calcext:value-type="float">
            <text:p>-0.00207729468599038</text:p>
          </table:table-cell>
          <table:table-cell office:value-type="float" office:value="-0.00879227053140108" calcext:value-type="float">
            <text:p>-0.00879227053140108</text:p>
          </table:table-cell>
          <table:table-cell office:value-type="float" office:value="-0.0087439613526572" calcext:value-type="float">
            <text:p>-0.0087439613526572</text:p>
          </table:table-cell>
          <table:table-cell office:value-type="float" office:value="-0.00207729468599038" calcext:value-type="float">
            <text:p>-0.00207729468599038</text:p>
          </table:table-cell>
          <table:table-cell office:value-type="float" office:value="-0.00439613526570049" calcext:value-type="float">
            <text:p>-0.00439613526570049</text:p>
          </table:table-cell>
          <table:table-cell office:value-type="float" office:value="-0.0132367149758454" calcext:value-type="float">
            <text:p>-0.0132367149758454</text:p>
          </table:table-cell>
          <table:table-cell office:value-type="float" office:value="-0.0109661835748793" calcext:value-type="float">
            <text:p>-0.010966183574879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arrhythmia_cfs</text:p>
          </table:table-cell>
          <table:table-cell office:value-type="float" office:value="-0.0175458937198068" calcext:value-type="float">
            <text:p>-0.0175458937198068</text:p>
          </table:table-cell>
          <table:table-cell office:value-type="float" office:value="-0.0347729468599035" calcext:value-type="float">
            <text:p>-0.0347729468599035</text:p>
          </table:table-cell>
          <table:table-cell office:value-type="float" office:value="-0.00744927536231899" calcext:value-type="float">
            <text:p>-0.00744927536231899</text:p>
          </table:table-cell>
          <table:table-cell office:value-type="float" office:value="-0.0188502415458939" calcext:value-type="float">
            <text:p>-0.0188502415458939</text:p>
          </table:table-cell>
          <table:table-cell office:value-type="float" office:value="0.00139130434782597" calcext:value-type="float">
            <text:p>0.00139130434782597</text:p>
          </table:table-cell>
          <table:table-cell office:value-type="float" office:value="-0.00786473429951706" calcext:value-type="float">
            <text:p>-0.00786473429951706</text:p>
          </table:table-cell>
          <table:table-cell office:value-type="float" office:value="-0.00438647342995191" calcext:value-type="float">
            <text:p>-0.00438647342995191</text:p>
          </table:table-cell>
          <table:table-cell office:value-type="float" office:value="-0.0171594202898553" calcext:value-type="float">
            <text:p>-0.0171594202898553</text:p>
          </table:table-cell>
          <table:table-cell office:value-type="float" office:value="-0.000801932367149982" calcext:value-type="float">
            <text:p>-0.000801932367149982</text:p>
          </table:table-cell>
          <table:table-cell office:value-type="float" office:value="0.000966183574879209" calcext:value-type="float">
            <text:p>0.000966183574879209</text:p>
          </table:table-cell>
          <table:table-cell office:value-type="float" office:value="-0.0030531400966185" calcext:value-type="float">
            <text:p>-0.0030531400966185</text:p>
          </table:table-cell>
          <table:table-cell office:value-type="float" office:value="0.0000966183574877544" calcext:value-type="float">
            <text:p>9.66183574877544E-05</text:p>
          </table:table-cell>
          <table:table-cell office:value-type="float" office:value="0.00275362318840555" calcext:value-type="float">
            <text:p>0.00275362318840555</text:p>
          </table:table-cell>
          <table:table-cell office:value-type="float" office:value="-0.00212560386473448" calcext:value-type="float">
            <text:p>-0.00212560386473448</text:p>
          </table:table-cell>
          <table:table-cell office:value-type="float" office:value="0.00132367149758439" calcext:value-type="float">
            <text:p>0.00132367149758439</text:p>
          </table:table-cell>
          <table:table-cell office:value-type="float" office:value="-0.00436714975845431" calcext:value-type="float">
            <text:p>-0.004367149758454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bands</text:p>
          </table:table-cell>
          <table:table-cell office:value-type="float" office:value="0.0136636636636637" calcext:value-type="float">
            <text:p>0.0136636636636637</text:p>
          </table:table-cell>
          <table:table-cell office:value-type="float" office:value="-0.044069069069069" calcext:value-type="float">
            <text:p>-0.044069069069069</text:p>
          </table:table-cell>
          <table:table-cell office:value-type="float" office:value="0.0385885885885886" calcext:value-type="float">
            <text:p>0.0385885885885886</text:p>
          </table:table-cell>
          <table:table-cell office:value-type="float" office:value="-0.0191441441441442" calcext:value-type="float">
            <text:p>-0.0191441441441442</text:p>
          </table:table-cell>
          <table:table-cell office:value-type="float" office:value="0.00548048048048044" calcext:value-type="float">
            <text:p>0.00548048048048044</text:p>
          </table:table-cell>
          <table:table-cell office:value-type="float" office:value="0.0162912912912913" calcext:value-type="float">
            <text:p>0.0162912912912913</text:p>
          </table:table-cell>
          <table:table-cell office:value-type="float" office:value="-0.0108858858858859" calcext:value-type="float">
            <text:p>-0.0108858858858859</text:p>
          </table:table-cell>
          <table:table-cell office:value-type="float" office:value="0.00322822822822821" calcext:value-type="float">
            <text:p>0.00322822822822821</text:p>
          </table:table-cell>
          <table:table-cell office:value-type="float" office:value="0.00818318318318323" calcext:value-type="float">
            <text:p>0.00818318318318323</text:p>
          </table:table-cell>
          <table:table-cell office:value-type="float" office:value="0.0167417417417417" calcext:value-type="float">
            <text:p>0.0167417417417417</text:p>
          </table:table-cell>
          <table:table-cell office:value-type="float" office:value="0.0217717717717718" calcext:value-type="float">
            <text:p>0.0217717717717718</text:p>
          </table:table-cell>
          <table:table-cell office:value-type="float" office:value="0.00540540540540535" calcext:value-type="float">
            <text:p>0.00540540540540535</text:p>
          </table:table-cell>
          <table:table-cell office:value-type="float" office:value="-0.0245495495495496" calcext:value-type="float">
            <text:p>-0.0245495495495496</text:p>
          </table:table-cell>
          <table:table-cell office:value-type="float" office:value="-0.0111111111111112" calcext:value-type="float">
            <text:p>-0.0111111111111112</text:p>
          </table:table-cell>
          <table:table-cell office:value-type="float" office:value="0.0273273273273273" calcext:value-type="float">
            <text:p>0.0273273273273273</text:p>
          </table:table-cell>
          <table:table-cell office:value-type="float" office:value="0.0137387387387388" calcext:value-type="float">
            <text:p>0.013738738738738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bands</text:p>
          </table:table-cell>
          <table:table-cell office:value-type="float" office:value="0" calcext:value-type="float">
            <text:p>0</text:p>
          </table:table-cell>
          <table:table-cell office:value-type="float" office:value="-0.0415915915915915" calcext:value-type="float">
            <text:p>-0.0415915915915915</text:p>
          </table:table-cell>
          <table:table-cell office:value-type="float" office:value="0.0135135135135135" calcext:value-type="float">
            <text:p>0.0135135135135135</text:p>
          </table:table-cell>
          <table:table-cell office:value-type="float" office:value="-0.0137387387387388" calcext:value-type="float">
            <text:p>-0.0137387387387388</text:p>
          </table:table-cell>
          <table:table-cell office:value-type="float" office:value="0.0111111111111111" calcext:value-type="float">
            <text:p>0.0111111111111111</text:p>
          </table:table-cell>
          <table:table-cell office:value-type="float" office:value="0.00540540540540546" calcext:value-type="float">
            <text:p>0.00540540540540546</text:p>
          </table:table-cell>
          <table:table-cell office:value-type="float" office:value="0.0164414414414414" calcext:value-type="float">
            <text:p>0.0164414414414414</text:p>
          </table:table-cell>
          <table:table-cell office:value-type="float" office:value="0.00818318318318323" calcext:value-type="float">
            <text:p>0.00818318318318323</text:p>
          </table:table-cell>
          <table:table-cell office:value-type="float" office:value="0.0192192192192192" calcext:value-type="float">
            <text:p>0.0192192192192192</text:p>
          </table:table-cell>
          <table:table-cell office:value-type="float" office:value="-0.0135885885885886" calcext:value-type="float">
            <text:p>-0.0135885885885886</text:p>
          </table:table-cell>
          <table:table-cell office:value-type="float" office:value="0.0434684684684684" calcext:value-type="float">
            <text:p>0.0434684684684684</text:p>
          </table:table-cell>
          <table:table-cell office:value-type="float" office:value="0.019069069069069" calcext:value-type="float">
            <text:p>0.019069069069069</text:p>
          </table:table-cell>
          <table:table-cell office:value-type="float" office:value="-0.00262762762762758" calcext:value-type="float">
            <text:p>-0.00262762762762758</text:p>
          </table:table-cell>
          <table:table-cell office:value-type="float" office:value="0.0135135135135135" calcext:value-type="float">
            <text:p>0.0135135135135135</text:p>
          </table:table-cell>
          <table:table-cell office:value-type="float" office:value="0.000375375375375353" calcext:value-type="float">
            <text:p>0.000375375375375353</text:p>
          </table:table-cell>
          <table:table-cell office:value-type="float" office:value="0.0083333333333333" calcext:value-type="float">
            <text:p>0.00833333333333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bands</text:p>
          </table:table-cell>
          <table:table-cell office:value-type="float" office:value="-0.0274024024024024" calcext:value-type="float">
            <text:p>-0.0274024024024024</text:p>
          </table:table-cell>
          <table:table-cell office:value-type="float" office:value="-0.0578828828828829" calcext:value-type="float">
            <text:p>-0.0578828828828829</text:p>
          </table:table-cell>
          <table:table-cell office:value-type="float" office:value="-0.0000750750750750928" calcext:value-type="float">
            <text:p>-7.50750750750928E-05</text:p>
          </table:table-cell>
          <table:table-cell office:value-type="float" office:value="-0.0384384384384384" calcext:value-type="float">
            <text:p>-0.0384384384384384</text:p>
          </table:table-cell>
          <table:table-cell office:value-type="float" office:value="-0.00818318318318323" calcext:value-type="float">
            <text:p>-0.00818318318318323</text:p>
          </table:table-cell>
          <table:table-cell office:value-type="float" office:value="-0.0193693693693694" calcext:value-type="float">
            <text:p>-0.0193693693693694</text:p>
          </table:table-cell>
          <table:table-cell office:value-type="float" office:value="-0.00548048048048044" calcext:value-type="float">
            <text:p>-0.00548048048048044</text:p>
          </table:table-cell>
          <table:table-cell office:value-type="float" office:value="-0.010960960960961" calcext:value-type="float">
            <text:p>-0.010960960960961</text:p>
          </table:table-cell>
          <table:table-cell office:value-type="float" office:value="-0.00292792792792795" calcext:value-type="float">
            <text:p>-0.00292792792792795</text:p>
          </table:table-cell>
          <table:table-cell office:value-type="float" office:value="-0.0245495495495496" calcext:value-type="float">
            <text:p>-0.0245495495495496</text:p>
          </table:table-cell>
          <table:table-cell table:number-columns-repeated="2" office:value-type="float" office:value="0.00270270270270267" calcext:value-type="float">
            <text:p>0.00270270270270267</text:p>
          </table:table-cell>
          <table:table-cell office:value-type="float" office:value="-0.0135885885885887" calcext:value-type="float">
            <text:p>-0.0135885885885887</text:p>
          </table:table-cell>
          <table:table-cell office:value-type="float" office:value="-0.00548048048048044" calcext:value-type="float">
            <text:p>-0.00548048048048044</text:p>
          </table:table-cell>
          <table:table-cell office:value-type="float" office:value="-0.0216216216216216" calcext:value-type="float">
            <text:p>-0.0216216216216216</text:p>
          </table:table-cell>
          <table:table-cell office:value-type="float" office:value="-0.00277777777777777" calcext:value-type="float">
            <text:p>-0.0027777777777777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bands</text:p>
          </table:table-cell>
          <table:table-cell office:value-type="float" office:value="-0.0358858858858858" calcext:value-type="float">
            <text:p>-0.0358858858858858</text:p>
          </table:table-cell>
          <table:table-cell office:value-type="float" office:value="-0.0606606606606606" calcext:value-type="float">
            <text:p>-0.0606606606606606</text:p>
          </table:table-cell>
          <table:table-cell office:value-type="float" office:value="0.0051051051051052" calcext:value-type="float">
            <text:p>0.0051051051051052</text:p>
          </table:table-cell>
          <table:table-cell office:value-type="float" office:value="-0.0358108108108107" calcext:value-type="float">
            <text:p>-0.0358108108108107</text:p>
          </table:table-cell>
          <table:table-cell office:value-type="float" office:value="-0.000225225225225167" calcext:value-type="float">
            <text:p>-0.000225225225225167</text:p>
          </table:table-cell>
          <table:table-cell office:value-type="float" office:value="-0.0167417417417417" calcext:value-type="float">
            <text:p>-0.0167417417417417</text:p>
          </table:table-cell>
          <table:table-cell office:value-type="float" office:value="0.00247747747747751" calcext:value-type="float">
            <text:p>0.00247747747747751</text:p>
          </table:table-cell>
          <table:table-cell office:value-type="float" office:value="-0.00555555555555554" calcext:value-type="float">
            <text:p>-0.00555555555555554</text:p>
          </table:table-cell>
          <table:table-cell office:value-type="float" office:value="0.00803303303303304" calcext:value-type="float">
            <text:p>0.00803303303303304</text:p>
          </table:table-cell>
          <table:table-cell office:value-type="float" office:value="-0.0138138138138137" calcext:value-type="float">
            <text:p>-0.0138138138138137</text:p>
          </table:table-cell>
          <table:table-cell office:value-type="float" office:value="-0.00563063063063052" calcext:value-type="float">
            <text:p>-0.00563063063063052</text:p>
          </table:table-cell>
          <table:table-cell office:value-type="float" office:value="-0.00307807807807803" calcext:value-type="float">
            <text:p>-0.00307807807807803</text:p>
          </table:table-cell>
          <table:table-cell office:value-type="float" office:value="-0.00555555555555554" calcext:value-type="float">
            <text:p>-0.00555555555555554</text:p>
          </table:table-cell>
          <table:table-cell office:value-type="float" office:value="-0.0111111111111111" calcext:value-type="float">
            <text:p>-0.0111111111111111</text:p>
          </table:table-cell>
          <table:table-cell office:value-type="float" office:value="-0.00555555555555554" calcext:value-type="float">
            <text:p>-0.00555555555555554</text:p>
          </table:table-cell>
          <table:table-cell office:value-type="float" office:value="-0.00548048048048044" calcext:value-type="float">
            <text:p>-0.0054804804804804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bands</text:p>
          </table:table-cell>
          <table:table-cell office:value-type="float" office:value="-0.0496246246246246" calcext:value-type="float">
            <text:p>-0.0496246246246246</text:p>
          </table:table-cell>
          <table:table-cell office:value-type="float" office:value="-0.0718468468468467" calcext:value-type="float">
            <text:p>-0.0718468468468467</text:p>
          </table:table-cell>
          <table:table-cell office:value-type="float" office:value="-0.0165915915915915" calcext:value-type="float">
            <text:p>-0.0165915915915915</text:p>
          </table:table-cell>
          <table:table-cell office:value-type="float" office:value="-0.0494744744744744" calcext:value-type="float">
            <text:p>-0.0494744744744744</text:p>
          </table:table-cell>
          <table:table-cell office:value-type="float" office:value="-0.0084084084084084" calcext:value-type="float">
            <text:p>-0.0084084084084084</text:p>
          </table:table-cell>
          <table:table-cell office:value-type="float" office:value="-0.0385135135135135" calcext:value-type="float">
            <text:p>-0.0385135135135135</text:p>
          </table:table-cell>
          <table:table-cell office:value-type="float" office:value="-0.0083333333333333" calcext:value-type="float">
            <text:p>-0.0083333333333333</text:p>
          </table:table-cell>
          <table:table-cell office:value-type="float" office:value="-0.0382882882882882" calcext:value-type="float">
            <text:p>-0.0382882882882882</text:p>
          </table:table-cell>
          <table:table-cell office:value-type="float" office:value="-0.00563063063063063" calcext:value-type="float">
            <text:p>-0.00563063063063063</text:p>
          </table:table-cell>
          <table:table-cell office:value-type="float" office:value="-0.0356606606606606" calcext:value-type="float">
            <text:p>-0.0356606606606606</text:p>
          </table:table-cell>
          <table:table-cell office:value-type="float" office:value="-0.00285285285285275" calcext:value-type="float">
            <text:p>-0.00285285285285275</text:p>
          </table:table-cell>
          <table:table-cell office:value-type="float" office:value="-0.0165915915915915" calcext:value-type="float">
            <text:p>-0.0165915915915915</text:p>
          </table:table-cell>
          <table:table-cell office:value-type="float" office:value="-0.0136636636636637" calcext:value-type="float">
            <text:p>-0.0136636636636637</text:p>
          </table:table-cell>
          <table:table-cell office:value-type="float" office:value="-0.0165915915915915" calcext:value-type="float">
            <text:p>-0.0165915915915915</text:p>
          </table:table-cell>
          <table:table-cell office:value-type="float" office:value="-0.00825825825825821" calcext:value-type="float">
            <text:p>-0.00825825825825821</text:p>
          </table:table-cell>
          <table:table-cell office:value-type="float" office:value="-0.0191441441441441" calcext:value-type="float">
            <text:p>-0.019144144144144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bands</text:p>
          </table:table-cell>
          <table:table-cell office:value-type="float" office:value="-0.0198498498498498" calcext:value-type="float">
            <text:p>-0.0198498498498498</text:p>
          </table:table-cell>
          <table:table-cell office:value-type="float" office:value="-0.0552102102102101" calcext:value-type="float">
            <text:p>-0.0552102102102101</text:p>
          </table:table-cell>
          <table:table-cell office:value-type="float" office:value="0.00810810810810814" calcext:value-type="float">
            <text:p>0.00810810810810814</text:p>
          </table:table-cell>
          <table:table-cell office:value-type="float" office:value="-0.0313213213213213" calcext:value-type="float">
            <text:p>-0.0313213213213213</text:p>
          </table:table-cell>
          <table:table-cell office:value-type="float" office:value="-0.0000450450450449891" calcext:value-type="float">
            <text:p>-4.50450450449891E-05</text:p>
          </table:table-cell>
          <table:table-cell office:value-type="float" office:value="-0.0105855855855855" calcext:value-type="float">
            <text:p>-0.0105855855855855</text:p>
          </table:table-cell>
          <table:table-cell office:value-type="float" office:value="-0.00115615615615616" calcext:value-type="float">
            <text:p>-0.00115615615615616</text:p>
          </table:table-cell>
          <table:table-cell office:value-type="float" office:value="-0.00867867867867855" calcext:value-type="float">
            <text:p>-0.00867867867867855</text:p>
          </table:table-cell>
          <table:table-cell office:value-type="float" office:value="0.00537537537537536" calcext:value-type="float">
            <text:p>0.00537537537537536</text:p>
          </table:table-cell>
          <table:table-cell office:value-type="float" office:value="-0.0141741741741741" calcext:value-type="float">
            <text:p>-0.0141741741741741</text:p>
          </table:table-cell>
          <table:table-cell office:value-type="float" office:value="0.011891891891892" calcext:value-type="float">
            <text:p>0.011891891891892</text:p>
          </table:table-cell>
          <table:table-cell office:value-type="float" office:value="0.00150150150150152" calcext:value-type="float">
            <text:p>0.00150150150150152</text:p>
          </table:table-cell>
          <table:table-cell office:value-type="float" office:value="-0.011996996996997" calcext:value-type="float">
            <text:p>-0.011996996996997</text:p>
          </table:table-cell>
          <table:table-cell office:value-type="float" office:value="-0.00615615615615606" calcext:value-type="float">
            <text:p>-0.00615615615615606</text:p>
          </table:table-cell>
          <table:table-cell office:value-type="float" office:value="-0.00154654654654651" calcext:value-type="float">
            <text:p>-0.00154654654654651</text:p>
          </table:table-cell>
          <table:table-cell office:value-type="float" office:value="-0.00106606606606596" calcext:value-type="float">
            <text:p>-0.001066066066065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banknote_authentication</text:p>
          </table:table-cell>
          <table:table-cell office:value-type="float" office:value="-0.0123876018195282" calcext:value-type="float">
            <text:p>-0.0123876018195282</text:p>
          </table:table-cell>
          <table:table-cell office:value-type="float" office:value="-0.000729927007299236" calcext:value-type="float">
            <text:p>-0.000729927007299236</text:p>
          </table:table-cell>
          <table:table-cell office:value-type="float" office:value="-0.00363905638421647" calcext:value-type="float">
            <text:p>-0.00363905638421647</text:p>
          </table:table-cell>
          <table:table-cell office:value-type="float" office:value="-0.000719348355019633" calcext:value-type="float">
            <text:p>-0.000719348355019633</text:p>
          </table:table-cell>
          <table:table-cell office:value-type="float" office:value="0.000724637681159379" calcext:value-type="float">
            <text:p>0.000724637681159379</text:p>
          </table:table-cell>
          <table:table-cell office:value-type="float" office:value="0.0058288374061144" calcext:value-type="float">
            <text:p>0.0058288374061144</text:p>
          </table:table-cell>
          <table:table-cell office:value-type="float" office:value="-0.00000528932613985678" calcext:value-type="float">
            <text:p>-5.28932613985678E-06</text:p>
          </table:table-cell>
          <table:table-cell office:value-type="float" office:value="0.0029144187030572" calcext:value-type="float">
            <text:p>0.0029144187030572</text:p>
          </table:table-cell>
          <table:table-cell office:value-type="float" office:value="0.00217391304347836" calcext:value-type="float">
            <text:p>0.00217391304347836</text:p>
          </table:table-cell>
          <table:table-cell office:value-type="float" office:value="0.00291970802919717" calcext:value-type="float">
            <text:p>0.00291970802919717</text:p>
          </table:table-cell>
          <table:table-cell office:value-type="float" office:value="0" calcext:value-type="float">
            <text:p>0</text:p>
          </table:table-cell>
          <table:table-cell office:value-type="float" office:value="0.0029144187030572" calcext:value-type="float">
            <text:p>0.0029144187030572</text:p>
          </table:table-cell>
          <table:table-cell office:value-type="float" office:value="0.00290912937691756" calcext:value-type="float">
            <text:p>0.00290912937691756</text:p>
          </table:table-cell>
          <table:table-cell office:value-type="float" office:value="0.00655876441341374" calcext:value-type="float">
            <text:p>0.00655876441341374</text:p>
          </table:table-cell>
          <table:table-cell office:value-type="float" office:value="0.000724637681159379" calcext:value-type="float">
            <text:p>0.000724637681159379</text:p>
          </table:table-cell>
          <table:table-cell office:value-type="float" office:value="0.00145456468845873" calcext:value-type="float">
            <text:p>0.0014545646884587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banknote_authentication</text:p>
          </table:table-cell>
          <table:table-cell office:value-type="float" office:value="-0.00947318311647105" calcext:value-type="float">
            <text:p>-0.00947318311647105</text:p>
          </table:table-cell>
          <table:table-cell office:value-type="float" office:value="0.000729927007299347" calcext:value-type="float">
            <text:p>0.000729927007299347</text:p>
          </table:table-cell>
          <table:table-cell office:value-type="float" office:value="-0.00145985401459858" calcext:value-type="float">
            <text:p>-0.00145985401459858</text:p>
          </table:table-cell>
          <table:table-cell office:value-type="float" office:value="0.000735216333438982" calcext:value-type="float">
            <text:p>0.000735216333438982</text:p>
          </table:table-cell>
          <table:table-cell office:value-type="float" office:value="0.00145985401459858" calcext:value-type="float">
            <text:p>0.00145985401459858</text:p>
          </table:table-cell>
          <table:table-cell office:value-type="float" office:value="0.00437427271765578" calcext:value-type="float">
            <text:p>0.00437427271765578</text:p>
          </table:table-cell>
          <table:table-cell office:value-type="float" office:value="0.00145456468845862" calcext:value-type="float">
            <text:p>0.00145456468845862</text:p>
          </table:table-cell>
          <table:table-cell table:number-columns-repeated="2" office:value-type="float" office:value="0.00364434571035643" calcext:value-type="float">
            <text:p>0.00364434571035643</text:p>
          </table:table-cell>
          <table:table-cell office:value-type="float" office:value="0.00218978102189782" calcext:value-type="float">
            <text:p>0.00218978102189782</text:p>
          </table:table-cell>
          <table:table-cell office:value-type="float" office:value="0.000729927007299347" calcext:value-type="float">
            <text:p>0.000729927007299347</text:p>
          </table:table-cell>
          <table:table-cell office:value-type="float" office:value="0.00437427271765578" calcext:value-type="float">
            <text:p>0.00437427271765578</text:p>
          </table:table-cell>
          <table:table-cell office:value-type="float" office:value="0.00145985401459858" calcext:value-type="float">
            <text:p>0.00145985401459858</text:p>
          </table:table-cell>
          <table:table-cell office:value-type="float" office:value="0.00510419972495502" calcext:value-type="float">
            <text:p>0.00510419972495502</text:p>
          </table:table-cell>
          <table:table-cell office:value-type="float" office:value="0.00217920236961822" calcext:value-type="float">
            <text:p>0.00217920236961822</text:p>
          </table:table-cell>
          <table:table-cell office:value-type="float" office:value="0.00291441870305742" calcext:value-type="float">
            <text:p>0.0029144187030574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banknote_authentication</text:p>
          </table:table-cell>
          <table:table-cell office:value-type="float" office:value="-0.0101978207976302" calcext:value-type="float">
            <text:p>-0.0101978207976302</text:p>
          </table:table-cell>
          <table:table-cell office:value-type="float" office:value="0.000729927007299347" calcext:value-type="float">
            <text:p>0.000729927007299347</text:p>
          </table:table-cell>
          <table:table-cell office:value-type="float" office:value="-0.0029144187030572" calcext:value-type="float">
            <text:p>-0.0029144187030572</text:p>
          </table:table-cell>
          <table:table-cell table:number-columns-repeated="2" office:value-type="float" office:value="0.00218449169575818" calcext:value-type="float">
            <text:p>0.00218449169575818</text:p>
          </table:table-cell>
          <table:table-cell office:value-type="float" office:value="0.00510419972495502" calcext:value-type="float">
            <text:p>0.00510419972495502</text:p>
          </table:table-cell>
          <table:table-cell office:value-type="float" office:value="0.000729927007299347" calcext:value-type="float">
            <text:p>0.000729927007299347</text:p>
          </table:table-cell>
          <table:table-cell office:value-type="float" office:value="0.00510419972495502" calcext:value-type="float">
            <text:p>0.00510419972495502</text:p>
          </table:table-cell>
          <table:table-cell office:value-type="float" office:value="0.000729927007299347" calcext:value-type="float">
            <text:p>0.000729927007299347</text:p>
          </table:table-cell>
          <table:table-cell office:value-type="float" office:value="0.00364434571035643" calcext:value-type="float">
            <text:p>0.00364434571035643</text:p>
          </table:table-cell>
          <table:table-cell office:value-type="float" office:value="0.00218978102189782" calcext:value-type="float">
            <text:p>0.00218978102189782</text:p>
          </table:table-cell>
          <table:table-cell office:value-type="float" office:value="0.00364434571035643" calcext:value-type="float">
            <text:p>0.00364434571035643</text:p>
          </table:table-cell>
          <table:table-cell office:value-type="float" office:value="0.000729927007299347" calcext:value-type="float">
            <text:p>0.000729927007299347</text:p>
          </table:table-cell>
          <table:table-cell office:value-type="float" office:value="0.00510419972495502" calcext:value-type="float">
            <text:p>0.00510419972495502</text:p>
          </table:table-cell>
          <table:table-cell table:number-columns-repeated="2" office:value-type="float" office:value="0.00218449169575818" calcext:value-type="float">
            <text:p>0.002184491695758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banknote_authentication</text:p>
          </table:table-cell>
          <table:table-cell office:value-type="float" office:value="-0.0101978207976302" calcext:value-type="float">
            <text:p>-0.0101978207976302</text:p>
          </table:table-cell>
          <table:table-cell office:value-type="float" office:value="0.00145985401459858" calcext:value-type="float">
            <text:p>0.00145985401459858</text:p>
          </table:table-cell>
          <table:table-cell office:value-type="float" office:value="-0.0029144187030572" calcext:value-type="float">
            <text:p>-0.0029144187030572</text:p>
          </table:table-cell>
          <table:table-cell office:value-type="float" office:value="0.00291441870305742" calcext:value-type="float">
            <text:p>0.00291441870305742</text:p>
          </table:table-cell>
          <table:table-cell office:value-type="float" office:value="0.00145985401459858" calcext:value-type="float">
            <text:p>0.00145985401459858</text:p>
          </table:table-cell>
          <table:table-cell office:value-type="float" office:value="0.00510419972495502" calcext:value-type="float">
            <text:p>0.00510419972495502</text:p>
          </table:table-cell>
          <table:table-cell office:value-type="float" office:value="0.00145456468845862" calcext:value-type="float">
            <text:p>0.00145456468845862</text:p>
          </table:table-cell>
          <table:table-cell office:value-type="float" office:value="0.00510419972495502" calcext:value-type="float">
            <text:p>0.00510419972495502</text:p>
          </table:table-cell>
          <table:table-cell office:value-type="float" office:value="0.000729927007299347" calcext:value-type="float">
            <text:p>0.000729927007299347</text:p>
          </table:table-cell>
          <table:table-cell office:value-type="float" office:value="0.00437427271765578" calcext:value-type="float">
            <text:p>0.00437427271765578</text:p>
          </table:table-cell>
          <table:table-cell office:value-type="float" office:value="0.00218978102189782" calcext:value-type="float">
            <text:p>0.00218978102189782</text:p>
          </table:table-cell>
          <table:table-cell office:value-type="float" office:value="0.00364434571035643" calcext:value-type="float">
            <text:p>0.00364434571035643</text:p>
          </table:table-cell>
          <table:table-cell office:value-type="float" office:value="0.000729927007299347" calcext:value-type="float">
            <text:p>0.000729927007299347</text:p>
          </table:table-cell>
          <table:table-cell office:value-type="float" office:value="0.00510419972495502" calcext:value-type="float">
            <text:p>0.00510419972495502</text:p>
          </table:table-cell>
          <table:table-cell table:number-columns-repeated="2" office:value-type="float" office:value="0.00218449169575818" calcext:value-type="float">
            <text:p>0.0021844916957581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banknote_authentication</text:p>
          </table:table-cell>
          <table:table-cell office:value-type="float" office:value="-0.0101978207976302" calcext:value-type="float">
            <text:p>-0.0101978207976302</text:p>
          </table:table-cell>
          <table:table-cell office:value-type="float" office:value="0.00218978102189782" calcext:value-type="float">
            <text:p>0.00218978102189782</text:p>
          </table:table-cell>
          <table:table-cell office:value-type="float" office:value="-0.00218449169575785" calcext:value-type="float">
            <text:p>-0.00218449169575785</text:p>
          </table:table-cell>
          <table:table-cell office:value-type="float" office:value="0.00291441870305742" calcext:value-type="float">
            <text:p>0.00291441870305742</text:p>
          </table:table-cell>
          <table:table-cell office:value-type="float" office:value="0.000729927007299347" calcext:value-type="float">
            <text:p>0.000729927007299347</text:p>
          </table:table-cell>
          <table:table-cell office:value-type="float" office:value="0.00510419972495502" calcext:value-type="float">
            <text:p>0.00510419972495502</text:p>
          </table:table-cell>
          <table:table-cell office:value-type="float" office:value="0.000729927007299347" calcext:value-type="float">
            <text:p>0.000729927007299347</text:p>
          </table:table-cell>
          <table:table-cell office:value-type="float" office:value="0.00510419972495502" calcext:value-type="float">
            <text:p>0.00510419972495502</text:p>
          </table:table-cell>
          <table:table-cell office:value-type="float" office:value="0.00145985401459858" calcext:value-type="float">
            <text:p>0.00145985401459858</text:p>
          </table:table-cell>
          <table:table-cell office:value-type="float" office:value="0.00364434571035643" calcext:value-type="float">
            <text:p>0.00364434571035643</text:p>
          </table:table-cell>
          <table:table-cell office:value-type="float" office:value="0.00218978102189782" calcext:value-type="float">
            <text:p>0.00218978102189782</text:p>
          </table:table-cell>
          <table:table-cell office:value-type="float" office:value="0.00437427271765578" calcext:value-type="float">
            <text:p>0.00437427271765578</text:p>
          </table:table-cell>
          <table:table-cell office:value-type="float" office:value="0.000729927007299347" calcext:value-type="float">
            <text:p>0.000729927007299347</text:p>
          </table:table-cell>
          <table:table-cell office:value-type="float" office:value="0.00510419972495502" calcext:value-type="float">
            <text:p>0.00510419972495502</text:p>
          </table:table-cell>
          <table:table-cell table:number-columns-repeated="2" office:value-type="float" office:value="0.00218449169575818" calcext:value-type="float">
            <text:p>0.00218449169575818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banknote_authentication</text:p>
          </table:table-cell>
          <table:table-cell office:value-type="float" office:value="-0.0104908494657779" calcext:value-type="float">
            <text:p>-0.0104908494657779</text:p>
          </table:table-cell>
          <table:table-cell office:value-type="float" office:value="0.000875912408759172" calcext:value-type="float">
            <text:p>0.000875912408759172</text:p>
          </table:table-cell>
          <table:table-cell office:value-type="float" office:value="-0.00262244790013744" calcext:value-type="float">
            <text:p>-0.00262244790013744</text:p>
          </table:table-cell>
          <table:table-cell office:value-type="float" office:value="0.00160583941605841" calcext:value-type="float">
            <text:p>0.00160583941605841</text:p>
          </table:table-cell>
          <table:table-cell office:value-type="float" office:value="0.0013117528826827" calcext:value-type="float">
            <text:p>0.0013117528826827</text:p>
          </table:table-cell>
          <table:table-cell office:value-type="float" office:value="0.00510314185972705" calcext:value-type="float">
            <text:p>0.00510314185972705</text:p>
          </table:table-cell>
          <table:table-cell office:value-type="float" office:value="0.000872738813075147" calcext:value-type="float">
            <text:p>0.000872738813075147</text:p>
          </table:table-cell>
          <table:table-cell office:value-type="float" office:value="0.00437427271765578" calcext:value-type="float">
            <text:p>0.00437427271765578</text:p>
          </table:table-cell>
          <table:table-cell office:value-type="float" office:value="0.00174759335660635" calcext:value-type="float">
            <text:p>0.00174759335660635</text:p>
          </table:table-cell>
          <table:table-cell office:value-type="float" office:value="0.00335449063789273" calcext:value-type="float">
            <text:p>0.00335449063789273</text:p>
          </table:table-cell>
          <table:table-cell office:value-type="float" office:value="0.00145985401459847" calcext:value-type="float">
            <text:p>0.00145985401459847</text:p>
          </table:table-cell>
          <table:table-cell office:value-type="float" office:value="0.00379033111181626" calcext:value-type="float">
            <text:p>0.00379033111181626</text:p>
          </table:table-cell>
          <table:table-cell office:value-type="float" office:value="0.0013117528826827" calcext:value-type="float">
            <text:p>0.0013117528826827</text:p>
          </table:table-cell>
          <table:table-cell office:value-type="float" office:value="0.0053951126626467" calcext:value-type="float">
            <text:p>0.0053951126626467</text:p>
          </table:table-cell>
          <table:table-cell office:value-type="float" office:value="0.00189146302761045" calcext:value-type="float">
            <text:p>0.00189146302761045</text:p>
          </table:table-cell>
          <table:table-cell office:value-type="float" office:value="0.00218449169575818" calcext:value-type="float">
            <text:p>0.002184491695758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breast-w</text:p>
          </table:table-cell>
          <table:table-cell office:value-type="float" office:value="-0.00142857142857145" calcext:value-type="float">
            <text:p>-0.00142857142857145</text:p>
          </table:table-cell>
          <table:table-cell office:value-type="float" office:value="0.0014699792960664" calcext:value-type="float">
            <text:p>0.0014699792960664</text:p>
          </table:table-cell>
          <table:table-cell office:value-type="float" office:value="0.00716356107660432" calcext:value-type="float">
            <text:p>0.00716356107660432</text:p>
          </table:table-cell>
          <table:table-cell office:value-type="float" office:value="0.0114492753623188" calcext:value-type="float">
            <text:p>0.0114492753623188</text:p>
          </table:table-cell>
          <table:table-cell office:value-type="float" office:value="0.00859213250517599" calcext:value-type="float">
            <text:p>0.00859213250517599</text:p>
          </table:table-cell>
          <table:table-cell office:value-type="float" office:value="0.00714285714285712" calcext:value-type="float">
            <text:p>0.00714285714285712</text:p>
          </table:table-cell>
          <table:table-cell office:value-type="float" office:value="0.00857142857142856" calcext:value-type="float">
            <text:p>0.00857142857142856</text:p>
          </table:table-cell>
          <table:table-cell office:value-type="float" office:value="0.0042650103519668" calcext:value-type="float">
            <text:p>0.0042650103519668</text:p>
          </table:table-cell>
          <table:table-cell office:value-type="float" office:value="0.00430641821946154" calcext:value-type="float">
            <text:p>0.00430641821946154</text:p>
          </table:table-cell>
          <table:table-cell office:value-type="float" office:value="0.00712215320910958" calcext:value-type="float">
            <text:p>0.00712215320910958</text:p>
          </table:table-cell>
          <table:table-cell office:value-type="float" office:value="0.00140786749482391" calcext:value-type="float">
            <text:p>0.00140786749482391</text:p>
          </table:table-cell>
          <table:table-cell office:value-type="float" office:value="0.0100207039337473" calcext:value-type="float">
            <text:p>0.0100207039337473</text:p>
          </table:table-cell>
          <table:table-cell office:value-type="float" office:value="0.00428571428571434" calcext:value-type="float">
            <text:p>0.00428571428571434</text:p>
          </table:table-cell>
          <table:table-cell office:value-type="float" office:value="0.00714285714285712" calcext:value-type="float">
            <text:p>0.00714285714285712</text:p>
          </table:table-cell>
          <table:table-cell office:value-type="float" office:value="0.01" calcext:value-type="float">
            <text:p>0.01</text:p>
          </table:table-cell>
          <table:table-cell office:value-type="float" office:value="0.00571428571428556" calcext:value-type="float">
            <text:p>0.0057142857142855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breast-w</text:p>
          </table:table-cell>
          <table:table-cell office:value-type="float" office:value="-0.00573498964803298" calcext:value-type="float">
            <text:p>-0.00573498964803298</text:p>
          </table:table-cell>
          <table:table-cell office:value-type="float" office:value="-0.00283643892339513" calcext:value-type="float">
            <text:p>-0.00283643892339513</text:p>
          </table:table-cell>
          <table:table-cell office:value-type="float" office:value="0.00285714285714278" calcext:value-type="float">
            <text:p>0.00285714285714278</text:p>
          </table:table-cell>
          <table:table-cell office:value-type="float" office:value="0.00571428571428578" calcext:value-type="float">
            <text:p>0.00571428571428578</text:p>
          </table:table-cell>
          <table:table-cell office:value-type="float" office:value="0.00428571428571445" calcext:value-type="float">
            <text:p>0.00428571428571445</text:p>
          </table:table-cell>
          <table:table-cell office:value-type="float" office:value="0.00140786749482402" calcext:value-type="float">
            <text:p>0.00140786749482402</text:p>
          </table:table-cell>
          <table:table-cell office:value-type="float" office:value="0.00283643892339558" calcext:value-type="float">
            <text:p>0.00283643892339558</text:p>
          </table:table-cell>
          <table:table-cell office:value-type="float" office:value="-0.00289855072463763" calcext:value-type="float">
            <text:p>-0.00289855072463763</text:p>
          </table:table-cell>
          <table:table-cell office:value-type="float" office:value="0.00285714285714278" calcext:value-type="float">
            <text:p>0.00285714285714278</text:p>
          </table:table-cell>
          <table:table-cell office:value-type="float" office:value="0.00428571428571445" calcext:value-type="float">
            <text:p>0.00428571428571445</text:p>
          </table:table-cell>
          <table:table-cell office:value-type="float" office:value="0" calcext:value-type="float">
            <text:p>0</text:p>
          </table:table-cell>
          <table:table-cell office:value-type="float" office:value="0.00571428571428578" calcext:value-type="float">
            <text:p>0.00571428571428578</text:p>
          </table:table-cell>
          <table:table-cell office:value-type="float" office:value="-0.0000207039337472015" calcext:value-type="float">
            <text:p>-2.07039337472015E-05</text:p>
          </table:table-cell>
          <table:table-cell office:value-type="float" office:value="0.00571428571428578" calcext:value-type="float">
            <text:p>0.00571428571428578</text:p>
          </table:table-cell>
          <table:table-cell office:value-type="float" office:value="-0.00144927536231876" calcext:value-type="float">
            <text:p>-0.00144927536231876</text:p>
          </table:table-cell>
          <table:table-cell office:value-type="float" office:value="0.00569358178053847" calcext:value-type="float">
            <text:p>0.0056935817805384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breast-w</text:p>
          </table:table-cell>
          <table:table-cell office:value-type="float" office:value="-0.00716356107660443" calcext:value-type="float">
            <text:p>-0.00716356107660443</text:p>
          </table:table-cell>
          <table:table-cell office:value-type="float" office:value="0.0000207039337475345" calcext:value-type="float">
            <text:p>2.07039337475345E-05</text:p>
          </table:table-cell>
          <table:table-cell office:value-type="float" office:value="0.00428571428571434" calcext:value-type="float">
            <text:p>0.00428571428571434</text:p>
          </table:table-cell>
          <table:table-cell office:value-type="float" office:value="0.00571428571428578" calcext:value-type="float">
            <text:p>0.00571428571428578</text:p>
          </table:table-cell>
          <table:table-cell office:value-type="float" office:value="0" calcext:value-type="float">
            <text:p>0</text:p>
          </table:table-cell>
          <table:table-cell office:value-type="float" office:value="0.00283643892339558" calcext:value-type="float">
            <text:p>0.00283643892339558</text:p>
          </table:table-cell>
          <table:table-cell office:value-type="float" office:value="0" calcext:value-type="float">
            <text:p>0</text:p>
          </table:table-cell>
          <table:table-cell office:value-type="float" office:value="-0.00144927536231865" calcext:value-type="float">
            <text:p>-0.00144927536231865</text:p>
          </table:table-cell>
          <table:table-cell office:value-type="float" office:value="0.00142857142857133" calcext:value-type="float">
            <text:p>0.00142857142857133</text:p>
          </table:table-cell>
          <table:table-cell office:value-type="float" office:value="0.00571428571428578" calcext:value-type="float">
            <text:p>0.00571428571428578</text:p>
          </table:table-cell>
          <table:table-cell office:value-type="float" office:value="0.00142857142857133" calcext:value-type="float">
            <text:p>0.00142857142857133</text:p>
          </table:table-cell>
          <table:table-cell office:value-type="float" office:value="0.00571428571428578" calcext:value-type="float">
            <text:p>0.00571428571428578</text:p>
          </table:table-cell>
          <table:table-cell office:value-type="float" office:value="-0.00142857142857145" calcext:value-type="float">
            <text:p>-0.00142857142857145</text:p>
          </table:table-cell>
          <table:table-cell office:value-type="float" office:value="0.00571428571428578" calcext:value-type="float">
            <text:p>0.00571428571428578</text:p>
          </table:table-cell>
          <table:table-cell office:value-type="float" office:value="0" calcext:value-type="float">
            <text:p>0</text:p>
          </table:table-cell>
          <table:table-cell office:value-type="float" office:value="0.00571428571428578" calcext:value-type="float">
            <text:p>0.0057142857142857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breast-w</text:p>
          </table:table-cell>
          <table:table-cell office:value-type="float" office:value="-0.00859213250517576" calcext:value-type="float">
            <text:p>-0.00859213250517576</text:p>
          </table:table-cell>
          <table:table-cell office:value-type="float" office:value="-0.00428571428571412" calcext:value-type="float">
            <text:p>-0.00428571428571412</text:p>
          </table:table-cell>
          <table:table-cell office:value-type="float" office:value="0.00142857142857167" calcext:value-type="float">
            <text:p>0.00142857142857167</text:p>
          </table:table-cell>
          <table:table-cell office:value-type="float" office:value="0.00283643892339569" calcext:value-type="float">
            <text:p>0.00283643892339569</text:p>
          </table:table-cell>
          <table:table-cell office:value-type="float" office:value="-0.00142857142857133" calcext:value-type="float">
            <text:p>-0.00142857142857133</text:p>
          </table:table-cell>
          <table:table-cell office:value-type="float" office:value="0.00142857142857167" calcext:value-type="float">
            <text:p>0.00142857142857167</text:p>
          </table:table-cell>
          <table:table-cell office:value-type="float" office:value="-0.00142857142857133" calcext:value-type="float">
            <text:p>-0.00142857142857133</text:p>
          </table:table-cell>
          <table:table-cell office:value-type="float" office:value="-0.00144927536231876" calcext:value-type="float">
            <text:p>-0.00144927536231876</text:p>
          </table:table-cell>
          <table:table-cell office:value-type="float" office:value="0" calcext:value-type="float">
            <text:p>0</text:p>
          </table:table-cell>
          <table:table-cell office:value-type="float" office:value="0.002857142857143" calcext:value-type="float">
            <text:p>0.002857142857143</text:p>
          </table:table-cell>
          <table:table-cell office:value-type="float" office:value="0.00142857142857167" calcext:value-type="float">
            <text:p>0.00142857142857167</text:p>
          </table:table-cell>
          <table:table-cell office:value-type="float" office:value="0.00428571428571445" calcext:value-type="float">
            <text:p>0.00428571428571445</text:p>
          </table:table-cell>
          <table:table-cell office:value-type="float" office:value="0" calcext:value-type="float">
            <text:p>0</text:p>
          </table:table-cell>
          <table:table-cell office:value-type="float" office:value="0.00142857142857167" calcext:value-type="float">
            <text:p>0.00142857142857167</text:p>
          </table:table-cell>
          <table:table-cell office:value-type="float" office:value="-0.00142857142857133" calcext:value-type="float">
            <text:p>-0.00142857142857133</text:p>
          </table:table-cell>
          <table:table-cell office:value-type="float" office:value="0.00428571428571445" calcext:value-type="float">
            <text:p>0.0042857142857144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breast-w</text:p>
          </table:table-cell>
          <table:table-cell office:value-type="float" office:value="-0.00714285714285701" calcext:value-type="float">
            <text:p>-0.00714285714285701</text:p>
          </table:table-cell>
          <table:table-cell office:value-type="float" office:value="-0.00140786749482402" calcext:value-type="float">
            <text:p>-0.00140786749482402</text:p>
          </table:table-cell>
          <table:table-cell office:value-type="float" office:value="0.00287784679089043" calcext:value-type="float">
            <text:p>0.00287784679089043</text:p>
          </table:table-cell>
          <table:table-cell office:value-type="float" office:value="0.00571428571428578" calcext:value-type="float">
            <text:p>0.00571428571428578</text:p>
          </table:table-cell>
          <table:table-cell office:value-type="float" office:value="0.0000207039337474235" calcext:value-type="float">
            <text:p>2.07039337474235E-05</text:p>
          </table:table-cell>
          <table:table-cell office:value-type="float" office:value="0.00287784679089043" calcext:value-type="float">
            <text:p>0.00287784679089043</text:p>
          </table:table-cell>
          <table:table-cell office:value-type="float" office:value="0.0000207039337474235" calcext:value-type="float">
            <text:p>2.07039337474235E-05</text:p>
          </table:table-cell>
          <table:table-cell office:value-type="float" office:value="0" calcext:value-type="float">
            <text:p>0</text:p>
          </table:table-cell>
          <table:table-cell office:value-type="float" office:value="0.00144927536231876" calcext:value-type="float">
            <text:p>0.00144927536231876</text:p>
          </table:table-cell>
          <table:table-cell office:value-type="float" office:value="0.00430641821946176" calcext:value-type="float">
            <text:p>0.00430641821946176</text:p>
          </table:table-cell>
          <table:table-cell office:value-type="float" office:value="0.0000207039337474235" calcext:value-type="float">
            <text:p>2.07039337474235E-05</text:p>
          </table:table-cell>
          <table:table-cell office:value-type="float" office:value="0.00430641821946176" calcext:value-type="float">
            <text:p>0.00430641821946176</text:p>
          </table:table-cell>
          <table:table-cell office:value-type="float" office:value="0.00144927536231876" calcext:value-type="float">
            <text:p>0.00144927536231876</text:p>
          </table:table-cell>
          <table:table-cell table:number-columns-repeated="2" office:value-type="float" office:value="0.00430641821946176" calcext:value-type="float">
            <text:p>0.00430641821946176</text:p>
          </table:table-cell>
          <table:table-cell office:value-type="float" office:value="0.00716356107660443" calcext:value-type="float">
            <text:p>0.0071635610766044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breast-w</text:p>
          </table:table-cell>
          <table:table-cell office:value-type="float" office:value="-0.00601242236024824" calcext:value-type="float">
            <text:p>-0.00601242236024824</text:p>
          </table:table-cell>
          <table:table-cell office:value-type="float" office:value="-0.00140786749482369" calcext:value-type="float">
            <text:p>-0.00140786749482369</text:p>
          </table:table-cell>
          <table:table-cell office:value-type="float" office:value="0.00372256728778475" calcext:value-type="float">
            <text:p>0.00372256728778475</text:p>
          </table:table-cell>
          <table:table-cell office:value-type="float" office:value="0.00628571428571445" calcext:value-type="float">
            <text:p>0.00628571428571445</text:p>
          </table:table-cell>
          <table:table-cell office:value-type="float" office:value="0.0022939958592133" calcext:value-type="float">
            <text:p>0.0022939958592133</text:p>
          </table:table-cell>
          <table:table-cell office:value-type="float" office:value="0.00313871635610785" calcext:value-type="float">
            <text:p>0.00313871635610785</text:p>
          </table:table-cell>
          <table:table-cell office:value-type="float" office:value="0.00200000000000011" calcext:value-type="float">
            <text:p>0.00200000000000011</text:p>
          </table:table-cell>
          <table:table-cell office:value-type="float" office:value="-0.000306418219461535" calcext:value-type="float">
            <text:p>-0.000306418219461535</text:p>
          </table:table-cell>
          <table:table-cell office:value-type="float" office:value="0.00200828157349897" calcext:value-type="float">
            <text:p>0.00200828157349897</text:p>
          </table:table-cell>
          <table:table-cell office:value-type="float" office:value="0.004857142857143" calcext:value-type="float">
            <text:p>0.004857142857143</text:p>
          </table:table-cell>
          <table:table-cell office:value-type="float" office:value="0.00085714285714289" calcext:value-type="float">
            <text:p>0.00085714285714289</text:p>
          </table:table-cell>
          <table:table-cell office:value-type="float" office:value="0.00600828157349909" calcext:value-type="float">
            <text:p>0.00600828157349909</text:p>
          </table:table-cell>
          <table:table-cell office:value-type="float" office:value="0.00085714285714289" calcext:value-type="float">
            <text:p>0.00085714285714289</text:p>
          </table:table-cell>
          <table:table-cell office:value-type="float" office:value="0.0048612836438926" calcext:value-type="float">
            <text:p>0.0048612836438926</text:p>
          </table:table-cell>
          <table:table-cell office:value-type="float" office:value="0.00228571428571456" calcext:value-type="float">
            <text:p>0.00228571428571456</text:p>
          </table:table-cell>
          <table:table-cell office:value-type="float" office:value="0.00571428571428589" calcext:value-type="float">
            <text:p>0.0057142857142858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bupa</text:p>
          </table:table-cell>
          <table:table-cell office:value-type="float" office:value="-0.0288235294117648" calcext:value-type="float">
            <text:p>-0.0288235294117648</text:p>
          </table:table-cell>
          <table:table-cell office:value-type="float" office:value="0.0142016806722688" calcext:value-type="float">
            <text:p>0.0142016806722688</text:p>
          </table:table-cell>
          <table:table-cell office:value-type="float" office:value="0.00302521008403356" calcext:value-type="float">
            <text:p>0.00302521008403356</text:p>
          </table:table-cell>
          <table:table-cell office:value-type="float" office:value="0.002689075630252" calcext:value-type="float">
            <text:p>0.002689075630252</text:p>
          </table:table-cell>
          <table:table-cell office:value-type="float" office:value="0.0177310924369747" calcext:value-type="float">
            <text:p>0.0177310924369747</text:p>
          </table:table-cell>
          <table:table-cell office:value-type="float" office:value="0.00621848739495789" calcext:value-type="float">
            <text:p>0.00621848739495789</text:p>
          </table:table-cell>
          <table:table-cell office:value-type="float" office:value="0.0290756302521008" calcext:value-type="float">
            <text:p>0.0290756302521008</text:p>
          </table:table-cell>
          <table:table-cell office:value-type="float" office:value="0.0292436974789916" calcext:value-type="float">
            <text:p>0.0292436974789916</text:p>
          </table:table-cell>
          <table:table-cell office:value-type="float" office:value="0.0231092436974789" calcext:value-type="float">
            <text:p>0.0231092436974789</text:p>
          </table:table-cell>
          <table:table-cell office:value-type="float" office:value="0.00579831932773101" calcext:value-type="float">
            <text:p>0.00579831932773101</text:p>
          </table:table-cell>
          <table:table-cell office:value-type="float" office:value="0.00596638655462178" calcext:value-type="float">
            <text:p>0.00596638655462178</text:p>
          </table:table-cell>
          <table:table-cell office:value-type="float" office:value="-0.00865546218487401" calcext:value-type="float">
            <text:p>-0.00865546218487401</text:p>
          </table:table-cell>
          <table:table-cell office:value-type="float" office:value="0.0290756302521007" calcext:value-type="float">
            <text:p>0.0290756302521007</text:p>
          </table:table-cell>
          <table:table-cell office:value-type="float" office:value="0.00848739495798312" calcext:value-type="float">
            <text:p>0.00848739495798312</text:p>
          </table:table-cell>
          <table:table-cell office:value-type="float" office:value="0.00260504201680667" calcext:value-type="float">
            <text:p>0.00260504201680667</text:p>
          </table:table-cell>
          <table:table-cell office:value-type="float" office:value="0.000252100840336111" calcext:value-type="float">
            <text:p>0.00025210084033611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bupa</text:p>
          </table:table-cell>
          <table:table-cell office:value-type="float" office:value="-0.0198319327731092" calcext:value-type="float">
            <text:p>-0.0198319327731092</text:p>
          </table:table-cell>
          <table:table-cell office:value-type="float" office:value="-0.0086554621848739" calcext:value-type="float">
            <text:p>-0.0086554621848739</text:p>
          </table:table-cell>
          <table:table-cell office:value-type="float" office:value="0.00302521008403367" calcext:value-type="float">
            <text:p>0.00302521008403367</text:p>
          </table:table-cell>
          <table:table-cell office:value-type="float" office:value="-0.00840336134453779" calcext:value-type="float">
            <text:p>-0.00840336134453779</text:p>
          </table:table-cell>
          <table:table-cell office:value-type="float" office:value="0.0149579831932773" calcext:value-type="float">
            <text:p>0.0149579831932773</text:p>
          </table:table-cell>
          <table:table-cell office:value-type="float" office:value="0.0178991596638656" calcext:value-type="float">
            <text:p>0.0178991596638656</text:p>
          </table:table-cell>
          <table:table-cell office:value-type="float" office:value="0.00319327731092434" calcext:value-type="float">
            <text:p>0.00319327731092434</text:p>
          </table:table-cell>
          <table:table-cell office:value-type="float" office:value="0.0324369747899159" calcext:value-type="float">
            <text:p>0.0324369747899159</text:p>
          </table:table-cell>
          <table:table-cell office:value-type="float" office:value="0.00336134453781511" calcext:value-type="float">
            <text:p>0.00336134453781511</text:p>
          </table:table-cell>
          <table:table-cell office:value-type="float" office:value="0.0234453781512606" calcext:value-type="float">
            <text:p>0.0234453781512606</text:p>
          </table:table-cell>
          <table:table-cell office:value-type="float" office:value="0.020672268907563" calcext:value-type="float">
            <text:p>0.020672268907563</text:p>
          </table:table-cell>
          <table:table-cell office:value-type="float" office:value="0.0175630252100841" calcext:value-type="float">
            <text:p>0.0175630252100841</text:p>
          </table:table-cell>
          <table:table-cell office:value-type="float" office:value="0.0267226890756302" calcext:value-type="float">
            <text:p>0.0267226890756302</text:p>
          </table:table-cell>
          <table:table-cell office:value-type="float" office:value="0.0352941176470589" calcext:value-type="float">
            <text:p>0.0352941176470589</text:p>
          </table:table-cell>
          <table:table-cell office:value-type="float" office:value="0.0294957983193277" calcext:value-type="float">
            <text:p>0.0294957983193277</text:p>
          </table:table-cell>
          <table:table-cell office:value-type="float" office:value="0.00890756302521012" calcext:value-type="float">
            <text:p>0.0089075630252101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bupa</text:p>
          </table:table-cell>
          <table:table-cell office:value-type="float" office:value="-0.0316806722689076" calcext:value-type="float">
            <text:p>-0.0316806722689076</text:p>
          </table:table-cell>
          <table:table-cell office:value-type="float" office:value="-0.0262184873949579" calcext:value-type="float">
            <text:p>-0.0262184873949579</text:p>
          </table:table-cell>
          <table:table-cell office:value-type="float" office:value="-0.00302521008403356" calcext:value-type="float">
            <text:p>-0.00302521008403356</text:p>
          </table:table-cell>
          <table:table-cell office:value-type="float" office:value="0.00579831932773112" calcext:value-type="float">
            <text:p>0.00579831932773112</text:p>
          </table:table-cell>
          <table:table-cell office:value-type="float" office:value="0.00882352941176478" calcext:value-type="float">
            <text:p>0.00882352941176478</text:p>
          </table:table-cell>
          <table:table-cell office:value-type="float" office:value="0.00302521008403356" calcext:value-type="float">
            <text:p>0.00302521008403356</text:p>
          </table:table-cell>
          <table:table-cell office:value-type="float" office:value="-0.00294117647058822" calcext:value-type="float">
            <text:p>-0.00294117647058822</text:p>
          </table:table-cell>
          <table:table-cell office:value-type="float" office:value="0.0147058823529412" calcext:value-type="float">
            <text:p>0.0147058823529412</text:p>
          </table:table-cell>
          <table:table-cell office:value-type="float" office:value="0.0118487394957983" calcext:value-type="float">
            <text:p>0.0118487394957983</text:p>
          </table:table-cell>
          <table:table-cell office:value-type="float" office:value="0.00579831932773112" calcext:value-type="float">
            <text:p>0.00579831932773112</text:p>
          </table:table-cell>
          <table:table-cell office:value-type="float" office:value="0.0204201680672269" calcext:value-type="float">
            <text:p>0.0204201680672269</text:p>
          </table:table-cell>
          <table:table-cell office:value-type="float" office:value="0.00882352941176467" calcext:value-type="float">
            <text:p>0.00882352941176467</text:p>
          </table:table-cell>
          <table:table-cell office:value-type="float" office:value="0.00319327731092434" calcext:value-type="float">
            <text:p>0.00319327731092434</text:p>
          </table:table-cell>
          <table:table-cell office:value-type="float" office:value="0.0233613445378151" calcext:value-type="float">
            <text:p>0.0233613445378151</text:p>
          </table:table-cell>
          <table:table-cell office:value-type="float" office:value="-0.0000840336134453334" calcext:value-type="float">
            <text:p>-8.40336134453334E-05</text:p>
          </table:table-cell>
          <table:table-cell office:value-type="float" office:value="0.0293277310924369" calcext:value-type="float">
            <text:p>0.029327731092436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bupa</text:p>
          </table:table-cell>
          <table:table-cell office:value-type="float" office:value="-0.0346218487394957" calcext:value-type="float">
            <text:p>-0.0346218487394957</text:p>
          </table:table-cell>
          <table:table-cell office:value-type="float" office:value="-0.0236974789915966" calcext:value-type="float">
            <text:p>-0.0236974789915966</text:p>
          </table:table-cell>
          <table:table-cell office:value-type="float" office:value="-0.003109243697479" calcext:value-type="float">
            <text:p>-0.003109243697479</text:p>
          </table:table-cell>
          <table:table-cell office:value-type="float" office:value="-0.00571428571428578" calcext:value-type="float">
            <text:p>-0.00571428571428578</text:p>
          </table:table-cell>
          <table:table-cell office:value-type="float" office:value="0.00588235294117645" calcext:value-type="float">
            <text:p>0.00588235294117645</text:p>
          </table:table-cell>
          <table:table-cell office:value-type="float" office:value="0.014453781512605" calcext:value-type="float">
            <text:p>0.014453781512605</text:p>
          </table:table-cell>
          <table:table-cell office:value-type="float" office:value="-0.0143697478991597" calcext:value-type="float">
            <text:p>-0.0143697478991597</text:p>
          </table:table-cell>
          <table:table-cell office:value-type="float" office:value="0.00882352941176467" calcext:value-type="float">
            <text:p>0.00882352941176467</text:p>
          </table:table-cell>
          <table:table-cell office:value-type="float" office:value="0.00605042016806723" calcext:value-type="float">
            <text:p>0.00605042016806723</text:p>
          </table:table-cell>
          <table:table-cell office:value-type="float" office:value="-0.00588235294117645" calcext:value-type="float">
            <text:p>-0.00588235294117645</text:p>
          </table:table-cell>
          <table:table-cell office:value-type="float" office:value="0.0174789915966387" calcext:value-type="float">
            <text:p>0.0174789915966387</text:p>
          </table:table-cell>
          <table:table-cell office:value-type="float" office:value="0.0145378151260505" calcext:value-type="float">
            <text:p>0.0145378151260505</text:p>
          </table:table-cell>
          <table:table-cell office:value-type="float" office:value="-0.00277310924369756" calcext:value-type="float">
            <text:p>-0.00277310924369756</text:p>
          </table:table-cell>
          <table:table-cell office:value-type="float" office:value="0.0204201680672269" calcext:value-type="float">
            <text:p>0.0204201680672269</text:p>
          </table:table-cell>
          <table:table-cell office:value-type="float" office:value="-0.00310924369747889" calcext:value-type="float">
            <text:p>-0.00310924369747889</text:p>
          </table:table-cell>
          <table:table-cell office:value-type="float" office:value="0.00882352941176467" calcext:value-type="float">
            <text:p>0.0088235294117646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bupa</text:p>
          </table:table-cell>
          <table:table-cell office:value-type="float" office:value="-0.037563025210084" calcext:value-type="float">
            <text:p>-0.037563025210084</text:p>
          </table:table-cell>
          <table:table-cell office:value-type="float" office:value="-0.0324369747899159" calcext:value-type="float">
            <text:p>-0.0324369747899159</text:p>
          </table:table-cell>
          <table:table-cell office:value-type="float" office:value="0.00277310924369756" calcext:value-type="float">
            <text:p>0.00277310924369756</text:p>
          </table:table-cell>
          <table:table-cell office:value-type="float" office:value="-0.0173109243697479" calcext:value-type="float">
            <text:p>-0.0173109243697479</text:p>
          </table:table-cell>
          <table:table-cell office:value-type="float" office:value="0.000168067226890667" calcext:value-type="float">
            <text:p>0.000168067226890667</text:p>
          </table:table-cell>
          <table:table-cell office:value-type="float" office:value="0.014453781512605" calcext:value-type="float">
            <text:p>0.014453781512605</text:p>
          </table:table-cell>
          <table:table-cell office:value-type="float" office:value="-0.00571428571428578" calcext:value-type="float">
            <text:p>-0.00571428571428578</text:p>
          </table:table-cell>
          <table:table-cell office:value-type="float" office:value="0.0116806722689076" calcext:value-type="float">
            <text:p>0.0116806722689076</text:p>
          </table:table-cell>
          <table:table-cell office:value-type="float" office:value="0.000168067226890667" calcext:value-type="float">
            <text:p>0.000168067226890667</text:p>
          </table:table-cell>
          <table:table-cell office:value-type="float" office:value="-0.00285714285714278" calcext:value-type="float">
            <text:p>-0.00285714285714278</text:p>
          </table:table-cell>
          <table:table-cell office:value-type="float" office:value="0.0117647058823529" calcext:value-type="float">
            <text:p>0.0117647058823529</text:p>
          </table:table-cell>
          <table:table-cell office:value-type="float" office:value="0.00873949579831934" calcext:value-type="float">
            <text:p>0.00873949579831934</text:p>
          </table:table-cell>
          <table:table-cell table:number-columns-repeated="2" office:value-type="float" office:value="0.0116806722689076" calcext:value-type="float">
            <text:p>0.0116806722689076</text:p>
          </table:table-cell>
          <table:table-cell office:value-type="float" office:value="0" calcext:value-type="float">
            <text:p>0</text:p>
          </table:table-cell>
          <table:table-cell office:value-type="float" office:value="0.0115966386554622" calcext:value-type="float">
            <text:p>0.011596638655462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bupa</text:p>
          </table:table-cell>
          <table:table-cell office:value-type="float" office:value="-0.0305042016806722" calcext:value-type="float">
            <text:p>-0.0305042016806722</text:p>
          </table:table-cell>
          <table:table-cell office:value-type="float" office:value="-0.0153613445378151" calcext:value-type="float">
            <text:p>-0.0153613445378151</text:p>
          </table:table-cell>
          <table:table-cell office:value-type="float" office:value="0.000537815126050445" calcext:value-type="float">
            <text:p>0.000537815126050445</text:p>
          </table:table-cell>
          <table:table-cell office:value-type="float" office:value="-0.00458823529411767" calcext:value-type="float">
            <text:p>-0.00458823529411767</text:p>
          </table:table-cell>
          <table:table-cell office:value-type="float" office:value="0.00951260504201679" calcext:value-type="float">
            <text:p>0.00951260504201679</text:p>
          </table:table-cell>
          <table:table-cell office:value-type="float" office:value="0.0112100840336135" calcext:value-type="float">
            <text:p>0.0112100840336135</text:p>
          </table:table-cell>
          <table:table-cell office:value-type="float" office:value="0.00184873949579822" calcext:value-type="float">
            <text:p>0.00184873949579822</text:p>
          </table:table-cell>
          <table:table-cell office:value-type="float" office:value="0.0193781512605042" calcext:value-type="float">
            <text:p>0.0193781512605042</text:p>
          </table:table-cell>
          <table:table-cell office:value-type="float" office:value="0.00890756302521001" calcext:value-type="float">
            <text:p>0.00890756302521001</text:p>
          </table:table-cell>
          <table:table-cell office:value-type="float" office:value="0.00526050420168067" calcext:value-type="float">
            <text:p>0.00526050420168067</text:p>
          </table:table-cell>
          <table:table-cell office:value-type="float" office:value="0.0152605042016807" calcext:value-type="float">
            <text:p>0.0152605042016807</text:p>
          </table:table-cell>
          <table:table-cell office:value-type="float" office:value="0.0082016806722689" calcext:value-type="float">
            <text:p>0.0082016806722689</text:p>
          </table:table-cell>
          <table:table-cell office:value-type="float" office:value="0.013579831932773" calcext:value-type="float">
            <text:p>0.013579831932773</text:p>
          </table:table-cell>
          <table:table-cell office:value-type="float" office:value="0.0198487394957984" calcext:value-type="float">
            <text:p>0.0198487394957984</text:p>
          </table:table-cell>
          <table:table-cell office:value-type="float" office:value="0.00578151260504201" calcext:value-type="float">
            <text:p>0.00578151260504201</text:p>
          </table:table-cell>
          <table:table-cell office:value-type="float" office:value="0.011781512605042" calcext:value-type="float">
            <text:p>0.0117815126050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contraceptive_LS</text:p>
          </table:table-cell>
          <table:table-cell office:value-type="float" office:value="0.0154481792717087" calcext:value-type="float">
            <text:p>0.0154481792717087</text:p>
          </table:table-cell>
          <table:table-cell office:value-type="float" office:value="-0.0924509803921568" calcext:value-type="float">
            <text:p>-0.0924509803921568</text:p>
          </table:table-cell>
          <table:table-cell office:value-type="float" office:value="-0.00592436974789912" calcext:value-type="float">
            <text:p>-0.00592436974789912</text:p>
          </table:table-cell>
          <table:table-cell office:value-type="float" office:value="-0.00247899159663867" calcext:value-type="float">
            <text:p>-0.00247899159663867</text:p>
          </table:table-cell>
          <table:table-cell office:value-type="float" office:value="0.00235294117647056" calcext:value-type="float">
            <text:p>0.00235294117647056</text:p>
          </table:table-cell>
          <table:table-cell office:value-type="float" office:value="-0.00830532212885149" calcext:value-type="float">
            <text:p>-0.00830532212885149</text:p>
          </table:table-cell>
          <table:table-cell office:value-type="float" office:value="-0.00714285714285712" calcext:value-type="float">
            <text:p>-0.00714285714285712</text:p>
          </table:table-cell>
          <table:table-cell office:value-type="float" office:value="-0.0131092436974789" calcext:value-type="float">
            <text:p>-0.0131092436974789</text:p>
          </table:table-cell>
          <table:table-cell office:value-type="float" office:value="0.00120448179271715" calcext:value-type="float">
            <text:p>0.00120448179271715</text:p>
          </table:table-cell>
          <table:table-cell office:value-type="float" office:value="-0.0213585434173669" calcext:value-type="float">
            <text:p>-0.0213585434173669</text:p>
          </table:table-cell>
          <table:table-cell office:value-type="float" office:value="-0.0058963585434173" calcext:value-type="float">
            <text:p>-0.0058963585434173</text:p>
          </table:table-cell>
          <table:table-cell office:value-type="float" office:value="-0.0165826330532212" calcext:value-type="float">
            <text:p>-0.0165826330532212</text:p>
          </table:table-cell>
          <table:table-cell office:value-type="float" office:value="0.00359943977591037" calcext:value-type="float">
            <text:p>0.00359943977591037</text:p>
          </table:table-cell>
          <table:table-cell office:value-type="float" office:value="-0.0000280112044818148" calcext:value-type="float">
            <text:p>-2.80112044818148E-05</text:p>
          </table:table-cell>
          <table:table-cell office:value-type="float" office:value="-0.0130812324929971" calcext:value-type="float">
            <text:p>-0.0130812324929971</text:p>
          </table:table-cell>
          <table:table-cell office:value-type="float" office:value="-0.0130392156862744" calcext:value-type="float">
            <text:p>-0.013039215686274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contraceptive_LS</text:p>
          </table:table-cell>
          <table:table-cell office:value-type="float" office:value="0.0321008403361344" calcext:value-type="float">
            <text:p>0.0321008403361344</text:p>
          </table:table-cell>
          <table:table-cell office:value-type="float" office:value="-0.0769327731092437" calcext:value-type="float">
            <text:p>-0.0769327731092437</text:p>
          </table:table-cell>
          <table:table-cell office:value-type="float" office:value="0.0166666666666666" calcext:value-type="float">
            <text:p>0.0166666666666666</text:p>
          </table:table-cell>
          <table:table-cell office:value-type="float" office:value="0.0154061624649861" calcext:value-type="float">
            <text:p>0.0154061624649861</text:p>
          </table:table-cell>
          <table:table-cell office:value-type="float" office:value="0.013095238095238" calcext:value-type="float">
            <text:p>0.013095238095238</text:p>
          </table:table-cell>
          <table:table-cell office:value-type="float" office:value="-0.00344537815126056" calcext:value-type="float">
            <text:p>-0.00344537815126056</text:p>
          </table:table-cell>
          <table:table-cell office:value-type="float" office:value="0.0000700280112044815" calcext:value-type="float">
            <text:p>7.00280112044815E-05</text:p>
          </table:table-cell>
          <table:table-cell office:value-type="float" office:value="0.00586834733893549" calcext:value-type="float">
            <text:p>0.00586834733893549</text:p>
          </table:table-cell>
          <table:table-cell office:value-type="float" office:value="0.010658263305322" calcext:value-type="float">
            <text:p>0.010658263305322</text:p>
          </table:table-cell>
          <table:table-cell office:value-type="float" office:value="-0.011764705882353" calcext:value-type="float">
            <text:p>-0.011764705882353</text:p>
          </table:table-cell>
          <table:table-cell office:value-type="float" office:value="0.00948179271708682" calcext:value-type="float">
            <text:p>0.00948179271708682</text:p>
          </table:table-cell>
          <table:table-cell office:value-type="float" office:value="-0.00829131652661064" calcext:value-type="float">
            <text:p>-0.00829131652661064</text:p>
          </table:table-cell>
          <table:table-cell office:value-type="float" office:value="-0.00235294117647056" calcext:value-type="float">
            <text:p>-0.00235294117647056</text:p>
          </table:table-cell>
          <table:table-cell office:value-type="float" office:value="0.00717086834733893" calcext:value-type="float">
            <text:p>0.00717086834733893</text:p>
          </table:table-cell>
          <table:table-cell office:value-type="float" office:value="0.00824929971988786" calcext:value-type="float">
            <text:p>0.00824929971988786</text:p>
          </table:table-cell>
          <table:table-cell office:value-type="float" office:value="0.00247899159663867" calcext:value-type="float">
            <text:p>0.002478991596638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contraceptive_LS</text:p>
          </table:table-cell>
          <table:table-cell office:value-type="float" office:value="0.0333053221288515" calcext:value-type="float">
            <text:p>0.0333053221288515</text:p>
          </table:table-cell>
          <table:table-cell office:value-type="float" office:value="-0.0780952380952381" calcext:value-type="float">
            <text:p>-0.0780952380952381</text:p>
          </table:table-cell>
          <table:table-cell office:value-type="float" office:value="0.0119327731092437" calcext:value-type="float">
            <text:p>0.0119327731092437</text:p>
          </table:table-cell>
          <table:table-cell office:value-type="float" office:value="0.0202380952380953" calcext:value-type="float">
            <text:p>0.0202380952380953</text:p>
          </table:table-cell>
          <table:table-cell office:value-type="float" office:value="0.00834733893557416" calcext:value-type="float">
            <text:p>0.00834733893557416</text:p>
          </table:table-cell>
          <table:table-cell office:value-type="float" office:value="-0.00824929971988797" calcext:value-type="float">
            <text:p>-0.00824929971988797</text:p>
          </table:table-cell>
          <table:table-cell office:value-type="float" office:value="0.000112044817927148" calcext:value-type="float">
            <text:p>0.000112044817927148</text:p>
          </table:table-cell>
          <table:table-cell office:value-type="float" office:value="0.0000700280112044815" calcext:value-type="float">
            <text:p>7.00280112044815E-05</text:p>
          </table:table-cell>
          <table:table-cell office:value-type="float" office:value="0.00957983193277312" calcext:value-type="float">
            <text:p>0.00957983193277312</text:p>
          </table:table-cell>
          <table:table-cell office:value-type="float" office:value="-0.0200560224089636" calcext:value-type="float">
            <text:p>-0.0200560224089636</text:p>
          </table:table-cell>
          <table:table-cell office:value-type="float" office:value="0.0118627450980392" calcext:value-type="float">
            <text:p>0.0118627450980392</text:p>
          </table:table-cell>
          <table:table-cell office:value-type="float" office:value="-0.00348739495798323" calcext:value-type="float">
            <text:p>-0.00348739495798323</text:p>
          </table:table-cell>
          <table:table-cell office:value-type="float" office:value="0.00718487394957978" calcext:value-type="float">
            <text:p>0.00718487394957978</text:p>
          </table:table-cell>
          <table:table-cell office:value-type="float" office:value="-0.0105602240896359" calcext:value-type="float">
            <text:p>-0.0105602240896359</text:p>
          </table:table-cell>
          <table:table-cell office:value-type="float" office:value="-0.00707282913165264" calcext:value-type="float">
            <text:p>-0.00707282913165264</text:p>
          </table:table-cell>
          <table:table-cell office:value-type="float" office:value="-0.00701680672268901" calcext:value-type="float">
            <text:p>-0.007016806722689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contraceptive_LS</text:p>
          </table:table-cell>
          <table:table-cell office:value-type="float" office:value="0.0451260504201682" calcext:value-type="float">
            <text:p>0.0451260504201682</text:p>
          </table:table-cell>
          <table:table-cell office:value-type="float" office:value="-0.0674509803921568" calcext:value-type="float">
            <text:p>-0.0674509803921568</text:p>
          </table:table-cell>
          <table:table-cell office:value-type="float" office:value="0.0309103641456584" calcext:value-type="float">
            <text:p>0.0309103641456584</text:p>
          </table:table-cell>
          <table:table-cell office:value-type="float" office:value="0.0190336134453782" calcext:value-type="float">
            <text:p>0.0190336134453782</text:p>
          </table:table-cell>
          <table:table-cell office:value-type="float" office:value="0.0154341736694679" calcext:value-type="float">
            <text:p>0.0154341736694679</text:p>
          </table:table-cell>
          <table:table-cell office:value-type="float" office:value="0.00359943977591048" calcext:value-type="float">
            <text:p>0.00359943977591048</text:p>
          </table:table-cell>
          <table:table-cell office:value-type="float" office:value="0.0107142857142858" calcext:value-type="float">
            <text:p>0.0107142857142858</text:p>
          </table:table-cell>
          <table:table-cell office:value-type="float" office:value="0.0142577030812325" calcext:value-type="float">
            <text:p>0.0142577030812325</text:p>
          </table:table-cell>
          <table:table-cell office:value-type="float" office:value="0.0130392156862745" calcext:value-type="float">
            <text:p>0.0130392156862745</text:p>
          </table:table-cell>
          <table:table-cell office:value-type="float" office:value="-0.00822128851540615" calcext:value-type="float">
            <text:p>-0.00822128851540615</text:p>
          </table:table-cell>
          <table:table-cell table:number-columns-repeated="2" office:value-type="float" office:value="0.0130532212885155" calcext:value-type="float">
            <text:p>0.0130532212885155</text:p>
          </table:table-cell>
          <table:table-cell office:value-type="float" office:value="0.00710084033613456" calcext:value-type="float">
            <text:p>0.00710084033613456</text:p>
          </table:table-cell>
          <table:table-cell office:value-type="float" office:value="0.00239495798319334" calcext:value-type="float">
            <text:p>0.00239495798319334</text:p>
          </table:table-cell>
          <table:table-cell office:value-type="float" office:value="-0.0035574229691876" calcext:value-type="float">
            <text:p>-0.0035574229691876</text:p>
          </table:table-cell>
          <table:table-cell office:value-type="float" office:value="0.0024089635854343" calcext:value-type="float">
            <text:p>0.002408963585434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contraceptive_LS</text:p>
          </table:table-cell>
          <table:table-cell office:value-type="float" office:value="0.0510364145658263" calcext:value-type="float">
            <text:p>0.0510364145658263</text:p>
          </table:table-cell>
          <table:table-cell office:value-type="float" office:value="-0.0603361344537816" calcext:value-type="float">
            <text:p>-0.0603361344537816</text:p>
          </table:table-cell>
          <table:table-cell office:value-type="float" office:value="0.0344257703081232" calcext:value-type="float">
            <text:p>0.0344257703081232</text:p>
          </table:table-cell>
          <table:table-cell office:value-type="float" office:value="0.0202100840336134" calcext:value-type="float">
            <text:p>0.0202100840336134</text:p>
          </table:table-cell>
          <table:table-cell office:value-type="float" office:value="0.016610644257703" calcext:value-type="float">
            <text:p>0.016610644257703</text:p>
          </table:table-cell>
          <table:table-cell office:value-type="float" office:value="0.00715686274509797" calcext:value-type="float">
            <text:p>0.00715686274509797</text:p>
          </table:table-cell>
          <table:table-cell office:value-type="float" office:value="0.00718487394957978" calcext:value-type="float">
            <text:p>0.00718487394957978</text:p>
          </table:table-cell>
          <table:table-cell office:value-type="float" office:value="0.0225490196078431" calcext:value-type="float">
            <text:p>0.0225490196078431</text:p>
          </table:table-cell>
          <table:table-cell office:value-type="float" office:value="0.0106862745098039" calcext:value-type="float">
            <text:p>0.0106862745098039</text:p>
          </table:table-cell>
          <table:table-cell office:value-type="float" office:value="-0.00233893557422982" calcext:value-type="float">
            <text:p>-0.00233893557422982</text:p>
          </table:table-cell>
          <table:table-cell office:value-type="float" office:value="0.0154201680672268" calcext:value-type="float">
            <text:p>0.0154201680672268</text:p>
          </table:table-cell>
          <table:table-cell office:value-type="float" office:value="0.00715686274509797" calcext:value-type="float">
            <text:p>0.00715686274509797</text:p>
          </table:table-cell>
          <table:table-cell office:value-type="float" office:value="0.00714285714285712" calcext:value-type="float">
            <text:p>0.00714285714285712</text:p>
          </table:table-cell>
          <table:table-cell office:value-type="float" office:value="0.00478991596638656" calcext:value-type="float">
            <text:p>0.00478991596638656</text:p>
          </table:table-cell>
          <table:table-cell office:value-type="float" office:value="0.0071148459383753" calcext:value-type="float">
            <text:p>0.0071148459383753</text:p>
          </table:table-cell>
          <table:table-cell office:value-type="float" office:value="0.0095518207282913" calcext:value-type="float">
            <text:p>0.009551820728291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contraceptive_LS</text:p>
          </table:table-cell>
          <table:table-cell office:value-type="float" office:value="0.0354033613445378" calcext:value-type="float">
            <text:p>0.0354033613445378</text:p>
          </table:table-cell>
          <table:table-cell office:value-type="float" office:value="-0.0750532212885154" calcext:value-type="float">
            <text:p>-0.0750532212885154</text:p>
          </table:table-cell>
          <table:table-cell office:value-type="float" office:value="0.0176022408963585" calcext:value-type="float">
            <text:p>0.0176022408963585</text:p>
          </table:table-cell>
          <table:table-cell office:value-type="float" office:value="0.0144817927170868" calcext:value-type="float">
            <text:p>0.0144817927170868</text:p>
          </table:table-cell>
          <table:table-cell office:value-type="float" office:value="0.0111680672268908" calcext:value-type="float">
            <text:p>0.0111680672268908</text:p>
          </table:table-cell>
          <table:table-cell office:value-type="float" office:value="-0.00184873949579822" calcext:value-type="float">
            <text:p>-0.00184873949579822</text:p>
          </table:table-cell>
          <table:table-cell office:value-type="float" office:value="0.00218767507002804" calcext:value-type="float">
            <text:p>0.00218767507002804</text:p>
          </table:table-cell>
          <table:table-cell office:value-type="float" office:value="0.00592717086834738" calcext:value-type="float">
            <text:p>0.00592717086834738</text:p>
          </table:table-cell>
          <table:table-cell office:value-type="float" office:value="0.00903361344537812" calcext:value-type="float">
            <text:p>0.00903361344537812</text:p>
          </table:table-cell>
          <table:table-cell office:value-type="float" office:value="-0.0127478991596639" calcext:value-type="float">
            <text:p>-0.0127478991596639</text:p>
          </table:table-cell>
          <table:table-cell office:value-type="float" office:value="0.00878431372549027" calcext:value-type="float">
            <text:p>0.00878431372549027</text:p>
          </table:table-cell>
          <table:table-cell office:value-type="float" office:value="-0.00163025210084022" calcext:value-type="float">
            <text:p>-0.00163025210084022</text:p>
          </table:table-cell>
          <table:table-cell office:value-type="float" office:value="0.0045350140056023" calcext:value-type="float">
            <text:p>0.0045350140056023</text:p>
          </table:table-cell>
          <table:table-cell office:value-type="float" office:value="0.000753501400560186" calcext:value-type="float">
            <text:p>0.000753501400560186</text:p>
          </table:table-cell>
          <table:table-cell office:value-type="float" office:value="-0.00166946778711485" calcext:value-type="float">
            <text:p>-0.00166946778711485</text:p>
          </table:table-cell>
          <table:table-cell office:value-type="float" office:value="-0.00112324929971974" calcext:value-type="float">
            <text:p>-0.001123249299719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contraceptive_NL</text:p>
          </table:table-cell>
          <table:table-cell office:value-type="float" office:value="0.039551116838488" calcext:value-type="float">
            <text:p>0.039551116838488</text:p>
          </table:table-cell>
          <table:table-cell office:value-type="float" office:value="-0.0476804123711341" calcext:value-type="float">
            <text:p>-0.0476804123711341</text:p>
          </table:table-cell>
          <table:table-cell office:value-type="float" office:value="0.0165914948453609" calcext:value-type="float">
            <text:p>0.0165914948453609</text:p>
          </table:table-cell>
          <table:table-cell office:value-type="float" office:value="0.0062392611683848" calcext:value-type="float">
            <text:p>0.0062392611683848</text:p>
          </table:table-cell>
          <table:table-cell office:value-type="float" office:value="0.0270403780068729" calcext:value-type="float">
            <text:p>0.0270403780068729</text:p>
          </table:table-cell>
          <table:table-cell office:value-type="float" office:value="0.0198238831615121" calcext:value-type="float">
            <text:p>0.0198238831615121</text:p>
          </table:table-cell>
          <table:table-cell office:value-type="float" office:value="0.0155820446735395" calcext:value-type="float">
            <text:p>0.0155820446735395</text:p>
          </table:table-cell>
          <table:table-cell office:value-type="float" office:value="0.0155927835051546" calcext:value-type="float">
            <text:p>0.0155927835051546</text:p>
          </table:table-cell>
          <table:table-cell office:value-type="float" office:value="0.00416666666666665" calcext:value-type="float">
            <text:p>0.00416666666666665</text:p>
          </table:table-cell>
          <table:table-cell office:value-type="float" office:value="0.0114046391752577" calcext:value-type="float">
            <text:p>0.0114046391752577</text:p>
          </table:table-cell>
          <table:table-cell office:value-type="float" office:value="0.0103844501718213" calcext:value-type="float">
            <text:p>0.0103844501718213</text:p>
          </table:table-cell>
          <table:table-cell office:value-type="float" office:value="0.0114368556701031" calcext:value-type="float">
            <text:p>0.0114368556701031</text:p>
          </table:table-cell>
          <table:table-cell office:value-type="float" office:value="0.00827963917525776" calcext:value-type="float">
            <text:p>0.00827963917525776</text:p>
          </table:table-cell>
          <table:table-cell office:value-type="float" office:value="0.00733462199312718" calcext:value-type="float">
            <text:p>0.00733462199312718</text:p>
          </table:table-cell>
          <table:table-cell office:value-type="float" office:value="0.00522981099656361" calcext:value-type="float">
            <text:p>0.00522981099656361</text:p>
          </table:table-cell>
          <table:table-cell office:value-type="float" office:value="0.0197701890034365" calcext:value-type="float">
            <text:p>0.019770189003436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contraceptive_NL</text:p>
          </table:table-cell>
          <table:table-cell office:value-type="float" office:value="0.0426331615120276" calcext:value-type="float">
            <text:p>0.0426331615120276</text:p>
          </table:table-cell>
          <table:table-cell office:value-type="float" office:value="-0.0249033505154639" calcext:value-type="float">
            <text:p>-0.0249033505154639</text:p>
          </table:table-cell>
          <table:table-cell office:value-type="float" office:value="0.0321735395189003" calcext:value-type="float">
            <text:p>0.0321735395189003</text:p>
          </table:table-cell>
          <table:table-cell office:value-type="float" office:value="0.0342461340206186" calcext:value-type="float">
            <text:p>0.0342461340206186</text:p>
          </table:table-cell>
          <table:table-cell office:value-type="float" office:value="0.0301439003436427" calcext:value-type="float">
            <text:p>0.0301439003436427</text:p>
          </table:table-cell>
          <table:table-cell office:value-type="float" office:value="0.0229166666666667" calcext:value-type="float">
            <text:p>0.0229166666666667</text:p>
          </table:table-cell>
          <table:table-cell office:value-type="float" office:value="0.0311426116838488" calcext:value-type="float">
            <text:p>0.0311426116838488</text:p>
          </table:table-cell>
          <table:table-cell office:value-type="float" office:value="0.0269974226804125" calcext:value-type="float">
            <text:p>0.0269974226804125</text:p>
          </table:table-cell>
          <table:table-cell office:value-type="float" office:value="0.0207689003436426" calcext:value-type="float">
            <text:p>0.0207689003436426</text:p>
          </table:table-cell>
          <table:table-cell office:value-type="float" office:value="0.0155820446735396" calcext:value-type="float">
            <text:p>0.0155820446735396</text:p>
          </table:table-cell>
          <table:table-cell office:value-type="float" office:value="0.0186640893470791" calcext:value-type="float">
            <text:p>0.0186640893470791</text:p>
          </table:table-cell>
          <table:table-cell office:value-type="float" office:value="0.0249463058419245" calcext:value-type="float">
            <text:p>0.0249463058419245</text:p>
          </table:table-cell>
          <table:table-cell table:number-columns-repeated="2" office:value-type="float" office:value="0.0103737113402063" calcext:value-type="float">
            <text:p>0.0103737113402063</text:p>
          </table:table-cell>
          <table:table-cell office:value-type="float" office:value="0.00934278350515461" calcext:value-type="float">
            <text:p>0.00934278350515461</text:p>
          </table:table-cell>
          <table:table-cell office:value-type="float" office:value="0.0238939003436427" calcext:value-type="float">
            <text:p>0.02389390034364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contraceptive_NL</text:p>
          </table:table-cell>
          <table:table-cell office:value-type="float" office:value="0.0322057560137458" calcext:value-type="float">
            <text:p>0.0322057560137458</text:p>
          </table:table-cell>
          <table:table-cell office:value-type="float" office:value="-0.0353200171821305" calcext:value-type="float">
            <text:p>-0.0353200171821305</text:p>
          </table:table-cell>
          <table:table-cell office:value-type="float" office:value="0.0259450171821306" calcext:value-type="float">
            <text:p>0.0259450171821306</text:p>
          </table:table-cell>
          <table:table-cell office:value-type="float" office:value="0.0311211340206187" calcext:value-type="float">
            <text:p>0.0311211340206187</text:p>
          </table:table-cell>
          <table:table-cell office:value-type="float" office:value="0.0135094501718214" calcext:value-type="float">
            <text:p>0.0135094501718214</text:p>
          </table:table-cell>
          <table:table-cell office:value-type="float" office:value="0.0104059278350516" calcext:value-type="float">
            <text:p>0.0104059278350516</text:p>
          </table:table-cell>
          <table:table-cell office:value-type="float" office:value="0.0176331615120275" calcext:value-type="float">
            <text:p>0.0176331615120275</text:p>
          </table:table-cell>
          <table:table-cell office:value-type="float" office:value="0.0165914948453608" calcext:value-type="float">
            <text:p>0.0165914948453608</text:p>
          </table:table-cell>
          <table:table-cell office:value-type="float" office:value="0.0134557560137457" calcext:value-type="float">
            <text:p>0.0134557560137457</text:p>
          </table:table-cell>
          <table:table-cell office:value-type="float" office:value="0.0176224226804124" calcext:value-type="float">
            <text:p>0.0176224226804124</text:p>
          </table:table-cell>
          <table:table-cell office:value-type="float" office:value="0.0145081615120275" calcext:value-type="float">
            <text:p>0.0145081615120275</text:p>
          </table:table-cell>
          <table:table-cell office:value-type="float" office:value="0.0145403780068729" calcext:value-type="float">
            <text:p>0.0145403780068729</text:p>
          </table:table-cell>
          <table:table-cell office:value-type="float" office:value="0" calcext:value-type="float">
            <text:p>0</text:p>
          </table:table-cell>
          <table:table-cell office:value-type="float" office:value="0.00622852233676985" calcext:value-type="float">
            <text:p>0.00622852233676985</text:p>
          </table:table-cell>
          <table:table-cell office:value-type="float" office:value="0.00934278350515461" calcext:value-type="float">
            <text:p>0.00934278350515461</text:p>
          </table:table-cell>
          <table:table-cell office:value-type="float" office:value="0.0186963058419244" calcext:value-type="float">
            <text:p>0.018696305841924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contraceptive_NL</text:p>
          </table:table-cell>
          <table:table-cell office:value-type="float" office:value="0.0239046391752576" calcext:value-type="float">
            <text:p>0.0239046391752576</text:p>
          </table:table-cell>
          <table:table-cell office:value-type="float" office:value="-0.0384557560137456" calcext:value-type="float">
            <text:p>-0.0384557560137456</text:p>
          </table:table-cell>
          <table:table-cell office:value-type="float" office:value="0.0217676116838488" calcext:value-type="float">
            <text:p>0.0217676116838488</text:p>
          </table:table-cell>
          <table:table-cell office:value-type="float" office:value="0.0196842783505155" calcext:value-type="float">
            <text:p>0.0196842783505155</text:p>
          </table:table-cell>
          <table:table-cell office:value-type="float" office:value="0.0114368556701031" calcext:value-type="float">
            <text:p>0.0114368556701031</text:p>
          </table:table-cell>
          <table:table-cell office:value-type="float" office:value="0.00312499999999993" calcext:value-type="float">
            <text:p>0.00312499999999993</text:p>
          </table:table-cell>
          <table:table-cell table:number-columns-repeated="2" office:value-type="float" office:value="0.0124570446735396" calcext:value-type="float">
            <text:p>0.0124570446735396</text:p>
          </table:table-cell>
          <table:table-cell office:value-type="float" office:value="0.00723797250859104" calcext:value-type="float">
            <text:p>0.00723797250859104</text:p>
          </table:table-cell>
          <table:table-cell office:value-type="float" office:value="0.00932130584192437" calcext:value-type="float">
            <text:p>0.00932130584192437</text:p>
          </table:table-cell>
          <table:table-cell office:value-type="float" office:value="0.0103737113402061" calcext:value-type="float">
            <text:p>0.0103737113402061</text:p>
          </table:table-cell>
          <table:table-cell office:value-type="float" office:value="0.00935352233676978" calcext:value-type="float">
            <text:p>0.00935352233676978</text:p>
          </table:table-cell>
          <table:table-cell office:value-type="float" office:value="0.00207259450171826" calcext:value-type="float">
            <text:p>0.00207259450171826</text:p>
          </table:table-cell>
          <table:table-cell office:value-type="float" office:value="-0.00418814432989689" calcext:value-type="float">
            <text:p>-0.00418814432989689</text:p>
          </table:table-cell>
          <table:table-cell office:value-type="float" office:value="0.00935352233676978" calcext:value-type="float">
            <text:p>0.00935352233676978</text:p>
          </table:table-cell>
          <table:table-cell office:value-type="float" office:value="0.00936426116838485" calcext:value-type="float">
            <text:p>0.0093642611683848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contraceptive_NL</text:p>
          </table:table-cell>
          <table:table-cell office:value-type="float" office:value="0.0218320446735394" calcext:value-type="float">
            <text:p>0.0218320446735394</text:p>
          </table:table-cell>
          <table:table-cell office:value-type="float" office:value="-0.0353414948453609" calcext:value-type="float">
            <text:p>-0.0353414948453609</text:p>
          </table:table-cell>
          <table:table-cell office:value-type="float" office:value="0.0186748281786941" calcext:value-type="float">
            <text:p>0.0186748281786941</text:p>
          </table:table-cell>
          <table:table-cell office:value-type="float" office:value="0.0196735395189003" calcext:value-type="float">
            <text:p>0.0196735395189003</text:p>
          </table:table-cell>
          <table:table-cell office:value-type="float" office:value="0.0124677835051545" calcext:value-type="float">
            <text:p>0.0124677835051545</text:p>
          </table:table-cell>
          <table:table-cell office:value-type="float" office:value="0.00624999999999998" calcext:value-type="float">
            <text:p>0.00624999999999998</text:p>
          </table:table-cell>
          <table:table-cell office:value-type="float" office:value="0.0145296391752576" calcext:value-type="float">
            <text:p>0.0145296391752576</text:p>
          </table:table-cell>
          <table:table-cell office:value-type="float" office:value="0.00933204467353943" calcext:value-type="float">
            <text:p>0.00933204467353943</text:p>
          </table:table-cell>
          <table:table-cell office:value-type="float" office:value="0.00829037800687282" calcext:value-type="float">
            <text:p>0.00829037800687282</text:p>
          </table:table-cell>
          <table:table-cell office:value-type="float" office:value="0.00413445017182124" calcext:value-type="float">
            <text:p>0.00413445017182124</text:p>
          </table:table-cell>
          <table:table-cell office:value-type="float" office:value="0.0145403780068727" calcext:value-type="float">
            <text:p>0.0145403780068727</text:p>
          </table:table-cell>
          <table:table-cell office:value-type="float" office:value="0.00728092783505152" calcext:value-type="float">
            <text:p>0.00728092783505152</text:p>
          </table:table-cell>
          <table:table-cell office:value-type="float" office:value="-0.00311426116838498" calcext:value-type="float">
            <text:p>-0.00311426116838498</text:p>
          </table:table-cell>
          <table:table-cell office:value-type="float" office:value="-0.00520833333333348" calcext:value-type="float">
            <text:p>-0.00520833333333348</text:p>
          </table:table-cell>
          <table:table-cell office:value-type="float" office:value="0.00208333333333321" calcext:value-type="float">
            <text:p>0.00208333333333321</text:p>
          </table:table-cell>
          <table:table-cell office:value-type="float" office:value="0.00832259450171824" calcext:value-type="float">
            <text:p>0.00832259450171824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contraceptive_NL</text:p>
          </table:table-cell>
          <table:table-cell office:value-type="float" office:value="0.0320253436426117" calcext:value-type="float">
            <text:p>0.0320253436426117</text:p>
          </table:table-cell>
          <table:table-cell office:value-type="float" office:value="-0.036340206185567" calcext:value-type="float">
            <text:p>-0.036340206185567</text:p>
          </table:table-cell>
          <table:table-cell office:value-type="float" office:value="0.023030498281787" calcext:value-type="float">
            <text:p>0.023030498281787</text:p>
          </table:table-cell>
          <table:table-cell office:value-type="float" office:value="0.0221928694158077" calcext:value-type="float">
            <text:p>0.0221928694158077</text:p>
          </table:table-cell>
          <table:table-cell office:value-type="float" office:value="0.018919673539519" calcext:value-type="float">
            <text:p>0.018919673539519</text:p>
          </table:table-cell>
          <table:table-cell office:value-type="float" office:value="0.0125042955326461" calcext:value-type="float">
            <text:p>0.0125042955326461</text:p>
          </table:table-cell>
          <table:table-cell office:value-type="float" office:value="0.0182689003436426" calcext:value-type="float">
            <text:p>0.0182689003436426</text:p>
          </table:table-cell>
          <table:table-cell office:value-type="float" office:value="0.0161941580756014" calcext:value-type="float">
            <text:p>0.0161941580756014</text:p>
          </table:table-cell>
          <table:table-cell office:value-type="float" office:value="0.0107839347079038" calcext:value-type="float">
            <text:p>0.0107839347079038</text:p>
          </table:table-cell>
          <table:table-cell office:value-type="float" office:value="0.0116129725085911" calcext:value-type="float">
            <text:p>0.0116129725085911</text:p>
          </table:table-cell>
          <table:table-cell office:value-type="float" office:value="0.0136941580756015" calcext:value-type="float">
            <text:p>0.0136941580756015</text:p>
          </table:table-cell>
          <table:table-cell office:value-type="float" office:value="0.0135115979381445" calcext:value-type="float">
            <text:p>0.0135115979381445</text:p>
          </table:table-cell>
          <table:table-cell office:value-type="float" office:value="0.00352233676975955" calcext:value-type="float">
            <text:p>0.00352233676975955</text:p>
          </table:table-cell>
          <table:table-cell office:value-type="float" office:value="0.00290807560137463" calcext:value-type="float">
            <text:p>0.00290807560137463</text:p>
          </table:table-cell>
          <table:table-cell office:value-type="float" office:value="0.00707044673539525" calcext:value-type="float">
            <text:p>0.00707044673539525</text:p>
          </table:table-cell>
          <table:table-cell office:value-type="float" office:value="0.0160094501718214" calcext:value-type="float">
            <text:p>0.01600945017182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contraceptive_NS</text:p>
          </table:table-cell>
          <table:table-cell office:value-type="float" office:value="0.0157894736842105" calcext:value-type="float">
            <text:p>0.0157894736842105</text:p>
          </table:table-cell>
          <table:table-cell office:value-type="float" office:value="-0.0631578947368422" calcext:value-type="float">
            <text:p>-0.0631578947368422</text:p>
          </table:table-cell>
          <table:table-cell office:value-type="float" office:value="0.00526315789473675" calcext:value-type="float">
            <text:p>0.00526315789473675</text:p>
          </table:table-cell>
          <table:table-cell office:value-type="float" office:value="0.00263157894736832" calcext:value-type="float">
            <text:p>0.00263157894736832</text:p>
          </table:table-cell>
          <table:table-cell office:value-type="float" office:value="0.00175438596491229" calcext:value-type="float">
            <text:p>0.00175438596491229</text:p>
          </table:table-cell>
          <table:table-cell office:value-type="float" office:value="-0.00263157894736843" calcext:value-type="float">
            <text:p>-0.00263157894736843</text:p>
          </table:table-cell>
          <table:table-cell office:value-type="float" office:value="0.00263157894736832" calcext:value-type="float">
            <text:p>0.00263157894736832</text:p>
          </table:table-cell>
          <table:table-cell office:value-type="float" office:value="-0.00175438596491229" calcext:value-type="float">
            <text:p>-0.00175438596491229</text:p>
          </table:table-cell>
          <table:table-cell office:value-type="float" office:value="0.00614035087719289" calcext:value-type="float">
            <text:p>0.00614035087719289</text:p>
          </table:table-cell>
          <table:table-cell office:value-type="float" office:value="-0.018421052631579" calcext:value-type="float">
            <text:p>-0.018421052631579</text:p>
          </table:table-cell>
          <table:table-cell office:value-type="float" office:value="0.00964912280701746" calcext:value-type="float">
            <text:p>0.00964912280701746</text:p>
          </table:table-cell>
          <table:table-cell office:value-type="float" office:value="-0.0140350877192983" calcext:value-type="float">
            <text:p>-0.0140350877192983</text:p>
          </table:table-cell>
          <table:table-cell office:value-type="float" office:value="-0.00877192982456143" calcext:value-type="float">
            <text:p>-0.00877192982456143</text:p>
          </table:table-cell>
          <table:table-cell office:value-type="float" office:value="-0.000877192982456254" calcext:value-type="float">
            <text:p>-0.000877192982456254</text:p>
          </table:table-cell>
          <table:table-cell office:value-type="float" office:value="-0.00526315789473686" calcext:value-type="float">
            <text:p>-0.00526315789473686</text:p>
          </table:table-cell>
          <table:table-cell office:value-type="float" office:value="-0.0140350877192983" calcext:value-type="float">
            <text:p>-0.014035087719298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contraceptive_NS</text:p>
          </table:table-cell>
          <table:table-cell office:value-type="float" office:value="0.0175438596491228" calcext:value-type="float">
            <text:p>0.0175438596491228</text:p>
          </table:table-cell>
          <table:table-cell office:value-type="float" office:value="-0.0421052631578948" calcext:value-type="float">
            <text:p>-0.0421052631578948</text:p>
          </table:table-cell>
          <table:table-cell office:value-type="float" office:value="0.0105263157894736" calcext:value-type="float">
            <text:p>0.0105263157894736</text:p>
          </table:table-cell>
          <table:table-cell office:value-type="float" office:value="0.018421052631579" calcext:value-type="float">
            <text:p>0.018421052631579</text:p>
          </table:table-cell>
          <table:table-cell office:value-type="float" office:value="0.00789473684210529" calcext:value-type="float">
            <text:p>0.00789473684210529</text:p>
          </table:table-cell>
          <table:table-cell office:value-type="float" office:value="0.00701754385964903" calcext:value-type="float">
            <text:p>0.00701754385964903</text:p>
          </table:table-cell>
          <table:table-cell office:value-type="float" office:value="0.00350877192982446" calcext:value-type="float">
            <text:p>0.00350877192982446</text:p>
          </table:table-cell>
          <table:table-cell office:value-type="float" office:value="0.006140350877193" calcext:value-type="float">
            <text:p>0.006140350877193</text:p>
          </table:table-cell>
          <table:table-cell office:value-type="float" office:value="0.00350877192982446" calcext:value-type="float">
            <text:p>0.00350877192982446</text:p>
          </table:table-cell>
          <table:table-cell office:value-type="float" office:value="-0.00350877192982457" calcext:value-type="float">
            <text:p>-0.00350877192982457</text:p>
          </table:table-cell>
          <table:table-cell office:value-type="float" office:value="0.00789473684210529" calcext:value-type="float">
            <text:p>0.00789473684210529</text:p>
          </table:table-cell>
          <table:table-cell office:value-type="float" office:value="0.00350877192982457" calcext:value-type="float">
            <text:p>0.00350877192982457</text:p>
          </table:table-cell>
          <table:table-cell office:value-type="float" office:value="0.00701754385964903" calcext:value-type="float">
            <text:p>0.00701754385964903</text:p>
          </table:table-cell>
          <table:table-cell office:value-type="float" office:value="0.0140350877192982" calcext:value-type="float">
            <text:p>0.0140350877192982</text:p>
          </table:table-cell>
          <table:table-cell office:value-type="float" office:value="0.012280701754386" calcext:value-type="float">
            <text:p>0.012280701754386</text:p>
          </table:table-cell>
          <table:table-cell office:value-type="float" office:value="-0.00526315789473686" calcext:value-type="float">
            <text:p>-0.005263157894736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contraceptive_NS</text:p>
          </table:table-cell>
          <table:table-cell office:value-type="float" office:value="0.0105263157894737" calcext:value-type="float">
            <text:p>0.0105263157894737</text:p>
          </table:table-cell>
          <table:table-cell office:value-type="float" office:value="-0.0517543859649122" calcext:value-type="float">
            <text:p>-0.0517543859649122</text:p>
          </table:table-cell>
          <table:table-cell office:value-type="float" office:value="0.00350877192982457" calcext:value-type="float">
            <text:p>0.00350877192982457</text:p>
          </table:table-cell>
          <table:table-cell office:value-type="float" office:value="0.0149122807017544" calcext:value-type="float">
            <text:p>0.0149122807017544</text:p>
          </table:table-cell>
          <table:table-cell office:value-type="float" office:value="-0.0043859649122806" calcext:value-type="float">
            <text:p>-0.0043859649122806</text:p>
          </table:table-cell>
          <table:table-cell office:value-type="float" office:value="-0.0122807017543859" calcext:value-type="float">
            <text:p>-0.0122807017543859</text:p>
          </table:table-cell>
          <table:table-cell office:value-type="float" office:value="-0.0105263157894736" calcext:value-type="float">
            <text:p>-0.0105263157894736</text:p>
          </table:table-cell>
          <table:table-cell office:value-type="float" office:value="-0.000877192982456032" calcext:value-type="float">
            <text:p>-0.000877192982456032</text:p>
          </table:table-cell>
          <table:table-cell office:value-type="float" office:value="-0.00614035087719289" calcext:value-type="float">
            <text:p>-0.00614035087719289</text:p>
          </table:table-cell>
          <table:table-cell office:value-type="float" office:value="-0.0184210526315789" calcext:value-type="float">
            <text:p>-0.0184210526315789</text:p>
          </table:table-cell>
          <table:table-cell office:value-type="float" office:value="0.00350877192982457" calcext:value-type="float">
            <text:p>0.00350877192982457</text:p>
          </table:table-cell>
          <table:table-cell office:value-type="float" office:value="-0.00701754385964903" calcext:value-type="float">
            <text:p>-0.00701754385964903</text:p>
          </table:table-cell>
          <table:table-cell office:value-type="float" office:value="-0.00350877192982457" calcext:value-type="float">
            <text:p>-0.00350877192982457</text:p>
          </table:table-cell>
          <table:table-cell table:number-columns-repeated="2" office:value-type="float" office:value="-0.00614035087719289" calcext:value-type="float">
            <text:p>-0.006140350877192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contraceptive_NS</text:p>
          </table:table-cell>
          <table:table-cell office:value-type="float" office:value="0.0149122807017544" calcext:value-type="float">
            <text:p>0.0149122807017544</text:p>
          </table:table-cell>
          <table:table-cell office:value-type="float" office:value="-0.0394736842105262" calcext:value-type="float">
            <text:p>-0.0394736842105262</text:p>
          </table:table-cell>
          <table:table-cell office:value-type="float" office:value="0.01140350877193" calcext:value-type="float">
            <text:p>0.01140350877193</text:p>
          </table:table-cell>
          <table:table-cell office:value-type="float" office:value="0.0192982456140351" calcext:value-type="float">
            <text:p>0.0192982456140351</text:p>
          </table:table-cell>
          <table:table-cell office:value-type="float" office:value="0.00526315789473697" calcext:value-type="float">
            <text:p>0.00526315789473697</text:p>
          </table:table-cell>
          <table:table-cell office:value-type="float" office:value="-0.00526315789473675" calcext:value-type="float">
            <text:p>-0.00526315789473675</text:p>
          </table:table-cell>
          <table:table-cell office:value-type="float" office:value="0.00438596491228083" calcext:value-type="float">
            <text:p>0.00438596491228083</text:p>
          </table:table-cell>
          <table:table-cell office:value-type="float" office:value="-0.00526315789473675" calcext:value-type="float">
            <text:p>-0.00526315789473675</text:p>
          </table:table-cell>
          <table:table-cell office:value-type="float" office:value="0.00350877192982457" calcext:value-type="float">
            <text:p>0.00350877192982457</text:p>
          </table:table-cell>
          <table:table-cell office:value-type="float" office:value="-0.00701754385964903" calcext:value-type="float">
            <text:p>-0.00701754385964903</text:p>
          </table:table-cell>
          <table:table-cell office:value-type="float" office:value="0.00526315789473697" calcext:value-type="float">
            <text:p>0.00526315789473697</text:p>
          </table:table-cell>
          <table:table-cell office:value-type="float" office:value="-0.000877192982456032" calcext:value-type="float">
            <text:p>-0.000877192982456032</text:p>
          </table:table-cell>
          <table:table-cell office:value-type="float" office:value="-0.00350877192982446" calcext:value-type="float">
            <text:p>-0.00350877192982446</text:p>
          </table:table-cell>
          <table:table-cell office:value-type="float" office:value="-0.00175438596491218" calcext:value-type="float">
            <text:p>-0.00175438596491218</text:p>
          </table:table-cell>
          <table:table-cell office:value-type="float" office:value="0.0017543859649124" calcext:value-type="float">
            <text:p>0.0017543859649124</text:p>
          </table:table-cell>
          <table:table-cell office:value-type="float" office:value="0.00350877192982457" calcext:value-type="float">
            <text:p>0.0035087719298245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contraceptive_NS</text:p>
          </table:table-cell>
          <table:table-cell office:value-type="float" office:value="0.0175438596491229" calcext:value-type="float">
            <text:p>0.0175438596491229</text:p>
          </table:table-cell>
          <table:table-cell office:value-type="float" office:value="-0.031578947368421" calcext:value-type="float">
            <text:p>-0.031578947368421</text:p>
          </table:table-cell>
          <table:table-cell office:value-type="float" office:value="0.0157894736842105" calcext:value-type="float">
            <text:p>0.0157894736842105</text:p>
          </table:table-cell>
          <table:table-cell office:value-type="float" office:value="0.0210526315789474" calcext:value-type="float">
            <text:p>0.0210526315789474</text:p>
          </table:table-cell>
          <table:table-cell office:value-type="float" office:value="0.0114035087719299" calcext:value-type="float">
            <text:p>0.0114035087719299</text:p>
          </table:table-cell>
          <table:table-cell office:value-type="float" office:value="0.00701754385964914" calcext:value-type="float">
            <text:p>0.00701754385964914</text:p>
          </table:table-cell>
          <table:table-cell office:value-type="float" office:value="0.0140350877192983" calcext:value-type="float">
            <text:p>0.0140350877192983</text:p>
          </table:table-cell>
          <table:table-cell office:value-type="float" office:value="0.00350877192982457" calcext:value-type="float">
            <text:p>0.00350877192982457</text:p>
          </table:table-cell>
          <table:table-cell office:value-type="float" office:value="0.00877192982456143" calcext:value-type="float">
            <text:p>0.00877192982456143</text:p>
          </table:table-cell>
          <table:table-cell office:value-type="float" office:value="0.000877192982456143" calcext:value-type="float">
            <text:p>0.000877192982456143</text:p>
          </table:table-cell>
          <table:table-cell office:value-type="float" office:value="0.0114035087719299" calcext:value-type="float">
            <text:p>0.0114035087719299</text:p>
          </table:table-cell>
          <table:table-cell office:value-type="float" office:value="0.00614035087719289" calcext:value-type="float">
            <text:p>0.00614035087719289</text:p>
          </table:table-cell>
          <table:table-cell office:value-type="float" office:value="0.00175438596491229" calcext:value-type="float">
            <text:p>0.00175438596491229</text:p>
          </table:table-cell>
          <table:table-cell office:value-type="float" office:value="0.00614035087719289" calcext:value-type="float">
            <text:p>0.00614035087719289</text:p>
          </table:table-cell>
          <table:table-cell office:value-type="float" office:value="0.00175438596491229" calcext:value-type="float">
            <text:p>0.00175438596491229</text:p>
          </table:table-cell>
          <table:table-cell office:value-type="float" office:value="0.00701754385964914" calcext:value-type="float">
            <text:p>0.00701754385964914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contraceptive_NS</text:p>
          </table:table-cell>
          <table:table-cell office:value-type="float" office:value="0.0152631578947369" calcext:value-type="float">
            <text:p>0.0152631578947369</text:p>
          </table:table-cell>
          <table:table-cell office:value-type="float" office:value="-0.0456140350877192" calcext:value-type="float">
            <text:p>-0.0456140350877192</text:p>
          </table:table-cell>
          <table:table-cell office:value-type="float" office:value="0.00929824561403503" calcext:value-type="float">
            <text:p>0.00929824561403503</text:p>
          </table:table-cell>
          <table:table-cell office:value-type="float" office:value="0.0152631578947369" calcext:value-type="float">
            <text:p>0.0152631578947369</text:p>
          </table:table-cell>
          <table:table-cell office:value-type="float" office:value="0.00438596491228072" calcext:value-type="float">
            <text:p>0.00438596491228072</text:p>
          </table:table-cell>
          <table:table-cell office:value-type="float" office:value="-0.00122807017543858" calcext:value-type="float">
            <text:p>-0.00122807017543858</text:p>
          </table:table-cell>
          <table:table-cell office:value-type="float" office:value="0.0028070175438597" calcext:value-type="float">
            <text:p>0.0028070175438597</text:p>
          </table:table-cell>
          <table:table-cell office:value-type="float" office:value="0.000350877192982546" calcext:value-type="float">
            <text:p>0.000350877192982546</text:p>
          </table:table-cell>
          <table:table-cell office:value-type="float" office:value="0.00315789473684203" calcext:value-type="float">
            <text:p>0.00315789473684203</text:p>
          </table:table-cell>
          <table:table-cell office:value-type="float" office:value="-0.00929824561403503" calcext:value-type="float">
            <text:p>-0.00929824561403503</text:p>
          </table:table-cell>
          <table:table-cell office:value-type="float" office:value="0.00754385964912285" calcext:value-type="float">
            <text:p>0.00754385964912285</text:p>
          </table:table-cell>
          <table:table-cell office:value-type="float" office:value="-0.00245614035087727" calcext:value-type="float">
            <text:p>-0.00245614035087727</text:p>
          </table:table-cell>
          <table:table-cell office:value-type="float" office:value="-0.00140350877192985" calcext:value-type="float">
            <text:p>-0.00140350877192985</text:p>
          </table:table-cell>
          <table:table-cell office:value-type="float" office:value="0.00228070175438588" calcext:value-type="float">
            <text:p>0.00228070175438588</text:p>
          </table:table-cell>
          <table:table-cell office:value-type="float" office:value="0.000877192982456143" calcext:value-type="float">
            <text:p>0.000877192982456143</text:p>
          </table:table-cell>
          <table:table-cell office:value-type="float" office:value="-0.00175438596491229" calcext:value-type="float">
            <text:p>-0.001754385964912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credit-g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12" calcext:value-type="float">
            <text:p>-0.012</text:p>
          </table:table-cell>
          <table:table-cell office:value-type="float" office:value="0.014" calcext:value-type="float">
            <text:p>0.014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14" calcext:value-type="float">
            <text:p>0.014</text:p>
          </table:table-cell>
          <table:table-cell office:value-type="float" office:value="-0.00700000000000001" calcext:value-type="float">
            <text:p>-0.0070000000000000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700000000000001" calcext:value-type="float">
            <text:p>0.00700000000000001</text:p>
          </table:table-cell>
          <table:table-cell office:value-type="float" office:value="-0.002" calcext:value-type="float">
            <text:p>-0.002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2" calcext:value-type="float">
            <text:p>0.02</text:p>
          </table:table-cell>
          <table:table-cell office:value-type="float" office:value="-0.004" calcext:value-type="float">
            <text:p>-0.00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credit-g</text:p>
          </table:table-cell>
          <table:table-cell office:value-type="float" office:value="-0.014" calcext:value-type="float">
            <text:p>-0.014</text:p>
          </table:table-cell>
          <table:table-cell office:value-type="float" office:value="-0.015" calcext:value-type="float">
            <text:p>-0.015</text:p>
          </table:table-cell>
          <table:table-cell office:value-type="float" office:value="0.00700000000000001" calcext:value-type="float">
            <text:p>0.00700000000000001</text:p>
          </table:table-cell>
          <table:table-cell office:value-type="float" office:value="0.00600000000000001" calcext:value-type="float">
            <text:p>0.0060000000000000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5" calcext:value-type="float">
            <text:p>0.005</text:p>
          </table:table-cell>
          <table:table-cell office:value-type="float" office:value="-0.014" calcext:value-type="float">
            <text:p>-0.014</text:p>
          </table:table-cell>
          <table:table-cell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0600000000000001" calcext:value-type="float">
            <text:p>0.006000000000000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700000000000001" calcext:value-type="float">
            <text:p>0.00700000000000001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credit-g</text:p>
          </table:table-cell>
          <table:table-cell office:value-type="float" office:value="-0.015" calcext:value-type="float">
            <text:p>-0.015</text:p>
          </table:table-cell>
          <table:table-cell office:value-type="float" office:value="-0.016" calcext:value-type="float">
            <text:p>-0.01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00000000000001" calcext:value-type="float">
            <text:p>0.0080000000000000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69999999999999" calcext:value-type="float">
            <text:p>0.006999999999999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800000000000001" calcext:value-type="float">
            <text:p>0.00800000000000001</text:p>
          </table:table-cell>
          <table:table-cell table:number-columns-repeated="2" office:value-type="float" office:value="0.002" calcext:value-type="float">
            <text:p>0.002</text:p>
          </table:table-cell>
          <table:table-cell table:number-columns-repeated="2" office:value-type="float" office:value="-0.005" calcext:value-type="float">
            <text:p>-0.0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credit-g</text:p>
          </table:table-cell>
          <table:table-cell office:value-type="float" office:value="-0.014" calcext:value-type="float">
            <text:p>-0.014</text:p>
          </table:table-cell>
          <table:table-cell office:value-type="float" office:value="-0.01" calcext:value-type="float">
            <text:p>-0.0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00000000000001" calcext:value-type="float">
            <text:p>0.00900000000000001</text:p>
          </table:table-cell>
          <table:table-cell office:value-type="float" office:value="0.00700000000000001" calcext:value-type="float">
            <text:p>0.0070000000000000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0800000000000001" calcext:value-type="float">
            <text:p>0.00800000000000001</text:p>
          </table:table-cell>
          <table:table-cell office:value-type="float" office:value="0.00900000000000001" calcext:value-type="float">
            <text:p>0.009000000000000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00000000000001" calcext:value-type="float">
            <text:p>0.00600000000000001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credit-g</text:p>
          </table:table-cell>
          <table:table-cell office:value-type="float" office:value="-0.014" calcext:value-type="float">
            <text:p>-0.014</text:p>
          </table:table-cell>
          <table:table-cell office:value-type="float" office:value="-0.00600000000000001" calcext:value-type="float">
            <text:p>-0.0060000000000000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00000000000001" calcext:value-type="float">
            <text:p>0.00900000000000001</text:p>
          </table:table-cell>
          <table:table-cell office:value-type="float" office:value="0.00800000000000001" calcext:value-type="float">
            <text:p>0.008000000000000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00000000000001" calcext:value-type="float">
            <text:p>0.00600000000000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600000000000001" calcext:value-type="float">
            <text:p>0.0060000000000000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600000000000001" calcext:value-type="float">
            <text:p>0.00600000000000001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credit-g</text:p>
          </table:table-cell>
          <table:table-cell office:value-type="float" office:value="-0.0112" calcext:value-type="float">
            <text:p>-0.0112</text:p>
          </table:table-cell>
          <table:table-cell office:value-type="float" office:value="-0.0117999999999999" calcext:value-type="float">
            <text:p>-0.0117999999999999</text:p>
          </table:table-cell>
          <table:table-cell office:value-type="float" office:value="0.0092000000000001" calcext:value-type="float">
            <text:p>0.0092000000000001</text:p>
          </table:table-cell>
          <table:table-cell office:value-type="float" office:value="0.00520000000000009" calcext:value-type="float">
            <text:p>0.00520000000000009</text:p>
          </table:table-cell>
          <table:table-cell office:value-type="float" office:value="0.00980000000000014" calcext:value-type="float">
            <text:p>0.00980000000000014</text:p>
          </table:table-cell>
          <table:table-cell office:value-type="float" office:value="0.000400000000000067" calcext:value-type="float">
            <text:p>0.000400000000000067</text:p>
          </table:table-cell>
          <table:table-cell office:value-type="float" office:value="0.00640000000000007" calcext:value-type="float">
            <text:p>0.00640000000000007</text:p>
          </table:table-cell>
          <table:table-cell office:value-type="float" office:value="-0.00239999999999985" calcext:value-type="float">
            <text:p>-0.00239999999999985</text:p>
          </table:table-cell>
          <table:table-cell office:value-type="float" office:value="0.00700000000000012" calcext:value-type="float">
            <text:p>0.00700000000000012</text:p>
          </table:table-cell>
          <table:table-cell office:value-type="float" office:value="0.00780000000000003" calcext:value-type="float">
            <text:p>0.00780000000000003</text:p>
          </table:table-cell>
          <table:table-cell office:value-type="float" office:value="0.00460000000000005" calcext:value-type="float">
            <text:p>0.00460000000000005</text:p>
          </table:table-cell>
          <table:table-cell office:value-type="float" office:value="0.00700000000000012" calcext:value-type="float">
            <text:p>0.00700000000000012</text:p>
          </table:table-cell>
          <table:table-cell table:number-columns-repeated="2" office:value-type="float" office:value="0.00280000000000014" calcext:value-type="float">
            <text:p>0.00280000000000014</text:p>
          </table:table-cell>
          <table:table-cell office:value-type="float" office:value="0.00680000000000014" calcext:value-type="float">
            <text:p>0.00680000000000014</text:p>
          </table:table-cell>
          <table:table-cell office:value-type="float" office:value="0.00160000000000005" calcext:value-type="float">
            <text:p>0.001600000000000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iabetes</text:p>
          </table:table-cell>
          <table:table-cell office:value-type="float" office:value="0.0000170881749829155" calcext:value-type="float">
            <text:p>1.70881749829155E-05</text:p>
          </table:table-cell>
          <table:table-cell office:value-type="float" office:value="-0.0274094326725905" calcext:value-type="float">
            <text:p>-0.0274094326725905</text:p>
          </table:table-cell>
          <table:table-cell office:value-type="float" office:value="0.0182330827067669" calcext:value-type="float">
            <text:p>0.0182330827067669</text:p>
          </table:table-cell>
          <table:table-cell office:value-type="float" office:value="-0.00521189336978811" calcext:value-type="float">
            <text:p>-0.00521189336978811</text:p>
          </table:table-cell>
          <table:table-cell office:value-type="float" office:value="0.00912508544087498" calcext:value-type="float">
            <text:p>0.00912508544087498</text:p>
          </table:table-cell>
          <table:table-cell office:value-type="float" office:value="0.00647641831852364" calcext:value-type="float">
            <text:p>0.00647641831852364</text:p>
          </table:table-cell>
          <table:table-cell office:value-type="float" office:value="0.0117224880382776" calcext:value-type="float">
            <text:p>0.0117224880382776</text:p>
          </table:table-cell>
          <table:table-cell office:value-type="float" office:value="0" calcext:value-type="float">
            <text:p>0</text:p>
          </table:table-cell>
          <table:table-cell office:value-type="float" office:value="0.0220437457279563" calcext:value-type="float">
            <text:p>0.0220437457279563</text:p>
          </table:table-cell>
          <table:table-cell office:value-type="float" office:value="0.012987012987013" calcext:value-type="float">
            <text:p>0.012987012987013</text:p>
          </table:table-cell>
          <table:table-cell office:value-type="float" office:value="-0.00273410799726581" calcext:value-type="float">
            <text:p>-0.00273410799726581</text:p>
          </table:table-cell>
          <table:table-cell office:value-type="float" office:value="-0.00269993164730009" calcext:value-type="float">
            <text:p>-0.00269993164730009</text:p>
          </table:table-cell>
          <table:table-cell office:value-type="float" office:value="0.00123034859876969" calcext:value-type="float">
            <text:p>0.00123034859876969</text:p>
          </table:table-cell>
          <table:table-cell office:value-type="float" office:value="0.00269993164730009" calcext:value-type="float">
            <text:p>0.00269993164730009</text:p>
          </table:table-cell>
          <table:table-cell office:value-type="float" office:value="0.00517771701982228" calcext:value-type="float">
            <text:p>0.00517771701982228</text:p>
          </table:table-cell>
          <table:table-cell office:value-type="float" office:value="0.0220437457279563" calcext:value-type="float">
            <text:p>0.022043745727956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iabetes</text:p>
          </table:table-cell>
          <table:table-cell office:value-type="float" office:value="-0.0181476418318525" calcext:value-type="float">
            <text:p>-0.0181476418318525</text:p>
          </table:table-cell>
          <table:table-cell office:value-type="float" office:value="-0.0195317840054683" calcext:value-type="float">
            <text:p>-0.0195317840054683</text:p>
          </table:table-cell>
          <table:table-cell office:value-type="float" office:value="-0.00640806561859197" calcext:value-type="float">
            <text:p>-0.00640806561859197</text:p>
          </table:table-cell>
          <table:table-cell office:value-type="float" office:value="-0.00645933014354072" calcext:value-type="float">
            <text:p>-0.00645933014354072</text:p>
          </table:table-cell>
          <table:table-cell office:value-type="float" office:value="-0.00258031442241968" calcext:value-type="float">
            <text:p>-0.00258031442241968</text:p>
          </table:table-cell>
          <table:table-cell office:value-type="float" office:value="-0.00259740259740271" calcext:value-type="float">
            <text:p>-0.00259740259740271</text:p>
          </table:table-cell>
          <table:table-cell office:value-type="float" office:value="-0.0194463431305536" calcext:value-type="float">
            <text:p>-0.0194463431305536</text:p>
          </table:table-cell>
          <table:table-cell office:value-type="float" office:value="-0.00133287764866719" calcext:value-type="float">
            <text:p>-0.00133287764866719</text:p>
          </table:table-cell>
          <table:table-cell office:value-type="float" office:value="0.0025974025974026" calcext:value-type="float">
            <text:p>0.0025974025974026</text:p>
          </table:table-cell>
          <table:table-cell office:value-type="float" office:value="0.00266575529733426" calcext:value-type="float">
            <text:p>0.00266575529733426</text:p>
          </table:table-cell>
          <table:table-cell office:value-type="float" office:value="-0.0117053998632946" calcext:value-type="float">
            <text:p>-0.0117053998632946</text:p>
          </table:table-cell>
          <table:table-cell office:value-type="float" office:value="-0.00387901572112104" calcext:value-type="float">
            <text:p>-0.00387901572112104</text:p>
          </table:table-cell>
          <table:table-cell office:value-type="float" office:value="0.00134996582364999" calcext:value-type="float">
            <text:p>0.00134996582364999</text:p>
          </table:table-cell>
          <table:table-cell office:value-type="float" office:value="0.00526315789473686" calcext:value-type="float">
            <text:p>0.00526315789473686</text:p>
          </table:table-cell>
          <table:table-cell office:value-type="float" office:value="0.000034176349965831" calcext:value-type="float">
            <text:p>3.4176349965831E-05</text:p>
          </table:table-cell>
          <table:table-cell office:value-type="float" office:value="-0.00129870129870135" calcext:value-type="float">
            <text:p>-0.0012987012987013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iabetes</text:p>
          </table:table-cell>
          <table:table-cell office:value-type="float" office:value="-0.0142002734107997" calcext:value-type="float">
            <text:p>-0.0142002734107997</text:p>
          </table:table-cell>
          <table:table-cell office:value-type="float" office:value="-0.0259398496240602" calcext:value-type="float">
            <text:p>-0.0259398496240602</text:p>
          </table:table-cell>
          <table:table-cell office:value-type="float" office:value="-0.00251196172248802" calcext:value-type="float">
            <text:p>-0.00251196172248802</text:p>
          </table:table-cell>
          <table:table-cell office:value-type="float" office:value="-0.00775803144224196" calcext:value-type="float">
            <text:p>-0.00775803144224196</text:p>
          </table:table-cell>
          <table:table-cell office:value-type="float" office:value="-0.00910799726589195" calcext:value-type="float">
            <text:p>-0.00910799726589195</text:p>
          </table:table-cell>
          <table:table-cell office:value-type="float" office:value="-0.00519480519480509" calcext:value-type="float">
            <text:p>-0.00519480519480509</text:p>
          </table:table-cell>
          <table:table-cell office:value-type="float" office:value="-0.011637047163363" calcext:value-type="float">
            <text:p>-0.011637047163363</text:p>
          </table:table-cell>
          <table:table-cell office:value-type="float" office:value="-0.0026144907723854" calcext:value-type="float">
            <text:p>-0.0026144907723854</text:p>
          </table:table-cell>
          <table:table-cell office:value-type="float" office:value="0.00393028024606978" calcext:value-type="float">
            <text:p>0.00393028024606978</text:p>
          </table:table-cell>
          <table:table-cell office:value-type="float" office:value="0.00269993164730009" calcext:value-type="float">
            <text:p>0.00269993164730009</text:p>
          </table:table-cell>
          <table:table-cell office:value-type="float" office:value="-0.00517771701982228" calcext:value-type="float">
            <text:p>-0.00517771701982228</text:p>
          </table:table-cell>
          <table:table-cell office:value-type="float" office:value="-0.00780929596719071" calcext:value-type="float">
            <text:p>-0.00780929596719071</text:p>
          </table:table-cell>
          <table:table-cell office:value-type="float" office:value="0.0065618591934381" calcext:value-type="float">
            <text:p>0.0065618591934381</text:p>
          </table:table-cell>
          <table:table-cell office:value-type="float" office:value="0.0039473684210527" calcext:value-type="float">
            <text:p>0.0039473684210527</text:p>
          </table:table-cell>
          <table:table-cell office:value-type="float" office:value="0.0104579630895421" calcext:value-type="float">
            <text:p>0.0104579630895421</text:p>
          </table:table-cell>
          <table:table-cell office:value-type="float" office:value="-0.00264866712235134" calcext:value-type="float">
            <text:p>-0.002648667122351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iabetes</text:p>
          </table:table-cell>
          <table:table-cell office:value-type="float" office:value="-0.0167976760082023" calcext:value-type="float">
            <text:p>-0.0167976760082023</text:p>
          </table:table-cell>
          <table:table-cell office:value-type="float" office:value="-0.0258885850991114" calcext:value-type="float">
            <text:p>-0.0258885850991114</text:p>
          </table:table-cell>
          <table:table-cell office:value-type="float" office:value="-0.0116028708133971" calcext:value-type="float">
            <text:p>-0.0116028708133971</text:p>
          </table:table-cell>
          <table:table-cell office:value-type="float" office:value="-0.0142173615857826" calcext:value-type="float">
            <text:p>-0.0142173615857826</text:p>
          </table:table-cell>
          <table:table-cell office:value-type="float" office:value="-0.00254613807245385" calcext:value-type="float">
            <text:p>-0.00254613807245385</text:p>
          </table:table-cell>
          <table:table-cell office:value-type="float" office:value="-0.00907382091592612" calcext:value-type="float">
            <text:p>-0.00907382091592612</text:p>
          </table:table-cell>
          <table:table-cell office:value-type="float" office:value="-0.00510936431989062" calcext:value-type="float">
            <text:p>-0.00510936431989062</text:p>
          </table:table-cell>
          <table:table-cell office:value-type="float" office:value="-0.00516062884483937" calcext:value-type="float">
            <text:p>-0.00516062884483937</text:p>
          </table:table-cell>
          <table:table-cell office:value-type="float" office:value="0.0000683526999316619" calcext:value-type="float">
            <text:p>6.83526999316619E-05</text:p>
          </table:table-cell>
          <table:table-cell office:value-type="float" office:value="0.000102529049897493" calcext:value-type="float">
            <text:p>0.000102529049897493</text:p>
          </table:table-cell>
          <table:table-cell office:value-type="float" office:value="-0.00645933014354072" calcext:value-type="float">
            <text:p>-0.00645933014354072</text:p>
          </table:table-cell>
          <table:table-cell office:value-type="float" office:value="-0.00258031442241968" calcext:value-type="float">
            <text:p>-0.00258031442241968</text:p>
          </table:table-cell>
          <table:table-cell office:value-type="float" office:value="0.00657894736842102" calcext:value-type="float">
            <text:p>0.00657894736842102</text:p>
          </table:table-cell>
          <table:table-cell office:value-type="float" office:value="0.00529733424470269" calcext:value-type="float">
            <text:p>0.00529733424470269</text:p>
          </table:table-cell>
          <table:table-cell office:value-type="float" office:value="0.00398154477101853" calcext:value-type="float">
            <text:p>0.00398154477101853</text:p>
          </table:table-cell>
          <table:table-cell office:value-type="float" office:value="-0.0103896103896103" calcext:value-type="float">
            <text:p>-0.010389610389610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iabetes</text:p>
          </table:table-cell>
          <table:table-cell office:value-type="float" office:value="-0.0232911825017088" calcext:value-type="float">
            <text:p>-0.0232911825017088</text:p>
          </table:table-cell>
          <table:table-cell office:value-type="float" office:value="-0.0246069719753931" calcext:value-type="float">
            <text:p>-0.0246069719753931</text:p>
          </table:table-cell>
          <table:table-cell office:value-type="float" office:value="-0.0167976760082024" calcext:value-type="float">
            <text:p>-0.0167976760082024</text:p>
          </table:table-cell>
          <table:table-cell office:value-type="float" office:value="-0.0129186602870813" calcext:value-type="float">
            <text:p>-0.0129186602870813</text:p>
          </table:table-cell>
          <table:table-cell office:value-type="float" office:value="-0.00775803144224196" calcext:value-type="float">
            <text:p>-0.00775803144224196</text:p>
          </table:table-cell>
          <table:table-cell office:value-type="float" office:value="-0.00644224196855769" calcext:value-type="float">
            <text:p>-0.00644224196855769</text:p>
          </table:table-cell>
          <table:table-cell office:value-type="float" office:value="-0.00900546821599446" calcext:value-type="float">
            <text:p>-0.00900546821599446</text:p>
          </table:table-cell>
          <table:table-cell office:value-type="float" office:value="-0.0038448393711551" calcext:value-type="float">
            <text:p>-0.0038448393711551</text:p>
          </table:table-cell>
          <table:table-cell office:value-type="float" office:value="-0.0012474367737525" calcext:value-type="float">
            <text:p>-0.0012474367737525</text:p>
          </table:table-cell>
          <table:table-cell office:value-type="float" office:value="-0.00249487354750511" calcext:value-type="float">
            <text:p>-0.00249487354750511</text:p>
          </table:table-cell>
          <table:table-cell office:value-type="float" office:value="-0.00775803144224196" calcext:value-type="float">
            <text:p>-0.00775803144224196</text:p>
          </table:table-cell>
          <table:table-cell office:value-type="float" office:value="-0.00903964456596029" calcext:value-type="float">
            <text:p>-0.00903964456596029</text:p>
          </table:table-cell>
          <table:table-cell office:value-type="float" office:value="0.00266575529733426" calcext:value-type="float">
            <text:p>0.00266575529733426</text:p>
          </table:table-cell>
          <table:table-cell office:value-type="float" office:value="-0.00254613807245374" calcext:value-type="float">
            <text:p>-0.00254613807245374</text:p>
          </table:table-cell>
          <table:table-cell table:number-columns-repeated="2" office:value-type="float" office:value="-0.00907382091592612" calcext:value-type="float">
            <text:p>-0.0090738209159261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iabetes</text:p>
          </table:table-cell>
          <table:table-cell office:value-type="float" office:value="-0.014483937115516" calcext:value-type="float">
            <text:p>-0.014483937115516</text:p>
          </table:table-cell>
          <table:table-cell office:value-type="float" office:value="-0.0246753246753246" calcext:value-type="float">
            <text:p>-0.0246753246753246</text:p>
          </table:table-cell>
          <table:table-cell office:value-type="float" office:value="-0.0038174982911825" calcext:value-type="float">
            <text:p>-0.0038174982911825</text:p>
          </table:table-cell>
          <table:table-cell office:value-type="float" office:value="-0.00931305536568683" calcext:value-type="float">
            <text:p>-0.00931305536568683</text:p>
          </table:table-cell>
          <table:table-cell office:value-type="float" office:value="-0.00257347915242645" calcext:value-type="float">
            <text:p>-0.00257347915242645</text:p>
          </table:table-cell>
          <table:table-cell office:value-type="float" office:value="-0.00336637047163357" calcext:value-type="float">
            <text:p>-0.00336637047163357</text:p>
          </table:table-cell>
          <table:table-cell office:value-type="float" office:value="-0.00669514695830475" calcext:value-type="float">
            <text:p>-0.00669514695830475</text:p>
          </table:table-cell>
          <table:table-cell office:value-type="float" office:value="-0.00259056732740937" calcext:value-type="float">
            <text:p>-0.00259056732740937</text:p>
          </table:table-cell>
          <table:table-cell office:value-type="float" office:value="0.00547846889952153" calcext:value-type="float">
            <text:p>0.00547846889952153</text:p>
          </table:table-cell>
          <table:table-cell office:value-type="float" office:value="0.00319207108680797" calcext:value-type="float">
            <text:p>0.00319207108680797</text:p>
          </table:table-cell>
          <table:table-cell office:value-type="float" office:value="-0.00676691729323309" calcext:value-type="float">
            <text:p>-0.00676691729323309</text:p>
          </table:table-cell>
          <table:table-cell office:value-type="float" office:value="-0.00520164046479832" calcext:value-type="float">
            <text:p>-0.00520164046479832</text:p>
          </table:table-cell>
          <table:table-cell office:value-type="float" office:value="0.00367737525632261" calcext:value-type="float">
            <text:p>0.00367737525632261</text:p>
          </table:table-cell>
          <table:table-cell office:value-type="float" office:value="0.00293233082706779" calcext:value-type="float">
            <text:p>0.00293233082706779</text:p>
          </table:table-cell>
          <table:table-cell office:value-type="float" office:value="0.00211551606288451" calcext:value-type="float">
            <text:p>0.00211551606288451</text:p>
          </table:table-cell>
          <table:table-cell office:value-type="float" office:value="-0.000273410799726537" calcext:value-type="float">
            <text:p>-0.0002734107997265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iabetic_retinopathy</text:p>
          </table:table-cell>
          <table:table-cell office:value-type="float" office:value="-0.0148125937031485" calcext:value-type="float">
            <text:p>-0.0148125937031485</text:p>
          </table:table-cell>
          <table:table-cell office:value-type="float" office:value="-0.00347826086956526" calcext:value-type="float">
            <text:p>-0.00347826086956526</text:p>
          </table:table-cell>
          <table:table-cell office:value-type="float" office:value="0.00431784107946021" calcext:value-type="float">
            <text:p>0.00431784107946021</text:p>
          </table:table-cell>
          <table:table-cell office:value-type="float" office:value="-0.00437031484257877" calcext:value-type="float">
            <text:p>-0.00437031484257877</text:p>
          </table:table-cell>
          <table:table-cell office:value-type="float" office:value="0.00951274362818588" calcext:value-type="float">
            <text:p>0.00951274362818588</text:p>
          </table:table-cell>
          <table:table-cell office:value-type="float" office:value="0.000832083958020924" calcext:value-type="float">
            <text:p>0.000832083958020924</text:p>
          </table:table-cell>
          <table:table-cell office:value-type="float" office:value="0.00172413793103443" calcext:value-type="float">
            <text:p>0.00172413793103443</text:p>
          </table:table-cell>
          <table:table-cell office:value-type="float" office:value="-0.00176911544227887" calcext:value-type="float">
            <text:p>-0.00176911544227887</text:p>
          </table:table-cell>
          <table:table-cell office:value-type="float" office:value="0.0155772113943028" calcext:value-type="float">
            <text:p>0.0155772113943028</text:p>
          </table:table-cell>
          <table:table-cell office:value-type="float" office:value="-0.023455772113943" calcext:value-type="float">
            <text:p>-0.023455772113943</text:p>
          </table:table-cell>
          <table:table-cell office:value-type="float" office:value="-0.00956521739130434" calcext:value-type="float">
            <text:p>-0.00956521739130434</text:p>
          </table:table-cell>
          <table:table-cell office:value-type="float" office:value="-0.00610944527736135" calcext:value-type="float">
            <text:p>-0.00610944527736135</text:p>
          </table:table-cell>
          <table:table-cell office:value-type="float" office:value="-0.00264617691154423" calcext:value-type="float">
            <text:p>-0.00264617691154423</text:p>
          </table:table-cell>
          <table:table-cell office:value-type="float" office:value="-0.0000524737631184546" calcext:value-type="float">
            <text:p>-5.24737631184546E-05</text:p>
          </table:table-cell>
          <table:table-cell office:value-type="float" office:value="0.00515742128935526" calcext:value-type="float">
            <text:p>0.00515742128935526</text:p>
          </table:table-cell>
          <table:table-cell office:value-type="float" office:value="0.0165217391304348" calcext:value-type="float">
            <text:p>0.01652173913043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iabetic_retinopathy</text:p>
          </table:table-cell>
          <table:table-cell office:value-type="float" office:value="-0.034767616191904" calcext:value-type="float">
            <text:p>-0.034767616191904</text:p>
          </table:table-cell>
          <table:table-cell office:value-type="float" office:value="-0.014745127436282" calcext:value-type="float">
            <text:p>-0.014745127436282</text:p>
          </table:table-cell>
          <table:table-cell office:value-type="float" office:value="-0.0165592203898051" calcext:value-type="float">
            <text:p>-0.0165592203898051</text:p>
          </table:table-cell>
          <table:table-cell office:value-type="float" office:value="-0.0234782608695653" calcext:value-type="float">
            <text:p>-0.0234782608695653</text:p>
          </table:table-cell>
          <table:table-cell office:value-type="float" office:value="0.0130284857571215" calcext:value-type="float">
            <text:p>0.0130284857571215</text:p>
          </table:table-cell>
          <table:table-cell office:value-type="float" office:value="-0.00608695652173918" calcext:value-type="float">
            <text:p>-0.00608695652173918</text:p>
          </table:table-cell>
          <table:table-cell office:value-type="float" office:value="-0.00872563718140929" calcext:value-type="float">
            <text:p>-0.00872563718140929</text:p>
          </table:table-cell>
          <table:table-cell office:value-type="float" office:value="-0.0104647676161919" calcext:value-type="float">
            <text:p>-0.0104647676161919</text:p>
          </table:table-cell>
          <table:table-cell office:value-type="float" office:value="0.00169415292353825" calcext:value-type="float">
            <text:p>0.00169415292353825</text:p>
          </table:table-cell>
          <table:table-cell office:value-type="float" office:value="-0.0208545727136432" calcext:value-type="float">
            <text:p>-0.0208545727136432</text:p>
          </table:table-cell>
          <table:table-cell office:value-type="float" office:value="-0.011304347826087" calcext:value-type="float">
            <text:p>-0.011304347826087</text:p>
          </table:table-cell>
          <table:table-cell office:value-type="float" office:value="-0.00523238380809599" calcext:value-type="float">
            <text:p>-0.00523238380809599</text:p>
          </table:table-cell>
          <table:table-cell office:value-type="float" office:value="-0.0156671664167916" calcext:value-type="float">
            <text:p>-0.0156671664167916</text:p>
          </table:table-cell>
          <table:table-cell office:value-type="float" office:value="-0.0173838080959521" calcext:value-type="float">
            <text:p>-0.0173838080959521</text:p>
          </table:table-cell>
          <table:table-cell office:value-type="float" office:value="-0.00524737631184413" calcext:value-type="float">
            <text:p>-0.00524737631184413</text:p>
          </table:table-cell>
          <table:table-cell office:value-type="float" office:value="0.00260119940029979" calcext:value-type="float">
            <text:p>0.0026011994002997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iabetic_retinopathy</text:p>
          </table:table-cell>
          <table:table-cell office:value-type="float" office:value="-0.0200149925037482" calcext:value-type="float">
            <text:p>-0.0200149925037482</text:p>
          </table:table-cell>
          <table:table-cell office:value-type="float" office:value="-0.0043103448275863" calcext:value-type="float">
            <text:p>-0.0043103448275863</text:p>
          </table:table-cell>
          <table:table-cell office:value-type="float" office:value="-0.00524737631184413" calcext:value-type="float">
            <text:p>-0.00524737631184413</text:p>
          </table:table-cell>
          <table:table-cell office:value-type="float" office:value="-0.00959520239880063" calcext:value-type="float">
            <text:p>-0.00959520239880063</text:p>
          </table:table-cell>
          <table:table-cell office:value-type="float" office:value="0.0208095952023988" calcext:value-type="float">
            <text:p>0.0208095952023988</text:p>
          </table:table-cell>
          <table:table-cell office:value-type="float" office:value="0.00692653673163413" calcext:value-type="float">
            <text:p>0.00692653673163413</text:p>
          </table:table-cell>
          <table:table-cell office:value-type="float" office:value="0.0130134932533732" calcext:value-type="float">
            <text:p>0.0130134932533732</text:p>
          </table:table-cell>
          <table:table-cell office:value-type="float" office:value="-0.00264617691154423" calcext:value-type="float">
            <text:p>-0.00264617691154423</text:p>
          </table:table-cell>
          <table:table-cell office:value-type="float" office:value="0.0199550224887556" calcext:value-type="float">
            <text:p>0.0199550224887556</text:p>
          </table:table-cell>
          <table:table-cell office:value-type="float" office:value="0.00174662668665659" calcext:value-type="float">
            <text:p>0.00174662668665659</text:p>
          </table:table-cell>
          <table:table-cell office:value-type="float" office:value="0.00779610194902547" calcext:value-type="float">
            <text:p>0.00779610194902547</text:p>
          </table:table-cell>
          <table:table-cell office:value-type="float" office:value="0.0112593703148426" calcext:value-type="float">
            <text:p>0.0112593703148426</text:p>
          </table:table-cell>
          <table:table-cell office:value-type="float" office:value="0.0112668665667166" calcext:value-type="float">
            <text:p>0.0112668665667166</text:p>
          </table:table-cell>
          <table:table-cell office:value-type="float" office:value="0.00868065967016485" calcext:value-type="float">
            <text:p>0.00868065967016485</text:p>
          </table:table-cell>
          <table:table-cell office:value-type="float" office:value="0.0138680659670164" calcext:value-type="float">
            <text:p>0.0138680659670164</text:p>
          </table:table-cell>
          <table:table-cell office:value-type="float" office:value="0.0155997001499251" calcext:value-type="float">
            <text:p>0.015599700149925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iabetic_retinopathy</text:p>
          </table:table-cell>
          <table:table-cell office:value-type="float" office:value="-0.0226461769115444" calcext:value-type="float">
            <text:p>-0.0226461769115444</text:p>
          </table:table-cell>
          <table:table-cell office:value-type="float" office:value="-0.00173913043478269" calcext:value-type="float">
            <text:p>-0.00173913043478269</text:p>
          </table:table-cell>
          <table:table-cell office:value-type="float" office:value="-0.00875562218890558" calcext:value-type="float">
            <text:p>-0.00875562218890558</text:p>
          </table:table-cell>
          <table:table-cell office:value-type="float" office:value="-0.0113493253373314" calcext:value-type="float">
            <text:p>-0.0113493253373314</text:p>
          </table:table-cell>
          <table:table-cell office:value-type="float" office:value="0.010367316341829" calcext:value-type="float">
            <text:p>0.010367316341829</text:p>
          </table:table-cell>
          <table:table-cell office:value-type="float" office:value="-0.01308095952024" calcext:value-type="float">
            <text:p>-0.01308095952024</text:p>
          </table:table-cell>
          <table:table-cell office:value-type="float" office:value="0.00429535232383804" calcext:value-type="float">
            <text:p>0.00429535232383804</text:p>
          </table:table-cell>
          <table:table-cell office:value-type="float" office:value="-0.007016491754123" calcext:value-type="float">
            <text:p>-0.007016491754123</text:p>
          </table:table-cell>
          <table:table-cell office:value-type="float" office:value="0.0034257871064467" calcext:value-type="float">
            <text:p>0.0034257871064467</text:p>
          </table:table-cell>
          <table:table-cell office:value-type="float" office:value="-0.00000749625187412839" calcext:value-type="float">
            <text:p>-7.49625187412839E-06</text:p>
          </table:table-cell>
          <table:table-cell office:value-type="float" office:value="-0.000922038980509798" calcext:value-type="float">
            <text:p>-0.000922038980509798</text:p>
          </table:table-cell>
          <table:table-cell office:value-type="float" office:value="-0.000907046476761764" calcext:value-type="float">
            <text:p>-0.000907046476761764</text:p>
          </table:table-cell>
          <table:table-cell office:value-type="float" office:value="0.0112518740629685" calcext:value-type="float">
            <text:p>0.0112518740629685</text:p>
          </table:table-cell>
          <table:table-cell office:value-type="float" office:value="-0.0000224887556222741" calcext:value-type="float">
            <text:p>-2.24887556222741E-05</text:p>
          </table:table-cell>
          <table:table-cell office:value-type="float" office:value="0.00949775112443774" calcext:value-type="float">
            <text:p>0.00949775112443774</text:p>
          </table:table-cell>
          <table:table-cell office:value-type="float" office:value="0.00864317841079454" calcext:value-type="float">
            <text:p>0.0086431784107945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iabetic_retinopathy</text:p>
          </table:table-cell>
          <table:table-cell office:value-type="float" office:value="-0.0235007496251874" calcext:value-type="float">
            <text:p>-0.0235007496251874</text:p>
          </table:table-cell>
          <table:table-cell office:value-type="float" office:value="-0.0034557721139431" calcext:value-type="float">
            <text:p>-0.0034557721139431</text:p>
          </table:table-cell>
          <table:table-cell office:value-type="float" office:value="-0.00700149925037485" calcext:value-type="float">
            <text:p>-0.00700149925037485</text:p>
          </table:table-cell>
          <table:table-cell office:value-type="float" office:value="-0.0113418290854573" calcext:value-type="float">
            <text:p>-0.0113418290854573</text:p>
          </table:table-cell>
          <table:table-cell office:value-type="float" office:value="0.00951274362818588" calcext:value-type="float">
            <text:p>0.00951274362818588</text:p>
          </table:table-cell>
          <table:table-cell office:value-type="float" office:value="-0.00699400299850084" calcext:value-type="float">
            <text:p>-0.00699400299850084</text:p>
          </table:table-cell>
          <table:table-cell office:value-type="float" office:value="0.00778110944527732" calcext:value-type="float">
            <text:p>0.00778110944527732</text:p>
          </table:table-cell>
          <table:table-cell office:value-type="float" office:value="-0.001776611694153" calcext:value-type="float">
            <text:p>-0.001776611694153</text:p>
          </table:table-cell>
          <table:table-cell office:value-type="float" office:value="0.00952773613193403" calcext:value-type="float">
            <text:p>0.00952773613193403</text:p>
          </table:table-cell>
          <table:table-cell office:value-type="float" office:value="0.00520239880059969" calcext:value-type="float">
            <text:p>0.00520239880059969</text:p>
          </table:table-cell>
          <table:table-cell office:value-type="float" office:value="0.0025712143928035" calcext:value-type="float">
            <text:p>0.0025712143928035</text:p>
          </table:table-cell>
          <table:table-cell office:value-type="float" office:value="-0.00438530734632692" calcext:value-type="float">
            <text:p>-0.00438530734632692</text:p>
          </table:table-cell>
          <table:table-cell office:value-type="float" office:value="0.0156146926536731" calcext:value-type="float">
            <text:p>0.0156146926536731</text:p>
          </table:table-cell>
          <table:table-cell office:value-type="float" office:value="0.00520239880059958" calcext:value-type="float">
            <text:p>0.00520239880059958</text:p>
          </table:table-cell>
          <table:table-cell office:value-type="float" office:value="0.0103973013493254" calcext:value-type="float">
            <text:p>0.0103973013493254</text:p>
          </table:table-cell>
          <table:table-cell office:value-type="float" office:value="0.00778110944527732" calcext:value-type="float">
            <text:p>0.0077811094452773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iabetic_retinopathy</text:p>
          </table:table-cell>
          <table:table-cell office:value-type="float" office:value="-0.0231484257871065" calcext:value-type="float">
            <text:p>-0.0231484257871065</text:p>
          </table:table-cell>
          <table:table-cell office:value-type="float" office:value="-0.00554572713643187" calcext:value-type="float">
            <text:p>-0.00554572713643187</text:p>
          </table:table-cell>
          <table:table-cell office:value-type="float" office:value="-0.00664917541229382" calcext:value-type="float">
            <text:p>-0.00664917541229382</text:p>
          </table:table-cell>
          <table:table-cell office:value-type="float" office:value="-0.0120269865067466" calcext:value-type="float">
            <text:p>-0.0120269865067466</text:p>
          </table:table-cell>
          <table:table-cell office:value-type="float" office:value="0.0126461769115442" calcext:value-type="float">
            <text:p>0.0126461769115442</text:p>
          </table:table-cell>
          <table:table-cell office:value-type="float" office:value="-0.00368065967016495" calcext:value-type="float">
            <text:p>-0.00368065967016495</text:p>
          </table:table-cell>
          <table:table-cell office:value-type="float" office:value="0.00361769115442279" calcext:value-type="float">
            <text:p>0.00361769115442279</text:p>
          </table:table-cell>
          <table:table-cell office:value-type="float" office:value="-0.00473463268365815" calcext:value-type="float">
            <text:p>-0.00473463268365815</text:p>
          </table:table-cell>
          <table:table-cell office:value-type="float" office:value="0.0100359820089955" calcext:value-type="float">
            <text:p>0.0100359820089955</text:p>
          </table:table-cell>
          <table:table-cell office:value-type="float" office:value="-0.00747376311844072" calcext:value-type="float">
            <text:p>-0.00747376311844072</text:p>
          </table:table-cell>
          <table:table-cell office:value-type="float" office:value="-0.00228485757121444" calcext:value-type="float">
            <text:p>-0.00228485757121444</text:p>
          </table:table-cell>
          <table:table-cell office:value-type="float" office:value="-0.00107496251874062" calcext:value-type="float">
            <text:p>-0.00107496251874062</text:p>
          </table:table-cell>
          <table:table-cell office:value-type="float" office:value="0.00396401799100454" calcext:value-type="float">
            <text:p>0.00396401799100454</text:p>
          </table:table-cell>
          <table:table-cell office:value-type="float" office:value="-0.000715142428785676" calcext:value-type="float">
            <text:p>-0.000715142428785676</text:p>
          </table:table-cell>
          <table:table-cell office:value-type="float" office:value="0.00673463268365815" calcext:value-type="float">
            <text:p>0.00673463268365815</text:p>
          </table:table-cell>
          <table:table-cell office:value-type="float" office:value="0.0102293853073463" calcext:value-type="float">
            <text:p>0.010229385307346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-0.0139886194282618" calcext:value-type="float">
            <text:p>-0.0139886194282618</text:p>
          </table:table-cell>
          <table:table-cell office:value-type="float" office:value="0.0123899200650318" calcext:value-type="float">
            <text:p>0.0123899200650318</text:p>
          </table:table-cell>
          <table:table-cell office:value-type="float" office:value="0.0132502370952445" calcext:value-type="float">
            <text:p>0.0132502370952445</text:p>
          </table:table-cell>
          <table:table-cell office:value-type="float" office:value="0.00332610757349949" calcext:value-type="float">
            <text:p>0.00332610757349949</text:p>
          </table:table-cell>
          <table:table-cell office:value-type="float" office:value="0.0164205392223276" calcext:value-type="float">
            <text:p>0.0164205392223276</text:p>
          </table:table-cell>
          <table:table-cell office:value-type="float" office:value="0.0189676195637448" calcext:value-type="float">
            <text:p>0.0189676195637448</text:p>
          </table:table-cell>
          <table:table-cell office:value-type="float" office:value="0.00246579054328688" calcext:value-type="float">
            <text:p>0.00246579054328688</text:p>
          </table:table-cell>
          <table:table-cell office:value-type="float" office:value="0.00333288172334367" calcext:value-type="float">
            <text:p>0.00333288172334367</text:p>
          </table:table-cell>
          <table:table-cell office:value-type="float" office:value="0.0222530822381791" calcext:value-type="float">
            <text:p>0.0222530822381791</text:p>
          </table:table-cell>
          <table:table-cell office:value-type="float" office:value="0.0156753827394662" calcext:value-type="float">
            <text:p>0.0156753827394662</text:p>
          </table:table-cell>
          <table:table-cell office:value-type="float" office:value="0.000853542880368541" calcext:value-type="float">
            <text:p>0.000853542880368541</text:p>
          </table:table-cell>
          <table:table-cell office:value-type="float" office:value="0.0139750711285733" calcext:value-type="float">
            <text:p>0.0139750711285733</text:p>
          </table:table-cell>
          <table:table-cell office:value-type="float" office:value="0.0115363771846633" calcext:value-type="float">
            <text:p>0.0115363771846633</text:p>
          </table:table-cell>
          <table:table-cell office:value-type="float" office:value="0.00989703292236821" calcext:value-type="float">
            <text:p>0.00989703292236821</text:p>
          </table:table-cell>
          <table:table-cell office:value-type="float" office:value="0.0148828072076954" calcext:value-type="float">
            <text:p>0.0148828072076954</text:p>
          </table:table-cell>
          <table:table-cell office:value-type="float" office:value="0.0330104321907601" calcext:value-type="float">
            <text:p>0.03301043219076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-0.0041186831052703" calcext:value-type="float">
            <text:p>-0.0041186831052703</text:p>
          </table:table-cell>
          <table:table-cell office:value-type="float" office:value="0.0131824955968026" calcext:value-type="float">
            <text:p>0.0131824955968026</text:p>
          </table:table-cell>
          <table:table-cell office:value-type="float" office:value="0.0132028180463353" calcext:value-type="float">
            <text:p>0.0132028180463353</text:p>
          </table:table-cell>
          <table:table-cell office:value-type="float" office:value="0.00743124237908144" calcext:value-type="float">
            <text:p>0.00743124237908144</text:p>
          </table:table-cell>
          <table:table-cell office:value-type="float" office:value="0.00411190895542612" calcext:value-type="float">
            <text:p>0.00411190895542612</text:p>
          </table:table-cell>
          <table:table-cell office:value-type="float" office:value="0.0190014903129657" calcext:value-type="float">
            <text:p>0.0190014903129657</text:p>
          </table:table-cell>
          <table:table-cell office:value-type="float" office:value="0.0148421623086303" calcext:value-type="float">
            <text:p>0.0148421623086303</text:p>
          </table:table-cell>
          <table:table-cell office:value-type="float" office:value="0.00827123695976151" calcext:value-type="float">
            <text:p>0.00827123695976151</text:p>
          </table:table-cell>
          <table:table-cell office:value-type="float" office:value="0.023086302669015" calcext:value-type="float">
            <text:p>0.023086302669015</text:p>
          </table:table-cell>
          <table:table-cell office:value-type="float" office:value="0.00989025877252403" calcext:value-type="float">
            <text:p>0.00989025877252403</text:p>
          </table:table-cell>
          <table:table-cell office:value-type="float" office:value="0.023086302669015" calcext:value-type="float">
            <text:p>0.023086302669015</text:p>
          </table:table-cell>
          <table:table-cell office:value-type="float" office:value="0.0164882807207696" calcext:value-type="float">
            <text:p>0.0164882807207696</text:p>
          </table:table-cell>
          <table:table-cell office:value-type="float" office:value="0.00907736079122068" calcext:value-type="float">
            <text:p>0.00907736079122068</text:p>
          </table:table-cell>
          <table:table-cell office:value-type="float" office:value="0.0197872916948922" calcext:value-type="float">
            <text:p>0.0197872916948922</text:p>
          </table:table-cell>
          <table:table-cell office:value-type="float" office:value="0.00739737162986043" calcext:value-type="float">
            <text:p>0.00739737162986043</text:p>
          </table:table-cell>
          <table:table-cell office:value-type="float" office:value="0.026392087792982" calcext:value-type="float">
            <text:p>0.02639208779298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-0.0147811949600325" calcext:value-type="float">
            <text:p>-0.0147811949600325</text:p>
          </table:table-cell>
          <table:table-cell office:value-type="float" office:value="0.000812897981303351" calcext:value-type="float">
            <text:p>0.000812897981303351</text:p>
          </table:table-cell>
          <table:table-cell office:value-type="float" office:value="0.00003387074922101" calcext:value-type="float">
            <text:p>3.387074922101E-05</text:p>
          </table:table-cell>
          <table:table-cell office:value-type="float" office:value="-0.00739737162986043" calcext:value-type="float">
            <text:p>-0.00739737162986043</text:p>
          </table:table-cell>
          <table:table-cell office:value-type="float" office:value="-0.00497222598563885" calcext:value-type="float">
            <text:p>-0.00497222598563885</text:p>
          </table:table-cell>
          <table:table-cell office:value-type="float" office:value="0.0058189947161631" calcext:value-type="float">
            <text:p>0.0058189947161631</text:p>
          </table:table-cell>
          <table:table-cell office:value-type="float" office:value="0.000806123831459171" calcext:value-type="float">
            <text:p>0.000806123831459171</text:p>
          </table:table-cell>
          <table:table-cell office:value-type="float" office:value="0.00331933342365531" calcext:value-type="float">
            <text:p>0.00331933342365531</text:p>
          </table:table-cell>
          <table:table-cell office:value-type="float" office:value="0.00826446280991733" calcext:value-type="float">
            <text:p>0.00826446280991733</text:p>
          </table:table-cell>
          <table:table-cell office:value-type="float" office:value="0.00583254301585145" calcext:value-type="float">
            <text:p>0.00583254301585145</text:p>
          </table:table-cell>
          <table:table-cell office:value-type="float" office:value="0.000812897981303351" calcext:value-type="float">
            <text:p>0.000812897981303351</text:p>
          </table:table-cell>
          <table:table-cell office:value-type="float" office:value="0.0115770220837285" calcext:value-type="float">
            <text:p>0.0115770220837285</text:p>
          </table:table-cell>
          <table:table-cell office:value-type="float" office:value="0.00824414036038479" calcext:value-type="float">
            <text:p>0.00824414036038479</text:p>
          </table:table-cell>
          <table:table-cell office:value-type="float" office:value="0.00579189811678638" calcext:value-type="float">
            <text:p>0.00579189811678638</text:p>
          </table:table-cell>
          <table:table-cell office:value-type="float" office:value="0.000812897981303351" calcext:value-type="float">
            <text:p>0.000812897981303351</text:p>
          </table:table-cell>
          <table:table-cell office:value-type="float" office:value="0.00579867226663056" calcext:value-type="float">
            <text:p>0.0057986722666305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-0.0197601950955155" calcext:value-type="float">
            <text:p>-0.0197601950955155</text:p>
          </table:table-cell>
          <table:table-cell office:value-type="float" office:value="-0.00330578512396695" calcext:value-type="float">
            <text:p>-0.00330578512396695</text:p>
          </table:table-cell>
          <table:table-cell office:value-type="float" office:value="-0.000792575531770701" calcext:value-type="float">
            <text:p>-0.000792575531770701</text:p>
          </table:table-cell>
          <table:table-cell office:value-type="float" office:value="0.00003387074922101" calcext:value-type="float">
            <text:p>3.387074922101E-05</text:p>
          </table:table-cell>
          <table:table-cell office:value-type="float" office:value="-0.00908413494106497" calcext:value-type="float">
            <text:p>-0.00908413494106497</text:p>
          </table:table-cell>
          <table:table-cell office:value-type="float" office:value="0.0140834575260805" calcext:value-type="float">
            <text:p>0.0140834575260805</text:p>
          </table:table-cell>
          <table:table-cell office:value-type="float" office:value="0.00329223682427859" calcext:value-type="float">
            <text:p>0.00329223682427859</text:p>
          </table:table-cell>
          <table:table-cell office:value-type="float" office:value="0.00747188727814663" calcext:value-type="float">
            <text:p>0.00747188727814663</text:p>
          </table:table-cell>
          <table:table-cell office:value-type="float" office:value="0.00988348462267985" calcext:value-type="float">
            <text:p>0.00988348462267985</text:p>
          </table:table-cell>
          <table:table-cell office:value-type="float" office:value="0.00166644086167189" calcext:value-type="float">
            <text:p>0.00166644086167189</text:p>
          </table:table-cell>
          <table:table-cell office:value-type="float" office:value="0.00163934426229517" calcext:value-type="float">
            <text:p>0.00163934426229517</text:p>
          </table:table-cell>
          <table:table-cell office:value-type="float" office:value="0.00165966671182771" calcext:value-type="float">
            <text:p>0.00165966671182771</text:p>
          </table:table-cell>
          <table:table-cell office:value-type="float" office:value="0.00494512938626202" calcext:value-type="float">
            <text:p>0.00494512938626202</text:p>
          </table:table-cell>
          <table:table-cell office:value-type="float" office:value="0.00826446280991733" calcext:value-type="float">
            <text:p>0.00826446280991733</text:p>
          </table:table-cell>
          <table:table-cell office:value-type="float" office:value="0.0115296030348191" calcext:value-type="float">
            <text:p>0.0115296030348191</text:p>
          </table:table-cell>
          <table:table-cell office:value-type="float" office:value="0.00906381249153232" calcext:value-type="float">
            <text:p>0.0090638124915323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-0.0180937542338436" calcext:value-type="float">
            <text:p>-0.0180937542338436</text:p>
          </table:table-cell>
          <table:table-cell office:value-type="float" office:value="0.00000677414984429081" calcext:value-type="float">
            <text:p>6.77414984429081E-06</text:p>
          </table:table-cell>
          <table:table-cell office:value-type="float" office:value="0.00418642460371221" calcext:value-type="float">
            <text:p>0.00418642460371221</text:p>
          </table:table-cell>
          <table:table-cell office:value-type="float" office:value="0.00172063406042544" calcext:value-type="float">
            <text:p>0.00172063406042544</text:p>
          </table:table-cell>
          <table:table-cell office:value-type="float" office:value="-0.00245224224359841" calcext:value-type="float">
            <text:p>-0.00245224224359841</text:p>
          </table:table-cell>
          <table:table-cell office:value-type="float" office:value="0.00830510770898252" calcext:value-type="float">
            <text:p>0.00830510770898252</text:p>
          </table:table-cell>
          <table:table-cell office:value-type="float" office:value="-0.00409158650589347" calcext:value-type="float">
            <text:p>-0.00409158650589347</text:p>
          </table:table-cell>
          <table:table-cell office:value-type="float" office:value="0.00664544099715481" calcext:value-type="float">
            <text:p>0.00664544099715481</text:p>
          </table:table-cell>
          <table:table-cell office:value-type="float" office:value="0.0132028180463352" calcext:value-type="float">
            <text:p>0.0132028180463352</text:p>
          </table:table-cell>
          <table:table-cell office:value-type="float" office:value="0.00826446280991733" calcext:value-type="float">
            <text:p>0.00826446280991733</text:p>
          </table:table-cell>
          <table:table-cell office:value-type="float" office:value="0.00165289256198353" calcext:value-type="float">
            <text:p>0.00165289256198353</text:p>
          </table:table-cell>
          <table:table-cell office:value-type="float" office:value="0.00167998916136025" calcext:value-type="float">
            <text:p>0.00167998916136025</text:p>
          </table:table-cell>
          <table:table-cell office:value-type="float" office:value="-0.00079934968161488" calcext:value-type="float">
            <text:p>-0.00079934968161488</text:p>
          </table:table-cell>
          <table:table-cell office:value-type="float" office:value="0.00827801110960569" calcext:value-type="float">
            <text:p>0.00827801110960569</text:p>
          </table:table-cell>
          <table:table-cell office:value-type="float" office:value="0.00826446280991733" calcext:value-type="float">
            <text:p>0.00826446280991733</text:p>
          </table:table-cell>
          <table:table-cell office:value-type="float" office:value="0.00991735537190086" calcext:value-type="float">
            <text:p>0.0099173553719008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-0.0141484893645848" calcext:value-type="float">
            <text:p>-0.0141484893645848</text:p>
          </table:table-cell>
          <table:table-cell office:value-type="float" office:value="0.00461726053380307" calcext:value-type="float">
            <text:p>0.00461726053380307</text:p>
          </table:table-cell>
          <table:table-cell office:value-type="float" office:value="0.00597615499254844" calcext:value-type="float">
            <text:p>0.00597615499254844</text:p>
          </table:table-cell>
          <table:table-cell office:value-type="float" office:value="0.00102289662647348" calcext:value-type="float">
            <text:p>0.00102289662647348</text:p>
          </table:table-cell>
          <table:table-cell office:value-type="float" office:value="0.000804769001490291" calcext:value-type="float">
            <text:p>0.000804769001490291</text:p>
          </table:table-cell>
          <table:table-cell office:value-type="float" office:value="0.0132353339655873" calcext:value-type="float">
            <text:p>0.0132353339655873</text:p>
          </table:table-cell>
          <table:table-cell office:value-type="float" office:value="0.0034629454003523" calcext:value-type="float">
            <text:p>0.0034629454003523</text:p>
          </table:table-cell>
          <table:table-cell office:value-type="float" office:value="0.00580815607641239" calcext:value-type="float">
            <text:p>0.00580815607641239</text:p>
          </table:table-cell>
          <table:table-cell office:value-type="float" office:value="0.0153380300772253" calcext:value-type="float">
            <text:p>0.0153380300772253</text:p>
          </table:table-cell>
          <table:table-cell office:value-type="float" office:value="0.00826581763988621" calcext:value-type="float">
            <text:p>0.00826581763988621</text:p>
          </table:table-cell>
          <table:table-cell office:value-type="float" office:value="0.00560899607099308" calcext:value-type="float">
            <text:p>0.00560899607099308</text:p>
          </table:table-cell>
          <table:table-cell office:value-type="float" office:value="0.00907600596125191" calcext:value-type="float">
            <text:p>0.00907600596125191</text:p>
          </table:table-cell>
          <table:table-cell office:value-type="float" office:value="0.0066007316081832" calcext:value-type="float">
            <text:p>0.0066007316081832</text:p>
          </table:table-cell>
          <table:table-cell office:value-type="float" office:value="0.0104037393307139" calcext:value-type="float">
            <text:p>0.0104037393307139</text:p>
          </table:table-cell>
          <table:table-cell office:value-type="float" office:value="0.00857742853271914" calcext:value-type="float">
            <text:p>0.00857742853271914</text:p>
          </table:table-cell>
          <table:table-cell office:value-type="float" office:value="0.0168364720227612" calcext:value-type="float">
            <text:p>0.01683647202276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ilpd</text:p>
          </table:table-cell>
          <table:table-cell office:value-type="float" office:value="0.0189655172413794" calcext:value-type="float">
            <text:p>0.0189655172413794</text:p>
          </table:table-cell>
          <table:table-cell office:value-type="float" office:value="-0.0224137931034483" calcext:value-type="float">
            <text:p>-0.0224137931034483</text:p>
          </table:table-cell>
          <table:table-cell office:value-type="float" office:value="-0.000120992135511089" calcext:value-type="float">
            <text:p>-0.000120992135511089</text:p>
          </table:table-cell>
          <table:table-cell office:value-type="float" office:value="0.0103448275862069" calcext:value-type="float">
            <text:p>0.0103448275862069</text:p>
          </table:table-cell>
          <table:table-cell office:value-type="float" office:value="-0.0000302480338777444" calcext:value-type="float">
            <text:p>-3.02480338777444E-05</text:p>
          </table:table-cell>
          <table:table-cell office:value-type="float" office:value="-0.0122202056866303" calcext:value-type="float">
            <text:p>-0.0122202056866303</text:p>
          </table:table-cell>
          <table:table-cell office:value-type="float" office:value="0.0103448275862069" calcext:value-type="float">
            <text:p>0.0103448275862069</text:p>
          </table:table-cell>
          <table:table-cell office:value-type="float" office:value="0.0138233514821537" calcext:value-type="float">
            <text:p>0.0138233514821537</text:p>
          </table:table-cell>
          <table:table-cell office:value-type="float" office:value="0.0223835450695705" calcext:value-type="float">
            <text:p>0.0223835450695705</text:p>
          </table:table-cell>
          <table:table-cell office:value-type="float" office:value="0.0188747731397459" calcext:value-type="float">
            <text:p>0.0188747731397459</text:p>
          </table:table-cell>
          <table:table-cell office:value-type="float" office:value="-0.0103448275862069" calcext:value-type="float">
            <text:p>-0.0103448275862069</text:p>
          </table:table-cell>
          <table:table-cell office:value-type="float" office:value="0.00332728372655777" calcext:value-type="float">
            <text:p>0.00332728372655777</text:p>
          </table:table-cell>
          <table:table-cell office:value-type="float" office:value="0.0050514216575922" calcext:value-type="float">
            <text:p>0.0050514216575922</text:p>
          </table:table-cell>
          <table:table-cell office:value-type="float" office:value="-0.00356926799758006" calcext:value-type="float">
            <text:p>-0.00356926799758006</text:p>
          </table:table-cell>
          <table:table-cell office:value-type="float" office:value="0.0155172413793103" calcext:value-type="float">
            <text:p>0.0155172413793103</text:p>
          </table:table-cell>
          <table:table-cell office:value-type="float" office:value="0.0223532970356927" calcext:value-type="float">
            <text:p>0.022353297035692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ilpd</text:p>
          </table:table-cell>
          <table:table-cell office:value-type="float" office:value="0.00350877192982468" calcext:value-type="float">
            <text:p>0.00350877192982468</text:p>
          </table:table-cell>
          <table:table-cell office:value-type="float" office:value="-0.0189655172413793" calcext:value-type="float">
            <text:p>-0.0189655172413793</text:p>
          </table:table-cell>
          <table:table-cell office:value-type="float" office:value="0.00520266182698126" calcext:value-type="float">
            <text:p>0.00520266182698126</text:p>
          </table:table-cell>
          <table:table-cell office:value-type="float" office:value="0.0138838475499093" calcext:value-type="float">
            <text:p>0.0138838475499093</text:p>
          </table:table-cell>
          <table:table-cell office:value-type="float" office:value="0.0241984271022384" calcext:value-type="float">
            <text:p>0.0241984271022384</text:p>
          </table:table-cell>
          <table:table-cell office:value-type="float" office:value="-0.0051724137931034" calcext:value-type="float">
            <text:p>-0.0051724137931034</text:p>
          </table:table-cell>
          <table:table-cell office:value-type="float" office:value="0.0102843315184513" calcext:value-type="float">
            <text:p>0.0102843315184513</text:p>
          </table:table-cell>
          <table:table-cell office:value-type="float" office:value="0.00517241379310351" calcext:value-type="float">
            <text:p>0.00517241379310351</text:p>
          </table:table-cell>
          <table:table-cell office:value-type="float" office:value="0.0207199032062916" calcext:value-type="float">
            <text:p>0.0207199032062916</text:p>
          </table:table-cell>
          <table:table-cell office:value-type="float" office:value="0.0102843315184513" calcext:value-type="float">
            <text:p>0.0102843315184513</text:p>
          </table:table-cell>
          <table:table-cell office:value-type="float" office:value="0.00520266182698126" calcext:value-type="float">
            <text:p>0.00520266182698126</text:p>
          </table:table-cell>
          <table:table-cell office:value-type="float" office:value="0.0274954627949183" calcext:value-type="float">
            <text:p>0.0274954627949183</text:p>
          </table:table-cell>
          <table:table-cell office:value-type="float" office:value="0.0137023593466425" calcext:value-type="float">
            <text:p>0.0137023593466425</text:p>
          </table:table-cell>
          <table:table-cell office:value-type="float" office:value="0.00335753176043563" calcext:value-type="float">
            <text:p>0.00335753176043563</text:p>
          </table:table-cell>
          <table:table-cell office:value-type="float" office:value="0.00683605565638235" calcext:value-type="float">
            <text:p>0.00683605565638235</text:p>
          </table:table-cell>
          <table:table-cell office:value-type="float" office:value="0.0138233514821537" calcext:value-type="float">
            <text:p>0.013823351482153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ilpd</text:p>
          </table:table-cell>
          <table:table-cell office:value-type="float" office:value="0.0121899576527527" calcext:value-type="float">
            <text:p>0.0121899576527527</text:p>
          </table:table-cell>
          <table:table-cell office:value-type="float" office:value="-0.0189352692075014" calcext:value-type="float">
            <text:p>-0.0189352692075014</text:p>
          </table:table-cell>
          <table:table-cell office:value-type="float" office:value="0.0171506352087114" calcext:value-type="float">
            <text:p>0.0171506352087114</text:p>
          </table:table-cell>
          <table:table-cell office:value-type="float" office:value="0.0190865093768905" calcext:value-type="float">
            <text:p>0.0190865093768905</text:p>
          </table:table-cell>
          <table:table-cell office:value-type="float" office:value="0.0311252268602541" calcext:value-type="float">
            <text:p>0.0311252268602541</text:p>
          </table:table-cell>
          <table:table-cell office:value-type="float" office:value="0.00344827586206908" calcext:value-type="float">
            <text:p>0.00344827586206908</text:p>
          </table:table-cell>
          <table:table-cell office:value-type="float" office:value="0.0275559588626739" calcext:value-type="float">
            <text:p>0.0275559588626739</text:p>
          </table:table-cell>
          <table:table-cell office:value-type="float" office:value="0.022474289171204" calcext:value-type="float">
            <text:p>0.022474289171204</text:p>
          </table:table-cell>
          <table:table-cell office:value-type="float" office:value="0.0206896551724138" calcext:value-type="float">
            <text:p>0.0206896551724138</text:p>
          </table:table-cell>
          <table:table-cell office:value-type="float" office:value="0.0103145795523292" calcext:value-type="float">
            <text:p>0.0103145795523292</text:p>
          </table:table-cell>
          <table:table-cell office:value-type="float" office:value="0.00689655172413795" calcext:value-type="float">
            <text:p>0.00689655172413795</text:p>
          </table:table-cell>
          <table:table-cell office:value-type="float" office:value="0.011978221415608" calcext:value-type="float">
            <text:p>0.011978221415608</text:p>
          </table:table-cell>
          <table:table-cell office:value-type="float" office:value="0.0154869933454326" calcext:value-type="float">
            <text:p>0.0154869933454326</text:p>
          </table:table-cell>
          <table:table-cell office:value-type="float" office:value="-0.0121294615849969" calcext:value-type="float">
            <text:p>-0.0121294615849969</text:p>
          </table:table-cell>
          <table:table-cell office:value-type="float" office:value="0.0120689655172413" calcext:value-type="float">
            <text:p>0.0120689655172413</text:p>
          </table:table-cell>
          <table:table-cell office:value-type="float" office:value="0.0154869933454326" calcext:value-type="float">
            <text:p>0.01548699334543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ilpd</text:p>
          </table:table-cell>
          <table:table-cell office:value-type="float" office:value="0.00526315789473675" calcext:value-type="float">
            <text:p>0.00526315789473675</text:p>
          </table:table-cell>
          <table:table-cell office:value-type="float" office:value="-0.0138535995160316" calcext:value-type="float">
            <text:p>-0.0138535995160316</text:p>
          </table:table-cell>
          <table:table-cell office:value-type="float" office:value="0.0224742891712038" calcext:value-type="float">
            <text:p>0.0224742891712038</text:p>
          </table:table-cell>
          <table:table-cell office:value-type="float" office:value="0.0208106473079249" calcext:value-type="float">
            <text:p>0.0208106473079249</text:p>
          </table:table-cell>
          <table:table-cell office:value-type="float" office:value="0.0172716273442225" calcext:value-type="float">
            <text:p>0.0172716273442225</text:p>
          </table:table-cell>
          <table:table-cell office:value-type="float" office:value="-0.0017543859649124" calcext:value-type="float">
            <text:p>-0.0017543859649124</text:p>
          </table:table-cell>
          <table:table-cell office:value-type="float" office:value="0.0258318209316393" calcext:value-type="float">
            <text:p>0.0258318209316393</text:p>
          </table:table-cell>
          <table:table-cell office:value-type="float" office:value="0.00868118572292786" calcext:value-type="float">
            <text:p>0.00868118572292786</text:p>
          </table:table-cell>
          <table:table-cell office:value-type="float" office:value="0.010314579552329" calcext:value-type="float">
            <text:p>0.010314579552329</text:p>
          </table:table-cell>
          <table:table-cell office:value-type="float" office:value="0.00686630369026009" calcext:value-type="float">
            <text:p>0.00686630369026009</text:p>
          </table:table-cell>
          <table:table-cell office:value-type="float" office:value="0.010314579552329" calcext:value-type="float">
            <text:p>0.010314579552329</text:p>
          </table:table-cell>
          <table:table-cell office:value-type="float" office:value="0.0189655172413792" calcext:value-type="float">
            <text:p>0.0189655172413792</text:p>
          </table:table-cell>
          <table:table-cell office:value-type="float" office:value="0.00514216575922555" calcext:value-type="float">
            <text:p>0.00514216575922555</text:p>
          </table:table-cell>
          <table:table-cell office:value-type="float" office:value="-0.00695704779189366" calcext:value-type="float">
            <text:p>-0.00695704779189366</text:p>
          </table:table-cell>
          <table:table-cell office:value-type="float" office:value="0.017211131276467" calcext:value-type="float">
            <text:p>0.017211131276467</text:p>
          </table:table-cell>
          <table:table-cell office:value-type="float" office:value="0.0258620689655171" calcext:value-type="float">
            <text:p>0.025862068965517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ilpd</text:p>
          </table:table-cell>
          <table:table-cell office:value-type="float" office:value="0.00871143375680572" calcext:value-type="float">
            <text:p>0.00871143375680572</text:p>
          </table:table-cell>
          <table:table-cell office:value-type="float" office:value="-0.0224742891712039" calcext:value-type="float">
            <text:p>-0.0224742891712039</text:p>
          </table:table-cell>
          <table:table-cell office:value-type="float" office:value="0.0207199032062916" calcext:value-type="float">
            <text:p>0.0207199032062916</text:p>
          </table:table-cell>
          <table:table-cell office:value-type="float" office:value="0.0208106473079249" calcext:value-type="float">
            <text:p>0.0208106473079249</text:p>
          </table:table-cell>
          <table:table-cell office:value-type="float" office:value="0.0155172413793103" calcext:value-type="float">
            <text:p>0.0155172413793103</text:p>
          </table:table-cell>
          <table:table-cell office:value-type="float" office:value="0.0051119177253478" calcext:value-type="float">
            <text:p>0.0051119177253478</text:p>
          </table:table-cell>
          <table:table-cell office:value-type="float" office:value="0.0189050211736237" calcext:value-type="float">
            <text:p>0.0189050211736237</text:p>
          </table:table-cell>
          <table:table-cell office:value-type="float" office:value="0.0225347852389595" calcext:value-type="float">
            <text:p>0.0225347852389595</text:p>
          </table:table-cell>
          <table:table-cell office:value-type="float" office:value="0.0189655172413793" calcext:value-type="float">
            <text:p>0.0189655172413793</text:p>
          </table:table-cell>
          <table:table-cell office:value-type="float" office:value="0.0120689655172413" calcext:value-type="float">
            <text:p>0.0120689655172413</text:p>
          </table:table-cell>
          <table:table-cell office:value-type="float" office:value="0.0155172413793103" calcext:value-type="float">
            <text:p>0.0155172413793103</text:p>
          </table:table-cell>
          <table:table-cell office:value-type="float" office:value="0.0258620689655172" calcext:value-type="float">
            <text:p>0.0258620689655172</text:p>
          </table:table-cell>
          <table:table-cell office:value-type="float" office:value="0.0189352692075014" calcext:value-type="float">
            <text:p>0.0189352692075014</text:p>
          </table:table-cell>
          <table:table-cell office:value-type="float" office:value="0.0051724137931034" calcext:value-type="float">
            <text:p>0.0051724137931034</text:p>
          </table:table-cell>
          <table:table-cell office:value-type="float" office:value="0.024107683000605" calcext:value-type="float">
            <text:p>0.024107683000605</text:p>
          </table:table-cell>
          <table:table-cell office:value-type="float" office:value="0.0172413793103449" calcext:value-type="float">
            <text:p>0.017241379310344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ilpd</text:p>
          </table:table-cell>
          <table:table-cell office:value-type="float" office:value="0.00972776769509986" calcext:value-type="float">
            <text:p>0.00972776769509986</text:p>
          </table:table-cell>
          <table:table-cell office:value-type="float" office:value="-0.0193284936479128" calcext:value-type="float">
            <text:p>-0.0193284936479128</text:p>
          </table:table-cell>
          <table:table-cell office:value-type="float" office:value="0.0130852994555354" calcext:value-type="float">
            <text:p>0.0130852994555354</text:p>
          </table:table-cell>
          <table:table-cell office:value-type="float" office:value="0.0169872958257714" calcext:value-type="float">
            <text:p>0.0169872958257714</text:p>
          </table:table-cell>
          <table:table-cell office:value-type="float" office:value="0.0176164549304295" calcext:value-type="float">
            <text:p>0.0176164549304295</text:p>
          </table:table-cell>
          <table:table-cell office:value-type="float" office:value="-0.00211736237144577" calcext:value-type="float">
            <text:p>-0.00211736237144577</text:p>
          </table:table-cell>
          <table:table-cell office:value-type="float" office:value="0.0185843920145191" calcext:value-type="float">
            <text:p>0.0185843920145191</text:p>
          </table:table-cell>
          <table:table-cell office:value-type="float" office:value="0.0145372050816698" calcext:value-type="float">
            <text:p>0.0145372050816698</text:p>
          </table:table-cell>
          <table:table-cell office:value-type="float" office:value="0.0186146400483969" calcext:value-type="float">
            <text:p>0.0186146400483969</text:p>
          </table:table-cell>
          <table:table-cell office:value-type="float" office:value="0.0116817906836056" calcext:value-type="float">
            <text:p>0.0116817906836056</text:p>
          </table:table-cell>
          <table:table-cell office:value-type="float" office:value="0.00551724137931042" calcext:value-type="float">
            <text:p>0.00551724137931042</text:p>
          </table:table-cell>
          <table:table-cell office:value-type="float" office:value="0.0175257108287962" calcext:value-type="float">
            <text:p>0.0175257108287962</text:p>
          </table:table-cell>
          <table:table-cell office:value-type="float" office:value="0.0116636418632788" calcext:value-type="float">
            <text:p>0.0116636418632788</text:p>
          </table:table-cell>
          <table:table-cell office:value-type="float" office:value="-0.00282516636418628" calcext:value-type="float">
            <text:p>-0.00282516636418628</text:p>
          </table:table-cell>
          <table:table-cell office:value-type="float" office:value="0.0151482153660013" calcext:value-type="float">
            <text:p>0.0151482153660013</text:p>
          </table:table-cell>
          <table:table-cell office:value-type="float" office:value="0.0189534180278282" calcext:value-type="float">
            <text:p>0.01895341802782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ionosphere</text:p>
          </table:table-cell>
          <table:table-cell office:value-type="float" office:value="-0.0115079365079367" calcext:value-type="float">
            <text:p>-0.0115079365079367</text:p>
          </table:table-cell>
          <table:table-cell office:value-type="float" office:value="-0.0113492063492066" calcext:value-type="float">
            <text:p>-0.0113492063492066</text:p>
          </table:table-cell>
          <table:table-cell office:value-type="float" office:value="-0.000158730158730247" calcext:value-type="float">
            <text:p>-0.000158730158730247</text:p>
          </table:table-cell>
          <table:table-cell office:value-type="float" office:value="0.00269841269841253" calcext:value-type="float">
            <text:p>0.00269841269841253</text:p>
          </table:table-cell>
          <table:table-cell office:value-type="float" office:value="-0.00579365079365102" calcext:value-type="float">
            <text:p>-0.00579365079365102</text:p>
          </table:table-cell>
          <table:table-cell office:value-type="float" office:value="0.0169841269841268" calcext:value-type="float">
            <text:p>0.0169841269841268</text:p>
          </table:table-cell>
          <table:table-cell office:value-type="float" office:value="0.014126984126984" calcext:value-type="float">
            <text:p>0.014126984126984</text:p>
          </table:table-cell>
          <table:table-cell office:value-type="float" office:value="0" calcext:value-type="float">
            <text:p>0</text:p>
          </table:table-cell>
          <table:table-cell office:value-type="float" office:value="0.00285714285714278" calcext:value-type="float">
            <text:p>0.00285714285714278</text:p>
          </table:table-cell>
          <table:table-cell office:value-type="float" office:value="0.0171428571428569" calcext:value-type="float">
            <text:p>0.0171428571428569</text:p>
          </table:table-cell>
          <table:table-cell office:value-type="float" office:value="0" calcext:value-type="float">
            <text:p>0</text:p>
          </table:table-cell>
          <table:table-cell office:value-type="float" office:value="0.0255555555555553" calcext:value-type="float">
            <text:p>0.0255555555555553</text:p>
          </table:table-cell>
          <table:table-cell office:value-type="float" office:value="0.00841269841269821" calcext:value-type="float">
            <text:p>0.00841269841269821</text:p>
          </table:table-cell>
          <table:table-cell office:value-type="float" office:value="-0.00563492063492088" calcext:value-type="float">
            <text:p>-0.00563492063492088</text:p>
          </table:table-cell>
          <table:table-cell office:value-type="float" office:value="-0.0000793650793652345" calcext:value-type="float">
            <text:p>-7.93650793652345E-05</text:p>
          </table:table-cell>
          <table:table-cell office:value-type="float" office:value="-0.00293650793650801" calcext:value-type="float">
            <text:p>-0.002936507936508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ionosphere</text:p>
          </table:table-cell>
          <table:table-cell office:value-type="float" office:value="-0.0314285714285715" calcext:value-type="float">
            <text:p>-0.0314285714285715</text:p>
          </table:table-cell>
          <table:table-cell office:value-type="float" office:value="-0.00293650793650801" calcext:value-type="float">
            <text:p>-0.00293650793650801</text:p>
          </table:table-cell>
          <table:table-cell office:value-type="float" office:value="-0.0172222222222221" calcext:value-type="float">
            <text:p>-0.0172222222222221</text:p>
          </table:table-cell>
          <table:table-cell office:value-type="float" office:value="-0.0086507936507938" calcext:value-type="float">
            <text:p>-0.0086507936507938</text:p>
          </table:table-cell>
          <table:table-cell office:value-type="float" office:value="-0.00301587301587292" calcext:value-type="float">
            <text:p>-0.00301587301587292</text:p>
          </table:table-cell>
          <table:table-cell office:value-type="float" office:value="-0.0000793650793653455" calcext:value-type="float">
            <text:p>-7.93650793653455E-05</text:p>
          </table:table-cell>
          <table:table-cell office:value-type="float" office:value="-0.002857142857143" calcext:value-type="float">
            <text:p>-0.002857142857143</text:p>
          </table:table-cell>
          <table:table-cell office:value-type="float" office:value="-0.0000793650793653455" calcext:value-type="float">
            <text:p>-7.93650793653455E-05</text:p>
          </table:table-cell>
          <table:table-cell office:value-type="float" office:value="-0.00579365079365102" calcext:value-type="float">
            <text:p>-0.00579365079365102</text:p>
          </table:table-cell>
          <table:table-cell office:value-type="float" office:value="-0.00293650793650801" calcext:value-type="float">
            <text:p>-0.00293650793650801</text:p>
          </table:table-cell>
          <table:table-cell office:value-type="float" office:value="-0.0113492063492066" calcext:value-type="float">
            <text:p>-0.0113492063492066</text:p>
          </table:table-cell>
          <table:table-cell office:value-type="float" office:value="-0.0000793650793653455" calcext:value-type="float">
            <text:p>-7.93650793653455E-05</text:p>
          </table:table-cell>
          <table:table-cell office:value-type="float" office:value="-0.000158730158730136" calcext:value-type="float">
            <text:p>-0.000158730158730136</text:p>
          </table:table-cell>
          <table:table-cell office:value-type="float" office:value="-0.00579365079365102" calcext:value-type="float">
            <text:p>-0.00579365079365102</text:p>
          </table:table-cell>
          <table:table-cell office:value-type="float" office:value="-0.0172222222222221" calcext:value-type="float">
            <text:p>-0.0172222222222221</text:p>
          </table:table-cell>
          <table:table-cell office:value-type="float" office:value="-0.000158730158730136" calcext:value-type="float">
            <text:p>-0.00015873015873013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ionosphere</text:p>
          </table:table-cell>
          <table:table-cell office:value-type="float" office:value="-0.0314285714285715" calcext:value-type="float">
            <text:p>-0.0314285714285715</text:p>
          </table:table-cell>
          <table:table-cell office:value-type="float" office:value="-0.0000793650793653455" calcext:value-type="float">
            <text:p>-7.93650793653455E-05</text:p>
          </table:table-cell>
          <table:table-cell office:value-type="float" office:value="-0.0257936507936508" calcext:value-type="float">
            <text:p>-0.0257936507936508</text:p>
          </table:table-cell>
          <table:table-cell office:value-type="float" office:value="-0.00587301587301592" calcext:value-type="float">
            <text:p>-0.00587301587301592</text:p>
          </table:table-cell>
          <table:table-cell office:value-type="float" office:value="0.00277777777777766" calcext:value-type="float">
            <text:p>0.00277777777777766</text:p>
          </table:table-cell>
          <table:table-cell office:value-type="float" office:value="-0.000158730158730136" calcext:value-type="float">
            <text:p>-0.000158730158730136</text:p>
          </table:table-cell>
          <table:table-cell office:value-type="float" office:value="-0.00293650793650801" calcext:value-type="float">
            <text:p>-0.00293650793650801</text:p>
          </table:table-cell>
          <table:table-cell office:value-type="float" office:value="0.00277777777777766" calcext:value-type="float">
            <text:p>0.00277777777777766</text:p>
          </table:table-cell>
          <table:table-cell table:number-columns-repeated="2" office:value-type="float" office:value="-0.00579365079365102" calcext:value-type="float">
            <text:p>-0.00579365079365102</text:p>
          </table:table-cell>
          <table:table-cell office:value-type="float" office:value="-0.0142063492063493" calcext:value-type="float">
            <text:p>-0.0142063492063493</text:p>
          </table:table-cell>
          <table:table-cell office:value-type="float" office:value="-0.0000793650793653455" calcext:value-type="float">
            <text:p>-7.93650793653455E-05</text:p>
          </table:table-cell>
          <table:table-cell office:value-type="float" office:value="-0.0115079365079366" calcext:value-type="float">
            <text:p>-0.0115079365079366</text:p>
          </table:table-cell>
          <table:table-cell office:value-type="float" office:value="-0.0000793650793653455" calcext:value-type="float">
            <text:p>-7.93650793653455E-05</text:p>
          </table:table-cell>
          <table:table-cell office:value-type="float" office:value="-0.0115079365079366" calcext:value-type="float">
            <text:p>-0.0115079365079366</text:p>
          </table:table-cell>
          <table:table-cell office:value-type="float" office:value="-0.0000793650793653455" calcext:value-type="float">
            <text:p>-7.93650793653455E-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ionosphere</text:p>
          </table:table-cell>
          <table:table-cell office:value-type="float" office:value="-0.0314285714285715" calcext:value-type="float">
            <text:p>-0.0314285714285715</text:p>
          </table:table-cell>
          <table:table-cell office:value-type="float" office:value="-0.002857142857143" calcext:value-type="float">
            <text:p>-0.002857142857143</text:p>
          </table:table-cell>
          <table:table-cell office:value-type="float" office:value="-0.0172222222222221" calcext:value-type="float">
            <text:p>-0.0172222222222221</text:p>
          </table:table-cell>
          <table:table-cell office:value-type="float" office:value="-0.0086507936507938" calcext:value-type="float">
            <text:p>-0.0086507936507938</text:p>
          </table:table-cell>
          <table:table-cell office:value-type="float" office:value="-0.00293650793650801" calcext:value-type="float">
            <text:p>-0.00293650793650801</text:p>
          </table:table-cell>
          <table:table-cell office:value-type="float" office:value="-0.00579365079365102" calcext:value-type="float">
            <text:p>-0.00579365079365102</text:p>
          </table:table-cell>
          <table:table-cell office:value-type="float" office:value="-0.00293650793650801" calcext:value-type="float">
            <text:p>-0.00293650793650801</text:p>
          </table:table-cell>
          <table:table-cell office:value-type="float" office:value="0.00269841269841264" calcext:value-type="float">
            <text:p>0.00269841269841264</text:p>
          </table:table-cell>
          <table:table-cell office:value-type="float" office:value="-0.00293650793650801" calcext:value-type="float">
            <text:p>-0.00293650793650801</text:p>
          </table:table-cell>
          <table:table-cell office:value-type="float" office:value="-0.00579365079365102" calcext:value-type="float">
            <text:p>-0.00579365079365102</text:p>
          </table:table-cell>
          <table:table-cell office:value-type="float" office:value="-0.00857142857142856" calcext:value-type="float">
            <text:p>-0.00857142857142856</text:p>
          </table:table-cell>
          <table:table-cell office:value-type="float" office:value="-0.00293650793650801" calcext:value-type="float">
            <text:p>-0.00293650793650801</text:p>
          </table:table-cell>
          <table:table-cell office:value-type="float" office:value="-0.00571428571428578" calcext:value-type="float">
            <text:p>-0.00571428571428578</text:p>
          </table:table-cell>
          <table:table-cell office:value-type="float" office:value="-0.0000793650793653455" calcext:value-type="float">
            <text:p>-7.93650793653455E-05</text:p>
          </table:table-cell>
          <table:table-cell office:value-type="float" office:value="-0.00579365079365102" calcext:value-type="float">
            <text:p>-0.00579365079365102</text:p>
          </table:table-cell>
          <table:table-cell office:value-type="float" office:value="-0.00293650793650801" calcext:value-type="float">
            <text:p>-0.0029365079365080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ionosphere</text:p>
          </table:table-cell>
          <table:table-cell office:value-type="float" office:value="-0.0286507936507937" calcext:value-type="float">
            <text:p>-0.0286507936507937</text:p>
          </table:table-cell>
          <table:table-cell office:value-type="float" office:value="0.00285714285714278" calcext:value-type="float">
            <text:p>0.00285714285714278</text:p>
          </table:table-cell>
          <table:table-cell office:value-type="float" office:value="-0.0115079365079366" calcext:value-type="float">
            <text:p>-0.0115079365079366</text:p>
          </table:table-cell>
          <table:table-cell table:number-columns-repeated="2" office:value-type="float" office:value="-0.00579365079365102" calcext:value-type="float">
            <text:p>-0.00579365079365102</text:p>
          </table:table-cell>
          <table:table-cell office:value-type="float" office:value="-0.00587301587301592" calcext:value-type="float">
            <text:p>-0.00587301587301592</text:p>
          </table:table-cell>
          <table:table-cell office:value-type="float" office:value="-0.00293650793650801" calcext:value-type="float">
            <text:p>-0.00293650793650801</text:p>
          </table:table-cell>
          <table:table-cell office:value-type="float" office:value="-0.000158730158730136" calcext:value-type="float">
            <text:p>-0.000158730158730136</text:p>
          </table:table-cell>
          <table:table-cell office:value-type="float" office:value="-0.0000793650793653455" calcext:value-type="float">
            <text:p>-7.93650793653455E-05</text:p>
          </table:table-cell>
          <table:table-cell office:value-type="float" office:value="-0.00579365079365102" calcext:value-type="float">
            <text:p>-0.00579365079365102</text:p>
          </table:table-cell>
          <table:table-cell office:value-type="float" office:value="-0.002857142857143" calcext:value-type="float">
            <text:p>-0.002857142857143</text:p>
          </table:table-cell>
          <table:table-cell office:value-type="float" office:value="-0.00579365079365102" calcext:value-type="float">
            <text:p>-0.00579365079365102</text:p>
          </table:table-cell>
          <table:table-cell office:value-type="float" office:value="-0.00571428571428578" calcext:value-type="float">
            <text:p>-0.00571428571428578</text:p>
          </table:table-cell>
          <table:table-cell office:value-type="float" office:value="-0.0000793650793653455" calcext:value-type="float">
            <text:p>-7.93650793653455E-05</text:p>
          </table:table-cell>
          <table:table-cell office:value-type="float" office:value="-0.0086507936507938" calcext:value-type="float">
            <text:p>-0.0086507936507938</text:p>
          </table:table-cell>
          <table:table-cell office:value-type="float" office:value="-0.00293650793650801" calcext:value-type="float">
            <text:p>-0.0029365079365080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ionosphere</text:p>
          </table:table-cell>
          <table:table-cell office:value-type="float" office:value="-0.0268888888888888" calcext:value-type="float">
            <text:p>-0.0268888888888888</text:p>
          </table:table-cell>
          <table:table-cell office:value-type="float" office:value="-0.00287301587301592" calcext:value-type="float">
            <text:p>-0.00287301587301592</text:p>
          </table:table-cell>
          <table:table-cell office:value-type="float" office:value="-0.0143809523809523" calcext:value-type="float">
            <text:p>-0.0143809523809523</text:p>
          </table:table-cell>
          <table:table-cell office:value-type="float" office:value="-0.00525396825396829" calcext:value-type="float">
            <text:p>-0.00525396825396829</text:p>
          </table:table-cell>
          <table:table-cell office:value-type="float" office:value="-0.00295238095238104" calcext:value-type="float">
            <text:p>-0.00295238095238104</text:p>
          </table:table-cell>
          <table:table-cell office:value-type="float" office:value="0.00101587301587291" calcext:value-type="float">
            <text:p>0.00101587301587291</text:p>
          </table:table-cell>
          <table:table-cell office:value-type="float" office:value="0.000492063492063433" calcext:value-type="float">
            <text:p>0.000492063492063433</text:p>
          </table:table-cell>
          <table:table-cell office:value-type="float" office:value="0.00104761904761908" calcext:value-type="float">
            <text:p>0.00104761904761908</text:p>
          </table:table-cell>
          <table:table-cell office:value-type="float" office:value="-0.00234920634920643" calcext:value-type="float">
            <text:p>-0.00234920634920643</text:p>
          </table:table-cell>
          <table:table-cell office:value-type="float" office:value="-0.000634920634920766" calcext:value-type="float">
            <text:p>-0.000634920634920766</text:p>
          </table:table-cell>
          <table:table-cell office:value-type="float" office:value="-0.00739682539682551" calcext:value-type="float">
            <text:p>-0.00739682539682551</text:p>
          </table:table-cell>
          <table:table-cell office:value-type="float" office:value="0.00333333333333319" calcext:value-type="float">
            <text:p>0.00333333333333319</text:p>
          </table:table-cell>
          <table:table-cell office:value-type="float" office:value="-0.00293650793650801" calcext:value-type="float">
            <text:p>-0.00293650793650801</text:p>
          </table:table-cell>
          <table:table-cell office:value-type="float" office:value="-0.00233333333333352" calcext:value-type="float">
            <text:p>-0.00233333333333352</text:p>
          </table:table-cell>
          <table:table-cell office:value-type="float" office:value="-0.00865079365079369" calcext:value-type="float">
            <text:p>-0.00865079365079369</text:p>
          </table:table-cell>
          <table:table-cell office:value-type="float" office:value="-0.00180952380952382" calcext:value-type="float">
            <text:p>-0.001809523809523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mammographic</text:p>
          </table:table-cell>
          <table:table-cell office:value-type="float" office:value="0.0602409638554218" calcext:value-type="float">
            <text:p>0.0602409638554218</text:p>
          </table:table-cell>
          <table:table-cell office:value-type="float" office:value="-0.0590361445783133" calcext:value-type="float">
            <text:p>-0.0590361445783133</text:p>
          </table:table-cell>
          <table:table-cell office:value-type="float" office:value="0.0409638554216867" calcext:value-type="float">
            <text:p>0.0409638554216867</text:p>
          </table:table-cell>
          <table:table-cell office:value-type="float" office:value="0.0361445783132529" calcext:value-type="float">
            <text:p>0.0361445783132529</text:p>
          </table:table-cell>
          <table:table-cell office:value-type="float" office:value="0.0409638554216867" calcext:value-type="float">
            <text:p>0.0409638554216867</text:p>
          </table:table-cell>
          <table:table-cell table:number-columns-repeated="2" office:value-type="float" office:value="0.0301204819277109" calcext:value-type="float">
            <text:p>0.0301204819277109</text:p>
          </table:table-cell>
          <table:table-cell office:value-type="float" office:value="0.0337349397590361" calcext:value-type="float">
            <text:p>0.0337349397590361</text:p>
          </table:table-cell>
          <table:table-cell office:value-type="float" office:value="0.0301204819277109" calcext:value-type="float">
            <text:p>0.0301204819277109</text:p>
          </table:table-cell>
          <table:table-cell office:value-type="float" office:value="0.00602409638554213" calcext:value-type="float">
            <text:p>0.00602409638554213</text:p>
          </table:table-cell>
          <table:table-cell office:value-type="float" office:value="0.0144578313253012" calcext:value-type="float">
            <text:p>0.0144578313253012</text:p>
          </table:table-cell>
          <table:table-cell office:value-type="float" office:value="0.0180722891566265" calcext:value-type="float">
            <text:p>0.0180722891566265</text:p>
          </table:table-cell>
          <table:table-cell office:value-type="float" office:value="0.0277108433734939" calcext:value-type="float">
            <text:p>0.0277108433734939</text:p>
          </table:table-cell>
          <table:table-cell office:value-type="float" office:value="0.0144578313253012" calcext:value-type="float">
            <text:p>0.0144578313253012</text:p>
          </table:table-cell>
          <table:table-cell office:value-type="float" office:value="0.016867469879518" calcext:value-type="float">
            <text:p>0.016867469879518</text:p>
          </table:table-cell>
          <table:table-cell office:value-type="float" office:value="0.0373493975903614" calcext:value-type="float">
            <text:p>0.037349397590361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mammographic</text:p>
          </table:table-cell>
          <table:table-cell office:value-type="float" office:value="0.0662650602409639" calcext:value-type="float">
            <text:p>0.0662650602409639</text:p>
          </table:table-cell>
          <table:table-cell office:value-type="float" office:value="-0.06144578313253" calcext:value-type="float">
            <text:p>-0.06144578313253</text:p>
          </table:table-cell>
          <table:table-cell office:value-type="float" office:value="0.0469879518072289" calcext:value-type="float">
            <text:p>0.0469879518072289</text:p>
          </table:table-cell>
          <table:table-cell office:value-type="float" office:value="0.0457831325301205" calcext:value-type="float">
            <text:p>0.0457831325301205</text:p>
          </table:table-cell>
          <table:table-cell office:value-type="float" office:value="0.0277108433734941" calcext:value-type="float">
            <text:p>0.0277108433734941</text:p>
          </table:table-cell>
          <table:table-cell office:value-type="float" office:value="0.0120481927710844" calcext:value-type="float">
            <text:p>0.0120481927710844</text:p>
          </table:table-cell>
          <table:table-cell office:value-type="float" office:value="0.0265060240963857" calcext:value-type="float">
            <text:p>0.0265060240963857</text:p>
          </table:table-cell>
          <table:table-cell office:value-type="float" office:value="0.0168674698795182" calcext:value-type="float">
            <text:p>0.0168674698795182</text:p>
          </table:table-cell>
          <table:table-cell office:value-type="float" office:value="0.0265060240963857" calcext:value-type="float">
            <text:p>0.0265060240963857</text:p>
          </table:table-cell>
          <table:table-cell office:value-type="float" office:value="-0.00481927710843366" calcext:value-type="float">
            <text:p>-0.00481927710843366</text:p>
          </table:table-cell>
          <table:table-cell office:value-type="float" office:value="0.0240963855421688" calcext:value-type="float">
            <text:p>0.0240963855421688</text:p>
          </table:table-cell>
          <table:table-cell office:value-type="float" office:value="0.019277108433735" calcext:value-type="float">
            <text:p>0.019277108433735</text:p>
          </table:table-cell>
          <table:table-cell office:value-type="float" office:value="0.0156626506024097" calcext:value-type="float">
            <text:p>0.0156626506024097</text:p>
          </table:table-cell>
          <table:table-cell office:value-type="float" office:value="-0.0072289156626506" calcext:value-type="float">
            <text:p>-0.0072289156626506</text:p>
          </table:table-cell>
          <table:table-cell office:value-type="float" office:value="0.0180722891566265" calcext:value-type="float">
            <text:p>0.0180722891566265</text:p>
          </table:table-cell>
          <table:table-cell office:value-type="float" office:value="0.0168674698795182" calcext:value-type="float">
            <text:p>0.016867469879518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mammographic</text:p>
          </table:table-cell>
          <table:table-cell office:value-type="float" office:value="0.0674698795180723" calcext:value-type="float">
            <text:p>0.0674698795180723</text:p>
          </table:table-cell>
          <table:table-cell office:value-type="float" office:value="-0.0638554216867471" calcext:value-type="float">
            <text:p>-0.0638554216867471</text:p>
          </table:table-cell>
          <table:table-cell office:value-type="float" office:value="0.0469879518072289" calcext:value-type="float">
            <text:p>0.0469879518072289</text:p>
          </table:table-cell>
          <table:table-cell office:value-type="float" office:value="0.0530120481927711" calcext:value-type="float">
            <text:p>0.0530120481927711</text:p>
          </table:table-cell>
          <table:table-cell office:value-type="float" office:value="0.0361445783132529" calcext:value-type="float">
            <text:p>0.0361445783132529</text:p>
          </table:table-cell>
          <table:table-cell office:value-type="float" office:value="0.0204819277108433" calcext:value-type="float">
            <text:p>0.0204819277108433</text:p>
          </table:table-cell>
          <table:table-cell office:value-type="float" office:value="0.0361445783132529" calcext:value-type="float">
            <text:p>0.0361445783132529</text:p>
          </table:table-cell>
          <table:table-cell table:number-columns-repeated="2" office:value-type="float" office:value="0.0228915662650602" calcext:value-type="float">
            <text:p>0.0228915662650602</text:p>
          </table:table-cell>
          <table:table-cell office:value-type="float" office:value="0.00120481927710847" calcext:value-type="float">
            <text:p>0.00120481927710847</text:p>
          </table:table-cell>
          <table:table-cell office:value-type="float" office:value="0.0216867469879517" calcext:value-type="float">
            <text:p>0.0216867469879517</text:p>
          </table:table-cell>
          <table:table-cell office:value-type="float" office:value="0.0180722891566265" calcext:value-type="float">
            <text:p>0.0180722891566265</text:p>
          </table:table-cell>
          <table:table-cell office:value-type="float" office:value="0.0240963855421686" calcext:value-type="float">
            <text:p>0.0240963855421686</text:p>
          </table:table-cell>
          <table:table-cell office:value-type="float" office:value="-0.0072289156626506" calcext:value-type="float">
            <text:p>-0.0072289156626506</text:p>
          </table:table-cell>
          <table:table-cell office:value-type="float" office:value="0.0192771084337349" calcext:value-type="float">
            <text:p>0.0192771084337349</text:p>
          </table:table-cell>
          <table:table-cell office:value-type="float" office:value="0.0228915662650602" calcext:value-type="float">
            <text:p>0.02289156626506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mammographic</text:p>
          </table:table-cell>
          <table:table-cell office:value-type="float" office:value="0.0686746987951807" calcext:value-type="float">
            <text:p>0.0686746987951807</text:p>
          </table:table-cell>
          <table:table-cell office:value-type="float" office:value="-0.0626506024096385" calcext:value-type="float">
            <text:p>-0.0626506024096385</text:p>
          </table:table-cell>
          <table:table-cell office:value-type="float" office:value="0.0433734939759037" calcext:value-type="float">
            <text:p>0.0433734939759037</text:p>
          </table:table-cell>
          <table:table-cell office:value-type="float" office:value="0.0518072289156627" calcext:value-type="float">
            <text:p>0.0518072289156627</text:p>
          </table:table-cell>
          <table:table-cell office:value-type="float" office:value="0.0337349397590361" calcext:value-type="float">
            <text:p>0.0337349397590361</text:p>
          </table:table-cell>
          <table:table-cell office:value-type="float" office:value="0.0180722891566265" calcext:value-type="float">
            <text:p>0.0180722891566265</text:p>
          </table:table-cell>
          <table:table-cell office:value-type="float" office:value="0.0349397590361445" calcext:value-type="float">
            <text:p>0.0349397590361445</text:p>
          </table:table-cell>
          <table:table-cell office:value-type="float" office:value="0.0277108433734941" calcext:value-type="float">
            <text:p>0.0277108433734941</text:p>
          </table:table-cell>
          <table:table-cell office:value-type="float" office:value="0.0216867469879518" calcext:value-type="float">
            <text:p>0.0216867469879518</text:p>
          </table:table-cell>
          <table:table-cell office:value-type="float" office:value="0.00120481927710847" calcext:value-type="float">
            <text:p>0.00120481927710847</text:p>
          </table:table-cell>
          <table:table-cell office:value-type="float" office:value="0.0204819277108433" calcext:value-type="float">
            <text:p>0.0204819277108433</text:p>
          </table:table-cell>
          <table:table-cell office:value-type="float" office:value="0.0168674698795182" calcext:value-type="float">
            <text:p>0.0168674698795182</text:p>
          </table:table-cell>
          <table:table-cell office:value-type="float" office:value="0.0204819277108434" calcext:value-type="float">
            <text:p>0.0204819277108434</text:p>
          </table:table-cell>
          <table:table-cell office:value-type="float" office:value="-0.00120481927710836" calcext:value-type="float">
            <text:p>-0.00120481927710836</text:p>
          </table:table-cell>
          <table:table-cell office:value-type="float" office:value="0.019277108433735" calcext:value-type="float">
            <text:p>0.019277108433735</text:p>
          </table:table-cell>
          <table:table-cell office:value-type="float" office:value="0.0168674698795182" calcext:value-type="float">
            <text:p>0.016867469879518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mammographic</text:p>
          </table:table-cell>
          <table:table-cell office:value-type="float" office:value="0.063855421686747" calcext:value-type="float">
            <text:p>0.063855421686747</text:p>
          </table:table-cell>
          <table:table-cell office:value-type="float" office:value="-0.0626506024096386" calcext:value-type="float">
            <text:p>-0.0626506024096386</text:p>
          </table:table-cell>
          <table:table-cell office:value-type="float" office:value="0.0421686746987953" calcext:value-type="float">
            <text:p>0.0421686746987953</text:p>
          </table:table-cell>
          <table:table-cell office:value-type="float" office:value="0.0457831325301203" calcext:value-type="float">
            <text:p>0.0457831325301203</text:p>
          </table:table-cell>
          <table:table-cell office:value-type="float" office:value="0.0289156626506024" calcext:value-type="float">
            <text:p>0.0289156626506024</text:p>
          </table:table-cell>
          <table:table-cell office:value-type="float" office:value="0.0156626506024096" calcext:value-type="float">
            <text:p>0.0156626506024096</text:p>
          </table:table-cell>
          <table:table-cell office:value-type="float" office:value="0.0313253012048191" calcext:value-type="float">
            <text:p>0.0313253012048191</text:p>
          </table:table-cell>
          <table:table-cell office:value-type="float" office:value="0.0253012048192771" calcext:value-type="float">
            <text:p>0.0253012048192771</text:p>
          </table:table-cell>
          <table:table-cell office:value-type="float" office:value="0.0180722891566264" calcext:value-type="float">
            <text:p>0.0180722891566264</text:p>
          </table:table-cell>
          <table:table-cell office:value-type="float" office:value="0" calcext:value-type="float">
            <text:p>0</text:p>
          </table:table-cell>
          <table:table-cell office:value-type="float" office:value="0.0192771084337349" calcext:value-type="float">
            <text:p>0.0192771084337349</text:p>
          </table:table-cell>
          <table:table-cell office:value-type="float" office:value="0.0180722891566265" calcext:value-type="float">
            <text:p>0.0180722891566265</text:p>
          </table:table-cell>
          <table:table-cell office:value-type="float" office:value="0.0204819277108433" calcext:value-type="float">
            <text:p>0.0204819277108433</text:p>
          </table:table-cell>
          <table:table-cell office:value-type="float" office:value="-0.0036144578313253" calcext:value-type="float">
            <text:p>-0.0036144578313253</text:p>
          </table:table-cell>
          <table:table-cell office:value-type="float" office:value="0.0204819277108433" calcext:value-type="float">
            <text:p>0.0204819277108433</text:p>
          </table:table-cell>
          <table:table-cell office:value-type="float" office:value="0.0132530120481927" calcext:value-type="float">
            <text:p>0.0132530120481927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mammographic</text:p>
          </table:table-cell>
          <table:table-cell office:value-type="float" office:value="0.0653012048192772" calcext:value-type="float">
            <text:p>0.0653012048192772</text:p>
          </table:table-cell>
          <table:table-cell office:value-type="float" office:value="-0.0619277108433736" calcext:value-type="float">
            <text:p>-0.0619277108433736</text:p>
          </table:table-cell>
          <table:table-cell office:value-type="float" office:value="0.0440963855421686" calcext:value-type="float">
            <text:p>0.0440963855421686</text:p>
          </table:table-cell>
          <table:table-cell office:value-type="float" office:value="0.0465060240963855" calcext:value-type="float">
            <text:p>0.0465060240963855</text:p>
          </table:table-cell>
          <table:table-cell office:value-type="float" office:value="0.0334939759036144" calcext:value-type="float">
            <text:p>0.0334939759036144</text:p>
          </table:table-cell>
          <table:table-cell office:value-type="float" office:value="0.0192771084337349" calcext:value-type="float">
            <text:p>0.0192771084337349</text:p>
          </table:table-cell>
          <table:table-cell office:value-type="float" office:value="0.0318072289156626" calcext:value-type="float">
            <text:p>0.0318072289156626</text:p>
          </table:table-cell>
          <table:table-cell office:value-type="float" office:value="0.0253012048192771" calcext:value-type="float">
            <text:p>0.0253012048192771</text:p>
          </table:table-cell>
          <table:table-cell office:value-type="float" office:value="0.0238554216867469" calcext:value-type="float">
            <text:p>0.0238554216867469</text:p>
          </table:table-cell>
          <table:table-cell office:value-type="float" office:value="0.000722891566265038" calcext:value-type="float">
            <text:p>0.000722891566265038</text:p>
          </table:table-cell>
          <table:table-cell office:value-type="float" office:value="0.02" calcext:value-type="float">
            <text:p>0.02</text:p>
          </table:table-cell>
          <table:table-cell office:value-type="float" office:value="0.0180722891566265" calcext:value-type="float">
            <text:p>0.0180722891566265</text:p>
          </table:table-cell>
          <table:table-cell office:value-type="float" office:value="0.0216867469879518" calcext:value-type="float">
            <text:p>0.0216867469879518</text:p>
          </table:table-cell>
          <table:table-cell office:value-type="float" office:value="-0.000963855421686866" calcext:value-type="float">
            <text:p>-0.000963855421686866</text:p>
          </table:table-cell>
          <table:table-cell office:value-type="float" office:value="0.0187951807228915" calcext:value-type="float">
            <text:p>0.0187951807228915</text:p>
          </table:table-cell>
          <table:table-cell office:value-type="float" office:value="0.0214457831325301" calcext:value-type="float">
            <text:p>0.02144578313253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phoneme</text:p>
          </table:table-cell>
          <table:table-cell office:value-type="float" office:value="-0.0364523858424042" calcext:value-type="float">
            <text:p>-0.0364523858424042</text:p>
          </table:table-cell>
          <table:table-cell office:value-type="float" office:value="-0.0088782775381665" calcext:value-type="float">
            <text:p>-0.0088782775381665</text:p>
          </table:table-cell>
          <table:table-cell office:value-type="float" office:value="-0.0159115492572053" calcext:value-type="float">
            <text:p>-0.0159115492572053</text:p>
          </table:table-cell>
          <table:table-cell office:value-type="float" office:value="-0.0190562743889914" calcext:value-type="float">
            <text:p>-0.0190562743889914</text:p>
          </table:table-cell>
          <table:table-cell office:value-type="float" office:value="-0.00980762648045441" calcext:value-type="float">
            <text:p>-0.00980762648045441</text:p>
          </table:table-cell>
          <table:table-cell office:value-type="float" office:value="-0.012578215923872" calcext:value-type="float">
            <text:p>-0.012578215923872</text:p>
          </table:table-cell>
          <table:table-cell office:value-type="float" office:value="-0.0135058533579789" calcext:value-type="float">
            <text:p>-0.0135058533579789</text:p>
          </table:table-cell>
          <table:table-cell office:value-type="float" office:value="-0.0122088724584102" calcext:value-type="float">
            <text:p>-0.0122088724584102</text:p>
          </table:table-cell>
          <table:table-cell office:value-type="float" office:value="-0.00647258163894005" calcext:value-type="float">
            <text:p>-0.00647258163894005</text:p>
          </table:table-cell>
          <table:table-cell office:value-type="float" office:value="-0.00739748065995749" calcext:value-type="float">
            <text:p>-0.00739748065995749</text:p>
          </table:table-cell>
          <table:table-cell office:value-type="float" office:value="-0.00851167248579443" calcext:value-type="float">
            <text:p>-0.00851167248579443</text:p>
          </table:table-cell>
          <table:table-cell office:value-type="float" office:value="-0.00517868145409717" calcext:value-type="float">
            <text:p>-0.00517868145409717</text:p>
          </table:table-cell>
          <table:table-cell office:value-type="float" office:value="-0.00684500581912761" calcext:value-type="float">
            <text:p>-0.00684500581912761</text:p>
          </table:table-cell>
          <table:table-cell office:value-type="float" office:value="-0.00462209899363319" calcext:value-type="float">
            <text:p>-0.00462209899363319</text:p>
          </table:table-cell>
          <table:table-cell office:value-type="float" office:value="-0.00369754227425201" calcext:value-type="float">
            <text:p>-0.00369754227425201</text:p>
          </table:table-cell>
          <table:table-cell office:value-type="float" office:value="-0.00629047716848064" calcext:value-type="float">
            <text:p>-0.0062904771684806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phoneme</text:p>
          </table:table-cell>
          <table:table-cell office:value-type="float" office:value="-0.0431139179845281" calcext:value-type="float">
            <text:p>-0.0431139179845281</text:p>
          </table:table-cell>
          <table:table-cell office:value-type="float" office:value="-0.00721434928458975" calcext:value-type="float">
            <text:p>-0.00721434928458975</text:p>
          </table:table-cell>
          <table:table-cell office:value-type="float" office:value="-0.0173926884370508" calcext:value-type="float">
            <text:p>-0.0173926884370508</text:p>
          </table:table-cell>
          <table:table-cell office:value-type="float" office:value="-0.0184996919285274" calcext:value-type="float">
            <text:p>-0.0184996919285274</text:p>
          </table:table-cell>
          <table:table-cell office:value-type="float" office:value="-0.012026767987951" calcext:value-type="float">
            <text:p>-0.012026767987951</text:p>
          </table:table-cell>
          <table:table-cell office:value-type="float" office:value="-0.00813890600397082" calcext:value-type="float">
            <text:p>-0.00813890600397082</text:p>
          </table:table-cell>
          <table:table-cell office:value-type="float" office:value="-0.0122119531731362" calcext:value-type="float">
            <text:p>-0.0122119531731362</text:p>
          </table:table-cell>
          <table:table-cell office:value-type="float" office:value="-0.00980249195591165" calcext:value-type="float">
            <text:p>-0.00980249195591165</text:p>
          </table:table-cell>
          <table:table-cell office:value-type="float" office:value="-0.00962141439036079" calcext:value-type="float">
            <text:p>-0.00962141439036079</text:p>
          </table:table-cell>
          <table:table-cell office:value-type="float" office:value="-0.00351304169233935" calcext:value-type="float">
            <text:p>-0.00351304169233935</text:p>
          </table:table-cell>
          <table:table-cell office:value-type="float" office:value="-0.00591771068665714" calcext:value-type="float">
            <text:p>-0.00591771068665714</text:p>
          </table:table-cell>
          <table:table-cell office:value-type="float" office:value="-0.0042513863216268" calcext:value-type="float">
            <text:p>-0.0042513863216268</text:p>
          </table:table-cell>
          <table:table-cell office:value-type="float" office:value="-0.00277503936468837" calcext:value-type="float">
            <text:p>-0.00277503936468837</text:p>
          </table:table-cell>
          <table:table-cell office:value-type="float" office:value="-0.00406928185116739" calcext:value-type="float">
            <text:p>-0.00406928185116739</text:p>
          </table:table-cell>
          <table:table-cell office:value-type="float" office:value="-0.00332956801533513" calcext:value-type="float">
            <text:p>-0.00332956801533513</text:p>
          </table:table-cell>
          <table:table-cell office:value-type="float" office:value="-0.0018480865338536" calcext:value-type="float">
            <text:p>-0.001848086533853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phoneme</text:p>
          </table:table-cell>
          <table:table-cell office:value-type="float" office:value="-0.0416327788046826" calcext:value-type="float">
            <text:p>-0.0416327788046826</text:p>
          </table:table-cell>
          <table:table-cell office:value-type="float" office:value="-0.00666016293557881" calcext:value-type="float">
            <text:p>-0.00666016293557881</text:p>
          </table:table-cell>
          <table:table-cell office:value-type="float" office:value="-0.0183169028547956" calcext:value-type="float">
            <text:p>-0.0183169028547956</text:p>
          </table:table-cell>
          <table:table-cell office:value-type="float" office:value="-0.0183127952351612" calcext:value-type="float">
            <text:p>-0.0183127952351612</text:p>
          </table:table-cell>
          <table:table-cell office:value-type="float" office:value="-0.0107297870883822" calcext:value-type="float">
            <text:p>-0.0107297870883822</text:p>
          </table:table-cell>
          <table:table-cell office:value-type="float" office:value="-0.00684089819949341" calcext:value-type="float">
            <text:p>-0.00684089819949341</text:p>
          </table:table-cell>
          <table:table-cell office:value-type="float" office:value="-0.0120271102895871" calcext:value-type="float">
            <text:p>-0.0120271102895871</text:p>
          </table:table-cell>
          <table:table-cell office:value-type="float" office:value="-0.00943314849044963" calcext:value-type="float">
            <text:p>-0.00943314849044963</text:p>
          </table:table-cell>
          <table:table-cell office:value-type="float" office:value="-0.00665947833230629" calcext:value-type="float">
            <text:p>-0.00665947833230629</text:p>
          </table:table-cell>
          <table:table-cell office:value-type="float" office:value="-0.00258335044841507" calcext:value-type="float">
            <text:p>-0.00258335044841507</text:p>
          </table:table-cell>
          <table:table-cell office:value-type="float" office:value="-0.00702847949613206" calcext:value-type="float">
            <text:p>-0.00702847949613206</text:p>
          </table:table-cell>
          <table:table-cell office:value-type="float" office:value="-0.00517457383446285" calcext:value-type="float">
            <text:p>-0.00517457383446285</text:p>
          </table:table-cell>
          <table:table-cell office:value-type="float" office:value="-0.00221777230095166" calcext:value-type="float">
            <text:p>-0.00221777230095166</text:p>
          </table:table-cell>
          <table:table-cell office:value-type="float" office:value="-0.00166187444375987" calcext:value-type="float">
            <text:p>-0.00166187444375987</text:p>
          </table:table-cell>
          <table:table-cell office:value-type="float" office:value="-0.00443999452317367" calcext:value-type="float">
            <text:p>-0.00443999452317367</text:p>
          </table:table-cell>
          <table:table-cell office:value-type="float" office:value="-0.00277367015814323" calcext:value-type="float">
            <text:p>-0.002773670158143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phoneme</text:p>
          </table:table-cell>
          <table:table-cell office:value-type="float" office:value="-0.0436708427466282" calcext:value-type="float">
            <text:p>-0.0436708427466282</text:p>
          </table:table-cell>
          <table:table-cell office:value-type="float" office:value="-0.00943725611008395" calcext:value-type="float">
            <text:p>-0.00943725611008395</text:p>
          </table:table-cell>
          <table:table-cell office:value-type="float" office:value="-0.0160991305538439" calcext:value-type="float">
            <text:p>-0.0160991305538439</text:p>
          </table:table-cell>
          <table:table-cell office:value-type="float" office:value="-0.0175737660026015" calcext:value-type="float">
            <text:p>-0.0175737660026015</text:p>
          </table:table-cell>
          <table:table-cell office:value-type="float" office:value="-0.0105466557130142" calcext:value-type="float">
            <text:p>-0.0105466557130142</text:p>
          </table:table-cell>
          <table:table-cell office:value-type="float" office:value="-0.00776853563360036" calcext:value-type="float">
            <text:p>-0.00776853563360036</text:p>
          </table:table-cell>
          <table:table-cell office:value-type="float" office:value="-0.010917710686657" calcext:value-type="float">
            <text:p>-0.010917710686657</text:p>
          </table:table-cell>
          <table:table-cell office:value-type="float" office:value="-0.00962004518381598" calcext:value-type="float">
            <text:p>-0.00962004518381598</text:p>
          </table:table-cell>
          <table:table-cell office:value-type="float" office:value="-0.00684603272403639" calcext:value-type="float">
            <text:p>-0.00684603272403639</text:p>
          </table:table-cell>
          <table:table-cell office:value-type="float" office:value="-0.00258471965495999" calcext:value-type="float">
            <text:p>-0.00258471965495999</text:p>
          </table:table-cell>
          <table:table-cell office:value-type="float" office:value="-0.00555007872937641" calcext:value-type="float">
            <text:p>-0.00555007872937641</text:p>
          </table:table-cell>
          <table:table-cell office:value-type="float" office:value="-0.00665810912576159" calcext:value-type="float">
            <text:p>-0.00665810912576159</text:p>
          </table:table-cell>
          <table:table-cell office:value-type="float" office:value="-0.00166563976175793" calcext:value-type="float">
            <text:p>-0.00166563976175793</text:p>
          </table:table-cell>
          <table:table-cell office:value-type="float" office:value="0.00074210994728563" calcext:value-type="float">
            <text:p>0.00074210994728563</text:p>
          </table:table-cell>
          <table:table-cell office:value-type="float" office:value="-0.00499555007872943" calcext:value-type="float">
            <text:p>-0.00499555007872943</text:p>
          </table:table-cell>
          <table:table-cell office:value-type="float" office:value="-0.00406825494625862" calcext:value-type="float">
            <text:p>-0.0040682549462586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phoneme</text:p>
          </table:table-cell>
          <table:table-cell office:value-type="float" office:value="-0.0438556856301773" calcext:value-type="float">
            <text:p>-0.0438556856301773</text:p>
          </table:table-cell>
          <table:table-cell office:value-type="float" office:value="-0.00832682960224562" calcext:value-type="float">
            <text:p>-0.00832682960224562</text:p>
          </table:table-cell>
          <table:table-cell office:value-type="float" office:value="-0.0164677894160334" calcext:value-type="float">
            <text:p>-0.0164677894160334</text:p>
          </table:table-cell>
          <table:table-cell office:value-type="float" office:value="-0.018683850208804" calcext:value-type="float">
            <text:p>-0.018683850208804</text:p>
          </table:table-cell>
          <table:table-cell office:value-type="float" office:value="-0.010730813993291" calcext:value-type="float">
            <text:p>-0.010730813993291</text:p>
          </table:table-cell>
          <table:table-cell office:value-type="float" office:value="-0.00758129663859786" calcext:value-type="float">
            <text:p>-0.00758129663859786</text:p>
          </table:table-cell>
          <table:table-cell office:value-type="float" office:value="-0.010730813993291" calcext:value-type="float">
            <text:p>-0.010730813993291</text:p>
          </table:table-cell>
          <table:table-cell office:value-type="float" office:value="-0.011098788252208" calcext:value-type="float">
            <text:p>-0.011098788252208</text:p>
          </table:table-cell>
          <table:table-cell office:value-type="float" office:value="-0.00832511809406444" calcext:value-type="float">
            <text:p>-0.00832511809406444</text:p>
          </table:table-cell>
          <table:table-cell office:value-type="float" office:value="-0.00387998904634756" calcext:value-type="float">
            <text:p>-0.00387998904634756</text:p>
          </table:table-cell>
          <table:table-cell office:value-type="float" office:value="-0.00462449510508678" calcext:value-type="float">
            <text:p>-0.00462449510508678</text:p>
          </table:table-cell>
          <table:table-cell office:value-type="float" office:value="-0.00462072978708838" calcext:value-type="float">
            <text:p>-0.00462072978708838</text:p>
          </table:table-cell>
          <table:table-cell office:value-type="float" office:value="-0.00258916957623079" calcext:value-type="float">
            <text:p>-0.00258916957623079</text:p>
          </table:table-cell>
          <table:table-cell office:value-type="float" office:value="-0.000737317724378794" calcext:value-type="float">
            <text:p>-0.000737317724378794</text:p>
          </table:table-cell>
          <table:table-cell office:value-type="float" office:value="-0.00591976449647424" calcext:value-type="float">
            <text:p>-0.00591976449647424</text:p>
          </table:table-cell>
          <table:table-cell office:value-type="float" office:value="-0.00406791264462236" calcext:value-type="float">
            <text:p>-0.0040679126446223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phoneme</text:p>
          </table:table-cell>
          <table:table-cell office:value-type="float" office:value="-0.041745122201684" calcext:value-type="float">
            <text:p>-0.041745122201684</text:p>
          </table:table-cell>
          <table:table-cell office:value-type="float" office:value="-0.00810337509413295" calcext:value-type="float">
            <text:p>-0.00810337509413295</text:p>
          </table:table-cell>
          <table:table-cell office:value-type="float" office:value="-0.0168376121037857" calcext:value-type="float">
            <text:p>-0.0168376121037857</text:p>
          </table:table-cell>
          <table:table-cell office:value-type="float" office:value="-0.018425275552817" calcext:value-type="float">
            <text:p>-0.018425275552817</text:p>
          </table:table-cell>
          <table:table-cell office:value-type="float" office:value="-0.0107683302526185" calcext:value-type="float">
            <text:p>-0.0107683302526185</text:p>
          </table:table-cell>
          <table:table-cell office:value-type="float" office:value="-0.00858157047990682" calcext:value-type="float">
            <text:p>-0.00858157047990682</text:p>
          </table:table-cell>
          <table:table-cell office:value-type="float" office:value="-0.0118786883001301" calcext:value-type="float">
            <text:p>-0.0118786883001301</text:p>
          </table:table-cell>
          <table:table-cell office:value-type="float" office:value="-0.010432669268159" calcext:value-type="float">
            <text:p>-0.010432669268159</text:p>
          </table:table-cell>
          <table:table-cell office:value-type="float" office:value="-0.00758492503594166" calcext:value-type="float">
            <text:p>-0.00758492503594166</text:p>
          </table:table-cell>
          <table:table-cell office:value-type="float" office:value="-0.00399171630040396" calcext:value-type="float">
            <text:p>-0.00399171630040396</text:p>
          </table:table-cell>
          <table:table-cell office:value-type="float" office:value="-0.00632648730060936" calcext:value-type="float">
            <text:p>-0.00632648730060936</text:p>
          </table:table-cell>
          <table:table-cell office:value-type="float" office:value="-0.00517669610460736" calcext:value-type="float">
            <text:p>-0.00517669610460736</text:p>
          </table:table-cell>
          <table:table-cell office:value-type="float" office:value="-0.00321852536455114" calcext:value-type="float">
            <text:p>-0.00321852536455114</text:p>
          </table:table-cell>
          <table:table-cell office:value-type="float" office:value="-0.00206969261313072" calcext:value-type="float">
            <text:p>-0.00206969261313072</text:p>
          </table:table-cell>
          <table:table-cell office:value-type="float" office:value="-0.00447648387759292" calcext:value-type="float">
            <text:p>-0.00447648387759292</text:p>
          </table:table-cell>
          <table:table-cell office:value-type="float" office:value="-0.00380968029027162" calcext:value-type="float">
            <text:p>-0.003809680290271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pima</text:p>
          </table:table-cell>
          <table:table-cell office:value-type="float" office:value="0.00136705399863279" calcext:value-type="float">
            <text:p>0.00136705399863279</text:p>
          </table:table-cell>
          <table:table-cell office:value-type="float" office:value="-0.0428229665071771" calcext:value-type="float">
            <text:p>-0.0428229665071771</text:p>
          </table:table-cell>
          <table:table-cell office:value-type="float" office:value="0.0117908407382091" calcext:value-type="float">
            <text:p>0.0117908407382091</text:p>
          </table:table-cell>
          <table:table-cell office:value-type="float" office:value="0.0247265892002733" calcext:value-type="float">
            <text:p>0.0247265892002733</text:p>
          </table:table-cell>
          <table:table-cell office:value-type="float" office:value="0.0156527682843471" calcext:value-type="float">
            <text:p>0.0156527682843471</text:p>
          </table:table-cell>
          <table:table-cell office:value-type="float" office:value="0.0143540669856459" calcext:value-type="float">
            <text:p>0.0143540669856459</text:p>
          </table:table-cell>
          <table:table-cell office:value-type="float" office:value="0.0195659603554339" calcext:value-type="float">
            <text:p>0.0195659603554339</text:p>
          </table:table-cell>
          <table:table-cell office:value-type="float" office:value="0.000136705399863213" calcext:value-type="float">
            <text:p>0.000136705399863213</text:p>
          </table:table-cell>
          <table:table-cell office:value-type="float" office:value="0.00126452494873541" calcext:value-type="float">
            <text:p>0.00126452494873541</text:p>
          </table:table-cell>
          <table:table-cell office:value-type="float" office:value="0.0221975393028024" calcext:value-type="float">
            <text:p>0.0221975393028024</text:p>
          </table:table-cell>
          <table:table-cell office:value-type="float" office:value="0.00524606971975383" calcext:value-type="float">
            <text:p>0.00524606971975383</text:p>
          </table:table-cell>
          <table:table-cell office:value-type="float" office:value="0.00391319207108676" calcext:value-type="float">
            <text:p>0.00391319207108676</text:p>
          </table:table-cell>
          <table:table-cell office:value-type="float" office:value="0.0156185919343814" calcext:value-type="float">
            <text:p>0.0156185919343814</text:p>
          </table:table-cell>
          <table:table-cell office:value-type="float" office:value="0.0182672590567327" calcext:value-type="float">
            <text:p>0.0182672590567327</text:p>
          </table:table-cell>
          <table:table-cell office:value-type="float" office:value="0.00394736842105248" calcext:value-type="float">
            <text:p>0.00394736842105248</text:p>
          </table:table-cell>
          <table:table-cell office:value-type="float" office:value="0.0131066302118933" calcext:value-type="float">
            <text:p>0.01310663021189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pima</text:p>
          </table:table-cell>
          <table:table-cell office:value-type="float" office:value="0.00910799726589195" calcext:value-type="float">
            <text:p>0.00910799726589195</text:p>
          </table:table-cell>
          <table:table-cell office:value-type="float" office:value="-0.035064935064935" calcext:value-type="float">
            <text:p>-0.035064935064935</text:p>
          </table:table-cell>
          <table:table-cell office:value-type="float" office:value="0.0104579630895421" calcext:value-type="float">
            <text:p>0.0104579630895421</text:p>
          </table:table-cell>
          <table:table-cell office:value-type="float" office:value="0.0234278879015721" calcext:value-type="float">
            <text:p>0.0234278879015721</text:p>
          </table:table-cell>
          <table:table-cell office:value-type="float" office:value="0.0195317840054682" calcext:value-type="float">
            <text:p>0.0195317840054682</text:p>
          </table:table-cell>
          <table:table-cell office:value-type="float" office:value="0.0365174299384825" calcext:value-type="float">
            <text:p>0.0365174299384825</text:p>
          </table:table-cell>
          <table:table-cell office:value-type="float" office:value="0.0156185919343814" calcext:value-type="float">
            <text:p>0.0156185919343814</text:p>
          </table:table-cell>
          <table:table-cell office:value-type="float" office:value="0.0208304853041694" calcext:value-type="float">
            <text:p>0.0208304853041694</text:p>
          </table:table-cell>
          <table:table-cell office:value-type="float" office:value="0.00393028024606967" calcext:value-type="float">
            <text:p>0.00393028024606967</text:p>
          </table:table-cell>
          <table:table-cell office:value-type="float" office:value="0.0287081339712918" calcext:value-type="float">
            <text:p>0.0287081339712918</text:p>
          </table:table-cell>
          <table:table-cell office:value-type="float" office:value="0.00917634996582362" calcext:value-type="float">
            <text:p>0.00917634996582362</text:p>
          </table:table-cell>
          <table:table-cell office:value-type="float" office:value="0.0117224880382776" calcext:value-type="float">
            <text:p>0.0117224880382776</text:p>
          </table:table-cell>
          <table:table-cell office:value-type="float" office:value="0.0130553656869447" calcext:value-type="float">
            <text:p>0.0130553656869447</text:p>
          </table:table-cell>
          <table:table-cell office:value-type="float" office:value="0.0221975393028024" calcext:value-type="float">
            <text:p>0.0221975393028024</text:p>
          </table:table-cell>
          <table:table-cell office:value-type="float" office:value="0.0104579630895421" calcext:value-type="float">
            <text:p>0.0104579630895421</text:p>
          </table:table-cell>
          <table:table-cell office:value-type="float" office:value="0.0248462064251538" calcext:value-type="float">
            <text:p>0.024846206425153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pima</text:p>
          </table:table-cell>
          <table:table-cell office:value-type="float" office:value="-0.0051948051948052" calcext:value-type="float">
            <text:p>-0.0051948051948052</text:p>
          </table:table-cell>
          <table:table-cell office:value-type="float" office:value="-0.0285885167464115" calcext:value-type="float">
            <text:p>-0.0285885167464115</text:p>
          </table:table-cell>
          <table:table-cell office:value-type="float" office:value="0.00784347231715654" calcext:value-type="float">
            <text:p>0.00784347231715654</text:p>
          </table:table-cell>
          <table:table-cell office:value-type="float" office:value="0.0168831168831168" calcext:value-type="float">
            <text:p>0.0168831168831168</text:p>
          </table:table-cell>
          <table:table-cell office:value-type="float" office:value="0.00259740259740249" calcext:value-type="float">
            <text:p>0.00259740259740249</text:p>
          </table:table-cell>
          <table:table-cell office:value-type="float" office:value="0.0234449760765549" calcext:value-type="float">
            <text:p>0.0234449760765549</text:p>
          </table:table-cell>
          <table:table-cell office:value-type="float" office:value="0.00521189336978811" calcext:value-type="float">
            <text:p>0.00521189336978811</text:p>
          </table:table-cell>
          <table:table-cell office:value-type="float" office:value="0.00522898154477092" calcext:value-type="float">
            <text:p>0.00522898154477092</text:p>
          </table:table-cell>
          <table:table-cell office:value-type="float" office:value="-0.00129870129870135" calcext:value-type="float">
            <text:p>-0.00129870129870135</text:p>
          </table:table-cell>
          <table:table-cell office:value-type="float" office:value="0.0247778537252221" calcext:value-type="float">
            <text:p>0.0247778537252221</text:p>
          </table:table-cell>
          <table:table-cell office:value-type="float" office:value="0.0065618591934381" calcext:value-type="float">
            <text:p>0.0065618591934381</text:p>
          </table:table-cell>
          <table:table-cell office:value-type="float" office:value="0.0117053998632946" calcext:value-type="float">
            <text:p>0.0117053998632946</text:p>
          </table:table-cell>
          <table:table-cell office:value-type="float" office:value="0.00784347231715654" calcext:value-type="float">
            <text:p>0.00784347231715654</text:p>
          </table:table-cell>
          <table:table-cell office:value-type="float" office:value="0.0156356801093642" calcext:value-type="float">
            <text:p>0.0156356801093642</text:p>
          </table:table-cell>
          <table:table-cell office:value-type="float" office:value="0.00786056049213946" calcext:value-type="float">
            <text:p>0.00786056049213946</text:p>
          </table:table-cell>
          <table:table-cell office:value-type="float" office:value="0.0247778537252221" calcext:value-type="float">
            <text:p>0.024777853725222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pima</text:p>
          </table:table-cell>
          <table:table-cell office:value-type="float" office:value="-0.00915926179084081" calcext:value-type="float">
            <text:p>-0.00915926179084081</text:p>
          </table:table-cell>
          <table:table-cell office:value-type="float" office:value="-0.0377306903622694" calcext:value-type="float">
            <text:p>-0.0377306903622694</text:p>
          </table:table-cell>
          <table:table-cell office:value-type="float" office:value="-0.000034176349965942" calcext:value-type="float">
            <text:p>-3.4176349965942E-05</text:p>
          </table:table-cell>
          <table:table-cell office:value-type="float" office:value="0.0103383458646616" calcext:value-type="float">
            <text:p>0.0103383458646616</text:p>
          </table:table-cell>
          <table:table-cell office:value-type="float" office:value="-0.0143711551606289" calcext:value-type="float">
            <text:p>-0.0143711551606289</text:p>
          </table:table-cell>
          <table:table-cell office:value-type="float" office:value="0.0116883116883116" calcext:value-type="float">
            <text:p>0.0116883116883116</text:p>
          </table:table-cell>
          <table:table-cell office:value-type="float" office:value="-0.0039473684210527" calcext:value-type="float">
            <text:p>-0.0039473684210527</text:p>
          </table:table-cell>
          <table:table-cell office:value-type="float" office:value="-0.0000512645249488575" calcext:value-type="float">
            <text:p>-5.12645249488575E-05</text:p>
          </table:table-cell>
          <table:table-cell office:value-type="float" office:value="-0.00915926179084081" calcext:value-type="float">
            <text:p>-0.00915926179084081</text:p>
          </table:table-cell>
          <table:table-cell office:value-type="float" office:value="0.0156015037593985" calcext:value-type="float">
            <text:p>0.0156015037593985</text:p>
          </table:table-cell>
          <table:table-cell office:value-type="float" office:value="-0.0013499658236501" calcext:value-type="float">
            <text:p>-0.0013499658236501</text:p>
          </table:table-cell>
          <table:table-cell office:value-type="float" office:value="0.00647641831852353" calcext:value-type="float">
            <text:p>0.00647641831852353</text:p>
          </table:table-cell>
          <table:table-cell office:value-type="float" office:value="-0.0039473684210527" calcext:value-type="float">
            <text:p>-0.0039473684210527</text:p>
          </table:table-cell>
          <table:table-cell office:value-type="float" office:value="0.00517771701982217" calcext:value-type="float">
            <text:p>0.00517771701982217</text:p>
          </table:table-cell>
          <table:table-cell office:value-type="float" office:value="-0.00393028024606978" calcext:value-type="float">
            <text:p>-0.00393028024606978</text:p>
          </table:table-cell>
          <table:table-cell office:value-type="float" office:value="0.00389610389610384" calcext:value-type="float">
            <text:p>0.0038961038961038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pima</text:p>
          </table:table-cell>
          <table:table-cell office:value-type="float" office:value="-0.00652768284347227" calcext:value-type="float">
            <text:p>-0.00652768284347227</text:p>
          </table:table-cell>
          <table:table-cell office:value-type="float" office:value="-0.0351332877648667" calcext:value-type="float">
            <text:p>-0.0351332877648667</text:p>
          </table:table-cell>
          <table:table-cell office:value-type="float" office:value="0" calcext:value-type="float">
            <text:p>0</text:p>
          </table:table-cell>
          <table:table-cell office:value-type="float" office:value="0.00905673274094332" calcext:value-type="float">
            <text:p>0.00905673274094332</text:p>
          </table:table-cell>
          <table:table-cell office:value-type="float" office:value="-0.00521189336978811" calcext:value-type="float">
            <text:p>-0.00521189336978811</text:p>
          </table:table-cell>
          <table:table-cell office:value-type="float" office:value="0.0117053998632947" calcext:value-type="float">
            <text:p>0.0117053998632947</text:p>
          </table:table-cell>
          <table:table-cell office:value-type="float" office:value="-0.00261449077238551" calcext:value-type="float">
            <text:p>-0.00261449077238551</text:p>
          </table:table-cell>
          <table:table-cell office:value-type="float" office:value="0.00651059466848947" calcext:value-type="float">
            <text:p>0.00651059466848947</text:p>
          </table:table-cell>
          <table:table-cell office:value-type="float" office:value="-0.00393028024606978" calcext:value-type="float">
            <text:p>-0.00393028024606978</text:p>
          </table:table-cell>
          <table:table-cell office:value-type="float" office:value="0.0156185919343814" calcext:value-type="float">
            <text:p>0.0156185919343814</text:p>
          </table:table-cell>
          <table:table-cell office:value-type="float" office:value="-0.00131578947368416" calcext:value-type="float">
            <text:p>-0.00131578947368416</text:p>
          </table:table-cell>
          <table:table-cell office:value-type="float" office:value="0.0117224880382776" calcext:value-type="float">
            <text:p>0.0117224880382776</text:p>
          </table:table-cell>
          <table:table-cell office:value-type="float" office:value="-0.00914217361585778" calcext:value-type="float">
            <text:p>-0.00914217361585778</text:p>
          </table:table-cell>
          <table:table-cell office:value-type="float" office:value="0.0104237867395762" calcext:value-type="float">
            <text:p>0.0104237867395762</text:p>
          </table:table-cell>
          <table:table-cell office:value-type="float" office:value="-0.00261449077238551" calcext:value-type="float">
            <text:p>-0.00261449077238551</text:p>
          </table:table-cell>
          <table:table-cell office:value-type="float" office:value="0.0065447710184553" calcext:value-type="float">
            <text:p>0.006544771018455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pima</text:p>
          </table:table-cell>
          <table:table-cell office:value-type="float" office:value="-0.00208133971291868" calcext:value-type="float">
            <text:p>-0.00208133971291868</text:p>
          </table:table-cell>
          <table:table-cell office:value-type="float" office:value="-0.0358680792891318" calcext:value-type="float">
            <text:p>-0.0358680792891318</text:p>
          </table:table-cell>
          <table:table-cell office:value-type="float" office:value="0.00601161995898836" calcext:value-type="float">
            <text:p>0.00601161995898836</text:p>
          </table:table-cell>
          <table:table-cell office:value-type="float" office:value="0.0168865345181135" calcext:value-type="float">
            <text:p>0.0168865345181135</text:p>
          </table:table-cell>
          <table:table-cell office:value-type="float" office:value="0.00363978127136022" calcext:value-type="float">
            <text:p>0.00363978127136022</text:p>
          </table:table-cell>
          <table:table-cell office:value-type="float" office:value="0.019542036910458" calcext:value-type="float">
            <text:p>0.019542036910458</text:p>
          </table:table-cell>
          <table:table-cell office:value-type="float" office:value="0.00676691729323309" calcext:value-type="float">
            <text:p>0.00676691729323309</text:p>
          </table:table-cell>
          <table:table-cell office:value-type="float" office:value="0.00653110047846883" calcext:value-type="float">
            <text:p>0.00653110047846883</text:p>
          </table:table-cell>
          <table:table-cell office:value-type="float" office:value="-0.00183868762816131" calcext:value-type="float">
            <text:p>-0.00183868762816131</text:p>
          </table:table-cell>
          <table:table-cell office:value-type="float" office:value="0.0213807245386193" calcext:value-type="float">
            <text:p>0.0213807245386193</text:p>
          </table:table-cell>
          <table:table-cell office:value-type="float" office:value="0.00366370471633626" calcext:value-type="float">
            <text:p>0.00366370471633626</text:p>
          </table:table-cell>
          <table:table-cell office:value-type="float" office:value="0.00910799726589207" calcext:value-type="float">
            <text:p>0.00910799726589207</text:p>
          </table:table-cell>
          <table:table-cell office:value-type="float" office:value="0.00468557758031452" calcext:value-type="float">
            <text:p>0.00468557758031452</text:p>
          </table:table-cell>
          <table:table-cell office:value-type="float" office:value="0.0143403964456595" calcext:value-type="float">
            <text:p>0.0143403964456595</text:p>
          </table:table-cell>
          <table:table-cell office:value-type="float" office:value="0.00314422419685578" calcext:value-type="float">
            <text:p>0.00314422419685578</text:p>
          </table:table-cell>
          <table:table-cell office:value-type="float" office:value="0.0146343130553657" calcext:value-type="float">
            <text:p>0.01463431305536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segment</text:p>
          </table:table-cell>
          <table:table-cell office:value-type="float" office:value="-0.0173160173160172" calcext:value-type="float">
            <text:p>-0.0173160173160172</text:p>
          </table:table-cell>
          <table:table-cell office:value-type="float" office:value="-0.00259740259740238" calcext:value-type="float">
            <text:p>-0.00259740259740238</text:p>
          </table:table-cell>
          <table:table-cell office:value-type="float" office:value="-0.00476190476190475" calcext:value-type="float">
            <text:p>-0.00476190476190475</text:p>
          </table:table-cell>
          <table:table-cell office:value-type="float" office:value="-0.00346320346320361" calcext:value-type="float">
            <text:p>-0.00346320346320361</text:p>
          </table:table-cell>
          <table:table-cell office:value-type="float" office:value="-0.00216450216450237" calcext:value-type="float">
            <text:p>-0.00216450216450237</text:p>
          </table:table-cell>
          <table:table-cell office:value-type="float" office:value="0" calcext:value-type="float">
            <text:p>0</text:p>
          </table:table-cell>
          <table:table-cell office:value-type="float" office:value="-0.00259740259740238" calcext:value-type="float">
            <text:p>-0.00259740259740238</text:p>
          </table:table-cell>
          <table:table-cell table:number-columns-repeated="2" office:value-type="float" office:value="-0.00216450216450237" calcext:value-type="float">
            <text:p>-0.00216450216450237</text:p>
          </table:table-cell>
          <table:table-cell office:value-type="float" office:value="-0.000432900432900341" calcext:value-type="float">
            <text:p>-0.000432900432900341</text:p>
          </table:table-cell>
          <table:table-cell office:value-type="float" office:value="0.000432900432900452" calcext:value-type="float">
            <text:p>0.000432900432900452</text:p>
          </table:table-cell>
          <table:table-cell office:value-type="float" office:value="-0.00346320346320361" calcext:value-type="float">
            <text:p>-0.00346320346320361</text:p>
          </table:table-cell>
          <table:table-cell office:value-type="float" office:value="-0.00173160173160158" calcext:value-type="float">
            <text:p>-0.00173160173160158</text:p>
          </table:table-cell>
          <table:table-cell office:value-type="float" office:value="-0.00389610389610395" calcext:value-type="float">
            <text:p>-0.00389610389610395</text:p>
          </table:table-cell>
          <table:table-cell office:value-type="float" office:value="-0.00216450216450237" calcext:value-type="float">
            <text:p>-0.00216450216450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segment</text:p>
          </table:table-cell>
          <table:table-cell office:value-type="float" office:value="-0.0181818181818182" calcext:value-type="float">
            <text:p>-0.0181818181818182</text:p>
          </table:table-cell>
          <table:table-cell office:value-type="float" office:value="-0.00303030303030283" calcext:value-type="float">
            <text:p>-0.00303030303030283</text:p>
          </table:table-cell>
          <table:table-cell office:value-type="float" office:value="-0.00476190476190486" calcext:value-type="float">
            <text:p>-0.00476190476190486</text:p>
          </table:table-cell>
          <table:table-cell office:value-type="float" office:value="-0.00692640692640678" calcext:value-type="float">
            <text:p>-0.00692640692640678</text:p>
          </table:table-cell>
          <table:table-cell office:value-type="float" office:value="0" calcext:value-type="float">
            <text:p>0</text:p>
          </table:table-cell>
          <table:table-cell office:value-type="float" office:value="-0.000432900432900452" calcext:value-type="float">
            <text:p>-0.000432900432900452</text:p>
          </table:table-cell>
          <table:table-cell office:value-type="float" office:value="0.000865800865801014" calcext:value-type="float">
            <text:p>0.000865800865801014</text:p>
          </table:table-cell>
          <table:table-cell office:value-type="float" office:value="-0.00129870129870124" calcext:value-type="float">
            <text:p>-0.00129870129870124</text:p>
          </table:table-cell>
          <table:table-cell office:value-type="float" office:value="0.00129870129870124" calcext:value-type="float">
            <text:p>0.00129870129870124</text:p>
          </table:table-cell>
          <table:table-cell office:value-type="float" office:value="0.000432900432900341" calcext:value-type="float">
            <text:p>0.000432900432900341</text:p>
          </table:table-cell>
          <table:table-cell office:value-type="float" office:value="0.00129870129870158" calcext:value-type="float">
            <text:p>0.001298701298701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865800865801014" calcext:value-type="float">
            <text:p>0.000865800865801014</text:p>
          </table:table-cell>
          <table:table-cell table:number-columns-repeated="2" office:value-type="float" office:value="0.00129870129870124" calcext:value-type="float">
            <text:p>0.001298701298701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segment</text:p>
          </table:table-cell>
          <table:table-cell office:value-type="float" office:value="-0.0177489177489177" calcext:value-type="float">
            <text:p>-0.0177489177489177</text:p>
          </table:table-cell>
          <table:table-cell table:number-columns-repeated="2" office:value-type="float" office:value="-0.00216450216450192" calcext:value-type="float">
            <text:p>-0.00216450216450192</text:p>
          </table:table-cell>
          <table:table-cell office:value-type="float" office:value="-0.0051948051948052" calcext:value-type="float">
            <text:p>-0.0051948051948052</text:p>
          </table:table-cell>
          <table:table-cell office:value-type="float" office:value="0" calcext:value-type="float">
            <text:p>0</text:p>
          </table:table-cell>
          <table:table-cell office:value-type="float" office:value="0.00129870129870147" calcext:value-type="float">
            <text:p>0.00129870129870147</text:p>
          </table:table-cell>
          <table:table-cell office:value-type="float" office:value="0.00303030303030305" calcext:value-type="float">
            <text:p>0.00303030303030305</text:p>
          </table:table-cell>
          <table:table-cell office:value-type="float" office:value="0" calcext:value-type="float">
            <text:p>0</text:p>
          </table:table-cell>
          <table:table-cell office:value-type="float" office:value="0.00216450216450226" calcext:value-type="float">
            <text:p>0.00216450216450226</text:p>
          </table:table-cell>
          <table:table-cell office:value-type="float" office:value="0.000432900432900452" calcext:value-type="float">
            <text:p>0.000432900432900452</text:p>
          </table:table-cell>
          <table:table-cell office:value-type="float" office:value="0.00173160173160203" calcext:value-type="float">
            <text:p>0.00173160173160203</text:p>
          </table:table-cell>
          <table:table-cell office:value-type="float" office:value="0.00129870129870147" calcext:value-type="float">
            <text:p>0.00129870129870147</text:p>
          </table:table-cell>
          <table:table-cell office:value-type="float" office:value="0.000432900432900452" calcext:value-type="float">
            <text:p>0.000432900432900452</text:p>
          </table:table-cell>
          <table:table-cell office:value-type="float" office:value="0" calcext:value-type="float">
            <text:p>0</text:p>
          </table:table-cell>
          <table:table-cell office:value-type="float" office:value="0.000432900432900452" calcext:value-type="float">
            <text:p>0.000432900432900452</text:p>
          </table:table-cell>
          <table:table-cell office:value-type="float" office:value="0.00129870129870147" calcext:value-type="float">
            <text:p>0.001298701298701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segment</text:p>
          </table:table-cell>
          <table:table-cell office:value-type="float" office:value="-0.0190476190476188" calcext:value-type="float">
            <text:p>-0.0190476190476188</text:p>
          </table:table-cell>
          <table:table-cell table:number-columns-repeated="2" office:value-type="float" office:value="-0.00303030303030272" calcext:value-type="float">
            <text:p>-0.00303030303030272</text:p>
          </table:table-cell>
          <table:table-cell office:value-type="float" office:value="-0.0051948051948052" calcext:value-type="float">
            <text:p>-0.0051948051948052</text:p>
          </table:table-cell>
          <table:table-cell office:value-type="float" office:value="-0.00173160173160158" calcext:value-type="float">
            <text:p>-0.00173160173160158</text:p>
          </table:table-cell>
          <table:table-cell office:value-type="float" office:value="0.000432900432900674" calcext:value-type="float">
            <text:p>0.000432900432900674</text:p>
          </table:table-cell>
          <table:table-cell office:value-type="float" office:value="0.00216450216450226" calcext:value-type="float">
            <text:p>0.00216450216450226</text:p>
          </table:table-cell>
          <table:table-cell office:value-type="float" office:value="0.000865800865801236" calcext:value-type="float">
            <text:p>0.000865800865801236</text:p>
          </table:table-cell>
          <table:table-cell office:value-type="float" office:value="0.000865800865800903" calcext:value-type="float">
            <text:p>0.0008658008658009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65800865801236" calcext:value-type="float">
            <text:p>0.000865800865801236</text:p>
          </table:table-cell>
          <table:table-cell office:value-type="float" office:value="-0.000432900432900341" calcext:value-type="float">
            <text:p>-0.0004329004329003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000865800865800792" calcext:value-type="float">
            <text:p>-0.00086580086580079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segment</text:p>
          </table:table-cell>
          <table:table-cell office:value-type="float" office:value="-0.0199134199134197" calcext:value-type="float">
            <text:p>-0.0199134199134197</text:p>
          </table:table-cell>
          <table:table-cell office:value-type="float" office:value="-0.00303030303030283" calcext:value-type="float">
            <text:p>-0.00303030303030283</text:p>
          </table:table-cell>
          <table:table-cell office:value-type="float" office:value="-0.00259740259740249" calcext:value-type="float">
            <text:p>-0.00259740259740249</text:p>
          </table:table-cell>
          <table:table-cell office:value-type="float" office:value="-0.00432900432900407" calcext:value-type="float">
            <text:p>-0.00432900432900407</text:p>
          </table:table-cell>
          <table:table-cell office:value-type="float" office:value="-0.00259740259740249" calcext:value-type="float">
            <text:p>-0.00259740259740249</text:p>
          </table:table-cell>
          <table:table-cell office:value-type="float" office:value="3.33066907387547E-016" calcext:value-type="float">
            <text:p>3.33066907387547E-16</text:p>
          </table:table-cell>
          <table:table-cell table:number-columns-repeated="2" office:value-type="float" office:value="0.000865800865801125" calcext:value-type="float">
            <text:p>0.000865800865801125</text:p>
          </table:table-cell>
          <table:table-cell office:value-type="float" office:value="-0.000865800865800903" calcext:value-type="float">
            <text:p>-0.000865800865800903</text:p>
          </table:table-cell>
          <table:table-cell table:number-columns-repeated="3" office:value-type="float" office:value="0.000432900432900563" calcext:value-type="float">
            <text:p>0.000432900432900563</text:p>
          </table:table-cell>
          <table:table-cell office:value-type="float" office:value="-0.00043290043290023" calcext:value-type="float">
            <text:p>-0.00043290043290023</text:p>
          </table:table-cell>
          <table:table-cell office:value-type="float" office:value="0" calcext:value-type="float">
            <text:p>0</text:p>
          </table:table-cell>
          <table:table-cell office:value-type="float" office:value="-0.00129870129870124" calcext:value-type="float">
            <text:p>-0.00129870129870124</text:p>
          </table:table-cell>
          <table:table-cell office:value-type="float" office:value="-0.000865800865800903" calcext:value-type="float">
            <text:p>-0.00086580086580090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segment</text:p>
          </table:table-cell>
          <table:table-cell office:value-type="float" office:value="-0.0184415584415583" calcext:value-type="float">
            <text:p>-0.0184415584415583</text:p>
          </table:table-cell>
          <table:table-cell office:value-type="float" office:value="-0.00277056277056253" calcext:value-type="float">
            <text:p>-0.00277056277056253</text:p>
          </table:table-cell>
          <table:table-cell office:value-type="float" office:value="-0.00346320346320328" calcext:value-type="float">
            <text:p>-0.00346320346320328</text:p>
          </table:table-cell>
          <table:table-cell office:value-type="float" office:value="-0.00502164502164504" calcext:value-type="float">
            <text:p>-0.00502164502164504</text:p>
          </table:table-cell>
          <table:table-cell office:value-type="float" office:value="-0.00129870129870135" calcext:value-type="float">
            <text:p>-0.00129870129870135</text:p>
          </table:table-cell>
          <table:table-cell office:value-type="float" office:value="0.000259740259740404" calcext:value-type="float">
            <text:p>0.000259740259740404</text:p>
          </table:table-cell>
          <table:table-cell office:value-type="float" office:value="0.000865800865801014" calcext:value-type="float">
            <text:p>0.000865800865801014</text:p>
          </table:table-cell>
          <table:table-cell office:value-type="float" office:value="-0.000346320346320206" calcext:value-type="float">
            <text:p>-0.000346320346320206</text:p>
          </table:table-cell>
          <table:table-cell office:value-type="float" office:value="0.000259740259740182" calcext:value-type="float">
            <text:p>0.000259740259740182</text:p>
          </table:table-cell>
          <table:table-cell office:value-type="float" office:value="0.000173160173160269" calcext:value-type="float">
            <text:p>0.000173160173160269</text:p>
          </table:table-cell>
          <table:table-cell office:value-type="float" office:value="0.000779220779220879" calcext:value-type="float">
            <text:p>0.000779220779220879</text:p>
          </table:table-cell>
          <table:table-cell office:value-type="float" office:value="-0.000173160173160158" calcext:value-type="float">
            <text:p>-0.000173160173160158</text:p>
          </table:table-cell>
          <table:table-cell office:value-type="float" office:value="-0.000259740259740293" calcext:value-type="float">
            <text:p>-0.000259740259740293</text:p>
          </table:table-cell>
          <table:table-cell office:value-type="float" office:value="-0.00060606060606061" calcext:value-type="float">
            <text:p>-0.00060606060606061</text:p>
          </table:table-cell>
          <table:table-cell office:value-type="float" office:value="-0.000519480519480475" calcext:value-type="float">
            <text:p>-0.000519480519480475</text:p>
          </table:table-cell>
          <table:table-cell office:value-type="float" office:value="0.000173160173160269" calcext:value-type="float">
            <text:p>0.0001731601731602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sonar</text:p>
          </table:table-cell>
          <table:table-cell office:value-type="float" office:value="-0.0676190476190476" calcext:value-type="float">
            <text:p>-0.0676190476190476</text:p>
          </table:table-cell>
          <table:table-cell office:value-type="float" office:value="-0.0195238095238094" calcext:value-type="float">
            <text:p>-0.0195238095238094</text:p>
          </table:table-cell>
          <table:table-cell office:value-type="float" office:value="-0.0290476190476189" calcext:value-type="float">
            <text:p>-0.0290476190476189</text:p>
          </table:table-cell>
          <table:table-cell office:value-type="float" office:value="-0.0385714285714285" calcext:value-type="float">
            <text:p>-0.0385714285714285</text:p>
          </table:table-cell>
          <table:table-cell office:value-type="float" office:value="-0.00976190476190475" calcext:value-type="float">
            <text:p>-0.00976190476190475</text:p>
          </table:table-cell>
          <table:table-cell office:value-type="float" office:value="-0.0192857142857142" calcext:value-type="float">
            <text:p>-0.0192857142857142</text:p>
          </table:table-cell>
          <table:table-cell office:value-type="float" office:value="-0.0145238095238095" calcext:value-type="float">
            <text:p>-0.0145238095238095</text:p>
          </table:table-cell>
          <table:table-cell office:value-type="float" office:value="-0.0195238095238094" calcext:value-type="float">
            <text:p>-0.0195238095238094</text:p>
          </table:table-cell>
          <table:table-cell office:value-type="float" office:value="0.00500000000000012" calcext:value-type="float">
            <text:p>0.00500000000000012</text:p>
          </table:table-cell>
          <table:table-cell office:value-type="float" office:value="-0.0245238095238094" calcext:value-type="float">
            <text:p>-0.0245238095238094</text:p>
          </table:table-cell>
          <table:table-cell office:value-type="float" office:value="-0.0533333333333332" calcext:value-type="float">
            <text:p>-0.0533333333333332</text:p>
          </table:table-cell>
          <table:table-cell office:value-type="float" office:value="-0.0247619047619047" calcext:value-type="float">
            <text:p>-0.0247619047619047</text:p>
          </table:table-cell>
          <table:table-cell office:value-type="float" office:value="-0.0483333333333332" calcext:value-type="float">
            <text:p>-0.0483333333333332</text:p>
          </table:table-cell>
          <table:table-cell office:value-type="float" office:value="-0.0197619047619046" calcext:value-type="float">
            <text:p>-0.0197619047619046</text:p>
          </table:table-cell>
          <table:table-cell office:value-type="float" office:value="-0.00952380952380949" calcext:value-type="float">
            <text:p>-0.00952380952380949</text:p>
          </table:table-cell>
          <table:table-cell office:value-type="float" office:value="-0.0145238095238095" calcext:value-type="float">
            <text:p>-0.014523809523809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sonar</text:p>
          </table:table-cell>
          <table:table-cell office:value-type="float" office:value="-0.0766666666666667" calcext:value-type="float">
            <text:p>-0.0766666666666667</text:p>
          </table:table-cell>
          <table:table-cell office:value-type="float" office:value="-0.0195238095238095" calcext:value-type="float">
            <text:p>-0.0195238095238095</text:p>
          </table:table-cell>
          <table:table-cell office:value-type="float" office:value="-0.0623809523809523" calcext:value-type="float">
            <text:p>-0.0623809523809523</text:p>
          </table:table-cell>
          <table:table-cell office:value-type="float" office:value="-0.0621428571428572" calcext:value-type="float">
            <text:p>-0.0621428571428572</text:p>
          </table:table-cell>
          <table:table-cell office:value-type="float" office:value="-0.0485714285714286" calcext:value-type="float">
            <text:p>-0.0485714285714286</text:p>
          </table:table-cell>
          <table:table-cell office:value-type="float" office:value="-0.0380952380952381" calcext:value-type="float">
            <text:p>-0.0380952380952381</text:p>
          </table:table-cell>
          <table:table-cell office:value-type="float" office:value="-0.043095238095238" calcext:value-type="float">
            <text:p>-0.043095238095238</text:p>
          </table:table-cell>
          <table:table-cell office:value-type="float" office:value="-0.0235714285714286" calcext:value-type="float">
            <text:p>-0.0235714285714286</text:p>
          </table:table-cell>
          <table:table-cell office:value-type="float" office:value="-0.0188095238095238" calcext:value-type="float">
            <text:p>-0.0188095238095238</text:p>
          </table:table-cell>
          <table:table-cell office:value-type="float" office:value="-0.0335714285714285" calcext:value-type="float">
            <text:p>-0.0335714285714285</text:p>
          </table:table-cell>
          <table:table-cell office:value-type="float" office:value="-0.0478571428571428" calcext:value-type="float">
            <text:p>-0.0478571428571428</text:p>
          </table:table-cell>
          <table:table-cell office:value-type="float" office:value="-0.0483333333333333" calcext:value-type="float">
            <text:p>-0.0483333333333333</text:p>
          </table:table-cell>
          <table:table-cell office:value-type="float" office:value="-0.043095238095238" calcext:value-type="float">
            <text:p>-0.043095238095238</text:p>
          </table:table-cell>
          <table:table-cell office:value-type="float" office:value="-0.0385714285714285" calcext:value-type="float">
            <text:p>-0.0385714285714285</text:p>
          </table:table-cell>
          <table:table-cell office:value-type="float" office:value="-0.024047619047619" calcext:value-type="float">
            <text:p>-0.024047619047619</text:p>
          </table:table-cell>
          <table:table-cell office:value-type="float" office:value="-0.0478571428571428" calcext:value-type="float">
            <text:p>-0.047857142857142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sonar</text:p>
          </table:table-cell>
          <table:table-cell office:value-type="float" office:value="-0.0578571428571428" calcext:value-type="float">
            <text:p>-0.0578571428571428</text:p>
          </table:table-cell>
          <table:table-cell office:value-type="float" office:value="-0.0197619047619046" calcext:value-type="float">
            <text:p>-0.0197619047619046</text:p>
          </table:table-cell>
          <table:table-cell office:value-type="float" office:value="-0.0585714285714285" calcext:value-type="float">
            <text:p>-0.0585714285714285</text:p>
          </table:table-cell>
          <table:table-cell office:value-type="float" office:value="-0.0719047619047618" calcext:value-type="float">
            <text:p>-0.0719047619047618</text:p>
          </table:table-cell>
          <table:table-cell office:value-type="float" office:value="-0.0245238095238094" calcext:value-type="float">
            <text:p>-0.0245238095238094</text:p>
          </table:table-cell>
          <table:table-cell office:value-type="float" office:value="-0.0238095238095237" calcext:value-type="float">
            <text:p>-0.0238095238095237</text:p>
          </table:table-cell>
          <table:table-cell office:value-type="float" office:value="-0.0192857142857142" calcext:value-type="float">
            <text:p>-0.0192857142857142</text:p>
          </table:table-cell>
          <table:table-cell office:value-type="float" office:value="-0.00928571428571423" calcext:value-type="float">
            <text:p>-0.00928571428571423</text:p>
          </table:table-cell>
          <table:table-cell office:value-type="float" office:value="-0.00499999999999989" calcext:value-type="float">
            <text:p>-0.00499999999999989</text:p>
          </table:table-cell>
          <table:table-cell office:value-type="float" office:value="-0.00952380952380949" calcext:value-type="float">
            <text:p>-0.00952380952380949</text:p>
          </table:table-cell>
          <table:table-cell office:value-type="float" office:value="-0.0242857142857141" calcext:value-type="float">
            <text:p>-0.0242857142857141</text:p>
          </table:table-cell>
          <table:table-cell office:value-type="float" office:value="-0.0292857142857142" calcext:value-type="float">
            <text:p>-0.0292857142857142</text:p>
          </table:table-cell>
          <table:table-cell office:value-type="float" office:value="-0.0242857142857141" calcext:value-type="float">
            <text:p>-0.0242857142857141</text:p>
          </table:table-cell>
          <table:table-cell office:value-type="float" office:value="-0.0292857142857142" calcext:value-type="float">
            <text:p>-0.0292857142857142</text:p>
          </table:table-cell>
          <table:table-cell office:value-type="float" office:value="-0.0199999999999999" calcext:value-type="float">
            <text:p>-0.0199999999999999</text:p>
          </table:table-cell>
          <table:table-cell office:value-type="float" office:value="-0.024047619047619" calcext:value-type="float">
            <text:p>-0.02404761904761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sonar</text:p>
          </table:table-cell>
          <table:table-cell office:value-type="float" office:value="-0.0578571428571428" calcext:value-type="float">
            <text:p>-0.0578571428571428</text:p>
          </table:table-cell>
          <table:table-cell office:value-type="float" office:value="-0.0149999999999999" calcext:value-type="float">
            <text:p>-0.0149999999999999</text:p>
          </table:table-cell>
          <table:table-cell office:value-type="float" office:value="-0.0535714285714285" calcext:value-type="float">
            <text:p>-0.0535714285714285</text:p>
          </table:table-cell>
          <table:table-cell office:value-type="float" office:value="-0.0671428571428571" calcext:value-type="float">
            <text:p>-0.0671428571428571</text:p>
          </table:table-cell>
          <table:table-cell office:value-type="float" office:value="-0.0247619047619047" calcext:value-type="float">
            <text:p>-0.0247619047619047</text:p>
          </table:table-cell>
          <table:table-cell office:value-type="float" office:value="-0.019047619047619" calcext:value-type="float">
            <text:p>-0.019047619047619</text:p>
          </table:table-cell>
          <table:table-cell office:value-type="float" office:value="-0.0145238095238095" calcext:value-type="float">
            <text:p>-0.0145238095238095</text:p>
          </table:table-cell>
          <table:table-cell office:value-type="float" office:value="-0.0192857142857142" calcext:value-type="float">
            <text:p>-0.0192857142857142</text:p>
          </table:table-cell>
          <table:table-cell office:value-type="float" office:value="-0.00523809523809515" calcext:value-type="float">
            <text:p>-0.00523809523809515</text:p>
          </table:table-cell>
          <table:table-cell office:value-type="float" office:value="-0.024047619047619" calcext:value-type="float">
            <text:p>-0.024047619047619</text:p>
          </table:table-cell>
          <table:table-cell office:value-type="float" office:value="-0.0249999999999999" calcext:value-type="float">
            <text:p>-0.0249999999999999</text:p>
          </table:table-cell>
          <table:table-cell office:value-type="float" office:value="-0.034047619047619" calcext:value-type="float">
            <text:p>-0.034047619047619</text:p>
          </table:table-cell>
          <table:table-cell table:number-columns-repeated="2" office:value-type="float" office:value="-0.0342857142857143" calcext:value-type="float">
            <text:p>-0.0342857142857143</text:p>
          </table:table-cell>
          <table:table-cell office:value-type="float" office:value="-0.00547619047619041" calcext:value-type="float">
            <text:p>-0.00547619047619041</text:p>
          </table:table-cell>
          <table:table-cell office:value-type="float" office:value="-0.00476190476190475" calcext:value-type="float">
            <text:p>-0.0047619047619047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sonar</text:p>
          </table:table-cell>
          <table:table-cell office:value-type="float" office:value="-0.0673809523809523" calcext:value-type="float">
            <text:p>-0.0673809523809523</text:p>
          </table:table-cell>
          <table:table-cell office:value-type="float" office:value="-0.0192857142857142" calcext:value-type="float">
            <text:p>-0.0192857142857142</text:p>
          </table:table-cell>
          <table:table-cell office:value-type="float" office:value="-0.063095238095238" calcext:value-type="float">
            <text:p>-0.063095238095238</text:p>
          </table:table-cell>
          <table:table-cell office:value-type="float" office:value="-0.0766666666666665" calcext:value-type="float">
            <text:p>-0.0766666666666665</text:p>
          </table:table-cell>
          <table:table-cell office:value-type="float" office:value="-0.0388095238095237" calcext:value-type="float">
            <text:p>-0.0388095238095237</text:p>
          </table:table-cell>
          <table:table-cell office:value-type="float" office:value="-0.0333333333333332" calcext:value-type="float">
            <text:p>-0.0333333333333332</text:p>
          </table:table-cell>
          <table:table-cell office:value-type="float" office:value="-0.0290476190476189" calcext:value-type="float">
            <text:p>-0.0290476190476189</text:p>
          </table:table-cell>
          <table:table-cell office:value-type="float" office:value="-0.0428571428571428" calcext:value-type="float">
            <text:p>-0.0428571428571428</text:p>
          </table:table-cell>
          <table:table-cell office:value-type="float" office:value="-0.0192857142857142" calcext:value-type="float">
            <text:p>-0.0192857142857142</text:p>
          </table:table-cell>
          <table:table-cell office:value-type="float" office:value="-0.0290476190476189" calcext:value-type="float">
            <text:p>-0.0290476190476189</text:p>
          </table:table-cell>
          <table:table-cell office:value-type="float" office:value="-0.0345238095238094" calcext:value-type="float">
            <text:p>-0.0345238095238094</text:p>
          </table:table-cell>
          <table:table-cell office:value-type="float" office:value="-0.043095238095238" calcext:value-type="float">
            <text:p>-0.043095238095238</text:p>
          </table:table-cell>
          <table:table-cell office:value-type="float" office:value="-0.039047619047619" calcext:value-type="float">
            <text:p>-0.039047619047619</text:p>
          </table:table-cell>
          <table:table-cell office:value-type="float" office:value="-0.044047619047619" calcext:value-type="float">
            <text:p>-0.044047619047619</text:p>
          </table:table-cell>
          <table:table-cell office:value-type="float" office:value="-0.010238095238095" calcext:value-type="float">
            <text:p>-0.010238095238095</text:p>
          </table:table-cell>
          <table:table-cell office:value-type="float" office:value="-0.019047619047619" calcext:value-type="float">
            <text:p>-0.01904761904761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sonar</text:p>
          </table:table-cell>
          <table:table-cell office:value-type="float" office:value="-0.0654761904761906" calcext:value-type="float">
            <text:p>-0.0654761904761906</text:p>
          </table:table-cell>
          <table:table-cell office:value-type="float" office:value="-0.0186190476190475" calcext:value-type="float">
            <text:p>-0.0186190476190475</text:p>
          </table:table-cell>
          <table:table-cell office:value-type="float" office:value="-0.0533333333333332" calcext:value-type="float">
            <text:p>-0.0533333333333332</text:p>
          </table:table-cell>
          <table:table-cell office:value-type="float" office:value="-0.0632857142857143" calcext:value-type="float">
            <text:p>-0.0632857142857143</text:p>
          </table:table-cell>
          <table:table-cell office:value-type="float" office:value="-0.0292857142857144" calcext:value-type="float">
            <text:p>-0.0292857142857144</text:p>
          </table:table-cell>
          <table:table-cell office:value-type="float" office:value="-0.0267142857142857" calcext:value-type="float">
            <text:p>-0.0267142857142857</text:p>
          </table:table-cell>
          <table:table-cell office:value-type="float" office:value="-0.0240952380952382" calcext:value-type="float">
            <text:p>-0.0240952380952382</text:p>
          </table:table-cell>
          <table:table-cell office:value-type="float" office:value="-0.022904761904762" calcext:value-type="float">
            <text:p>-0.022904761904762</text:p>
          </table:table-cell>
          <table:table-cell office:value-type="float" office:value="-0.0086666666666666" calcext:value-type="float">
            <text:p>-0.0086666666666666</text:p>
          </table:table-cell>
          <table:table-cell office:value-type="float" office:value="-0.0241428571428571" calcext:value-type="float">
            <text:p>-0.0241428571428571</text:p>
          </table:table-cell>
          <table:table-cell office:value-type="float" office:value="-0.0369999999999999" calcext:value-type="float">
            <text:p>-0.0369999999999999</text:p>
          </table:table-cell>
          <table:table-cell office:value-type="float" office:value="-0.0359047619047619" calcext:value-type="float">
            <text:p>-0.0359047619047619</text:p>
          </table:table-cell>
          <table:table-cell office:value-type="float" office:value="-0.0378095238095238" calcext:value-type="float">
            <text:p>-0.0378095238095238</text:p>
          </table:table-cell>
          <table:table-cell office:value-type="float" office:value="-0.0331904761904762" calcext:value-type="float">
            <text:p>-0.0331904761904762</text:p>
          </table:table-cell>
          <table:table-cell office:value-type="float" office:value="-0.0138571428571428" calcext:value-type="float">
            <text:p>-0.0138571428571428</text:p>
          </table:table-cell>
          <table:table-cell office:value-type="float" office:value="-0.0220476190476191" calcext:value-type="float">
            <text:p>-0.02204761904761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spambase</text:p>
          </table:table-cell>
          <table:table-cell office:value-type="float" office:value="-0.0226238514729563" calcext:value-type="float">
            <text:p>-0.0226238514729563</text:p>
          </table:table-cell>
          <table:table-cell office:value-type="float" office:value="-0.00826229042341597" calcext:value-type="float">
            <text:p>-0.00826229042341597</text:p>
          </table:table-cell>
          <table:table-cell office:value-type="float" office:value="-0.00652505446623075" calcext:value-type="float">
            <text:p>-0.00652505446623075</text:p>
          </table:table-cell>
          <table:table-cell office:value-type="float" office:value="-0.00783224400871452" calcext:value-type="float">
            <text:p>-0.00783224400871452</text:p>
          </table:table-cell>
          <table:table-cell office:value-type="float" office:value="-0.00130482144548638" calcext:value-type="float">
            <text:p>-0.00130482144548638</text:p>
          </table:table-cell>
          <table:table-cell office:value-type="float" office:value="-0.000431940892299143" calcext:value-type="float">
            <text:p>-0.000431940892299143</text:p>
          </table:table-cell>
          <table:table-cell office:value-type="float" office:value="-0.00260964289097276" calcext:value-type="float">
            <text:p>-0.00260964289097276</text:p>
          </table:table-cell>
          <table:table-cell office:value-type="float" office:value="0.000222601117741861" calcext:value-type="float">
            <text:p>0.000222601117741861</text:p>
          </table:table-cell>
          <table:table-cell office:value-type="float" office:value="0.00108837737993761" calcext:value-type="float">
            <text:p>0.00108837737993761</text:p>
          </table:table-cell>
          <table:table-cell office:value-type="float" office:value="0.0036994411291088" calcext:value-type="float">
            <text:p>0.0036994411291088</text:p>
          </table:table-cell>
          <table:table-cell office:value-type="float" office:value="-0.00174055129298101" calcext:value-type="float">
            <text:p>-0.00174055129298101</text:p>
          </table:table-cell>
          <table:table-cell office:value-type="float" office:value="-0.000428151937103327" calcext:value-type="float">
            <text:p>-0.000428151937103327</text:p>
          </table:table-cell>
          <table:table-cell office:value-type="float" office:value="-0.00239035710902713" calcext:value-type="float">
            <text:p>-0.00239035710902713</text:p>
          </table:table-cell>
          <table:table-cell office:value-type="float" office:value="0.0045694799658994" calcext:value-type="float">
            <text:p>0.0045694799658994</text:p>
          </table:table-cell>
          <table:table-cell office:value-type="float" office:value="-0.00326134318461679" calcext:value-type="float">
            <text:p>-0.00326134318461679</text:p>
          </table:table-cell>
          <table:table-cell office:value-type="float" office:value="0.00522070664014407" calcext:value-type="float">
            <text:p>0.0052207066401440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spambase</text:p>
          </table:table-cell>
          <table:table-cell office:value-type="float" office:value="-0.0239277256796439" calcext:value-type="float">
            <text:p>-0.0239277256796439</text:p>
          </table:table-cell>
          <table:table-cell office:value-type="float" office:value="-0.0056540683906412" calcext:value-type="float">
            <text:p>-0.0056540683906412</text:p>
          </table:table-cell>
          <table:table-cell office:value-type="float" office:value="-0.00717722837927426" calcext:value-type="float">
            <text:p>-0.00717722837927426</text:p>
          </table:table-cell>
          <table:table-cell office:value-type="float" office:value="-0.00500047361939937" calcext:value-type="float">
            <text:p>-0.00500047361939937</text:p>
          </table:table-cell>
          <table:table-cell office:value-type="float" office:value="0.000653594771241828" calcext:value-type="float">
            <text:p>0.000653594771241828</text:p>
          </table:table-cell>
          <table:table-cell office:value-type="float" office:value="0.00283129676991578" calcext:value-type="float">
            <text:p>0.00283129676991578</text:p>
          </table:table-cell>
          <table:table-cell office:value-type="float" office:value="-0.00282561333712217" calcext:value-type="float">
            <text:p>-0.00282561333712217</text:p>
          </table:table-cell>
          <table:table-cell office:value-type="float" office:value="0.00000094723879895398" calcext:value-type="float">
            <text:p>9.47238798953975E-07</text:p>
          </table:table-cell>
          <table:table-cell office:value-type="float" office:value="-0.00108553566354064" calcext:value-type="float">
            <text:p>-0.00108553566354064</text:p>
          </table:table-cell>
          <table:table-cell office:value-type="float" office:value="0.0045694799658994" calcext:value-type="float">
            <text:p>0.0045694799658994</text:p>
          </table:table-cell>
          <table:table-cell office:value-type="float" office:value="-0.00217486028227698" calcext:value-type="float">
            <text:p>-0.00217486028227698</text:p>
          </table:table-cell>
          <table:table-cell office:value-type="float" office:value="0.00043667708629358" calcext:value-type="float">
            <text:p>0.00043667708629358</text:p>
          </table:table-cell>
          <table:table-cell office:value-type="float" office:value="-0.00130292696788858" calcext:value-type="float">
            <text:p>-0.00130292696788858</text:p>
          </table:table-cell>
          <table:table-cell office:value-type="float" office:value="0.00500473619399455" calcext:value-type="float">
            <text:p>0.00500473619399455</text:p>
          </table:table-cell>
          <table:table-cell office:value-type="float" office:value="-0.00195604811973105" calcext:value-type="float">
            <text:p>-0.00195604811973105</text:p>
          </table:table-cell>
          <table:table-cell office:value-type="float" office:value="0.00130718954248377" calcext:value-type="float">
            <text:p>0.0013071895424837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spambase</text:p>
          </table:table-cell>
          <table:table-cell office:value-type="float" office:value="-0.0232755517666005" calcext:value-type="float">
            <text:p>-0.0232755517666005</text:p>
          </table:table-cell>
          <table:table-cell office:value-type="float" office:value="-0.00565454201004079" calcext:value-type="float">
            <text:p>-0.00565454201004079</text:p>
          </table:table-cell>
          <table:table-cell office:value-type="float" office:value="-0.00500284171639664" calcext:value-type="float">
            <text:p>-0.00500284171639664</text:p>
          </table:table-cell>
          <table:table-cell office:value-type="float" office:value="-0.00456569101070381" calcext:value-type="float">
            <text:p>-0.00456569101070381</text:p>
          </table:table-cell>
          <table:table-cell office:value-type="float" office:value="0.00108790376053802" calcext:value-type="float">
            <text:p>0.00108790376053802</text:p>
          </table:table-cell>
          <table:table-cell office:value-type="float" office:value="0.00522449559533955" calcext:value-type="float">
            <text:p>0.00522449559533955</text:p>
          </table:table-cell>
          <table:table-cell office:value-type="float" office:value="-0.00151984465283683" calcext:value-type="float">
            <text:p>-0.00151984465283683</text:p>
          </table:table-cell>
          <table:table-cell office:value-type="float" office:value="0.000219285781945744" calcext:value-type="float">
            <text:p>0.000219285781945744</text:p>
          </table:table-cell>
          <table:table-cell office:value-type="float" office:value="0.000870512456189965" calcext:value-type="float">
            <text:p>0.000870512456189965</text:p>
          </table:table-cell>
          <table:table-cell office:value-type="float" office:value="0.00609216633513321" calcext:value-type="float">
            <text:p>0.00609216633513321</text:p>
          </table:table-cell>
          <table:table-cell office:value-type="float" office:value="-0.00174149853178007" calcext:value-type="float">
            <text:p>-0.00174149853178007</text:p>
          </table:table-cell>
          <table:table-cell office:value-type="float" office:value="0.00326465852041302" calcext:value-type="float">
            <text:p>0.00326465852041302</text:p>
          </table:table-cell>
          <table:table-cell office:value-type="float" office:value="0.000435256228095149" calcext:value-type="float">
            <text:p>0.000435256228095149</text:p>
          </table:table-cell>
          <table:table-cell office:value-type="float" office:value="0.00522118025954355" calcext:value-type="float">
            <text:p>0.00522118025954355</text:p>
          </table:table-cell>
          <table:table-cell office:value-type="float" office:value="0" calcext:value-type="float">
            <text:p>0</text:p>
          </table:table-cell>
          <table:table-cell office:value-type="float" office:value="0.00282940229231798" calcext:value-type="float">
            <text:p>0.0028294022923179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spambase</text:p>
          </table:table-cell>
          <table:table-cell office:value-type="float" office:value="-0.0228388746803068" calcext:value-type="float">
            <text:p>-0.0228388746803068</text:p>
          </table:table-cell>
          <table:table-cell office:value-type="float" office:value="-0.00456663824950254" calcext:value-type="float">
            <text:p>-0.00456663824950254</text:p>
          </table:table-cell>
          <table:table-cell office:value-type="float" office:value="-0.00543667708629336" calcext:value-type="float">
            <text:p>-0.00543667708629336</text:p>
          </table:table-cell>
          <table:table-cell office:value-type="float" office:value="-0.00565359477124161" calcext:value-type="float">
            <text:p>-0.00565359477124161</text:p>
          </table:table-cell>
          <table:table-cell office:value-type="float" office:value="0.000219759401345221" calcext:value-type="float">
            <text:p>0.000219759401345221</text:p>
          </table:table-cell>
          <table:table-cell office:value-type="float" office:value="0.00478829212844567" calcext:value-type="float">
            <text:p>0.00478829212844567</text:p>
          </table:table-cell>
          <table:table-cell office:value-type="float" office:value="-0.00130340058728795" calcext:value-type="float">
            <text:p>-0.00130340058728795</text:p>
          </table:table-cell>
          <table:table-cell office:value-type="float" office:value="-0.0006502794354456" calcext:value-type="float">
            <text:p>-0.0006502794354456</text:p>
          </table:table-cell>
          <table:table-cell office:value-type="float" office:value="0.00130624230368481" calcext:value-type="float">
            <text:p>0.00130624230368481</text:p>
          </table:table-cell>
          <table:table-cell office:value-type="float" office:value="0.00609311357393205" calcext:value-type="float">
            <text:p>0.00609311357393205</text:p>
          </table:table-cell>
          <table:table-cell office:value-type="float" office:value="-0.000216444065548771" calcext:value-type="float">
            <text:p>-0.000216444065548771</text:p>
          </table:table-cell>
          <table:table-cell office:value-type="float" office:value="0.00413517097660321" calcext:value-type="float">
            <text:p>0.00413517097660321</text:p>
          </table:table-cell>
          <table:table-cell office:value-type="float" office:value="-0.00108790376053802" calcext:value-type="float">
            <text:p>-0.00108790376053802</text:p>
          </table:table-cell>
          <table:table-cell office:value-type="float" office:value="0.00456758548830161" calcext:value-type="float">
            <text:p>0.00456758548830161</text:p>
          </table:table-cell>
          <table:table-cell office:value-type="float" office:value="0.00000094723879884295" calcext:value-type="float">
            <text:p>9.47238798842953E-07</text:p>
          </table:table-cell>
          <table:table-cell office:value-type="float" office:value="0.00391730605285601" calcext:value-type="float">
            <text:p>0.0039173060528560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spambase</text:p>
          </table:table-cell>
          <table:table-cell office:value-type="float" office:value="-0.0226210097565596" calcext:value-type="float">
            <text:p>-0.0226210097565596</text:p>
          </table:table-cell>
          <table:table-cell office:value-type="float" office:value="-0.00500047361939937" calcext:value-type="float">
            <text:p>-0.00500047361939937</text:p>
          </table:table-cell>
          <table:table-cell office:value-type="float" office:value="-0.005436203466894" calcext:value-type="float">
            <text:p>-0.005436203466894</text:p>
          </table:table-cell>
          <table:table-cell office:value-type="float" office:value="-0.00434640522875795" calcext:value-type="float">
            <text:p>-0.00434640522875795</text:p>
          </table:table-cell>
          <table:table-cell office:value-type="float" office:value="0.00000284171639686193" calcext:value-type="float">
            <text:p>2.84171639686193E-06</text:p>
          </table:table-cell>
          <table:table-cell office:value-type="float" office:value="0.00500663067159246" calcext:value-type="float">
            <text:p>0.00500663067159246</text:p>
          </table:table-cell>
          <table:table-cell office:value-type="float" office:value="-0.000214549587950974" calcext:value-type="float">
            <text:p>-0.000214549587950974</text:p>
          </table:table-cell>
          <table:table-cell office:value-type="float" office:value="0.00130813678128261" calcext:value-type="float">
            <text:p>0.00130813678128261</text:p>
          </table:table-cell>
          <table:table-cell office:value-type="float" office:value="0.00217770199867395" calcext:value-type="float">
            <text:p>0.00217770199867395</text:p>
          </table:table-cell>
          <table:table-cell office:value-type="float" office:value="0.00478876574784526" calcext:value-type="float">
            <text:p>0.00478876574784526</text:p>
          </table:table-cell>
          <table:table-cell office:value-type="float" office:value="0.000220706640144175" calcext:value-type="float">
            <text:p>0.000220706640144175</text:p>
          </table:table-cell>
          <table:table-cell office:value-type="float" office:value="0.00413517097660321" calcext:value-type="float">
            <text:p>0.00413517097660321</text:p>
          </table:table-cell>
          <table:table-cell office:value-type="float" office:value="0.000654068390641416" calcext:value-type="float">
            <text:p>0.000654068390641416</text:p>
          </table:table-cell>
          <table:table-cell office:value-type="float" office:value="0.00587524865018485" calcext:value-type="float">
            <text:p>0.00587524865018485</text:p>
          </table:table-cell>
          <table:table-cell office:value-type="float" office:value="0.00108932461873656" calcext:value-type="float">
            <text:p>0.00108932461873656</text:p>
          </table:table-cell>
          <table:table-cell office:value-type="float" office:value="0.00370038836790765" calcext:value-type="float">
            <text:p>0.0037003883679076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spambase</text:p>
          </table:table-cell>
          <table:table-cell office:value-type="float" office:value="-0.0230574026712134" calcext:value-type="float">
            <text:p>-0.0230574026712134</text:p>
          </table:table-cell>
          <table:table-cell office:value-type="float" office:value="-0.00582760253860004" calcext:value-type="float">
            <text:p>-0.00582760253860004</text:p>
          </table:table-cell>
          <table:table-cell office:value-type="float" office:value="-0.00591560102301769" calcext:value-type="float">
            <text:p>-0.00591560102301769</text:p>
          </table:table-cell>
          <table:table-cell office:value-type="float" office:value="-0.00547968172776336" calcext:value-type="float">
            <text:p>-0.00547968172776336</text:p>
          </table:table-cell>
          <table:table-cell office:value-type="float" office:value="0.000131855640807088" calcext:value-type="float">
            <text:p>0.000131855640807088</text:p>
          </table:table-cell>
          <table:table-cell office:value-type="float" office:value="0.00348375485459884" calcext:value-type="float">
            <text:p>0.00348375485459884</text:p>
          </table:table-cell>
          <table:table-cell office:value-type="float" office:value="-0.00169461021123407" calcext:value-type="float">
            <text:p>-0.00169461021123407</text:p>
          </table:table-cell>
          <table:table-cell office:value-type="float" office:value="0.000220138296864625" calcext:value-type="float">
            <text:p>0.000220138296864625</text:p>
          </table:table-cell>
          <table:table-cell office:value-type="float" office:value="0.000871459694989141" calcext:value-type="float">
            <text:p>0.000871459694989141</text:p>
          </table:table-cell>
          <table:table-cell office:value-type="float" office:value="0.00504859335038377" calcext:value-type="float">
            <text:p>0.00504859335038377</text:p>
          </table:table-cell>
          <table:table-cell office:value-type="float" office:value="-0.0011305295064884" calcext:value-type="float">
            <text:p>-0.0011305295064884</text:p>
          </table:table-cell>
          <table:table-cell office:value-type="float" office:value="0.00230870512456194" calcext:value-type="float">
            <text:p>0.00230870512456194</text:p>
          </table:table-cell>
          <table:table-cell office:value-type="float" office:value="-0.000738372643743324" calcext:value-type="float">
            <text:p>-0.000738372643743324</text:p>
          </table:table-cell>
          <table:table-cell office:value-type="float" office:value="0.00504764611158481" calcext:value-type="float">
            <text:p>0.00504764611158481</text:p>
          </table:table-cell>
          <table:table-cell office:value-type="float" office:value="-0.000825423889362353" calcext:value-type="float">
            <text:p>-0.000825423889362353</text:p>
          </table:table-cell>
          <table:table-cell office:value-type="float" office:value="0.00339499857914205" calcext:value-type="float">
            <text:p>0.003394998579142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teaching_assistant_LH</text:p>
          </table:table-cell>
          <table:table-cell office:value-type="float" office:value="-0.0281818181818182" calcext:value-type="float">
            <text:p>-0.0281818181818182</text:p>
          </table:table-cell>
          <table:table-cell office:value-type="float" office:value="-0.09" calcext:value-type="float">
            <text:p>-0.09</text:p>
          </table:table-cell>
          <table:table-cell office:value-type="float" office:value="-0.0190909090909092" calcext:value-type="float">
            <text:p>-0.0190909090909092</text:p>
          </table:table-cell>
          <table:table-cell office:value-type="float" office:value="-0.0181818181818182" calcext:value-type="float">
            <text:p>-0.0181818181818182</text:p>
          </table:table-cell>
          <table:table-cell office:value-type="float" office:value="0.01" calcext:value-type="float">
            <text:p>0.01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0909090909090904" calcext:value-type="float">
            <text:p>-0.00909090909090904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909090909090859" calcext:value-type="float">
            <text:p>0.000909090909090859</text:p>
          </table:table-cell>
          <table:table-cell office:value-type="float" office:value="-0.0290909090909091" calcext:value-type="float">
            <text:p>-0.0290909090909091</text:p>
          </table:table-cell>
          <table:table-cell office:value-type="float" office:value="-0.0190909090909092" calcext:value-type="float">
            <text:p>-0.0190909090909092</text:p>
          </table:table-cell>
          <table:table-cell office:value-type="float" office:value="-0.0290909090909091" calcext:value-type="float">
            <text:p>-0.0290909090909091</text:p>
          </table:table-cell>
          <table:table-cell office:value-type="float" office:value="0.0209090909090909" calcext:value-type="float">
            <text:p>0.0209090909090909</text:p>
          </table:table-cell>
          <table:table-cell office:value-type="float" office:value="-0.0190909090909092" calcext:value-type="float">
            <text:p>-0.0190909090909092</text:p>
          </table:table-cell>
          <table:table-cell office:value-type="float" office:value="-0.0690909090909091" calcext:value-type="float">
            <text:p>-0.0690909090909091</text:p>
          </table:table-cell>
          <table:table-cell office:value-type="float" office:value="-0.0181818181818182" calcext:value-type="float">
            <text:p>-0.018181818181818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teaching_assistant_LH</text:p>
          </table:table-cell>
          <table:table-cell office:value-type="float" office:value="-0.00909090909090904" calcext:value-type="float">
            <text:p>-0.00909090909090904</text:p>
          </table:table-cell>
          <table:table-cell office:value-type="float" office:value="-0.0509090909090908" calcext:value-type="float">
            <text:p>-0.0509090909090908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100000000000001" calcext:value-type="float">
            <text:p>0.0100000000000001</text:p>
          </table:table-cell>
          <table:table-cell office:value-type="float" office:value="-0.0099999999999999" calcext:value-type="float">
            <text:p>-0.0099999999999999</text:p>
          </table:table-cell>
          <table:table-cell office:value-type="float" office:value="0.02" calcext:value-type="float">
            <text:p>0.02</text:p>
          </table:table-cell>
          <table:table-cell office:value-type="float" office:value="0.0100000000000001" calcext:value-type="float">
            <text:p>0.0100000000000001</text:p>
          </table:table-cell>
          <table:table-cell office:value-type="float" office:value="0.03" calcext:value-type="float">
            <text:p>0.03</text:p>
          </table:table-cell>
          <table:table-cell office:value-type="float" office:value="-0.0099999999999999" calcext:value-type="float">
            <text:p>-0.0099999999999999</text:p>
          </table:table-cell>
          <table:table-cell table:number-columns-repeated="3" office:value-type="float" office:value="0.02" calcext:value-type="float">
            <text:p>0.02</text:p>
          </table:table-cell>
          <table:table-cell table:number-columns-repeated="3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teaching_assistant_LH</text:p>
          </table:table-cell>
          <table:table-cell office:value-type="float" office:value="-0.00909090909090904" calcext:value-type="float">
            <text:p>-0.00909090909090904</text:p>
          </table:table-cell>
          <table:table-cell office:value-type="float" office:value="-0.0309090909090909" calcext:value-type="float">
            <text:p>-0.0309090909090909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390909090909091" calcext:value-type="float">
            <text:p>0.0390909090909091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teaching_assistant_LH</text:p>
          </table:table-cell>
          <table:table-cell office:value-type="float" office:value="-0.0490909090909091" calcext:value-type="float">
            <text:p>-0.0490909090909091</text:p>
          </table:table-cell>
          <table:table-cell office:value-type="float" office:value="-0.0709090909090908" calcext:value-type="float">
            <text:p>-0.0709090909090908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099999999999999" calcext:value-type="float">
            <text:p>-0.0099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teaching_assistant_LH</text:p>
          </table:table-cell>
          <table:table-cell office:value-type="float" office:value="-0.0490909090909091" calcext:value-type="float">
            <text:p>-0.0490909090909091</text:p>
          </table:table-cell>
          <table:table-cell office:value-type="float" office:value="-0.0809090909090909" calcext:value-type="float">
            <text:p>-0.0809090909090909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.01" calcext:value-type="float">
            <text:p>0.01</text:p>
          </table:table-cell>
          <table:table-cell office:value-type="float" office:value="-0.0099999999999999" calcext:value-type="float">
            <text:p>-0.0099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teaching_assistant_LH</text:p>
          </table:table-cell>
          <table:table-cell office:value-type="float" office:value="-0.0289090909090909" calcext:value-type="float">
            <text:p>-0.0289090909090909</text:p>
          </table:table-cell>
          <table:table-cell office:value-type="float" office:value="-0.0647272727272726" calcext:value-type="float">
            <text:p>-0.0647272727272726</text:p>
          </table:table-cell>
          <table:table-cell office:value-type="float" office:value="-0.00181818181818183" calcext:value-type="float">
            <text:p>-0.00181818181818183</text:p>
          </table:table-cell>
          <table:table-cell office:value-type="float" office:value="-0.00563636363636366" calcext:value-type="float">
            <text:p>-0.00563636363636366</text:p>
          </table:table-cell>
          <table:table-cell office:value-type="float" office:value="0.01" calcext:value-type="float">
            <text:p>0.01</text:p>
          </table:table-cell>
          <table:table-cell office:value-type="float" office:value="-0.012" calcext:value-type="float">
            <text:p>-0.012</text:p>
          </table:table-cell>
          <table:table-cell office:value-type="float" office:value="0.0121818181818182" calcext:value-type="float">
            <text:p>0.0121818181818182</text:p>
          </table:table-cell>
          <table:table-cell office:value-type="float" office:value="0.00200000000000011" calcext:value-type="float">
            <text:p>0.00200000000000011</text:p>
          </table:table-cell>
          <table:table-cell office:value-type="float" office:value="0.0101818181818182" calcext:value-type="float">
            <text:p>0.0101818181818182</text:p>
          </table:table-cell>
          <table:table-cell office:value-type="float" office:value="-0.0158181818181818" calcext:value-type="float">
            <text:p>-0.0158181818181818</text:p>
          </table:table-cell>
          <table:table-cell office:value-type="float" office:value="0.00618181818181818" calcext:value-type="float">
            <text:p>0.00618181818181818</text:p>
          </table:table-cell>
          <table:table-cell office:value-type="float" office:value="0.01" calcext:value-type="float">
            <text:p>0.01</text:p>
          </table:table-cell>
          <table:table-cell office:value-type="float" office:value="0.0121818181818182" calcext:value-type="float">
            <text:p>0.0121818181818182</text:p>
          </table:table-cell>
          <table:table-cell office:value-type="float" office:value="0.00218181818181817" calcext:value-type="float">
            <text:p>0.00218181818181817</text:p>
          </table:table-cell>
          <table:table-cell office:value-type="float" office:value="0.000181818181818172" calcext:value-type="float">
            <text:p>0.000181818181818172</text:p>
          </table:table-cell>
          <table:table-cell office:value-type="float" office:value="0.0123636363636364" calcext:value-type="float">
            <text:p>0.01236363636363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teaching_assistant_LM</text:p>
          </table:table-cell>
          <table:table-cell office:value-type="float" office:value="0.01" calcext:value-type="float">
            <text:p>0.01</text:p>
          </table:table-cell>
          <table:table-cell office:value-type="float" office:value="-0.0277777777777777" calcext:value-type="float">
            <text:p>-0.0277777777777777</text:p>
          </table:table-cell>
          <table:table-cell office:value-type="float" office:value="-0.0588888888888888" calcext:value-type="float">
            <text:p>-0.0588888888888888</text:p>
          </table:table-cell>
          <table:table-cell office:value-type="float" office:value="0.0122222222222222" calcext:value-type="float">
            <text:p>0.0122222222222222</text:p>
          </table:table-cell>
          <table:table-cell office:value-type="float" office:value="-0.00888888888888883" calcext:value-type="float">
            <text:p>-0.00888888888888883</text:p>
          </table:table-cell>
          <table:table-cell office:value-type="float" office:value="0.00111111111111117" calcext:value-type="float">
            <text:p>0.00111111111111117</text:p>
          </table:table-cell>
          <table:table-cell table:number-columns-repeated="2" office:value-type="float" office:value="-0.0288888888888889" calcext:value-type="float">
            <text:p>-0.0288888888888889</text:p>
          </table:table-cell>
          <table:table-cell office:value-type="float" office:value="-0.0099999999999999" calcext:value-type="float">
            <text:p>-0.0099999999999999</text:p>
          </table:table-cell>
          <table:table-cell table:number-columns-repeated="2" office:value-type="float" office:value="0.00222222222222224" calcext:value-type="float">
            <text:p>0.00222222222222224</text:p>
          </table:table-cell>
          <table:table-cell office:value-type="float" office:value="-0.0288888888888889" calcext:value-type="float">
            <text:p>-0.0288888888888889</text:p>
          </table:table-cell>
          <table:table-cell office:value-type="float" office:value="0.0111111111111111" calcext:value-type="float">
            <text:p>0.0111111111111111</text:p>
          </table:table-cell>
          <table:table-cell office:value-type="float" office:value="-0.0288888888888889" calcext:value-type="float">
            <text:p>-0.0288888888888889</text:p>
          </table:table-cell>
          <table:table-cell office:value-type="float" office:value="0.0122222222222222" calcext:value-type="float">
            <text:p>0.0122222222222222</text:p>
          </table:table-cell>
          <table:table-cell office:value-type="float" office:value="-0.0177777777777778" calcext:value-type="float">
            <text:p>-0.017777777777777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teaching_assistant_LM</text:p>
          </table:table-cell>
          <table:table-cell office:value-type="float" office:value="0.0177777777777778" calcext:value-type="float">
            <text:p>0.0177777777777778</text:p>
          </table:table-cell>
          <table:table-cell office:value-type="float" office:value="0.02" calcext:value-type="float">
            <text:p>0.02</text:p>
          </table:table-cell>
          <table:table-cell office:value-type="float" office:value="0.00888888888888883" calcext:value-type="float">
            <text:p>0.00888888888888883</text:p>
          </table:table-cell>
          <table:table-cell office:value-type="float" office:value="0.07" calcext:value-type="float">
            <text:p>0.07</text:p>
          </table:table-cell>
          <table:table-cell office:value-type="float" office:value="0.00888888888888883" calcext:value-type="float">
            <text:p>0.00888888888888883</text:p>
          </table:table-cell>
          <table:table-cell office:value-type="float" office:value="0.0299999999999999" calcext:value-type="float">
            <text:p>0.0299999999999999</text:p>
          </table:table-cell>
          <table:table-cell office:value-type="float" office:value="0.00888888888888883" calcext:value-type="float">
            <text:p>0.00888888888888883</text:p>
          </table:table-cell>
          <table:table-cell office:value-type="float" office:value="0.0188888888888888" calcext:value-type="float">
            <text:p>0.0188888888888888</text:p>
          </table:table-cell>
          <table:table-cell office:value-type="float" office:value="0.00888888888888883" calcext:value-type="float">
            <text:p>0.00888888888888883</text:p>
          </table:table-cell>
          <table:table-cell office:value-type="float" office:value="-0.0100000000000001" calcext:value-type="float">
            <text:p>-0.0100000000000001</text:p>
          </table:table-cell>
          <table:table-cell office:value-type="float" office:value="-0.00111111111111117" calcext:value-type="float">
            <text:p>-0.00111111111111117</text:p>
          </table:table-cell>
          <table:table-cell office:value-type="float" office:value="0.0288888888888889" calcext:value-type="float">
            <text:p>0.0288888888888889</text:p>
          </table:table-cell>
          <table:table-cell office:value-type="float" office:value="0.00888888888888883" calcext:value-type="float">
            <text:p>0.00888888888888883</text:p>
          </table:table-cell>
          <table:table-cell office:value-type="float" office:value="-0.0222222222222223" calcext:value-type="float">
            <text:p>-0.0222222222222223</text:p>
          </table:table-cell>
          <table:table-cell office:value-type="float" office:value="0.00888888888888883" calcext:value-type="float">
            <text:p>0.00888888888888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teaching_assistant_LM</text:p>
          </table:table-cell>
          <table:table-cell office:value-type="float" office:value="-0.00111111111111106" calcext:value-type="float">
            <text:p>-0.00111111111111106</text:p>
          </table:table-cell>
          <table:table-cell office:value-type="float" office:value="0.00111111111111117" calcext:value-type="float">
            <text:p>0.00111111111111117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office:value-type="float" office:value="0.0111111111111111" calcext:value-type="float">
            <text:p>0.0111111111111111</text:p>
          </table:table-cell>
          <table:table-cell office:value-type="float" office:value="0" calcext:value-type="float">
            <text:p>0</text:p>
          </table:table-cell>
          <table:table-cell office:value-type="float" office:value="0.0600000000000001" calcext:value-type="float">
            <text:p>0.0600000000000001</text:p>
          </table:table-cell>
          <table:table-cell office:value-type="float" office:value="0" calcext:value-type="float">
            <text:p>0</text:p>
          </table:table-cell>
          <table:table-cell office:value-type="float" office:value="0.0111111111111111" calcext:value-type="float">
            <text:p>0.0111111111111111</text:p>
          </table:table-cell>
          <table:table-cell table:number-columns-repeated="2" office:value-type="float" office:value="0.0211111111111112" calcext:value-type="float">
            <text:p>0.0211111111111112</text:p>
          </table:table-cell>
          <table:table-cell office:value-type="float" office:value="0" calcext:value-type="float">
            <text:p>0</text:p>
          </table:table-cell>
          <table:table-cell office:value-type="float" office:value="0.0111111111111111" calcext:value-type="float">
            <text:p>0.0111111111111111</text:p>
          </table:table-cell>
          <table:table-cell office:value-type="float" office:value="0.01" calcext:value-type="float">
            <text:p>0.01</text:p>
          </table:table-cell>
          <table:table-cell office:value-type="float" office:value="0.0111111111111111" calcext:value-type="float">
            <text:p>0.011111111111111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teaching_assistant_LM</text:p>
          </table:table-cell>
          <table:table-cell office:value-type="float" office:value="-0.00111111111111106" calcext:value-type="float">
            <text:p>-0.00111111111111106</text:p>
          </table:table-cell>
          <table:table-cell office:value-type="float" office:value="-0.00888888888888883" calcext:value-type="float">
            <text:p>-0.00888888888888883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office:value-type="float" office:value="0.00111111111111117" calcext:value-type="float">
            <text:p>0.00111111111111117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-0.00888888888888883" calcext:value-type="float">
            <text:p>-0.00888888888888883</text:p>
          </table:table-cell>
          <table:table-cell office:value-type="float" office:value="0.01" calcext:value-type="float">
            <text:p>0.01</text:p>
          </table:table-cell>
          <table:table-cell office:value-type="float" office:value="0.0411111111111112" calcext:value-type="float">
            <text:p>0.0411111111111112</text:p>
          </table:table-cell>
          <table:table-cell office:value-type="float" office:value="0" calcext:value-type="float">
            <text:p>0</text:p>
          </table:table-cell>
          <table:table-cell office:value-type="float" office:value="0.00111111111111117" calcext:value-type="float">
            <text:p>0.00111111111111117</text:p>
          </table:table-cell>
          <table:table-cell office:value-type="float" office:value="0.01" calcext:value-type="float">
            <text:p>0.01</text:p>
          </table:table-cell>
          <table:table-cell office:value-type="float" office:value="0.00111111111111117" calcext:value-type="float">
            <text:p>0.0011111111111111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teaching_assistant_LM</text:p>
          </table:table-cell>
          <table:table-cell office:value-type="float" office:value="-0.00111111111111106" calcext:value-type="float">
            <text:p>-0.00111111111111106</text:p>
          </table:table-cell>
          <table:table-cell office:value-type="float" office:value="0.00111111111111117" calcext:value-type="float">
            <text:p>0.00111111111111117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office:value-type="float" office:value="0.00111111111111117" calcext:value-type="float">
            <text:p>0.00111111111111117</text:p>
          </table:table-cell>
          <table:table-cell office:value-type="float" office:value="0.01" calcext:value-type="float">
            <text:p>0.01</text:p>
          </table:table-cell>
          <table:table-cell office:value-type="float" office:value="0.0711111111111111" calcext:value-type="float">
            <text:p>0.0711111111111111</text:p>
          </table:table-cell>
          <table:table-cell office:value-type="float" office:value="0.01" calcext:value-type="float">
            <text:p>0.01</text:p>
          </table:table-cell>
          <table:table-cell office:value-type="float" office:value="-0.0188888888888888" calcext:value-type="float">
            <text:p>-0.0188888888888888</text:p>
          </table:table-cell>
          <table:table-cell office:value-type="float" office:value="0.01" calcext:value-type="float">
            <text:p>0.01</text:p>
          </table:table-cell>
          <table:table-cell office:value-type="float" office:value="0.0411111111111112" calcext:value-type="float">
            <text:p>0.0411111111111112</text:p>
          </table:table-cell>
          <table:table-cell office:value-type="float" office:value="0" calcext:value-type="float">
            <text:p>0</text:p>
          </table:table-cell>
          <table:table-cell office:value-type="float" office:value="-0.0288888888888889" calcext:value-type="float">
            <text:p>-0.0288888888888889</text:p>
          </table:table-cell>
          <table:table-cell office:value-type="float" office:value="0.01" calcext:value-type="float">
            <text:p>0.01</text:p>
          </table:table-cell>
          <table:table-cell office:value-type="float" office:value="0.0111111111111111" calcext:value-type="float">
            <text:p>0.011111111111111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teaching_assistant_LM</text:p>
          </table:table-cell>
          <table:table-cell office:value-type="float" office:value="0.00488888888888894" calcext:value-type="float">
            <text:p>0.00488888888888894</text:p>
          </table:table-cell>
          <table:table-cell office:value-type="float" office:value="-0.00288888888888883" calcext:value-type="float">
            <text:p>-0.00288888888888883</text:p>
          </table:table-cell>
          <table:table-cell office:value-type="float" office:value="-0.00399999999999989" calcext:value-type="float">
            <text:p>-0.00399999999999989</text:p>
          </table:table-cell>
          <table:table-cell office:value-type="float" office:value="0.0524444444444444" calcext:value-type="float">
            <text:p>0.0524444444444444</text:p>
          </table:table-cell>
          <table:table-cell office:value-type="float" office:value="0.00600000000000001" calcext:value-type="float">
            <text:p>0.00600000000000001</text:p>
          </table:table-cell>
          <table:table-cell office:value-type="float" office:value="0.00888888888888895" calcext:value-type="float">
            <text:p>0.00888888888888895</text:p>
          </table:table-cell>
          <table:table-cell office:value-type="float" office:value="0" calcext:value-type="float">
            <text:p>0</text:p>
          </table:table-cell>
          <table:table-cell office:value-type="float" office:value="0.0342222222222223" calcext:value-type="float">
            <text:p>0.0342222222222223</text:p>
          </table:table-cell>
          <table:table-cell office:value-type="float" office:value="0.00177777777777777" calcext:value-type="float">
            <text:p>0.00177777777777777</text:p>
          </table:table-cell>
          <table:table-cell office:value-type="float" office:value="-0.00488888888888883" calcext:value-type="float">
            <text:p>-0.00488888888888883</text:p>
          </table:table-cell>
          <table:table-cell office:value-type="float" office:value="0.00844444444444448" calcext:value-type="float">
            <text:p>0.00844444444444448</text:p>
          </table:table-cell>
          <table:table-cell office:value-type="float" office:value="0.0206666666666667" calcext:value-type="float">
            <text:p>0.0206666666666667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135555555555555" calcext:value-type="float">
            <text:p>-0.0135555555555555</text:p>
          </table:table-cell>
          <table:table-cell office:value-type="float" office:value="0.0102222222222222" calcext:value-type="float">
            <text:p>0.0102222222222222</text:p>
          </table:table-cell>
          <table:table-cell office:value-type="float" office:value="0.00111111111111106" calcext:value-type="float">
            <text:p>0.001111111111111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teaching_assistant_MH</text:p>
          </table:table-cell>
          <table:table-cell office:value-type="float" office:value="-0.0363636363636364" calcext:value-type="float">
            <text:p>-0.0363636363636364</text:p>
          </table:table-cell>
          <table:table-cell office:value-type="float" office:value="0.00818181818181829" calcext:value-type="float">
            <text:p>0.00818181818181829</text:p>
          </table:table-cell>
          <table:table-cell office:value-type="float" office:value="0.02" calcext:value-type="float">
            <text:p>0.02</text:p>
          </table:table-cell>
          <table:table-cell office:value-type="float" office:value="-0.0390909090909091" calcext:value-type="float">
            <text:p>-0.0390909090909091</text:p>
          </table:table-cell>
          <table:table-cell office:value-type="float" office:value="-0.00909090909090904" calcext:value-type="float">
            <text:p>-0.00909090909090904</text:p>
          </table:table-cell>
          <table:table-cell office:value-type="float" office:value="-0.019090909090909" calcext:value-type="float">
            <text:p>-0.019090909090909</text:p>
          </table:table-cell>
          <table:table-cell table:number-columns-repeated="2" office:value-type="float" office:value="-0.00909090909090904" calcext:value-type="float">
            <text:p>-0.00909090909090904</text:p>
          </table:table-cell>
          <table:table-cell office:value-type="float" office:value="-0.000909090909090859" calcext:value-type="float">
            <text:p>-0.000909090909090859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209090909090909" calcext:value-type="float">
            <text:p>-0.0209090909090909</text:p>
          </table:table-cell>
          <table:table-cell office:value-type="float" office:value="-0.0590909090909091" calcext:value-type="float">
            <text:p>-0.0590909090909091</text:p>
          </table:table-cell>
          <table:table-cell office:value-type="float" office:value="-0.00909090909090904" calcext:value-type="float">
            <text:p>-0.00909090909090904</text:p>
          </table:table-cell>
          <table:table-cell office:value-type="float" office:value="0.00909090909090915" calcext:value-type="float">
            <text:p>0.00909090909090915</text:p>
          </table:table-cell>
          <table:table-cell office:value-type="float" office:value="-0.00181818181818183" calcext:value-type="float">
            <text:p>-0.00181818181818183</text:p>
          </table:table-cell>
          <table:table-cell office:value-type="float" office:value="-0.00909090909090904" calcext:value-type="float">
            <text:p>-0.0090909090909090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teaching_assistant_MH</text:p>
          </table:table-cell>
          <table:table-cell office:value-type="float" office:value="-0.0263636363636364" calcext:value-type="float">
            <text:p>-0.0263636363636364</text:p>
          </table:table-cell>
          <table:table-cell office:value-type="float" office:value="-0.00181818181818183" calcext:value-type="float">
            <text:p>-0.00181818181818183</text:p>
          </table:table-cell>
          <table:table-cell office:value-type="float" office:value="-0.00818181818181818" calcext:value-type="float">
            <text:p>-0.00818181818181818</text:p>
          </table:table-cell>
          <table:table-cell office:value-type="float" office:value="-0.019090909090909" calcext:value-type="float">
            <text:p>-0.019090909090909</text:p>
          </table:table-cell>
          <table:table-cell office:value-type="float" office:value="0.00090909090909097" calcext:value-type="float">
            <text:p>0.0009090909090909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0.00909090909090904" calcext:value-type="float">
            <text:p>-0.00909090909090904</text:p>
          </table:table-cell>
          <table:table-cell office:value-type="float" office:value="0" calcext:value-type="float">
            <text:p>0</text:p>
          </table:table-cell>
          <table:table-cell office:value-type="float" office:value="-0.00909090909090904" calcext:value-type="float">
            <text:p>-0.00909090909090904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0.019090909090909" calcext:value-type="float">
            <text:p>0.019090909090909</text:p>
          </table:table-cell>
          <table:table-cell office:value-type="float" office:value="-0.00909090909090904" calcext:value-type="float">
            <text:p>-0.00909090909090904</text:p>
          </table:table-cell>
          <table:table-cell office:value-type="float" office:value="-0.00818181818181818" calcext:value-type="float">
            <text:p>-0.008181818181818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teaching_assistant_MH</text:p>
          </table:table-cell>
          <table:table-cell office:value-type="float" office:value="-0.0272727272727273" calcext:value-type="float">
            <text:p>-0.0272727272727273</text:p>
          </table:table-cell>
          <table:table-cell office:value-type="float" office:value="-0.00272727272727269" calcext:value-type="float">
            <text:p>-0.00272727272727269</text:p>
          </table:table-cell>
          <table:table-cell office:value-type="float" office:value="-0.00909090909090904" calcext:value-type="float">
            <text:p>-0.00909090909090904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0909090909090904" calcext:value-type="float">
            <text:p>0.00909090909090904</text:p>
          </table:table-cell>
          <table:table-cell office:value-type="float" office:value="0" calcext:value-type="float">
            <text:p>0</text:p>
          </table:table-cell>
          <table:table-cell office:value-type="float" office:value="-0.00090909090909097" calcext:value-type="float">
            <text:p>-0.00090909090909097</text:p>
          </table:table-cell>
          <table:table-cell office:value-type="float" office:value="0" calcext:value-type="float">
            <text:p>0</text:p>
          </table:table-cell>
          <table:table-cell office:value-type="float" office:value="0.019090909090909" calcext:value-type="float">
            <text:p>0.019090909090909</text:p>
          </table:table-cell>
          <table:table-cell office:value-type="float" office:value="0.00909090909090904" calcext:value-type="float">
            <text:p>0.00909090909090904</text:p>
          </table:table-cell>
          <table:table-cell office:value-type="float" office:value="-0.00090909090909097" calcext:value-type="float">
            <text:p>-0.0009090909090909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19090909090909" calcext:value-type="float">
            <text:p>0.0190909090909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teaching_assistant_MH</text:p>
          </table:table-cell>
          <table:table-cell office:value-type="float" office:value="-0.0363636363636364" calcext:value-type="float">
            <text:p>-0.0363636363636364</text:p>
          </table:table-cell>
          <table:table-cell office:value-type="float" office:value="-0.0118181818181817" calcext:value-type="float">
            <text:p>-0.0118181818181817</text:p>
          </table:table-cell>
          <table:table-cell office:value-type="float" office:value="-0.0181818181818181" calcext:value-type="float">
            <text:p>-0.0181818181818181</text:p>
          </table:table-cell>
          <table:table-cell table:number-columns-repeated="2" office:value-type="float" office:value="-0.00909090909090904" calcext:value-type="float">
            <text:p>-0.00909090909090904</text:p>
          </table:table-cell>
          <table:table-cell office:value-type="float" office:value="0" calcext:value-type="float">
            <text:p>0</text:p>
          </table:table-cell>
          <table:table-cell office:value-type="float" office:value="-0.00909090909090904" calcext:value-type="float">
            <text:p>-0.00909090909090904</text:p>
          </table:table-cell>
          <table:table-cell office:value-type="float" office:value="0" calcext:value-type="float">
            <text:p>0</text:p>
          </table:table-cell>
          <table:table-cell office:value-type="float" office:value="-0.00909090909090904" calcext:value-type="float">
            <text:p>-0.009090909090909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00909090909090904" calcext:value-type="float">
            <text:p>-0.00909090909090904</text:p>
          </table:table-cell>
          <table:table-cell office:value-type="float" office:value="0.00909090909090915" calcext:value-type="float">
            <text:p>0.009090909090909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00909090909090904" calcext:value-type="float">
            <text:p>-0.0090909090909090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teaching_assistant_MH</text:p>
          </table:table-cell>
          <table:table-cell office:value-type="float" office:value="-0.0363636363636364" calcext:value-type="float">
            <text:p>-0.0363636363636364</text:p>
          </table:table-cell>
          <table:table-cell office:value-type="float" office:value="-0.00181818181818183" calcext:value-type="float">
            <text:p>-0.00181818181818183</text:p>
          </table:table-cell>
          <table:table-cell office:value-type="float" office:value="-0.0181818181818181" calcext:value-type="float">
            <text:p>-0.0181818181818181</text:p>
          </table:table-cell>
          <table:table-cell table:number-columns-repeated="2" office:value-type="float" office:value="-0.00909090909090904" calcext:value-type="float">
            <text:p>-0.00909090909090904</text:p>
          </table:table-cell>
          <table:table-cell office:value-type="float" office:value="0.00909090909090915" calcext:value-type="float">
            <text:p>0.00909090909090915</text:p>
          </table:table-cell>
          <table:table-cell office:value-type="float" office:value="-0.00909090909090904" calcext:value-type="float">
            <text:p>-0.00909090909090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09090909090915" calcext:value-type="float">
            <text:p>0.00909090909090915</text:p>
          </table:table-cell>
          <table:table-cell office:value-type="float" office:value="-0.00909090909090904" calcext:value-type="float">
            <text:p>-0.0090909090909090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0.00909090909090904" calcext:value-type="float">
            <text:p>-0.00909090909090904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teaching_assistant_MH</text:p>
          </table:table-cell>
          <table:table-cell office:value-type="float" office:value="-0.0325454545454545" calcext:value-type="float">
            <text:p>-0.0325454545454545</text:p>
          </table:table-cell>
          <table:table-cell office:value-type="float" office:value="-0.00199999999999989" calcext:value-type="float">
            <text:p>-0.00199999999999989</text:p>
          </table:table-cell>
          <table:table-cell office:value-type="float" office:value="-0.00672727272727258" calcext:value-type="float">
            <text:p>-0.00672727272727258</text:p>
          </table:table-cell>
          <table:table-cell office:value-type="float" office:value="-0.0152727272727272" calcext:value-type="float">
            <text:p>-0.0152727272727272</text:p>
          </table:table-cell>
          <table:table-cell office:value-type="float" office:value="-0.0032727272727272" calcext:value-type="float">
            <text:p>-0.0032727272727272</text:p>
          </table:table-cell>
          <table:table-cell office:value-type="float" office:value="-0.000181818181818172" calcext:value-type="float">
            <text:p>-0.000181818181818172</text:p>
          </table:table-cell>
          <table:table-cell office:value-type="float" office:value="-0.00727272727272721" calcext:value-type="float">
            <text:p>-0.00727272727272721</text:p>
          </table:table-cell>
          <table:table-cell table:number-columns-repeated="2" office:value-type="float" office:value="-0.00381818181818183" calcext:value-type="float">
            <text:p>-0.00381818181818183</text:p>
          </table:table-cell>
          <table:table-cell office:value-type="float" office:value="0.00363636363636366" calcext:value-type="float">
            <text:p>0.00363636363636366</text:p>
          </table:table-cell>
          <table:table-cell office:value-type="float" office:value="-0.00781818181818184" calcext:value-type="float">
            <text:p>-0.00781818181818184</text:p>
          </table:table-cell>
          <table:table-cell office:value-type="float" office:value="-0.0158181818181818" calcext:value-type="float">
            <text:p>-0.0158181818181818</text:p>
          </table:table-cell>
          <table:table-cell office:value-type="float" office:value="-0.00199999999999989" calcext:value-type="float">
            <text:p>-0.00199999999999989</text:p>
          </table:table-cell>
          <table:table-cell office:value-type="float" office:value="0.00945454545454549" calcext:value-type="float">
            <text:p>0.00945454545454549</text:p>
          </table:table-cell>
          <table:table-cell office:value-type="float" office:value="-0.00581818181818172" calcext:value-type="float">
            <text:p>-0.00581818181818172</text:p>
          </table:table-cell>
          <table:table-cell office:value-type="float" office:value="-0.00709090909090904" calcext:value-type="float">
            <text:p>-0.007090909090909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titanic</text:p>
          </table:table-cell>
          <table:table-cell office:value-type="float" office:value="0.00995302407516152" calcext:value-type="float">
            <text:p>0.00995302407516152</text:p>
          </table:table-cell>
          <table:table-cell office:value-type="float" office:value="-0.0519671168526131" calcext:value-type="float">
            <text:p>-0.0519671168526131</text:p>
          </table:table-cell>
          <table:table-cell office:value-type="float" office:value="0.00306517909571347" calcext:value-type="float">
            <text:p>0.00306517909571347</text:p>
          </table:table-cell>
          <table:table-cell office:value-type="float" office:value="0.000757486788021122" calcext:value-type="float">
            <text:p>0.000757486788021122</text:p>
          </table:table-cell>
          <table:table-cell office:value-type="float" office:value="0.00688784497944805" calcext:value-type="float">
            <text:p>0.00688784497944805</text:p>
          </table:table-cell>
          <table:table-cell office:value-type="float" office:value="-0.000775102759835611" calcext:value-type="float">
            <text:p>-0.000775102759835611</text:p>
          </table:table-cell>
          <table:table-cell office:value-type="float" office:value="0.0084028185554903" calcext:value-type="float">
            <text:p>0.0084028185554903</text:p>
          </table:table-cell>
          <table:table-cell office:value-type="float" office:value="-0.0030299471520846" calcext:value-type="float">
            <text:p>-0.0030299471520846</text:p>
          </table:table-cell>
          <table:table-cell office:value-type="float" office:value="0.00688197298884319" calcext:value-type="float">
            <text:p>0.00688197298884319</text:p>
          </table:table-cell>
          <table:table-cell office:value-type="float" office:value="-0.00766294773928367" calcext:value-type="float">
            <text:p>-0.00766294773928367</text:p>
          </table:table-cell>
          <table:table-cell office:value-type="float" office:value="-0.00533176746917208" calcext:value-type="float">
            <text:p>-0.00533176746917208</text:p>
          </table:table-cell>
          <table:table-cell office:value-type="float" office:value="-0.000757486788021122" calcext:value-type="float">
            <text:p>-0.000757486788021122</text:p>
          </table:table-cell>
          <table:table-cell office:value-type="float" office:value="0.010698766881973" calcext:value-type="float">
            <text:p>0.010698766881973</text:p>
          </table:table-cell>
          <table:table-cell office:value-type="float" office:value="-0.00382266588373459" calcext:value-type="float">
            <text:p>-0.00382266588373459</text:p>
          </table:table-cell>
          <table:table-cell office:value-type="float" office:value="0.00152671755725187" calcext:value-type="float">
            <text:p>0.00152671755725187</text:p>
          </table:table-cell>
          <table:table-cell office:value-type="float" office:value="0.00915443335290667" calcext:value-type="float">
            <text:p>0.0091544333529066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titanic</text:p>
          </table:table-cell>
          <table:table-cell office:value-type="float" office:value="0.0244803288314738" calcext:value-type="float">
            <text:p>0.0244803288314738</text:p>
          </table:table-cell>
          <table:table-cell office:value-type="float" office:value="-0.0336230182031709" calcext:value-type="float">
            <text:p>-0.0336230182031709</text:p>
          </table:table-cell>
          <table:table-cell office:value-type="float" office:value="0.0175924838520257" calcext:value-type="float">
            <text:p>0.0175924838520257</text:p>
          </table:table-cell>
          <table:table-cell office:value-type="float" office:value="0.0168173810921903" calcext:value-type="float">
            <text:p>0.0168173810921903</text:p>
          </table:table-cell>
          <table:table-cell office:value-type="float" office:value="0.0152613035819141" calcext:value-type="float">
            <text:p>0.0152613035819141</text:p>
          </table:table-cell>
          <table:table-cell office:value-type="float" office:value="0.0160364063417499" calcext:value-type="float">
            <text:p>0.0160364063417499</text:p>
          </table:table-cell>
          <table:table-cell office:value-type="float" office:value="0.01221961244862" calcext:value-type="float">
            <text:p>0.01221961244862</text:p>
          </table:table-cell>
          <table:table-cell office:value-type="float" office:value="0.0076570757486788" calcext:value-type="float">
            <text:p>0.0076570757486788</text:p>
          </table:table-cell>
          <table:table-cell office:value-type="float" office:value="0.0213799177921314" calcext:value-type="float">
            <text:p>0.0213799177921314</text:p>
          </table:table-cell>
          <table:table-cell office:value-type="float" office:value="0.00839107457428068" calcext:value-type="float">
            <text:p>0.00839107457428068</text:p>
          </table:table-cell>
          <table:table-cell office:value-type="float" office:value="0.0175631238990018" calcext:value-type="float">
            <text:p>0.0175631238990018</text:p>
          </table:table-cell>
          <table:table-cell office:value-type="float" office:value="0.00992953611274216" calcext:value-type="float">
            <text:p>0.00992953611274216</text:p>
          </table:table-cell>
          <table:table-cell office:value-type="float" office:value="0.01221961244862" calcext:value-type="float">
            <text:p>0.01221961244862</text:p>
          </table:table-cell>
          <table:table-cell office:value-type="float" office:value="0.00916030534351142" calcext:value-type="float">
            <text:p>0.00916030534351142</text:p>
          </table:table-cell>
          <table:table-cell office:value-type="float" office:value="0.0152906635349384" calcext:value-type="float">
            <text:p>0.0152906635349384</text:p>
          </table:table-cell>
          <table:table-cell office:value-type="float" office:value="0.0106752789195538" calcext:value-type="float">
            <text:p>0.010675278919553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titanic</text:p>
          </table:table-cell>
          <table:table-cell office:value-type="float" office:value="0.0237228420434527" calcext:value-type="float">
            <text:p>0.0237228420434527</text:p>
          </table:table-cell>
          <table:table-cell office:value-type="float" office:value="-0.0420140927774516" calcext:value-type="float">
            <text:p>-0.0420140927774516</text:p>
          </table:table-cell>
          <table:table-cell office:value-type="float" office:value="0.0137698179682912" calcext:value-type="float">
            <text:p>0.0137698179682912</text:p>
          </table:table-cell>
          <table:table-cell office:value-type="float" office:value="0.0221726365237815" calcext:value-type="float">
            <text:p>0.0221726365237815</text:p>
          </table:table-cell>
          <table:table-cell office:value-type="float" office:value="0.0213799177921316" calcext:value-type="float">
            <text:p>0.0213799177921316</text:p>
          </table:table-cell>
          <table:table-cell office:value-type="float" office:value="0.016030534351145" calcext:value-type="float">
            <text:p>0.016030534351145</text:p>
          </table:table-cell>
          <table:table-cell office:value-type="float" office:value="0.0183382266588373" calcext:value-type="float">
            <text:p>0.0183382266588373</text:p>
          </table:table-cell>
          <table:table-cell office:value-type="float" office:value="0.0114679976512038" calcext:value-type="float">
            <text:p>0.0114679976512038</text:p>
          </table:table-cell>
          <table:table-cell office:value-type="float" office:value="0.0206165590135057" calcext:value-type="float">
            <text:p>0.0206165590135057</text:p>
          </table:table-cell>
          <table:table-cell office:value-type="float" office:value="0.0160422783323546" calcext:value-type="float">
            <text:p>0.0160422783323546</text:p>
          </table:table-cell>
          <table:table-cell office:value-type="float" office:value="0.0129770992366413" calcext:value-type="float">
            <text:p>0.0129770992366413</text:p>
          </table:table-cell>
          <table:table-cell table:number-columns-repeated="2" office:value-type="float" office:value="0.0129888432178508" calcext:value-type="float">
            <text:p>0.0129888432178508</text:p>
          </table:table-cell>
          <table:table-cell office:value-type="float" office:value="0.00916030534351142" calcext:value-type="float">
            <text:p>0.00916030534351142</text:p>
          </table:table-cell>
          <table:table-cell office:value-type="float" office:value="0.013746330005872" calcext:value-type="float">
            <text:p>0.013746330005872</text:p>
          </table:table-cell>
          <table:table-cell office:value-type="float" office:value="0.0183264826776277" calcext:value-type="float">
            <text:p>0.018326482677627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titanic</text:p>
          </table:table-cell>
          <table:table-cell office:value-type="float" office:value="0.0160657662947739" calcext:value-type="float">
            <text:p>0.0160657662947739</text:p>
          </table:table-cell>
          <table:table-cell office:value-type="float" office:value="-0.0496711685261304" calcext:value-type="float">
            <text:p>-0.0496711685261304</text:p>
          </table:table-cell>
          <table:table-cell office:value-type="float" office:value="0.00841456253669992" calcext:value-type="float">
            <text:p>0.00841456253669992</text:p>
          </table:table-cell>
          <table:table-cell office:value-type="float" office:value="0.00763358778625944" calcext:value-type="float">
            <text:p>0.00763358778625944</text:p>
          </table:table-cell>
          <table:table-cell office:value-type="float" office:value="0.0160246623605401" calcext:value-type="float">
            <text:p>0.0160246623605401</text:p>
          </table:table-cell>
          <table:table-cell office:value-type="float" office:value="0.0129594832648268" calcext:value-type="float">
            <text:p>0.0129594832648268</text:p>
          </table:table-cell>
          <table:table-cell office:value-type="float" office:value="0.0160246623605401" calcext:value-type="float">
            <text:p>0.0160246623605401</text:p>
          </table:table-cell>
          <table:table-cell office:value-type="float" office:value="0.00762184380504982" calcext:value-type="float">
            <text:p>0.00762184380504982</text:p>
          </table:table-cell>
          <table:table-cell office:value-type="float" office:value="0.0091485613623018" calcext:value-type="float">
            <text:p>0.0091485613623018</text:p>
          </table:table-cell>
          <table:table-cell office:value-type="float" office:value="0.00533176746917197" calcext:value-type="float">
            <text:p>0.00533176746917197</text:p>
          </table:table-cell>
          <table:table-cell office:value-type="float" office:value="0.00609512624779796" calcext:value-type="float">
            <text:p>0.00609512624779796</text:p>
          </table:table-cell>
          <table:table-cell office:value-type="float" office:value="0.00837933059307094" calcext:value-type="float">
            <text:p>0.00837933059307094</text:p>
          </table:table-cell>
          <table:table-cell office:value-type="float" office:value="0.00533763945977683" calcext:value-type="float">
            <text:p>0.00533763945977683</text:p>
          </table:table-cell>
          <table:table-cell office:value-type="float" office:value="-0.00230769230769234" calcext:value-type="float">
            <text:p>-0.00230769230769234</text:p>
          </table:table-cell>
          <table:table-cell office:value-type="float" office:value="0.00685261303581908" calcext:value-type="float">
            <text:p>0.00685261303581908</text:p>
          </table:table-cell>
          <table:table-cell office:value-type="float" office:value="0.0129653552554315" calcext:value-type="float">
            <text:p>0.012965355255431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titanic</text:p>
          </table:table-cell>
          <table:table-cell office:value-type="float" office:value="0.0214151497357604" calcext:value-type="float">
            <text:p>0.0214151497357604</text:p>
          </table:table-cell>
          <table:table-cell office:value-type="float" office:value="-0.0481385789782736" calcext:value-type="float">
            <text:p>-0.0481385789782736</text:p>
          </table:table-cell>
          <table:table-cell office:value-type="float" office:value="0.00765120375807404" calcext:value-type="float">
            <text:p>0.00765120375807404</text:p>
          </table:table-cell>
          <table:table-cell office:value-type="float" office:value="0.0114503816793893" calcext:value-type="float">
            <text:p>0.0114503816793893</text:p>
          </table:table-cell>
          <table:table-cell office:value-type="float" office:value="0.0160187903699355" calcext:value-type="float">
            <text:p>0.0160187903699355</text:p>
          </table:table-cell>
          <table:table-cell office:value-type="float" office:value="0.0114268937169701" calcext:value-type="float">
            <text:p>0.0114268937169701</text:p>
          </table:table-cell>
          <table:table-cell office:value-type="float" office:value="0.0122078684674105" calcext:value-type="float">
            <text:p>0.0122078684674105</text:p>
          </table:table-cell>
          <table:table-cell office:value-type="float" office:value="0.0045684086905462" calcext:value-type="float">
            <text:p>0.0045684086905462</text:p>
          </table:table-cell>
          <table:table-cell office:value-type="float" office:value="0.00991192014092779" calcext:value-type="float">
            <text:p>0.00991192014092779</text:p>
          </table:table-cell>
          <table:table-cell office:value-type="float" office:value="0.00839107457428068" calcext:value-type="float">
            <text:p>0.00839107457428068</text:p>
          </table:table-cell>
          <table:table-cell office:value-type="float" office:value="0.00991192014092779" calcext:value-type="float">
            <text:p>0.00991192014092779</text:p>
          </table:table-cell>
          <table:table-cell office:value-type="float" office:value="0.0091485613623018" calcext:value-type="float">
            <text:p>0.0091485613623018</text:p>
          </table:table-cell>
          <table:table-cell office:value-type="float" office:value="0.00685848502642394" calcext:value-type="float">
            <text:p>0.00685848502642394</text:p>
          </table:table-cell>
          <table:table-cell office:value-type="float" office:value="0.00226658837345861" calcext:value-type="float">
            <text:p>0.00226658837345861</text:p>
          </table:table-cell>
          <table:table-cell office:value-type="float" office:value="0.00991192014092779" calcext:value-type="float">
            <text:p>0.00991192014092779</text:p>
          </table:table-cell>
          <table:table-cell office:value-type="float" office:value="0.00838520258367592" calcext:value-type="float">
            <text:p>0.0083852025836759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titanic</text:p>
          </table:table-cell>
          <table:table-cell office:value-type="float" office:value="0.0191274221961245" calcext:value-type="float">
            <text:p>0.0191274221961245</text:p>
          </table:table-cell>
          <table:table-cell office:value-type="float" office:value="-0.0450827950675279" calcext:value-type="float">
            <text:p>-0.0450827950675279</text:p>
          </table:table-cell>
          <table:table-cell office:value-type="float" office:value="0.010098649442161" calcext:value-type="float">
            <text:p>0.010098649442161</text:p>
          </table:table-cell>
          <table:table-cell office:value-type="float" office:value="0.0117662947739283" calcext:value-type="float">
            <text:p>0.0117662947739283</text:p>
          </table:table-cell>
          <table:table-cell office:value-type="float" office:value="0.0151145038167939" calcext:value-type="float">
            <text:p>0.0151145038167939</text:p>
          </table:table-cell>
          <table:table-cell office:value-type="float" office:value="0.0111356429829713" calcext:value-type="float">
            <text:p>0.0111356429829713</text:p>
          </table:table-cell>
          <table:table-cell office:value-type="float" office:value="0.0134386376981798" calcext:value-type="float">
            <text:p>0.0134386376981798</text:p>
          </table:table-cell>
          <table:table-cell office:value-type="float" office:value="0.0056570757486788" calcext:value-type="float">
            <text:p>0.0056570757486788</text:p>
          </table:table-cell>
          <table:table-cell office:value-type="float" office:value="0.0135877862595419" calcext:value-type="float">
            <text:p>0.0135877862595419</text:p>
          </table:table-cell>
          <table:table-cell office:value-type="float" office:value="0.00609864944216088" calcext:value-type="float">
            <text:p>0.00609864944216088</text:p>
          </table:table-cell>
          <table:table-cell office:value-type="float" office:value="0.00824310041103937" calcext:value-type="float">
            <text:p>0.00824310041103937</text:p>
          </table:table-cell>
          <table:table-cell office:value-type="float" office:value="0.00793775689958887" calcext:value-type="float">
            <text:p>0.00793775689958887</text:p>
          </table:table-cell>
          <table:table-cell office:value-type="float" office:value="0.00962066940692885" calcext:value-type="float">
            <text:p>0.00962066940692885</text:p>
          </table:table-cell>
          <table:table-cell office:value-type="float" office:value="0.00289136817381086" calcext:value-type="float">
            <text:p>0.00289136817381086</text:p>
          </table:table-cell>
          <table:table-cell office:value-type="float" office:value="0.00946564885496182" calcext:value-type="float">
            <text:p>0.00946564885496182</text:p>
          </table:table-cell>
          <table:table-cell office:value-type="float" office:value="0.0119013505578391" calcext:value-type="float">
            <text:p>0.01190135055783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vertebral_column</text:p>
          </table:table-cell>
          <table:table-cell office:value-type="float" office:value="-0.00322580645161274" calcext:value-type="float">
            <text:p>-0.00322580645161274</text:p>
          </table:table-cell>
          <table:table-cell office:value-type="float" office:value="-0.00967741935483857" calcext:value-type="float">
            <text:p>-0.00967741935483857</text:p>
          </table:table-cell>
          <table:table-cell office:value-type="float" office:value="0.00645161290322582" calcext:value-type="float">
            <text:p>0.00645161290322582</text:p>
          </table:table-cell>
          <table:table-cell office:value-type="float" office:value="-0.00645161290322571" calcext:value-type="float">
            <text:p>-0.00645161290322571</text:p>
          </table:table-cell>
          <table:table-cell office:value-type="float" office:value="-0.0161290322580644" calcext:value-type="float">
            <text:p>-0.0161290322580644</text:p>
          </table:table-cell>
          <table:table-cell office:value-type="float" office:value="-0.00967741935483857" calcext:value-type="float">
            <text:p>-0.00967741935483857</text:p>
          </table:table-cell>
          <table:table-cell office:value-type="float" office:value="-0.0258064516129032" calcext:value-type="float">
            <text:p>-0.0258064516129032</text:p>
          </table:table-cell>
          <table:table-cell office:value-type="float" office:value="0.0225806451612904" calcext:value-type="float">
            <text:p>0.0225806451612904</text:p>
          </table:table-cell>
          <table:table-cell office:value-type="float" office:value="-0.00645161290322571" calcext:value-type="float">
            <text:p>-0.00645161290322571</text:p>
          </table:table-cell>
          <table:table-cell office:value-type="float" office:value="0.00322580645161308" calcext:value-type="float">
            <text:p>0.00322580645161308</text:p>
          </table:table-cell>
          <table:table-cell office:value-type="float" office:value="0.0161290322580646" calcext:value-type="float">
            <text:p>0.0161290322580646</text:p>
          </table:table-cell>
          <table:table-cell office:value-type="float" office:value="-0.0161290322580644" calcext:value-type="float">
            <text:p>-0.0161290322580644</text:p>
          </table:table-cell>
          <table:table-cell office:value-type="float" office:value="-0.00645161290322571" calcext:value-type="float">
            <text:p>-0.00645161290322571</text:p>
          </table:table-cell>
          <table:table-cell office:value-type="float" office:value="0" calcext:value-type="float">
            <text:p>0</text:p>
          </table:table-cell>
          <table:table-cell office:value-type="float" office:value="0.0193548387096775" calcext:value-type="float">
            <text:p>0.0193548387096775</text:p>
          </table:table-cell>
          <table:table-cell office:value-type="float" office:value="0.00322580645161308" calcext:value-type="float">
            <text:p>0.0032258064516130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vertebral_column</text:p>
          </table:table-cell>
          <table:table-cell office:value-type="float" office:value="-0.00967741935483879" calcext:value-type="float">
            <text:p>-0.00967741935483879</text:p>
          </table:table-cell>
          <table:table-cell office:value-type="float" office:value="0.0161290322580644" calcext:value-type="float">
            <text:p>0.0161290322580644</text:p>
          </table:table-cell>
          <table:table-cell office:value-type="float" office:value="0" calcext:value-type="float">
            <text:p>0</text:p>
          </table:table-cell>
          <table:table-cell office:value-type="float" office:value="-0.00645161290322582" calcext:value-type="float">
            <text:p>-0.00645161290322582</text:p>
          </table:table-cell>
          <table:table-cell office:value-type="float" office:value="-0.00967741935483879" calcext:value-type="float">
            <text:p>-0.00967741935483879</text:p>
          </table:table-cell>
          <table:table-cell office:value-type="float" office:value="0.00645161290322571" calcext:value-type="float">
            <text:p>0.00645161290322571</text:p>
          </table:table-cell>
          <table:table-cell office:value-type="float" office:value="-0.0161290322580646" calcext:value-type="float">
            <text:p>-0.0161290322580646</text:p>
          </table:table-cell>
          <table:table-cell office:value-type="float" office:value="0" calcext:value-type="float">
            <text:p>0</text:p>
          </table:table-cell>
          <table:table-cell office:value-type="float" office:value="-0.00967741935483879" calcext:value-type="float">
            <text:p>-0.00967741935483879</text:p>
          </table:table-cell>
          <table:table-cell office:value-type="float" office:value="-0.0129032258064516" calcext:value-type="float">
            <text:p>-0.01290322580645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22580645161274" calcext:value-type="float">
            <text:p>0.00322580645161274</text:p>
          </table:table-cell>
          <table:table-cell office:value-type="float" office:value="0.0129032258064515" calcext:value-type="float">
            <text:p>0.0129032258064515</text:p>
          </table:table-cell>
          <table:table-cell office:value-type="float" office:value="0.00967741935483857" calcext:value-type="float">
            <text:p>0.00967741935483857</text:p>
          </table:table-cell>
          <table:table-cell office:value-type="float" office:value="0.00645161290322571" calcext:value-type="float">
            <text:p>0.0064516129032257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vertebral_column</text:p>
          </table:table-cell>
          <table:table-cell office:value-type="float" office:value="0" calcext:value-type="float">
            <text:p>0</text:p>
          </table:table-cell>
          <table:table-cell office:value-type="float" office:value="0.0225806451612902" calcext:value-type="float">
            <text:p>0.0225806451612902</text:p>
          </table:table-cell>
          <table:table-cell office:value-type="float" office:value="0.00645161290322582" calcext:value-type="float">
            <text:p>0.00645161290322582</text:p>
          </table:table-cell>
          <table:table-cell office:value-type="float" office:value="0" calcext:value-type="float">
            <text:p>0</text:p>
          </table:table-cell>
          <table:table-cell office:value-type="float" office:value="0.00322580645161274" calcext:value-type="float">
            <text:p>0.00322580645161274</text:p>
          </table:table-cell>
          <table:table-cell table:number-columns-repeated="2" office:value-type="float" office:value="0.00645161290322582" calcext:value-type="float">
            <text:p>0.00645161290322582</text:p>
          </table:table-cell>
          <table:table-cell table:number-columns-repeated="2" office:value-type="float" office:value="0.00967741935483857" calcext:value-type="float">
            <text:p>0.00967741935483857</text:p>
          </table:table-cell>
          <table:table-cell office:value-type="float" office:value="0.00322580645161274" calcext:value-type="float">
            <text:p>0.00322580645161274</text:p>
          </table:table-cell>
          <table:table-cell office:value-type="float" office:value="0.0129032258064515" calcext:value-type="float">
            <text:p>0.0129032258064515</text:p>
          </table:table-cell>
          <table:table-cell office:value-type="float" office:value="0.00967741935483857" calcext:value-type="float">
            <text:p>0.00967741935483857</text:p>
          </table:table-cell>
          <table:table-cell office:value-type="float" office:value="0" calcext:value-type="float">
            <text:p>0</text:p>
          </table:table-cell>
          <table:table-cell office:value-type="float" office:value="0.00967741935483857" calcext:value-type="float">
            <text:p>0.00967741935483857</text:p>
          </table:table-cell>
          <table:table-cell office:value-type="float" office:value="0.0129032258064515" calcext:value-type="float">
            <text:p>0.0129032258064515</text:p>
          </table:table-cell>
          <table:table-cell office:value-type="float" office:value="0.00645161290322582" calcext:value-type="float">
            <text:p>0.0064516129032258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vertebral_column</text:p>
          </table:table-cell>
          <table:table-cell office:value-type="float" office:value="-0.00322580645161308" calcext:value-type="float">
            <text:p>-0.00322580645161308</text:p>
          </table:table-cell>
          <table:table-cell office:value-type="float" office:value="0.00967741935483857" calcext:value-type="float">
            <text:p>0.00967741935483857</text:p>
          </table:table-cell>
          <table:table-cell office:value-type="float" office:value="0" calcext:value-type="float">
            <text:p>0</text:p>
          </table:table-cell>
          <table:table-cell office:value-type="float" office:value="-0.00322580645161308" calcext:value-type="float">
            <text:p>-0.00322580645161308</text:p>
          </table:table-cell>
          <table:table-cell office:value-type="float" office:value="-0.00967741935483879" calcext:value-type="float">
            <text:p>-0.009677419354838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9032258064515" calcext:value-type="float">
            <text:p>0.0129032258064515</text:p>
          </table:table-cell>
          <table:table-cell office:value-type="float" office:value="0.00322580645161274" calcext:value-type="float">
            <text:p>0.00322580645161274</text:p>
          </table:table-cell>
          <table:table-cell office:value-type="float" office:value="0" calcext:value-type="float">
            <text:p>0</text:p>
          </table:table-cell>
          <table:table-cell office:value-type="float" office:value="-0.00322580645161308" calcext:value-type="float">
            <text:p>-0.00322580645161308</text:p>
          </table:table-cell>
          <table:table-cell office:value-type="float" office:value="-0.00967741935483879" calcext:value-type="float">
            <text:p>-0.00967741935483879</text:p>
          </table:table-cell>
          <table:table-cell table:number-columns-repeated="2" office:value-type="float" office:value="0.00322580645161274" calcext:value-type="float">
            <text:p>0.00322580645161274</text:p>
          </table:table-cell>
          <table:table-cell office:value-type="float" office:value="-0.00322580645161308" calcext:value-type="float">
            <text:p>-0.0032258064516130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vertebral_column</text:p>
          </table:table-cell>
          <table:table-cell office:value-type="float" office:value="-0.00322580645161274" calcext:value-type="float">
            <text:p>-0.00322580645161274</text:p>
          </table:table-cell>
          <table:table-cell table:number-columns-repeated="2" office:value-type="float" office:value="0.00322580645161297" calcext:value-type="float">
            <text:p>0.00322580645161297</text:p>
          </table:table-cell>
          <table:table-cell office:value-type="float" office:value="-0.00322580645161274" calcext:value-type="float">
            <text:p>-0.00322580645161274</text:p>
          </table:table-cell>
          <table:table-cell office:value-type="float" office:value="0.00645161290322582" calcext:value-type="float">
            <text:p>0.00645161290322582</text:p>
          </table:table-cell>
          <table:table-cell table:number-columns-repeated="2" office:value-type="float" office:value="-0.00645161290322582" calcext:value-type="float">
            <text:p>-0.00645161290322582</text:p>
          </table:table-cell>
          <table:table-cell office:value-type="float" office:value="0" calcext:value-type="float">
            <text:p>0</text:p>
          </table:table-cell>
          <table:table-cell office:value-type="float" office:value="0.00645161290322582" calcext:value-type="float">
            <text:p>0.00645161290322582</text:p>
          </table:table-cell>
          <table:table-cell office:value-type="float" office:value="-0.00645161290322582" calcext:value-type="float">
            <text:p>-0.00645161290322582</text:p>
          </table:table-cell>
          <table:table-cell office:value-type="float" office:value="0.00322580645161297" calcext:value-type="float">
            <text:p>0.00322580645161297</text:p>
          </table:table-cell>
          <table:table-cell office:value-type="float" office:value="-0.0161290322580646" calcext:value-type="float">
            <text:p>-0.0161290322580646</text:p>
          </table:table-cell>
          <table:table-cell office:value-type="float" office:value="-0.0129032258064515" calcext:value-type="float">
            <text:p>-0.0129032258064515</text:p>
          </table:table-cell>
          <table:table-cell table:number-columns-repeated="3" office:value-type="float" office:value="-0.00322580645161274" calcext:value-type="float">
            <text:p>-0.00322580645161274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vertebral_column</text:p>
          </table:table-cell>
          <table:table-cell office:value-type="float" office:value="-0.00387096774193552" calcext:value-type="float">
            <text:p>-0.00387096774193552</text:p>
          </table:table-cell>
          <table:table-cell office:value-type="float" office:value="0.00838709677419358" calcext:value-type="float">
            <text:p>0.00838709677419358</text:p>
          </table:table-cell>
          <table:table-cell office:value-type="float" office:value="0.00322580645161308" calcext:value-type="float">
            <text:p>0.00322580645161308</text:p>
          </table:table-cell>
          <table:table-cell office:value-type="float" office:value="-0.00387096774193552" calcext:value-type="float">
            <text:p>-0.00387096774193552</text:p>
          </table:table-cell>
          <table:table-cell office:value-type="float" office:value="-0.0051612903225805" calcext:value-type="float">
            <text:p>-0.0051612903225805</text:p>
          </table:table-cell>
          <table:table-cell office:value-type="float" office:value="-0.000645161290322438" calcext:value-type="float">
            <text:p>-0.000645161290322438</text:p>
          </table:table-cell>
          <table:table-cell office:value-type="float" office:value="-0.00838709677419347" calcext:value-type="float">
            <text:p>-0.00838709677419347</text:p>
          </table:table-cell>
          <table:table-cell office:value-type="float" office:value="0.00645161290322582" calcext:value-type="float">
            <text:p>0.00645161290322582</text:p>
          </table:table-cell>
          <table:table-cell office:value-type="float" office:value="0.00258064516129031" calcext:value-type="float">
            <text:p>0.00258064516129031</text:p>
          </table:table-cell>
          <table:table-cell office:value-type="float" office:value="-0.00193548387096776" calcext:value-type="float">
            <text:p>-0.00193548387096776</text:p>
          </table:table-cell>
          <table:table-cell office:value-type="float" office:value="0.00645161290322582" calcext:value-type="float">
            <text:p>0.00645161290322582</text:p>
          </table:table-cell>
          <table:table-cell table:number-columns-repeated="2" office:value-type="float" office:value="-0.0051612903225805" calcext:value-type="float">
            <text:p>-0.0051612903225805</text:p>
          </table:table-cell>
          <table:table-cell office:value-type="float" office:value="0.00451612903225807" calcext:value-type="float">
            <text:p>0.00451612903225807</text:p>
          </table:table-cell>
          <table:table-cell office:value-type="float" office:value="0.00838709677419358" calcext:value-type="float">
            <text:p>0.00838709677419358</text:p>
          </table:table-cell>
          <table:table-cell office:value-type="float" office:value="0.00193548387096776" calcext:value-type="float">
            <text:p>0.001935483870967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wdbc</text:p>
          </table:table-cell>
          <table:table-cell office:value-type="float" office:value="-0.0175125313283208" calcext:value-type="float">
            <text:p>-0.0175125313283208</text:p>
          </table:table-cell>
          <table:table-cell office:value-type="float" office:value="-0.0280701754385966" calcext:value-type="float">
            <text:p>-0.0280701754385966</text:p>
          </table:table-cell>
          <table:table-cell office:value-type="float" office:value="-0.012280701754386" calcext:value-type="float">
            <text:p>-0.012280701754386</text:p>
          </table:table-cell>
          <table:table-cell office:value-type="float" office:value="-0.00698621553884715" calcext:value-type="float">
            <text:p>-0.00698621553884715</text:p>
          </table:table-cell>
          <table:table-cell office:value-type="float" office:value="-0.00701754385964914" calcext:value-type="float">
            <text:p>-0.00701754385964914</text:p>
          </table:table-cell>
          <table:table-cell office:value-type="float" office:value="-0.0017543859649124" calcext:value-type="float">
            <text:p>-0.0017543859649124</text:p>
          </table:table-cell>
          <table:table-cell office:value-type="float" office:value="-0.00704887218045114" calcext:value-type="float">
            <text:p>-0.00704887218045114</text:p>
          </table:table-cell>
          <table:table-cell office:value-type="float" office:value="-0.00695488721804516" calcext:value-type="float">
            <text:p>-0.00695488721804516</text:p>
          </table:table-cell>
          <table:table-cell office:value-type="float" office:value="-0.00701754385964914" calcext:value-type="float">
            <text:p>-0.00701754385964914</text:p>
          </table:table-cell>
          <table:table-cell office:value-type="float" office:value="0" calcext:value-type="float">
            <text:p>0</text:p>
          </table:table-cell>
          <table:table-cell office:value-type="float" office:value="-0.00350877192982479" calcext:value-type="float">
            <text:p>-0.00350877192982479</text:p>
          </table:table-cell>
          <table:table-cell office:value-type="float" office:value="-0.00704887218045114" calcext:value-type="float">
            <text:p>-0.00704887218045114</text:p>
          </table:table-cell>
          <table:table-cell office:value-type="float" office:value="-0.00877192982456154" calcext:value-type="float">
            <text:p>-0.00877192982456154</text:p>
          </table:table-cell>
          <table:table-cell office:value-type="float" office:value="-0.00181704260651638" calcext:value-type="float">
            <text:p>-0.00181704260651638</text:p>
          </table:table-cell>
          <table:table-cell office:value-type="float" office:value="-0.00350877192982479" calcext:value-type="float">
            <text:p>-0.00350877192982479</text:p>
          </table:table-cell>
          <table:table-cell office:value-type="float" office:value="-0.00880325814536353" calcext:value-type="float">
            <text:p>-0.0088032581453635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wdbc</text:p>
          </table:table-cell>
          <table:table-cell office:value-type="float" office:value="-0.0262844611528822" calcext:value-type="float">
            <text:p>-0.0262844611528822</text:p>
          </table:table-cell>
          <table:table-cell office:value-type="float" office:value="-0.0350563909774436" calcext:value-type="float">
            <text:p>-0.0350563909774436</text:p>
          </table:table-cell>
          <table:table-cell office:value-type="float" office:value="-0.0104636591478696" calcext:value-type="float">
            <text:p>-0.0104636591478696</text:p>
          </table:table-cell>
          <table:table-cell office:value-type="float" office:value="-0.0140350877192982" calcext:value-type="float">
            <text:p>-0.0140350877192982</text:p>
          </table:table-cell>
          <table:table-cell office:value-type="float" office:value="-0.00698621553884704" calcext:value-type="float">
            <text:p>-0.00698621553884704</text:p>
          </table:table-cell>
          <table:table-cell office:value-type="float" office:value="-0.00172305764411018" calcext:value-type="float">
            <text:p>-0.00172305764411018</text:p>
          </table:table-cell>
          <table:table-cell office:value-type="float" office:value="-0.00874060150375944" calcext:value-type="float">
            <text:p>-0.00874060150375944</text:p>
          </table:table-cell>
          <table:table-cell office:value-type="float" office:value="-0.012249373433584" calcext:value-type="float">
            <text:p>-0.012249373433584</text:p>
          </table:table-cell>
          <table:table-cell office:value-type="float" office:value="-0.00520050125313276" calcext:value-type="float">
            <text:p>-0.00520050125313276</text:p>
          </table:table-cell>
          <table:table-cell office:value-type="float" office:value="-0.00698621553884704" calcext:value-type="float">
            <text:p>-0.00698621553884704</text:p>
          </table:table-cell>
          <table:table-cell office:value-type="float" office:value="-0.00874060150375944" calcext:value-type="float">
            <text:p>-0.00874060150375944</text:p>
          </table:table-cell>
          <table:table-cell office:value-type="float" office:value="-0.0140037593984962" calcext:value-type="float">
            <text:p>-0.0140037593984962</text:p>
          </table:table-cell>
          <table:table-cell office:value-type="float" office:value="-0.00523182957393498" calcext:value-type="float">
            <text:p>-0.00523182957393498</text:p>
          </table:table-cell>
          <table:table-cell office:value-type="float" office:value="-0.00698621553884704" calcext:value-type="float">
            <text:p>-0.00698621553884704</text:p>
          </table:table-cell>
          <table:table-cell office:value-type="float" office:value="-0.0104949874686718" calcext:value-type="float">
            <text:p>-0.0104949874686718</text:p>
          </table:table-cell>
          <table:table-cell office:value-type="float" office:value="-0.00874060150375944" calcext:value-type="float">
            <text:p>-0.008740601503759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wdbc</text:p>
          </table:table-cell>
          <table:table-cell office:value-type="float" office:value="-0.0227756892230576" calcext:value-type="float">
            <text:p>-0.0227756892230576</text:p>
          </table:table-cell>
          <table:table-cell office:value-type="float" office:value="-0.0333333333333334" calcext:value-type="float">
            <text:p>-0.0333333333333334</text:p>
          </table:table-cell>
          <table:table-cell office:value-type="float" office:value="-0.012249373433584" calcext:value-type="float">
            <text:p>-0.012249373433584</text:p>
          </table:table-cell>
          <table:table-cell office:value-type="float" office:value="-0.012280701754386" calcext:value-type="float">
            <text:p>-0.012280701754386</text:p>
          </table:table-cell>
          <table:table-cell table:number-columns-repeated="2" office:value-type="float" office:value="-0.00350877192982479" calcext:value-type="float">
            <text:p>-0.00350877192982479</text:p>
          </table:table-cell>
          <table:table-cell office:value-type="float" office:value="-0.00877192982456165" calcext:value-type="float">
            <text:p>-0.00877192982456165</text:p>
          </table:table-cell>
          <table:table-cell office:value-type="float" office:value="-0.0105263157894738" calcext:value-type="float">
            <text:p>-0.0105263157894738</text:p>
          </table:table-cell>
          <table:table-cell office:value-type="float" office:value="-0.0017230576441104" calcext:value-type="float">
            <text:p>-0.0017230576441104</text:p>
          </table:table-cell>
          <table:table-cell office:value-type="float" office:value="-0.00701754385964926" calcext:value-type="float">
            <text:p>-0.00701754385964926</text:p>
          </table:table-cell>
          <table:table-cell office:value-type="float" office:value="0.0000313283208019932" calcext:value-type="float">
            <text:p>3.13283208019932E-05</text:p>
          </table:table-cell>
          <table:table-cell office:value-type="float" office:value="-0.00880325814536342" calcext:value-type="float">
            <text:p>-0.00880325814536342</text:p>
          </table:table-cell>
          <table:table-cell office:value-type="float" office:value="-0.00526315789473697" calcext:value-type="float">
            <text:p>-0.00526315789473697</text:p>
          </table:table-cell>
          <table:table-cell office:value-type="float" office:value="-0.00350877192982479" calcext:value-type="float">
            <text:p>-0.00350877192982479</text:p>
          </table:table-cell>
          <table:table-cell office:value-type="float" office:value="-0.00701754385964926" calcext:value-type="float">
            <text:p>-0.00701754385964926</text:p>
          </table:table-cell>
          <table:table-cell office:value-type="float" office:value="-0.00526315789473686" calcext:value-type="float">
            <text:p>-0.0052631578947368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wdbc</text:p>
          </table:table-cell>
          <table:table-cell office:value-type="float" office:value="-0.0192669172932328" calcext:value-type="float">
            <text:p>-0.0192669172932328</text:p>
          </table:table-cell>
          <table:table-cell office:value-type="float" office:value="-0.0368421052631578" calcext:value-type="float">
            <text:p>-0.0368421052631578</text:p>
          </table:table-cell>
          <table:table-cell office:value-type="float" office:value="-0.00877192982456143" calcext:value-type="float">
            <text:p>-0.00877192982456143</text:p>
          </table:table-cell>
          <table:table-cell office:value-type="float" office:value="-0.0105263157894736" calcext:value-type="float">
            <text:p>-0.0105263157894736</text:p>
          </table:table-cell>
          <table:table-cell office:value-type="float" office:value="-0.00701754385964926" calcext:value-type="float">
            <text:p>-0.00701754385964926</text:p>
          </table:table-cell>
          <table:table-cell office:value-type="float" office:value="-0.00877192982456143" calcext:value-type="float">
            <text:p>-0.00877192982456143</text:p>
          </table:table-cell>
          <table:table-cell office:value-type="float" office:value="-0.00701754385964926" calcext:value-type="float">
            <text:p>-0.00701754385964926</text:p>
          </table:table-cell>
          <table:table-cell office:value-type="float" office:value="-0.0105263157894736" calcext:value-type="float">
            <text:p>-0.0105263157894736</text:p>
          </table:table-cell>
          <table:table-cell office:value-type="float" office:value="0" calcext:value-type="float">
            <text:p>0</text:p>
          </table:table-cell>
          <table:table-cell office:value-type="float" office:value="-0.00877192982456143" calcext:value-type="float">
            <text:p>-0.00877192982456143</text:p>
          </table:table-cell>
          <table:table-cell office:value-type="float" office:value="0.00178571428571439" calcext:value-type="float">
            <text:p>0.00178571428571439</text:p>
          </table:table-cell>
          <table:table-cell office:value-type="float" office:value="-0.00704887218045103" calcext:value-type="float">
            <text:p>-0.00704887218045103</text:p>
          </table:table-cell>
          <table:table-cell office:value-type="float" office:value="-0.00350877192982457" calcext:value-type="float">
            <text:p>-0.00350877192982457</text:p>
          </table:table-cell>
          <table:table-cell table:number-columns-repeated="3" office:value-type="float" office:value="-0.0017543859649124" calcext:value-type="float">
            <text:p>-0.001754385964912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wdbc</text:p>
          </table:table-cell>
          <table:table-cell office:value-type="float" office:value="-0.0175125313283208" calcext:value-type="float">
            <text:p>-0.0175125313283208</text:p>
          </table:table-cell>
          <table:table-cell office:value-type="float" office:value="-0.031578947368421" calcext:value-type="float">
            <text:p>-0.031578947368421</text:p>
          </table:table-cell>
          <table:table-cell table:number-columns-repeated="2" office:value-type="float" office:value="-0.00877192982456143" calcext:value-type="float">
            <text:p>-0.00877192982456143</text:p>
          </table:table-cell>
          <table:table-cell office:value-type="float" office:value="-0.00701754385964926" calcext:value-type="float">
            <text:p>-0.00701754385964926</text:p>
          </table:table-cell>
          <table:table-cell office:value-type="float" office:value="-0.00526315789473686" calcext:value-type="float">
            <text:p>-0.00526315789473686</text:p>
          </table:table-cell>
          <table:table-cell office:value-type="float" office:value="-0.00701754385964926" calcext:value-type="float">
            <text:p>-0.00701754385964926</text:p>
          </table:table-cell>
          <table:table-cell office:value-type="float" office:value="-0.00877192982456143" calcext:value-type="float">
            <text:p>-0.00877192982456143</text:p>
          </table:table-cell>
          <table:table-cell office:value-type="float" office:value="-0.0017543859649124" calcext:value-type="float">
            <text:p>-0.0017543859649124</text:p>
          </table:table-cell>
          <table:table-cell office:value-type="float" office:value="-0.00701754385964926" calcext:value-type="float">
            <text:p>-0.00701754385964926</text:p>
          </table:table-cell>
          <table:table-cell office:value-type="float" office:value="-0.0017543859649124" calcext:value-type="float">
            <text:p>-0.0017543859649124</text:p>
          </table:table-cell>
          <table:table-cell office:value-type="float" office:value="-0.00704887218045103" calcext:value-type="float">
            <text:p>-0.00704887218045103</text:p>
          </table:table-cell>
          <table:table-cell office:value-type="float" office:value="-0.00526315789473686" calcext:value-type="float">
            <text:p>-0.005263157894736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0017543859649124" calcext:value-type="float">
            <text:p>-0.0017543859649124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wdbc</text:p>
          </table:table-cell>
          <table:table-cell office:value-type="float" office:value="-0.0206704260651628" calcext:value-type="float">
            <text:p>-0.0206704260651628</text:p>
          </table:table-cell>
          <table:table-cell office:value-type="float" office:value="-0.0329761904761904" calcext:value-type="float">
            <text:p>-0.0329761904761904</text:p>
          </table:table-cell>
          <table:table-cell office:value-type="float" office:value="-0.0105075187969925" calcext:value-type="float">
            <text:p>-0.0105075187969925</text:p>
          </table:table-cell>
          <table:table-cell office:value-type="float" office:value="-0.0105200501253133" calcext:value-type="float">
            <text:p>-0.0105200501253133</text:p>
          </table:table-cell>
          <table:table-cell office:value-type="float" office:value="-0.00630952380952377" calcext:value-type="float">
            <text:p>-0.00630952380952377</text:p>
          </table:table-cell>
          <table:table-cell office:value-type="float" office:value="-0.00420426065162893" calcext:value-type="float">
            <text:p>-0.00420426065162893</text:p>
          </table:table-cell>
          <table:table-cell office:value-type="float" office:value="-0.00771929824561413" calcext:value-type="float">
            <text:p>-0.00771929824561413</text:p>
          </table:table-cell>
          <table:table-cell office:value-type="float" office:value="-0.00980576441102754" calcext:value-type="float">
            <text:p>-0.00980576441102754</text:p>
          </table:table-cell>
          <table:table-cell office:value-type="float" office:value="-0.00313909774436083" calcext:value-type="float">
            <text:p>-0.00313909774436083</text:p>
          </table:table-cell>
          <table:table-cell office:value-type="float" office:value="-0.00595864661654133" calcext:value-type="float">
            <text:p>-0.00595864661654133</text:p>
          </table:table-cell>
          <table:table-cell office:value-type="float" office:value="-0.00243734335839607" calcext:value-type="float">
            <text:p>-0.00243734335839607</text:p>
          </table:table-cell>
          <table:table-cell office:value-type="float" office:value="-0.00879072681704252" calcext:value-type="float">
            <text:p>-0.00879072681704252</text:p>
          </table:table-cell>
          <table:table-cell office:value-type="float" office:value="-0.00560776942355901" calcext:value-type="float">
            <text:p>-0.00560776942355901</text:p>
          </table:table-cell>
          <table:table-cell office:value-type="float" office:value="-0.0028132832080201" calcext:value-type="float">
            <text:p>-0.0028132832080201</text:p>
          </table:table-cell>
          <table:table-cell office:value-type="float" office:value="-0.00490601503759403" calcext:value-type="float">
            <text:p>-0.00490601503759403</text:p>
          </table:table-cell>
          <table:table-cell office:value-type="float" office:value="-0.00526315789473675" calcext:value-type="float">
            <text:p>-0.00526315789473675</text:p>
          </table:table-cell>
        </table:table-row>
      </table:table>
      <table:table table:name="WT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accuracy_mean_easy</text:p>
          </table:table-cell>
          <table:table-cell office:value-type="string" calcext:value-type="string">
            <text:p>accuracy_mean_hard</text:p>
          </table:table-cell>
          <table:table-cell office:value-type="string" calcext:value-type="string">
            <text:p>accuracy_mean_combo</text:p>
          </table:table-cell>
          <table:table-cell office:value-type="string" calcext:value-type="string">
            <text:p>accuracy_mean_combo_extreme</text:p>
          </table:table-cell>
          <table:table-cell office:value-type="string" calcext:value-type="string">
            <text:p>accuracy_mean_split2</text:p>
          </table:table-cell>
          <table:table-cell office:value-type="string" calcext:value-type="string">
            <text:p>accuracy_mean_split2_extreme</text:p>
          </table:table-cell>
          <table:table-cell office:value-type="string" calcext:value-type="string">
            <text:p>accuracy_mean_split1_classic</text:p>
          </table:table-cell>
          <table:table-cell office:value-type="string" calcext:value-type="string">
            <text:p>accuracy_mean_split1_classic_extreme</text:p>
          </table:table-cell>
          <table:table-cell office:value-type="string" calcext:value-type="string">
            <text:p>accuracy_mean_split4</text:p>
          </table:table-cell>
          <table:table-cell office:value-type="string" calcext:value-type="string">
            <text:p>accuracy_mean_split4_extreme</text:p>
          </table:table-cell>
          <table:table-cell office:value-type="string" calcext:value-type="string">
            <text:p>accuracy_mean_split2_classic</text:p>
          </table:table-cell>
          <table:table-cell office:value-type="string" calcext:value-type="string">
            <text:p>accuracy_mean_split2_classic_extreme</text:p>
          </table:table-cell>
          <table:table-cell office:value-type="string" calcext:value-type="string">
            <text:p>accuracy_mean_split9</text:p>
          </table:table-cell>
          <table:table-cell office:value-type="string" calcext:value-type="string">
            <text:p>accuracy_mean_split9_extreme</text:p>
          </table:table-cell>
          <table:table-cell office:value-type="string" calcext:value-type="string">
            <text:p>accuracy_mean_split4_classic</text:p>
          </table:table-cell>
          <table:table-cell office:value-type="string" calcext:value-type="string">
            <text:p>accuracy_mean_split4_classic_extrem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WineQualityRed_5vs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WineQualityRed_5vs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WineQualityRed_5vs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WineQualityRed_5vs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WineQualityRed_5vs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WineQualityRed_5vs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Yeast_CYTvsNU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Yeast_CYTvsNUC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Yeast_CYTvsNUC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Yeast_CYTvsNUC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Yeast_CYTvsNUC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Yeast_CYTvsNUC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arrhythmia_cf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arrhythmia_cf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arrhythmia_cf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arrhythmia_cf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arrhythmia_cfs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arrhythmia_cf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band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band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bands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band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bands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band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banknote_authentication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banknote_authentic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banknote_authentic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banknote_authentic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banknote_authentic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banknote_authentic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breast-w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breast-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breast-w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breast-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breast-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breast-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bupa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bup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bup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bup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bup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bup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contraceptive_L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contraceptive_L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contraceptive_L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contraceptive_L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contraceptive_L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contraceptive_L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contraceptive_N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contraceptive_N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contraceptive_N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contraceptive_N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contraceptive_N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contraceptive_N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contraceptive_N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contraceptive_N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contraceptive_N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contraceptive_N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contraceptive_N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contraceptive_N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credit-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credit-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credit-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credit-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credit-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credit-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iabet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iabetes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iabetes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iabetes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iabete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iabetes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iabetic_retinopath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iabetic_retinopathy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iabetic_retinopathy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iabetic_retinopathy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iabetic_retinopathy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iabetic_retinopathy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hill_valley_without_noise_traintes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ilp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ilp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ilp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ilp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ilp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ilp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ionosphe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ionosphere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ionospher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ionospher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ionosphe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ionosphere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mammograph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mammograph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mammograph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mammograph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mammograph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mammograph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phoneme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phoneme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phoneme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phoneme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phoneme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phoneme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pim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pim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pim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pim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pim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pim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segmen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segmen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segment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segment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segment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segment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sonar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sonar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sonar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sonar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sonar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sonar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spambas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spambas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spambas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spambas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spambas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spambas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teaching_assistant_LH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teaching_assistant_L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teaching_assistant_L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teaching_assistant_LH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teaching_assistant_LH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teaching_assistant_LH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teaching_assistant_L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teaching_assistant_LM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teaching_assistant_LM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teaching_assistant_L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teaching_assistant_LM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teaching_assistant_L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teaching_assistant_M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teaching_assistant_MH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teaching_assistant_MH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teaching_assistant_MH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teaching_assistant_MH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teaching_assistant_MH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titan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titan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titan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titan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titan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titan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vertebral_colum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vertebral_colum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vertebral_column</text:p>
          </table:table-cell>
          <table:table-cell table:number-columns-repeated="1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vertebral_colum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vertebral_colum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vertebral_colum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wdbc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wdbc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wdbc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wdbc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wdb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wdbc</text:p>
          </table:table-cell>
          <table:table-cell table:number-columns-repeated="16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5-29T17:43:43.984217156</dc:date>
    <meta:editing-duration>PT1M28S</meta:editing-duration>
    <meta:editing-cycles>1</meta:editing-cycles>
    <meta:document-statistic meta:table-count="3" meta:cell-count="18217" meta:object-count="0"/>
  </office:meta>
</office:document-meta>
</file>